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text>
      <table:table table:name="MinhaTabela">
        <table:table-row>
          <table:table-cell>
            <text:p>502540631</text:p>
          </table:table-cell>
          <table:table-cell>
            <text:p>531266941</text:p>
          </table:table-cell>
          <table:table-cell>
            <text:p>363432699</text:p>
          </table:table-cell>
          <table:table-cell>
            <text:p>371306684</text:p>
          </table:table-cell>
          <table:table-cell>
            <text:p>486398539</text:p>
          </table:table-cell>
          <table:table-cell>
            <text:p>898058566</text:p>
          </table:table-cell>
          <table:table-cell>
            <text:p>362189960</text:p>
          </table:table-cell>
        </table:table-row>
        <table:table-row>
          <table:table-cell>
            <text:p>564780743</text:p>
          </table:table-cell>
          <table:table-cell>
            <text:p>675332173</text:p>
          </table:table-cell>
          <table:table-cell>
            <text:p>846493908</text:p>
          </table:table-cell>
          <table:table-cell>
            <text:p>290950517</text:p>
          </table:table-cell>
          <table:table-cell>
            <text:p>393151251</text:p>
          </table:table-cell>
          <table:table-cell>
            <text:p>730161009</text:p>
          </table:table-cell>
          <table:table-cell>
            <text:p>288767561</text:p>
          </table:table-cell>
        </table:table-row>
        <table:table-row>
          <table:table-cell>
            <text:p>643283228</text:p>
          </table:table-cell>
          <table:table-cell>
            <text:p>294833770</text:p>
          </table:table-cell>
          <table:table-cell>
            <text:p>313756156</text:p>
          </table:table-cell>
          <table:table-cell>
            <text:p>943337828</text:p>
          </table:table-cell>
          <table:table-cell>
            <text:p>762059262</text:p>
          </table:table-cell>
          <table:table-cell>
            <text:p>605144379</text:p>
          </table:table-cell>
          <table:table-cell>
            <text:p>694094870</text:p>
          </table:table-cell>
        </table:table-row>
        <table:table-row>
          <table:table-cell>
            <text:p>742655814</text:p>
          </table:table-cell>
          <table:table-cell>
            <text:p>228353570</text:p>
          </table:table-cell>
          <table:table-cell>
            <text:p>24581759</text:p>
          </table:table-cell>
          <table:table-cell>
            <text:p>41587600</text:p>
          </table:table-cell>
          <table:table-cell>
            <text:p>831222231</text:p>
          </table:table-cell>
          <table:table-cell>
            <text:p>550315074</text:p>
          </table:table-cell>
          <table:table-cell>
            <text:p>165318572</text:p>
          </table:table-cell>
        </table:table-row>
        <table:table-row>
          <table:table-cell>
            <text:p>662887187</text:p>
          </table:table-cell>
          <table:table-cell>
            <text:p>227294444</text:p>
          </table:table-cell>
          <table:table-cell>
            <text:p>74465610</text:p>
          </table:table-cell>
          <table:table-cell>
            <text:p>811159237</text:p>
          </table:table-cell>
          <table:table-cell>
            <text:p>984811590</text:p>
          </table:table-cell>
          <table:table-cell>
            <text:p>927883753</text:p>
          </table:table-cell>
          <table:table-cell>
            <text:p>683584093</text:p>
          </table:table-cell>
        </table:table-row>
        <table:table-row>
          <table:table-cell>
            <text:p>107374999</text:p>
          </table:table-cell>
          <table:table-cell>
            <text:p>537426714</text:p>
          </table:table-cell>
          <table:table-cell>
            <text:p>897495711</text:p>
          </table:table-cell>
          <table:table-cell>
            <text:p>157776280</text:p>
          </table:table-cell>
          <table:table-cell>
            <text:p>757284717</text:p>
          </table:table-cell>
          <table:table-cell>
            <text:p>872506437</text:p>
          </table:table-cell>
          <table:table-cell>
            <text:p>593739261</text:p>
          </table:table-cell>
        </table:table-row>
        <table:table-row>
          <table:table-cell>
            <text:p>223863897</text:p>
          </table:table-cell>
          <table:table-cell>
            <text:p>103956111</text:p>
          </table:table-cell>
          <table:table-cell>
            <text:p>967086238</text:p>
          </table:table-cell>
          <table:table-cell>
            <text:p>925267701</text:p>
          </table:table-cell>
          <table:table-cell>
            <text:p>67350183</text:p>
          </table:table-cell>
          <table:table-cell>
            <text:p>855417099</text:p>
          </table:table-cell>
          <table:table-cell>
            <text:p>590708146</text:p>
          </table:table-cell>
        </table:table-row>
        <table:table-row>
          <table:table-cell>
            <text:p>583787979</text:p>
          </table:table-cell>
          <table:table-cell>
            <text:p>5041140</text:p>
          </table:table-cell>
          <table:table-cell>
            <text:p>631966291</text:p>
          </table:table-cell>
          <table:table-cell>
            <text:p>795444576</text:p>
          </table:table-cell>
          <table:table-cell>
            <text:p>185327656</text:p>
          </table:table-cell>
          <table:table-cell>
            <text:p>270357825</text:p>
          </table:table-cell>
          <table:table-cell>
            <text:p>86993410</text:p>
          </table:table-cell>
        </table:table-row>
        <table:table-row>
          <table:table-cell>
            <text:p>706681499</text:p>
          </table:table-cell>
          <table:table-cell>
            <text:p>277432679</text:p>
          </table:table-cell>
          <table:table-cell>
            <text:p>37871652</text:p>
          </table:table-cell>
          <table:table-cell>
            <text:p>780977087</text:p>
          </table:table-cell>
          <table:table-cell>
            <text:p>46420685</text:p>
          </table:table-cell>
          <table:table-cell>
            <text:p>448752038</text:p>
          </table:table-cell>
          <table:table-cell>
            <text:p>36575148</text:p>
          </table:table-cell>
        </table:table-row>
        <table:table-row>
          <table:table-cell>
            <text:p>650171377</text:p>
          </table:table-cell>
          <table:table-cell>
            <text:p>334205620</text:p>
          </table:table-cell>
          <table:table-cell>
            <text:p>187045791</text:p>
          </table:table-cell>
          <table:table-cell>
            <text:p>661058082</text:p>
          </table:table-cell>
          <table:table-cell>
            <text:p>467576411</text:p>
          </table:table-cell>
          <table:table-cell>
            <text:p>12307387</text:p>
          </table:table-cell>
          <table:table-cell>
            <text:p>479860161</text:p>
          </table:table-cell>
        </table:table-row>
        <table:table-row>
          <table:table-cell>
            <text:p>940112088</text:p>
          </table:table-cell>
          <table:table-cell>
            <text:p>262094912</text:p>
          </table:table-cell>
          <table:table-cell>
            <text:p>949233270</text:p>
          </table:table-cell>
          <table:table-cell>
            <text:p>207476736</text:p>
          </table:table-cell>
          <table:table-cell>
            <text:p>773457602</text:p>
          </table:table-cell>
          <table:table-cell>
            <text:p>69859734</text:p>
          </table:table-cell>
          <table:table-cell>
            <text:p>381501292</text:p>
          </table:table-cell>
        </table:table-row>
        <table:table-row>
          <table:table-cell>
            <text:p>24040371</text:p>
          </table:table-cell>
          <table:table-cell>
            <text:p>515942704</text:p>
          </table:table-cell>
          <table:table-cell>
            <text:p>98225134</text:p>
          </table:table-cell>
          <table:table-cell>
            <text:p>631113351</text:p>
          </table:table-cell>
          <table:table-cell>
            <text:p>602890571</text:p>
          </table:table-cell>
          <table:table-cell>
            <text:p>395510091</text:p>
          </table:table-cell>
          <table:table-cell>
            <text:p>616355454</text:p>
          </table:table-cell>
        </table:table-row>
        <table:table-row>
          <table:table-cell>
            <text:p>459643928</text:p>
          </table:table-cell>
          <table:table-cell>
            <text:p>116785699</text:p>
          </table:table-cell>
          <table:table-cell>
            <text:p>464308238</text:p>
          </table:table-cell>
          <table:table-cell>
            <text:p>144734330</text:p>
          </table:table-cell>
          <table:table-cell>
            <text:p>40987931</text:p>
          </table:table-cell>
          <table:table-cell>
            <text:p>225922504</text:p>
          </table:table-cell>
          <table:table-cell>
            <text:p>277800923</text:p>
          </table:table-cell>
        </table:table-row>
        <table:table-row>
          <table:table-cell>
            <text:p>461237558</text:p>
          </table:table-cell>
          <table:table-cell>
            <text:p>619660955</text:p>
          </table:table-cell>
          <table:table-cell>
            <text:p>32566021</text:p>
          </table:table-cell>
          <table:table-cell>
            <text:p>487526445</text:p>
          </table:table-cell>
          <table:table-cell>
            <text:p>782577635</text:p>
          </table:table-cell>
          <table:table-cell>
            <text:p>621445568</text:p>
          </table:table-cell>
          <table:table-cell>
            <text:p>777019254</text:p>
          </table:table-cell>
        </table:table-row>
        <table:table-row>
          <table:table-cell>
            <text:p>970557028</text:p>
          </table:table-cell>
          <table:table-cell>
            <text:p>40846181</text:p>
          </table:table-cell>
          <table:table-cell>
            <text:p>180011903</text:p>
          </table:table-cell>
          <table:table-cell>
            <text:p>37058046</text:p>
          </table:table-cell>
          <table:table-cell>
            <text:p>547018260</text:p>
          </table:table-cell>
          <table:table-cell>
            <text:p>155699704</text:p>
          </table:table-cell>
          <table:table-cell>
            <text:p>463761662</text:p>
          </table:table-cell>
        </table:table-row>
        <table:table-row>
          <table:table-cell>
            <text:p>168936235</text:p>
          </table:table-cell>
          <table:table-cell>
            <text:p>473697422</text:p>
          </table:table-cell>
          <table:table-cell>
            <text:p>973920391</text:p>
          </table:table-cell>
          <table:table-cell>
            <text:p>293587947</text:p>
          </table:table-cell>
          <table:table-cell>
            <text:p>252013449</text:p>
          </table:table-cell>
          <table:table-cell>
            <text:p>917217559</text:p>
          </table:table-cell>
          <table:table-cell>
            <text:p>510282865</text:p>
          </table:table-cell>
        </table:table-row>
        <table:table-row>
          <table:table-cell>
            <text:p>711185143</text:p>
          </table:table-cell>
          <table:table-cell>
            <text:p>860477754</text:p>
          </table:table-cell>
          <table:table-cell>
            <text:p>533208686</text:p>
          </table:table-cell>
          <table:table-cell>
            <text:p>673491949</text:p>
          </table:table-cell>
          <table:table-cell>
            <text:p>34063269</text:p>
          </table:table-cell>
          <table:table-cell>
            <text:p>257857900</text:p>
          </table:table-cell>
          <table:table-cell>
            <text:p>329222615</text:p>
          </table:table-cell>
        </table:table-row>
        <table:table-row>
          <table:table-cell>
            <text:p>432249761</text:p>
          </table:table-cell>
          <table:table-cell>
            <text:p>625662111</text:p>
          </table:table-cell>
          <table:table-cell>
            <text:p>303138347</text:p>
          </table:table-cell>
          <table:table-cell>
            <text:p>785497471</text:p>
          </table:table-cell>
          <table:table-cell>
            <text:p>734270016</text:p>
          </table:table-cell>
          <table:table-cell>
            <text:p>175624857</text:p>
          </table:table-cell>
          <table:table-cell>
            <text:p>553104023</text:p>
          </table:table-cell>
        </table:table-row>
        <table:table-row>
          <table:table-cell>
            <text:p>33409546</text:p>
          </table:table-cell>
          <table:table-cell>
            <text:p>177144855</text:p>
          </table:table-cell>
          <table:table-cell>
            <text:p>593906732</text:p>
          </table:table-cell>
          <table:table-cell>
            <text:p>948520953</text:p>
          </table:table-cell>
          <table:table-cell>
            <text:p>717044940</text:p>
          </table:table-cell>
          <table:table-cell>
            <text:p>791433485</text:p>
          </table:table-cell>
          <table:table-cell>
            <text:p>88077193</text:p>
          </table:table-cell>
        </table:table-row>
        <table:table-row>
          <table:table-cell>
            <text:p>312728985</text:p>
          </table:table-cell>
          <table:table-cell>
            <text:p>100125829</text:p>
          </table:table-cell>
          <table:table-cell>
            <text:p>689944217</text:p>
          </table:table-cell>
          <table:table-cell>
            <text:p>510765462</text:p>
          </table:table-cell>
          <table:table-cell>
            <text:p>621750858</text:p>
          </table:table-cell>
          <table:table-cell>
            <text:p>515376616</text:p>
          </table:table-cell>
          <table:table-cell>
            <text:p>470549425</text:p>
          </table:table-cell>
        </table:table-row>
        <table:table-row>
          <table:table-cell>
            <text:p>390968200</text:p>
          </table:table-cell>
          <table:table-cell>
            <text:p>529354668</text:p>
          </table:table-cell>
          <table:table-cell>
            <text:p>426489615</text:p>
          </table:table-cell>
          <table:table-cell>
            <text:p>37253666</text:p>
          </table:table-cell>
          <table:table-cell>
            <text:p>817434391</text:p>
          </table:table-cell>
          <table:table-cell>
            <text:p>719730147</text:p>
          </table:table-cell>
          <table:table-cell>
            <text:p>950968689</text:p>
          </table:table-cell>
        </table:table-row>
        <table:table-row>
          <table:table-cell>
            <text:p>858920109</text:p>
          </table:table-cell>
          <table:table-cell>
            <text:p>717222087</text:p>
          </table:table-cell>
          <table:table-cell>
            <text:p>765993802</text:p>
          </table:table-cell>
          <table:table-cell>
            <text:p>736168340</text:p>
          </table:table-cell>
          <table:table-cell>
            <text:p>362574352</text:p>
          </table:table-cell>
          <table:table-cell>
            <text:p>633695916</text:p>
          </table:table-cell>
          <table:table-cell>
            <text:p>400076496</text:p>
          </table:table-cell>
        </table:table-row>
        <table:table-row>
          <table:table-cell>
            <text:p>354807479</text:p>
          </table:table-cell>
          <table:table-cell>
            <text:p>690437847</text:p>
          </table:table-cell>
          <table:table-cell>
            <text:p>694528</text:p>
          </table:table-cell>
          <table:table-cell>
            <text:p>633022128</text:p>
          </table:table-cell>
          <table:table-cell>
            <text:p>287285574</text:p>
          </table:table-cell>
          <table:table-cell>
            <text:p>547692625</text:p>
          </table:table-cell>
          <table:table-cell>
            <text:p>984956522</text:p>
          </table:table-cell>
        </table:table-row>
        <table:table-row>
          <table:table-cell>
            <text:p>354941860</text:p>
          </table:table-cell>
          <table:table-cell>
            <text:p>48988085</text:p>
          </table:table-cell>
          <table:table-cell>
            <text:p>742526449</text:p>
          </table:table-cell>
          <table:table-cell>
            <text:p>650141178</text:p>
          </table:table-cell>
          <table:table-cell>
            <text:p>848721914</text:p>
          </table:table-cell>
          <table:table-cell>
            <text:p>207243915</text:p>
          </table:table-cell>
          <table:table-cell>
            <text:p>359242415</text:p>
          </table:table-cell>
        </table:table-row>
        <table:table-row>
          <table:table-cell>
            <text:p>819601379</text:p>
          </table:table-cell>
          <table:table-cell>
            <text:p>875971039</text:p>
          </table:table-cell>
          <table:table-cell>
            <text:p>544056063</text:p>
          </table:table-cell>
          <table:table-cell>
            <text:p>195815475</text:p>
          </table:table-cell>
          <table:table-cell>
            <text:p>660705856</text:p>
          </table:table-cell>
          <table:table-cell>
            <text:p>815211013</text:p>
          </table:table-cell>
          <table:table-cell>
            <text:p>92257591</text:p>
          </table:table-cell>
        </table:table-row>
        <table:table-row>
          <table:table-cell>
            <text:p>145632769</text:p>
          </table:table-cell>
          <table:table-cell>
            <text:p>290240845</text:p>
          </table:table-cell>
          <table:table-cell>
            <text:p>494634053</text:p>
          </table:table-cell>
          <table:table-cell>
            <text:p>986163977</text:p>
          </table:table-cell>
          <table:table-cell>
            <text:p>622422716</text:p>
          </table:table-cell>
          <table:table-cell>
            <text:p>32984504</text:p>
          </table:table-cell>
          <table:table-cell>
            <text:p>884749168</text:p>
          </table:table-cell>
        </table:table-row>
        <table:table-row>
          <table:table-cell>
            <text:p>55955673</text:p>
          </table:table-cell>
          <table:table-cell>
            <text:p>55139163</text:p>
          </table:table-cell>
          <table:table-cell>
            <text:p>492392753</text:p>
          </table:table-cell>
          <table:table-cell>
            <text:p>314602442</text:p>
          </table:table-cell>
          <table:table-cell>
            <text:p>302640801</text:p>
          </table:table-cell>
          <table:table-cell>
            <text:p>255326559</text:p>
          </table:table-cell>
          <table:table-cell>
            <text:p>850388294</text:p>
          </table:table-cell>
        </table:table-row>
        <table:table-row>
          <table:table-cell>
            <text:p>53969750</text:p>
          </table:table-cell>
          <table:table-cell>
            <text:p>26789853</text:p>
          </table:table-cell>
          <table:table-cell>
            <text:p>364421487</text:p>
          </table:table-cell>
          <table:table-cell>
            <text:p>609533275</text:p>
          </table:table-cell>
          <table:table-cell>
            <text:p>960644526</text:p>
          </table:table-cell>
          <table:table-cell>
            <text:p>910600817</text:p>
          </table:table-cell>
          <table:table-cell>
            <text:p>86242220</text:p>
          </table:table-cell>
        </table:table-row>
        <table:table-row>
          <table:table-cell>
            <text:p>916974549</text:p>
          </table:table-cell>
          <table:table-cell>
            <text:p>365720522</text:p>
          </table:table-cell>
          <table:table-cell>
            <text:p>162667586</text:p>
          </table:table-cell>
          <table:table-cell>
            <text:p>151214255</text:p>
          </table:table-cell>
          <table:table-cell>
            <text:p>196706225</text:p>
          </table:table-cell>
          <table:table-cell>
            <text:p>400855879</text:p>
          </table:table-cell>
          <table:table-cell>
            <text:p>346910857</text:p>
          </table:table-cell>
        </table:table-row>
        <table:table-row>
          <table:table-cell>
            <text:p>722488921</text:p>
          </table:table-cell>
          <table:table-cell>
            <text:p>912027017</text:p>
          </table:table-cell>
          <table:table-cell>
            <text:p>692793564</text:p>
          </table:table-cell>
          <table:table-cell>
            <text:p>683840953</text:p>
          </table:table-cell>
          <table:table-cell>
            <text:p>995019222</text:p>
          </table:table-cell>
          <table:table-cell>
            <text:p>859835545</text:p>
          </table:table-cell>
          <table:table-cell>
            <text:p>434546838</text:p>
          </table:table-cell>
        </table:table-row>
        <table:table-row>
          <table:table-cell>
            <text:p>993568837</text:p>
          </table:table-cell>
          <table:table-cell>
            <text:p>961790066</text:p>
          </table:table-cell>
          <table:table-cell>
            <text:p>789134843</text:p>
          </table:table-cell>
          <table:table-cell>
            <text:p>563548488</text:p>
          </table:table-cell>
          <table:table-cell>
            <text:p>35278473</text:p>
          </table:table-cell>
          <table:table-cell>
            <text:p>732537245</text:p>
          </table:table-cell>
          <table:table-cell>
            <text:p>856169815</text:p>
          </table:table-cell>
        </table:table-row>
        <table:table-row>
          <table:table-cell>
            <text:p>844728537</text:p>
          </table:table-cell>
          <table:table-cell>
            <text:p>589157494</text:p>
          </table:table-cell>
          <table:table-cell>
            <text:p>875303354</text:p>
          </table:table-cell>
          <table:table-cell>
            <text:p>131622736</text:p>
          </table:table-cell>
          <table:table-cell>
            <text:p>279462211</text:p>
          </table:table-cell>
          <table:table-cell>
            <text:p>772676717</text:p>
          </table:table-cell>
          <table:table-cell>
            <text:p>45244446</text:p>
          </table:table-cell>
        </table:table-row>
        <table:table-row>
          <table:table-cell>
            <text:p>711963473</text:p>
          </table:table-cell>
          <table:table-cell>
            <text:p>769434133</text:p>
          </table:table-cell>
          <table:table-cell>
            <text:p>155767810</text:p>
          </table:table-cell>
          <table:table-cell>
            <text:p>375336955</text:p>
          </table:table-cell>
          <table:table-cell>
            <text:p>905873957</text:p>
          </table:table-cell>
          <table:table-cell>
            <text:p>97701401</text:p>
          </table:table-cell>
          <table:table-cell>
            <text:p>225038331</text:p>
          </table:table-cell>
        </table:table-row>
        <table:table-row>
          <table:table-cell>
            <text:p>263858140</text:p>
          </table:table-cell>
          <table:table-cell>
            <text:p>989449230</text:p>
          </table:table-cell>
          <table:table-cell>
            <text:p>333246269</text:p>
          </table:table-cell>
          <table:table-cell>
            <text:p>882375990</text:p>
          </table:table-cell>
          <table:table-cell>
            <text:p>48298427</text:p>
          </table:table-cell>
          <table:table-cell>
            <text:p>755549998</text:p>
          </table:table-cell>
          <table:table-cell>
            <text:p>198581222</text:p>
          </table:table-cell>
        </table:table-row>
        <table:table-row>
          <table:table-cell>
            <text:p>863396679</text:p>
          </table:table-cell>
          <table:table-cell>
            <text:p>844174106</text:p>
          </table:table-cell>
          <table:table-cell>
            <text:p>143330698</text:p>
          </table:table-cell>
          <table:table-cell>
            <text:p>955420712</text:p>
          </table:table-cell>
          <table:table-cell>
            <text:p>643499690</text:p>
          </table:table-cell>
          <table:table-cell>
            <text:p>206228771</text:p>
          </table:table-cell>
          <table:table-cell>
            <text:p>294022000</text:p>
          </table:table-cell>
        </table:table-row>
        <table:table-row>
          <table:table-cell>
            <text:p>235002478</text:p>
          </table:table-cell>
          <table:table-cell>
            <text:p>500711256</text:p>
          </table:table-cell>
          <table:table-cell>
            <text:p>103206798</text:p>
          </table:table-cell>
          <table:table-cell>
            <text:p>537536280</text:p>
          </table:table-cell>
          <table:table-cell>
            <text:p>263336773</text:p>
          </table:table-cell>
          <table:table-cell>
            <text:p>56548676</text:p>
          </table:table-cell>
          <table:table-cell>
            <text:p>959892058</text:p>
          </table:table-cell>
        </table:table-row>
        <table:table-row>
          <table:table-cell>
            <text:p>650120379</text:p>
          </table:table-cell>
          <table:table-cell>
            <text:p>787945409</text:p>
          </table:table-cell>
          <table:table-cell>
            <text:p>173246666</text:p>
          </table:table-cell>
          <table:table-cell>
            <text:p>565486382</text:p>
          </table:table-cell>
          <table:table-cell>
            <text:p>840607618</text:p>
          </table:table-cell>
          <table:table-cell>
            <text:p>777183951</text:p>
          </table:table-cell>
          <table:table-cell>
            <text:p>341143205</text:p>
          </table:table-cell>
        </table:table-row>
        <table:table-row>
          <table:table-cell>
            <text:p>545340277</text:p>
          </table:table-cell>
          <table:table-cell>
            <text:p>464142405</text:p>
          </table:table-cell>
          <table:table-cell>
            <text:p>948553686</text:p>
          </table:table-cell>
          <table:table-cell>
            <text:p>859747630</text:p>
          </table:table-cell>
          <table:table-cell>
            <text:p>856330972</text:p>
          </table:table-cell>
          <table:table-cell>
            <text:p>978085277</text:p>
          </table:table-cell>
          <table:table-cell>
            <text:p>542568870</text:p>
          </table:table-cell>
        </table:table-row>
        <table:table-row>
          <table:table-cell>
            <text:p>994880324</text:p>
          </table:table-cell>
          <table:table-cell>
            <text:p>907676444</text:p>
          </table:table-cell>
          <table:table-cell>
            <text:p>948258545</text:p>
          </table:table-cell>
          <table:table-cell>
            <text:p>168819223</text:p>
          </table:table-cell>
          <table:table-cell>
            <text:p>983268421</text:p>
          </table:table-cell>
          <table:table-cell>
            <text:p>855983060</text:p>
          </table:table-cell>
          <table:table-cell>
            <text:p>264465795</text:p>
          </table:table-cell>
        </table:table-row>
        <table:table-row>
          <table:table-cell>
            <text:p>861153045</text:p>
          </table:table-cell>
          <table:table-cell>
            <text:p>397575477</text:p>
          </table:table-cell>
          <table:table-cell>
            <text:p>308810748</text:p>
          </table:table-cell>
          <table:table-cell>
            <text:p>300578965</text:p>
          </table:table-cell>
          <table:table-cell>
            <text:p>461826394</text:p>
          </table:table-cell>
          <table:table-cell>
            <text:p>997579685</text:p>
          </table:table-cell>
          <table:table-cell>
            <text:p>25624951</text:p>
          </table:table-cell>
        </table:table-row>
        <table:table-row>
          <table:table-cell>
            <text:p>568945965</text:p>
          </table:table-cell>
          <table:table-cell>
            <text:p>10300795</text:p>
          </table:table-cell>
          <table:table-cell>
            <text:p>237835409</text:p>
          </table:table-cell>
          <table:table-cell>
            <text:p>410441619</text:p>
          </table:table-cell>
          <table:table-cell>
            <text:p>298961410</text:p>
          </table:table-cell>
          <table:table-cell>
            <text:p>60421689</text:p>
          </table:table-cell>
          <table:table-cell>
            <text:p>985480878</text:p>
          </table:table-cell>
        </table:table-row>
        <table:table-row>
          <table:table-cell>
            <text:p>444340153</text:p>
          </table:table-cell>
          <table:table-cell>
            <text:p>664162034</text:p>
          </table:table-cell>
          <table:table-cell>
            <text:p>217932485</text:p>
          </table:table-cell>
          <table:table-cell>
            <text:p>571879713</text:p>
          </table:table-cell>
          <table:table-cell>
            <text:p>873664876</text:p>
          </table:table-cell>
          <table:table-cell>
            <text:p>142716178</text:p>
          </table:table-cell>
          <table:table-cell>
            <text:p>533689384</text:p>
          </table:table-cell>
        </table:table-row>
        <table:table-row>
          <table:table-cell>
            <text:p>103105467</text:p>
          </table:table-cell>
          <table:table-cell>
            <text:p>821412373</text:p>
          </table:table-cell>
          <table:table-cell>
            <text:p>699966203</text:p>
          </table:table-cell>
          <table:table-cell>
            <text:p>941937492</text:p>
          </table:table-cell>
          <table:table-cell>
            <text:p>994702221</text:p>
          </table:table-cell>
          <table:table-cell>
            <text:p>716153224</text:p>
          </table:table-cell>
          <table:table-cell>
            <text:p>913080664</text:p>
          </table:table-cell>
        </table:table-row>
        <table:table-row>
          <table:table-cell>
            <text:p>72186721</text:p>
          </table:table-cell>
          <table:table-cell>
            <text:p>857768099</text:p>
          </table:table-cell>
          <table:table-cell>
            <text:p>192367367</text:p>
          </table:table-cell>
          <table:table-cell>
            <text:p>842704170</text:p>
          </table:table-cell>
          <table:table-cell>
            <text:p>287622228</text:p>
          </table:table-cell>
          <table:table-cell>
            <text:p>983477146</text:p>
          </table:table-cell>
          <table:table-cell>
            <text:p>130744551</text:p>
          </table:table-cell>
        </table:table-row>
        <table:table-row>
          <table:table-cell>
            <text:p>922090078</text:p>
          </table:table-cell>
          <table:table-cell>
            <text:p>690707574</text:p>
          </table:table-cell>
          <table:table-cell>
            <text:p>775710103</text:p>
          </table:table-cell>
          <table:table-cell>
            <text:p>841473566</text:p>
          </table:table-cell>
          <table:table-cell>
            <text:p>125897593</text:p>
          </table:table-cell>
          <table:table-cell>
            <text:p>816834298</text:p>
          </table:table-cell>
          <table:table-cell>
            <text:p>435137150</text:p>
          </table:table-cell>
        </table:table-row>
        <table:table-row>
          <table:table-cell>
            <text:p>817617292</text:p>
          </table:table-cell>
          <table:table-cell>
            <text:p>91871016</text:p>
          </table:table-cell>
          <table:table-cell>
            <text:p>982336714</text:p>
          </table:table-cell>
          <table:table-cell>
            <text:p>917831674</text:p>
          </table:table-cell>
          <table:table-cell>
            <text:p>880482455</text:p>
          </table:table-cell>
          <table:table-cell>
            <text:p>838092064</text:p>
          </table:table-cell>
          <table:table-cell>
            <text:p>79987533</text:p>
          </table:table-cell>
        </table:table-row>
        <table:table-row>
          <table:table-cell>
            <text:p>759619079</text:p>
          </table:table-cell>
          <table:table-cell>
            <text:p>283904134</text:p>
          </table:table-cell>
          <table:table-cell>
            <text:p>446150878</text:p>
          </table:table-cell>
          <table:table-cell>
            <text:p>61883459</text:p>
          </table:table-cell>
          <table:table-cell>
            <text:p>636170500</text:p>
          </table:table-cell>
          <table:table-cell>
            <text:p>245498791</text:p>
          </table:table-cell>
          <table:table-cell>
            <text:p>453079324</text:p>
          </table:table-cell>
        </table:table-row>
        <table:table-row>
          <table:table-cell>
            <text:p>845807672</text:p>
          </table:table-cell>
          <table:table-cell>
            <text:p>342250453</text:p>
          </table:table-cell>
          <table:table-cell>
            <text:p>14635193</text:p>
          </table:table-cell>
          <table:table-cell>
            <text:p>127240510</text:p>
          </table:table-cell>
          <table:table-cell>
            <text:p>276889222</text:p>
          </table:table-cell>
          <table:table-cell>
            <text:p>441465784</text:p>
          </table:table-cell>
          <table:table-cell>
            <text:p>712338358</text:p>
          </table:table-cell>
        </table:table-row>
        <table:table-row>
          <table:table-cell>
            <text:p>602773969</text:p>
          </table:table-cell>
          <table:table-cell>
            <text:p>794757600</text:p>
          </table:table-cell>
          <table:table-cell>
            <text:p>117499302</text:p>
          </table:table-cell>
          <table:table-cell>
            <text:p>65188067</text:p>
          </table:table-cell>
          <table:table-cell>
            <text:p>160531584</text:p>
          </table:table-cell>
          <table:table-cell>
            <text:p>71036346</text:p>
          </table:table-cell>
          <table:table-cell>
            <text:p>523903675</text:p>
          </table:table-cell>
        </table:table-row>
        <table:table-row>
          <table:table-cell>
            <text:p>822068157</text:p>
          </table:table-cell>
          <table:table-cell>
            <text:p>833441890</text:p>
          </table:table-cell>
          <table:table-cell>
            <text:p>373587497</text:p>
          </table:table-cell>
          <table:table-cell>
            <text:p>258703975</text:p>
          </table:table-cell>
          <table:table-cell>
            <text:p>202652735</text:p>
          </table:table-cell>
          <table:table-cell>
            <text:p>238638390</text:p>
          </table:table-cell>
          <table:table-cell>
            <text:p>62166473</text:p>
          </table:table-cell>
        </table:table-row>
        <table:table-row>
          <table:table-cell>
            <text:p>42722809</text:p>
          </table:table-cell>
          <table:table-cell>
            <text:p>15939096</text:p>
          </table:table-cell>
          <table:table-cell>
            <text:p>468152765</text:p>
          </table:table-cell>
          <table:table-cell>
            <text:p>653553142</text:p>
          </table:table-cell>
          <table:table-cell>
            <text:p>188288413</text:p>
          </table:table-cell>
          <table:table-cell>
            <text:p>646637201</text:p>
          </table:table-cell>
          <table:table-cell>
            <text:p>289263872</text:p>
          </table:table-cell>
        </table:table-row>
        <table:table-row>
          <table:table-cell>
            <text:p>495784919</text:p>
          </table:table-cell>
          <table:table-cell>
            <text:p>399297193</text:p>
          </table:table-cell>
          <table:table-cell>
            <text:p>655139254</text:p>
          </table:table-cell>
          <table:table-cell>
            <text:p>889487193</text:p>
          </table:table-cell>
          <table:table-cell>
            <text:p>980043223</text:p>
          </table:table-cell>
          <table:table-cell>
            <text:p>897264104</text:p>
          </table:table-cell>
          <table:table-cell>
            <text:p>55220280</text:p>
          </table:table-cell>
        </table:table-row>
        <table:table-row>
          <table:table-cell>
            <text:p>969740729</text:p>
          </table:table-cell>
          <table:table-cell>
            <text:p>497439041</text:p>
          </table:table-cell>
          <table:table-cell>
            <text:p>400246258</text:p>
          </table:table-cell>
          <table:table-cell>
            <text:p>582742466</text:p>
          </table:table-cell>
          <table:table-cell>
            <text:p>780797725</text:p>
          </table:table-cell>
          <table:table-cell>
            <text:p>91134440</text:p>
          </table:table-cell>
          <table:table-cell>
            <text:p>156346196</text:p>
          </table:table-cell>
        </table:table-row>
        <table:table-row>
          <table:table-cell>
            <text:p>333495612</text:p>
          </table:table-cell>
          <table:table-cell>
            <text:p>549837732</text:p>
          </table:table-cell>
          <table:table-cell>
            <text:p>978628576</text:p>
          </table:table-cell>
          <table:table-cell>
            <text:p>985162515</text:p>
          </table:table-cell>
          <table:table-cell>
            <text:p>156186725</text:p>
          </table:table-cell>
          <table:table-cell>
            <text:p>252014165</text:p>
          </table:table-cell>
          <table:table-cell>
            <text:p>222536688</text:p>
          </table:table-cell>
        </table:table-row>
        <table:table-row>
          <table:table-cell>
            <text:p>234962694</text:p>
          </table:table-cell>
          <table:table-cell>
            <text:p>28011671</text:p>
          </table:table-cell>
          <table:table-cell>
            <text:p>425036210</text:p>
          </table:table-cell>
          <table:table-cell>
            <text:p>825243690</text:p>
          </table:table-cell>
          <table:table-cell>
            <text:p>932047953</text:p>
          </table:table-cell>
          <table:table-cell>
            <text:p>231192050</text:p>
          </table:table-cell>
          <table:table-cell>
            <text:p>199070281</text:p>
          </table:table-cell>
        </table:table-row>
        <table:table-row>
          <table:table-cell>
            <text:p>305447251</text:p>
          </table:table-cell>
          <table:table-cell>
            <text:p>546566184</text:p>
          </table:table-cell>
          <table:table-cell>
            <text:p>869220275</text:p>
          </table:table-cell>
          <table:table-cell>
            <text:p>875329433</text:p>
          </table:table-cell>
          <table:table-cell>
            <text:p>441191897</text:p>
          </table:table-cell>
          <table:table-cell>
            <text:p>828314863</text:p>
          </table:table-cell>
          <table:table-cell>
            <text:p>96908997</text:p>
          </table:table-cell>
        </table:table-row>
        <table:table-row>
          <table:table-cell>
            <text:p>79353577</text:p>
          </table:table-cell>
          <table:table-cell>
            <text:p>290792640</text:p>
          </table:table-cell>
          <table:table-cell>
            <text:p>721271833</text:p>
          </table:table-cell>
          <table:table-cell>
            <text:p>714679791</text:p>
          </table:table-cell>
          <table:table-cell>
            <text:p>184479982</text:p>
          </table:table-cell>
          <table:table-cell>
            <text:p>690896105</text:p>
          </table:table-cell>
          <table:table-cell>
            <text:p>343390623</text:p>
          </table:table-cell>
        </table:table-row>
        <table:table-row>
          <table:table-cell>
            <text:p>531680216</text:p>
          </table:table-cell>
          <table:table-cell>
            <text:p>700416082</text:p>
          </table:table-cell>
          <table:table-cell>
            <text:p>490133318</text:p>
          </table:table-cell>
          <table:table-cell>
            <text:p>717787938</text:p>
          </table:table-cell>
          <table:table-cell>
            <text:p>433469294</text:p>
          </table:table-cell>
          <table:table-cell>
            <text:p>478186518</text:p>
          </table:table-cell>
          <table:table-cell>
            <text:p>203391541</text:p>
          </table:table-cell>
        </table:table-row>
        <table:table-row>
          <table:table-cell>
            <text:p>927256396</text:p>
          </table:table-cell>
          <table:table-cell>
            <text:p>583448989</text:p>
          </table:table-cell>
          <table:table-cell>
            <text:p>359843714</text:p>
          </table:table-cell>
          <table:table-cell>
            <text:p>31194654</text:p>
          </table:table-cell>
          <table:table-cell>
            <text:p>666261810</text:p>
          </table:table-cell>
          <table:table-cell>
            <text:p>887717335</text:p>
          </table:table-cell>
          <table:table-cell>
            <text:p>225608493</text:p>
          </table:table-cell>
        </table:table-row>
        <table:table-row>
          <table:table-cell>
            <text:p>322751520</text:p>
          </table:table-cell>
          <table:table-cell>
            <text:p>998251220</text:p>
          </table:table-cell>
          <table:table-cell>
            <text:p>750828094</text:p>
          </table:table-cell>
          <table:table-cell>
            <text:p>186752850</text:p>
          </table:table-cell>
          <table:table-cell>
            <text:p>849684735</text:p>
          </table:table-cell>
          <table:table-cell>
            <text:p>139605931</text:p>
          </table:table-cell>
          <table:table-cell>
            <text:p>801927128</text:p>
          </table:table-cell>
        </table:table-row>
        <table:table-row>
          <table:table-cell>
            <text:p>588565753</text:p>
          </table:table-cell>
          <table:table-cell>
            <text:p>72590451</text:p>
          </table:table-cell>
          <table:table-cell>
            <text:p>631575860</text:p>
          </table:table-cell>
          <table:table-cell>
            <text:p>468089092</text:p>
          </table:table-cell>
          <table:table-cell>
            <text:p>738552813</text:p>
          </table:table-cell>
          <table:table-cell>
            <text:p>807255785</text:p>
          </table:table-cell>
          <table:table-cell>
            <text:p>701344155</text:p>
          </table:table-cell>
        </table:table-row>
        <table:table-row>
          <table:table-cell>
            <text:p>915800928</text:p>
          </table:table-cell>
          <table:table-cell>
            <text:p>103628044</text:p>
          </table:table-cell>
          <table:table-cell>
            <text:p>461094731</text:p>
          </table:table-cell>
          <table:table-cell>
            <text:p>328295575</text:p>
          </table:table-cell>
          <table:table-cell>
            <text:p>317877469</text:p>
          </table:table-cell>
          <table:table-cell>
            <text:p>318337720</text:p>
          </table:table-cell>
          <table:table-cell>
            <text:p>438076749</text:p>
          </table:table-cell>
        </table:table-row>
        <table:table-row>
          <table:table-cell>
            <text:p>239710022</text:p>
          </table:table-cell>
          <table:table-cell>
            <text:p>504225292</text:p>
          </table:table-cell>
          <table:table-cell>
            <text:p>60866662</text:p>
          </table:table-cell>
          <table:table-cell>
            <text:p>316922166</text:p>
          </table:table-cell>
          <table:table-cell>
            <text:p>955380336</text:p>
          </table:table-cell>
          <table:table-cell>
            <text:p>356882283</text:p>
          </table:table-cell>
          <table:table-cell>
            <text:p>863593864</text:p>
          </table:table-cell>
        </table:table-row>
        <table:table-row>
          <table:table-cell>
            <text:p>861645186</text:p>
          </table:table-cell>
          <table:table-cell>
            <text:p>342872924</text:p>
          </table:table-cell>
          <table:table-cell>
            <text:p>430373092</text:p>
          </table:table-cell>
          <table:table-cell>
            <text:p>996694004</text:p>
          </table:table-cell>
          <table:table-cell>
            <text:p>743707924</text:p>
          </table:table-cell>
          <table:table-cell>
            <text:p>78799498</text:p>
          </table:table-cell>
          <table:table-cell>
            <text:p>956699320</text:p>
          </table:table-cell>
        </table:table-row>
        <table:table-row>
          <table:table-cell>
            <text:p>71500360</text:p>
          </table:table-cell>
          <table:table-cell>
            <text:p>701707838</text:p>
          </table:table-cell>
          <table:table-cell>
            <text:p>252986377</text:p>
          </table:table-cell>
          <table:table-cell>
            <text:p>948006696</text:p>
          </table:table-cell>
          <table:table-cell>
            <text:p>59129379</text:p>
          </table:table-cell>
          <table:table-cell>
            <text:p>516739702</text:p>
          </table:table-cell>
          <table:table-cell>
            <text:p>125398823</text:p>
          </table:table-cell>
        </table:table-row>
        <table:table-row>
          <table:table-cell>
            <text:p>247646693</text:p>
          </table:table-cell>
          <table:table-cell>
            <text:p>332862364</text:p>
          </table:table-cell>
          <table:table-cell>
            <text:p>285914929</text:p>
          </table:table-cell>
          <table:table-cell>
            <text:p>298016322</text:p>
          </table:table-cell>
          <table:table-cell>
            <text:p>149381563</text:p>
          </table:table-cell>
          <table:table-cell>
            <text:p>951729117</text:p>
          </table:table-cell>
          <table:table-cell>
            <text:p>878322223</text:p>
          </table:table-cell>
        </table:table-row>
        <table:table-row>
          <table:table-cell>
            <text:p>682013238</text:p>
          </table:table-cell>
          <table:table-cell>
            <text:p>138347421</text:p>
          </table:table-cell>
          <table:table-cell>
            <text:p>64300898</text:p>
          </table:table-cell>
          <table:table-cell>
            <text:p>718609423</text:p>
          </table:table-cell>
          <table:table-cell>
            <text:p>2796853</text:p>
          </table:table-cell>
          <table:table-cell>
            <text:p>457109453</text:p>
          </table:table-cell>
          <table:table-cell>
            <text:p>115393055</text:p>
          </table:table-cell>
        </table:table-row>
        <table:table-row>
          <table:table-cell>
            <text:p>96765831</text:p>
          </table:table-cell>
          <table:table-cell>
            <text:p>277582675</text:p>
          </table:table-cell>
          <table:table-cell>
            <text:p>452273139</text:p>
          </table:table-cell>
          <table:table-cell>
            <text:p>872648358</text:p>
          </table:table-cell>
          <table:table-cell>
            <text:p>865760368</text:p>
          </table:table-cell>
          <table:table-cell>
            <text:p>218648218</text:p>
          </table:table-cell>
          <table:table-cell>
            <text:p>591717247</text:p>
          </table:table-cell>
        </table:table-row>
        <table:table-row>
          <table:table-cell>
            <text:p>926885106</text:p>
          </table:table-cell>
          <table:table-cell>
            <text:p>549841429</text:p>
          </table:table-cell>
          <table:table-cell>
            <text:p>372928862</text:p>
          </table:table-cell>
          <table:table-cell>
            <text:p>957447985</text:p>
          </table:table-cell>
          <table:table-cell>
            <text:p>339934347</text:p>
          </table:table-cell>
          <table:table-cell>
            <text:p>435639249</text:p>
          </table:table-cell>
          <table:table-cell>
            <text:p>712816154</text:p>
          </table:table-cell>
        </table:table-row>
        <table:table-row>
          <table:table-cell>
            <text:p>430371605</text:p>
          </table:table-cell>
          <table:table-cell>
            <text:p>49399808</text:p>
          </table:table-cell>
          <table:table-cell>
            <text:p>526325263</text:p>
          </table:table-cell>
          <table:table-cell>
            <text:p>95370731</text:p>
          </table:table-cell>
          <table:table-cell>
            <text:p>922161844</text:p>
          </table:table-cell>
          <table:table-cell>
            <text:p>47579705</text:p>
          </table:table-cell>
          <table:table-cell>
            <text:p>249419331</text:p>
          </table:table-cell>
        </table:table-row>
        <table:table-row>
          <table:table-cell>
            <text:p>325598784</text:p>
          </table:table-cell>
          <table:table-cell>
            <text:p>450649910</text:p>
          </table:table-cell>
          <table:table-cell>
            <text:p>349567141</text:p>
          </table:table-cell>
          <table:table-cell>
            <text:p>205925522</text:p>
          </table:table-cell>
          <table:table-cell>
            <text:p>945063175</text:p>
          </table:table-cell>
          <table:table-cell>
            <text:p>349395078</text:p>
          </table:table-cell>
          <table:table-cell>
            <text:p>896539266</text:p>
          </table:table-cell>
        </table:table-row>
        <table:table-row>
          <table:table-cell>
            <text:p>515986206</text:p>
          </table:table-cell>
          <table:table-cell>
            <text:p>529442848</text:p>
          </table:table-cell>
          <table:table-cell>
            <text:p>803481927</text:p>
          </table:table-cell>
          <table:table-cell>
            <text:p>193416304</text:p>
          </table:table-cell>
          <table:table-cell>
            <text:p>424594054</text:p>
          </table:table-cell>
          <table:table-cell>
            <text:p>809500864</text:p>
          </table:table-cell>
          <table:table-cell>
            <text:p>763382884</text:p>
          </table:table-cell>
        </table:table-row>
        <table:table-row>
          <table:table-cell>
            <text:p>270359068</text:p>
          </table:table-cell>
          <table:table-cell>
            <text:p>695871308</text:p>
          </table:table-cell>
          <table:table-cell>
            <text:p>200943008</text:p>
          </table:table-cell>
          <table:table-cell>
            <text:p>13884696</text:p>
          </table:table-cell>
          <table:table-cell>
            <text:p>620213070</text:p>
          </table:table-cell>
          <table:table-cell>
            <text:p>913189857</text:p>
          </table:table-cell>
          <table:table-cell>
            <text:p>971308659</text:p>
          </table:table-cell>
        </table:table-row>
        <table:table-row>
          <table:table-cell>
            <text:p>126129675</text:p>
          </table:table-cell>
          <table:table-cell>
            <text:p>822537460</text:p>
          </table:table-cell>
          <table:table-cell>
            <text:p>399345570</text:p>
          </table:table-cell>
          <table:table-cell>
            <text:p>677425987</text:p>
          </table:table-cell>
          <table:table-cell>
            <text:p>600104535</text:p>
          </table:table-cell>
          <table:table-cell>
            <text:p>861227949</text:p>
          </table:table-cell>
          <table:table-cell>
            <text:p>957194200</text:p>
          </table:table-cell>
        </table:table-row>
        <table:table-row>
          <table:table-cell>
            <text:p>463933831</text:p>
          </table:table-cell>
          <table:table-cell>
            <text:p>28135637</text:p>
          </table:table-cell>
          <table:table-cell>
            <text:p>660635196</text:p>
          </table:table-cell>
          <table:table-cell>
            <text:p>79899775</text:p>
          </table:table-cell>
          <table:table-cell>
            <text:p>10956203</text:p>
          </table:table-cell>
          <table:table-cell>
            <text:p>683563631</text:p>
          </table:table-cell>
          <table:table-cell>
            <text:p>999569909</text:p>
          </table:table-cell>
        </table:table-row>
        <table:table-row>
          <table:table-cell>
            <text:p>424901235</text:p>
          </table:table-cell>
          <table:table-cell>
            <text:p>585884077</text:p>
          </table:table-cell>
          <table:table-cell>
            <text:p>213591406</text:p>
          </table:table-cell>
          <table:table-cell>
            <text:p>967695995</text:p>
          </table:table-cell>
          <table:table-cell>
            <text:p>261192979</text:p>
          </table:table-cell>
          <table:table-cell>
            <text:p>3118340</text:p>
          </table:table-cell>
          <table:table-cell>
            <text:p>360059956</text:p>
          </table:table-cell>
        </table:table-row>
        <table:table-row>
          <table:table-cell>
            <text:p>738716709</text:p>
          </table:table-cell>
          <table:table-cell>
            <text:p>782616616</text:p>
          </table:table-cell>
          <table:table-cell>
            <text:p>132429527</text:p>
          </table:table-cell>
          <table:table-cell>
            <text:p>64954174</text:p>
          </table:table-cell>
          <table:table-cell>
            <text:p>489540590</text:p>
          </table:table-cell>
          <table:table-cell>
            <text:p>970707036</text:p>
          </table:table-cell>
          <table:table-cell>
            <text:p>575494624</text:p>
          </table:table-cell>
        </table:table-row>
        <table:table-row>
          <table:table-cell>
            <text:p>760540952</text:p>
          </table:table-cell>
          <table:table-cell>
            <text:p>813792255</text:p>
          </table:table-cell>
          <table:table-cell>
            <text:p>669885178</text:p>
          </table:table-cell>
          <table:table-cell>
            <text:p>596350587</text:p>
          </table:table-cell>
          <table:table-cell>
            <text:p>780318150</text:p>
          </table:table-cell>
          <table:table-cell>
            <text:p>670851533</text:p>
          </table:table-cell>
          <table:table-cell>
            <text:p>690952969</text:p>
          </table:table-cell>
        </table:table-row>
        <table:table-row>
          <table:table-cell>
            <text:p>494289940</text:p>
          </table:table-cell>
          <table:table-cell>
            <text:p>466491225</text:p>
          </table:table-cell>
          <table:table-cell>
            <text:p>519248986</text:p>
          </table:table-cell>
          <table:table-cell>
            <text:p>890172112</text:p>
          </table:table-cell>
          <table:table-cell>
            <text:p>689391896</text:p>
          </table:table-cell>
          <table:table-cell>
            <text:p>547225136</text:p>
          </table:table-cell>
          <table:table-cell>
            <text:p>978783183</text:p>
          </table:table-cell>
        </table:table-row>
        <table:table-row>
          <table:table-cell>
            <text:p>358479914</text:p>
          </table:table-cell>
          <table:table-cell>
            <text:p>547356619</text:p>
          </table:table-cell>
          <table:table-cell>
            <text:p>188318850</text:p>
          </table:table-cell>
          <table:table-cell>
            <text:p>684939857</text:p>
          </table:table-cell>
          <table:table-cell>
            <text:p>767506145</text:p>
          </table:table-cell>
          <table:table-cell>
            <text:p>668358921</text:p>
          </table:table-cell>
          <table:table-cell>
            <text:p>43482371</text:p>
          </table:table-cell>
        </table:table-row>
        <table:table-row>
          <table:table-cell>
            <text:p>755499467</text:p>
          </table:table-cell>
          <table:table-cell>
            <text:p>594347812</text:p>
          </table:table-cell>
          <table:table-cell>
            <text:p>457659180</text:p>
          </table:table-cell>
          <table:table-cell>
            <text:p>478742842</text:p>
          </table:table-cell>
          <table:table-cell>
            <text:p>297057015</text:p>
          </table:table-cell>
          <table:table-cell>
            <text:p>464395425</text:p>
          </table:table-cell>
          <table:table-cell>
            <text:p>501719874</text:p>
          </table:table-cell>
        </table:table-row>
        <table:table-row>
          <table:table-cell>
            <text:p>875660328</text:p>
          </table:table-cell>
          <table:table-cell>
            <text:p>167277602</text:p>
          </table:table-cell>
          <table:table-cell>
            <text:p>171664058</text:p>
          </table:table-cell>
          <table:table-cell>
            <text:p>196319689</text:p>
          </table:table-cell>
          <table:table-cell>
            <text:p>973612774</text:p>
          </table:table-cell>
          <table:table-cell>
            <text:p>776235040</text:p>
          </table:table-cell>
          <table:table-cell>
            <text:p>57034617</text:p>
          </table:table-cell>
        </table:table-row>
        <table:table-row>
          <table:table-cell>
            <text:p>180052457</text:p>
          </table:table-cell>
          <table:table-cell>
            <text:p>500175368</text:p>
          </table:table-cell>
          <table:table-cell>
            <text:p>785131045</text:p>
          </table:table-cell>
          <table:table-cell>
            <text:p>671340408</text:p>
          </table:table-cell>
          <table:table-cell>
            <text:p>22429651</text:p>
          </table:table-cell>
          <table:table-cell>
            <text:p>488120522</text:p>
          </table:table-cell>
          <table:table-cell>
            <text:p>352366285</text:p>
          </table:table-cell>
        </table:table-row>
        <table:table-row>
          <table:table-cell>
            <text:p>541612631</text:p>
          </table:table-cell>
          <table:table-cell>
            <text:p>625280465</text:p>
          </table:table-cell>
          <table:table-cell>
            <text:p>570361942</text:p>
          </table:table-cell>
          <table:table-cell>
            <text:p>680012498</text:p>
          </table:table-cell>
          <table:table-cell>
            <text:p>931286770</text:p>
          </table:table-cell>
          <table:table-cell>
            <text:p>566100960</text:p>
          </table:table-cell>
          <table:table-cell>
            <text:p>251243755</text:p>
          </table:table-cell>
        </table:table-row>
        <table:table-row>
          <table:table-cell>
            <text:p>997790477</text:p>
          </table:table-cell>
          <table:table-cell>
            <text:p>794459758</text:p>
          </table:table-cell>
          <table:table-cell>
            <text:p>509586871</text:p>
          </table:table-cell>
          <table:table-cell>
            <text:p>675022417</text:p>
          </table:table-cell>
          <table:table-cell>
            <text:p>799692719</text:p>
          </table:table-cell>
          <table:table-cell>
            <text:p>390538345</text:p>
          </table:table-cell>
          <table:table-cell>
            <text:p>934082540</text:p>
          </table:table-cell>
        </table:table-row>
        <table:table-row>
          <table:table-cell>
            <text:p>12246069</text:p>
          </table:table-cell>
          <table:table-cell>
            <text:p>934722816</text:p>
          </table:table-cell>
          <table:table-cell>
            <text:p>846065679</text:p>
          </table:table-cell>
          <table:table-cell>
            <text:p>127495526</text:p>
          </table:table-cell>
          <table:table-cell>
            <text:p>960652441</text:p>
          </table:table-cell>
          <table:table-cell>
            <text:p>568794422</text:p>
          </table:table-cell>
          <table:table-cell>
            <text:p>574494351</text:p>
          </table:table-cell>
        </table:table-row>
        <table:table-row>
          <table:table-cell>
            <text:p>472059384</text:p>
          </table:table-cell>
          <table:table-cell>
            <text:p>586972958</text:p>
          </table:table-cell>
          <table:table-cell>
            <text:p>328571912</text:p>
          </table:table-cell>
          <table:table-cell>
            <text:p>236673962</text:p>
          </table:table-cell>
          <table:table-cell>
            <text:p>540672480</text:p>
          </table:table-cell>
          <table:table-cell>
            <text:p>188949437</text:p>
          </table:table-cell>
          <table:table-cell>
            <text:p>425828020</text:p>
          </table:table-cell>
        </table:table-row>
        <table:table-row>
          <table:table-cell>
            <text:p>79025885</text:p>
          </table:table-cell>
          <table:table-cell>
            <text:p>176396887</text:p>
          </table:table-cell>
          <table:table-cell>
            <text:p>892061426</text:p>
          </table:table-cell>
          <table:table-cell>
            <text:p>981330925</text:p>
          </table:table-cell>
          <table:table-cell>
            <text:p>983088321</text:p>
          </table:table-cell>
          <table:table-cell>
            <text:p>219727860</text:p>
          </table:table-cell>
          <table:table-cell>
            <text:p>138547146</text:p>
          </table:table-cell>
        </table:table-row>
        <table:table-row>
          <table:table-cell>
            <text:p>926473800</text:p>
          </table:table-cell>
          <table:table-cell>
            <text:p>267702875</text:p>
          </table:table-cell>
          <table:table-cell>
            <text:p>423901951</text:p>
          </table:table-cell>
          <table:table-cell>
            <text:p>484394745</text:p>
          </table:table-cell>
          <table:table-cell>
            <text:p>552100090</text:p>
          </table:table-cell>
          <table:table-cell>
            <text:p>88069283</text:p>
          </table:table-cell>
          <table:table-cell>
            <text:p>210139978</text:p>
          </table:table-cell>
        </table:table-row>
        <table:table-row>
          <table:table-cell>
            <text:p>148938370</text:p>
          </table:table-cell>
          <table:table-cell>
            <text:p>676876104</text:p>
          </table:table-cell>
          <table:table-cell>
            <text:p>511538534</text:p>
          </table:table-cell>
          <table:table-cell>
            <text:p>895300292</text:p>
          </table:table-cell>
          <table:table-cell>
            <text:p>813193255</text:p>
          </table:table-cell>
          <table:table-cell>
            <text:p>927089209</text:p>
          </table:table-cell>
          <table:table-cell>
            <text:p>99045404</text:p>
          </table:table-cell>
        </table:table-row>
        <table:table-row>
          <table:table-cell>
            <text:p>308182648</text:p>
          </table:table-cell>
          <table:table-cell>
            <text:p>570798447</text:p>
          </table:table-cell>
          <table:table-cell>
            <text:p>818653854</text:p>
          </table:table-cell>
          <table:table-cell>
            <text:p>402013138</text:p>
          </table:table-cell>
          <table:table-cell>
            <text:p>70954676</text:p>
          </table:table-cell>
          <table:table-cell>
            <text:p>60393470</text:p>
          </table:table-cell>
          <table:table-cell>
            <text:p>35883051</text:p>
          </table:table-cell>
        </table:table-row>
        <table:table-row>
          <table:table-cell>
            <text:p>289539221</text:p>
          </table:table-cell>
          <table:table-cell>
            <text:p>493431739</text:p>
          </table:table-cell>
          <table:table-cell>
            <text:p>995092478</text:p>
          </table:table-cell>
          <table:table-cell>
            <text:p>748878098</text:p>
          </table:table-cell>
          <table:table-cell>
            <text:p>736900388</text:p>
          </table:table-cell>
          <table:table-cell>
            <text:p>478012186</text:p>
          </table:table-cell>
          <table:table-cell>
            <text:p>587129491</text:p>
          </table:table-cell>
        </table:table-row>
        <table:table-row>
          <table:table-cell>
            <text:p>44501748</text:p>
          </table:table-cell>
          <table:table-cell>
            <text:p>110055599</text:p>
          </table:table-cell>
          <table:table-cell>
            <text:p>41633577</text:p>
          </table:table-cell>
          <table:table-cell>
            <text:p>356819427</text:p>
          </table:table-cell>
          <table:table-cell>
            <text:p>584113178</text:p>
          </table:table-cell>
          <table:table-cell>
            <text:p>684164784</text:p>
          </table:table-cell>
          <table:table-cell>
            <text:p>236228956</text:p>
          </table:table-cell>
        </table:table-row>
        <table:table-row>
          <table:table-cell>
            <text:p>681764457</text:p>
          </table:table-cell>
          <table:table-cell>
            <text:p>611538544</text:p>
          </table:table-cell>
          <table:table-cell>
            <text:p>655922210</text:p>
          </table:table-cell>
          <table:table-cell>
            <text:p>521192669</text:p>
          </table:table-cell>
          <table:table-cell>
            <text:p>669721016</text:p>
          </table:table-cell>
          <table:table-cell>
            <text:p>852259475</text:p>
          </table:table-cell>
          <table:table-cell>
            <text:p>796713639</text:p>
          </table:table-cell>
        </table:table-row>
        <table:table-row>
          <table:table-cell>
            <text:p>182979075</text:p>
          </table:table-cell>
          <table:table-cell>
            <text:p>786109904</text:p>
          </table:table-cell>
          <table:table-cell>
            <text:p>233451749</text:p>
          </table:table-cell>
          <table:table-cell>
            <text:p>542544980</text:p>
          </table:table-cell>
          <table:table-cell>
            <text:p>607409654</text:p>
          </table:table-cell>
          <table:table-cell>
            <text:p>940528755</text:p>
          </table:table-cell>
          <table:table-cell>
            <text:p>140460169</text:p>
          </table:table-cell>
        </table:table-row>
        <table:table-row>
          <table:table-cell>
            <text:p>284010219</text:p>
          </table:table-cell>
          <table:table-cell>
            <text:p>419334589</text:p>
          </table:table-cell>
          <table:table-cell>
            <text:p>747689810</text:p>
          </table:table-cell>
          <table:table-cell>
            <text:p>884063498</text:p>
          </table:table-cell>
          <table:table-cell>
            <text:p>765921628</text:p>
          </table:table-cell>
          <table:table-cell>
            <text:p>37744830</text:p>
          </table:table-cell>
          <table:table-cell>
            <text:p>267682027</text:p>
          </table:table-cell>
        </table:table-row>
        <table:table-row>
          <table:table-cell>
            <text:p>184241446</text:p>
          </table:table-cell>
          <table:table-cell>
            <text:p>407918566</text:p>
          </table:table-cell>
          <table:table-cell>
            <text:p>767793295</text:p>
          </table:table-cell>
          <table:table-cell>
            <text:p>783664929</text:p>
          </table:table-cell>
          <table:table-cell>
            <text:p>123165875</text:p>
          </table:table-cell>
          <table:table-cell>
            <text:p>462686182</text:p>
          </table:table-cell>
          <table:table-cell>
            <text:p>745309769</text:p>
          </table:table-cell>
        </table:table-row>
        <table:table-row>
          <table:table-cell>
            <text:p>834570613</text:p>
          </table:table-cell>
          <table:table-cell>
            <text:p>818589913</text:p>
          </table:table-cell>
          <table:table-cell>
            <text:p>278778789</text:p>
          </table:table-cell>
          <table:table-cell>
            <text:p>329263616</text:p>
          </table:table-cell>
          <table:table-cell>
            <text:p>139532390</text:p>
          </table:table-cell>
          <table:table-cell>
            <text:p>835794763</text:p>
          </table:table-cell>
          <table:table-cell>
            <text:p>874903911</text:p>
          </table:table-cell>
        </table:table-row>
        <table:table-row>
          <table:table-cell>
            <text:p>358699452</text:p>
          </table:table-cell>
          <table:table-cell>
            <text:p>792113969</text:p>
          </table:table-cell>
          <table:table-cell>
            <text:p>377789491</text:p>
          </table:table-cell>
          <table:table-cell>
            <text:p>954354961</text:p>
          </table:table-cell>
          <table:table-cell>
            <text:p>50861740</text:p>
          </table:table-cell>
          <table:table-cell>
            <text:p>712567102</text:p>
          </table:table-cell>
          <table:table-cell>
            <text:p>969341577</text:p>
          </table:table-cell>
        </table:table-row>
        <table:table-row>
          <table:table-cell>
            <text:p>244638869</text:p>
          </table:table-cell>
          <table:table-cell>
            <text:p>764625304</text:p>
          </table:table-cell>
          <table:table-cell>
            <text:p>814864443</text:p>
          </table:table-cell>
          <table:table-cell>
            <text:p>880440819</text:p>
          </table:table-cell>
          <table:table-cell>
            <text:p>819120792</text:p>
          </table:table-cell>
          <table:table-cell>
            <text:p>36294873</text:p>
          </table:table-cell>
          <table:table-cell>
            <text:p>198264792</text:p>
          </table:table-cell>
        </table:table-row>
        <table:table-row>
          <table:table-cell>
            <text:p>477951972</text:p>
          </table:table-cell>
          <table:table-cell>
            <text:p>65621355</text:p>
          </table:table-cell>
          <table:table-cell>
            <text:p>772998647</text:p>
          </table:table-cell>
          <table:table-cell>
            <text:p>573518660</text:p>
          </table:table-cell>
          <table:table-cell>
            <text:p>834802758</text:p>
          </table:table-cell>
          <table:table-cell>
            <text:p>987841370</text:p>
          </table:table-cell>
          <table:table-cell>
            <text:p>289505282</text:p>
          </table:table-cell>
        </table:table-row>
        <table:table-row>
          <table:table-cell>
            <text:p>409530178</text:p>
          </table:table-cell>
          <table:table-cell>
            <text:p>194707460</text:p>
          </table:table-cell>
          <table:table-cell>
            <text:p>607605234</text:p>
          </table:table-cell>
          <table:table-cell>
            <text:p>490540352</text:p>
          </table:table-cell>
          <table:table-cell>
            <text:p>320855879</text:p>
          </table:table-cell>
          <table:table-cell>
            <text:p>2705913</text:p>
          </table:table-cell>
          <table:table-cell>
            <text:p>149118662</text:p>
          </table:table-cell>
        </table:table-row>
        <table:table-row>
          <table:table-cell>
            <text:p>908692469</text:p>
          </table:table-cell>
          <table:table-cell>
            <text:p>110910078</text:p>
          </table:table-cell>
          <table:table-cell>
            <text:p>543989376</text:p>
          </table:table-cell>
          <table:table-cell>
            <text:p>437566663</text:p>
          </table:table-cell>
          <table:table-cell>
            <text:p>481212362</text:p>
          </table:table-cell>
          <table:table-cell>
            <text:p>928974379</text:p>
          </table:table-cell>
          <table:table-cell>
            <text:p>240639267</text:p>
          </table:table-cell>
        </table:table-row>
        <table:table-row>
          <table:table-cell>
            <text:p>299441012</text:p>
          </table:table-cell>
          <table:table-cell>
            <text:p>460022005</text:p>
          </table:table-cell>
          <table:table-cell>
            <text:p>973756753</text:p>
          </table:table-cell>
          <table:table-cell>
            <text:p>283495154</text:p>
          </table:table-cell>
          <table:table-cell>
            <text:p>855133872</text:p>
          </table:table-cell>
          <table:table-cell>
            <text:p>860827179</text:p>
          </table:table-cell>
          <table:table-cell>
            <text:p>168219561</text:p>
          </table:table-cell>
        </table:table-row>
        <table:table-row>
          <table:table-cell>
            <text:p>436464225</text:p>
          </table:table-cell>
          <table:table-cell>
            <text:p>400823371</text:p>
          </table:table-cell>
          <table:table-cell>
            <text:p>620290065</text:p>
          </table:table-cell>
          <table:table-cell>
            <text:p>582774207</text:p>
          </table:table-cell>
          <table:table-cell>
            <text:p>75986184</text:p>
          </table:table-cell>
          <table:table-cell>
            <text:p>498347395</text:p>
          </table:table-cell>
          <table:table-cell>
            <text:p>648495912</text:p>
          </table:table-cell>
        </table:table-row>
        <table:table-row>
          <table:table-cell>
            <text:p>560832795</text:p>
          </table:table-cell>
          <table:table-cell>
            <text:p>883036597</text:p>
          </table:table-cell>
          <table:table-cell>
            <text:p>836802771</text:p>
          </table:table-cell>
          <table:table-cell>
            <text:p>21795250</text:p>
          </table:table-cell>
          <table:table-cell>
            <text:p>241711207</text:p>
          </table:table-cell>
          <table:table-cell>
            <text:p>839161292</text:p>
          </table:table-cell>
          <table:table-cell>
            <text:p>141319349</text:p>
          </table:table-cell>
        </table:table-row>
        <table:table-row>
          <table:table-cell>
            <text:p>394108778</text:p>
          </table:table-cell>
          <table:table-cell>
            <text:p>149963166</text:p>
          </table:table-cell>
          <table:table-cell>
            <text:p>936521762</text:p>
          </table:table-cell>
          <table:table-cell>
            <text:p>637543361</text:p>
          </table:table-cell>
          <table:table-cell>
            <text:p>573090561</text:p>
          </table:table-cell>
          <table:table-cell>
            <text:p>733962895</text:p>
          </table:table-cell>
          <table:table-cell>
            <text:p>350663088</text:p>
          </table:table-cell>
        </table:table-row>
        <table:table-row>
          <table:table-cell>
            <text:p>401143810</text:p>
          </table:table-cell>
          <table:table-cell>
            <text:p>974589244</text:p>
          </table:table-cell>
          <table:table-cell>
            <text:p>566551733</text:p>
          </table:table-cell>
          <table:table-cell>
            <text:p>816192460</text:p>
          </table:table-cell>
          <table:table-cell>
            <text:p>995771322</text:p>
          </table:table-cell>
          <table:table-cell>
            <text:p>520974533</text:p>
          </table:table-cell>
          <table:table-cell>
            <text:p>61562855</text:p>
          </table:table-cell>
        </table:table-row>
        <table:table-row>
          <table:table-cell>
            <text:p>897811448</text:p>
          </table:table-cell>
          <table:table-cell>
            <text:p>707209336</text:p>
          </table:table-cell>
          <table:table-cell>
            <text:p>857242983</text:p>
          </table:table-cell>
          <table:table-cell>
            <text:p>621828914</text:p>
          </table:table-cell>
          <table:table-cell>
            <text:p>932421201</text:p>
          </table:table-cell>
          <table:table-cell>
            <text:p>147931970</text:p>
          </table:table-cell>
          <table:table-cell>
            <text:p>116918273</text:p>
          </table:table-cell>
        </table:table-row>
        <table:table-row>
          <table:table-cell>
            <text:p>930683434</text:p>
          </table:table-cell>
          <table:table-cell>
            <text:p>227911513</text:p>
          </table:table-cell>
          <table:table-cell>
            <text:p>936416854</text:p>
          </table:table-cell>
          <table:table-cell>
            <text:p>160455827</text:p>
          </table:table-cell>
          <table:table-cell>
            <text:p>41568577</text:p>
          </table:table-cell>
          <table:table-cell>
            <text:p>238509176</text:p>
          </table:table-cell>
          <table:table-cell>
            <text:p>326768679</text:p>
          </table:table-cell>
        </table:table-row>
        <table:table-row>
          <table:table-cell>
            <text:p>249056118</text:p>
          </table:table-cell>
          <table:table-cell>
            <text:p>166387047</text:p>
          </table:table-cell>
          <table:table-cell>
            <text:p>846448720</text:p>
          </table:table-cell>
          <table:table-cell>
            <text:p>730436355</text:p>
          </table:table-cell>
          <table:table-cell>
            <text:p>799076438</text:p>
          </table:table-cell>
          <table:table-cell>
            <text:p>823232098</text:p>
          </table:table-cell>
          <table:table-cell>
            <text:p>260084893</text:p>
          </table:table-cell>
        </table:table-row>
        <table:table-row>
          <table:table-cell>
            <text:p>220466567</text:p>
          </table:table-cell>
          <table:table-cell>
            <text:p>76634134</text:p>
          </table:table-cell>
          <table:table-cell>
            <text:p>689318084</text:p>
          </table:table-cell>
          <table:table-cell>
            <text:p>209371433</text:p>
          </table:table-cell>
          <table:table-cell>
            <text:p>948303628</text:p>
          </table:table-cell>
          <table:table-cell>
            <text:p>481728042</text:p>
          </table:table-cell>
          <table:table-cell>
            <text:p>410263440</text:p>
          </table:table-cell>
        </table:table-row>
        <table:table-row>
          <table:table-cell>
            <text:p>822941462</text:p>
          </table:table-cell>
          <table:table-cell>
            <text:p>525648447</text:p>
          </table:table-cell>
          <table:table-cell>
            <text:p>128750356</text:p>
          </table:table-cell>
          <table:table-cell>
            <text:p>356510076</text:p>
          </table:table-cell>
          <table:table-cell>
            <text:p>541481197</text:p>
          </table:table-cell>
          <table:table-cell>
            <text:p>916440290</text:p>
          </table:table-cell>
          <table:table-cell>
            <text:p>875854230</text:p>
          </table:table-cell>
        </table:table-row>
        <table:table-row>
          <table:table-cell>
            <text:p>350845996</text:p>
          </table:table-cell>
          <table:table-cell>
            <text:p>989778236</text:p>
          </table:table-cell>
          <table:table-cell>
            <text:p>612986420</text:p>
          </table:table-cell>
          <table:table-cell>
            <text:p>531059390</text:p>
          </table:table-cell>
          <table:table-cell>
            <text:p>710788765</text:p>
          </table:table-cell>
          <table:table-cell>
            <text:p>974654582</text:p>
          </table:table-cell>
          <table:table-cell>
            <text:p>715736447</text:p>
          </table:table-cell>
        </table:table-row>
        <table:table-row>
          <table:table-cell>
            <text:p>79207810</text:p>
          </table:table-cell>
          <table:table-cell>
            <text:p>254460050</text:p>
          </table:table-cell>
          <table:table-cell>
            <text:p>81665677</text:p>
          </table:table-cell>
          <table:table-cell>
            <text:p>530265464</text:p>
          </table:table-cell>
          <table:table-cell>
            <text:p>906225548</text:p>
          </table:table-cell>
          <table:table-cell>
            <text:p>343149985</text:p>
          </table:table-cell>
          <table:table-cell>
            <text:p>131119764</text:p>
          </table:table-cell>
        </table:table-row>
        <table:table-row>
          <table:table-cell>
            <text:p>409301688</text:p>
          </table:table-cell>
          <table:table-cell>
            <text:p>174033918</text:p>
          </table:table-cell>
          <table:table-cell>
            <text:p>597640774</text:p>
          </table:table-cell>
          <table:table-cell>
            <text:p>917730193</text:p>
          </table:table-cell>
          <table:table-cell>
            <text:p>795664812</text:p>
          </table:table-cell>
          <table:table-cell>
            <text:p>402923311</text:p>
          </table:table-cell>
          <table:table-cell>
            <text:p>536456407</text:p>
          </table:table-cell>
        </table:table-row>
        <table:table-row>
          <table:table-cell>
            <text:p>46813161</text:p>
          </table:table-cell>
          <table:table-cell>
            <text:p>109807006</text:p>
          </table:table-cell>
          <table:table-cell>
            <text:p>899751201</text:p>
          </table:table-cell>
          <table:table-cell>
            <text:p>484893468</text:p>
          </table:table-cell>
          <table:table-cell>
            <text:p>612582972</text:p>
          </table:table-cell>
          <table:table-cell>
            <text:p>29592704</text:p>
          </table:table-cell>
          <table:table-cell>
            <text:p>77053405</text:p>
          </table:table-cell>
        </table:table-row>
        <table:table-row>
          <table:table-cell>
            <text:p>146405177</text:p>
          </table:table-cell>
          <table:table-cell>
            <text:p>713407488</text:p>
          </table:table-cell>
          <table:table-cell>
            <text:p>157741013</text:p>
          </table:table-cell>
          <table:table-cell>
            <text:p>109346047</text:p>
          </table:table-cell>
          <table:table-cell>
            <text:p>754892642</text:p>
          </table:table-cell>
          <table:table-cell>
            <text:p>448003788</text:p>
          </table:table-cell>
          <table:table-cell>
            <text:p>119110710</text:p>
          </table:table-cell>
        </table:table-row>
        <table:table-row>
          <table:table-cell>
            <text:p>687098416</text:p>
          </table:table-cell>
          <table:table-cell>
            <text:p>247773223</text:p>
          </table:table-cell>
          <table:table-cell>
            <text:p>747800885</text:p>
          </table:table-cell>
          <table:table-cell>
            <text:p>362352924</text:p>
          </table:table-cell>
          <table:table-cell>
            <text:p>365620708</text:p>
          </table:table-cell>
          <table:table-cell>
            <text:p>839998342</text:p>
          </table:table-cell>
          <table:table-cell>
            <text:p>664428991</text:p>
          </table:table-cell>
        </table:table-row>
        <table:table-row>
          <table:table-cell>
            <text:p>839923963</text:p>
          </table:table-cell>
          <table:table-cell>
            <text:p>192569906</text:p>
          </table:table-cell>
          <table:table-cell>
            <text:p>646211075</text:p>
          </table:table-cell>
          <table:table-cell>
            <text:p>711976344</text:p>
          </table:table-cell>
          <table:table-cell>
            <text:p>973141499</text:p>
          </table:table-cell>
          <table:table-cell>
            <text:p>640200628</text:p>
          </table:table-cell>
          <table:table-cell>
            <text:p>307713141</text:p>
          </table:table-cell>
        </table:table-row>
        <table:table-row>
          <table:table-cell>
            <text:p>238548596</text:p>
          </table:table-cell>
          <table:table-cell>
            <text:p>76020120</text:p>
          </table:table-cell>
          <table:table-cell>
            <text:p>203140066</text:p>
          </table:table-cell>
          <table:table-cell>
            <text:p>83284137</text:p>
          </table:table-cell>
          <table:table-cell>
            <text:p>556342094</text:p>
          </table:table-cell>
          <table:table-cell>
            <text:p>489259420</text:p>
          </table:table-cell>
          <table:table-cell>
            <text:p>118161184</text:p>
          </table:table-cell>
        </table:table-row>
        <table:table-row>
          <table:table-cell>
            <text:p>354651978</text:p>
          </table:table-cell>
          <table:table-cell>
            <text:p>502629396</text:p>
          </table:table-cell>
          <table:table-cell>
            <text:p>974636098</text:p>
          </table:table-cell>
          <table:table-cell>
            <text:p>692131171</text:p>
          </table:table-cell>
          <table:table-cell>
            <text:p>852709597</text:p>
          </table:table-cell>
          <table:table-cell>
            <text:p>344994881</text:p>
          </table:table-cell>
          <table:table-cell>
            <text:p>611230778</text:p>
          </table:table-cell>
        </table:table-row>
        <table:table-row>
          <table:table-cell>
            <text:p>427807317</text:p>
          </table:table-cell>
          <table:table-cell>
            <text:p>670033093</text:p>
          </table:table-cell>
          <table:table-cell>
            <text:p>999043222</text:p>
          </table:table-cell>
          <table:table-cell>
            <text:p>389646967</text:p>
          </table:table-cell>
          <table:table-cell>
            <text:p>327376724</text:p>
          </table:table-cell>
          <table:table-cell>
            <text:p>788316316</text:p>
          </table:table-cell>
          <table:table-cell>
            <text:p>475835384</text:p>
          </table:table-cell>
        </table:table-row>
        <table:table-row>
          <table:table-cell>
            <text:p>40433451</text:p>
          </table:table-cell>
          <table:table-cell>
            <text:p>15203675</text:p>
          </table:table-cell>
          <table:table-cell>
            <text:p>798542084</text:p>
          </table:table-cell>
          <table:table-cell>
            <text:p>343612781</text:p>
          </table:table-cell>
          <table:table-cell>
            <text:p>374884836</text:p>
          </table:table-cell>
          <table:table-cell>
            <text:p>221561546</text:p>
          </table:table-cell>
          <table:table-cell>
            <text:p>747391220</text:p>
          </table:table-cell>
        </table:table-row>
        <table:table-row>
          <table:table-cell>
            <text:p>514060929</text:p>
          </table:table-cell>
          <table:table-cell>
            <text:p>962058881</text:p>
          </table:table-cell>
          <table:table-cell>
            <text:p>946981800</text:p>
          </table:table-cell>
          <table:table-cell>
            <text:p>172816865</text:p>
          </table:table-cell>
          <table:table-cell>
            <text:p>44038905</text:p>
          </table:table-cell>
          <table:table-cell>
            <text:p>274950571</text:p>
          </table:table-cell>
          <table:table-cell>
            <text:p>205268534</text:p>
          </table:table-cell>
        </table:table-row>
        <table:table-row>
          <table:table-cell>
            <text:p>902078280</text:p>
          </table:table-cell>
          <table:table-cell>
            <text:p>476690932</text:p>
          </table:table-cell>
          <table:table-cell>
            <text:p>536238249</text:p>
          </table:table-cell>
          <table:table-cell>
            <text:p>140910896</text:p>
          </table:table-cell>
          <table:table-cell>
            <text:p>987683390</text:p>
          </table:table-cell>
          <table:table-cell>
            <text:p>413560087</text:p>
          </table:table-cell>
          <table:table-cell>
            <text:p>906146505</text:p>
          </table:table-cell>
        </table:table-row>
        <table:table-row>
          <table:table-cell>
            <text:p>178136831</text:p>
          </table:table-cell>
          <table:table-cell>
            <text:p>532722535</text:p>
          </table:table-cell>
          <table:table-cell>
            <text:p>407472853</text:p>
          </table:table-cell>
          <table:table-cell>
            <text:p>475616246</text:p>
          </table:table-cell>
          <table:table-cell>
            <text:p>207793825</text:p>
          </table:table-cell>
          <table:table-cell>
            <text:p>839409079</text:p>
          </table:table-cell>
          <table:table-cell>
            <text:p>322128967</text:p>
          </table:table-cell>
        </table:table-row>
        <table:table-row>
          <table:table-cell>
            <text:p>646414197</text:p>
          </table:table-cell>
          <table:table-cell>
            <text:p>886784156</text:p>
          </table:table-cell>
          <table:table-cell>
            <text:p>822965244</text:p>
          </table:table-cell>
          <table:table-cell>
            <text:p>147417412</text:p>
          </table:table-cell>
          <table:table-cell>
            <text:p>68482485</text:p>
          </table:table-cell>
          <table:table-cell>
            <text:p>508017420</text:p>
          </table:table-cell>
          <table:table-cell>
            <text:p>836664531</text:p>
          </table:table-cell>
        </table:table-row>
        <table:table-row>
          <table:table-cell>
            <text:p>373594580</text:p>
          </table:table-cell>
          <table:table-cell>
            <text:p>19618568</text:p>
          </table:table-cell>
          <table:table-cell>
            <text:p>760599531</text:p>
          </table:table-cell>
          <table:table-cell>
            <text:p>262134561</text:p>
          </table:table-cell>
          <table:table-cell>
            <text:p>7868903</text:p>
          </table:table-cell>
          <table:table-cell>
            <text:p>861137196</text:p>
          </table:table-cell>
          <table:table-cell>
            <text:p>789871777</text:p>
          </table:table-cell>
        </table:table-row>
        <table:table-row>
          <table:table-cell>
            <text:p>989138633</text:p>
          </table:table-cell>
          <table:table-cell>
            <text:p>711422980</text:p>
          </table:table-cell>
          <table:table-cell>
            <text:p>863648393</text:p>
          </table:table-cell>
          <table:table-cell>
            <text:p>136555029</text:p>
          </table:table-cell>
          <table:table-cell>
            <text:p>52040584</text:p>
          </table:table-cell>
          <table:table-cell>
            <text:p>162107351</text:p>
          </table:table-cell>
          <table:table-cell>
            <text:p>301227431</text:p>
          </table:table-cell>
        </table:table-row>
        <table:table-row>
          <table:table-cell>
            <text:p>222155805</text:p>
          </table:table-cell>
          <table:table-cell>
            <text:p>443857009</text:p>
          </table:table-cell>
          <table:table-cell>
            <text:p>78416366</text:p>
          </table:table-cell>
          <table:table-cell>
            <text:p>170846206</text:p>
          </table:table-cell>
          <table:table-cell>
            <text:p>885595116</text:p>
          </table:table-cell>
          <table:table-cell>
            <text:p>240735040</text:p>
          </table:table-cell>
          <table:table-cell>
            <text:p>471602592</text:p>
          </table:table-cell>
        </table:table-row>
        <table:table-row>
          <table:table-cell>
            <text:p>964371859</text:p>
          </table:table-cell>
          <table:table-cell>
            <text:p>173801640</text:p>
          </table:table-cell>
          <table:table-cell>
            <text:p>172803726</text:p>
          </table:table-cell>
          <table:table-cell>
            <text:p>181031741</text:p>
          </table:table-cell>
          <table:table-cell>
            <text:p>303896535</text:p>
          </table:table-cell>
          <table:table-cell>
            <text:p>93591633</text:p>
          </table:table-cell>
          <table:table-cell>
            <text:p>830344634</text:p>
          </table:table-cell>
        </table:table-row>
        <table:table-row>
          <table:table-cell>
            <text:p>635589699</text:p>
          </table:table-cell>
          <table:table-cell>
            <text:p>885624106</text:p>
          </table:table-cell>
          <table:table-cell>
            <text:p>836552582</text:p>
          </table:table-cell>
          <table:table-cell>
            <text:p>20754850</text:p>
          </table:table-cell>
          <table:table-cell>
            <text:p>916534060</text:p>
          </table:table-cell>
          <table:table-cell>
            <text:p>752588692</text:p>
          </table:table-cell>
          <table:table-cell>
            <text:p>495593716</text:p>
          </table:table-cell>
        </table:table-row>
        <table:table-row>
          <table:table-cell>
            <text:p>702730437</text:p>
          </table:table-cell>
          <table:table-cell>
            <text:p>395924456</text:p>
          </table:table-cell>
          <table:table-cell>
            <text:p>247414069</text:p>
          </table:table-cell>
          <table:table-cell>
            <text:p>364302822</text:p>
          </table:table-cell>
          <table:table-cell>
            <text:p>121288670</text:p>
          </table:table-cell>
          <table:table-cell>
            <text:p>774735796</text:p>
          </table:table-cell>
          <table:table-cell>
            <text:p>215710897</text:p>
          </table:table-cell>
        </table:table-row>
        <table:table-row>
          <table:table-cell>
            <text:p>76297708</text:p>
          </table:table-cell>
          <table:table-cell>
            <text:p>429768669</text:p>
          </table:table-cell>
          <table:table-cell>
            <text:p>94112482</text:p>
          </table:table-cell>
          <table:table-cell>
            <text:p>254809615</text:p>
          </table:table-cell>
          <table:table-cell>
            <text:p>98867383</text:p>
          </table:table-cell>
          <table:table-cell>
            <text:p>481452572</text:p>
          </table:table-cell>
          <table:table-cell>
            <text:p>635981590</text:p>
          </table:table-cell>
        </table:table-row>
        <table:table-row>
          <table:table-cell>
            <text:p>908562855</text:p>
          </table:table-cell>
          <table:table-cell>
            <text:p>809058920</text:p>
          </table:table-cell>
          <table:table-cell>
            <text:p>17932122</text:p>
          </table:table-cell>
          <table:table-cell>
            <text:p>785196658</text:p>
          </table:table-cell>
          <table:table-cell>
            <text:p>497585111</text:p>
          </table:table-cell>
          <table:table-cell>
            <text:p>794191164</text:p>
          </table:table-cell>
          <table:table-cell>
            <text:p>987710709</text:p>
          </table:table-cell>
        </table:table-row>
        <table:table-row>
          <table:table-cell>
            <text:p>901047396</text:p>
          </table:table-cell>
          <table:table-cell>
            <text:p>675010804</text:p>
          </table:table-cell>
          <table:table-cell>
            <text:p>691235992</text:p>
          </table:table-cell>
          <table:table-cell>
            <text:p>159994343</text:p>
          </table:table-cell>
          <table:table-cell>
            <text:p>924884686</text:p>
          </table:table-cell>
          <table:table-cell>
            <text:p>401411614</text:p>
          </table:table-cell>
          <table:table-cell>
            <text:p>88002247</text:p>
          </table:table-cell>
        </table:table-row>
        <table:table-row>
          <table:table-cell>
            <text:p>726476391</text:p>
          </table:table-cell>
          <table:table-cell>
            <text:p>993992611</text:p>
          </table:table-cell>
          <table:table-cell>
            <text:p>123842357</text:p>
          </table:table-cell>
          <table:table-cell>
            <text:p>253350565</text:p>
          </table:table-cell>
          <table:table-cell>
            <text:p>946812810</text:p>
          </table:table-cell>
          <table:table-cell>
            <text:p>316972853</text:p>
          </table:table-cell>
          <table:table-cell>
            <text:p>457378053</text:p>
          </table:table-cell>
        </table:table-row>
        <table:table-row>
          <table:table-cell>
            <text:p>467380684</text:p>
          </table:table-cell>
          <table:table-cell>
            <text:p>7327800</text:p>
          </table:table-cell>
          <table:table-cell>
            <text:p>240909477</text:p>
          </table:table-cell>
          <table:table-cell>
            <text:p>955840659</text:p>
          </table:table-cell>
          <table:table-cell>
            <text:p>676479840</text:p>
          </table:table-cell>
          <table:table-cell>
            <text:p>776116278</text:p>
          </table:table-cell>
          <table:table-cell>
            <text:p>650474698</text:p>
          </table:table-cell>
        </table:table-row>
        <table:table-row>
          <table:table-cell>
            <text:p>565038715</text:p>
          </table:table-cell>
          <table:table-cell>
            <text:p>140327498</text:p>
          </table:table-cell>
          <table:table-cell>
            <text:p>93586268</text:p>
          </table:table-cell>
          <table:table-cell>
            <text:p>811394004</text:p>
          </table:table-cell>
          <table:table-cell>
            <text:p>894586218</text:p>
          </table:table-cell>
          <table:table-cell>
            <text:p>765277571</text:p>
          </table:table-cell>
          <table:table-cell>
            <text:p>705894132</text:p>
          </table:table-cell>
        </table:table-row>
        <table:table-row>
          <table:table-cell>
            <text:p>622214511</text:p>
          </table:table-cell>
          <table:table-cell>
            <text:p>134296117</text:p>
          </table:table-cell>
          <table:table-cell>
            <text:p>313017416</text:p>
          </table:table-cell>
          <table:table-cell>
            <text:p>571109104</text:p>
          </table:table-cell>
          <table:table-cell>
            <text:p>674053159</text:p>
          </table:table-cell>
          <table:table-cell>
            <text:p>359848303</text:p>
          </table:table-cell>
          <table:table-cell>
            <text:p>133571459</text:p>
          </table:table-cell>
        </table:table-row>
        <table:table-row>
          <table:table-cell>
            <text:p>111600313</text:p>
          </table:table-cell>
          <table:table-cell>
            <text:p>300801308</text:p>
          </table:table-cell>
          <table:table-cell>
            <text:p>954275441</text:p>
          </table:table-cell>
          <table:table-cell>
            <text:p>330138347</text:p>
          </table:table-cell>
          <table:table-cell>
            <text:p>685238090</text:p>
          </table:table-cell>
          <table:table-cell>
            <text:p>664826315</text:p>
          </table:table-cell>
          <table:table-cell>
            <text:p>128599997</text:p>
          </table:table-cell>
        </table:table-row>
        <table:table-row>
          <table:table-cell>
            <text:p>268442272</text:p>
          </table:table-cell>
          <table:table-cell>
            <text:p>380674889</text:p>
          </table:table-cell>
          <table:table-cell>
            <text:p>527162757</text:p>
          </table:table-cell>
          <table:table-cell>
            <text:p>493958898</text:p>
          </table:table-cell>
          <table:table-cell>
            <text:p>6952227</text:p>
          </table:table-cell>
          <table:table-cell>
            <text:p>119694440</text:p>
          </table:table-cell>
          <table:table-cell>
            <text:p>638171561</text:p>
          </table:table-cell>
        </table:table-row>
        <table:table-row>
          <table:table-cell>
            <text:p>592917647</text:p>
          </table:table-cell>
          <table:table-cell>
            <text:p>357324215</text:p>
          </table:table-cell>
          <table:table-cell>
            <text:p>150011192</text:p>
          </table:table-cell>
          <table:table-cell>
            <text:p>835766551</text:p>
          </table:table-cell>
          <table:table-cell>
            <text:p>48084331</text:p>
          </table:table-cell>
          <table:table-cell>
            <text:p>55472491</text:p>
          </table:table-cell>
          <table:table-cell>
            <text:p>702885506</text:p>
          </table:table-cell>
        </table:table-row>
        <table:table-row>
          <table:table-cell>
            <text:p>527734976</text:p>
          </table:table-cell>
          <table:table-cell>
            <text:p>286845019</text:p>
          </table:table-cell>
          <table:table-cell>
            <text:p>152124261</text:p>
          </table:table-cell>
          <table:table-cell>
            <text:p>427286732</text:p>
          </table:table-cell>
          <table:table-cell>
            <text:p>71783504</text:p>
          </table:table-cell>
          <table:table-cell>
            <text:p>304236509</text:p>
          </table:table-cell>
          <table:table-cell>
            <text:p>881144714</text:p>
          </table:table-cell>
        </table:table-row>
        <table:table-row>
          <table:table-cell>
            <text:p>809504480</text:p>
          </table:table-cell>
          <table:table-cell>
            <text:p>464492147</text:p>
          </table:table-cell>
          <table:table-cell>
            <text:p>861763035</text:p>
          </table:table-cell>
          <table:table-cell>
            <text:p>620537559</text:p>
          </table:table-cell>
          <table:table-cell>
            <text:p>48417122</text:p>
          </table:table-cell>
          <table:table-cell>
            <text:p>21671772</text:p>
          </table:table-cell>
          <table:table-cell>
            <text:p>23149127</text:p>
          </table:table-cell>
        </table:table-row>
        <table:table-row>
          <table:table-cell>
            <text:p>877310427</text:p>
          </table:table-cell>
          <table:table-cell>
            <text:p>267439678</text:p>
          </table:table-cell>
          <table:table-cell>
            <text:p>596253517</text:p>
          </table:table-cell>
          <table:table-cell>
            <text:p>762709592</text:p>
          </table:table-cell>
          <table:table-cell>
            <text:p>969140882</text:p>
          </table:table-cell>
          <table:table-cell>
            <text:p>801881414</text:p>
          </table:table-cell>
          <table:table-cell>
            <text:p>612670030</text:p>
          </table:table-cell>
        </table:table-row>
        <table:table-row>
          <table:table-cell>
            <text:p>436233185</text:p>
          </table:table-cell>
          <table:table-cell>
            <text:p>357450973</text:p>
          </table:table-cell>
          <table:table-cell>
            <text:p>404590255</text:p>
          </table:table-cell>
          <table:table-cell>
            <text:p>56777517</text:p>
          </table:table-cell>
          <table:table-cell>
            <text:p>317288685</text:p>
          </table:table-cell>
          <table:table-cell>
            <text:p>209809758</text:p>
          </table:table-cell>
          <table:table-cell>
            <text:p>345687170</text:p>
          </table:table-cell>
        </table:table-row>
        <table:table-row>
          <table:table-cell>
            <text:p>111639751</text:p>
          </table:table-cell>
          <table:table-cell>
            <text:p>133737848</text:p>
          </table:table-cell>
          <table:table-cell>
            <text:p>257780484</text:p>
          </table:table-cell>
          <table:table-cell>
            <text:p>52156258</text:p>
          </table:table-cell>
          <table:table-cell>
            <text:p>125456535</text:p>
          </table:table-cell>
          <table:table-cell>
            <text:p>107112758</text:p>
          </table:table-cell>
          <table:table-cell>
            <text:p>478309753</text:p>
          </table:table-cell>
        </table:table-row>
        <table:table-row>
          <table:table-cell>
            <text:p>694485761</text:p>
          </table:table-cell>
          <table:table-cell>
            <text:p>558918261</text:p>
          </table:table-cell>
          <table:table-cell>
            <text:p>705611763</text:p>
          </table:table-cell>
          <table:table-cell>
            <text:p>791180058</text:p>
          </table:table-cell>
          <table:table-cell>
            <text:p>878576464</text:p>
          </table:table-cell>
          <table:table-cell>
            <text:p>25468986</text:p>
          </table:table-cell>
          <table:table-cell>
            <text:p>552370036</text:p>
          </table:table-cell>
        </table:table-row>
        <table:table-row>
          <table:table-cell>
            <text:p>99788289</text:p>
          </table:table-cell>
          <table:table-cell>
            <text:p>755651696</text:p>
          </table:table-cell>
          <table:table-cell>
            <text:p>706558244</text:p>
          </table:table-cell>
          <table:table-cell>
            <text:p>783632743</text:p>
          </table:table-cell>
          <table:table-cell>
            <text:p>840120226</text:p>
          </table:table-cell>
          <table:table-cell>
            <text:p>220736257</text:p>
          </table:table-cell>
          <table:table-cell>
            <text:p>294711965</text:p>
          </table:table-cell>
        </table:table-row>
        <table:table-row>
          <table:table-cell>
            <text:p>810315417</text:p>
          </table:table-cell>
          <table:table-cell>
            <text:p>297609656</text:p>
          </table:table-cell>
          <table:table-cell>
            <text:p>902849407</text:p>
          </table:table-cell>
          <table:table-cell>
            <text:p>674248723</text:p>
          </table:table-cell>
          <table:table-cell>
            <text:p>353678662</text:p>
          </table:table-cell>
          <table:table-cell>
            <text:p>562915243</text:p>
          </table:table-cell>
          <table:table-cell>
            <text:p>504692478</text:p>
          </table:table-cell>
        </table:table-row>
        <table:table-row>
          <table:table-cell>
            <text:p>153413239</text:p>
          </table:table-cell>
          <table:table-cell>
            <text:p>496725362</text:p>
          </table:table-cell>
          <table:table-cell>
            <text:p>871617920</text:p>
          </table:table-cell>
          <table:table-cell>
            <text:p>83657613</text:p>
          </table:table-cell>
          <table:table-cell>
            <text:p>525042068</text:p>
          </table:table-cell>
          <table:table-cell>
            <text:p>812156353</text:p>
          </table:table-cell>
          <table:table-cell>
            <text:p>219207244</text:p>
          </table:table-cell>
        </table:table-row>
        <table:table-row>
          <table:table-cell>
            <text:p>23886871</text:p>
          </table:table-cell>
          <table:table-cell>
            <text:p>363576103</text:p>
          </table:table-cell>
          <table:table-cell>
            <text:p>456158150</text:p>
          </table:table-cell>
          <table:table-cell>
            <text:p>62060158</text:p>
          </table:table-cell>
          <table:table-cell>
            <text:p>638347249</text:p>
          </table:table-cell>
          <table:table-cell>
            <text:p>456317512</text:p>
          </table:table-cell>
          <table:table-cell>
            <text:p>520127832</text:p>
          </table:table-cell>
        </table:table-row>
        <table:table-row>
          <table:table-cell>
            <text:p>856741110</text:p>
          </table:table-cell>
          <table:table-cell>
            <text:p>900291712</text:p>
          </table:table-cell>
          <table:table-cell>
            <text:p>368579350</text:p>
          </table:table-cell>
          <table:table-cell>
            <text:p>111098917</text:p>
          </table:table-cell>
          <table:table-cell>
            <text:p>471348757</text:p>
          </table:table-cell>
          <table:table-cell>
            <text:p>274640378</text:p>
          </table:table-cell>
          <table:table-cell>
            <text:p>399007191</text:p>
          </table:table-cell>
        </table:table-row>
        <table:table-row>
          <table:table-cell>
            <text:p>940400469</text:p>
          </table:table-cell>
          <table:table-cell>
            <text:p>67809071</text:p>
          </table:table-cell>
          <table:table-cell>
            <text:p>276439632</text:p>
          </table:table-cell>
          <table:table-cell>
            <text:p>24502029</text:p>
          </table:table-cell>
          <table:table-cell>
            <text:p>305901420</text:p>
          </table:table-cell>
          <table:table-cell>
            <text:p>484935986</text:p>
          </table:table-cell>
          <table:table-cell>
            <text:p>672378088</text:p>
          </table:table-cell>
        </table:table-row>
        <table:table-row>
          <table:table-cell>
            <text:p>524606123</text:p>
          </table:table-cell>
          <table:table-cell>
            <text:p>694928592</text:p>
          </table:table-cell>
          <table:table-cell>
            <text:p>773263936</text:p>
          </table:table-cell>
          <table:table-cell>
            <text:p>885804175</text:p>
          </table:table-cell>
          <table:table-cell>
            <text:p>368623493</text:p>
          </table:table-cell>
          <table:table-cell>
            <text:p>345802587</text:p>
          </table:table-cell>
          <table:table-cell>
            <text:p>593970953</text:p>
          </table:table-cell>
        </table:table-row>
        <table:table-row>
          <table:table-cell>
            <text:p>554363053</text:p>
          </table:table-cell>
          <table:table-cell>
            <text:p>46599050</text:p>
          </table:table-cell>
          <table:table-cell>
            <text:p>343700395</text:p>
          </table:table-cell>
          <table:table-cell>
            <text:p>252122651</text:p>
          </table:table-cell>
          <table:table-cell>
            <text:p>765319646</text:p>
          </table:table-cell>
          <table:table-cell>
            <text:p>338031970</text:p>
          </table:table-cell>
          <table:table-cell>
            <text:p>357269259</text:p>
          </table:table-cell>
        </table:table-row>
        <table:table-row>
          <table:table-cell>
            <text:p>678120484</text:p>
          </table:table-cell>
          <table:table-cell>
            <text:p>766257841</text:p>
          </table:table-cell>
          <table:table-cell>
            <text:p>900033438</text:p>
          </table:table-cell>
          <table:table-cell>
            <text:p>659571620</text:p>
          </table:table-cell>
          <table:table-cell>
            <text:p>265858410</text:p>
          </table:table-cell>
          <table:table-cell>
            <text:p>252799130</text:p>
          </table:table-cell>
          <table:table-cell>
            <text:p>376991853</text:p>
          </table:table-cell>
        </table:table-row>
        <table:table-row>
          <table:table-cell>
            <text:p>883133035</text:p>
          </table:table-cell>
          <table:table-cell>
            <text:p>582189803</text:p>
          </table:table-cell>
          <table:table-cell>
            <text:p>814394397</text:p>
          </table:table-cell>
          <table:table-cell>
            <text:p>147005549</text:p>
          </table:table-cell>
          <table:table-cell>
            <text:p>228957530</text:p>
          </table:table-cell>
          <table:table-cell>
            <text:p>889172437</text:p>
          </table:table-cell>
          <table:table-cell>
            <text:p>542432368</text:p>
          </table:table-cell>
        </table:table-row>
        <table:table-row>
          <table:table-cell>
            <text:p>974724648</text:p>
          </table:table-cell>
          <table:table-cell>
            <text:p>342296505</text:p>
          </table:table-cell>
          <table:table-cell>
            <text:p>492700912</text:p>
          </table:table-cell>
          <table:table-cell>
            <text:p>547314318</text:p>
          </table:table-cell>
          <table:table-cell>
            <text:p>29031090</text:p>
          </table:table-cell>
          <table:table-cell>
            <text:p>36919020</text:p>
          </table:table-cell>
          <table:table-cell>
            <text:p>33974707</text:p>
          </table:table-cell>
        </table:table-row>
        <table:table-row>
          <table:table-cell>
            <text:p>127582446</text:p>
          </table:table-cell>
          <table:table-cell>
            <text:p>383213622</text:p>
          </table:table-cell>
          <table:table-cell>
            <text:p>114914896</text:p>
          </table:table-cell>
          <table:table-cell>
            <text:p>717746457</text:p>
          </table:table-cell>
          <table:table-cell>
            <text:p>482599221</text:p>
          </table:table-cell>
          <table:table-cell>
            <text:p>155240525</text:p>
          </table:table-cell>
          <table:table-cell>
            <text:p>434840534</text:p>
          </table:table-cell>
        </table:table-row>
        <table:table-row>
          <table:table-cell>
            <text:p>867274574</text:p>
          </table:table-cell>
          <table:table-cell>
            <text:p>904780515</text:p>
          </table:table-cell>
          <table:table-cell>
            <text:p>598594893</text:p>
          </table:table-cell>
          <table:table-cell>
            <text:p>903761047</text:p>
          </table:table-cell>
          <table:table-cell>
            <text:p>82283152</text:p>
          </table:table-cell>
          <table:table-cell>
            <text:p>775964542</text:p>
          </table:table-cell>
          <table:table-cell>
            <text:p>115473206</text:p>
          </table:table-cell>
        </table:table-row>
        <table:table-row>
          <table:table-cell>
            <text:p>982994570</text:p>
          </table:table-cell>
          <table:table-cell>
            <text:p>696481877</text:p>
          </table:table-cell>
          <table:table-cell>
            <text:p>933325884</text:p>
          </table:table-cell>
          <table:table-cell>
            <text:p>632462999</text:p>
          </table:table-cell>
          <table:table-cell>
            <text:p>167587370</text:p>
          </table:table-cell>
          <table:table-cell>
            <text:p>671493130</text:p>
          </table:table-cell>
          <table:table-cell>
            <text:p>108227174</text:p>
          </table:table-cell>
        </table:table-row>
        <table:table-row>
          <table:table-cell>
            <text:p>850359563</text:p>
          </table:table-cell>
          <table:table-cell>
            <text:p>258981201</text:p>
          </table:table-cell>
          <table:table-cell>
            <text:p>925230867</text:p>
          </table:table-cell>
          <table:table-cell>
            <text:p>834740804</text:p>
          </table:table-cell>
          <table:table-cell>
            <text:p>900077776</text:p>
          </table:table-cell>
          <table:table-cell>
            <text:p>542814604</text:p>
          </table:table-cell>
          <table:table-cell>
            <text:p>489372256</text:p>
          </table:table-cell>
        </table:table-row>
        <table:table-row>
          <table:table-cell>
            <text:p>538810890</text:p>
          </table:table-cell>
          <table:table-cell>
            <text:p>78989977</text:p>
          </table:table-cell>
          <table:table-cell>
            <text:p>84914542</text:p>
          </table:table-cell>
          <table:table-cell>
            <text:p>230247045</text:p>
          </table:table-cell>
          <table:table-cell>
            <text:p>452727240</text:p>
          </table:table-cell>
          <table:table-cell>
            <text:p>51567369</text:p>
          </table:table-cell>
          <table:table-cell>
            <text:p>89278867</text:p>
          </table:table-cell>
        </table:table-row>
        <table:table-row>
          <table:table-cell>
            <text:p>552017383</text:p>
          </table:table-cell>
          <table:table-cell>
            <text:p>194473738</text:p>
          </table:table-cell>
          <table:table-cell>
            <text:p>372046463</text:p>
          </table:table-cell>
          <table:table-cell>
            <text:p>199282688</text:p>
          </table:table-cell>
          <table:table-cell>
            <text:p>360161615</text:p>
          </table:table-cell>
          <table:table-cell>
            <text:p>619882237</text:p>
          </table:table-cell>
          <table:table-cell>
            <text:p>999550421</text:p>
          </table:table-cell>
        </table:table-row>
        <table:table-row>
          <table:table-cell>
            <text:p>116921451</text:p>
          </table:table-cell>
          <table:table-cell>
            <text:p>547203818</text:p>
          </table:table-cell>
          <table:table-cell>
            <text:p>600581468</text:p>
          </table:table-cell>
          <table:table-cell>
            <text:p>649404233</text:p>
          </table:table-cell>
          <table:table-cell>
            <text:p>259183945</text:p>
          </table:table-cell>
          <table:table-cell>
            <text:p>980175871</text:p>
          </table:table-cell>
          <table:table-cell>
            <text:p>694089375</text:p>
          </table:table-cell>
        </table:table-row>
        <table:table-row>
          <table:table-cell>
            <text:p>4177231</text:p>
          </table:table-cell>
          <table:table-cell>
            <text:p>511474082</text:p>
          </table:table-cell>
          <table:table-cell>
            <text:p>741684837</text:p>
          </table:table-cell>
          <table:table-cell>
            <text:p>699439646</text:p>
          </table:table-cell>
          <table:table-cell>
            <text:p>288880182</text:p>
          </table:table-cell>
          <table:table-cell>
            <text:p>135105106</text:p>
          </table:table-cell>
          <table:table-cell>
            <text:p>697934482</text:p>
          </table:table-cell>
        </table:table-row>
        <table:table-row>
          <table:table-cell>
            <text:p>854182750</text:p>
          </table:table-cell>
          <table:table-cell>
            <text:p>814426186</text:p>
          </table:table-cell>
          <table:table-cell>
            <text:p>573098208</text:p>
          </table:table-cell>
          <table:table-cell>
            <text:p>875657187</text:p>
          </table:table-cell>
          <table:table-cell>
            <text:p>457733832</text:p>
          </table:table-cell>
          <table:table-cell>
            <text:p>569411595</text:p>
          </table:table-cell>
          <table:table-cell>
            <text:p>90752274</text:p>
          </table:table-cell>
        </table:table-row>
        <table:table-row>
          <table:table-cell>
            <text:p>548362831</text:p>
          </table:table-cell>
          <table:table-cell>
            <text:p>171121555</text:p>
          </table:table-cell>
          <table:table-cell>
            <text:p>608278054</text:p>
          </table:table-cell>
          <table:table-cell>
            <text:p>317101868</text:p>
          </table:table-cell>
          <table:table-cell>
            <text:p>605537429</text:p>
          </table:table-cell>
          <table:table-cell>
            <text:p>614623565</text:p>
          </table:table-cell>
          <table:table-cell>
            <text:p>61103819</text:p>
          </table:table-cell>
        </table:table-row>
        <table:table-row>
          <table:table-cell>
            <text:p>183142175</text:p>
          </table:table-cell>
          <table:table-cell>
            <text:p>605224918</text:p>
          </table:table-cell>
          <table:table-cell>
            <text:p>136820842</text:p>
          </table:table-cell>
          <table:table-cell>
            <text:p>861986997</text:p>
          </table:table-cell>
          <table:table-cell>
            <text:p>388526477</text:p>
          </table:table-cell>
          <table:table-cell>
            <text:p>605240103</text:p>
          </table:table-cell>
          <table:table-cell>
            <text:p>502684108</text:p>
          </table:table-cell>
        </table:table-row>
        <table:table-row>
          <table:table-cell>
            <text:p>130281500</text:p>
          </table:table-cell>
          <table:table-cell>
            <text:p>794764631</text:p>
          </table:table-cell>
          <table:table-cell>
            <text:p>277375396</text:p>
          </table:table-cell>
          <table:table-cell>
            <text:p>237564636</text:p>
          </table:table-cell>
          <table:table-cell>
            <text:p>878039641</text:p>
          </table:table-cell>
          <table:table-cell>
            <text:p>159750569</text:p>
          </table:table-cell>
          <table:table-cell>
            <text:p>811820197</text:p>
          </table:table-cell>
        </table:table-row>
        <table:table-row>
          <table:table-cell>
            <text:p>174257088</text:p>
          </table:table-cell>
          <table:table-cell>
            <text:p>85323461</text:p>
          </table:table-cell>
          <table:table-cell>
            <text:p>193633033</text:p>
          </table:table-cell>
          <table:table-cell>
            <text:p>154437298</text:p>
          </table:table-cell>
          <table:table-cell>
            <text:p>181676723</text:p>
          </table:table-cell>
          <table:table-cell>
            <text:p>524101911</text:p>
          </table:table-cell>
          <table:table-cell>
            <text:p>522694714</text:p>
          </table:table-cell>
        </table:table-row>
        <table:table-row>
          <table:table-cell>
            <text:p>341924186</text:p>
          </table:table-cell>
          <table:table-cell>
            <text:p>298271587</text:p>
          </table:table-cell>
          <table:table-cell>
            <text:p>41641425</text:p>
          </table:table-cell>
          <table:table-cell>
            <text:p>99537551</text:p>
          </table:table-cell>
          <table:table-cell>
            <text:p>314997295</text:p>
          </table:table-cell>
          <table:table-cell>
            <text:p>101373821</text:p>
          </table:table-cell>
          <table:table-cell>
            <text:p>313197669</text:p>
          </table:table-cell>
        </table:table-row>
        <table:table-row>
          <table:table-cell>
            <text:p>193921539</text:p>
          </table:table-cell>
          <table:table-cell>
            <text:p>919656175</text:p>
          </table:table-cell>
          <table:table-cell>
            <text:p>50008079</text:p>
          </table:table-cell>
          <table:table-cell>
            <text:p>826718743</text:p>
          </table:table-cell>
          <table:table-cell>
            <text:p>172626542</text:p>
          </table:table-cell>
          <table:table-cell>
            <text:p>533082179</text:p>
          </table:table-cell>
          <table:table-cell>
            <text:p>654399988</text:p>
          </table:table-cell>
        </table:table-row>
        <table:table-row>
          <table:table-cell>
            <text:p>556543701</text:p>
          </table:table-cell>
          <table:table-cell>
            <text:p>439414020</text:p>
          </table:table-cell>
          <table:table-cell>
            <text:p>567908599</text:p>
          </table:table-cell>
          <table:table-cell>
            <text:p>30752000</text:p>
          </table:table-cell>
          <table:table-cell>
            <text:p>420877080</text:p>
          </table:table-cell>
          <table:table-cell>
            <text:p>162237984</text:p>
          </table:table-cell>
          <table:table-cell>
            <text:p>404323418</text:p>
          </table:table-cell>
        </table:table-row>
        <table:table-row>
          <table:table-cell>
            <text:p>800563118</text:p>
          </table:table-cell>
          <table:table-cell>
            <text:p>223508327</text:p>
          </table:table-cell>
          <table:table-cell>
            <text:p>390465040</text:p>
          </table:table-cell>
          <table:table-cell>
            <text:p>302167646</text:p>
          </table:table-cell>
          <table:table-cell>
            <text:p>990349767</text:p>
          </table:table-cell>
          <table:table-cell>
            <text:p>359989993</text:p>
          </table:table-cell>
          <table:table-cell>
            <text:p>483649390</text:p>
          </table:table-cell>
        </table:table-row>
        <table:table-row>
          <table:table-cell>
            <text:p>421381051</text:p>
          </table:table-cell>
          <table:table-cell>
            <text:p>406855391</text:p>
          </table:table-cell>
          <table:table-cell>
            <text:p>571667845</text:p>
          </table:table-cell>
          <table:table-cell>
            <text:p>469646406</text:p>
          </table:table-cell>
          <table:table-cell>
            <text:p>659923330</text:p>
          </table:table-cell>
          <table:table-cell>
            <text:p>876867212</text:p>
          </table:table-cell>
          <table:table-cell>
            <text:p>823758804</text:p>
          </table:table-cell>
        </table:table-row>
        <table:table-row>
          <table:table-cell>
            <text:p>979414117</text:p>
          </table:table-cell>
          <table:table-cell>
            <text:p>179197428</text:p>
          </table:table-cell>
          <table:table-cell>
            <text:p>300130078</text:p>
          </table:table-cell>
          <table:table-cell>
            <text:p>198033821</text:p>
          </table:table-cell>
          <table:table-cell>
            <text:p>901757275</text:p>
          </table:table-cell>
          <table:table-cell>
            <text:p>758424292</text:p>
          </table:table-cell>
          <table:table-cell>
            <text:p>981116195</text:p>
          </table:table-cell>
        </table:table-row>
        <table:table-row>
          <table:table-cell>
            <text:p>467530075</text:p>
          </table:table-cell>
          <table:table-cell>
            <text:p>662330426</text:p>
          </table:table-cell>
          <table:table-cell>
            <text:p>996935568</text:p>
          </table:table-cell>
          <table:table-cell>
            <text:p>92863406</text:p>
          </table:table-cell>
          <table:table-cell>
            <text:p>703252996</text:p>
          </table:table-cell>
          <table:table-cell>
            <text:p>748209974</text:p>
          </table:table-cell>
          <table:table-cell>
            <text:p>17943134</text:p>
          </table:table-cell>
        </table:table-row>
        <table:table-row>
          <table:table-cell>
            <text:p>611983387</text:p>
          </table:table-cell>
          <table:table-cell>
            <text:p>928032798</text:p>
          </table:table-cell>
          <table:table-cell>
            <text:p>281033084</text:p>
          </table:table-cell>
          <table:table-cell>
            <text:p>245228775</text:p>
          </table:table-cell>
          <table:table-cell>
            <text:p>187220958</text:p>
          </table:table-cell>
          <table:table-cell>
            <text:p>580166920</text:p>
          </table:table-cell>
          <table:table-cell>
            <text:p>291788247</text:p>
          </table:table-cell>
        </table:table-row>
        <table:table-row>
          <table:table-cell>
            <text:p>866830720</text:p>
          </table:table-cell>
          <table:table-cell>
            <text:p>260603539</text:p>
          </table:table-cell>
          <table:table-cell>
            <text:p>515453454</text:p>
          </table:table-cell>
          <table:table-cell>
            <text:p>230737274</text:p>
          </table:table-cell>
          <table:table-cell>
            <text:p>234566535</text:p>
          </table:table-cell>
          <table:table-cell>
            <text:p>392711385</text:p>
          </table:table-cell>
          <table:table-cell>
            <text:p>221487023</text:p>
          </table:table-cell>
        </table:table-row>
        <table:table-row>
          <table:table-cell>
            <text:p>95966548</text:p>
          </table:table-cell>
          <table:table-cell>
            <text:p>846579513</text:p>
          </table:table-cell>
          <table:table-cell>
            <text:p>707691979</text:p>
          </table:table-cell>
          <table:table-cell>
            <text:p>581812275</text:p>
          </table:table-cell>
          <table:table-cell>
            <text:p>546563088</text:p>
          </table:table-cell>
          <table:table-cell>
            <text:p>314101495</text:p>
          </table:table-cell>
          <table:table-cell>
            <text:p>103092960</text:p>
          </table:table-cell>
        </table:table-row>
        <table:table-row>
          <table:table-cell>
            <text:p>413576348</text:p>
          </table:table-cell>
          <table:table-cell>
            <text:p>713341448</text:p>
          </table:table-cell>
          <table:table-cell>
            <text:p>49057203</text:p>
          </table:table-cell>
          <table:table-cell>
            <text:p>751907863</text:p>
          </table:table-cell>
          <table:table-cell>
            <text:p>573293338</text:p>
          </table:table-cell>
          <table:table-cell>
            <text:p>403552775</text:p>
          </table:table-cell>
          <table:table-cell>
            <text:p>664122520</text:p>
          </table:table-cell>
        </table:table-row>
        <table:table-row>
          <table:table-cell>
            <text:p>545479482</text:p>
          </table:table-cell>
          <table:table-cell>
            <text:p>151630080</text:p>
          </table:table-cell>
          <table:table-cell>
            <text:p>592424539</text:p>
          </table:table-cell>
          <table:table-cell>
            <text:p>402749765</text:p>
          </table:table-cell>
          <table:table-cell>
            <text:p>547245585</text:p>
          </table:table-cell>
          <table:table-cell>
            <text:p>646921816</text:p>
          </table:table-cell>
          <table:table-cell>
            <text:p>107187475</text:p>
          </table:table-cell>
        </table:table-row>
        <table:table-row>
          <table:table-cell>
            <text:p>286545874</text:p>
          </table:table-cell>
          <table:table-cell>
            <text:p>79703823</text:p>
          </table:table-cell>
          <table:table-cell>
            <text:p>783093965</text:p>
          </table:table-cell>
          <table:table-cell>
            <text:p>80692191</text:p>
          </table:table-cell>
          <table:table-cell>
            <text:p>823507570</text:p>
          </table:table-cell>
          <table:table-cell>
            <text:p>510861429</text:p>
          </table:table-cell>
          <table:table-cell>
            <text:p>930319661</text:p>
          </table:table-cell>
        </table:table-row>
        <table:table-row>
          <table:table-cell>
            <text:p>607888755</text:p>
          </table:table-cell>
          <table:table-cell>
            <text:p>153466567</text:p>
          </table:table-cell>
          <table:table-cell>
            <text:p>576150941</text:p>
          </table:table-cell>
          <table:table-cell>
            <text:p>337363217</text:p>
          </table:table-cell>
          <table:table-cell>
            <text:p>699525932</text:p>
          </table:table-cell>
          <table:table-cell>
            <text:p>769987189</text:p>
          </table:table-cell>
          <table:table-cell>
            <text:p>508079675</text:p>
          </table:table-cell>
        </table:table-row>
        <table:table-row>
          <table:table-cell>
            <text:p>842414543</text:p>
          </table:table-cell>
          <table:table-cell>
            <text:p>453469178</text:p>
          </table:table-cell>
          <table:table-cell>
            <text:p>821054418</text:p>
          </table:table-cell>
          <table:table-cell>
            <text:p>988235569</text:p>
          </table:table-cell>
          <table:table-cell>
            <text:p>813228903</text:p>
          </table:table-cell>
          <table:table-cell>
            <text:p>59464882</text:p>
          </table:table-cell>
          <table:table-cell>
            <text:p>23696665</text:p>
          </table:table-cell>
        </table:table-row>
        <table:table-row>
          <table:table-cell>
            <text:p>545128299</text:p>
          </table:table-cell>
          <table:table-cell>
            <text:p>322094921</text:p>
          </table:table-cell>
          <table:table-cell>
            <text:p>758352692</text:p>
          </table:table-cell>
          <table:table-cell>
            <text:p>497893171</text:p>
          </table:table-cell>
          <table:table-cell>
            <text:p>386906503</text:p>
          </table:table-cell>
          <table:table-cell>
            <text:p>668363220</text:p>
          </table:table-cell>
          <table:table-cell>
            <text:p>514891923</text:p>
          </table:table-cell>
        </table:table-row>
        <table:table-row>
          <table:table-cell>
            <text:p>424555304</text:p>
          </table:table-cell>
          <table:table-cell>
            <text:p>775798444</text:p>
          </table:table-cell>
          <table:table-cell>
            <text:p>390922057</text:p>
          </table:table-cell>
          <table:table-cell>
            <text:p>583341250</text:p>
          </table:table-cell>
          <table:table-cell>
            <text:p>816994558</text:p>
          </table:table-cell>
          <table:table-cell>
            <text:p>569535909</text:p>
          </table:table-cell>
          <table:table-cell>
            <text:p>608731272</text:p>
          </table:table-cell>
        </table:table-row>
        <table:table-row>
          <table:table-cell>
            <text:p>84274462</text:p>
          </table:table-cell>
          <table:table-cell>
            <text:p>307793025</text:p>
          </table:table-cell>
          <table:table-cell>
            <text:p>6347960</text:p>
          </table:table-cell>
          <table:table-cell>
            <text:p>676471136</text:p>
          </table:table-cell>
          <table:table-cell>
            <text:p>262672033</text:p>
          </table:table-cell>
          <table:table-cell>
            <text:p>993316469</text:p>
          </table:table-cell>
          <table:table-cell>
            <text:p>166889914</text:p>
          </table:table-cell>
        </table:table-row>
        <table:table-row>
          <table:table-cell>
            <text:p>225616829</text:p>
          </table:table-cell>
          <table:table-cell>
            <text:p>86981222</text:p>
          </table:table-cell>
          <table:table-cell>
            <text:p>889092225</text:p>
          </table:table-cell>
          <table:table-cell>
            <text:p>97573227</text:p>
          </table:table-cell>
          <table:table-cell>
            <text:p>291306437</text:p>
          </table:table-cell>
          <table:table-cell>
            <text:p>928837363</text:p>
          </table:table-cell>
          <table:table-cell>
            <text:p>405796393</text:p>
          </table:table-cell>
        </table:table-row>
        <table:table-row>
          <table:table-cell>
            <text:p>137810066</text:p>
          </table:table-cell>
          <table:table-cell>
            <text:p>284780123</text:p>
          </table:table-cell>
          <table:table-cell>
            <text:p>750086963</text:p>
          </table:table-cell>
          <table:table-cell>
            <text:p>470320717</text:p>
          </table:table-cell>
          <table:table-cell>
            <text:p>407777277</text:p>
          </table:table-cell>
          <table:table-cell>
            <text:p>294704308</text:p>
          </table:table-cell>
          <table:table-cell>
            <text:p>292986083</text:p>
          </table:table-cell>
        </table:table-row>
        <table:table-row>
          <table:table-cell>
            <text:p>302370390</text:p>
          </table:table-cell>
          <table:table-cell>
            <text:p>26156098</text:p>
          </table:table-cell>
          <table:table-cell>
            <text:p>379295433</text:p>
          </table:table-cell>
          <table:table-cell>
            <text:p>673313716</text:p>
          </table:table-cell>
          <table:table-cell>
            <text:p>622306597</text:p>
          </table:table-cell>
          <table:table-cell>
            <text:p>875189283</text:p>
          </table:table-cell>
          <table:table-cell>
            <text:p>41754186</text:p>
          </table:table-cell>
        </table:table-row>
        <table:table-row>
          <table:table-cell>
            <text:p>922034726</text:p>
          </table:table-cell>
          <table:table-cell>
            <text:p>202099103</text:p>
          </table:table-cell>
          <table:table-cell>
            <text:p>81616071</text:p>
          </table:table-cell>
          <table:table-cell>
            <text:p>900921584</text:p>
          </table:table-cell>
          <table:table-cell>
            <text:p>313229212</text:p>
          </table:table-cell>
          <table:table-cell>
            <text:p>256423988</text:p>
          </table:table-cell>
          <table:table-cell>
            <text:p>516305657</text:p>
          </table:table-cell>
        </table:table-row>
        <table:table-row>
          <table:table-cell>
            <text:p>491538449</text:p>
          </table:table-cell>
          <table:table-cell>
            <text:p>977006280</text:p>
          </table:table-cell>
          <table:table-cell>
            <text:p>774691320</text:p>
          </table:table-cell>
          <table:table-cell>
            <text:p>103916557</text:p>
          </table:table-cell>
          <table:table-cell>
            <text:p>327173083</text:p>
          </table:table-cell>
          <table:table-cell>
            <text:p>713646676</text:p>
          </table:table-cell>
          <table:table-cell>
            <text:p>744715661</text:p>
          </table:table-cell>
        </table:table-row>
        <table:table-row>
          <table:table-cell>
            <text:p>164082084</text:p>
          </table:table-cell>
          <table:table-cell>
            <text:p>987797791</text:p>
          </table:table-cell>
          <table:table-cell>
            <text:p>171145020</text:p>
          </table:table-cell>
          <table:table-cell>
            <text:p>112768852</text:p>
          </table:table-cell>
          <table:table-cell>
            <text:p>511885073</text:p>
          </table:table-cell>
          <table:table-cell>
            <text:p>576467169</text:p>
          </table:table-cell>
          <table:table-cell>
            <text:p>394179735</text:p>
          </table:table-cell>
        </table:table-row>
        <table:table-row>
          <table:table-cell>
            <text:p>547325533</text:p>
          </table:table-cell>
          <table:table-cell>
            <text:p>524899005</text:p>
          </table:table-cell>
          <table:table-cell>
            <text:p>857428714</text:p>
          </table:table-cell>
          <table:table-cell>
            <text:p>758960172</text:p>
          </table:table-cell>
          <table:table-cell>
            <text:p>832014304</text:p>
          </table:table-cell>
          <table:table-cell>
            <text:p>82309026</text:p>
          </table:table-cell>
          <table:table-cell>
            <text:p>397876830</text:p>
          </table:table-cell>
        </table:table-row>
        <table:table-row>
          <table:table-cell>
            <text:p>517690087</text:p>
          </table:table-cell>
          <table:table-cell>
            <text:p>866435399</text:p>
          </table:table-cell>
          <table:table-cell>
            <text:p>747760239</text:p>
          </table:table-cell>
          <table:table-cell>
            <text:p>755087923</text:p>
          </table:table-cell>
          <table:table-cell>
            <text:p>374024176</text:p>
          </table:table-cell>
          <table:table-cell>
            <text:p>553433705</text:p>
          </table:table-cell>
          <table:table-cell>
            <text:p>214571310</text:p>
          </table:table-cell>
        </table:table-row>
        <table:table-row>
          <table:table-cell>
            <text:p>555696282</text:p>
          </table:table-cell>
          <table:table-cell>
            <text:p>456641547</text:p>
          </table:table-cell>
          <table:table-cell>
            <text:p>141313410</text:p>
          </table:table-cell>
          <table:table-cell>
            <text:p>677636057</text:p>
          </table:table-cell>
          <table:table-cell>
            <text:p>942855570</text:p>
          </table:table-cell>
          <table:table-cell>
            <text:p>418070068</text:p>
          </table:table-cell>
          <table:table-cell>
            <text:p>254394336</text:p>
          </table:table-cell>
        </table:table-row>
        <table:table-row>
          <table:table-cell>
            <text:p>86271493</text:p>
          </table:table-cell>
          <table:table-cell>
            <text:p>165741915</text:p>
          </table:table-cell>
          <table:table-cell>
            <text:p>536411688</text:p>
          </table:table-cell>
          <table:table-cell>
            <text:p>337942537</text:p>
          </table:table-cell>
          <table:table-cell>
            <text:p>467839839</text:p>
          </table:table-cell>
          <table:table-cell>
            <text:p>416055515</text:p>
          </table:table-cell>
          <table:table-cell>
            <text:p>952626019</text:p>
          </table:table-cell>
        </table:table-row>
        <table:table-row>
          <table:table-cell>
            <text:p>947322583</text:p>
          </table:table-cell>
          <table:table-cell>
            <text:p>746800036</text:p>
          </table:table-cell>
          <table:table-cell>
            <text:p>736654073</text:p>
          </table:table-cell>
          <table:table-cell>
            <text:p>230321091</text:p>
          </table:table-cell>
          <table:table-cell>
            <text:p>750281582</text:p>
          </table:table-cell>
          <table:table-cell>
            <text:p>212608973</text:p>
          </table:table-cell>
          <table:table-cell>
            <text:p>111631564</text:p>
          </table:table-cell>
        </table:table-row>
        <table:table-row>
          <table:table-cell>
            <text:p>679755745</text:p>
          </table:table-cell>
          <table:table-cell>
            <text:p>736650466</text:p>
          </table:table-cell>
          <table:table-cell>
            <text:p>188796462</text:p>
          </table:table-cell>
          <table:table-cell>
            <text:p>861337378</text:p>
          </table:table-cell>
          <table:table-cell>
            <text:p>989929243</text:p>
          </table:table-cell>
          <table:table-cell>
            <text:p>811713179</text:p>
          </table:table-cell>
          <table:table-cell>
            <text:p>379040097</text:p>
          </table:table-cell>
        </table:table-row>
        <table:table-row>
          <table:table-cell>
            <text:p>607150272</text:p>
          </table:table-cell>
          <table:table-cell>
            <text:p>268474467</text:p>
          </table:table-cell>
          <table:table-cell>
            <text:p>526887133</text:p>
          </table:table-cell>
          <table:table-cell>
            <text:p>134670884</text:p>
          </table:table-cell>
          <table:table-cell>
            <text:p>613804405</text:p>
          </table:table-cell>
          <table:table-cell>
            <text:p>185717190</text:p>
          </table:table-cell>
          <table:table-cell>
            <text:p>695527575</text:p>
          </table:table-cell>
        </table:table-row>
        <table:table-row>
          <table:table-cell>
            <text:p>169612850</text:p>
          </table:table-cell>
          <table:table-cell>
            <text:p>464788562</text:p>
          </table:table-cell>
          <table:table-cell>
            <text:p>499536666</text:p>
          </table:table-cell>
          <table:table-cell>
            <text:p>93826099</text:p>
          </table:table-cell>
          <table:table-cell>
            <text:p>360453575</text:p>
          </table:table-cell>
          <table:table-cell>
            <text:p>564415687</text:p>
          </table:table-cell>
          <table:table-cell>
            <text:p>569558667</text:p>
          </table:table-cell>
        </table:table-row>
        <table:table-row>
          <table:table-cell>
            <text:p>671306904</text:p>
          </table:table-cell>
          <table:table-cell>
            <text:p>48580806</text:p>
          </table:table-cell>
          <table:table-cell>
            <text:p>383921217</text:p>
          </table:table-cell>
          <table:table-cell>
            <text:p>991947354</text:p>
          </table:table-cell>
          <table:table-cell>
            <text:p>811116089</text:p>
          </table:table-cell>
          <table:table-cell>
            <text:p>144355037</text:p>
          </table:table-cell>
          <table:table-cell>
            <text:p>590565824</text:p>
          </table:table-cell>
        </table:table-row>
        <table:table-row>
          <table:table-cell>
            <text:p>10251145</text:p>
          </table:table-cell>
          <table:table-cell>
            <text:p>141384813</text:p>
          </table:table-cell>
          <table:table-cell>
            <text:p>134615394</text:p>
          </table:table-cell>
          <table:table-cell>
            <text:p>681765184</text:p>
          </table:table-cell>
          <table:table-cell>
            <text:p>168762349</text:p>
          </table:table-cell>
          <table:table-cell>
            <text:p>650693601</text:p>
          </table:table-cell>
          <table:table-cell>
            <text:p>486932829</text:p>
          </table:table-cell>
        </table:table-row>
        <table:table-row>
          <table:table-cell>
            <text:p>950328055</text:p>
          </table:table-cell>
          <table:table-cell>
            <text:p>466237071</text:p>
          </table:table-cell>
          <table:table-cell>
            <text:p>172570898</text:p>
          </table:table-cell>
          <table:table-cell>
            <text:p>818417165</text:p>
          </table:table-cell>
          <table:table-cell>
            <text:p>533779692</text:p>
          </table:table-cell>
          <table:table-cell>
            <text:p>130525727</text:p>
          </table:table-cell>
          <table:table-cell>
            <text:p>469321508</text:p>
          </table:table-cell>
        </table:table-row>
        <table:table-row>
          <table:table-cell>
            <text:p>156141809</text:p>
          </table:table-cell>
          <table:table-cell>
            <text:p>459592739</text:p>
          </table:table-cell>
          <table:table-cell>
            <text:p>341152720</text:p>
          </table:table-cell>
          <table:table-cell>
            <text:p>213382274</text:p>
          </table:table-cell>
          <table:table-cell>
            <text:p>312596592</text:p>
          </table:table-cell>
          <table:table-cell>
            <text:p>91630030</text:p>
          </table:table-cell>
          <table:table-cell>
            <text:p>772009853</text:p>
          </table:table-cell>
        </table:table-row>
        <table:table-row>
          <table:table-cell>
            <text:p>369387813</text:p>
          </table:table-cell>
          <table:table-cell>
            <text:p>39079645</text:p>
          </table:table-cell>
          <table:table-cell>
            <text:p>671765187</text:p>
          </table:table-cell>
          <table:table-cell>
            <text:p>200921496</text:p>
          </table:table-cell>
          <table:table-cell>
            <text:p>564989359</text:p>
          </table:table-cell>
          <table:table-cell>
            <text:p>443103871</text:p>
          </table:table-cell>
          <table:table-cell>
            <text:p>314120524</text:p>
          </table:table-cell>
        </table:table-row>
        <table:table-row>
          <table:table-cell>
            <text:p>145538738</text:p>
          </table:table-cell>
          <table:table-cell>
            <text:p>436860417</text:p>
          </table:table-cell>
          <table:table-cell>
            <text:p>759332738</text:p>
          </table:table-cell>
          <table:table-cell>
            <text:p>582065646</text:p>
          </table:table-cell>
          <table:table-cell>
            <text:p>357659037</text:p>
          </table:table-cell>
          <table:table-cell>
            <text:p>598411854</text:p>
          </table:table-cell>
          <table:table-cell>
            <text:p>242946026</text:p>
          </table:table-cell>
        </table:table-row>
        <table:table-row>
          <table:table-cell>
            <text:p>370990991</text:p>
          </table:table-cell>
          <table:table-cell>
            <text:p>427866976</text:p>
          </table:table-cell>
          <table:table-cell>
            <text:p>981190068</text:p>
          </table:table-cell>
          <table:table-cell>
            <text:p>730278782</text:p>
          </table:table-cell>
          <table:table-cell>
            <text:p>410731696</text:p>
          </table:table-cell>
          <table:table-cell>
            <text:p>776902659</text:p>
          </table:table-cell>
          <table:table-cell>
            <text:p>513114228</text:p>
          </table:table-cell>
        </table:table-row>
        <table:table-row>
          <table:table-cell>
            <text:p>872551951</text:p>
          </table:table-cell>
          <table:table-cell>
            <text:p>228517762</text:p>
          </table:table-cell>
          <table:table-cell>
            <text:p>954624186</text:p>
          </table:table-cell>
          <table:table-cell>
            <text:p>5914590</text:p>
          </table:table-cell>
          <table:table-cell>
            <text:p>620406693</text:p>
          </table:table-cell>
          <table:table-cell>
            <text:p>432665971</text:p>
          </table:table-cell>
          <table:table-cell>
            <text:p>119064825</text:p>
          </table:table-cell>
        </table:table-row>
        <table:table-row>
          <table:table-cell>
            <text:p>771181805</text:p>
          </table:table-cell>
          <table:table-cell>
            <text:p>874700592</text:p>
          </table:table-cell>
          <table:table-cell>
            <text:p>290792766</text:p>
          </table:table-cell>
          <table:table-cell>
            <text:p>509877466</text:p>
          </table:table-cell>
          <table:table-cell>
            <text:p>425148469</text:p>
          </table:table-cell>
          <table:table-cell>
            <text:p>902057023</text:p>
          </table:table-cell>
          <table:table-cell>
            <text:p>87067628</text:p>
          </table:table-cell>
        </table:table-row>
        <table:table-row>
          <table:table-cell>
            <text:p>910322084</text:p>
          </table:table-cell>
          <table:table-cell>
            <text:p>988182330</text:p>
          </table:table-cell>
          <table:table-cell>
            <text:p>704744455</text:p>
          </table:table-cell>
          <table:table-cell>
            <text:p>126103782</text:p>
          </table:table-cell>
          <table:table-cell>
            <text:p>639168782</text:p>
          </table:table-cell>
          <table:table-cell>
            <text:p>439576040</text:p>
          </table:table-cell>
          <table:table-cell>
            <text:p>942354068</text:p>
          </table:table-cell>
        </table:table-row>
        <table:table-row>
          <table:table-cell>
            <text:p>558696581</text:p>
          </table:table-cell>
          <table:table-cell>
            <text:p>862982824</text:p>
          </table:table-cell>
          <table:table-cell>
            <text:p>661262175</text:p>
          </table:table-cell>
          <table:table-cell>
            <text:p>530608955</text:p>
          </table:table-cell>
          <table:table-cell>
            <text:p>254343230</text:p>
          </table:table-cell>
          <table:table-cell>
            <text:p>790633659</text:p>
          </table:table-cell>
          <table:table-cell>
            <text:p>152684409</text:p>
          </table:table-cell>
        </table:table-row>
        <table:table-row>
          <table:table-cell>
            <text:p>933396270</text:p>
          </table:table-cell>
          <table:table-cell>
            <text:p>633392477</text:p>
          </table:table-cell>
          <table:table-cell>
            <text:p>261089806</text:p>
          </table:table-cell>
          <table:table-cell>
            <text:p>363548865</text:p>
          </table:table-cell>
          <table:table-cell>
            <text:p>884312023</text:p>
          </table:table-cell>
          <table:table-cell>
            <text:p>962372693</text:p>
          </table:table-cell>
          <table:table-cell>
            <text:p>182920214</text:p>
          </table:table-cell>
        </table:table-row>
        <table:table-row>
          <table:table-cell>
            <text:p>767292636</text:p>
          </table:table-cell>
          <table:table-cell>
            <text:p>990648496</text:p>
          </table:table-cell>
          <table:table-cell>
            <text:p>95888134</text:p>
          </table:table-cell>
          <table:table-cell>
            <text:p>816668315</text:p>
          </table:table-cell>
          <table:table-cell>
            <text:p>811445226</text:p>
          </table:table-cell>
          <table:table-cell>
            <text:p>894747266</text:p>
          </table:table-cell>
          <table:table-cell>
            <text:p>587204143</text:p>
          </table:table-cell>
        </table:table-row>
        <table:table-row>
          <table:table-cell>
            <text:p>809088368</text:p>
          </table:table-cell>
          <table:table-cell>
            <text:p>914653067</text:p>
          </table:table-cell>
          <table:table-cell>
            <text:p>559387010</text:p>
          </table:table-cell>
          <table:table-cell>
            <text:p>322112050</text:p>
          </table:table-cell>
          <table:table-cell>
            <text:p>745644486</text:p>
          </table:table-cell>
          <table:table-cell>
            <text:p>19658595</text:p>
          </table:table-cell>
          <table:table-cell>
            <text:p>601980034</text:p>
          </table:table-cell>
        </table:table-row>
        <table:table-row>
          <table:table-cell>
            <text:p>535469252</text:p>
          </table:table-cell>
          <table:table-cell>
            <text:p>693491381</text:p>
          </table:table-cell>
          <table:table-cell>
            <text:p>618303104</text:p>
          </table:table-cell>
          <table:table-cell>
            <text:p>702623876</text:p>
          </table:table-cell>
          <table:table-cell>
            <text:p>458791455</text:p>
          </table:table-cell>
          <table:table-cell>
            <text:p>809942452</text:p>
          </table:table-cell>
          <table:table-cell>
            <text:p>959552971</text:p>
          </table:table-cell>
        </table:table-row>
        <table:table-row>
          <table:table-cell>
            <text:p>286667727</text:p>
          </table:table-cell>
          <table:table-cell>
            <text:p>240062128</text:p>
          </table:table-cell>
          <table:table-cell>
            <text:p>983859591</text:p>
          </table:table-cell>
          <table:table-cell>
            <text:p>786320239</text:p>
          </table:table-cell>
          <table:table-cell>
            <text:p>104172339</text:p>
          </table:table-cell>
          <table:table-cell>
            <text:p>377787679</text:p>
          </table:table-cell>
          <table:table-cell>
            <text:p>322560928</text:p>
          </table:table-cell>
        </table:table-row>
        <table:table-row>
          <table:table-cell>
            <text:p>902092858</text:p>
          </table:table-cell>
          <table:table-cell>
            <text:p>443172061</text:p>
          </table:table-cell>
          <table:table-cell>
            <text:p>12680337</text:p>
          </table:table-cell>
          <table:table-cell>
            <text:p>469273509</text:p>
          </table:table-cell>
          <table:table-cell>
            <text:p>2104729</text:p>
          </table:table-cell>
          <table:table-cell>
            <text:p>213898033</text:p>
          </table:table-cell>
          <table:table-cell>
            <text:p>608369480</text:p>
          </table:table-cell>
        </table:table-row>
        <table:table-row>
          <table:table-cell>
            <text:p>667385071</text:p>
          </table:table-cell>
          <table:table-cell>
            <text:p>430047834</text:p>
          </table:table-cell>
          <table:table-cell>
            <text:p>430021852</text:p>
          </table:table-cell>
          <table:table-cell>
            <text:p>68864487</text:p>
          </table:table-cell>
          <table:table-cell>
            <text:p>454397904</text:p>
          </table:table-cell>
          <table:table-cell>
            <text:p>285251585</text:p>
          </table:table-cell>
          <table:table-cell>
            <text:p>200335481</text:p>
          </table:table-cell>
        </table:table-row>
        <table:table-row>
          <table:table-cell>
            <text:p>576978654</text:p>
          </table:table-cell>
          <table:table-cell>
            <text:p>135546977</text:p>
          </table:table-cell>
          <table:table-cell>
            <text:p>463914388</text:p>
          </table:table-cell>
          <table:table-cell>
            <text:p>932182371</text:p>
          </table:table-cell>
          <table:table-cell>
            <text:p>331351344</text:p>
          </table:table-cell>
          <table:table-cell>
            <text:p>426100519</text:p>
          </table:table-cell>
          <table:table-cell>
            <text:p>29470102</text:p>
          </table:table-cell>
        </table:table-row>
        <table:table-row>
          <table:table-cell>
            <text:p>548652321</text:p>
          </table:table-cell>
          <table:table-cell>
            <text:p>664905310</text:p>
          </table:table-cell>
          <table:table-cell>
            <text:p>602285529</text:p>
          </table:table-cell>
          <table:table-cell>
            <text:p>446657300</text:p>
          </table:table-cell>
          <table:table-cell>
            <text:p>200643999</text:p>
          </table:table-cell>
          <table:table-cell>
            <text:p>760421775</text:p>
          </table:table-cell>
          <table:table-cell>
            <text:p>66450586</text:p>
          </table:table-cell>
        </table:table-row>
        <table:table-row>
          <table:table-cell>
            <text:p>527904833</text:p>
          </table:table-cell>
          <table:table-cell>
            <text:p>806599697</text:p>
          </table:table-cell>
          <table:table-cell>
            <text:p>72258158</text:p>
          </table:table-cell>
          <table:table-cell>
            <text:p>622107942</text:p>
          </table:table-cell>
          <table:table-cell>
            <text:p>565380399</text:p>
          </table:table-cell>
          <table:table-cell>
            <text:p>280214653</text:p>
          </table:table-cell>
          <table:table-cell>
            <text:p>421966413</text:p>
          </table:table-cell>
        </table:table-row>
        <table:table-row>
          <table:table-cell>
            <text:p>109253276</text:p>
          </table:table-cell>
          <table:table-cell>
            <text:p>922651113</text:p>
          </table:table-cell>
          <table:table-cell>
            <text:p>869303063</text:p>
          </table:table-cell>
          <table:table-cell>
            <text:p>932119262</text:p>
          </table:table-cell>
          <table:table-cell>
            <text:p>618102329</text:p>
          </table:table-cell>
          <table:table-cell>
            <text:p>740805855</text:p>
          </table:table-cell>
          <table:table-cell>
            <text:p>339971440</text:p>
          </table:table-cell>
        </table:table-row>
        <table:table-row>
          <table:table-cell>
            <text:p>613686946</text:p>
          </table:table-cell>
          <table:table-cell>
            <text:p>731528863</text:p>
          </table:table-cell>
          <table:table-cell>
            <text:p>737593774</text:p>
          </table:table-cell>
          <table:table-cell>
            <text:p>57342960</text:p>
          </table:table-cell>
          <table:table-cell>
            <text:p>334678293</text:p>
          </table:table-cell>
          <table:table-cell>
            <text:p>370069010</text:p>
          </table:table-cell>
          <table:table-cell>
            <text:p>452309903</text:p>
          </table:table-cell>
        </table:table-row>
        <table:table-row>
          <table:table-cell>
            <text:p>898768642</text:p>
          </table:table-cell>
          <table:table-cell>
            <text:p>148567191</text:p>
          </table:table-cell>
          <table:table-cell>
            <text:p>308796361</text:p>
          </table:table-cell>
          <table:table-cell>
            <text:p>174169306</text:p>
          </table:table-cell>
          <table:table-cell>
            <text:p>813135636</text:p>
          </table:table-cell>
          <table:table-cell>
            <text:p>772209481</text:p>
          </table:table-cell>
          <table:table-cell>
            <text:p>86668034</text:p>
          </table:table-cell>
        </table:table-row>
        <table:table-row>
          <table:table-cell>
            <text:p>389945644</text:p>
          </table:table-cell>
          <table:table-cell>
            <text:p>165369377</text:p>
          </table:table-cell>
          <table:table-cell>
            <text:p>223786738</text:p>
          </table:table-cell>
          <table:table-cell>
            <text:p>70234109</text:p>
          </table:table-cell>
          <table:table-cell>
            <text:p>978036606</text:p>
          </table:table-cell>
          <table:table-cell>
            <text:p>209624408</text:p>
          </table:table-cell>
          <table:table-cell>
            <text:p>201698811</text:p>
          </table:table-cell>
        </table:table-row>
        <table:table-row>
          <table:table-cell>
            <text:p>231496172</text:p>
          </table:table-cell>
          <table:table-cell>
            <text:p>815493429</text:p>
          </table:table-cell>
          <table:table-cell>
            <text:p>431923487</text:p>
          </table:table-cell>
          <table:table-cell>
            <text:p>203203352</text:p>
          </table:table-cell>
          <table:table-cell>
            <text:p>570278927</text:p>
          </table:table-cell>
          <table:table-cell>
            <text:p>686736340</text:p>
          </table:table-cell>
          <table:table-cell>
            <text:p>402361616</text:p>
          </table:table-cell>
        </table:table-row>
        <table:table-row>
          <table:table-cell>
            <text:p>557982536</text:p>
          </table:table-cell>
          <table:table-cell>
            <text:p>12702715</text:p>
          </table:table-cell>
          <table:table-cell>
            <text:p>542425610</text:p>
          </table:table-cell>
          <table:table-cell>
            <text:p>947001879</text:p>
          </table:table-cell>
          <table:table-cell>
            <text:p>370881482</text:p>
          </table:table-cell>
          <table:table-cell>
            <text:p>574601140</text:p>
          </table:table-cell>
          <table:table-cell>
            <text:p>651604809</text:p>
          </table:table-cell>
        </table:table-row>
        <table:table-row>
          <table:table-cell>
            <text:p>306064846</text:p>
          </table:table-cell>
          <table:table-cell>
            <text:p>789454474</text:p>
          </table:table-cell>
          <table:table-cell>
            <text:p>209893866</text:p>
          </table:table-cell>
          <table:table-cell>
            <text:p>369682899</text:p>
          </table:table-cell>
          <table:table-cell>
            <text:p>203434505</text:p>
          </table:table-cell>
          <table:table-cell>
            <text:p>355717478</text:p>
          </table:table-cell>
          <table:table-cell>
            <text:p>930467553</text:p>
          </table:table-cell>
        </table:table-row>
        <table:table-row>
          <table:table-cell>
            <text:p>31403712</text:p>
          </table:table-cell>
          <table:table-cell>
            <text:p>199754471</text:p>
          </table:table-cell>
          <table:table-cell>
            <text:p>832604696</text:p>
          </table:table-cell>
          <table:table-cell>
            <text:p>784172257</text:p>
          </table:table-cell>
          <table:table-cell>
            <text:p>159940599</text:p>
          </table:table-cell>
          <table:table-cell>
            <text:p>793290268</text:p>
          </table:table-cell>
          <table:table-cell>
            <text:p>863740365</text:p>
          </table:table-cell>
        </table:table-row>
        <table:table-row>
          <table:table-cell>
            <text:p>100137504</text:p>
          </table:table-cell>
          <table:table-cell>
            <text:p>572745314</text:p>
          </table:table-cell>
          <table:table-cell>
            <text:p>356571652</text:p>
          </table:table-cell>
          <table:table-cell>
            <text:p>287309370</text:p>
          </table:table-cell>
          <table:table-cell>
            <text:p>88100401</text:p>
          </table:table-cell>
          <table:table-cell>
            <text:p>704151650</text:p>
          </table:table-cell>
          <table:table-cell>
            <text:p>588472788</text:p>
          </table:table-cell>
        </table:table-row>
        <table:table-row>
          <table:table-cell>
            <text:p>4994603</text:p>
          </table:table-cell>
          <table:table-cell>
            <text:p>987781531</text:p>
          </table:table-cell>
          <table:table-cell>
            <text:p>399307750</text:p>
          </table:table-cell>
          <table:table-cell>
            <text:p>230528387</text:p>
          </table:table-cell>
          <table:table-cell>
            <text:p>762947936</text:p>
          </table:table-cell>
          <table:table-cell>
            <text:p>693133616</text:p>
          </table:table-cell>
          <table:table-cell>
            <text:p>408239604</text:p>
          </table:table-cell>
        </table:table-row>
        <table:table-row>
          <table:table-cell>
            <text:p>447118598</text:p>
          </table:table-cell>
          <table:table-cell>
            <text:p>949552551</text:p>
          </table:table-cell>
          <table:table-cell>
            <text:p>486285697</text:p>
          </table:table-cell>
          <table:table-cell>
            <text:p>904859346</text:p>
          </table:table-cell>
          <table:table-cell>
            <text:p>211700473</text:p>
          </table:table-cell>
          <table:table-cell>
            <text:p>964194287</text:p>
          </table:table-cell>
          <table:table-cell>
            <text:p>731959167</text:p>
          </table:table-cell>
        </table:table-row>
        <table:table-row>
          <table:table-cell>
            <text:p>82009847</text:p>
          </table:table-cell>
          <table:table-cell>
            <text:p>560973351</text:p>
          </table:table-cell>
          <table:table-cell>
            <text:p>933311440</text:p>
          </table:table-cell>
          <table:table-cell>
            <text:p>680231290</text:p>
          </table:table-cell>
          <table:table-cell>
            <text:p>27942820</text:p>
          </table:table-cell>
          <table:table-cell>
            <text:p>835419165</text:p>
          </table:table-cell>
          <table:table-cell>
            <text:p>99510922</text:p>
          </table:table-cell>
        </table:table-row>
        <table:table-row>
          <table:table-cell>
            <text:p>556305760</text:p>
          </table:table-cell>
          <table:table-cell>
            <text:p>553433883</text:p>
          </table:table-cell>
          <table:table-cell>
            <text:p>874901551</text:p>
          </table:table-cell>
          <table:table-cell>
            <text:p>296623928</text:p>
          </table:table-cell>
          <table:table-cell>
            <text:p>386340938</text:p>
          </table:table-cell>
          <table:table-cell>
            <text:p>247094463</text:p>
          </table:table-cell>
          <table:table-cell>
            <text:p>272152265</text:p>
          </table:table-cell>
        </table:table-row>
        <table:table-row>
          <table:table-cell>
            <text:p>900592802</text:p>
          </table:table-cell>
          <table:table-cell>
            <text:p>515794778</text:p>
          </table:table-cell>
          <table:table-cell>
            <text:p>806039346</text:p>
          </table:table-cell>
          <table:table-cell>
            <text:p>208910047</text:p>
          </table:table-cell>
          <table:table-cell>
            <text:p>135543261</text:p>
          </table:table-cell>
          <table:table-cell>
            <text:p>798276471</text:p>
          </table:table-cell>
          <table:table-cell>
            <text:p>425602363</text:p>
          </table:table-cell>
        </table:table-row>
        <table:table-row>
          <table:table-cell>
            <text:p>539759350</text:p>
          </table:table-cell>
          <table:table-cell>
            <text:p>531575297</text:p>
          </table:table-cell>
          <table:table-cell>
            <text:p>776508923</text:p>
          </table:table-cell>
          <table:table-cell>
            <text:p>250005946</text:p>
          </table:table-cell>
          <table:table-cell>
            <text:p>61463403</text:p>
          </table:table-cell>
          <table:table-cell>
            <text:p>946786631</text:p>
          </table:table-cell>
          <table:table-cell>
            <text:p>336377547</text:p>
          </table:table-cell>
        </table:table-row>
        <table:table-row>
          <table:table-cell>
            <text:p>600277219</text:p>
          </table:table-cell>
          <table:table-cell>
            <text:p>781633198</text:p>
          </table:table-cell>
          <table:table-cell>
            <text:p>100222734</text:p>
          </table:table-cell>
          <table:table-cell>
            <text:p>404975663</text:p>
          </table:table-cell>
          <table:table-cell>
            <text:p>191989171</text:p>
          </table:table-cell>
          <table:table-cell>
            <text:p>354325035</text:p>
          </table:table-cell>
          <table:table-cell>
            <text:p>476436029</text:p>
          </table:table-cell>
        </table:table-row>
        <table:table-row>
          <table:table-cell>
            <text:p>942242457</text:p>
          </table:table-cell>
          <table:table-cell>
            <text:p>488691644</text:p>
          </table:table-cell>
          <table:table-cell>
            <text:p>866493084</text:p>
          </table:table-cell>
          <table:table-cell>
            <text:p>581517777</text:p>
          </table:table-cell>
          <table:table-cell>
            <text:p>767423816</text:p>
          </table:table-cell>
          <table:table-cell>
            <text:p>243345979</text:p>
          </table:table-cell>
          <table:table-cell>
            <text:p>828045098</text:p>
          </table:table-cell>
        </table:table-row>
        <table:table-row>
          <table:table-cell>
            <text:p>389200294</text:p>
          </table:table-cell>
          <table:table-cell>
            <text:p>508768278</text:p>
          </table:table-cell>
          <table:table-cell>
            <text:p>547321879</text:p>
          </table:table-cell>
          <table:table-cell>
            <text:p>651083432</text:p>
          </table:table-cell>
          <table:table-cell>
            <text:p>200247290</text:p>
          </table:table-cell>
          <table:table-cell>
            <text:p>894640769</text:p>
          </table:table-cell>
          <table:table-cell>
            <text:p>470704741</text:p>
          </table:table-cell>
        </table:table-row>
        <table:table-row>
          <table:table-cell>
            <text:p>616581336</text:p>
          </table:table-cell>
          <table:table-cell>
            <text:p>532339172</text:p>
          </table:table-cell>
          <table:table-cell>
            <text:p>974841804</text:p>
          </table:table-cell>
          <table:table-cell>
            <text:p>330862076</text:p>
          </table:table-cell>
          <table:table-cell>
            <text:p>536018553</text:p>
          </table:table-cell>
          <table:table-cell>
            <text:p>995700633</text:p>
          </table:table-cell>
          <table:table-cell>
            <text:p>232697328</text:p>
          </table:table-cell>
        </table:table-row>
        <table:table-row>
          <table:table-cell>
            <text:p>995488403</text:p>
          </table:table-cell>
          <table:table-cell>
            <text:p>47940912</text:p>
          </table:table-cell>
          <table:table-cell>
            <text:p>852123861</text:p>
          </table:table-cell>
          <table:table-cell>
            <text:p>811552367</text:p>
          </table:table-cell>
          <table:table-cell>
            <text:p>944642231</text:p>
          </table:table-cell>
          <table:table-cell>
            <text:p>258748544</text:p>
          </table:table-cell>
          <table:table-cell>
            <text:p>559806645</text:p>
          </table:table-cell>
        </table:table-row>
        <table:table-row>
          <table:table-cell>
            <text:p>650795542</text:p>
          </table:table-cell>
          <table:table-cell>
            <text:p>509320956</text:p>
          </table:table-cell>
          <table:table-cell>
            <text:p>553496226</text:p>
          </table:table-cell>
          <table:table-cell>
            <text:p>385268028</text:p>
          </table:table-cell>
          <table:table-cell>
            <text:p>893919505</text:p>
          </table:table-cell>
          <table:table-cell>
            <text:p>881661205</text:p>
          </table:table-cell>
          <table:table-cell>
            <text:p>767083059</text:p>
          </table:table-cell>
        </table:table-row>
        <table:table-row>
          <table:table-cell>
            <text:p>89585030</text:p>
          </table:table-cell>
          <table:table-cell>
            <text:p>144325678</text:p>
          </table:table-cell>
          <table:table-cell>
            <text:p>481907698</text:p>
          </table:table-cell>
          <table:table-cell>
            <text:p>854872815</text:p>
          </table:table-cell>
          <table:table-cell>
            <text:p>569559305</text:p>
          </table:table-cell>
          <table:table-cell>
            <text:p>523539432</text:p>
          </table:table-cell>
          <table:table-cell>
            <text:p>271387181</text:p>
          </table:table-cell>
        </table:table-row>
        <table:table-row>
          <table:table-cell>
            <text:p>483254287</text:p>
          </table:table-cell>
          <table:table-cell>
            <text:p>939287732</text:p>
          </table:table-cell>
          <table:table-cell>
            <text:p>584884755</text:p>
          </table:table-cell>
          <table:table-cell>
            <text:p>997497898</text:p>
          </table:table-cell>
          <table:table-cell>
            <text:p>341572994</text:p>
          </table:table-cell>
          <table:table-cell>
            <text:p>386641545</text:p>
          </table:table-cell>
          <table:table-cell>
            <text:p>992429692</text:p>
          </table:table-cell>
        </table:table-row>
        <table:table-row>
          <table:table-cell>
            <text:p>231717832</text:p>
          </table:table-cell>
          <table:table-cell>
            <text:p>316158191</text:p>
          </table:table-cell>
          <table:table-cell>
            <text:p>833060964</text:p>
          </table:table-cell>
          <table:table-cell>
            <text:p>171776130</text:p>
          </table:table-cell>
          <table:table-cell>
            <text:p>181874332</text:p>
          </table:table-cell>
          <table:table-cell>
            <text:p>564449766</text:p>
          </table:table-cell>
          <table:table-cell>
            <text:p>407712578</text:p>
          </table:table-cell>
        </table:table-row>
        <table:table-row>
          <table:table-cell>
            <text:p>889837140</text:p>
          </table:table-cell>
          <table:table-cell>
            <text:p>292179929</text:p>
          </table:table-cell>
          <table:table-cell>
            <text:p>436130072</text:p>
          </table:table-cell>
          <table:table-cell>
            <text:p>312203203</text:p>
          </table:table-cell>
          <table:table-cell>
            <text:p>536638646</text:p>
          </table:table-cell>
          <table:table-cell>
            <text:p>718471450</text:p>
          </table:table-cell>
          <table:table-cell>
            <text:p>317154376</text:p>
          </table:table-cell>
        </table:table-row>
        <table:table-row>
          <table:table-cell>
            <text:p>458260488</text:p>
          </table:table-cell>
          <table:table-cell>
            <text:p>173927959</text:p>
          </table:table-cell>
          <table:table-cell>
            <text:p>914629846</text:p>
          </table:table-cell>
          <table:table-cell>
            <text:p>477321350</text:p>
          </table:table-cell>
          <table:table-cell>
            <text:p>560783125</text:p>
          </table:table-cell>
          <table:table-cell>
            <text:p>319788014</text:p>
          </table:table-cell>
          <table:table-cell>
            <text:p>420752802</text:p>
          </table:table-cell>
        </table:table-row>
        <table:table-row>
          <table:table-cell>
            <text:p>175372444</text:p>
          </table:table-cell>
          <table:table-cell>
            <text:p>293630354</text:p>
          </table:table-cell>
          <table:table-cell>
            <text:p>33590667</text:p>
          </table:table-cell>
          <table:table-cell>
            <text:p>272379991</text:p>
          </table:table-cell>
          <table:table-cell>
            <text:p>386845888</text:p>
          </table:table-cell>
          <table:table-cell>
            <text:p>289577119</text:p>
          </table:table-cell>
          <table:table-cell>
            <text:p>528295292</text:p>
          </table:table-cell>
        </table:table-row>
        <table:table-row>
          <table:table-cell>
            <text:p>493217118</text:p>
          </table:table-cell>
          <table:table-cell>
            <text:p>86179732</text:p>
          </table:table-cell>
          <table:table-cell>
            <text:p>870315929</text:p>
          </table:table-cell>
          <table:table-cell>
            <text:p>660385841</text:p>
          </table:table-cell>
          <table:table-cell>
            <text:p>65083478</text:p>
          </table:table-cell>
          <table:table-cell>
            <text:p>462746012</text:p>
          </table:table-cell>
          <table:table-cell>
            <text:p>469680077</text:p>
          </table:table-cell>
        </table:table-row>
        <table:table-row>
          <table:table-cell>
            <text:p>117728210</text:p>
          </table:table-cell>
          <table:table-cell>
            <text:p>826364997</text:p>
          </table:table-cell>
          <table:table-cell>
            <text:p>987542754</text:p>
          </table:table-cell>
          <table:table-cell>
            <text:p>664076113</text:p>
          </table:table-cell>
          <table:table-cell>
            <text:p>811078237</text:p>
          </table:table-cell>
          <table:table-cell>
            <text:p>122365230</text:p>
          </table:table-cell>
          <table:table-cell>
            <text:p>50623838</text:p>
          </table:table-cell>
        </table:table-row>
        <table:table-row>
          <table:table-cell>
            <text:p>746965185</text:p>
          </table:table-cell>
          <table:table-cell>
            <text:p>227441666</text:p>
          </table:table-cell>
          <table:table-cell>
            <text:p>291785057</text:p>
          </table:table-cell>
          <table:table-cell>
            <text:p>68495115</text:p>
          </table:table-cell>
          <table:table-cell>
            <text:p>969508526</text:p>
          </table:table-cell>
          <table:table-cell>
            <text:p>967298661</text:p>
          </table:table-cell>
          <table:table-cell>
            <text:p>129048230</text:p>
          </table:table-cell>
        </table:table-row>
        <table:table-row>
          <table:table-cell>
            <text:p>157065780</text:p>
          </table:table-cell>
          <table:table-cell>
            <text:p>88960435</text:p>
          </table:table-cell>
          <table:table-cell>
            <text:p>150445618</text:p>
          </table:table-cell>
          <table:table-cell>
            <text:p>356782146</text:p>
          </table:table-cell>
          <table:table-cell>
            <text:p>755695288</text:p>
          </table:table-cell>
          <table:table-cell>
            <text:p>10056663</text:p>
          </table:table-cell>
          <table:table-cell>
            <text:p>728494251</text:p>
          </table:table-cell>
        </table:table-row>
        <table:table-row>
          <table:table-cell>
            <text:p>662826169</text:p>
          </table:table-cell>
          <table:table-cell>
            <text:p>188309608</text:p>
          </table:table-cell>
          <table:table-cell>
            <text:p>681439998</text:p>
          </table:table-cell>
          <table:table-cell>
            <text:p>454524720</text:p>
          </table:table-cell>
          <table:table-cell>
            <text:p>133295606</text:p>
          </table:table-cell>
          <table:table-cell>
            <text:p>549539401</text:p>
          </table:table-cell>
          <table:table-cell>
            <text:p>427259875</text:p>
          </table:table-cell>
        </table:table-row>
        <table:table-row>
          <table:table-cell>
            <text:p>484283728</text:p>
          </table:table-cell>
          <table:table-cell>
            <text:p>31850950</text:p>
          </table:table-cell>
          <table:table-cell>
            <text:p>302688900</text:p>
          </table:table-cell>
          <table:table-cell>
            <text:p>623709830</text:p>
          </table:table-cell>
          <table:table-cell>
            <text:p>240033424</text:p>
          </table:table-cell>
          <table:table-cell>
            <text:p>949089163</text:p>
          </table:table-cell>
          <table:table-cell>
            <text:p>945488212</text:p>
          </table:table-cell>
        </table:table-row>
        <table:table-row>
          <table:table-cell>
            <text:p>973612094</text:p>
          </table:table-cell>
          <table:table-cell>
            <text:p>554099609</text:p>
          </table:table-cell>
          <table:table-cell>
            <text:p>634570707</text:p>
          </table:table-cell>
          <table:table-cell>
            <text:p>442582481</text:p>
          </table:table-cell>
          <table:table-cell>
            <text:p>750687544</text:p>
          </table:table-cell>
          <table:table-cell>
            <text:p>117726466</text:p>
          </table:table-cell>
          <table:table-cell>
            <text:p>617576030</text:p>
          </table:table-cell>
        </table:table-row>
        <table:table-row>
          <table:table-cell>
            <text:p>538287381</text:p>
          </table:table-cell>
          <table:table-cell>
            <text:p>560963853</text:p>
          </table:table-cell>
          <table:table-cell>
            <text:p>13318361</text:p>
          </table:table-cell>
          <table:table-cell>
            <text:p>194473223</text:p>
          </table:table-cell>
          <table:table-cell>
            <text:p>630242237</text:p>
          </table:table-cell>
          <table:table-cell>
            <text:p>319198341</text:p>
          </table:table-cell>
          <table:table-cell>
            <text:p>600215732</text:p>
          </table:table-cell>
        </table:table-row>
        <table:table-row>
          <table:table-cell>
            <text:p>34581535</text:p>
          </table:table-cell>
          <table:table-cell>
            <text:p>904830564</text:p>
          </table:table-cell>
          <table:table-cell>
            <text:p>832388200</text:p>
          </table:table-cell>
          <table:table-cell>
            <text:p>881455764</text:p>
          </table:table-cell>
          <table:table-cell>
            <text:p>331408830</text:p>
          </table:table-cell>
          <table:table-cell>
            <text:p>338454950</text:p>
          </table:table-cell>
          <table:table-cell>
            <text:p>930099550</text:p>
          </table:table-cell>
        </table:table-row>
        <table:table-row>
          <table:table-cell>
            <text:p>900384403</text:p>
          </table:table-cell>
          <table:table-cell>
            <text:p>973821468</text:p>
          </table:table-cell>
          <table:table-cell>
            <text:p>481869720</text:p>
          </table:table-cell>
          <table:table-cell>
            <text:p>158599697</text:p>
          </table:table-cell>
          <table:table-cell>
            <text:p>126334157</text:p>
          </table:table-cell>
          <table:table-cell>
            <text:p>651653032</text:p>
          </table:table-cell>
          <table:table-cell>
            <text:p>761699144</text:p>
          </table:table-cell>
        </table:table-row>
        <table:table-row>
          <table:table-cell>
            <text:p>456492375</text:p>
          </table:table-cell>
          <table:table-cell>
            <text:p>573464438</text:p>
          </table:table-cell>
          <table:table-cell>
            <text:p>473904722</text:p>
          </table:table-cell>
          <table:table-cell>
            <text:p>858193747</text:p>
          </table:table-cell>
          <table:table-cell>
            <text:p>685842034</text:p>
          </table:table-cell>
          <table:table-cell>
            <text:p>117357798</text:p>
          </table:table-cell>
          <table:table-cell>
            <text:p>227731578</text:p>
          </table:table-cell>
        </table:table-row>
        <table:table-row>
          <table:table-cell>
            <text:p>308713256</text:p>
          </table:table-cell>
          <table:table-cell>
            <text:p>646300114</text:p>
          </table:table-cell>
          <table:table-cell>
            <text:p>427479677</text:p>
          </table:table-cell>
          <table:table-cell>
            <text:p>431006999</text:p>
          </table:table-cell>
          <table:table-cell>
            <text:p>875305314</text:p>
          </table:table-cell>
          <table:table-cell>
            <text:p>912884486</text:p>
          </table:table-cell>
          <table:table-cell>
            <text:p>273968205</text:p>
          </table:table-cell>
        </table:table-row>
        <table:table-row>
          <table:table-cell>
            <text:p>883843693</text:p>
          </table:table-cell>
          <table:table-cell>
            <text:p>483770794</text:p>
          </table:table-cell>
          <table:table-cell>
            <text:p>114567554</text:p>
          </table:table-cell>
          <table:table-cell>
            <text:p>75327806</text:p>
          </table:table-cell>
          <table:table-cell>
            <text:p>107067020</text:p>
          </table:table-cell>
          <table:table-cell>
            <text:p>893063603</text:p>
          </table:table-cell>
          <table:table-cell>
            <text:p>991404412</text:p>
          </table:table-cell>
        </table:table-row>
        <table:table-row>
          <table:table-cell>
            <text:p>454780360</text:p>
          </table:table-cell>
          <table:table-cell>
            <text:p>30220675</text:p>
          </table:table-cell>
          <table:table-cell>
            <text:p>44815263</text:p>
          </table:table-cell>
          <table:table-cell>
            <text:p>620218928</text:p>
          </table:table-cell>
          <table:table-cell>
            <text:p>657687005</text:p>
          </table:table-cell>
          <table:table-cell>
            <text:p>841023451</text:p>
          </table:table-cell>
          <table:table-cell>
            <text:p>632232639</text:p>
          </table:table-cell>
        </table:table-row>
        <table:table-row>
          <table:table-cell>
            <text:p>171181159</text:p>
          </table:table-cell>
          <table:table-cell>
            <text:p>146348860</text:p>
          </table:table-cell>
          <table:table-cell>
            <text:p>980135255</text:p>
          </table:table-cell>
          <table:table-cell>
            <text:p>713880523</text:p>
          </table:table-cell>
          <table:table-cell>
            <text:p>471113784</text:p>
          </table:table-cell>
          <table:table-cell>
            <text:p>952066869</text:p>
          </table:table-cell>
          <table:table-cell>
            <text:p>318049179</text:p>
          </table:table-cell>
        </table:table-row>
        <table:table-row>
          <table:table-cell>
            <text:p>312447126</text:p>
          </table:table-cell>
          <table:table-cell>
            <text:p>724720364</text:p>
          </table:table-cell>
          <table:table-cell>
            <text:p>537035782</text:p>
          </table:table-cell>
          <table:table-cell>
            <text:p>269963024</text:p>
          </table:table-cell>
          <table:table-cell>
            <text:p>600885347</text:p>
          </table:table-cell>
          <table:table-cell>
            <text:p>79863662</text:p>
          </table:table-cell>
          <table:table-cell>
            <text:p>532900666</text:p>
          </table:table-cell>
        </table:table-row>
        <table:table-row>
          <table:table-cell>
            <text:p>118666061</text:p>
          </table:table-cell>
          <table:table-cell>
            <text:p>804865130</text:p>
          </table:table-cell>
          <table:table-cell>
            <text:p>447152717</text:p>
          </table:table-cell>
          <table:table-cell>
            <text:p>359579386</text:p>
          </table:table-cell>
          <table:table-cell>
            <text:p>268558562</text:p>
          </table:table-cell>
          <table:table-cell>
            <text:p>195135565</text:p>
          </table:table-cell>
          <table:table-cell>
            <text:p>178676303</text:p>
          </table:table-cell>
        </table:table-row>
        <table:table-row>
          <table:table-cell>
            <text:p>272792648</text:p>
          </table:table-cell>
          <table:table-cell>
            <text:p>75787177</text:p>
          </table:table-cell>
          <table:table-cell>
            <text:p>362506152</text:p>
          </table:table-cell>
          <table:table-cell>
            <text:p>385938991</text:p>
          </table:table-cell>
          <table:table-cell>
            <text:p>487669634</text:p>
          </table:table-cell>
          <table:table-cell>
            <text:p>424352757</text:p>
          </table:table-cell>
          <table:table-cell>
            <text:p>671323350</text:p>
          </table:table-cell>
        </table:table-row>
        <table:table-row>
          <table:table-cell>
            <text:p>805687106</text:p>
          </table:table-cell>
          <table:table-cell>
            <text:p>235437298</text:p>
          </table:table-cell>
          <table:table-cell>
            <text:p>963877191</text:p>
          </table:table-cell>
          <table:table-cell>
            <text:p>819855802</text:p>
          </table:table-cell>
          <table:table-cell>
            <text:p>869326740</text:p>
          </table:table-cell>
          <table:table-cell>
            <text:p>227868061</text:p>
          </table:table-cell>
          <table:table-cell>
            <text:p>245583527</text:p>
          </table:table-cell>
        </table:table-row>
        <table:table-row>
          <table:table-cell>
            <text:p>575234116</text:p>
          </table:table-cell>
          <table:table-cell>
            <text:p>596288651</text:p>
          </table:table-cell>
          <table:table-cell>
            <text:p>863124756</text:p>
          </table:table-cell>
          <table:table-cell>
            <text:p>392465800</text:p>
          </table:table-cell>
          <table:table-cell>
            <text:p>959401526</text:p>
          </table:table-cell>
          <table:table-cell>
            <text:p>321925689</text:p>
          </table:table-cell>
          <table:table-cell>
            <text:p>245376195</text:p>
          </table:table-cell>
        </table:table-row>
        <table:table-row>
          <table:table-cell>
            <text:p>591250701</text:p>
          </table:table-cell>
          <table:table-cell>
            <text:p>242877713</text:p>
          </table:table-cell>
          <table:table-cell>
            <text:p>919563575</text:p>
          </table:table-cell>
          <table:table-cell>
            <text:p>40375695</text:p>
          </table:table-cell>
          <table:table-cell>
            <text:p>173974993</text:p>
          </table:table-cell>
          <table:table-cell>
            <text:p>966759803</text:p>
          </table:table-cell>
          <table:table-cell>
            <text:p>687692258</text:p>
          </table:table-cell>
        </table:table-row>
        <table:table-row>
          <table:table-cell>
            <text:p>199807906</text:p>
          </table:table-cell>
          <table:table-cell>
            <text:p>638921738</text:p>
          </table:table-cell>
          <table:table-cell>
            <text:p>212083634</text:p>
          </table:table-cell>
          <table:table-cell>
            <text:p>581666133</text:p>
          </table:table-cell>
          <table:table-cell>
            <text:p>227713940</text:p>
          </table:table-cell>
          <table:table-cell>
            <text:p>569167665</text:p>
          </table:table-cell>
          <table:table-cell>
            <text:p>108949443</text:p>
          </table:table-cell>
        </table:table-row>
        <table:table-row>
          <table:table-cell>
            <text:p>453432808</text:p>
          </table:table-cell>
          <table:table-cell>
            <text:p>516208777</text:p>
          </table:table-cell>
          <table:table-cell>
            <text:p>373971368</text:p>
          </table:table-cell>
          <table:table-cell>
            <text:p>900772327</text:p>
          </table:table-cell>
          <table:table-cell>
            <text:p>798945206</text:p>
          </table:table-cell>
          <table:table-cell>
            <text:p>359325010</text:p>
          </table:table-cell>
          <table:table-cell>
            <text:p>980818043</text:p>
          </table:table-cell>
        </table:table-row>
        <table:table-row>
          <table:table-cell>
            <text:p>128972173</text:p>
          </table:table-cell>
          <table:table-cell>
            <text:p>845706695</text:p>
          </table:table-cell>
          <table:table-cell>
            <text:p>195162793</text:p>
          </table:table-cell>
          <table:table-cell>
            <text:p>680536732</text:p>
          </table:table-cell>
          <table:table-cell>
            <text:p>169558855</text:p>
          </table:table-cell>
          <table:table-cell>
            <text:p>57664145</text:p>
          </table:table-cell>
          <table:table-cell>
            <text:p>702688015</text:p>
          </table:table-cell>
        </table:table-row>
        <table:table-row>
          <table:table-cell>
            <text:p>116630771</text:p>
          </table:table-cell>
          <table:table-cell>
            <text:p>754610754</text:p>
          </table:table-cell>
          <table:table-cell>
            <text:p>505693891</text:p>
          </table:table-cell>
          <table:table-cell>
            <text:p>945226693</text:p>
          </table:table-cell>
          <table:table-cell>
            <text:p>921602933</text:p>
          </table:table-cell>
          <table:table-cell>
            <text:p>178526249</text:p>
          </table:table-cell>
          <table:table-cell>
            <text:p>29878806</text:p>
          </table:table-cell>
        </table:table-row>
        <table:table-row>
          <table:table-cell>
            <text:p>572799687</text:p>
          </table:table-cell>
          <table:table-cell>
            <text:p>794439406</text:p>
          </table:table-cell>
          <table:table-cell>
            <text:p>456304559</text:p>
          </table:table-cell>
          <table:table-cell>
            <text:p>563049317</text:p>
          </table:table-cell>
          <table:table-cell>
            <text:p>933544447</text:p>
          </table:table-cell>
          <table:table-cell>
            <text:p>463280745</text:p>
          </table:table-cell>
          <table:table-cell>
            <text:p>75915013</text:p>
          </table:table-cell>
        </table:table-row>
        <table:table-row>
          <table:table-cell>
            <text:p>218726252</text:p>
          </table:table-cell>
          <table:table-cell>
            <text:p>595831067</text:p>
          </table:table-cell>
          <table:table-cell>
            <text:p>793020066</text:p>
          </table:table-cell>
          <table:table-cell>
            <text:p>947434511</text:p>
          </table:table-cell>
          <table:table-cell>
            <text:p>238575548</text:p>
          </table:table-cell>
          <table:table-cell>
            <text:p>558367978</text:p>
          </table:table-cell>
          <table:table-cell>
            <text:p>898182014</text:p>
          </table:table-cell>
        </table:table-row>
        <table:table-row>
          <table:table-cell>
            <text:p>546680987</text:p>
          </table:table-cell>
          <table:table-cell>
            <text:p>987405287</text:p>
          </table:table-cell>
          <table:table-cell>
            <text:p>802231740</text:p>
          </table:table-cell>
          <table:table-cell>
            <text:p>197052790</text:p>
          </table:table-cell>
          <table:table-cell>
            <text:p>882652977</text:p>
          </table:table-cell>
          <table:table-cell>
            <text:p>729618812</text:p>
          </table:table-cell>
          <table:table-cell>
            <text:p>696785210</text:p>
          </table:table-cell>
        </table:table-row>
        <table:table-row>
          <table:table-cell>
            <text:p>181634672</text:p>
          </table:table-cell>
          <table:table-cell>
            <text:p>669364627</text:p>
          </table:table-cell>
          <table:table-cell>
            <text:p>101147780</text:p>
          </table:table-cell>
          <table:table-cell>
            <text:p>775007830</text:p>
          </table:table-cell>
          <table:table-cell>
            <text:p>324775397</text:p>
          </table:table-cell>
          <table:table-cell>
            <text:p>702496547</text:p>
          </table:table-cell>
          <table:table-cell>
            <text:p>472926008</text:p>
          </table:table-cell>
        </table:table-row>
        <table:table-row>
          <table:table-cell>
            <text:p>438274735</text:p>
          </table:table-cell>
          <table:table-cell>
            <text:p>615014096</text:p>
          </table:table-cell>
          <table:table-cell>
            <text:p>374337953</text:p>
          </table:table-cell>
          <table:table-cell>
            <text:p>13543403</text:p>
          </table:table-cell>
          <table:table-cell>
            <text:p>209191562</text:p>
          </table:table-cell>
          <table:table-cell>
            <text:p>70485608</text:p>
          </table:table-cell>
          <table:table-cell>
            <text:p>47605405</text:p>
          </table:table-cell>
        </table:table-row>
        <table:table-row>
          <table:table-cell>
            <text:p>858328103</text:p>
          </table:table-cell>
          <table:table-cell>
            <text:p>521162472</text:p>
          </table:table-cell>
          <table:table-cell>
            <text:p>953517427</text:p>
          </table:table-cell>
          <table:table-cell>
            <text:p>934601999</text:p>
          </table:table-cell>
          <table:table-cell>
            <text:p>339343733</text:p>
          </table:table-cell>
          <table:table-cell>
            <text:p>153233185</text:p>
          </table:table-cell>
          <table:table-cell>
            <text:p>217016570</text:p>
          </table:table-cell>
        </table:table-row>
        <table:table-row>
          <table:table-cell>
            <text:p>819464393</text:p>
          </table:table-cell>
          <table:table-cell>
            <text:p>705765904</text:p>
          </table:table-cell>
          <table:table-cell>
            <text:p>856007641</text:p>
          </table:table-cell>
          <table:table-cell>
            <text:p>345168030</text:p>
          </table:table-cell>
          <table:table-cell>
            <text:p>346950767</text:p>
          </table:table-cell>
          <table:table-cell>
            <text:p>981444598</text:p>
          </table:table-cell>
          <table:table-cell>
            <text:p>277416231</text:p>
          </table:table-cell>
        </table:table-row>
        <table:table-row>
          <table:table-cell>
            <text:p>400870945</text:p>
          </table:table-cell>
          <table:table-cell>
            <text:p>122186814</text:p>
          </table:table-cell>
          <table:table-cell>
            <text:p>394255441</text:p>
          </table:table-cell>
          <table:table-cell>
            <text:p>573975835</text:p>
          </table:table-cell>
          <table:table-cell>
            <text:p>782809022</text:p>
          </table:table-cell>
          <table:table-cell>
            <text:p>698348849</text:p>
          </table:table-cell>
          <table:table-cell>
            <text:p>957682095</text:p>
          </table:table-cell>
        </table:table-row>
        <table:table-row>
          <table:table-cell>
            <text:p>886653150</text:p>
          </table:table-cell>
          <table:table-cell>
            <text:p>207237475</text:p>
          </table:table-cell>
          <table:table-cell>
            <text:p>629629390</text:p>
          </table:table-cell>
          <table:table-cell>
            <text:p>227153134</text:p>
          </table:table-cell>
          <table:table-cell>
            <text:p>893375462</text:p>
          </table:table-cell>
          <table:table-cell>
            <text:p>46996494</text:p>
          </table:table-cell>
          <table:table-cell>
            <text:p>99582800</text:p>
          </table:table-cell>
        </table:table-row>
        <table:table-row>
          <table:table-cell>
            <text:p>283157318</text:p>
          </table:table-cell>
          <table:table-cell>
            <text:p>730268439</text:p>
          </table:table-cell>
          <table:table-cell>
            <text:p>593301686</text:p>
          </table:table-cell>
          <table:table-cell>
            <text:p>853880</text:p>
          </table:table-cell>
          <table:table-cell>
            <text:p>75750740</text:p>
          </table:table-cell>
          <table:table-cell>
            <text:p>46092721</text:p>
          </table:table-cell>
          <table:table-cell>
            <text:p>622322405</text:p>
          </table:table-cell>
        </table:table-row>
        <table:table-row>
          <table:table-cell>
            <text:p>568863285</text:p>
          </table:table-cell>
          <table:table-cell>
            <text:p>93615143</text:p>
          </table:table-cell>
          <table:table-cell>
            <text:p>453917940</text:p>
          </table:table-cell>
          <table:table-cell>
            <text:p>859336069</text:p>
          </table:table-cell>
          <table:table-cell>
            <text:p>738665691</text:p>
          </table:table-cell>
          <table:table-cell>
            <text:p>913904285</text:p>
          </table:table-cell>
          <table:table-cell>
            <text:p>586934125</text:p>
          </table:table-cell>
        </table:table-row>
        <table:table-row>
          <table:table-cell>
            <text:p>332882447</text:p>
          </table:table-cell>
          <table:table-cell>
            <text:p>855895891</text:p>
          </table:table-cell>
          <table:table-cell>
            <text:p>515125326</text:p>
          </table:table-cell>
          <table:table-cell>
            <text:p>798930645</text:p>
          </table:table-cell>
          <table:table-cell>
            <text:p>691917445</text:p>
          </table:table-cell>
          <table:table-cell>
            <text:p>656860935</text:p>
          </table:table-cell>
          <table:table-cell>
            <text:p>566939817</text:p>
          </table:table-cell>
        </table:table-row>
        <table:table-row>
          <table:table-cell>
            <text:p>154766998</text:p>
          </table:table-cell>
          <table:table-cell>
            <text:p>323480092</text:p>
          </table:table-cell>
          <table:table-cell>
            <text:p>37386437</text:p>
          </table:table-cell>
          <table:table-cell>
            <text:p>153906521</text:p>
          </table:table-cell>
          <table:table-cell>
            <text:p>860891812</text:p>
          </table:table-cell>
          <table:table-cell>
            <text:p>137802885</text:p>
          </table:table-cell>
          <table:table-cell>
            <text:p>251081470</text:p>
          </table:table-cell>
        </table:table-row>
        <table:table-row>
          <table:table-cell>
            <text:p>981720164</text:p>
          </table:table-cell>
          <table:table-cell>
            <text:p>968647493</text:p>
          </table:table-cell>
          <table:table-cell>
            <text:p>872147698</text:p>
          </table:table-cell>
          <table:table-cell>
            <text:p>283222588</text:p>
          </table:table-cell>
          <table:table-cell>
            <text:p>157561275</text:p>
          </table:table-cell>
          <table:table-cell>
            <text:p>475412068</text:p>
          </table:table-cell>
          <table:table-cell>
            <text:p>74267107</text:p>
          </table:table-cell>
        </table:table-row>
        <table:table-row>
          <table:table-cell>
            <text:p>690390080</text:p>
          </table:table-cell>
          <table:table-cell>
            <text:p>6505380</text:p>
          </table:table-cell>
          <table:table-cell>
            <text:p>205317629</text:p>
          </table:table-cell>
          <table:table-cell>
            <text:p>307789746</text:p>
          </table:table-cell>
          <table:table-cell>
            <text:p>809725700</text:p>
          </table:table-cell>
          <table:table-cell>
            <text:p>730031240</text:p>
          </table:table-cell>
          <table:table-cell>
            <text:p>885247583</text:p>
          </table:table-cell>
        </table:table-row>
        <table:table-row>
          <table:table-cell>
            <text:p>914891857</text:p>
          </table:table-cell>
          <table:table-cell>
            <text:p>504712113</text:p>
          </table:table-cell>
          <table:table-cell>
            <text:p>84594018</text:p>
          </table:table-cell>
          <table:table-cell>
            <text:p>723623918</text:p>
          </table:table-cell>
          <table:table-cell>
            <text:p>584883743</text:p>
          </table:table-cell>
          <table:table-cell>
            <text:p>370991766</text:p>
          </table:table-cell>
          <table:table-cell>
            <text:p>483226420</text:p>
          </table:table-cell>
        </table:table-row>
        <table:table-row>
          <table:table-cell>
            <text:p>667279022</text:p>
          </table:table-cell>
          <table:table-cell>
            <text:p>563362276</text:p>
          </table:table-cell>
          <table:table-cell>
            <text:p>374978567</text:p>
          </table:table-cell>
          <table:table-cell>
            <text:p>423204453</text:p>
          </table:table-cell>
          <table:table-cell>
            <text:p>790786224</text:p>
          </table:table-cell>
          <table:table-cell>
            <text:p>351771221</text:p>
          </table:table-cell>
          <table:table-cell>
            <text:p>818431473</text:p>
          </table:table-cell>
        </table:table-row>
        <table:table-row>
          <table:table-cell>
            <text:p>169554777</text:p>
          </table:table-cell>
          <table:table-cell>
            <text:p>866203580</text:p>
          </table:table-cell>
          <table:table-cell>
            <text:p>86250338</text:p>
          </table:table-cell>
          <table:table-cell>
            <text:p>570863874</text:p>
          </table:table-cell>
          <table:table-cell>
            <text:p>234540730</text:p>
          </table:table-cell>
          <table:table-cell>
            <text:p>330254711</text:p>
          </table:table-cell>
          <table:table-cell>
            <text:p>42500037</text:p>
          </table:table-cell>
        </table:table-row>
        <table:table-row>
          <table:table-cell>
            <text:p>189114110</text:p>
          </table:table-cell>
          <table:table-cell>
            <text:p>16296813</text:p>
          </table:table-cell>
          <table:table-cell>
            <text:p>409909795</text:p>
          </table:table-cell>
          <table:table-cell>
            <text:p>261872693</text:p>
          </table:table-cell>
          <table:table-cell>
            <text:p>782739188</text:p>
          </table:table-cell>
          <table:table-cell>
            <text:p>805431813</text:p>
          </table:table-cell>
          <table:table-cell>
            <text:p>926726148</text:p>
          </table:table-cell>
        </table:table-row>
        <table:table-row>
          <table:table-cell>
            <text:p>305314575</text:p>
          </table:table-cell>
          <table:table-cell>
            <text:p>221928443</text:p>
          </table:table-cell>
          <table:table-cell>
            <text:p>772836689</text:p>
          </table:table-cell>
          <table:table-cell>
            <text:p>400324641</text:p>
          </table:table-cell>
          <table:table-cell>
            <text:p>183655193</text:p>
          </table:table-cell>
          <table:table-cell>
            <text:p>919047063</text:p>
          </table:table-cell>
          <table:table-cell>
            <text:p>161757810</text:p>
          </table:table-cell>
        </table:table-row>
        <table:table-row>
          <table:table-cell>
            <text:p>773240500</text:p>
          </table:table-cell>
          <table:table-cell>
            <text:p>612913631</text:p>
          </table:table-cell>
          <table:table-cell>
            <text:p>741447652</text:p>
          </table:table-cell>
          <table:table-cell>
            <text:p>753613431</text:p>
          </table:table-cell>
          <table:table-cell>
            <text:p>427993612</text:p>
          </table:table-cell>
          <table:table-cell>
            <text:p>9840493</text:p>
          </table:table-cell>
          <table:table-cell>
            <text:p>341324764</text:p>
          </table:table-cell>
        </table:table-row>
        <table:table-row>
          <table:table-cell>
            <text:p>325152216</text:p>
          </table:table-cell>
          <table:table-cell>
            <text:p>950272931</text:p>
          </table:table-cell>
          <table:table-cell>
            <text:p>869151728</text:p>
          </table:table-cell>
          <table:table-cell>
            <text:p>801550138</text:p>
          </table:table-cell>
          <table:table-cell>
            <text:p>41980031</text:p>
          </table:table-cell>
          <table:table-cell>
            <text:p>613372947</text:p>
          </table:table-cell>
          <table:table-cell>
            <text:p>431961754</text:p>
          </table:table-cell>
        </table:table-row>
        <table:table-row>
          <table:table-cell>
            <text:p>848022080</text:p>
          </table:table-cell>
          <table:table-cell>
            <text:p>949601561</text:p>
          </table:table-cell>
          <table:table-cell>
            <text:p>419424726</text:p>
          </table:table-cell>
          <table:table-cell>
            <text:p>31913506</text:p>
          </table:table-cell>
          <table:table-cell>
            <text:p>235678208</text:p>
          </table:table-cell>
          <table:table-cell>
            <text:p>212850931</text:p>
          </table:table-cell>
          <table:table-cell>
            <text:p>306047717</text:p>
          </table:table-cell>
        </table:table-row>
        <table:table-row>
          <table:table-cell>
            <text:p>96192219</text:p>
          </table:table-cell>
          <table:table-cell>
            <text:p>133291190</text:p>
          </table:table-cell>
          <table:table-cell>
            <text:p>751576755</text:p>
          </table:table-cell>
          <table:table-cell>
            <text:p>571597311</text:p>
          </table:table-cell>
          <table:table-cell>
            <text:p>430758590</text:p>
          </table:table-cell>
          <table:table-cell>
            <text:p>861781528</text:p>
          </table:table-cell>
          <table:table-cell>
            <text:p>676554898</text:p>
          </table:table-cell>
        </table:table-row>
        <table:table-row>
          <table:table-cell>
            <text:p>952587519</text:p>
          </table:table-cell>
          <table:table-cell>
            <text:p>622050552</text:p>
          </table:table-cell>
          <table:table-cell>
            <text:p>858329701</text:p>
          </table:table-cell>
          <table:table-cell>
            <text:p>593621281</text:p>
          </table:table-cell>
          <table:table-cell>
            <text:p>556022830</text:p>
          </table:table-cell>
          <table:table-cell>
            <text:p>647513537</text:p>
          </table:table-cell>
          <table:table-cell>
            <text:p>987122110</text:p>
          </table:table-cell>
        </table:table-row>
        <table:table-row>
          <table:table-cell>
            <text:p>243801113</text:p>
          </table:table-cell>
          <table:table-cell>
            <text:p>817456525</text:p>
          </table:table-cell>
          <table:table-cell>
            <text:p>745672140</text:p>
          </table:table-cell>
          <table:table-cell>
            <text:p>207173673</text:p>
          </table:table-cell>
          <table:table-cell>
            <text:p>521271389</text:p>
          </table:table-cell>
          <table:table-cell>
            <text:p>297466364</text:p>
          </table:table-cell>
          <table:table-cell>
            <text:p>439984106</text:p>
          </table:table-cell>
        </table:table-row>
        <table:table-row>
          <table:table-cell>
            <text:p>625711337</text:p>
          </table:table-cell>
          <table:table-cell>
            <text:p>145392409</text:p>
          </table:table-cell>
          <table:table-cell>
            <text:p>19687905</text:p>
          </table:table-cell>
          <table:table-cell>
            <text:p>506928018</text:p>
          </table:table-cell>
          <table:table-cell>
            <text:p>925582868</text:p>
          </table:table-cell>
          <table:table-cell>
            <text:p>855654395</text:p>
          </table:table-cell>
          <table:table-cell>
            <text:p>107921307</text:p>
          </table:table-cell>
        </table:table-row>
        <table:table-row>
          <table:table-cell>
            <text:p>379773574</text:p>
          </table:table-cell>
          <table:table-cell>
            <text:p>965533094</text:p>
          </table:table-cell>
          <table:table-cell>
            <text:p>953492274</text:p>
          </table:table-cell>
          <table:table-cell>
            <text:p>4551506</text:p>
          </table:table-cell>
          <table:table-cell>
            <text:p>530244177</text:p>
          </table:table-cell>
          <table:table-cell>
            <text:p>853666263</text:p>
          </table:table-cell>
          <table:table-cell>
            <text:p>490409541</text:p>
          </table:table-cell>
        </table:table-row>
        <table:table-row>
          <table:table-cell>
            <text:p>698380475</text:p>
          </table:table-cell>
          <table:table-cell>
            <text:p>584794418</text:p>
          </table:table-cell>
          <table:table-cell>
            <text:p>981232391</text:p>
          </table:table-cell>
          <table:table-cell>
            <text:p>921194735</text:p>
          </table:table-cell>
          <table:table-cell>
            <text:p>451974598</text:p>
          </table:table-cell>
          <table:table-cell>
            <text:p>588338244</text:p>
          </table:table-cell>
          <table:table-cell>
            <text:p>701063075</text:p>
          </table:table-cell>
        </table:table-row>
        <table:table-row>
          <table:table-cell>
            <text:p>590343107</text:p>
          </table:table-cell>
          <table:table-cell>
            <text:p>917892576</text:p>
          </table:table-cell>
          <table:table-cell>
            <text:p>266467439</text:p>
          </table:table-cell>
          <table:table-cell>
            <text:p>977730722</text:p>
          </table:table-cell>
          <table:table-cell>
            <text:p>595653325</text:p>
          </table:table-cell>
          <table:table-cell>
            <text:p>203406887</text:p>
          </table:table-cell>
          <table:table-cell>
            <text:p>879459809</text:p>
          </table:table-cell>
        </table:table-row>
        <table:table-row>
          <table:table-cell>
            <text:p>325820055</text:p>
          </table:table-cell>
          <table:table-cell>
            <text:p>438406359</text:p>
          </table:table-cell>
          <table:table-cell>
            <text:p>315927300</text:p>
          </table:table-cell>
          <table:table-cell>
            <text:p>576145202</text:p>
          </table:table-cell>
          <table:table-cell>
            <text:p>985026048</text:p>
          </table:table-cell>
          <table:table-cell>
            <text:p>42735133</text:p>
          </table:table-cell>
          <table:table-cell>
            <text:p>716874942</text:p>
          </table:table-cell>
        </table:table-row>
        <table:table-row>
          <table:table-cell>
            <text:p>615052841</text:p>
          </table:table-cell>
          <table:table-cell>
            <text:p>271383065</text:p>
          </table:table-cell>
          <table:table-cell>
            <text:p>775653815</text:p>
          </table:table-cell>
          <table:table-cell>
            <text:p>15723417</text:p>
          </table:table-cell>
          <table:table-cell>
            <text:p>142817355</text:p>
          </table:table-cell>
          <table:table-cell>
            <text:p>651954767</text:p>
          </table:table-cell>
          <table:table-cell>
            <text:p>696786316</text:p>
          </table:table-cell>
        </table:table-row>
        <table:table-row>
          <table:table-cell>
            <text:p>165320617</text:p>
          </table:table-cell>
          <table:table-cell>
            <text:p>804916693</text:p>
          </table:table-cell>
          <table:table-cell>
            <text:p>194064866</text:p>
          </table:table-cell>
          <table:table-cell>
            <text:p>495247644</text:p>
          </table:table-cell>
          <table:table-cell>
            <text:p>575205864</text:p>
          </table:table-cell>
          <table:table-cell>
            <text:p>71611867</text:p>
          </table:table-cell>
          <table:table-cell>
            <text:p>406234193</text:p>
          </table:table-cell>
        </table:table-row>
        <table:table-row>
          <table:table-cell>
            <text:p>300122730</text:p>
          </table:table-cell>
          <table:table-cell>
            <text:p>275360221</text:p>
          </table:table-cell>
          <table:table-cell>
            <text:p>128219725</text:p>
          </table:table-cell>
          <table:table-cell>
            <text:p>475852693</text:p>
          </table:table-cell>
          <table:table-cell>
            <text:p>998036241</text:p>
          </table:table-cell>
          <table:table-cell>
            <text:p>417695786</text:p>
          </table:table-cell>
          <table:table-cell>
            <text:p>366063332</text:p>
          </table:table-cell>
        </table:table-row>
        <table:table-row>
          <table:table-cell>
            <text:p>254186840</text:p>
          </table:table-cell>
          <table:table-cell>
            <text:p>671087797</text:p>
          </table:table-cell>
          <table:table-cell>
            <text:p>941485838</text:p>
          </table:table-cell>
          <table:table-cell>
            <text:p>905406678</text:p>
          </table:table-cell>
          <table:table-cell>
            <text:p>105411244</text:p>
          </table:table-cell>
          <table:table-cell>
            <text:p>521533326</text:p>
          </table:table-cell>
          <table:table-cell>
            <text:p>304908290</text:p>
          </table:table-cell>
        </table:table-row>
        <table:table-row>
          <table:table-cell>
            <text:p>199223067</text:p>
          </table:table-cell>
          <table:table-cell>
            <text:p>527003772</text:p>
          </table:table-cell>
          <table:table-cell>
            <text:p>921883986</text:p>
          </table:table-cell>
          <table:table-cell>
            <text:p>753498873</text:p>
          </table:table-cell>
          <table:table-cell>
            <text:p>376458628</text:p>
          </table:table-cell>
          <table:table-cell>
            <text:p>529806839</text:p>
          </table:table-cell>
          <table:table-cell>
            <text:p>474383201</text:p>
          </table:table-cell>
        </table:table-row>
        <table:table-row>
          <table:table-cell>
            <text:p>684789733</text:p>
          </table:table-cell>
          <table:table-cell>
            <text:p>639114100</text:p>
          </table:table-cell>
          <table:table-cell>
            <text:p>744520594</text:p>
          </table:table-cell>
          <table:table-cell>
            <text:p>643618609</text:p>
          </table:table-cell>
          <table:table-cell>
            <text:p>184137513</text:p>
          </table:table-cell>
          <table:table-cell>
            <text:p>796721048</text:p>
          </table:table-cell>
          <table:table-cell>
            <text:p>761817387</text:p>
          </table:table-cell>
        </table:table-row>
        <table:table-row>
          <table:table-cell>
            <text:p>500175936</text:p>
          </table:table-cell>
          <table:table-cell>
            <text:p>672259086</text:p>
          </table:table-cell>
          <table:table-cell>
            <text:p>683713224</text:p>
          </table:table-cell>
          <table:table-cell>
            <text:p>183569156</text:p>
          </table:table-cell>
          <table:table-cell>
            <text:p>549115820</text:p>
          </table:table-cell>
          <table:table-cell>
            <text:p>342750376</text:p>
          </table:table-cell>
          <table:table-cell>
            <text:p>274896340</text:p>
          </table:table-cell>
        </table:table-row>
        <table:table-row>
          <table:table-cell>
            <text:p>973978586</text:p>
          </table:table-cell>
          <table:table-cell>
            <text:p>332473814</text:p>
          </table:table-cell>
          <table:table-cell>
            <text:p>93771048</text:p>
          </table:table-cell>
          <table:table-cell>
            <text:p>726443086</text:p>
          </table:table-cell>
          <table:table-cell>
            <text:p>192777634</text:p>
          </table:table-cell>
          <table:table-cell>
            <text:p>240838385</text:p>
          </table:table-cell>
          <table:table-cell>
            <text:p>76809765</text:p>
          </table:table-cell>
        </table:table-row>
        <table:table-row>
          <table:table-cell>
            <text:p>650816827</text:p>
          </table:table-cell>
          <table:table-cell>
            <text:p>452344965</text:p>
          </table:table-cell>
          <table:table-cell>
            <text:p>23437396</text:p>
          </table:table-cell>
          <table:table-cell>
            <text:p>494363898</text:p>
          </table:table-cell>
          <table:table-cell>
            <text:p>936263411</text:p>
          </table:table-cell>
          <table:table-cell>
            <text:p>604096410</text:p>
          </table:table-cell>
          <table:table-cell>
            <text:p>957397677</text:p>
          </table:table-cell>
        </table:table-row>
        <table:table-row>
          <table:table-cell>
            <text:p>230053645</text:p>
          </table:table-cell>
          <table:table-cell>
            <text:p>775669167</text:p>
          </table:table-cell>
          <table:table-cell>
            <text:p>606851808</text:p>
          </table:table-cell>
          <table:table-cell>
            <text:p>951780613</text:p>
          </table:table-cell>
          <table:table-cell>
            <text:p>497624779</text:p>
          </table:table-cell>
          <table:table-cell>
            <text:p>241815020</text:p>
          </table:table-cell>
          <table:table-cell>
            <text:p>500033166</text:p>
          </table:table-cell>
        </table:table-row>
        <table:table-row>
          <table:table-cell>
            <text:p>494776488</text:p>
          </table:table-cell>
          <table:table-cell>
            <text:p>561693562</text:p>
          </table:table-cell>
          <table:table-cell>
            <text:p>751671369</text:p>
          </table:table-cell>
          <table:table-cell>
            <text:p>15557489</text:p>
          </table:table-cell>
          <table:table-cell>
            <text:p>358448684</text:p>
          </table:table-cell>
          <table:table-cell>
            <text:p>988307799</text:p>
          </table:table-cell>
          <table:table-cell>
            <text:p>37670190</text:p>
          </table:table-cell>
        </table:table-row>
        <table:table-row>
          <table:table-cell>
            <text:p>82127992</text:p>
          </table:table-cell>
          <table:table-cell>
            <text:p>5896806</text:p>
          </table:table-cell>
          <table:table-cell>
            <text:p>367940672</text:p>
          </table:table-cell>
          <table:table-cell>
            <text:p>463950712</text:p>
          </table:table-cell>
          <table:table-cell>
            <text:p>439618290</text:p>
          </table:table-cell>
          <table:table-cell>
            <text:p>723122971</text:p>
          </table:table-cell>
          <table:table-cell>
            <text:p>464815209</text:p>
          </table:table-cell>
        </table:table-row>
        <table:table-row>
          <table:table-cell>
            <text:p>18150770</text:p>
          </table:table-cell>
          <table:table-cell>
            <text:p>806986946</text:p>
          </table:table-cell>
          <table:table-cell>
            <text:p>782676618</text:p>
          </table:table-cell>
          <table:table-cell>
            <text:p>747427423</text:p>
          </table:table-cell>
          <table:table-cell>
            <text:p>418843241</text:p>
          </table:table-cell>
          <table:table-cell>
            <text:p>403319930</text:p>
          </table:table-cell>
          <table:table-cell>
            <text:p>825760320</text:p>
          </table:table-cell>
        </table:table-row>
        <table:table-row>
          <table:table-cell>
            <text:p>385819854</text:p>
          </table:table-cell>
          <table:table-cell>
            <text:p>918362996</text:p>
          </table:table-cell>
          <table:table-cell>
            <text:p>313999520</text:p>
          </table:table-cell>
          <table:table-cell>
            <text:p>635332619</text:p>
          </table:table-cell>
          <table:table-cell>
            <text:p>543608671</text:p>
          </table:table-cell>
          <table:table-cell>
            <text:p>911837708</text:p>
          </table:table-cell>
          <table:table-cell>
            <text:p>276449865</text:p>
          </table:table-cell>
        </table:table-row>
        <table:table-row>
          <table:table-cell>
            <text:p>913091668</text:p>
          </table:table-cell>
          <table:table-cell>
            <text:p>42703800</text:p>
          </table:table-cell>
          <table:table-cell>
            <text:p>548516460</text:p>
          </table:table-cell>
          <table:table-cell>
            <text:p>735598282</text:p>
          </table:table-cell>
          <table:table-cell>
            <text:p>285694350</text:p>
          </table:table-cell>
          <table:table-cell>
            <text:p>14504608</text:p>
          </table:table-cell>
          <table:table-cell>
            <text:p>996939994</text:p>
          </table:table-cell>
        </table:table-row>
        <table:table-row>
          <table:table-cell>
            <text:p>532313157</text:p>
          </table:table-cell>
          <table:table-cell>
            <text:p>191030279</text:p>
          </table:table-cell>
          <table:table-cell>
            <text:p>929691283</text:p>
          </table:table-cell>
          <table:table-cell>
            <text:p>439835714</text:p>
          </table:table-cell>
          <table:table-cell>
            <text:p>264949479</text:p>
          </table:table-cell>
          <table:table-cell>
            <text:p>542684013</text:p>
          </table:table-cell>
          <table:table-cell>
            <text:p>418863912</text:p>
          </table:table-cell>
        </table:table-row>
        <table:table-row>
          <table:table-cell>
            <text:p>727521950</text:p>
          </table:table-cell>
          <table:table-cell>
            <text:p>345608069</text:p>
          </table:table-cell>
          <table:table-cell>
            <text:p>187188935</text:p>
          </table:table-cell>
          <table:table-cell>
            <text:p>60253027</text:p>
          </table:table-cell>
          <table:table-cell>
            <text:p>637375114</text:p>
          </table:table-cell>
          <table:table-cell>
            <text:p>304761135</text:p>
          </table:table-cell>
          <table:table-cell>
            <text:p>188583248</text:p>
          </table:table-cell>
        </table:table-row>
        <table:table-row>
          <table:table-cell>
            <text:p>779391564</text:p>
          </table:table-cell>
          <table:table-cell>
            <text:p>531368547</text:p>
          </table:table-cell>
          <table:table-cell>
            <text:p>160722784</text:p>
          </table:table-cell>
          <table:table-cell>
            <text:p>379021789</text:p>
          </table:table-cell>
          <table:table-cell>
            <text:p>492808673</text:p>
          </table:table-cell>
          <table:table-cell>
            <text:p>406570326</text:p>
          </table:table-cell>
          <table:table-cell>
            <text:p>61646547</text:p>
          </table:table-cell>
        </table:table-row>
        <table:table-row>
          <table:table-cell>
            <text:p>394218947</text:p>
          </table:table-cell>
          <table:table-cell>
            <text:p>308100018</text:p>
          </table:table-cell>
          <table:table-cell>
            <text:p>521312463</text:p>
          </table:table-cell>
          <table:table-cell>
            <text:p>913879491</text:p>
          </table:table-cell>
          <table:table-cell>
            <text:p>224173154</text:p>
          </table:table-cell>
          <table:table-cell>
            <text:p>200494172</text:p>
          </table:table-cell>
          <table:table-cell>
            <text:p>899950373</text:p>
          </table:table-cell>
        </table:table-row>
        <table:table-row>
          <table:table-cell>
            <text:p>945395935</text:p>
          </table:table-cell>
          <table:table-cell>
            <text:p>189061252</text:p>
          </table:table-cell>
          <table:table-cell>
            <text:p>448570602</text:p>
          </table:table-cell>
          <table:table-cell>
            <text:p>26878463</text:p>
          </table:table-cell>
          <table:table-cell>
            <text:p>253500699</text:p>
          </table:table-cell>
          <table:table-cell>
            <text:p>923349227</text:p>
          </table:table-cell>
          <table:table-cell>
            <text:p>730636513</text:p>
          </table:table-cell>
        </table:table-row>
        <table:table-row>
          <table:table-cell>
            <text:p>323755140</text:p>
          </table:table-cell>
          <table:table-cell>
            <text:p>238333387</text:p>
          </table:table-cell>
          <table:table-cell>
            <text:p>393128696</text:p>
          </table:table-cell>
          <table:table-cell>
            <text:p>887795166</text:p>
          </table:table-cell>
          <table:table-cell>
            <text:p>862678666</text:p>
          </table:table-cell>
          <table:table-cell>
            <text:p>546420139</text:p>
          </table:table-cell>
          <table:table-cell>
            <text:p>203811489</text:p>
          </table:table-cell>
        </table:table-row>
        <table:table-row>
          <table:table-cell>
            <text:p>742329495</text:p>
          </table:table-cell>
          <table:table-cell>
            <text:p>135517872</text:p>
          </table:table-cell>
          <table:table-cell>
            <text:p>306738605</text:p>
          </table:table-cell>
          <table:table-cell>
            <text:p>856424438</text:p>
          </table:table-cell>
          <table:table-cell>
            <text:p>764377125</text:p>
          </table:table-cell>
          <table:table-cell>
            <text:p>556123198</text:p>
          </table:table-cell>
          <table:table-cell>
            <text:p>730652444</text:p>
          </table:table-cell>
        </table:table-row>
        <table:table-row>
          <table:table-cell>
            <text:p>741338296</text:p>
          </table:table-cell>
          <table:table-cell>
            <text:p>55002011</text:p>
          </table:table-cell>
          <table:table-cell>
            <text:p>314024192</text:p>
          </table:table-cell>
          <table:table-cell>
            <text:p>50382717</text:p>
          </table:table-cell>
          <table:table-cell>
            <text:p>394231690</text:p>
          </table:table-cell>
          <table:table-cell>
            <text:p>393701344</text:p>
          </table:table-cell>
          <table:table-cell>
            <text:p>38142641</text:p>
          </table:table-cell>
        </table:table-row>
        <table:table-row>
          <table:table-cell>
            <text:p>247034253</text:p>
          </table:table-cell>
          <table:table-cell>
            <text:p>286198135</text:p>
          </table:table-cell>
          <table:table-cell>
            <text:p>546838034</text:p>
          </table:table-cell>
          <table:table-cell>
            <text:p>918559043</text:p>
          </table:table-cell>
          <table:table-cell>
            <text:p>668997505</text:p>
          </table:table-cell>
          <table:table-cell>
            <text:p>985927871</text:p>
          </table:table-cell>
          <table:table-cell>
            <text:p>444238600</text:p>
          </table:table-cell>
        </table:table-row>
        <table:table-row>
          <table:table-cell>
            <text:p>856975902</text:p>
          </table:table-cell>
          <table:table-cell>
            <text:p>674649614</text:p>
          </table:table-cell>
          <table:table-cell>
            <text:p>483004072</text:p>
          </table:table-cell>
          <table:table-cell>
            <text:p>846058120</text:p>
          </table:table-cell>
          <table:table-cell>
            <text:p>621026920</text:p>
          </table:table-cell>
          <table:table-cell>
            <text:p>364533871</text:p>
          </table:table-cell>
          <table:table-cell>
            <text:p>419419320</text:p>
          </table:table-cell>
        </table:table-row>
        <table:table-row>
          <table:table-cell>
            <text:p>317270885</text:p>
          </table:table-cell>
          <table:table-cell>
            <text:p>599123264</text:p>
          </table:table-cell>
          <table:table-cell>
            <text:p>139330417</text:p>
          </table:table-cell>
          <table:table-cell>
            <text:p>519036607</text:p>
          </table:table-cell>
          <table:table-cell>
            <text:p>859532181</text:p>
          </table:table-cell>
          <table:table-cell>
            <text:p>671983591</text:p>
          </table:table-cell>
          <table:table-cell>
            <text:p>668783685</text:p>
          </table:table-cell>
        </table:table-row>
        <table:table-row>
          <table:table-cell>
            <text:p>388731540</text:p>
          </table:table-cell>
          <table:table-cell>
            <text:p>641599361</text:p>
          </table:table-cell>
          <table:table-cell>
            <text:p>28170000</text:p>
          </table:table-cell>
          <table:table-cell>
            <text:p>194805971</text:p>
          </table:table-cell>
          <table:table-cell>
            <text:p>551641049</text:p>
          </table:table-cell>
          <table:table-cell>
            <text:p>762026834</text:p>
          </table:table-cell>
          <table:table-cell>
            <text:p>272965327</text:p>
          </table:table-cell>
        </table:table-row>
        <table:table-row>
          <table:table-cell>
            <text:p>405502601</text:p>
          </table:table-cell>
          <table:table-cell>
            <text:p>732279672</text:p>
          </table:table-cell>
          <table:table-cell>
            <text:p>161440794</text:p>
          </table:table-cell>
          <table:table-cell>
            <text:p>977263969</text:p>
          </table:table-cell>
          <table:table-cell>
            <text:p>665882777</text:p>
          </table:table-cell>
          <table:table-cell>
            <text:p>725161112</text:p>
          </table:table-cell>
          <table:table-cell>
            <text:p>867859425</text:p>
          </table:table-cell>
        </table:table-row>
        <table:table-row>
          <table:table-cell>
            <text:p>905935456</text:p>
          </table:table-cell>
          <table:table-cell>
            <text:p>558436221</text:p>
          </table:table-cell>
          <table:table-cell>
            <text:p>213024666</text:p>
          </table:table-cell>
          <table:table-cell>
            <text:p>760267818</text:p>
          </table:table-cell>
          <table:table-cell>
            <text:p>513296799</text:p>
          </table:table-cell>
          <table:table-cell>
            <text:p>9090047</text:p>
          </table:table-cell>
          <table:table-cell>
            <text:p>98603959</text:p>
          </table:table-cell>
        </table:table-row>
        <table:table-row>
          <table:table-cell>
            <text:p>866998817</text:p>
          </table:table-cell>
          <table:table-cell>
            <text:p>202801735</text:p>
          </table:table-cell>
          <table:table-cell>
            <text:p>992473353</text:p>
          </table:table-cell>
          <table:table-cell>
            <text:p>399095486</text:p>
          </table:table-cell>
          <table:table-cell>
            <text:p>928546837</text:p>
          </table:table-cell>
          <table:table-cell>
            <text:p>266382476</text:p>
          </table:table-cell>
          <table:table-cell>
            <text:p>725496123</text:p>
          </table:table-cell>
        </table:table-row>
        <table:table-row>
          <table:table-cell>
            <text:p>424011302</text:p>
          </table:table-cell>
          <table:table-cell>
            <text:p>124589327</text:p>
          </table:table-cell>
          <table:table-cell>
            <text:p>248604305</text:p>
          </table:table-cell>
          <table:table-cell>
            <text:p>477373313</text:p>
          </table:table-cell>
          <table:table-cell>
            <text:p>653983944</text:p>
          </table:table-cell>
          <table:table-cell>
            <text:p>963332038</text:p>
          </table:table-cell>
          <table:table-cell>
            <text:p>560379991</text:p>
          </table:table-cell>
        </table:table-row>
        <table:table-row>
          <table:table-cell>
            <text:p>874874683</text:p>
          </table:table-cell>
          <table:table-cell>
            <text:p>122543250</text:p>
          </table:table-cell>
          <table:table-cell>
            <text:p>777223734</text:p>
          </table:table-cell>
          <table:table-cell>
            <text:p>746605855</text:p>
          </table:table-cell>
          <table:table-cell>
            <text:p>15938426</text:p>
          </table:table-cell>
          <table:table-cell>
            <text:p>535625747</text:p>
          </table:table-cell>
          <table:table-cell>
            <text:p>730907723</text:p>
          </table:table-cell>
        </table:table-row>
        <table:table-row>
          <table:table-cell>
            <text:p>978465341</text:p>
          </table:table-cell>
          <table:table-cell>
            <text:p>824277318</text:p>
          </table:table-cell>
          <table:table-cell>
            <text:p>528471965</text:p>
          </table:table-cell>
          <table:table-cell>
            <text:p>783705724</text:p>
          </table:table-cell>
          <table:table-cell>
            <text:p>564944421</text:p>
          </table:table-cell>
          <table:table-cell>
            <text:p>31764674</text:p>
          </table:table-cell>
          <table:table-cell>
            <text:p>121256044</text:p>
          </table:table-cell>
        </table:table-row>
        <table:table-row>
          <table:table-cell>
            <text:p>340048434</text:p>
          </table:table-cell>
          <table:table-cell>
            <text:p>778214305</text:p>
          </table:table-cell>
          <table:table-cell>
            <text:p>966412580</text:p>
          </table:table-cell>
          <table:table-cell>
            <text:p>379310326</text:p>
          </table:table-cell>
          <table:table-cell>
            <text:p>837664934</text:p>
          </table:table-cell>
          <table:table-cell>
            <text:p>138315277</text:p>
          </table:table-cell>
          <table:table-cell>
            <text:p>99854934</text:p>
          </table:table-cell>
        </table:table-row>
        <table:table-row>
          <table:table-cell>
            <text:p>114184121</text:p>
          </table:table-cell>
          <table:table-cell>
            <text:p>184446176</text:p>
          </table:table-cell>
          <table:table-cell>
            <text:p>86819637</text:p>
          </table:table-cell>
          <table:table-cell>
            <text:p>354712945</text:p>
          </table:table-cell>
          <table:table-cell>
            <text:p>697728500</text:p>
          </table:table-cell>
          <table:table-cell>
            <text:p>943101902</text:p>
          </table:table-cell>
          <table:table-cell>
            <text:p>771258977</text:p>
          </table:table-cell>
        </table:table-row>
        <table:table-row>
          <table:table-cell>
            <text:p>835341205</text:p>
          </table:table-cell>
          <table:table-cell>
            <text:p>209479170</text:p>
          </table:table-cell>
          <table:table-cell>
            <text:p>899474362</text:p>
          </table:table-cell>
          <table:table-cell>
            <text:p>71600026</text:p>
          </table:table-cell>
          <table:table-cell>
            <text:p>986940602</text:p>
          </table:table-cell>
          <table:table-cell>
            <text:p>569955578</text:p>
          </table:table-cell>
          <table:table-cell>
            <text:p>87168283</text:p>
          </table:table-cell>
        </table:table-row>
        <table:table-row>
          <table:table-cell>
            <text:p>562631815</text:p>
          </table:table-cell>
          <table:table-cell>
            <text:p>83656662</text:p>
          </table:table-cell>
          <table:table-cell>
            <text:p>177040440</text:p>
          </table:table-cell>
          <table:table-cell>
            <text:p>608952442</text:p>
          </table:table-cell>
          <table:table-cell>
            <text:p>443326624</text:p>
          </table:table-cell>
          <table:table-cell>
            <text:p>215553793</text:p>
          </table:table-cell>
          <table:table-cell>
            <text:p>835004548</text:p>
          </table:table-cell>
        </table:table-row>
        <table:table-row>
          <table:table-cell>
            <text:p>126906814</text:p>
          </table:table-cell>
          <table:table-cell>
            <text:p>204421537</text:p>
          </table:table-cell>
          <table:table-cell>
            <text:p>130464146</text:p>
          </table:table-cell>
          <table:table-cell>
            <text:p>538972967</text:p>
          </table:table-cell>
          <table:table-cell>
            <text:p>947234953</text:p>
          </table:table-cell>
          <table:table-cell>
            <text:p>870374087</text:p>
          </table:table-cell>
          <table:table-cell>
            <text:p>911420793</text:p>
          </table:table-cell>
        </table:table-row>
        <table:table-row>
          <table:table-cell>
            <text:p>858252323</text:p>
          </table:table-cell>
          <table:table-cell>
            <text:p>421502530</text:p>
          </table:table-cell>
          <table:table-cell>
            <text:p>635717037</text:p>
          </table:table-cell>
          <table:table-cell>
            <text:p>45399840</text:p>
          </table:table-cell>
          <table:table-cell>
            <text:p>553895695</text:p>
          </table:table-cell>
          <table:table-cell>
            <text:p>202008257</text:p>
          </table:table-cell>
          <table:table-cell>
            <text:p>962203780</text:p>
          </table:table-cell>
        </table:table-row>
        <table:table-row>
          <table:table-cell>
            <text:p>311798720</text:p>
          </table:table-cell>
          <table:table-cell>
            <text:p>73061143</text:p>
          </table:table-cell>
          <table:table-cell>
            <text:p>523736783</text:p>
          </table:table-cell>
          <table:table-cell>
            <text:p>713488588</text:p>
          </table:table-cell>
          <table:table-cell>
            <text:p>765175316</text:p>
          </table:table-cell>
          <table:table-cell>
            <text:p>441502732</text:p>
          </table:table-cell>
          <table:table-cell>
            <text:p>827101743</text:p>
          </table:table-cell>
        </table:table-row>
        <table:table-row>
          <table:table-cell>
            <text:p>859639593</text:p>
          </table:table-cell>
          <table:table-cell>
            <text:p>186035020</text:p>
          </table:table-cell>
          <table:table-cell>
            <text:p>473598765</text:p>
          </table:table-cell>
          <table:table-cell>
            <text:p>318535227</text:p>
          </table:table-cell>
          <table:table-cell>
            <text:p>370293324</text:p>
          </table:table-cell>
          <table:table-cell>
            <text:p>560668238</text:p>
          </table:table-cell>
          <table:table-cell>
            <text:p>514299112</text:p>
          </table:table-cell>
        </table:table-row>
        <table:table-row>
          <table:table-cell>
            <text:p>15007575</text:p>
          </table:table-cell>
          <table:table-cell>
            <text:p>849410014</text:p>
          </table:table-cell>
          <table:table-cell>
            <text:p>227557642</text:p>
          </table:table-cell>
          <table:table-cell>
            <text:p>782254260</text:p>
          </table:table-cell>
          <table:table-cell>
            <text:p>171950536</text:p>
          </table:table-cell>
          <table:table-cell>
            <text:p>432226228</text:p>
          </table:table-cell>
          <table:table-cell>
            <text:p>233883184</text:p>
          </table:table-cell>
        </table:table-row>
        <table:table-row>
          <table:table-cell>
            <text:p>346017506</text:p>
          </table:table-cell>
          <table:table-cell>
            <text:p>566079468</text:p>
          </table:table-cell>
          <table:table-cell>
            <text:p>316496944</text:p>
          </table:table-cell>
          <table:table-cell>
            <text:p>123391574</text:p>
          </table:table-cell>
          <table:table-cell>
            <text:p>926754723</text:p>
          </table:table-cell>
          <table:table-cell>
            <text:p>243406773</text:p>
          </table:table-cell>
          <table:table-cell>
            <text:p>526916253</text:p>
          </table:table-cell>
        </table:table-row>
        <table:table-row>
          <table:table-cell>
            <text:p>971692018</text:p>
          </table:table-cell>
          <table:table-cell>
            <text:p>542579604</text:p>
          </table:table-cell>
          <table:table-cell>
            <text:p>926244751</text:p>
          </table:table-cell>
          <table:table-cell>
            <text:p>996901537</text:p>
          </table:table-cell>
          <table:table-cell>
            <text:p>396507264</text:p>
          </table:table-cell>
          <table:table-cell>
            <text:p>395510308</text:p>
          </table:table-cell>
          <table:table-cell>
            <text:p>168234850</text:p>
          </table:table-cell>
        </table:table-row>
        <table:table-row>
          <table:table-cell>
            <text:p>824490485</text:p>
          </table:table-cell>
          <table:table-cell>
            <text:p>58286314</text:p>
          </table:table-cell>
          <table:table-cell>
            <text:p>153968880</text:p>
          </table:table-cell>
          <table:table-cell>
            <text:p>367690387</text:p>
          </table:table-cell>
          <table:table-cell>
            <text:p>385318957</text:p>
          </table:table-cell>
          <table:table-cell>
            <text:p>731370031</text:p>
          </table:table-cell>
          <table:table-cell>
            <text:p>339111963</text:p>
          </table:table-cell>
        </table:table-row>
        <table:table-row>
          <table:table-cell>
            <text:p>272560816</text:p>
          </table:table-cell>
          <table:table-cell>
            <text:p>715885568</text:p>
          </table:table-cell>
          <table:table-cell>
            <text:p>646169614</text:p>
          </table:table-cell>
          <table:table-cell>
            <text:p>973734143</text:p>
          </table:table-cell>
          <table:table-cell>
            <text:p>24456949</text:p>
          </table:table-cell>
          <table:table-cell>
            <text:p>385688482</text:p>
          </table:table-cell>
          <table:table-cell>
            <text:p>283791946</text:p>
          </table:table-cell>
        </table:table-row>
        <table:table-row>
          <table:table-cell>
            <text:p>557291758</text:p>
          </table:table-cell>
          <table:table-cell>
            <text:p>687604568</text:p>
          </table:table-cell>
          <table:table-cell>
            <text:p>140219779</text:p>
          </table:table-cell>
          <table:table-cell>
            <text:p>356175781</text:p>
          </table:table-cell>
          <table:table-cell>
            <text:p>223543063</text:p>
          </table:table-cell>
          <table:table-cell>
            <text:p>365765908</text:p>
          </table:table-cell>
          <table:table-cell>
            <text:p>51195314</text:p>
          </table:table-cell>
        </table:table-row>
        <table:table-row>
          <table:table-cell>
            <text:p>985697496</text:p>
          </table:table-cell>
          <table:table-cell>
            <text:p>593587784</text:p>
          </table:table-cell>
          <table:table-cell>
            <text:p>203655285</text:p>
          </table:table-cell>
          <table:table-cell>
            <text:p>194634300</text:p>
          </table:table-cell>
          <table:table-cell>
            <text:p>653381279</text:p>
          </table:table-cell>
          <table:table-cell>
            <text:p>372715640</text:p>
          </table:table-cell>
          <table:table-cell>
            <text:p>257164993</text:p>
          </table:table-cell>
        </table:table-row>
        <table:table-row>
          <table:table-cell>
            <text:p>567091694</text:p>
          </table:table-cell>
          <table:table-cell>
            <text:p>611683458</text:p>
          </table:table-cell>
          <table:table-cell>
            <text:p>216145123</text:p>
          </table:table-cell>
          <table:table-cell>
            <text:p>52019140</text:p>
          </table:table-cell>
          <table:table-cell>
            <text:p>57630172</text:p>
          </table:table-cell>
          <table:table-cell>
            <text:p>498360191</text:p>
          </table:table-cell>
          <table:table-cell>
            <text:p>605576565</text:p>
          </table:table-cell>
        </table:table-row>
        <table:table-row>
          <table:table-cell>
            <text:p>267943687</text:p>
          </table:table-cell>
          <table:table-cell>
            <text:p>783235377</text:p>
          </table:table-cell>
          <table:table-cell>
            <text:p>44834286</text:p>
          </table:table-cell>
          <table:table-cell>
            <text:p>419239485</text:p>
          </table:table-cell>
          <table:table-cell>
            <text:p>928203979</text:p>
          </table:table-cell>
          <table:table-cell>
            <text:p>37867769</text:p>
          </table:table-cell>
          <table:table-cell>
            <text:p>309288165</text:p>
          </table:table-cell>
        </table:table-row>
        <table:table-row>
          <table:table-cell>
            <text:p>586507401</text:p>
          </table:table-cell>
          <table:table-cell>
            <text:p>599274801</text:p>
          </table:table-cell>
          <table:table-cell>
            <text:p>508822535</text:p>
          </table:table-cell>
          <table:table-cell>
            <text:p>207609282</text:p>
          </table:table-cell>
          <table:table-cell>
            <text:p>11620260</text:p>
          </table:table-cell>
          <table:table-cell>
            <text:p>130708920</text:p>
          </table:table-cell>
          <table:table-cell>
            <text:p>541343609</text:p>
          </table:table-cell>
        </table:table-row>
        <table:table-row>
          <table:table-cell>
            <text:p>508844498</text:p>
          </table:table-cell>
          <table:table-cell>
            <text:p>206472422</text:p>
          </table:table-cell>
          <table:table-cell>
            <text:p>796318177</text:p>
          </table:table-cell>
          <table:table-cell>
            <text:p>835308832</text:p>
          </table:table-cell>
          <table:table-cell>
            <text:p>863263104</text:p>
          </table:table-cell>
          <table:table-cell>
            <text:p>918410212</text:p>
          </table:table-cell>
          <table:table-cell>
            <text:p>437424865</text:p>
          </table:table-cell>
        </table:table-row>
        <table:table-row>
          <table:table-cell>
            <text:p>945769815</text:p>
          </table:table-cell>
          <table:table-cell>
            <text:p>72194466</text:p>
          </table:table-cell>
          <table:table-cell>
            <text:p>289742203</text:p>
          </table:table-cell>
          <table:table-cell>
            <text:p>328732689</text:p>
          </table:table-cell>
          <table:table-cell>
            <text:p>408927943</text:p>
          </table:table-cell>
          <table:table-cell>
            <text:p>136370667</text:p>
          </table:table-cell>
          <table:table-cell>
            <text:p>728021886</text:p>
          </table:table-cell>
        </table:table-row>
        <table:table-row>
          <table:table-cell>
            <text:p>896806570</text:p>
          </table:table-cell>
          <table:table-cell>
            <text:p>130915835</text:p>
          </table:table-cell>
          <table:table-cell>
            <text:p>1114080</text:p>
          </table:table-cell>
          <table:table-cell>
            <text:p>996531384</text:p>
          </table:table-cell>
          <table:table-cell>
            <text:p>21447331</text:p>
          </table:table-cell>
          <table:table-cell>
            <text:p>852996042</text:p>
          </table:table-cell>
          <table:table-cell>
            <text:p>413278132</text:p>
          </table:table-cell>
        </table:table-row>
        <table:table-row>
          <table:table-cell>
            <text:p>389006095</text:p>
          </table:table-cell>
          <table:table-cell>
            <text:p>758547830</text:p>
          </table:table-cell>
          <table:table-cell>
            <text:p>583461927</text:p>
          </table:table-cell>
          <table:table-cell>
            <text:p>696178627</text:p>
          </table:table-cell>
          <table:table-cell>
            <text:p>235150309</text:p>
          </table:table-cell>
          <table:table-cell>
            <text:p>566508430</text:p>
          </table:table-cell>
          <table:table-cell>
            <text:p>952463187</text:p>
          </table:table-cell>
        </table:table-row>
        <table:table-row>
          <table:table-cell>
            <text:p>493418716</text:p>
          </table:table-cell>
          <table:table-cell>
            <text:p>705645029</text:p>
          </table:table-cell>
          <table:table-cell>
            <text:p>268020952</text:p>
          </table:table-cell>
          <table:table-cell>
            <text:p>835247954</text:p>
          </table:table-cell>
          <table:table-cell>
            <text:p>354802509</text:p>
          </table:table-cell>
          <table:table-cell>
            <text:p>751570485</text:p>
          </table:table-cell>
          <table:table-cell>
            <text:p>416771025</text:p>
          </table:table-cell>
        </table:table-row>
        <table:table-row>
          <table:table-cell>
            <text:p>393154464</text:p>
          </table:table-cell>
          <table:table-cell>
            <text:p>608893349</text:p>
          </table:table-cell>
          <table:table-cell>
            <text:p>353087825</text:p>
          </table:table-cell>
          <table:table-cell>
            <text:p>337950719</text:p>
          </table:table-cell>
          <table:table-cell>
            <text:p>793113297</text:p>
          </table:table-cell>
          <table:table-cell>
            <text:p>641832341</text:p>
          </table:table-cell>
          <table:table-cell>
            <text:p>169153781</text:p>
          </table:table-cell>
        </table:table-row>
        <table:table-row>
          <table:table-cell>
            <text:p>239798215</text:p>
          </table:table-cell>
          <table:table-cell>
            <text:p>330540578</text:p>
          </table:table-cell>
          <table:table-cell>
            <text:p>484846154</text:p>
          </table:table-cell>
          <table:table-cell>
            <text:p>359117021</text:p>
          </table:table-cell>
          <table:table-cell>
            <text:p>47589995</text:p>
          </table:table-cell>
          <table:table-cell>
            <text:p>638781212</text:p>
          </table:table-cell>
          <table:table-cell>
            <text:p>171858730</text:p>
          </table:table-cell>
        </table:table-row>
        <table:table-row>
          <table:table-cell>
            <text:p>369368603</text:p>
          </table:table-cell>
          <table:table-cell>
            <text:p>146712039</text:p>
          </table:table-cell>
          <table:table-cell>
            <text:p>48692282</text:p>
          </table:table-cell>
          <table:table-cell>
            <text:p>683096070</text:p>
          </table:table-cell>
          <table:table-cell>
            <text:p>696098335</text:p>
          </table:table-cell>
          <table:table-cell>
            <text:p>586012836</text:p>
          </table:table-cell>
          <table:table-cell>
            <text:p>983266147</text:p>
          </table:table-cell>
        </table:table-row>
        <table:table-row>
          <table:table-cell>
            <text:p>391269632</text:p>
          </table:table-cell>
          <table:table-cell>
            <text:p>896138094</text:p>
          </table:table-cell>
          <table:table-cell>
            <text:p>504376140</text:p>
          </table:table-cell>
          <table:table-cell>
            <text:p>61962977</text:p>
          </table:table-cell>
          <table:table-cell>
            <text:p>66303394</text:p>
          </table:table-cell>
          <table:table-cell>
            <text:p>29314099</text:p>
          </table:table-cell>
          <table:table-cell>
            <text:p>181316696</text:p>
          </table:table-cell>
        </table:table-row>
        <table:table-row>
          <table:table-cell>
            <text:p>471129532</text:p>
          </table:table-cell>
          <table:table-cell>
            <text:p>399477544</text:p>
          </table:table-cell>
          <table:table-cell>
            <text:p>413196533</text:p>
          </table:table-cell>
          <table:table-cell>
            <text:p>806203623</text:p>
          </table:table-cell>
          <table:table-cell>
            <text:p>629238068</text:p>
          </table:table-cell>
          <table:table-cell>
            <text:p>947883276</text:p>
          </table:table-cell>
          <table:table-cell>
            <text:p>709343964</text:p>
          </table:table-cell>
        </table:table-row>
        <table:table-row>
          <table:table-cell>
            <text:p>516771920</text:p>
          </table:table-cell>
          <table:table-cell>
            <text:p>999085709</text:p>
          </table:table-cell>
          <table:table-cell>
            <text:p>816737547</text:p>
          </table:table-cell>
          <table:table-cell>
            <text:p>182186432</text:p>
          </table:table-cell>
          <table:table-cell>
            <text:p>506490896</text:p>
          </table:table-cell>
          <table:table-cell>
            <text:p>904043352</text:p>
          </table:table-cell>
          <table:table-cell>
            <text:p>418301919</text:p>
          </table:table-cell>
        </table:table-row>
        <table:table-row>
          <table:table-cell>
            <text:p>455173088</text:p>
          </table:table-cell>
          <table:table-cell>
            <text:p>992656137</text:p>
          </table:table-cell>
          <table:table-cell>
            <text:p>224650640</text:p>
          </table:table-cell>
          <table:table-cell>
            <text:p>579400847</text:p>
          </table:table-cell>
          <table:table-cell>
            <text:p>262056377</text:p>
          </table:table-cell>
          <table:table-cell>
            <text:p>364961037</text:p>
          </table:table-cell>
          <table:table-cell>
            <text:p>822588657</text:p>
          </table:table-cell>
        </table:table-row>
        <table:table-row>
          <table:table-cell>
            <text:p>843183572</text:p>
          </table:table-cell>
          <table:table-cell>
            <text:p>740336205</text:p>
          </table:table-cell>
          <table:table-cell>
            <text:p>487327747</text:p>
          </table:table-cell>
          <table:table-cell>
            <text:p>818616543</text:p>
          </table:table-cell>
          <table:table-cell>
            <text:p>466673580</text:p>
          </table:table-cell>
          <table:table-cell>
            <text:p>300868589</text:p>
          </table:table-cell>
          <table:table-cell>
            <text:p>926344381</text:p>
          </table:table-cell>
        </table:table-row>
        <table:table-row>
          <table:table-cell>
            <text:p>256393744</text:p>
          </table:table-cell>
          <table:table-cell>
            <text:p>543456203</text:p>
          </table:table-cell>
          <table:table-cell>
            <text:p>261690302</text:p>
          </table:table-cell>
          <table:table-cell>
            <text:p>298419679</text:p>
          </table:table-cell>
          <table:table-cell>
            <text:p>683294849</text:p>
          </table:table-cell>
          <table:table-cell>
            <text:p>62958683</text:p>
          </table:table-cell>
          <table:table-cell>
            <text:p>999823895</text:p>
          </table:table-cell>
        </table:table-row>
        <table:table-row>
          <table:table-cell>
            <text:p>981657965</text:p>
          </table:table-cell>
          <table:table-cell>
            <text:p>799179386</text:p>
          </table:table-cell>
          <table:table-cell>
            <text:p>145733227</text:p>
          </table:table-cell>
          <table:table-cell>
            <text:p>283616708</text:p>
          </table:table-cell>
          <table:table-cell>
            <text:p>265683734</text:p>
          </table:table-cell>
          <table:table-cell>
            <text:p>184736638</text:p>
          </table:table-cell>
          <table:table-cell>
            <text:p>647587014</text:p>
          </table:table-cell>
        </table:table-row>
        <table:table-row>
          <table:table-cell>
            <text:p>962608085</text:p>
          </table:table-cell>
          <table:table-cell>
            <text:p>666978338</text:p>
          </table:table-cell>
          <table:table-cell>
            <text:p>722135260</text:p>
          </table:table-cell>
          <table:table-cell>
            <text:p>785224508</text:p>
          </table:table-cell>
          <table:table-cell>
            <text:p>418829952</text:p>
          </table:table-cell>
          <table:table-cell>
            <text:p>230249929</text:p>
          </table:table-cell>
          <table:table-cell>
            <text:p>832625424</text:p>
          </table:table-cell>
        </table:table-row>
        <table:table-row>
          <table:table-cell>
            <text:p>130805081</text:p>
          </table:table-cell>
          <table:table-cell>
            <text:p>916732061</text:p>
          </table:table-cell>
          <table:table-cell>
            <text:p>356851118</text:p>
          </table:table-cell>
          <table:table-cell>
            <text:p>315106014</text:p>
          </table:table-cell>
          <table:table-cell>
            <text:p>801932858</text:p>
          </table:table-cell>
          <table:table-cell>
            <text:p>886029033</text:p>
          </table:table-cell>
          <table:table-cell>
            <text:p>409021700</text:p>
          </table:table-cell>
        </table:table-row>
        <table:table-row>
          <table:table-cell>
            <text:p>927095355</text:p>
          </table:table-cell>
          <table:table-cell>
            <text:p>724319912</text:p>
          </table:table-cell>
          <table:table-cell>
            <text:p>473799016</text:p>
          </table:table-cell>
          <table:table-cell>
            <text:p>422204896</text:p>
          </table:table-cell>
          <table:table-cell>
            <text:p>922170137</text:p>
          </table:table-cell>
          <table:table-cell>
            <text:p>975461378</text:p>
          </table:table-cell>
          <table:table-cell>
            <text:p>29330741</text:p>
          </table:table-cell>
        </table:table-row>
        <table:table-row>
          <table:table-cell>
            <text:p>33689598</text:p>
          </table:table-cell>
          <table:table-cell>
            <text:p>407456124</text:p>
          </table:table-cell>
          <table:table-cell>
            <text:p>879245407</text:p>
          </table:table-cell>
          <table:table-cell>
            <text:p>169309985</text:p>
          </table:table-cell>
          <table:table-cell>
            <text:p>458090649</text:p>
          </table:table-cell>
          <table:table-cell>
            <text:p>466275271</text:p>
          </table:table-cell>
          <table:table-cell>
            <text:p>121454679</text:p>
          </table:table-cell>
        </table:table-row>
        <table:table-row>
          <table:table-cell>
            <text:p>548312980</text:p>
          </table:table-cell>
          <table:table-cell>
            <text:p>452160587</text:p>
          </table:table-cell>
          <table:table-cell>
            <text:p>266489522</text:p>
          </table:table-cell>
          <table:table-cell>
            <text:p>307753264</text:p>
          </table:table-cell>
          <table:table-cell>
            <text:p>473887709</text:p>
          </table:table-cell>
          <table:table-cell>
            <text:p>619408896</text:p>
          </table:table-cell>
          <table:table-cell>
            <text:p>36726962</text:p>
          </table:table-cell>
        </table:table-row>
        <table:table-row>
          <table:table-cell>
            <text:p>231976491</text:p>
          </table:table-cell>
          <table:table-cell>
            <text:p>348211849</text:p>
          </table:table-cell>
          <table:table-cell>
            <text:p>458662293</text:p>
          </table:table-cell>
          <table:table-cell>
            <text:p>979172629</text:p>
          </table:table-cell>
          <table:table-cell>
            <text:p>450022501</text:p>
          </table:table-cell>
          <table:table-cell>
            <text:p>846484706</text:p>
          </table:table-cell>
          <table:table-cell>
            <text:p>600093979</text:p>
          </table:table-cell>
        </table:table-row>
        <table:table-row>
          <table:table-cell>
            <text:p>452210060</text:p>
          </table:table-cell>
          <table:table-cell>
            <text:p>184272943</text:p>
          </table:table-cell>
          <table:table-cell>
            <text:p>757087533</text:p>
          </table:table-cell>
          <table:table-cell>
            <text:p>106322625</text:p>
          </table:table-cell>
          <table:table-cell>
            <text:p>477163360</text:p>
          </table:table-cell>
          <table:table-cell>
            <text:p>752440853</text:p>
          </table:table-cell>
          <table:table-cell>
            <text:p>950618748</text:p>
          </table:table-cell>
        </table:table-row>
        <table:table-row>
          <table:table-cell>
            <text:p>948859227</text:p>
          </table:table-cell>
          <table:table-cell>
            <text:p>939402426</text:p>
          </table:table-cell>
          <table:table-cell>
            <text:p>246569221</text:p>
          </table:table-cell>
          <table:table-cell>
            <text:p>243404056</text:p>
          </table:table-cell>
          <table:table-cell>
            <text:p>554132473</text:p>
          </table:table-cell>
          <table:table-cell>
            <text:p>883125423</text:p>
          </table:table-cell>
          <table:table-cell>
            <text:p>157918717</text:p>
          </table:table-cell>
        </table:table-row>
        <table:table-row>
          <table:table-cell>
            <text:p>581461054</text:p>
          </table:table-cell>
          <table:table-cell>
            <text:p>786680575</text:p>
          </table:table-cell>
          <table:table-cell>
            <text:p>257386915</text:p>
          </table:table-cell>
          <table:table-cell>
            <text:p>937661728</text:p>
          </table:table-cell>
          <table:table-cell>
            <text:p>624682647</text:p>
          </table:table-cell>
          <table:table-cell>
            <text:p>307366062</text:p>
          </table:table-cell>
          <table:table-cell>
            <text:p>812924388</text:p>
          </table:table-cell>
        </table:table-row>
        <table:table-row>
          <table:table-cell>
            <text:p>955220577</text:p>
          </table:table-cell>
          <table:table-cell>
            <text:p>900807563</text:p>
          </table:table-cell>
          <table:table-cell>
            <text:p>580055693</text:p>
          </table:table-cell>
          <table:table-cell>
            <text:p>494970858</text:p>
          </table:table-cell>
          <table:table-cell>
            <text:p>59030647</text:p>
          </table:table-cell>
          <table:table-cell>
            <text:p>431095192</text:p>
          </table:table-cell>
          <table:table-cell>
            <text:p>974386407</text:p>
          </table:table-cell>
        </table:table-row>
        <table:table-row>
          <table:table-cell>
            <text:p>489764834</text:p>
          </table:table-cell>
          <table:table-cell>
            <text:p>817475372</text:p>
          </table:table-cell>
          <table:table-cell>
            <text:p>415118738</text:p>
          </table:table-cell>
          <table:table-cell>
            <text:p>851935124</text:p>
          </table:table-cell>
          <table:table-cell>
            <text:p>848430598</text:p>
          </table:table-cell>
          <table:table-cell>
            <text:p>886822120</text:p>
          </table:table-cell>
          <table:table-cell>
            <text:p>297566371</text:p>
          </table:table-cell>
        </table:table-row>
        <table:table-row>
          <table:table-cell>
            <text:p>660080993</text:p>
          </table:table-cell>
          <table:table-cell>
            <text:p>53847468</text:p>
          </table:table-cell>
          <table:table-cell>
            <text:p>27064329</text:p>
          </table:table-cell>
          <table:table-cell>
            <text:p>601909979</text:p>
          </table:table-cell>
          <table:table-cell>
            <text:p>569439110</text:p>
          </table:table-cell>
          <table:table-cell>
            <text:p>375730000</text:p>
          </table:table-cell>
          <table:table-cell>
            <text:p>951947043</text:p>
          </table:table-cell>
        </table:table-row>
        <table:table-row>
          <table:table-cell>
            <text:p>366902271</text:p>
          </table:table-cell>
          <table:table-cell>
            <text:p>29727828</text:p>
          </table:table-cell>
          <table:table-cell>
            <text:p>823393070</text:p>
          </table:table-cell>
          <table:table-cell>
            <text:p>778706413</text:p>
          </table:table-cell>
          <table:table-cell>
            <text:p>592590093</text:p>
          </table:table-cell>
          <table:table-cell>
            <text:p>147500282</text:p>
          </table:table-cell>
          <table:table-cell>
            <text:p>192413559</text:p>
          </table:table-cell>
        </table:table-row>
        <table:table-row>
          <table:table-cell>
            <text:p>114688005</text:p>
          </table:table-cell>
          <table:table-cell>
            <text:p>462191831</text:p>
          </table:table-cell>
          <table:table-cell>
            <text:p>579277311</text:p>
          </table:table-cell>
          <table:table-cell>
            <text:p>991823863</text:p>
          </table:table-cell>
          <table:table-cell>
            <text:p>350567376</text:p>
          </table:table-cell>
          <table:table-cell>
            <text:p>278463664</text:p>
          </table:table-cell>
          <table:table-cell>
            <text:p>758903297</text:p>
          </table:table-cell>
        </table:table-row>
        <table:table-row>
          <table:table-cell>
            <text:p>952597529</text:p>
          </table:table-cell>
          <table:table-cell>
            <text:p>137880486</text:p>
          </table:table-cell>
          <table:table-cell>
            <text:p>530080821</text:p>
          </table:table-cell>
          <table:table-cell>
            <text:p>114532662</text:p>
          </table:table-cell>
          <table:table-cell>
            <text:p>945665361</text:p>
          </table:table-cell>
          <table:table-cell>
            <text:p>45779233</text:p>
          </table:table-cell>
          <table:table-cell>
            <text:p>57016644</text:p>
          </table:table-cell>
        </table:table-row>
        <table:table-row>
          <table:table-cell>
            <text:p>563307532</text:p>
          </table:table-cell>
          <table:table-cell>
            <text:p>757766650</text:p>
          </table:table-cell>
          <table:table-cell>
            <text:p>436121960</text:p>
          </table:table-cell>
          <table:table-cell>
            <text:p>2824015</text:p>
          </table:table-cell>
          <table:table-cell>
            <text:p>245376166</text:p>
          </table:table-cell>
          <table:table-cell>
            <text:p>194803648</text:p>
          </table:table-cell>
          <table:table-cell>
            <text:p>199175661</text:p>
          </table:table-cell>
        </table:table-row>
        <table:table-row>
          <table:table-cell>
            <text:p>315494492</text:p>
          </table:table-cell>
          <table:table-cell>
            <text:p>174794790</text:p>
          </table:table-cell>
          <table:table-cell>
            <text:p>19294767</text:p>
          </table:table-cell>
          <table:table-cell>
            <text:p>17220769</text:p>
          </table:table-cell>
          <table:table-cell>
            <text:p>488769461</text:p>
          </table:table-cell>
          <table:table-cell>
            <text:p>729725587</text:p>
          </table:table-cell>
          <table:table-cell>
            <text:p>429697812</text:p>
          </table:table-cell>
        </table:table-row>
        <table:table-row>
          <table:table-cell>
            <text:p>666669158</text:p>
          </table:table-cell>
          <table:table-cell>
            <text:p>888356622</text:p>
          </table:table-cell>
          <table:table-cell>
            <text:p>856904803</text:p>
          </table:table-cell>
          <table:table-cell>
            <text:p>481896019</text:p>
          </table:table-cell>
          <table:table-cell>
            <text:p>509457284</text:p>
          </table:table-cell>
          <table:table-cell>
            <text:p>467640959</text:p>
          </table:table-cell>
          <table:table-cell>
            <text:p>647453622</text:p>
          </table:table-cell>
        </table:table-row>
        <table:table-row>
          <table:table-cell>
            <text:p>625510592</text:p>
          </table:table-cell>
          <table:table-cell>
            <text:p>777525361</text:p>
          </table:table-cell>
          <table:table-cell>
            <text:p>604668015</text:p>
          </table:table-cell>
          <table:table-cell>
            <text:p>97038049</text:p>
          </table:table-cell>
          <table:table-cell>
            <text:p>527656220</text:p>
          </table:table-cell>
          <table:table-cell>
            <text:p>458962300</text:p>
          </table:table-cell>
          <table:table-cell>
            <text:p>308518605</text:p>
          </table:table-cell>
        </table:table-row>
        <table:table-row>
          <table:table-cell>
            <text:p>755554282</text:p>
          </table:table-cell>
          <table:table-cell>
            <text:p>88305396</text:p>
          </table:table-cell>
          <table:table-cell>
            <text:p>689563639</text:p>
          </table:table-cell>
          <table:table-cell>
            <text:p>474732251</text:p>
          </table:table-cell>
          <table:table-cell>
            <text:p>219631095</text:p>
          </table:table-cell>
          <table:table-cell>
            <text:p>657660851</text:p>
          </table:table-cell>
          <table:table-cell>
            <text:p>232145203</text:p>
          </table:table-cell>
        </table:table-row>
        <table:table-row>
          <table:table-cell>
            <text:p>693237489</text:p>
          </table:table-cell>
          <table:table-cell>
            <text:p>455595297</text:p>
          </table:table-cell>
          <table:table-cell>
            <text:p>332748065</text:p>
          </table:table-cell>
          <table:table-cell>
            <text:p>324823459</text:p>
          </table:table-cell>
          <table:table-cell>
            <text:p>79580912</text:p>
          </table:table-cell>
          <table:table-cell>
            <text:p>81282486</text:p>
          </table:table-cell>
          <table:table-cell>
            <text:p>811765775</text:p>
          </table:table-cell>
        </table:table-row>
        <table:table-row>
          <table:table-cell>
            <text:p>36203314</text:p>
          </table:table-cell>
          <table:table-cell>
            <text:p>887991207</text:p>
          </table:table-cell>
          <table:table-cell>
            <text:p>193969702</text:p>
          </table:table-cell>
          <table:table-cell>
            <text:p>98335348</text:p>
          </table:table-cell>
          <table:table-cell>
            <text:p>668817067</text:p>
          </table:table-cell>
          <table:table-cell>
            <text:p>976313690</text:p>
          </table:table-cell>
          <table:table-cell>
            <text:p>988552421</text:p>
          </table:table-cell>
        </table:table-row>
        <table:table-row>
          <table:table-cell>
            <text:p>160006894</text:p>
          </table:table-cell>
          <table:table-cell>
            <text:p>267098291</text:p>
          </table:table-cell>
          <table:table-cell>
            <text:p>273631810</text:p>
          </table:table-cell>
          <table:table-cell>
            <text:p>346314122</text:p>
          </table:table-cell>
          <table:table-cell>
            <text:p>409435678</text:p>
          </table:table-cell>
          <table:table-cell>
            <text:p>849157771</text:p>
          </table:table-cell>
          <table:table-cell>
            <text:p>211088185</text:p>
          </table:table-cell>
        </table:table-row>
        <table:table-row>
          <table:table-cell>
            <text:p>268371326</text:p>
          </table:table-cell>
          <table:table-cell>
            <text:p>97058045</text:p>
          </table:table-cell>
          <table:table-cell>
            <text:p>724635942</text:p>
          </table:table-cell>
          <table:table-cell>
            <text:p>547956511</text:p>
          </table:table-cell>
          <table:table-cell>
            <text:p>833995134</text:p>
          </table:table-cell>
          <table:table-cell>
            <text:p>879005118</text:p>
          </table:table-cell>
          <table:table-cell>
            <text:p>638206027</text:p>
          </table:table-cell>
        </table:table-row>
        <table:table-row>
          <table:table-cell>
            <text:p>393933387</text:p>
          </table:table-cell>
          <table:table-cell>
            <text:p>268185960</text:p>
          </table:table-cell>
          <table:table-cell>
            <text:p>962370833</text:p>
          </table:table-cell>
          <table:table-cell>
            <text:p>619100063</text:p>
          </table:table-cell>
          <table:table-cell>
            <text:p>767300807</text:p>
          </table:table-cell>
          <table:table-cell>
            <text:p>466715250</text:p>
          </table:table-cell>
          <table:table-cell>
            <text:p>986721673</text:p>
          </table:table-cell>
        </table:table-row>
        <table:table-row>
          <table:table-cell>
            <text:p>681366062</text:p>
          </table:table-cell>
          <table:table-cell>
            <text:p>809681262</text:p>
          </table:table-cell>
          <table:table-cell>
            <text:p>607128976</text:p>
          </table:table-cell>
          <table:table-cell>
            <text:p>271079325</text:p>
          </table:table-cell>
          <table:table-cell>
            <text:p>350188263</text:p>
          </table:table-cell>
          <table:table-cell>
            <text:p>598736891</text:p>
          </table:table-cell>
          <table:table-cell>
            <text:p>171263761</text:p>
          </table:table-cell>
        </table:table-row>
        <table:table-row>
          <table:table-cell>
            <text:p>541684046</text:p>
          </table:table-cell>
          <table:table-cell>
            <text:p>936014778</text:p>
          </table:table-cell>
          <table:table-cell>
            <text:p>239781450</text:p>
          </table:table-cell>
          <table:table-cell>
            <text:p>311193486</text:p>
          </table:table-cell>
          <table:table-cell>
            <text:p>909175870</text:p>
          </table:table-cell>
          <table:table-cell>
            <text:p>862675472</text:p>
          </table:table-cell>
          <table:table-cell>
            <text:p>30984889</text:p>
          </table:table-cell>
        </table:table-row>
        <table:table-row>
          <table:table-cell>
            <text:p>972053451</text:p>
          </table:table-cell>
          <table:table-cell>
            <text:p>760106814</text:p>
          </table:table-cell>
          <table:table-cell>
            <text:p>142623582</text:p>
          </table:table-cell>
          <table:table-cell>
            <text:p>140814744</text:p>
          </table:table-cell>
          <table:table-cell>
            <text:p>470802722</text:p>
          </table:table-cell>
          <table:table-cell>
            <text:p>621278801</text:p>
          </table:table-cell>
          <table:table-cell>
            <text:p>853150120</text:p>
          </table:table-cell>
        </table:table-row>
        <table:table-row>
          <table:table-cell>
            <text:p>638742499</text:p>
          </table:table-cell>
          <table:table-cell>
            <text:p>315689171</text:p>
          </table:table-cell>
          <table:table-cell>
            <text:p>277470084</text:p>
          </table:table-cell>
          <table:table-cell>
            <text:p>632134836</text:p>
          </table:table-cell>
          <table:table-cell>
            <text:p>374523460</text:p>
          </table:table-cell>
          <table:table-cell>
            <text:p>520790738</text:p>
          </table:table-cell>
          <table:table-cell>
            <text:p>256819218</text:p>
          </table:table-cell>
        </table:table-row>
        <table:table-row>
          <table:table-cell>
            <text:p>221520748</text:p>
          </table:table-cell>
          <table:table-cell>
            <text:p>122342470</text:p>
          </table:table-cell>
          <table:table-cell>
            <text:p>656191277</text:p>
          </table:table-cell>
          <table:table-cell>
            <text:p>119750493</text:p>
          </table:table-cell>
          <table:table-cell>
            <text:p>10862738</text:p>
          </table:table-cell>
          <table:table-cell>
            <text:p>602191346</text:p>
          </table:table-cell>
          <table:table-cell>
            <text:p>9160541</text:p>
          </table:table-cell>
        </table:table-row>
        <table:table-row>
          <table:table-cell>
            <text:p>16767818</text:p>
          </table:table-cell>
          <table:table-cell>
            <text:p>75248863</text:p>
          </table:table-cell>
          <table:table-cell>
            <text:p>62414989</text:p>
          </table:table-cell>
          <table:table-cell>
            <text:p>748045145</text:p>
          </table:table-cell>
          <table:table-cell>
            <text:p>477921840</text:p>
          </table:table-cell>
          <table:table-cell>
            <text:p>664698113</text:p>
          </table:table-cell>
          <table:table-cell>
            <text:p>497880759</text:p>
          </table:table-cell>
        </table:table-row>
        <table:table-row>
          <table:table-cell>
            <text:p>545287772</text:p>
          </table:table-cell>
          <table:table-cell>
            <text:p>10161796</text:p>
          </table:table-cell>
          <table:table-cell>
            <text:p>420865482</text:p>
          </table:table-cell>
          <table:table-cell>
            <text:p>86416626</text:p>
          </table:table-cell>
          <table:table-cell>
            <text:p>823351301</text:p>
          </table:table-cell>
          <table:table-cell>
            <text:p>947382089</text:p>
          </table:table-cell>
          <table:table-cell>
            <text:p>685475029</text:p>
          </table:table-cell>
        </table:table-row>
        <table:table-row>
          <table:table-cell>
            <text:p>832486681</text:p>
          </table:table-cell>
          <table:table-cell>
            <text:p>682160248</text:p>
          </table:table-cell>
          <table:table-cell>
            <text:p>555897825</text:p>
          </table:table-cell>
          <table:table-cell>
            <text:p>282853989</text:p>
          </table:table-cell>
          <table:table-cell>
            <text:p>841597845</text:p>
          </table:table-cell>
          <table:table-cell>
            <text:p>661935872</text:p>
          </table:table-cell>
          <table:table-cell>
            <text:p>640281922</text:p>
          </table:table-cell>
        </table:table-row>
        <table:table-row>
          <table:table-cell>
            <text:p>672171419</text:p>
          </table:table-cell>
          <table:table-cell>
            <text:p>303026519</text:p>
          </table:table-cell>
          <table:table-cell>
            <text:p>689058395</text:p>
          </table:table-cell>
          <table:table-cell>
            <text:p>986593544</text:p>
          </table:table-cell>
          <table:table-cell>
            <text:p>927982551</text:p>
          </table:table-cell>
          <table:table-cell>
            <text:p>748953603</text:p>
          </table:table-cell>
          <table:table-cell>
            <text:p>704825854</text:p>
          </table:table-cell>
        </table:table-row>
        <table:table-row>
          <table:table-cell>
            <text:p>350014861</text:p>
          </table:table-cell>
          <table:table-cell>
            <text:p>350677950</text:p>
          </table:table-cell>
          <table:table-cell>
            <text:p>75141660</text:p>
          </table:table-cell>
          <table:table-cell>
            <text:p>618094904</text:p>
          </table:table-cell>
          <table:table-cell>
            <text:p>90147085</text:p>
          </table:table-cell>
          <table:table-cell>
            <text:p>539454777</text:p>
          </table:table-cell>
          <table:table-cell>
            <text:p>420286657</text:p>
          </table:table-cell>
        </table:table-row>
        <table:table-row>
          <table:table-cell>
            <text:p>899731473</text:p>
          </table:table-cell>
          <table:table-cell>
            <text:p>454738598</text:p>
          </table:table-cell>
          <table:table-cell>
            <text:p>518081193</text:p>
          </table:table-cell>
          <table:table-cell>
            <text:p>738802367</text:p>
          </table:table-cell>
          <table:table-cell>
            <text:p>978199661</text:p>
          </table:table-cell>
          <table:table-cell>
            <text:p>555428511</text:p>
          </table:table-cell>
          <table:table-cell>
            <text:p>335071817</text:p>
          </table:table-cell>
        </table:table-row>
        <table:table-row>
          <table:table-cell>
            <text:p>326916741</text:p>
          </table:table-cell>
          <table:table-cell>
            <text:p>8586092</text:p>
          </table:table-cell>
          <table:table-cell>
            <text:p>390340522</text:p>
          </table:table-cell>
          <table:table-cell>
            <text:p>177595104</text:p>
          </table:table-cell>
          <table:table-cell>
            <text:p>208718383</text:p>
          </table:table-cell>
          <table:table-cell>
            <text:p>717383847</text:p>
          </table:table-cell>
          <table:table-cell>
            <text:p>917147127</text:p>
          </table:table-cell>
        </table:table-row>
        <table:table-row>
          <table:table-cell>
            <text:p>902775492</text:p>
          </table:table-cell>
          <table:table-cell>
            <text:p>735648215</text:p>
          </table:table-cell>
          <table:table-cell>
            <text:p>819354223</text:p>
          </table:table-cell>
          <table:table-cell>
            <text:p>295346550</text:p>
          </table:table-cell>
          <table:table-cell>
            <text:p>643403057</text:p>
          </table:table-cell>
          <table:table-cell>
            <text:p>90849171</text:p>
          </table:table-cell>
          <table:table-cell>
            <text:p>586863320</text:p>
          </table:table-cell>
        </table:table-row>
        <table:table-row>
          <table:table-cell>
            <text:p>7001809</text:p>
          </table:table-cell>
          <table:table-cell>
            <text:p>449385318</text:p>
          </table:table-cell>
          <table:table-cell>
            <text:p>579307967</text:p>
          </table:table-cell>
          <table:table-cell>
            <text:p>178754310</text:p>
          </table:table-cell>
          <table:table-cell>
            <text:p>962196312</text:p>
          </table:table-cell>
          <table:table-cell>
            <text:p>699372189</text:p>
          </table:table-cell>
          <table:table-cell>
            <text:p>537330742</text:p>
          </table:table-cell>
        </table:table-row>
        <table:table-row>
          <table:table-cell>
            <text:p>45583441</text:p>
          </table:table-cell>
          <table:table-cell>
            <text:p>378021874</text:p>
          </table:table-cell>
          <table:table-cell>
            <text:p>535107590</text:p>
          </table:table-cell>
          <table:table-cell>
            <text:p>960660898</text:p>
          </table:table-cell>
          <table:table-cell>
            <text:p>224839766</text:p>
          </table:table-cell>
          <table:table-cell>
            <text:p>721509281</text:p>
          </table:table-cell>
          <table:table-cell>
            <text:p>78009836</text:p>
          </table:table-cell>
        </table:table-row>
        <table:table-row>
          <table:table-cell>
            <text:p>358151232</text:p>
          </table:table-cell>
          <table:table-cell>
            <text:p>561652147</text:p>
          </table:table-cell>
          <table:table-cell>
            <text:p>676177822</text:p>
          </table:table-cell>
          <table:table-cell>
            <text:p>112088133</text:p>
          </table:table-cell>
          <table:table-cell>
            <text:p>553105569</text:p>
          </table:table-cell>
          <table:table-cell>
            <text:p>140327202</text:p>
          </table:table-cell>
          <table:table-cell>
            <text:p>975428993</text:p>
          </table:table-cell>
        </table:table-row>
        <table:table-row>
          <table:table-cell>
            <text:p>978916207</text:p>
          </table:table-cell>
          <table:table-cell>
            <text:p>391321615</text:p>
          </table:table-cell>
          <table:table-cell>
            <text:p>462747740</text:p>
          </table:table-cell>
          <table:table-cell>
            <text:p>933744156</text:p>
          </table:table-cell>
          <table:table-cell>
            <text:p>50843677</text:p>
          </table:table-cell>
          <table:table-cell>
            <text:p>826743464</text:p>
          </table:table-cell>
          <table:table-cell>
            <text:p>590659851</text:p>
          </table:table-cell>
        </table:table-row>
        <table:table-row>
          <table:table-cell>
            <text:p>541794097</text:p>
          </table:table-cell>
          <table:table-cell>
            <text:p>562200517</text:p>
          </table:table-cell>
          <table:table-cell>
            <text:p>266633543</text:p>
          </table:table-cell>
          <table:table-cell>
            <text:p>31003622</text:p>
          </table:table-cell>
          <table:table-cell>
            <text:p>885347245</text:p>
          </table:table-cell>
          <table:table-cell>
            <text:p>988460618</text:p>
          </table:table-cell>
          <table:table-cell>
            <text:p>893426004</text:p>
          </table:table-cell>
        </table:table-row>
        <table:table-row>
          <table:table-cell>
            <text:p>397112999</text:p>
          </table:table-cell>
          <table:table-cell>
            <text:p>375029304</text:p>
          </table:table-cell>
          <table:table-cell>
            <text:p>569027159</text:p>
          </table:table-cell>
          <table:table-cell>
            <text:p>186022527</text:p>
          </table:table-cell>
          <table:table-cell>
            <text:p>778168080</text:p>
          </table:table-cell>
          <table:table-cell>
            <text:p>455529482</text:p>
          </table:table-cell>
          <table:table-cell>
            <text:p>788632600</text:p>
          </table:table-cell>
        </table:table-row>
        <table:table-row>
          <table:table-cell>
            <text:p>240726443</text:p>
          </table:table-cell>
          <table:table-cell>
            <text:p>138003239</text:p>
          </table:table-cell>
          <table:table-cell>
            <text:p>998779774</text:p>
          </table:table-cell>
          <table:table-cell>
            <text:p>898268307</text:p>
          </table:table-cell>
          <table:table-cell>
            <text:p>638679466</text:p>
          </table:table-cell>
          <table:table-cell>
            <text:p>603808095</text:p>
          </table:table-cell>
          <table:table-cell>
            <text:p>822978079</text:p>
          </table:table-cell>
        </table:table-row>
        <table:table-row>
          <table:table-cell>
            <text:p>967643831</text:p>
          </table:table-cell>
          <table:table-cell>
            <text:p>870404826</text:p>
          </table:table-cell>
          <table:table-cell>
            <text:p>775737724</text:p>
          </table:table-cell>
          <table:table-cell>
            <text:p>677515435</text:p>
          </table:table-cell>
          <table:table-cell>
            <text:p>19504149</text:p>
          </table:table-cell>
          <table:table-cell>
            <text:p>314561833</text:p>
          </table:table-cell>
          <table:table-cell>
            <text:p>866433701</text:p>
          </table:table-cell>
        </table:table-row>
        <table:table-row>
          <table:table-cell>
            <text:p>139084863</text:p>
          </table:table-cell>
          <table:table-cell>
            <text:p>662067038</text:p>
          </table:table-cell>
          <table:table-cell>
            <text:p>763532951</text:p>
          </table:table-cell>
          <table:table-cell>
            <text:p>327150226</text:p>
          </table:table-cell>
          <table:table-cell>
            <text:p>739480507</text:p>
          </table:table-cell>
          <table:table-cell>
            <text:p>63044554</text:p>
          </table:table-cell>
          <table:table-cell>
            <text:p>985461455</text:p>
          </table:table-cell>
        </table:table-row>
        <table:table-row>
          <table:table-cell>
            <text:p>726371354</text:p>
          </table:table-cell>
          <table:table-cell>
            <text:p>825749082</text:p>
          </table:table-cell>
          <table:table-cell>
            <text:p>653958705</text:p>
          </table:table-cell>
          <table:table-cell>
            <text:p>419172869</text:p>
          </table:table-cell>
          <table:table-cell>
            <text:p>595291690</text:p>
          </table:table-cell>
          <table:table-cell>
            <text:p>449964022</text:p>
          </table:table-cell>
          <table:table-cell>
            <text:p>488287378</text:p>
          </table:table-cell>
        </table:table-row>
        <table:table-row>
          <table:table-cell>
            <text:p>813256509</text:p>
          </table:table-cell>
          <table:table-cell>
            <text:p>427031637</text:p>
          </table:table-cell>
          <table:table-cell>
            <text:p>380679631</text:p>
          </table:table-cell>
          <table:table-cell>
            <text:p>721073712</text:p>
          </table:table-cell>
          <table:table-cell>
            <text:p>724040921</text:p>
          </table:table-cell>
          <table:table-cell>
            <text:p>545038528</text:p>
          </table:table-cell>
          <table:table-cell>
            <text:p>637398864</text:p>
          </table:table-cell>
        </table:table-row>
        <table:table-row>
          <table:table-cell>
            <text:p>870869599</text:p>
          </table:table-cell>
          <table:table-cell>
            <text:p>582197462</text:p>
          </table:table-cell>
          <table:table-cell>
            <text:p>881369572</text:p>
          </table:table-cell>
          <table:table-cell>
            <text:p>468557720</text:p>
          </table:table-cell>
          <table:table-cell>
            <text:p>225902491</text:p>
          </table:table-cell>
          <table:table-cell>
            <text:p>442600642</text:p>
          </table:table-cell>
          <table:table-cell>
            <text:p>539337843</text:p>
          </table:table-cell>
        </table:table-row>
        <table:table-row>
          <table:table-cell>
            <text:p>705894256</text:p>
          </table:table-cell>
          <table:table-cell>
            <text:p>584734273</text:p>
          </table:table-cell>
          <table:table-cell>
            <text:p>876475129</text:p>
          </table:table-cell>
          <table:table-cell>
            <text:p>454400618</text:p>
          </table:table-cell>
          <table:table-cell>
            <text:p>939984838</text:p>
          </table:table-cell>
          <table:table-cell>
            <text:p>801072932</text:p>
          </table:table-cell>
          <table:table-cell>
            <text:p>998356240</text:p>
          </table:table-cell>
        </table:table-row>
        <table:table-row>
          <table:table-cell>
            <text:p>831326975</text:p>
          </table:table-cell>
          <table:table-cell>
            <text:p>540224172</text:p>
          </table:table-cell>
          <table:table-cell>
            <text:p>952003700</text:p>
          </table:table-cell>
          <table:table-cell>
            <text:p>159053966</text:p>
          </table:table-cell>
          <table:table-cell>
            <text:p>650787629</text:p>
          </table:table-cell>
          <table:table-cell>
            <text:p>850762250</text:p>
          </table:table-cell>
          <table:table-cell>
            <text:p>186015018</text:p>
          </table:table-cell>
        </table:table-row>
        <table:table-row>
          <table:table-cell>
            <text:p>820810733</text:p>
          </table:table-cell>
          <table:table-cell>
            <text:p>919973398</text:p>
          </table:table-cell>
          <table:table-cell>
            <text:p>712608056</text:p>
          </table:table-cell>
          <table:table-cell>
            <text:p>341998286</text:p>
          </table:table-cell>
          <table:table-cell>
            <text:p>300241399</text:p>
          </table:table-cell>
          <table:table-cell>
            <text:p>988584670</text:p>
          </table:table-cell>
          <table:table-cell>
            <text:p>321257061</text:p>
          </table:table-cell>
        </table:table-row>
        <table:table-row>
          <table:table-cell>
            <text:p>943398111</text:p>
          </table:table-cell>
          <table:table-cell>
            <text:p>987469216</text:p>
          </table:table-cell>
          <table:table-cell>
            <text:p>761887391</text:p>
          </table:table-cell>
          <table:table-cell>
            <text:p>855574981</text:p>
          </table:table-cell>
          <table:table-cell>
            <text:p>999742135</text:p>
          </table:table-cell>
          <table:table-cell>
            <text:p>130585093</text:p>
          </table:table-cell>
          <table:table-cell>
            <text:p>585386811</text:p>
          </table:table-cell>
        </table:table-row>
        <table:table-row>
          <table:table-cell>
            <text:p>678704194</text:p>
          </table:table-cell>
          <table:table-cell>
            <text:p>534266632</text:p>
          </table:table-cell>
          <table:table-cell>
            <text:p>243535749</text:p>
          </table:table-cell>
          <table:table-cell>
            <text:p>30953679</text:p>
          </table:table-cell>
          <table:table-cell>
            <text:p>129471200</text:p>
          </table:table-cell>
          <table:table-cell>
            <text:p>757318737</text:p>
          </table:table-cell>
          <table:table-cell>
            <text:p>805482548</text:p>
          </table:table-cell>
        </table:table-row>
        <table:table-row>
          <table:table-cell>
            <text:p>587402340</text:p>
          </table:table-cell>
          <table:table-cell>
            <text:p>728513674</text:p>
          </table:table-cell>
          <table:table-cell>
            <text:p>922030706</text:p>
          </table:table-cell>
          <table:table-cell>
            <text:p>951005598</text:p>
          </table:table-cell>
          <table:table-cell>
            <text:p>817106384</text:p>
          </table:table-cell>
          <table:table-cell>
            <text:p>164438080</text:p>
          </table:table-cell>
          <table:table-cell>
            <text:p>305352242</text:p>
          </table:table-cell>
        </table:table-row>
        <table:table-row>
          <table:table-cell>
            <text:p>410089843</text:p>
          </table:table-cell>
          <table:table-cell>
            <text:p>247287350</text:p>
          </table:table-cell>
          <table:table-cell>
            <text:p>779096378</text:p>
          </table:table-cell>
          <table:table-cell>
            <text:p>784956333</text:p>
          </table:table-cell>
          <table:table-cell>
            <text:p>838745912</text:p>
          </table:table-cell>
          <table:table-cell>
            <text:p>396352340</text:p>
          </table:table-cell>
          <table:table-cell>
            <text:p>394229746</text:p>
          </table:table-cell>
        </table:table-row>
        <table:table-row>
          <table:table-cell>
            <text:p>194009247</text:p>
          </table:table-cell>
          <table:table-cell>
            <text:p>367598867</text:p>
          </table:table-cell>
          <table:table-cell>
            <text:p>936785063</text:p>
          </table:table-cell>
          <table:table-cell>
            <text:p>39217103</text:p>
          </table:table-cell>
          <table:table-cell>
            <text:p>927419156</text:p>
          </table:table-cell>
          <table:table-cell>
            <text:p>334365226</text:p>
          </table:table-cell>
          <table:table-cell>
            <text:p>605260938</text:p>
          </table:table-cell>
        </table:table-row>
        <table:table-row>
          <table:table-cell>
            <text:p>4605838</text:p>
          </table:table-cell>
          <table:table-cell>
            <text:p>626643975</text:p>
          </table:table-cell>
          <table:table-cell>
            <text:p>841231866</text:p>
          </table:table-cell>
          <table:table-cell>
            <text:p>941056441</text:p>
          </table:table-cell>
          <table:table-cell>
            <text:p>175238478</text:p>
          </table:table-cell>
          <table:table-cell>
            <text:p>543533764</text:p>
          </table:table-cell>
          <table:table-cell>
            <text:p>721196942</text:p>
          </table:table-cell>
        </table:table-row>
        <table:table-row>
          <table:table-cell>
            <text:p>258801999</text:p>
          </table:table-cell>
          <table:table-cell>
            <text:p>712962511</text:p>
          </table:table-cell>
          <table:table-cell>
            <text:p>783411381</text:p>
          </table:table-cell>
          <table:table-cell>
            <text:p>701581946</text:p>
          </table:table-cell>
          <table:table-cell>
            <text:p>47094450</text:p>
          </table:table-cell>
          <table:table-cell>
            <text:p>273324293</text:p>
          </table:table-cell>
          <table:table-cell>
            <text:p>753443524</text:p>
          </table:table-cell>
        </table:table-row>
        <table:table-row>
          <table:table-cell>
            <text:p>869713460</text:p>
          </table:table-cell>
          <table:table-cell>
            <text:p>773907240</text:p>
          </table:table-cell>
          <table:table-cell>
            <text:p>416119277</text:p>
          </table:table-cell>
          <table:table-cell>
            <text:p>50476586</text:p>
          </table:table-cell>
          <table:table-cell>
            <text:p>38158781</text:p>
          </table:table-cell>
          <table:table-cell>
            <text:p>913819487</text:p>
          </table:table-cell>
          <table:table-cell>
            <text:p>547166360</text:p>
          </table:table-cell>
        </table:table-row>
        <table:table-row>
          <table:table-cell>
            <text:p>54720804</text:p>
          </table:table-cell>
          <table:table-cell>
            <text:p>929124505</text:p>
          </table:table-cell>
          <table:table-cell>
            <text:p>994028739</text:p>
          </table:table-cell>
          <table:table-cell>
            <text:p>316541451</text:p>
          </table:table-cell>
          <table:table-cell>
            <text:p>876593567</text:p>
          </table:table-cell>
          <table:table-cell>
            <text:p>556624500</text:p>
          </table:table-cell>
          <table:table-cell>
            <text:p>258305040</text:p>
          </table:table-cell>
        </table:table-row>
        <table:table-row>
          <table:table-cell>
            <text:p>159787534</text:p>
          </table:table-cell>
          <table:table-cell>
            <text:p>926301627</text:p>
          </table:table-cell>
          <table:table-cell>
            <text:p>553462829</text:p>
          </table:table-cell>
          <table:table-cell>
            <text:p>283921284</text:p>
          </table:table-cell>
          <table:table-cell>
            <text:p>167530644</text:p>
          </table:table-cell>
          <table:table-cell>
            <text:p>41686134</text:p>
          </table:table-cell>
          <table:table-cell>
            <text:p>401219080</text:p>
          </table:table-cell>
        </table:table-row>
        <table:table-row>
          <table:table-cell>
            <text:p>113839730</text:p>
          </table:table-cell>
          <table:table-cell>
            <text:p>525620270</text:p>
          </table:table-cell>
          <table:table-cell>
            <text:p>795837057</text:p>
          </table:table-cell>
          <table:table-cell>
            <text:p>126896115</text:p>
          </table:table-cell>
          <table:table-cell>
            <text:p>546276028</text:p>
          </table:table-cell>
          <table:table-cell>
            <text:p>719845747</text:p>
          </table:table-cell>
          <table:table-cell>
            <text:p>909552557</text:p>
          </table:table-cell>
        </table:table-row>
        <table:table-row>
          <table:table-cell>
            <text:p>859466867</text:p>
          </table:table-cell>
          <table:table-cell>
            <text:p>788121361</text:p>
          </table:table-cell>
          <table:table-cell>
            <text:p>153879983</text:p>
          </table:table-cell>
          <table:table-cell>
            <text:p>864676768</text:p>
          </table:table-cell>
          <table:table-cell>
            <text:p>667552371</text:p>
          </table:table-cell>
          <table:table-cell>
            <text:p>176596840</text:p>
          </table:table-cell>
          <table:table-cell>
            <text:p>635861249</text:p>
          </table:table-cell>
        </table:table-row>
        <table:table-row>
          <table:table-cell>
            <text:p>648706364</text:p>
          </table:table-cell>
          <table:table-cell>
            <text:p>878319461</text:p>
          </table:table-cell>
          <table:table-cell>
            <text:p>258842792</text:p>
          </table:table-cell>
          <table:table-cell>
            <text:p>663651099</text:p>
          </table:table-cell>
          <table:table-cell>
            <text:p>882617143</text:p>
          </table:table-cell>
          <table:table-cell>
            <text:p>802850793</text:p>
          </table:table-cell>
          <table:table-cell>
            <text:p>933742891</text:p>
          </table:table-cell>
        </table:table-row>
        <table:table-row>
          <table:table-cell>
            <text:p>928633766</text:p>
          </table:table-cell>
          <table:table-cell>
            <text:p>349470164</text:p>
          </table:table-cell>
          <table:table-cell>
            <text:p>824465208</text:p>
          </table:table-cell>
          <table:table-cell>
            <text:p>497096372</text:p>
          </table:table-cell>
          <table:table-cell>
            <text:p>857165186</text:p>
          </table:table-cell>
          <table:table-cell>
            <text:p>367439567</text:p>
          </table:table-cell>
          <table:table-cell>
            <text:p>677290307</text:p>
          </table:table-cell>
        </table:table-row>
        <table:table-row>
          <table:table-cell>
            <text:p>793439405</text:p>
          </table:table-cell>
          <table:table-cell>
            <text:p>692728139</text:p>
          </table:table-cell>
          <table:table-cell>
            <text:p>128301186</text:p>
          </table:table-cell>
          <table:table-cell>
            <text:p>943519510</text:p>
          </table:table-cell>
          <table:table-cell>
            <text:p>903259931</text:p>
          </table:table-cell>
          <table:table-cell>
            <text:p>956542254</text:p>
          </table:table-cell>
          <table:table-cell>
            <text:p>113347331</text:p>
          </table:table-cell>
        </table:table-row>
        <table:table-row>
          <table:table-cell>
            <text:p>192261795</text:p>
          </table:table-cell>
          <table:table-cell>
            <text:p>689655665</text:p>
          </table:table-cell>
          <table:table-cell>
            <text:p>179259984</text:p>
          </table:table-cell>
          <table:table-cell>
            <text:p>793164687</text:p>
          </table:table-cell>
          <table:table-cell>
            <text:p>522840149</text:p>
          </table:table-cell>
          <table:table-cell>
            <text:p>472724355</text:p>
          </table:table-cell>
          <table:table-cell>
            <text:p>841093051</text:p>
          </table:table-cell>
        </table:table-row>
        <table:table-row>
          <table:table-cell>
            <text:p>304381252</text:p>
          </table:table-cell>
          <table:table-cell>
            <text:p>567066203</text:p>
          </table:table-cell>
          <table:table-cell>
            <text:p>870130947</text:p>
          </table:table-cell>
          <table:table-cell>
            <text:p>800849103</text:p>
          </table:table-cell>
          <table:table-cell>
            <text:p>187840765</text:p>
          </table:table-cell>
          <table:table-cell>
            <text:p>791958863</text:p>
          </table:table-cell>
          <table:table-cell>
            <text:p>960171825</text:p>
          </table:table-cell>
        </table:table-row>
        <table:table-row>
          <table:table-cell>
            <text:p>4099961</text:p>
          </table:table-cell>
          <table:table-cell>
            <text:p>75752478</text:p>
          </table:table-cell>
          <table:table-cell>
            <text:p>355791855</text:p>
          </table:table-cell>
          <table:table-cell>
            <text:p>580110596</text:p>
          </table:table-cell>
          <table:table-cell>
            <text:p>195503047</text:p>
          </table:table-cell>
          <table:table-cell>
            <text:p>555007301</text:p>
          </table:table-cell>
          <table:table-cell>
            <text:p>202193719</text:p>
          </table:table-cell>
        </table:table-row>
        <table:table-row>
          <table:table-cell>
            <text:p>256830131</text:p>
          </table:table-cell>
          <table:table-cell>
            <text:p>411033140</text:p>
          </table:table-cell>
          <table:table-cell>
            <text:p>227357211</text:p>
          </table:table-cell>
          <table:table-cell>
            <text:p>342038269</text:p>
          </table:table-cell>
          <table:table-cell>
            <text:p>369606565</text:p>
          </table:table-cell>
          <table:table-cell>
            <text:p>896077136</text:p>
          </table:table-cell>
          <table:table-cell>
            <text:p>404076575</text:p>
          </table:table-cell>
        </table:table-row>
        <table:table-row>
          <table:table-cell>
            <text:p>29865662</text:p>
          </table:table-cell>
          <table:table-cell>
            <text:p>855815582</text:p>
          </table:table-cell>
          <table:table-cell>
            <text:p>39488182</text:p>
          </table:table-cell>
          <table:table-cell>
            <text:p>17733172</text:p>
          </table:table-cell>
          <table:table-cell>
            <text:p>647380825</text:p>
          </table:table-cell>
          <table:table-cell>
            <text:p>375457525</text:p>
          </table:table-cell>
          <table:table-cell>
            <text:p>895524433</text:p>
          </table:table-cell>
        </table:table-row>
        <table:table-row>
          <table:table-cell>
            <text:p>178942164</text:p>
          </table:table-cell>
          <table:table-cell>
            <text:p>979613799</text:p>
          </table:table-cell>
          <table:table-cell>
            <text:p>10340214</text:p>
          </table:table-cell>
          <table:table-cell>
            <text:p>944483543</text:p>
          </table:table-cell>
          <table:table-cell>
            <text:p>405383460</text:p>
          </table:table-cell>
          <table:table-cell>
            <text:p>484036887</text:p>
          </table:table-cell>
          <table:table-cell>
            <text:p>655802681</text:p>
          </table:table-cell>
        </table:table-row>
        <table:table-row>
          <table:table-cell>
            <text:p>559134013</text:p>
          </table:table-cell>
          <table:table-cell>
            <text:p>302103899</text:p>
          </table:table-cell>
          <table:table-cell>
            <text:p>895133811</text:p>
          </table:table-cell>
          <table:table-cell>
            <text:p>991437510</text:p>
          </table:table-cell>
          <table:table-cell>
            <text:p>200975727</text:p>
          </table:table-cell>
          <table:table-cell>
            <text:p>276013932</text:p>
          </table:table-cell>
          <table:table-cell>
            <text:p>83679161</text:p>
          </table:table-cell>
        </table:table-row>
        <table:table-row>
          <table:table-cell>
            <text:p>548476890</text:p>
          </table:table-cell>
          <table:table-cell>
            <text:p>907744277</text:p>
          </table:table-cell>
          <table:table-cell>
            <text:p>3596687</text:p>
          </table:table-cell>
          <table:table-cell>
            <text:p>548444242</text:p>
          </table:table-cell>
          <table:table-cell>
            <text:p>718380822</text:p>
          </table:table-cell>
          <table:table-cell>
            <text:p>553212798</text:p>
          </table:table-cell>
          <table:table-cell>
            <text:p>810455923</text:p>
          </table:table-cell>
        </table:table-row>
        <table:table-row>
          <table:table-cell>
            <text:p>438673008</text:p>
          </table:table-cell>
          <table:table-cell>
            <text:p>210221201</text:p>
          </table:table-cell>
          <table:table-cell>
            <text:p>220290271</text:p>
          </table:table-cell>
          <table:table-cell>
            <text:p>230817400</text:p>
          </table:table-cell>
          <table:table-cell>
            <text:p>632867076</text:p>
          </table:table-cell>
          <table:table-cell>
            <text:p>239610974</text:p>
          </table:table-cell>
          <table:table-cell>
            <text:p>638321057</text:p>
          </table:table-cell>
        </table:table-row>
        <table:table-row>
          <table:table-cell>
            <text:p>619717223</text:p>
          </table:table-cell>
          <table:table-cell>
            <text:p>64860915</text:p>
          </table:table-cell>
          <table:table-cell>
            <text:p>267177844</text:p>
          </table:table-cell>
          <table:table-cell>
            <text:p>253501195</text:p>
          </table:table-cell>
          <table:table-cell>
            <text:p>666766018</text:p>
          </table:table-cell>
          <table:table-cell>
            <text:p>369927405</text:p>
          </table:table-cell>
          <table:table-cell>
            <text:p>414165897</text:p>
          </table:table-cell>
        </table:table-row>
        <table:table-row>
          <table:table-cell>
            <text:p>515258158</text:p>
          </table:table-cell>
          <table:table-cell>
            <text:p>843090899</text:p>
          </table:table-cell>
          <table:table-cell>
            <text:p>312199427</text:p>
          </table:table-cell>
          <table:table-cell>
            <text:p>628903962</text:p>
          </table:table-cell>
          <table:table-cell>
            <text:p>385443247</text:p>
          </table:table-cell>
          <table:table-cell>
            <text:p>543617374</text:p>
          </table:table-cell>
          <table:table-cell>
            <text:p>668260505</text:p>
          </table:table-cell>
        </table:table-row>
        <table:table-row>
          <table:table-cell>
            <text:p>394331514</text:p>
          </table:table-cell>
          <table:table-cell>
            <text:p>923807377</text:p>
          </table:table-cell>
          <table:table-cell>
            <text:p>964611328</text:p>
          </table:table-cell>
          <table:table-cell>
            <text:p>345075717</text:p>
          </table:table-cell>
          <table:table-cell>
            <text:p>484199046</text:p>
          </table:table-cell>
          <table:table-cell>
            <text:p>6753952</text:p>
          </table:table-cell>
          <table:table-cell>
            <text:p>280036669</text:p>
          </table:table-cell>
        </table:table-row>
        <table:table-row>
          <table:table-cell>
            <text:p>480349594</text:p>
          </table:table-cell>
          <table:table-cell>
            <text:p>913797846</text:p>
          </table:table-cell>
          <table:table-cell>
            <text:p>807384084</text:p>
          </table:table-cell>
          <table:table-cell>
            <text:p>332340293</text:p>
          </table:table-cell>
          <table:table-cell>
            <text:p>315412503</text:p>
          </table:table-cell>
          <table:table-cell>
            <text:p>854725682</text:p>
          </table:table-cell>
          <table:table-cell>
            <text:p>919854121</text:p>
          </table:table-cell>
        </table:table-row>
        <table:table-row>
          <table:table-cell>
            <text:p>791134507</text:p>
          </table:table-cell>
          <table:table-cell>
            <text:p>731405567</text:p>
          </table:table-cell>
          <table:table-cell>
            <text:p>16504628</text:p>
          </table:table-cell>
          <table:table-cell>
            <text:p>493266569</text:p>
          </table:table-cell>
          <table:table-cell>
            <text:p>8174933</text:p>
          </table:table-cell>
          <table:table-cell>
            <text:p>401679240</text:p>
          </table:table-cell>
          <table:table-cell>
            <text:p>104909380</text:p>
          </table:table-cell>
        </table:table-row>
        <table:table-row>
          <table:table-cell>
            <text:p>1941504</text:p>
          </table:table-cell>
          <table:table-cell>
            <text:p>668620253</text:p>
          </table:table-cell>
          <table:table-cell>
            <text:p>734125490</text:p>
          </table:table-cell>
          <table:table-cell>
            <text:p>835659458</text:p>
          </table:table-cell>
          <table:table-cell>
            <text:p>352705793</text:p>
          </table:table-cell>
          <table:table-cell>
            <text:p>267232570</text:p>
          </table:table-cell>
          <table:table-cell>
            <text:p>107603565</text:p>
          </table:table-cell>
        </table:table-row>
        <table:table-row>
          <table:table-cell>
            <text:p>911376965</text:p>
          </table:table-cell>
          <table:table-cell>
            <text:p>388273988</text:p>
          </table:table-cell>
          <table:table-cell>
            <text:p>30534106</text:p>
          </table:table-cell>
          <table:table-cell>
            <text:p>365329803</text:p>
          </table:table-cell>
          <table:table-cell>
            <text:p>63140105</text:p>
          </table:table-cell>
          <table:table-cell>
            <text:p>155633629</text:p>
          </table:table-cell>
          <table:table-cell>
            <text:p>494967850</text:p>
          </table:table-cell>
        </table:table-row>
        <table:table-row>
          <table:table-cell>
            <text:p>104608425</text:p>
          </table:table-cell>
          <table:table-cell>
            <text:p>464927945</text:p>
          </table:table-cell>
          <table:table-cell>
            <text:p>901997811</text:p>
          </table:table-cell>
          <table:table-cell>
            <text:p>293256330</text:p>
          </table:table-cell>
          <table:table-cell>
            <text:p>97971615</text:p>
          </table:table-cell>
          <table:table-cell>
            <text:p>610256459</text:p>
          </table:table-cell>
          <table:table-cell>
            <text:p>76341644</text:p>
          </table:table-cell>
        </table:table-row>
        <table:table-row>
          <table:table-cell>
            <text:p>205713526</text:p>
          </table:table-cell>
          <table:table-cell>
            <text:p>635887720</text:p>
          </table:table-cell>
          <table:table-cell>
            <text:p>112610690</text:p>
          </table:table-cell>
          <table:table-cell>
            <text:p>398461159</text:p>
          </table:table-cell>
          <table:table-cell>
            <text:p>781231517</text:p>
          </table:table-cell>
          <table:table-cell>
            <text:p>527450816</text:p>
          </table:table-cell>
          <table:table-cell>
            <text:p>682319735</text:p>
          </table:table-cell>
        </table:table-row>
        <table:table-row>
          <table:table-cell>
            <text:p>417252335</text:p>
          </table:table-cell>
          <table:table-cell>
            <text:p>559770916</text:p>
          </table:table-cell>
          <table:table-cell>
            <text:p>472099992</text:p>
          </table:table-cell>
          <table:table-cell>
            <text:p>370008719</text:p>
          </table:table-cell>
          <table:table-cell>
            <text:p>307948015</text:p>
          </table:table-cell>
          <table:table-cell>
            <text:p>883893327</text:p>
          </table:table-cell>
          <table:table-cell>
            <text:p>740529073</text:p>
          </table:table-cell>
        </table:table-row>
        <table:table-row>
          <table:table-cell>
            <text:p>706112065</text:p>
          </table:table-cell>
          <table:table-cell>
            <text:p>950574215</text:p>
          </table:table-cell>
          <table:table-cell>
            <text:p>128230048</text:p>
          </table:table-cell>
          <table:table-cell>
            <text:p>937227329</text:p>
          </table:table-cell>
          <table:table-cell>
            <text:p>575051121</text:p>
          </table:table-cell>
          <table:table-cell>
            <text:p>206896696</text:p>
          </table:table-cell>
          <table:table-cell>
            <text:p>764731834</text:p>
          </table:table-cell>
        </table:table-row>
        <table:table-row>
          <table:table-cell>
            <text:p>209209820</text:p>
          </table:table-cell>
          <table:table-cell>
            <text:p>854249405</text:p>
          </table:table-cell>
          <table:table-cell>
            <text:p>186936142</text:p>
          </table:table-cell>
          <table:table-cell>
            <text:p>184731834</text:p>
          </table:table-cell>
          <table:table-cell>
            <text:p>299374909</text:p>
          </table:table-cell>
          <table:table-cell>
            <text:p>15618364</text:p>
          </table:table-cell>
          <table:table-cell>
            <text:p>242486683</text:p>
          </table:table-cell>
        </table:table-row>
        <table:table-row>
          <table:table-cell>
            <text:p>388961870</text:p>
          </table:table-cell>
          <table:table-cell>
            <text:p>891796336</text:p>
          </table:table-cell>
          <table:table-cell>
            <text:p>681978531</text:p>
          </table:table-cell>
          <table:table-cell>
            <text:p>200787386</text:p>
          </table:table-cell>
          <table:table-cell>
            <text:p>960759027</text:p>
          </table:table-cell>
          <table:table-cell>
            <text:p>170757403</text:p>
          </table:table-cell>
          <table:table-cell>
            <text:p>948085874</text:p>
          </table:table-cell>
        </table:table-row>
        <table:table-row>
          <table:table-cell>
            <text:p>106893042</text:p>
          </table:table-cell>
          <table:table-cell>
            <text:p>210144572</text:p>
          </table:table-cell>
          <table:table-cell>
            <text:p>264160023</text:p>
          </table:table-cell>
          <table:table-cell>
            <text:p>887293014</text:p>
          </table:table-cell>
          <table:table-cell>
            <text:p>687216335</text:p>
          </table:table-cell>
          <table:table-cell>
            <text:p>977732077</text:p>
          </table:table-cell>
          <table:table-cell>
            <text:p>341758368</text:p>
          </table:table-cell>
        </table:table-row>
        <table:table-row>
          <table:table-cell>
            <text:p>421023729</text:p>
          </table:table-cell>
          <table:table-cell>
            <text:p>399042308</text:p>
          </table:table-cell>
          <table:table-cell>
            <text:p>189446903</text:p>
          </table:table-cell>
          <table:table-cell>
            <text:p>868226969</text:p>
          </table:table-cell>
          <table:table-cell>
            <text:p>115436283</text:p>
          </table:table-cell>
          <table:table-cell>
            <text:p>665097473</text:p>
          </table:table-cell>
          <table:table-cell>
            <text:p>658993600</text:p>
          </table:table-cell>
        </table:table-row>
        <table:table-row>
          <table:table-cell>
            <text:p>290707106</text:p>
          </table:table-cell>
          <table:table-cell>
            <text:p>190681598</text:p>
          </table:table-cell>
          <table:table-cell>
            <text:p>88644891</text:p>
          </table:table-cell>
          <table:table-cell>
            <text:p>527644431</text:p>
          </table:table-cell>
          <table:table-cell>
            <text:p>846616204</text:p>
          </table:table-cell>
          <table:table-cell>
            <text:p>96587925</text:p>
          </table:table-cell>
          <table:table-cell>
            <text:p>288508685</text:p>
          </table:table-cell>
        </table:table-row>
        <table:table-row>
          <table:table-cell>
            <text:p>185730265</text:p>
          </table:table-cell>
          <table:table-cell>
            <text:p>274298166</text:p>
          </table:table-cell>
          <table:table-cell>
            <text:p>688868360</text:p>
          </table:table-cell>
          <table:table-cell>
            <text:p>735945472</text:p>
          </table:table-cell>
          <table:table-cell>
            <text:p>959231016</text:p>
          </table:table-cell>
          <table:table-cell>
            <text:p>981182153</text:p>
          </table:table-cell>
          <table:table-cell>
            <text:p>886849965</text:p>
          </table:table-cell>
        </table:table-row>
        <table:table-row>
          <table:table-cell>
            <text:p>307568155</text:p>
          </table:table-cell>
          <table:table-cell>
            <text:p>469875584</text:p>
          </table:table-cell>
          <table:table-cell>
            <text:p>272114774</text:p>
          </table:table-cell>
          <table:table-cell>
            <text:p>749902006</text:p>
          </table:table-cell>
          <table:table-cell>
            <text:p>951267258</text:p>
          </table:table-cell>
          <table:table-cell>
            <text:p>367704869</text:p>
          </table:table-cell>
          <table:table-cell>
            <text:p>266549784</text:p>
          </table:table-cell>
        </table:table-row>
        <table:table-row>
          <table:table-cell>
            <text:p>525970752</text:p>
          </table:table-cell>
          <table:table-cell>
            <text:p>707742145</text:p>
          </table:table-cell>
          <table:table-cell>
            <text:p>22124382</text:p>
          </table:table-cell>
          <table:table-cell>
            <text:p>606869106</text:p>
          </table:table-cell>
          <table:table-cell>
            <text:p>111050088</text:p>
          </table:table-cell>
          <table:table-cell>
            <text:p>926225853</text:p>
          </table:table-cell>
          <table:table-cell>
            <text:p>881200735</text:p>
          </table:table-cell>
        </table:table-row>
        <table:table-row>
          <table:table-cell>
            <text:p>594149059</text:p>
          </table:table-cell>
          <table:table-cell>
            <text:p>941278379</text:p>
          </table:table-cell>
          <table:table-cell>
            <text:p>911957393</text:p>
          </table:table-cell>
          <table:table-cell>
            <text:p>476992177</text:p>
          </table:table-cell>
          <table:table-cell>
            <text:p>835283997</text:p>
          </table:table-cell>
          <table:table-cell>
            <text:p>265615833</text:p>
          </table:table-cell>
          <table:table-cell>
            <text:p>855004393</text:p>
          </table:table-cell>
        </table:table-row>
        <table:table-row>
          <table:table-cell>
            <text:p>96584573</text:p>
          </table:table-cell>
          <table:table-cell>
            <text:p>525141849</text:p>
          </table:table-cell>
          <table:table-cell>
            <text:p>769370570</text:p>
          </table:table-cell>
          <table:table-cell>
            <text:p>34853602</text:p>
          </table:table-cell>
          <table:table-cell>
            <text:p>404475604</text:p>
          </table:table-cell>
          <table:table-cell>
            <text:p>185099316</text:p>
          </table:table-cell>
          <table:table-cell>
            <text:p>370643482</text:p>
          </table:table-cell>
        </table:table-row>
        <table:table-row>
          <table:table-cell>
            <text:p>828517589</text:p>
          </table:table-cell>
          <table:table-cell>
            <text:p>895367034</text:p>
          </table:table-cell>
          <table:table-cell>
            <text:p>722753131</text:p>
          </table:table-cell>
          <table:table-cell>
            <text:p>440043989</text:p>
          </table:table-cell>
          <table:table-cell>
            <text:p>573233061</text:p>
          </table:table-cell>
          <table:table-cell>
            <text:p>880268435</text:p>
          </table:table-cell>
          <table:table-cell>
            <text:p>687152833</text:p>
          </table:table-cell>
        </table:table-row>
        <table:table-row>
          <table:table-cell>
            <text:p>334008825</text:p>
          </table:table-cell>
          <table:table-cell>
            <text:p>529625304</text:p>
          </table:table-cell>
          <table:table-cell>
            <text:p>310970888</text:p>
          </table:table-cell>
          <table:table-cell>
            <text:p>73409442</text:p>
          </table:table-cell>
          <table:table-cell>
            <text:p>927250211</text:p>
          </table:table-cell>
          <table:table-cell>
            <text:p>266174702</text:p>
          </table:table-cell>
          <table:table-cell>
            <text:p>555572207</text:p>
          </table:table-cell>
        </table:table-row>
        <table:table-row>
          <table:table-cell>
            <text:p>675754141</text:p>
          </table:table-cell>
          <table:table-cell>
            <text:p>675835108</text:p>
          </table:table-cell>
          <table:table-cell>
            <text:p>332813672</text:p>
          </table:table-cell>
          <table:table-cell>
            <text:p>261775109</text:p>
          </table:table-cell>
          <table:table-cell>
            <text:p>195264519</text:p>
          </table:table-cell>
          <table:table-cell>
            <text:p>412508263</text:p>
          </table:table-cell>
          <table:table-cell>
            <text:p>682687019</text:p>
          </table:table-cell>
        </table:table-row>
        <table:table-row>
          <table:table-cell>
            <text:p>368575057</text:p>
          </table:table-cell>
          <table:table-cell>
            <text:p>160196149</text:p>
          </table:table-cell>
          <table:table-cell>
            <text:p>637500668</text:p>
          </table:table-cell>
          <table:table-cell>
            <text:p>194754648</text:p>
          </table:table-cell>
          <table:table-cell>
            <text:p>417612687</text:p>
          </table:table-cell>
          <table:table-cell>
            <text:p>539650223</text:p>
          </table:table-cell>
          <table:table-cell>
            <text:p>458516110</text:p>
          </table:table-cell>
        </table:table-row>
        <table:table-row>
          <table:table-cell>
            <text:p>464778475</text:p>
          </table:table-cell>
          <table:table-cell>
            <text:p>925856576</text:p>
          </table:table-cell>
          <table:table-cell>
            <text:p>165065484</text:p>
          </table:table-cell>
          <table:table-cell>
            <text:p>445768480</text:p>
          </table:table-cell>
          <table:table-cell>
            <text:p>5041593</text:p>
          </table:table-cell>
          <table:table-cell>
            <text:p>760002925</text:p>
          </table:table-cell>
          <table:table-cell>
            <text:p>304140051</text:p>
          </table:table-cell>
        </table:table-row>
        <table:table-row>
          <table:table-cell>
            <text:p>512044189</text:p>
          </table:table-cell>
          <table:table-cell>
            <text:p>749757142</text:p>
          </table:table-cell>
          <table:table-cell>
            <text:p>881724261</text:p>
          </table:table-cell>
          <table:table-cell>
            <text:p>231207734</text:p>
          </table:table-cell>
          <table:table-cell>
            <text:p>360963927</text:p>
          </table:table-cell>
          <table:table-cell>
            <text:p>380098283</text:p>
          </table:table-cell>
          <table:table-cell>
            <text:p>195331778</text:p>
          </table:table-cell>
        </table:table-row>
        <table:table-row>
          <table:table-cell>
            <text:p>313406179</text:p>
          </table:table-cell>
          <table:table-cell>
            <text:p>153741395</text:p>
          </table:table-cell>
          <table:table-cell>
            <text:p>954199736</text:p>
          </table:table-cell>
          <table:table-cell>
            <text:p>708419977</text:p>
          </table:table-cell>
          <table:table-cell>
            <text:p>330941838</text:p>
          </table:table-cell>
          <table:table-cell>
            <text:p>458189248</text:p>
          </table:table-cell>
          <table:table-cell>
            <text:p>643323354</text:p>
          </table:table-cell>
        </table:table-row>
        <table:table-row>
          <table:table-cell>
            <text:p>144539625</text:p>
          </table:table-cell>
          <table:table-cell>
            <text:p>538587931</text:p>
          </table:table-cell>
          <table:table-cell>
            <text:p>67208006</text:p>
          </table:table-cell>
          <table:table-cell>
            <text:p>130402818</text:p>
          </table:table-cell>
          <table:table-cell>
            <text:p>916437636</text:p>
          </table:table-cell>
          <table:table-cell>
            <text:p>256648137</text:p>
          </table:table-cell>
          <table:table-cell>
            <text:p>363945068</text:p>
          </table:table-cell>
        </table:table-row>
        <table:table-row>
          <table:table-cell>
            <text:p>812316273</text:p>
          </table:table-cell>
          <table:table-cell>
            <text:p>559601260</text:p>
          </table:table-cell>
          <table:table-cell>
            <text:p>166103378</text:p>
          </table:table-cell>
          <table:table-cell>
            <text:p>279753968</text:p>
          </table:table-cell>
          <table:table-cell>
            <text:p>113258665</text:p>
          </table:table-cell>
          <table:table-cell>
            <text:p>242334293</text:p>
          </table:table-cell>
          <table:table-cell>
            <text:p>168445869</text:p>
          </table:table-cell>
        </table:table-row>
        <table:table-row>
          <table:table-cell>
            <text:p>917038931</text:p>
          </table:table-cell>
          <table:table-cell>
            <text:p>99179354</text:p>
          </table:table-cell>
          <table:table-cell>
            <text:p>345966973</text:p>
          </table:table-cell>
          <table:table-cell>
            <text:p>763408142</text:p>
          </table:table-cell>
          <table:table-cell>
            <text:p>729205183</text:p>
          </table:table-cell>
          <table:table-cell>
            <text:p>306612598</text:p>
          </table:table-cell>
          <table:table-cell>
            <text:p>912703092</text:p>
          </table:table-cell>
        </table:table-row>
        <table:table-row>
          <table:table-cell>
            <text:p>683704488</text:p>
          </table:table-cell>
          <table:table-cell>
            <text:p>119151929</text:p>
          </table:table-cell>
          <table:table-cell>
            <text:p>780932818</text:p>
          </table:table-cell>
          <table:table-cell>
            <text:p>602812119</text:p>
          </table:table-cell>
          <table:table-cell>
            <text:p>113549546</text:p>
          </table:table-cell>
          <table:table-cell>
            <text:p>751099649</text:p>
          </table:table-cell>
          <table:table-cell>
            <text:p>396298358</text:p>
          </table:table-cell>
        </table:table-row>
        <table:table-row>
          <table:table-cell>
            <text:p>625812135</text:p>
          </table:table-cell>
          <table:table-cell>
            <text:p>297337394</text:p>
          </table:table-cell>
          <table:table-cell>
            <text:p>259346672</text:p>
          </table:table-cell>
          <table:table-cell>
            <text:p>404111490</text:p>
          </table:table-cell>
          <table:table-cell>
            <text:p>528759050</text:p>
          </table:table-cell>
          <table:table-cell>
            <text:p>8303818</text:p>
          </table:table-cell>
          <table:table-cell>
            <text:p>443430271</text:p>
          </table:table-cell>
        </table:table-row>
        <table:table-row>
          <table:table-cell>
            <text:p>59451131</text:p>
          </table:table-cell>
          <table:table-cell>
            <text:p>593398630</text:p>
          </table:table-cell>
          <table:table-cell>
            <text:p>472014739</text:p>
          </table:table-cell>
          <table:table-cell>
            <text:p>82142585</text:p>
          </table:table-cell>
          <table:table-cell>
            <text:p>244696283</text:p>
          </table:table-cell>
          <table:table-cell>
            <text:p>947628128</text:p>
          </table:table-cell>
          <table:table-cell>
            <text:p>776227221</text:p>
          </table:table-cell>
        </table:table-row>
        <table:table-row>
          <table:table-cell>
            <text:p>174135982</text:p>
          </table:table-cell>
          <table:table-cell>
            <text:p>56884622</text:p>
          </table:table-cell>
          <table:table-cell>
            <text:p>319311991</text:p>
          </table:table-cell>
          <table:table-cell>
            <text:p>158718244</text:p>
          </table:table-cell>
          <table:table-cell>
            <text:p>422978561</text:p>
          </table:table-cell>
          <table:table-cell>
            <text:p>43844827</text:p>
          </table:table-cell>
          <table:table-cell>
            <text:p>583452349</text:p>
          </table:table-cell>
        </table:table-row>
        <table:table-row>
          <table:table-cell>
            <text:p>486200599</text:p>
          </table:table-cell>
          <table:table-cell>
            <text:p>306666475</text:p>
          </table:table-cell>
          <table:table-cell>
            <text:p>98902217</text:p>
          </table:table-cell>
          <table:table-cell>
            <text:p>679346134</text:p>
          </table:table-cell>
          <table:table-cell>
            <text:p>689431085</text:p>
          </table:table-cell>
          <table:table-cell>
            <text:p>846112194</text:p>
          </table:table-cell>
          <table:table-cell>
            <text:p>664617258</text:p>
          </table:table-cell>
        </table:table-row>
        <table:table-row>
          <table:table-cell>
            <text:p>385119227</text:p>
          </table:table-cell>
          <table:table-cell>
            <text:p>588013647</text:p>
          </table:table-cell>
          <table:table-cell>
            <text:p>653462432</text:p>
          </table:table-cell>
          <table:table-cell>
            <text:p>900942465</text:p>
          </table:table-cell>
          <table:table-cell>
            <text:p>556617741</text:p>
          </table:table-cell>
          <table:table-cell>
            <text:p>937342656</text:p>
          </table:table-cell>
          <table:table-cell>
            <text:p>765611561</text:p>
          </table:table-cell>
        </table:table-row>
        <table:table-row>
          <table:table-cell>
            <text:p>771075633</text:p>
          </table:table-cell>
          <table:table-cell>
            <text:p>983065094</text:p>
          </table:table-cell>
          <table:table-cell>
            <text:p>755427199</text:p>
          </table:table-cell>
          <table:table-cell>
            <text:p>363203781</text:p>
          </table:table-cell>
          <table:table-cell>
            <text:p>97850946</text:p>
          </table:table-cell>
          <table:table-cell>
            <text:p>947975458</text:p>
          </table:table-cell>
          <table:table-cell>
            <text:p>681142411</text:p>
          </table:table-cell>
        </table:table-row>
        <table:table-row>
          <table:table-cell>
            <text:p>607130566</text:p>
          </table:table-cell>
          <table:table-cell>
            <text:p>968459064</text:p>
          </table:table-cell>
          <table:table-cell>
            <text:p>373091021</text:p>
          </table:table-cell>
          <table:table-cell>
            <text:p>37684337</text:p>
          </table:table-cell>
          <table:table-cell>
            <text:p>736282754</text:p>
          </table:table-cell>
          <table:table-cell>
            <text:p>982858176</text:p>
          </table:table-cell>
          <table:table-cell>
            <text:p>568115897</text:p>
          </table:table-cell>
        </table:table-row>
        <table:table-row>
          <table:table-cell>
            <text:p>518206462</text:p>
          </table:table-cell>
          <table:table-cell>
            <text:p>240799236</text:p>
          </table:table-cell>
          <table:table-cell>
            <text:p>157096736</text:p>
          </table:table-cell>
          <table:table-cell>
            <text:p>647103325</text:p>
          </table:table-cell>
          <table:table-cell>
            <text:p>818604540</text:p>
          </table:table-cell>
          <table:table-cell>
            <text:p>200225984</text:p>
          </table:table-cell>
          <table:table-cell>
            <text:p>543332113</text:p>
          </table:table-cell>
        </table:table-row>
        <table:table-row>
          <table:table-cell>
            <text:p>739725539</text:p>
          </table:table-cell>
          <table:table-cell>
            <text:p>922618803</text:p>
          </table:table-cell>
          <table:table-cell>
            <text:p>730086796</text:p>
          </table:table-cell>
          <table:table-cell>
            <text:p>533570585</text:p>
          </table:table-cell>
          <table:table-cell>
            <text:p>460955067</text:p>
          </table:table-cell>
          <table:table-cell>
            <text:p>873202314</text:p>
          </table:table-cell>
          <table:table-cell>
            <text:p>469441295</text:p>
          </table:table-cell>
        </table:table-row>
        <table:table-row>
          <table:table-cell>
            <text:p>669730936</text:p>
          </table:table-cell>
          <table:table-cell>
            <text:p>265132109</text:p>
          </table:table-cell>
          <table:table-cell>
            <text:p>792491927</text:p>
          </table:table-cell>
          <table:table-cell>
            <text:p>39935296</text:p>
          </table:table-cell>
          <table:table-cell>
            <text:p>405534473</text:p>
          </table:table-cell>
          <table:table-cell>
            <text:p>166878941</text:p>
          </table:table-cell>
          <table:table-cell>
            <text:p>48490575</text:p>
          </table:table-cell>
        </table:table-row>
        <table:table-row>
          <table:table-cell>
            <text:p>314408860</text:p>
          </table:table-cell>
          <table:table-cell>
            <text:p>339892117</text:p>
          </table:table-cell>
          <table:table-cell>
            <text:p>729529381</text:p>
          </table:table-cell>
          <table:table-cell>
            <text:p>563504923</text:p>
          </table:table-cell>
          <table:table-cell>
            <text:p>866179253</text:p>
          </table:table-cell>
          <table:table-cell>
            <text:p>884126471</text:p>
          </table:table-cell>
          <table:table-cell>
            <text:p>617475208</text:p>
          </table:table-cell>
        </table:table-row>
        <table:table-row>
          <table:table-cell>
            <text:p>558358379</text:p>
          </table:table-cell>
          <table:table-cell>
            <text:p>138414957</text:p>
          </table:table-cell>
          <table:table-cell>
            <text:p>117124136</text:p>
          </table:table-cell>
          <table:table-cell>
            <text:p>401630370</text:p>
          </table:table-cell>
          <table:table-cell>
            <text:p>487709437</text:p>
          </table:table-cell>
          <table:table-cell>
            <text:p>424310145</text:p>
          </table:table-cell>
          <table:table-cell>
            <text:p>162205552</text:p>
          </table:table-cell>
        </table:table-row>
        <table:table-row>
          <table:table-cell>
            <text:p>1839873</text:p>
          </table:table-cell>
          <table:table-cell>
            <text:p>974973685</text:p>
          </table:table-cell>
          <table:table-cell>
            <text:p>791630346</text:p>
          </table:table-cell>
          <table:table-cell>
            <text:p>763207117</text:p>
          </table:table-cell>
          <table:table-cell>
            <text:p>379308858</text:p>
          </table:table-cell>
          <table:table-cell>
            <text:p>369090856</text:p>
          </table:table-cell>
          <table:table-cell>
            <text:p>242667324</text:p>
          </table:table-cell>
        </table:table-row>
        <table:table-row>
          <table:table-cell>
            <text:p>819061813</text:p>
          </table:table-cell>
          <table:table-cell>
            <text:p>871567662</text:p>
          </table:table-cell>
          <table:table-cell>
            <text:p>857659710</text:p>
          </table:table-cell>
          <table:table-cell>
            <text:p>61917751</text:p>
          </table:table-cell>
          <table:table-cell>
            <text:p>39594333</text:p>
          </table:table-cell>
          <table:table-cell>
            <text:p>538961864</text:p>
          </table:table-cell>
          <table:table-cell>
            <text:p>759644811</text:p>
          </table:table-cell>
        </table:table-row>
        <table:table-row>
          <table:table-cell>
            <text:p>654376085</text:p>
          </table:table-cell>
          <table:table-cell>
            <text:p>659380486</text:p>
          </table:table-cell>
          <table:table-cell>
            <text:p>962430694</text:p>
          </table:table-cell>
          <table:table-cell>
            <text:p>469715163</text:p>
          </table:table-cell>
          <table:table-cell>
            <text:p>777209330</text:p>
          </table:table-cell>
          <table:table-cell>
            <text:p>833090484</text:p>
          </table:table-cell>
          <table:table-cell>
            <text:p>350711412</text:p>
          </table:table-cell>
        </table:table-row>
        <table:table-row>
          <table:table-cell>
            <text:p>891976330</text:p>
          </table:table-cell>
          <table:table-cell>
            <text:p>652636193</text:p>
          </table:table-cell>
          <table:table-cell>
            <text:p>835936826</text:p>
          </table:table-cell>
          <table:table-cell>
            <text:p>965894397</text:p>
          </table:table-cell>
          <table:table-cell>
            <text:p>394478881</text:p>
          </table:table-cell>
          <table:table-cell>
            <text:p>699797623</text:p>
          </table:table-cell>
          <table:table-cell>
            <text:p>544591902</text:p>
          </table:table-cell>
        </table:table-row>
        <table:table-row>
          <table:table-cell>
            <text:p>280443247</text:p>
          </table:table-cell>
          <table:table-cell>
            <text:p>463810703</text:p>
          </table:table-cell>
          <table:table-cell>
            <text:p>377573004</text:p>
          </table:table-cell>
          <table:table-cell>
            <text:p>587240917</text:p>
          </table:table-cell>
          <table:table-cell>
            <text:p>632340792</text:p>
          </table:table-cell>
          <table:table-cell>
            <text:p>598743138</text:p>
          </table:table-cell>
          <table:table-cell>
            <text:p>505371786</text:p>
          </table:table-cell>
        </table:table-row>
        <table:table-row>
          <table:table-cell>
            <text:p>907531356</text:p>
          </table:table-cell>
          <table:table-cell>
            <text:p>818090062</text:p>
          </table:table-cell>
          <table:table-cell>
            <text:p>81562442</text:p>
          </table:table-cell>
          <table:table-cell>
            <text:p>73290065</text:p>
          </table:table-cell>
          <table:table-cell>
            <text:p>392821634</text:p>
          </table:table-cell>
          <table:table-cell>
            <text:p>17865400</text:p>
          </table:table-cell>
          <table:table-cell>
            <text:p>896321689</text:p>
          </table:table-cell>
        </table:table-row>
        <table:table-row>
          <table:table-cell>
            <text:p>864199225</text:p>
          </table:table-cell>
          <table:table-cell>
            <text:p>528447526</text:p>
          </table:table-cell>
          <table:table-cell>
            <text:p>368777088</text:p>
          </table:table-cell>
          <table:table-cell>
            <text:p>388450746</text:p>
          </table:table-cell>
          <table:table-cell>
            <text:p>39321452</text:p>
          </table:table-cell>
          <table:table-cell>
            <text:p>545500867</text:p>
          </table:table-cell>
          <table:table-cell>
            <text:p>667034504</text:p>
          </table:table-cell>
        </table:table-row>
        <table:table-row>
          <table:table-cell>
            <text:p>241667304</text:p>
          </table:table-cell>
          <table:table-cell>
            <text:p>627499955</text:p>
          </table:table-cell>
          <table:table-cell>
            <text:p>207120273</text:p>
          </table:table-cell>
          <table:table-cell>
            <text:p>564967929</text:p>
          </table:table-cell>
          <table:table-cell>
            <text:p>963469896</text:p>
          </table:table-cell>
          <table:table-cell>
            <text:p>948895310</text:p>
          </table:table-cell>
          <table:table-cell>
            <text:p>309502360</text:p>
          </table:table-cell>
        </table:table-row>
        <table:table-row>
          <table:table-cell>
            <text:p>271400312</text:p>
          </table:table-cell>
          <table:table-cell>
            <text:p>6167428</text:p>
          </table:table-cell>
          <table:table-cell>
            <text:p>202932478</text:p>
          </table:table-cell>
          <table:table-cell>
            <text:p>393717509</text:p>
          </table:table-cell>
          <table:table-cell>
            <text:p>635035318</text:p>
          </table:table-cell>
          <table:table-cell>
            <text:p>560753131</text:p>
          </table:table-cell>
          <table:table-cell>
            <text:p>705374957</text:p>
          </table:table-cell>
        </table:table-row>
        <table:table-row>
          <table:table-cell>
            <text:p>687088969</text:p>
          </table:table-cell>
          <table:table-cell>
            <text:p>591447663</text:p>
          </table:table-cell>
          <table:table-cell>
            <text:p>238956007</text:p>
          </table:table-cell>
          <table:table-cell>
            <text:p>131465759</text:p>
          </table:table-cell>
          <table:table-cell>
            <text:p>754473935</text:p>
          </table:table-cell>
          <table:table-cell>
            <text:p>243987184</text:p>
          </table:table-cell>
          <table:table-cell>
            <text:p>393783427</text:p>
          </table:table-cell>
        </table:table-row>
        <table:table-row>
          <table:table-cell>
            <text:p>589431349</text:p>
          </table:table-cell>
          <table:table-cell>
            <text:p>168703283</text:p>
          </table:table-cell>
          <table:table-cell>
            <text:p>890717787</text:p>
          </table:table-cell>
          <table:table-cell>
            <text:p>991664248</text:p>
          </table:table-cell>
          <table:table-cell>
            <text:p>930029640</text:p>
          </table:table-cell>
          <table:table-cell>
            <text:p>535962607</text:p>
          </table:table-cell>
          <table:table-cell>
            <text:p>532444494</text:p>
          </table:table-cell>
        </table:table-row>
        <table:table-row>
          <table:table-cell>
            <text:p>136052049</text:p>
          </table:table-cell>
          <table:table-cell>
            <text:p>473856177</text:p>
          </table:table-cell>
          <table:table-cell>
            <text:p>474974425</text:p>
          </table:table-cell>
          <table:table-cell>
            <text:p>159014293</text:p>
          </table:table-cell>
          <table:table-cell>
            <text:p>546322155</text:p>
          </table:table-cell>
          <table:table-cell>
            <text:p>924555299</text:p>
          </table:table-cell>
          <table:table-cell>
            <text:p>198578865</text:p>
          </table:table-cell>
        </table:table-row>
        <table:table-row>
          <table:table-cell>
            <text:p>688862754</text:p>
          </table:table-cell>
          <table:table-cell>
            <text:p>778044809</text:p>
          </table:table-cell>
          <table:table-cell>
            <text:p>647742978</text:p>
          </table:table-cell>
          <table:table-cell>
            <text:p>202959694</text:p>
          </table:table-cell>
          <table:table-cell>
            <text:p>683213427</text:p>
          </table:table-cell>
          <table:table-cell>
            <text:p>116850108</text:p>
          </table:table-cell>
          <table:table-cell>
            <text:p>657339446</text:p>
          </table:table-cell>
        </table:table-row>
        <table:table-row>
          <table:table-cell>
            <text:p>724686404</text:p>
          </table:table-cell>
          <table:table-cell>
            <text:p>26240452</text:p>
          </table:table-cell>
          <table:table-cell>
            <text:p>281090071</text:p>
          </table:table-cell>
          <table:table-cell>
            <text:p>859216809</text:p>
          </table:table-cell>
          <table:table-cell>
            <text:p>980043683</text:p>
          </table:table-cell>
          <table:table-cell>
            <text:p>403665263</text:p>
          </table:table-cell>
          <table:table-cell>
            <text:p>651000308</text:p>
          </table:table-cell>
        </table:table-row>
        <table:table-row>
          <table:table-cell>
            <text:p>168637052</text:p>
          </table:table-cell>
          <table:table-cell>
            <text:p>995015795</text:p>
          </table:table-cell>
          <table:table-cell>
            <text:p>314201671</text:p>
          </table:table-cell>
          <table:table-cell>
            <text:p>319129519</text:p>
          </table:table-cell>
          <table:table-cell>
            <text:p>948775672</text:p>
          </table:table-cell>
          <table:table-cell>
            <text:p>614074357</text:p>
          </table:table-cell>
          <table:table-cell>
            <text:p>980422325</text:p>
          </table:table-cell>
        </table:table-row>
        <table:table-row>
          <table:table-cell>
            <text:p>811651800</text:p>
          </table:table-cell>
          <table:table-cell>
            <text:p>495003614</text:p>
          </table:table-cell>
          <table:table-cell>
            <text:p>298386069</text:p>
          </table:table-cell>
          <table:table-cell>
            <text:p>590093391</text:p>
          </table:table-cell>
          <table:table-cell>
            <text:p>247790609</text:p>
          </table:table-cell>
          <table:table-cell>
            <text:p>576830637</text:p>
          </table:table-cell>
          <table:table-cell>
            <text:p>86636872</text:p>
          </table:table-cell>
        </table:table-row>
        <table:table-row>
          <table:table-cell>
            <text:p>57696720</text:p>
          </table:table-cell>
          <table:table-cell>
            <text:p>551304531</text:p>
          </table:table-cell>
          <table:table-cell>
            <text:p>143023792</text:p>
          </table:table-cell>
          <table:table-cell>
            <text:p>303255920</text:p>
          </table:table-cell>
          <table:table-cell>
            <text:p>910978428</text:p>
          </table:table-cell>
          <table:table-cell>
            <text:p>390149982</text:p>
          </table:table-cell>
          <table:table-cell>
            <text:p>588361424</text:p>
          </table:table-cell>
        </table:table-row>
        <table:table-row>
          <table:table-cell>
            <text:p>871525578</text:p>
          </table:table-cell>
          <table:table-cell>
            <text:p>531147268</text:p>
          </table:table-cell>
          <table:table-cell>
            <text:p>459417731</text:p>
          </table:table-cell>
          <table:table-cell>
            <text:p>173808590</text:p>
          </table:table-cell>
          <table:table-cell>
            <text:p>53270371</text:p>
          </table:table-cell>
          <table:table-cell>
            <text:p>133065531</text:p>
          </table:table-cell>
          <table:table-cell>
            <text:p>654737607</text:p>
          </table:table-cell>
        </table:table-row>
        <table:table-row>
          <table:table-cell>
            <text:p>388596728</text:p>
          </table:table-cell>
          <table:table-cell>
            <text:p>939954322</text:p>
          </table:table-cell>
          <table:table-cell>
            <text:p>531296100</text:p>
          </table:table-cell>
          <table:table-cell>
            <text:p>323526643</text:p>
          </table:table-cell>
          <table:table-cell>
            <text:p>966482277</text:p>
          </table:table-cell>
          <table:table-cell>
            <text:p>233451328</text:p>
          </table:table-cell>
          <table:table-cell>
            <text:p>331372559</text:p>
          </table:table-cell>
        </table:table-row>
        <table:table-row>
          <table:table-cell>
            <text:p>532763182</text:p>
          </table:table-cell>
          <table:table-cell>
            <text:p>795152438</text:p>
          </table:table-cell>
          <table:table-cell>
            <text:p>49201496</text:p>
          </table:table-cell>
          <table:table-cell>
            <text:p>11294560</text:p>
          </table:table-cell>
          <table:table-cell>
            <text:p>249003076</text:p>
          </table:table-cell>
          <table:table-cell>
            <text:p>592655704</text:p>
          </table:table-cell>
          <table:table-cell>
            <text:p>567441353</text:p>
          </table:table-cell>
        </table:table-row>
        <table:table-row>
          <table:table-cell>
            <text:p>798725404</text:p>
          </table:table-cell>
          <table:table-cell>
            <text:p>123683388</text:p>
          </table:table-cell>
          <table:table-cell>
            <text:p>560823350</text:p>
          </table:table-cell>
          <table:table-cell>
            <text:p>202553296</text:p>
          </table:table-cell>
          <table:table-cell>
            <text:p>314427346</text:p>
          </table:table-cell>
          <table:table-cell>
            <text:p>648756760</text:p>
          </table:table-cell>
          <table:table-cell>
            <text:p>398436962</text:p>
          </table:table-cell>
        </table:table-row>
        <table:table-row>
          <table:table-cell>
            <text:p>357875041</text:p>
          </table:table-cell>
          <table:table-cell>
            <text:p>80333984</text:p>
          </table:table-cell>
          <table:table-cell>
            <text:p>409475817</text:p>
          </table:table-cell>
          <table:table-cell>
            <text:p>776911104</text:p>
          </table:table-cell>
          <table:table-cell>
            <text:p>254222076</text:p>
          </table:table-cell>
          <table:table-cell>
            <text:p>762171092</text:p>
          </table:table-cell>
          <table:table-cell>
            <text:p>922682944</text:p>
          </table:table-cell>
        </table:table-row>
        <table:table-row>
          <table:table-cell>
            <text:p>800760999</text:p>
          </table:table-cell>
          <table:table-cell>
            <text:p>107254477</text:p>
          </table:table-cell>
          <table:table-cell>
            <text:p>548899195</text:p>
          </table:table-cell>
          <table:table-cell>
            <text:p>263660255</text:p>
          </table:table-cell>
          <table:table-cell>
            <text:p>280472020</text:p>
          </table:table-cell>
          <table:table-cell>
            <text:p>581300225</text:p>
          </table:table-cell>
          <table:table-cell>
            <text:p>23014692</text:p>
          </table:table-cell>
        </table:table-row>
        <table:table-row>
          <table:table-cell>
            <text:p>312946221</text:p>
          </table:table-cell>
          <table:table-cell>
            <text:p>511929391</text:p>
          </table:table-cell>
          <table:table-cell>
            <text:p>665318109</text:p>
          </table:table-cell>
          <table:table-cell>
            <text:p>887476227</text:p>
          </table:table-cell>
          <table:table-cell>
            <text:p>373291521</text:p>
          </table:table-cell>
          <table:table-cell>
            <text:p>44633096</text:p>
          </table:table-cell>
          <table:table-cell>
            <text:p>131931035</text:p>
          </table:table-cell>
        </table:table-row>
        <table:table-row>
          <table:table-cell>
            <text:p>482941330</text:p>
          </table:table-cell>
          <table:table-cell>
            <text:p>37428128</text:p>
          </table:table-cell>
          <table:table-cell>
            <text:p>356282913</text:p>
          </table:table-cell>
          <table:table-cell>
            <text:p>794245588</text:p>
          </table:table-cell>
          <table:table-cell>
            <text:p>882912834</text:p>
          </table:table-cell>
          <table:table-cell>
            <text:p>145641475</text:p>
          </table:table-cell>
          <table:table-cell>
            <text:p>622590371</text:p>
          </table:table-cell>
        </table:table-row>
        <table:table-row>
          <table:table-cell>
            <text:p>225205493</text:p>
          </table:table-cell>
          <table:table-cell>
            <text:p>194406689</text:p>
          </table:table-cell>
          <table:table-cell>
            <text:p>684673815</text:p>
          </table:table-cell>
          <table:table-cell>
            <text:p>675204578</text:p>
          </table:table-cell>
          <table:table-cell>
            <text:p>658779392</text:p>
          </table:table-cell>
          <table:table-cell>
            <text:p>436528482</text:p>
          </table:table-cell>
          <table:table-cell>
            <text:p>498505942</text:p>
          </table:table-cell>
        </table:table-row>
        <table:table-row>
          <table:table-cell>
            <text:p>336590865</text:p>
          </table:table-cell>
          <table:table-cell>
            <text:p>402748282</text:p>
          </table:table-cell>
          <table:table-cell>
            <text:p>513745390</text:p>
          </table:table-cell>
          <table:table-cell>
            <text:p>247195329</text:p>
          </table:table-cell>
          <table:table-cell>
            <text:p>463604109</text:p>
          </table:table-cell>
          <table:table-cell>
            <text:p>807222587</text:p>
          </table:table-cell>
          <table:table-cell>
            <text:p>871782597</text:p>
          </table:table-cell>
        </table:table-row>
        <table:table-row>
          <table:table-cell>
            <text:p>194132592</text:p>
          </table:table-cell>
          <table:table-cell>
            <text:p>910319742</text:p>
          </table:table-cell>
          <table:table-cell>
            <text:p>808809963</text:p>
          </table:table-cell>
          <table:table-cell>
            <text:p>812948186</text:p>
          </table:table-cell>
          <table:table-cell>
            <text:p>346705243</text:p>
          </table:table-cell>
          <table:table-cell>
            <text:p>941359975</text:p>
          </table:table-cell>
          <table:table-cell>
            <text:p>477624181</text:p>
          </table:table-cell>
        </table:table-row>
        <table:table-row>
          <table:table-cell>
            <text:p>969062202</text:p>
          </table:table-cell>
          <table:table-cell>
            <text:p>538501108</text:p>
          </table:table-cell>
          <table:table-cell>
            <text:p>900978503</text:p>
          </table:table-cell>
          <table:table-cell>
            <text:p>858521328</text:p>
          </table:table-cell>
          <table:table-cell>
            <text:p>197490096</text:p>
          </table:table-cell>
          <table:table-cell>
            <text:p>118249927</text:p>
          </table:table-cell>
          <table:table-cell>
            <text:p>276393540</text:p>
          </table:table-cell>
        </table:table-row>
        <table:table-row>
          <table:table-cell>
            <text:p>330287398</text:p>
          </table:table-cell>
          <table:table-cell>
            <text:p>72618823</text:p>
          </table:table-cell>
          <table:table-cell>
            <text:p>919490871</text:p>
          </table:table-cell>
          <table:table-cell>
            <text:p>897768865</text:p>
          </table:table-cell>
          <table:table-cell>
            <text:p>143846587</text:p>
          </table:table-cell>
          <table:table-cell>
            <text:p>377660945</text:p>
          </table:table-cell>
          <table:table-cell>
            <text:p>582407404</text:p>
          </table:table-cell>
        </table:table-row>
        <table:table-row>
          <table:table-cell>
            <text:p>507359169</text:p>
          </table:table-cell>
          <table:table-cell>
            <text:p>747994229</text:p>
          </table:table-cell>
          <table:table-cell>
            <text:p>449560778</text:p>
          </table:table-cell>
          <table:table-cell>
            <text:p>979784186</text:p>
          </table:table-cell>
          <table:table-cell>
            <text:p>332319628</text:p>
          </table:table-cell>
          <table:table-cell>
            <text:p>829380267</text:p>
          </table:table-cell>
          <table:table-cell>
            <text:p>419600952</text:p>
          </table:table-cell>
        </table:table-row>
        <table:table-row>
          <table:table-cell>
            <text:p>31741334</text:p>
          </table:table-cell>
          <table:table-cell>
            <text:p>764544608</text:p>
          </table:table-cell>
          <table:table-cell>
            <text:p>34587652</text:p>
          </table:table-cell>
          <table:table-cell>
            <text:p>408152903</text:p>
          </table:table-cell>
          <table:table-cell>
            <text:p>217713030</text:p>
          </table:table-cell>
          <table:table-cell>
            <text:p>235509603</text:p>
          </table:table-cell>
          <table:table-cell>
            <text:p>364902496</text:p>
          </table:table-cell>
        </table:table-row>
        <table:table-row>
          <table:table-cell>
            <text:p>821997891</text:p>
          </table:table-cell>
          <table:table-cell>
            <text:p>530173276</text:p>
          </table:table-cell>
          <table:table-cell>
            <text:p>425339463</text:p>
          </table:table-cell>
          <table:table-cell>
            <text:p>919109279</text:p>
          </table:table-cell>
          <table:table-cell>
            <text:p>224011624</text:p>
          </table:table-cell>
          <table:table-cell>
            <text:p>105094881</text:p>
          </table:table-cell>
          <table:table-cell>
            <text:p>838533465</text:p>
          </table:table-cell>
        </table:table-row>
        <table:table-row>
          <table:table-cell>
            <text:p>361555390</text:p>
          </table:table-cell>
          <table:table-cell>
            <text:p>273546062</text:p>
          </table:table-cell>
          <table:table-cell>
            <text:p>427852984</text:p>
          </table:table-cell>
          <table:table-cell>
            <text:p>595163166</text:p>
          </table:table-cell>
          <table:table-cell>
            <text:p>633132422</text:p>
          </table:table-cell>
          <table:table-cell>
            <text:p>869608675</text:p>
          </table:table-cell>
          <table:table-cell>
            <text:p>646859414</text:p>
          </table:table-cell>
        </table:table-row>
        <table:table-row>
          <table:table-cell>
            <text:p>472970921</text:p>
          </table:table-cell>
          <table:table-cell>
            <text:p>717212278</text:p>
          </table:table-cell>
          <table:table-cell>
            <text:p>301455208</text:p>
          </table:table-cell>
          <table:table-cell>
            <text:p>138796731</text:p>
          </table:table-cell>
          <table:table-cell>
            <text:p>873032956</text:p>
          </table:table-cell>
          <table:table-cell>
            <text:p>631249595</text:p>
          </table:table-cell>
          <table:table-cell>
            <text:p>785349864</text:p>
          </table:table-cell>
        </table:table-row>
        <table:table-row>
          <table:table-cell>
            <text:p>372715138</text:p>
          </table:table-cell>
          <table:table-cell>
            <text:p>613015323</text:p>
          </table:table-cell>
          <table:table-cell>
            <text:p>5001069</text:p>
          </table:table-cell>
          <table:table-cell>
            <text:p>506194946</text:p>
          </table:table-cell>
          <table:table-cell>
            <text:p>180626894</text:p>
          </table:table-cell>
          <table:table-cell>
            <text:p>577603726</text:p>
          </table:table-cell>
          <table:table-cell>
            <text:p>190207260</text:p>
          </table:table-cell>
        </table:table-row>
        <table:table-row>
          <table:table-cell>
            <text:p>460244886</text:p>
          </table:table-cell>
          <table:table-cell>
            <text:p>559534276</text:p>
          </table:table-cell>
          <table:table-cell>
            <text:p>580057503</text:p>
          </table:table-cell>
          <table:table-cell>
            <text:p>115348730</text:p>
          </table:table-cell>
          <table:table-cell>
            <text:p>76605318</text:p>
          </table:table-cell>
          <table:table-cell>
            <text:p>297787909</text:p>
          </table:table-cell>
          <table:table-cell>
            <text:p>799036041</text:p>
          </table:table-cell>
        </table:table-row>
        <table:table-row>
          <table:table-cell>
            <text:p>218557383</text:p>
          </table:table-cell>
          <table:table-cell>
            <text:p>920092367</text:p>
          </table:table-cell>
          <table:table-cell>
            <text:p>314714677</text:p>
          </table:table-cell>
          <table:table-cell>
            <text:p>840596418</text:p>
          </table:table-cell>
          <table:table-cell>
            <text:p>537295670</text:p>
          </table:table-cell>
          <table:table-cell>
            <text:p>264103599</text:p>
          </table:table-cell>
          <table:table-cell>
            <text:p>606838452</text:p>
          </table:table-cell>
        </table:table-row>
        <table:table-row>
          <table:table-cell>
            <text:p>64218844</text:p>
          </table:table-cell>
          <table:table-cell>
            <text:p>569283047</text:p>
          </table:table-cell>
          <table:table-cell>
            <text:p>378625965</text:p>
          </table:table-cell>
          <table:table-cell>
            <text:p>625753521</text:p>
          </table:table-cell>
          <table:table-cell>
            <text:p>288880884</text:p>
          </table:table-cell>
          <table:table-cell>
            <text:p>143348985</text:p>
          </table:table-cell>
          <table:table-cell>
            <text:p>784817611</text:p>
          </table:table-cell>
        </table:table-row>
        <table:table-row>
          <table:table-cell>
            <text:p>418444582</text:p>
          </table:table-cell>
          <table:table-cell>
            <text:p>128568357</text:p>
          </table:table-cell>
          <table:table-cell>
            <text:p>134657818</text:p>
          </table:table-cell>
          <table:table-cell>
            <text:p>122507865</text:p>
          </table:table-cell>
          <table:table-cell>
            <text:p>665655979</text:p>
          </table:table-cell>
          <table:table-cell>
            <text:p>110282112</text:p>
          </table:table-cell>
          <table:table-cell>
            <text:p>399428166</text:p>
          </table:table-cell>
        </table:table-row>
        <table:table-row>
          <table:table-cell>
            <text:p>281759645</text:p>
          </table:table-cell>
          <table:table-cell>
            <text:p>19946302</text:p>
          </table:table-cell>
          <table:table-cell>
            <text:p>282579717</text:p>
          </table:table-cell>
          <table:table-cell>
            <text:p>640286529</text:p>
          </table:table-cell>
          <table:table-cell>
            <text:p>235259737</text:p>
          </table:table-cell>
          <table:table-cell>
            <text:p>695073461</text:p>
          </table:table-cell>
          <table:table-cell>
            <text:p>196726781</text:p>
          </table:table-cell>
        </table:table-row>
        <table:table-row>
          <table:table-cell>
            <text:p>571624414</text:p>
          </table:table-cell>
          <table:table-cell>
            <text:p>124493671</text:p>
          </table:table-cell>
          <table:table-cell>
            <text:p>594042243</text:p>
          </table:table-cell>
          <table:table-cell>
            <text:p>107041858</text:p>
          </table:table-cell>
          <table:table-cell>
            <text:p>780166243</text:p>
          </table:table-cell>
          <table:table-cell>
            <text:p>17400952</text:p>
          </table:table-cell>
          <table:table-cell>
            <text:p>77764550</text:p>
          </table:table-cell>
        </table:table-row>
        <table:table-row>
          <table:table-cell>
            <text:p>19446652</text:p>
          </table:table-cell>
          <table:table-cell>
            <text:p>558291506</text:p>
          </table:table-cell>
          <table:table-cell>
            <text:p>345109595</text:p>
          </table:table-cell>
          <table:table-cell>
            <text:p>396309325</text:p>
          </table:table-cell>
          <table:table-cell>
            <text:p>36644650</text:p>
          </table:table-cell>
          <table:table-cell>
            <text:p>637347348</text:p>
          </table:table-cell>
          <table:table-cell>
            <text:p>870649791</text:p>
          </table:table-cell>
        </table:table-row>
        <table:table-row>
          <table:table-cell>
            <text:p>871872315</text:p>
          </table:table-cell>
          <table:table-cell>
            <text:p>990675554</text:p>
          </table:table-cell>
          <table:table-cell>
            <text:p>245831773</text:p>
          </table:table-cell>
          <table:table-cell>
            <text:p>158727704</text:p>
          </table:table-cell>
          <table:table-cell>
            <text:p>308581524</text:p>
          </table:table-cell>
          <table:table-cell>
            <text:p>791428944</text:p>
          </table:table-cell>
          <table:table-cell>
            <text:p>175646017</text:p>
          </table:table-cell>
        </table:table-row>
        <table:table-row>
          <table:table-cell>
            <text:p>898018048</text:p>
          </table:table-cell>
          <table:table-cell>
            <text:p>232079221</text:p>
          </table:table-cell>
          <table:table-cell>
            <text:p>968430913</text:p>
          </table:table-cell>
          <table:table-cell>
            <text:p>575344601</text:p>
          </table:table-cell>
          <table:table-cell>
            <text:p>729225281</text:p>
          </table:table-cell>
          <table:table-cell>
            <text:p>333982274</text:p>
          </table:table-cell>
          <table:table-cell>
            <text:p>48992763</text:p>
          </table:table-cell>
        </table:table-row>
        <table:table-row>
          <table:table-cell>
            <text:p>257255836</text:p>
          </table:table-cell>
          <table:table-cell>
            <text:p>411164781</text:p>
          </table:table-cell>
          <table:table-cell>
            <text:p>712029455</text:p>
          </table:table-cell>
          <table:table-cell>
            <text:p>130629665</text:p>
          </table:table-cell>
          <table:table-cell>
            <text:p>312511619</text:p>
          </table:table-cell>
          <table:table-cell>
            <text:p>625881168</text:p>
          </table:table-cell>
          <table:table-cell>
            <text:p>345508711</text:p>
          </table:table-cell>
        </table:table-row>
        <table:table-row>
          <table:table-cell>
            <text:p>423091162</text:p>
          </table:table-cell>
          <table:table-cell>
            <text:p>661891752</text:p>
          </table:table-cell>
          <table:table-cell>
            <text:p>539884177</text:p>
          </table:table-cell>
          <table:table-cell>
            <text:p>236355393</text:p>
          </table:table-cell>
          <table:table-cell>
            <text:p>394154699</text:p>
          </table:table-cell>
          <table:table-cell>
            <text:p>4830791</text:p>
          </table:table-cell>
          <table:table-cell>
            <text:p>816556317</text:p>
          </table:table-cell>
        </table:table-row>
        <table:table-row>
          <table:table-cell>
            <text:p>225682019</text:p>
          </table:table-cell>
          <table:table-cell>
            <text:p>108759333</text:p>
          </table:table-cell>
          <table:table-cell>
            <text:p>743162497</text:p>
          </table:table-cell>
          <table:table-cell>
            <text:p>581889457</text:p>
          </table:table-cell>
          <table:table-cell>
            <text:p>715169672</text:p>
          </table:table-cell>
          <table:table-cell>
            <text:p>891560401</text:p>
          </table:table-cell>
          <table:table-cell>
            <text:p>920447169</text:p>
          </table:table-cell>
        </table:table-row>
        <table:table-row>
          <table:table-cell>
            <text:p>259333782</text:p>
          </table:table-cell>
          <table:table-cell>
            <text:p>686357289</text:p>
          </table:table-cell>
          <table:table-cell>
            <text:p>246651686</text:p>
          </table:table-cell>
          <table:table-cell>
            <text:p>657991653</text:p>
          </table:table-cell>
          <table:table-cell>
            <text:p>119395538</text:p>
          </table:table-cell>
          <table:table-cell>
            <text:p>464922670</text:p>
          </table:table-cell>
          <table:table-cell>
            <text:p>748965596</text:p>
          </table:table-cell>
        </table:table-row>
        <table:table-row>
          <table:table-cell>
            <text:p>323765696</text:p>
          </table:table-cell>
          <table:table-cell>
            <text:p>305367282</text:p>
          </table:table-cell>
          <table:table-cell>
            <text:p>952230593</text:p>
          </table:table-cell>
          <table:table-cell>
            <text:p>647183399</text:p>
          </table:table-cell>
          <table:table-cell>
            <text:p>586895107</text:p>
          </table:table-cell>
          <table:table-cell>
            <text:p>975842160</text:p>
          </table:table-cell>
          <table:table-cell>
            <text:p>925176691</text:p>
          </table:table-cell>
        </table:table-row>
        <table:table-row>
          <table:table-cell>
            <text:p>354629666</text:p>
          </table:table-cell>
          <table:table-cell>
            <text:p>851980525</text:p>
          </table:table-cell>
          <table:table-cell>
            <text:p>273094812</text:p>
          </table:table-cell>
          <table:table-cell>
            <text:p>456337711</text:p>
          </table:table-cell>
          <table:table-cell>
            <text:p>807249710</text:p>
          </table:table-cell>
          <table:table-cell>
            <text:p>316400008</text:p>
          </table:table-cell>
          <table:table-cell>
            <text:p>244534431</text:p>
          </table:table-cell>
        </table:table-row>
        <table:table-row>
          <table:table-cell>
            <text:p>225320306</text:p>
          </table:table-cell>
          <table:table-cell>
            <text:p>798821302</text:p>
          </table:table-cell>
          <table:table-cell>
            <text:p>660822513</text:p>
          </table:table-cell>
          <table:table-cell>
            <text:p>16467467</text:p>
          </table:table-cell>
          <table:table-cell>
            <text:p>108263470</text:p>
          </table:table-cell>
          <table:table-cell>
            <text:p>126298699</text:p>
          </table:table-cell>
          <table:table-cell>
            <text:p>399699347</text:p>
          </table:table-cell>
        </table:table-row>
        <table:table-row>
          <table:table-cell>
            <text:p>511201960</text:p>
          </table:table-cell>
          <table:table-cell>
            <text:p>282878426</text:p>
          </table:table-cell>
          <table:table-cell>
            <text:p>115412930</text:p>
          </table:table-cell>
          <table:table-cell>
            <text:p>415676501</text:p>
          </table:table-cell>
          <table:table-cell>
            <text:p>534424037</text:p>
          </table:table-cell>
          <table:table-cell>
            <text:p>578711182</text:p>
          </table:table-cell>
          <table:table-cell>
            <text:p>997917092</text:p>
          </table:table-cell>
        </table:table-row>
        <table:table-row>
          <table:table-cell>
            <text:p>498801527</text:p>
          </table:table-cell>
          <table:table-cell>
            <text:p>986132094</text:p>
          </table:table-cell>
          <table:table-cell>
            <text:p>654513293</text:p>
          </table:table-cell>
          <table:table-cell>
            <text:p>983454813</text:p>
          </table:table-cell>
          <table:table-cell>
            <text:p>403232105</text:p>
          </table:table-cell>
          <table:table-cell>
            <text:p>402440825</text:p>
          </table:table-cell>
          <table:table-cell>
            <text:p>316336615</text:p>
          </table:table-cell>
        </table:table-row>
        <table:table-row>
          <table:table-cell>
            <text:p>176510072</text:p>
          </table:table-cell>
          <table:table-cell>
            <text:p>837106121</text:p>
          </table:table-cell>
          <table:table-cell>
            <text:p>544284815</text:p>
          </table:table-cell>
          <table:table-cell>
            <text:p>534924868</text:p>
          </table:table-cell>
          <table:table-cell>
            <text:p>481262693</text:p>
          </table:table-cell>
          <table:table-cell>
            <text:p>202221927</text:p>
          </table:table-cell>
          <table:table-cell>
            <text:p>272322672</text:p>
          </table:table-cell>
        </table:table-row>
        <table:table-row>
          <table:table-cell>
            <text:p>95054713</text:p>
          </table:table-cell>
          <table:table-cell>
            <text:p>26387017</text:p>
          </table:table-cell>
          <table:table-cell>
            <text:p>780240545</text:p>
          </table:table-cell>
          <table:table-cell>
            <text:p>421887344</text:p>
          </table:table-cell>
          <table:table-cell>
            <text:p>820219032</text:p>
          </table:table-cell>
          <table:table-cell>
            <text:p>680276737</text:p>
          </table:table-cell>
          <table:table-cell>
            <text:p>413954628</text:p>
          </table:table-cell>
        </table:table-row>
        <table:table-row>
          <table:table-cell>
            <text:p>251221752</text:p>
          </table:table-cell>
          <table:table-cell>
            <text:p>880370428</text:p>
          </table:table-cell>
          <table:table-cell>
            <text:p>218354140</text:p>
          </table:table-cell>
          <table:table-cell>
            <text:p>39232279</text:p>
          </table:table-cell>
          <table:table-cell>
            <text:p>882491442</text:p>
          </table:table-cell>
          <table:table-cell>
            <text:p>175215220</text:p>
          </table:table-cell>
          <table:table-cell>
            <text:p>548546287</text:p>
          </table:table-cell>
        </table:table-row>
        <table:table-row>
          <table:table-cell>
            <text:p>604167858</text:p>
          </table:table-cell>
          <table:table-cell>
            <text:p>382005754</text:p>
          </table:table-cell>
          <table:table-cell>
            <text:p>100202956</text:p>
          </table:table-cell>
          <table:table-cell>
            <text:p>34958084</text:p>
          </table:table-cell>
          <table:table-cell>
            <text:p>784647984</text:p>
          </table:table-cell>
          <table:table-cell>
            <text:p>130875832</text:p>
          </table:table-cell>
          <table:table-cell>
            <text:p>645403371</text:p>
          </table:table-cell>
        </table:table-row>
        <table:table-row>
          <table:table-cell>
            <text:p>849383405</text:p>
          </table:table-cell>
          <table:table-cell>
            <text:p>162359248</text:p>
          </table:table-cell>
          <table:table-cell>
            <text:p>702590777</text:p>
          </table:table-cell>
          <table:table-cell>
            <text:p>337731584</text:p>
          </table:table-cell>
          <table:table-cell>
            <text:p>74824707</text:p>
          </table:table-cell>
          <table:table-cell>
            <text:p>887148549</text:p>
          </table:table-cell>
          <table:table-cell>
            <text:p>827137430</text:p>
          </table:table-cell>
        </table:table-row>
        <table:table-row>
          <table:table-cell>
            <text:p>766355510</text:p>
          </table:table-cell>
          <table:table-cell>
            <text:p>998011634</text:p>
          </table:table-cell>
          <table:table-cell>
            <text:p>171530698</text:p>
          </table:table-cell>
          <table:table-cell>
            <text:p>150477993</text:p>
          </table:table-cell>
          <table:table-cell>
            <text:p>962624715</text:p>
          </table:table-cell>
          <table:table-cell>
            <text:p>100747088</text:p>
          </table:table-cell>
          <table:table-cell>
            <text:p>998873586</text:p>
          </table:table-cell>
        </table:table-row>
        <table:table-row>
          <table:table-cell>
            <text:p>216708961</text:p>
          </table:table-cell>
          <table:table-cell>
            <text:p>376595954</text:p>
          </table:table-cell>
          <table:table-cell>
            <text:p>660600997</text:p>
          </table:table-cell>
          <table:table-cell>
            <text:p>55224741</text:p>
          </table:table-cell>
          <table:table-cell>
            <text:p>672493878</text:p>
          </table:table-cell>
          <table:table-cell>
            <text:p>521699390</text:p>
          </table:table-cell>
          <table:table-cell>
            <text:p>645868809</text:p>
          </table:table-cell>
        </table:table-row>
        <table:table-row>
          <table:table-cell>
            <text:p>661303005</text:p>
          </table:table-cell>
          <table:table-cell>
            <text:p>329265216</text:p>
          </table:table-cell>
          <table:table-cell>
            <text:p>626223833</text:p>
          </table:table-cell>
          <table:table-cell>
            <text:p>981895318</text:p>
          </table:table-cell>
          <table:table-cell>
            <text:p>159944587</text:p>
          </table:table-cell>
          <table:table-cell>
            <text:p>383096802</text:p>
          </table:table-cell>
          <table:table-cell>
            <text:p>411720421</text:p>
          </table:table-cell>
        </table:table-row>
        <table:table-row>
          <table:table-cell>
            <text:p>910612050</text:p>
          </table:table-cell>
          <table:table-cell>
            <text:p>505888157</text:p>
          </table:table-cell>
          <table:table-cell>
            <text:p>505646831</text:p>
          </table:table-cell>
          <table:table-cell>
            <text:p>460196021</text:p>
          </table:table-cell>
          <table:table-cell>
            <text:p>33367940</text:p>
          </table:table-cell>
          <table:table-cell>
            <text:p>774104887</text:p>
          </table:table-cell>
          <table:table-cell>
            <text:p>649045922</text:p>
          </table:table-cell>
        </table:table-row>
        <table:table-row>
          <table:table-cell>
            <text:p>564235112</text:p>
          </table:table-cell>
          <table:table-cell>
            <text:p>529063330</text:p>
          </table:table-cell>
          <table:table-cell>
            <text:p>431226691</text:p>
          </table:table-cell>
          <table:table-cell>
            <text:p>96244000</text:p>
          </table:table-cell>
          <table:table-cell>
            <text:p>168066488</text:p>
          </table:table-cell>
          <table:table-cell>
            <text:p>550368768</text:p>
          </table:table-cell>
          <table:table-cell>
            <text:p>750715874</text:p>
          </table:table-cell>
        </table:table-row>
        <table:table-row>
          <table:table-cell>
            <text:p>537267610</text:p>
          </table:table-cell>
          <table:table-cell>
            <text:p>816313702</text:p>
          </table:table-cell>
          <table:table-cell>
            <text:p>268588524</text:p>
          </table:table-cell>
          <table:table-cell>
            <text:p>205825047</text:p>
          </table:table-cell>
          <table:table-cell>
            <text:p>254481662</text:p>
          </table:table-cell>
          <table:table-cell>
            <text:p>353259165</text:p>
          </table:table-cell>
          <table:table-cell>
            <text:p>469062654</text:p>
          </table:table-cell>
        </table:table-row>
        <table:table-row>
          <table:table-cell>
            <text:p>95987995</text:p>
          </table:table-cell>
          <table:table-cell>
            <text:p>215316619</text:p>
          </table:table-cell>
          <table:table-cell>
            <text:p>663231870</text:p>
          </table:table-cell>
          <table:table-cell>
            <text:p>601831023</text:p>
          </table:table-cell>
          <table:table-cell>
            <text:p>337145682</text:p>
          </table:table-cell>
          <table:table-cell>
            <text:p>268104994</text:p>
          </table:table-cell>
          <table:table-cell>
            <text:p>977475854</text:p>
          </table:table-cell>
        </table:table-row>
        <table:table-row>
          <table:table-cell>
            <text:p>794463359</text:p>
          </table:table-cell>
          <table:table-cell>
            <text:p>823008884</text:p>
          </table:table-cell>
          <table:table-cell>
            <text:p>659071072</text:p>
          </table:table-cell>
          <table:table-cell>
            <text:p>94097875</text:p>
          </table:table-cell>
          <table:table-cell>
            <text:p>840146762</text:p>
          </table:table-cell>
          <table:table-cell>
            <text:p>589750643</text:p>
          </table:table-cell>
          <table:table-cell>
            <text:p>980270587</text:p>
          </table:table-cell>
        </table:table-row>
        <table:table-row>
          <table:table-cell>
            <text:p>325024422</text:p>
          </table:table-cell>
          <table:table-cell>
            <text:p>52646001</text:p>
          </table:table-cell>
          <table:table-cell>
            <text:p>387418238</text:p>
          </table:table-cell>
          <table:table-cell>
            <text:p>942775778</text:p>
          </table:table-cell>
          <table:table-cell>
            <text:p>362716478</text:p>
          </table:table-cell>
          <table:table-cell>
            <text:p>738452569</text:p>
          </table:table-cell>
          <table:table-cell>
            <text:p>293677229</text:p>
          </table:table-cell>
        </table:table-row>
        <table:table-row>
          <table:table-cell>
            <text:p>595204201</text:p>
          </table:table-cell>
          <table:table-cell>
            <text:p>907223920</text:p>
          </table:table-cell>
          <table:table-cell>
            <text:p>717766689</text:p>
          </table:table-cell>
          <table:table-cell>
            <text:p>816059585</text:p>
          </table:table-cell>
          <table:table-cell>
            <text:p>953673863</text:p>
          </table:table-cell>
          <table:table-cell>
            <text:p>693255077</text:p>
          </table:table-cell>
          <table:table-cell>
            <text:p>30312979</text:p>
          </table:table-cell>
        </table:table-row>
        <table:table-row>
          <table:table-cell>
            <text:p>22740213</text:p>
          </table:table-cell>
          <table:table-cell>
            <text:p>896462169</text:p>
          </table:table-cell>
          <table:table-cell>
            <text:p>235516313</text:p>
          </table:table-cell>
          <table:table-cell>
            <text:p>818110235</text:p>
          </table:table-cell>
          <table:table-cell>
            <text:p>467997418</text:p>
          </table:table-cell>
          <table:table-cell>
            <text:p>838292087</text:p>
          </table:table-cell>
          <table:table-cell>
            <text:p>488207283</text:p>
          </table:table-cell>
        </table:table-row>
        <table:table-row>
          <table:table-cell>
            <text:p>469449508</text:p>
          </table:table-cell>
          <table:table-cell>
            <text:p>882486417</text:p>
          </table:table-cell>
          <table:table-cell>
            <text:p>38561681</text:p>
          </table:table-cell>
          <table:table-cell>
            <text:p>120049316</text:p>
          </table:table-cell>
          <table:table-cell>
            <text:p>702014978</text:p>
          </table:table-cell>
          <table:table-cell>
            <text:p>127775646</text:p>
          </table:table-cell>
          <table:table-cell>
            <text:p>848072181</text:p>
          </table:table-cell>
        </table:table-row>
        <table:table-row>
          <table:table-cell>
            <text:p>911295011</text:p>
          </table:table-cell>
          <table:table-cell>
            <text:p>164659708</text:p>
          </table:table-cell>
          <table:table-cell>
            <text:p>331128061</text:p>
          </table:table-cell>
          <table:table-cell>
            <text:p>901276614</text:p>
          </table:table-cell>
          <table:table-cell>
            <text:p>570718070</text:p>
          </table:table-cell>
          <table:table-cell>
            <text:p>897472743</text:p>
          </table:table-cell>
          <table:table-cell>
            <text:p>356623341</text:p>
          </table:table-cell>
        </table:table-row>
        <table:table-row>
          <table:table-cell>
            <text:p>583375616</text:p>
          </table:table-cell>
          <table:table-cell>
            <text:p>23005931</text:p>
          </table:table-cell>
          <table:table-cell>
            <text:p>40331619</text:p>
          </table:table-cell>
          <table:table-cell>
            <text:p>84477413</text:p>
          </table:table-cell>
          <table:table-cell>
            <text:p>797517022</text:p>
          </table:table-cell>
          <table:table-cell>
            <text:p>193868610</text:p>
          </table:table-cell>
          <table:table-cell>
            <text:p>168246437</text:p>
          </table:table-cell>
        </table:table-row>
        <table:table-row>
          <table:table-cell>
            <text:p>99874844</text:p>
          </table:table-cell>
          <table:table-cell>
            <text:p>223431003</text:p>
          </table:table-cell>
          <table:table-cell>
            <text:p>272924116</text:p>
          </table:table-cell>
          <table:table-cell>
            <text:p>929562057</text:p>
          </table:table-cell>
          <table:table-cell>
            <text:p>851148785</text:p>
          </table:table-cell>
          <table:table-cell>
            <text:p>158737610</text:p>
          </table:table-cell>
          <table:table-cell>
            <text:p>50212731</text:p>
          </table:table-cell>
        </table:table-row>
        <table:table-row>
          <table:table-cell>
            <text:p>205479592</text:p>
          </table:table-cell>
          <table:table-cell>
            <text:p>251444530</text:p>
          </table:table-cell>
          <table:table-cell>
            <text:p>890310803</text:p>
          </table:table-cell>
          <table:table-cell>
            <text:p>494759864</text:p>
          </table:table-cell>
          <table:table-cell>
            <text:p>749920478</text:p>
          </table:table-cell>
          <table:table-cell>
            <text:p>697287381</text:p>
          </table:table-cell>
          <table:table-cell>
            <text:p>471404395</text:p>
          </table:table-cell>
        </table:table-row>
        <table:table-row>
          <table:table-cell>
            <text:p>43267103</text:p>
          </table:table-cell>
          <table:table-cell>
            <text:p>121857556</text:p>
          </table:table-cell>
          <table:table-cell>
            <text:p>568229186</text:p>
          </table:table-cell>
          <table:table-cell>
            <text:p>878573530</text:p>
          </table:table-cell>
          <table:table-cell>
            <text:p>734752070</text:p>
          </table:table-cell>
          <table:table-cell>
            <text:p>210341539</text:p>
          </table:table-cell>
          <table:table-cell>
            <text:p>883349820</text:p>
          </table:table-cell>
        </table:table-row>
        <table:table-row>
          <table:table-cell>
            <text:p>546536094</text:p>
          </table:table-cell>
          <table:table-cell>
            <text:p>5241249</text:p>
          </table:table-cell>
          <table:table-cell>
            <text:p>496656240</text:p>
          </table:table-cell>
          <table:table-cell>
            <text:p>499546146</text:p>
          </table:table-cell>
          <table:table-cell>
            <text:p>9149731</text:p>
          </table:table-cell>
          <table:table-cell>
            <text:p>572391469</text:p>
          </table:table-cell>
          <table:table-cell>
            <text:p>306527298</text:p>
          </table:table-cell>
        </table:table-row>
        <table:table-row>
          <table:table-cell>
            <text:p>968414</text:p>
          </table:table-cell>
          <table:table-cell>
            <text:p>313266517</text:p>
          </table:table-cell>
          <table:table-cell>
            <text:p>170675155</text:p>
          </table:table-cell>
          <table:table-cell>
            <text:p>652307798</text:p>
          </table:table-cell>
          <table:table-cell>
            <text:p>742779670</text:p>
          </table:table-cell>
          <table:table-cell>
            <text:p>896500189</text:p>
          </table:table-cell>
          <table:table-cell>
            <text:p>474975105</text:p>
          </table:table-cell>
        </table:table-row>
        <table:table-row>
          <table:table-cell>
            <text:p>788834289</text:p>
          </table:table-cell>
          <table:table-cell>
            <text:p>680815713</text:p>
          </table:table-cell>
          <table:table-cell>
            <text:p>396401182</text:p>
          </table:table-cell>
          <table:table-cell>
            <text:p>63929404</text:p>
          </table:table-cell>
          <table:table-cell>
            <text:p>80892709</text:p>
          </table:table-cell>
          <table:table-cell>
            <text:p>453035638</text:p>
          </table:table-cell>
          <table:table-cell>
            <text:p>385475997</text:p>
          </table:table-cell>
        </table:table-row>
        <table:table-row>
          <table:table-cell>
            <text:p>168497046</text:p>
          </table:table-cell>
          <table:table-cell>
            <text:p>367591674</text:p>
          </table:table-cell>
          <table:table-cell>
            <text:p>165606268</text:p>
          </table:table-cell>
          <table:table-cell>
            <text:p>804079352</text:p>
          </table:table-cell>
          <table:table-cell>
            <text:p>973675974</text:p>
          </table:table-cell>
          <table:table-cell>
            <text:p>593224971</text:p>
          </table:table-cell>
          <table:table-cell>
            <text:p>676237717</text:p>
          </table:table-cell>
        </table:table-row>
        <table:table-row>
          <table:table-cell>
            <text:p>392612078</text:p>
          </table:table-cell>
          <table:table-cell>
            <text:p>386583775</text:p>
          </table:table-cell>
          <table:table-cell>
            <text:p>819855351</text:p>
          </table:table-cell>
          <table:table-cell>
            <text:p>72895923</text:p>
          </table:table-cell>
          <table:table-cell>
            <text:p>45202439</text:p>
          </table:table-cell>
          <table:table-cell>
            <text:p>493883046</text:p>
          </table:table-cell>
          <table:table-cell>
            <text:p>306515973</text:p>
          </table:table-cell>
        </table:table-row>
        <table:table-row>
          <table:table-cell>
            <text:p>694920576</text:p>
          </table:table-cell>
          <table:table-cell>
            <text:p>87101771</text:p>
          </table:table-cell>
          <table:table-cell>
            <text:p>968105847</text:p>
          </table:table-cell>
          <table:table-cell>
            <text:p>770871391</text:p>
          </table:table-cell>
          <table:table-cell>
            <text:p>70429519</text:p>
          </table:table-cell>
          <table:table-cell>
            <text:p>894863794</text:p>
          </table:table-cell>
          <table:table-cell>
            <text:p>378910024</text:p>
          </table:table-cell>
        </table:table-row>
        <table:table-row>
          <table:table-cell>
            <text:p>228156602</text:p>
          </table:table-cell>
          <table:table-cell>
            <text:p>627517699</text:p>
          </table:table-cell>
          <table:table-cell>
            <text:p>807300460</text:p>
          </table:table-cell>
          <table:table-cell>
            <text:p>284703931</text:p>
          </table:table-cell>
          <table:table-cell>
            <text:p>776334036</text:p>
          </table:table-cell>
          <table:table-cell>
            <text:p>301116480</text:p>
          </table:table-cell>
          <table:table-cell>
            <text:p>662366352</text:p>
          </table:table-cell>
        </table:table-row>
        <table:table-row>
          <table:table-cell>
            <text:p>786803465</text:p>
          </table:table-cell>
          <table:table-cell>
            <text:p>145513864</text:p>
          </table:table-cell>
          <table:table-cell>
            <text:p>327545122</text:p>
          </table:table-cell>
          <table:table-cell>
            <text:p>980275436</text:p>
          </table:table-cell>
          <table:table-cell>
            <text:p>892858872</text:p>
          </table:table-cell>
          <table:table-cell>
            <text:p>478858310</text:p>
          </table:table-cell>
          <table:table-cell>
            <text:p>819715765</text:p>
          </table:table-cell>
        </table:table-row>
        <table:table-row>
          <table:table-cell>
            <text:p>337685163</text:p>
          </table:table-cell>
          <table:table-cell>
            <text:p>11012525</text:p>
          </table:table-cell>
          <table:table-cell>
            <text:p>987880757</text:p>
          </table:table-cell>
          <table:table-cell>
            <text:p>845871122</text:p>
          </table:table-cell>
          <table:table-cell>
            <text:p>42764133</text:p>
          </table:table-cell>
          <table:table-cell>
            <text:p>459677684</text:p>
          </table:table-cell>
          <table:table-cell>
            <text:p>346875395</text:p>
          </table:table-cell>
        </table:table-row>
        <table:table-row>
          <table:table-cell>
            <text:p>876929857</text:p>
          </table:table-cell>
          <table:table-cell>
            <text:p>859387874</text:p>
          </table:table-cell>
          <table:table-cell>
            <text:p>524437028</text:p>
          </table:table-cell>
          <table:table-cell>
            <text:p>22770916</text:p>
          </table:table-cell>
          <table:table-cell>
            <text:p>990159043</text:p>
          </table:table-cell>
          <table:table-cell>
            <text:p>855560218</text:p>
          </table:table-cell>
          <table:table-cell>
            <text:p>421949929</text:p>
          </table:table-cell>
        </table:table-row>
        <table:table-row>
          <table:table-cell>
            <text:p>978894486</text:p>
          </table:table-cell>
          <table:table-cell>
            <text:p>531970039</text:p>
          </table:table-cell>
          <table:table-cell>
            <text:p>339492960</text:p>
          </table:table-cell>
          <table:table-cell>
            <text:p>151551745</text:p>
          </table:table-cell>
          <table:table-cell>
            <text:p>880906127</text:p>
          </table:table-cell>
          <table:table-cell>
            <text:p>57745496</text:p>
          </table:table-cell>
          <table:table-cell>
            <text:p>194196225</text:p>
          </table:table-cell>
        </table:table-row>
        <table:table-row>
          <table:table-cell>
            <text:p>706657089</text:p>
          </table:table-cell>
          <table:table-cell>
            <text:p>764337445</text:p>
          </table:table-cell>
          <table:table-cell>
            <text:p>429068082</text:p>
          </table:table-cell>
          <table:table-cell>
            <text:p>288977145</text:p>
          </table:table-cell>
          <table:table-cell>
            <text:p>537401325</text:p>
          </table:table-cell>
          <table:table-cell>
            <text:p>651538022</text:p>
          </table:table-cell>
          <table:table-cell>
            <text:p>943100732</text:p>
          </table:table-cell>
        </table:table-row>
        <table:table-row>
          <table:table-cell>
            <text:p>983932528</text:p>
          </table:table-cell>
          <table:table-cell>
            <text:p>435611271</text:p>
          </table:table-cell>
          <table:table-cell>
            <text:p>976718378</text:p>
          </table:table-cell>
          <table:table-cell>
            <text:p>482593917</text:p>
          </table:table-cell>
          <table:table-cell>
            <text:p>209798759</text:p>
          </table:table-cell>
          <table:table-cell>
            <text:p>633469736</text:p>
          </table:table-cell>
          <table:table-cell>
            <text:p>646365679</text:p>
          </table:table-cell>
        </table:table-row>
        <table:table-row>
          <table:table-cell>
            <text:p>197398081</text:p>
          </table:table-cell>
          <table:table-cell>
            <text:p>733547666</text:p>
          </table:table-cell>
          <table:table-cell>
            <text:p>880273391</text:p>
          </table:table-cell>
          <table:table-cell>
            <text:p>371874891</text:p>
          </table:table-cell>
          <table:table-cell>
            <text:p>872046917</text:p>
          </table:table-cell>
          <table:table-cell>
            <text:p>985272826</text:p>
          </table:table-cell>
          <table:table-cell>
            <text:p>294764610</text:p>
          </table:table-cell>
        </table:table-row>
        <table:table-row>
          <table:table-cell>
            <text:p>482821853</text:p>
          </table:table-cell>
          <table:table-cell>
            <text:p>250210339</text:p>
          </table:table-cell>
          <table:table-cell>
            <text:p>376248870</text:p>
          </table:table-cell>
          <table:table-cell>
            <text:p>221163729</text:p>
          </table:table-cell>
          <table:table-cell>
            <text:p>748425592</text:p>
          </table:table-cell>
          <table:table-cell>
            <text:p>622428951</text:p>
          </table:table-cell>
          <table:table-cell>
            <text:p>409447964</text:p>
          </table:table-cell>
        </table:table-row>
        <table:table-row>
          <table:table-cell>
            <text:p>278586977</text:p>
          </table:table-cell>
          <table:table-cell>
            <text:p>689146795</text:p>
          </table:table-cell>
          <table:table-cell>
            <text:p>691750696</text:p>
          </table:table-cell>
          <table:table-cell>
            <text:p>749049743</text:p>
          </table:table-cell>
          <table:table-cell>
            <text:p>70650268</text:p>
          </table:table-cell>
          <table:table-cell>
            <text:p>560765551</text:p>
          </table:table-cell>
          <table:table-cell>
            <text:p>189590801</text:p>
          </table:table-cell>
        </table:table-row>
        <table:table-row>
          <table:table-cell>
            <text:p>886906011</text:p>
          </table:table-cell>
          <table:table-cell>
            <text:p>356622913</text:p>
          </table:table-cell>
          <table:table-cell>
            <text:p>887459686</text:p>
          </table:table-cell>
          <table:table-cell>
            <text:p>157586708</text:p>
          </table:table-cell>
          <table:table-cell>
            <text:p>34328404</text:p>
          </table:table-cell>
          <table:table-cell>
            <text:p>845942314</text:p>
          </table:table-cell>
          <table:table-cell>
            <text:p>999783630</text:p>
          </table:table-cell>
        </table:table-row>
        <table:table-row>
          <table:table-cell>
            <text:p>919696821</text:p>
          </table:table-cell>
          <table:table-cell>
            <text:p>964310383</text:p>
          </table:table-cell>
          <table:table-cell>
            <text:p>695007380</text:p>
          </table:table-cell>
          <table:table-cell>
            <text:p>76688589</text:p>
          </table:table-cell>
          <table:table-cell>
            <text:p>364012176</text:p>
          </table:table-cell>
          <table:table-cell>
            <text:p>834698963</text:p>
          </table:table-cell>
          <table:table-cell>
            <text:p>114313322</text:p>
          </table:table-cell>
        </table:table-row>
        <table:table-row>
          <table:table-cell>
            <text:p>736768815</text:p>
          </table:table-cell>
          <table:table-cell>
            <text:p>432422005</text:p>
          </table:table-cell>
          <table:table-cell>
            <text:p>877464227</text:p>
          </table:table-cell>
          <table:table-cell>
            <text:p>408976603</text:p>
          </table:table-cell>
          <table:table-cell>
            <text:p>492287375</text:p>
          </table:table-cell>
          <table:table-cell>
            <text:p>655980131</text:p>
          </table:table-cell>
          <table:table-cell>
            <text:p>852535006</text:p>
          </table:table-cell>
        </table:table-row>
        <table:table-row>
          <table:table-cell>
            <text:p>957407111</text:p>
          </table:table-cell>
          <table:table-cell>
            <text:p>933832277</text:p>
          </table:table-cell>
          <table:table-cell>
            <text:p>555408924</text:p>
          </table:table-cell>
          <table:table-cell>
            <text:p>680538127</text:p>
          </table:table-cell>
          <table:table-cell>
            <text:p>813262497</text:p>
          </table:table-cell>
          <table:table-cell>
            <text:p>866304820</text:p>
          </table:table-cell>
          <table:table-cell>
            <text:p>162571115</text:p>
          </table:table-cell>
        </table:table-row>
        <table:table-row>
          <table:table-cell>
            <text:p>931791837</text:p>
          </table:table-cell>
          <table:table-cell>
            <text:p>877356918</text:p>
          </table:table-cell>
          <table:table-cell>
            <text:p>96083732</text:p>
          </table:table-cell>
          <table:table-cell>
            <text:p>960772228</text:p>
          </table:table-cell>
          <table:table-cell>
            <text:p>962562422</text:p>
          </table:table-cell>
          <table:table-cell>
            <text:p>175864347</text:p>
          </table:table-cell>
          <table:table-cell>
            <text:p>54903278</text:p>
          </table:table-cell>
        </table:table-row>
        <table:table-row>
          <table:table-cell>
            <text:p>702124516</text:p>
          </table:table-cell>
          <table:table-cell>
            <text:p>61452189</text:p>
          </table:table-cell>
          <table:table-cell>
            <text:p>352792204</text:p>
          </table:table-cell>
          <table:table-cell>
            <text:p>579811742</text:p>
          </table:table-cell>
          <table:table-cell>
            <text:p>871606675</text:p>
          </table:table-cell>
          <table:table-cell>
            <text:p>676962229</text:p>
          </table:table-cell>
          <table:table-cell>
            <text:p>681031906</text:p>
          </table:table-cell>
        </table:table-row>
        <table:table-row>
          <table:table-cell>
            <text:p>908397213</text:p>
          </table:table-cell>
          <table:table-cell>
            <text:p>437602842</text:p>
          </table:table-cell>
          <table:table-cell>
            <text:p>749397202</text:p>
          </table:table-cell>
          <table:table-cell>
            <text:p>465206320</text:p>
          </table:table-cell>
          <table:table-cell>
            <text:p>408286215</text:p>
          </table:table-cell>
          <table:table-cell>
            <text:p>621606881</text:p>
          </table:table-cell>
          <table:table-cell>
            <text:p>697396221</text:p>
          </table:table-cell>
        </table:table-row>
        <table:table-row>
          <table:table-cell>
            <text:p>295844673</text:p>
          </table:table-cell>
          <table:table-cell>
            <text:p>12625673</text:p>
          </table:table-cell>
          <table:table-cell>
            <text:p>748866109</text:p>
          </table:table-cell>
          <table:table-cell>
            <text:p>154669215</text:p>
          </table:table-cell>
          <table:table-cell>
            <text:p>922973834</text:p>
          </table:table-cell>
          <table:table-cell>
            <text:p>634102338</text:p>
          </table:table-cell>
          <table:table-cell>
            <text:p>422562540</text:p>
          </table:table-cell>
        </table:table-row>
        <table:table-row>
          <table:table-cell>
            <text:p>190819619</text:p>
          </table:table-cell>
          <table:table-cell>
            <text:p>46397463</text:p>
          </table:table-cell>
          <table:table-cell>
            <text:p>832023075</text:p>
          </table:table-cell>
          <table:table-cell>
            <text:p>630073367</text:p>
          </table:table-cell>
          <table:table-cell>
            <text:p>692220237</text:p>
          </table:table-cell>
          <table:table-cell>
            <text:p>968173897</text:p>
          </table:table-cell>
          <table:table-cell>
            <text:p>201060130</text:p>
          </table:table-cell>
        </table:table-row>
        <table:table-row>
          <table:table-cell>
            <text:p>492115698</text:p>
          </table:table-cell>
          <table:table-cell>
            <text:p>296396189</text:p>
          </table:table-cell>
          <table:table-cell>
            <text:p>795068430</text:p>
          </table:table-cell>
          <table:table-cell>
            <text:p>974832653</text:p>
          </table:table-cell>
          <table:table-cell>
            <text:p>644557357</text:p>
          </table:table-cell>
          <table:table-cell>
            <text:p>940936366</text:p>
          </table:table-cell>
          <table:table-cell>
            <text:p>723064422</text:p>
          </table:table-cell>
        </table:table-row>
        <table:table-row>
          <table:table-cell>
            <text:p>606602241</text:p>
          </table:table-cell>
          <table:table-cell>
            <text:p>633591013</text:p>
          </table:table-cell>
          <table:table-cell>
            <text:p>455836981</text:p>
          </table:table-cell>
          <table:table-cell>
            <text:p>484665623</text:p>
          </table:table-cell>
          <table:table-cell>
            <text:p>235418425</text:p>
          </table:table-cell>
          <table:table-cell>
            <text:p>396931453</text:p>
          </table:table-cell>
          <table:table-cell>
            <text:p>819081311</text:p>
          </table:table-cell>
        </table:table-row>
        <table:table-row>
          <table:table-cell>
            <text:p>512352443</text:p>
          </table:table-cell>
          <table:table-cell>
            <text:p>412617336</text:p>
          </table:table-cell>
          <table:table-cell>
            <text:p>74058191</text:p>
          </table:table-cell>
          <table:table-cell>
            <text:p>821027820</text:p>
          </table:table-cell>
          <table:table-cell>
            <text:p>754046862</text:p>
          </table:table-cell>
          <table:table-cell>
            <text:p>935336996</text:p>
          </table:table-cell>
          <table:table-cell>
            <text:p>93196156</text:p>
          </table:table-cell>
        </table:table-row>
        <table:table-row>
          <table:table-cell>
            <text:p>988840315</text:p>
          </table:table-cell>
          <table:table-cell>
            <text:p>176508800</text:p>
          </table:table-cell>
          <table:table-cell>
            <text:p>531735649</text:p>
          </table:table-cell>
          <table:table-cell>
            <text:p>580599018</text:p>
          </table:table-cell>
          <table:table-cell>
            <text:p>281950237</text:p>
          </table:table-cell>
          <table:table-cell>
            <text:p>311659731</text:p>
          </table:table-cell>
          <table:table-cell>
            <text:p>33396439</text:p>
          </table:table-cell>
        </table:table-row>
        <table:table-row>
          <table:table-cell>
            <text:p>332180873</text:p>
          </table:table-cell>
          <table:table-cell>
            <text:p>476945583</text:p>
          </table:table-cell>
          <table:table-cell>
            <text:p>756016859</text:p>
          </table:table-cell>
          <table:table-cell>
            <text:p>474231926</text:p>
          </table:table-cell>
          <table:table-cell>
            <text:p>90229586</text:p>
          </table:table-cell>
          <table:table-cell>
            <text:p>56213157</text:p>
          </table:table-cell>
          <table:table-cell>
            <text:p>149355575</text:p>
          </table:table-cell>
        </table:table-row>
        <table:table-row>
          <table:table-cell>
            <text:p>214783920</text:p>
          </table:table-cell>
          <table:table-cell>
            <text:p>796078739</text:p>
          </table:table-cell>
          <table:table-cell>
            <text:p>902701520</text:p>
          </table:table-cell>
          <table:table-cell>
            <text:p>551241641</text:p>
          </table:table-cell>
          <table:table-cell>
            <text:p>441634853</text:p>
          </table:table-cell>
          <table:table-cell>
            <text:p>713487501</text:p>
          </table:table-cell>
          <table:table-cell>
            <text:p>204791356</text:p>
          </table:table-cell>
        </table:table-row>
        <table:table-row>
          <table:table-cell>
            <text:p>499015736</text:p>
          </table:table-cell>
          <table:table-cell>
            <text:p>402691631</text:p>
          </table:table-cell>
          <table:table-cell>
            <text:p>101583219</text:p>
          </table:table-cell>
          <table:table-cell>
            <text:p>339008582</text:p>
          </table:table-cell>
          <table:table-cell>
            <text:p>339953388</text:p>
          </table:table-cell>
          <table:table-cell>
            <text:p>233248484</text:p>
          </table:table-cell>
          <table:table-cell>
            <text:p>175157972</text:p>
          </table:table-cell>
        </table:table-row>
        <table:table-row>
          <table:table-cell>
            <text:p>233248103</text:p>
          </table:table-cell>
          <table:table-cell>
            <text:p>669912960</text:p>
          </table:table-cell>
          <table:table-cell>
            <text:p>178574332</text:p>
          </table:table-cell>
          <table:table-cell>
            <text:p>30625188</text:p>
          </table:table-cell>
          <table:table-cell>
            <text:p>63059097</text:p>
          </table:table-cell>
          <table:table-cell>
            <text:p>475645985</text:p>
          </table:table-cell>
          <table:table-cell>
            <text:p>317796300</text:p>
          </table:table-cell>
        </table:table-row>
        <table:table-row>
          <table:table-cell>
            <text:p>896952547</text:p>
          </table:table-cell>
          <table:table-cell>
            <text:p>538655907</text:p>
          </table:table-cell>
          <table:table-cell>
            <text:p>814782710</text:p>
          </table:table-cell>
          <table:table-cell>
            <text:p>890396965</text:p>
          </table:table-cell>
          <table:table-cell>
            <text:p>46293118</text:p>
          </table:table-cell>
          <table:table-cell>
            <text:p>549494796</text:p>
          </table:table-cell>
          <table:table-cell>
            <text:p>447846744</text:p>
          </table:table-cell>
        </table:table-row>
        <table:table-row>
          <table:table-cell>
            <text:p>836918501</text:p>
          </table:table-cell>
          <table:table-cell>
            <text:p>519521631</text:p>
          </table:table-cell>
          <table:table-cell>
            <text:p>35133704</text:p>
          </table:table-cell>
          <table:table-cell>
            <text:p>477291177</text:p>
          </table:table-cell>
          <table:table-cell>
            <text:p>38103370</text:p>
          </table:table-cell>
          <table:table-cell>
            <text:p>877676349</text:p>
          </table:table-cell>
          <table:table-cell>
            <text:p>447764359</text:p>
          </table:table-cell>
        </table:table-row>
        <table:table-row>
          <table:table-cell>
            <text:p>670768237</text:p>
          </table:table-cell>
          <table:table-cell>
            <text:p>769507283</text:p>
          </table:table-cell>
          <table:table-cell>
            <text:p>870424323</text:p>
          </table:table-cell>
          <table:table-cell>
            <text:p>577571151</text:p>
          </table:table-cell>
          <table:table-cell>
            <text:p>93187309</text:p>
          </table:table-cell>
          <table:table-cell>
            <text:p>208233554</text:p>
          </table:table-cell>
          <table:table-cell>
            <text:p>483365752</text:p>
          </table:table-cell>
        </table:table-row>
        <table:table-row>
          <table:table-cell>
            <text:p>207411625</text:p>
          </table:table-cell>
          <table:table-cell>
            <text:p>911155878</text:p>
          </table:table-cell>
          <table:table-cell>
            <text:p>687684719</text:p>
          </table:table-cell>
          <table:table-cell>
            <text:p>156444718</text:p>
          </table:table-cell>
          <table:table-cell>
            <text:p>936002228</text:p>
          </table:table-cell>
          <table:table-cell>
            <text:p>154976604</text:p>
          </table:table-cell>
          <table:table-cell>
            <text:p>273230467</text:p>
          </table:table-cell>
        </table:table-row>
        <table:table-row>
          <table:table-cell>
            <text:p>514906703</text:p>
          </table:table-cell>
          <table:table-cell>
            <text:p>385246907</text:p>
          </table:table-cell>
          <table:table-cell>
            <text:p>982115880</text:p>
          </table:table-cell>
          <table:table-cell>
            <text:p>419369461</text:p>
          </table:table-cell>
          <table:table-cell>
            <text:p>61657243</text:p>
          </table:table-cell>
          <table:table-cell>
            <text:p>116642670</text:p>
          </table:table-cell>
          <table:table-cell>
            <text:p>983358627</text:p>
          </table:table-cell>
        </table:table-row>
        <table:table-row>
          <table:table-cell>
            <text:p>439354728</text:p>
          </table:table-cell>
          <table:table-cell>
            <text:p>492127789</text:p>
          </table:table-cell>
          <table:table-cell>
            <text:p>690123867</text:p>
          </table:table-cell>
          <table:table-cell>
            <text:p>6730545</text:p>
          </table:table-cell>
          <table:table-cell>
            <text:p>33434404</text:p>
          </table:table-cell>
          <table:table-cell>
            <text:p>517015684</text:p>
          </table:table-cell>
          <table:table-cell>
            <text:p>801184668</text:p>
          </table:table-cell>
        </table:table-row>
        <table:table-row>
          <table:table-cell>
            <text:p>747474650</text:p>
          </table:table-cell>
          <table:table-cell>
            <text:p>53686444</text:p>
          </table:table-cell>
          <table:table-cell>
            <text:p>54545122</text:p>
          </table:table-cell>
          <table:table-cell>
            <text:p>393587241</text:p>
          </table:table-cell>
          <table:table-cell>
            <text:p>672777447</text:p>
          </table:table-cell>
          <table:table-cell>
            <text:p>158066040</text:p>
          </table:table-cell>
          <table:table-cell>
            <text:p>273492891</text:p>
          </table:table-cell>
        </table:table-row>
        <table:table-row>
          <table:table-cell>
            <text:p>14424894</text:p>
          </table:table-cell>
          <table:table-cell>
            <text:p>302460143</text:p>
          </table:table-cell>
          <table:table-cell>
            <text:p>130424576</text:p>
          </table:table-cell>
          <table:table-cell>
            <text:p>740263659</text:p>
          </table:table-cell>
          <table:table-cell>
            <text:p>89186739</text:p>
          </table:table-cell>
          <table:table-cell>
            <text:p>485427864</text:p>
          </table:table-cell>
          <table:table-cell>
            <text:p>611552544</text:p>
          </table:table-cell>
        </table:table-row>
        <table:table-row>
          <table:table-cell>
            <text:p>645969289</text:p>
          </table:table-cell>
          <table:table-cell>
            <text:p>955411907</text:p>
          </table:table-cell>
          <table:table-cell>
            <text:p>206170117</text:p>
          </table:table-cell>
          <table:table-cell>
            <text:p>337203595</text:p>
          </table:table-cell>
          <table:table-cell>
            <text:p>728217776</text:p>
          </table:table-cell>
          <table:table-cell>
            <text:p>340208444</text:p>
          </table:table-cell>
          <table:table-cell>
            <text:p>819632956</text:p>
          </table:table-cell>
        </table:table-row>
        <table:table-row>
          <table:table-cell>
            <text:p>579440726</text:p>
          </table:table-cell>
          <table:table-cell>
            <text:p>315963154</text:p>
          </table:table-cell>
          <table:table-cell>
            <text:p>895767281</text:p>
          </table:table-cell>
          <table:table-cell>
            <text:p>944199602</text:p>
          </table:table-cell>
          <table:table-cell>
            <text:p>650491661</text:p>
          </table:table-cell>
          <table:table-cell>
            <text:p>353450738</text:p>
          </table:table-cell>
          <table:table-cell>
            <text:p>779462519</text:p>
          </table:table-cell>
        </table:table-row>
        <table:table-row>
          <table:table-cell>
            <text:p>765140991</text:p>
          </table:table-cell>
          <table:table-cell>
            <text:p>498069849</text:p>
          </table:table-cell>
          <table:table-cell>
            <text:p>880051051</text:p>
          </table:table-cell>
          <table:table-cell>
            <text:p>109010813</text:p>
          </table:table-cell>
          <table:table-cell>
            <text:p>175999209</text:p>
          </table:table-cell>
          <table:table-cell>
            <text:p>908870272</text:p>
          </table:table-cell>
          <table:table-cell>
            <text:p>902060403</text:p>
          </table:table-cell>
        </table:table-row>
        <table:table-row>
          <table:table-cell>
            <text:p>31600868</text:p>
          </table:table-cell>
          <table:table-cell>
            <text:p>305389117</text:p>
          </table:table-cell>
          <table:table-cell>
            <text:p>527696489</text:p>
          </table:table-cell>
          <table:table-cell>
            <text:p>573911308</text:p>
          </table:table-cell>
          <table:table-cell>
            <text:p>359877166</text:p>
          </table:table-cell>
          <table:table-cell>
            <text:p>537099181</text:p>
          </table:table-cell>
          <table:table-cell>
            <text:p>216439943</text:p>
          </table:table-cell>
        </table:table-row>
        <table:table-row>
          <table:table-cell>
            <text:p>385136776</text:p>
          </table:table-cell>
          <table:table-cell>
            <text:p>426628500</text:p>
          </table:table-cell>
          <table:table-cell>
            <text:p>961302483</text:p>
          </table:table-cell>
          <table:table-cell>
            <text:p>125379013</text:p>
          </table:table-cell>
          <table:table-cell>
            <text:p>70930083</text:p>
          </table:table-cell>
          <table:table-cell>
            <text:p>185238626</text:p>
          </table:table-cell>
          <table:table-cell>
            <text:p>823821154</text:p>
          </table:table-cell>
        </table:table-row>
        <table:table-row>
          <table:table-cell>
            <text:p>594935509</text:p>
          </table:table-cell>
          <table:table-cell>
            <text:p>186139350</text:p>
          </table:table-cell>
          <table:table-cell>
            <text:p>744729338</text:p>
          </table:table-cell>
          <table:table-cell>
            <text:p>891099538</text:p>
          </table:table-cell>
          <table:table-cell>
            <text:p>967944488</text:p>
          </table:table-cell>
          <table:table-cell>
            <text:p>515211897</text:p>
          </table:table-cell>
          <table:table-cell>
            <text:p>266656414</text:p>
          </table:table-cell>
        </table:table-row>
        <table:table-row>
          <table:table-cell>
            <text:p>315535949</text:p>
          </table:table-cell>
          <table:table-cell>
            <text:p>547196594</text:p>
          </table:table-cell>
          <table:table-cell>
            <text:p>521914683</text:p>
          </table:table-cell>
          <table:table-cell>
            <text:p>391164517</text:p>
          </table:table-cell>
          <table:table-cell>
            <text:p>877578804</text:p>
          </table:table-cell>
          <table:table-cell>
            <text:p>218575052</text:p>
          </table:table-cell>
          <table:table-cell>
            <text:p>377945255</text:p>
          </table:table-cell>
        </table:table-row>
        <table:table-row>
          <table:table-cell>
            <text:p>139720233</text:p>
          </table:table-cell>
          <table:table-cell>
            <text:p>2682600</text:p>
          </table:table-cell>
          <table:table-cell>
            <text:p>261623390</text:p>
          </table:table-cell>
          <table:table-cell>
            <text:p>437532775</text:p>
          </table:table-cell>
          <table:table-cell>
            <text:p>916299594</text:p>
          </table:table-cell>
          <table:table-cell>
            <text:p>588444798</text:p>
          </table:table-cell>
          <table:table-cell>
            <text:p>349419982</text:p>
          </table:table-cell>
        </table:table-row>
        <table:table-row>
          <table:table-cell>
            <text:p>793135824</text:p>
          </table:table-cell>
          <table:table-cell>
            <text:p>644755136</text:p>
          </table:table-cell>
          <table:table-cell>
            <text:p>567784483</text:p>
          </table:table-cell>
          <table:table-cell>
            <text:p>140260723</text:p>
          </table:table-cell>
          <table:table-cell>
            <text:p>181416922</text:p>
          </table:table-cell>
          <table:table-cell>
            <text:p>648739634</text:p>
          </table:table-cell>
          <table:table-cell>
            <text:p>374015502</text:p>
          </table:table-cell>
        </table:table-row>
        <table:table-row>
          <table:table-cell>
            <text:p>16000231</text:p>
          </table:table-cell>
          <table:table-cell>
            <text:p>159796743</text:p>
          </table:table-cell>
          <table:table-cell>
            <text:p>721374516</text:p>
          </table:table-cell>
          <table:table-cell>
            <text:p>420102494</text:p>
          </table:table-cell>
          <table:table-cell>
            <text:p>303349868</text:p>
          </table:table-cell>
          <table:table-cell>
            <text:p>456408884</text:p>
          </table:table-cell>
          <table:table-cell>
            <text:p>62749171</text:p>
          </table:table-cell>
        </table:table-row>
        <table:table-row>
          <table:table-cell>
            <text:p>257441324</text:p>
          </table:table-cell>
          <table:table-cell>
            <text:p>563596132</text:p>
          </table:table-cell>
          <table:table-cell>
            <text:p>462503016</text:p>
          </table:table-cell>
          <table:table-cell>
            <text:p>891937847</text:p>
          </table:table-cell>
          <table:table-cell>
            <text:p>987067977</text:p>
          </table:table-cell>
          <table:table-cell>
            <text:p>922404454</text:p>
          </table:table-cell>
          <table:table-cell>
            <text:p>878858245</text:p>
          </table:table-cell>
        </table:table-row>
        <table:table-row>
          <table:table-cell>
            <text:p>328774504</text:p>
          </table:table-cell>
          <table:table-cell>
            <text:p>503681172</text:p>
          </table:table-cell>
          <table:table-cell>
            <text:p>731909737</text:p>
          </table:table-cell>
          <table:table-cell>
            <text:p>644026708</text:p>
          </table:table-cell>
          <table:table-cell>
            <text:p>398567329</text:p>
          </table:table-cell>
          <table:table-cell>
            <text:p>264209200</text:p>
          </table:table-cell>
          <table:table-cell>
            <text:p>583695878</text:p>
          </table:table-cell>
        </table:table-row>
        <table:table-row>
          <table:table-cell>
            <text:p>931836132</text:p>
          </table:table-cell>
          <table:table-cell>
            <text:p>45529351</text:p>
          </table:table-cell>
          <table:table-cell>
            <text:p>338822940</text:p>
          </table:table-cell>
          <table:table-cell>
            <text:p>513202608</text:p>
          </table:table-cell>
          <table:table-cell>
            <text:p>307410488</text:p>
          </table:table-cell>
          <table:table-cell>
            <text:p>369606243</text:p>
          </table:table-cell>
          <table:table-cell>
            <text:p>181062451</text:p>
          </table:table-cell>
        </table:table-row>
        <table:table-row>
          <table:table-cell>
            <text:p>540596041</text:p>
          </table:table-cell>
          <table:table-cell>
            <text:p>953302091</text:p>
          </table:table-cell>
          <table:table-cell>
            <text:p>84041214</text:p>
          </table:table-cell>
          <table:table-cell>
            <text:p>605090354</text:p>
          </table:table-cell>
          <table:table-cell>
            <text:p>910776247</text:p>
          </table:table-cell>
          <table:table-cell>
            <text:p>302502147</text:p>
          </table:table-cell>
          <table:table-cell>
            <text:p>917274737</text:p>
          </table:table-cell>
        </table:table-row>
        <table:table-row>
          <table:table-cell>
            <text:p>156513367</text:p>
          </table:table-cell>
          <table:table-cell>
            <text:p>415248166</text:p>
          </table:table-cell>
          <table:table-cell>
            <text:p>939283376</text:p>
          </table:table-cell>
          <table:table-cell>
            <text:p>39140371</text:p>
          </table:table-cell>
          <table:table-cell>
            <text:p>385827612</text:p>
          </table:table-cell>
          <table:table-cell>
            <text:p>930481466</text:p>
          </table:table-cell>
          <table:table-cell>
            <text:p>534763577</text:p>
          </table:table-cell>
        </table:table-row>
        <table:table-row>
          <table:table-cell>
            <text:p>888497492</text:p>
          </table:table-cell>
          <table:table-cell>
            <text:p>163668402</text:p>
          </table:table-cell>
          <table:table-cell>
            <text:p>393643401</text:p>
          </table:table-cell>
          <table:table-cell>
            <text:p>375203189</text:p>
          </table:table-cell>
          <table:table-cell>
            <text:p>566958395</text:p>
          </table:table-cell>
          <table:table-cell>
            <text:p>814434103</text:p>
          </table:table-cell>
          <table:table-cell>
            <text:p>876660483</text:p>
          </table:table-cell>
        </table:table-row>
        <table:table-row>
          <table:table-cell>
            <text:p>978554268</text:p>
          </table:table-cell>
          <table:table-cell>
            <text:p>383984187</text:p>
          </table:table-cell>
          <table:table-cell>
            <text:p>336073998</text:p>
          </table:table-cell>
          <table:table-cell>
            <text:p>718561139</text:p>
          </table:table-cell>
          <table:table-cell>
            <text:p>928961319</text:p>
          </table:table-cell>
          <table:table-cell>
            <text:p>869577735</text:p>
          </table:table-cell>
          <table:table-cell>
            <text:p>814797850</text:p>
          </table:table-cell>
        </table:table-row>
        <table:table-row>
          <table:table-cell>
            <text:p>71081946</text:p>
          </table:table-cell>
          <table:table-cell>
            <text:p>997150058</text:p>
          </table:table-cell>
          <table:table-cell>
            <text:p>598558432</text:p>
          </table:table-cell>
          <table:table-cell>
            <text:p>836464094</text:p>
          </table:table-cell>
          <table:table-cell>
            <text:p>96642278</text:p>
          </table:table-cell>
          <table:table-cell>
            <text:p>111895082</text:p>
          </table:table-cell>
          <table:table-cell>
            <text:p>576047394</text:p>
          </table:table-cell>
        </table:table-row>
        <table:table-row>
          <table:table-cell>
            <text:p>570813004</text:p>
          </table:table-cell>
          <table:table-cell>
            <text:p>980646556</text:p>
          </table:table-cell>
          <table:table-cell>
            <text:p>813633507</text:p>
          </table:table-cell>
          <table:table-cell>
            <text:p>999607517</text:p>
          </table:table-cell>
          <table:table-cell>
            <text:p>426135526</text:p>
          </table:table-cell>
          <table:table-cell>
            <text:p>221716347</text:p>
          </table:table-cell>
          <table:table-cell>
            <text:p>365884684</text:p>
          </table:table-cell>
        </table:table-row>
        <table:table-row>
          <table:table-cell>
            <text:p>504572163</text:p>
          </table:table-cell>
          <table:table-cell>
            <text:p>85124587</text:p>
          </table:table-cell>
          <table:table-cell>
            <text:p>658512517</text:p>
          </table:table-cell>
          <table:table-cell>
            <text:p>645698867</text:p>
          </table:table-cell>
          <table:table-cell>
            <text:p>464773966</text:p>
          </table:table-cell>
          <table:table-cell>
            <text:p>248573036</text:p>
          </table:table-cell>
          <table:table-cell>
            <text:p>905071242</text:p>
          </table:table-cell>
        </table:table-row>
        <table:table-row>
          <table:table-cell>
            <text:p>244990746</text:p>
          </table:table-cell>
          <table:table-cell>
            <text:p>716260847</text:p>
          </table:table-cell>
          <table:table-cell>
            <text:p>257968169</text:p>
          </table:table-cell>
          <table:table-cell>
            <text:p>166151875</text:p>
          </table:table-cell>
          <table:table-cell>
            <text:p>75005428</text:p>
          </table:table-cell>
          <table:table-cell>
            <text:p>202917120</text:p>
          </table:table-cell>
          <table:table-cell>
            <text:p>883938554</text:p>
          </table:table-cell>
        </table:table-row>
        <table:table-row>
          <table:table-cell>
            <text:p>281506225</text:p>
          </table:table-cell>
          <table:table-cell>
            <text:p>626382095</text:p>
          </table:table-cell>
          <table:table-cell>
            <text:p>504149080</text:p>
          </table:table-cell>
          <table:table-cell>
            <text:p>812619584</text:p>
          </table:table-cell>
          <table:table-cell>
            <text:p>147375850</text:p>
          </table:table-cell>
          <table:table-cell>
            <text:p>338482174</text:p>
          </table:table-cell>
          <table:table-cell>
            <text:p>311929070</text:p>
          </table:table-cell>
        </table:table-row>
        <table:table-row>
          <table:table-cell>
            <text:p>897317351</text:p>
          </table:table-cell>
          <table:table-cell>
            <text:p>649054302</text:p>
          </table:table-cell>
          <table:table-cell>
            <text:p>568163884</text:p>
          </table:table-cell>
          <table:table-cell>
            <text:p>78743083</text:p>
          </table:table-cell>
          <table:table-cell>
            <text:p>709383981</text:p>
          </table:table-cell>
          <table:table-cell>
            <text:p>310993664</text:p>
          </table:table-cell>
          <table:table-cell>
            <text:p>772054820</text:p>
          </table:table-cell>
        </table:table-row>
        <table:table-row>
          <table:table-cell>
            <text:p>809199845</text:p>
          </table:table-cell>
          <table:table-cell>
            <text:p>574407409</text:p>
          </table:table-cell>
          <table:table-cell>
            <text:p>267394144</text:p>
          </table:table-cell>
          <table:table-cell>
            <text:p>711220608</text:p>
          </table:table-cell>
          <table:table-cell>
            <text:p>398892295</text:p>
          </table:table-cell>
          <table:table-cell>
            <text:p>617928097</text:p>
          </table:table-cell>
          <table:table-cell>
            <text:p>922043349</text:p>
          </table:table-cell>
        </table:table-row>
        <table:table-row>
          <table:table-cell>
            <text:p>810692666</text:p>
          </table:table-cell>
          <table:table-cell>
            <text:p>791487744</text:p>
          </table:table-cell>
          <table:table-cell>
            <text:p>635472614</text:p>
          </table:table-cell>
          <table:table-cell>
            <text:p>31313666</text:p>
          </table:table-cell>
          <table:table-cell>
            <text:p>532800177</text:p>
          </table:table-cell>
          <table:table-cell>
            <text:p>36791258</text:p>
          </table:table-cell>
          <table:table-cell>
            <text:p>63313600</text:p>
          </table:table-cell>
        </table:table-row>
        <table:table-row>
          <table:table-cell>
            <text:p>592857392</text:p>
          </table:table-cell>
          <table:table-cell>
            <text:p>758957288</text:p>
          </table:table-cell>
          <table:table-cell>
            <text:p>65517414</text:p>
          </table:table-cell>
          <table:table-cell>
            <text:p>693993094</text:p>
          </table:table-cell>
          <table:table-cell>
            <text:p>231513350</text:p>
          </table:table-cell>
          <table:table-cell>
            <text:p>175772602</text:p>
          </table:table-cell>
          <table:table-cell>
            <text:p>429135527</text:p>
          </table:table-cell>
        </table:table-row>
        <table:table-row>
          <table:table-cell>
            <text:p>324703763</text:p>
          </table:table-cell>
          <table:table-cell>
            <text:p>249830184</text:p>
          </table:table-cell>
          <table:table-cell>
            <text:p>563000074</text:p>
          </table:table-cell>
          <table:table-cell>
            <text:p>922247750</text:p>
          </table:table-cell>
          <table:table-cell>
            <text:p>626455040</text:p>
          </table:table-cell>
          <table:table-cell>
            <text:p>70617940</text:p>
          </table:table-cell>
          <table:table-cell>
            <text:p>897799649</text:p>
          </table:table-cell>
        </table:table-row>
        <table:table-row>
          <table:table-cell>
            <text:p>537977856</text:p>
          </table:table-cell>
          <table:table-cell>
            <text:p>317510558</text:p>
          </table:table-cell>
          <table:table-cell>
            <text:p>311560212</text:p>
          </table:table-cell>
          <table:table-cell>
            <text:p>784899301</text:p>
          </table:table-cell>
          <table:table-cell>
            <text:p>205923970</text:p>
          </table:table-cell>
          <table:table-cell>
            <text:p>794753955</text:p>
          </table:table-cell>
          <table:table-cell>
            <text:p>852556650</text:p>
          </table:table-cell>
        </table:table-row>
        <table:table-row>
          <table:table-cell>
            <text:p>878970444</text:p>
          </table:table-cell>
          <table:table-cell>
            <text:p>482276098</text:p>
          </table:table-cell>
          <table:table-cell>
            <text:p>83170185</text:p>
          </table:table-cell>
          <table:table-cell>
            <text:p>901274057</text:p>
          </table:table-cell>
          <table:table-cell>
            <text:p>132651626</text:p>
          </table:table-cell>
          <table:table-cell>
            <text:p>183563806</text:p>
          </table:table-cell>
          <table:table-cell>
            <text:p>750785206</text:p>
          </table:table-cell>
        </table:table-row>
        <table:table-row>
          <table:table-cell>
            <text:p>483772847</text:p>
          </table:table-cell>
          <table:table-cell>
            <text:p>420351470</text:p>
          </table:table-cell>
          <table:table-cell>
            <text:p>383080974</text:p>
          </table:table-cell>
          <table:table-cell>
            <text:p>947160846</text:p>
          </table:table-cell>
          <table:table-cell>
            <text:p>207566243</text:p>
          </table:table-cell>
          <table:table-cell>
            <text:p>240506444</text:p>
          </table:table-cell>
          <table:table-cell>
            <text:p>627763673</text:p>
          </table:table-cell>
        </table:table-row>
        <table:table-row>
          <table:table-cell>
            <text:p>605650205</text:p>
          </table:table-cell>
          <table:table-cell>
            <text:p>21567843</text:p>
          </table:table-cell>
          <table:table-cell>
            <text:p>689363741</text:p>
          </table:table-cell>
          <table:table-cell>
            <text:p>710574516</text:p>
          </table:table-cell>
          <table:table-cell>
            <text:p>710324520</text:p>
          </table:table-cell>
          <table:table-cell>
            <text:p>31999838</text:p>
          </table:table-cell>
          <table:table-cell>
            <text:p>855944998</text:p>
          </table:table-cell>
        </table:table-row>
        <table:table-row>
          <table:table-cell>
            <text:p>778944151</text:p>
          </table:table-cell>
          <table:table-cell>
            <text:p>64053953</text:p>
          </table:table-cell>
          <table:table-cell>
            <text:p>333330480</text:p>
          </table:table-cell>
          <table:table-cell>
            <text:p>682926557</text:p>
          </table:table-cell>
          <table:table-cell>
            <text:p>45760805</text:p>
          </table:table-cell>
          <table:table-cell>
            <text:p>22064796</text:p>
          </table:table-cell>
          <table:table-cell>
            <text:p>941908567</text:p>
          </table:table-cell>
        </table:table-row>
        <table:table-row>
          <table:table-cell>
            <text:p>917835378</text:p>
          </table:table-cell>
          <table:table-cell>
            <text:p>844558999</text:p>
          </table:table-cell>
          <table:table-cell>
            <text:p>645484733</text:p>
          </table:table-cell>
          <table:table-cell>
            <text:p>684050221</text:p>
          </table:table-cell>
          <table:table-cell>
            <text:p>486941867</text:p>
          </table:table-cell>
          <table:table-cell>
            <text:p>794486977</text:p>
          </table:table-cell>
          <table:table-cell>
            <text:p>717209384</text:p>
          </table:table-cell>
        </table:table-row>
        <table:table-row>
          <table:table-cell>
            <text:p>262917498</text:p>
          </table:table-cell>
          <table:table-cell>
            <text:p>19203618</text:p>
          </table:table-cell>
          <table:table-cell>
            <text:p>928395644</text:p>
          </table:table-cell>
          <table:table-cell>
            <text:p>538729873</text:p>
          </table:table-cell>
          <table:table-cell>
            <text:p>995513293</text:p>
          </table:table-cell>
          <table:table-cell>
            <text:p>908358163</text:p>
          </table:table-cell>
          <table:table-cell>
            <text:p>465708080</text:p>
          </table:table-cell>
        </table:table-row>
        <table:table-row>
          <table:table-cell>
            <text:p>254907342</text:p>
          </table:table-cell>
          <table:table-cell>
            <text:p>589810748</text:p>
          </table:table-cell>
          <table:table-cell>
            <text:p>240650697</text:p>
          </table:table-cell>
          <table:table-cell>
            <text:p>577558248</text:p>
          </table:table-cell>
          <table:table-cell>
            <text:p>973328729</text:p>
          </table:table-cell>
          <table:table-cell>
            <text:p>501858019</text:p>
          </table:table-cell>
          <table:table-cell>
            <text:p>715554122</text:p>
          </table:table-cell>
        </table:table-row>
        <table:table-row>
          <table:table-cell>
            <text:p>777072506</text:p>
          </table:table-cell>
          <table:table-cell>
            <text:p>336756985</text:p>
          </table:table-cell>
          <table:table-cell>
            <text:p>171151684</text:p>
          </table:table-cell>
          <table:table-cell>
            <text:p>38852762</text:p>
          </table:table-cell>
          <table:table-cell>
            <text:p>858814819</text:p>
          </table:table-cell>
          <table:table-cell>
            <text:p>39672348</text:p>
          </table:table-cell>
          <table:table-cell>
            <text:p>116133584</text:p>
          </table:table-cell>
        </table:table-row>
        <table:table-row>
          <table:table-cell>
            <text:p>435718918</text:p>
          </table:table-cell>
          <table:table-cell>
            <text:p>369979259</text:p>
          </table:table-cell>
          <table:table-cell>
            <text:p>555008555</text:p>
          </table:table-cell>
          <table:table-cell>
            <text:p>885965025</text:p>
          </table:table-cell>
          <table:table-cell>
            <text:p>704932933</text:p>
          </table:table-cell>
          <table:table-cell>
            <text:p>83988697</text:p>
          </table:table-cell>
          <table:table-cell>
            <text:p>248200367</text:p>
          </table:table-cell>
        </table:table-row>
        <table:table-row>
          <table:table-cell>
            <text:p>387306528</text:p>
          </table:table-cell>
          <table:table-cell>
            <text:p>392470266</text:p>
          </table:table-cell>
          <table:table-cell>
            <text:p>659104758</text:p>
          </table:table-cell>
          <table:table-cell>
            <text:p>298557069</text:p>
          </table:table-cell>
          <table:table-cell>
            <text:p>201630637</text:p>
          </table:table-cell>
          <table:table-cell>
            <text:p>735329111</text:p>
          </table:table-cell>
          <table:table-cell>
            <text:p>509107300</text:p>
          </table:table-cell>
        </table:table-row>
        <table:table-row>
          <table:table-cell>
            <text:p>726812295</text:p>
          </table:table-cell>
          <table:table-cell>
            <text:p>488273896</text:p>
          </table:table-cell>
          <table:table-cell>
            <text:p>936212732</text:p>
          </table:table-cell>
          <table:table-cell>
            <text:p>150466714</text:p>
          </table:table-cell>
          <table:table-cell>
            <text:p>581624887</text:p>
          </table:table-cell>
          <table:table-cell>
            <text:p>40974854</text:p>
          </table:table-cell>
          <table:table-cell>
            <text:p>4919918</text:p>
          </table:table-cell>
        </table:table-row>
        <table:table-row>
          <table:table-cell>
            <text:p>369560745</text:p>
          </table:table-cell>
          <table:table-cell>
            <text:p>656386727</text:p>
          </table:table-cell>
          <table:table-cell>
            <text:p>348758366</text:p>
          </table:table-cell>
          <table:table-cell>
            <text:p>181300814</text:p>
          </table:table-cell>
          <table:table-cell>
            <text:p>787100511</text:p>
          </table:table-cell>
          <table:table-cell>
            <text:p>244747371</text:p>
          </table:table-cell>
          <table:table-cell>
            <text:p>534219478</text:p>
          </table:table-cell>
        </table:table-row>
        <table:table-row>
          <table:table-cell>
            <text:p>154326152</text:p>
          </table:table-cell>
          <table:table-cell>
            <text:p>192464</text:p>
          </table:table-cell>
          <table:table-cell>
            <text:p>437798501</text:p>
          </table:table-cell>
          <table:table-cell>
            <text:p>852518830</text:p>
          </table:table-cell>
          <table:table-cell>
            <text:p>756662946</text:p>
          </table:table-cell>
          <table:table-cell>
            <text:p>936221253</text:p>
          </table:table-cell>
          <table:table-cell>
            <text:p>939498088</text:p>
          </table:table-cell>
        </table:table-row>
        <table:table-row>
          <table:table-cell>
            <text:p>854280267</text:p>
          </table:table-cell>
          <table:table-cell>
            <text:p>99445510</text:p>
          </table:table-cell>
          <table:table-cell>
            <text:p>896837668</text:p>
          </table:table-cell>
          <table:table-cell>
            <text:p>220289021</text:p>
          </table:table-cell>
          <table:table-cell>
            <text:p>904033132</text:p>
          </table:table-cell>
          <table:table-cell>
            <text:p>275365065</text:p>
          </table:table-cell>
          <table:table-cell>
            <text:p>589108043</text:p>
          </table:table-cell>
        </table:table-row>
        <table:table-row>
          <table:table-cell>
            <text:p>465998474</text:p>
          </table:table-cell>
          <table:table-cell>
            <text:p>989386605</text:p>
          </table:table-cell>
          <table:table-cell>
            <text:p>635139619</text:p>
          </table:table-cell>
          <table:table-cell>
            <text:p>312839673</text:p>
          </table:table-cell>
          <table:table-cell>
            <text:p>840712091</text:p>
          </table:table-cell>
          <table:table-cell>
            <text:p>266902076</text:p>
          </table:table-cell>
          <table:table-cell>
            <text:p>630877554</text:p>
          </table:table-cell>
        </table:table-row>
        <table:table-row>
          <table:table-cell>
            <text:p>332192013</text:p>
          </table:table-cell>
          <table:table-cell>
            <text:p>715754012</text:p>
          </table:table-cell>
          <table:table-cell>
            <text:p>633225711</text:p>
          </table:table-cell>
          <table:table-cell>
            <text:p>108579255</text:p>
          </table:table-cell>
          <table:table-cell>
            <text:p>40570029</text:p>
          </table:table-cell>
          <table:table-cell>
            <text:p>539797319</text:p>
          </table:table-cell>
          <table:table-cell>
            <text:p>548281483</text:p>
          </table:table-cell>
        </table:table-row>
        <table:table-row>
          <table:table-cell>
            <text:p>412878551</text:p>
          </table:table-cell>
          <table:table-cell>
            <text:p>766387935</text:p>
          </table:table-cell>
          <table:table-cell>
            <text:p>290302231</text:p>
          </table:table-cell>
          <table:table-cell>
            <text:p>731457275</text:p>
          </table:table-cell>
          <table:table-cell>
            <text:p>101013857</text:p>
          </table:table-cell>
          <table:table-cell>
            <text:p>181233466</text:p>
          </table:table-cell>
          <table:table-cell>
            <text:p>362608109</text:p>
          </table:table-cell>
        </table:table-row>
        <table:table-row>
          <table:table-cell>
            <text:p>638427679</text:p>
          </table:table-cell>
          <table:table-cell>
            <text:p>617191044</text:p>
          </table:table-cell>
          <table:table-cell>
            <text:p>897893757</text:p>
          </table:table-cell>
          <table:table-cell>
            <text:p>663259078</text:p>
          </table:table-cell>
          <table:table-cell>
            <text:p>332078541</text:p>
          </table:table-cell>
          <table:table-cell>
            <text:p>7508668</text:p>
          </table:table-cell>
          <table:table-cell>
            <text:p>930724560</text:p>
          </table:table-cell>
        </table:table-row>
        <table:table-row>
          <table:table-cell>
            <text:p>843692257</text:p>
          </table:table-cell>
          <table:table-cell>
            <text:p>45469</text:p>
          </table:table-cell>
          <table:table-cell>
            <text:p>554469848</text:p>
          </table:table-cell>
          <table:table-cell>
            <text:p>415172533</text:p>
          </table:table-cell>
          <table:table-cell>
            <text:p>505599382</text:p>
          </table:table-cell>
          <table:table-cell>
            <text:p>226230704</text:p>
          </table:table-cell>
          <table:table-cell>
            <text:p>357356441</text:p>
          </table:table-cell>
        </table:table-row>
        <table:table-row>
          <table:table-cell>
            <text:p>35032999</text:p>
          </table:table-cell>
          <table:table-cell>
            <text:p>19084837</text:p>
          </table:table-cell>
          <table:table-cell>
            <text:p>214001243</text:p>
          </table:table-cell>
          <table:table-cell>
            <text:p>187023186</text:p>
          </table:table-cell>
          <table:table-cell>
            <text:p>257251376</text:p>
          </table:table-cell>
          <table:table-cell>
            <text:p>59666260</text:p>
          </table:table-cell>
          <table:table-cell>
            <text:p>123014624</text:p>
          </table:table-cell>
        </table:table-row>
        <table:table-row>
          <table:table-cell>
            <text:p>21802478</text:p>
          </table:table-cell>
          <table:table-cell>
            <text:p>774208330</text:p>
          </table:table-cell>
          <table:table-cell>
            <text:p>739387064</text:p>
          </table:table-cell>
          <table:table-cell>
            <text:p>223110066</text:p>
          </table:table-cell>
          <table:table-cell>
            <text:p>870869798</text:p>
          </table:table-cell>
          <table:table-cell>
            <text:p>374316198</text:p>
          </table:table-cell>
          <table:table-cell>
            <text:p>869860746</text:p>
          </table:table-cell>
        </table:table-row>
        <table:table-row>
          <table:table-cell>
            <text:p>754916900</text:p>
          </table:table-cell>
          <table:table-cell>
            <text:p>647598853</text:p>
          </table:table-cell>
          <table:table-cell>
            <text:p>309544292</text:p>
          </table:table-cell>
          <table:table-cell>
            <text:p>676911716</text:p>
          </table:table-cell>
          <table:table-cell>
            <text:p>791226237</text:p>
          </table:table-cell>
          <table:table-cell>
            <text:p>577797070</text:p>
          </table:table-cell>
          <table:table-cell>
            <text:p>272863598</text:p>
          </table:table-cell>
        </table:table-row>
        <table:table-row>
          <table:table-cell>
            <text:p>582490939</text:p>
          </table:table-cell>
          <table:table-cell>
            <text:p>901547753</text:p>
          </table:table-cell>
          <table:table-cell>
            <text:p>105668020</text:p>
          </table:table-cell>
          <table:table-cell>
            <text:p>743119649</text:p>
          </table:table-cell>
          <table:table-cell>
            <text:p>546167156</text:p>
          </table:table-cell>
          <table:table-cell>
            <text:p>305239155</text:p>
          </table:table-cell>
          <table:table-cell>
            <text:p>989426019</text:p>
          </table:table-cell>
        </table:table-row>
        <table:table-row>
          <table:table-cell>
            <text:p>497453577</text:p>
          </table:table-cell>
          <table:table-cell>
            <text:p>476606801</text:p>
          </table:table-cell>
          <table:table-cell>
            <text:p>782178769</text:p>
          </table:table-cell>
          <table:table-cell>
            <text:p>63442259</text:p>
          </table:table-cell>
          <table:table-cell>
            <text:p>393672227</text:p>
          </table:table-cell>
          <table:table-cell>
            <text:p>754476259</text:p>
          </table:table-cell>
          <table:table-cell>
            <text:p>653570874</text:p>
          </table:table-cell>
        </table:table-row>
        <table:table-row>
          <table:table-cell>
            <text:p>407244667</text:p>
          </table:table-cell>
          <table:table-cell>
            <text:p>538253337</text:p>
          </table:table-cell>
          <table:table-cell>
            <text:p>910677007</text:p>
          </table:table-cell>
          <table:table-cell>
            <text:p>692911398</text:p>
          </table:table-cell>
          <table:table-cell>
            <text:p>441633455</text:p>
          </table:table-cell>
          <table:table-cell>
            <text:p>512202676</text:p>
          </table:table-cell>
          <table:table-cell>
            <text:p>362306822</text:p>
          </table:table-cell>
        </table:table-row>
        <table:table-row>
          <table:table-cell>
            <text:p>2642971</text:p>
          </table:table-cell>
          <table:table-cell>
            <text:p>609037023</text:p>
          </table:table-cell>
          <table:table-cell>
            <text:p>296030556</text:p>
          </table:table-cell>
          <table:table-cell>
            <text:p>937163796</text:p>
          </table:table-cell>
          <table:table-cell>
            <text:p>891509398</text:p>
          </table:table-cell>
          <table:table-cell>
            <text:p>319995597</text:p>
          </table:table-cell>
          <table:table-cell>
            <text:p>809328629</text:p>
          </table:table-cell>
        </table:table-row>
        <table:table-row>
          <table:table-cell>
            <text:p>644134819</text:p>
          </table:table-cell>
          <table:table-cell>
            <text:p>41629578</text:p>
          </table:table-cell>
          <table:table-cell>
            <text:p>295996701</text:p>
          </table:table-cell>
          <table:table-cell>
            <text:p>958865572</text:p>
          </table:table-cell>
          <table:table-cell>
            <text:p>496028011</text:p>
          </table:table-cell>
          <table:table-cell>
            <text:p>590620843</text:p>
          </table:table-cell>
          <table:table-cell>
            <text:p>103089735</text:p>
          </table:table-cell>
        </table:table-row>
        <table:table-row>
          <table:table-cell>
            <text:p>293835677</text:p>
          </table:table-cell>
          <table:table-cell>
            <text:p>422372826</text:p>
          </table:table-cell>
          <table:table-cell>
            <text:p>726651676</text:p>
          </table:table-cell>
          <table:table-cell>
            <text:p>34270877</text:p>
          </table:table-cell>
          <table:table-cell>
            <text:p>630544013</text:p>
          </table:table-cell>
          <table:table-cell>
            <text:p>645894055</text:p>
          </table:table-cell>
          <table:table-cell>
            <text:p>31522024</text:p>
          </table:table-cell>
        </table:table-row>
        <table:table-row>
          <table:table-cell>
            <text:p>126943705</text:p>
          </table:table-cell>
          <table:table-cell>
            <text:p>707708420</text:p>
          </table:table-cell>
          <table:table-cell>
            <text:p>944356552</text:p>
          </table:table-cell>
          <table:table-cell>
            <text:p>173459033</text:p>
          </table:table-cell>
          <table:table-cell>
            <text:p>595883821</text:p>
          </table:table-cell>
          <table:table-cell>
            <text:p>492017819</text:p>
          </table:table-cell>
          <table:table-cell>
            <text:p>2383865</text:p>
          </table:table-cell>
        </table:table-row>
        <table:table-row>
          <table:table-cell>
            <text:p>689168197</text:p>
          </table:table-cell>
          <table:table-cell>
            <text:p>167529036</text:p>
          </table:table-cell>
          <table:table-cell>
            <text:p>518467230</text:p>
          </table:table-cell>
          <table:table-cell>
            <text:p>136271863</text:p>
          </table:table-cell>
          <table:table-cell>
            <text:p>486544521</text:p>
          </table:table-cell>
          <table:table-cell>
            <text:p>467002440</text:p>
          </table:table-cell>
          <table:table-cell>
            <text:p>861932021</text:p>
          </table:table-cell>
        </table:table-row>
        <table:table-row>
          <table:table-cell>
            <text:p>93057293</text:p>
          </table:table-cell>
          <table:table-cell>
            <text:p>542903481</text:p>
          </table:table-cell>
          <table:table-cell>
            <text:p>897931157</text:p>
          </table:table-cell>
          <table:table-cell>
            <text:p>332982302</text:p>
          </table:table-cell>
          <table:table-cell>
            <text:p>382892055</text:p>
          </table:table-cell>
          <table:table-cell>
            <text:p>581160</text:p>
          </table:table-cell>
          <table:table-cell>
            <text:p>364054372</text:p>
          </table:table-cell>
        </table:table-row>
        <table:table-row>
          <table:table-cell>
            <text:p>433931152</text:p>
          </table:table-cell>
          <table:table-cell>
            <text:p>833950595</text:p>
          </table:table-cell>
          <table:table-cell>
            <text:p>985893</text:p>
          </table:table-cell>
          <table:table-cell>
            <text:p>437727187</text:p>
          </table:table-cell>
          <table:table-cell>
            <text:p>266561617</text:p>
          </table:table-cell>
          <table:table-cell>
            <text:p>375187378</text:p>
          </table:table-cell>
          <table:table-cell>
            <text:p>735207042</text:p>
          </table:table-cell>
        </table:table-row>
        <table:table-row>
          <table:table-cell>
            <text:p>883582875</text:p>
          </table:table-cell>
          <table:table-cell>
            <text:p>579033851</text:p>
          </table:table-cell>
          <table:table-cell>
            <text:p>72374027</text:p>
          </table:table-cell>
          <table:table-cell>
            <text:p>40306519</text:p>
          </table:table-cell>
          <table:table-cell>
            <text:p>324346089</text:p>
          </table:table-cell>
          <table:table-cell>
            <text:p>375279959</text:p>
          </table:table-cell>
          <table:table-cell>
            <text:p>888580819</text:p>
          </table:table-cell>
        </table:table-row>
        <table:table-row>
          <table:table-cell>
            <text:p>546701000</text:p>
          </table:table-cell>
          <table:table-cell>
            <text:p>680177483</text:p>
          </table:table-cell>
          <table:table-cell>
            <text:p>81571624</text:p>
          </table:table-cell>
          <table:table-cell>
            <text:p>283749677</text:p>
          </table:table-cell>
          <table:table-cell>
            <text:p>935221261</text:p>
          </table:table-cell>
          <table:table-cell>
            <text:p>900028024</text:p>
          </table:table-cell>
          <table:table-cell>
            <text:p>438202478</text:p>
          </table:table-cell>
        </table:table-row>
        <table:table-row>
          <table:table-cell>
            <text:p>853031131</text:p>
          </table:table-cell>
          <table:table-cell>
            <text:p>151880902</text:p>
          </table:table-cell>
          <table:table-cell>
            <text:p>930786059</text:p>
          </table:table-cell>
          <table:table-cell>
            <text:p>450517017</text:p>
          </table:table-cell>
          <table:table-cell>
            <text:p>373674013</text:p>
          </table:table-cell>
          <table:table-cell>
            <text:p>643966065</text:p>
          </table:table-cell>
          <table:table-cell>
            <text:p>920817807</text:p>
          </table:table-cell>
        </table:table-row>
        <table:table-row>
          <table:table-cell>
            <text:p>788716053</text:p>
          </table:table-cell>
          <table:table-cell>
            <text:p>86653761</text:p>
          </table:table-cell>
          <table:table-cell>
            <text:p>26944890</text:p>
          </table:table-cell>
          <table:table-cell>
            <text:p>91426032</text:p>
          </table:table-cell>
          <table:table-cell>
            <text:p>475322958</text:p>
          </table:table-cell>
          <table:table-cell>
            <text:p>813279383</text:p>
          </table:table-cell>
          <table:table-cell>
            <text:p>403431744</text:p>
          </table:table-cell>
        </table:table-row>
        <table:table-row>
          <table:table-cell>
            <text:p>606008437</text:p>
          </table:table-cell>
          <table:table-cell>
            <text:p>191852084</text:p>
          </table:table-cell>
          <table:table-cell>
            <text:p>377374226</text:p>
          </table:table-cell>
          <table:table-cell>
            <text:p>385746136</text:p>
          </table:table-cell>
          <table:table-cell>
            <text:p>70100028</text:p>
          </table:table-cell>
          <table:table-cell>
            <text:p>132608224</text:p>
          </table:table-cell>
          <table:table-cell>
            <text:p>137787084</text:p>
          </table:table-cell>
        </table:table-row>
        <table:table-row>
          <table:table-cell>
            <text:p>567577421</text:p>
          </table:table-cell>
          <table:table-cell>
            <text:p>964590568</text:p>
          </table:table-cell>
          <table:table-cell>
            <text:p>461645277</text:p>
          </table:table-cell>
          <table:table-cell>
            <text:p>857779478</text:p>
          </table:table-cell>
          <table:table-cell>
            <text:p>32645583</text:p>
          </table:table-cell>
          <table:table-cell>
            <text:p>71429880</text:p>
          </table:table-cell>
          <table:table-cell>
            <text:p>771943837</text:p>
          </table:table-cell>
        </table:table-row>
        <table:table-row>
          <table:table-cell>
            <text:p>607538428</text:p>
          </table:table-cell>
          <table:table-cell>
            <text:p>364671536</text:p>
          </table:table-cell>
          <table:table-cell>
            <text:p>746261260</text:p>
          </table:table-cell>
          <table:table-cell>
            <text:p>848179058</text:p>
          </table:table-cell>
          <table:table-cell>
            <text:p>656357891</text:p>
          </table:table-cell>
          <table:table-cell>
            <text:p>478638304</text:p>
          </table:table-cell>
          <table:table-cell>
            <text:p>206965292</text:p>
          </table:table-cell>
        </table:table-row>
        <table:table-row>
          <table:table-cell>
            <text:p>62511129</text:p>
          </table:table-cell>
          <table:table-cell>
            <text:p>432043986</text:p>
          </table:table-cell>
          <table:table-cell>
            <text:p>636117424</text:p>
          </table:table-cell>
          <table:table-cell>
            <text:p>252473416</text:p>
          </table:table-cell>
          <table:table-cell>
            <text:p>745419462</text:p>
          </table:table-cell>
          <table:table-cell>
            <text:p>672386571</text:p>
          </table:table-cell>
          <table:table-cell>
            <text:p>992524246</text:p>
          </table:table-cell>
        </table:table-row>
        <table:table-row>
          <table:table-cell>
            <text:p>211759499</text:p>
          </table:table-cell>
          <table:table-cell>
            <text:p>393070753</text:p>
          </table:table-cell>
          <table:table-cell>
            <text:p>14547808</text:p>
          </table:table-cell>
          <table:table-cell>
            <text:p>609919269</text:p>
          </table:table-cell>
          <table:table-cell>
            <text:p>242158277</text:p>
          </table:table-cell>
          <table:table-cell>
            <text:p>351733937</text:p>
          </table:table-cell>
          <table:table-cell>
            <text:p>704438889</text:p>
          </table:table-cell>
        </table:table-row>
        <table:table-row>
          <table:table-cell>
            <text:p>625155028</text:p>
          </table:table-cell>
          <table:table-cell>
            <text:p>844129607</text:p>
          </table:table-cell>
          <table:table-cell>
            <text:p>89318243</text:p>
          </table:table-cell>
          <table:table-cell>
            <text:p>917579309</text:p>
          </table:table-cell>
          <table:table-cell>
            <text:p>346705059</text:p>
          </table:table-cell>
          <table:table-cell>
            <text:p>59049715</text:p>
          </table:table-cell>
          <table:table-cell>
            <text:p>161159921</text:p>
          </table:table-cell>
        </table:table-row>
        <table:table-row>
          <table:table-cell>
            <text:p>73486921</text:p>
          </table:table-cell>
          <table:table-cell>
            <text:p>880882909</text:p>
          </table:table-cell>
          <table:table-cell>
            <text:p>365900654</text:p>
          </table:table-cell>
          <table:table-cell>
            <text:p>837907832</text:p>
          </table:table-cell>
          <table:table-cell>
            <text:p>482880490</text:p>
          </table:table-cell>
          <table:table-cell>
            <text:p>706848490</text:p>
          </table:table-cell>
          <table:table-cell>
            <text:p>959685911</text:p>
          </table:table-cell>
        </table:table-row>
        <table:table-row>
          <table:table-cell>
            <text:p>110967227</text:p>
          </table:table-cell>
          <table:table-cell>
            <text:p>852453056</text:p>
          </table:table-cell>
          <table:table-cell>
            <text:p>218714462</text:p>
          </table:table-cell>
          <table:table-cell>
            <text:p>302444015</text:p>
          </table:table-cell>
          <table:table-cell>
            <text:p>549737188</text:p>
          </table:table-cell>
          <table:table-cell>
            <text:p>747604024</text:p>
          </table:table-cell>
          <table:table-cell>
            <text:p>429919213</text:p>
          </table:table-cell>
        </table:table-row>
        <table:table-row>
          <table:table-cell>
            <text:p>799058086</text:p>
          </table:table-cell>
          <table:table-cell>
            <text:p>901448744</text:p>
          </table:table-cell>
          <table:table-cell>
            <text:p>714329403</text:p>
          </table:table-cell>
          <table:table-cell>
            <text:p>909983724</text:p>
          </table:table-cell>
          <table:table-cell>
            <text:p>786010383</text:p>
          </table:table-cell>
          <table:table-cell>
            <text:p>576943551</text:p>
          </table:table-cell>
          <table:table-cell>
            <text:p>733415045</text:p>
          </table:table-cell>
        </table:table-row>
        <table:table-row>
          <table:table-cell>
            <text:p>856197907</text:p>
          </table:table-cell>
          <table:table-cell>
            <text:p>136120949</text:p>
          </table:table-cell>
          <table:table-cell>
            <text:p>60579019</text:p>
          </table:table-cell>
          <table:table-cell>
            <text:p>448470421</text:p>
          </table:table-cell>
          <table:table-cell>
            <text:p>565396983</text:p>
          </table:table-cell>
          <table:table-cell>
            <text:p>732622450</text:p>
          </table:table-cell>
          <table:table-cell>
            <text:p>653115677</text:p>
          </table:table-cell>
        </table:table-row>
        <table:table-row>
          <table:table-cell>
            <text:p>556819026</text:p>
          </table:table-cell>
          <table:table-cell>
            <text:p>443506340</text:p>
          </table:table-cell>
          <table:table-cell>
            <text:p>95437774</text:p>
          </table:table-cell>
          <table:table-cell>
            <text:p>751359893</text:p>
          </table:table-cell>
          <table:table-cell>
            <text:p>997885538</text:p>
          </table:table-cell>
          <table:table-cell>
            <text:p>963958441</text:p>
          </table:table-cell>
          <table:table-cell>
            <text:p>406972863</text:p>
          </table:table-cell>
        </table:table-row>
        <table:table-row>
          <table:table-cell>
            <text:p>69347813</text:p>
          </table:table-cell>
          <table:table-cell>
            <text:p>312819060</text:p>
          </table:table-cell>
          <table:table-cell>
            <text:p>973234481</text:p>
          </table:table-cell>
          <table:table-cell>
            <text:p>414168179</text:p>
          </table:table-cell>
          <table:table-cell>
            <text:p>635204869</text:p>
          </table:table-cell>
          <table:table-cell>
            <text:p>754102564</text:p>
          </table:table-cell>
          <table:table-cell>
            <text:p>67998238</text:p>
          </table:table-cell>
        </table:table-row>
        <table:table-row>
          <table:table-cell>
            <text:p>745433949</text:p>
          </table:table-cell>
          <table:table-cell>
            <text:p>961061754</text:p>
          </table:table-cell>
          <table:table-cell>
            <text:p>722894634</text:p>
          </table:table-cell>
          <table:table-cell>
            <text:p>221978082</text:p>
          </table:table-cell>
          <table:table-cell>
            <text:p>678644332</text:p>
          </table:table-cell>
          <table:table-cell>
            <text:p>865185733</text:p>
          </table:table-cell>
          <table:table-cell>
            <text:p>855422488</text:p>
          </table:table-cell>
        </table:table-row>
        <table:table-row>
          <table:table-cell>
            <text:p>693014836</text:p>
          </table:table-cell>
          <table:table-cell>
            <text:p>287569445</text:p>
          </table:table-cell>
          <table:table-cell>
            <text:p>204453267</text:p>
          </table:table-cell>
          <table:table-cell>
            <text:p>502991349</text:p>
          </table:table-cell>
          <table:table-cell>
            <text:p>304384994</text:p>
          </table:table-cell>
          <table:table-cell>
            <text:p>304811875</text:p>
          </table:table-cell>
          <table:table-cell>
            <text:p>997704941</text:p>
          </table:table-cell>
        </table:table-row>
        <table:table-row>
          <table:table-cell>
            <text:p>579019253</text:p>
          </table:table-cell>
          <table:table-cell>
            <text:p>110933624</text:p>
          </table:table-cell>
          <table:table-cell>
            <text:p>769737516</text:p>
          </table:table-cell>
          <table:table-cell>
            <text:p>230847086</text:p>
          </table:table-cell>
          <table:table-cell>
            <text:p>907996249</text:p>
          </table:table-cell>
          <table:table-cell>
            <text:p>406028804</text:p>
          </table:table-cell>
          <table:table-cell>
            <text:p>250233799</text:p>
          </table:table-cell>
        </table:table-row>
        <table:table-row>
          <table:table-cell>
            <text:p>907194019</text:p>
          </table:table-cell>
          <table:table-cell>
            <text:p>965736472</text:p>
          </table:table-cell>
          <table:table-cell>
            <text:p>303710550</text:p>
          </table:table-cell>
          <table:table-cell>
            <text:p>172519173</text:p>
          </table:table-cell>
          <table:table-cell>
            <text:p>298856980</text:p>
          </table:table-cell>
          <table:table-cell>
            <text:p>724323032</text:p>
          </table:table-cell>
          <table:table-cell>
            <text:p>817098822</text:p>
          </table:table-cell>
        </table:table-row>
        <table:table-row>
          <table:table-cell>
            <text:p>667942012</text:p>
          </table:table-cell>
          <table:table-cell>
            <text:p>651479373</text:p>
          </table:table-cell>
          <table:table-cell>
            <text:p>778190219</text:p>
          </table:table-cell>
          <table:table-cell>
            <text:p>317172726</text:p>
          </table:table-cell>
          <table:table-cell>
            <text:p>371185124</text:p>
          </table:table-cell>
          <table:table-cell>
            <text:p>202442554</text:p>
          </table:table-cell>
          <table:table-cell>
            <text:p>778540502</text:p>
          </table:table-cell>
        </table:table-row>
        <table:table-row>
          <table:table-cell>
            <text:p>355526743</text:p>
          </table:table-cell>
          <table:table-cell>
            <text:p>712422264</text:p>
          </table:table-cell>
          <table:table-cell>
            <text:p>217472835</text:p>
          </table:table-cell>
          <table:table-cell>
            <text:p>113304541</text:p>
          </table:table-cell>
          <table:table-cell>
            <text:p>442776494</text:p>
          </table:table-cell>
          <table:table-cell>
            <text:p>772450267</text:p>
          </table:table-cell>
          <table:table-cell>
            <text:p>374649017</text:p>
          </table:table-cell>
        </table:table-row>
        <table:table-row>
          <table:table-cell>
            <text:p>186641885</text:p>
          </table:table-cell>
          <table:table-cell>
            <text:p>537501719</text:p>
          </table:table-cell>
          <table:table-cell>
            <text:p>923775896</text:p>
          </table:table-cell>
          <table:table-cell>
            <text:p>334553222</text:p>
          </table:table-cell>
          <table:table-cell>
            <text:p>620825247</text:p>
          </table:table-cell>
          <table:table-cell>
            <text:p>870550581</text:p>
          </table:table-cell>
          <table:table-cell>
            <text:p>717867330</text:p>
          </table:table-cell>
        </table:table-row>
        <table:table-row>
          <table:table-cell>
            <text:p>836262943</text:p>
          </table:table-cell>
          <table:table-cell>
            <text:p>50383499</text:p>
          </table:table-cell>
          <table:table-cell>
            <text:p>108218044</text:p>
          </table:table-cell>
          <table:table-cell>
            <text:p>263734917</text:p>
          </table:table-cell>
          <table:table-cell>
            <text:p>6628637</text:p>
          </table:table-cell>
          <table:table-cell>
            <text:p>510370208</text:p>
          </table:table-cell>
          <table:table-cell>
            <text:p>932937912</text:p>
          </table:table-cell>
        </table:table-row>
        <table:table-row>
          <table:table-cell>
            <text:p>567383230</text:p>
          </table:table-cell>
          <table:table-cell>
            <text:p>980203265</text:p>
          </table:table-cell>
          <table:table-cell>
            <text:p>692038473</text:p>
          </table:table-cell>
          <table:table-cell>
            <text:p>781601805</text:p>
          </table:table-cell>
          <table:table-cell>
            <text:p>481867401</text:p>
          </table:table-cell>
          <table:table-cell>
            <text:p>906722626</text:p>
          </table:table-cell>
          <table:table-cell>
            <text:p>892415578</text:p>
          </table:table-cell>
        </table:table-row>
        <table:table-row>
          <table:table-cell>
            <text:p>942084742</text:p>
          </table:table-cell>
          <table:table-cell>
            <text:p>963619542</text:p>
          </table:table-cell>
          <table:table-cell>
            <text:p>930742747</text:p>
          </table:table-cell>
          <table:table-cell>
            <text:p>889910434</text:p>
          </table:table-cell>
          <table:table-cell>
            <text:p>389237615</text:p>
          </table:table-cell>
          <table:table-cell>
            <text:p>722967098</text:p>
          </table:table-cell>
          <table:table-cell>
            <text:p>137471721</text:p>
          </table:table-cell>
        </table:table-row>
        <table:table-row>
          <table:table-cell>
            <text:p>560443032</text:p>
          </table:table-cell>
          <table:table-cell>
            <text:p>306639532</text:p>
          </table:table-cell>
          <table:table-cell>
            <text:p>448047578</text:p>
          </table:table-cell>
          <table:table-cell>
            <text:p>841649257</text:p>
          </table:table-cell>
          <table:table-cell>
            <text:p>151752223</text:p>
          </table:table-cell>
          <table:table-cell>
            <text:p>503896014</text:p>
          </table:table-cell>
          <table:table-cell>
            <text:p>672556022</text:p>
          </table:table-cell>
        </table:table-row>
        <table:table-row>
          <table:table-cell>
            <text:p>617821258</text:p>
          </table:table-cell>
          <table:table-cell>
            <text:p>334062798</text:p>
          </table:table-cell>
          <table:table-cell>
            <text:p>959315153</text:p>
          </table:table-cell>
          <table:table-cell>
            <text:p>662838367</text:p>
          </table:table-cell>
          <table:table-cell>
            <text:p>933450790</text:p>
          </table:table-cell>
          <table:table-cell>
            <text:p>472838134</text:p>
          </table:table-cell>
          <table:table-cell>
            <text:p>618064356</text:p>
          </table:table-cell>
        </table:table-row>
        <table:table-row>
          <table:table-cell>
            <text:p>334661337</text:p>
          </table:table-cell>
          <table:table-cell>
            <text:p>644843437</text:p>
          </table:table-cell>
          <table:table-cell>
            <text:p>125163480</text:p>
          </table:table-cell>
          <table:table-cell>
            <text:p>452978902</text:p>
          </table:table-cell>
          <table:table-cell>
            <text:p>115055260</text:p>
          </table:table-cell>
          <table:table-cell>
            <text:p>895998229</text:p>
          </table:table-cell>
          <table:table-cell>
            <text:p>657697733</text:p>
          </table:table-cell>
        </table:table-row>
        <table:table-row>
          <table:table-cell>
            <text:p>656884220</text:p>
          </table:table-cell>
          <table:table-cell>
            <text:p>696553925</text:p>
          </table:table-cell>
          <table:table-cell>
            <text:p>789017948</text:p>
          </table:table-cell>
          <table:table-cell>
            <text:p>645332858</text:p>
          </table:table-cell>
          <table:table-cell>
            <text:p>344443870</text:p>
          </table:table-cell>
          <table:table-cell>
            <text:p>551772536</text:p>
          </table:table-cell>
          <table:table-cell>
            <text:p>733285642</text:p>
          </table:table-cell>
        </table:table-row>
        <table:table-row>
          <table:table-cell>
            <text:p>782682497</text:p>
          </table:table-cell>
          <table:table-cell>
            <text:p>785953714</text:p>
          </table:table-cell>
          <table:table-cell>
            <text:p>276408983</text:p>
          </table:table-cell>
          <table:table-cell>
            <text:p>570048335</text:p>
          </table:table-cell>
          <table:table-cell>
            <text:p>152317271</text:p>
          </table:table-cell>
          <table:table-cell>
            <text:p>90929003</text:p>
          </table:table-cell>
          <table:table-cell>
            <text:p>937471931</text:p>
          </table:table-cell>
        </table:table-row>
        <table:table-row>
          <table:table-cell>
            <text:p>154945244</text:p>
          </table:table-cell>
          <table:table-cell>
            <text:p>969479302</text:p>
          </table:table-cell>
          <table:table-cell>
            <text:p>25891051</text:p>
          </table:table-cell>
          <table:table-cell>
            <text:p>80628154</text:p>
          </table:table-cell>
          <table:table-cell>
            <text:p>92698278</text:p>
          </table:table-cell>
          <table:table-cell>
            <text:p>270383101</text:p>
          </table:table-cell>
          <table:table-cell>
            <text:p>341766191</text:p>
          </table:table-cell>
        </table:table-row>
        <table:table-row>
          <table:table-cell>
            <text:p>364205038</text:p>
          </table:table-cell>
          <table:table-cell>
            <text:p>214951641</text:p>
          </table:table-cell>
          <table:table-cell>
            <text:p>946012517</text:p>
          </table:table-cell>
          <table:table-cell>
            <text:p>80091847</text:p>
          </table:table-cell>
          <table:table-cell>
            <text:p>661416375</text:p>
          </table:table-cell>
          <table:table-cell>
            <text:p>202470597</text:p>
          </table:table-cell>
          <table:table-cell>
            <text:p>817230307</text:p>
          </table:table-cell>
        </table:table-row>
        <table:table-row>
          <table:table-cell>
            <text:p>586846599</text:p>
          </table:table-cell>
          <table:table-cell>
            <text:p>216386712</text:p>
          </table:table-cell>
          <table:table-cell>
            <text:p>652488713</text:p>
          </table:table-cell>
          <table:table-cell>
            <text:p>275800435</text:p>
          </table:table-cell>
          <table:table-cell>
            <text:p>345396001</text:p>
          </table:table-cell>
          <table:table-cell>
            <text:p>525521547</text:p>
          </table:table-cell>
          <table:table-cell>
            <text:p>379271976</text:p>
          </table:table-cell>
        </table:table-row>
        <table:table-row>
          <table:table-cell>
            <text:p>554429979</text:p>
          </table:table-cell>
          <table:table-cell>
            <text:p>710342583</text:p>
          </table:table-cell>
          <table:table-cell>
            <text:p>869191727</text:p>
          </table:table-cell>
          <table:table-cell>
            <text:p>558597048</text:p>
          </table:table-cell>
          <table:table-cell>
            <text:p>629141274</text:p>
          </table:table-cell>
          <table:table-cell>
            <text:p>63608384</text:p>
          </table:table-cell>
          <table:table-cell>
            <text:p>926866785</text:p>
          </table:table-cell>
        </table:table-row>
        <table:table-row>
          <table:table-cell>
            <text:p>674036045</text:p>
          </table:table-cell>
          <table:table-cell>
            <text:p>788167033</text:p>
          </table:table-cell>
          <table:table-cell>
            <text:p>842082782</text:p>
          </table:table-cell>
          <table:table-cell>
            <text:p>77972236</text:p>
          </table:table-cell>
          <table:table-cell>
            <text:p>244678967</text:p>
          </table:table-cell>
          <table:table-cell>
            <text:p>369923111</text:p>
          </table:table-cell>
          <table:table-cell>
            <text:p>28960451</text:p>
          </table:table-cell>
        </table:table-row>
        <table:table-row>
          <table:table-cell>
            <text:p>891425297</text:p>
          </table:table-cell>
          <table:table-cell>
            <text:p>139228960</text:p>
          </table:table-cell>
          <table:table-cell>
            <text:p>522957106</text:p>
          </table:table-cell>
          <table:table-cell>
            <text:p>741267577</text:p>
          </table:table-cell>
          <table:table-cell>
            <text:p>913012673</text:p>
          </table:table-cell>
          <table:table-cell>
            <text:p>435336266</text:p>
          </table:table-cell>
          <table:table-cell>
            <text:p>585265058</text:p>
          </table:table-cell>
        </table:table-row>
        <table:table-row>
          <table:table-cell>
            <text:p>30672808</text:p>
          </table:table-cell>
          <table:table-cell>
            <text:p>768849076</text:p>
          </table:table-cell>
          <table:table-cell>
            <text:p>930407409</text:p>
          </table:table-cell>
          <table:table-cell>
            <text:p>608337788</text:p>
          </table:table-cell>
          <table:table-cell>
            <text:p>914141257</text:p>
          </table:table-cell>
          <table:table-cell>
            <text:p>864501759</text:p>
          </table:table-cell>
          <table:table-cell>
            <text:p>928039219</text:p>
          </table:table-cell>
        </table:table-row>
        <table:table-row>
          <table:table-cell>
            <text:p>657715463</text:p>
          </table:table-cell>
          <table:table-cell>
            <text:p>981263963</text:p>
          </table:table-cell>
          <table:table-cell>
            <text:p>22849590</text:p>
          </table:table-cell>
          <table:table-cell>
            <text:p>452655731</text:p>
          </table:table-cell>
          <table:table-cell>
            <text:p>463172263</text:p>
          </table:table-cell>
          <table:table-cell>
            <text:p>404933721</text:p>
          </table:table-cell>
          <table:table-cell>
            <text:p>248456111</text:p>
          </table:table-cell>
        </table:table-row>
        <table:table-row>
          <table:table-cell>
            <text:p>802734399</text:p>
          </table:table-cell>
          <table:table-cell>
            <text:p>997007677</text:p>
          </table:table-cell>
          <table:table-cell>
            <text:p>23691983</text:p>
          </table:table-cell>
          <table:table-cell>
            <text:p>63525809</text:p>
          </table:table-cell>
          <table:table-cell>
            <text:p>216478995</text:p>
          </table:table-cell>
          <table:table-cell>
            <text:p>912980422</text:p>
          </table:table-cell>
          <table:table-cell>
            <text:p>126327653</text:p>
          </table:table-cell>
        </table:table-row>
        <table:table-row>
          <table:table-cell>
            <text:p>40544890</text:p>
          </table:table-cell>
          <table:table-cell>
            <text:p>683576870</text:p>
          </table:table-cell>
          <table:table-cell>
            <text:p>914651619</text:p>
          </table:table-cell>
          <table:table-cell>
            <text:p>801934496</text:p>
          </table:table-cell>
          <table:table-cell>
            <text:p>459756280</text:p>
          </table:table-cell>
          <table:table-cell>
            <text:p>83192307</text:p>
          </table:table-cell>
          <table:table-cell>
            <text:p>473911312</text:p>
          </table:table-cell>
        </table:table-row>
        <table:table-row>
          <table:table-cell>
            <text:p>412400391</text:p>
          </table:table-cell>
          <table:table-cell>
            <text:p>795440642</text:p>
          </table:table-cell>
          <table:table-cell>
            <text:p>859928804</text:p>
          </table:table-cell>
          <table:table-cell>
            <text:p>82118728</text:p>
          </table:table-cell>
          <table:table-cell>
            <text:p>407810708</text:p>
          </table:table-cell>
          <table:table-cell>
            <text:p>545710652</text:p>
          </table:table-cell>
          <table:table-cell>
            <text:p>529848766</text:p>
          </table:table-cell>
        </table:table-row>
        <table:table-row>
          <table:table-cell>
            <text:p>813314700</text:p>
          </table:table-cell>
          <table:table-cell>
            <text:p>17350551</text:p>
          </table:table-cell>
          <table:table-cell>
            <text:p>990740789</text:p>
          </table:table-cell>
          <table:table-cell>
            <text:p>633033154</text:p>
          </table:table-cell>
          <table:table-cell>
            <text:p>635492310</text:p>
          </table:table-cell>
          <table:table-cell>
            <text:p>608105108</text:p>
          </table:table-cell>
          <table:table-cell>
            <text:p>514552004</text:p>
          </table:table-cell>
        </table:table-row>
        <table:table-row>
          <table:table-cell>
            <text:p>282935138</text:p>
          </table:table-cell>
          <table:table-cell>
            <text:p>542483742</text:p>
          </table:table-cell>
          <table:table-cell>
            <text:p>439127153</text:p>
          </table:table-cell>
          <table:table-cell>
            <text:p>34786782</text:p>
          </table:table-cell>
          <table:table-cell>
            <text:p>927302961</text:p>
          </table:table-cell>
          <table:table-cell>
            <text:p>509780093</text:p>
          </table:table-cell>
          <table:table-cell>
            <text:p>474353265</text:p>
          </table:table-cell>
        </table:table-row>
        <table:table-row>
          <table:table-cell>
            <text:p>23903822</text:p>
          </table:table-cell>
          <table:table-cell>
            <text:p>223757017</text:p>
          </table:table-cell>
          <table:table-cell>
            <text:p>985247005</text:p>
          </table:table-cell>
          <table:table-cell>
            <text:p>765440932</text:p>
          </table:table-cell>
          <table:table-cell>
            <text:p>978804395</text:p>
          </table:table-cell>
          <table:table-cell>
            <text:p>622301343</text:p>
          </table:table-cell>
          <table:table-cell>
            <text:p>806386720</text:p>
          </table:table-cell>
        </table:table-row>
        <table:table-row>
          <table:table-cell>
            <text:p>612221749</text:p>
          </table:table-cell>
          <table:table-cell>
            <text:p>274305302</text:p>
          </table:table-cell>
          <table:table-cell>
            <text:p>691017676</text:p>
          </table:table-cell>
          <table:table-cell>
            <text:p>903203621</text:p>
          </table:table-cell>
          <table:table-cell>
            <text:p>569430015</text:p>
          </table:table-cell>
          <table:table-cell>
            <text:p>212933634</text:p>
          </table:table-cell>
          <table:table-cell>
            <text:p>128368731</text:p>
          </table:table-cell>
        </table:table-row>
        <table:table-row>
          <table:table-cell>
            <text:p>994855960</text:p>
          </table:table-cell>
          <table:table-cell>
            <text:p>511863655</text:p>
          </table:table-cell>
          <table:table-cell>
            <text:p>820846568</text:p>
          </table:table-cell>
          <table:table-cell>
            <text:p>98152182</text:p>
          </table:table-cell>
          <table:table-cell>
            <text:p>440106161</text:p>
          </table:table-cell>
          <table:table-cell>
            <text:p>295883900</text:p>
          </table:table-cell>
          <table:table-cell>
            <text:p>602216528</text:p>
          </table:table-cell>
        </table:table-row>
        <table:table-row>
          <table:table-cell>
            <text:p>838260246</text:p>
          </table:table-cell>
          <table:table-cell>
            <text:p>854048343</text:p>
          </table:table-cell>
          <table:table-cell>
            <text:p>130517110</text:p>
          </table:table-cell>
          <table:table-cell>
            <text:p>719455572</text:p>
          </table:table-cell>
          <table:table-cell>
            <text:p>214827812</text:p>
          </table:table-cell>
          <table:table-cell>
            <text:p>991977863</text:p>
          </table:table-cell>
          <table:table-cell>
            <text:p>546679163</text:p>
          </table:table-cell>
        </table:table-row>
        <table:table-row>
          <table:table-cell>
            <text:p>282431260</text:p>
          </table:table-cell>
          <table:table-cell>
            <text:p>432769371</text:p>
          </table:table-cell>
          <table:table-cell>
            <text:p>694334439</text:p>
          </table:table-cell>
          <table:table-cell>
            <text:p>250346744</text:p>
          </table:table-cell>
          <table:table-cell>
            <text:p>407950293</text:p>
          </table:table-cell>
          <table:table-cell>
            <text:p>395513764</text:p>
          </table:table-cell>
          <table:table-cell>
            <text:p>554083486</text:p>
          </table:table-cell>
        </table:table-row>
        <table:table-row>
          <table:table-cell>
            <text:p>186341004</text:p>
          </table:table-cell>
          <table:table-cell>
            <text:p>83664191</text:p>
          </table:table-cell>
          <table:table-cell>
            <text:p>499520500</text:p>
          </table:table-cell>
          <table:table-cell>
            <text:p>301994883</text:p>
          </table:table-cell>
          <table:table-cell>
            <text:p>922550327</text:p>
          </table:table-cell>
          <table:table-cell>
            <text:p>660222705</text:p>
          </table:table-cell>
          <table:table-cell>
            <text:p>538810962</text:p>
          </table:table-cell>
        </table:table-row>
        <table:table-row>
          <table:table-cell>
            <text:p>757189775</text:p>
          </table:table-cell>
          <table:table-cell>
            <text:p>848561688</text:p>
          </table:table-cell>
          <table:table-cell>
            <text:p>981703818</text:p>
          </table:table-cell>
          <table:table-cell>
            <text:p>384404250</text:p>
          </table:table-cell>
          <table:table-cell>
            <text:p>533823505</text:p>
          </table:table-cell>
          <table:table-cell>
            <text:p>90679634</text:p>
          </table:table-cell>
          <table:table-cell>
            <text:p>773675301</text:p>
          </table:table-cell>
        </table:table-row>
        <table:table-row>
          <table:table-cell>
            <text:p>901649073</text:p>
          </table:table-cell>
          <table:table-cell>
            <text:p>326257590</text:p>
          </table:table-cell>
          <table:table-cell>
            <text:p>834127899</text:p>
          </table:table-cell>
          <table:table-cell>
            <text:p>34329250</text:p>
          </table:table-cell>
          <table:table-cell>
            <text:p>248093743</text:p>
          </table:table-cell>
          <table:table-cell>
            <text:p>301201844</text:p>
          </table:table-cell>
          <table:table-cell>
            <text:p>690081772</text:p>
          </table:table-cell>
        </table:table-row>
        <table:table-row>
          <table:table-cell>
            <text:p>528537463</text:p>
          </table:table-cell>
          <table:table-cell>
            <text:p>662836488</text:p>
          </table:table-cell>
          <table:table-cell>
            <text:p>163446737</text:p>
          </table:table-cell>
          <table:table-cell>
            <text:p>328017220</text:p>
          </table:table-cell>
          <table:table-cell>
            <text:p>58051005</text:p>
          </table:table-cell>
          <table:table-cell>
            <text:p>976416575</text:p>
          </table:table-cell>
          <table:table-cell>
            <text:p>839979070</text:p>
          </table:table-cell>
        </table:table-row>
        <table:table-row>
          <table:table-cell>
            <text:p>684702323</text:p>
          </table:table-cell>
          <table:table-cell>
            <text:p>855787720</text:p>
          </table:table-cell>
          <table:table-cell>
            <text:p>161734532</text:p>
          </table:table-cell>
          <table:table-cell>
            <text:p>48021544</text:p>
          </table:table-cell>
          <table:table-cell>
            <text:p>847948034</text:p>
          </table:table-cell>
          <table:table-cell>
            <text:p>492419374</text:p>
          </table:table-cell>
          <table:table-cell>
            <text:p>230755589</text:p>
          </table:table-cell>
        </table:table-row>
        <table:table-row>
          <table:table-cell>
            <text:p>254023621</text:p>
          </table:table-cell>
          <table:table-cell>
            <text:p>498112457</text:p>
          </table:table-cell>
          <table:table-cell>
            <text:p>471824513</text:p>
          </table:table-cell>
          <table:table-cell>
            <text:p>788937163</text:p>
          </table:table-cell>
          <table:table-cell>
            <text:p>437678169</text:p>
          </table:table-cell>
          <table:table-cell>
            <text:p>524532303</text:p>
          </table:table-cell>
          <table:table-cell>
            <text:p>605037502</text:p>
          </table:table-cell>
        </table:table-row>
        <table:table-row>
          <table:table-cell>
            <text:p>681108252</text:p>
          </table:table-cell>
          <table:table-cell>
            <text:p>287286874</text:p>
          </table:table-cell>
          <table:table-cell>
            <text:p>60908046</text:p>
          </table:table-cell>
          <table:table-cell>
            <text:p>575625423</text:p>
          </table:table-cell>
          <table:table-cell>
            <text:p>566155362</text:p>
          </table:table-cell>
          <table:table-cell>
            <text:p>899619914</text:p>
          </table:table-cell>
          <table:table-cell>
            <text:p>867654668</text:p>
          </table:table-cell>
        </table:table-row>
        <table:table-row>
          <table:table-cell>
            <text:p>450321242</text:p>
          </table:table-cell>
          <table:table-cell>
            <text:p>802175363</text:p>
          </table:table-cell>
          <table:table-cell>
            <text:p>792121689</text:p>
          </table:table-cell>
          <table:table-cell>
            <text:p>454074085</text:p>
          </table:table-cell>
          <table:table-cell>
            <text:p>323426274</text:p>
          </table:table-cell>
          <table:table-cell>
            <text:p>686122421</text:p>
          </table:table-cell>
          <table:table-cell>
            <text:p>250162146</text:p>
          </table:table-cell>
        </table:table-row>
        <table:table-row>
          <table:table-cell>
            <text:p>660341179</text:p>
          </table:table-cell>
          <table:table-cell>
            <text:p>946132862</text:p>
          </table:table-cell>
          <table:table-cell>
            <text:p>322658555</text:p>
          </table:table-cell>
          <table:table-cell>
            <text:p>944927842</text:p>
          </table:table-cell>
          <table:table-cell>
            <text:p>24493899</text:p>
          </table:table-cell>
          <table:table-cell>
            <text:p>213737801</text:p>
          </table:table-cell>
          <table:table-cell>
            <text:p>992464780</text:p>
          </table:table-cell>
        </table:table-row>
        <table:table-row>
          <table:table-cell>
            <text:p>707074743</text:p>
          </table:table-cell>
          <table:table-cell>
            <text:p>358476141</text:p>
          </table:table-cell>
          <table:table-cell>
            <text:p>59503255</text:p>
          </table:table-cell>
          <table:table-cell>
            <text:p>599642427</text:p>
          </table:table-cell>
          <table:table-cell>
            <text:p>208497155</text:p>
          </table:table-cell>
          <table:table-cell>
            <text:p>346388042</text:p>
          </table:table-cell>
          <table:table-cell>
            <text:p>821593208</text:p>
          </table:table-cell>
        </table:table-row>
        <table:table-row>
          <table:table-cell>
            <text:p>201626934</text:p>
          </table:table-cell>
          <table:table-cell>
            <text:p>150611569</text:p>
          </table:table-cell>
          <table:table-cell>
            <text:p>764633740</text:p>
          </table:table-cell>
          <table:table-cell>
            <text:p>363170876</text:p>
          </table:table-cell>
          <table:table-cell>
            <text:p>978964968</text:p>
          </table:table-cell>
          <table:table-cell>
            <text:p>922620932</text:p>
          </table:table-cell>
          <table:table-cell>
            <text:p>157098855</text:p>
          </table:table-cell>
        </table:table-row>
        <table:table-row>
          <table:table-cell>
            <text:p>306584303</text:p>
          </table:table-cell>
          <table:table-cell>
            <text:p>37482838</text:p>
          </table:table-cell>
          <table:table-cell>
            <text:p>39016130</text:p>
          </table:table-cell>
          <table:table-cell>
            <text:p>712158383</text:p>
          </table:table-cell>
          <table:table-cell>
            <text:p>931587007</text:p>
          </table:table-cell>
          <table:table-cell>
            <text:p>508671214</text:p>
          </table:table-cell>
          <table:table-cell>
            <text:p>211713873</text:p>
          </table:table-cell>
        </table:table-row>
        <table:table-row>
          <table:table-cell>
            <text:p>934518144</text:p>
          </table:table-cell>
          <table:table-cell>
            <text:p>569344883</text:p>
          </table:table-cell>
          <table:table-cell>
            <text:p>638980319</text:p>
          </table:table-cell>
          <table:table-cell>
            <text:p>477573920</text:p>
          </table:table-cell>
          <table:table-cell>
            <text:p>604060973</text:p>
          </table:table-cell>
          <table:table-cell>
            <text:p>555514094</text:p>
          </table:table-cell>
          <table:table-cell>
            <text:p>735954491</text:p>
          </table:table-cell>
        </table:table-row>
        <table:table-row>
          <table:table-cell>
            <text:p>355721086</text:p>
          </table:table-cell>
          <table:table-cell>
            <text:p>205226573</text:p>
          </table:table-cell>
          <table:table-cell>
            <text:p>184983996</text:p>
          </table:table-cell>
          <table:table-cell>
            <text:p>952567656</text:p>
          </table:table-cell>
          <table:table-cell>
            <text:p>36214589</text:p>
          </table:table-cell>
          <table:table-cell>
            <text:p>749508884</text:p>
          </table:table-cell>
          <table:table-cell>
            <text:p>34469904</text:p>
          </table:table-cell>
        </table:table-row>
        <table:table-row>
          <table:table-cell>
            <text:p>537876205</text:p>
          </table:table-cell>
          <table:table-cell>
            <text:p>74646867</text:p>
          </table:table-cell>
          <table:table-cell>
            <text:p>798961891</text:p>
          </table:table-cell>
          <table:table-cell>
            <text:p>109271525</text:p>
          </table:table-cell>
          <table:table-cell>
            <text:p>815271401</text:p>
          </table:table-cell>
          <table:table-cell>
            <text:p>130350009</text:p>
          </table:table-cell>
          <table:table-cell>
            <text:p>426804872</text:p>
          </table:table-cell>
        </table:table-row>
        <table:table-row>
          <table:table-cell>
            <text:p>260045467</text:p>
          </table:table-cell>
          <table:table-cell>
            <text:p>684453571</text:p>
          </table:table-cell>
          <table:table-cell>
            <text:p>661790460</text:p>
          </table:table-cell>
          <table:table-cell>
            <text:p>969477051</text:p>
          </table:table-cell>
          <table:table-cell>
            <text:p>729685552</text:p>
          </table:table-cell>
          <table:table-cell>
            <text:p>247561811</text:p>
          </table:table-cell>
          <table:table-cell>
            <text:p>362855515</text:p>
          </table:table-cell>
        </table:table-row>
        <table:table-row>
          <table:table-cell>
            <text:p>231522477</text:p>
          </table:table-cell>
          <table:table-cell>
            <text:p>119637763</text:p>
          </table:table-cell>
          <table:table-cell>
            <text:p>149991052</text:p>
          </table:table-cell>
          <table:table-cell>
            <text:p>707173210</text:p>
          </table:table-cell>
          <table:table-cell>
            <text:p>154281335</text:p>
          </table:table-cell>
          <table:table-cell>
            <text:p>67100573</text:p>
          </table:table-cell>
          <table:table-cell>
            <text:p>33354842</text:p>
          </table:table-cell>
        </table:table-row>
        <table:table-row>
          <table:table-cell>
            <text:p>962771300</text:p>
          </table:table-cell>
          <table:table-cell>
            <text:p>556081787</text:p>
          </table:table-cell>
          <table:table-cell>
            <text:p>288210772</text:p>
          </table:table-cell>
          <table:table-cell>
            <text:p>183998611</text:p>
          </table:table-cell>
          <table:table-cell>
            <text:p>732942070</text:p>
          </table:table-cell>
          <table:table-cell>
            <text:p>887618384</text:p>
          </table:table-cell>
          <table:table-cell>
            <text:p>551265408</text:p>
          </table:table-cell>
        </table:table-row>
        <table:table-row>
          <table:table-cell>
            <text:p>554447217</text:p>
          </table:table-cell>
          <table:table-cell>
            <text:p>876670371</text:p>
          </table:table-cell>
          <table:table-cell>
            <text:p>525801145</text:p>
          </table:table-cell>
          <table:table-cell>
            <text:p>920129711</text:p>
          </table:table-cell>
          <table:table-cell>
            <text:p>935828569</text:p>
          </table:table-cell>
          <table:table-cell>
            <text:p>856645678</text:p>
          </table:table-cell>
          <table:table-cell>
            <text:p>381997126</text:p>
          </table:table-cell>
        </table:table-row>
        <table:table-row>
          <table:table-cell>
            <text:p>2042726</text:p>
          </table:table-cell>
          <table:table-cell>
            <text:p>237876377</text:p>
          </table:table-cell>
          <table:table-cell>
            <text:p>708809842</text:p>
          </table:table-cell>
          <table:table-cell>
            <text:p>500172734</text:p>
          </table:table-cell>
          <table:table-cell>
            <text:p>41243577</text:p>
          </table:table-cell>
          <table:table-cell>
            <text:p>672874687</text:p>
          </table:table-cell>
          <table:table-cell>
            <text:p>75898427</text:p>
          </table:table-cell>
        </table:table-row>
        <table:table-row>
          <table:table-cell>
            <text:p>440160196</text:p>
          </table:table-cell>
          <table:table-cell>
            <text:p>955621808</text:p>
          </table:table-cell>
          <table:table-cell>
            <text:p>841442304</text:p>
          </table:table-cell>
          <table:table-cell>
            <text:p>739663986</text:p>
          </table:table-cell>
          <table:table-cell>
            <text:p>748933551</text:p>
          </table:table-cell>
          <table:table-cell>
            <text:p>67808284</text:p>
          </table:table-cell>
          <table:table-cell>
            <text:p>563720578</text:p>
          </table:table-cell>
        </table:table-row>
        <table:table-row>
          <table:table-cell>
            <text:p>865159506</text:p>
          </table:table-cell>
          <table:table-cell>
            <text:p>226819306</text:p>
          </table:table-cell>
          <table:table-cell>
            <text:p>113235928</text:p>
          </table:table-cell>
          <table:table-cell>
            <text:p>912351563</text:p>
          </table:table-cell>
          <table:table-cell>
            <text:p>863709940</text:p>
          </table:table-cell>
          <table:table-cell>
            <text:p>383905475</text:p>
          </table:table-cell>
          <table:table-cell>
            <text:p>933658162</text:p>
          </table:table-cell>
        </table:table-row>
        <table:table-row>
          <table:table-cell>
            <text:p>205846263</text:p>
          </table:table-cell>
          <table:table-cell>
            <text:p>673304258</text:p>
          </table:table-cell>
          <table:table-cell>
            <text:p>583818388</text:p>
          </table:table-cell>
          <table:table-cell>
            <text:p>21403377</text:p>
          </table:table-cell>
          <table:table-cell>
            <text:p>292927669</text:p>
          </table:table-cell>
          <table:table-cell>
            <text:p>170837652</text:p>
          </table:table-cell>
          <table:table-cell>
            <text:p>449399270</text:p>
          </table:table-cell>
        </table:table-row>
        <table:table-row>
          <table:table-cell>
            <text:p>883709899</text:p>
          </table:table-cell>
          <table:table-cell>
            <text:p>425882685</text:p>
          </table:table-cell>
          <table:table-cell>
            <text:p>108643580</text:p>
          </table:table-cell>
          <table:table-cell>
            <text:p>141325716</text:p>
          </table:table-cell>
          <table:table-cell>
            <text:p>390861018</text:p>
          </table:table-cell>
          <table:table-cell>
            <text:p>933804872</text:p>
          </table:table-cell>
          <table:table-cell>
            <text:p>529116812</text:p>
          </table:table-cell>
        </table:table-row>
        <table:table-row>
          <table:table-cell>
            <text:p>755927037</text:p>
          </table:table-cell>
          <table:table-cell>
            <text:p>508260233</text:p>
          </table:table-cell>
          <table:table-cell>
            <text:p>593485456</text:p>
          </table:table-cell>
          <table:table-cell>
            <text:p>411639015</text:p>
          </table:table-cell>
          <table:table-cell>
            <text:p>15507501</text:p>
          </table:table-cell>
          <table:table-cell>
            <text:p>541887545</text:p>
          </table:table-cell>
          <table:table-cell>
            <text:p>898901729</text:p>
          </table:table-cell>
        </table:table-row>
        <table:table-row>
          <table:table-cell>
            <text:p>17713397</text:p>
          </table:table-cell>
          <table:table-cell>
            <text:p>931750814</text:p>
          </table:table-cell>
          <table:table-cell>
            <text:p>809342930</text:p>
          </table:table-cell>
          <table:table-cell>
            <text:p>327139691</text:p>
          </table:table-cell>
          <table:table-cell>
            <text:p>38070949</text:p>
          </table:table-cell>
          <table:table-cell>
            <text:p>268143088</text:p>
          </table:table-cell>
          <table:table-cell>
            <text:p>293390082</text:p>
          </table:table-cell>
        </table:table-row>
        <table:table-row>
          <table:table-cell>
            <text:p>301423122</text:p>
          </table:table-cell>
          <table:table-cell>
            <text:p>471429708</text:p>
          </table:table-cell>
          <table:table-cell>
            <text:p>620559213</text:p>
          </table:table-cell>
          <table:table-cell>
            <text:p>878622786</text:p>
          </table:table-cell>
          <table:table-cell>
            <text:p>169132577</text:p>
          </table:table-cell>
          <table:table-cell>
            <text:p>693064924</text:p>
          </table:table-cell>
          <table:table-cell>
            <text:p>132787550</text:p>
          </table:table-cell>
        </table:table-row>
        <table:table-row>
          <table:table-cell>
            <text:p>23321541</text:p>
          </table:table-cell>
          <table:table-cell>
            <text:p>336474865</text:p>
          </table:table-cell>
          <table:table-cell>
            <text:p>490575065</text:p>
          </table:table-cell>
          <table:table-cell>
            <text:p>337167173</text:p>
          </table:table-cell>
          <table:table-cell>
            <text:p>712486076</text:p>
          </table:table-cell>
          <table:table-cell>
            <text:p>587362494</text:p>
          </table:table-cell>
          <table:table-cell>
            <text:p>751480700</text:p>
          </table:table-cell>
        </table:table-row>
        <table:table-row>
          <table:table-cell>
            <text:p>721879273</text:p>
          </table:table-cell>
          <table:table-cell>
            <text:p>218237659</text:p>
          </table:table-cell>
          <table:table-cell>
            <text:p>188767106</text:p>
          </table:table-cell>
          <table:table-cell>
            <text:p>913066942</text:p>
          </table:table-cell>
          <table:table-cell>
            <text:p>272705757</text:p>
          </table:table-cell>
          <table:table-cell>
            <text:p>896841655</text:p>
          </table:table-cell>
          <table:table-cell>
            <text:p>865360304</text:p>
          </table:table-cell>
        </table:table-row>
        <table:table-row>
          <table:table-cell>
            <text:p>139179128</text:p>
          </table:table-cell>
          <table:table-cell>
            <text:p>722484031</text:p>
          </table:table-cell>
          <table:table-cell>
            <text:p>85732603</text:p>
          </table:table-cell>
          <table:table-cell>
            <text:p>99816720</text:p>
          </table:table-cell>
          <table:table-cell>
            <text:p>881329403</text:p>
          </table:table-cell>
          <table:table-cell>
            <text:p>309691197</text:p>
          </table:table-cell>
          <table:table-cell>
            <text:p>602851807</text:p>
          </table:table-cell>
        </table:table-row>
        <table:table-row>
          <table:table-cell>
            <text:p>412118744</text:p>
          </table:table-cell>
          <table:table-cell>
            <text:p>954294651</text:p>
          </table:table-cell>
          <table:table-cell>
            <text:p>437575768</text:p>
          </table:table-cell>
          <table:table-cell>
            <text:p>937520375</text:p>
          </table:table-cell>
          <table:table-cell>
            <text:p>982154571</text:p>
          </table:table-cell>
          <table:table-cell>
            <text:p>233008488</text:p>
          </table:table-cell>
          <table:table-cell>
            <text:p>343117934</text:p>
          </table:table-cell>
        </table:table-row>
        <table:table-row>
          <table:table-cell>
            <text:p>711046491</text:p>
          </table:table-cell>
          <table:table-cell>
            <text:p>375615840</text:p>
          </table:table-cell>
          <table:table-cell>
            <text:p>225856727</text:p>
          </table:table-cell>
          <table:table-cell>
            <text:p>763651671</text:p>
          </table:table-cell>
          <table:table-cell>
            <text:p>453111275</text:p>
          </table:table-cell>
          <table:table-cell>
            <text:p>882785363</text:p>
          </table:table-cell>
          <table:table-cell>
            <text:p>144079331</text:p>
          </table:table-cell>
        </table:table-row>
        <table:table-row>
          <table:table-cell>
            <text:p>346730233</text:p>
          </table:table-cell>
          <table:table-cell>
            <text:p>521605111</text:p>
          </table:table-cell>
          <table:table-cell>
            <text:p>57612348</text:p>
          </table:table-cell>
          <table:table-cell>
            <text:p>123917912</text:p>
          </table:table-cell>
          <table:table-cell>
            <text:p>35742042</text:p>
          </table:table-cell>
          <table:table-cell>
            <text:p>980198131</text:p>
          </table:table-cell>
          <table:table-cell>
            <text:p>675950569</text:p>
          </table:table-cell>
        </table:table-row>
        <table:table-row>
          <table:table-cell>
            <text:p>171136987</text:p>
          </table:table-cell>
          <table:table-cell>
            <text:p>230665318</text:p>
          </table:table-cell>
          <table:table-cell>
            <text:p>988893591</text:p>
          </table:table-cell>
          <table:table-cell>
            <text:p>2182334</text:p>
          </table:table-cell>
          <table:table-cell>
            <text:p>920693295</text:p>
          </table:table-cell>
          <table:table-cell>
            <text:p>817516899</text:p>
          </table:table-cell>
          <table:table-cell>
            <text:p>774349546</text:p>
          </table:table-cell>
        </table:table-row>
        <table:table-row>
          <table:table-cell>
            <text:p>524985783</text:p>
          </table:table-cell>
          <table:table-cell>
            <text:p>614220859</text:p>
          </table:table-cell>
          <table:table-cell>
            <text:p>689621641</text:p>
          </table:table-cell>
          <table:table-cell>
            <text:p>928512332</text:p>
          </table:table-cell>
          <table:table-cell>
            <text:p>180812017</text:p>
          </table:table-cell>
          <table:table-cell>
            <text:p>416452198</text:p>
          </table:table-cell>
          <table:table-cell>
            <text:p>306553898</text:p>
          </table:table-cell>
        </table:table-row>
        <table:table-row>
          <table:table-cell>
            <text:p>128433650</text:p>
          </table:table-cell>
          <table:table-cell>
            <text:p>439878770</text:p>
          </table:table-cell>
          <table:table-cell>
            <text:p>399355637</text:p>
          </table:table-cell>
          <table:table-cell>
            <text:p>270958027</text:p>
          </table:table-cell>
          <table:table-cell>
            <text:p>40736184</text:p>
          </table:table-cell>
          <table:table-cell>
            <text:p>205352376</text:p>
          </table:table-cell>
          <table:table-cell>
            <text:p>964697917</text:p>
          </table:table-cell>
        </table:table-row>
        <table:table-row>
          <table:table-cell>
            <text:p>358415154</text:p>
          </table:table-cell>
          <table:table-cell>
            <text:p>31434741</text:p>
          </table:table-cell>
          <table:table-cell>
            <text:p>474892579</text:p>
          </table:table-cell>
          <table:table-cell>
            <text:p>791147867</text:p>
          </table:table-cell>
          <table:table-cell>
            <text:p>584966180</text:p>
          </table:table-cell>
          <table:table-cell>
            <text:p>246367114</text:p>
          </table:table-cell>
          <table:table-cell>
            <text:p>682762890</text:p>
          </table:table-cell>
        </table:table-row>
        <table:table-row>
          <table:table-cell>
            <text:p>44644394</text:p>
          </table:table-cell>
          <table:table-cell>
            <text:p>595131583</text:p>
          </table:table-cell>
          <table:table-cell>
            <text:p>65319241</text:p>
          </table:table-cell>
          <table:table-cell>
            <text:p>933489614</text:p>
          </table:table-cell>
          <table:table-cell>
            <text:p>295243766</text:p>
          </table:table-cell>
          <table:table-cell>
            <text:p>708014053</text:p>
          </table:table-cell>
          <table:table-cell>
            <text:p>237819586</text:p>
          </table:table-cell>
        </table:table-row>
        <table:table-row>
          <table:table-cell>
            <text:p>173465064</text:p>
          </table:table-cell>
          <table:table-cell>
            <text:p>873138010</text:p>
          </table:table-cell>
          <table:table-cell>
            <text:p>144837979</text:p>
          </table:table-cell>
          <table:table-cell>
            <text:p>262486065</text:p>
          </table:table-cell>
          <table:table-cell>
            <text:p>688646524</text:p>
          </table:table-cell>
          <table:table-cell>
            <text:p>615469677</text:p>
          </table:table-cell>
          <table:table-cell>
            <text:p>348518265</text:p>
          </table:table-cell>
        </table:table-row>
        <table:table-row>
          <table:table-cell>
            <text:p>739726029</text:p>
          </table:table-cell>
          <table:table-cell>
            <text:p>508981117</text:p>
          </table:table-cell>
          <table:table-cell>
            <text:p>474165539</text:p>
          </table:table-cell>
          <table:table-cell>
            <text:p>946737696</text:p>
          </table:table-cell>
          <table:table-cell>
            <text:p>463677488</text:p>
          </table:table-cell>
          <table:table-cell>
            <text:p>983805456</text:p>
          </table:table-cell>
          <table:table-cell>
            <text:p>236156223</text:p>
          </table:table-cell>
        </table:table-row>
        <table:table-row>
          <table:table-cell>
            <text:p>475965953</text:p>
          </table:table-cell>
          <table:table-cell>
            <text:p>677323473</text:p>
          </table:table-cell>
          <table:table-cell>
            <text:p>391986228</text:p>
          </table:table-cell>
          <table:table-cell>
            <text:p>469798487</text:p>
          </table:table-cell>
          <table:table-cell>
            <text:p>158427832</text:p>
          </table:table-cell>
          <table:table-cell>
            <text:p>438477426</text:p>
          </table:table-cell>
          <table:table-cell>
            <text:p>862390882</text:p>
          </table:table-cell>
        </table:table-row>
        <table:table-row>
          <table:table-cell>
            <text:p>830605508</text:p>
          </table:table-cell>
          <table:table-cell>
            <text:p>316960859</text:p>
          </table:table-cell>
          <table:table-cell>
            <text:p>48799803</text:p>
          </table:table-cell>
          <table:table-cell>
            <text:p>991348445</text:p>
          </table:table-cell>
          <table:table-cell>
            <text:p>196570935</text:p>
          </table:table-cell>
          <table:table-cell>
            <text:p>644347965</text:p>
          </table:table-cell>
          <table:table-cell>
            <text:p>747116938</text:p>
          </table:table-cell>
        </table:table-row>
        <table:table-row>
          <table:table-cell>
            <text:p>573215436</text:p>
          </table:table-cell>
          <table:table-cell>
            <text:p>807459604</text:p>
          </table:table-cell>
          <table:table-cell>
            <text:p>108674402</text:p>
          </table:table-cell>
          <table:table-cell>
            <text:p>522067865</text:p>
          </table:table-cell>
          <table:table-cell>
            <text:p>432279115</text:p>
          </table:table-cell>
          <table:table-cell>
            <text:p>129211755</text:p>
          </table:table-cell>
          <table:table-cell>
            <text:p>880414086</text:p>
          </table:table-cell>
        </table:table-row>
        <table:table-row>
          <table:table-cell>
            <text:p>221788686</text:p>
          </table:table-cell>
          <table:table-cell>
            <text:p>527282155</text:p>
          </table:table-cell>
          <table:table-cell>
            <text:p>161463755</text:p>
          </table:table-cell>
          <table:table-cell>
            <text:p>125076613</text:p>
          </table:table-cell>
          <table:table-cell>
            <text:p>722552371</text:p>
          </table:table-cell>
          <table:table-cell>
            <text:p>244085111</text:p>
          </table:table-cell>
          <table:table-cell>
            <text:p>580265579</text:p>
          </table:table-cell>
        </table:table-row>
        <table:table-row>
          <table:table-cell>
            <text:p>988175665</text:p>
          </table:table-cell>
          <table:table-cell>
            <text:p>222957203</text:p>
          </table:table-cell>
          <table:table-cell>
            <text:p>131161088</text:p>
          </table:table-cell>
          <table:table-cell>
            <text:p>768612151</text:p>
          </table:table-cell>
          <table:table-cell>
            <text:p>614112145</text:p>
          </table:table-cell>
          <table:table-cell>
            <text:p>295985623</text:p>
          </table:table-cell>
          <table:table-cell>
            <text:p>747241360</text:p>
          </table:table-cell>
        </table:table-row>
        <table:table-row>
          <table:table-cell>
            <text:p>866156089</text:p>
          </table:table-cell>
          <table:table-cell>
            <text:p>810218633</text:p>
          </table:table-cell>
          <table:table-cell>
            <text:p>431957137</text:p>
          </table:table-cell>
          <table:table-cell>
            <text:p>375655280</text:p>
          </table:table-cell>
          <table:table-cell>
            <text:p>616757949</text:p>
          </table:table-cell>
          <table:table-cell>
            <text:p>324979301</text:p>
          </table:table-cell>
          <table:table-cell>
            <text:p>83969581</text:p>
          </table:table-cell>
        </table:table-row>
        <table:table-row>
          <table:table-cell>
            <text:p>787494635</text:p>
          </table:table-cell>
          <table:table-cell>
            <text:p>138949191</text:p>
          </table:table-cell>
          <table:table-cell>
            <text:p>889406452</text:p>
          </table:table-cell>
          <table:table-cell>
            <text:p>799511847</text:p>
          </table:table-cell>
          <table:table-cell>
            <text:p>831230746</text:p>
          </table:table-cell>
          <table:table-cell>
            <text:p>808854189</text:p>
          </table:table-cell>
          <table:table-cell>
            <text:p>506795316</text:p>
          </table:table-cell>
        </table:table-row>
        <table:table-row>
          <table:table-cell>
            <text:p>785443574</text:p>
          </table:table-cell>
          <table:table-cell>
            <text:p>997897060</text:p>
          </table:table-cell>
          <table:table-cell>
            <text:p>516917527</text:p>
          </table:table-cell>
          <table:table-cell>
            <text:p>317934048</text:p>
          </table:table-cell>
          <table:table-cell>
            <text:p>824441491</text:p>
          </table:table-cell>
          <table:table-cell>
            <text:p>435754326</text:p>
          </table:table-cell>
          <table:table-cell>
            <text:p>310623847</text:p>
          </table:table-cell>
        </table:table-row>
        <table:table-row>
          <table:table-cell>
            <text:p>205641000</text:p>
          </table:table-cell>
          <table:table-cell>
            <text:p>395974439</text:p>
          </table:table-cell>
          <table:table-cell>
            <text:p>989824296</text:p>
          </table:table-cell>
          <table:table-cell>
            <text:p>848315864</text:p>
          </table:table-cell>
          <table:table-cell>
            <text:p>595921360</text:p>
          </table:table-cell>
          <table:table-cell>
            <text:p>230372272</text:p>
          </table:table-cell>
          <table:table-cell>
            <text:p>855754231</text:p>
          </table:table-cell>
        </table:table-row>
        <table:table-row>
          <table:table-cell>
            <text:p>830827399</text:p>
          </table:table-cell>
          <table:table-cell>
            <text:p>189523877</text:p>
          </table:table-cell>
          <table:table-cell>
            <text:p>99671719</text:p>
          </table:table-cell>
          <table:table-cell>
            <text:p>718929256</text:p>
          </table:table-cell>
          <table:table-cell>
            <text:p>472349947</text:p>
          </table:table-cell>
          <table:table-cell>
            <text:p>634349804</text:p>
          </table:table-cell>
          <table:table-cell>
            <text:p>490462936</text:p>
          </table:table-cell>
        </table:table-row>
        <table:table-row>
          <table:table-cell>
            <text:p>186756562</text:p>
          </table:table-cell>
          <table:table-cell>
            <text:p>716680967</text:p>
          </table:table-cell>
          <table:table-cell>
            <text:p>449596322</text:p>
          </table:table-cell>
          <table:table-cell>
            <text:p>600285322</text:p>
          </table:table-cell>
          <table:table-cell>
            <text:p>50324705</text:p>
          </table:table-cell>
          <table:table-cell>
            <text:p>452776987</text:p>
          </table:table-cell>
          <table:table-cell>
            <text:p>646136375</text:p>
          </table:table-cell>
        </table:table-row>
        <table:table-row>
          <table:table-cell>
            <text:p>400144153</text:p>
          </table:table-cell>
          <table:table-cell>
            <text:p>604274777</text:p>
          </table:table-cell>
          <table:table-cell>
            <text:p>61317881</text:p>
          </table:table-cell>
          <table:table-cell>
            <text:p>738691336</text:p>
          </table:table-cell>
          <table:table-cell>
            <text:p>672772142</text:p>
          </table:table-cell>
          <table:table-cell>
            <text:p>441679575</text:p>
          </table:table-cell>
          <table:table-cell>
            <text:p>132215364</text:p>
          </table:table-cell>
        </table:table-row>
        <table:table-row>
          <table:table-cell>
            <text:p>344308597</text:p>
          </table:table-cell>
          <table:table-cell>
            <text:p>983458732</text:p>
          </table:table-cell>
          <table:table-cell>
            <text:p>671638205</text:p>
          </table:table-cell>
          <table:table-cell>
            <text:p>139366001</text:p>
          </table:table-cell>
          <table:table-cell>
            <text:p>755206163</text:p>
          </table:table-cell>
          <table:table-cell>
            <text:p>822368819</text:p>
          </table:table-cell>
          <table:table-cell>
            <text:p>163802061</text:p>
          </table:table-cell>
        </table:table-row>
        <table:table-row>
          <table:table-cell>
            <text:p>336843499</text:p>
          </table:table-cell>
          <table:table-cell>
            <text:p>694317535</text:p>
          </table:table-cell>
          <table:table-cell>
            <text:p>819313219</text:p>
          </table:table-cell>
          <table:table-cell>
            <text:p>403182836</text:p>
          </table:table-cell>
          <table:table-cell>
            <text:p>442809795</text:p>
          </table:table-cell>
          <table:table-cell>
            <text:p>28364910</text:p>
          </table:table-cell>
          <table:table-cell>
            <text:p>956120916</text:p>
          </table:table-cell>
        </table:table-row>
        <table:table-row>
          <table:table-cell>
            <text:p>132496569</text:p>
          </table:table-cell>
          <table:table-cell>
            <text:p>476513785</text:p>
          </table:table-cell>
          <table:table-cell>
            <text:p>132227325</text:p>
          </table:table-cell>
          <table:table-cell>
            <text:p>619941561</text:p>
          </table:table-cell>
          <table:table-cell>
            <text:p>16532307</text:p>
          </table:table-cell>
          <table:table-cell>
            <text:p>740205705</text:p>
          </table:table-cell>
          <table:table-cell>
            <text:p>133199453</text:p>
          </table:table-cell>
        </table:table-row>
        <table:table-row>
          <table:table-cell>
            <text:p>558495916</text:p>
          </table:table-cell>
          <table:table-cell>
            <text:p>529629240</text:p>
          </table:table-cell>
          <table:table-cell>
            <text:p>787312891</text:p>
          </table:table-cell>
          <table:table-cell>
            <text:p>412492032</text:p>
          </table:table-cell>
          <table:table-cell>
            <text:p>73107281</text:p>
          </table:table-cell>
          <table:table-cell>
            <text:p>600908713</text:p>
          </table:table-cell>
          <table:table-cell>
            <text:p>184963633</text:p>
          </table:table-cell>
        </table:table-row>
        <table:table-row>
          <table:table-cell>
            <text:p>697783726</text:p>
          </table:table-cell>
          <table:table-cell>
            <text:p>640907669</text:p>
          </table:table-cell>
          <table:table-cell>
            <text:p>987798692</text:p>
          </table:table-cell>
          <table:table-cell>
            <text:p>45379228</text:p>
          </table:table-cell>
          <table:table-cell>
            <text:p>268657757</text:p>
          </table:table-cell>
          <table:table-cell>
            <text:p>645709403</text:p>
          </table:table-cell>
          <table:table-cell>
            <text:p>837611036</text:p>
          </table:table-cell>
        </table:table-row>
        <table:table-row>
          <table:table-cell>
            <text:p>796134477</text:p>
          </table:table-cell>
          <table:table-cell>
            <text:p>405858156</text:p>
          </table:table-cell>
          <table:table-cell>
            <text:p>662276305</text:p>
          </table:table-cell>
          <table:table-cell>
            <text:p>766045136</text:p>
          </table:table-cell>
          <table:table-cell>
            <text:p>896119118</text:p>
          </table:table-cell>
          <table:table-cell>
            <text:p>838387499</text:p>
          </table:table-cell>
          <table:table-cell>
            <text:p>20924196</text:p>
          </table:table-cell>
        </table:table-row>
        <table:table-row>
          <table:table-cell>
            <text:p>906428685</text:p>
          </table:table-cell>
          <table:table-cell>
            <text:p>631676173</text:p>
          </table:table-cell>
          <table:table-cell>
            <text:p>293816067</text:p>
          </table:table-cell>
          <table:table-cell>
            <text:p>446017660</text:p>
          </table:table-cell>
          <table:table-cell>
            <text:p>548187493</text:p>
          </table:table-cell>
          <table:table-cell>
            <text:p>173047234</text:p>
          </table:table-cell>
          <table:table-cell>
            <text:p>778576851</text:p>
          </table:table-cell>
        </table:table-row>
        <table:table-row>
          <table:table-cell>
            <text:p>30448418</text:p>
          </table:table-cell>
          <table:table-cell>
            <text:p>654387114</text:p>
          </table:table-cell>
          <table:table-cell>
            <text:p>735810595</text:p>
          </table:table-cell>
          <table:table-cell>
            <text:p>915988538</text:p>
          </table:table-cell>
          <table:table-cell>
            <text:p>530631379</text:p>
          </table:table-cell>
          <table:table-cell>
            <text:p>870827712</text:p>
          </table:table-cell>
          <table:table-cell>
            <text:p>453296509</text:p>
          </table:table-cell>
        </table:table-row>
        <table:table-row>
          <table:table-cell>
            <text:p>119333635</text:p>
          </table:table-cell>
          <table:table-cell>
            <text:p>11980150</text:p>
          </table:table-cell>
          <table:table-cell>
            <text:p>788230085</text:p>
          </table:table-cell>
          <table:table-cell>
            <text:p>292292715</text:p>
          </table:table-cell>
          <table:table-cell>
            <text:p>991550741</text:p>
          </table:table-cell>
          <table:table-cell>
            <text:p>173020668</text:p>
          </table:table-cell>
          <table:table-cell>
            <text:p>31897655</text:p>
          </table:table-cell>
        </table:table-row>
        <table:table-row>
          <table:table-cell>
            <text:p>265035507</text:p>
          </table:table-cell>
          <table:table-cell>
            <text:p>643413285</text:p>
          </table:table-cell>
          <table:table-cell>
            <text:p>952574038</text:p>
          </table:table-cell>
          <table:table-cell>
            <text:p>520960874</text:p>
          </table:table-cell>
          <table:table-cell>
            <text:p>659002554</text:p>
          </table:table-cell>
          <table:table-cell>
            <text:p>591226036</text:p>
          </table:table-cell>
          <table:table-cell>
            <text:p>437596591</text:p>
          </table:table-cell>
        </table:table-row>
        <table:table-row>
          <table:table-cell>
            <text:p>806201162</text:p>
          </table:table-cell>
          <table:table-cell>
            <text:p>276340612</text:p>
          </table:table-cell>
          <table:table-cell>
            <text:p>783154543</text:p>
          </table:table-cell>
          <table:table-cell>
            <text:p>120636148</text:p>
          </table:table-cell>
          <table:table-cell>
            <text:p>107008896</text:p>
          </table:table-cell>
          <table:table-cell>
            <text:p>353189393</text:p>
          </table:table-cell>
          <table:table-cell>
            <text:p>754362063</text:p>
          </table:table-cell>
        </table:table-row>
        <table:table-row>
          <table:table-cell>
            <text:p>379292004</text:p>
          </table:table-cell>
          <table:table-cell>
            <text:p>981208030</text:p>
          </table:table-cell>
          <table:table-cell>
            <text:p>492634696</text:p>
          </table:table-cell>
          <table:table-cell>
            <text:p>392140660</text:p>
          </table:table-cell>
          <table:table-cell>
            <text:p>788275343</text:p>
          </table:table-cell>
          <table:table-cell>
            <text:p>161701745</text:p>
          </table:table-cell>
          <table:table-cell>
            <text:p>779403411</text:p>
          </table:table-cell>
        </table:table-row>
        <table:table-row>
          <table:table-cell>
            <text:p>658299167</text:p>
          </table:table-cell>
          <table:table-cell>
            <text:p>293366387</text:p>
          </table:table-cell>
          <table:table-cell>
            <text:p>104851505</text:p>
          </table:table-cell>
          <table:table-cell>
            <text:p>747089350</text:p>
          </table:table-cell>
          <table:table-cell>
            <text:p>857519525</text:p>
          </table:table-cell>
          <table:table-cell>
            <text:p>408118122</text:p>
          </table:table-cell>
          <table:table-cell>
            <text:p>662493338</text:p>
          </table:table-cell>
        </table:table-row>
        <table:table-row>
          <table:table-cell>
            <text:p>134963535</text:p>
          </table:table-cell>
          <table:table-cell>
            <text:p>803508945</text:p>
          </table:table-cell>
          <table:table-cell>
            <text:p>356003024</text:p>
          </table:table-cell>
          <table:table-cell>
            <text:p>760442068</text:p>
          </table:table-cell>
          <table:table-cell>
            <text:p>797261958</text:p>
          </table:table-cell>
          <table:table-cell>
            <text:p>771432408</text:p>
          </table:table-cell>
          <table:table-cell>
            <text:p>305127261</text:p>
          </table:table-cell>
        </table:table-row>
        <table:table-row>
          <table:table-cell>
            <text:p>786138034</text:p>
          </table:table-cell>
          <table:table-cell>
            <text:p>158901235</text:p>
          </table:table-cell>
          <table:table-cell>
            <text:p>638107760</text:p>
          </table:table-cell>
          <table:table-cell>
            <text:p>750110433</text:p>
          </table:table-cell>
          <table:table-cell>
            <text:p>411061953</text:p>
          </table:table-cell>
          <table:table-cell>
            <text:p>163498558</text:p>
          </table:table-cell>
          <table:table-cell>
            <text:p>468253081</text:p>
          </table:table-cell>
        </table:table-row>
        <table:table-row>
          <table:table-cell>
            <text:p>859392411</text:p>
          </table:table-cell>
          <table:table-cell>
            <text:p>444065656</text:p>
          </table:table-cell>
          <table:table-cell>
            <text:p>436496494</text:p>
          </table:table-cell>
          <table:table-cell>
            <text:p>306338558</text:p>
          </table:table-cell>
          <table:table-cell>
            <text:p>403629967</text:p>
          </table:table-cell>
          <table:table-cell>
            <text:p>635887652</text:p>
          </table:table-cell>
          <table:table-cell>
            <text:p>745592414</text:p>
          </table:table-cell>
        </table:table-row>
        <table:table-row>
          <table:table-cell>
            <text:p>785779227</text:p>
          </table:table-cell>
          <table:table-cell>
            <text:p>343762566</text:p>
          </table:table-cell>
          <table:table-cell>
            <text:p>656532485</text:p>
          </table:table-cell>
          <table:table-cell>
            <text:p>185625526</text:p>
          </table:table-cell>
          <table:table-cell>
            <text:p>993214923</text:p>
          </table:table-cell>
          <table:table-cell>
            <text:p>771284576</text:p>
          </table:table-cell>
          <table:table-cell>
            <text:p>426894386</text:p>
          </table:table-cell>
        </table:table-row>
        <table:table-row>
          <table:table-cell>
            <text:p>17956947</text:p>
          </table:table-cell>
          <table:table-cell>
            <text:p>784886460</text:p>
          </table:table-cell>
          <table:table-cell>
            <text:p>20984257</text:p>
          </table:table-cell>
          <table:table-cell>
            <text:p>847549309</text:p>
          </table:table-cell>
          <table:table-cell>
            <text:p>355191652</text:p>
          </table:table-cell>
          <table:table-cell>
            <text:p>828783670</text:p>
          </table:table-cell>
          <table:table-cell>
            <text:p>856436536</text:p>
          </table:table-cell>
        </table:table-row>
        <table:table-row>
          <table:table-cell>
            <text:p>92099655</text:p>
          </table:table-cell>
          <table:table-cell>
            <text:p>926383707</text:p>
          </table:table-cell>
          <table:table-cell>
            <text:p>709988104</text:p>
          </table:table-cell>
          <table:table-cell>
            <text:p>447428172</text:p>
          </table:table-cell>
          <table:table-cell>
            <text:p>168788217</text:p>
          </table:table-cell>
          <table:table-cell>
            <text:p>912173681</text:p>
          </table:table-cell>
          <table:table-cell>
            <text:p>652661088</text:p>
          </table:table-cell>
        </table:table-row>
        <table:table-row>
          <table:table-cell>
            <text:p>44329063</text:p>
          </table:table-cell>
          <table:table-cell>
            <text:p>288773544</text:p>
          </table:table-cell>
          <table:table-cell>
            <text:p>193800582</text:p>
          </table:table-cell>
          <table:table-cell>
            <text:p>663587049</text:p>
          </table:table-cell>
          <table:table-cell>
            <text:p>116339727</text:p>
          </table:table-cell>
          <table:table-cell>
            <text:p>448749235</text:p>
          </table:table-cell>
          <table:table-cell>
            <text:p>759553984</text:p>
          </table:table-cell>
        </table:table-row>
        <table:table-row>
          <table:table-cell>
            <text:p>510768469</text:p>
          </table:table-cell>
          <table:table-cell>
            <text:p>907821554</text:p>
          </table:table-cell>
          <table:table-cell>
            <text:p>938345663</text:p>
          </table:table-cell>
          <table:table-cell>
            <text:p>5304993</text:p>
          </table:table-cell>
          <table:table-cell>
            <text:p>740789107</text:p>
          </table:table-cell>
          <table:table-cell>
            <text:p>438512919</text:p>
          </table:table-cell>
          <table:table-cell>
            <text:p>596264761</text:p>
          </table:table-cell>
        </table:table-row>
        <table:table-row>
          <table:table-cell>
            <text:p>349336497</text:p>
          </table:table-cell>
          <table:table-cell>
            <text:p>61622895</text:p>
          </table:table-cell>
          <table:table-cell>
            <text:p>60675236</text:p>
          </table:table-cell>
          <table:table-cell>
            <text:p>591171014</text:p>
          </table:table-cell>
          <table:table-cell>
            <text:p>973757913</text:p>
          </table:table-cell>
          <table:table-cell>
            <text:p>973116633</text:p>
          </table:table-cell>
          <table:table-cell>
            <text:p>321096932</text:p>
          </table:table-cell>
        </table:table-row>
        <table:table-row>
          <table:table-cell>
            <text:p>495013659</text:p>
          </table:table-cell>
          <table:table-cell>
            <text:p>451612377</text:p>
          </table:table-cell>
          <table:table-cell>
            <text:p>261461456</text:p>
          </table:table-cell>
          <table:table-cell>
            <text:p>353086264</text:p>
          </table:table-cell>
          <table:table-cell>
            <text:p>878482289</text:p>
          </table:table-cell>
          <table:table-cell>
            <text:p>542179604</text:p>
          </table:table-cell>
          <table:table-cell>
            <text:p>832976266</text:p>
          </table:table-cell>
        </table:table-row>
        <table:table-row>
          <table:table-cell>
            <text:p>757754792</text:p>
          </table:table-cell>
          <table:table-cell>
            <text:p>927310535</text:p>
          </table:table-cell>
          <table:table-cell>
            <text:p>341217123</text:p>
          </table:table-cell>
          <table:table-cell>
            <text:p>826210315</text:p>
          </table:table-cell>
          <table:table-cell>
            <text:p>870663362</text:p>
          </table:table-cell>
          <table:table-cell>
            <text:p>734012353</text:p>
          </table:table-cell>
          <table:table-cell>
            <text:p>154012692</text:p>
          </table:table-cell>
        </table:table-row>
        <table:table-row>
          <table:table-cell>
            <text:p>905765956</text:p>
          </table:table-cell>
          <table:table-cell>
            <text:p>456393293</text:p>
          </table:table-cell>
          <table:table-cell>
            <text:p>526934971</text:p>
          </table:table-cell>
          <table:table-cell>
            <text:p>601831661</text:p>
          </table:table-cell>
          <table:table-cell>
            <text:p>952434671</text:p>
          </table:table-cell>
          <table:table-cell>
            <text:p>951942922</text:p>
          </table:table-cell>
          <table:table-cell>
            <text:p>403638168</text:p>
          </table:table-cell>
        </table:table-row>
        <table:table-row>
          <table:table-cell>
            <text:p>648420654</text:p>
          </table:table-cell>
          <table:table-cell>
            <text:p>546599444</text:p>
          </table:table-cell>
          <table:table-cell>
            <text:p>43989146</text:p>
          </table:table-cell>
          <table:table-cell>
            <text:p>433322928</text:p>
          </table:table-cell>
          <table:table-cell>
            <text:p>459489047</text:p>
          </table:table-cell>
          <table:table-cell>
            <text:p>414735626</text:p>
          </table:table-cell>
          <table:table-cell>
            <text:p>92166444</text:p>
          </table:table-cell>
        </table:table-row>
        <table:table-row>
          <table:table-cell>
            <text:p>39173964</text:p>
          </table:table-cell>
          <table:table-cell>
            <text:p>754990114</text:p>
          </table:table-cell>
          <table:table-cell>
            <text:p>392691400</text:p>
          </table:table-cell>
          <table:table-cell>
            <text:p>481110639</text:p>
          </table:table-cell>
          <table:table-cell>
            <text:p>342442390</text:p>
          </table:table-cell>
          <table:table-cell>
            <text:p>937340237</text:p>
          </table:table-cell>
          <table:table-cell>
            <text:p>622950840</text:p>
          </table:table-cell>
        </table:table-row>
        <table:table-row>
          <table:table-cell>
            <text:p>594359581</text:p>
          </table:table-cell>
          <table:table-cell>
            <text:p>983150615</text:p>
          </table:table-cell>
          <table:table-cell>
            <text:p>836192261</text:p>
          </table:table-cell>
          <table:table-cell>
            <text:p>475805598</text:p>
          </table:table-cell>
          <table:table-cell>
            <text:p>65681763</text:p>
          </table:table-cell>
          <table:table-cell>
            <text:p>174183996</text:p>
          </table:table-cell>
          <table:table-cell>
            <text:p>362340051</text:p>
          </table:table-cell>
        </table:table-row>
        <table:table-row>
          <table:table-cell>
            <text:p>746888000</text:p>
          </table:table-cell>
          <table:table-cell>
            <text:p>776941928</text:p>
          </table:table-cell>
          <table:table-cell>
            <text:p>256940838</text:p>
          </table:table-cell>
          <table:table-cell>
            <text:p>484530190</text:p>
          </table:table-cell>
          <table:table-cell>
            <text:p>933262855</text:p>
          </table:table-cell>
          <table:table-cell>
            <text:p>60957168</text:p>
          </table:table-cell>
          <table:table-cell>
            <text:p>923713655</text:p>
          </table:table-cell>
        </table:table-row>
        <table:table-row>
          <table:table-cell>
            <text:p>710749046</text:p>
          </table:table-cell>
          <table:table-cell>
            <text:p>112900127</text:p>
          </table:table-cell>
          <table:table-cell>
            <text:p>255208233</text:p>
          </table:table-cell>
          <table:table-cell>
            <text:p>137077712</text:p>
          </table:table-cell>
          <table:table-cell>
            <text:p>998853925</text:p>
          </table:table-cell>
          <table:table-cell>
            <text:p>123415984</text:p>
          </table:table-cell>
          <table:table-cell>
            <text:p>871653215</text:p>
          </table:table-cell>
        </table:table-row>
        <table:table-row>
          <table:table-cell>
            <text:p>653970360</text:p>
          </table:table-cell>
          <table:table-cell>
            <text:p>141193086</text:p>
          </table:table-cell>
          <table:table-cell>
            <text:p>100608172</text:p>
          </table:table-cell>
          <table:table-cell>
            <text:p>421554792</text:p>
          </table:table-cell>
          <table:table-cell>
            <text:p>273140836</text:p>
          </table:table-cell>
          <table:table-cell>
            <text:p>315124551</text:p>
          </table:table-cell>
          <table:table-cell>
            <text:p>414515529</text:p>
          </table:table-cell>
        </table:table-row>
        <table:table-row>
          <table:table-cell>
            <text:p>682260521</text:p>
          </table:table-cell>
          <table:table-cell>
            <text:p>489974082</text:p>
          </table:table-cell>
          <table:table-cell>
            <text:p>937006618</text:p>
          </table:table-cell>
          <table:table-cell>
            <text:p>822393343</text:p>
          </table:table-cell>
          <table:table-cell>
            <text:p>9605673</text:p>
          </table:table-cell>
          <table:table-cell>
            <text:p>136948050</text:p>
          </table:table-cell>
          <table:table-cell>
            <text:p>727100541</text:p>
          </table:table-cell>
        </table:table-row>
        <table:table-row>
          <table:table-cell>
            <text:p>5633167</text:p>
          </table:table-cell>
          <table:table-cell>
            <text:p>20419624</text:p>
          </table:table-cell>
          <table:table-cell>
            <text:p>520088754</text:p>
          </table:table-cell>
          <table:table-cell>
            <text:p>402434343</text:p>
          </table:table-cell>
          <table:table-cell>
            <text:p>12777043</text:p>
          </table:table-cell>
          <table:table-cell>
            <text:p>41378398</text:p>
          </table:table-cell>
          <table:table-cell>
            <text:p>157781555</text:p>
          </table:table-cell>
        </table:table-row>
        <table:table-row>
          <table:table-cell>
            <text:p>55652076</text:p>
          </table:table-cell>
          <table:table-cell>
            <text:p>567700937</text:p>
          </table:table-cell>
          <table:table-cell>
            <text:p>361188632</text:p>
          </table:table-cell>
          <table:table-cell>
            <text:p>37387338</text:p>
          </table:table-cell>
          <table:table-cell>
            <text:p>974735592</text:p>
          </table:table-cell>
          <table:table-cell>
            <text:p>829156242</text:p>
          </table:table-cell>
          <table:table-cell>
            <text:p>526079706</text:p>
          </table:table-cell>
        </table:table-row>
        <table:table-row>
          <table:table-cell>
            <text:p>23080905</text:p>
          </table:table-cell>
          <table:table-cell>
            <text:p>946353499</text:p>
          </table:table-cell>
          <table:table-cell>
            <text:p>395952193</text:p>
          </table:table-cell>
          <table:table-cell>
            <text:p>797917920</text:p>
          </table:table-cell>
          <table:table-cell>
            <text:p>581418654</text:p>
          </table:table-cell>
          <table:table-cell>
            <text:p>958313824</text:p>
          </table:table-cell>
          <table:table-cell>
            <text:p>412919128</text:p>
          </table:table-cell>
        </table:table-row>
        <table:table-row>
          <table:table-cell>
            <text:p>724077765</text:p>
          </table:table-cell>
          <table:table-cell>
            <text:p>951626304</text:p>
          </table:table-cell>
          <table:table-cell>
            <text:p>81614752</text:p>
          </table:table-cell>
          <table:table-cell>
            <text:p>319534567</text:p>
          </table:table-cell>
          <table:table-cell>
            <text:p>512561613</text:p>
          </table:table-cell>
          <table:table-cell>
            <text:p>190657314</text:p>
          </table:table-cell>
          <table:table-cell>
            <text:p>382241701</text:p>
          </table:table-cell>
        </table:table-row>
        <table:table-row>
          <table:table-cell>
            <text:p>490780782</text:p>
          </table:table-cell>
          <table:table-cell>
            <text:p>97439232</text:p>
          </table:table-cell>
          <table:table-cell>
            <text:p>334708357</text:p>
          </table:table-cell>
          <table:table-cell>
            <text:p>349306245</text:p>
          </table:table-cell>
          <table:table-cell>
            <text:p>331632535</text:p>
          </table:table-cell>
          <table:table-cell>
            <text:p>479365464</text:p>
          </table:table-cell>
          <table:table-cell>
            <text:p>938541069</text:p>
          </table:table-cell>
        </table:table-row>
        <table:table-row>
          <table:table-cell>
            <text:p>371328739</text:p>
          </table:table-cell>
          <table:table-cell>
            <text:p>255136753</text:p>
          </table:table-cell>
          <table:table-cell>
            <text:p>787628937</text:p>
          </table:table-cell>
          <table:table-cell>
            <text:p>239406455</text:p>
          </table:table-cell>
          <table:table-cell>
            <text:p>334469799</text:p>
          </table:table-cell>
          <table:table-cell>
            <text:p>200960522</text:p>
          </table:table-cell>
          <table:table-cell>
            <text:p>223435468</text:p>
          </table:table-cell>
        </table:table-row>
        <table:table-row>
          <table:table-cell>
            <text:p>282925640</text:p>
          </table:table-cell>
          <table:table-cell>
            <text:p>455224702</text:p>
          </table:table-cell>
          <table:table-cell>
            <text:p>540377904</text:p>
          </table:table-cell>
          <table:table-cell>
            <text:p>59274791</text:p>
          </table:table-cell>
          <table:table-cell>
            <text:p>990048924</text:p>
          </table:table-cell>
          <table:table-cell>
            <text:p>99275667</text:p>
          </table:table-cell>
          <table:table-cell>
            <text:p>355410959</text:p>
          </table:table-cell>
        </table:table-row>
        <table:table-row>
          <table:table-cell>
            <text:p>724051900</text:p>
          </table:table-cell>
          <table:table-cell>
            <text:p>467144279</text:p>
          </table:table-cell>
          <table:table-cell>
            <text:p>367995845</text:p>
          </table:table-cell>
          <table:table-cell>
            <text:p>960435065</text:p>
          </table:table-cell>
          <table:table-cell>
            <text:p>296208943</text:p>
          </table:table-cell>
          <table:table-cell>
            <text:p>405827765</text:p>
          </table:table-cell>
          <table:table-cell>
            <text:p>364736870</text:p>
          </table:table-cell>
        </table:table-row>
        <table:table-row>
          <table:table-cell>
            <text:p>717630719</text:p>
          </table:table-cell>
          <table:table-cell>
            <text:p>935285452</text:p>
          </table:table-cell>
          <table:table-cell>
            <text:p>264289389</text:p>
          </table:table-cell>
          <table:table-cell>
            <text:p>661460955</text:p>
          </table:table-cell>
          <table:table-cell>
            <text:p>592651086</text:p>
          </table:table-cell>
          <table:table-cell>
            <text:p>147002988</text:p>
          </table:table-cell>
          <table:table-cell>
            <text:p>208872001</text:p>
          </table:table-cell>
        </table:table-row>
        <table:table-row>
          <table:table-cell>
            <text:p>497816524</text:p>
          </table:table-cell>
          <table:table-cell>
            <text:p>155190294</text:p>
          </table:table-cell>
          <table:table-cell>
            <text:p>301407043</text:p>
          </table:table-cell>
          <table:table-cell>
            <text:p>95277126</text:p>
          </table:table-cell>
          <table:table-cell>
            <text:p>466260874</text:p>
          </table:table-cell>
          <table:table-cell>
            <text:p>634306986</text:p>
          </table:table-cell>
          <table:table-cell>
            <text:p>631651788</text:p>
          </table:table-cell>
        </table:table-row>
        <table:table-row>
          <table:table-cell>
            <text:p>521335089</text:p>
          </table:table-cell>
          <table:table-cell>
            <text:p>371165458</text:p>
          </table:table-cell>
          <table:table-cell>
            <text:p>100991394</text:p>
          </table:table-cell>
          <table:table-cell>
            <text:p>412353932</text:p>
          </table:table-cell>
          <table:table-cell>
            <text:p>493312288</text:p>
          </table:table-cell>
          <table:table-cell>
            <text:p>82179127</text:p>
          </table:table-cell>
          <table:table-cell>
            <text:p>829053174</text:p>
          </table:table-cell>
        </table:table-row>
        <table:table-row>
          <table:table-cell>
            <text:p>600919996</text:p>
          </table:table-cell>
          <table:table-cell>
            <text:p>514660818</text:p>
          </table:table-cell>
          <table:table-cell>
            <text:p>229505299</text:p>
          </table:table-cell>
          <table:table-cell>
            <text:p>819896912</text:p>
          </table:table-cell>
          <table:table-cell>
            <text:p>476248083</text:p>
          </table:table-cell>
          <table:table-cell>
            <text:p>104574821</text:p>
          </table:table-cell>
          <table:table-cell>
            <text:p>405537014</text:p>
          </table:table-cell>
        </table:table-row>
        <table:table-row>
          <table:table-cell>
            <text:p>153457601</text:p>
          </table:table-cell>
          <table:table-cell>
            <text:p>465987415</text:p>
          </table:table-cell>
          <table:table-cell>
            <text:p>162169607</text:p>
          </table:table-cell>
          <table:table-cell>
            <text:p>415219857</text:p>
          </table:table-cell>
          <table:table-cell>
            <text:p>795930123</text:p>
          </table:table-cell>
          <table:table-cell>
            <text:p>463815725</text:p>
          </table:table-cell>
          <table:table-cell>
            <text:p>27324893</text:p>
          </table:table-cell>
        </table:table-row>
        <table:table-row>
          <table:table-cell>
            <text:p>709499728</text:p>
          </table:table-cell>
          <table:table-cell>
            <text:p>245265252</text:p>
          </table:table-cell>
          <table:table-cell>
            <text:p>961028745</text:p>
          </table:table-cell>
          <table:table-cell>
            <text:p>128069270</text:p>
          </table:table-cell>
          <table:table-cell>
            <text:p>352819041</text:p>
          </table:table-cell>
          <table:table-cell>
            <text:p>279486490</text:p>
          </table:table-cell>
          <table:table-cell>
            <text:p>380487197</text:p>
          </table:table-cell>
        </table:table-row>
        <table:table-row>
          <table:table-cell>
            <text:p>534216282</text:p>
          </table:table-cell>
          <table:table-cell>
            <text:p>955214280</text:p>
          </table:table-cell>
          <table:table-cell>
            <text:p>468521189</text:p>
          </table:table-cell>
          <table:table-cell>
            <text:p>288251576</text:p>
          </table:table-cell>
          <table:table-cell>
            <text:p>861481789</text:p>
          </table:table-cell>
          <table:table-cell>
            <text:p>935756252</text:p>
          </table:table-cell>
          <table:table-cell>
            <text:p>752560468</text:p>
          </table:table-cell>
        </table:table-row>
        <table:table-row>
          <table:table-cell>
            <text:p>844696373</text:p>
          </table:table-cell>
          <table:table-cell>
            <text:p>923354506</text:p>
          </table:table-cell>
          <table:table-cell>
            <text:p>863880264</text:p>
          </table:table-cell>
          <table:table-cell>
            <text:p>61198557</text:p>
          </table:table-cell>
          <table:table-cell>
            <text:p>50191484</text:p>
          </table:table-cell>
          <table:table-cell>
            <text:p>720305702</text:p>
          </table:table-cell>
          <table:table-cell>
            <text:p>516969982</text:p>
          </table:table-cell>
        </table:table-row>
        <table:table-row>
          <table:table-cell>
            <text:p>337796207</text:p>
          </table:table-cell>
          <table:table-cell>
            <text:p>572196722</text:p>
          </table:table-cell>
          <table:table-cell>
            <text:p>694109217</text:p>
          </table:table-cell>
          <table:table-cell>
            <text:p>826017537</text:p>
          </table:table-cell>
          <table:table-cell>
            <text:p>433133507</text:p>
          </table:table-cell>
          <table:table-cell>
            <text:p>641750453</text:p>
          </table:table-cell>
          <table:table-cell>
            <text:p>549100307</text:p>
          </table:table-cell>
        </table:table-row>
        <table:table-row>
          <table:table-cell>
            <text:p>285708934</text:p>
          </table:table-cell>
          <table:table-cell>
            <text:p>930951513</text:p>
          </table:table-cell>
          <table:table-cell>
            <text:p>692798679</text:p>
          </table:table-cell>
          <table:table-cell>
            <text:p>574457479</text:p>
          </table:table-cell>
          <table:table-cell>
            <text:p>437419061</text:p>
          </table:table-cell>
          <table:table-cell>
            <text:p>559141473</text:p>
          </table:table-cell>
          <table:table-cell>
            <text:p>201102259</text:p>
          </table:table-cell>
        </table:table-row>
        <table:table-row>
          <table:table-cell>
            <text:p>217326111</text:p>
          </table:table-cell>
          <table:table-cell>
            <text:p>208654979</text:p>
          </table:table-cell>
          <table:table-cell>
            <text:p>75158398</text:p>
          </table:table-cell>
          <table:table-cell>
            <text:p>457966077</text:p>
          </table:table-cell>
          <table:table-cell>
            <text:p>153308214</text:p>
          </table:table-cell>
          <table:table-cell>
            <text:p>928952240</text:p>
          </table:table-cell>
          <table:table-cell>
            <text:p>587863194</text:p>
          </table:table-cell>
        </table:table-row>
        <table:table-row>
          <table:table-cell>
            <text:p>518060273</text:p>
          </table:table-cell>
          <table:table-cell>
            <text:p>374603174</text:p>
          </table:table-cell>
          <table:table-cell>
            <text:p>30130814</text:p>
          </table:table-cell>
          <table:table-cell>
            <text:p>254330158</text:p>
          </table:table-cell>
          <table:table-cell>
            <text:p>29080188</text:p>
          </table:table-cell>
          <table:table-cell>
            <text:p>295846931</text:p>
          </table:table-cell>
          <table:table-cell>
            <text:p>84228491</text:p>
          </table:table-cell>
        </table:table-row>
        <table:table-row>
          <table:table-cell>
            <text:p>953171374</text:p>
          </table:table-cell>
          <table:table-cell>
            <text:p>881791030</text:p>
          </table:table-cell>
          <table:table-cell>
            <text:p>66958882</text:p>
          </table:table-cell>
          <table:table-cell>
            <text:p>767615283</text:p>
          </table:table-cell>
          <table:table-cell>
            <text:p>107223833</text:p>
          </table:table-cell>
          <table:table-cell>
            <text:p>989853270</text:p>
          </table:table-cell>
          <table:table-cell>
            <text:p>967447212</text:p>
          </table:table-cell>
        </table:table-row>
        <table:table-row>
          <table:table-cell>
            <text:p>107879098</text:p>
          </table:table-cell>
          <table:table-cell>
            <text:p>777304538</text:p>
          </table:table-cell>
          <table:table-cell>
            <text:p>947702731</text:p>
          </table:table-cell>
          <table:table-cell>
            <text:p>317556477</text:p>
          </table:table-cell>
          <table:table-cell>
            <text:p>573250496</text:p>
          </table:table-cell>
          <table:table-cell>
            <text:p>929481106</text:p>
          </table:table-cell>
          <table:table-cell>
            <text:p>923635397</text:p>
          </table:table-cell>
        </table:table-row>
        <table:table-row>
          <table:table-cell>
            <text:p>88206428</text:p>
          </table:table-cell>
          <table:table-cell>
            <text:p>383293127</text:p>
          </table:table-cell>
          <table:table-cell>
            <text:p>881968567</text:p>
          </table:table-cell>
          <table:table-cell>
            <text:p>880508643</text:p>
          </table:table-cell>
          <table:table-cell>
            <text:p>3454005</text:p>
          </table:table-cell>
          <table:table-cell>
            <text:p>734065064</text:p>
          </table:table-cell>
          <table:table-cell>
            <text:p>722397583</text:p>
          </table:table-cell>
        </table:table-row>
        <table:table-row>
          <table:table-cell>
            <text:p>143381328</text:p>
          </table:table-cell>
          <table:table-cell>
            <text:p>31740682</text:p>
          </table:table-cell>
          <table:table-cell>
            <text:p>732669809</text:p>
          </table:table-cell>
          <table:table-cell>
            <text:p>111284366</text:p>
          </table:table-cell>
          <table:table-cell>
            <text:p>459325273</text:p>
          </table:table-cell>
          <table:table-cell>
            <text:p>246176989</text:p>
          </table:table-cell>
          <table:table-cell>
            <text:p>144227800</text:p>
          </table:table-cell>
        </table:table-row>
        <table:table-row>
          <table:table-cell>
            <text:p>274505191</text:p>
          </table:table-cell>
          <table:table-cell>
            <text:p>377009923</text:p>
          </table:table-cell>
          <table:table-cell>
            <text:p>903359026</text:p>
          </table:table-cell>
          <table:table-cell>
            <text:p>684009259</text:p>
          </table:table-cell>
          <table:table-cell>
            <text:p>221670403</text:p>
          </table:table-cell>
          <table:table-cell>
            <text:p>547675288</text:p>
          </table:table-cell>
          <table:table-cell>
            <text:p>140403440</text:p>
          </table:table-cell>
        </table:table-row>
        <table:table-row>
          <table:table-cell>
            <text:p>576290491</text:p>
          </table:table-cell>
          <table:table-cell>
            <text:p>187833344</text:p>
          </table:table-cell>
          <table:table-cell>
            <text:p>697403183</text:p>
          </table:table-cell>
          <table:table-cell>
            <text:p>516849218</text:p>
          </table:table-cell>
          <table:table-cell>
            <text:p>635237474</text:p>
          </table:table-cell>
          <table:table-cell>
            <text:p>494149931</text:p>
          </table:table-cell>
          <table:table-cell>
            <text:p>530074801</text:p>
          </table:table-cell>
        </table:table-row>
        <table:table-row>
          <table:table-cell>
            <text:p>534428051</text:p>
          </table:table-cell>
          <table:table-cell>
            <text:p>373264795</text:p>
          </table:table-cell>
          <table:table-cell>
            <text:p>606532233</text:p>
          </table:table-cell>
          <table:table-cell>
            <text:p>378099602</text:p>
          </table:table-cell>
          <table:table-cell>
            <text:p>57825644</text:p>
          </table:table-cell>
          <table:table-cell>
            <text:p>107936887</text:p>
          </table:table-cell>
          <table:table-cell>
            <text:p>663130830</text:p>
          </table:table-cell>
        </table:table-row>
        <table:table-row>
          <table:table-cell>
            <text:p>937717545</text:p>
          </table:table-cell>
          <table:table-cell>
            <text:p>759412132</text:p>
          </table:table-cell>
          <table:table-cell>
            <text:p>677719281</text:p>
          </table:table-cell>
          <table:table-cell>
            <text:p>464512342</text:p>
          </table:table-cell>
          <table:table-cell>
            <text:p>849445120</text:p>
          </table:table-cell>
          <table:table-cell>
            <text:p>713905121</text:p>
          </table:table-cell>
          <table:table-cell>
            <text:p>392669634</text:p>
          </table:table-cell>
        </table:table-row>
        <table:table-row>
          <table:table-cell>
            <text:p>889646475</text:p>
          </table:table-cell>
          <table:table-cell>
            <text:p>211240207</text:p>
          </table:table-cell>
          <table:table-cell>
            <text:p>97693488</text:p>
          </table:table-cell>
          <table:table-cell>
            <text:p>142932737</text:p>
          </table:table-cell>
          <table:table-cell>
            <text:p>964901877</text:p>
          </table:table-cell>
          <table:table-cell>
            <text:p>214112888</text:p>
          </table:table-cell>
          <table:table-cell>
            <text:p>780208973</text:p>
          </table:table-cell>
        </table:table-row>
        <table:table-row>
          <table:table-cell>
            <text:p>934691748</text:p>
          </table:table-cell>
          <table:table-cell>
            <text:p>278212520</text:p>
          </table:table-cell>
          <table:table-cell>
            <text:p>746920400</text:p>
          </table:table-cell>
          <table:table-cell>
            <text:p>222459509</text:p>
          </table:table-cell>
          <table:table-cell>
            <text:p>530672293</text:p>
          </table:table-cell>
          <table:table-cell>
            <text:p>900905457</text:p>
          </table:table-cell>
          <table:table-cell>
            <text:p>454351489</text:p>
          </table:table-cell>
        </table:table-row>
        <table:table-row>
          <table:table-cell>
            <text:p>508252269</text:p>
          </table:table-cell>
          <table:table-cell>
            <text:p>702038029</text:p>
          </table:table-cell>
          <table:table-cell>
            <text:p>702699519</text:p>
          </table:table-cell>
          <table:table-cell>
            <text:p>733578077</text:p>
          </table:table-cell>
          <table:table-cell>
            <text:p>104568265</text:p>
          </table:table-cell>
          <table:table-cell>
            <text:p>174793936</text:p>
          </table:table-cell>
          <table:table-cell>
            <text:p>357355542</text:p>
          </table:table-cell>
        </table:table-row>
        <table:table-row>
          <table:table-cell>
            <text:p>156485687</text:p>
          </table:table-cell>
          <table:table-cell>
            <text:p>234766811</text:p>
          </table:table-cell>
          <table:table-cell>
            <text:p>8886054</text:p>
          </table:table-cell>
          <table:table-cell>
            <text:p>223152688</text:p>
          </table:table-cell>
          <table:table-cell>
            <text:p>756393708</text:p>
          </table:table-cell>
          <table:table-cell>
            <text:p>747913311</text:p>
          </table:table-cell>
          <table:table-cell>
            <text:p>184740797</text:p>
          </table:table-cell>
        </table:table-row>
        <table:table-row>
          <table:table-cell>
            <text:p>10153957</text:p>
          </table:table-cell>
          <table:table-cell>
            <text:p>197319697</text:p>
          </table:table-cell>
          <table:table-cell>
            <text:p>552126082</text:p>
          </table:table-cell>
          <table:table-cell>
            <text:p>469018659</text:p>
          </table:table-cell>
          <table:table-cell>
            <text:p>898347412</text:p>
          </table:table-cell>
          <table:table-cell>
            <text:p>723766794</text:p>
          </table:table-cell>
          <table:table-cell>
            <text:p>648999709</text:p>
          </table:table-cell>
        </table:table-row>
        <table:table-row>
          <table:table-cell>
            <text:p>302900634</text:p>
          </table:table-cell>
          <table:table-cell>
            <text:p>702149462</text:p>
          </table:table-cell>
          <table:table-cell>
            <text:p>270833607</text:p>
          </table:table-cell>
          <table:table-cell>
            <text:p>335906823</text:p>
          </table:table-cell>
          <table:table-cell>
            <text:p>995372258</text:p>
          </table:table-cell>
          <table:table-cell>
            <text:p>591489715</text:p>
          </table:table-cell>
          <table:table-cell>
            <text:p>658247883</text:p>
          </table:table-cell>
        </table:table-row>
        <table:table-row>
          <table:table-cell>
            <text:p>586432271</text:p>
          </table:table-cell>
          <table:table-cell>
            <text:p>856638802</text:p>
          </table:table-cell>
          <table:table-cell>
            <text:p>485512438</text:p>
          </table:table-cell>
          <table:table-cell>
            <text:p>858249420</text:p>
          </table:table-cell>
          <table:table-cell>
            <text:p>319524297</text:p>
          </table:table-cell>
          <table:table-cell>
            <text:p>941167593</text:p>
          </table:table-cell>
          <table:table-cell>
            <text:p>300074887</text:p>
          </table:table-cell>
        </table:table-row>
        <table:table-row>
          <table:table-cell>
            <text:p>930295510</text:p>
          </table:table-cell>
          <table:table-cell>
            <text:p>46875891</text:p>
          </table:table-cell>
          <table:table-cell>
            <text:p>652090228</text:p>
          </table:table-cell>
          <table:table-cell>
            <text:p>277650231</text:p>
          </table:table-cell>
          <table:table-cell>
            <text:p>437419176</text:p>
          </table:table-cell>
          <table:table-cell>
            <text:p>753703334</text:p>
          </table:table-cell>
          <table:table-cell>
            <text:p>743004435</text:p>
          </table:table-cell>
        </table:table-row>
        <table:table-row>
          <table:table-cell>
            <text:p>287593157</text:p>
          </table:table-cell>
          <table:table-cell>
            <text:p>330961155</text:p>
          </table:table-cell>
          <table:table-cell>
            <text:p>746370321</text:p>
          </table:table-cell>
          <table:table-cell>
            <text:p>971148560</text:p>
          </table:table-cell>
          <table:table-cell>
            <text:p>679207012</text:p>
          </table:table-cell>
          <table:table-cell>
            <text:p>703687830</text:p>
          </table:table-cell>
          <table:table-cell>
            <text:p>610691419</text:p>
          </table:table-cell>
        </table:table-row>
        <table:table-row>
          <table:table-cell>
            <text:p>629977387</text:p>
          </table:table-cell>
          <table:table-cell>
            <text:p>737108529</text:p>
          </table:table-cell>
          <table:table-cell>
            <text:p>231827660</text:p>
          </table:table-cell>
          <table:table-cell>
            <text:p>323431854</text:p>
          </table:table-cell>
          <table:table-cell>
            <text:p>744092869</text:p>
          </table:table-cell>
          <table:table-cell>
            <text:p>410156254</text:p>
          </table:table-cell>
          <table:table-cell>
            <text:p>954903482</text:p>
          </table:table-cell>
        </table:table-row>
        <table:table-row>
          <table:table-cell>
            <text:p>346207348</text:p>
          </table:table-cell>
          <table:table-cell>
            <text:p>14007383</text:p>
          </table:table-cell>
          <table:table-cell>
            <text:p>623914445</text:p>
          </table:table-cell>
          <table:table-cell>
            <text:p>296022049</text:p>
          </table:table-cell>
          <table:table-cell>
            <text:p>811043691</text:p>
          </table:table-cell>
          <table:table-cell>
            <text:p>7708311</text:p>
          </table:table-cell>
          <table:table-cell>
            <text:p>138973980</text:p>
          </table:table-cell>
        </table:table-row>
        <table:table-row>
          <table:table-cell>
            <text:p>126618198</text:p>
          </table:table-cell>
          <table:table-cell>
            <text:p>446077735</text:p>
          </table:table-cell>
          <table:table-cell>
            <text:p>811446177</text:p>
          </table:table-cell>
          <table:table-cell>
            <text:p>849578758</text:p>
          </table:table-cell>
          <table:table-cell>
            <text:p>373053721</text:p>
          </table:table-cell>
          <table:table-cell>
            <text:p>565715214</text:p>
          </table:table-cell>
          <table:table-cell>
            <text:p>212835588</text:p>
          </table:table-cell>
        </table:table-row>
        <table:table-row>
          <table:table-cell>
            <text:p>952932857</text:p>
          </table:table-cell>
          <table:table-cell>
            <text:p>424066532</text:p>
          </table:table-cell>
          <table:table-cell>
            <text:p>632383060</text:p>
          </table:table-cell>
          <table:table-cell>
            <text:p>388857890</text:p>
          </table:table-cell>
          <table:table-cell>
            <text:p>547854761</text:p>
          </table:table-cell>
          <table:table-cell>
            <text:p>612815376</text:p>
          </table:table-cell>
          <table:table-cell>
            <text:p>855688642</text:p>
          </table:table-cell>
        </table:table-row>
        <table:table-row>
          <table:table-cell>
            <text:p>728897929</text:p>
          </table:table-cell>
          <table:table-cell>
            <text:p>136343839</text:p>
          </table:table-cell>
          <table:table-cell>
            <text:p>928735520</text:p>
          </table:table-cell>
          <table:table-cell>
            <text:p>434527351</text:p>
          </table:table-cell>
          <table:table-cell>
            <text:p>881031259</text:p>
          </table:table-cell>
          <table:table-cell>
            <text:p>17163167</text:p>
          </table:table-cell>
          <table:table-cell>
            <text:p>769578375</text:p>
          </table:table-cell>
        </table:table-row>
        <table:table-row>
          <table:table-cell>
            <text:p>14617341</text:p>
          </table:table-cell>
          <table:table-cell>
            <text:p>208456354</text:p>
          </table:table-cell>
          <table:table-cell>
            <text:p>270933259</text:p>
          </table:table-cell>
          <table:table-cell>
            <text:p>670217858</text:p>
          </table:table-cell>
          <table:table-cell>
            <text:p>234456835</text:p>
          </table:table-cell>
          <table:table-cell>
            <text:p>647949596</text:p>
          </table:table-cell>
          <table:table-cell>
            <text:p>414698425</text:p>
          </table:table-cell>
        </table:table-row>
        <table:table-row>
          <table:table-cell>
            <text:p>598974747</text:p>
          </table:table-cell>
          <table:table-cell>
            <text:p>219917464</text:p>
          </table:table-cell>
          <table:table-cell>
            <text:p>602642591</text:p>
          </table:table-cell>
          <table:table-cell>
            <text:p>600446206</text:p>
          </table:table-cell>
          <table:table-cell>
            <text:p>860824023</text:p>
          </table:table-cell>
          <table:table-cell>
            <text:p>928480048</text:p>
          </table:table-cell>
          <table:table-cell>
            <text:p>790577275</text:p>
          </table:table-cell>
        </table:table-row>
        <table:table-row>
          <table:table-cell>
            <text:p>326015420</text:p>
          </table:table-cell>
          <table:table-cell>
            <text:p>308401559</text:p>
          </table:table-cell>
          <table:table-cell>
            <text:p>145196161</text:p>
          </table:table-cell>
          <table:table-cell>
            <text:p>660642119</text:p>
          </table:table-cell>
          <table:table-cell>
            <text:p>774201335</text:p>
          </table:table-cell>
          <table:table-cell>
            <text:p>79551564</text:p>
          </table:table-cell>
          <table:table-cell>
            <text:p>752251367</text:p>
          </table:table-cell>
        </table:table-row>
        <table:table-row>
          <table:table-cell>
            <text:p>644366813</text:p>
          </table:table-cell>
          <table:table-cell>
            <text:p>597765509</text:p>
          </table:table-cell>
          <table:table-cell>
            <text:p>40800814</text:p>
          </table:table-cell>
          <table:table-cell>
            <text:p>311660055</text:p>
          </table:table-cell>
          <table:table-cell>
            <text:p>134825158</text:p>
          </table:table-cell>
          <table:table-cell>
            <text:p>107245274</text:p>
          </table:table-cell>
          <table:table-cell>
            <text:p>195799051</text:p>
          </table:table-cell>
        </table:table-row>
        <table:table-row>
          <table:table-cell>
            <text:p>478788561</text:p>
          </table:table-cell>
          <table:table-cell>
            <text:p>131390871</text:p>
          </table:table-cell>
          <table:table-cell>
            <text:p>887077717</text:p>
          </table:table-cell>
          <table:table-cell>
            <text:p>312534044</text:p>
          </table:table-cell>
          <table:table-cell>
            <text:p>903956765</text:p>
          </table:table-cell>
          <table:table-cell>
            <text:p>431290684</text:p>
          </table:table-cell>
          <table:table-cell>
            <text:p>384845721</text:p>
          </table:table-cell>
        </table:table-row>
        <table:table-row>
          <table:table-cell>
            <text:p>361006601</text:p>
          </table:table-cell>
          <table:table-cell>
            <text:p>156660893</text:p>
          </table:table-cell>
          <table:table-cell>
            <text:p>761244175</text:p>
          </table:table-cell>
          <table:table-cell>
            <text:p>820883955</text:p>
          </table:table-cell>
          <table:table-cell>
            <text:p>637972226</text:p>
          </table:table-cell>
          <table:table-cell>
            <text:p>986261569</text:p>
          </table:table-cell>
          <table:table-cell>
            <text:p>58405417</text:p>
          </table:table-cell>
        </table:table-row>
        <table:table-row>
          <table:table-cell>
            <text:p>337026981</text:p>
          </table:table-cell>
          <table:table-cell>
            <text:p>103049083</text:p>
          </table:table-cell>
          <table:table-cell>
            <text:p>186776509</text:p>
          </table:table-cell>
          <table:table-cell>
            <text:p>157066717</text:p>
          </table:table-cell>
          <table:table-cell>
            <text:p>358879789</text:p>
          </table:table-cell>
          <table:table-cell>
            <text:p>102648797</text:p>
          </table:table-cell>
          <table:table-cell>
            <text:p>976475295</text:p>
          </table:table-cell>
        </table:table-row>
        <table:table-row>
          <table:table-cell>
            <text:p>609516112</text:p>
          </table:table-cell>
          <table:table-cell>
            <text:p>837707137</text:p>
          </table:table-cell>
          <table:table-cell>
            <text:p>268383971</text:p>
          </table:table-cell>
          <table:table-cell>
            <text:p>218844590</text:p>
          </table:table-cell>
          <table:table-cell>
            <text:p>478261625</text:p>
          </table:table-cell>
          <table:table-cell>
            <text:p>150024055</text:p>
          </table:table-cell>
          <table:table-cell>
            <text:p>61586664</text:p>
          </table:table-cell>
        </table:table-row>
        <table:table-row>
          <table:table-cell>
            <text:p>667069919</text:p>
          </table:table-cell>
          <table:table-cell>
            <text:p>594671373</text:p>
          </table:table-cell>
          <table:table-cell>
            <text:p>405119043</text:p>
          </table:table-cell>
          <table:table-cell>
            <text:p>992504087</text:p>
          </table:table-cell>
          <table:table-cell>
            <text:p>222169480</text:p>
          </table:table-cell>
          <table:table-cell>
            <text:p>57540370</text:p>
          </table:table-cell>
          <table:table-cell>
            <text:p>912096385</text:p>
          </table:table-cell>
        </table:table-row>
        <table:table-row>
          <table:table-cell>
            <text:p>720806496</text:p>
          </table:table-cell>
          <table:table-cell>
            <text:p>33863421</text:p>
          </table:table-cell>
          <table:table-cell>
            <text:p>615742684</text:p>
          </table:table-cell>
          <table:table-cell>
            <text:p>403118531</text:p>
          </table:table-cell>
          <table:table-cell>
            <text:p>27987444</text:p>
          </table:table-cell>
          <table:table-cell>
            <text:p>374543334</text:p>
          </table:table-cell>
          <table:table-cell>
            <text:p>110401720</text:p>
          </table:table-cell>
        </table:table-row>
        <table:table-row>
          <table:table-cell>
            <text:p>817969614</text:p>
          </table:table-cell>
          <table:table-cell>
            <text:p>421643699</text:p>
          </table:table-cell>
          <table:table-cell>
            <text:p>742258124</text:p>
          </table:table-cell>
          <table:table-cell>
            <text:p>643028149</text:p>
          </table:table-cell>
          <table:table-cell>
            <text:p>27287983</text:p>
          </table:table-cell>
          <table:table-cell>
            <text:p>258201356</text:p>
          </table:table-cell>
          <table:table-cell>
            <text:p>716301663</text:p>
          </table:table-cell>
        </table:table-row>
        <table:table-row>
          <table:table-cell>
            <text:p>706785964</text:p>
          </table:table-cell>
          <table:table-cell>
            <text:p>893888176</text:p>
          </table:table-cell>
          <table:table-cell>
            <text:p>61177191</text:p>
          </table:table-cell>
          <table:table-cell>
            <text:p>362139545</text:p>
          </table:table-cell>
          <table:table-cell>
            <text:p>86292665</text:p>
          </table:table-cell>
          <table:table-cell>
            <text:p>809254298</text:p>
          </table:table-cell>
          <table:table-cell>
            <text:p>728479448</text:p>
          </table:table-cell>
        </table:table-row>
        <table:table-row>
          <table:table-cell>
            <text:p>518513154</text:p>
          </table:table-cell>
          <table:table-cell>
            <text:p>721100867</text:p>
          </table:table-cell>
          <table:table-cell>
            <text:p>288229154</text:p>
          </table:table-cell>
          <table:table-cell>
            <text:p>453535572</text:p>
          </table:table-cell>
          <table:table-cell>
            <text:p>436618901</text:p>
          </table:table-cell>
          <table:table-cell>
            <text:p>299095793</text:p>
          </table:table-cell>
          <table:table-cell>
            <text:p>859886960</text:p>
          </table:table-cell>
        </table:table-row>
        <table:table-row>
          <table:table-cell>
            <text:p>546564827</text:p>
          </table:table-cell>
          <table:table-cell>
            <text:p>424737818</text:p>
          </table:table-cell>
          <table:table-cell>
            <text:p>496803587</text:p>
          </table:table-cell>
          <table:table-cell>
            <text:p>24556982</text:p>
          </table:table-cell>
          <table:table-cell>
            <text:p>665574988</text:p>
          </table:table-cell>
          <table:table-cell>
            <text:p>999131359</text:p>
          </table:table-cell>
          <table:table-cell>
            <text:p>276824965</text:p>
          </table:table-cell>
        </table:table-row>
        <table:table-row>
          <table:table-cell>
            <text:p>133417266</text:p>
          </table:table-cell>
          <table:table-cell>
            <text:p>422417496</text:p>
          </table:table-cell>
          <table:table-cell>
            <text:p>870801103</text:p>
          </table:table-cell>
          <table:table-cell>
            <text:p>448010134</text:p>
          </table:table-cell>
          <table:table-cell>
            <text:p>378791775</text:p>
          </table:table-cell>
          <table:table-cell>
            <text:p>295207549</text:p>
          </table:table-cell>
          <table:table-cell>
            <text:p>525708502</text:p>
          </table:table-cell>
        </table:table-row>
        <table:table-row>
          <table:table-cell>
            <text:p>131631902</text:p>
          </table:table-cell>
          <table:table-cell>
            <text:p>78385523</text:p>
          </table:table-cell>
          <table:table-cell>
            <text:p>660742488</text:p>
          </table:table-cell>
          <table:table-cell>
            <text:p>167043611</text:p>
          </table:table-cell>
          <table:table-cell>
            <text:p>403820456</text:p>
          </table:table-cell>
          <table:table-cell>
            <text:p>68871312</text:p>
          </table:table-cell>
          <table:table-cell>
            <text:p>891636788</text:p>
          </table:table-cell>
        </table:table-row>
        <table:table-row>
          <table:table-cell>
            <text:p>722394015</text:p>
          </table:table-cell>
          <table:table-cell>
            <text:p>417779702</text:p>
          </table:table-cell>
          <table:table-cell>
            <text:p>86050450</text:p>
          </table:table-cell>
          <table:table-cell>
            <text:p>866420753</text:p>
          </table:table-cell>
          <table:table-cell>
            <text:p>172348194</text:p>
          </table:table-cell>
          <table:table-cell>
            <text:p>88997573</text:p>
          </table:table-cell>
          <table:table-cell>
            <text:p>168060341</text:p>
          </table:table-cell>
        </table:table-row>
        <table:table-row>
          <table:table-cell>
            <text:p>951179008</text:p>
          </table:table-cell>
          <table:table-cell>
            <text:p>623218213</text:p>
          </table:table-cell>
          <table:table-cell>
            <text:p>625827485</text:p>
          </table:table-cell>
          <table:table-cell>
            <text:p>640080788</text:p>
          </table:table-cell>
          <table:table-cell>
            <text:p>993632977</text:p>
          </table:table-cell>
          <table:table-cell>
            <text:p>258109875</text:p>
          </table:table-cell>
          <table:table-cell>
            <text:p>802762535</text:p>
          </table:table-cell>
        </table:table-row>
        <table:table-row>
          <table:table-cell>
            <text:p>567545703</text:p>
          </table:table-cell>
          <table:table-cell>
            <text:p>187092576</text:p>
          </table:table-cell>
          <table:table-cell>
            <text:p>207853504</text:p>
          </table:table-cell>
          <table:table-cell>
            <text:p>329927706</text:p>
          </table:table-cell>
          <table:table-cell>
            <text:p>670830896</text:p>
          </table:table-cell>
          <table:table-cell>
            <text:p>51000634</text:p>
          </table:table-cell>
          <table:table-cell>
            <text:p>666262276</text:p>
          </table:table-cell>
        </table:table-row>
        <table:table-row>
          <table:table-cell>
            <text:p>439751884</text:p>
          </table:table-cell>
          <table:table-cell>
            <text:p>534039790</text:p>
          </table:table-cell>
          <table:table-cell>
            <text:p>895828086</text:p>
          </table:table-cell>
          <table:table-cell>
            <text:p>498922686</text:p>
          </table:table-cell>
          <table:table-cell>
            <text:p>703327484</text:p>
          </table:table-cell>
          <table:table-cell>
            <text:p>932041737</text:p>
          </table:table-cell>
          <table:table-cell>
            <text:p>727655997</text:p>
          </table:table-cell>
        </table:table-row>
        <table:table-row>
          <table:table-cell>
            <text:p>873636012</text:p>
          </table:table-cell>
          <table:table-cell>
            <text:p>79337719</text:p>
          </table:table-cell>
          <table:table-cell>
            <text:p>941719839</text:p>
          </table:table-cell>
          <table:table-cell>
            <text:p>327128030</text:p>
          </table:table-cell>
          <table:table-cell>
            <text:p>679203428</text:p>
          </table:table-cell>
          <table:table-cell>
            <text:p>748469294</text:p>
          </table:table-cell>
          <table:table-cell>
            <text:p>979843303</text:p>
          </table:table-cell>
        </table:table-row>
        <table:table-row>
          <table:table-cell>
            <text:p>90120845</text:p>
          </table:table-cell>
          <table:table-cell>
            <text:p>465163400</text:p>
          </table:table-cell>
          <table:table-cell>
            <text:p>965572899</text:p>
          </table:table-cell>
          <table:table-cell>
            <text:p>355126750</text:p>
          </table:table-cell>
          <table:table-cell>
            <text:p>603180685</text:p>
          </table:table-cell>
          <table:table-cell>
            <text:p>944928455</text:p>
          </table:table-cell>
          <table:table-cell>
            <text:p>294375078</text:p>
          </table:table-cell>
        </table:table-row>
        <table:table-row>
          <table:table-cell>
            <text:p>804168296</text:p>
          </table:table-cell>
          <table:table-cell>
            <text:p>998924239</text:p>
          </table:table-cell>
          <table:table-cell>
            <text:p>359413932</text:p>
          </table:table-cell>
          <table:table-cell>
            <text:p>503574773</text:p>
          </table:table-cell>
          <table:table-cell>
            <text:p>645974894</text:p>
          </table:table-cell>
          <table:table-cell>
            <text:p>320066435</text:p>
          </table:table-cell>
          <table:table-cell>
            <text:p>279702087</text:p>
          </table:table-cell>
        </table:table-row>
        <table:table-row>
          <table:table-cell>
            <text:p>432242716</text:p>
          </table:table-cell>
          <table:table-cell>
            <text:p>514202784</text:p>
          </table:table-cell>
          <table:table-cell>
            <text:p>509755937</text:p>
          </table:table-cell>
          <table:table-cell>
            <text:p>29352196</text:p>
          </table:table-cell>
          <table:table-cell>
            <text:p>285273977</text:p>
          </table:table-cell>
          <table:table-cell>
            <text:p>477030705</text:p>
          </table:table-cell>
          <table:table-cell>
            <text:p>757198536</text:p>
          </table:table-cell>
        </table:table-row>
        <table:table-row>
          <table:table-cell>
            <text:p>712739612</text:p>
          </table:table-cell>
          <table:table-cell>
            <text:p>6852294</text:p>
          </table:table-cell>
          <table:table-cell>
            <text:p>924682071</text:p>
          </table:table-cell>
          <table:table-cell>
            <text:p>632902801</text:p>
          </table:table-cell>
          <table:table-cell>
            <text:p>543003020</text:p>
          </table:table-cell>
          <table:table-cell>
            <text:p>27378995</text:p>
          </table:table-cell>
          <table:table-cell>
            <text:p>49844729</text:p>
          </table:table-cell>
        </table:table-row>
        <table:table-row>
          <table:table-cell>
            <text:p>603015751</text:p>
          </table:table-cell>
          <table:table-cell>
            <text:p>807431305</text:p>
          </table:table-cell>
          <table:table-cell>
            <text:p>184069367</text:p>
          </table:table-cell>
          <table:table-cell>
            <text:p>152911174</text:p>
          </table:table-cell>
          <table:table-cell>
            <text:p>127220199</text:p>
          </table:table-cell>
          <table:table-cell>
            <text:p>977583332</text:p>
          </table:table-cell>
          <table:table-cell>
            <text:p>444615959</text:p>
          </table:table-cell>
        </table:table-row>
        <table:table-row>
          <table:table-cell>
            <text:p>248142</text:p>
          </table:table-cell>
          <table:table-cell>
            <text:p>712109909</text:p>
          </table:table-cell>
          <table:table-cell>
            <text:p>688982085</text:p>
          </table:table-cell>
          <table:table-cell>
            <text:p>238480455</text:p>
          </table:table-cell>
          <table:table-cell>
            <text:p>170590020</text:p>
          </table:table-cell>
          <table:table-cell>
            <text:p>729536175</text:p>
          </table:table-cell>
          <table:table-cell>
            <text:p>832865905</text:p>
          </table:table-cell>
        </table:table-row>
        <table:table-row>
          <table:table-cell>
            <text:p>399074102</text:p>
          </table:table-cell>
          <table:table-cell>
            <text:p>790484552</text:p>
          </table:table-cell>
          <table:table-cell>
            <text:p>656574189</text:p>
          </table:table-cell>
          <table:table-cell>
            <text:p>305083427</text:p>
          </table:table-cell>
          <table:table-cell>
            <text:p>842937869</text:p>
          </table:table-cell>
          <table:table-cell>
            <text:p>824240636</text:p>
          </table:table-cell>
          <table:table-cell>
            <text:p>340436235</text:p>
          </table:table-cell>
        </table:table-row>
        <table:table-row>
          <table:table-cell>
            <text:p>630031485</text:p>
          </table:table-cell>
          <table:table-cell>
            <text:p>122708930</text:p>
          </table:table-cell>
          <table:table-cell>
            <text:p>935982654</text:p>
          </table:table-cell>
          <table:table-cell>
            <text:p>381079725</text:p>
          </table:table-cell>
          <table:table-cell>
            <text:p>981740918</text:p>
          </table:table-cell>
          <table:table-cell>
            <text:p>707886088</text:p>
          </table:table-cell>
          <table:table-cell>
            <text:p>11768706</text:p>
          </table:table-cell>
        </table:table-row>
        <table:table-row>
          <table:table-cell>
            <text:p>701089531</text:p>
          </table:table-cell>
          <table:table-cell>
            <text:p>778074528</text:p>
          </table:table-cell>
          <table:table-cell>
            <text:p>432218180</text:p>
          </table:table-cell>
          <table:table-cell>
            <text:p>388553813</text:p>
          </table:table-cell>
          <table:table-cell>
            <text:p>239596238</text:p>
          </table:table-cell>
          <table:table-cell>
            <text:p>89787483</text:p>
          </table:table-cell>
          <table:table-cell>
            <text:p>71836758</text:p>
          </table:table-cell>
        </table:table-row>
        <table:table-row>
          <table:table-cell>
            <text:p>848815243</text:p>
          </table:table-cell>
          <table:table-cell>
            <text:p>61941667</text:p>
          </table:table-cell>
          <table:table-cell>
            <text:p>437391878</text:p>
          </table:table-cell>
          <table:table-cell>
            <text:p>993840341</text:p>
          </table:table-cell>
          <table:table-cell>
            <text:p>806919542</text:p>
          </table:table-cell>
          <table:table-cell>
            <text:p>61190192</text:p>
          </table:table-cell>
          <table:table-cell>
            <text:p>217345862</text:p>
          </table:table-cell>
        </table:table-row>
        <table:table-row>
          <table:table-cell>
            <text:p>951074692</text:p>
          </table:table-cell>
          <table:table-cell>
            <text:p>515107898</text:p>
          </table:table-cell>
          <table:table-cell>
            <text:p>623673219</text:p>
          </table:table-cell>
          <table:table-cell>
            <text:p>69774734</text:p>
          </table:table-cell>
          <table:table-cell>
            <text:p>429145545</text:p>
          </table:table-cell>
          <table:table-cell>
            <text:p>321131876</text:p>
          </table:table-cell>
          <table:table-cell>
            <text:p>413913212</text:p>
          </table:table-cell>
        </table:table-row>
        <table:table-row>
          <table:table-cell>
            <text:p>156281173</text:p>
          </table:table-cell>
          <table:table-cell>
            <text:p>998726061</text:p>
          </table:table-cell>
          <table:table-cell>
            <text:p>475959196</text:p>
          </table:table-cell>
          <table:table-cell>
            <text:p>238816814</text:p>
          </table:table-cell>
          <table:table-cell>
            <text:p>453792213</text:p>
          </table:table-cell>
          <table:table-cell>
            <text:p>110412112</text:p>
          </table:table-cell>
          <table:table-cell>
            <text:p>206483789</text:p>
          </table:table-cell>
        </table:table-row>
        <table:table-row>
          <table:table-cell>
            <text:p>915163330</text:p>
          </table:table-cell>
          <table:table-cell>
            <text:p>839292861</text:p>
          </table:table-cell>
          <table:table-cell>
            <text:p>500390494</text:p>
          </table:table-cell>
          <table:table-cell>
            <text:p>279368109</text:p>
          </table:table-cell>
          <table:table-cell>
            <text:p>646010039</text:p>
          </table:table-cell>
          <table:table-cell>
            <text:p>737980274</text:p>
          </table:table-cell>
          <table:table-cell>
            <text:p>228983625</text:p>
          </table:table-cell>
        </table:table-row>
        <table:table-row>
          <table:table-cell>
            <text:p>639224106</text:p>
          </table:table-cell>
          <table:table-cell>
            <text:p>843839292</text:p>
          </table:table-cell>
          <table:table-cell>
            <text:p>644868076</text:p>
          </table:table-cell>
          <table:table-cell>
            <text:p>902477584</text:p>
          </table:table-cell>
          <table:table-cell>
            <text:p>97609881</text:p>
          </table:table-cell>
          <table:table-cell>
            <text:p>128950333</text:p>
          </table:table-cell>
          <table:table-cell>
            <text:p>430184724</text:p>
          </table:table-cell>
        </table:table-row>
        <table:table-row>
          <table:table-cell>
            <text:p>735421589</text:p>
          </table:table-cell>
          <table:table-cell>
            <text:p>830987238</text:p>
          </table:table-cell>
          <table:table-cell>
            <text:p>51052267</text:p>
          </table:table-cell>
          <table:table-cell>
            <text:p>67375824</text:p>
          </table:table-cell>
          <table:table-cell>
            <text:p>16846187</text:p>
          </table:table-cell>
          <table:table-cell>
            <text:p>516483478</text:p>
          </table:table-cell>
          <table:table-cell>
            <text:p>636520777</text:p>
          </table:table-cell>
        </table:table-row>
        <table:table-row>
          <table:table-cell>
            <text:p>251843300</text:p>
          </table:table-cell>
          <table:table-cell>
            <text:p>152335084</text:p>
          </table:table-cell>
          <table:table-cell>
            <text:p>63330662</text:p>
          </table:table-cell>
          <table:table-cell>
            <text:p>211050829</text:p>
          </table:table-cell>
          <table:table-cell>
            <text:p>490311023</text:p>
          </table:table-cell>
          <table:table-cell>
            <text:p>150263787</text:p>
          </table:table-cell>
          <table:table-cell>
            <text:p>458426233</text:p>
          </table:table-cell>
        </table:table-row>
        <table:table-row>
          <table:table-cell>
            <text:p>198248501</text:p>
          </table:table-cell>
          <table:table-cell>
            <text:p>925324856</text:p>
          </table:table-cell>
          <table:table-cell>
            <text:p>579755826</text:p>
          </table:table-cell>
          <table:table-cell>
            <text:p>165708546</text:p>
          </table:table-cell>
          <table:table-cell>
            <text:p>301979012</text:p>
          </table:table-cell>
          <table:table-cell>
            <text:p>372940118</text:p>
          </table:table-cell>
          <table:table-cell>
            <text:p>772673179</text:p>
          </table:table-cell>
        </table:table-row>
        <table:table-row>
          <table:table-cell>
            <text:p>197161098</text:p>
          </table:table-cell>
          <table:table-cell>
            <text:p>843738333</text:p>
          </table:table-cell>
          <table:table-cell>
            <text:p>17233758</text:p>
          </table:table-cell>
          <table:table-cell>
            <text:p>117434407</text:p>
          </table:table-cell>
          <table:table-cell>
            <text:p>365420202</text:p>
          </table:table-cell>
          <table:table-cell>
            <text:p>864881882</text:p>
          </table:table-cell>
          <table:table-cell>
            <text:p>461778712</text:p>
          </table:table-cell>
        </table:table-row>
        <table:table-row>
          <table:table-cell>
            <text:p>124003966</text:p>
          </table:table-cell>
          <table:table-cell>
            <text:p>145091327</text:p>
          </table:table-cell>
          <table:table-cell>
            <text:p>984585112</text:p>
          </table:table-cell>
          <table:table-cell>
            <text:p>850015713</text:p>
          </table:table-cell>
          <table:table-cell>
            <text:p>721812320</text:p>
          </table:table-cell>
          <table:table-cell>
            <text:p>869028289</text:p>
          </table:table-cell>
          <table:table-cell>
            <text:p>850566548</text:p>
          </table:table-cell>
        </table:table-row>
        <table:table-row>
          <table:table-cell>
            <text:p>975802095</text:p>
          </table:table-cell>
          <table:table-cell>
            <text:p>964321833</text:p>
          </table:table-cell>
          <table:table-cell>
            <text:p>890080148</text:p>
          </table:table-cell>
          <table:table-cell>
            <text:p>968554460</text:p>
          </table:table-cell>
          <table:table-cell>
            <text:p>681815481</text:p>
          </table:table-cell>
          <table:table-cell>
            <text:p>315672866</text:p>
          </table:table-cell>
          <table:table-cell>
            <text:p>203874290</text:p>
          </table:table-cell>
        </table:table-row>
        <table:table-row>
          <table:table-cell>
            <text:p>619419051</text:p>
          </table:table-cell>
          <table:table-cell>
            <text:p>288015312</text:p>
          </table:table-cell>
          <table:table-cell>
            <text:p>56060649</text:p>
          </table:table-cell>
          <table:table-cell>
            <text:p>877004090</text:p>
          </table:table-cell>
          <table:table-cell>
            <text:p>166599313</text:p>
          </table:table-cell>
          <table:table-cell>
            <text:p>948868660</text:p>
          </table:table-cell>
          <table:table-cell>
            <text:p>429509817</text:p>
          </table:table-cell>
        </table:table-row>
        <table:table-row>
          <table:table-cell>
            <text:p>70159769</text:p>
          </table:table-cell>
          <table:table-cell>
            <text:p>910116696</text:p>
          </table:table-cell>
          <table:table-cell>
            <text:p>481457244</text:p>
          </table:table-cell>
          <table:table-cell>
            <text:p>210914433</text:p>
          </table:table-cell>
          <table:table-cell>
            <text:p>937325309</text:p>
          </table:table-cell>
          <table:table-cell>
            <text:p>706417555</text:p>
          </table:table-cell>
          <table:table-cell>
            <text:p>118640815</text:p>
          </table:table-cell>
        </table:table-row>
        <table:table-row>
          <table:table-cell>
            <text:p>123984736</text:p>
          </table:table-cell>
          <table:table-cell>
            <text:p>604581008</text:p>
          </table:table-cell>
          <table:table-cell>
            <text:p>548736081</text:p>
          </table:table-cell>
          <table:table-cell>
            <text:p>280366951</text:p>
          </table:table-cell>
          <table:table-cell>
            <text:p>842275770</text:p>
          </table:table-cell>
          <table:table-cell>
            <text:p>893621021</text:p>
          </table:table-cell>
          <table:table-cell>
            <text:p>156359541</text:p>
          </table:table-cell>
        </table:table-row>
        <table:table-row>
          <table:table-cell>
            <text:p>450695880</text:p>
          </table:table-cell>
          <table:table-cell>
            <text:p>832248566</text:p>
          </table:table-cell>
          <table:table-cell>
            <text:p>135628586</text:p>
          </table:table-cell>
          <table:table-cell>
            <text:p>929365827</text:p>
          </table:table-cell>
          <table:table-cell>
            <text:p>407792710</text:p>
          </table:table-cell>
          <table:table-cell>
            <text:p>729238028</text:p>
          </table:table-cell>
          <table:table-cell>
            <text:p>669560765</text:p>
          </table:table-cell>
        </table:table-row>
        <table:table-row>
          <table:table-cell>
            <text:p>936287088</text:p>
          </table:table-cell>
          <table:table-cell>
            <text:p>638111538</text:p>
          </table:table-cell>
          <table:table-cell>
            <text:p>246600626</text:p>
          </table:table-cell>
          <table:table-cell>
            <text:p>750107329</text:p>
          </table:table-cell>
          <table:table-cell>
            <text:p>799394594</text:p>
          </table:table-cell>
          <table:table-cell>
            <text:p>92774889</text:p>
          </table:table-cell>
          <table:table-cell>
            <text:p>698099494</text:p>
          </table:table-cell>
        </table:table-row>
        <table:table-row>
          <table:table-cell>
            <text:p>522503053</text:p>
          </table:table-cell>
          <table:table-cell>
            <text:p>716982059</text:p>
          </table:table-cell>
          <table:table-cell>
            <text:p>338092448</text:p>
          </table:table-cell>
          <table:table-cell>
            <text:p>554933889</text:p>
          </table:table-cell>
          <table:table-cell>
            <text:p>615153241</text:p>
          </table:table-cell>
          <table:table-cell>
            <text:p>995861675</text:p>
          </table:table-cell>
          <table:table-cell>
            <text:p>563057437</text:p>
          </table:table-cell>
        </table:table-row>
        <table:table-row>
          <table:table-cell>
            <text:p>984545356</text:p>
          </table:table-cell>
          <table:table-cell>
            <text:p>297527742</text:p>
          </table:table-cell>
          <table:table-cell>
            <text:p>833935499</text:p>
          </table:table-cell>
          <table:table-cell>
            <text:p>432647063</text:p>
          </table:table-cell>
          <table:table-cell>
            <text:p>682228371</text:p>
          </table:table-cell>
          <table:table-cell>
            <text:p>548964333</text:p>
          </table:table-cell>
          <table:table-cell>
            <text:p>785441227</text:p>
          </table:table-cell>
        </table:table-row>
        <table:table-row>
          <table:table-cell>
            <text:p>711230292</text:p>
          </table:table-cell>
          <table:table-cell>
            <text:p>647518471</text:p>
          </table:table-cell>
          <table:table-cell>
            <text:p>625320641</text:p>
          </table:table-cell>
          <table:table-cell>
            <text:p>525582345</text:p>
          </table:table-cell>
          <table:table-cell>
            <text:p>131219647</text:p>
          </table:table-cell>
          <table:table-cell>
            <text:p>732400017</text:p>
          </table:table-cell>
          <table:table-cell>
            <text:p>359767709</text:p>
          </table:table-cell>
        </table:table-row>
        <table:table-row>
          <table:table-cell>
            <text:p>795943012</text:p>
          </table:table-cell>
          <table:table-cell>
            <text:p>645071379</text:p>
          </table:table-cell>
          <table:table-cell>
            <text:p>54593002</text:p>
          </table:table-cell>
          <table:table-cell>
            <text:p>919671677</text:p>
          </table:table-cell>
          <table:table-cell>
            <text:p>43552720</text:p>
          </table:table-cell>
          <table:table-cell>
            <text:p>890955476</text:p>
          </table:table-cell>
          <table:table-cell>
            <text:p>737778077</text:p>
          </table:table-cell>
        </table:table-row>
        <table:table-row>
          <table:table-cell>
            <text:p>268230733</text:p>
          </table:table-cell>
          <table:table-cell>
            <text:p>344910644</text:p>
          </table:table-cell>
          <table:table-cell>
            <text:p>233005579</text:p>
          </table:table-cell>
          <table:table-cell>
            <text:p>662402945</text:p>
          </table:table-cell>
          <table:table-cell>
            <text:p>531054266</text:p>
          </table:table-cell>
          <table:table-cell>
            <text:p>955367171</text:p>
          </table:table-cell>
          <table:table-cell>
            <text:p>204390039</text:p>
          </table:table-cell>
        </table:table-row>
        <table:table-row>
          <table:table-cell>
            <text:p>411286791</text:p>
          </table:table-cell>
          <table:table-cell>
            <text:p>43394982</text:p>
          </table:table-cell>
          <table:table-cell>
            <text:p>39440687</text:p>
          </table:table-cell>
          <table:table-cell>
            <text:p>256064568</text:p>
          </table:table-cell>
          <table:table-cell>
            <text:p>701555602</text:p>
          </table:table-cell>
          <table:table-cell>
            <text:p>986792799</text:p>
          </table:table-cell>
          <table:table-cell>
            <text:p>728883760</text:p>
          </table:table-cell>
        </table:table-row>
        <table:table-row>
          <table:table-cell>
            <text:p>733140501</text:p>
          </table:table-cell>
          <table:table-cell>
            <text:p>362155333</text:p>
          </table:table-cell>
          <table:table-cell>
            <text:p>267653005</text:p>
          </table:table-cell>
          <table:table-cell>
            <text:p>669862085</text:p>
          </table:table-cell>
          <table:table-cell>
            <text:p>106167409</text:p>
          </table:table-cell>
          <table:table-cell>
            <text:p>546308580</text:p>
          </table:table-cell>
          <table:table-cell>
            <text:p>43376121</text:p>
          </table:table-cell>
        </table:table-row>
        <table:table-row>
          <table:table-cell>
            <text:p>560934596</text:p>
          </table:table-cell>
          <table:table-cell>
            <text:p>235875886</text:p>
          </table:table-cell>
          <table:table-cell>
            <text:p>802245795</text:p>
          </table:table-cell>
          <table:table-cell>
            <text:p>536329534</text:p>
          </table:table-cell>
          <table:table-cell>
            <text:p>735151938</text:p>
          </table:table-cell>
          <table:table-cell>
            <text:p>800734271</text:p>
          </table:table-cell>
          <table:table-cell>
            <text:p>457446856</text:p>
          </table:table-cell>
        </table:table-row>
        <table:table-row>
          <table:table-cell>
            <text:p>201758514</text:p>
          </table:table-cell>
          <table:table-cell>
            <text:p>898408730</text:p>
          </table:table-cell>
          <table:table-cell>
            <text:p>749888411</text:p>
          </table:table-cell>
          <table:table-cell>
            <text:p>181376122</text:p>
          </table:table-cell>
          <table:table-cell>
            <text:p>835850714</text:p>
          </table:table-cell>
          <table:table-cell>
            <text:p>957965295</text:p>
          </table:table-cell>
          <table:table-cell>
            <text:p>580090262</text:p>
          </table:table-cell>
        </table:table-row>
        <table:table-row>
          <table:table-cell>
            <text:p>255387844</text:p>
          </table:table-cell>
          <table:table-cell>
            <text:p>368062760</text:p>
          </table:table-cell>
          <table:table-cell>
            <text:p>300500746</text:p>
          </table:table-cell>
          <table:table-cell>
            <text:p>291741760</text:p>
          </table:table-cell>
          <table:table-cell>
            <text:p>790856779</text:p>
          </table:table-cell>
          <table:table-cell>
            <text:p>152085300</text:p>
          </table:table-cell>
          <table:table-cell>
            <text:p>856878245</text:p>
          </table:table-cell>
        </table:table-row>
        <table:table-row>
          <table:table-cell>
            <text:p>611674608</text:p>
          </table:table-cell>
          <table:table-cell>
            <text:p>603244733</text:p>
          </table:table-cell>
          <table:table-cell>
            <text:p>183088771</text:p>
          </table:table-cell>
          <table:table-cell>
            <text:p>648843974</text:p>
          </table:table-cell>
          <table:table-cell>
            <text:p>75199641</text:p>
          </table:table-cell>
          <table:table-cell>
            <text:p>572699230</text:p>
          </table:table-cell>
          <table:table-cell>
            <text:p>705911870</text:p>
          </table:table-cell>
        </table:table-row>
        <table:table-row>
          <table:table-cell>
            <text:p>300513795</text:p>
          </table:table-cell>
          <table:table-cell>
            <text:p>386167257</text:p>
          </table:table-cell>
          <table:table-cell>
            <text:p>234646899</text:p>
          </table:table-cell>
          <table:table-cell>
            <text:p>269007928</text:p>
          </table:table-cell>
          <table:table-cell>
            <text:p>600209456</text:p>
          </table:table-cell>
          <table:table-cell>
            <text:p>173984524</text:p>
          </table:table-cell>
          <table:table-cell>
            <text:p>574315876</text:p>
          </table:table-cell>
        </table:table-row>
        <table:table-row>
          <table:table-cell>
            <text:p>921579102</text:p>
          </table:table-cell>
          <table:table-cell>
            <text:p>277524084</text:p>
          </table:table-cell>
          <table:table-cell>
            <text:p>279391079</text:p>
          </table:table-cell>
          <table:table-cell>
            <text:p>129297309</text:p>
          </table:table-cell>
          <table:table-cell>
            <text:p>886784102</text:p>
          </table:table-cell>
          <table:table-cell>
            <text:p>688008445</text:p>
          </table:table-cell>
          <table:table-cell>
            <text:p>227177312</text:p>
          </table:table-cell>
        </table:table-row>
        <table:table-row>
          <table:table-cell>
            <text:p>765250452</text:p>
          </table:table-cell>
          <table:table-cell>
            <text:p>296152762</text:p>
          </table:table-cell>
          <table:table-cell>
            <text:p>48793573</text:p>
          </table:table-cell>
          <table:table-cell>
            <text:p>750158595</text:p>
          </table:table-cell>
          <table:table-cell>
            <text:p>483093678</text:p>
          </table:table-cell>
          <table:table-cell>
            <text:p>286918608</text:p>
          </table:table-cell>
          <table:table-cell>
            <text:p>46216728</text:p>
          </table:table-cell>
        </table:table-row>
        <table:table-row>
          <table:table-cell>
            <text:p>42310149</text:p>
          </table:table-cell>
          <table:table-cell>
            <text:p>541267595</text:p>
          </table:table-cell>
          <table:table-cell>
            <text:p>802177145</text:p>
          </table:table-cell>
          <table:table-cell>
            <text:p>529083454</text:p>
          </table:table-cell>
          <table:table-cell>
            <text:p>188821094</text:p>
          </table:table-cell>
          <table:table-cell>
            <text:p>499451467</text:p>
          </table:table-cell>
          <table:table-cell>
            <text:p>82270114</text:p>
          </table:table-cell>
        </table:table-row>
        <table:table-row>
          <table:table-cell>
            <text:p>270002414</text:p>
          </table:table-cell>
          <table:table-cell>
            <text:p>357761040</text:p>
          </table:table-cell>
          <table:table-cell>
            <text:p>172304849</text:p>
          </table:table-cell>
          <table:table-cell>
            <text:p>637740365</text:p>
          </table:table-cell>
          <table:table-cell>
            <text:p>81272337</text:p>
          </table:table-cell>
          <table:table-cell>
            <text:p>802830860</text:p>
          </table:table-cell>
          <table:table-cell>
            <text:p>405426926</text:p>
          </table:table-cell>
        </table:table-row>
        <table:table-row>
          <table:table-cell>
            <text:p>479062315</text:p>
          </table:table-cell>
          <table:table-cell>
            <text:p>434416649</text:p>
          </table:table-cell>
          <table:table-cell>
            <text:p>541719454</text:p>
          </table:table-cell>
          <table:table-cell>
            <text:p>826515929</text:p>
          </table:table-cell>
          <table:table-cell>
            <text:p>358655321</text:p>
          </table:table-cell>
          <table:table-cell>
            <text:p>84177153</text:p>
          </table:table-cell>
          <table:table-cell>
            <text:p>825279779</text:p>
          </table:table-cell>
        </table:table-row>
        <table:table-row>
          <table:table-cell>
            <text:p>303473058</text:p>
          </table:table-cell>
          <table:table-cell>
            <text:p>539859905</text:p>
          </table:table-cell>
          <table:table-cell>
            <text:p>434928877</text:p>
          </table:table-cell>
          <table:table-cell>
            <text:p>703483056</text:p>
          </table:table-cell>
          <table:table-cell>
            <text:p>80231429</text:p>
          </table:table-cell>
          <table:table-cell>
            <text:p>766799119</text:p>
          </table:table-cell>
          <table:table-cell>
            <text:p>950181118</text:p>
          </table:table-cell>
        </table:table-row>
        <table:table-row>
          <table:table-cell>
            <text:p>505954029</text:p>
          </table:table-cell>
          <table:table-cell>
            <text:p>525344089</text:p>
          </table:table-cell>
          <table:table-cell>
            <text:p>549673036</text:p>
          </table:table-cell>
          <table:table-cell>
            <text:p>221472695</text:p>
          </table:table-cell>
          <table:table-cell>
            <text:p>89905964</text:p>
          </table:table-cell>
          <table:table-cell>
            <text:p>291926892</text:p>
          </table:table-cell>
          <table:table-cell>
            <text:p>429665134</text:p>
          </table:table-cell>
        </table:table-row>
        <table:table-row>
          <table:table-cell>
            <text:p>349028480</text:p>
          </table:table-cell>
          <table:table-cell>
            <text:p>126230061</text:p>
          </table:table-cell>
          <table:table-cell>
            <text:p>399231541</text:p>
          </table:table-cell>
          <table:table-cell>
            <text:p>998615757</text:p>
          </table:table-cell>
          <table:table-cell>
            <text:p>480924329</text:p>
          </table:table-cell>
          <table:table-cell>
            <text:p>989982406</text:p>
          </table:table-cell>
          <table:table-cell>
            <text:p>375875845</text:p>
          </table:table-cell>
        </table:table-row>
        <table:table-row>
          <table:table-cell>
            <text:p>360932513</text:p>
          </table:table-cell>
          <table:table-cell>
            <text:p>362895504</text:p>
          </table:table-cell>
          <table:table-cell>
            <text:p>316826228</text:p>
          </table:table-cell>
          <table:table-cell>
            <text:p>254075759</text:p>
          </table:table-cell>
          <table:table-cell>
            <text:p>551762720</text:p>
          </table:table-cell>
          <table:table-cell>
            <text:p>505095355</text:p>
          </table:table-cell>
          <table:table-cell>
            <text:p>992050661</text:p>
          </table:table-cell>
        </table:table-row>
        <table:table-row>
          <table:table-cell>
            <text:p>36221051</text:p>
          </table:table-cell>
          <table:table-cell>
            <text:p>40009006</text:p>
          </table:table-cell>
          <table:table-cell>
            <text:p>849791425</text:p>
          </table:table-cell>
          <table:table-cell>
            <text:p>242960386</text:p>
          </table:table-cell>
          <table:table-cell>
            <text:p>168605168</text:p>
          </table:table-cell>
          <table:table-cell>
            <text:p>245265768</text:p>
          </table:table-cell>
          <table:table-cell>
            <text:p>553532228</text:p>
          </table:table-cell>
        </table:table-row>
        <table:table-row>
          <table:table-cell>
            <text:p>708535568</text:p>
          </table:table-cell>
          <table:table-cell>
            <text:p>920559841</text:p>
          </table:table-cell>
          <table:table-cell>
            <text:p>125783777</text:p>
          </table:table-cell>
          <table:table-cell>
            <text:p>61098673</text:p>
          </table:table-cell>
          <table:table-cell>
            <text:p>317244763</text:p>
          </table:table-cell>
          <table:table-cell>
            <text:p>994775782</text:p>
          </table:table-cell>
          <table:table-cell>
            <text:p>141200997</text:p>
          </table:table-cell>
        </table:table-row>
        <table:table-row>
          <table:table-cell>
            <text:p>375513679</text:p>
          </table:table-cell>
          <table:table-cell>
            <text:p>102147884</text:p>
          </table:table-cell>
          <table:table-cell>
            <text:p>379821381</text:p>
          </table:table-cell>
          <table:table-cell>
            <text:p>673516375</text:p>
          </table:table-cell>
          <table:table-cell>
            <text:p>299517093</text:p>
          </table:table-cell>
          <table:table-cell>
            <text:p>317509678</text:p>
          </table:table-cell>
          <table:table-cell>
            <text:p>10878549</text:p>
          </table:table-cell>
        </table:table-row>
        <table:table-row>
          <table:table-cell>
            <text:p>613266887</text:p>
          </table:table-cell>
          <table:table-cell>
            <text:p>936916362</text:p>
          </table:table-cell>
          <table:table-cell>
            <text:p>122808762</text:p>
          </table:table-cell>
          <table:table-cell>
            <text:p>311321142</text:p>
          </table:table-cell>
          <table:table-cell>
            <text:p>938921226</text:p>
          </table:table-cell>
          <table:table-cell>
            <text:p>166654794</text:p>
          </table:table-cell>
          <table:table-cell>
            <text:p>439368108</text:p>
          </table:table-cell>
        </table:table-row>
        <table:table-row>
          <table:table-cell>
            <text:p>651299454</text:p>
          </table:table-cell>
          <table:table-cell>
            <text:p>842119305</text:p>
          </table:table-cell>
          <table:table-cell>
            <text:p>964662524</text:p>
          </table:table-cell>
          <table:table-cell>
            <text:p>466430126</text:p>
          </table:table-cell>
          <table:table-cell>
            <text:p>839149687</text:p>
          </table:table-cell>
          <table:table-cell>
            <text:p>4681611</text:p>
          </table:table-cell>
          <table:table-cell>
            <text:p>75267682</text:p>
          </table:table-cell>
        </table:table-row>
        <table:table-row>
          <table:table-cell>
            <text:p>662448721</text:p>
          </table:table-cell>
          <table:table-cell>
            <text:p>812095874</text:p>
          </table:table-cell>
          <table:table-cell>
            <text:p>420883913</text:p>
          </table:table-cell>
          <table:table-cell>
            <text:p>636213781</text:p>
          </table:table-cell>
          <table:table-cell>
            <text:p>536046383</text:p>
          </table:table-cell>
          <table:table-cell>
            <text:p>339056516</text:p>
          </table:table-cell>
          <table:table-cell>
            <text:p>607961239</text:p>
          </table:table-cell>
        </table:table-row>
        <table:table-row>
          <table:table-cell>
            <text:p>403256037</text:p>
          </table:table-cell>
          <table:table-cell>
            <text:p>429648830</text:p>
          </table:table-cell>
          <table:table-cell>
            <text:p>332246933</text:p>
          </table:table-cell>
          <table:table-cell>
            <text:p>542534470</text:p>
          </table:table-cell>
          <table:table-cell>
            <text:p>367029148</text:p>
          </table:table-cell>
          <table:table-cell>
            <text:p>805777414</text:p>
          </table:table-cell>
          <table:table-cell>
            <text:p>5280175</text:p>
          </table:table-cell>
        </table:table-row>
        <table:table-row>
          <table:table-cell>
            <text:p>445843984</text:p>
          </table:table-cell>
          <table:table-cell>
            <text:p>43240402</text:p>
          </table:table-cell>
          <table:table-cell>
            <text:p>49870096</text:p>
          </table:table-cell>
          <table:table-cell>
            <text:p>131751257</text:p>
          </table:table-cell>
          <table:table-cell>
            <text:p>689281565</text:p>
          </table:table-cell>
          <table:table-cell>
            <text:p>729151427</text:p>
          </table:table-cell>
          <table:table-cell>
            <text:p>908906874</text:p>
          </table:table-cell>
        </table:table-row>
        <table:table-row>
          <table:table-cell>
            <text:p>612513016</text:p>
          </table:table-cell>
          <table:table-cell>
            <text:p>250604632</text:p>
          </table:table-cell>
          <table:table-cell>
            <text:p>805243482</text:p>
          </table:table-cell>
          <table:table-cell>
            <text:p>163836179</text:p>
          </table:table-cell>
          <table:table-cell>
            <text:p>973674167</text:p>
          </table:table-cell>
          <table:table-cell>
            <text:p>904067893</text:p>
          </table:table-cell>
          <table:table-cell>
            <text:p>595930242</text:p>
          </table:table-cell>
        </table:table-row>
        <table:table-row>
          <table:table-cell>
            <text:p>244433906</text:p>
          </table:table-cell>
          <table:table-cell>
            <text:p>564505122</text:p>
          </table:table-cell>
          <table:table-cell>
            <text:p>901422836</text:p>
          </table:table-cell>
          <table:table-cell>
            <text:p>548655950</text:p>
          </table:table-cell>
          <table:table-cell>
            <text:p>505533359</text:p>
          </table:table-cell>
          <table:table-cell>
            <text:p>897224169</text:p>
          </table:table-cell>
          <table:table-cell>
            <text:p>74577255</text:p>
          </table:table-cell>
        </table:table-row>
        <table:table-row>
          <table:table-cell>
            <text:p>860686203</text:p>
          </table:table-cell>
          <table:table-cell>
            <text:p>285796844</text:p>
          </table:table-cell>
          <table:table-cell>
            <text:p>99379044</text:p>
          </table:table-cell>
          <table:table-cell>
            <text:p>326860094</text:p>
          </table:table-cell>
          <table:table-cell>
            <text:p>571048483</text:p>
          </table:table-cell>
          <table:table-cell>
            <text:p>839645056</text:p>
          </table:table-cell>
          <table:table-cell>
            <text:p>474768376</text:p>
          </table:table-cell>
        </table:table-row>
        <table:table-row>
          <table:table-cell>
            <text:p>157232716</text:p>
          </table:table-cell>
          <table:table-cell>
            <text:p>905482766</text:p>
          </table:table-cell>
          <table:table-cell>
            <text:p>333518009</text:p>
          </table:table-cell>
          <table:table-cell>
            <text:p>230752958</text:p>
          </table:table-cell>
          <table:table-cell>
            <text:p>735543490</text:p>
          </table:table-cell>
          <table:table-cell>
            <text:p>414372605</text:p>
          </table:table-cell>
          <table:table-cell>
            <text:p>376622641</text:p>
          </table:table-cell>
        </table:table-row>
        <table:table-row>
          <table:table-cell>
            <text:p>449004011</text:p>
          </table:table-cell>
          <table:table-cell>
            <text:p>935911147</text:p>
          </table:table-cell>
          <table:table-cell>
            <text:p>274293547</text:p>
          </table:table-cell>
          <table:table-cell>
            <text:p>504902484</text:p>
          </table:table-cell>
          <table:table-cell>
            <text:p>221753294</text:p>
          </table:table-cell>
          <table:table-cell>
            <text:p>35949785</text:p>
          </table:table-cell>
          <table:table-cell>
            <text:p>550240627</text:p>
          </table:table-cell>
        </table:table-row>
        <table:table-row>
          <table:table-cell>
            <text:p>388619908</text:p>
          </table:table-cell>
          <table:table-cell>
            <text:p>818482727</text:p>
          </table:table-cell>
          <table:table-cell>
            <text:p>821108908</text:p>
          </table:table-cell>
          <table:table-cell>
            <text:p>437102983</text:p>
          </table:table-cell>
          <table:table-cell>
            <text:p>162609296</text:p>
          </table:table-cell>
          <table:table-cell>
            <text:p>453571564</text:p>
          </table:table-cell>
          <table:table-cell>
            <text:p>64062864</text:p>
          </table:table-cell>
        </table:table-row>
        <table:table-row>
          <table:table-cell>
            <text:p>557899945</text:p>
          </table:table-cell>
          <table:table-cell>
            <text:p>493205792</text:p>
          </table:table-cell>
          <table:table-cell>
            <text:p>11284340</text:p>
          </table:table-cell>
          <table:table-cell>
            <text:p>254938885</text:p>
          </table:table-cell>
          <table:table-cell>
            <text:p>729853913</text:p>
          </table:table-cell>
          <table:table-cell>
            <text:p>748487242</text:p>
          </table:table-cell>
          <table:table-cell>
            <text:p>390095442</text:p>
          </table:table-cell>
        </table:table-row>
        <table:table-row>
          <table:table-cell>
            <text:p>476485873</text:p>
          </table:table-cell>
          <table:table-cell>
            <text:p>370775527</text:p>
          </table:table-cell>
          <table:table-cell>
            <text:p>910996967</text:p>
          </table:table-cell>
          <table:table-cell>
            <text:p>126459870</text:p>
          </table:table-cell>
          <table:table-cell>
            <text:p>423140891</text:p>
          </table:table-cell>
          <table:table-cell>
            <text:p>697416650</text:p>
          </table:table-cell>
          <table:table-cell>
            <text:p>539161469</text:p>
          </table:table-cell>
        </table:table-row>
        <table:table-row>
          <table:table-cell>
            <text:p>19492553</text:p>
          </table:table-cell>
          <table:table-cell>
            <text:p>178673967</text:p>
          </table:table-cell>
          <table:table-cell>
            <text:p>337933613</text:p>
          </table:table-cell>
          <table:table-cell>
            <text:p>326433211</text:p>
          </table:table-cell>
          <table:table-cell>
            <text:p>286042136</text:p>
          </table:table-cell>
          <table:table-cell>
            <text:p>141844321</text:p>
          </table:table-cell>
          <table:table-cell>
            <text:p>107867798</text:p>
          </table:table-cell>
        </table:table-row>
        <table:table-row>
          <table:table-cell>
            <text:p>954587359</text:p>
          </table:table-cell>
          <table:table-cell>
            <text:p>992250845</text:p>
          </table:table-cell>
          <table:table-cell>
            <text:p>497982900</text:p>
          </table:table-cell>
          <table:table-cell>
            <text:p>289963740</text:p>
          </table:table-cell>
          <table:table-cell>
            <text:p>732044095</text:p>
          </table:table-cell>
          <table:table-cell>
            <text:p>512047664</text:p>
          </table:table-cell>
          <table:table-cell>
            <text:p>496819494</text:p>
          </table:table-cell>
        </table:table-row>
        <table:table-row>
          <table:table-cell>
            <text:p>705301191</text:p>
          </table:table-cell>
          <table:table-cell>
            <text:p>267802600</text:p>
          </table:table-cell>
          <table:table-cell>
            <text:p>797893232</text:p>
          </table:table-cell>
          <table:table-cell>
            <text:p>855467845</text:p>
          </table:table-cell>
          <table:table-cell>
            <text:p>444960500</text:p>
          </table:table-cell>
          <table:table-cell>
            <text:p>474520819</text:p>
          </table:table-cell>
          <table:table-cell>
            <text:p>782061869</text:p>
          </table:table-cell>
        </table:table-row>
        <table:table-row>
          <table:table-cell>
            <text:p>199273409</text:p>
          </table:table-cell>
          <table:table-cell>
            <text:p>883265060</text:p>
          </table:table-cell>
          <table:table-cell>
            <text:p>93284647</text:p>
          </table:table-cell>
          <table:table-cell>
            <text:p>72296761</text:p>
          </table:table-cell>
          <table:table-cell>
            <text:p>282571772</text:p>
          </table:table-cell>
          <table:table-cell>
            <text:p>204825660</text:p>
          </table:table-cell>
          <table:table-cell>
            <text:p>212808708</text:p>
          </table:table-cell>
        </table:table-row>
        <table:table-row>
          <table:table-cell>
            <text:p>196764309</text:p>
          </table:table-cell>
          <table:table-cell>
            <text:p>213697774</text:p>
          </table:table-cell>
          <table:table-cell>
            <text:p>13937947</text:p>
          </table:table-cell>
          <table:table-cell>
            <text:p>718348916</text:p>
          </table:table-cell>
          <table:table-cell>
            <text:p>32488781</text:p>
          </table:table-cell>
          <table:table-cell>
            <text:p>77194581</text:p>
          </table:table-cell>
          <table:table-cell>
            <text:p>479497807</text:p>
          </table:table-cell>
        </table:table-row>
        <table:table-row>
          <table:table-cell>
            <text:p>768080148</text:p>
          </table:table-cell>
          <table:table-cell>
            <text:p>727690087</text:p>
          </table:table-cell>
          <table:table-cell>
            <text:p>681255912</text:p>
          </table:table-cell>
          <table:table-cell>
            <text:p>318158686</text:p>
          </table:table-cell>
          <table:table-cell>
            <text:p>432043134</text:p>
          </table:table-cell>
          <table:table-cell>
            <text:p>42430287</text:p>
          </table:table-cell>
          <table:table-cell>
            <text:p>941032951</text:p>
          </table:table-cell>
        </table:table-row>
        <table:table-row>
          <table:table-cell>
            <text:p>934492213</text:p>
          </table:table-cell>
          <table:table-cell>
            <text:p>793802813</text:p>
          </table:table-cell>
          <table:table-cell>
            <text:p>111572832</text:p>
          </table:table-cell>
          <table:table-cell>
            <text:p>518660551</text:p>
          </table:table-cell>
          <table:table-cell>
            <text:p>772707047</text:p>
          </table:table-cell>
          <table:table-cell>
            <text:p>636331303</text:p>
          </table:table-cell>
          <table:table-cell>
            <text:p>425954842</text:p>
          </table:table-cell>
        </table:table-row>
        <table:table-row>
          <table:table-cell>
            <text:p>570610275</text:p>
          </table:table-cell>
          <table:table-cell>
            <text:p>36323673</text:p>
          </table:table-cell>
          <table:table-cell>
            <text:p>572167693</text:p>
          </table:table-cell>
          <table:table-cell>
            <text:p>594723940</text:p>
          </table:table-cell>
          <table:table-cell>
            <text:p>701190184</text:p>
          </table:table-cell>
          <table:table-cell>
            <text:p>863185233</text:p>
          </table:table-cell>
          <table:table-cell>
            <text:p>682655581</text:p>
          </table:table-cell>
        </table:table-row>
        <table:table-row>
          <table:table-cell>
            <text:p>306489490</text:p>
          </table:table-cell>
          <table:table-cell>
            <text:p>724002334</text:p>
          </table:table-cell>
          <table:table-cell>
            <text:p>371676806</text:p>
          </table:table-cell>
          <table:table-cell>
            <text:p>460375957</text:p>
          </table:table-cell>
          <table:table-cell>
            <text:p>474967510</text:p>
          </table:table-cell>
          <table:table-cell>
            <text:p>919607594</text:p>
          </table:table-cell>
          <table:table-cell>
            <text:p>2529245</text:p>
          </table:table-cell>
        </table:table-row>
        <table:table-row>
          <table:table-cell>
            <text:p>758231795</text:p>
          </table:table-cell>
          <table:table-cell>
            <text:p>535587829</text:p>
          </table:table-cell>
          <table:table-cell>
            <text:p>714645886</text:p>
          </table:table-cell>
          <table:table-cell>
            <text:p>493463703</text:p>
          </table:table-cell>
          <table:table-cell>
            <text:p>532157609</text:p>
          </table:table-cell>
          <table:table-cell>
            <text:p>57047101</text:p>
          </table:table-cell>
          <table:table-cell>
            <text:p>94058976</text:p>
          </table:table-cell>
        </table:table-row>
        <table:table-row>
          <table:table-cell>
            <text:p>807032377</text:p>
          </table:table-cell>
          <table:table-cell>
            <text:p>890330325</text:p>
          </table:table-cell>
          <table:table-cell>
            <text:p>488980774</text:p>
          </table:table-cell>
          <table:table-cell>
            <text:p>737573576</text:p>
          </table:table-cell>
          <table:table-cell>
            <text:p>626029749</text:p>
          </table:table-cell>
          <table:table-cell>
            <text:p>523506628</text:p>
          </table:table-cell>
          <table:table-cell>
            <text:p>273326517</text:p>
          </table:table-cell>
        </table:table-row>
        <table:table-row>
          <table:table-cell>
            <text:p>214209941</text:p>
          </table:table-cell>
          <table:table-cell>
            <text:p>273120328</text:p>
          </table:table-cell>
          <table:table-cell>
            <text:p>499611419</text:p>
          </table:table-cell>
          <table:table-cell>
            <text:p>471708487</text:p>
          </table:table-cell>
          <table:table-cell>
            <text:p>7073751</text:p>
          </table:table-cell>
          <table:table-cell>
            <text:p>547735600</text:p>
          </table:table-cell>
          <table:table-cell>
            <text:p>597399217</text:p>
          </table:table-cell>
        </table:table-row>
        <table:table-row>
          <table:table-cell>
            <text:p>736311899</text:p>
          </table:table-cell>
          <table:table-cell>
            <text:p>751482109</text:p>
          </table:table-cell>
          <table:table-cell>
            <text:p>236713687</text:p>
          </table:table-cell>
          <table:table-cell>
            <text:p>739312370</text:p>
          </table:table-cell>
          <table:table-cell>
            <text:p>309199451</text:p>
          </table:table-cell>
          <table:table-cell>
            <text:p>107454193</text:p>
          </table:table-cell>
          <table:table-cell>
            <text:p>165415212</text:p>
          </table:table-cell>
        </table:table-row>
        <table:table-row>
          <table:table-cell>
            <text:p>179123829</text:p>
          </table:table-cell>
          <table:table-cell>
            <text:p>277305936</text:p>
          </table:table-cell>
          <table:table-cell>
            <text:p>981827425</text:p>
          </table:table-cell>
          <table:table-cell>
            <text:p>495417802</text:p>
          </table:table-cell>
          <table:table-cell>
            <text:p>623286816</text:p>
          </table:table-cell>
          <table:table-cell>
            <text:p>754717455</text:p>
          </table:table-cell>
          <table:table-cell>
            <text:p>647288801</text:p>
          </table:table-cell>
        </table:table-row>
        <table:table-row>
          <table:table-cell>
            <text:p>649313199</text:p>
          </table:table-cell>
          <table:table-cell>
            <text:p>986001390</text:p>
          </table:table-cell>
          <table:table-cell>
            <text:p>671414283</text:p>
          </table:table-cell>
          <table:table-cell>
            <text:p>940881330</text:p>
          </table:table-cell>
          <table:table-cell>
            <text:p>824329068</text:p>
          </table:table-cell>
          <table:table-cell>
            <text:p>825013319</text:p>
          </table:table-cell>
          <table:table-cell>
            <text:p>821843003</text:p>
          </table:table-cell>
        </table:table-row>
        <table:table-row>
          <table:table-cell>
            <text:p>581062788</text:p>
          </table:table-cell>
          <table:table-cell>
            <text:p>523171906</text:p>
          </table:table-cell>
          <table:table-cell>
            <text:p>975373068</text:p>
          </table:table-cell>
          <table:table-cell>
            <text:p>967847022</text:p>
          </table:table-cell>
          <table:table-cell>
            <text:p>26338740</text:p>
          </table:table-cell>
          <table:table-cell>
            <text:p>563263448</text:p>
          </table:table-cell>
          <table:table-cell>
            <text:p>416496388</text:p>
          </table:table-cell>
        </table:table-row>
        <table:table-row>
          <table:table-cell>
            <text:p>684547767</text:p>
          </table:table-cell>
          <table:table-cell>
            <text:p>723218178</text:p>
          </table:table-cell>
          <table:table-cell>
            <text:p>583474961</text:p>
          </table:table-cell>
          <table:table-cell>
            <text:p>512430807</text:p>
          </table:table-cell>
          <table:table-cell>
            <text:p>992258493</text:p>
          </table:table-cell>
          <table:table-cell>
            <text:p>877491732</text:p>
          </table:table-cell>
          <table:table-cell>
            <text:p>477861012</text:p>
          </table:table-cell>
        </table:table-row>
        <table:table-row>
          <table:table-cell>
            <text:p>623120951</text:p>
          </table:table-cell>
          <table:table-cell>
            <text:p>539133331</text:p>
          </table:table-cell>
          <table:table-cell>
            <text:p>995403873</text:p>
          </table:table-cell>
          <table:table-cell>
            <text:p>391345227</text:p>
          </table:table-cell>
          <table:table-cell>
            <text:p>326726701</text:p>
          </table:table-cell>
          <table:table-cell>
            <text:p>119033879</text:p>
          </table:table-cell>
          <table:table-cell>
            <text:p>846051119</text:p>
          </table:table-cell>
        </table:table-row>
        <table:table-row>
          <table:table-cell>
            <text:p>144973152</text:p>
          </table:table-cell>
          <table:table-cell>
            <text:p>639372410</text:p>
          </table:table-cell>
          <table:table-cell>
            <text:p>822055310</text:p>
          </table:table-cell>
          <table:table-cell>
            <text:p>57889313</text:p>
          </table:table-cell>
          <table:table-cell>
            <text:p>51945988</text:p>
          </table:table-cell>
          <table:table-cell>
            <text:p>15530236</text:p>
          </table:table-cell>
          <table:table-cell>
            <text:p>421706237</text:p>
          </table:table-cell>
        </table:table-row>
        <table:table-row>
          <table:table-cell>
            <text:p>659344998</text:p>
          </table:table-cell>
          <table:table-cell>
            <text:p>122389728</text:p>
          </table:table-cell>
          <table:table-cell>
            <text:p>29960919</text:p>
          </table:table-cell>
          <table:table-cell>
            <text:p>560383110</text:p>
          </table:table-cell>
          <table:table-cell>
            <text:p>501252843</text:p>
          </table:table-cell>
          <table:table-cell>
            <text:p>592582379</text:p>
          </table:table-cell>
          <table:table-cell>
            <text:p>472261972</text:p>
          </table:table-cell>
        </table:table-row>
        <table:table-row>
          <table:table-cell>
            <text:p>573399467</text:p>
          </table:table-cell>
          <table:table-cell>
            <text:p>318040017</text:p>
          </table:table-cell>
          <table:table-cell>
            <text:p>853844036</text:p>
          </table:table-cell>
          <table:table-cell>
            <text:p>204969685</text:p>
          </table:table-cell>
          <table:table-cell>
            <text:p>82094488</text:p>
          </table:table-cell>
          <table:table-cell>
            <text:p>980130590</text:p>
          </table:table-cell>
          <table:table-cell>
            <text:p>448616789</text:p>
          </table:table-cell>
        </table:table-row>
        <table:table-row>
          <table:table-cell>
            <text:p>996598980</text:p>
          </table:table-cell>
          <table:table-cell>
            <text:p>370723325</text:p>
          </table:table-cell>
          <table:table-cell>
            <text:p>460104716</text:p>
          </table:table-cell>
          <table:table-cell>
            <text:p>715461045</text:p>
          </table:table-cell>
          <table:table-cell>
            <text:p>679349054</text:p>
          </table:table-cell>
          <table:table-cell>
            <text:p>1464053</text:p>
          </table:table-cell>
          <table:table-cell>
            <text:p>712362713</text:p>
          </table:table-cell>
        </table:table-row>
        <table:table-row>
          <table:table-cell>
            <text:p>75611911</text:p>
          </table:table-cell>
          <table:table-cell>
            <text:p>630949072</text:p>
          </table:table-cell>
          <table:table-cell>
            <text:p>255490754</text:p>
          </table:table-cell>
          <table:table-cell>
            <text:p>12887279</text:p>
          </table:table-cell>
          <table:table-cell>
            <text:p>505009300</text:p>
          </table:table-cell>
          <table:table-cell>
            <text:p>323307552</text:p>
          </table:table-cell>
          <table:table-cell>
            <text:p>356511935</text:p>
          </table:table-cell>
        </table:table-row>
        <table:table-row>
          <table:table-cell>
            <text:p>571746084</text:p>
          </table:table-cell>
          <table:table-cell>
            <text:p>461239049</text:p>
          </table:table-cell>
          <table:table-cell>
            <text:p>188759565</text:p>
          </table:table-cell>
          <table:table-cell>
            <text:p>224854064</text:p>
          </table:table-cell>
          <table:table-cell>
            <text:p>984802681</text:p>
          </table:table-cell>
          <table:table-cell>
            <text:p>255190066</text:p>
          </table:table-cell>
          <table:table-cell>
            <text:p>712317860</text:p>
          </table:table-cell>
        </table:table-row>
        <table:table-row>
          <table:table-cell>
            <text:p>47928626</text:p>
          </table:table-cell>
          <table:table-cell>
            <text:p>827279922</text:p>
          </table:table-cell>
          <table:table-cell>
            <text:p>807576387</text:p>
          </table:table-cell>
          <table:table-cell>
            <text:p>93203837</text:p>
          </table:table-cell>
          <table:table-cell>
            <text:p>784391403</text:p>
          </table:table-cell>
          <table:table-cell>
            <text:p>872295379</text:p>
          </table:table-cell>
          <table:table-cell>
            <text:p>32861270</text:p>
          </table:table-cell>
        </table:table-row>
        <table:table-row>
          <table:table-cell>
            <text:p>668040951</text:p>
          </table:table-cell>
          <table:table-cell>
            <text:p>791103673</text:p>
          </table:table-cell>
          <table:table-cell>
            <text:p>282926738</text:p>
          </table:table-cell>
          <table:table-cell>
            <text:p>678657157</text:p>
          </table:table-cell>
          <table:table-cell>
            <text:p>260558104</text:p>
          </table:table-cell>
          <table:table-cell>
            <text:p>866524779</text:p>
          </table:table-cell>
          <table:table-cell>
            <text:p>261770975</text:p>
          </table:table-cell>
        </table:table-row>
        <table:table-row>
          <table:table-cell>
            <text:p>53834146</text:p>
          </table:table-cell>
          <table:table-cell>
            <text:p>166591040</text:p>
          </table:table-cell>
          <table:table-cell>
            <text:p>604945350</text:p>
          </table:table-cell>
          <table:table-cell>
            <text:p>437546983</text:p>
          </table:table-cell>
          <table:table-cell>
            <text:p>524233336</text:p>
          </table:table-cell>
          <table:table-cell>
            <text:p>866021904</text:p>
          </table:table-cell>
          <table:table-cell>
            <text:p>193880083</text:p>
          </table:table-cell>
        </table:table-row>
        <table:table-row>
          <table:table-cell>
            <text:p>856350971</text:p>
          </table:table-cell>
          <table:table-cell>
            <text:p>422967040</text:p>
          </table:table-cell>
          <table:table-cell>
            <text:p>72911237</text:p>
          </table:table-cell>
          <table:table-cell>
            <text:p>424486474</text:p>
          </table:table-cell>
          <table:table-cell>
            <text:p>243785448</text:p>
          </table:table-cell>
          <table:table-cell>
            <text:p>137460743</text:p>
          </table:table-cell>
          <table:table-cell>
            <text:p>672632278</text:p>
          </table:table-cell>
        </table:table-row>
        <table:table-row>
          <table:table-cell>
            <text:p>876978300</text:p>
          </table:table-cell>
          <table:table-cell>
            <text:p>242864743</text:p>
          </table:table-cell>
          <table:table-cell>
            <text:p>873490629</text:p>
          </table:table-cell>
          <table:table-cell>
            <text:p>172773319</text:p>
          </table:table-cell>
          <table:table-cell>
            <text:p>202744812</text:p>
          </table:table-cell>
          <table:table-cell>
            <text:p>104464068</text:p>
          </table:table-cell>
          <table:table-cell>
            <text:p>124742753</text:p>
          </table:table-cell>
        </table:table-row>
        <table:table-row>
          <table:table-cell>
            <text:p>888959782</text:p>
          </table:table-cell>
          <table:table-cell>
            <text:p>782975557</text:p>
          </table:table-cell>
          <table:table-cell>
            <text:p>471598216</text:p>
          </table:table-cell>
          <table:table-cell>
            <text:p>581305889</text:p>
          </table:table-cell>
          <table:table-cell>
            <text:p>878435810</text:p>
          </table:table-cell>
          <table:table-cell>
            <text:p>603004699</text:p>
          </table:table-cell>
          <table:table-cell>
            <text:p>749543621</text:p>
          </table:table-cell>
        </table:table-row>
        <table:table-row>
          <table:table-cell>
            <text:p>276304451</text:p>
          </table:table-cell>
          <table:table-cell>
            <text:p>337582770</text:p>
          </table:table-cell>
          <table:table-cell>
            <text:p>484448761</text:p>
          </table:table-cell>
          <table:table-cell>
            <text:p>136636163</text:p>
          </table:table-cell>
          <table:table-cell>
            <text:p>281820989</text:p>
          </table:table-cell>
          <table:table-cell>
            <text:p>97879433</text:p>
          </table:table-cell>
          <table:table-cell>
            <text:p>854599259</text:p>
          </table:table-cell>
        </table:table-row>
        <table:table-row>
          <table:table-cell>
            <text:p>735281839</text:p>
          </table:table-cell>
          <table:table-cell>
            <text:p>433213525</text:p>
          </table:table-cell>
          <table:table-cell>
            <text:p>613377191</text:p>
          </table:table-cell>
          <table:table-cell>
            <text:p>493247131</text:p>
          </table:table-cell>
          <table:table-cell>
            <text:p>820751270</text:p>
          </table:table-cell>
          <table:table-cell>
            <text:p>332846017</text:p>
          </table:table-cell>
          <table:table-cell>
            <text:p>12364127</text:p>
          </table:table-cell>
        </table:table-row>
        <table:table-row>
          <table:table-cell>
            <text:p>739156195</text:p>
          </table:table-cell>
          <table:table-cell>
            <text:p>25346509</text:p>
          </table:table-cell>
          <table:table-cell>
            <text:p>911510269</text:p>
          </table:table-cell>
          <table:table-cell>
            <text:p>640583219</text:p>
          </table:table-cell>
          <table:table-cell>
            <text:p>603109831</text:p>
          </table:table-cell>
          <table:table-cell>
            <text:p>876578462</text:p>
          </table:table-cell>
          <table:table-cell>
            <text:p>448891969</text:p>
          </table:table-cell>
        </table:table-row>
        <table:table-row>
          <table:table-cell>
            <text:p>802643058</text:p>
          </table:table-cell>
          <table:table-cell>
            <text:p>819445294</text:p>
          </table:table-cell>
          <table:table-cell>
            <text:p>598211763</text:p>
          </table:table-cell>
          <table:table-cell>
            <text:p>723579765</text:p>
          </table:table-cell>
          <table:table-cell>
            <text:p>750222408</text:p>
          </table:table-cell>
          <table:table-cell>
            <text:p>508016524</text:p>
          </table:table-cell>
          <table:table-cell>
            <text:p>902182186</text:p>
          </table:table-cell>
        </table:table-row>
        <table:table-row>
          <table:table-cell>
            <text:p>347264611</text:p>
          </table:table-cell>
          <table:table-cell>
            <text:p>966999811</text:p>
          </table:table-cell>
          <table:table-cell>
            <text:p>554604278</text:p>
          </table:table-cell>
          <table:table-cell>
            <text:p>436266061</text:p>
          </table:table-cell>
          <table:table-cell>
            <text:p>893688637</text:p>
          </table:table-cell>
          <table:table-cell>
            <text:p>784645289</text:p>
          </table:table-cell>
          <table:table-cell>
            <text:p>204897927</text:p>
          </table:table-cell>
        </table:table-row>
        <table:table-row>
          <table:table-cell>
            <text:p>166222902</text:p>
          </table:table-cell>
          <table:table-cell>
            <text:p>561704755</text:p>
          </table:table-cell>
          <table:table-cell>
            <text:p>404965725</text:p>
          </table:table-cell>
          <table:table-cell>
            <text:p>534053090</text:p>
          </table:table-cell>
          <table:table-cell>
            <text:p>101900548</text:p>
          </table:table-cell>
          <table:table-cell>
            <text:p>779199243</text:p>
          </table:table-cell>
          <table:table-cell>
            <text:p>284439728</text:p>
          </table:table-cell>
        </table:table-row>
        <table:table-row>
          <table:table-cell>
            <text:p>626521292</text:p>
          </table:table-cell>
          <table:table-cell>
            <text:p>791414994</text:p>
          </table:table-cell>
          <table:table-cell>
            <text:p>180982040</text:p>
          </table:table-cell>
          <table:table-cell>
            <text:p>528905346</text:p>
          </table:table-cell>
          <table:table-cell>
            <text:p>746270351</text:p>
          </table:table-cell>
          <table:table-cell>
            <text:p>196711169</text:p>
          </table:table-cell>
          <table:table-cell>
            <text:p>682605059</text:p>
          </table:table-cell>
        </table:table-row>
        <table:table-row>
          <table:table-cell>
            <text:p>517491329</text:p>
          </table:table-cell>
          <table:table-cell>
            <text:p>550337637</text:p>
          </table:table-cell>
          <table:table-cell>
            <text:p>279592139</text:p>
          </table:table-cell>
          <table:table-cell>
            <text:p>735875051</text:p>
          </table:table-cell>
          <table:table-cell>
            <text:p>942041204</text:p>
          </table:table-cell>
          <table:table-cell>
            <text:p>952594578</text:p>
          </table:table-cell>
          <table:table-cell>
            <text:p>263108490</text:p>
          </table:table-cell>
        </table:table-row>
        <table:table-row>
          <table:table-cell>
            <text:p>796854822</text:p>
          </table:table-cell>
          <table:table-cell>
            <text:p>786416332</text:p>
          </table:table-cell>
          <table:table-cell>
            <text:p>763643459</text:p>
          </table:table-cell>
          <table:table-cell>
            <text:p>946183451</text:p>
          </table:table-cell>
          <table:table-cell>
            <text:p>194621455</text:p>
          </table:table-cell>
          <table:table-cell>
            <text:p>392529662</text:p>
          </table:table-cell>
          <table:table-cell>
            <text:p>313378343</text:p>
          </table:table-cell>
        </table:table-row>
        <table:table-row>
          <table:table-cell>
            <text:p>391044791</text:p>
          </table:table-cell>
          <table:table-cell>
            <text:p>81881339</text:p>
          </table:table-cell>
          <table:table-cell>
            <text:p>157896058</text:p>
          </table:table-cell>
          <table:table-cell>
            <text:p>302214414</text:p>
          </table:table-cell>
          <table:table-cell>
            <text:p>599159209</text:p>
          </table:table-cell>
          <table:table-cell>
            <text:p>855229981</text:p>
          </table:table-cell>
          <table:table-cell>
            <text:p>397105054</text:p>
          </table:table-cell>
        </table:table-row>
        <table:table-row>
          <table:table-cell>
            <text:p>430069562</text:p>
          </table:table-cell>
          <table:table-cell>
            <text:p>949734772</text:p>
          </table:table-cell>
          <table:table-cell>
            <text:p>303091217</text:p>
          </table:table-cell>
          <table:table-cell>
            <text:p>36033649</text:p>
          </table:table-cell>
          <table:table-cell>
            <text:p>181808348</text:p>
          </table:table-cell>
          <table:table-cell>
            <text:p>862842399</text:p>
          </table:table-cell>
          <table:table-cell>
            <text:p>23344698</text:p>
          </table:table-cell>
        </table:table-row>
        <table:table-row>
          <table:table-cell>
            <text:p>164481493</text:p>
          </table:table-cell>
          <table:table-cell>
            <text:p>746197592</text:p>
          </table:table-cell>
          <table:table-cell>
            <text:p>233121032</text:p>
          </table:table-cell>
          <table:table-cell>
            <text:p>82094393</text:p>
          </table:table-cell>
          <table:table-cell>
            <text:p>365671667</text:p>
          </table:table-cell>
          <table:table-cell>
            <text:p>378782416</text:p>
          </table:table-cell>
          <table:table-cell>
            <text:p>688184417</text:p>
          </table:table-cell>
        </table:table-row>
        <table:table-row>
          <table:table-cell>
            <text:p>156151032</text:p>
          </table:table-cell>
          <table:table-cell>
            <text:p>394154402</text:p>
          </table:table-cell>
          <table:table-cell>
            <text:p>713170868</text:p>
          </table:table-cell>
          <table:table-cell>
            <text:p>277738637</text:p>
          </table:table-cell>
          <table:table-cell>
            <text:p>606227111</text:p>
          </table:table-cell>
          <table:table-cell>
            <text:p>687434642</text:p>
          </table:table-cell>
          <table:table-cell>
            <text:p>476154185</text:p>
          </table:table-cell>
        </table:table-row>
        <table:table-row>
          <table:table-cell>
            <text:p>431365672</text:p>
          </table:table-cell>
          <table:table-cell>
            <text:p>397117475</text:p>
          </table:table-cell>
          <table:table-cell>
            <text:p>656490585</text:p>
          </table:table-cell>
          <table:table-cell>
            <text:p>380945048</text:p>
          </table:table-cell>
          <table:table-cell>
            <text:p>282965450</text:p>
          </table:table-cell>
          <table:table-cell>
            <text:p>371903045</text:p>
          </table:table-cell>
          <table:table-cell>
            <text:p>437272583</text:p>
          </table:table-cell>
        </table:table-row>
        <table:table-row>
          <table:table-cell>
            <text:p>766671340</text:p>
          </table:table-cell>
          <table:table-cell>
            <text:p>673993210</text:p>
          </table:table-cell>
          <table:table-cell>
            <text:p>242056014</text:p>
          </table:table-cell>
          <table:table-cell>
            <text:p>40953027</text:p>
          </table:table-cell>
          <table:table-cell>
            <text:p>602063713</text:p>
          </table:table-cell>
          <table:table-cell>
            <text:p>751290303</text:p>
          </table:table-cell>
          <table:table-cell>
            <text:p>295064094</text:p>
          </table:table-cell>
        </table:table-row>
        <table:table-row>
          <table:table-cell>
            <text:p>405270830</text:p>
          </table:table-cell>
          <table:table-cell>
            <text:p>592033935</text:p>
          </table:table-cell>
          <table:table-cell>
            <text:p>910674405</text:p>
          </table:table-cell>
          <table:table-cell>
            <text:p>619657521</text:p>
          </table:table-cell>
          <table:table-cell>
            <text:p>371869073</text:p>
          </table:table-cell>
          <table:table-cell>
            <text:p>142231546</text:p>
          </table:table-cell>
          <table:table-cell>
            <text:p>520266855</text:p>
          </table:table-cell>
        </table:table-row>
        <table:table-row>
          <table:table-cell>
            <text:p>945709823</text:p>
          </table:table-cell>
          <table:table-cell>
            <text:p>11829659</text:p>
          </table:table-cell>
          <table:table-cell>
            <text:p>177110035</text:p>
          </table:table-cell>
          <table:table-cell>
            <text:p>60071709</text:p>
          </table:table-cell>
          <table:table-cell>
            <text:p>707446676</text:p>
          </table:table-cell>
          <table:table-cell>
            <text:p>745402242</text:p>
          </table:table-cell>
          <table:table-cell>
            <text:p>462737041</text:p>
          </table:table-cell>
        </table:table-row>
        <table:table-row>
          <table:table-cell>
            <text:p>660451163</text:p>
          </table:table-cell>
          <table:table-cell>
            <text:p>223834329</text:p>
          </table:table-cell>
          <table:table-cell>
            <text:p>859702508</text:p>
          </table:table-cell>
          <table:table-cell>
            <text:p>702911207</text:p>
          </table:table-cell>
          <table:table-cell>
            <text:p>213805284</text:p>
          </table:table-cell>
          <table:table-cell>
            <text:p>993704731</text:p>
          </table:table-cell>
          <table:table-cell>
            <text:p>600108017</text:p>
          </table:table-cell>
        </table:table-row>
        <table:table-row>
          <table:table-cell>
            <text:p>25966151</text:p>
          </table:table-cell>
          <table:table-cell>
            <text:p>356510115</text:p>
          </table:table-cell>
          <table:table-cell>
            <text:p>858179515</text:p>
          </table:table-cell>
          <table:table-cell>
            <text:p>359297809</text:p>
          </table:table-cell>
          <table:table-cell>
            <text:p>557697441</text:p>
          </table:table-cell>
          <table:table-cell>
            <text:p>898007190</text:p>
          </table:table-cell>
          <table:table-cell>
            <text:p>709519945</text:p>
          </table:table-cell>
        </table:table-row>
        <table:table-row>
          <table:table-cell>
            <text:p>289336007</text:p>
          </table:table-cell>
          <table:table-cell>
            <text:p>267550158</text:p>
          </table:table-cell>
          <table:table-cell>
            <text:p>168595920</text:p>
          </table:table-cell>
          <table:table-cell>
            <text:p>717971714</text:p>
          </table:table-cell>
          <table:table-cell>
            <text:p>830135101</text:p>
          </table:table-cell>
          <table:table-cell>
            <text:p>828860731</text:p>
          </table:table-cell>
          <table:table-cell>
            <text:p>473193665</text:p>
          </table:table-cell>
        </table:table-row>
        <table:table-row>
          <table:table-cell>
            <text:p>97335375</text:p>
          </table:table-cell>
          <table:table-cell>
            <text:p>434745355</text:p>
          </table:table-cell>
          <table:table-cell>
            <text:p>230294169</text:p>
          </table:table-cell>
          <table:table-cell>
            <text:p>611459972</text:p>
          </table:table-cell>
          <table:table-cell>
            <text:p>941172396</text:p>
          </table:table-cell>
          <table:table-cell>
            <text:p>164619655</text:p>
          </table:table-cell>
          <table:table-cell>
            <text:p>841509280</text:p>
          </table:table-cell>
        </table:table-row>
        <table:table-row>
          <table:table-cell>
            <text:p>52855496</text:p>
          </table:table-cell>
          <table:table-cell>
            <text:p>142048615</text:p>
          </table:table-cell>
          <table:table-cell>
            <text:p>159115578</text:p>
          </table:table-cell>
          <table:table-cell>
            <text:p>771285755</text:p>
          </table:table-cell>
          <table:table-cell>
            <text:p>433274932</text:p>
          </table:table-cell>
          <table:table-cell>
            <text:p>375247446</text:p>
          </table:table-cell>
          <table:table-cell>
            <text:p>74211078</text:p>
          </table:table-cell>
        </table:table-row>
        <table:table-row>
          <table:table-cell>
            <text:p>580938217</text:p>
          </table:table-cell>
          <table:table-cell>
            <text:p>782481261</text:p>
          </table:table-cell>
          <table:table-cell>
            <text:p>825227623</text:p>
          </table:table-cell>
          <table:table-cell>
            <text:p>669576289</text:p>
          </table:table-cell>
          <table:table-cell>
            <text:p>32146115</text:p>
          </table:table-cell>
          <table:table-cell>
            <text:p>830711251</text:p>
          </table:table-cell>
          <table:table-cell>
            <text:p>503531291</text:p>
          </table:table-cell>
        </table:table-row>
        <table:table-row>
          <table:table-cell>
            <text:p>676515991</text:p>
          </table:table-cell>
          <table:table-cell>
            <text:p>2374966</text:p>
          </table:table-cell>
          <table:table-cell>
            <text:p>453344345</text:p>
          </table:table-cell>
          <table:table-cell>
            <text:p>131291027</text:p>
          </table:table-cell>
          <table:table-cell>
            <text:p>524093047</text:p>
          </table:table-cell>
          <table:table-cell>
            <text:p>735970687</text:p>
          </table:table-cell>
          <table:table-cell>
            <text:p>188025375</text:p>
          </table:table-cell>
        </table:table-row>
        <table:table-row>
          <table:table-cell>
            <text:p>266365233</text:p>
          </table:table-cell>
          <table:table-cell>
            <text:p>905964883</text:p>
          </table:table-cell>
          <table:table-cell>
            <text:p>11653469</text:p>
          </table:table-cell>
          <table:table-cell>
            <text:p>886921767</text:p>
          </table:table-cell>
          <table:table-cell>
            <text:p>542566305</text:p>
          </table:table-cell>
          <table:table-cell>
            <text:p>57732035</text:p>
          </table:table-cell>
          <table:table-cell>
            <text:p>936078890</text:p>
          </table:table-cell>
        </table:table-row>
        <table:table-row>
          <table:table-cell>
            <text:p>924712422</text:p>
          </table:table-cell>
          <table:table-cell>
            <text:p>313283592</text:p>
          </table:table-cell>
          <table:table-cell>
            <text:p>82408329</text:p>
          </table:table-cell>
          <table:table-cell>
            <text:p>496944608</text:p>
          </table:table-cell>
          <table:table-cell>
            <text:p>982610655</text:p>
          </table:table-cell>
          <table:table-cell>
            <text:p>489795456</text:p>
          </table:table-cell>
          <table:table-cell>
            <text:p>190672530</text:p>
          </table:table-cell>
        </table:table-row>
        <table:table-row>
          <table:table-cell>
            <text:p>765138645</text:p>
          </table:table-cell>
          <table:table-cell>
            <text:p>545603514</text:p>
          </table:table-cell>
          <table:table-cell>
            <text:p>146155598</text:p>
          </table:table-cell>
          <table:table-cell>
            <text:p>987916343</text:p>
          </table:table-cell>
          <table:table-cell>
            <text:p>86741681</text:p>
          </table:table-cell>
          <table:table-cell>
            <text:p>77874845</text:p>
          </table:table-cell>
          <table:table-cell>
            <text:p>608694044</text:p>
          </table:table-cell>
        </table:table-row>
        <table:table-row>
          <table:table-cell>
            <text:p>389092859</text:p>
          </table:table-cell>
          <table:table-cell>
            <text:p>375948433</text:p>
          </table:table-cell>
          <table:table-cell>
            <text:p>165492271</text:p>
          </table:table-cell>
          <table:table-cell>
            <text:p>842380362</text:p>
          </table:table-cell>
          <table:table-cell>
            <text:p>716063777</text:p>
          </table:table-cell>
          <table:table-cell>
            <text:p>889117021</text:p>
          </table:table-cell>
          <table:table-cell>
            <text:p>260462773</text:p>
          </table:table-cell>
        </table:table-row>
        <table:table-row>
          <table:table-cell>
            <text:p>191327507</text:p>
          </table:table-cell>
          <table:table-cell>
            <text:p>972593714</text:p>
          </table:table-cell>
          <table:table-cell>
            <text:p>920439051</text:p>
          </table:table-cell>
          <table:table-cell>
            <text:p>414274549</text:p>
          </table:table-cell>
          <table:table-cell>
            <text:p>995260603</text:p>
          </table:table-cell>
          <table:table-cell>
            <text:p>776771643</text:p>
          </table:table-cell>
          <table:table-cell>
            <text:p>29513237</text:p>
          </table:table-cell>
        </table:table-row>
        <table:table-row>
          <table:table-cell>
            <text:p>919782903</text:p>
          </table:table-cell>
          <table:table-cell>
            <text:p>558356048</text:p>
          </table:table-cell>
          <table:table-cell>
            <text:p>139890976</text:p>
          </table:table-cell>
          <table:table-cell>
            <text:p>432529412</text:p>
          </table:table-cell>
          <table:table-cell>
            <text:p>377774895</text:p>
          </table:table-cell>
          <table:table-cell>
            <text:p>349910177</text:p>
          </table:table-cell>
          <table:table-cell>
            <text:p>81211358</text:p>
          </table:table-cell>
        </table:table-row>
        <table:table-row>
          <table:table-cell>
            <text:p>884688800</text:p>
          </table:table-cell>
          <table:table-cell>
            <text:p>238338108</text:p>
          </table:table-cell>
          <table:table-cell>
            <text:p>843268761</text:p>
          </table:table-cell>
          <table:table-cell>
            <text:p>412792917</text:p>
          </table:table-cell>
          <table:table-cell>
            <text:p>572226428</text:p>
          </table:table-cell>
          <table:table-cell>
            <text:p>953967016</text:p>
          </table:table-cell>
          <table:table-cell>
            <text:p>36204044</text:p>
          </table:table-cell>
        </table:table-row>
        <table:table-row>
          <table:table-cell>
            <text:p>629823611</text:p>
          </table:table-cell>
          <table:table-cell>
            <text:p>187999178</text:p>
          </table:table-cell>
          <table:table-cell>
            <text:p>710303298</text:p>
          </table:table-cell>
          <table:table-cell>
            <text:p>39981122</text:p>
          </table:table-cell>
          <table:table-cell>
            <text:p>349326081</text:p>
          </table:table-cell>
          <table:table-cell>
            <text:p>945739164</text:p>
          </table:table-cell>
          <table:table-cell>
            <text:p>885922064</text:p>
          </table:table-cell>
        </table:table-row>
        <table:table-row>
          <table:table-cell>
            <text:p>77603590</text:p>
          </table:table-cell>
          <table:table-cell>
            <text:p>405743230</text:p>
          </table:table-cell>
          <table:table-cell>
            <text:p>9785371</text:p>
          </table:table-cell>
          <table:table-cell>
            <text:p>758605506</text:p>
          </table:table-cell>
          <table:table-cell>
            <text:p>272041716</text:p>
          </table:table-cell>
          <table:table-cell>
            <text:p>348549679</text:p>
          </table:table-cell>
          <table:table-cell>
            <text:p>940049161</text:p>
          </table:table-cell>
        </table:table-row>
        <table:table-row>
          <table:table-cell>
            <text:p>107131526</text:p>
          </table:table-cell>
          <table:table-cell>
            <text:p>625800801</text:p>
          </table:table-cell>
          <table:table-cell>
            <text:p>914678718</text:p>
          </table:table-cell>
          <table:table-cell>
            <text:p>86073474</text:p>
          </table:table-cell>
          <table:table-cell>
            <text:p>114069591</text:p>
          </table:table-cell>
          <table:table-cell>
            <text:p>819873643</text:p>
          </table:table-cell>
          <table:table-cell>
            <text:p>254835913</text:p>
          </table:table-cell>
        </table:table-row>
        <table:table-row>
          <table:table-cell>
            <text:p>786689770</text:p>
          </table:table-cell>
          <table:table-cell>
            <text:p>309799319</text:p>
          </table:table-cell>
          <table:table-cell>
            <text:p>278101159</text:p>
          </table:table-cell>
          <table:table-cell>
            <text:p>952925167</text:p>
          </table:table-cell>
          <table:table-cell>
            <text:p>831705645</text:p>
          </table:table-cell>
          <table:table-cell>
            <text:p>790330995</text:p>
          </table:table-cell>
          <table:table-cell>
            <text:p>937148782</text:p>
          </table:table-cell>
        </table:table-row>
        <table:table-row>
          <table:table-cell>
            <text:p>912006394</text:p>
          </table:table-cell>
          <table:table-cell>
            <text:p>289640606</text:p>
          </table:table-cell>
          <table:table-cell>
            <text:p>273007756</text:p>
          </table:table-cell>
          <table:table-cell>
            <text:p>123059672</text:p>
          </table:table-cell>
          <table:table-cell>
            <text:p>46423185</text:p>
          </table:table-cell>
          <table:table-cell>
            <text:p>246748790</text:p>
          </table:table-cell>
          <table:table-cell>
            <text:p>984767477</text:p>
          </table:table-cell>
        </table:table-row>
        <table:table-row>
          <table:table-cell>
            <text:p>400612819</text:p>
          </table:table-cell>
          <table:table-cell>
            <text:p>458245562</text:p>
          </table:table-cell>
          <table:table-cell>
            <text:p>415936112</text:p>
          </table:table-cell>
          <table:table-cell>
            <text:p>891898737</text:p>
          </table:table-cell>
          <table:table-cell>
            <text:p>740284632</text:p>
          </table:table-cell>
          <table:table-cell>
            <text:p>73198243</text:p>
          </table:table-cell>
          <table:table-cell>
            <text:p>844185562</text:p>
          </table:table-cell>
        </table:table-row>
        <table:table-row>
          <table:table-cell>
            <text:p>407705584</text:p>
          </table:table-cell>
          <table:table-cell>
            <text:p>456180368</text:p>
          </table:table-cell>
          <table:table-cell>
            <text:p>783739287</text:p>
          </table:table-cell>
          <table:table-cell>
            <text:p>719971371</text:p>
          </table:table-cell>
          <table:table-cell>
            <text:p>303801130</text:p>
          </table:table-cell>
          <table:table-cell>
            <text:p>271786625</text:p>
          </table:table-cell>
          <table:table-cell>
            <text:p>947199164</text:p>
          </table:table-cell>
        </table:table-row>
        <table:table-row>
          <table:table-cell>
            <text:p>622865851</text:p>
          </table:table-cell>
          <table:table-cell>
            <text:p>280077816</text:p>
          </table:table-cell>
          <table:table-cell>
            <text:p>888568083</text:p>
          </table:table-cell>
          <table:table-cell>
            <text:p>928853818</text:p>
          </table:table-cell>
          <table:table-cell>
            <text:p>785573614</text:p>
          </table:table-cell>
          <table:table-cell>
            <text:p>48195447</text:p>
          </table:table-cell>
          <table:table-cell>
            <text:p>985245580</text:p>
          </table:table-cell>
        </table:table-row>
        <table:table-row>
          <table:table-cell>
            <text:p>353956282</text:p>
          </table:table-cell>
          <table:table-cell>
            <text:p>843256813</text:p>
          </table:table-cell>
          <table:table-cell>
            <text:p>800773641</text:p>
          </table:table-cell>
          <table:table-cell>
            <text:p>477683570</text:p>
          </table:table-cell>
          <table:table-cell>
            <text:p>517955535</text:p>
          </table:table-cell>
          <table:table-cell>
            <text:p>632873041</text:p>
          </table:table-cell>
          <table:table-cell>
            <text:p>250252905</text:p>
          </table:table-cell>
        </table:table-row>
        <table:table-row>
          <table:table-cell>
            <text:p>822459510</text:p>
          </table:table-cell>
          <table:table-cell>
            <text:p>592721039</text:p>
          </table:table-cell>
          <table:table-cell>
            <text:p>498629348</text:p>
          </table:table-cell>
          <table:table-cell>
            <text:p>546763760</text:p>
          </table:table-cell>
          <table:table-cell>
            <text:p>846182552</text:p>
          </table:table-cell>
          <table:table-cell>
            <text:p>519152240</text:p>
          </table:table-cell>
          <table:table-cell>
            <text:p>805546234</text:p>
          </table:table-cell>
        </table:table-row>
        <table:table-row>
          <table:table-cell>
            <text:p>398806432</text:p>
          </table:table-cell>
          <table:table-cell>
            <text:p>736343732</text:p>
          </table:table-cell>
          <table:table-cell>
            <text:p>46300230</text:p>
          </table:table-cell>
          <table:table-cell>
            <text:p>555156561</text:p>
          </table:table-cell>
          <table:table-cell>
            <text:p>650767804</text:p>
          </table:table-cell>
          <table:table-cell>
            <text:p>747142805</text:p>
          </table:table-cell>
          <table:table-cell>
            <text:p>857468972</text:p>
          </table:table-cell>
        </table:table-row>
        <table:table-row>
          <table:table-cell>
            <text:p>170289002</text:p>
          </table:table-cell>
          <table:table-cell>
            <text:p>244987988</text:p>
          </table:table-cell>
          <table:table-cell>
            <text:p>684344760</text:p>
          </table:table-cell>
          <table:table-cell>
            <text:p>476930086</text:p>
          </table:table-cell>
          <table:table-cell>
            <text:p>730666051</text:p>
          </table:table-cell>
          <table:table-cell>
            <text:p>448137302</text:p>
          </table:table-cell>
          <table:table-cell>
            <text:p>108591956</text:p>
          </table:table-cell>
        </table:table-row>
        <table:table-row>
          <table:table-cell>
            <text:p>511942239</text:p>
          </table:table-cell>
          <table:table-cell>
            <text:p>186051378</text:p>
          </table:table-cell>
          <table:table-cell>
            <text:p>351759921</text:p>
          </table:table-cell>
          <table:table-cell>
            <text:p>724004888</text:p>
          </table:table-cell>
          <table:table-cell>
            <text:p>783893390</text:p>
          </table:table-cell>
          <table:table-cell>
            <text:p>496001557</text:p>
          </table:table-cell>
          <table:table-cell>
            <text:p>359196037</text:p>
          </table:table-cell>
        </table:table-row>
        <table:table-row>
          <table:table-cell>
            <text:p>893644628</text:p>
          </table:table-cell>
          <table:table-cell>
            <text:p>182423277</text:p>
          </table:table-cell>
          <table:table-cell>
            <text:p>502963336</text:p>
          </table:table-cell>
          <table:table-cell>
            <text:p>894143441</text:p>
          </table:table-cell>
          <table:table-cell>
            <text:p>599454996</text:p>
          </table:table-cell>
          <table:table-cell>
            <text:p>475554592</text:p>
          </table:table-cell>
          <table:table-cell>
            <text:p>883751803</text:p>
          </table:table-cell>
        </table:table-row>
        <table:table-row>
          <table:table-cell>
            <text:p>417982891</text:p>
          </table:table-cell>
          <table:table-cell>
            <text:p>797682128</text:p>
          </table:table-cell>
          <table:table-cell>
            <text:p>888848261</text:p>
          </table:table-cell>
          <table:table-cell>
            <text:p>712926785</text:p>
          </table:table-cell>
          <table:table-cell>
            <text:p>338692720</text:p>
          </table:table-cell>
          <table:table-cell>
            <text:p>564448498</text:p>
          </table:table-cell>
          <table:table-cell>
            <text:p>693635389</text:p>
          </table:table-cell>
        </table:table-row>
        <table:table-row>
          <table:table-cell>
            <text:p>188673112</text:p>
          </table:table-cell>
          <table:table-cell>
            <text:p>122608644</text:p>
          </table:table-cell>
          <table:table-cell>
            <text:p>128325547</text:p>
          </table:table-cell>
          <table:table-cell>
            <text:p>356405947</text:p>
          </table:table-cell>
          <table:table-cell>
            <text:p>350953519</text:p>
          </table:table-cell>
          <table:table-cell>
            <text:p>663230230</text:p>
          </table:table-cell>
          <table:table-cell>
            <text:p>462119663</text:p>
          </table:table-cell>
        </table:table-row>
        <table:table-row>
          <table:table-cell>
            <text:p>179654341</text:p>
          </table:table-cell>
          <table:table-cell>
            <text:p>161116576</text:p>
          </table:table-cell>
          <table:table-cell>
            <text:p>845794653</text:p>
          </table:table-cell>
          <table:table-cell>
            <text:p>766001551</text:p>
          </table:table-cell>
          <table:table-cell>
            <text:p>563492273</text:p>
          </table:table-cell>
          <table:table-cell>
            <text:p>607242692</text:p>
          </table:table-cell>
          <table:table-cell>
            <text:p>366149723</text:p>
          </table:table-cell>
        </table:table-row>
        <table:table-row>
          <table:table-cell>
            <text:p>322075759</text:p>
          </table:table-cell>
          <table:table-cell>
            <text:p>831394007</text:p>
          </table:table-cell>
          <table:table-cell>
            <text:p>602856106</text:p>
          </table:table-cell>
          <table:table-cell>
            <text:p>690529825</text:p>
          </table:table-cell>
          <table:table-cell>
            <text:p>133783208</text:p>
          </table:table-cell>
          <table:table-cell>
            <text:p>843091244</text:p>
          </table:table-cell>
          <table:table-cell>
            <text:p>602835564</text:p>
          </table:table-cell>
        </table:table-row>
        <table:table-row>
          <table:table-cell>
            <text:p>99438421</text:p>
          </table:table-cell>
          <table:table-cell>
            <text:p>507114766</text:p>
          </table:table-cell>
          <table:table-cell>
            <text:p>704651533</text:p>
          </table:table-cell>
          <table:table-cell>
            <text:p>379841121</text:p>
          </table:table-cell>
          <table:table-cell>
            <text:p>365986071</text:p>
          </table:table-cell>
          <table:table-cell>
            <text:p>465054072</text:p>
          </table:table-cell>
          <table:table-cell>
            <text:p>292397637</text:p>
          </table:table-cell>
        </table:table-row>
        <table:table-row>
          <table:table-cell>
            <text:p>723438240</text:p>
          </table:table-cell>
          <table:table-cell>
            <text:p>125890834</text:p>
          </table:table-cell>
          <table:table-cell>
            <text:p>303635973</text:p>
          </table:table-cell>
          <table:table-cell>
            <text:p>435813044</text:p>
          </table:table-cell>
          <table:table-cell>
            <text:p>826274834</text:p>
          </table:table-cell>
          <table:table-cell>
            <text:p>184020157</text:p>
          </table:table-cell>
          <table:table-cell>
            <text:p>566147656</text:p>
          </table:table-cell>
        </table:table-row>
        <table:table-row>
          <table:table-cell>
            <text:p>814218793</text:p>
          </table:table-cell>
          <table:table-cell>
            <text:p>857943410</text:p>
          </table:table-cell>
          <table:table-cell>
            <text:p>463486121</text:p>
          </table:table-cell>
          <table:table-cell>
            <text:p>28153599</text:p>
          </table:table-cell>
          <table:table-cell>
            <text:p>655259532</text:p>
          </table:table-cell>
          <table:table-cell>
            <text:p>264465410</text:p>
          </table:table-cell>
          <table:table-cell>
            <text:p>149280474</text:p>
          </table:table-cell>
        </table:table-row>
        <table:table-row>
          <table:table-cell>
            <text:p>379084479</text:p>
          </table:table-cell>
          <table:table-cell>
            <text:p>708227029</text:p>
          </table:table-cell>
          <table:table-cell>
            <text:p>233581922</text:p>
          </table:table-cell>
          <table:table-cell>
            <text:p>893573410</text:p>
          </table:table-cell>
          <table:table-cell>
            <text:p>561460304</text:p>
          </table:table-cell>
          <table:table-cell>
            <text:p>554612227</text:p>
          </table:table-cell>
          <table:table-cell>
            <text:p>498892728</text:p>
          </table:table-cell>
        </table:table-row>
        <table:table-row>
          <table:table-cell>
            <text:p>417684312</text:p>
          </table:table-cell>
          <table:table-cell>
            <text:p>811074125</text:p>
          </table:table-cell>
          <table:table-cell>
            <text:p>267060127</text:p>
          </table:table-cell>
          <table:table-cell>
            <text:p>187243495</text:p>
          </table:table-cell>
          <table:table-cell>
            <text:p>733517288</text:p>
          </table:table-cell>
          <table:table-cell>
            <text:p>410704639</text:p>
          </table:table-cell>
          <table:table-cell>
            <text:p>627376704</text:p>
          </table:table-cell>
        </table:table-row>
        <table:table-row>
          <table:table-cell>
            <text:p>501852164</text:p>
          </table:table-cell>
          <table:table-cell>
            <text:p>264278816</text:p>
          </table:table-cell>
          <table:table-cell>
            <text:p>209838062</text:p>
          </table:table-cell>
          <table:table-cell>
            <text:p>739415187</text:p>
          </table:table-cell>
          <table:table-cell>
            <text:p>214577258</text:p>
          </table:table-cell>
          <table:table-cell>
            <text:p>863356061</text:p>
          </table:table-cell>
          <table:table-cell>
            <text:p>567609440</text:p>
          </table:table-cell>
        </table:table-row>
        <table:table-row>
          <table:table-cell>
            <text:p>841275944</text:p>
          </table:table-cell>
          <table:table-cell>
            <text:p>567030817</text:p>
          </table:table-cell>
          <table:table-cell>
            <text:p>636700845</text:p>
          </table:table-cell>
          <table:table-cell>
            <text:p>380110063</text:p>
          </table:table-cell>
          <table:table-cell>
            <text:p>928058959</text:p>
          </table:table-cell>
          <table:table-cell>
            <text:p>764790045</text:p>
          </table:table-cell>
          <table:table-cell>
            <text:p>439362185</text:p>
          </table:table-cell>
        </table:table-row>
        <table:table-row>
          <table:table-cell>
            <text:p>196684661</text:p>
          </table:table-cell>
          <table:table-cell>
            <text:p>995659442</text:p>
          </table:table-cell>
          <table:table-cell>
            <text:p>395977877</text:p>
          </table:table-cell>
          <table:table-cell>
            <text:p>724723795</text:p>
          </table:table-cell>
          <table:table-cell>
            <text:p>214921134</text:p>
          </table:table-cell>
          <table:table-cell>
            <text:p>864287346</text:p>
          </table:table-cell>
          <table:table-cell>
            <text:p>711097794</text:p>
          </table:table-cell>
        </table:table-row>
        <table:table-row>
          <table:table-cell>
            <text:p>208628278</text:p>
          </table:table-cell>
          <table:table-cell>
            <text:p>775605694</text:p>
          </table:table-cell>
          <table:table-cell>
            <text:p>921765483</text:p>
          </table:table-cell>
          <table:table-cell>
            <text:p>68140920</text:p>
          </table:table-cell>
          <table:table-cell>
            <text:p>743932612</text:p>
          </table:table-cell>
          <table:table-cell>
            <text:p>815428668</text:p>
          </table:table-cell>
          <table:table-cell>
            <text:p>952781467</text:p>
          </table:table-cell>
        </table:table-row>
        <table:table-row>
          <table:table-cell>
            <text:p>896225657</text:p>
          </table:table-cell>
          <table:table-cell>
            <text:p>730872142</text:p>
          </table:table-cell>
          <table:table-cell>
            <text:p>429068516</text:p>
          </table:table-cell>
          <table:table-cell>
            <text:p>848929972</text:p>
          </table:table-cell>
          <table:table-cell>
            <text:p>566797628</text:p>
          </table:table-cell>
          <table:table-cell>
            <text:p>667966688</text:p>
          </table:table-cell>
          <table:table-cell>
            <text:p>605809775</text:p>
          </table:table-cell>
        </table:table-row>
        <table:table-row>
          <table:table-cell>
            <text:p>500232486</text:p>
          </table:table-cell>
          <table:table-cell>
            <text:p>622093565</text:p>
          </table:table-cell>
          <table:table-cell>
            <text:p>463385507</text:p>
          </table:table-cell>
          <table:table-cell>
            <text:p>800892606</text:p>
          </table:table-cell>
          <table:table-cell>
            <text:p>36010527</text:p>
          </table:table-cell>
          <table:table-cell>
            <text:p>264475324</text:p>
          </table:table-cell>
          <table:table-cell>
            <text:p>359726216</text:p>
          </table:table-cell>
        </table:table-row>
        <table:table-row>
          <table:table-cell>
            <text:p>63040151</text:p>
          </table:table-cell>
          <table:table-cell>
            <text:p>567161220</text:p>
          </table:table-cell>
          <table:table-cell>
            <text:p>705935352</text:p>
          </table:table-cell>
          <table:table-cell>
            <text:p>365451579</text:p>
          </table:table-cell>
          <table:table-cell>
            <text:p>47615407</text:p>
          </table:table-cell>
          <table:table-cell>
            <text:p>971230656</text:p>
          </table:table-cell>
          <table:table-cell>
            <text:p>495579766</text:p>
          </table:table-cell>
        </table:table-row>
        <table:table-row>
          <table:table-cell>
            <text:p>451924731</text:p>
          </table:table-cell>
          <table:table-cell>
            <text:p>964060402</text:p>
          </table:table-cell>
          <table:table-cell>
            <text:p>337774315</text:p>
          </table:table-cell>
          <table:table-cell>
            <text:p>463302176</text:p>
          </table:table-cell>
          <table:table-cell>
            <text:p>933974972</text:p>
          </table:table-cell>
          <table:table-cell>
            <text:p>243951860</text:p>
          </table:table-cell>
          <table:table-cell>
            <text:p>826362013</text:p>
          </table:table-cell>
        </table:table-row>
        <table:table-row>
          <table:table-cell>
            <text:p>186735646</text:p>
          </table:table-cell>
          <table:table-cell>
            <text:p>344575540</text:p>
          </table:table-cell>
          <table:table-cell>
            <text:p>753382700</text:p>
          </table:table-cell>
          <table:table-cell>
            <text:p>555115612</text:p>
          </table:table-cell>
          <table:table-cell>
            <text:p>579719520</text:p>
          </table:table-cell>
          <table:table-cell>
            <text:p>289374490</text:p>
          </table:table-cell>
          <table:table-cell>
            <text:p>658433297</text:p>
          </table:table-cell>
        </table:table-row>
        <table:table-row>
          <table:table-cell>
            <text:p>707210626</text:p>
          </table:table-cell>
          <table:table-cell>
            <text:p>149486526</text:p>
          </table:table-cell>
          <table:table-cell>
            <text:p>215748710</text:p>
          </table:table-cell>
          <table:table-cell>
            <text:p>100336388</text:p>
          </table:table-cell>
          <table:table-cell>
            <text:p>119017115</text:p>
          </table:table-cell>
          <table:table-cell>
            <text:p>29653508</text:p>
          </table:table-cell>
          <table:table-cell>
            <text:p>986923468</text:p>
          </table:table-cell>
        </table:table-row>
        <table:table-row>
          <table:table-cell>
            <text:p>271130029</text:p>
          </table:table-cell>
          <table:table-cell>
            <text:p>546897346</text:p>
          </table:table-cell>
          <table:table-cell>
            <text:p>948282767</text:p>
          </table:table-cell>
          <table:table-cell>
            <text:p>190201498</text:p>
          </table:table-cell>
          <table:table-cell>
            <text:p>715878374</text:p>
          </table:table-cell>
          <table:table-cell>
            <text:p>762619961</text:p>
          </table:table-cell>
          <table:table-cell>
            <text:p>196884869</text:p>
          </table:table-cell>
        </table:table-row>
        <table:table-row>
          <table:table-cell>
            <text:p>609469925</text:p>
          </table:table-cell>
          <table:table-cell>
            <text:p>310107595</text:p>
          </table:table-cell>
          <table:table-cell>
            <text:p>592537221</text:p>
          </table:table-cell>
          <table:table-cell>
            <text:p>53083407</text:p>
          </table:table-cell>
          <table:table-cell>
            <text:p>155446778</text:p>
          </table:table-cell>
          <table:table-cell>
            <text:p>163734359</text:p>
          </table:table-cell>
          <table:table-cell>
            <text:p>878503893</text:p>
          </table:table-cell>
        </table:table-row>
        <table:table-row>
          <table:table-cell>
            <text:p>578924564</text:p>
          </table:table-cell>
          <table:table-cell>
            <text:p>596051780</text:p>
          </table:table-cell>
          <table:table-cell>
            <text:p>833659899</text:p>
          </table:table-cell>
          <table:table-cell>
            <text:p>782965816</text:p>
          </table:table-cell>
          <table:table-cell>
            <text:p>866790019</text:p>
          </table:table-cell>
          <table:table-cell>
            <text:p>604964042</text:p>
          </table:table-cell>
          <table:table-cell>
            <text:p>745579735</text:p>
          </table:table-cell>
        </table:table-row>
        <table:table-row>
          <table:table-cell>
            <text:p>401477269</text:p>
          </table:table-cell>
          <table:table-cell>
            <text:p>420964223</text:p>
          </table:table-cell>
          <table:table-cell>
            <text:p>6542061</text:p>
          </table:table-cell>
          <table:table-cell>
            <text:p>320918671</text:p>
          </table:table-cell>
          <table:table-cell>
            <text:p>875913158</text:p>
          </table:table-cell>
          <table:table-cell>
            <text:p>837708496</text:p>
          </table:table-cell>
          <table:table-cell>
            <text:p>240692023</text:p>
          </table:table-cell>
        </table:table-row>
        <table:table-row>
          <table:table-cell>
            <text:p>350179327</text:p>
          </table:table-cell>
          <table:table-cell>
            <text:p>300187577</text:p>
          </table:table-cell>
          <table:table-cell>
            <text:p>464847317</text:p>
          </table:table-cell>
          <table:table-cell>
            <text:p>966516960</text:p>
          </table:table-cell>
          <table:table-cell>
            <text:p>703509137</text:p>
          </table:table-cell>
          <table:table-cell>
            <text:p>207862542</text:p>
          </table:table-cell>
          <table:table-cell>
            <text:p>827434734</text:p>
          </table:table-cell>
        </table:table-row>
        <table:table-row>
          <table:table-cell>
            <text:p>81422227</text:p>
          </table:table-cell>
          <table:table-cell>
            <text:p>870047439</text:p>
          </table:table-cell>
          <table:table-cell>
            <text:p>314773506</text:p>
          </table:table-cell>
          <table:table-cell>
            <text:p>135064588</text:p>
          </table:table-cell>
          <table:table-cell>
            <text:p>533816082</text:p>
          </table:table-cell>
          <table:table-cell>
            <text:p>850833984</text:p>
          </table:table-cell>
          <table:table-cell>
            <text:p>487056498</text:p>
          </table:table-cell>
        </table:table-row>
        <table:table-row>
          <table:table-cell>
            <text:p>950215762</text:p>
          </table:table-cell>
          <table:table-cell>
            <text:p>13166264</text:p>
          </table:table-cell>
          <table:table-cell>
            <text:p>88111279</text:p>
          </table:table-cell>
          <table:table-cell>
            <text:p>512969241</text:p>
          </table:table-cell>
          <table:table-cell>
            <text:p>437583157</text:p>
          </table:table-cell>
          <table:table-cell>
            <text:p>967683559</text:p>
          </table:table-cell>
          <table:table-cell>
            <text:p>944345849</text:p>
          </table:table-cell>
        </table:table-row>
        <table:table-row>
          <table:table-cell>
            <text:p>470787850</text:p>
          </table:table-cell>
          <table:table-cell>
            <text:p>625942545</text:p>
          </table:table-cell>
          <table:table-cell>
            <text:p>682561279</text:p>
          </table:table-cell>
          <table:table-cell>
            <text:p>829557990</text:p>
          </table:table-cell>
          <table:table-cell>
            <text:p>941917539</text:p>
          </table:table-cell>
          <table:table-cell>
            <text:p>60109351</text:p>
          </table:table-cell>
          <table:table-cell>
            <text:p>1383873</text:p>
          </table:table-cell>
        </table:table-row>
        <table:table-row>
          <table:table-cell>
            <text:p>323305074</text:p>
          </table:table-cell>
          <table:table-cell>
            <text:p>790118051</text:p>
          </table:table-cell>
          <table:table-cell>
            <text:p>165446849</text:p>
          </table:table-cell>
          <table:table-cell>
            <text:p>124329760</text:p>
          </table:table-cell>
          <table:table-cell>
            <text:p>216000522</text:p>
          </table:table-cell>
          <table:table-cell>
            <text:p>243505813</text:p>
          </table:table-cell>
          <table:table-cell>
            <text:p>71692316</text:p>
          </table:table-cell>
        </table:table-row>
        <table:table-row>
          <table:table-cell>
            <text:p>159229525</text:p>
          </table:table-cell>
          <table:table-cell>
            <text:p>144577607</text:p>
          </table:table-cell>
          <table:table-cell>
            <text:p>466619056</text:p>
          </table:table-cell>
          <table:table-cell>
            <text:p>901954055</text:p>
          </table:table-cell>
          <table:table-cell>
            <text:p>808515135</text:p>
          </table:table-cell>
          <table:table-cell>
            <text:p>924685061</text:p>
          </table:table-cell>
          <table:table-cell>
            <text:p>450589497</text:p>
          </table:table-cell>
        </table:table-row>
        <table:table-row>
          <table:table-cell>
            <text:p>791321770</text:p>
          </table:table-cell>
          <table:table-cell>
            <text:p>707026807</text:p>
          </table:table-cell>
          <table:table-cell>
            <text:p>44628152</text:p>
          </table:table-cell>
          <table:table-cell>
            <text:p>796560737</text:p>
          </table:table-cell>
          <table:table-cell>
            <text:p>408296545</text:p>
          </table:table-cell>
          <table:table-cell>
            <text:p>103484780</text:p>
          </table:table-cell>
          <table:table-cell>
            <text:p>156189765</text:p>
          </table:table-cell>
        </table:table-row>
        <table:table-row>
          <table:table-cell>
            <text:p>723780557</text:p>
          </table:table-cell>
          <table:table-cell>
            <text:p>908808861</text:p>
          </table:table-cell>
          <table:table-cell>
            <text:p>194531817</text:p>
          </table:table-cell>
          <table:table-cell>
            <text:p>412290246</text:p>
          </table:table-cell>
          <table:table-cell>
            <text:p>865671886</text:p>
          </table:table-cell>
          <table:table-cell>
            <text:p>552474556</text:p>
          </table:table-cell>
          <table:table-cell>
            <text:p>877522426</text:p>
          </table:table-cell>
        </table:table-row>
        <table:table-row>
          <table:table-cell>
            <text:p>528431298</text:p>
          </table:table-cell>
          <table:table-cell>
            <text:p>196999399</text:p>
          </table:table-cell>
          <table:table-cell>
            <text:p>392349590</text:p>
          </table:table-cell>
          <table:table-cell>
            <text:p>354348416</text:p>
          </table:table-cell>
          <table:table-cell>
            <text:p>146368969</text:p>
          </table:table-cell>
          <table:table-cell>
            <text:p>62708170</text:p>
          </table:table-cell>
          <table:table-cell>
            <text:p>924423630</text:p>
          </table:table-cell>
        </table:table-row>
        <table:table-row>
          <table:table-cell>
            <text:p>940301444</text:p>
          </table:table-cell>
          <table:table-cell>
            <text:p>15211586</text:p>
          </table:table-cell>
          <table:table-cell>
            <text:p>708903718</text:p>
          </table:table-cell>
          <table:table-cell>
            <text:p>151809076</text:p>
          </table:table-cell>
          <table:table-cell>
            <text:p>754265320</text:p>
          </table:table-cell>
          <table:table-cell>
            <text:p>247222388</text:p>
          </table:table-cell>
          <table:table-cell>
            <text:p>481224629</text:p>
          </table:table-cell>
        </table:table-row>
        <table:table-row>
          <table:table-cell>
            <text:p>318002447</text:p>
          </table:table-cell>
          <table:table-cell>
            <text:p>734948077</text:p>
          </table:table-cell>
          <table:table-cell>
            <text:p>751134251</text:p>
          </table:table-cell>
          <table:table-cell>
            <text:p>361082217</text:p>
          </table:table-cell>
          <table:table-cell>
            <text:p>495973439</text:p>
          </table:table-cell>
          <table:table-cell>
            <text:p>740259483</text:p>
          </table:table-cell>
          <table:table-cell>
            <text:p>829762794</text:p>
          </table:table-cell>
        </table:table-row>
        <table:table-row>
          <table:table-cell>
            <text:p>748485668</text:p>
          </table:table-cell>
          <table:table-cell>
            <text:p>309357396</text:p>
          </table:table-cell>
          <table:table-cell>
            <text:p>433321501</text:p>
          </table:table-cell>
          <table:table-cell>
            <text:p>143047290</text:p>
          </table:table-cell>
          <table:table-cell>
            <text:p>713873304</text:p>
          </table:table-cell>
          <table:table-cell>
            <text:p>839760355</text:p>
          </table:table-cell>
          <table:table-cell>
            <text:p>93000262</text:p>
          </table:table-cell>
        </table:table-row>
        <table:table-row>
          <table:table-cell>
            <text:p>275240246</text:p>
          </table:table-cell>
          <table:table-cell>
            <text:p>156780656</text:p>
          </table:table-cell>
          <table:table-cell>
            <text:p>751052599</text:p>
          </table:table-cell>
          <table:table-cell>
            <text:p>225451188</text:p>
          </table:table-cell>
          <table:table-cell>
            <text:p>395647464</text:p>
          </table:table-cell>
          <table:table-cell>
            <text:p>945472475</text:p>
          </table:table-cell>
          <table:table-cell>
            <text:p>25861118</text:p>
          </table:table-cell>
        </table:table-row>
        <table:table-row>
          <table:table-cell>
            <text:p>131127223</text:p>
          </table:table-cell>
          <table:table-cell>
            <text:p>580078265</text:p>
          </table:table-cell>
          <table:table-cell>
            <text:p>712521578</text:p>
          </table:table-cell>
          <table:table-cell>
            <text:p>465711581</text:p>
          </table:table-cell>
          <table:table-cell>
            <text:p>107119872</text:p>
          </table:table-cell>
          <table:table-cell>
            <text:p>126415951</text:p>
          </table:table-cell>
          <table:table-cell>
            <text:p>515410371</text:p>
          </table:table-cell>
        </table:table-row>
        <table:table-row>
          <table:table-cell>
            <text:p>538390188</text:p>
          </table:table-cell>
          <table:table-cell>
            <text:p>860618447</text:p>
          </table:table-cell>
          <table:table-cell>
            <text:p>336285525</text:p>
          </table:table-cell>
          <table:table-cell>
            <text:p>877155439</text:p>
          </table:table-cell>
          <table:table-cell>
            <text:p>905115260</text:p>
          </table:table-cell>
          <table:table-cell>
            <text:p>42772877</text:p>
          </table:table-cell>
          <table:table-cell>
            <text:p>601642507</text:p>
          </table:table-cell>
        </table:table-row>
        <table:table-row>
          <table:table-cell>
            <text:p>41558324</text:p>
          </table:table-cell>
          <table:table-cell>
            <text:p>740191115</text:p>
          </table:table-cell>
          <table:table-cell>
            <text:p>783087593</text:p>
          </table:table-cell>
          <table:table-cell>
            <text:p>829790157</text:p>
          </table:table-cell>
          <table:table-cell>
            <text:p>398270649</text:p>
          </table:table-cell>
          <table:table-cell>
            <text:p>189520485</text:p>
          </table:table-cell>
          <table:table-cell>
            <text:p>642961376</text:p>
          </table:table-cell>
        </table:table-row>
        <table:table-row>
          <table:table-cell>
            <text:p>709121856</text:p>
          </table:table-cell>
          <table:table-cell>
            <text:p>140431042</text:p>
          </table:table-cell>
          <table:table-cell>
            <text:p>371263317</text:p>
          </table:table-cell>
          <table:table-cell>
            <text:p>593091661</text:p>
          </table:table-cell>
          <table:table-cell>
            <text:p>780956428</text:p>
          </table:table-cell>
          <table:table-cell>
            <text:p>291065894</text:p>
          </table:table-cell>
          <table:table-cell>
            <text:p>328770139</text:p>
          </table:table-cell>
        </table:table-row>
        <table:table-row>
          <table:table-cell>
            <text:p>325308259</text:p>
          </table:table-cell>
          <table:table-cell>
            <text:p>940634397</text:p>
          </table:table-cell>
          <table:table-cell>
            <text:p>47650574</text:p>
          </table:table-cell>
          <table:table-cell>
            <text:p>928318570</text:p>
          </table:table-cell>
          <table:table-cell>
            <text:p>212652990</text:p>
          </table:table-cell>
          <table:table-cell>
            <text:p>13235418</text:p>
          </table:table-cell>
          <table:table-cell>
            <text:p>243009231</text:p>
          </table:table-cell>
        </table:table-row>
        <table:table-row>
          <table:table-cell>
            <text:p>346705538</text:p>
          </table:table-cell>
          <table:table-cell>
            <text:p>804165132</text:p>
          </table:table-cell>
          <table:table-cell>
            <text:p>777901858</text:p>
          </table:table-cell>
          <table:table-cell>
            <text:p>839371538</text:p>
          </table:table-cell>
          <table:table-cell>
            <text:p>655496410</text:p>
          </table:table-cell>
          <table:table-cell>
            <text:p>167097442</text:p>
          </table:table-cell>
          <table:table-cell>
            <text:p>196720441</text:p>
          </table:table-cell>
        </table:table-row>
        <table:table-row>
          <table:table-cell>
            <text:p>375402359</text:p>
          </table:table-cell>
          <table:table-cell>
            <text:p>855694852</text:p>
          </table:table-cell>
          <table:table-cell>
            <text:p>316529554</text:p>
          </table:table-cell>
          <table:table-cell>
            <text:p>129850718</text:p>
          </table:table-cell>
          <table:table-cell>
            <text:p>962269238</text:p>
          </table:table-cell>
          <table:table-cell>
            <text:p>966798012</text:p>
          </table:table-cell>
          <table:table-cell>
            <text:p>487716469</text:p>
          </table:table-cell>
        </table:table-row>
        <table:table-row>
          <table:table-cell>
            <text:p>132648191</text:p>
          </table:table-cell>
          <table:table-cell>
            <text:p>901834481</text:p>
          </table:table-cell>
          <table:table-cell>
            <text:p>188332259</text:p>
          </table:table-cell>
          <table:table-cell>
            <text:p>505682491</text:p>
          </table:table-cell>
          <table:table-cell>
            <text:p>521549370</text:p>
          </table:table-cell>
          <table:table-cell>
            <text:p>195024316</text:p>
          </table:table-cell>
          <table:table-cell>
            <text:p>954015845</text:p>
          </table:table-cell>
        </table:table-row>
        <table:table-row>
          <table:table-cell>
            <text:p>79609590</text:p>
          </table:table-cell>
          <table:table-cell>
            <text:p>949793594</text:p>
          </table:table-cell>
          <table:table-cell>
            <text:p>831442942</text:p>
          </table:table-cell>
          <table:table-cell>
            <text:p>440208745</text:p>
          </table:table-cell>
          <table:table-cell>
            <text:p>519396147</text:p>
          </table:table-cell>
          <table:table-cell>
            <text:p>779859193</text:p>
          </table:table-cell>
          <table:table-cell>
            <text:p>993970304</text:p>
          </table:table-cell>
        </table:table-row>
        <table:table-row>
          <table:table-cell>
            <text:p>615536978</text:p>
          </table:table-cell>
          <table:table-cell>
            <text:p>968976601</text:p>
          </table:table-cell>
          <table:table-cell>
            <text:p>665692658</text:p>
          </table:table-cell>
          <table:table-cell>
            <text:p>818335467</text:p>
          </table:table-cell>
          <table:table-cell>
            <text:p>475280272</text:p>
          </table:table-cell>
          <table:table-cell>
            <text:p>166511021</text:p>
          </table:table-cell>
          <table:table-cell>
            <text:p>104647137</text:p>
          </table:table-cell>
        </table:table-row>
        <table:table-row>
          <table:table-cell>
            <text:p>945486994</text:p>
          </table:table-cell>
          <table:table-cell>
            <text:p>823581198</text:p>
          </table:table-cell>
          <table:table-cell>
            <text:p>381577231</text:p>
          </table:table-cell>
          <table:table-cell>
            <text:p>807260852</text:p>
          </table:table-cell>
          <table:table-cell>
            <text:p>869301970</text:p>
          </table:table-cell>
          <table:table-cell>
            <text:p>686069972</text:p>
          </table:table-cell>
          <table:table-cell>
            <text:p>160710987</text:p>
          </table:table-cell>
        </table:table-row>
        <table:table-row>
          <table:table-cell>
            <text:p>165184819</text:p>
          </table:table-cell>
          <table:table-cell>
            <text:p>699152203</text:p>
          </table:table-cell>
          <table:table-cell>
            <text:p>296131576</text:p>
          </table:table-cell>
          <table:table-cell>
            <text:p>773917384</text:p>
          </table:table-cell>
          <table:table-cell>
            <text:p>33964097</text:p>
          </table:table-cell>
          <table:table-cell>
            <text:p>20642418</text:p>
          </table:table-cell>
          <table:table-cell>
            <text:p>947740916</text:p>
          </table:table-cell>
        </table:table-row>
        <table:table-row>
          <table:table-cell>
            <text:p>199967872</text:p>
          </table:table-cell>
          <table:table-cell>
            <text:p>946495540</text:p>
          </table:table-cell>
          <table:table-cell>
            <text:p>461623677</text:p>
          </table:table-cell>
          <table:table-cell>
            <text:p>230169217</text:p>
          </table:table-cell>
          <table:table-cell>
            <text:p>994159194</text:p>
          </table:table-cell>
          <table:table-cell>
            <text:p>256197203</text:p>
          </table:table-cell>
          <table:table-cell>
            <text:p>534572722</text:p>
          </table:table-cell>
        </table:table-row>
        <table:table-row>
          <table:table-cell>
            <text:p>2192746</text:p>
          </table:table-cell>
          <table:table-cell>
            <text:p>89697452</text:p>
          </table:table-cell>
          <table:table-cell>
            <text:p>881358753</text:p>
          </table:table-cell>
          <table:table-cell>
            <text:p>874992904</text:p>
          </table:table-cell>
          <table:table-cell>
            <text:p>484715790</text:p>
          </table:table-cell>
          <table:table-cell>
            <text:p>76639473</text:p>
          </table:table-cell>
          <table:table-cell>
            <text:p>611346832</text:p>
          </table:table-cell>
        </table:table-row>
        <table:table-row>
          <table:table-cell>
            <text:p>37718303</text:p>
          </table:table-cell>
          <table:table-cell>
            <text:p>355296508</text:p>
          </table:table-cell>
          <table:table-cell>
            <text:p>588626191</text:p>
          </table:table-cell>
          <table:table-cell>
            <text:p>238204874</text:p>
          </table:table-cell>
          <table:table-cell>
            <text:p>337772102</text:p>
          </table:table-cell>
          <table:table-cell>
            <text:p>501685363</text:p>
          </table:table-cell>
          <table:table-cell>
            <text:p>978175689</text:p>
          </table:table-cell>
        </table:table-row>
        <table:table-row>
          <table:table-cell>
            <text:p>400189590</text:p>
          </table:table-cell>
          <table:table-cell>
            <text:p>653918026</text:p>
          </table:table-cell>
          <table:table-cell>
            <text:p>330716238</text:p>
          </table:table-cell>
          <table:table-cell>
            <text:p>224851652</text:p>
          </table:table-cell>
          <table:table-cell>
            <text:p>164401582</text:p>
          </table:table-cell>
          <table:table-cell>
            <text:p>832569994</text:p>
          </table:table-cell>
          <table:table-cell>
            <text:p>194793711</text:p>
          </table:table-cell>
        </table:table-row>
        <table:table-row>
          <table:table-cell>
            <text:p>892127889</text:p>
          </table:table-cell>
          <table:table-cell>
            <text:p>659763453</text:p>
          </table:table-cell>
          <table:table-cell>
            <text:p>687785258</text:p>
          </table:table-cell>
          <table:table-cell>
            <text:p>409061395</text:p>
          </table:table-cell>
          <table:table-cell>
            <text:p>502125205</text:p>
          </table:table-cell>
          <table:table-cell>
            <text:p>765994424</text:p>
          </table:table-cell>
          <table:table-cell>
            <text:p>343265311</text:p>
          </table:table-cell>
        </table:table-row>
        <table:table-row>
          <table:table-cell>
            <text:p>177032099</text:p>
          </table:table-cell>
          <table:table-cell>
            <text:p>379384527</text:p>
          </table:table-cell>
          <table:table-cell>
            <text:p>330983478</text:p>
          </table:table-cell>
          <table:table-cell>
            <text:p>391877781</text:p>
          </table:table-cell>
          <table:table-cell>
            <text:p>885721067</text:p>
          </table:table-cell>
          <table:table-cell>
            <text:p>213409740</text:p>
          </table:table-cell>
          <table:table-cell>
            <text:p>176048678</text:p>
          </table:table-cell>
        </table:table-row>
        <table:table-row>
          <table:table-cell>
            <text:p>841141078</text:p>
          </table:table-cell>
          <table:table-cell>
            <text:p>480710960</text:p>
          </table:table-cell>
          <table:table-cell>
            <text:p>830911138</text:p>
          </table:table-cell>
          <table:table-cell>
            <text:p>447465283</text:p>
          </table:table-cell>
          <table:table-cell>
            <text:p>894387825</text:p>
          </table:table-cell>
          <table:table-cell>
            <text:p>412472984</text:p>
          </table:table-cell>
          <table:table-cell>
            <text:p>751576038</text:p>
          </table:table-cell>
        </table:table-row>
        <table:table-row>
          <table:table-cell>
            <text:p>308503493</text:p>
          </table:table-cell>
          <table:table-cell>
            <text:p>98151170</text:p>
          </table:table-cell>
          <table:table-cell>
            <text:p>693236179</text:p>
          </table:table-cell>
          <table:table-cell>
            <text:p>995068093</text:p>
          </table:table-cell>
          <table:table-cell>
            <text:p>68711732</text:p>
          </table:table-cell>
          <table:table-cell>
            <text:p>412040678</text:p>
          </table:table-cell>
          <table:table-cell>
            <text:p>97154876</text:p>
          </table:table-cell>
        </table:table-row>
        <table:table-row>
          <table:table-cell>
            <text:p>558659538</text:p>
          </table:table-cell>
          <table:table-cell>
            <text:p>606374282</text:p>
          </table:table-cell>
          <table:table-cell>
            <text:p>591949483</text:p>
          </table:table-cell>
          <table:table-cell>
            <text:p>984964249</text:p>
          </table:table-cell>
          <table:table-cell>
            <text:p>673900166</text:p>
          </table:table-cell>
          <table:table-cell>
            <text:p>971259848</text:p>
          </table:table-cell>
          <table:table-cell>
            <text:p>772247505</text:p>
          </table:table-cell>
        </table:table-row>
        <table:table-row>
          <table:table-cell>
            <text:p>863442742</text:p>
          </table:table-cell>
          <table:table-cell>
            <text:p>158447430</text:p>
          </table:table-cell>
          <table:table-cell>
            <text:p>13259128</text:p>
          </table:table-cell>
          <table:table-cell>
            <text:p>31707206</text:p>
          </table:table-cell>
          <table:table-cell>
            <text:p>520414984</text:p>
          </table:table-cell>
          <table:table-cell>
            <text:p>511378160</text:p>
          </table:table-cell>
          <table:table-cell>
            <text:p>458574718</text:p>
          </table:table-cell>
        </table:table-row>
        <table:table-row>
          <table:table-cell>
            <text:p>301332366</text:p>
          </table:table-cell>
          <table:table-cell>
            <text:p>897987237</text:p>
          </table:table-cell>
          <table:table-cell>
            <text:p>753904790</text:p>
          </table:table-cell>
          <table:table-cell>
            <text:p>314450459</text:p>
          </table:table-cell>
          <table:table-cell>
            <text:p>653780064</text:p>
          </table:table-cell>
          <table:table-cell>
            <text:p>393391038</text:p>
          </table:table-cell>
          <table:table-cell>
            <text:p>482592254</text:p>
          </table:table-cell>
        </table:table-row>
        <table:table-row>
          <table:table-cell>
            <text:p>440192061</text:p>
          </table:table-cell>
          <table:table-cell>
            <text:p>133460448</text:p>
          </table:table-cell>
          <table:table-cell>
            <text:p>489553828</text:p>
          </table:table-cell>
          <table:table-cell>
            <text:p>864980312</text:p>
          </table:table-cell>
          <table:table-cell>
            <text:p>167358756</text:p>
          </table:table-cell>
          <table:table-cell>
            <text:p>185969236</text:p>
          </table:table-cell>
          <table:table-cell>
            <text:p>269666411</text:p>
          </table:table-cell>
        </table:table-row>
        <table:table-row>
          <table:table-cell>
            <text:p>453502134</text:p>
          </table:table-cell>
          <table:table-cell>
            <text:p>82846756</text:p>
          </table:table-cell>
          <table:table-cell>
            <text:p>32186301</text:p>
          </table:table-cell>
          <table:table-cell>
            <text:p>27549314</text:p>
          </table:table-cell>
          <table:table-cell>
            <text:p>761742767</text:p>
          </table:table-cell>
          <table:table-cell>
            <text:p>25870496</text:p>
          </table:table-cell>
          <table:table-cell>
            <text:p>198767759</text:p>
          </table:table-cell>
        </table:table-row>
        <table:table-row>
          <table:table-cell>
            <text:p>786715290</text:p>
          </table:table-cell>
          <table:table-cell>
            <text:p>151007001</text:p>
          </table:table-cell>
          <table:table-cell>
            <text:p>394375124</text:p>
          </table:table-cell>
          <table:table-cell>
            <text:p>722696563</text:p>
          </table:table-cell>
          <table:table-cell>
            <text:p>297244398</text:p>
          </table:table-cell>
          <table:table-cell>
            <text:p>831066703</text:p>
          </table:table-cell>
          <table:table-cell>
            <text:p>425401765</text:p>
          </table:table-cell>
        </table:table-row>
        <table:table-row>
          <table:table-cell>
            <text:p>676439629</text:p>
          </table:table-cell>
          <table:table-cell>
            <text:p>490775037</text:p>
          </table:table-cell>
          <table:table-cell>
            <text:p>948402996</text:p>
          </table:table-cell>
          <table:table-cell>
            <text:p>896497361</text:p>
          </table:table-cell>
          <table:table-cell>
            <text:p>38952954</text:p>
          </table:table-cell>
          <table:table-cell>
            <text:p>236430606</text:p>
          </table:table-cell>
          <table:table-cell>
            <text:p>641606163</text:p>
          </table:table-cell>
        </table:table-row>
        <table:table-row>
          <table:table-cell>
            <text:p>896794589</text:p>
          </table:table-cell>
          <table:table-cell>
            <text:p>187775384</text:p>
          </table:table-cell>
          <table:table-cell>
            <text:p>268286308</text:p>
          </table:table-cell>
          <table:table-cell>
            <text:p>404707768</text:p>
          </table:table-cell>
          <table:table-cell>
            <text:p>806552416</text:p>
          </table:table-cell>
          <table:table-cell>
            <text:p>947142689</text:p>
          </table:table-cell>
          <table:table-cell>
            <text:p>523333663</text:p>
          </table:table-cell>
        </table:table-row>
        <table:table-row>
          <table:table-cell>
            <text:p>367758701</text:p>
          </table:table-cell>
          <table:table-cell>
            <text:p>239084602</text:p>
          </table:table-cell>
          <table:table-cell>
            <text:p>336159400</text:p>
          </table:table-cell>
          <table:table-cell>
            <text:p>828469571</text:p>
          </table:table-cell>
          <table:table-cell>
            <text:p>137201847</text:p>
          </table:table-cell>
          <table:table-cell>
            <text:p>777048043</text:p>
          </table:table-cell>
          <table:table-cell>
            <text:p>746015317</text:p>
          </table:table-cell>
        </table:table-row>
        <table:table-row>
          <table:table-cell>
            <text:p>570045134</text:p>
          </table:table-cell>
          <table:table-cell>
            <text:p>542599390</text:p>
          </table:table-cell>
          <table:table-cell>
            <text:p>42968064</text:p>
          </table:table-cell>
          <table:table-cell>
            <text:p>698545890</text:p>
          </table:table-cell>
          <table:table-cell>
            <text:p>552996120</text:p>
          </table:table-cell>
          <table:table-cell>
            <text:p>910944242</text:p>
          </table:table-cell>
          <table:table-cell>
            <text:p>668218469</text:p>
          </table:table-cell>
        </table:table-row>
        <table:table-row>
          <table:table-cell>
            <text:p>953740816</text:p>
          </table:table-cell>
          <table:table-cell>
            <text:p>547425309</text:p>
          </table:table-cell>
          <table:table-cell>
            <text:p>527785988</text:p>
          </table:table-cell>
          <table:table-cell>
            <text:p>743829777</text:p>
          </table:table-cell>
          <table:table-cell>
            <text:p>307404718</text:p>
          </table:table-cell>
          <table:table-cell>
            <text:p>785935733</text:p>
          </table:table-cell>
          <table:table-cell>
            <text:p>226840459</text:p>
          </table:table-cell>
        </table:table-row>
        <table:table-row>
          <table:table-cell>
            <text:p>331055173</text:p>
          </table:table-cell>
          <table:table-cell>
            <text:p>284186672</text:p>
          </table:table-cell>
          <table:table-cell>
            <text:p>524410511</text:p>
          </table:table-cell>
          <table:table-cell>
            <text:p>983248954</text:p>
          </table:table-cell>
          <table:table-cell>
            <text:p>200749943</text:p>
          </table:table-cell>
          <table:table-cell>
            <text:p>331755425</text:p>
          </table:table-cell>
          <table:table-cell>
            <text:p>277774233</text:p>
          </table:table-cell>
        </table:table-row>
        <table:table-row>
          <table:table-cell>
            <text:p>414466093</text:p>
          </table:table-cell>
          <table:table-cell>
            <text:p>158353379</text:p>
          </table:table-cell>
          <table:table-cell>
            <text:p>172615491</text:p>
          </table:table-cell>
          <table:table-cell>
            <text:p>455019124</text:p>
          </table:table-cell>
          <table:table-cell>
            <text:p>52288598</text:p>
          </table:table-cell>
          <table:table-cell>
            <text:p>833712940</text:p>
          </table:table-cell>
          <table:table-cell>
            <text:p>899777337</text:p>
          </table:table-cell>
        </table:table-row>
        <table:table-row>
          <table:table-cell>
            <text:p>35198966</text:p>
          </table:table-cell>
          <table:table-cell>
            <text:p>741353525</text:p>
          </table:table-cell>
          <table:table-cell>
            <text:p>75591275</text:p>
          </table:table-cell>
          <table:table-cell>
            <text:p>833953923</text:p>
          </table:table-cell>
          <table:table-cell>
            <text:p>167552841</text:p>
          </table:table-cell>
          <table:table-cell>
            <text:p>818167893</text:p>
          </table:table-cell>
          <table:table-cell>
            <text:p>208969372</text:p>
          </table:table-cell>
        </table:table-row>
        <table:table-row>
          <table:table-cell>
            <text:p>140069268</text:p>
          </table:table-cell>
          <table:table-cell>
            <text:p>117328130</text:p>
          </table:table-cell>
          <table:table-cell>
            <text:p>296785028</text:p>
          </table:table-cell>
          <table:table-cell>
            <text:p>511771741</text:p>
          </table:table-cell>
          <table:table-cell>
            <text:p>278316086</text:p>
          </table:table-cell>
          <table:table-cell>
            <text:p>530300825</text:p>
          </table:table-cell>
          <table:table-cell>
            <text:p>694142751</text:p>
          </table:table-cell>
        </table:table-row>
        <table:table-row>
          <table:table-cell>
            <text:p>949112527</text:p>
          </table:table-cell>
          <table:table-cell>
            <text:p>832072942</text:p>
          </table:table-cell>
          <table:table-cell>
            <text:p>216079337</text:p>
          </table:table-cell>
          <table:table-cell>
            <text:p>257683858</text:p>
          </table:table-cell>
          <table:table-cell>
            <text:p>854861224</text:p>
          </table:table-cell>
          <table:table-cell>
            <text:p>235823785</text:p>
          </table:table-cell>
          <table:table-cell>
            <text:p>87312817</text:p>
          </table:table-cell>
        </table:table-row>
        <table:table-row>
          <table:table-cell>
            <text:p>278397930</text:p>
          </table:table-cell>
          <table:table-cell>
            <text:p>599372825</text:p>
          </table:table-cell>
          <table:table-cell>
            <text:p>926374277</text:p>
          </table:table-cell>
          <table:table-cell>
            <text:p>818996410</text:p>
          </table:table-cell>
          <table:table-cell>
            <text:p>706935890</text:p>
          </table:table-cell>
          <table:table-cell>
            <text:p>223122001</text:p>
          </table:table-cell>
          <table:table-cell>
            <text:p>125681880</text:p>
          </table:table-cell>
        </table:table-row>
        <table:table-row>
          <table:table-cell>
            <text:p>160347201</text:p>
          </table:table-cell>
          <table:table-cell>
            <text:p>380916094</text:p>
          </table:table-cell>
          <table:table-cell>
            <text:p>414923387</text:p>
          </table:table-cell>
          <table:table-cell>
            <text:p>505899542</text:p>
          </table:table-cell>
          <table:table-cell>
            <text:p>135747356</text:p>
          </table:table-cell>
          <table:table-cell>
            <text:p>958712188</text:p>
          </table:table-cell>
          <table:table-cell>
            <text:p>385487486</text:p>
          </table:table-cell>
        </table:table-row>
        <table:table-row>
          <table:table-cell>
            <text:p>161401352</text:p>
          </table:table-cell>
          <table:table-cell>
            <text:p>335399953</text:p>
          </table:table-cell>
          <table:table-cell>
            <text:p>959002679</text:p>
          </table:table-cell>
          <table:table-cell>
            <text:p>918575298</text:p>
          </table:table-cell>
          <table:table-cell>
            <text:p>69191407</text:p>
          </table:table-cell>
          <table:table-cell>
            <text:p>202594084</text:p>
          </table:table-cell>
          <table:table-cell>
            <text:p>363179669</text:p>
          </table:table-cell>
        </table:table-row>
        <table:table-row>
          <table:table-cell>
            <text:p>335840903</text:p>
          </table:table-cell>
          <table:table-cell>
            <text:p>48044515</text:p>
          </table:table-cell>
          <table:table-cell>
            <text:p>710556417</text:p>
          </table:table-cell>
          <table:table-cell>
            <text:p>622190866</text:p>
          </table:table-cell>
          <table:table-cell>
            <text:p>400093973</text:p>
          </table:table-cell>
          <table:table-cell>
            <text:p>907825387</text:p>
          </table:table-cell>
          <table:table-cell>
            <text:p>852305370</text:p>
          </table:table-cell>
        </table:table-row>
        <table:table-row>
          <table:table-cell>
            <text:p>209070604</text:p>
          </table:table-cell>
          <table:table-cell>
            <text:p>883349277</text:p>
          </table:table-cell>
          <table:table-cell>
            <text:p>240529522</text:p>
          </table:table-cell>
          <table:table-cell>
            <text:p>942350536</text:p>
          </table:table-cell>
          <table:table-cell>
            <text:p>269253846</text:p>
          </table:table-cell>
          <table:table-cell>
            <text:p>940748342</text:p>
          </table:table-cell>
          <table:table-cell>
            <text:p>725993391</text:p>
          </table:table-cell>
        </table:table-row>
        <table:table-row>
          <table:table-cell>
            <text:p>578577198</text:p>
          </table:table-cell>
          <table:table-cell>
            <text:p>531447397</text:p>
          </table:table-cell>
          <table:table-cell>
            <text:p>56285155</text:p>
          </table:table-cell>
          <table:table-cell>
            <text:p>784445712</text:p>
          </table:table-cell>
          <table:table-cell>
            <text:p>945418793</text:p>
          </table:table-cell>
          <table:table-cell>
            <text:p>416755496</text:p>
          </table:table-cell>
          <table:table-cell>
            <text:p>427926058</text:p>
          </table:table-cell>
        </table:table-row>
        <table:table-row>
          <table:table-cell>
            <text:p>399452948</text:p>
          </table:table-cell>
          <table:table-cell>
            <text:p>579007559</text:p>
          </table:table-cell>
          <table:table-cell>
            <text:p>578668789</text:p>
          </table:table-cell>
          <table:table-cell>
            <text:p>469105944</text:p>
          </table:table-cell>
          <table:table-cell>
            <text:p>94219085</text:p>
          </table:table-cell>
          <table:table-cell>
            <text:p>192038408</text:p>
          </table:table-cell>
          <table:table-cell>
            <text:p>684734557</text:p>
          </table:table-cell>
        </table:table-row>
        <table:table-row>
          <table:table-cell>
            <text:p>812475426</text:p>
          </table:table-cell>
          <table:table-cell>
            <text:p>132511951</text:p>
          </table:table-cell>
          <table:table-cell>
            <text:p>762480215</text:p>
          </table:table-cell>
          <table:table-cell>
            <text:p>721238046</text:p>
          </table:table-cell>
          <table:table-cell>
            <text:p>732298698</text:p>
          </table:table-cell>
          <table:table-cell>
            <text:p>311750378</text:p>
          </table:table-cell>
          <table:table-cell>
            <text:p>450978694</text:p>
          </table:table-cell>
        </table:table-row>
        <table:table-row>
          <table:table-cell>
            <text:p>608086182</text:p>
          </table:table-cell>
          <table:table-cell>
            <text:p>118999827</text:p>
          </table:table-cell>
          <table:table-cell>
            <text:p>841755617</text:p>
          </table:table-cell>
          <table:table-cell>
            <text:p>54653435</text:p>
          </table:table-cell>
          <table:table-cell>
            <text:p>578297682</text:p>
          </table:table-cell>
          <table:table-cell>
            <text:p>861815293</text:p>
          </table:table-cell>
          <table:table-cell>
            <text:p>334193057</text:p>
          </table:table-cell>
        </table:table-row>
        <table:table-row>
          <table:table-cell>
            <text:p>582215254</text:p>
          </table:table-cell>
          <table:table-cell>
            <text:p>180079060</text:p>
          </table:table-cell>
          <table:table-cell>
            <text:p>124127980</text:p>
          </table:table-cell>
          <table:table-cell>
            <text:p>236812298</text:p>
          </table:table-cell>
          <table:table-cell>
            <text:p>861522932</text:p>
          </table:table-cell>
          <table:table-cell>
            <text:p>769551653</text:p>
          </table:table-cell>
          <table:table-cell>
            <text:p>410527971</text:p>
          </table:table-cell>
        </table:table-row>
        <table:table-row>
          <table:table-cell>
            <text:p>75297009</text:p>
          </table:table-cell>
          <table:table-cell>
            <text:p>459285501</text:p>
          </table:table-cell>
          <table:table-cell>
            <text:p>832964960</text:p>
          </table:table-cell>
          <table:table-cell>
            <text:p>128058333</text:p>
          </table:table-cell>
          <table:table-cell>
            <text:p>694609931</text:p>
          </table:table-cell>
          <table:table-cell>
            <text:p>430755623</text:p>
          </table:table-cell>
          <table:table-cell>
            <text:p>628049383</text:p>
          </table:table-cell>
        </table:table-row>
        <table:table-row>
          <table:table-cell>
            <text:p>704928208</text:p>
          </table:table-cell>
          <table:table-cell>
            <text:p>346740131</text:p>
          </table:table-cell>
          <table:table-cell>
            <text:p>222489439</text:p>
          </table:table-cell>
          <table:table-cell>
            <text:p>149223779</text:p>
          </table:table-cell>
          <table:table-cell>
            <text:p>896692139</text:p>
          </table:table-cell>
          <table:table-cell>
            <text:p>655462569</text:p>
          </table:table-cell>
          <table:table-cell>
            <text:p>608268263</text:p>
          </table:table-cell>
        </table:table-row>
        <table:table-row>
          <table:table-cell>
            <text:p>928126236</text:p>
          </table:table-cell>
          <table:table-cell>
            <text:p>601149844</text:p>
          </table:table-cell>
          <table:table-cell>
            <text:p>919646206</text:p>
          </table:table-cell>
          <table:table-cell>
            <text:p>688400547</text:p>
          </table:table-cell>
          <table:table-cell>
            <text:p>294045372</text:p>
          </table:table-cell>
          <table:table-cell>
            <text:p>759674831</text:p>
          </table:table-cell>
          <table:table-cell>
            <text:p>704077899</text:p>
          </table:table-cell>
        </table:table-row>
        <table:table-row>
          <table:table-cell>
            <text:p>977638626</text:p>
          </table:table-cell>
          <table:table-cell>
            <text:p>418391661</text:p>
          </table:table-cell>
          <table:table-cell>
            <text:p>524936322</text:p>
          </table:table-cell>
          <table:table-cell>
            <text:p>503395620</text:p>
          </table:table-cell>
          <table:table-cell>
            <text:p>174321867</text:p>
          </table:table-cell>
          <table:table-cell>
            <text:p>831432298</text:p>
          </table:table-cell>
          <table:table-cell>
            <text:p>642202949</text:p>
          </table:table-cell>
        </table:table-row>
        <table:table-row>
          <table:table-cell>
            <text:p>142749842</text:p>
          </table:table-cell>
          <table:table-cell>
            <text:p>187498034</text:p>
          </table:table-cell>
          <table:table-cell>
            <text:p>666001858</text:p>
          </table:table-cell>
          <table:table-cell>
            <text:p>841376071</text:p>
          </table:table-cell>
          <table:table-cell>
            <text:p>877490689</text:p>
          </table:table-cell>
          <table:table-cell>
            <text:p>558467280</text:p>
          </table:table-cell>
          <table:table-cell>
            <text:p>332045931</text:p>
          </table:table-cell>
        </table:table-row>
        <table:table-row>
          <table:table-cell>
            <text:p>95852453</text:p>
          </table:table-cell>
          <table:table-cell>
            <text:p>535499877</text:p>
          </table:table-cell>
          <table:table-cell>
            <text:p>389352788</text:p>
          </table:table-cell>
          <table:table-cell>
            <text:p>231481777</text:p>
          </table:table-cell>
          <table:table-cell>
            <text:p>739004480</text:p>
          </table:table-cell>
          <table:table-cell>
            <text:p>70250923</text:p>
          </table:table-cell>
          <table:table-cell>
            <text:p>470504110</text:p>
          </table:table-cell>
        </table:table-row>
        <table:table-row>
          <table:table-cell>
            <text:p>778848415</text:p>
          </table:table-cell>
          <table:table-cell>
            <text:p>755897956</text:p>
          </table:table-cell>
          <table:table-cell>
            <text:p>386679591</text:p>
          </table:table-cell>
          <table:table-cell>
            <text:p>748623223</text:p>
          </table:table-cell>
          <table:table-cell>
            <text:p>627026057</text:p>
          </table:table-cell>
          <table:table-cell>
            <text:p>850591299</text:p>
          </table:table-cell>
          <table:table-cell>
            <text:p>123483542</text:p>
          </table:table-cell>
        </table:table-row>
        <table:table-row>
          <table:table-cell>
            <text:p>931427319</text:p>
          </table:table-cell>
          <table:table-cell>
            <text:p>501317387</text:p>
          </table:table-cell>
          <table:table-cell>
            <text:p>799071954</text:p>
          </table:table-cell>
          <table:table-cell>
            <text:p>489137035</text:p>
          </table:table-cell>
          <table:table-cell>
            <text:p>280508409</text:p>
          </table:table-cell>
          <table:table-cell>
            <text:p>962556678</text:p>
          </table:table-cell>
          <table:table-cell>
            <text:p>19572896</text:p>
          </table:table-cell>
        </table:table-row>
        <table:table-row>
          <table:table-cell>
            <text:p>389853979</text:p>
          </table:table-cell>
          <table:table-cell>
            <text:p>134256911</text:p>
          </table:table-cell>
          <table:table-cell>
            <text:p>295570510</text:p>
          </table:table-cell>
          <table:table-cell>
            <text:p>455608601</text:p>
          </table:table-cell>
          <table:table-cell>
            <text:p>67536934</text:p>
          </table:table-cell>
          <table:table-cell>
            <text:p>66812345</text:p>
          </table:table-cell>
          <table:table-cell>
            <text:p>599203963</text:p>
          </table:table-cell>
        </table:table-row>
        <table:table-row>
          <table:table-cell>
            <text:p>370809215</text:p>
          </table:table-cell>
          <table:table-cell>
            <text:p>799274047</text:p>
          </table:table-cell>
          <table:table-cell>
            <text:p>222050344</text:p>
          </table:table-cell>
          <table:table-cell>
            <text:p>899902287</text:p>
          </table:table-cell>
          <table:table-cell>
            <text:p>187728442</text:p>
          </table:table-cell>
          <table:table-cell>
            <text:p>920571037</text:p>
          </table:table-cell>
          <table:table-cell>
            <text:p>617435197</text:p>
          </table:table-cell>
        </table:table-row>
        <table:table-row>
          <table:table-cell>
            <text:p>866386470</text:p>
          </table:table-cell>
          <table:table-cell>
            <text:p>461416899</text:p>
          </table:table-cell>
          <table:table-cell>
            <text:p>699618381</text:p>
          </table:table-cell>
          <table:table-cell>
            <text:p>541758525</text:p>
          </table:table-cell>
          <table:table-cell>
            <text:p>141492990</text:p>
          </table:table-cell>
          <table:table-cell>
            <text:p>333061675</text:p>
          </table:table-cell>
          <table:table-cell>
            <text:p>554441750</text:p>
          </table:table-cell>
        </table:table-row>
        <table:table-row>
          <table:table-cell>
            <text:p>789669367</text:p>
          </table:table-cell>
          <table:table-cell>
            <text:p>622927472</text:p>
          </table:table-cell>
          <table:table-cell>
            <text:p>581080562</text:p>
          </table:table-cell>
          <table:table-cell>
            <text:p>788328361</text:p>
          </table:table-cell>
          <table:table-cell>
            <text:p>702074252</text:p>
          </table:table-cell>
          <table:table-cell>
            <text:p>594975585</text:p>
          </table:table-cell>
          <table:table-cell>
            <text:p>354544477</text:p>
          </table:table-cell>
        </table:table-row>
        <table:table-row>
          <table:table-cell>
            <text:p>573381678</text:p>
          </table:table-cell>
          <table:table-cell>
            <text:p>94156292</text:p>
          </table:table-cell>
          <table:table-cell>
            <text:p>944499350</text:p>
          </table:table-cell>
          <table:table-cell>
            <text:p>484851785</text:p>
          </table:table-cell>
          <table:table-cell>
            <text:p>482143942</text:p>
          </table:table-cell>
          <table:table-cell>
            <text:p>298885334</text:p>
          </table:table-cell>
          <table:table-cell>
            <text:p>212699031</text:p>
          </table:table-cell>
        </table:table-row>
        <table:table-row>
          <table:table-cell>
            <text:p>117922863</text:p>
          </table:table-cell>
          <table:table-cell>
            <text:p>578256664</text:p>
          </table:table-cell>
          <table:table-cell>
            <text:p>789790607</text:p>
          </table:table-cell>
          <table:table-cell>
            <text:p>269953903</text:p>
          </table:table-cell>
          <table:table-cell>
            <text:p>179440228</text:p>
          </table:table-cell>
          <table:table-cell>
            <text:p>730835448</text:p>
          </table:table-cell>
          <table:table-cell>
            <text:p>983262390</text:p>
          </table:table-cell>
        </table:table-row>
        <table:table-row>
          <table:table-cell>
            <text:p>181110352</text:p>
          </table:table-cell>
          <table:table-cell>
            <text:p>859822192</text:p>
          </table:table-cell>
          <table:table-cell>
            <text:p>298125816</text:p>
          </table:table-cell>
          <table:table-cell>
            <text:p>574786805</text:p>
          </table:table-cell>
          <table:table-cell>
            <text:p>782077282</text:p>
          </table:table-cell>
          <table:table-cell>
            <text:p>946714555</text:p>
          </table:table-cell>
          <table:table-cell>
            <text:p>901265279</text:p>
          </table:table-cell>
        </table:table-row>
        <table:table-row>
          <table:table-cell>
            <text:p>378015620</text:p>
          </table:table-cell>
          <table:table-cell>
            <text:p>190479685</text:p>
          </table:table-cell>
          <table:table-cell>
            <text:p>969292812</text:p>
          </table:table-cell>
          <table:table-cell>
            <text:p>318158641</text:p>
          </table:table-cell>
          <table:table-cell>
            <text:p>420484301</text:p>
          </table:table-cell>
          <table:table-cell>
            <text:p>520956854</text:p>
          </table:table-cell>
          <table:table-cell>
            <text:p>512641931</text:p>
          </table:table-cell>
        </table:table-row>
        <table:table-row>
          <table:table-cell>
            <text:p>912523084</text:p>
          </table:table-cell>
          <table:table-cell>
            <text:p>447443131</text:p>
          </table:table-cell>
          <table:table-cell>
            <text:p>600801927</text:p>
          </table:table-cell>
          <table:table-cell>
            <text:p>100353497</text:p>
          </table:table-cell>
          <table:table-cell>
            <text:p>320185954</text:p>
          </table:table-cell>
          <table:table-cell>
            <text:p>348733936</text:p>
          </table:table-cell>
          <table:table-cell>
            <text:p>388098660</text:p>
          </table:table-cell>
        </table:table-row>
        <table:table-row>
          <table:table-cell>
            <text:p>419670972</text:p>
          </table:table-cell>
          <table:table-cell>
            <text:p>962169571</text:p>
          </table:table-cell>
          <table:table-cell>
            <text:p>947246688</text:p>
          </table:table-cell>
          <table:table-cell>
            <text:p>563735534</text:p>
          </table:table-cell>
          <table:table-cell>
            <text:p>621062259</text:p>
          </table:table-cell>
          <table:table-cell>
            <text:p>93619987</text:p>
          </table:table-cell>
          <table:table-cell>
            <text:p>990056624</text:p>
          </table:table-cell>
        </table:table-row>
        <table:table-row>
          <table:table-cell>
            <text:p>982994994</text:p>
          </table:table-cell>
          <table:table-cell>
            <text:p>978709364</text:p>
          </table:table-cell>
          <table:table-cell>
            <text:p>575745981</text:p>
          </table:table-cell>
          <table:table-cell>
            <text:p>683087686</text:p>
          </table:table-cell>
          <table:table-cell>
            <text:p>557655365</text:p>
          </table:table-cell>
          <table:table-cell>
            <text:p>71798455</text:p>
          </table:table-cell>
          <table:table-cell>
            <text:p>935478473</text:p>
          </table:table-cell>
        </table:table-row>
        <table:table-row>
          <table:table-cell>
            <text:p>9820259</text:p>
          </table:table-cell>
          <table:table-cell>
            <text:p>487553367</text:p>
          </table:table-cell>
          <table:table-cell>
            <text:p>396117970</text:p>
          </table:table-cell>
          <table:table-cell>
            <text:p>7005843</text:p>
          </table:table-cell>
          <table:table-cell>
            <text:p>980060488</text:p>
          </table:table-cell>
          <table:table-cell>
            <text:p>981350699</text:p>
          </table:table-cell>
          <table:table-cell>
            <text:p>292124874</text:p>
          </table:table-cell>
        </table:table-row>
        <table:table-row>
          <table:table-cell>
            <text:p>215735355</text:p>
          </table:table-cell>
          <table:table-cell>
            <text:p>440316263</text:p>
          </table:table-cell>
          <table:table-cell>
            <text:p>142335524</text:p>
          </table:table-cell>
          <table:table-cell>
            <text:p>659981303</text:p>
          </table:table-cell>
          <table:table-cell>
            <text:p>370045394</text:p>
          </table:table-cell>
          <table:table-cell>
            <text:p>16302464</text:p>
          </table:table-cell>
          <table:table-cell>
            <text:p>366487905</text:p>
          </table:table-cell>
        </table:table-row>
        <table:table-row>
          <table:table-cell>
            <text:p>856174572</text:p>
          </table:table-cell>
          <table:table-cell>
            <text:p>421628355</text:p>
          </table:table-cell>
          <table:table-cell>
            <text:p>598254801</text:p>
          </table:table-cell>
          <table:table-cell>
            <text:p>278563948</text:p>
          </table:table-cell>
          <table:table-cell>
            <text:p>847644882</text:p>
          </table:table-cell>
          <table:table-cell>
            <text:p>578965359</text:p>
          </table:table-cell>
          <table:table-cell>
            <text:p>504981763</text:p>
          </table:table-cell>
        </table:table-row>
        <table:table-row>
          <table:table-cell>
            <text:p>262892263</text:p>
          </table:table-cell>
          <table:table-cell>
            <text:p>906705776</text:p>
          </table:table-cell>
          <table:table-cell>
            <text:p>32191816</text:p>
          </table:table-cell>
          <table:table-cell>
            <text:p>359809853</text:p>
          </table:table-cell>
          <table:table-cell>
            <text:p>335990583</text:p>
          </table:table-cell>
          <table:table-cell>
            <text:p>648631597</text:p>
          </table:table-cell>
          <table:table-cell>
            <text:p>389019252</text:p>
          </table:table-cell>
        </table:table-row>
        <table:table-row>
          <table:table-cell>
            <text:p>641674056</text:p>
          </table:table-cell>
          <table:table-cell>
            <text:p>973237073</text:p>
          </table:table-cell>
          <table:table-cell>
            <text:p>45076375</text:p>
          </table:table-cell>
          <table:table-cell>
            <text:p>112009887</text:p>
          </table:table-cell>
          <table:table-cell>
            <text:p>425641024</text:p>
          </table:table-cell>
          <table:table-cell>
            <text:p>991185153</text:p>
          </table:table-cell>
          <table:table-cell>
            <text:p>179805194</text:p>
          </table:table-cell>
        </table:table-row>
        <table:table-row>
          <table:table-cell>
            <text:p>620548025</text:p>
          </table:table-cell>
          <table:table-cell>
            <text:p>125199935</text:p>
          </table:table-cell>
          <table:table-cell>
            <text:p>853793584</text:p>
          </table:table-cell>
          <table:table-cell>
            <text:p>524389679</text:p>
          </table:table-cell>
          <table:table-cell>
            <text:p>603099875</text:p>
          </table:table-cell>
          <table:table-cell>
            <text:p>144451763</text:p>
          </table:table-cell>
          <table:table-cell>
            <text:p>785156217</text:p>
          </table:table-cell>
        </table:table-row>
        <table:table-row>
          <table:table-cell>
            <text:p>402197624</text:p>
          </table:table-cell>
          <table:table-cell>
            <text:p>409823336</text:p>
          </table:table-cell>
          <table:table-cell>
            <text:p>44974505</text:p>
          </table:table-cell>
          <table:table-cell>
            <text:p>315344120</text:p>
          </table:table-cell>
          <table:table-cell>
            <text:p>778841913</text:p>
          </table:table-cell>
          <table:table-cell>
            <text:p>828451223</text:p>
          </table:table-cell>
          <table:table-cell>
            <text:p>416049391</text:p>
          </table:table-cell>
        </table:table-row>
        <table:table-row>
          <table:table-cell>
            <text:p>752988995</text:p>
          </table:table-cell>
          <table:table-cell>
            <text:p>781011579</text:p>
          </table:table-cell>
          <table:table-cell>
            <text:p>472605330</text:p>
          </table:table-cell>
          <table:table-cell>
            <text:p>40344140</text:p>
          </table:table-cell>
          <table:table-cell>
            <text:p>503364041</text:p>
          </table:table-cell>
          <table:table-cell>
            <text:p>252483671</text:p>
          </table:table-cell>
          <table:table-cell>
            <text:p>772434952</text:p>
          </table:table-cell>
        </table:table-row>
        <table:table-row>
          <table:table-cell>
            <text:p>494865469</text:p>
          </table:table-cell>
          <table:table-cell>
            <text:p>281446105</text:p>
          </table:table-cell>
          <table:table-cell>
            <text:p>541155075</text:p>
          </table:table-cell>
          <table:table-cell>
            <text:p>355307840</text:p>
          </table:table-cell>
          <table:table-cell>
            <text:p>203368754</text:p>
          </table:table-cell>
          <table:table-cell>
            <text:p>844593805</text:p>
          </table:table-cell>
          <table:table-cell>
            <text:p>50274003</text:p>
          </table:table-cell>
        </table:table-row>
        <table:table-row>
          <table:table-cell>
            <text:p>447532701</text:p>
          </table:table-cell>
          <table:table-cell>
            <text:p>841685404</text:p>
          </table:table-cell>
          <table:table-cell>
            <text:p>197614897</text:p>
          </table:table-cell>
          <table:table-cell>
            <text:p>738075234</text:p>
          </table:table-cell>
          <table:table-cell>
            <text:p>545200402</text:p>
          </table:table-cell>
          <table:table-cell>
            <text:p>882237147</text:p>
          </table:table-cell>
          <table:table-cell>
            <text:p>744471441</text:p>
          </table:table-cell>
        </table:table-row>
        <table:table-row>
          <table:table-cell>
            <text:p>598340120</text:p>
          </table:table-cell>
          <table:table-cell>
            <text:p>51507021</text:p>
          </table:table-cell>
          <table:table-cell>
            <text:p>932632455</text:p>
          </table:table-cell>
          <table:table-cell>
            <text:p>611649265</text:p>
          </table:table-cell>
          <table:table-cell>
            <text:p>819714762</text:p>
          </table:table-cell>
          <table:table-cell>
            <text:p>969939507</text:p>
          </table:table-cell>
          <table:table-cell>
            <text:p>589219653</text:p>
          </table:table-cell>
        </table:table-row>
        <table:table-row>
          <table:table-cell>
            <text:p>506651264</text:p>
          </table:table-cell>
          <table:table-cell>
            <text:p>534427341</text:p>
          </table:table-cell>
          <table:table-cell>
            <text:p>823999770</text:p>
          </table:table-cell>
          <table:table-cell>
            <text:p>144189890</text:p>
          </table:table-cell>
          <table:table-cell>
            <text:p>516008069</text:p>
          </table:table-cell>
          <table:table-cell>
            <text:p>722897322</text:p>
          </table:table-cell>
          <table:table-cell>
            <text:p>934827632</text:p>
          </table:table-cell>
        </table:table-row>
        <table:table-row>
          <table:table-cell>
            <text:p>425153736</text:p>
          </table:table-cell>
          <table:table-cell>
            <text:p>407056540</text:p>
          </table:table-cell>
          <table:table-cell>
            <text:p>113627792</text:p>
          </table:table-cell>
          <table:table-cell>
            <text:p>909756663</text:p>
          </table:table-cell>
          <table:table-cell>
            <text:p>568159148</text:p>
          </table:table-cell>
          <table:table-cell>
            <text:p>310622525</text:p>
          </table:table-cell>
          <table:table-cell>
            <text:p>762154626</text:p>
          </table:table-cell>
        </table:table-row>
        <table:table-row>
          <table:table-cell>
            <text:p>159231551</text:p>
          </table:table-cell>
          <table:table-cell>
            <text:p>374781369</text:p>
          </table:table-cell>
          <table:table-cell>
            <text:p>409145984</text:p>
          </table:table-cell>
          <table:table-cell>
            <text:p>275884088</text:p>
          </table:table-cell>
          <table:table-cell>
            <text:p>789670181</text:p>
          </table:table-cell>
          <table:table-cell>
            <text:p>364255709</text:p>
          </table:table-cell>
          <table:table-cell>
            <text:p>85842755</text:p>
          </table:table-cell>
        </table:table-row>
        <table:table-row>
          <table:table-cell>
            <text:p>904936043</text:p>
          </table:table-cell>
          <table:table-cell>
            <text:p>511181443</text:p>
          </table:table-cell>
          <table:table-cell>
            <text:p>138157770</text:p>
          </table:table-cell>
          <table:table-cell>
            <text:p>155454664</text:p>
          </table:table-cell>
          <table:table-cell>
            <text:p>220218226</text:p>
          </table:table-cell>
          <table:table-cell>
            <text:p>417246000</text:p>
          </table:table-cell>
          <table:table-cell>
            <text:p>909414215</text:p>
          </table:table-cell>
        </table:table-row>
        <table:table-row>
          <table:table-cell>
            <text:p>653182205</text:p>
          </table:table-cell>
          <table:table-cell>
            <text:p>734350824</text:p>
          </table:table-cell>
          <table:table-cell>
            <text:p>476531923</text:p>
          </table:table-cell>
          <table:table-cell>
            <text:p>390670503</text:p>
          </table:table-cell>
          <table:table-cell>
            <text:p>572533085</text:p>
          </table:table-cell>
          <table:table-cell>
            <text:p>624006324</text:p>
          </table:table-cell>
          <table:table-cell>
            <text:p>161921643</text:p>
          </table:table-cell>
        </table:table-row>
        <table:table-row>
          <table:table-cell>
            <text:p>278242731</text:p>
          </table:table-cell>
          <table:table-cell>
            <text:p>459562497</text:p>
          </table:table-cell>
          <table:table-cell>
            <text:p>874843217</text:p>
          </table:table-cell>
          <table:table-cell>
            <text:p>86373190</text:p>
          </table:table-cell>
          <table:table-cell>
            <text:p>457645378</text:p>
          </table:table-cell>
          <table:table-cell>
            <text:p>171573391</text:p>
          </table:table-cell>
          <table:table-cell>
            <text:p>771727509</text:p>
          </table:table-cell>
        </table:table-row>
        <table:table-row>
          <table:table-cell>
            <text:p>55026868</text:p>
          </table:table-cell>
          <table:table-cell>
            <text:p>989487147</text:p>
          </table:table-cell>
          <table:table-cell>
            <text:p>743798217</text:p>
          </table:table-cell>
          <table:table-cell>
            <text:p>963921800</text:p>
          </table:table-cell>
          <table:table-cell>
            <text:p>703436622</text:p>
          </table:table-cell>
          <table:table-cell>
            <text:p>870481992</text:p>
          </table:table-cell>
          <table:table-cell>
            <text:p>60402102</text:p>
          </table:table-cell>
        </table:table-row>
        <table:table-row>
          <table:table-cell>
            <text:p>778947550</text:p>
          </table:table-cell>
          <table:table-cell>
            <text:p>739238163</text:p>
          </table:table-cell>
          <table:table-cell>
            <text:p>438457009</text:p>
          </table:table-cell>
          <table:table-cell>
            <text:p>984519845</text:p>
          </table:table-cell>
          <table:table-cell>
            <text:p>546153567</text:p>
          </table:table-cell>
          <table:table-cell>
            <text:p>554547321</text:p>
          </table:table-cell>
          <table:table-cell>
            <text:p>390519901</text:p>
          </table:table-cell>
        </table:table-row>
        <table:table-row>
          <table:table-cell>
            <text:p>132055781</text:p>
          </table:table-cell>
          <table:table-cell>
            <text:p>834048373</text:p>
          </table:table-cell>
          <table:table-cell>
            <text:p>495103337</text:p>
          </table:table-cell>
          <table:table-cell>
            <text:p>210677317</text:p>
          </table:table-cell>
          <table:table-cell>
            <text:p>583004612</text:p>
          </table:table-cell>
          <table:table-cell>
            <text:p>596205038</text:p>
          </table:table-cell>
          <table:table-cell>
            <text:p>573306849</text:p>
          </table:table-cell>
        </table:table-row>
        <table:table-row>
          <table:table-cell>
            <text:p>12877130</text:p>
          </table:table-cell>
          <table:table-cell>
            <text:p>760013551</text:p>
          </table:table-cell>
          <table:table-cell>
            <text:p>819130804</text:p>
          </table:table-cell>
          <table:table-cell>
            <text:p>108693022</text:p>
          </table:table-cell>
          <table:table-cell>
            <text:p>816607027</text:p>
          </table:table-cell>
          <table:table-cell>
            <text:p>313780230</text:p>
          </table:table-cell>
          <table:table-cell>
            <text:p>882646585</text:p>
          </table:table-cell>
        </table:table-row>
        <table:table-row>
          <table:table-cell>
            <text:p>272593258</text:p>
          </table:table-cell>
          <table:table-cell>
            <text:p>507382460</text:p>
          </table:table-cell>
          <table:table-cell>
            <text:p>841172420</text:p>
          </table:table-cell>
          <table:table-cell>
            <text:p>18357333</text:p>
          </table:table-cell>
          <table:table-cell>
            <text:p>640934911</text:p>
          </table:table-cell>
          <table:table-cell>
            <text:p>330524770</text:p>
          </table:table-cell>
          <table:table-cell>
            <text:p>770705450</text:p>
          </table:table-cell>
        </table:table-row>
        <table:table-row>
          <table:table-cell>
            <text:p>879740040</text:p>
          </table:table-cell>
          <table:table-cell>
            <text:p>152145723</text:p>
          </table:table-cell>
          <table:table-cell>
            <text:p>312469487</text:p>
          </table:table-cell>
          <table:table-cell>
            <text:p>567398528</text:p>
          </table:table-cell>
          <table:table-cell>
            <text:p>724477089</text:p>
          </table:table-cell>
          <table:table-cell>
            <text:p>770444684</text:p>
          </table:table-cell>
          <table:table-cell>
            <text:p>239471638</text:p>
          </table:table-cell>
        </table:table-row>
        <table:table-row>
          <table:table-cell>
            <text:p>525124072</text:p>
          </table:table-cell>
          <table:table-cell>
            <text:p>578769930</text:p>
          </table:table-cell>
          <table:table-cell>
            <text:p>841544692</text:p>
          </table:table-cell>
          <table:table-cell>
            <text:p>109131563</text:p>
          </table:table-cell>
          <table:table-cell>
            <text:p>467111216</text:p>
          </table:table-cell>
          <table:table-cell>
            <text:p>258448722</text:p>
          </table:table-cell>
          <table:table-cell>
            <text:p>180467417</text:p>
          </table:table-cell>
        </table:table-row>
        <table:table-row>
          <table:table-cell>
            <text:p>802774320</text:p>
          </table:table-cell>
          <table:table-cell>
            <text:p>241158638</text:p>
          </table:table-cell>
          <table:table-cell>
            <text:p>640052934</text:p>
          </table:table-cell>
          <table:table-cell>
            <text:p>55286187</text:p>
          </table:table-cell>
          <table:table-cell>
            <text:p>957381814</text:p>
          </table:table-cell>
          <table:table-cell>
            <text:p>659219481</text:p>
          </table:table-cell>
          <table:table-cell>
            <text:p>293900483</text:p>
          </table:table-cell>
        </table:table-row>
        <table:table-row>
          <table:table-cell>
            <text:p>575074753</text:p>
          </table:table-cell>
          <table:table-cell>
            <text:p>586315435</text:p>
          </table:table-cell>
          <table:table-cell>
            <text:p>218673715</text:p>
          </table:table-cell>
          <table:table-cell>
            <text:p>956977785</text:p>
          </table:table-cell>
          <table:table-cell>
            <text:p>816218900</text:p>
          </table:table-cell>
          <table:table-cell>
            <text:p>755724793</text:p>
          </table:table-cell>
          <table:table-cell>
            <text:p>341191550</text:p>
          </table:table-cell>
        </table:table-row>
        <table:table-row>
          <table:table-cell>
            <text:p>837518637</text:p>
          </table:table-cell>
          <table:table-cell>
            <text:p>255316556</text:p>
          </table:table-cell>
          <table:table-cell>
            <text:p>658735163</text:p>
          </table:table-cell>
          <table:table-cell>
            <text:p>47592037</text:p>
          </table:table-cell>
          <table:table-cell>
            <text:p>943561758</text:p>
          </table:table-cell>
          <table:table-cell>
            <text:p>492959111</text:p>
          </table:table-cell>
          <table:table-cell>
            <text:p>989828576</text:p>
          </table:table-cell>
        </table:table-row>
        <table:table-row>
          <table:table-cell>
            <text:p>753902238</text:p>
          </table:table-cell>
          <table:table-cell>
            <text:p>848540318</text:p>
          </table:table-cell>
          <table:table-cell>
            <text:p>939740229</text:p>
          </table:table-cell>
          <table:table-cell>
            <text:p>807168613</text:p>
          </table:table-cell>
          <table:table-cell>
            <text:p>389010580</text:p>
          </table:table-cell>
          <table:table-cell>
            <text:p>838576301</text:p>
          </table:table-cell>
          <table:table-cell>
            <text:p>747569751</text:p>
          </table:table-cell>
        </table:table-row>
        <table:table-row>
          <table:table-cell>
            <text:p>729947750</text:p>
          </table:table-cell>
          <table:table-cell>
            <text:p>236958135</text:p>
          </table:table-cell>
          <table:table-cell>
            <text:p>299153863</text:p>
          </table:table-cell>
          <table:table-cell>
            <text:p>323927087</text:p>
          </table:table-cell>
          <table:table-cell>
            <text:p>229106317</text:p>
          </table:table-cell>
          <table:table-cell>
            <text:p>672337342</text:p>
          </table:table-cell>
          <table:table-cell>
            <text:p>490253407</text:p>
          </table:table-cell>
        </table:table-row>
        <table:table-row>
          <table:table-cell>
            <text:p>477440108</text:p>
          </table:table-cell>
          <table:table-cell>
            <text:p>682973665</text:p>
          </table:table-cell>
          <table:table-cell>
            <text:p>158628564</text:p>
          </table:table-cell>
          <table:table-cell>
            <text:p>772762693</text:p>
          </table:table-cell>
          <table:table-cell>
            <text:p>880906386</text:p>
          </table:table-cell>
          <table:table-cell>
            <text:p>636403564</text:p>
          </table:table-cell>
          <table:table-cell>
            <text:p>453043123</text:p>
          </table:table-cell>
        </table:table-row>
        <table:table-row>
          <table:table-cell>
            <text:p>71336197</text:p>
          </table:table-cell>
          <table:table-cell>
            <text:p>645166328</text:p>
          </table:table-cell>
          <table:table-cell>
            <text:p>112787220</text:p>
          </table:table-cell>
          <table:table-cell>
            <text:p>618118212</text:p>
          </table:table-cell>
          <table:table-cell>
            <text:p>869611189</text:p>
          </table:table-cell>
          <table:table-cell>
            <text:p>864763810</text:p>
          </table:table-cell>
          <table:table-cell>
            <text:p>600092332</text:p>
          </table:table-cell>
        </table:table-row>
        <table:table-row>
          <table:table-cell>
            <text:p>438624309</text:p>
          </table:table-cell>
          <table:table-cell>
            <text:p>647376851</text:p>
          </table:table-cell>
          <table:table-cell>
            <text:p>526458004</text:p>
          </table:table-cell>
          <table:table-cell>
            <text:p>262961337</text:p>
          </table:table-cell>
          <table:table-cell>
            <text:p>635660083</text:p>
          </table:table-cell>
          <table:table-cell>
            <text:p>827165438</text:p>
          </table:table-cell>
          <table:table-cell>
            <text:p>87346612</text:p>
          </table:table-cell>
        </table:table-row>
        <table:table-row>
          <table:table-cell>
            <text:p>22630012</text:p>
          </table:table-cell>
          <table:table-cell>
            <text:p>453545710</text:p>
          </table:table-cell>
          <table:table-cell>
            <text:p>239973691</text:p>
          </table:table-cell>
          <table:table-cell>
            <text:p>457925152</text:p>
          </table:table-cell>
          <table:table-cell>
            <text:p>765134050</text:p>
          </table:table-cell>
          <table:table-cell>
            <text:p>297561347</text:p>
          </table:table-cell>
          <table:table-cell>
            <text:p>619294362</text:p>
          </table:table-cell>
        </table:table-row>
        <table:table-row>
          <table:table-cell>
            <text:p>586887617</text:p>
          </table:table-cell>
          <table:table-cell>
            <text:p>974865254</text:p>
          </table:table-cell>
          <table:table-cell>
            <text:p>130083960</text:p>
          </table:table-cell>
          <table:table-cell>
            <text:p>260878923</text:p>
          </table:table-cell>
          <table:table-cell>
            <text:p>115247949</text:p>
          </table:table-cell>
          <table:table-cell>
            <text:p>172427589</text:p>
          </table:table-cell>
          <table:table-cell>
            <text:p>495638248</text:p>
          </table:table-cell>
        </table:table-row>
        <table:table-row>
          <table:table-cell>
            <text:p>305714774</text:p>
          </table:table-cell>
          <table:table-cell>
            <text:p>242877703</text:p>
          </table:table-cell>
          <table:table-cell>
            <text:p>362190497</text:p>
          </table:table-cell>
          <table:table-cell>
            <text:p>537912618</text:p>
          </table:table-cell>
          <table:table-cell>
            <text:p>322930647</text:p>
          </table:table-cell>
          <table:table-cell>
            <text:p>197389749</text:p>
          </table:table-cell>
          <table:table-cell>
            <text:p>682187468</text:p>
          </table:table-cell>
        </table:table-row>
        <table:table-row>
          <table:table-cell>
            <text:p>29409963</text:p>
          </table:table-cell>
          <table:table-cell>
            <text:p>774726107</text:p>
          </table:table-cell>
          <table:table-cell>
            <text:p>256286271</text:p>
          </table:table-cell>
          <table:table-cell>
            <text:p>424900234</text:p>
          </table:table-cell>
          <table:table-cell>
            <text:p>987246098</text:p>
          </table:table-cell>
          <table:table-cell>
            <text:p>62602140</text:p>
          </table:table-cell>
          <table:table-cell>
            <text:p>910106192</text:p>
          </table:table-cell>
        </table:table-row>
        <table:table-row>
          <table:table-cell>
            <text:p>885974106</text:p>
          </table:table-cell>
          <table:table-cell>
            <text:p>907815032</text:p>
          </table:table-cell>
          <table:table-cell>
            <text:p>258893967</text:p>
          </table:table-cell>
          <table:table-cell>
            <text:p>619459409</text:p>
          </table:table-cell>
          <table:table-cell>
            <text:p>166351526</text:p>
          </table:table-cell>
          <table:table-cell>
            <text:p>577037509</text:p>
          </table:table-cell>
          <table:table-cell>
            <text:p>30788908</text:p>
          </table:table-cell>
        </table:table-row>
        <table:table-row>
          <table:table-cell>
            <text:p>37883635</text:p>
          </table:table-cell>
          <table:table-cell>
            <text:p>891473820</text:p>
          </table:table-cell>
          <table:table-cell>
            <text:p>43878504</text:p>
          </table:table-cell>
          <table:table-cell>
            <text:p>40783821</text:p>
          </table:table-cell>
          <table:table-cell>
            <text:p>685144505</text:p>
          </table:table-cell>
          <table:table-cell>
            <text:p>825412994</text:p>
          </table:table-cell>
          <table:table-cell>
            <text:p>116085464</text:p>
          </table:table-cell>
        </table:table-row>
        <table:table-row>
          <table:table-cell>
            <text:p>486273222</text:p>
          </table:table-cell>
          <table:table-cell>
            <text:p>664674049</text:p>
          </table:table-cell>
          <table:table-cell>
            <text:p>549313923</text:p>
          </table:table-cell>
          <table:table-cell>
            <text:p>954003888</text:p>
          </table:table-cell>
          <table:table-cell>
            <text:p>514158007</text:p>
          </table:table-cell>
          <table:table-cell>
            <text:p>239696585</text:p>
          </table:table-cell>
          <table:table-cell>
            <text:p>994922074</text:p>
          </table:table-cell>
        </table:table-row>
        <table:table-row>
          <table:table-cell>
            <text:p>194082826</text:p>
          </table:table-cell>
          <table:table-cell>
            <text:p>986563861</text:p>
          </table:table-cell>
          <table:table-cell>
            <text:p>194656238</text:p>
          </table:table-cell>
          <table:table-cell>
            <text:p>591636211</text:p>
          </table:table-cell>
          <table:table-cell>
            <text:p>445895389</text:p>
          </table:table-cell>
          <table:table-cell>
            <text:p>819801584</text:p>
          </table:table-cell>
          <table:table-cell>
            <text:p>917759483</text:p>
          </table:table-cell>
        </table:table-row>
        <table:table-row>
          <table:table-cell>
            <text:p>583246702</text:p>
          </table:table-cell>
          <table:table-cell>
            <text:p>13396263</text:p>
          </table:table-cell>
          <table:table-cell>
            <text:p>678283674</text:p>
          </table:table-cell>
          <table:table-cell>
            <text:p>272668056</text:p>
          </table:table-cell>
          <table:table-cell>
            <text:p>817728409</text:p>
          </table:table-cell>
          <table:table-cell>
            <text:p>676268519</text:p>
          </table:table-cell>
          <table:table-cell>
            <text:p>834418384</text:p>
          </table:table-cell>
        </table:table-row>
        <table:table-row>
          <table:table-cell>
            <text:p>875536247</text:p>
          </table:table-cell>
          <table:table-cell>
            <text:p>865210851</text:p>
          </table:table-cell>
          <table:table-cell>
            <text:p>457191669</text:p>
          </table:table-cell>
          <table:table-cell>
            <text:p>136322931</text:p>
          </table:table-cell>
          <table:table-cell>
            <text:p>176372505</text:p>
          </table:table-cell>
          <table:table-cell>
            <text:p>864275814</text:p>
          </table:table-cell>
          <table:table-cell>
            <text:p>773619918</text:p>
          </table:table-cell>
        </table:table-row>
        <table:table-row>
          <table:table-cell>
            <text:p>210305129</text:p>
          </table:table-cell>
          <table:table-cell>
            <text:p>890604671</text:p>
          </table:table-cell>
          <table:table-cell>
            <text:p>263757443</text:p>
          </table:table-cell>
          <table:table-cell>
            <text:p>175931538</text:p>
          </table:table-cell>
          <table:table-cell>
            <text:p>975839679</text:p>
          </table:table-cell>
          <table:table-cell>
            <text:p>494924433</text:p>
          </table:table-cell>
          <table:table-cell>
            <text:p>475976092</text:p>
          </table:table-cell>
        </table:table-row>
        <table:table-row>
          <table:table-cell>
            <text:p>696120144</text:p>
          </table:table-cell>
          <table:table-cell>
            <text:p>226086822</text:p>
          </table:table-cell>
          <table:table-cell>
            <text:p>863693813</text:p>
          </table:table-cell>
          <table:table-cell>
            <text:p>978063670</text:p>
          </table:table-cell>
          <table:table-cell>
            <text:p>699613302</text:p>
          </table:table-cell>
          <table:table-cell>
            <text:p>26865684</text:p>
          </table:table-cell>
          <table:table-cell>
            <text:p>138618220</text:p>
          </table:table-cell>
        </table:table-row>
        <table:table-row>
          <table:table-cell>
            <text:p>398343001</text:p>
          </table:table-cell>
          <table:table-cell>
            <text:p>469131800</text:p>
          </table:table-cell>
          <table:table-cell>
            <text:p>572117989</text:p>
          </table:table-cell>
          <table:table-cell>
            <text:p>311290702</text:p>
          </table:table-cell>
          <table:table-cell>
            <text:p>924380736</text:p>
          </table:table-cell>
          <table:table-cell>
            <text:p>824092030</text:p>
          </table:table-cell>
          <table:table-cell>
            <text:p>640884923</text:p>
          </table:table-cell>
        </table:table-row>
        <table:table-row>
          <table:table-cell>
            <text:p>204580456</text:p>
          </table:table-cell>
          <table:table-cell>
            <text:p>2709495</text:p>
          </table:table-cell>
          <table:table-cell>
            <text:p>927658770</text:p>
          </table:table-cell>
          <table:table-cell>
            <text:p>335152856</text:p>
          </table:table-cell>
          <table:table-cell>
            <text:p>103751936</text:p>
          </table:table-cell>
          <table:table-cell>
            <text:p>364260385</text:p>
          </table:table-cell>
          <table:table-cell>
            <text:p>448592336</text:p>
          </table:table-cell>
        </table:table-row>
        <table:table-row>
          <table:table-cell>
            <text:p>555721290</text:p>
          </table:table-cell>
          <table:table-cell>
            <text:p>236280378</text:p>
          </table:table-cell>
          <table:table-cell>
            <text:p>121152143</text:p>
          </table:table-cell>
          <table:table-cell>
            <text:p>63661681</text:p>
          </table:table-cell>
          <table:table-cell>
            <text:p>522665523</text:p>
          </table:table-cell>
          <table:table-cell>
            <text:p>29137375</text:p>
          </table:table-cell>
          <table:table-cell>
            <text:p>896273082</text:p>
          </table:table-cell>
        </table:table-row>
        <table:table-row>
          <table:table-cell>
            <text:p>255283583</text:p>
          </table:table-cell>
          <table:table-cell>
            <text:p>722448607</text:p>
          </table:table-cell>
          <table:table-cell>
            <text:p>641194579</text:p>
          </table:table-cell>
          <table:table-cell>
            <text:p>713724373</text:p>
          </table:table-cell>
          <table:table-cell>
            <text:p>918384615</text:p>
          </table:table-cell>
          <table:table-cell>
            <text:p>959761806</text:p>
          </table:table-cell>
          <table:table-cell>
            <text:p>211274077</text:p>
          </table:table-cell>
        </table:table-row>
        <table:table-row>
          <table:table-cell>
            <text:p>326482879</text:p>
          </table:table-cell>
          <table:table-cell>
            <text:p>270982599</text:p>
          </table:table-cell>
          <table:table-cell>
            <text:p>601527733</text:p>
          </table:table-cell>
          <table:table-cell>
            <text:p>137542774</text:p>
          </table:table-cell>
          <table:table-cell>
            <text:p>360774889</text:p>
          </table:table-cell>
          <table:table-cell>
            <text:p>540555584</text:p>
          </table:table-cell>
          <table:table-cell>
            <text:p>313328790</text:p>
          </table:table-cell>
        </table:table-row>
        <table:table-row>
          <table:table-cell>
            <text:p>850766069</text:p>
          </table:table-cell>
          <table:table-cell>
            <text:p>623232259</text:p>
          </table:table-cell>
          <table:table-cell>
            <text:p>884955680</text:p>
          </table:table-cell>
          <table:table-cell>
            <text:p>139936755</text:p>
          </table:table-cell>
          <table:table-cell>
            <text:p>632752298</text:p>
          </table:table-cell>
          <table:table-cell>
            <text:p>905111375</text:p>
          </table:table-cell>
          <table:table-cell>
            <text:p>381655080</text:p>
          </table:table-cell>
        </table:table-row>
        <table:table-row>
          <table:table-cell>
            <text:p>884992725</text:p>
          </table:table-cell>
          <table:table-cell>
            <text:p>201940585</text:p>
          </table:table-cell>
          <table:table-cell>
            <text:p>731638641</text:p>
          </table:table-cell>
          <table:table-cell>
            <text:p>974700632</text:p>
          </table:table-cell>
          <table:table-cell>
            <text:p>220108757</text:p>
          </table:table-cell>
          <table:table-cell>
            <text:p>80415364</text:p>
          </table:table-cell>
          <table:table-cell>
            <text:p>261309884</text:p>
          </table:table-cell>
        </table:table-row>
        <table:table-row>
          <table:table-cell>
            <text:p>982907596</text:p>
          </table:table-cell>
          <table:table-cell>
            <text:p>196139574</text:p>
          </table:table-cell>
          <table:table-cell>
            <text:p>252951450</text:p>
          </table:table-cell>
          <table:table-cell>
            <text:p>68798243</text:p>
          </table:table-cell>
          <table:table-cell>
            <text:p>441904281</text:p>
          </table:table-cell>
          <table:table-cell>
            <text:p>628100388</text:p>
          </table:table-cell>
          <table:table-cell>
            <text:p>635526387</text:p>
          </table:table-cell>
        </table:table-row>
        <table:table-row>
          <table:table-cell>
            <text:p>882724358</text:p>
          </table:table-cell>
          <table:table-cell>
            <text:p>567949408</text:p>
          </table:table-cell>
          <table:table-cell>
            <text:p>915324772</text:p>
          </table:table-cell>
          <table:table-cell>
            <text:p>268234415</text:p>
          </table:table-cell>
          <table:table-cell>
            <text:p>826438560</text:p>
          </table:table-cell>
          <table:table-cell>
            <text:p>599423264</text:p>
          </table:table-cell>
          <table:table-cell>
            <text:p>486956009</text:p>
          </table:table-cell>
        </table:table-row>
        <table:table-row>
          <table:table-cell>
            <text:p>506308269</text:p>
          </table:table-cell>
          <table:table-cell>
            <text:p>976293819</text:p>
          </table:table-cell>
          <table:table-cell>
            <text:p>363517655</text:p>
          </table:table-cell>
          <table:table-cell>
            <text:p>965313306</text:p>
          </table:table-cell>
          <table:table-cell>
            <text:p>19051195</text:p>
          </table:table-cell>
          <table:table-cell>
            <text:p>616907075</text:p>
          </table:table-cell>
          <table:table-cell>
            <text:p>699761016</text:p>
          </table:table-cell>
        </table:table-row>
        <table:table-row>
          <table:table-cell>
            <text:p>604573566</text:p>
          </table:table-cell>
          <table:table-cell>
            <text:p>507124833</text:p>
          </table:table-cell>
          <table:table-cell>
            <text:p>175798386</text:p>
          </table:table-cell>
          <table:table-cell>
            <text:p>433260036</text:p>
          </table:table-cell>
          <table:table-cell>
            <text:p>680058670</text:p>
          </table:table-cell>
          <table:table-cell>
            <text:p>152517433</text:p>
          </table:table-cell>
          <table:table-cell>
            <text:p>778093850</text:p>
          </table:table-cell>
        </table:table-row>
        <table:table-row>
          <table:table-cell>
            <text:p>441692727</text:p>
          </table:table-cell>
          <table:table-cell>
            <text:p>765940915</text:p>
          </table:table-cell>
          <table:table-cell>
            <text:p>62503226</text:p>
          </table:table-cell>
          <table:table-cell>
            <text:p>26765855</text:p>
          </table:table-cell>
          <table:table-cell>
            <text:p>277688553</text:p>
          </table:table-cell>
          <table:table-cell>
            <text:p>999108870</text:p>
          </table:table-cell>
          <table:table-cell>
            <text:p>798453502</text:p>
          </table:table-cell>
        </table:table-row>
        <table:table-row>
          <table:table-cell>
            <text:p>233821549</text:p>
          </table:table-cell>
          <table:table-cell>
            <text:p>379817240</text:p>
          </table:table-cell>
          <table:table-cell>
            <text:p>206606961</text:p>
          </table:table-cell>
          <table:table-cell>
            <text:p>376340787</text:p>
          </table:table-cell>
          <table:table-cell>
            <text:p>14642568</text:p>
          </table:table-cell>
          <table:table-cell>
            <text:p>651593559</text:p>
          </table:table-cell>
          <table:table-cell>
            <text:p>998248358</text:p>
          </table:table-cell>
        </table:table-row>
        <table:table-row>
          <table:table-cell>
            <text:p>384688294</text:p>
          </table:table-cell>
          <table:table-cell>
            <text:p>871149851</text:p>
          </table:table-cell>
          <table:table-cell>
            <text:p>556703933</text:p>
          </table:table-cell>
          <table:table-cell>
            <text:p>162244052</text:p>
          </table:table-cell>
          <table:table-cell>
            <text:p>545876661</text:p>
          </table:table-cell>
          <table:table-cell>
            <text:p>959507889</text:p>
          </table:table-cell>
          <table:table-cell>
            <text:p>311783515</text:p>
          </table:table-cell>
        </table:table-row>
        <table:table-row>
          <table:table-cell>
            <text:p>332022827</text:p>
          </table:table-cell>
          <table:table-cell>
            <text:p>467190476</text:p>
          </table:table-cell>
          <table:table-cell>
            <text:p>568602206</text:p>
          </table:table-cell>
          <table:table-cell>
            <text:p>886220402</text:p>
          </table:table-cell>
          <table:table-cell>
            <text:p>11599325</text:p>
          </table:table-cell>
          <table:table-cell>
            <text:p>711396454</text:p>
          </table:table-cell>
          <table:table-cell>
            <text:p>681502117</text:p>
          </table:table-cell>
        </table:table-row>
        <table:table-row>
          <table:table-cell>
            <text:p>838055447</text:p>
          </table:table-cell>
          <table:table-cell>
            <text:p>401764762</text:p>
          </table:table-cell>
          <table:table-cell>
            <text:p>586265718</text:p>
          </table:table-cell>
          <table:table-cell>
            <text:p>97067696</text:p>
          </table:table-cell>
          <table:table-cell>
            <text:p>795087836</text:p>
          </table:table-cell>
          <table:table-cell>
            <text:p>231025207</text:p>
          </table:table-cell>
          <table:table-cell>
            <text:p>639055326</text:p>
          </table:table-cell>
        </table:table-row>
        <table:table-row>
          <table:table-cell>
            <text:p>393752924</text:p>
          </table:table-cell>
          <table:table-cell>
            <text:p>770464820</text:p>
          </table:table-cell>
          <table:table-cell>
            <text:p>542964955</text:p>
          </table:table-cell>
          <table:table-cell>
            <text:p>439045044</text:p>
          </table:table-cell>
          <table:table-cell>
            <text:p>700830129</text:p>
          </table:table-cell>
          <table:table-cell>
            <text:p>619464334</text:p>
          </table:table-cell>
          <table:table-cell>
            <text:p>779099313</text:p>
          </table:table-cell>
        </table:table-row>
        <table:table-row>
          <table:table-cell>
            <text:p>807806295</text:p>
          </table:table-cell>
          <table:table-cell>
            <text:p>716998548</text:p>
          </table:table-cell>
          <table:table-cell>
            <text:p>984427736</text:p>
          </table:table-cell>
          <table:table-cell>
            <text:p>963871137</text:p>
          </table:table-cell>
          <table:table-cell>
            <text:p>204449553</text:p>
          </table:table-cell>
          <table:table-cell>
            <text:p>212222648</text:p>
          </table:table-cell>
          <table:table-cell>
            <text:p>427603542</text:p>
          </table:table-cell>
        </table:table-row>
        <table:table-row>
          <table:table-cell>
            <text:p>311651388</text:p>
          </table:table-cell>
          <table:table-cell>
            <text:p>274154404</text:p>
          </table:table-cell>
          <table:table-cell>
            <text:p>550312116</text:p>
          </table:table-cell>
          <table:table-cell>
            <text:p>333937150</text:p>
          </table:table-cell>
          <table:table-cell>
            <text:p>940489327</text:p>
          </table:table-cell>
          <table:table-cell>
            <text:p>212662533</text:p>
          </table:table-cell>
          <table:table-cell>
            <text:p>711231013</text:p>
          </table:table-cell>
        </table:table-row>
        <table:table-row>
          <table:table-cell>
            <text:p>158952136</text:p>
          </table:table-cell>
          <table:table-cell>
            <text:p>659962479</text:p>
          </table:table-cell>
          <table:table-cell>
            <text:p>111017929</text:p>
          </table:table-cell>
          <table:table-cell>
            <text:p>495124037</text:p>
          </table:table-cell>
          <table:table-cell>
            <text:p>750221356</text:p>
          </table:table-cell>
          <table:table-cell>
            <text:p>32669911</text:p>
          </table:table-cell>
          <table:table-cell>
            <text:p>135321653</text:p>
          </table:table-cell>
        </table:table-row>
        <table:table-row>
          <table:table-cell>
            <text:p>360316453</text:p>
          </table:table-cell>
          <table:table-cell>
            <text:p>702968943</text:p>
          </table:table-cell>
          <table:table-cell>
            <text:p>916044250</text:p>
          </table:table-cell>
          <table:table-cell>
            <text:p>301166606</text:p>
          </table:table-cell>
          <table:table-cell>
            <text:p>592726666</text:p>
          </table:table-cell>
          <table:table-cell>
            <text:p>286075288</text:p>
          </table:table-cell>
          <table:table-cell>
            <text:p>988115510</text:p>
          </table:table-cell>
        </table:table-row>
        <table:table-row>
          <table:table-cell>
            <text:p>311023015</text:p>
          </table:table-cell>
          <table:table-cell>
            <text:p>992965831</text:p>
          </table:table-cell>
          <table:table-cell>
            <text:p>628375565</text:p>
          </table:table-cell>
          <table:table-cell>
            <text:p>171171001</text:p>
          </table:table-cell>
          <table:table-cell>
            <text:p>404892857</text:p>
          </table:table-cell>
          <table:table-cell>
            <text:p>61941879</text:p>
          </table:table-cell>
          <table:table-cell>
            <text:p>189698250</text:p>
          </table:table-cell>
        </table:table-row>
        <table:table-row>
          <table:table-cell>
            <text:p>376999571</text:p>
          </table:table-cell>
          <table:table-cell>
            <text:p>349476406</text:p>
          </table:table-cell>
          <table:table-cell>
            <text:p>476714042</text:p>
          </table:table-cell>
          <table:table-cell>
            <text:p>995335053</text:p>
          </table:table-cell>
          <table:table-cell>
            <text:p>848799256</text:p>
          </table:table-cell>
          <table:table-cell>
            <text:p>230830211</text:p>
          </table:table-cell>
          <table:table-cell>
            <text:p>454863422</text:p>
          </table:table-cell>
        </table:table-row>
        <table:table-row>
          <table:table-cell>
            <text:p>308843001</text:p>
          </table:table-cell>
          <table:table-cell>
            <text:p>298994348</text:p>
          </table:table-cell>
          <table:table-cell>
            <text:p>363240989</text:p>
          </table:table-cell>
          <table:table-cell>
            <text:p>729332996</text:p>
          </table:table-cell>
          <table:table-cell>
            <text:p>779829124</text:p>
          </table:table-cell>
          <table:table-cell>
            <text:p>603776977</text:p>
          </table:table-cell>
          <table:table-cell>
            <text:p>741567523</text:p>
          </table:table-cell>
        </table:table-row>
        <table:table-row>
          <table:table-cell>
            <text:p>455183794</text:p>
          </table:table-cell>
          <table:table-cell>
            <text:p>199952096</text:p>
          </table:table-cell>
          <table:table-cell>
            <text:p>549178469</text:p>
          </table:table-cell>
          <table:table-cell>
            <text:p>665054596</text:p>
          </table:table-cell>
          <table:table-cell>
            <text:p>317143984</text:p>
          </table:table-cell>
          <table:table-cell>
            <text:p>132951536</text:p>
          </table:table-cell>
          <table:table-cell>
            <text:p>421023836</text:p>
          </table:table-cell>
        </table:table-row>
        <table:table-row>
          <table:table-cell>
            <text:p>436596758</text:p>
          </table:table-cell>
          <table:table-cell>
            <text:p>187014896</text:p>
          </table:table-cell>
          <table:table-cell>
            <text:p>412254629</text:p>
          </table:table-cell>
          <table:table-cell>
            <text:p>895373257</text:p>
          </table:table-cell>
          <table:table-cell>
            <text:p>853391182</text:p>
          </table:table-cell>
          <table:table-cell>
            <text:p>109025432</text:p>
          </table:table-cell>
          <table:table-cell>
            <text:p>595466137</text:p>
          </table:table-cell>
        </table:table-row>
        <table:table-row>
          <table:table-cell>
            <text:p>163274011</text:p>
          </table:table-cell>
          <table:table-cell>
            <text:p>755129649</text:p>
          </table:table-cell>
          <table:table-cell>
            <text:p>67437934</text:p>
          </table:table-cell>
          <table:table-cell>
            <text:p>4935039</text:p>
          </table:table-cell>
          <table:table-cell>
            <text:p>310163905</text:p>
          </table:table-cell>
          <table:table-cell>
            <text:p>706396522</text:p>
          </table:table-cell>
          <table:table-cell>
            <text:p>234230874</text:p>
          </table:table-cell>
        </table:table-row>
        <table:table-row>
          <table:table-cell>
            <text:p>152221364</text:p>
          </table:table-cell>
          <table:table-cell>
            <text:p>571498011</text:p>
          </table:table-cell>
          <table:table-cell>
            <text:p>568428536</text:p>
          </table:table-cell>
          <table:table-cell>
            <text:p>21490465</text:p>
          </table:table-cell>
          <table:table-cell>
            <text:p>844006544</text:p>
          </table:table-cell>
          <table:table-cell>
            <text:p>908633039</text:p>
          </table:table-cell>
          <table:table-cell>
            <text:p>173429835</text:p>
          </table:table-cell>
        </table:table-row>
        <table:table-row>
          <table:table-cell>
            <text:p>404352149</text:p>
          </table:table-cell>
          <table:table-cell>
            <text:p>932210841</text:p>
          </table:table-cell>
          <table:table-cell>
            <text:p>159296195</text:p>
          </table:table-cell>
          <table:table-cell>
            <text:p>438477630</text:p>
          </table:table-cell>
          <table:table-cell>
            <text:p>858207339</text:p>
          </table:table-cell>
          <table:table-cell>
            <text:p>660372760</text:p>
          </table:table-cell>
          <table:table-cell>
            <text:p>291364701</text:p>
          </table:table-cell>
        </table:table-row>
        <table:table-row>
          <table:table-cell>
            <text:p>185063505</text:p>
          </table:table-cell>
          <table:table-cell>
            <text:p>614336640</text:p>
          </table:table-cell>
          <table:table-cell>
            <text:p>840975093</text:p>
          </table:table-cell>
          <table:table-cell>
            <text:p>497049652</text:p>
          </table:table-cell>
          <table:table-cell>
            <text:p>48156083</text:p>
          </table:table-cell>
          <table:table-cell>
            <text:p>443864952</text:p>
          </table:table-cell>
          <table:table-cell>
            <text:p>918340890</text:p>
          </table:table-cell>
        </table:table-row>
        <table:table-row>
          <table:table-cell>
            <text:p>536148685</text:p>
          </table:table-cell>
          <table:table-cell>
            <text:p>236679473</text:p>
          </table:table-cell>
          <table:table-cell>
            <text:p>475833284</text:p>
          </table:table-cell>
          <table:table-cell>
            <text:p>452455523</text:p>
          </table:table-cell>
          <table:table-cell>
            <text:p>111161051</text:p>
          </table:table-cell>
          <table:table-cell>
            <text:p>237880691</text:p>
          </table:table-cell>
          <table:table-cell>
            <text:p>750626215</text:p>
          </table:table-cell>
        </table:table-row>
        <table:table-row>
          <table:table-cell>
            <text:p>949961954</text:p>
          </table:table-cell>
          <table:table-cell>
            <text:p>776865441</text:p>
          </table:table-cell>
          <table:table-cell>
            <text:p>494468117</text:p>
          </table:table-cell>
          <table:table-cell>
            <text:p>899895351</text:p>
          </table:table-cell>
          <table:table-cell>
            <text:p>470055709</text:p>
          </table:table-cell>
          <table:table-cell>
            <text:p>230316695</text:p>
          </table:table-cell>
          <table:table-cell>
            <text:p>158765486</text:p>
          </table:table-cell>
        </table:table-row>
        <table:table-row>
          <table:table-cell>
            <text:p>823709719</text:p>
          </table:table-cell>
          <table:table-cell>
            <text:p>524443340</text:p>
          </table:table-cell>
          <table:table-cell>
            <text:p>662300072</text:p>
          </table:table-cell>
          <table:table-cell>
            <text:p>527554482</text:p>
          </table:table-cell>
          <table:table-cell>
            <text:p>649552188</text:p>
          </table:table-cell>
          <table:table-cell>
            <text:p>674037033</text:p>
          </table:table-cell>
          <table:table-cell>
            <text:p>560692638</text:p>
          </table:table-cell>
        </table:table-row>
        <table:table-row>
          <table:table-cell>
            <text:p>945133919</text:p>
          </table:table-cell>
          <table:table-cell>
            <text:p>44297925</text:p>
          </table:table-cell>
          <table:table-cell>
            <text:p>321356876</text:p>
          </table:table-cell>
          <table:table-cell>
            <text:p>453941993</text:p>
          </table:table-cell>
          <table:table-cell>
            <text:p>102610853</text:p>
          </table:table-cell>
          <table:table-cell>
            <text:p>369523332</text:p>
          </table:table-cell>
          <table:table-cell>
            <text:p>345706849</text:p>
          </table:table-cell>
        </table:table-row>
        <table:table-row>
          <table:table-cell>
            <text:p>620985108</text:p>
          </table:table-cell>
          <table:table-cell>
            <text:p>976576964</text:p>
          </table:table-cell>
          <table:table-cell>
            <text:p>20425896</text:p>
          </table:table-cell>
          <table:table-cell>
            <text:p>889655117</text:p>
          </table:table-cell>
          <table:table-cell>
            <text:p>728350929</text:p>
          </table:table-cell>
          <table:table-cell>
            <text:p>502765325</text:p>
          </table:table-cell>
          <table:table-cell>
            <text:p>902196496</text:p>
          </table:table-cell>
        </table:table-row>
        <table:table-row>
          <table:table-cell>
            <text:p>435127288</text:p>
          </table:table-cell>
          <table:table-cell>
            <text:p>678650303</text:p>
          </table:table-cell>
          <table:table-cell>
            <text:p>593654865</text:p>
          </table:table-cell>
          <table:table-cell>
            <text:p>640580237</text:p>
          </table:table-cell>
          <table:table-cell>
            <text:p>482745530</text:p>
          </table:table-cell>
          <table:table-cell>
            <text:p>223890550</text:p>
          </table:table-cell>
          <table:table-cell>
            <text:p>947172279</text:p>
          </table:table-cell>
        </table:table-row>
        <table:table-row>
          <table:table-cell>
            <text:p>363633535</text:p>
          </table:table-cell>
          <table:table-cell>
            <text:p>439204800</text:p>
          </table:table-cell>
          <table:table-cell>
            <text:p>548675766</text:p>
          </table:table-cell>
          <table:table-cell>
            <text:p>548860864</text:p>
          </table:table-cell>
          <table:table-cell>
            <text:p>929855270</text:p>
          </table:table-cell>
          <table:table-cell>
            <text:p>288984504</text:p>
          </table:table-cell>
          <table:table-cell>
            <text:p>232475095</text:p>
          </table:table-cell>
        </table:table-row>
        <table:table-row>
          <table:table-cell>
            <text:p>88711635</text:p>
          </table:table-cell>
          <table:table-cell>
            <text:p>164728698</text:p>
          </table:table-cell>
          <table:table-cell>
            <text:p>640850673</text:p>
          </table:table-cell>
          <table:table-cell>
            <text:p>372412413</text:p>
          </table:table-cell>
          <table:table-cell>
            <text:p>991145291</text:p>
          </table:table-cell>
          <table:table-cell>
            <text:p>544256542</text:p>
          </table:table-cell>
          <table:table-cell>
            <text:p>207402570</text:p>
          </table:table-cell>
        </table:table-row>
        <table:table-row>
          <table:table-cell>
            <text:p>593016444</text:p>
          </table:table-cell>
          <table:table-cell>
            <text:p>675962625</text:p>
          </table:table-cell>
          <table:table-cell>
            <text:p>436756848</text:p>
          </table:table-cell>
          <table:table-cell>
            <text:p>208543369</text:p>
          </table:table-cell>
          <table:table-cell>
            <text:p>344100557</text:p>
          </table:table-cell>
          <table:table-cell>
            <text:p>862020025</text:p>
          </table:table-cell>
          <table:table-cell>
            <text:p>910951371</text:p>
          </table:table-cell>
        </table:table-row>
        <table:table-row>
          <table:table-cell>
            <text:p>586957983</text:p>
          </table:table-cell>
          <table:table-cell>
            <text:p>113288376</text:p>
          </table:table-cell>
          <table:table-cell>
            <text:p>672799128</text:p>
          </table:table-cell>
          <table:table-cell>
            <text:p>169039605</text:p>
          </table:table-cell>
          <table:table-cell>
            <text:p>301900606</text:p>
          </table:table-cell>
          <table:table-cell>
            <text:p>719237158</text:p>
          </table:table-cell>
          <table:table-cell>
            <text:p>592971376</text:p>
          </table:table-cell>
        </table:table-row>
        <table:table-row>
          <table:table-cell>
            <text:p>139687749</text:p>
          </table:table-cell>
          <table:table-cell>
            <text:p>533985532</text:p>
          </table:table-cell>
          <table:table-cell>
            <text:p>153524016</text:p>
          </table:table-cell>
          <table:table-cell>
            <text:p>530098550</text:p>
          </table:table-cell>
          <table:table-cell>
            <text:p>582330416</text:p>
          </table:table-cell>
          <table:table-cell>
            <text:p>99594991</text:p>
          </table:table-cell>
          <table:table-cell>
            <text:p>133224542</text:p>
          </table:table-cell>
        </table:table-row>
        <table:table-row>
          <table:table-cell>
            <text:p>967849627</text:p>
          </table:table-cell>
          <table:table-cell>
            <text:p>957523047</text:p>
          </table:table-cell>
          <table:table-cell>
            <text:p>860917471</text:p>
          </table:table-cell>
          <table:table-cell>
            <text:p>780980587</text:p>
          </table:table-cell>
          <table:table-cell>
            <text:p>913919672</text:p>
          </table:table-cell>
          <table:table-cell>
            <text:p>815096649</text:p>
          </table:table-cell>
          <table:table-cell>
            <text:p>599638329</text:p>
          </table:table-cell>
        </table:table-row>
        <table:table-row>
          <table:table-cell>
            <text:p>36498433</text:p>
          </table:table-cell>
          <table:table-cell>
            <text:p>611015927</text:p>
          </table:table-cell>
          <table:table-cell>
            <text:p>156791450</text:p>
          </table:table-cell>
          <table:table-cell>
            <text:p>772634218</text:p>
          </table:table-cell>
          <table:table-cell>
            <text:p>921139694</text:p>
          </table:table-cell>
          <table:table-cell>
            <text:p>771517814</text:p>
          </table:table-cell>
          <table:table-cell>
            <text:p>334140557</text:p>
          </table:table-cell>
        </table:table-row>
        <table:table-row>
          <table:table-cell>
            <text:p>366956968</text:p>
          </table:table-cell>
          <table:table-cell>
            <text:p>573830484</text:p>
          </table:table-cell>
          <table:table-cell>
            <text:p>662941820</text:p>
          </table:table-cell>
          <table:table-cell>
            <text:p>919736546</text:p>
          </table:table-cell>
          <table:table-cell>
            <text:p>437731420</text:p>
          </table:table-cell>
          <table:table-cell>
            <text:p>720122429</text:p>
          </table:table-cell>
          <table:table-cell>
            <text:p>518521883</text:p>
          </table:table-cell>
        </table:table-row>
        <table:table-row>
          <table:table-cell>
            <text:p>135220265</text:p>
          </table:table-cell>
          <table:table-cell>
            <text:p>73865353</text:p>
          </table:table-cell>
          <table:table-cell>
            <text:p>875176177</text:p>
          </table:table-cell>
          <table:table-cell>
            <text:p>150579423</text:p>
          </table:table-cell>
          <table:table-cell>
            <text:p>183125866</text:p>
          </table:table-cell>
          <table:table-cell>
            <text:p>421731065</text:p>
          </table:table-cell>
          <table:table-cell>
            <text:p>470280758</text:p>
          </table:table-cell>
        </table:table-row>
        <table:table-row>
          <table:table-cell>
            <text:p>66320017</text:p>
          </table:table-cell>
          <table:table-cell>
            <text:p>421577142</text:p>
          </table:table-cell>
          <table:table-cell>
            <text:p>519722852</text:p>
          </table:table-cell>
          <table:table-cell>
            <text:p>846283782</text:p>
          </table:table-cell>
          <table:table-cell>
            <text:p>676622836</text:p>
          </table:table-cell>
          <table:table-cell>
            <text:p>9712632</text:p>
          </table:table-cell>
          <table:table-cell>
            <text:p>914860819</text:p>
          </table:table-cell>
        </table:table-row>
        <table:table-row>
          <table:table-cell>
            <text:p>317792</text:p>
          </table:table-cell>
          <table:table-cell>
            <text:p>335171472</text:p>
          </table:table-cell>
          <table:table-cell>
            <text:p>843226997</text:p>
          </table:table-cell>
          <table:table-cell>
            <text:p>81241818</text:p>
          </table:table-cell>
          <table:table-cell>
            <text:p>235818211</text:p>
          </table:table-cell>
          <table:table-cell>
            <text:p>180670836</text:p>
          </table:table-cell>
          <table:table-cell>
            <text:p>669729690</text:p>
          </table:table-cell>
        </table:table-row>
        <table:table-row>
          <table:table-cell>
            <text:p>937911846</text:p>
          </table:table-cell>
          <table:table-cell>
            <text:p>667398467</text:p>
          </table:table-cell>
          <table:table-cell>
            <text:p>441374288</text:p>
          </table:table-cell>
          <table:table-cell>
            <text:p>512214719</text:p>
          </table:table-cell>
          <table:table-cell>
            <text:p>362270870</text:p>
          </table:table-cell>
          <table:table-cell>
            <text:p>795393224</text:p>
          </table:table-cell>
          <table:table-cell>
            <text:p>353795859</text:p>
          </table:table-cell>
        </table:table-row>
        <table:table-row>
          <table:table-cell>
            <text:p>576518061</text:p>
          </table:table-cell>
          <table:table-cell>
            <text:p>475630422</text:p>
          </table:table-cell>
          <table:table-cell>
            <text:p>416972562</text:p>
          </table:table-cell>
          <table:table-cell>
            <text:p>909137399</text:p>
          </table:table-cell>
          <table:table-cell>
            <text:p>836325083</text:p>
          </table:table-cell>
          <table:table-cell>
            <text:p>455187163</text:p>
          </table:table-cell>
          <table:table-cell>
            <text:p>658208095</text:p>
          </table:table-cell>
        </table:table-row>
        <table:table-row>
          <table:table-cell>
            <text:p>490171824</text:p>
          </table:table-cell>
          <table:table-cell>
            <text:p>660359577</text:p>
          </table:table-cell>
          <table:table-cell>
            <text:p>424181225</text:p>
          </table:table-cell>
          <table:table-cell>
            <text:p>97031668</text:p>
          </table:table-cell>
          <table:table-cell>
            <text:p>111115383</text:p>
          </table:table-cell>
          <table:table-cell>
            <text:p>103465037</text:p>
          </table:table-cell>
          <table:table-cell>
            <text:p>398255781</text:p>
          </table:table-cell>
        </table:table-row>
        <table:table-row>
          <table:table-cell>
            <text:p>383269842</text:p>
          </table:table-cell>
          <table:table-cell>
            <text:p>12267273</text:p>
          </table:table-cell>
          <table:table-cell>
            <text:p>165590308</text:p>
          </table:table-cell>
          <table:table-cell>
            <text:p>982111731</text:p>
          </table:table-cell>
          <table:table-cell>
            <text:p>588534561</text:p>
          </table:table-cell>
          <table:table-cell>
            <text:p>426089925</text:p>
          </table:table-cell>
          <table:table-cell>
            <text:p>901364640</text:p>
          </table:table-cell>
        </table:table-row>
        <table:table-row>
          <table:table-cell>
            <text:p>208673664</text:p>
          </table:table-cell>
          <table:table-cell>
            <text:p>412665104</text:p>
          </table:table-cell>
          <table:table-cell>
            <text:p>987051319</text:p>
          </table:table-cell>
          <table:table-cell>
            <text:p>981093452</text:p>
          </table:table-cell>
          <table:table-cell>
            <text:p>186811020</text:p>
          </table:table-cell>
          <table:table-cell>
            <text:p>175464880</text:p>
          </table:table-cell>
          <table:table-cell>
            <text:p>457890138</text:p>
          </table:table-cell>
        </table:table-row>
        <table:table-row>
          <table:table-cell>
            <text:p>612326278</text:p>
          </table:table-cell>
          <table:table-cell>
            <text:p>379105713</text:p>
          </table:table-cell>
          <table:table-cell>
            <text:p>370200287</text:p>
          </table:table-cell>
          <table:table-cell>
            <text:p>185330522</text:p>
          </table:table-cell>
          <table:table-cell>
            <text:p>466427713</text:p>
          </table:table-cell>
          <table:table-cell>
            <text:p>760050472</text:p>
          </table:table-cell>
          <table:table-cell>
            <text:p>643036840</text:p>
          </table:table-cell>
        </table:table-row>
        <table:table-row>
          <table:table-cell>
            <text:p>923298830</text:p>
          </table:table-cell>
          <table:table-cell>
            <text:p>930568582</text:p>
          </table:table-cell>
          <table:table-cell>
            <text:p>618458892</text:p>
          </table:table-cell>
          <table:table-cell>
            <text:p>855511395</text:p>
          </table:table-cell>
          <table:table-cell>
            <text:p>809951087</text:p>
          </table:table-cell>
          <table:table-cell>
            <text:p>171156507</text:p>
          </table:table-cell>
          <table:table-cell>
            <text:p>930582865</text:p>
          </table:table-cell>
        </table:table-row>
        <table:table-row>
          <table:table-cell>
            <text:p>626748257</text:p>
          </table:table-cell>
          <table:table-cell>
            <text:p>220209624</text:p>
          </table:table-cell>
          <table:table-cell>
            <text:p>749543941</text:p>
          </table:table-cell>
          <table:table-cell>
            <text:p>107921230</text:p>
          </table:table-cell>
          <table:table-cell>
            <text:p>317823246</text:p>
          </table:table-cell>
          <table:table-cell>
            <text:p>941330583</text:p>
          </table:table-cell>
          <table:table-cell>
            <text:p>709835712</text:p>
          </table:table-cell>
        </table:table-row>
        <table:table-row>
          <table:table-cell>
            <text:p>718796294</text:p>
          </table:table-cell>
          <table:table-cell>
            <text:p>3613132</text:p>
          </table:table-cell>
          <table:table-cell>
            <text:p>920862657</text:p>
          </table:table-cell>
          <table:table-cell>
            <text:p>587044977</text:p>
          </table:table-cell>
          <table:table-cell>
            <text:p>111327861</text:p>
          </table:table-cell>
          <table:table-cell>
            <text:p>141405215</text:p>
          </table:table-cell>
          <table:table-cell>
            <text:p>889447663</text:p>
          </table:table-cell>
        </table:table-row>
        <table:table-row>
          <table:table-cell>
            <text:p>862838607</text:p>
          </table:table-cell>
          <table:table-cell>
            <text:p>70888440</text:p>
          </table:table-cell>
          <table:table-cell>
            <text:p>488785512</text:p>
          </table:table-cell>
          <table:table-cell>
            <text:p>435846393</text:p>
          </table:table-cell>
          <table:table-cell>
            <text:p>622768745</text:p>
          </table:table-cell>
          <table:table-cell>
            <text:p>37212323</text:p>
          </table:table-cell>
          <table:table-cell>
            <text:p>144752997</text:p>
          </table:table-cell>
        </table:table-row>
        <table:table-row>
          <table:table-cell>
            <text:p>982501574</text:p>
          </table:table-cell>
          <table:table-cell>
            <text:p>419121613</text:p>
          </table:table-cell>
          <table:table-cell>
            <text:p>382665948</text:p>
          </table:table-cell>
          <table:table-cell>
            <text:p>936293718</text:p>
          </table:table-cell>
          <table:table-cell>
            <text:p>145588583</text:p>
          </table:table-cell>
          <table:table-cell>
            <text:p>417840098</text:p>
          </table:table-cell>
          <table:table-cell>
            <text:p>664907831</text:p>
          </table:table-cell>
        </table:table-row>
        <table:table-row>
          <table:table-cell>
            <text:p>412763194</text:p>
          </table:table-cell>
          <table:table-cell>
            <text:p>960135575</text:p>
          </table:table-cell>
          <table:table-cell>
            <text:p>180619445</text:p>
          </table:table-cell>
          <table:table-cell>
            <text:p>738846293</text:p>
          </table:table-cell>
          <table:table-cell>
            <text:p>304549030</text:p>
          </table:table-cell>
          <table:table-cell>
            <text:p>854862879</text:p>
          </table:table-cell>
          <table:table-cell>
            <text:p>225677511</text:p>
          </table:table-cell>
        </table:table-row>
        <table:table-row>
          <table:table-cell>
            <text:p>656988666</text:p>
          </table:table-cell>
          <table:table-cell>
            <text:p>184280707</text:p>
          </table:table-cell>
          <table:table-cell>
            <text:p>128631032</text:p>
          </table:table-cell>
          <table:table-cell>
            <text:p>676542493</text:p>
          </table:table-cell>
          <table:table-cell>
            <text:p>678458231</text:p>
          </table:table-cell>
          <table:table-cell>
            <text:p>818928410</text:p>
          </table:table-cell>
          <table:table-cell>
            <text:p>54892717</text:p>
          </table:table-cell>
        </table:table-row>
        <table:table-row>
          <table:table-cell>
            <text:p>326945974</text:p>
          </table:table-cell>
          <table:table-cell>
            <text:p>298183499</text:p>
          </table:table-cell>
          <table:table-cell>
            <text:p>714199293</text:p>
          </table:table-cell>
          <table:table-cell>
            <text:p>272799683</text:p>
          </table:table-cell>
          <table:table-cell>
            <text:p>608436243</text:p>
          </table:table-cell>
          <table:table-cell>
            <text:p>950948390</text:p>
          </table:table-cell>
          <table:table-cell>
            <text:p>604400097</text:p>
          </table:table-cell>
        </table:table-row>
        <table:table-row>
          <table:table-cell>
            <text:p>322893824</text:p>
          </table:table-cell>
          <table:table-cell>
            <text:p>941909015</text:p>
          </table:table-cell>
          <table:table-cell>
            <text:p>631007565</text:p>
          </table:table-cell>
          <table:table-cell>
            <text:p>290353945</text:p>
          </table:table-cell>
          <table:table-cell>
            <text:p>717016993</text:p>
          </table:table-cell>
          <table:table-cell>
            <text:p>597618878</text:p>
          </table:table-cell>
          <table:table-cell>
            <text:p>70651403</text:p>
          </table:table-cell>
        </table:table-row>
        <table:table-row>
          <table:table-cell>
            <text:p>883386092</text:p>
          </table:table-cell>
          <table:table-cell>
            <text:p>185911706</text:p>
          </table:table-cell>
          <table:table-cell>
            <text:p>243172852</text:p>
          </table:table-cell>
          <table:table-cell>
            <text:p>379170456</text:p>
          </table:table-cell>
          <table:table-cell>
            <text:p>137789663</text:p>
          </table:table-cell>
          <table:table-cell>
            <text:p>54339666</text:p>
          </table:table-cell>
          <table:table-cell>
            <text:p>764948166</text:p>
          </table:table-cell>
        </table:table-row>
        <table:table-row>
          <table:table-cell>
            <text:p>951109299</text:p>
          </table:table-cell>
          <table:table-cell>
            <text:p>436116485</text:p>
          </table:table-cell>
          <table:table-cell>
            <text:p>324356318</text:p>
          </table:table-cell>
          <table:table-cell>
            <text:p>395701404</text:p>
          </table:table-cell>
          <table:table-cell>
            <text:p>613066792</text:p>
          </table:table-cell>
          <table:table-cell>
            <text:p>623157021</text:p>
          </table:table-cell>
          <table:table-cell>
            <text:p>710743230</text:p>
          </table:table-cell>
        </table:table-row>
        <table:table-row>
          <table:table-cell>
            <text:p>317772149</text:p>
          </table:table-cell>
          <table:table-cell>
            <text:p>914519937</text:p>
          </table:table-cell>
          <table:table-cell>
            <text:p>548232829</text:p>
          </table:table-cell>
          <table:table-cell>
            <text:p>470208838</text:p>
          </table:table-cell>
          <table:table-cell>
            <text:p>67320865</text:p>
          </table:table-cell>
          <table:table-cell>
            <text:p>780665807</text:p>
          </table:table-cell>
          <table:table-cell>
            <text:p>400675857</text:p>
          </table:table-cell>
        </table:table-row>
        <table:table-row>
          <table:table-cell>
            <text:p>382946321</text:p>
          </table:table-cell>
          <table:table-cell>
            <text:p>278522521</text:p>
          </table:table-cell>
          <table:table-cell>
            <text:p>442882629</text:p>
          </table:table-cell>
          <table:table-cell>
            <text:p>600768961</text:p>
          </table:table-cell>
          <table:table-cell>
            <text:p>299098774</text:p>
          </table:table-cell>
          <table:table-cell>
            <text:p>673414941</text:p>
          </table:table-cell>
          <table:table-cell>
            <text:p>946088585</text:p>
          </table:table-cell>
        </table:table-row>
        <table:table-row>
          <table:table-cell>
            <text:p>691940796</text:p>
          </table:table-cell>
          <table:table-cell>
            <text:p>80523416</text:p>
          </table:table-cell>
          <table:table-cell>
            <text:p>756001718</text:p>
          </table:table-cell>
          <table:table-cell>
            <text:p>171626697</text:p>
          </table:table-cell>
          <table:table-cell>
            <text:p>689314275</text:p>
          </table:table-cell>
          <table:table-cell>
            <text:p>134791671</text:p>
          </table:table-cell>
          <table:table-cell>
            <text:p>215849843</text:p>
          </table:table-cell>
        </table:table-row>
        <table:table-row>
          <table:table-cell>
            <text:p>417551083</text:p>
          </table:table-cell>
          <table:table-cell>
            <text:p>55335209</text:p>
          </table:table-cell>
          <table:table-cell>
            <text:p>287510254</text:p>
          </table:table-cell>
          <table:table-cell>
            <text:p>425174935</text:p>
          </table:table-cell>
          <table:table-cell>
            <text:p>883872902</text:p>
          </table:table-cell>
          <table:table-cell>
            <text:p>353608142</text:p>
          </table:table-cell>
          <table:table-cell>
            <text:p>46105003</text:p>
          </table:table-cell>
        </table:table-row>
        <table:table-row>
          <table:table-cell>
            <text:p>568317143</text:p>
          </table:table-cell>
          <table:table-cell>
            <text:p>26600211</text:p>
          </table:table-cell>
          <table:table-cell>
            <text:p>753997940</text:p>
          </table:table-cell>
          <table:table-cell>
            <text:p>324622940</text:p>
          </table:table-cell>
          <table:table-cell>
            <text:p>925108501</text:p>
          </table:table-cell>
          <table:table-cell>
            <text:p>485090247</text:p>
          </table:table-cell>
          <table:table-cell>
            <text:p>616572268</text:p>
          </table:table-cell>
        </table:table-row>
        <table:table-row>
          <table:table-cell>
            <text:p>773133446</text:p>
          </table:table-cell>
          <table:table-cell>
            <text:p>487361067</text:p>
          </table:table-cell>
          <table:table-cell>
            <text:p>267769037</text:p>
          </table:table-cell>
          <table:table-cell>
            <text:p>439242172</text:p>
          </table:table-cell>
          <table:table-cell>
            <text:p>306809096</text:p>
          </table:table-cell>
          <table:table-cell>
            <text:p>233594154</text:p>
          </table:table-cell>
          <table:table-cell>
            <text:p>291200600</text:p>
          </table:table-cell>
        </table:table-row>
        <table:table-row>
          <table:table-cell>
            <text:p>895028749</text:p>
          </table:table-cell>
          <table:table-cell>
            <text:p>229122451</text:p>
          </table:table-cell>
          <table:table-cell>
            <text:p>945691806</text:p>
          </table:table-cell>
          <table:table-cell>
            <text:p>230236226</text:p>
          </table:table-cell>
          <table:table-cell>
            <text:p>675749632</text:p>
          </table:table-cell>
          <table:table-cell>
            <text:p>531588779</text:p>
          </table:table-cell>
          <table:table-cell>
            <text:p>877691205</text:p>
          </table:table-cell>
        </table:table-row>
        <table:table-row>
          <table:table-cell>
            <text:p>172810727</text:p>
          </table:table-cell>
          <table:table-cell>
            <text:p>23402369</text:p>
          </table:table-cell>
          <table:table-cell>
            <text:p>919348642</text:p>
          </table:table-cell>
          <table:table-cell>
            <text:p>785734044</text:p>
          </table:table-cell>
          <table:table-cell>
            <text:p>208650858</text:p>
          </table:table-cell>
          <table:table-cell>
            <text:p>398211109</text:p>
          </table:table-cell>
          <table:table-cell>
            <text:p>339223582</text:p>
          </table:table-cell>
        </table:table-row>
        <table:table-row>
          <table:table-cell>
            <text:p>447253461</text:p>
          </table:table-cell>
          <table:table-cell>
            <text:p>228903179</text:p>
          </table:table-cell>
          <table:table-cell>
            <text:p>798379088</text:p>
          </table:table-cell>
          <table:table-cell>
            <text:p>296965744</text:p>
          </table:table-cell>
          <table:table-cell>
            <text:p>719895791</text:p>
          </table:table-cell>
          <table:table-cell>
            <text:p>474631823</text:p>
          </table:table-cell>
          <table:table-cell>
            <text:p>563003826</text:p>
          </table:table-cell>
        </table:table-row>
        <table:table-row>
          <table:table-cell>
            <text:p>151072645</text:p>
          </table:table-cell>
          <table:table-cell>
            <text:p>328654848</text:p>
          </table:table-cell>
          <table:table-cell>
            <text:p>360781454</text:p>
          </table:table-cell>
          <table:table-cell>
            <text:p>500484982</text:p>
          </table:table-cell>
          <table:table-cell>
            <text:p>245162945</text:p>
          </table:table-cell>
          <table:table-cell>
            <text:p>730400353</text:p>
          </table:table-cell>
          <table:table-cell>
            <text:p>128685786</text:p>
          </table:table-cell>
        </table:table-row>
        <table:table-row>
          <table:table-cell>
            <text:p>799937493</text:p>
          </table:table-cell>
          <table:table-cell>
            <text:p>966410653</text:p>
          </table:table-cell>
          <table:table-cell>
            <text:p>554916930</text:p>
          </table:table-cell>
          <table:table-cell>
            <text:p>971283236</text:p>
          </table:table-cell>
          <table:table-cell>
            <text:p>672193862</text:p>
          </table:table-cell>
          <table:table-cell>
            <text:p>405537915</text:p>
          </table:table-cell>
          <table:table-cell>
            <text:p>234693841</text:p>
          </table:table-cell>
        </table:table-row>
        <table:table-row>
          <table:table-cell>
            <text:p>443760950</text:p>
          </table:table-cell>
          <table:table-cell>
            <text:p>801732854</text:p>
          </table:table-cell>
          <table:table-cell>
            <text:p>550773571</text:p>
          </table:table-cell>
          <table:table-cell>
            <text:p>165904664</text:p>
          </table:table-cell>
          <table:table-cell>
            <text:p>365587824</text:p>
          </table:table-cell>
          <table:table-cell>
            <text:p>39546706</text:p>
          </table:table-cell>
          <table:table-cell>
            <text:p>252528839</text:p>
          </table:table-cell>
        </table:table-row>
        <table:table-row>
          <table:table-cell>
            <text:p>162131785</text:p>
          </table:table-cell>
          <table:table-cell>
            <text:p>17146567</text:p>
          </table:table-cell>
          <table:table-cell>
            <text:p>818699030</text:p>
          </table:table-cell>
          <table:table-cell>
            <text:p>652434366</text:p>
          </table:table-cell>
          <table:table-cell>
            <text:p>216563215</text:p>
          </table:table-cell>
          <table:table-cell>
            <text:p>402963829</text:p>
          </table:table-cell>
          <table:table-cell>
            <text:p>583032144</text:p>
          </table:table-cell>
        </table:table-row>
        <table:table-row>
          <table:table-cell>
            <text:p>922323309</text:p>
          </table:table-cell>
          <table:table-cell>
            <text:p>119797707</text:p>
          </table:table-cell>
          <table:table-cell>
            <text:p>935427746</text:p>
          </table:table-cell>
          <table:table-cell>
            <text:p>306274833</text:p>
          </table:table-cell>
          <table:table-cell>
            <text:p>613001206</text:p>
          </table:table-cell>
          <table:table-cell>
            <text:p>365824793</text:p>
          </table:table-cell>
          <table:table-cell>
            <text:p>479948179</text:p>
          </table:table-cell>
        </table:table-row>
        <table:table-row>
          <table:table-cell>
            <text:p>95911013</text:p>
          </table:table-cell>
          <table:table-cell>
            <text:p>980476464</text:p>
          </table:table-cell>
          <table:table-cell>
            <text:p>583128759</text:p>
          </table:table-cell>
          <table:table-cell>
            <text:p>436071421</text:p>
          </table:table-cell>
          <table:table-cell>
            <text:p>139594961</text:p>
          </table:table-cell>
          <table:table-cell>
            <text:p>173498108</text:p>
          </table:table-cell>
          <table:table-cell>
            <text:p>512414165</text:p>
          </table:table-cell>
        </table:table-row>
        <table:table-row>
          <table:table-cell>
            <text:p>830377466</text:p>
          </table:table-cell>
          <table:table-cell>
            <text:p>630234140</text:p>
          </table:table-cell>
          <table:table-cell>
            <text:p>551187372</text:p>
          </table:table-cell>
          <table:table-cell>
            <text:p>566109834</text:p>
          </table:table-cell>
          <table:table-cell>
            <text:p>818623110</text:p>
          </table:table-cell>
          <table:table-cell>
            <text:p>647976592</text:p>
          </table:table-cell>
          <table:table-cell>
            <text:p>158484617</text:p>
          </table:table-cell>
        </table:table-row>
        <table:table-row>
          <table:table-cell>
            <text:p>429878393</text:p>
          </table:table-cell>
          <table:table-cell>
            <text:p>820335885</text:p>
          </table:table-cell>
          <table:table-cell>
            <text:p>95728343</text:p>
          </table:table-cell>
          <table:table-cell>
            <text:p>858556587</text:p>
          </table:table-cell>
          <table:table-cell>
            <text:p>101164397</text:p>
          </table:table-cell>
          <table:table-cell>
            <text:p>376010303</text:p>
          </table:table-cell>
          <table:table-cell>
            <text:p>383446764</text:p>
          </table:table-cell>
        </table:table-row>
        <table:table-row>
          <table:table-cell>
            <text:p>286784651</text:p>
          </table:table-cell>
          <table:table-cell>
            <text:p>902418960</text:p>
          </table:table-cell>
          <table:table-cell>
            <text:p>477630150</text:p>
          </table:table-cell>
          <table:table-cell>
            <text:p>799953554</text:p>
          </table:table-cell>
          <table:table-cell>
            <text:p>261215727</text:p>
          </table:table-cell>
          <table:table-cell>
            <text:p>782859078</text:p>
          </table:table-cell>
          <table:table-cell>
            <text:p>470660805</text:p>
          </table:table-cell>
        </table:table-row>
        <table:table-row>
          <table:table-cell>
            <text:p>409896828</text:p>
          </table:table-cell>
          <table:table-cell>
            <text:p>18382581</text:p>
          </table:table-cell>
          <table:table-cell>
            <text:p>57546760</text:p>
          </table:table-cell>
          <table:table-cell>
            <text:p>532710571</text:p>
          </table:table-cell>
          <table:table-cell>
            <text:p>612304216</text:p>
          </table:table-cell>
          <table:table-cell>
            <text:p>732967092</text:p>
          </table:table-cell>
          <table:table-cell>
            <text:p>74388630</text:p>
          </table:table-cell>
        </table:table-row>
        <table:table-row>
          <table:table-cell>
            <text:p>197644631</text:p>
          </table:table-cell>
          <table:table-cell>
            <text:p>5254280</text:p>
          </table:table-cell>
          <table:table-cell>
            <text:p>894454871</text:p>
          </table:table-cell>
          <table:table-cell>
            <text:p>446479566</text:p>
          </table:table-cell>
          <table:table-cell>
            <text:p>141474113</text:p>
          </table:table-cell>
          <table:table-cell>
            <text:p>144505954</text:p>
          </table:table-cell>
          <table:table-cell>
            <text:p>957374159</text:p>
          </table:table-cell>
        </table:table-row>
        <table:table-row>
          <table:table-cell>
            <text:p>583646469</text:p>
          </table:table-cell>
          <table:table-cell>
            <text:p>364986890</text:p>
          </table:table-cell>
          <table:table-cell>
            <text:p>915704644</text:p>
          </table:table-cell>
          <table:table-cell>
            <text:p>641739643</text:p>
          </table:table-cell>
          <table:table-cell>
            <text:p>947963105</text:p>
          </table:table-cell>
          <table:table-cell>
            <text:p>448235973</text:p>
          </table:table-cell>
          <table:table-cell>
            <text:p>895878110</text:p>
          </table:table-cell>
        </table:table-row>
        <table:table-row>
          <table:table-cell>
            <text:p>599073091</text:p>
          </table:table-cell>
          <table:table-cell>
            <text:p>413959631</text:p>
          </table:table-cell>
          <table:table-cell>
            <text:p>623631912</text:p>
          </table:table-cell>
          <table:table-cell>
            <text:p>180867176</text:p>
          </table:table-cell>
          <table:table-cell>
            <text:p>522688389</text:p>
          </table:table-cell>
          <table:table-cell>
            <text:p>399016021</text:p>
          </table:table-cell>
          <table:table-cell>
            <text:p>2561649</text:p>
          </table:table-cell>
        </table:table-row>
        <table:table-row>
          <table:table-cell>
            <text:p>147318195</text:p>
          </table:table-cell>
          <table:table-cell>
            <text:p>550977309</text:p>
          </table:table-cell>
          <table:table-cell>
            <text:p>100454382</text:p>
          </table:table-cell>
          <table:table-cell>
            <text:p>321689463</text:p>
          </table:table-cell>
          <table:table-cell>
            <text:p>555544331</text:p>
          </table:table-cell>
          <table:table-cell>
            <text:p>220477016</text:p>
          </table:table-cell>
          <table:table-cell>
            <text:p>19604509</text:p>
          </table:table-cell>
        </table:table-row>
        <table:table-row>
          <table:table-cell>
            <text:p>433709064</text:p>
          </table:table-cell>
          <table:table-cell>
            <text:p>213216531</text:p>
          </table:table-cell>
          <table:table-cell>
            <text:p>333989985</text:p>
          </table:table-cell>
          <table:table-cell>
            <text:p>518612073</text:p>
          </table:table-cell>
          <table:table-cell>
            <text:p>14878236</text:p>
          </table:table-cell>
          <table:table-cell>
            <text:p>33177030</text:p>
          </table:table-cell>
          <table:table-cell>
            <text:p>48526645</text:p>
          </table:table-cell>
        </table:table-row>
        <table:table-row>
          <table:table-cell>
            <text:p>714187861</text:p>
          </table:table-cell>
          <table:table-cell>
            <text:p>943709665</text:p>
          </table:table-cell>
          <table:table-cell>
            <text:p>244166229</text:p>
          </table:table-cell>
          <table:table-cell>
            <text:p>357250414</text:p>
          </table:table-cell>
          <table:table-cell>
            <text:p>26678208</text:p>
          </table:table-cell>
          <table:table-cell>
            <text:p>915199166</text:p>
          </table:table-cell>
          <table:table-cell>
            <text:p>431049303</text:p>
          </table:table-cell>
        </table:table-row>
        <table:table-row>
          <table:table-cell>
            <text:p>734610268</text:p>
          </table:table-cell>
          <table:table-cell>
            <text:p>217515892</text:p>
          </table:table-cell>
          <table:table-cell>
            <text:p>553854965</text:p>
          </table:table-cell>
          <table:table-cell>
            <text:p>479730740</text:p>
          </table:table-cell>
          <table:table-cell>
            <text:p>565303248</text:p>
          </table:table-cell>
          <table:table-cell>
            <text:p>19097130</text:p>
          </table:table-cell>
          <table:table-cell>
            <text:p>7662968</text:p>
          </table:table-cell>
        </table:table-row>
        <table:table-row>
          <table:table-cell>
            <text:p>629240317</text:p>
          </table:table-cell>
          <table:table-cell>
            <text:p>826164362</text:p>
          </table:table-cell>
          <table:table-cell>
            <text:p>446419325</text:p>
          </table:table-cell>
          <table:table-cell>
            <text:p>583608410</text:p>
          </table:table-cell>
          <table:table-cell>
            <text:p>344478965</text:p>
          </table:table-cell>
          <table:table-cell>
            <text:p>340525033</text:p>
          </table:table-cell>
          <table:table-cell>
            <text:p>783552296</text:p>
          </table:table-cell>
        </table:table-row>
        <table:table-row>
          <table:table-cell>
            <text:p>808236701</text:p>
          </table:table-cell>
          <table:table-cell>
            <text:p>80975693</text:p>
          </table:table-cell>
          <table:table-cell>
            <text:p>496295241</text:p>
          </table:table-cell>
          <table:table-cell>
            <text:p>23637567</text:p>
          </table:table-cell>
          <table:table-cell>
            <text:p>526087748</text:p>
          </table:table-cell>
          <table:table-cell>
            <text:p>756866274</text:p>
          </table:table-cell>
          <table:table-cell>
            <text:p>215066210</text:p>
          </table:table-cell>
        </table:table-row>
        <table:table-row>
          <table:table-cell>
            <text:p>90552874</text:p>
          </table:table-cell>
          <table:table-cell>
            <text:p>500700524</text:p>
          </table:table-cell>
          <table:table-cell>
            <text:p>714046466</text:p>
          </table:table-cell>
          <table:table-cell>
            <text:p>172107723</text:p>
          </table:table-cell>
          <table:table-cell>
            <text:p>524126047</text:p>
          </table:table-cell>
          <table:table-cell>
            <text:p>95467766</text:p>
          </table:table-cell>
          <table:table-cell>
            <text:p>967970466</text:p>
          </table:table-cell>
        </table:table-row>
        <table:table-row>
          <table:table-cell>
            <text:p>274196087</text:p>
          </table:table-cell>
          <table:table-cell>
            <text:p>857903621</text:p>
          </table:table-cell>
          <table:table-cell>
            <text:p>161950156</text:p>
          </table:table-cell>
          <table:table-cell>
            <text:p>56292442</text:p>
          </table:table-cell>
          <table:table-cell>
            <text:p>950151133</text:p>
          </table:table-cell>
          <table:table-cell>
            <text:p>410408444</text:p>
          </table:table-cell>
          <table:table-cell>
            <text:p>662707516</text:p>
          </table:table-cell>
        </table:table-row>
        <table:table-row>
          <table:table-cell>
            <text:p>175395388</text:p>
          </table:table-cell>
          <table:table-cell>
            <text:p>208864907</text:p>
          </table:table-cell>
          <table:table-cell>
            <text:p>150558999</text:p>
          </table:table-cell>
          <table:table-cell>
            <text:p>527830914</text:p>
          </table:table-cell>
          <table:table-cell>
            <text:p>485875464</text:p>
          </table:table-cell>
          <table:table-cell>
            <text:p>105082214</text:p>
          </table:table-cell>
          <table:table-cell>
            <text:p>93909547</text:p>
          </table:table-cell>
        </table:table-row>
        <table:table-row>
          <table:table-cell>
            <text:p>787350349</text:p>
          </table:table-cell>
          <table:table-cell>
            <text:p>257862798</text:p>
          </table:table-cell>
          <table:table-cell>
            <text:p>361104202</text:p>
          </table:table-cell>
          <table:table-cell>
            <text:p>494562043</text:p>
          </table:table-cell>
          <table:table-cell>
            <text:p>215919878</text:p>
          </table:table-cell>
          <table:table-cell>
            <text:p>514342138</text:p>
          </table:table-cell>
          <table:table-cell>
            <text:p>428717110</text:p>
          </table:table-cell>
        </table:table-row>
        <table:table-row>
          <table:table-cell>
            <text:p>933309709</text:p>
          </table:table-cell>
          <table:table-cell>
            <text:p>935119817</text:p>
          </table:table-cell>
          <table:table-cell>
            <text:p>628389289</text:p>
          </table:table-cell>
          <table:table-cell>
            <text:p>489059572</text:p>
          </table:table-cell>
          <table:table-cell>
            <text:p>268298367</text:p>
          </table:table-cell>
          <table:table-cell>
            <text:p>957879250</text:p>
          </table:table-cell>
          <table:table-cell>
            <text:p>230160008</text:p>
          </table:table-cell>
        </table:table-row>
        <table:table-row>
          <table:table-cell>
            <text:p>427782340</text:p>
          </table:table-cell>
          <table:table-cell>
            <text:p>948763204</text:p>
          </table:table-cell>
          <table:table-cell>
            <text:p>828314831</text:p>
          </table:table-cell>
          <table:table-cell>
            <text:p>976924150</text:p>
          </table:table-cell>
          <table:table-cell>
            <text:p>94745858</text:p>
          </table:table-cell>
          <table:table-cell>
            <text:p>135450174</text:p>
          </table:table-cell>
          <table:table-cell>
            <text:p>567960047</text:p>
          </table:table-cell>
        </table:table-row>
        <table:table-row>
          <table:table-cell>
            <text:p>424394591</text:p>
          </table:table-cell>
          <table:table-cell>
            <text:p>20548701</text:p>
          </table:table-cell>
          <table:table-cell>
            <text:p>698377540</text:p>
          </table:table-cell>
          <table:table-cell>
            <text:p>564783734</text:p>
          </table:table-cell>
          <table:table-cell>
            <text:p>309577387</text:p>
          </table:table-cell>
          <table:table-cell>
            <text:p>414844849</text:p>
          </table:table-cell>
          <table:table-cell>
            <text:p>490266931</text:p>
          </table:table-cell>
        </table:table-row>
        <table:table-row>
          <table:table-cell>
            <text:p>137164132</text:p>
          </table:table-cell>
          <table:table-cell>
            <text:p>323983639</text:p>
          </table:table-cell>
          <table:table-cell>
            <text:p>25274563</text:p>
          </table:table-cell>
          <table:table-cell>
            <text:p>169900083</text:p>
          </table:table-cell>
          <table:table-cell>
            <text:p>263703438</text:p>
          </table:table-cell>
          <table:table-cell>
            <text:p>310662754</text:p>
          </table:table-cell>
          <table:table-cell>
            <text:p>490924923</text:p>
          </table:table-cell>
        </table:table-row>
        <table:table-row>
          <table:table-cell>
            <text:p>248931682</text:p>
          </table:table-cell>
          <table:table-cell>
            <text:p>92401307</text:p>
          </table:table-cell>
          <table:table-cell>
            <text:p>716013236</text:p>
          </table:table-cell>
          <table:table-cell>
            <text:p>737329341</text:p>
          </table:table-cell>
          <table:table-cell>
            <text:p>361299556</text:p>
          </table:table-cell>
          <table:table-cell>
            <text:p>648319073</text:p>
          </table:table-cell>
          <table:table-cell>
            <text:p>849674719</text:p>
          </table:table-cell>
        </table:table-row>
        <table:table-row>
          <table:table-cell>
            <text:p>54791912</text:p>
          </table:table-cell>
          <table:table-cell>
            <text:p>653651460</text:p>
          </table:table-cell>
          <table:table-cell>
            <text:p>379740366</text:p>
          </table:table-cell>
          <table:table-cell>
            <text:p>302972011</text:p>
          </table:table-cell>
          <table:table-cell>
            <text:p>372828651</text:p>
          </table:table-cell>
          <table:table-cell>
            <text:p>306862500</text:p>
          </table:table-cell>
          <table:table-cell>
            <text:p>164447263</text:p>
          </table:table-cell>
        </table:table-row>
        <table:table-row>
          <table:table-cell>
            <text:p>451100099</text:p>
          </table:table-cell>
          <table:table-cell>
            <text:p>431475141</text:p>
          </table:table-cell>
          <table:table-cell>
            <text:p>341185467</text:p>
          </table:table-cell>
          <table:table-cell>
            <text:p>325797662</text:p>
          </table:table-cell>
          <table:table-cell>
            <text:p>604014354</text:p>
          </table:table-cell>
          <table:table-cell>
            <text:p>402283378</text:p>
          </table:table-cell>
          <table:table-cell>
            <text:p>152770211</text:p>
          </table:table-cell>
        </table:table-row>
        <table:table-row>
          <table:table-cell>
            <text:p>530309019</text:p>
          </table:table-cell>
          <table:table-cell>
            <text:p>780181765</text:p>
          </table:table-cell>
          <table:table-cell>
            <text:p>143969459</text:p>
          </table:table-cell>
          <table:table-cell>
            <text:p>723171978</text:p>
          </table:table-cell>
          <table:table-cell>
            <text:p>113857613</text:p>
          </table:table-cell>
          <table:table-cell>
            <text:p>696069502</text:p>
          </table:table-cell>
          <table:table-cell>
            <text:p>302484225</text:p>
          </table:table-cell>
        </table:table-row>
        <table:table-row>
          <table:table-cell>
            <text:p>299869433</text:p>
          </table:table-cell>
          <table:table-cell>
            <text:p>608669668</text:p>
          </table:table-cell>
          <table:table-cell>
            <text:p>16298213</text:p>
          </table:table-cell>
          <table:table-cell>
            <text:p>847224239</text:p>
          </table:table-cell>
          <table:table-cell>
            <text:p>838427753</text:p>
          </table:table-cell>
          <table:table-cell>
            <text:p>387019032</text:p>
          </table:table-cell>
          <table:table-cell>
            <text:p>719692408</text:p>
          </table:table-cell>
        </table:table-row>
        <table:table-row>
          <table:table-cell>
            <text:p>447586640</text:p>
          </table:table-cell>
          <table:table-cell>
            <text:p>447618860</text:p>
          </table:table-cell>
          <table:table-cell>
            <text:p>663418692</text:p>
          </table:table-cell>
          <table:table-cell>
            <text:p>150253247</text:p>
          </table:table-cell>
          <table:table-cell>
            <text:p>596873576</text:p>
          </table:table-cell>
          <table:table-cell>
            <text:p>257873062</text:p>
          </table:table-cell>
          <table:table-cell>
            <text:p>115240</text:p>
          </table:table-cell>
        </table:table-row>
        <table:table-row>
          <table:table-cell>
            <text:p>950974122</text:p>
          </table:table-cell>
          <table:table-cell>
            <text:p>286242045</text:p>
          </table:table-cell>
          <table:table-cell>
            <text:p>263219306</text:p>
          </table:table-cell>
          <table:table-cell>
            <text:p>974604858</text:p>
          </table:table-cell>
          <table:table-cell>
            <text:p>59024329</text:p>
          </table:table-cell>
          <table:table-cell>
            <text:p>418513876</text:p>
          </table:table-cell>
          <table:table-cell>
            <text:p>9901207</text:p>
          </table:table-cell>
        </table:table-row>
        <table:table-row>
          <table:table-cell>
            <text:p>652927209</text:p>
          </table:table-cell>
          <table:table-cell>
            <text:p>373007928</text:p>
          </table:table-cell>
          <table:table-cell>
            <text:p>775890814</text:p>
          </table:table-cell>
          <table:table-cell>
            <text:p>265286482</text:p>
          </table:table-cell>
          <table:table-cell>
            <text:p>608358988</text:p>
          </table:table-cell>
          <table:table-cell>
            <text:p>247703028</text:p>
          </table:table-cell>
          <table:table-cell>
            <text:p>300888070</text:p>
          </table:table-cell>
        </table:table-row>
        <table:table-row>
          <table:table-cell>
            <text:p>705754109</text:p>
          </table:table-cell>
          <table:table-cell>
            <text:p>810994208</text:p>
          </table:table-cell>
          <table:table-cell>
            <text:p>899778897</text:p>
          </table:table-cell>
          <table:table-cell>
            <text:p>86823168</text:p>
          </table:table-cell>
          <table:table-cell>
            <text:p>428286926</text:p>
          </table:table-cell>
          <table:table-cell>
            <text:p>465193193</text:p>
          </table:table-cell>
          <table:table-cell>
            <text:p>480904691</text:p>
          </table:table-cell>
        </table:table-row>
        <table:table-row>
          <table:table-cell>
            <text:p>235821442</text:p>
          </table:table-cell>
          <table:table-cell>
            <text:p>837830220</text:p>
          </table:table-cell>
          <table:table-cell>
            <text:p>817505840</text:p>
          </table:table-cell>
          <table:table-cell>
            <text:p>287639877</text:p>
          </table:table-cell>
          <table:table-cell>
            <text:p>537435349</text:p>
          </table:table-cell>
          <table:table-cell>
            <text:p>249800032</text:p>
          </table:table-cell>
          <table:table-cell>
            <text:p>288887926</text:p>
          </table:table-cell>
        </table:table-row>
        <table:table-row>
          <table:table-cell>
            <text:p>48800230</text:p>
          </table:table-cell>
          <table:table-cell>
            <text:p>76633904</text:p>
          </table:table-cell>
          <table:table-cell>
            <text:p>948831863</text:p>
          </table:table-cell>
          <table:table-cell>
            <text:p>326462267</text:p>
          </table:table-cell>
          <table:table-cell>
            <text:p>652501593</text:p>
          </table:table-cell>
          <table:table-cell>
            <text:p>697634744</text:p>
          </table:table-cell>
          <table:table-cell>
            <text:p>820329191</text:p>
          </table:table-cell>
        </table:table-row>
        <table:table-row>
          <table:table-cell>
            <text:p>500734514</text:p>
          </table:table-cell>
          <table:table-cell>
            <text:p>363154598</text:p>
          </table:table-cell>
          <table:table-cell>
            <text:p>973228392</text:p>
          </table:table-cell>
          <table:table-cell>
            <text:p>70554037</text:p>
          </table:table-cell>
          <table:table-cell>
            <text:p>485535638</text:p>
          </table:table-cell>
          <table:table-cell>
            <text:p>126735380</text:p>
          </table:table-cell>
          <table:table-cell>
            <text:p>880704178</text:p>
          </table:table-cell>
        </table:table-row>
        <table:table-row>
          <table:table-cell>
            <text:p>839058541</text:p>
          </table:table-cell>
          <table:table-cell>
            <text:p>9243705</text:p>
          </table:table-cell>
          <table:table-cell>
            <text:p>984438714</text:p>
          </table:table-cell>
          <table:table-cell>
            <text:p>327398302</text:p>
          </table:table-cell>
          <table:table-cell>
            <text:p>185944127</text:p>
          </table:table-cell>
          <table:table-cell>
            <text:p>306592849</text:p>
          </table:table-cell>
          <table:table-cell>
            <text:p>525644260</text:p>
          </table:table-cell>
        </table:table-row>
        <table:table-row>
          <table:table-cell>
            <text:p>484805801</text:p>
          </table:table-cell>
          <table:table-cell>
            <text:p>810871325</text:p>
          </table:table-cell>
          <table:table-cell>
            <text:p>934920182</text:p>
          </table:table-cell>
          <table:table-cell>
            <text:p>461832209</text:p>
          </table:table-cell>
          <table:table-cell>
            <text:p>59509827</text:p>
          </table:table-cell>
          <table:table-cell>
            <text:p>144862909</text:p>
          </table:table-cell>
          <table:table-cell>
            <text:p>960427331</text:p>
          </table:table-cell>
        </table:table-row>
        <table:table-row>
          <table:table-cell>
            <text:p>763660996</text:p>
          </table:table-cell>
          <table:table-cell>
            <text:p>644657202</text:p>
          </table:table-cell>
          <table:table-cell>
            <text:p>606227246</text:p>
          </table:table-cell>
          <table:table-cell>
            <text:p>421405167</text:p>
          </table:table-cell>
          <table:table-cell>
            <text:p>272155078</text:p>
          </table:table-cell>
          <table:table-cell>
            <text:p>59028306</text:p>
          </table:table-cell>
          <table:table-cell>
            <text:p>666235723</text:p>
          </table:table-cell>
        </table:table-row>
        <table:table-row>
          <table:table-cell>
            <text:p>335032794</text:p>
          </table:table-cell>
          <table:table-cell>
            <text:p>407362160</text:p>
          </table:table-cell>
          <table:table-cell>
            <text:p>783480438</text:p>
          </table:table-cell>
          <table:table-cell>
            <text:p>457903401</text:p>
          </table:table-cell>
          <table:table-cell>
            <text:p>775912105</text:p>
          </table:table-cell>
          <table:table-cell>
            <text:p>549917077</text:p>
          </table:table-cell>
          <table:table-cell>
            <text:p>684006825</text:p>
          </table:table-cell>
        </table:table-row>
        <table:table-row>
          <table:table-cell>
            <text:p>419756015</text:p>
          </table:table-cell>
          <table:table-cell>
            <text:p>851690390</text:p>
          </table:table-cell>
          <table:table-cell>
            <text:p>218856440</text:p>
          </table:table-cell>
          <table:table-cell>
            <text:p>867083501</text:p>
          </table:table-cell>
          <table:table-cell>
            <text:p>339186912</text:p>
          </table:table-cell>
          <table:table-cell>
            <text:p>419188602</text:p>
          </table:table-cell>
          <table:table-cell>
            <text:p>609473986</text:p>
          </table:table-cell>
        </table:table-row>
        <table:table-row>
          <table:table-cell>
            <text:p>172014652</text:p>
          </table:table-cell>
          <table:table-cell>
            <text:p>104357215</text:p>
          </table:table-cell>
          <table:table-cell>
            <text:p>547190840</text:p>
          </table:table-cell>
          <table:table-cell>
            <text:p>175090421</text:p>
          </table:table-cell>
          <table:table-cell>
            <text:p>428163820</text:p>
          </table:table-cell>
          <table:table-cell>
            <text:p>328279647</text:p>
          </table:table-cell>
          <table:table-cell>
            <text:p>372207720</text:p>
          </table:table-cell>
        </table:table-row>
        <table:table-row>
          <table:table-cell>
            <text:p>666230453</text:p>
          </table:table-cell>
          <table:table-cell>
            <text:p>651504361</text:p>
          </table:table-cell>
          <table:table-cell>
            <text:p>539125955</text:p>
          </table:table-cell>
          <table:table-cell>
            <text:p>894199940</text:p>
          </table:table-cell>
          <table:table-cell>
            <text:p>733921239</text:p>
          </table:table-cell>
          <table:table-cell>
            <text:p>433750580</text:p>
          </table:table-cell>
          <table:table-cell>
            <text:p>585021029</text:p>
          </table:table-cell>
        </table:table-row>
        <table:table-row>
          <table:table-cell>
            <text:p>215936813</text:p>
          </table:table-cell>
          <table:table-cell>
            <text:p>643236716</text:p>
          </table:table-cell>
          <table:table-cell>
            <text:p>394289511</text:p>
          </table:table-cell>
          <table:table-cell>
            <text:p>580000827</text:p>
          </table:table-cell>
          <table:table-cell>
            <text:p>169655150</text:p>
          </table:table-cell>
          <table:table-cell>
            <text:p>456536194</text:p>
          </table:table-cell>
          <table:table-cell>
            <text:p>309290737</text:p>
          </table:table-cell>
        </table:table-row>
        <table:table-row>
          <table:table-cell>
            <text:p>394010493</text:p>
          </table:table-cell>
          <table:table-cell>
            <text:p>519789779</text:p>
          </table:table-cell>
          <table:table-cell>
            <text:p>120057524</text:p>
          </table:table-cell>
          <table:table-cell>
            <text:p>62061046</text:p>
          </table:table-cell>
          <table:table-cell>
            <text:p>640082841</text:p>
          </table:table-cell>
          <table:table-cell>
            <text:p>548006893</text:p>
          </table:table-cell>
          <table:table-cell>
            <text:p>708511344</text:p>
          </table:table-cell>
        </table:table-row>
        <table:table-row>
          <table:table-cell>
            <text:p>953721287</text:p>
          </table:table-cell>
          <table:table-cell>
            <text:p>916684234</text:p>
          </table:table-cell>
          <table:table-cell>
            <text:p>92717581</text:p>
          </table:table-cell>
          <table:table-cell>
            <text:p>162465067</text:p>
          </table:table-cell>
          <table:table-cell>
            <text:p>19787252</text:p>
          </table:table-cell>
          <table:table-cell>
            <text:p>739419393</text:p>
          </table:table-cell>
          <table:table-cell>
            <text:p>501540398</text:p>
          </table:table-cell>
        </table:table-row>
        <table:table-row>
          <table:table-cell>
            <text:p>437664705</text:p>
          </table:table-cell>
          <table:table-cell>
            <text:p>992548347</text:p>
          </table:table-cell>
          <table:table-cell>
            <text:p>234741294</text:p>
          </table:table-cell>
          <table:table-cell>
            <text:p>745513142</text:p>
          </table:table-cell>
          <table:table-cell>
            <text:p>114425181</text:p>
          </table:table-cell>
          <table:table-cell>
            <text:p>118618034</text:p>
          </table:table-cell>
          <table:table-cell>
            <text:p>763331584</text:p>
          </table:table-cell>
        </table:table-row>
        <table:table-row>
          <table:table-cell>
            <text:p>693115111</text:p>
          </table:table-cell>
          <table:table-cell>
            <text:p>64642473</text:p>
          </table:table-cell>
          <table:table-cell>
            <text:p>262245838</text:p>
          </table:table-cell>
          <table:table-cell>
            <text:p>498475639</text:p>
          </table:table-cell>
          <table:table-cell>
            <text:p>837466128</text:p>
          </table:table-cell>
          <table:table-cell>
            <text:p>21496571</text:p>
          </table:table-cell>
          <table:table-cell>
            <text:p>621525618</text:p>
          </table:table-cell>
        </table:table-row>
        <table:table-row>
          <table:table-cell>
            <text:p>226309188</text:p>
          </table:table-cell>
          <table:table-cell>
            <text:p>57390905</text:p>
          </table:table-cell>
          <table:table-cell>
            <text:p>141863485</text:p>
          </table:table-cell>
          <table:table-cell>
            <text:p>980172635</text:p>
          </table:table-cell>
          <table:table-cell>
            <text:p>176026719</text:p>
          </table:table-cell>
          <table:table-cell>
            <text:p>905096912</text:p>
          </table:table-cell>
          <table:table-cell>
            <text:p>689945241</text:p>
          </table:table-cell>
        </table:table-row>
        <table:table-row>
          <table:table-cell>
            <text:p>724864348</text:p>
          </table:table-cell>
          <table:table-cell>
            <text:p>534265013</text:p>
          </table:table-cell>
          <table:table-cell>
            <text:p>662571240</text:p>
          </table:table-cell>
          <table:table-cell>
            <text:p>804068064</text:p>
          </table:table-cell>
          <table:table-cell>
            <text:p>111790119</text:p>
          </table:table-cell>
          <table:table-cell>
            <text:p>484838510</text:p>
          </table:table-cell>
          <table:table-cell>
            <text:p>839005407</text:p>
          </table:table-cell>
        </table:table-row>
        <table:table-row>
          <table:table-cell>
            <text:p>333494985</text:p>
          </table:table-cell>
          <table:table-cell>
            <text:p>124023788</text:p>
          </table:table-cell>
          <table:table-cell>
            <text:p>546246254</text:p>
          </table:table-cell>
          <table:table-cell>
            <text:p>839744687</text:p>
          </table:table-cell>
          <table:table-cell>
            <text:p>926220751</text:p>
          </table:table-cell>
          <table:table-cell>
            <text:p>479749541</text:p>
          </table:table-cell>
          <table:table-cell>
            <text:p>55902535</text:p>
          </table:table-cell>
        </table:table-row>
        <table:table-row>
          <table:table-cell>
            <text:p>716319355</text:p>
          </table:table-cell>
          <table:table-cell>
            <text:p>517210193</text:p>
          </table:table-cell>
          <table:table-cell>
            <text:p>667354387</text:p>
          </table:table-cell>
          <table:table-cell>
            <text:p>747399727</text:p>
          </table:table-cell>
          <table:table-cell>
            <text:p>309156026</text:p>
          </table:table-cell>
          <table:table-cell>
            <text:p>92654531</text:p>
          </table:table-cell>
          <table:table-cell>
            <text:p>718003498</text:p>
          </table:table-cell>
        </table:table-row>
        <table:table-row>
          <table:table-cell>
            <text:p>217676424</text:p>
          </table:table-cell>
          <table:table-cell>
            <text:p>58216114</text:p>
          </table:table-cell>
          <table:table-cell>
            <text:p>515079813</text:p>
          </table:table-cell>
          <table:table-cell>
            <text:p>121467558</text:p>
          </table:table-cell>
          <table:table-cell>
            <text:p>738800199</text:p>
          </table:table-cell>
          <table:table-cell>
            <text:p>488433127</text:p>
          </table:table-cell>
          <table:table-cell>
            <text:p>820116814</text:p>
          </table:table-cell>
        </table:table-row>
        <table:table-row>
          <table:table-cell>
            <text:p>117545662</text:p>
          </table:table-cell>
          <table:table-cell>
            <text:p>501168127</text:p>
          </table:table-cell>
          <table:table-cell>
            <text:p>507748167</text:p>
          </table:table-cell>
          <table:table-cell>
            <text:p>467247546</text:p>
          </table:table-cell>
          <table:table-cell>
            <text:p>614705174</text:p>
          </table:table-cell>
          <table:table-cell>
            <text:p>911868577</text:p>
          </table:table-cell>
          <table:table-cell>
            <text:p>538077135</text:p>
          </table:table-cell>
        </table:table-row>
        <table:table-row>
          <table:table-cell>
            <text:p>815109964</text:p>
          </table:table-cell>
          <table:table-cell>
            <text:p>967814196</text:p>
          </table:table-cell>
          <table:table-cell>
            <text:p>954637532</text:p>
          </table:table-cell>
          <table:table-cell>
            <text:p>943505501</text:p>
          </table:table-cell>
          <table:table-cell>
            <text:p>782836664</text:p>
          </table:table-cell>
          <table:table-cell>
            <text:p>698979041</text:p>
          </table:table-cell>
          <table:table-cell>
            <text:p>88873554</text:p>
          </table:table-cell>
        </table:table-row>
        <table:table-row>
          <table:table-cell>
            <text:p>503358579</text:p>
          </table:table-cell>
          <table:table-cell>
            <text:p>993898209</text:p>
          </table:table-cell>
          <table:table-cell>
            <text:p>759290329</text:p>
          </table:table-cell>
          <table:table-cell>
            <text:p>587109888</text:p>
          </table:table-cell>
          <table:table-cell>
            <text:p>948395964</text:p>
          </table:table-cell>
          <table:table-cell>
            <text:p>985247689</text:p>
          </table:table-cell>
          <table:table-cell>
            <text:p>751771278</text:p>
          </table:table-cell>
        </table:table-row>
        <table:table-row>
          <table:table-cell>
            <text:p>739238932</text:p>
          </table:table-cell>
          <table:table-cell>
            <text:p>571773093</text:p>
          </table:table-cell>
          <table:table-cell>
            <text:p>139952539</text:p>
          </table:table-cell>
          <table:table-cell>
            <text:p>644620215</text:p>
          </table:table-cell>
          <table:table-cell>
            <text:p>351742972</text:p>
          </table:table-cell>
          <table:table-cell>
            <text:p>223826173</text:p>
          </table:table-cell>
          <table:table-cell>
            <text:p>427543087</text:p>
          </table:table-cell>
        </table:table-row>
        <table:table-row>
          <table:table-cell>
            <text:p>411606600</text:p>
          </table:table-cell>
          <table:table-cell>
            <text:p>728339063</text:p>
          </table:table-cell>
          <table:table-cell>
            <text:p>279101489</text:p>
          </table:table-cell>
          <table:table-cell>
            <text:p>288348054</text:p>
          </table:table-cell>
          <table:table-cell>
            <text:p>96988309</text:p>
          </table:table-cell>
          <table:table-cell>
            <text:p>373970819</text:p>
          </table:table-cell>
          <table:table-cell>
            <text:p>778684247</text:p>
          </table:table-cell>
        </table:table-row>
        <table:table-row>
          <table:table-cell>
            <text:p>459541255</text:p>
          </table:table-cell>
          <table:table-cell>
            <text:p>894511602</text:p>
          </table:table-cell>
          <table:table-cell>
            <text:p>718423863</text:p>
          </table:table-cell>
          <table:table-cell>
            <text:p>506268948</text:p>
          </table:table-cell>
          <table:table-cell>
            <text:p>430516937</text:p>
          </table:table-cell>
          <table:table-cell>
            <text:p>820495623</text:p>
          </table:table-cell>
          <table:table-cell>
            <text:p>763827066</text:p>
          </table:table-cell>
        </table:table-row>
        <table:table-row>
          <table:table-cell>
            <text:p>828551750</text:p>
          </table:table-cell>
          <table:table-cell>
            <text:p>463057249</text:p>
          </table:table-cell>
          <table:table-cell>
            <text:p>914700476</text:p>
          </table:table-cell>
          <table:table-cell>
            <text:p>950183827</text:p>
          </table:table-cell>
          <table:table-cell>
            <text:p>252329163</text:p>
          </table:table-cell>
          <table:table-cell>
            <text:p>139039582</text:p>
          </table:table-cell>
          <table:table-cell>
            <text:p>793891829</text:p>
          </table:table-cell>
        </table:table-row>
        <table:table-row>
          <table:table-cell>
            <text:p>31212815</text:p>
          </table:table-cell>
          <table:table-cell>
            <text:p>430577194</text:p>
          </table:table-cell>
          <table:table-cell>
            <text:p>916270462</text:p>
          </table:table-cell>
          <table:table-cell>
            <text:p>434610813</text:p>
          </table:table-cell>
          <table:table-cell>
            <text:p>87317471</text:p>
          </table:table-cell>
          <table:table-cell>
            <text:p>554388122</text:p>
          </table:table-cell>
          <table:table-cell>
            <text:p>189644336</text:p>
          </table:table-cell>
        </table:table-row>
        <table:table-row>
          <table:table-cell>
            <text:p>609128233</text:p>
          </table:table-cell>
          <table:table-cell>
            <text:p>655742303</text:p>
          </table:table-cell>
          <table:table-cell>
            <text:p>434127532</text:p>
          </table:table-cell>
          <table:table-cell>
            <text:p>858477351</text:p>
          </table:table-cell>
          <table:table-cell>
            <text:p>567662310</text:p>
          </table:table-cell>
          <table:table-cell>
            <text:p>149945988</text:p>
          </table:table-cell>
          <table:table-cell>
            <text:p>448629011</text:p>
          </table:table-cell>
        </table:table-row>
        <table:table-row>
          <table:table-cell>
            <text:p>245145064</text:p>
          </table:table-cell>
          <table:table-cell>
            <text:p>97459360</text:p>
          </table:table-cell>
          <table:table-cell>
            <text:p>642138072</text:p>
          </table:table-cell>
          <table:table-cell>
            <text:p>357952892</text:p>
          </table:table-cell>
          <table:table-cell>
            <text:p>438106094</text:p>
          </table:table-cell>
          <table:table-cell>
            <text:p>346915804</text:p>
          </table:table-cell>
          <table:table-cell>
            <text:p>931659118</text:p>
          </table:table-cell>
        </table:table-row>
        <table:table-row>
          <table:table-cell>
            <text:p>865281857</text:p>
          </table:table-cell>
          <table:table-cell>
            <text:p>256145399</text:p>
          </table:table-cell>
          <table:table-cell>
            <text:p>120623066</text:p>
          </table:table-cell>
          <table:table-cell>
            <text:p>793323027</text:p>
          </table:table-cell>
          <table:table-cell>
            <text:p>461395900</text:p>
          </table:table-cell>
          <table:table-cell>
            <text:p>600222988</text:p>
          </table:table-cell>
          <table:table-cell>
            <text:p>669443189</text:p>
          </table:table-cell>
        </table:table-row>
        <table:table-row>
          <table:table-cell>
            <text:p>8228846</text:p>
          </table:table-cell>
          <table:table-cell>
            <text:p>604731761</text:p>
          </table:table-cell>
          <table:table-cell>
            <text:p>331300799</text:p>
          </table:table-cell>
          <table:table-cell>
            <text:p>218354631</text:p>
          </table:table-cell>
          <table:table-cell>
            <text:p>604249142</text:p>
          </table:table-cell>
          <table:table-cell>
            <text:p>667478237</text:p>
          </table:table-cell>
          <table:table-cell>
            <text:p>663666221</text:p>
          </table:table-cell>
        </table:table-row>
        <table:table-row>
          <table:table-cell>
            <text:p>131579771</text:p>
          </table:table-cell>
          <table:table-cell>
            <text:p>272724938</text:p>
          </table:table-cell>
          <table:table-cell>
            <text:p>409763237</text:p>
          </table:table-cell>
          <table:table-cell>
            <text:p>450655561</text:p>
          </table:table-cell>
          <table:table-cell>
            <text:p>281312025</text:p>
          </table:table-cell>
          <table:table-cell>
            <text:p>931134868</text:p>
          </table:table-cell>
          <table:table-cell>
            <text:p>417978614</text:p>
          </table:table-cell>
        </table:table-row>
        <table:table-row>
          <table:table-cell>
            <text:p>499785406</text:p>
          </table:table-cell>
          <table:table-cell>
            <text:p>906490839</text:p>
          </table:table-cell>
          <table:table-cell>
            <text:p>71294128</text:p>
          </table:table-cell>
          <table:table-cell>
            <text:p>100422233</text:p>
          </table:table-cell>
          <table:table-cell>
            <text:p>707747341</text:p>
          </table:table-cell>
          <table:table-cell>
            <text:p>79384289</text:p>
          </table:table-cell>
          <table:table-cell>
            <text:p>647337388</text:p>
          </table:table-cell>
        </table:table-row>
        <table:table-row>
          <table:table-cell>
            <text:p>725442835</text:p>
          </table:table-cell>
          <table:table-cell>
            <text:p>432856870</text:p>
          </table:table-cell>
          <table:table-cell>
            <text:p>837888175</text:p>
          </table:table-cell>
          <table:table-cell>
            <text:p>246105897</text:p>
          </table:table-cell>
          <table:table-cell>
            <text:p>725146405</text:p>
          </table:table-cell>
          <table:table-cell>
            <text:p>989773371</text:p>
          </table:table-cell>
          <table:table-cell>
            <text:p>894722085</text:p>
          </table:table-cell>
        </table:table-row>
        <table:table-row>
          <table:table-cell>
            <text:p>490202813</text:p>
          </table:table-cell>
          <table:table-cell>
            <text:p>120717371</text:p>
          </table:table-cell>
          <table:table-cell>
            <text:p>814952244</text:p>
          </table:table-cell>
          <table:table-cell>
            <text:p>467604373</text:p>
          </table:table-cell>
          <table:table-cell>
            <text:p>734853218</text:p>
          </table:table-cell>
          <table:table-cell>
            <text:p>731076285</text:p>
          </table:table-cell>
          <table:table-cell>
            <text:p>639394747</text:p>
          </table:table-cell>
        </table:table-row>
        <table:table-row>
          <table:table-cell>
            <text:p>318507480</text:p>
          </table:table-cell>
          <table:table-cell>
            <text:p>397956781</text:p>
          </table:table-cell>
          <table:table-cell>
            <text:p>809650112</text:p>
          </table:table-cell>
          <table:table-cell>
            <text:p>285019221</text:p>
          </table:table-cell>
          <table:table-cell>
            <text:p>502976462</text:p>
          </table:table-cell>
          <table:table-cell>
            <text:p>540733808</text:p>
          </table:table-cell>
          <table:table-cell>
            <text:p>963623018</text:p>
          </table:table-cell>
        </table:table-row>
        <table:table-row>
          <table:table-cell>
            <text:p>480492440</text:p>
          </table:table-cell>
          <table:table-cell>
            <text:p>265132954</text:p>
          </table:table-cell>
          <table:table-cell>
            <text:p>68280622</text:p>
          </table:table-cell>
          <table:table-cell>
            <text:p>897292196</text:p>
          </table:table-cell>
          <table:table-cell>
            <text:p>377410034</text:p>
          </table:table-cell>
          <table:table-cell>
            <text:p>762349975</text:p>
          </table:table-cell>
          <table:table-cell>
            <text:p>581780749</text:p>
          </table:table-cell>
        </table:table-row>
        <table:table-row>
          <table:table-cell>
            <text:p>921104430</text:p>
          </table:table-cell>
          <table:table-cell>
            <text:p>255502308</text:p>
          </table:table-cell>
          <table:table-cell>
            <text:p>169227898</text:p>
          </table:table-cell>
          <table:table-cell>
            <text:p>325310782</text:p>
          </table:table-cell>
          <table:table-cell>
            <text:p>188960131</text:p>
          </table:table-cell>
          <table:table-cell>
            <text:p>14246491</text:p>
          </table:table-cell>
          <table:table-cell>
            <text:p>510593566</text:p>
          </table:table-cell>
        </table:table-row>
        <table:table-row>
          <table:table-cell>
            <text:p>551010025</text:p>
          </table:table-cell>
          <table:table-cell>
            <text:p>889685561</text:p>
          </table:table-cell>
          <table:table-cell>
            <text:p>918347321</text:p>
          </table:table-cell>
          <table:table-cell>
            <text:p>427767742</text:p>
          </table:table-cell>
          <table:table-cell>
            <text:p>949272221</text:p>
          </table:table-cell>
          <table:table-cell>
            <text:p>774257240</text:p>
          </table:table-cell>
          <table:table-cell>
            <text:p>788573322</text:p>
          </table:table-cell>
        </table:table-row>
        <table:table-row>
          <table:table-cell>
            <text:p>179028150</text:p>
          </table:table-cell>
          <table:table-cell>
            <text:p>457934230</text:p>
          </table:table-cell>
          <table:table-cell>
            <text:p>150754539</text:p>
          </table:table-cell>
          <table:table-cell>
            <text:p>517107815</text:p>
          </table:table-cell>
          <table:table-cell>
            <text:p>90134602</text:p>
          </table:table-cell>
          <table:table-cell>
            <text:p>59062544</text:p>
          </table:table-cell>
          <table:table-cell>
            <text:p>915252001</text:p>
          </table:table-cell>
        </table:table-row>
        <table:table-row>
          <table:table-cell>
            <text:p>810565198</text:p>
          </table:table-cell>
          <table:table-cell>
            <text:p>542529400</text:p>
          </table:table-cell>
          <table:table-cell>
            <text:p>867987982</text:p>
          </table:table-cell>
          <table:table-cell>
            <text:p>819075874</text:p>
          </table:table-cell>
          <table:table-cell>
            <text:p>585323337</text:p>
          </table:table-cell>
          <table:table-cell>
            <text:p>714966700</text:p>
          </table:table-cell>
          <table:table-cell>
            <text:p>560910126</text:p>
          </table:table-cell>
        </table:table-row>
        <table:table-row>
          <table:table-cell>
            <text:p>846088790</text:p>
          </table:table-cell>
          <table:table-cell>
            <text:p>479060742</text:p>
          </table:table-cell>
          <table:table-cell>
            <text:p>120207853</text:p>
          </table:table-cell>
          <table:table-cell>
            <text:p>599154954</text:p>
          </table:table-cell>
          <table:table-cell>
            <text:p>89701872</text:p>
          </table:table-cell>
          <table:table-cell>
            <text:p>669381260</text:p>
          </table:table-cell>
          <table:table-cell>
            <text:p>746749370</text:p>
          </table:table-cell>
        </table:table-row>
        <table:table-row>
          <table:table-cell>
            <text:p>755825669</text:p>
          </table:table-cell>
          <table:table-cell>
            <text:p>791038266</text:p>
          </table:table-cell>
          <table:table-cell>
            <text:p>205690366</text:p>
          </table:table-cell>
          <table:table-cell>
            <text:p>927052925</text:p>
          </table:table-cell>
          <table:table-cell>
            <text:p>477255455</text:p>
          </table:table-cell>
          <table:table-cell>
            <text:p>333918675</text:p>
          </table:table-cell>
          <table:table-cell>
            <text:p>717298008</text:p>
          </table:table-cell>
        </table:table-row>
        <table:table-row>
          <table:table-cell>
            <text:p>554202091</text:p>
          </table:table-cell>
          <table:table-cell>
            <text:p>528190850</text:p>
          </table:table-cell>
          <table:table-cell>
            <text:p>768337056</text:p>
          </table:table-cell>
          <table:table-cell>
            <text:p>171070304</text:p>
          </table:table-cell>
          <table:table-cell>
            <text:p>9198419</text:p>
          </table:table-cell>
          <table:table-cell>
            <text:p>492080945</text:p>
          </table:table-cell>
          <table:table-cell>
            <text:p>829947107</text:p>
          </table:table-cell>
        </table:table-row>
        <table:table-row>
          <table:table-cell>
            <text:p>20054700</text:p>
          </table:table-cell>
          <table:table-cell>
            <text:p>653196480</text:p>
          </table:table-cell>
          <table:table-cell>
            <text:p>358722737</text:p>
          </table:table-cell>
          <table:table-cell>
            <text:p>128638943</text:p>
          </table:table-cell>
          <table:table-cell>
            <text:p>860019965</text:p>
          </table:table-cell>
          <table:table-cell>
            <text:p>415732967</text:p>
          </table:table-cell>
          <table:table-cell>
            <text:p>313023176</text:p>
          </table:table-cell>
        </table:table-row>
        <table:table-row>
          <table:table-cell>
            <text:p>665392285</text:p>
          </table:table-cell>
          <table:table-cell>
            <text:p>458238832</text:p>
          </table:table-cell>
          <table:table-cell>
            <text:p>126036223</text:p>
          </table:table-cell>
          <table:table-cell>
            <text:p>158476462</text:p>
          </table:table-cell>
          <table:table-cell>
            <text:p>707584584</text:p>
          </table:table-cell>
          <table:table-cell>
            <text:p>661926481</text:p>
          </table:table-cell>
          <table:table-cell>
            <text:p>554656957</text:p>
          </table:table-cell>
        </table:table-row>
        <table:table-row>
          <table:table-cell>
            <text:p>920499431</text:p>
          </table:table-cell>
          <table:table-cell>
            <text:p>284220315</text:p>
          </table:table-cell>
          <table:table-cell>
            <text:p>34788723</text:p>
          </table:table-cell>
          <table:table-cell>
            <text:p>372066692</text:p>
          </table:table-cell>
          <table:table-cell>
            <text:p>37164433</text:p>
          </table:table-cell>
          <table:table-cell>
            <text:p>835252861</text:p>
          </table:table-cell>
          <table:table-cell>
            <text:p>441633654</text:p>
          </table:table-cell>
        </table:table-row>
        <table:table-row>
          <table:table-cell>
            <text:p>691250462</text:p>
          </table:table-cell>
          <table:table-cell>
            <text:p>189085943</text:p>
          </table:table-cell>
          <table:table-cell>
            <text:p>779044667</text:p>
          </table:table-cell>
          <table:table-cell>
            <text:p>409688295</text:p>
          </table:table-cell>
          <table:table-cell>
            <text:p>19385017</text:p>
          </table:table-cell>
          <table:table-cell>
            <text:p>822190086</text:p>
          </table:table-cell>
          <table:table-cell>
            <text:p>794367683</text:p>
          </table:table-cell>
        </table:table-row>
        <table:table-row>
          <table:table-cell>
            <text:p>43288850</text:p>
          </table:table-cell>
          <table:table-cell>
            <text:p>106890415</text:p>
          </table:table-cell>
          <table:table-cell>
            <text:p>303724282</text:p>
          </table:table-cell>
          <table:table-cell>
            <text:p>142888159</text:p>
          </table:table-cell>
          <table:table-cell>
            <text:p>892788546</text:p>
          </table:table-cell>
          <table:table-cell>
            <text:p>157208307</text:p>
          </table:table-cell>
          <table:table-cell>
            <text:p>799460584</text:p>
          </table:table-cell>
        </table:table-row>
        <table:table-row>
          <table:table-cell>
            <text:p>518051723</text:p>
          </table:table-cell>
          <table:table-cell>
            <text:p>191428871</text:p>
          </table:table-cell>
          <table:table-cell>
            <text:p>523761766</text:p>
          </table:table-cell>
          <table:table-cell>
            <text:p>203449929</text:p>
          </table:table-cell>
          <table:table-cell>
            <text:p>293082803</text:p>
          </table:table-cell>
          <table:table-cell>
            <text:p>456672205</text:p>
          </table:table-cell>
          <table:table-cell>
            <text:p>546975861</text:p>
          </table:table-cell>
        </table:table-row>
        <table:table-row>
          <table:table-cell>
            <text:p>800494682</text:p>
          </table:table-cell>
          <table:table-cell>
            <text:p>604158665</text:p>
          </table:table-cell>
          <table:table-cell>
            <text:p>327217442</text:p>
          </table:table-cell>
          <table:table-cell>
            <text:p>210588689</text:p>
          </table:table-cell>
          <table:table-cell>
            <text:p>155925985</text:p>
          </table:table-cell>
          <table:table-cell>
            <text:p>587724175</text:p>
          </table:table-cell>
          <table:table-cell>
            <text:p>442803491</text:p>
          </table:table-cell>
        </table:table-row>
        <table:table-row>
          <table:table-cell>
            <text:p>62036008</text:p>
          </table:table-cell>
          <table:table-cell>
            <text:p>171705250</text:p>
          </table:table-cell>
          <table:table-cell>
            <text:p>632869226</text:p>
          </table:table-cell>
          <table:table-cell>
            <text:p>729137966</text:p>
          </table:table-cell>
          <table:table-cell>
            <text:p>633967950</text:p>
          </table:table-cell>
          <table:table-cell>
            <text:p>484207479</text:p>
          </table:table-cell>
          <table:table-cell>
            <text:p>950523436</text:p>
          </table:table-cell>
        </table:table-row>
        <table:table-row>
          <table:table-cell>
            <text:p>967383934</text:p>
          </table:table-cell>
          <table:table-cell>
            <text:p>942150773</text:p>
          </table:table-cell>
          <table:table-cell>
            <text:p>308190215</text:p>
          </table:table-cell>
          <table:table-cell>
            <text:p>460806122</text:p>
          </table:table-cell>
          <table:table-cell>
            <text:p>711290054</text:p>
          </table:table-cell>
          <table:table-cell>
            <text:p>582853499</text:p>
          </table:table-cell>
          <table:table-cell>
            <text:p>208377433</text:p>
          </table:table-cell>
        </table:table-row>
        <table:table-row>
          <table:table-cell>
            <text:p>606092244</text:p>
          </table:table-cell>
          <table:table-cell>
            <text:p>618084999</text:p>
          </table:table-cell>
          <table:table-cell>
            <text:p>932624659</text:p>
          </table:table-cell>
          <table:table-cell>
            <text:p>114923669</text:p>
          </table:table-cell>
          <table:table-cell>
            <text:p>131260674</text:p>
          </table:table-cell>
          <table:table-cell>
            <text:p>510140259</text:p>
          </table:table-cell>
          <table:table-cell>
            <text:p>889754750</text:p>
          </table:table-cell>
        </table:table-row>
        <table:table-row>
          <table:table-cell>
            <text:p>563547152</text:p>
          </table:table-cell>
          <table:table-cell>
            <text:p>13964879</text:p>
          </table:table-cell>
          <table:table-cell>
            <text:p>485679186</text:p>
          </table:table-cell>
          <table:table-cell>
            <text:p>21499311</text:p>
          </table:table-cell>
          <table:table-cell>
            <text:p>103992940</text:p>
          </table:table-cell>
          <table:table-cell>
            <text:p>462363381</text:p>
          </table:table-cell>
          <table:table-cell>
            <text:p>704974362</text:p>
          </table:table-cell>
        </table:table-row>
        <table:table-row>
          <table:table-cell>
            <text:p>355876122</text:p>
          </table:table-cell>
          <table:table-cell>
            <text:p>89891666</text:p>
          </table:table-cell>
          <table:table-cell>
            <text:p>295219552</text:p>
          </table:table-cell>
          <table:table-cell>
            <text:p>89033184</text:p>
          </table:table-cell>
          <table:table-cell>
            <text:p>49615300</text:p>
          </table:table-cell>
          <table:table-cell>
            <text:p>830651136</text:p>
          </table:table-cell>
          <table:table-cell>
            <text:p>989507738</text:p>
          </table:table-cell>
        </table:table-row>
        <table:table-row>
          <table:table-cell>
            <text:p>178584964</text:p>
          </table:table-cell>
          <table:table-cell>
            <text:p>71763957</text:p>
          </table:table-cell>
          <table:table-cell>
            <text:p>330635998</text:p>
          </table:table-cell>
          <table:table-cell>
            <text:p>525233335</text:p>
          </table:table-cell>
          <table:table-cell>
            <text:p>338814574</text:p>
          </table:table-cell>
          <table:table-cell>
            <text:p>613009889</text:p>
          </table:table-cell>
          <table:table-cell>
            <text:p>721527280</text:p>
          </table:table-cell>
        </table:table-row>
        <table:table-row>
          <table:table-cell>
            <text:p>153781705</text:p>
          </table:table-cell>
          <table:table-cell>
            <text:p>667185896</text:p>
          </table:table-cell>
          <table:table-cell>
            <text:p>974496662</text:p>
          </table:table-cell>
          <table:table-cell>
            <text:p>43665358</text:p>
          </table:table-cell>
          <table:table-cell>
            <text:p>131223720</text:p>
          </table:table-cell>
          <table:table-cell>
            <text:p>36759177</text:p>
          </table:table-cell>
          <table:table-cell>
            <text:p>667085711</text:p>
          </table:table-cell>
        </table:table-row>
        <table:table-row>
          <table:table-cell>
            <text:p>133740971</text:p>
          </table:table-cell>
          <table:table-cell>
            <text:p>982716601</text:p>
          </table:table-cell>
          <table:table-cell>
            <text:p>755578119</text:p>
          </table:table-cell>
          <table:table-cell>
            <text:p>657475085</text:p>
          </table:table-cell>
          <table:table-cell>
            <text:p>243521789</text:p>
          </table:table-cell>
          <table:table-cell>
            <text:p>778268060</text:p>
          </table:table-cell>
          <table:table-cell>
            <text:p>160537009</text:p>
          </table:table-cell>
        </table:table-row>
        <table:table-row>
          <table:table-cell>
            <text:p>363746596</text:p>
          </table:table-cell>
          <table:table-cell>
            <text:p>326974763</text:p>
          </table:table-cell>
          <table:table-cell>
            <text:p>1732383</text:p>
          </table:table-cell>
          <table:table-cell>
            <text:p>916587415</text:p>
          </table:table-cell>
          <table:table-cell>
            <text:p>235479754</text:p>
          </table:table-cell>
          <table:table-cell>
            <text:p>200827024</text:p>
          </table:table-cell>
          <table:table-cell>
            <text:p>659012066</text:p>
          </table:table-cell>
        </table:table-row>
        <table:table-row>
          <table:table-cell>
            <text:p>828741670</text:p>
          </table:table-cell>
          <table:table-cell>
            <text:p>414689141</text:p>
          </table:table-cell>
          <table:table-cell>
            <text:p>996087574</text:p>
          </table:table-cell>
          <table:table-cell>
            <text:p>532279096</text:p>
          </table:table-cell>
          <table:table-cell>
            <text:p>986405783</text:p>
          </table:table-cell>
          <table:table-cell>
            <text:p>424119659</text:p>
          </table:table-cell>
          <table:table-cell>
            <text:p>688707503</text:p>
          </table:table-cell>
        </table:table-row>
        <table:table-row>
          <table:table-cell>
            <text:p>641778247</text:p>
          </table:table-cell>
          <table:table-cell>
            <text:p>672370134</text:p>
          </table:table-cell>
          <table:table-cell>
            <text:p>789714177</text:p>
          </table:table-cell>
          <table:table-cell>
            <text:p>172097174</text:p>
          </table:table-cell>
          <table:table-cell>
            <text:p>23686140</text:p>
          </table:table-cell>
          <table:table-cell>
            <text:p>993444272</text:p>
          </table:table-cell>
          <table:table-cell>
            <text:p>811336845</text:p>
          </table:table-cell>
        </table:table-row>
        <table:table-row>
          <table:table-cell>
            <text:p>993405585</text:p>
          </table:table-cell>
          <table:table-cell>
            <text:p>35944721</text:p>
          </table:table-cell>
          <table:table-cell>
            <text:p>198125131</text:p>
          </table:table-cell>
          <table:table-cell>
            <text:p>918879912</text:p>
          </table:table-cell>
          <table:table-cell>
            <text:p>711243207</text:p>
          </table:table-cell>
          <table:table-cell>
            <text:p>43495263</text:p>
          </table:table-cell>
          <table:table-cell>
            <text:p>860140590</text:p>
          </table:table-cell>
        </table:table-row>
        <table:table-row>
          <table:table-cell>
            <text:p>271224799</text:p>
          </table:table-cell>
          <table:table-cell>
            <text:p>214149209</text:p>
          </table:table-cell>
          <table:table-cell>
            <text:p>836519255</text:p>
          </table:table-cell>
          <table:table-cell>
            <text:p>115488116</text:p>
          </table:table-cell>
          <table:table-cell>
            <text:p>191160714</text:p>
          </table:table-cell>
          <table:table-cell>
            <text:p>281097428</text:p>
          </table:table-cell>
          <table:table-cell>
            <text:p>21718177</text:p>
          </table:table-cell>
        </table:table-row>
        <table:table-row>
          <table:table-cell>
            <text:p>522264111</text:p>
          </table:table-cell>
          <table:table-cell>
            <text:p>560754567</text:p>
          </table:table-cell>
          <table:table-cell>
            <text:p>453314617</text:p>
          </table:table-cell>
          <table:table-cell>
            <text:p>287768054</text:p>
          </table:table-cell>
          <table:table-cell>
            <text:p>968404603</text:p>
          </table:table-cell>
          <table:table-cell>
            <text:p>34641526</text:p>
          </table:table-cell>
          <table:table-cell>
            <text:p>759212932</text:p>
          </table:table-cell>
        </table:table-row>
        <table:table-row>
          <table:table-cell>
            <text:p>932745117</text:p>
          </table:table-cell>
          <table:table-cell>
            <text:p>526526638</text:p>
          </table:table-cell>
          <table:table-cell>
            <text:p>963268219</text:p>
          </table:table-cell>
          <table:table-cell>
            <text:p>215264516</text:p>
          </table:table-cell>
          <table:table-cell>
            <text:p>404267166</text:p>
          </table:table-cell>
          <table:table-cell>
            <text:p>753960597</text:p>
          </table:table-cell>
          <table:table-cell>
            <text:p>788788586</text:p>
          </table:table-cell>
        </table:table-row>
        <table:table-row>
          <table:table-cell>
            <text:p>981913797</text:p>
          </table:table-cell>
          <table:table-cell>
            <text:p>139594465</text:p>
          </table:table-cell>
          <table:table-cell>
            <text:p>254841983</text:p>
          </table:table-cell>
          <table:table-cell>
            <text:p>545910950</text:p>
          </table:table-cell>
          <table:table-cell>
            <text:p>611295499</text:p>
          </table:table-cell>
          <table:table-cell>
            <text:p>253882412</text:p>
          </table:table-cell>
          <table:table-cell>
            <text:p>940820885</text:p>
          </table:table-cell>
        </table:table-row>
        <table:table-row>
          <table:table-cell>
            <text:p>259998562</text:p>
          </table:table-cell>
          <table:table-cell>
            <text:p>746264348</text:p>
          </table:table-cell>
          <table:table-cell>
            <text:p>305740542</text:p>
          </table:table-cell>
          <table:table-cell>
            <text:p>315132154</text:p>
          </table:table-cell>
          <table:table-cell>
            <text:p>848104182</text:p>
          </table:table-cell>
          <table:table-cell>
            <text:p>48713501</text:p>
          </table:table-cell>
          <table:table-cell>
            <text:p>943618281</text:p>
          </table:table-cell>
        </table:table-row>
        <table:table-row>
          <table:table-cell>
            <text:p>663289767</text:p>
          </table:table-cell>
          <table:table-cell>
            <text:p>587605059</text:p>
          </table:table-cell>
          <table:table-cell>
            <text:p>372038812</text:p>
          </table:table-cell>
          <table:table-cell>
            <text:p>449211450</text:p>
          </table:table-cell>
          <table:table-cell>
            <text:p>264539784</text:p>
          </table:table-cell>
          <table:table-cell>
            <text:p>153609502</text:p>
          </table:table-cell>
          <table:table-cell>
            <text:p>337827600</text:p>
          </table:table-cell>
        </table:table-row>
        <table:table-row>
          <table:table-cell>
            <text:p>268525001</text:p>
          </table:table-cell>
          <table:table-cell>
            <text:p>238507316</text:p>
          </table:table-cell>
          <table:table-cell>
            <text:p>622115893</text:p>
          </table:table-cell>
          <table:table-cell>
            <text:p>275959981</text:p>
          </table:table-cell>
          <table:table-cell>
            <text:p>994872586</text:p>
          </table:table-cell>
          <table:table-cell>
            <text:p>193580768</text:p>
          </table:table-cell>
          <table:table-cell>
            <text:p>452928978</text:p>
          </table:table-cell>
        </table:table-row>
        <table:table-row>
          <table:table-cell>
            <text:p>67110575</text:p>
          </table:table-cell>
          <table:table-cell>
            <text:p>680971253</text:p>
          </table:table-cell>
          <table:table-cell>
            <text:p>704155282</text:p>
          </table:table-cell>
          <table:table-cell>
            <text:p>210808518</text:p>
          </table:table-cell>
          <table:table-cell>
            <text:p>966816506</text:p>
          </table:table-cell>
          <table:table-cell>
            <text:p>162878638</text:p>
          </table:table-cell>
          <table:table-cell>
            <text:p>489729869</text:p>
          </table:table-cell>
        </table:table-row>
        <table:table-row>
          <table:table-cell>
            <text:p>799630056</text:p>
          </table:table-cell>
          <table:table-cell>
            <text:p>173099531</text:p>
          </table:table-cell>
          <table:table-cell>
            <text:p>690096374</text:p>
          </table:table-cell>
          <table:table-cell>
            <text:p>746049624</text:p>
          </table:table-cell>
          <table:table-cell>
            <text:p>484418801</text:p>
          </table:table-cell>
          <table:table-cell>
            <text:p>115547804</text:p>
          </table:table-cell>
          <table:table-cell>
            <text:p>675869038</text:p>
          </table:table-cell>
        </table:table-row>
        <table:table-row>
          <table:table-cell>
            <text:p>195566970</text:p>
          </table:table-cell>
          <table:table-cell>
            <text:p>13355664</text:p>
          </table:table-cell>
          <table:table-cell>
            <text:p>947916860</text:p>
          </table:table-cell>
          <table:table-cell>
            <text:p>588834279</text:p>
          </table:table-cell>
          <table:table-cell>
            <text:p>116929245</text:p>
          </table:table-cell>
          <table:table-cell>
            <text:p>339534814</text:p>
          </table:table-cell>
          <table:table-cell>
            <text:p>551441085</text:p>
          </table:table-cell>
        </table:table-row>
        <table:table-row>
          <table:table-cell>
            <text:p>35264752</text:p>
          </table:table-cell>
          <table:table-cell>
            <text:p>192955107</text:p>
          </table:table-cell>
          <table:table-cell>
            <text:p>72626342</text:p>
          </table:table-cell>
          <table:table-cell>
            <text:p>747911990</text:p>
          </table:table-cell>
          <table:table-cell>
            <text:p>803779650</text:p>
          </table:table-cell>
          <table:table-cell>
            <text:p>814889309</text:p>
          </table:table-cell>
          <table:table-cell>
            <text:p>981080290</text:p>
          </table:table-cell>
        </table:table-row>
        <table:table-row>
          <table:table-cell>
            <text:p>711059163</text:p>
          </table:table-cell>
          <table:table-cell>
            <text:p>483085174</text:p>
          </table:table-cell>
          <table:table-cell>
            <text:p>681643669</text:p>
          </table:table-cell>
          <table:table-cell>
            <text:p>359035307</text:p>
          </table:table-cell>
          <table:table-cell>
            <text:p>658346163</text:p>
          </table:table-cell>
          <table:table-cell>
            <text:p>980171464</text:p>
          </table:table-cell>
          <table:table-cell>
            <text:p>988434975</text:p>
          </table:table-cell>
        </table:table-row>
        <table:table-row>
          <table:table-cell>
            <text:p>603113348</text:p>
          </table:table-cell>
          <table:table-cell>
            <text:p>437876123</text:p>
          </table:table-cell>
          <table:table-cell>
            <text:p>256510908</text:p>
          </table:table-cell>
          <table:table-cell>
            <text:p>6746041</text:p>
          </table:table-cell>
          <table:table-cell>
            <text:p>383044148</text:p>
          </table:table-cell>
          <table:table-cell>
            <text:p>848749961</text:p>
          </table:table-cell>
          <table:table-cell>
            <text:p>732387759</text:p>
          </table:table-cell>
        </table:table-row>
        <table:table-row>
          <table:table-cell>
            <text:p>501671730</text:p>
          </table:table-cell>
          <table:table-cell>
            <text:p>597545625</text:p>
          </table:table-cell>
          <table:table-cell>
            <text:p>302275978</text:p>
          </table:table-cell>
          <table:table-cell>
            <text:p>516474811</text:p>
          </table:table-cell>
          <table:table-cell>
            <text:p>842109238</text:p>
          </table:table-cell>
          <table:table-cell>
            <text:p>964629982</text:p>
          </table:table-cell>
          <table:table-cell>
            <text:p>577931568</text:p>
          </table:table-cell>
        </table:table-row>
        <table:table-row>
          <table:table-cell>
            <text:p>488721107</text:p>
          </table:table-cell>
          <table:table-cell>
            <text:p>374690303</text:p>
          </table:table-cell>
          <table:table-cell>
            <text:p>144675160</text:p>
          </table:table-cell>
          <table:table-cell>
            <text:p>392678647</text:p>
          </table:table-cell>
          <table:table-cell>
            <text:p>922089649</text:p>
          </table:table-cell>
          <table:table-cell>
            <text:p>715454582</text:p>
          </table:table-cell>
          <table:table-cell>
            <text:p>330023234</text:p>
          </table:table-cell>
        </table:table-row>
        <table:table-row>
          <table:table-cell>
            <text:p>373937125</text:p>
          </table:table-cell>
          <table:table-cell>
            <text:p>974860753</text:p>
          </table:table-cell>
          <table:table-cell>
            <text:p>462948697</text:p>
          </table:table-cell>
          <table:table-cell>
            <text:p>345158770</text:p>
          </table:table-cell>
          <table:table-cell>
            <text:p>393834909</text:p>
          </table:table-cell>
          <table:table-cell>
            <text:p>749078801</text:p>
          </table:table-cell>
          <table:table-cell>
            <text:p>432492609</text:p>
          </table:table-cell>
        </table:table-row>
        <table:table-row>
          <table:table-cell>
            <text:p>937171842</text:p>
          </table:table-cell>
          <table:table-cell>
            <text:p>334778498</text:p>
          </table:table-cell>
          <table:table-cell>
            <text:p>531528202</text:p>
          </table:table-cell>
          <table:table-cell>
            <text:p>773314068</text:p>
          </table:table-cell>
          <table:table-cell>
            <text:p>603440331</text:p>
          </table:table-cell>
          <table:table-cell>
            <text:p>404439601</text:p>
          </table:table-cell>
          <table:table-cell>
            <text:p>283552735</text:p>
          </table:table-cell>
        </table:table-row>
        <table:table-row>
          <table:table-cell>
            <text:p>743455028</text:p>
          </table:table-cell>
          <table:table-cell>
            <text:p>769968204</text:p>
          </table:table-cell>
          <table:table-cell>
            <text:p>961753284</text:p>
          </table:table-cell>
          <table:table-cell>
            <text:p>424841191</text:p>
          </table:table-cell>
          <table:table-cell>
            <text:p>98183279</text:p>
          </table:table-cell>
          <table:table-cell>
            <text:p>139607175</text:p>
          </table:table-cell>
          <table:table-cell>
            <text:p>562695381</text:p>
          </table:table-cell>
        </table:table-row>
        <table:table-row>
          <table:table-cell>
            <text:p>489493058</text:p>
          </table:table-cell>
          <table:table-cell>
            <text:p>566921556</text:p>
          </table:table-cell>
          <table:table-cell>
            <text:p>561876735</text:p>
          </table:table-cell>
          <table:table-cell>
            <text:p>784665788</text:p>
          </table:table-cell>
          <table:table-cell>
            <text:p>868752676</text:p>
          </table:table-cell>
          <table:table-cell>
            <text:p>199641931</text:p>
          </table:table-cell>
          <table:table-cell>
            <text:p>327295950</text:p>
          </table:table-cell>
        </table:table-row>
        <table:table-row>
          <table:table-cell>
            <text:p>402670733</text:p>
          </table:table-cell>
          <table:table-cell>
            <text:p>772721438</text:p>
          </table:table-cell>
          <table:table-cell>
            <text:p>770091240</text:p>
          </table:table-cell>
          <table:table-cell>
            <text:p>859970331</text:p>
          </table:table-cell>
          <table:table-cell>
            <text:p>701406792</text:p>
          </table:table-cell>
          <table:table-cell>
            <text:p>791588271</text:p>
          </table:table-cell>
          <table:table-cell>
            <text:p>447789067</text:p>
          </table:table-cell>
        </table:table-row>
        <table:table-row>
          <table:table-cell>
            <text:p>506576269</text:p>
          </table:table-cell>
          <table:table-cell>
            <text:p>882954265</text:p>
          </table:table-cell>
          <table:table-cell>
            <text:p>447980535</text:p>
          </table:table-cell>
          <table:table-cell>
            <text:p>325122912</text:p>
          </table:table-cell>
          <table:table-cell>
            <text:p>252429208</text:p>
          </table:table-cell>
          <table:table-cell>
            <text:p>623845314</text:p>
          </table:table-cell>
          <table:table-cell>
            <text:p>232443754</text:p>
          </table:table-cell>
        </table:table-row>
        <table:table-row>
          <table:table-cell>
            <text:p>390032510</text:p>
          </table:table-cell>
          <table:table-cell>
            <text:p>992057231</text:p>
          </table:table-cell>
          <table:table-cell>
            <text:p>985048714</text:p>
          </table:table-cell>
          <table:table-cell>
            <text:p>766333360</text:p>
          </table:table-cell>
          <table:table-cell>
            <text:p>976229197</text:p>
          </table:table-cell>
          <table:table-cell>
            <text:p>801743183</text:p>
          </table:table-cell>
          <table:table-cell>
            <text:p>254961122</text:p>
          </table:table-cell>
        </table:table-row>
        <table:table-row>
          <table:table-cell>
            <text:p>962673650</text:p>
          </table:table-cell>
          <table:table-cell>
            <text:p>514161340</text:p>
          </table:table-cell>
          <table:table-cell>
            <text:p>135388811</text:p>
          </table:table-cell>
          <table:table-cell>
            <text:p>435394639</text:p>
          </table:table-cell>
          <table:table-cell>
            <text:p>416882014</text:p>
          </table:table-cell>
          <table:table-cell>
            <text:p>688917858</text:p>
          </table:table-cell>
          <table:table-cell>
            <text:p>641084226</text:p>
          </table:table-cell>
        </table:table-row>
        <table:table-row>
          <table:table-cell>
            <text:p>215711822</text:p>
          </table:table-cell>
          <table:table-cell>
            <text:p>71571422</text:p>
          </table:table-cell>
          <table:table-cell>
            <text:p>418671569</text:p>
          </table:table-cell>
          <table:table-cell>
            <text:p>302989532</text:p>
          </table:table-cell>
          <table:table-cell>
            <text:p>561794886</text:p>
          </table:table-cell>
          <table:table-cell>
            <text:p>334501801</text:p>
          </table:table-cell>
          <table:table-cell>
            <text:p>748624650</text:p>
          </table:table-cell>
        </table:table-row>
        <table:table-row>
          <table:table-cell>
            <text:p>972863735</text:p>
          </table:table-cell>
          <table:table-cell>
            <text:p>261178328</text:p>
          </table:table-cell>
          <table:table-cell>
            <text:p>298935075</text:p>
          </table:table-cell>
          <table:table-cell>
            <text:p>117779921</text:p>
          </table:table-cell>
          <table:table-cell>
            <text:p>690015925</text:p>
          </table:table-cell>
          <table:table-cell>
            <text:p>708519256</text:p>
          </table:table-cell>
          <table:table-cell>
            <text:p>623870653</text:p>
          </table:table-cell>
        </table:table-row>
        <table:table-row>
          <table:table-cell>
            <text:p>539336517</text:p>
          </table:table-cell>
          <table:table-cell>
            <text:p>144916278</text:p>
          </table:table-cell>
          <table:table-cell>
            <text:p>878148193</text:p>
          </table:table-cell>
          <table:table-cell>
            <text:p>393420640</text:p>
          </table:table-cell>
          <table:table-cell>
            <text:p>505398479</text:p>
          </table:table-cell>
          <table:table-cell>
            <text:p>201898073</text:p>
          </table:table-cell>
          <table:table-cell>
            <text:p>409384939</text:p>
          </table:table-cell>
        </table:table-row>
        <table:table-row>
          <table:table-cell>
            <text:p>746723477</text:p>
          </table:table-cell>
          <table:table-cell>
            <text:p>799437187</text:p>
          </table:table-cell>
          <table:table-cell>
            <text:p>540279186</text:p>
          </table:table-cell>
          <table:table-cell>
            <text:p>92937987</text:p>
          </table:table-cell>
          <table:table-cell>
            <text:p>847665435</text:p>
          </table:table-cell>
          <table:table-cell>
            <text:p>292959791</text:p>
          </table:table-cell>
          <table:table-cell>
            <text:p>476042194</text:p>
          </table:table-cell>
        </table:table-row>
        <table:table-row>
          <table:table-cell>
            <text:p>11069406</text:p>
          </table:table-cell>
          <table:table-cell>
            <text:p>898781636</text:p>
          </table:table-cell>
          <table:table-cell>
            <text:p>385564352</text:p>
          </table:table-cell>
          <table:table-cell>
            <text:p>438550887</text:p>
          </table:table-cell>
          <table:table-cell>
            <text:p>829347075</text:p>
          </table:table-cell>
          <table:table-cell>
            <text:p>153116134</text:p>
          </table:table-cell>
          <table:table-cell>
            <text:p>897270816</text:p>
          </table:table-cell>
        </table:table-row>
        <table:table-row>
          <table:table-cell>
            <text:p>303501674</text:p>
          </table:table-cell>
          <table:table-cell>
            <text:p>373739100</text:p>
          </table:table-cell>
          <table:table-cell>
            <text:p>536173567</text:p>
          </table:table-cell>
          <table:table-cell>
            <text:p>625377442</text:p>
          </table:table-cell>
          <table:table-cell>
            <text:p>215782696</text:p>
          </table:table-cell>
          <table:table-cell>
            <text:p>482034308</text:p>
          </table:table-cell>
          <table:table-cell>
            <text:p>100358304</text:p>
          </table:table-cell>
        </table:table-row>
        <table:table-row>
          <table:table-cell>
            <text:p>245532213</text:p>
          </table:table-cell>
          <table:table-cell>
            <text:p>980156425</text:p>
          </table:table-cell>
          <table:table-cell>
            <text:p>451356057</text:p>
          </table:table-cell>
          <table:table-cell>
            <text:p>66605697</text:p>
          </table:table-cell>
          <table:table-cell>
            <text:p>565038195</text:p>
          </table:table-cell>
          <table:table-cell>
            <text:p>573770195</text:p>
          </table:table-cell>
          <table:table-cell>
            <text:p>887771555</text:p>
          </table:table-cell>
        </table:table-row>
        <table:table-row>
          <table:table-cell>
            <text:p>887077325</text:p>
          </table:table-cell>
          <table:table-cell>
            <text:p>552425103</text:p>
          </table:table-cell>
          <table:table-cell>
            <text:p>239349550</text:p>
          </table:table-cell>
          <table:table-cell>
            <text:p>829451820</text:p>
          </table:table-cell>
          <table:table-cell>
            <text:p>922228743</text:p>
          </table:table-cell>
          <table:table-cell>
            <text:p>825481416</text:p>
          </table:table-cell>
          <table:table-cell>
            <text:p>13170313</text:p>
          </table:table-cell>
        </table:table-row>
        <table:table-row>
          <table:table-cell>
            <text:p>538315471</text:p>
          </table:table-cell>
          <table:table-cell>
            <text:p>923957203</text:p>
          </table:table-cell>
          <table:table-cell>
            <text:p>450588684</text:p>
          </table:table-cell>
          <table:table-cell>
            <text:p>617654453</text:p>
          </table:table-cell>
          <table:table-cell>
            <text:p>907692550</text:p>
          </table:table-cell>
          <table:table-cell>
            <text:p>72424883</text:p>
          </table:table-cell>
          <table:table-cell>
            <text:p>858960946</text:p>
          </table:table-cell>
        </table:table-row>
        <table:table-row>
          <table:table-cell>
            <text:p>921787529</text:p>
          </table:table-cell>
          <table:table-cell>
            <text:p>839889402</text:p>
          </table:table-cell>
          <table:table-cell>
            <text:p>233411020</text:p>
          </table:table-cell>
          <table:table-cell>
            <text:p>640050115</text:p>
          </table:table-cell>
          <table:table-cell>
            <text:p>299837528</text:p>
          </table:table-cell>
          <table:table-cell>
            <text:p>880036078</text:p>
          </table:table-cell>
          <table:table-cell>
            <text:p>769081714</text:p>
          </table:table-cell>
        </table:table-row>
        <table:table-row>
          <table:table-cell>
            <text:p>998988708</text:p>
          </table:table-cell>
          <table:table-cell>
            <text:p>242347058</text:p>
          </table:table-cell>
          <table:table-cell>
            <text:p>448439018</text:p>
          </table:table-cell>
          <table:table-cell>
            <text:p>253180733</text:p>
          </table:table-cell>
          <table:table-cell>
            <text:p>979646332</text:p>
          </table:table-cell>
          <table:table-cell>
            <text:p>702529694</text:p>
          </table:table-cell>
          <table:table-cell>
            <text:p>647197684</text:p>
          </table:table-cell>
        </table:table-row>
        <table:table-row>
          <table:table-cell>
            <text:p>798720181</text:p>
          </table:table-cell>
          <table:table-cell>
            <text:p>867132584</text:p>
          </table:table-cell>
          <table:table-cell>
            <text:p>46474345</text:p>
          </table:table-cell>
          <table:table-cell>
            <text:p>272829295</text:p>
          </table:table-cell>
          <table:table-cell>
            <text:p>483687314</text:p>
          </table:table-cell>
          <table:table-cell>
            <text:p>394917718</text:p>
          </table:table-cell>
          <table:table-cell>
            <text:p>172000957</text:p>
          </table:table-cell>
        </table:table-row>
        <table:table-row>
          <table:table-cell>
            <text:p>471769504</text:p>
          </table:table-cell>
          <table:table-cell>
            <text:p>681081719</text:p>
          </table:table-cell>
          <table:table-cell>
            <text:p>731518784</text:p>
          </table:table-cell>
          <table:table-cell>
            <text:p>59504806</text:p>
          </table:table-cell>
          <table:table-cell>
            <text:p>748245497</text:p>
          </table:table-cell>
          <table:table-cell>
            <text:p>185649379</text:p>
          </table:table-cell>
          <table:table-cell>
            <text:p>926837592</text:p>
          </table:table-cell>
        </table:table-row>
        <table:table-row>
          <table:table-cell>
            <text:p>55174108</text:p>
          </table:table-cell>
          <table:table-cell>
            <text:p>8240850</text:p>
          </table:table-cell>
          <table:table-cell>
            <text:p>153421283</text:p>
          </table:table-cell>
          <table:table-cell>
            <text:p>618636589</text:p>
          </table:table-cell>
          <table:table-cell>
            <text:p>496250992</text:p>
          </table:table-cell>
          <table:table-cell>
            <text:p>379023008</text:p>
          </table:table-cell>
          <table:table-cell>
            <text:p>126389753</text:p>
          </table:table-cell>
        </table:table-row>
        <table:table-row>
          <table:table-cell>
            <text:p>489559362</text:p>
          </table:table-cell>
          <table:table-cell>
            <text:p>1563403</text:p>
          </table:table-cell>
          <table:table-cell>
            <text:p>526606621</text:p>
          </table:table-cell>
          <table:table-cell>
            <text:p>941624013</text:p>
          </table:table-cell>
          <table:table-cell>
            <text:p>658249577</text:p>
          </table:table-cell>
          <table:table-cell>
            <text:p>560778424</text:p>
          </table:table-cell>
          <table:table-cell>
            <text:p>630164132</text:p>
          </table:table-cell>
        </table:table-row>
        <table:table-row>
          <table:table-cell>
            <text:p>390716905</text:p>
          </table:table-cell>
          <table:table-cell>
            <text:p>406065336</text:p>
          </table:table-cell>
          <table:table-cell>
            <text:p>175324686</text:p>
          </table:table-cell>
          <table:table-cell>
            <text:p>113733909</text:p>
          </table:table-cell>
          <table:table-cell>
            <text:p>442883108</text:p>
          </table:table-cell>
          <table:table-cell>
            <text:p>248602790</text:p>
          </table:table-cell>
          <table:table-cell>
            <text:p>580493630</text:p>
          </table:table-cell>
        </table:table-row>
        <table:table-row>
          <table:table-cell>
            <text:p>341344346</text:p>
          </table:table-cell>
          <table:table-cell>
            <text:p>636813033</text:p>
          </table:table-cell>
          <table:table-cell>
            <text:p>85918389</text:p>
          </table:table-cell>
          <table:table-cell>
            <text:p>160732358</text:p>
          </table:table-cell>
          <table:table-cell>
            <text:p>984704007</text:p>
          </table:table-cell>
          <table:table-cell>
            <text:p>581480559</text:p>
          </table:table-cell>
          <table:table-cell>
            <text:p>503340177</text:p>
          </table:table-cell>
        </table:table-row>
        <table:table-row>
          <table:table-cell>
            <text:p>978993124</text:p>
          </table:table-cell>
          <table:table-cell>
            <text:p>643364566</text:p>
          </table:table-cell>
          <table:table-cell>
            <text:p>393509624</text:p>
          </table:table-cell>
          <table:table-cell>
            <text:p>275205812</text:p>
          </table:table-cell>
          <table:table-cell>
            <text:p>759988021</text:p>
          </table:table-cell>
          <table:table-cell>
            <text:p>667380553</text:p>
          </table:table-cell>
          <table:table-cell>
            <text:p>675448272</text:p>
          </table:table-cell>
        </table:table-row>
        <table:table-row>
          <table:table-cell>
            <text:p>155369825</text:p>
          </table:table-cell>
          <table:table-cell>
            <text:p>30250244</text:p>
          </table:table-cell>
          <table:table-cell>
            <text:p>285205960</text:p>
          </table:table-cell>
          <table:table-cell>
            <text:p>425188345</text:p>
          </table:table-cell>
          <table:table-cell>
            <text:p>560350480</text:p>
          </table:table-cell>
          <table:table-cell>
            <text:p>455874237</text:p>
          </table:table-cell>
          <table:table-cell>
            <text:p>205161837</text:p>
          </table:table-cell>
        </table:table-row>
        <table:table-row>
          <table:table-cell>
            <text:p>330561658</text:p>
          </table:table-cell>
          <table:table-cell>
            <text:p>922415551</text:p>
          </table:table-cell>
          <table:table-cell>
            <text:p>231567567</text:p>
          </table:table-cell>
          <table:table-cell>
            <text:p>62188576</text:p>
          </table:table-cell>
          <table:table-cell>
            <text:p>608878831</text:p>
          </table:table-cell>
          <table:table-cell>
            <text:p>695007125</text:p>
          </table:table-cell>
          <table:table-cell>
            <text:p>742059195</text:p>
          </table:table-cell>
        </table:table-row>
        <table:table-row>
          <table:table-cell>
            <text:p>879284660</text:p>
          </table:table-cell>
          <table:table-cell>
            <text:p>808997748</text:p>
          </table:table-cell>
          <table:table-cell>
            <text:p>562684943</text:p>
          </table:table-cell>
          <table:table-cell>
            <text:p>646220442</text:p>
          </table:table-cell>
          <table:table-cell>
            <text:p>908592345</text:p>
          </table:table-cell>
          <table:table-cell>
            <text:p>634779789</text:p>
          </table:table-cell>
          <table:table-cell>
            <text:p>779925132</text:p>
          </table:table-cell>
        </table:table-row>
        <table:table-row>
          <table:table-cell>
            <text:p>29290939</text:p>
          </table:table-cell>
          <table:table-cell>
            <text:p>602550409</text:p>
          </table:table-cell>
          <table:table-cell>
            <text:p>324713166</text:p>
          </table:table-cell>
          <table:table-cell>
            <text:p>85383882</text:p>
          </table:table-cell>
          <table:table-cell>
            <text:p>534847548</text:p>
          </table:table-cell>
          <table:table-cell>
            <text:p>654912127</text:p>
          </table:table-cell>
          <table:table-cell>
            <text:p>617956037</text:p>
          </table:table-cell>
        </table:table-row>
        <table:table-row>
          <table:table-cell>
            <text:p>393668719</text:p>
          </table:table-cell>
          <table:table-cell>
            <text:p>727806494</text:p>
          </table:table-cell>
          <table:table-cell>
            <text:p>292978475</text:p>
          </table:table-cell>
          <table:table-cell>
            <text:p>41093095</text:p>
          </table:table-cell>
          <table:table-cell>
            <text:p>867277421</text:p>
          </table:table-cell>
          <table:table-cell>
            <text:p>693001393</text:p>
          </table:table-cell>
          <table:table-cell>
            <text:p>826626920</text:p>
          </table:table-cell>
        </table:table-row>
        <table:table-row>
          <table:table-cell>
            <text:p>192991952</text:p>
          </table:table-cell>
          <table:table-cell>
            <text:p>771204303</text:p>
          </table:table-cell>
          <table:table-cell>
            <text:p>694649872</text:p>
          </table:table-cell>
          <table:table-cell>
            <text:p>893059525</text:p>
          </table:table-cell>
          <table:table-cell>
            <text:p>505547162</text:p>
          </table:table-cell>
          <table:table-cell>
            <text:p>704537108</text:p>
          </table:table-cell>
          <table:table-cell>
            <text:p>148785606</text:p>
          </table:table-cell>
        </table:table-row>
        <table:table-row>
          <table:table-cell>
            <text:p>78756571</text:p>
          </table:table-cell>
          <table:table-cell>
            <text:p>365576890</text:p>
          </table:table-cell>
          <table:table-cell>
            <text:p>376607430</text:p>
          </table:table-cell>
          <table:table-cell>
            <text:p>272421142</text:p>
          </table:table-cell>
          <table:table-cell>
            <text:p>227695491</text:p>
          </table:table-cell>
          <table:table-cell>
            <text:p>137745198</text:p>
          </table:table-cell>
          <table:table-cell>
            <text:p>232211199</text:p>
          </table:table-cell>
        </table:table-row>
        <table:table-row>
          <table:table-cell>
            <text:p>433938018</text:p>
          </table:table-cell>
          <table:table-cell>
            <text:p>172231469</text:p>
          </table:table-cell>
          <table:table-cell>
            <text:p>243007303</text:p>
          </table:table-cell>
          <table:table-cell>
            <text:p>935439716</text:p>
          </table:table-cell>
          <table:table-cell>
            <text:p>510428677</text:p>
          </table:table-cell>
          <table:table-cell>
            <text:p>74464718</text:p>
          </table:table-cell>
          <table:table-cell>
            <text:p>545889853</text:p>
          </table:table-cell>
        </table:table-row>
        <table:table-row>
          <table:table-cell>
            <text:p>977036061</text:p>
          </table:table-cell>
          <table:table-cell>
            <text:p>490296634</text:p>
          </table:table-cell>
          <table:table-cell>
            <text:p>251880846</text:p>
          </table:table-cell>
          <table:table-cell>
            <text:p>990341434</text:p>
          </table:table-cell>
          <table:table-cell>
            <text:p>566145301</text:p>
          </table:table-cell>
          <table:table-cell>
            <text:p>644535578</text:p>
          </table:table-cell>
          <table:table-cell>
            <text:p>741035091</text:p>
          </table:table-cell>
        </table:table-row>
        <table:table-row>
          <table:table-cell>
            <text:p>490567864</text:p>
          </table:table-cell>
          <table:table-cell>
            <text:p>176817260</text:p>
          </table:table-cell>
          <table:table-cell>
            <text:p>215264308</text:p>
          </table:table-cell>
          <table:table-cell>
            <text:p>688179452</text:p>
          </table:table-cell>
          <table:table-cell>
            <text:p>225171851</text:p>
          </table:table-cell>
          <table:table-cell>
            <text:p>305140771</text:p>
          </table:table-cell>
          <table:table-cell>
            <text:p>575370239</text:p>
          </table:table-cell>
        </table:table-row>
        <table:table-row>
          <table:table-cell>
            <text:p>30763219</text:p>
          </table:table-cell>
          <table:table-cell>
            <text:p>89089748</text:p>
          </table:table-cell>
          <table:table-cell>
            <text:p>352635000</text:p>
          </table:table-cell>
          <table:table-cell>
            <text:p>6442915</text:p>
          </table:table-cell>
          <table:table-cell>
            <text:p>230809492</text:p>
          </table:table-cell>
          <table:table-cell>
            <text:p>213053715</text:p>
          </table:table-cell>
          <table:table-cell>
            <text:p>67118465</text:p>
          </table:table-cell>
        </table:table-row>
        <table:table-row>
          <table:table-cell>
            <text:p>771145341</text:p>
          </table:table-cell>
          <table:table-cell>
            <text:p>928755696</text:p>
          </table:table-cell>
          <table:table-cell>
            <text:p>374947552</text:p>
          </table:table-cell>
          <table:table-cell>
            <text:p>628627974</text:p>
          </table:table-cell>
          <table:table-cell>
            <text:p>804984934</text:p>
          </table:table-cell>
          <table:table-cell>
            <text:p>368132034</text:p>
          </table:table-cell>
          <table:table-cell>
            <text:p>674013603</text:p>
          </table:table-cell>
        </table:table-row>
        <table:table-row>
          <table:table-cell>
            <text:p>135871257</text:p>
          </table:table-cell>
          <table:table-cell>
            <text:p>229922734</text:p>
          </table:table-cell>
          <table:table-cell>
            <text:p>632766858</text:p>
          </table:table-cell>
          <table:table-cell>
            <text:p>862373964</text:p>
          </table:table-cell>
          <table:table-cell>
            <text:p>170381676</text:p>
          </table:table-cell>
          <table:table-cell>
            <text:p>737886238</text:p>
          </table:table-cell>
          <table:table-cell>
            <text:p>257448476</text:p>
          </table:table-cell>
        </table:table-row>
        <table:table-row>
          <table:table-cell>
            <text:p>94932213</text:p>
          </table:table-cell>
          <table:table-cell>
            <text:p>4507998</text:p>
          </table:table-cell>
          <table:table-cell>
            <text:p>542165673</text:p>
          </table:table-cell>
          <table:table-cell>
            <text:p>814332415</text:p>
          </table:table-cell>
          <table:table-cell>
            <text:p>365131098</text:p>
          </table:table-cell>
          <table:table-cell>
            <text:p>756692524</text:p>
          </table:table-cell>
          <table:table-cell>
            <text:p>397091019</text:p>
          </table:table-cell>
        </table:table-row>
        <table:table-row>
          <table:table-cell>
            <text:p>104601038</text:p>
          </table:table-cell>
          <table:table-cell>
            <text:p>695113449</text:p>
          </table:table-cell>
          <table:table-cell>
            <text:p>560852888</text:p>
          </table:table-cell>
          <table:table-cell>
            <text:p>470784748</text:p>
          </table:table-cell>
          <table:table-cell>
            <text:p>497683803</text:p>
          </table:table-cell>
          <table:table-cell>
            <text:p>507986918</text:p>
          </table:table-cell>
          <table:table-cell>
            <text:p>458723152</text:p>
          </table:table-cell>
        </table:table-row>
        <table:table-row>
          <table:table-cell>
            <text:p>871645657</text:p>
          </table:table-cell>
          <table:table-cell>
            <text:p>915151067</text:p>
          </table:table-cell>
          <table:table-cell>
            <text:p>910739807</text:p>
          </table:table-cell>
          <table:table-cell>
            <text:p>328196727</text:p>
          </table:table-cell>
          <table:table-cell>
            <text:p>704807431</text:p>
          </table:table-cell>
          <table:table-cell>
            <text:p>273955199</text:p>
          </table:table-cell>
          <table:table-cell>
            <text:p>107390802</text:p>
          </table:table-cell>
        </table:table-row>
        <table:table-row>
          <table:table-cell>
            <text:p>354848519</text:p>
          </table:table-cell>
          <table:table-cell>
            <text:p>875769929</text:p>
          </table:table-cell>
          <table:table-cell>
            <text:p>197060992</text:p>
          </table:table-cell>
          <table:table-cell>
            <text:p>87352834</text:p>
          </table:table-cell>
          <table:table-cell>
            <text:p>435630451</text:p>
          </table:table-cell>
          <table:table-cell>
            <text:p>683316250</text:p>
          </table:table-cell>
          <table:table-cell>
            <text:p>691629450</text:p>
          </table:table-cell>
        </table:table-row>
        <table:table-row>
          <table:table-cell>
            <text:p>764697189</text:p>
          </table:table-cell>
          <table:table-cell>
            <text:p>316708718</text:p>
          </table:table-cell>
          <table:table-cell>
            <text:p>589599149</text:p>
          </table:table-cell>
          <table:table-cell>
            <text:p>933680317</text:p>
          </table:table-cell>
          <table:table-cell>
            <text:p>964096240</text:p>
          </table:table-cell>
          <table:table-cell>
            <text:p>225545665</text:p>
          </table:table-cell>
          <table:table-cell>
            <text:p>973006672</text:p>
          </table:table-cell>
        </table:table-row>
        <table:table-row>
          <table:table-cell>
            <text:p>992130211</text:p>
          </table:table-cell>
          <table:table-cell>
            <text:p>754262034</text:p>
          </table:table-cell>
          <table:table-cell>
            <text:p>209358873</text:p>
          </table:table-cell>
          <table:table-cell>
            <text:p>697935775</text:p>
          </table:table-cell>
          <table:table-cell>
            <text:p>702032543</text:p>
          </table:table-cell>
          <table:table-cell>
            <text:p>579641094</text:p>
          </table:table-cell>
          <table:table-cell>
            <text:p>491488374</text:p>
          </table:table-cell>
        </table:table-row>
        <table:table-row>
          <table:table-cell>
            <text:p>771494764</text:p>
          </table:table-cell>
          <table:table-cell>
            <text:p>399081914</text:p>
          </table:table-cell>
          <table:table-cell>
            <text:p>960521777</text:p>
          </table:table-cell>
          <table:table-cell>
            <text:p>118922498</text:p>
          </table:table-cell>
          <table:table-cell>
            <text:p>738528109</text:p>
          </table:table-cell>
          <table:table-cell>
            <text:p>932484302</text:p>
          </table:table-cell>
          <table:table-cell>
            <text:p>403386081</text:p>
          </table:table-cell>
        </table:table-row>
        <table:table-row>
          <table:table-cell>
            <text:p>174370238</text:p>
          </table:table-cell>
          <table:table-cell>
            <text:p>750352769</text:p>
          </table:table-cell>
          <table:table-cell>
            <text:p>660554043</text:p>
          </table:table-cell>
          <table:table-cell>
            <text:p>957347325</text:p>
          </table:table-cell>
          <table:table-cell>
            <text:p>216604069</text:p>
          </table:table-cell>
          <table:table-cell>
            <text:p>50930470</text:p>
          </table:table-cell>
          <table:table-cell>
            <text:p>85105846</text:p>
          </table:table-cell>
        </table:table-row>
        <table:table-row>
          <table:table-cell>
            <text:p>455628285</text:p>
          </table:table-cell>
          <table:table-cell>
            <text:p>829313493</text:p>
          </table:table-cell>
          <table:table-cell>
            <text:p>300893553</text:p>
          </table:table-cell>
          <table:table-cell>
            <text:p>80414992</text:p>
          </table:table-cell>
          <table:table-cell>
            <text:p>244378415</text:p>
          </table:table-cell>
          <table:table-cell>
            <text:p>130260272</text:p>
          </table:table-cell>
          <table:table-cell>
            <text:p>519759804</text:p>
          </table:table-cell>
        </table:table-row>
        <table:table-row>
          <table:table-cell>
            <text:p>228169811</text:p>
          </table:table-cell>
          <table:table-cell>
            <text:p>424377786</text:p>
          </table:table-cell>
          <table:table-cell>
            <text:p>401888693</text:p>
          </table:table-cell>
          <table:table-cell>
            <text:p>616159497</text:p>
          </table:table-cell>
          <table:table-cell>
            <text:p>584089028</text:p>
          </table:table-cell>
          <table:table-cell>
            <text:p>604366864</text:p>
          </table:table-cell>
          <table:table-cell>
            <text:p>434460759</text:p>
          </table:table-cell>
        </table:table-row>
        <table:table-row>
          <table:table-cell>
            <text:p>471419028</text:p>
          </table:table-cell>
          <table:table-cell>
            <text:p>501456499</text:p>
          </table:table-cell>
          <table:table-cell>
            <text:p>798175733</text:p>
          </table:table-cell>
          <table:table-cell>
            <text:p>651830762</text:p>
          </table:table-cell>
          <table:table-cell>
            <text:p>503252123</text:p>
          </table:table-cell>
          <table:table-cell>
            <text:p>349783147</text:p>
          </table:table-cell>
          <table:table-cell>
            <text:p>628256518</text:p>
          </table:table-cell>
        </table:table-row>
        <table:table-row>
          <table:table-cell>
            <text:p>519672024</text:p>
          </table:table-cell>
          <table:table-cell>
            <text:p>253520471</text:p>
          </table:table-cell>
          <table:table-cell>
            <text:p>811940245</text:p>
          </table:table-cell>
          <table:table-cell>
            <text:p>858655893</text:p>
          </table:table-cell>
          <table:table-cell>
            <text:p>143026482</text:p>
          </table:table-cell>
          <table:table-cell>
            <text:p>306638283</text:p>
          </table:table-cell>
          <table:table-cell>
            <text:p>348120005</text:p>
          </table:table-cell>
        </table:table-row>
        <table:table-row>
          <table:table-cell>
            <text:p>934725822</text:p>
          </table:table-cell>
          <table:table-cell>
            <text:p>114019691</text:p>
          </table:table-cell>
          <table:table-cell>
            <text:p>659062627</text:p>
          </table:table-cell>
          <table:table-cell>
            <text:p>575164070</text:p>
          </table:table-cell>
          <table:table-cell>
            <text:p>254859819</text:p>
          </table:table-cell>
          <table:table-cell>
            <text:p>982374545</text:p>
          </table:table-cell>
          <table:table-cell>
            <text:p>139205342</text:p>
          </table:table-cell>
        </table:table-row>
        <table:table-row>
          <table:table-cell>
            <text:p>173963133</text:p>
          </table:table-cell>
          <table:table-cell>
            <text:p>117763988</text:p>
          </table:table-cell>
          <table:table-cell>
            <text:p>124476072</text:p>
          </table:table-cell>
          <table:table-cell>
            <text:p>944549159</text:p>
          </table:table-cell>
          <table:table-cell>
            <text:p>766646522</text:p>
          </table:table-cell>
          <table:table-cell>
            <text:p>112317346</text:p>
          </table:table-cell>
          <table:table-cell>
            <text:p>515555991</text:p>
          </table:table-cell>
        </table:table-row>
        <table:table-row>
          <table:table-cell>
            <text:p>142817371</text:p>
          </table:table-cell>
          <table:table-cell>
            <text:p>791979803</text:p>
          </table:table-cell>
          <table:table-cell>
            <text:p>881536738</text:p>
          </table:table-cell>
          <table:table-cell>
            <text:p>857875243</text:p>
          </table:table-cell>
          <table:table-cell>
            <text:p>89883265</text:p>
          </table:table-cell>
          <table:table-cell>
            <text:p>363480134</text:p>
          </table:table-cell>
          <table:table-cell>
            <text:p>18011420</text:p>
          </table:table-cell>
        </table:table-row>
        <table:table-row>
          <table:table-cell>
            <text:p>327080968</text:p>
          </table:table-cell>
          <table:table-cell>
            <text:p>884547546</text:p>
          </table:table-cell>
          <table:table-cell>
            <text:p>265088635</text:p>
          </table:table-cell>
          <table:table-cell>
            <text:p>397906773</text:p>
          </table:table-cell>
          <table:table-cell>
            <text:p>474612840</text:p>
          </table:table-cell>
          <table:table-cell>
            <text:p>943463655</text:p>
          </table:table-cell>
          <table:table-cell>
            <text:p>463560757</text:p>
          </table:table-cell>
        </table:table-row>
        <table:table-row>
          <table:table-cell>
            <text:p>769835075</text:p>
          </table:table-cell>
          <table:table-cell>
            <text:p>208657354</text:p>
          </table:table-cell>
          <table:table-cell>
            <text:p>566874148</text:p>
          </table:table-cell>
          <table:table-cell>
            <text:p>270436147</text:p>
          </table:table-cell>
          <table:table-cell>
            <text:p>500318107</text:p>
          </table:table-cell>
          <table:table-cell>
            <text:p>380475019</text:p>
          </table:table-cell>
          <table:table-cell>
            <text:p>262025639</text:p>
          </table:table-cell>
        </table:table-row>
        <table:table-row>
          <table:table-cell>
            <text:p>936449376</text:p>
          </table:table-cell>
          <table:table-cell>
            <text:p>252362401</text:p>
          </table:table-cell>
          <table:table-cell>
            <text:p>127763920</text:p>
          </table:table-cell>
          <table:table-cell>
            <text:p>4642286</text:p>
          </table:table-cell>
          <table:table-cell>
            <text:p>718829516</text:p>
          </table:table-cell>
          <table:table-cell>
            <text:p>97489802</text:p>
          </table:table-cell>
          <table:table-cell>
            <text:p>255138920</text:p>
          </table:table-cell>
        </table:table-row>
        <table:table-row>
          <table:table-cell>
            <text:p>125296328</text:p>
          </table:table-cell>
          <table:table-cell>
            <text:p>667777468</text:p>
          </table:table-cell>
          <table:table-cell>
            <text:p>381662064</text:p>
          </table:table-cell>
          <table:table-cell>
            <text:p>699677732</text:p>
          </table:table-cell>
          <table:table-cell>
            <text:p>579366753</text:p>
          </table:table-cell>
          <table:table-cell>
            <text:p>31975565</text:p>
          </table:table-cell>
          <table:table-cell>
            <text:p>712048035</text:p>
          </table:table-cell>
        </table:table-row>
        <table:table-row>
          <table:table-cell>
            <text:p>480977858</text:p>
          </table:table-cell>
          <table:table-cell>
            <text:p>626182376</text:p>
          </table:table-cell>
          <table:table-cell>
            <text:p>175352529</text:p>
          </table:table-cell>
          <table:table-cell>
            <text:p>824688349</text:p>
          </table:table-cell>
          <table:table-cell>
            <text:p>394678582</text:p>
          </table:table-cell>
          <table:table-cell>
            <text:p>615606964</text:p>
          </table:table-cell>
          <table:table-cell>
            <text:p>669479120</text:p>
          </table:table-cell>
        </table:table-row>
        <table:table-row>
          <table:table-cell>
            <text:p>913291592</text:p>
          </table:table-cell>
          <table:table-cell>
            <text:p>813822812</text:p>
          </table:table-cell>
          <table:table-cell>
            <text:p>881745074</text:p>
          </table:table-cell>
          <table:table-cell>
            <text:p>414152343</text:p>
          </table:table-cell>
          <table:table-cell>
            <text:p>512689234</text:p>
          </table:table-cell>
          <table:table-cell>
            <text:p>109625688</text:p>
          </table:table-cell>
          <table:table-cell>
            <text:p>531244797</text:p>
          </table:table-cell>
        </table:table-row>
        <table:table-row>
          <table:table-cell>
            <text:p>780300957</text:p>
          </table:table-cell>
          <table:table-cell>
            <text:p>686756561</text:p>
          </table:table-cell>
          <table:table-cell>
            <text:p>863092069</text:p>
          </table:table-cell>
          <table:table-cell>
            <text:p>757406460</text:p>
          </table:table-cell>
          <table:table-cell>
            <text:p>707114204</text:p>
          </table:table-cell>
          <table:table-cell>
            <text:p>772432854</text:p>
          </table:table-cell>
          <table:table-cell>
            <text:p>853923988</text:p>
          </table:table-cell>
        </table:table-row>
        <table:table-row>
          <table:table-cell>
            <text:p>268660884</text:p>
          </table:table-cell>
          <table:table-cell>
            <text:p>680677807</text:p>
          </table:table-cell>
          <table:table-cell>
            <text:p>167400701</text:p>
          </table:table-cell>
          <table:table-cell>
            <text:p>280315919</text:p>
          </table:table-cell>
          <table:table-cell>
            <text:p>825174253</text:p>
          </table:table-cell>
          <table:table-cell>
            <text:p>461668884</text:p>
          </table:table-cell>
          <table:table-cell>
            <text:p>625233522</text:p>
          </table:table-cell>
        </table:table-row>
        <table:table-row>
          <table:table-cell>
            <text:p>68768484</text:p>
          </table:table-cell>
          <table:table-cell>
            <text:p>296192707</text:p>
          </table:table-cell>
          <table:table-cell>
            <text:p>927107844</text:p>
          </table:table-cell>
          <table:table-cell>
            <text:p>262524130</text:p>
          </table:table-cell>
          <table:table-cell>
            <text:p>264216346</text:p>
          </table:table-cell>
          <table:table-cell>
            <text:p>701722542</text:p>
          </table:table-cell>
          <table:table-cell>
            <text:p>771055489</text:p>
          </table:table-cell>
        </table:table-row>
        <table:table-row>
          <table:table-cell>
            <text:p>329866072</text:p>
          </table:table-cell>
          <table:table-cell>
            <text:p>822913170</text:p>
          </table:table-cell>
          <table:table-cell>
            <text:p>285415215</text:p>
          </table:table-cell>
          <table:table-cell>
            <text:p>460870994</text:p>
          </table:table-cell>
          <table:table-cell>
            <text:p>427739565</text:p>
          </table:table-cell>
          <table:table-cell>
            <text:p>871571652</text:p>
          </table:table-cell>
          <table:table-cell>
            <text:p>535808664</text:p>
          </table:table-cell>
        </table:table-row>
        <table:table-row>
          <table:table-cell>
            <text:p>731952395</text:p>
          </table:table-cell>
          <table:table-cell>
            <text:p>244313368</text:p>
          </table:table-cell>
          <table:table-cell>
            <text:p>924936115</text:p>
          </table:table-cell>
          <table:table-cell>
            <text:p>62857997</text:p>
          </table:table-cell>
          <table:table-cell>
            <text:p>625228153</text:p>
          </table:table-cell>
          <table:table-cell>
            <text:p>410572239</text:p>
          </table:table-cell>
          <table:table-cell>
            <text:p>311113313</text:p>
          </table:table-cell>
        </table:table-row>
        <table:table-row>
          <table:table-cell>
            <text:p>322662607</text:p>
          </table:table-cell>
          <table:table-cell>
            <text:p>4362921</text:p>
          </table:table-cell>
          <table:table-cell>
            <text:p>2728644</text:p>
          </table:table-cell>
          <table:table-cell>
            <text:p>267319264</text:p>
          </table:table-cell>
          <table:table-cell>
            <text:p>674889477</text:p>
          </table:table-cell>
          <table:table-cell>
            <text:p>287821987</text:p>
          </table:table-cell>
          <table:table-cell>
            <text:p>239416241</text:p>
          </table:table-cell>
        </table:table-row>
        <table:table-row>
          <table:table-cell>
            <text:p>890678486</text:p>
          </table:table-cell>
          <table:table-cell>
            <text:p>177945051</text:p>
          </table:table-cell>
          <table:table-cell>
            <text:p>295287258</text:p>
          </table:table-cell>
          <table:table-cell>
            <text:p>974453562</text:p>
          </table:table-cell>
          <table:table-cell>
            <text:p>413727799</text:p>
          </table:table-cell>
          <table:table-cell>
            <text:p>954365409</text:p>
          </table:table-cell>
          <table:table-cell>
            <text:p>423566202</text:p>
          </table:table-cell>
        </table:table-row>
        <table:table-row>
          <table:table-cell>
            <text:p>652928864</text:p>
          </table:table-cell>
          <table:table-cell>
            <text:p>698364513</text:p>
          </table:table-cell>
          <table:table-cell>
            <text:p>564251287</text:p>
          </table:table-cell>
          <table:table-cell>
            <text:p>502148564</text:p>
          </table:table-cell>
          <table:table-cell>
            <text:p>85140553</text:p>
          </table:table-cell>
          <table:table-cell>
            <text:p>165096269</text:p>
          </table:table-cell>
          <table:table-cell>
            <text:p>361529147</text:p>
          </table:table-cell>
        </table:table-row>
        <table:table-row>
          <table:table-cell>
            <text:p>259458372</text:p>
          </table:table-cell>
          <table:table-cell>
            <text:p>911769308</text:p>
          </table:table-cell>
          <table:table-cell>
            <text:p>913490143</text:p>
          </table:table-cell>
          <table:table-cell>
            <text:p>491486081</text:p>
          </table:table-cell>
          <table:table-cell>
            <text:p>499265303</text:p>
          </table:table-cell>
          <table:table-cell>
            <text:p>968519500</text:p>
          </table:table-cell>
          <table:table-cell>
            <text:p>134936396</text:p>
          </table:table-cell>
        </table:table-row>
        <table:table-row>
          <table:table-cell>
            <text:p>232667163</text:p>
          </table:table-cell>
          <table:table-cell>
            <text:p>775889572</text:p>
          </table:table-cell>
          <table:table-cell>
            <text:p>874330343</text:p>
          </table:table-cell>
          <table:table-cell>
            <text:p>14912021</text:p>
          </table:table-cell>
          <table:table-cell>
            <text:p>769154388</text:p>
          </table:table-cell>
          <table:table-cell>
            <text:p>64535658</text:p>
          </table:table-cell>
          <table:table-cell>
            <text:p>222941517</text:p>
          </table:table-cell>
        </table:table-row>
        <table:table-row>
          <table:table-cell>
            <text:p>522068618</text:p>
          </table:table-cell>
          <table:table-cell>
            <text:p>643341592</text:p>
          </table:table-cell>
          <table:table-cell>
            <text:p>892932623</text:p>
          </table:table-cell>
          <table:table-cell>
            <text:p>624974445</text:p>
          </table:table-cell>
          <table:table-cell>
            <text:p>377769157</text:p>
          </table:table-cell>
          <table:table-cell>
            <text:p>414071901</text:p>
          </table:table-cell>
          <table:table-cell>
            <text:p>724952166</text:p>
          </table:table-cell>
        </table:table-row>
        <table:table-row>
          <table:table-cell>
            <text:p>341169484</text:p>
          </table:table-cell>
          <table:table-cell>
            <text:p>42133798</text:p>
          </table:table-cell>
          <table:table-cell>
            <text:p>915106594</text:p>
          </table:table-cell>
          <table:table-cell>
            <text:p>120147138</text:p>
          </table:table-cell>
          <table:table-cell>
            <text:p>652680380</text:p>
          </table:table-cell>
          <table:table-cell>
            <text:p>218225225</text:p>
          </table:table-cell>
          <table:table-cell>
            <text:p>993173074</text:p>
          </table:table-cell>
        </table:table-row>
        <table:table-row>
          <table:table-cell>
            <text:p>898163040</text:p>
          </table:table-cell>
          <table:table-cell>
            <text:p>204892646</text:p>
          </table:table-cell>
          <table:table-cell>
            <text:p>184729144</text:p>
          </table:table-cell>
          <table:table-cell>
            <text:p>116740002</text:p>
          </table:table-cell>
          <table:table-cell>
            <text:p>452083100</text:p>
          </table:table-cell>
          <table:table-cell>
            <text:p>640693098</text:p>
          </table:table-cell>
          <table:table-cell>
            <text:p>297259796</text:p>
          </table:table-cell>
        </table:table-row>
        <table:table-row>
          <table:table-cell>
            <text:p>364135168</text:p>
          </table:table-cell>
          <table:table-cell>
            <text:p>912713759</text:p>
          </table:table-cell>
          <table:table-cell>
            <text:p>114759857</text:p>
          </table:table-cell>
          <table:table-cell>
            <text:p>97238795</text:p>
          </table:table-cell>
          <table:table-cell>
            <text:p>6881295</text:p>
          </table:table-cell>
          <table:table-cell>
            <text:p>105643173</text:p>
          </table:table-cell>
          <table:table-cell>
            <text:p>176574828</text:p>
          </table:table-cell>
        </table:table-row>
        <table:table-row>
          <table:table-cell>
            <text:p>426557150</text:p>
          </table:table-cell>
          <table:table-cell>
            <text:p>443032234</text:p>
          </table:table-cell>
          <table:table-cell>
            <text:p>479877498</text:p>
          </table:table-cell>
          <table:table-cell>
            <text:p>262124884</text:p>
          </table:table-cell>
          <table:table-cell>
            <text:p>320553389</text:p>
          </table:table-cell>
          <table:table-cell>
            <text:p>905184797</text:p>
          </table:table-cell>
          <table:table-cell>
            <text:p>221114082</text:p>
          </table:table-cell>
        </table:table-row>
        <table:table-row>
          <table:table-cell>
            <text:p>573651271</text:p>
          </table:table-cell>
          <table:table-cell>
            <text:p>508659603</text:p>
          </table:table-cell>
          <table:table-cell>
            <text:p>883625845</text:p>
          </table:table-cell>
          <table:table-cell>
            <text:p>662903045</text:p>
          </table:table-cell>
          <table:table-cell>
            <text:p>583842782</text:p>
          </table:table-cell>
          <table:table-cell>
            <text:p>135917344</text:p>
          </table:table-cell>
          <table:table-cell>
            <text:p>171482138</text:p>
          </table:table-cell>
        </table:table-row>
        <table:table-row>
          <table:table-cell>
            <text:p>761917874</text:p>
          </table:table-cell>
          <table:table-cell>
            <text:p>764971465</text:p>
          </table:table-cell>
          <table:table-cell>
            <text:p>236225050</text:p>
          </table:table-cell>
          <table:table-cell>
            <text:p>403671270</text:p>
          </table:table-cell>
          <table:table-cell>
            <text:p>487508616</text:p>
          </table:table-cell>
          <table:table-cell>
            <text:p>324807847</text:p>
          </table:table-cell>
          <table:table-cell>
            <text:p>152785032</text:p>
          </table:table-cell>
        </table:table-row>
        <table:table-row>
          <table:table-cell>
            <text:p>616258444</text:p>
          </table:table-cell>
          <table:table-cell>
            <text:p>728068124</text:p>
          </table:table-cell>
          <table:table-cell>
            <text:p>696626537</text:p>
          </table:table-cell>
          <table:table-cell>
            <text:p>192476089</text:p>
          </table:table-cell>
          <table:table-cell>
            <text:p>966950211</text:p>
          </table:table-cell>
          <table:table-cell>
            <text:p>462687860</text:p>
          </table:table-cell>
          <table:table-cell>
            <text:p>688520505</text:p>
          </table:table-cell>
        </table:table-row>
        <table:table-row>
          <table:table-cell>
            <text:p>55110144</text:p>
          </table:table-cell>
          <table:table-cell>
            <text:p>380777543</text:p>
          </table:table-cell>
          <table:table-cell>
            <text:p>584269328</text:p>
          </table:table-cell>
          <table:table-cell>
            <text:p>946465461</text:p>
          </table:table-cell>
          <table:table-cell>
            <text:p>50323547</text:p>
          </table:table-cell>
          <table:table-cell>
            <text:p>768286621</text:p>
          </table:table-cell>
          <table:table-cell>
            <text:p>362430297</text:p>
          </table:table-cell>
        </table:table-row>
        <table:table-row>
          <table:table-cell>
            <text:p>649253868</text:p>
          </table:table-cell>
          <table:table-cell>
            <text:p>268688727</text:p>
          </table:table-cell>
          <table:table-cell>
            <text:p>443789781</text:p>
          </table:table-cell>
          <table:table-cell>
            <text:p>310989059</text:p>
          </table:table-cell>
          <table:table-cell>
            <text:p>373937077</text:p>
          </table:table-cell>
          <table:table-cell>
            <text:p>467621256</text:p>
          </table:table-cell>
          <table:table-cell>
            <text:p>106683271</text:p>
          </table:table-cell>
        </table:table-row>
        <table:table-row>
          <table:table-cell>
            <text:p>394628385</text:p>
          </table:table-cell>
          <table:table-cell>
            <text:p>577482399</text:p>
          </table:table-cell>
          <table:table-cell>
            <text:p>841760018</text:p>
          </table:table-cell>
          <table:table-cell>
            <text:p>370464057</text:p>
          </table:table-cell>
          <table:table-cell>
            <text:p>398013296</text:p>
          </table:table-cell>
          <table:table-cell>
            <text:p>394217410</text:p>
          </table:table-cell>
          <table:table-cell>
            <text:p>706143641</text:p>
          </table:table-cell>
        </table:table-row>
        <table:table-row>
          <table:table-cell>
            <text:p>804433482</text:p>
          </table:table-cell>
          <table:table-cell>
            <text:p>920458044</text:p>
          </table:table-cell>
          <table:table-cell>
            <text:p>246607540</text:p>
          </table:table-cell>
          <table:table-cell>
            <text:p>535857139</text:p>
          </table:table-cell>
          <table:table-cell>
            <text:p>912806779</text:p>
          </table:table-cell>
          <table:table-cell>
            <text:p>114300556</text:p>
          </table:table-cell>
          <table:table-cell>
            <text:p>525083010</text:p>
          </table:table-cell>
        </table:table-row>
        <table:table-row>
          <table:table-cell>
            <text:p>293659905</text:p>
          </table:table-cell>
          <table:table-cell>
            <text:p>973708664</text:p>
          </table:table-cell>
          <table:table-cell>
            <text:p>398320770</text:p>
          </table:table-cell>
          <table:table-cell>
            <text:p>469130794</text:p>
          </table:table-cell>
          <table:table-cell>
            <text:p>749897501</text:p>
          </table:table-cell>
          <table:table-cell>
            <text:p>822020002</text:p>
          </table:table-cell>
          <table:table-cell>
            <text:p>824526505</text:p>
          </table:table-cell>
        </table:table-row>
        <table:table-row>
          <table:table-cell>
            <text:p>833855969</text:p>
          </table:table-cell>
          <table:table-cell>
            <text:p>572981298</text:p>
          </table:table-cell>
          <table:table-cell>
            <text:p>636869510</text:p>
          </table:table-cell>
          <table:table-cell>
            <text:p>599213390</text:p>
          </table:table-cell>
          <table:table-cell>
            <text:p>844738185</text:p>
          </table:table-cell>
          <table:table-cell>
            <text:p>243960737</text:p>
          </table:table-cell>
          <table:table-cell>
            <text:p>549153550</text:p>
          </table:table-cell>
        </table:table-row>
        <table:table-row>
          <table:table-cell>
            <text:p>411667231</text:p>
          </table:table-cell>
          <table:table-cell>
            <text:p>852621964</text:p>
          </table:table-cell>
          <table:table-cell>
            <text:p>173535341</text:p>
          </table:table-cell>
          <table:table-cell>
            <text:p>291573657</text:p>
          </table:table-cell>
          <table:table-cell>
            <text:p>230400110</text:p>
          </table:table-cell>
          <table:table-cell>
            <text:p>315778175</text:p>
          </table:table-cell>
          <table:table-cell>
            <text:p>197229440</text:p>
          </table:table-cell>
        </table:table-row>
        <table:table-row>
          <table:table-cell>
            <text:p>384802565</text:p>
          </table:table-cell>
          <table:table-cell>
            <text:p>303493833</text:p>
          </table:table-cell>
          <table:table-cell>
            <text:p>916191767</text:p>
          </table:table-cell>
          <table:table-cell>
            <text:p>488108941</text:p>
          </table:table-cell>
          <table:table-cell>
            <text:p>190052551</text:p>
          </table:table-cell>
          <table:table-cell>
            <text:p>398910295</text:p>
          </table:table-cell>
          <table:table-cell>
            <text:p>292603613</text:p>
          </table:table-cell>
        </table:table-row>
        <table:table-row>
          <table:table-cell>
            <text:p>131922583</text:p>
          </table:table-cell>
          <table:table-cell>
            <text:p>987652220</text:p>
          </table:table-cell>
          <table:table-cell>
            <text:p>356468034</text:p>
          </table:table-cell>
          <table:table-cell>
            <text:p>68278357</text:p>
          </table:table-cell>
          <table:table-cell>
            <text:p>232664006</text:p>
          </table:table-cell>
          <table:table-cell>
            <text:p>391242859</text:p>
          </table:table-cell>
          <table:table-cell>
            <text:p>418787616</text:p>
          </table:table-cell>
        </table:table-row>
        <table:table-row>
          <table:table-cell>
            <text:p>882531134</text:p>
          </table:table-cell>
          <table:table-cell>
            <text:p>17970277</text:p>
          </table:table-cell>
          <table:table-cell>
            <text:p>15563043</text:p>
          </table:table-cell>
          <table:table-cell>
            <text:p>222037448</text:p>
          </table:table-cell>
          <table:table-cell>
            <text:p>885405111</text:p>
          </table:table-cell>
          <table:table-cell>
            <text:p>183703198</text:p>
          </table:table-cell>
          <table:table-cell>
            <text:p>171652777</text:p>
          </table:table-cell>
        </table:table-row>
        <table:table-row>
          <table:table-cell>
            <text:p>954430812</text:p>
          </table:table-cell>
          <table:table-cell>
            <text:p>612323115</text:p>
          </table:table-cell>
          <table:table-cell>
            <text:p>50841688</text:p>
          </table:table-cell>
          <table:table-cell>
            <text:p>811983884</text:p>
          </table:table-cell>
          <table:table-cell>
            <text:p>522503957</text:p>
          </table:table-cell>
          <table:table-cell>
            <text:p>289062141</text:p>
          </table:table-cell>
          <table:table-cell>
            <text:p>520338835</text:p>
          </table:table-cell>
        </table:table-row>
        <table:table-row>
          <table:table-cell>
            <text:p>755433194</text:p>
          </table:table-cell>
          <table:table-cell>
            <text:p>95505958</text:p>
          </table:table-cell>
          <table:table-cell>
            <text:p>352094971</text:p>
          </table:table-cell>
          <table:table-cell>
            <text:p>984016312</text:p>
          </table:table-cell>
          <table:table-cell>
            <text:p>326000682</text:p>
          </table:table-cell>
          <table:table-cell>
            <text:p>476926497</text:p>
          </table:table-cell>
          <table:table-cell>
            <text:p>898194516</text:p>
          </table:table-cell>
        </table:table-row>
        <table:table-row>
          <table:table-cell>
            <text:p>500064523</text:p>
          </table:table-cell>
          <table:table-cell>
            <text:p>248285483</text:p>
          </table:table-cell>
          <table:table-cell>
            <text:p>296998510</text:p>
          </table:table-cell>
          <table:table-cell>
            <text:p>155318821</text:p>
          </table:table-cell>
          <table:table-cell>
            <text:p>3552991</text:p>
          </table:table-cell>
          <table:table-cell>
            <text:p>878969424</text:p>
          </table:table-cell>
          <table:table-cell>
            <text:p>304858176</text:p>
          </table:table-cell>
        </table:table-row>
        <table:table-row>
          <table:table-cell>
            <text:p>250230140</text:p>
          </table:table-cell>
          <table:table-cell>
            <text:p>445850272</text:p>
          </table:table-cell>
          <table:table-cell>
            <text:p>437323744</text:p>
          </table:table-cell>
          <table:table-cell>
            <text:p>399640738</text:p>
          </table:table-cell>
          <table:table-cell>
            <text:p>155280914</text:p>
          </table:table-cell>
          <table:table-cell>
            <text:p>378870542</text:p>
          </table:table-cell>
          <table:table-cell>
            <text:p>230049724</text:p>
          </table:table-cell>
        </table:table-row>
        <table:table-row>
          <table:table-cell>
            <text:p>568492442</text:p>
          </table:table-cell>
          <table:table-cell>
            <text:p>442120688</text:p>
          </table:table-cell>
          <table:table-cell>
            <text:p>181448546</text:p>
          </table:table-cell>
          <table:table-cell>
            <text:p>928848067</text:p>
          </table:table-cell>
          <table:table-cell>
            <text:p>58763412</text:p>
          </table:table-cell>
          <table:table-cell>
            <text:p>485449483</text:p>
          </table:table-cell>
          <table:table-cell>
            <text:p>974493943</text:p>
          </table:table-cell>
        </table:table-row>
        <table:table-row>
          <table:table-cell>
            <text:p>842386121</text:p>
          </table:table-cell>
          <table:table-cell>
            <text:p>486117804</text:p>
          </table:table-cell>
          <table:table-cell>
            <text:p>310573229</text:p>
          </table:table-cell>
          <table:table-cell>
            <text:p>174632604</text:p>
          </table:table-cell>
          <table:table-cell>
            <text:p>934506549</text:p>
          </table:table-cell>
          <table:table-cell>
            <text:p>503048485</text:p>
          </table:table-cell>
          <table:table-cell>
            <text:p>875059295</text:p>
          </table:table-cell>
        </table:table-row>
        <table:table-row>
          <table:table-cell>
            <text:p>571192646</text:p>
          </table:table-cell>
          <table:table-cell>
            <text:p>524447905</text:p>
          </table:table-cell>
          <table:table-cell>
            <text:p>508531345</text:p>
          </table:table-cell>
          <table:table-cell>
            <text:p>376363079</text:p>
          </table:table-cell>
          <table:table-cell>
            <text:p>962787793</text:p>
          </table:table-cell>
          <table:table-cell>
            <text:p>90301395</text:p>
          </table:table-cell>
          <table:table-cell>
            <text:p>680103537</text:p>
          </table:table-cell>
        </table:table-row>
        <table:table-row>
          <table:table-cell>
            <text:p>343223079</text:p>
          </table:table-cell>
          <table:table-cell>
            <text:p>737889774</text:p>
          </table:table-cell>
          <table:table-cell>
            <text:p>449984829</text:p>
          </table:table-cell>
          <table:table-cell>
            <text:p>106873278</text:p>
          </table:table-cell>
          <table:table-cell>
            <text:p>115084102</text:p>
          </table:table-cell>
          <table:table-cell>
            <text:p>789125599</text:p>
          </table:table-cell>
          <table:table-cell>
            <text:p>430324755</text:p>
          </table:table-cell>
        </table:table-row>
        <table:table-row>
          <table:table-cell>
            <text:p>612821232</text:p>
          </table:table-cell>
          <table:table-cell>
            <text:p>68855158</text:p>
          </table:table-cell>
          <table:table-cell>
            <text:p>112570853</text:p>
          </table:table-cell>
          <table:table-cell>
            <text:p>459652664</text:p>
          </table:table-cell>
          <table:table-cell>
            <text:p>206566793</text:p>
          </table:table-cell>
          <table:table-cell>
            <text:p>98848874</text:p>
          </table:table-cell>
          <table:table-cell>
            <text:p>832909800</text:p>
          </table:table-cell>
        </table:table-row>
        <table:table-row>
          <table:table-cell>
            <text:p>822090752</text:p>
          </table:table-cell>
          <table:table-cell>
            <text:p>108150419</text:p>
          </table:table-cell>
          <table:table-cell>
            <text:p>669137955</text:p>
          </table:table-cell>
          <table:table-cell>
            <text:p>122755762</text:p>
          </table:table-cell>
          <table:table-cell>
            <text:p>743642068</text:p>
          </table:table-cell>
          <table:table-cell>
            <text:p>683782166</text:p>
          </table:table-cell>
          <table:table-cell>
            <text:p>956998800</text:p>
          </table:table-cell>
        </table:table-row>
        <table:table-row>
          <table:table-cell>
            <text:p>549921489</text:p>
          </table:table-cell>
          <table:table-cell>
            <text:p>225222015</text:p>
          </table:table-cell>
          <table:table-cell>
            <text:p>326953193</text:p>
          </table:table-cell>
          <table:table-cell>
            <text:p>978751521</text:p>
          </table:table-cell>
          <table:table-cell>
            <text:p>101477448</text:p>
          </table:table-cell>
          <table:table-cell>
            <text:p>475917208</text:p>
          </table:table-cell>
          <table:table-cell>
            <text:p>600413745</text:p>
          </table:table-cell>
        </table:table-row>
        <table:table-row>
          <table:table-cell>
            <text:p>361604809</text:p>
          </table:table-cell>
          <table:table-cell>
            <text:p>164989961</text:p>
          </table:table-cell>
          <table:table-cell>
            <text:p>610936885</text:p>
          </table:table-cell>
          <table:table-cell>
            <text:p>695148907</text:p>
          </table:table-cell>
          <table:table-cell>
            <text:p>234504359</text:p>
          </table:table-cell>
          <table:table-cell>
            <text:p>156498404</text:p>
          </table:table-cell>
          <table:table-cell>
            <text:p>192722222</text:p>
          </table:table-cell>
        </table:table-row>
        <table:table-row>
          <table:table-cell>
            <text:p>781038346</text:p>
          </table:table-cell>
          <table:table-cell>
            <text:p>1432991</text:p>
          </table:table-cell>
          <table:table-cell>
            <text:p>885510328</text:p>
          </table:table-cell>
          <table:table-cell>
            <text:p>871607375</text:p>
          </table:table-cell>
          <table:table-cell>
            <text:p>560797084</text:p>
          </table:table-cell>
          <table:table-cell>
            <text:p>628647987</text:p>
          </table:table-cell>
          <table:table-cell>
            <text:p>495767719</text:p>
          </table:table-cell>
        </table:table-row>
        <table:table-row>
          <table:table-cell>
            <text:p>483705630</text:p>
          </table:table-cell>
          <table:table-cell>
            <text:p>736414491</text:p>
          </table:table-cell>
          <table:table-cell>
            <text:p>299046888</text:p>
          </table:table-cell>
          <table:table-cell>
            <text:p>806047308</text:p>
          </table:table-cell>
          <table:table-cell>
            <text:p>227743596</text:p>
          </table:table-cell>
          <table:table-cell>
            <text:p>40862125</text:p>
          </table:table-cell>
          <table:table-cell>
            <text:p>786612807</text:p>
          </table:table-cell>
        </table:table-row>
        <table:table-row>
          <table:table-cell>
            <text:p>534324831</text:p>
          </table:table-cell>
          <table:table-cell>
            <text:p>964295025</text:p>
          </table:table-cell>
          <table:table-cell>
            <text:p>181184915</text:p>
          </table:table-cell>
          <table:table-cell>
            <text:p>905807230</text:p>
          </table:table-cell>
          <table:table-cell>
            <text:p>381976850</text:p>
          </table:table-cell>
          <table:table-cell>
            <text:p>774006279</text:p>
          </table:table-cell>
          <table:table-cell>
            <text:p>121423832</text:p>
          </table:table-cell>
        </table:table-row>
        <table:table-row>
          <table:table-cell>
            <text:p>573662535</text:p>
          </table:table-cell>
          <table:table-cell>
            <text:p>542113437</text:p>
          </table:table-cell>
          <table:table-cell>
            <text:p>450223812</text:p>
          </table:table-cell>
          <table:table-cell>
            <text:p>990374531</text:p>
          </table:table-cell>
          <table:table-cell>
            <text:p>239422058</text:p>
          </table:table-cell>
          <table:table-cell>
            <text:p>639507219</text:p>
          </table:table-cell>
          <table:table-cell>
            <text:p>95936630</text:p>
          </table:table-cell>
        </table:table-row>
        <table:table-row>
          <table:table-cell>
            <text:p>369294180</text:p>
          </table:table-cell>
          <table:table-cell>
            <text:p>629284122</text:p>
          </table:table-cell>
          <table:table-cell>
            <text:p>684442536</text:p>
          </table:table-cell>
          <table:table-cell>
            <text:p>565109339</text:p>
          </table:table-cell>
          <table:table-cell>
            <text:p>233127287</text:p>
          </table:table-cell>
          <table:table-cell>
            <text:p>440663790</text:p>
          </table:table-cell>
          <table:table-cell>
            <text:p>502638597</text:p>
          </table:table-cell>
        </table:table-row>
        <table:table-row>
          <table:table-cell>
            <text:p>110477985</text:p>
          </table:table-cell>
          <table:table-cell>
            <text:p>736628481</text:p>
          </table:table-cell>
          <table:table-cell>
            <text:p>519867972</text:p>
          </table:table-cell>
          <table:table-cell>
            <text:p>563552510</text:p>
          </table:table-cell>
          <table:table-cell>
            <text:p>78703962</text:p>
          </table:table-cell>
          <table:table-cell>
            <text:p>51670529</text:p>
          </table:table-cell>
          <table:table-cell>
            <text:p>881549887</text:p>
          </table:table-cell>
        </table:table-row>
        <table:table-row>
          <table:table-cell>
            <text:p>508412286</text:p>
          </table:table-cell>
          <table:table-cell>
            <text:p>394552543</text:p>
          </table:table-cell>
          <table:table-cell>
            <text:p>192739626</text:p>
          </table:table-cell>
          <table:table-cell>
            <text:p>649499100</text:p>
          </table:table-cell>
          <table:table-cell>
            <text:p>637780461</text:p>
          </table:table-cell>
          <table:table-cell>
            <text:p>744948872</text:p>
          </table:table-cell>
          <table:table-cell>
            <text:p>769598105</text:p>
          </table:table-cell>
        </table:table-row>
        <table:table-row>
          <table:table-cell>
            <text:p>160161719</text:p>
          </table:table-cell>
          <table:table-cell>
            <text:p>798962526</text:p>
          </table:table-cell>
          <table:table-cell>
            <text:p>644710145</text:p>
          </table:table-cell>
          <table:table-cell>
            <text:p>121405370</text:p>
          </table:table-cell>
          <table:table-cell>
            <text:p>27861827</text:p>
          </table:table-cell>
          <table:table-cell>
            <text:p>990004713</text:p>
          </table:table-cell>
          <table:table-cell>
            <text:p>114942554</text:p>
          </table:table-cell>
        </table:table-row>
        <table:table-row>
          <table:table-cell>
            <text:p>769406512</text:p>
          </table:table-cell>
          <table:table-cell>
            <text:p>631923593</text:p>
          </table:table-cell>
          <table:table-cell>
            <text:p>863232285</text:p>
          </table:table-cell>
          <table:table-cell>
            <text:p>291993124</text:p>
          </table:table-cell>
          <table:table-cell>
            <text:p>238523009</text:p>
          </table:table-cell>
          <table:table-cell>
            <text:p>885385716</text:p>
          </table:table-cell>
          <table:table-cell>
            <text:p>310429025</text:p>
          </table:table-cell>
        </table:table-row>
        <table:table-row>
          <table:table-cell>
            <text:p>144846387</text:p>
          </table:table-cell>
          <table:table-cell>
            <text:p>261289417</text:p>
          </table:table-cell>
          <table:table-cell>
            <text:p>609387587</text:p>
          </table:table-cell>
          <table:table-cell>
            <text:p>606238102</text:p>
          </table:table-cell>
          <table:table-cell>
            <text:p>283851154</text:p>
          </table:table-cell>
          <table:table-cell>
            <text:p>658011033</text:p>
          </table:table-cell>
          <table:table-cell>
            <text:p>741826726</text:p>
          </table:table-cell>
        </table:table-row>
        <table:table-row>
          <table:table-cell>
            <text:p>773215499</text:p>
          </table:table-cell>
          <table:table-cell>
            <text:p>874468776</text:p>
          </table:table-cell>
          <table:table-cell>
            <text:p>99687653</text:p>
          </table:table-cell>
          <table:table-cell>
            <text:p>348615253</text:p>
          </table:table-cell>
          <table:table-cell>
            <text:p>12063987</text:p>
          </table:table-cell>
          <table:table-cell>
            <text:p>486609806</text:p>
          </table:table-cell>
          <table:table-cell>
            <text:p>179374332</text:p>
          </table:table-cell>
        </table:table-row>
        <table:table-row>
          <table:table-cell>
            <text:p>932214561</text:p>
          </table:table-cell>
          <table:table-cell>
            <text:p>880312655</text:p>
          </table:table-cell>
          <table:table-cell>
            <text:p>90608004</text:p>
          </table:table-cell>
          <table:table-cell>
            <text:p>648014682</text:p>
          </table:table-cell>
          <table:table-cell>
            <text:p>538910126</text:p>
          </table:table-cell>
          <table:table-cell>
            <text:p>454852881</text:p>
          </table:table-cell>
          <table:table-cell>
            <text:p>603483489</text:p>
          </table:table-cell>
        </table:table-row>
        <table:table-row>
          <table:table-cell>
            <text:p>766392491</text:p>
          </table:table-cell>
          <table:table-cell>
            <text:p>987328927</text:p>
          </table:table-cell>
          <table:table-cell>
            <text:p>31339962</text:p>
          </table:table-cell>
          <table:table-cell>
            <text:p>964223163</text:p>
          </table:table-cell>
          <table:table-cell>
            <text:p>102103677</text:p>
          </table:table-cell>
          <table:table-cell>
            <text:p>423487760</text:p>
          </table:table-cell>
          <table:table-cell>
            <text:p>683666024</text:p>
          </table:table-cell>
        </table:table-row>
        <table:table-row>
          <table:table-cell>
            <text:p>623330846</text:p>
          </table:table-cell>
          <table:table-cell>
            <text:p>94237422</text:p>
          </table:table-cell>
          <table:table-cell>
            <text:p>856687346</text:p>
          </table:table-cell>
          <table:table-cell>
            <text:p>257452671</text:p>
          </table:table-cell>
          <table:table-cell>
            <text:p>16819158</text:p>
          </table:table-cell>
          <table:table-cell>
            <text:p>884406338</text:p>
          </table:table-cell>
          <table:table-cell>
            <text:p>219553254</text:p>
          </table:table-cell>
        </table:table-row>
        <table:table-row>
          <table:table-cell>
            <text:p>48620959</text:p>
          </table:table-cell>
          <table:table-cell>
            <text:p>491528910</text:p>
          </table:table-cell>
          <table:table-cell>
            <text:p>994400407</text:p>
          </table:table-cell>
          <table:table-cell>
            <text:p>750439829</text:p>
          </table:table-cell>
          <table:table-cell>
            <text:p>909262828</text:p>
          </table:table-cell>
          <table:table-cell>
            <text:p>147573521</text:p>
          </table:table-cell>
          <table:table-cell>
            <text:p>446287568</text:p>
          </table:table-cell>
        </table:table-row>
        <table:table-row>
          <table:table-cell>
            <text:p>944613781</text:p>
          </table:table-cell>
          <table:table-cell>
            <text:p>189341870</text:p>
          </table:table-cell>
          <table:table-cell>
            <text:p>471338533</text:p>
          </table:table-cell>
          <table:table-cell>
            <text:p>610555130</text:p>
          </table:table-cell>
          <table:table-cell>
            <text:p>35458615</text:p>
          </table:table-cell>
          <table:table-cell>
            <text:p>952079353</text:p>
          </table:table-cell>
          <table:table-cell>
            <text:p>182359344</text:p>
          </table:table-cell>
        </table:table-row>
        <table:table-row>
          <table:table-cell>
            <text:p>320574076</text:p>
          </table:table-cell>
          <table:table-cell>
            <text:p>15001872</text:p>
          </table:table-cell>
          <table:table-cell>
            <text:p>328855086</text:p>
          </table:table-cell>
          <table:table-cell>
            <text:p>194214212</text:p>
          </table:table-cell>
          <table:table-cell>
            <text:p>880515637</text:p>
          </table:table-cell>
          <table:table-cell>
            <text:p>820560541</text:p>
          </table:table-cell>
          <table:table-cell>
            <text:p>788339421</text:p>
          </table:table-cell>
        </table:table-row>
        <table:table-row>
          <table:table-cell>
            <text:p>904919229</text:p>
          </table:table-cell>
          <table:table-cell>
            <text:p>846021549</text:p>
          </table:table-cell>
          <table:table-cell>
            <text:p>875774695</text:p>
          </table:table-cell>
          <table:table-cell>
            <text:p>77392096</text:p>
          </table:table-cell>
          <table:table-cell>
            <text:p>352477815</text:p>
          </table:table-cell>
          <table:table-cell>
            <text:p>643399933</text:p>
          </table:table-cell>
          <table:table-cell>
            <text:p>494965391</text:p>
          </table:table-cell>
        </table:table-row>
        <table:table-row>
          <table:table-cell>
            <text:p>857727466</text:p>
          </table:table-cell>
          <table:table-cell>
            <text:p>423385733</text:p>
          </table:table-cell>
          <table:table-cell>
            <text:p>910338782</text:p>
          </table:table-cell>
          <table:table-cell>
            <text:p>86637596</text:p>
          </table:table-cell>
          <table:table-cell>
            <text:p>217009012</text:p>
          </table:table-cell>
          <table:table-cell>
            <text:p>222651419</text:p>
          </table:table-cell>
          <table:table-cell>
            <text:p>912403663</text:p>
          </table:table-cell>
        </table:table-row>
        <table:table-row>
          <table:table-cell>
            <text:p>221862186</text:p>
          </table:table-cell>
          <table:table-cell>
            <text:p>141888642</text:p>
          </table:table-cell>
          <table:table-cell>
            <text:p>411100004</text:p>
          </table:table-cell>
          <table:table-cell>
            <text:p>81541855</text:p>
          </table:table-cell>
          <table:table-cell>
            <text:p>661657030</text:p>
          </table:table-cell>
          <table:table-cell>
            <text:p>110462832</text:p>
          </table:table-cell>
          <table:table-cell>
            <text:p>75528440</text:p>
          </table:table-cell>
        </table:table-row>
        <table:table-row>
          <table:table-cell>
            <text:p>725698220</text:p>
          </table:table-cell>
          <table:table-cell>
            <text:p>617021976</text:p>
          </table:table-cell>
          <table:table-cell>
            <text:p>465551668</text:p>
          </table:table-cell>
          <table:table-cell>
            <text:p>527889802</text:p>
          </table:table-cell>
          <table:table-cell>
            <text:p>575438984</text:p>
          </table:table-cell>
          <table:table-cell>
            <text:p>306855776</text:p>
          </table:table-cell>
          <table:table-cell>
            <text:p>85133254</text:p>
          </table:table-cell>
        </table:table-row>
        <table:table-row>
          <table:table-cell>
            <text:p>586702975</text:p>
          </table:table-cell>
          <table:table-cell>
            <text:p>16663647</text:p>
          </table:table-cell>
          <table:table-cell>
            <text:p>780001858</text:p>
          </table:table-cell>
          <table:table-cell>
            <text:p>395571684</text:p>
          </table:table-cell>
          <table:table-cell>
            <text:p>589043127</text:p>
          </table:table-cell>
          <table:table-cell>
            <text:p>816699641</text:p>
          </table:table-cell>
          <table:table-cell>
            <text:p>281853665</text:p>
          </table:table-cell>
        </table:table-row>
        <table:table-row>
          <table:table-cell>
            <text:p>862581126</text:p>
          </table:table-cell>
          <table:table-cell>
            <text:p>625114393</text:p>
          </table:table-cell>
          <table:table-cell>
            <text:p>188580380</text:p>
          </table:table-cell>
          <table:table-cell>
            <text:p>767587717</text:p>
          </table:table-cell>
          <table:table-cell>
            <text:p>809816784</text:p>
          </table:table-cell>
          <table:table-cell>
            <text:p>973329219</text:p>
          </table:table-cell>
          <table:table-cell>
            <text:p>118717630</text:p>
          </table:table-cell>
        </table:table-row>
        <table:table-row>
          <table:table-cell>
            <text:p>208848692</text:p>
          </table:table-cell>
          <table:table-cell>
            <text:p>559454049</text:p>
          </table:table-cell>
          <table:table-cell>
            <text:p>4879774</text:p>
          </table:table-cell>
          <table:table-cell>
            <text:p>284279931</text:p>
          </table:table-cell>
          <table:table-cell>
            <text:p>86528477</text:p>
          </table:table-cell>
          <table:table-cell>
            <text:p>639881386</text:p>
          </table:table-cell>
          <table:table-cell>
            <text:p>269455726</text:p>
          </table:table-cell>
        </table:table-row>
        <table:table-row>
          <table:table-cell>
            <text:p>887941701</text:p>
          </table:table-cell>
          <table:table-cell>
            <text:p>503622676</text:p>
          </table:table-cell>
          <table:table-cell>
            <text:p>376207741</text:p>
          </table:table-cell>
          <table:table-cell>
            <text:p>277119892</text:p>
          </table:table-cell>
          <table:table-cell>
            <text:p>677569848</text:p>
          </table:table-cell>
          <table:table-cell>
            <text:p>837756050</text:p>
          </table:table-cell>
          <table:table-cell>
            <text:p>27068955</text:p>
          </table:table-cell>
        </table:table-row>
        <table:table-row>
          <table:table-cell>
            <text:p>91011003</text:p>
          </table:table-cell>
          <table:table-cell>
            <text:p>913607769</text:p>
          </table:table-cell>
          <table:table-cell>
            <text:p>796803346</text:p>
          </table:table-cell>
          <table:table-cell>
            <text:p>314079579</text:p>
          </table:table-cell>
          <table:table-cell>
            <text:p>808290407</text:p>
          </table:table-cell>
          <table:table-cell>
            <text:p>409765055</text:p>
          </table:table-cell>
          <table:table-cell>
            <text:p>463450598</text:p>
          </table:table-cell>
        </table:table-row>
        <table:table-row>
          <table:table-cell>
            <text:p>580466975</text:p>
          </table:table-cell>
          <table:table-cell>
            <text:p>903099230</text:p>
          </table:table-cell>
          <table:table-cell>
            <text:p>573050513</text:p>
          </table:table-cell>
          <table:table-cell>
            <text:p>275807767</text:p>
          </table:table-cell>
          <table:table-cell>
            <text:p>406115761</text:p>
          </table:table-cell>
          <table:table-cell>
            <text:p>750088148</text:p>
          </table:table-cell>
          <table:table-cell>
            <text:p>280280753</text:p>
          </table:table-cell>
        </table:table-row>
        <table:table-row>
          <table:table-cell>
            <text:p>745662411</text:p>
          </table:table-cell>
          <table:table-cell>
            <text:p>452189676</text:p>
          </table:table-cell>
          <table:table-cell>
            <text:p>638842665</text:p>
          </table:table-cell>
          <table:table-cell>
            <text:p>965676862</text:p>
          </table:table-cell>
          <table:table-cell>
            <text:p>362265020</text:p>
          </table:table-cell>
          <table:table-cell>
            <text:p>962822359</text:p>
          </table:table-cell>
          <table:table-cell>
            <text:p>586363862</text:p>
          </table:table-cell>
        </table:table-row>
        <table:table-row>
          <table:table-cell>
            <text:p>586011307</text:p>
          </table:table-cell>
          <table:table-cell>
            <text:p>807401508</text:p>
          </table:table-cell>
          <table:table-cell>
            <text:p>371174297</text:p>
          </table:table-cell>
          <table:table-cell>
            <text:p>603195506</text:p>
          </table:table-cell>
          <table:table-cell>
            <text:p>835269462</text:p>
          </table:table-cell>
          <table:table-cell>
            <text:p>156184006</text:p>
          </table:table-cell>
          <table:table-cell>
            <text:p>421243932</text:p>
          </table:table-cell>
        </table:table-row>
        <table:table-row>
          <table:table-cell>
            <text:p>968615743</text:p>
          </table:table-cell>
          <table:table-cell>
            <text:p>67887552</text:p>
          </table:table-cell>
          <table:table-cell>
            <text:p>325931727</text:p>
          </table:table-cell>
          <table:table-cell>
            <text:p>146608565</text:p>
          </table:table-cell>
          <table:table-cell>
            <text:p>95272666</text:p>
          </table:table-cell>
          <table:table-cell>
            <text:p>835199307</text:p>
          </table:table-cell>
          <table:table-cell>
            <text:p>896611978</text:p>
          </table:table-cell>
        </table:table-row>
        <table:table-row>
          <table:table-cell>
            <text:p>209211622</text:p>
          </table:table-cell>
          <table:table-cell>
            <text:p>427353714</text:p>
          </table:table-cell>
          <table:table-cell>
            <text:p>459118829</text:p>
          </table:table-cell>
          <table:table-cell>
            <text:p>256479075</text:p>
          </table:table-cell>
          <table:table-cell>
            <text:p>182753177</text:p>
          </table:table-cell>
          <table:table-cell>
            <text:p>207022752</text:p>
          </table:table-cell>
          <table:table-cell>
            <text:p>361147454</text:p>
          </table:table-cell>
        </table:table-row>
        <table:table-row>
          <table:table-cell>
            <text:p>359279345</text:p>
          </table:table-cell>
          <table:table-cell>
            <text:p>293897384</text:p>
          </table:table-cell>
          <table:table-cell>
            <text:p>553154577</text:p>
          </table:table-cell>
          <table:table-cell>
            <text:p>518270388</text:p>
          </table:table-cell>
          <table:table-cell>
            <text:p>737381060</text:p>
          </table:table-cell>
          <table:table-cell>
            <text:p>5929755</text:p>
          </table:table-cell>
          <table:table-cell>
            <text:p>72587072</text:p>
          </table:table-cell>
        </table:table-row>
        <table:table-row>
          <table:table-cell>
            <text:p>797414982</text:p>
          </table:table-cell>
          <table:table-cell>
            <text:p>828846662</text:p>
          </table:table-cell>
          <table:table-cell>
            <text:p>958220397</text:p>
          </table:table-cell>
          <table:table-cell>
            <text:p>88985607</text:p>
          </table:table-cell>
          <table:table-cell>
            <text:p>707203379</text:p>
          </table:table-cell>
          <table:table-cell>
            <text:p>678329780</text:p>
          </table:table-cell>
          <table:table-cell>
            <text:p>507261958</text:p>
          </table:table-cell>
        </table:table-row>
        <table:table-row>
          <table:table-cell>
            <text:p>781668179</text:p>
          </table:table-cell>
          <table:table-cell>
            <text:p>33408029</text:p>
          </table:table-cell>
          <table:table-cell>
            <text:p>937622187</text:p>
          </table:table-cell>
          <table:table-cell>
            <text:p>180596335</text:p>
          </table:table-cell>
          <table:table-cell>
            <text:p>151898127</text:p>
          </table:table-cell>
          <table:table-cell>
            <text:p>816591516</text:p>
          </table:table-cell>
          <table:table-cell>
            <text:p>869986213</text:p>
          </table:table-cell>
        </table:table-row>
        <table:table-row>
          <table:table-cell>
            <text:p>842780792</text:p>
          </table:table-cell>
          <table:table-cell>
            <text:p>857251267</text:p>
          </table:table-cell>
          <table:table-cell>
            <text:p>765292308</text:p>
          </table:table-cell>
          <table:table-cell>
            <text:p>628076513</text:p>
          </table:table-cell>
          <table:table-cell>
            <text:p>887876677</text:p>
          </table:table-cell>
          <table:table-cell>
            <text:p>409505001</text:p>
          </table:table-cell>
          <table:table-cell>
            <text:p>867780715</text:p>
          </table:table-cell>
        </table:table-row>
        <table:table-row>
          <table:table-cell>
            <text:p>433070759</text:p>
          </table:table-cell>
          <table:table-cell>
            <text:p>699900863</text:p>
          </table:table-cell>
          <table:table-cell>
            <text:p>233775351</text:p>
          </table:table-cell>
          <table:table-cell>
            <text:p>945940409</text:p>
          </table:table-cell>
          <table:table-cell>
            <text:p>216808765</text:p>
          </table:table-cell>
          <table:table-cell>
            <text:p>158595801</text:p>
          </table:table-cell>
          <table:table-cell>
            <text:p>108581597</text:p>
          </table:table-cell>
        </table:table-row>
        <table:table-row>
          <table:table-cell>
            <text:p>71732026</text:p>
          </table:table-cell>
          <table:table-cell>
            <text:p>156419584</text:p>
          </table:table-cell>
          <table:table-cell>
            <text:p>894034540</text:p>
          </table:table-cell>
          <table:table-cell>
            <text:p>603778516</text:p>
          </table:table-cell>
          <table:table-cell>
            <text:p>617206428</text:p>
          </table:table-cell>
          <table:table-cell>
            <text:p>598004497</text:p>
          </table:table-cell>
          <table:table-cell>
            <text:p>262534003</text:p>
          </table:table-cell>
        </table:table-row>
        <table:table-row>
          <table:table-cell>
            <text:p>813385177</text:p>
          </table:table-cell>
          <table:table-cell>
            <text:p>526815504</text:p>
          </table:table-cell>
          <table:table-cell>
            <text:p>327985695</text:p>
          </table:table-cell>
          <table:table-cell>
            <text:p>562740542</text:p>
          </table:table-cell>
          <table:table-cell>
            <text:p>262560178</text:p>
          </table:table-cell>
          <table:table-cell>
            <text:p>213522931</text:p>
          </table:table-cell>
          <table:table-cell>
            <text:p>375952840</text:p>
          </table:table-cell>
        </table:table-row>
        <table:table-row>
          <table:table-cell>
            <text:p>14888007</text:p>
          </table:table-cell>
          <table:table-cell>
            <text:p>422442934</text:p>
          </table:table-cell>
          <table:table-cell>
            <text:p>65748283</text:p>
          </table:table-cell>
          <table:table-cell>
            <text:p>895423767</text:p>
          </table:table-cell>
          <table:table-cell>
            <text:p>252491809</text:p>
          </table:table-cell>
          <table:table-cell>
            <text:p>275060674</text:p>
          </table:table-cell>
          <table:table-cell>
            <text:p>851252583</text:p>
          </table:table-cell>
        </table:table-row>
        <table:table-row>
          <table:table-cell>
            <text:p>249251923</text:p>
          </table:table-cell>
          <table:table-cell>
            <text:p>399754903</text:p>
          </table:table-cell>
          <table:table-cell>
            <text:p>361000808</text:p>
          </table:table-cell>
          <table:table-cell>
            <text:p>492149173</text:p>
          </table:table-cell>
          <table:table-cell>
            <text:p>591168591</text:p>
          </table:table-cell>
          <table:table-cell>
            <text:p>643156912</text:p>
          </table:table-cell>
          <table:table-cell>
            <text:p>802663375</text:p>
          </table:table-cell>
        </table:table-row>
        <table:table-row>
          <table:table-cell>
            <text:p>772508223</text:p>
          </table:table-cell>
          <table:table-cell>
            <text:p>24052987</text:p>
          </table:table-cell>
          <table:table-cell>
            <text:p>484059181</text:p>
          </table:table-cell>
          <table:table-cell>
            <text:p>51709395</text:p>
          </table:table-cell>
          <table:table-cell>
            <text:p>644123313</text:p>
          </table:table-cell>
          <table:table-cell>
            <text:p>425599593</text:p>
          </table:table-cell>
          <table:table-cell>
            <text:p>525529031</text:p>
          </table:table-cell>
        </table:table-row>
        <table:table-row>
          <table:table-cell>
            <text:p>819224098</text:p>
          </table:table-cell>
          <table:table-cell>
            <text:p>581101112</text:p>
          </table:table-cell>
          <table:table-cell>
            <text:p>909634902</text:p>
          </table:table-cell>
          <table:table-cell>
            <text:p>482072756</text:p>
          </table:table-cell>
          <table:table-cell>
            <text:p>225315158</text:p>
          </table:table-cell>
          <table:table-cell>
            <text:p>44720224</text:p>
          </table:table-cell>
          <table:table-cell>
            <text:p>544293673</text:p>
          </table:table-cell>
        </table:table-row>
        <table:table-row>
          <table:table-cell>
            <text:p>288779341</text:p>
          </table:table-cell>
          <table:table-cell>
            <text:p>433112761</text:p>
          </table:table-cell>
          <table:table-cell>
            <text:p>102076568</text:p>
          </table:table-cell>
          <table:table-cell>
            <text:p>713555868</text:p>
          </table:table-cell>
          <table:table-cell>
            <text:p>462549275</text:p>
          </table:table-cell>
          <table:table-cell>
            <text:p>819478585</text:p>
          </table:table-cell>
          <table:table-cell>
            <text:p>674255060</text:p>
          </table:table-cell>
        </table:table-row>
        <table:table-row>
          <table:table-cell>
            <text:p>633880916</text:p>
          </table:table-cell>
          <table:table-cell>
            <text:p>195518459</text:p>
          </table:table-cell>
          <table:table-cell>
            <text:p>998288890</text:p>
          </table:table-cell>
          <table:table-cell>
            <text:p>413234617</text:p>
          </table:table-cell>
          <table:table-cell>
            <text:p>822507823</text:p>
          </table:table-cell>
          <table:table-cell>
            <text:p>593894256</text:p>
          </table:table-cell>
          <table:table-cell>
            <text:p>16387088</text:p>
          </table:table-cell>
        </table:table-row>
        <table:table-row>
          <table:table-cell>
            <text:p>522914662</text:p>
          </table:table-cell>
          <table:table-cell>
            <text:p>722953617</text:p>
          </table:table-cell>
          <table:table-cell>
            <text:p>660942277</text:p>
          </table:table-cell>
          <table:table-cell>
            <text:p>748930575</text:p>
          </table:table-cell>
          <table:table-cell>
            <text:p>662227296</text:p>
          </table:table-cell>
          <table:table-cell>
            <text:p>661919291</text:p>
          </table:table-cell>
          <table:table-cell>
            <text:p>179294149</text:p>
          </table:table-cell>
        </table:table-row>
        <table:table-row>
          <table:table-cell>
            <text:p>432525928</text:p>
          </table:table-cell>
          <table:table-cell>
            <text:p>701941947</text:p>
          </table:table-cell>
          <table:table-cell>
            <text:p>873798369</text:p>
          </table:table-cell>
          <table:table-cell>
            <text:p>744013686</text:p>
          </table:table-cell>
          <table:table-cell>
            <text:p>730493207</text:p>
          </table:table-cell>
          <table:table-cell>
            <text:p>987000831</text:p>
          </table:table-cell>
          <table:table-cell>
            <text:p>409249842</text:p>
          </table:table-cell>
        </table:table-row>
        <table:table-row>
          <table:table-cell>
            <text:p>736273652</text:p>
          </table:table-cell>
          <table:table-cell>
            <text:p>441940467</text:p>
          </table:table-cell>
          <table:table-cell>
            <text:p>649070184</text:p>
          </table:table-cell>
          <table:table-cell>
            <text:p>209436145</text:p>
          </table:table-cell>
          <table:table-cell>
            <text:p>327765946</text:p>
          </table:table-cell>
          <table:table-cell>
            <text:p>733738432</text:p>
          </table:table-cell>
          <table:table-cell>
            <text:p>296280621</text:p>
          </table:table-cell>
        </table:table-row>
        <table:table-row>
          <table:table-cell>
            <text:p>772604699</text:p>
          </table:table-cell>
          <table:table-cell>
            <text:p>135247909</text:p>
          </table:table-cell>
          <table:table-cell>
            <text:p>406699639</text:p>
          </table:table-cell>
          <table:table-cell>
            <text:p>999948745</text:p>
          </table:table-cell>
          <table:table-cell>
            <text:p>294020190</text:p>
          </table:table-cell>
          <table:table-cell>
            <text:p>548644406</text:p>
          </table:table-cell>
          <table:table-cell>
            <text:p>102619153</text:p>
          </table:table-cell>
        </table:table-row>
        <table:table-row>
          <table:table-cell>
            <text:p>410452208</text:p>
          </table:table-cell>
          <table:table-cell>
            <text:p>239534802</text:p>
          </table:table-cell>
          <table:table-cell>
            <text:p>663213504</text:p>
          </table:table-cell>
          <table:table-cell>
            <text:p>867821994</text:p>
          </table:table-cell>
          <table:table-cell>
            <text:p>794237544</text:p>
          </table:table-cell>
          <table:table-cell>
            <text:p>425777985</text:p>
          </table:table-cell>
          <table:table-cell>
            <text:p>796664634</text:p>
          </table:table-cell>
        </table:table-row>
        <table:table-row>
          <table:table-cell>
            <text:p>675312693</text:p>
          </table:table-cell>
          <table:table-cell>
            <text:p>497225805</text:p>
          </table:table-cell>
          <table:table-cell>
            <text:p>244800328</text:p>
          </table:table-cell>
          <table:table-cell>
            <text:p>88801654</text:p>
          </table:table-cell>
          <table:table-cell>
            <text:p>669595798</text:p>
          </table:table-cell>
          <table:table-cell>
            <text:p>992301245</text:p>
          </table:table-cell>
          <table:table-cell>
            <text:p>161361122</text:p>
          </table:table-cell>
        </table:table-row>
        <table:table-row>
          <table:table-cell>
            <text:p>827525440</text:p>
          </table:table-cell>
          <table:table-cell>
            <text:p>153523429</text:p>
          </table:table-cell>
          <table:table-cell>
            <text:p>25779514</text:p>
          </table:table-cell>
          <table:table-cell>
            <text:p>18831818</text:p>
          </table:table-cell>
          <table:table-cell>
            <text:p>16493292</text:p>
          </table:table-cell>
          <table:table-cell>
            <text:p>672516913</text:p>
          </table:table-cell>
          <table:table-cell>
            <text:p>288368444</text:p>
          </table:table-cell>
        </table:table-row>
        <table:table-row>
          <table:table-cell>
            <text:p>435113050</text:p>
          </table:table-cell>
          <table:table-cell>
            <text:p>821214082</text:p>
          </table:table-cell>
          <table:table-cell>
            <text:p>307440988</text:p>
          </table:table-cell>
          <table:table-cell>
            <text:p>117286559</text:p>
          </table:table-cell>
          <table:table-cell>
            <text:p>824682942</text:p>
          </table:table-cell>
          <table:table-cell>
            <text:p>655503466</text:p>
          </table:table-cell>
          <table:table-cell>
            <text:p>949140902</text:p>
          </table:table-cell>
        </table:table-row>
        <table:table-row>
          <table:table-cell>
            <text:p>30639269</text:p>
          </table:table-cell>
          <table:table-cell>
            <text:p>343250805</text:p>
          </table:table-cell>
          <table:table-cell>
            <text:p>159000583</text:p>
          </table:table-cell>
          <table:table-cell>
            <text:p>62575613</text:p>
          </table:table-cell>
          <table:table-cell>
            <text:p>954900890</text:p>
          </table:table-cell>
          <table:table-cell>
            <text:p>900911943</text:p>
          </table:table-cell>
          <table:table-cell>
            <text:p>795593348</text:p>
          </table:table-cell>
        </table:table-row>
        <table:table-row>
          <table:table-cell>
            <text:p>552716981</text:p>
          </table:table-cell>
          <table:table-cell>
            <text:p>151757299</text:p>
          </table:table-cell>
          <table:table-cell>
            <text:p>814523602</text:p>
          </table:table-cell>
          <table:table-cell>
            <text:p>200582910</text:p>
          </table:table-cell>
          <table:table-cell>
            <text:p>414713447</text:p>
          </table:table-cell>
          <table:table-cell>
            <text:p>18684214</text:p>
          </table:table-cell>
          <table:table-cell>
            <text:p>838427211</text:p>
          </table:table-cell>
        </table:table-row>
        <table:table-row>
          <table:table-cell>
            <text:p>274566439</text:p>
          </table:table-cell>
          <table:table-cell>
            <text:p>116472580</text:p>
          </table:table-cell>
          <table:table-cell>
            <text:p>642665782</text:p>
          </table:table-cell>
          <table:table-cell>
            <text:p>197592036</text:p>
          </table:table-cell>
          <table:table-cell>
            <text:p>344436181</text:p>
          </table:table-cell>
          <table:table-cell>
            <text:p>405575158</text:p>
          </table:table-cell>
          <table:table-cell>
            <text:p>433983894</text:p>
          </table:table-cell>
        </table:table-row>
        <table:table-row>
          <table:table-cell>
            <text:p>842189020</text:p>
          </table:table-cell>
          <table:table-cell>
            <text:p>787238850</text:p>
          </table:table-cell>
          <table:table-cell>
            <text:p>233300493</text:p>
          </table:table-cell>
          <table:table-cell>
            <text:p>549468743</text:p>
          </table:table-cell>
          <table:table-cell>
            <text:p>832904668</text:p>
          </table:table-cell>
          <table:table-cell>
            <text:p>766295467</text:p>
          </table:table-cell>
          <table:table-cell>
            <text:p>299048637</text:p>
          </table:table-cell>
        </table:table-row>
        <table:table-row>
          <table:table-cell>
            <text:p>349554139</text:p>
          </table:table-cell>
          <table:table-cell>
            <text:p>942527814</text:p>
          </table:table-cell>
          <table:table-cell>
            <text:p>261878831</text:p>
          </table:table-cell>
          <table:table-cell>
            <text:p>843456826</text:p>
          </table:table-cell>
          <table:table-cell>
            <text:p>511601787</text:p>
          </table:table-cell>
          <table:table-cell>
            <text:p>622238954</text:p>
          </table:table-cell>
          <table:table-cell>
            <text:p>231925031</text:p>
          </table:table-cell>
        </table:table-row>
        <table:table-row>
          <table:table-cell>
            <text:p>774207455</text:p>
          </table:table-cell>
          <table:table-cell>
            <text:p>19169027</text:p>
          </table:table-cell>
          <table:table-cell>
            <text:p>801474484</text:p>
          </table:table-cell>
          <table:table-cell>
            <text:p>4582461</text:p>
          </table:table-cell>
          <table:table-cell>
            <text:p>890854587</text:p>
          </table:table-cell>
          <table:table-cell>
            <text:p>155875442</text:p>
          </table:table-cell>
          <table:table-cell>
            <text:p>956315210</text:p>
          </table:table-cell>
        </table:table-row>
        <table:table-row>
          <table:table-cell>
            <text:p>848491388</text:p>
          </table:table-cell>
          <table:table-cell>
            <text:p>464933294</text:p>
          </table:table-cell>
          <table:table-cell>
            <text:p>883191368</text:p>
          </table:table-cell>
          <table:table-cell>
            <text:p>199416919</text:p>
          </table:table-cell>
          <table:table-cell>
            <text:p>552430816</text:p>
          </table:table-cell>
          <table:table-cell>
            <text:p>709570764</text:p>
          </table:table-cell>
          <table:table-cell>
            <text:p>523313256</text:p>
          </table:table-cell>
        </table:table-row>
        <table:table-row>
          <table:table-cell>
            <text:p>558297840</text:p>
          </table:table-cell>
          <table:table-cell>
            <text:p>468104234</text:p>
          </table:table-cell>
          <table:table-cell>
            <text:p>92798113</text:p>
          </table:table-cell>
          <table:table-cell>
            <text:p>789278188</text:p>
          </table:table-cell>
          <table:table-cell>
            <text:p>52644355</text:p>
          </table:table-cell>
          <table:table-cell>
            <text:p>605782998</text:p>
          </table:table-cell>
          <table:table-cell>
            <text:p>427872511</text:p>
          </table:table-cell>
        </table:table-row>
        <table:table-row>
          <table:table-cell>
            <text:p>926321611</text:p>
          </table:table-cell>
          <table:table-cell>
            <text:p>68197363</text:p>
          </table:table-cell>
          <table:table-cell>
            <text:p>512663553</text:p>
          </table:table-cell>
          <table:table-cell>
            <text:p>675080710</text:p>
          </table:table-cell>
          <table:table-cell>
            <text:p>422639027</text:p>
          </table:table-cell>
          <table:table-cell>
            <text:p>68285629</text:p>
          </table:table-cell>
          <table:table-cell>
            <text:p>131288493</text:p>
          </table:table-cell>
        </table:table-row>
        <table:table-row>
          <table:table-cell>
            <text:p>449239009</text:p>
          </table:table-cell>
          <table:table-cell>
            <text:p>52305762</text:p>
          </table:table-cell>
          <table:table-cell>
            <text:p>285272629</text:p>
          </table:table-cell>
          <table:table-cell>
            <text:p>425823316</text:p>
          </table:table-cell>
          <table:table-cell>
            <text:p>958352497</text:p>
          </table:table-cell>
          <table:table-cell>
            <text:p>476697130</text:p>
          </table:table-cell>
          <table:table-cell>
            <text:p>754562588</text:p>
          </table:table-cell>
        </table:table-row>
        <table:table-row>
          <table:table-cell>
            <text:p>557882986</text:p>
          </table:table-cell>
          <table:table-cell>
            <text:p>477904771</text:p>
          </table:table-cell>
          <table:table-cell>
            <text:p>475250484</text:p>
          </table:table-cell>
          <table:table-cell>
            <text:p>155406781</text:p>
          </table:table-cell>
          <table:table-cell>
            <text:p>539188804</text:p>
          </table:table-cell>
          <table:table-cell>
            <text:p>570754509</text:p>
          </table:table-cell>
          <table:table-cell>
            <text:p>370307152</text:p>
          </table:table-cell>
        </table:table-row>
        <table:table-row>
          <table:table-cell>
            <text:p>242860599</text:p>
          </table:table-cell>
          <table:table-cell>
            <text:p>23452471</text:p>
          </table:table-cell>
          <table:table-cell>
            <text:p>498992136</text:p>
          </table:table-cell>
          <table:table-cell>
            <text:p>927883704</text:p>
          </table:table-cell>
          <table:table-cell>
            <text:p>939515158</text:p>
          </table:table-cell>
          <table:table-cell>
            <text:p>791178450</text:p>
          </table:table-cell>
          <table:table-cell>
            <text:p>592872467</text:p>
          </table:table-cell>
        </table:table-row>
        <table:table-row>
          <table:table-cell>
            <text:p>622590878</text:p>
          </table:table-cell>
          <table:table-cell>
            <text:p>61324409</text:p>
          </table:table-cell>
          <table:table-cell>
            <text:p>670349614</text:p>
          </table:table-cell>
          <table:table-cell>
            <text:p>94891478</text:p>
          </table:table-cell>
          <table:table-cell>
            <text:p>607798228</text:p>
          </table:table-cell>
          <table:table-cell>
            <text:p>308269332</text:p>
          </table:table-cell>
          <table:table-cell>
            <text:p>35339931</text:p>
          </table:table-cell>
        </table:table-row>
        <table:table-row>
          <table:table-cell>
            <text:p>462588180</text:p>
          </table:table-cell>
          <table:table-cell>
            <text:p>433795979</text:p>
          </table:table-cell>
          <table:table-cell>
            <text:p>799266177</text:p>
          </table:table-cell>
          <table:table-cell>
            <text:p>616890647</text:p>
          </table:table-cell>
          <table:table-cell>
            <text:p>994929766</text:p>
          </table:table-cell>
          <table:table-cell>
            <text:p>956236355</text:p>
          </table:table-cell>
          <table:table-cell>
            <text:p>228434130</text:p>
          </table:table-cell>
        </table:table-row>
        <table:table-row>
          <table:table-cell>
            <text:p>145426220</text:p>
          </table:table-cell>
          <table:table-cell>
            <text:p>236147282</text:p>
          </table:table-cell>
          <table:table-cell>
            <text:p>810260860</text:p>
          </table:table-cell>
          <table:table-cell>
            <text:p>856658518</text:p>
          </table:table-cell>
          <table:table-cell>
            <text:p>356883225</text:p>
          </table:table-cell>
          <table:table-cell>
            <text:p>34668435</text:p>
          </table:table-cell>
          <table:table-cell>
            <text:p>143728699</text:p>
          </table:table-cell>
        </table:table-row>
        <table:table-row>
          <table:table-cell>
            <text:p>52125266</text:p>
          </table:table-cell>
          <table:table-cell>
            <text:p>860541010</text:p>
          </table:table-cell>
          <table:table-cell>
            <text:p>28563946</text:p>
          </table:table-cell>
          <table:table-cell>
            <text:p>104816961</text:p>
          </table:table-cell>
          <table:table-cell>
            <text:p>24568468</text:p>
          </table:table-cell>
          <table:table-cell>
            <text:p>163408686</text:p>
          </table:table-cell>
          <table:table-cell>
            <text:p>906219529</text:p>
          </table:table-cell>
        </table:table-row>
        <table:table-row>
          <table:table-cell>
            <text:p>772978176</text:p>
          </table:table-cell>
          <table:table-cell>
            <text:p>870265979</text:p>
          </table:table-cell>
          <table:table-cell>
            <text:p>567754453</text:p>
          </table:table-cell>
          <table:table-cell>
            <text:p>928573149</text:p>
          </table:table-cell>
          <table:table-cell>
            <text:p>941336686</text:p>
          </table:table-cell>
          <table:table-cell>
            <text:p>230398523</text:p>
          </table:table-cell>
          <table:table-cell>
            <text:p>172560778</text:p>
          </table:table-cell>
        </table:table-row>
        <table:table-row>
          <table:table-cell>
            <text:p>314162538</text:p>
          </table:table-cell>
          <table:table-cell>
            <text:p>433417235</text:p>
          </table:table-cell>
          <table:table-cell>
            <text:p>412400999</text:p>
          </table:table-cell>
          <table:table-cell>
            <text:p>635821727</text:p>
          </table:table-cell>
          <table:table-cell>
            <text:p>136060416</text:p>
          </table:table-cell>
          <table:table-cell>
            <text:p>691915523</text:p>
          </table:table-cell>
          <table:table-cell>
            <text:p>569571250</text:p>
          </table:table-cell>
        </table:table-row>
        <table:table-row>
          <table:table-cell>
            <text:p>379992745</text:p>
          </table:table-cell>
          <table:table-cell>
            <text:p>368809131</text:p>
          </table:table-cell>
          <table:table-cell>
            <text:p>880856249</text:p>
          </table:table-cell>
          <table:table-cell>
            <text:p>903029994</text:p>
          </table:table-cell>
          <table:table-cell>
            <text:p>517270674</text:p>
          </table:table-cell>
          <table:table-cell>
            <text:p>553535480</text:p>
          </table:table-cell>
          <table:table-cell>
            <text:p>721271628</text:p>
          </table:table-cell>
        </table:table-row>
        <table:table-row>
          <table:table-cell>
            <text:p>32682097</text:p>
          </table:table-cell>
          <table:table-cell>
            <text:p>999002099</text:p>
          </table:table-cell>
          <table:table-cell>
            <text:p>18139480</text:p>
          </table:table-cell>
          <table:table-cell>
            <text:p>99498829</text:p>
          </table:table-cell>
          <table:table-cell>
            <text:p>198196566</text:p>
          </table:table-cell>
          <table:table-cell>
            <text:p>402272281</text:p>
          </table:table-cell>
          <table:table-cell>
            <text:p>328424746</text:p>
          </table:table-cell>
        </table:table-row>
        <table:table-row>
          <table:table-cell>
            <text:p>791850973</text:p>
          </table:table-cell>
          <table:table-cell>
            <text:p>425594388</text:p>
          </table:table-cell>
          <table:table-cell>
            <text:p>523759075</text:p>
          </table:table-cell>
          <table:table-cell>
            <text:p>869271558</text:p>
          </table:table-cell>
          <table:table-cell>
            <text:p>7461893</text:p>
          </table:table-cell>
          <table:table-cell>
            <text:p>778137849</text:p>
          </table:table-cell>
          <table:table-cell>
            <text:p>738451669</text:p>
          </table:table-cell>
        </table:table-row>
        <table:table-row>
          <table:table-cell>
            <text:p>406747214</text:p>
          </table:table-cell>
          <table:table-cell>
            <text:p>653963651</text:p>
          </table:table-cell>
          <table:table-cell>
            <text:p>651437987</text:p>
          </table:table-cell>
          <table:table-cell>
            <text:p>39226500</text:p>
          </table:table-cell>
          <table:table-cell>
            <text:p>796085142</text:p>
          </table:table-cell>
          <table:table-cell>
            <text:p>101204973</text:p>
          </table:table-cell>
          <table:table-cell>
            <text:p>219336192</text:p>
          </table:table-cell>
        </table:table-row>
        <table:table-row>
          <table:table-cell>
            <text:p>432081579</text:p>
          </table:table-cell>
          <table:table-cell>
            <text:p>46298127</text:p>
          </table:table-cell>
          <table:table-cell>
            <text:p>389775091</text:p>
          </table:table-cell>
          <table:table-cell>
            <text:p>306608743</text:p>
          </table:table-cell>
          <table:table-cell>
            <text:p>700183444</text:p>
          </table:table-cell>
          <table:table-cell>
            <text:p>771823592</text:p>
          </table:table-cell>
          <table:table-cell>
            <text:p>280682544</text:p>
          </table:table-cell>
        </table:table-row>
        <table:table-row>
          <table:table-cell>
            <text:p>974742228</text:p>
          </table:table-cell>
          <table:table-cell>
            <text:p>269971785</text:p>
          </table:table-cell>
          <table:table-cell>
            <text:p>815995778</text:p>
          </table:table-cell>
          <table:table-cell>
            <text:p>22526989</text:p>
          </table:table-cell>
          <table:table-cell>
            <text:p>9257628</text:p>
          </table:table-cell>
          <table:table-cell>
            <text:p>992764976</text:p>
          </table:table-cell>
          <table:table-cell>
            <text:p>550686149</text:p>
          </table:table-cell>
        </table:table-row>
        <table:table-row>
          <table:table-cell>
            <text:p>459856189</text:p>
          </table:table-cell>
          <table:table-cell>
            <text:p>239109196</text:p>
          </table:table-cell>
          <table:table-cell>
            <text:p>765232387</text:p>
          </table:table-cell>
          <table:table-cell>
            <text:p>891163241</text:p>
          </table:table-cell>
          <table:table-cell>
            <text:p>275798025</text:p>
          </table:table-cell>
          <table:table-cell>
            <text:p>484900813</text:p>
          </table:table-cell>
          <table:table-cell>
            <text:p>461670630</text:p>
          </table:table-cell>
        </table:table-row>
        <table:table-row>
          <table:table-cell>
            <text:p>569196895</text:p>
          </table:table-cell>
          <table:table-cell>
            <text:p>930759177</text:p>
          </table:table-cell>
          <table:table-cell>
            <text:p>966498098</text:p>
          </table:table-cell>
          <table:table-cell>
            <text:p>953068730</text:p>
          </table:table-cell>
          <table:table-cell>
            <text:p>185666396</text:p>
          </table:table-cell>
          <table:table-cell>
            <text:p>678277905</text:p>
          </table:table-cell>
          <table:table-cell>
            <text:p>221095507</text:p>
          </table:table-cell>
        </table:table-row>
        <table:table-row>
          <table:table-cell>
            <text:p>235185641</text:p>
          </table:table-cell>
          <table:table-cell>
            <text:p>941709807</text:p>
          </table:table-cell>
          <table:table-cell>
            <text:p>859641214</text:p>
          </table:table-cell>
          <table:table-cell>
            <text:p>902516030</text:p>
          </table:table-cell>
          <table:table-cell>
            <text:p>20380299</text:p>
          </table:table-cell>
          <table:table-cell>
            <text:p>323003028</text:p>
          </table:table-cell>
          <table:table-cell>
            <text:p>442876861</text:p>
          </table:table-cell>
        </table:table-row>
        <table:table-row>
          <table:table-cell>
            <text:p>829282606</text:p>
          </table:table-cell>
          <table:table-cell>
            <text:p>673902123</text:p>
          </table:table-cell>
          <table:table-cell>
            <text:p>830689153</text:p>
          </table:table-cell>
          <table:table-cell>
            <text:p>91728852</text:p>
          </table:table-cell>
          <table:table-cell>
            <text:p>962725638</text:p>
          </table:table-cell>
          <table:table-cell>
            <text:p>711743101</text:p>
          </table:table-cell>
          <table:table-cell>
            <text:p>120488738</text:p>
          </table:table-cell>
        </table:table-row>
        <table:table-row>
          <table:table-cell>
            <text:p>267165868</text:p>
          </table:table-cell>
          <table:table-cell>
            <text:p>749581200</text:p>
          </table:table-cell>
          <table:table-cell>
            <text:p>279672392</text:p>
          </table:table-cell>
          <table:table-cell>
            <text:p>464458044</text:p>
          </table:table-cell>
          <table:table-cell>
            <text:p>483248786</text:p>
          </table:table-cell>
          <table:table-cell>
            <text:p>266452430</text:p>
          </table:table-cell>
          <table:table-cell>
            <text:p>199494333</text:p>
          </table:table-cell>
        </table:table-row>
        <table:table-row>
          <table:table-cell>
            <text:p>858870620</text:p>
          </table:table-cell>
          <table:table-cell>
            <text:p>529599577</text:p>
          </table:table-cell>
          <table:table-cell>
            <text:p>287094589</text:p>
          </table:table-cell>
          <table:table-cell>
            <text:p>604864442</text:p>
          </table:table-cell>
          <table:table-cell>
            <text:p>322264183</text:p>
          </table:table-cell>
          <table:table-cell>
            <text:p>289945984</text:p>
          </table:table-cell>
          <table:table-cell>
            <text:p>903801431</text:p>
          </table:table-cell>
        </table:table-row>
        <table:table-row>
          <table:table-cell>
            <text:p>967351810</text:p>
          </table:table-cell>
          <table:table-cell>
            <text:p>538245968</text:p>
          </table:table-cell>
          <table:table-cell>
            <text:p>970641434</text:p>
          </table:table-cell>
          <table:table-cell>
            <text:p>992133795</text:p>
          </table:table-cell>
          <table:table-cell>
            <text:p>320441069</text:p>
          </table:table-cell>
          <table:table-cell>
            <text:p>85116486</text:p>
          </table:table-cell>
          <table:table-cell>
            <text:p>95067396</text:p>
          </table:table-cell>
        </table:table-row>
        <table:table-row>
          <table:table-cell>
            <text:p>716143162</text:p>
          </table:table-cell>
          <table:table-cell>
            <text:p>157019853</text:p>
          </table:table-cell>
          <table:table-cell>
            <text:p>205804407</text:p>
          </table:table-cell>
          <table:table-cell>
            <text:p>685438362</text:p>
          </table:table-cell>
          <table:table-cell>
            <text:p>247872897</text:p>
          </table:table-cell>
          <table:table-cell>
            <text:p>333508134</text:p>
          </table:table-cell>
          <table:table-cell>
            <text:p>238154012</text:p>
          </table:table-cell>
        </table:table-row>
        <table:table-row>
          <table:table-cell>
            <text:p>545295527</text:p>
          </table:table-cell>
          <table:table-cell>
            <text:p>691444689</text:p>
          </table:table-cell>
          <table:table-cell>
            <text:p>31750310</text:p>
          </table:table-cell>
          <table:table-cell>
            <text:p>596716923</text:p>
          </table:table-cell>
          <table:table-cell>
            <text:p>743569926</text:p>
          </table:table-cell>
          <table:table-cell>
            <text:p>915531247</text:p>
          </table:table-cell>
          <table:table-cell>
            <text:p>238915563</text:p>
          </table:table-cell>
        </table:table-row>
        <table:table-row>
          <table:table-cell>
            <text:p>967638069</text:p>
          </table:table-cell>
          <table:table-cell>
            <text:p>630432960</text:p>
          </table:table-cell>
          <table:table-cell>
            <text:p>847095634</text:p>
          </table:table-cell>
          <table:table-cell>
            <text:p>919731769</text:p>
          </table:table-cell>
          <table:table-cell>
            <text:p>968338769</text:p>
          </table:table-cell>
          <table:table-cell>
            <text:p>785802197</text:p>
          </table:table-cell>
          <table:table-cell>
            <text:p>819757602</text:p>
          </table:table-cell>
        </table:table-row>
        <table:table-row>
          <table:table-cell>
            <text:p>51835755</text:p>
          </table:table-cell>
          <table:table-cell>
            <text:p>735885094</text:p>
          </table:table-cell>
          <table:table-cell>
            <text:p>211830302</text:p>
          </table:table-cell>
          <table:table-cell>
            <text:p>635683755</text:p>
          </table:table-cell>
          <table:table-cell>
            <text:p>959078879</text:p>
          </table:table-cell>
          <table:table-cell>
            <text:p>524492180</text:p>
          </table:table-cell>
          <table:table-cell>
            <text:p>193979203</text:p>
          </table:table-cell>
        </table:table-row>
        <table:table-row>
          <table:table-cell>
            <text:p>415751323</text:p>
          </table:table-cell>
          <table:table-cell>
            <text:p>249627277</text:p>
          </table:table-cell>
          <table:table-cell>
            <text:p>356901699</text:p>
          </table:table-cell>
          <table:table-cell>
            <text:p>826955137</text:p>
          </table:table-cell>
          <table:table-cell>
            <text:p>446138102</text:p>
          </table:table-cell>
          <table:table-cell>
            <text:p>368308420</text:p>
          </table:table-cell>
          <table:table-cell>
            <text:p>185417600</text:p>
          </table:table-cell>
        </table:table-row>
        <table:table-row>
          <table:table-cell>
            <text:p>496486882</text:p>
          </table:table-cell>
          <table:table-cell>
            <text:p>485423518</text:p>
          </table:table-cell>
          <table:table-cell>
            <text:p>371181209</text:p>
          </table:table-cell>
          <table:table-cell>
            <text:p>131411366</text:p>
          </table:table-cell>
          <table:table-cell>
            <text:p>647942919</text:p>
          </table:table-cell>
          <table:table-cell>
            <text:p>617236402</text:p>
          </table:table-cell>
          <table:table-cell>
            <text:p>600159543</text:p>
          </table:table-cell>
        </table:table-row>
        <table:table-row>
          <table:table-cell>
            <text:p>154917443</text:p>
          </table:table-cell>
          <table:table-cell>
            <text:p>402018041</text:p>
          </table:table-cell>
          <table:table-cell>
            <text:p>626814606</text:p>
          </table:table-cell>
          <table:table-cell>
            <text:p>153272317</text:p>
          </table:table-cell>
          <table:table-cell>
            <text:p>721256209</text:p>
          </table:table-cell>
          <table:table-cell>
            <text:p>28324979</text:p>
          </table:table-cell>
          <table:table-cell>
            <text:p>245651005</text:p>
          </table:table-cell>
        </table:table-row>
        <table:table-row>
          <table:table-cell>
            <text:p>691585116</text:p>
          </table:table-cell>
          <table:table-cell>
            <text:p>568069396</text:p>
          </table:table-cell>
          <table:table-cell>
            <text:p>837205257</text:p>
          </table:table-cell>
          <table:table-cell>
            <text:p>195802908</text:p>
          </table:table-cell>
          <table:table-cell>
            <text:p>357357836</text:p>
          </table:table-cell>
          <table:table-cell>
            <text:p>8968972</text:p>
          </table:table-cell>
          <table:table-cell>
            <text:p>977939145</text:p>
          </table:table-cell>
        </table:table-row>
        <table:table-row>
          <table:table-cell>
            <text:p>636711218</text:p>
          </table:table-cell>
          <table:table-cell>
            <text:p>561471860</text:p>
          </table:table-cell>
          <table:table-cell>
            <text:p>249087438</text:p>
          </table:table-cell>
          <table:table-cell>
            <text:p>358687125</text:p>
          </table:table-cell>
          <table:table-cell>
            <text:p>960636306</text:p>
          </table:table-cell>
          <table:table-cell>
            <text:p>467731244</text:p>
          </table:table-cell>
          <table:table-cell>
            <text:p>540818116</text:p>
          </table:table-cell>
        </table:table-row>
        <table:table-row>
          <table:table-cell>
            <text:p>945481993</text:p>
          </table:table-cell>
          <table:table-cell>
            <text:p>471476342</text:p>
          </table:table-cell>
          <table:table-cell>
            <text:p>659561779</text:p>
          </table:table-cell>
          <table:table-cell>
            <text:p>871233396</text:p>
          </table:table-cell>
          <table:table-cell>
            <text:p>974353682</text:p>
          </table:table-cell>
          <table:table-cell>
            <text:p>336822390</text:p>
          </table:table-cell>
          <table:table-cell>
            <text:p>942151173</text:p>
          </table:table-cell>
        </table:table-row>
        <table:table-row>
          <table:table-cell>
            <text:p>512154050</text:p>
          </table:table-cell>
          <table:table-cell>
            <text:p>12844937</text:p>
          </table:table-cell>
          <table:table-cell>
            <text:p>811893448</text:p>
          </table:table-cell>
          <table:table-cell>
            <text:p>384087825</text:p>
          </table:table-cell>
          <table:table-cell>
            <text:p>417600785</text:p>
          </table:table-cell>
          <table:table-cell>
            <text:p>106339575</text:p>
          </table:table-cell>
          <table:table-cell>
            <text:p>826636007</text:p>
          </table:table-cell>
        </table:table-row>
        <table:table-row>
          <table:table-cell>
            <text:p>366371981</text:p>
          </table:table-cell>
          <table:table-cell>
            <text:p>146771965</text:p>
          </table:table-cell>
          <table:table-cell>
            <text:p>819825725</text:p>
          </table:table-cell>
          <table:table-cell>
            <text:p>483290366</text:p>
          </table:table-cell>
          <table:table-cell>
            <text:p>864262979</text:p>
          </table:table-cell>
          <table:table-cell>
            <text:p>888270877</text:p>
          </table:table-cell>
          <table:table-cell>
            <text:p>96415382</text:p>
          </table:table-cell>
        </table:table-row>
        <table:table-row>
          <table:table-cell>
            <text:p>135982825</text:p>
          </table:table-cell>
          <table:table-cell>
            <text:p>638804826</text:p>
          </table:table-cell>
          <table:table-cell>
            <text:p>120978261</text:p>
          </table:table-cell>
          <table:table-cell>
            <text:p>611411055</text:p>
          </table:table-cell>
          <table:table-cell>
            <text:p>573940414</text:p>
          </table:table-cell>
          <table:table-cell>
            <text:p>974426084</text:p>
          </table:table-cell>
          <table:table-cell>
            <text:p>697481561</text:p>
          </table:table-cell>
        </table:table-row>
        <table:table-row>
          <table:table-cell>
            <text:p>580454294</text:p>
          </table:table-cell>
          <table:table-cell>
            <text:p>481404437</text:p>
          </table:table-cell>
          <table:table-cell>
            <text:p>218351440</text:p>
          </table:table-cell>
          <table:table-cell>
            <text:p>448593474</text:p>
          </table:table-cell>
          <table:table-cell>
            <text:p>93223358</text:p>
          </table:table-cell>
          <table:table-cell>
            <text:p>554784837</text:p>
          </table:table-cell>
          <table:table-cell>
            <text:p>602907455</text:p>
          </table:table-cell>
        </table:table-row>
        <table:table-row>
          <table:table-cell>
            <text:p>568870641</text:p>
          </table:table-cell>
          <table:table-cell>
            <text:p>789843994</text:p>
          </table:table-cell>
          <table:table-cell>
            <text:p>995616124</text:p>
          </table:table-cell>
          <table:table-cell>
            <text:p>182163703</text:p>
          </table:table-cell>
          <table:table-cell>
            <text:p>431784549</text:p>
          </table:table-cell>
          <table:table-cell>
            <text:p>488319770</text:p>
          </table:table-cell>
          <table:table-cell>
            <text:p>364425032</text:p>
          </table:table-cell>
        </table:table-row>
        <table:table-row>
          <table:table-cell>
            <text:p>69742813</text:p>
          </table:table-cell>
          <table:table-cell>
            <text:p>657755770</text:p>
          </table:table-cell>
          <table:table-cell>
            <text:p>285793059</text:p>
          </table:table-cell>
          <table:table-cell>
            <text:p>429740320</text:p>
          </table:table-cell>
          <table:table-cell>
            <text:p>363605456</text:p>
          </table:table-cell>
          <table:table-cell>
            <text:p>787616266</text:p>
          </table:table-cell>
          <table:table-cell>
            <text:p>721640108</text:p>
          </table:table-cell>
        </table:table-row>
        <table:table-row>
          <table:table-cell>
            <text:p>724649659</text:p>
          </table:table-cell>
          <table:table-cell>
            <text:p>4891813</text:p>
          </table:table-cell>
          <table:table-cell>
            <text:p>849776592</text:p>
          </table:table-cell>
          <table:table-cell>
            <text:p>176558809</text:p>
          </table:table-cell>
          <table:table-cell>
            <text:p>336435253</text:p>
          </table:table-cell>
          <table:table-cell>
            <text:p>733654928</text:p>
          </table:table-cell>
          <table:table-cell>
            <text:p>501912559</text:p>
          </table:table-cell>
        </table:table-row>
        <table:table-row>
          <table:table-cell>
            <text:p>493055812</text:p>
          </table:table-cell>
          <table:table-cell>
            <text:p>995283025</text:p>
          </table:table-cell>
          <table:table-cell>
            <text:p>928905300</text:p>
          </table:table-cell>
          <table:table-cell>
            <text:p>55614476</text:p>
          </table:table-cell>
          <table:table-cell>
            <text:p>688974256</text:p>
          </table:table-cell>
          <table:table-cell>
            <text:p>915568661</text:p>
          </table:table-cell>
          <table:table-cell>
            <text:p>130412338</text:p>
          </table:table-cell>
        </table:table-row>
        <table:table-row>
          <table:table-cell>
            <text:p>727237095</text:p>
          </table:table-cell>
          <table:table-cell>
            <text:p>979166280</text:p>
          </table:table-cell>
          <table:table-cell>
            <text:p>791953167</text:p>
          </table:table-cell>
          <table:table-cell>
            <text:p>685762938</text:p>
          </table:table-cell>
          <table:table-cell>
            <text:p>487240965</text:p>
          </table:table-cell>
          <table:table-cell>
            <text:p>554477101</text:p>
          </table:table-cell>
          <table:table-cell>
            <text:p>631195051</text:p>
          </table:table-cell>
        </table:table-row>
        <table:table-row>
          <table:table-cell>
            <text:p>771266193</text:p>
          </table:table-cell>
          <table:table-cell>
            <text:p>70197364</text:p>
          </table:table-cell>
          <table:table-cell>
            <text:p>959881030</text:p>
          </table:table-cell>
          <table:table-cell>
            <text:p>813687154</text:p>
          </table:table-cell>
          <table:table-cell>
            <text:p>419386578</text:p>
          </table:table-cell>
          <table:table-cell>
            <text:p>855741722</text:p>
          </table:table-cell>
          <table:table-cell>
            <text:p>296640312</text:p>
          </table:table-cell>
        </table:table-row>
        <table:table-row>
          <table:table-cell>
            <text:p>116670617</text:p>
          </table:table-cell>
          <table:table-cell>
            <text:p>57394178</text:p>
          </table:table-cell>
          <table:table-cell>
            <text:p>238311513</text:p>
          </table:table-cell>
          <table:table-cell>
            <text:p>987094482</text:p>
          </table:table-cell>
          <table:table-cell>
            <text:p>825057376</text:p>
          </table:table-cell>
          <table:table-cell>
            <text:p>338616157</text:p>
          </table:table-cell>
          <table:table-cell>
            <text:p>305762994</text:p>
          </table:table-cell>
        </table:table-row>
        <table:table-row>
          <table:table-cell>
            <text:p>166444794</text:p>
          </table:table-cell>
          <table:table-cell>
            <text:p>614215911</text:p>
          </table:table-cell>
          <table:table-cell>
            <text:p>571425379</text:p>
          </table:table-cell>
          <table:table-cell>
            <text:p>395680964</text:p>
          </table:table-cell>
          <table:table-cell>
            <text:p>52260036</text:p>
          </table:table-cell>
          <table:table-cell>
            <text:p>526516333</text:p>
          </table:table-cell>
          <table:table-cell>
            <text:p>706246234</text:p>
          </table:table-cell>
        </table:table-row>
        <table:table-row>
          <table:table-cell>
            <text:p>152852365</text:p>
          </table:table-cell>
          <table:table-cell>
            <text:p>158351213</text:p>
          </table:table-cell>
          <table:table-cell>
            <text:p>957575558</text:p>
          </table:table-cell>
          <table:table-cell>
            <text:p>832299033</text:p>
          </table:table-cell>
          <table:table-cell>
            <text:p>740973271</text:p>
          </table:table-cell>
          <table:table-cell>
            <text:p>188389719</text:p>
          </table:table-cell>
          <table:table-cell>
            <text:p>950629477</text:p>
          </table:table-cell>
        </table:table-row>
        <table:table-row>
          <table:table-cell>
            <text:p>535523314</text:p>
          </table:table-cell>
          <table:table-cell>
            <text:p>724714171</text:p>
          </table:table-cell>
          <table:table-cell>
            <text:p>262283387</text:p>
          </table:table-cell>
          <table:table-cell>
            <text:p>638400845</text:p>
          </table:table-cell>
          <table:table-cell>
            <text:p>576332966</text:p>
          </table:table-cell>
          <table:table-cell>
            <text:p>199669164</text:p>
          </table:table-cell>
          <table:table-cell>
            <text:p>386285260</text:p>
          </table:table-cell>
        </table:table-row>
        <table:table-row>
          <table:table-cell>
            <text:p>347051914</text:p>
          </table:table-cell>
          <table:table-cell>
            <text:p>75511721</text:p>
          </table:table-cell>
          <table:table-cell>
            <text:p>203681835</text:p>
          </table:table-cell>
          <table:table-cell>
            <text:p>475333611</text:p>
          </table:table-cell>
          <table:table-cell>
            <text:p>983813770</text:p>
          </table:table-cell>
          <table:table-cell>
            <text:p>823297068</text:p>
          </table:table-cell>
          <table:table-cell>
            <text:p>924293499</text:p>
          </table:table-cell>
        </table:table-row>
        <table:table-row>
          <table:table-cell>
            <text:p>590840537</text:p>
          </table:table-cell>
          <table:table-cell>
            <text:p>197401808</text:p>
          </table:table-cell>
          <table:table-cell>
            <text:p>28277050</text:p>
          </table:table-cell>
          <table:table-cell>
            <text:p>58160230</text:p>
          </table:table-cell>
          <table:table-cell>
            <text:p>857303523</text:p>
          </table:table-cell>
          <table:table-cell>
            <text:p>815889147</text:p>
          </table:table-cell>
          <table:table-cell>
            <text:p>789202386</text:p>
          </table:table-cell>
        </table:table-row>
        <table:table-row>
          <table:table-cell>
            <text:p>836594845</text:p>
          </table:table-cell>
          <table:table-cell>
            <text:p>948217920</text:p>
          </table:table-cell>
          <table:table-cell>
            <text:p>644651970</text:p>
          </table:table-cell>
          <table:table-cell>
            <text:p>493523381</text:p>
          </table:table-cell>
          <table:table-cell>
            <text:p>192202162</text:p>
          </table:table-cell>
          <table:table-cell>
            <text:p>110251759</text:p>
          </table:table-cell>
          <table:table-cell>
            <text:p>655823485</text:p>
          </table:table-cell>
        </table:table-row>
        <table:table-row>
          <table:table-cell>
            <text:p>633280936</text:p>
          </table:table-cell>
          <table:table-cell>
            <text:p>903419688</text:p>
          </table:table-cell>
          <table:table-cell>
            <text:p>984427925</text:p>
          </table:table-cell>
          <table:table-cell>
            <text:p>489284367</text:p>
          </table:table-cell>
          <table:table-cell>
            <text:p>89486939</text:p>
          </table:table-cell>
          <table:table-cell>
            <text:p>652978194</text:p>
          </table:table-cell>
          <table:table-cell>
            <text:p>761059359</text:p>
          </table:table-cell>
        </table:table-row>
        <table:table-row>
          <table:table-cell>
            <text:p>619606046</text:p>
          </table:table-cell>
          <table:table-cell>
            <text:p>653006124</text:p>
          </table:table-cell>
          <table:table-cell>
            <text:p>534422478</text:p>
          </table:table-cell>
          <table:table-cell>
            <text:p>392516315</text:p>
          </table:table-cell>
          <table:table-cell>
            <text:p>722636207</text:p>
          </table:table-cell>
          <table:table-cell>
            <text:p>581433521</text:p>
          </table:table-cell>
          <table:table-cell>
            <text:p>852419796</text:p>
          </table:table-cell>
        </table:table-row>
        <table:table-row>
          <table:table-cell>
            <text:p>294418776</text:p>
          </table:table-cell>
          <table:table-cell>
            <text:p>621412375</text:p>
          </table:table-cell>
          <table:table-cell>
            <text:p>155846446</text:p>
          </table:table-cell>
          <table:table-cell>
            <text:p>251449289</text:p>
          </table:table-cell>
          <table:table-cell>
            <text:p>133015745</text:p>
          </table:table-cell>
          <table:table-cell>
            <text:p>804730142</text:p>
          </table:table-cell>
          <table:table-cell>
            <text:p>506678743</text:p>
          </table:table-cell>
        </table:table-row>
        <table:table-row>
          <table:table-cell>
            <text:p>522142351</text:p>
          </table:table-cell>
          <table:table-cell>
            <text:p>324427794</text:p>
          </table:table-cell>
          <table:table-cell>
            <text:p>855444583</text:p>
          </table:table-cell>
          <table:table-cell>
            <text:p>322879371</text:p>
          </table:table-cell>
          <table:table-cell>
            <text:p>11983328</text:p>
          </table:table-cell>
          <table:table-cell>
            <text:p>328234916</text:p>
          </table:table-cell>
          <table:table-cell>
            <text:p>389659527</text:p>
          </table:table-cell>
        </table:table-row>
        <table:table-row>
          <table:table-cell>
            <text:p>910443644</text:p>
          </table:table-cell>
          <table:table-cell>
            <text:p>928175662</text:p>
          </table:table-cell>
          <table:table-cell>
            <text:p>189801681</text:p>
          </table:table-cell>
          <table:table-cell>
            <text:p>911354597</text:p>
          </table:table-cell>
          <table:table-cell>
            <text:p>692733048</text:p>
          </table:table-cell>
          <table:table-cell>
            <text:p>578195684</text:p>
          </table:table-cell>
          <table:table-cell>
            <text:p>617714309</text:p>
          </table:table-cell>
        </table:table-row>
        <table:table-row>
          <table:table-cell>
            <text:p>695296744</text:p>
          </table:table-cell>
          <table:table-cell>
            <text:p>507156600</text:p>
          </table:table-cell>
          <table:table-cell>
            <text:p>151626040</text:p>
          </table:table-cell>
          <table:table-cell>
            <text:p>537609839</text:p>
          </table:table-cell>
          <table:table-cell>
            <text:p>119787331</text:p>
          </table:table-cell>
          <table:table-cell>
            <text:p>963884250</text:p>
          </table:table-cell>
          <table:table-cell>
            <text:p>580558745</text:p>
          </table:table-cell>
        </table:table-row>
        <table:table-row>
          <table:table-cell>
            <text:p>620781739</text:p>
          </table:table-cell>
          <table:table-cell>
            <text:p>949936556</text:p>
          </table:table-cell>
          <table:table-cell>
            <text:p>505155347</text:p>
          </table:table-cell>
          <table:table-cell>
            <text:p>727177312</text:p>
          </table:table-cell>
          <table:table-cell>
            <text:p>291095731</text:p>
          </table:table-cell>
          <table:table-cell>
            <text:p>638456530</text:p>
          </table:table-cell>
          <table:table-cell>
            <text:p>183120326</text:p>
          </table:table-cell>
        </table:table-row>
        <table:table-row>
          <table:table-cell>
            <text:p>128520291</text:p>
          </table:table-cell>
          <table:table-cell>
            <text:p>39184701</text:p>
          </table:table-cell>
          <table:table-cell>
            <text:p>11579219</text:p>
          </table:table-cell>
          <table:table-cell>
            <text:p>983879492</text:p>
          </table:table-cell>
          <table:table-cell>
            <text:p>114412315</text:p>
          </table:table-cell>
          <table:table-cell>
            <text:p>343356534</text:p>
          </table:table-cell>
          <table:table-cell>
            <text:p>152606425</text:p>
          </table:table-cell>
        </table:table-row>
        <table:table-row>
          <table:table-cell>
            <text:p>384981049</text:p>
          </table:table-cell>
          <table:table-cell>
            <text:p>285410938</text:p>
          </table:table-cell>
          <table:table-cell>
            <text:p>14770615</text:p>
          </table:table-cell>
          <table:table-cell>
            <text:p>283004374</text:p>
          </table:table-cell>
          <table:table-cell>
            <text:p>235221145</text:p>
          </table:table-cell>
          <table:table-cell>
            <text:p>77252387</text:p>
          </table:table-cell>
          <table:table-cell>
            <text:p>907913208</text:p>
          </table:table-cell>
        </table:table-row>
        <table:table-row>
          <table:table-cell>
            <text:p>95217840</text:p>
          </table:table-cell>
          <table:table-cell>
            <text:p>971869845</text:p>
          </table:table-cell>
          <table:table-cell>
            <text:p>601821880</text:p>
          </table:table-cell>
          <table:table-cell>
            <text:p>191744852</text:p>
          </table:table-cell>
          <table:table-cell>
            <text:p>436400621</text:p>
          </table:table-cell>
          <table:table-cell>
            <text:p>92748478</text:p>
          </table:table-cell>
          <table:table-cell>
            <text:p>622330378</text:p>
          </table:table-cell>
        </table:table-row>
        <table:table-row>
          <table:table-cell>
            <text:p>158742642</text:p>
          </table:table-cell>
          <table:table-cell>
            <text:p>708851013</text:p>
          </table:table-cell>
          <table:table-cell>
            <text:p>867277762</text:p>
          </table:table-cell>
          <table:table-cell>
            <text:p>915909548</text:p>
          </table:table-cell>
          <table:table-cell>
            <text:p>388780709</text:p>
          </table:table-cell>
          <table:table-cell>
            <text:p>915462117</text:p>
          </table:table-cell>
          <table:table-cell>
            <text:p>571424184</text:p>
          </table:table-cell>
        </table:table-row>
        <table:table-row>
          <table:table-cell>
            <text:p>789184747</text:p>
          </table:table-cell>
          <table:table-cell>
            <text:p>12977660</text:p>
          </table:table-cell>
          <table:table-cell>
            <text:p>701284047</text:p>
          </table:table-cell>
          <table:table-cell>
            <text:p>525694952</text:p>
          </table:table-cell>
          <table:table-cell>
            <text:p>124316130</text:p>
          </table:table-cell>
          <table:table-cell>
            <text:p>686689348</text:p>
          </table:table-cell>
          <table:table-cell>
            <text:p>588593375</text:p>
          </table:table-cell>
        </table:table-row>
        <table:table-row>
          <table:table-cell>
            <text:p>894630608</text:p>
          </table:table-cell>
          <table:table-cell>
            <text:p>534981444</text:p>
          </table:table-cell>
          <table:table-cell>
            <text:p>704745646</text:p>
          </table:table-cell>
          <table:table-cell>
            <text:p>806239957</text:p>
          </table:table-cell>
          <table:table-cell>
            <text:p>108307925</text:p>
          </table:table-cell>
          <table:table-cell>
            <text:p>693509853</text:p>
          </table:table-cell>
          <table:table-cell>
            <text:p>129647665</text:p>
          </table:table-cell>
        </table:table-row>
        <table:table-row>
          <table:table-cell>
            <text:p>363012547</text:p>
          </table:table-cell>
          <table:table-cell>
            <text:p>741856946</text:p>
          </table:table-cell>
          <table:table-cell>
            <text:p>257992026</text:p>
          </table:table-cell>
          <table:table-cell>
            <text:p>609478892</text:p>
          </table:table-cell>
          <table:table-cell>
            <text:p>719990581</text:p>
          </table:table-cell>
          <table:table-cell>
            <text:p>102383392</text:p>
          </table:table-cell>
          <table:table-cell>
            <text:p>113196300</text:p>
          </table:table-cell>
        </table:table-row>
        <table:table-row>
          <table:table-cell>
            <text:p>328818326</text:p>
          </table:table-cell>
          <table:table-cell>
            <text:p>48980571</text:p>
          </table:table-cell>
          <table:table-cell>
            <text:p>36858213</text:p>
          </table:table-cell>
          <table:table-cell>
            <text:p>828753572</text:p>
          </table:table-cell>
          <table:table-cell>
            <text:p>516364529</text:p>
          </table:table-cell>
          <table:table-cell>
            <text:p>150091292</text:p>
          </table:table-cell>
          <table:table-cell>
            <text:p>624549856</text:p>
          </table:table-cell>
        </table:table-row>
        <table:table-row>
          <table:table-cell>
            <text:p>916989156</text:p>
          </table:table-cell>
          <table:table-cell>
            <text:p>28876953</text:p>
          </table:table-cell>
          <table:table-cell>
            <text:p>506256557</text:p>
          </table:table-cell>
          <table:table-cell>
            <text:p>816455985</text:p>
          </table:table-cell>
          <table:table-cell>
            <text:p>41559798</text:p>
          </table:table-cell>
          <table:table-cell>
            <text:p>998622776</text:p>
          </table:table-cell>
          <table:table-cell>
            <text:p>901653144</text:p>
          </table:table-cell>
        </table:table-row>
        <table:table-row>
          <table:table-cell>
            <text:p>499259497</text:p>
          </table:table-cell>
          <table:table-cell>
            <text:p>466925469</text:p>
          </table:table-cell>
          <table:table-cell>
            <text:p>815335335</text:p>
          </table:table-cell>
          <table:table-cell>
            <text:p>761811286</text:p>
          </table:table-cell>
          <table:table-cell>
            <text:p>372101490</text:p>
          </table:table-cell>
          <table:table-cell>
            <text:p>901066308</text:p>
          </table:table-cell>
          <table:table-cell>
            <text:p>875718686</text:p>
          </table:table-cell>
        </table:table-row>
        <table:table-row>
          <table:table-cell>
            <text:p>592542364</text:p>
          </table:table-cell>
          <table:table-cell>
            <text:p>645497541</text:p>
          </table:table-cell>
          <table:table-cell>
            <text:p>210673479</text:p>
          </table:table-cell>
          <table:table-cell>
            <text:p>913916483</text:p>
          </table:table-cell>
          <table:table-cell>
            <text:p>293921728</text:p>
          </table:table-cell>
          <table:table-cell>
            <text:p>761956182</text:p>
          </table:table-cell>
          <table:table-cell>
            <text:p>770738776</text:p>
          </table:table-cell>
        </table:table-row>
        <table:table-row>
          <table:table-cell>
            <text:p>744981886</text:p>
          </table:table-cell>
          <table:table-cell>
            <text:p>569922973</text:p>
          </table:table-cell>
          <table:table-cell>
            <text:p>119076868</text:p>
          </table:table-cell>
          <table:table-cell>
            <text:p>187227919</text:p>
          </table:table-cell>
          <table:table-cell>
            <text:p>672084330</text:p>
          </table:table-cell>
          <table:table-cell>
            <text:p>29426876</text:p>
          </table:table-cell>
          <table:table-cell>
            <text:p>340626392</text:p>
          </table:table-cell>
        </table:table-row>
        <table:table-row>
          <table:table-cell>
            <text:p>880295070</text:p>
          </table:table-cell>
          <table:table-cell>
            <text:p>497976990</text:p>
          </table:table-cell>
          <table:table-cell>
            <text:p>204303993</text:p>
          </table:table-cell>
          <table:table-cell>
            <text:p>703460117</text:p>
          </table:table-cell>
          <table:table-cell>
            <text:p>369778243</text:p>
          </table:table-cell>
          <table:table-cell>
            <text:p>876993503</text:p>
          </table:table-cell>
          <table:table-cell>
            <text:p>664911419</text:p>
          </table:table-cell>
        </table:table-row>
        <table:table-row>
          <table:table-cell>
            <text:p>395830333</text:p>
          </table:table-cell>
          <table:table-cell>
            <text:p>204736286</text:p>
          </table:table-cell>
          <table:table-cell>
            <text:p>133201783</text:p>
          </table:table-cell>
          <table:table-cell>
            <text:p>451330444</text:p>
          </table:table-cell>
          <table:table-cell>
            <text:p>59688681</text:p>
          </table:table-cell>
          <table:table-cell>
            <text:p>228397291</text:p>
          </table:table-cell>
          <table:table-cell>
            <text:p>588935984</text:p>
          </table:table-cell>
        </table:table-row>
        <table:table-row>
          <table:table-cell>
            <text:p>311157720</text:p>
          </table:table-cell>
          <table:table-cell>
            <text:p>708937825</text:p>
          </table:table-cell>
          <table:table-cell>
            <text:p>806430096</text:p>
          </table:table-cell>
          <table:table-cell>
            <text:p>414138235</text:p>
          </table:table-cell>
          <table:table-cell>
            <text:p>53411210</text:p>
          </table:table-cell>
          <table:table-cell>
            <text:p>236826684</text:p>
          </table:table-cell>
          <table:table-cell>
            <text:p>10931452</text:p>
          </table:table-cell>
        </table:table-row>
        <table:table-row>
          <table:table-cell>
            <text:p>268083078</text:p>
          </table:table-cell>
          <table:table-cell>
            <text:p>404556151</text:p>
          </table:table-cell>
          <table:table-cell>
            <text:p>468777293</text:p>
          </table:table-cell>
          <table:table-cell>
            <text:p>714895520</text:p>
          </table:table-cell>
          <table:table-cell>
            <text:p>41932846</text:p>
          </table:table-cell>
          <table:table-cell>
            <text:p>293940823</text:p>
          </table:table-cell>
          <table:table-cell>
            <text:p>358793749</text:p>
          </table:table-cell>
        </table:table-row>
        <table:table-row>
          <table:table-cell>
            <text:p>154352018</text:p>
          </table:table-cell>
          <table:table-cell>
            <text:p>763940286</text:p>
          </table:table-cell>
          <table:table-cell>
            <text:p>820925624</text:p>
          </table:table-cell>
          <table:table-cell>
            <text:p>114484483</text:p>
          </table:table-cell>
          <table:table-cell>
            <text:p>888349968</text:p>
          </table:table-cell>
          <table:table-cell>
            <text:p>690632614</text:p>
          </table:table-cell>
          <table:table-cell>
            <text:p>79699295</text:p>
          </table:table-cell>
        </table:table-row>
        <table:table-row>
          <table:table-cell>
            <text:p>895102740</text:p>
          </table:table-cell>
          <table:table-cell>
            <text:p>452695858</text:p>
          </table:table-cell>
          <table:table-cell>
            <text:p>729296496</text:p>
          </table:table-cell>
          <table:table-cell>
            <text:p>205044777</text:p>
          </table:table-cell>
          <table:table-cell>
            <text:p>219737976</text:p>
          </table:table-cell>
          <table:table-cell>
            <text:p>293476595</text:p>
          </table:table-cell>
          <table:table-cell>
            <text:p>855149942</text:p>
          </table:table-cell>
        </table:table-row>
        <table:table-row>
          <table:table-cell>
            <text:p>186194889</text:p>
          </table:table-cell>
          <table:table-cell>
            <text:p>158096168</text:p>
          </table:table-cell>
          <table:table-cell>
            <text:p>41830259</text:p>
          </table:table-cell>
          <table:table-cell>
            <text:p>315288163</text:p>
          </table:table-cell>
          <table:table-cell>
            <text:p>673576344</text:p>
          </table:table-cell>
          <table:table-cell>
            <text:p>22467288</text:p>
          </table:table-cell>
          <table:table-cell>
            <text:p>172288803</text:p>
          </table:table-cell>
        </table:table-row>
        <table:table-row>
          <table:table-cell>
            <text:p>640337595</text:p>
          </table:table-cell>
          <table:table-cell>
            <text:p>972258856</text:p>
          </table:table-cell>
          <table:table-cell>
            <text:p>436701710</text:p>
          </table:table-cell>
          <table:table-cell>
            <text:p>612350169</text:p>
          </table:table-cell>
          <table:table-cell>
            <text:p>906944712</text:p>
          </table:table-cell>
          <table:table-cell>
            <text:p>787405500</text:p>
          </table:table-cell>
          <table:table-cell>
            <text:p>281354432</text:p>
          </table:table-cell>
        </table:table-row>
        <table:table-row>
          <table:table-cell>
            <text:p>429799205</text:p>
          </table:table-cell>
          <table:table-cell>
            <text:p>362810621</text:p>
          </table:table-cell>
          <table:table-cell>
            <text:p>282462769</text:p>
          </table:table-cell>
          <table:table-cell>
            <text:p>852651304</text:p>
          </table:table-cell>
          <table:table-cell>
            <text:p>60303214</text:p>
          </table:table-cell>
          <table:table-cell>
            <text:p>476991861</text:p>
          </table:table-cell>
          <table:table-cell>
            <text:p>446593044</text:p>
          </table:table-cell>
        </table:table-row>
        <table:table-row>
          <table:table-cell>
            <text:p>309617641</text:p>
          </table:table-cell>
          <table:table-cell>
            <text:p>701835283</text:p>
          </table:table-cell>
          <table:table-cell>
            <text:p>713544815</text:p>
          </table:table-cell>
          <table:table-cell>
            <text:p>964420808</text:p>
          </table:table-cell>
          <table:table-cell>
            <text:p>993542924</text:p>
          </table:table-cell>
          <table:table-cell>
            <text:p>638702951</text:p>
          </table:table-cell>
          <table:table-cell>
            <text:p>404697557</text:p>
          </table:table-cell>
        </table:table-row>
        <table:table-row>
          <table:table-cell>
            <text:p>994142758</text:p>
          </table:table-cell>
          <table:table-cell>
            <text:p>477957028</text:p>
          </table:table-cell>
          <table:table-cell>
            <text:p>467806051</text:p>
          </table:table-cell>
          <table:table-cell>
            <text:p>604205543</text:p>
          </table:table-cell>
          <table:table-cell>
            <text:p>378146748</text:p>
          </table:table-cell>
          <table:table-cell>
            <text:p>793947947</text:p>
          </table:table-cell>
          <table:table-cell>
            <text:p>294895462</text:p>
          </table:table-cell>
        </table:table-row>
        <table:table-row>
          <table:table-cell>
            <text:p>857012864</text:p>
          </table:table-cell>
          <table:table-cell>
            <text:p>189396933</text:p>
          </table:table-cell>
          <table:table-cell>
            <text:p>433639464</text:p>
          </table:table-cell>
          <table:table-cell>
            <text:p>774300083</text:p>
          </table:table-cell>
          <table:table-cell>
            <text:p>92046731</text:p>
          </table:table-cell>
          <table:table-cell>
            <text:p>731470928</text:p>
          </table:table-cell>
          <table:table-cell>
            <text:p>28962719</text:p>
          </table:table-cell>
        </table:table-row>
        <table:table-row>
          <table:table-cell>
            <text:p>554127390</text:p>
          </table:table-cell>
          <table:table-cell>
            <text:p>511046282</text:p>
          </table:table-cell>
          <table:table-cell>
            <text:p>45411769</text:p>
          </table:table-cell>
          <table:table-cell>
            <text:p>10541233</text:p>
          </table:table-cell>
          <table:table-cell>
            <text:p>939704914</text:p>
          </table:table-cell>
          <table:table-cell>
            <text:p>258568395</text:p>
          </table:table-cell>
          <table:table-cell>
            <text:p>302209673</text:p>
          </table:table-cell>
        </table:table-row>
        <table:table-row>
          <table:table-cell>
            <text:p>660594122</text:p>
          </table:table-cell>
          <table:table-cell>
            <text:p>378393482</text:p>
          </table:table-cell>
          <table:table-cell>
            <text:p>200793678</text:p>
          </table:table-cell>
          <table:table-cell>
            <text:p>260180891</text:p>
          </table:table-cell>
          <table:table-cell>
            <text:p>626386214</text:p>
          </table:table-cell>
          <table:table-cell>
            <text:p>793596742</text:p>
          </table:table-cell>
          <table:table-cell>
            <text:p>728907041</text:p>
          </table:table-cell>
        </table:table-row>
        <table:table-row>
          <table:table-cell>
            <text:p>570471652</text:p>
          </table:table-cell>
          <table:table-cell>
            <text:p>190596208</text:p>
          </table:table-cell>
          <table:table-cell>
            <text:p>622420290</text:p>
          </table:table-cell>
          <table:table-cell>
            <text:p>167143051</text:p>
          </table:table-cell>
          <table:table-cell>
            <text:p>824354184</text:p>
          </table:table-cell>
          <table:table-cell>
            <text:p>326697440</text:p>
          </table:table-cell>
          <table:table-cell>
            <text:p>996425904</text:p>
          </table:table-cell>
        </table:table-row>
        <table:table-row>
          <table:table-cell>
            <text:p>140010579</text:p>
          </table:table-cell>
          <table:table-cell>
            <text:p>582534805</text:p>
          </table:table-cell>
          <table:table-cell>
            <text:p>970560955</text:p>
          </table:table-cell>
          <table:table-cell>
            <text:p>135164270</text:p>
          </table:table-cell>
          <table:table-cell>
            <text:p>958603331</text:p>
          </table:table-cell>
          <table:table-cell>
            <text:p>264891222</text:p>
          </table:table-cell>
          <table:table-cell>
            <text:p>314026221</text:p>
          </table:table-cell>
        </table:table-row>
        <table:table-row>
          <table:table-cell>
            <text:p>861156777</text:p>
          </table:table-cell>
          <table:table-cell>
            <text:p>429545740</text:p>
          </table:table-cell>
          <table:table-cell>
            <text:p>821440472</text:p>
          </table:table-cell>
          <table:table-cell>
            <text:p>59118364</text:p>
          </table:table-cell>
          <table:table-cell>
            <text:p>823739307</text:p>
          </table:table-cell>
          <table:table-cell>
            <text:p>979068333</text:p>
          </table:table-cell>
          <table:table-cell>
            <text:p>701617178</text:p>
          </table:table-cell>
        </table:table-row>
        <table:table-row>
          <table:table-cell>
            <text:p>781762860</text:p>
          </table:table-cell>
          <table:table-cell>
            <text:p>647599413</text:p>
          </table:table-cell>
          <table:table-cell>
            <text:p>141288891</text:p>
          </table:table-cell>
          <table:table-cell>
            <text:p>715160593</text:p>
          </table:table-cell>
          <table:table-cell>
            <text:p>306536308</text:p>
          </table:table-cell>
          <table:table-cell>
            <text:p>116307927</text:p>
          </table:table-cell>
          <table:table-cell>
            <text:p>868062234</text:p>
          </table:table-cell>
        </table:table-row>
        <table:table-row>
          <table:table-cell>
            <text:p>583592478</text:p>
          </table:table-cell>
          <table:table-cell>
            <text:p>590499225</text:p>
          </table:table-cell>
          <table:table-cell>
            <text:p>287486631</text:p>
          </table:table-cell>
          <table:table-cell>
            <text:p>666713902</text:p>
          </table:table-cell>
          <table:table-cell>
            <text:p>243912290</text:p>
          </table:table-cell>
          <table:table-cell>
            <text:p>290968377</text:p>
          </table:table-cell>
          <table:table-cell>
            <text:p>327718784</text:p>
          </table:table-cell>
        </table:table-row>
        <table:table-row>
          <table:table-cell>
            <text:p>810905652</text:p>
          </table:table-cell>
          <table:table-cell>
            <text:p>531480051</text:p>
          </table:table-cell>
          <table:table-cell>
            <text:p>516656458</text:p>
          </table:table-cell>
          <table:table-cell>
            <text:p>540413206</text:p>
          </table:table-cell>
          <table:table-cell>
            <text:p>303218177</text:p>
          </table:table-cell>
          <table:table-cell>
            <text:p>53578625</text:p>
          </table:table-cell>
          <table:table-cell>
            <text:p>421034196</text:p>
          </table:table-cell>
        </table:table-row>
        <table:table-row>
          <table:table-cell>
            <text:p>501479141</text:p>
          </table:table-cell>
          <table:table-cell>
            <text:p>192272682</text:p>
          </table:table-cell>
          <table:table-cell>
            <text:p>551970177</text:p>
          </table:table-cell>
          <table:table-cell>
            <text:p>462126107</text:p>
          </table:table-cell>
          <table:table-cell>
            <text:p>912708589</text:p>
          </table:table-cell>
          <table:table-cell>
            <text:p>618747043</text:p>
          </table:table-cell>
          <table:table-cell>
            <text:p>863691613</text:p>
          </table:table-cell>
        </table:table-row>
        <table:table-row>
          <table:table-cell>
            <text:p>148266485</text:p>
          </table:table-cell>
          <table:table-cell>
            <text:p>898821823</text:p>
          </table:table-cell>
          <table:table-cell>
            <text:p>826877792</text:p>
          </table:table-cell>
          <table:table-cell>
            <text:p>420729219</text:p>
          </table:table-cell>
          <table:table-cell>
            <text:p>172709024</text:p>
          </table:table-cell>
          <table:table-cell>
            <text:p>38875959</text:p>
          </table:table-cell>
          <table:table-cell>
            <text:p>799850750</text:p>
          </table:table-cell>
        </table:table-row>
        <table:table-row>
          <table:table-cell>
            <text:p>747077522</text:p>
          </table:table-cell>
          <table:table-cell>
            <text:p>653046049</text:p>
          </table:table-cell>
          <table:table-cell>
            <text:p>174677635</text:p>
          </table:table-cell>
          <table:table-cell>
            <text:p>304348796</text:p>
          </table:table-cell>
          <table:table-cell>
            <text:p>189186925</text:p>
          </table:table-cell>
          <table:table-cell>
            <text:p>811212486</text:p>
          </table:table-cell>
          <table:table-cell>
            <text:p>984493933</text:p>
          </table:table-cell>
        </table:table-row>
        <table:table-row>
          <table:table-cell>
            <text:p>257671353</text:p>
          </table:table-cell>
          <table:table-cell>
            <text:p>816965704</text:p>
          </table:table-cell>
          <table:table-cell>
            <text:p>530091146</text:p>
          </table:table-cell>
          <table:table-cell>
            <text:p>655843650</text:p>
          </table:table-cell>
          <table:table-cell>
            <text:p>359562200</text:p>
          </table:table-cell>
          <table:table-cell>
            <text:p>582624021</text:p>
          </table:table-cell>
          <table:table-cell>
            <text:p>686626824</text:p>
          </table:table-cell>
        </table:table-row>
        <table:table-row>
          <table:table-cell>
            <text:p>106691550</text:p>
          </table:table-cell>
          <table:table-cell>
            <text:p>262825172</text:p>
          </table:table-cell>
          <table:table-cell>
            <text:p>294002562</text:p>
          </table:table-cell>
          <table:table-cell>
            <text:p>306489361</text:p>
          </table:table-cell>
          <table:table-cell>
            <text:p>876581296</text:p>
          </table:table-cell>
          <table:table-cell>
            <text:p>828628271</text:p>
          </table:table-cell>
          <table:table-cell>
            <text:p>171781714</text:p>
          </table:table-cell>
        </table:table-row>
        <table:table-row>
          <table:table-cell>
            <text:p>950443192</text:p>
          </table:table-cell>
          <table:table-cell>
            <text:p>282469380</text:p>
          </table:table-cell>
          <table:table-cell>
            <text:p>515676216</text:p>
          </table:table-cell>
          <table:table-cell>
            <text:p>502329920</text:p>
          </table:table-cell>
          <table:table-cell>
            <text:p>250041203</text:p>
          </table:table-cell>
          <table:table-cell>
            <text:p>432085815</text:p>
          </table:table-cell>
          <table:table-cell>
            <text:p>535601799</text:p>
          </table:table-cell>
        </table:table-row>
        <table:table-row>
          <table:table-cell>
            <text:p>477206821</text:p>
          </table:table-cell>
          <table:table-cell>
            <text:p>563137293</text:p>
          </table:table-cell>
          <table:table-cell>
            <text:p>456658088</text:p>
          </table:table-cell>
          <table:table-cell>
            <text:p>790987961</text:p>
          </table:table-cell>
          <table:table-cell>
            <text:p>656530253</text:p>
          </table:table-cell>
          <table:table-cell>
            <text:p>376059671</text:p>
          </table:table-cell>
          <table:table-cell>
            <text:p>432360237</text:p>
          </table:table-cell>
        </table:table-row>
        <table:table-row>
          <table:table-cell>
            <text:p>776944664</text:p>
          </table:table-cell>
          <table:table-cell>
            <text:p>819689925</text:p>
          </table:table-cell>
          <table:table-cell>
            <text:p>423209835</text:p>
          </table:table-cell>
          <table:table-cell>
            <text:p>672230527</text:p>
          </table:table-cell>
          <table:table-cell>
            <text:p>227028163</text:p>
          </table:table-cell>
          <table:table-cell>
            <text:p>584926786</text:p>
          </table:table-cell>
          <table:table-cell>
            <text:p>402685412</text:p>
          </table:table-cell>
        </table:table-row>
        <table:table-row>
          <table:table-cell>
            <text:p>560249539</text:p>
          </table:table-cell>
          <table:table-cell>
            <text:p>388390759</text:p>
          </table:table-cell>
          <table:table-cell>
            <text:p>798744175</text:p>
          </table:table-cell>
          <table:table-cell>
            <text:p>347594757</text:p>
          </table:table-cell>
          <table:table-cell>
            <text:p>829625387</text:p>
          </table:table-cell>
          <table:table-cell>
            <text:p>987804447</text:p>
          </table:table-cell>
          <table:table-cell>
            <text:p>681643518</text:p>
          </table:table-cell>
        </table:table-row>
        <table:table-row>
          <table:table-cell>
            <text:p>993561188</text:p>
          </table:table-cell>
          <table:table-cell>
            <text:p>545799131</text:p>
          </table:table-cell>
          <table:table-cell>
            <text:p>931942699</text:p>
          </table:table-cell>
          <table:table-cell>
            <text:p>573495613</text:p>
          </table:table-cell>
          <table:table-cell>
            <text:p>831187352</text:p>
          </table:table-cell>
          <table:table-cell>
            <text:p>24580092</text:p>
          </table:table-cell>
          <table:table-cell>
            <text:p>981524448</text:p>
          </table:table-cell>
        </table:table-row>
        <table:table-row>
          <table:table-cell>
            <text:p>990890638</text:p>
          </table:table-cell>
          <table:table-cell>
            <text:p>61815463</text:p>
          </table:table-cell>
          <table:table-cell>
            <text:p>727630002</text:p>
          </table:table-cell>
          <table:table-cell>
            <text:p>896787725</text:p>
          </table:table-cell>
          <table:table-cell>
            <text:p>158404511</text:p>
          </table:table-cell>
          <table:table-cell>
            <text:p>106039144</text:p>
          </table:table-cell>
          <table:table-cell>
            <text:p>746806731</text:p>
          </table:table-cell>
        </table:table-row>
        <table:table-row>
          <table:table-cell>
            <text:p>819624238</text:p>
          </table:table-cell>
          <table:table-cell>
            <text:p>743792906</text:p>
          </table:table-cell>
          <table:table-cell>
            <text:p>723058597</text:p>
          </table:table-cell>
          <table:table-cell>
            <text:p>970178918</text:p>
          </table:table-cell>
          <table:table-cell>
            <text:p>203447676</text:p>
          </table:table-cell>
          <table:table-cell>
            <text:p>379009423</text:p>
          </table:table-cell>
          <table:table-cell>
            <text:p>947972448</text:p>
          </table:table-cell>
        </table:table-row>
        <table:table-row>
          <table:table-cell>
            <text:p>422545676</text:p>
          </table:table-cell>
          <table:table-cell>
            <text:p>827372605</text:p>
          </table:table-cell>
          <table:table-cell>
            <text:p>471778004</text:p>
          </table:table-cell>
          <table:table-cell>
            <text:p>220623283</text:p>
          </table:table-cell>
          <table:table-cell>
            <text:p>462444992</text:p>
          </table:table-cell>
          <table:table-cell>
            <text:p>154597804</text:p>
          </table:table-cell>
          <table:table-cell>
            <text:p>45629215</text:p>
          </table:table-cell>
        </table:table-row>
        <table:table-row>
          <table:table-cell>
            <text:p>851334878</text:p>
          </table:table-cell>
          <table:table-cell>
            <text:p>735246361</text:p>
          </table:table-cell>
          <table:table-cell>
            <text:p>537653942</text:p>
          </table:table-cell>
          <table:table-cell>
            <text:p>551012655</text:p>
          </table:table-cell>
          <table:table-cell>
            <text:p>690291798</text:p>
          </table:table-cell>
          <table:table-cell>
            <text:p>487044348</text:p>
          </table:table-cell>
          <table:table-cell>
            <text:p>89786105</text:p>
          </table:table-cell>
        </table:table-row>
        <table:table-row>
          <table:table-cell>
            <text:p>716410255</text:p>
          </table:table-cell>
          <table:table-cell>
            <text:p>390283126</text:p>
          </table:table-cell>
          <table:table-cell>
            <text:p>393431164</text:p>
          </table:table-cell>
          <table:table-cell>
            <text:p>97143355</text:p>
          </table:table-cell>
          <table:table-cell>
            <text:p>332339486</text:p>
          </table:table-cell>
          <table:table-cell>
            <text:p>161310359</text:p>
          </table:table-cell>
          <table:table-cell>
            <text:p>809606694</text:p>
          </table:table-cell>
        </table:table-row>
        <table:table-row>
          <table:table-cell>
            <text:p>708228130</text:p>
          </table:table-cell>
          <table:table-cell>
            <text:p>51522273</text:p>
          </table:table-cell>
          <table:table-cell>
            <text:p>296045925</text:p>
          </table:table-cell>
          <table:table-cell>
            <text:p>316175139</text:p>
          </table:table-cell>
          <table:table-cell>
            <text:p>148089363</text:p>
          </table:table-cell>
          <table:table-cell>
            <text:p>760687543</text:p>
          </table:table-cell>
          <table:table-cell>
            <text:p>801892936</text:p>
          </table:table-cell>
        </table:table-row>
        <table:table-row>
          <table:table-cell>
            <text:p>280655206</text:p>
          </table:table-cell>
          <table:table-cell>
            <text:p>72869492</text:p>
          </table:table-cell>
          <table:table-cell>
            <text:p>62607283</text:p>
          </table:table-cell>
          <table:table-cell>
            <text:p>196400029</text:p>
          </table:table-cell>
          <table:table-cell>
            <text:p>200651571</text:p>
          </table:table-cell>
          <table:table-cell>
            <text:p>327768989</text:p>
          </table:table-cell>
          <table:table-cell>
            <text:p>8046970</text:p>
          </table:table-cell>
        </table:table-row>
        <table:table-row>
          <table:table-cell>
            <text:p>425351471</text:p>
          </table:table-cell>
          <table:table-cell>
            <text:p>385478727</text:p>
          </table:table-cell>
          <table:table-cell>
            <text:p>577713750</text:p>
          </table:table-cell>
          <table:table-cell>
            <text:p>363403036</text:p>
          </table:table-cell>
          <table:table-cell>
            <text:p>683434241</text:p>
          </table:table-cell>
          <table:table-cell>
            <text:p>106718500</text:p>
          </table:table-cell>
          <table:table-cell>
            <text:p>688573689</text:p>
          </table:table-cell>
        </table:table-row>
        <table:table-row>
          <table:table-cell>
            <text:p>93099784</text:p>
          </table:table-cell>
          <table:table-cell>
            <text:p>542819594</text:p>
          </table:table-cell>
          <table:table-cell>
            <text:p>499852746</text:p>
          </table:table-cell>
          <table:table-cell>
            <text:p>877487205</text:p>
          </table:table-cell>
          <table:table-cell>
            <text:p>669045995</text:p>
          </table:table-cell>
          <table:table-cell>
            <text:p>633850365</text:p>
          </table:table-cell>
          <table:table-cell>
            <text:p>316461141</text:p>
          </table:table-cell>
        </table:table-row>
        <table:table-row>
          <table:table-cell>
            <text:p>840414706</text:p>
          </table:table-cell>
          <table:table-cell>
            <text:p>155946898</text:p>
          </table:table-cell>
          <table:table-cell>
            <text:p>949585520</text:p>
          </table:table-cell>
          <table:table-cell>
            <text:p>582615860</text:p>
          </table:table-cell>
          <table:table-cell>
            <text:p>579524692</text:p>
          </table:table-cell>
          <table:table-cell>
            <text:p>216185848</text:p>
          </table:table-cell>
          <table:table-cell>
            <text:p>439156263</text:p>
          </table:table-cell>
        </table:table-row>
        <table:table-row>
          <table:table-cell>
            <text:p>706954005</text:p>
          </table:table-cell>
          <table:table-cell>
            <text:p>553386403</text:p>
          </table:table-cell>
          <table:table-cell>
            <text:p>443743817</text:p>
          </table:table-cell>
          <table:table-cell>
            <text:p>330312991</text:p>
          </table:table-cell>
          <table:table-cell>
            <text:p>728118116</text:p>
          </table:table-cell>
          <table:table-cell>
            <text:p>691190628</text:p>
          </table:table-cell>
          <table:table-cell>
            <text:p>681499416</text:p>
          </table:table-cell>
        </table:table-row>
        <table:table-row>
          <table:table-cell>
            <text:p>948230736</text:p>
          </table:table-cell>
          <table:table-cell>
            <text:p>915288705</text:p>
          </table:table-cell>
          <table:table-cell>
            <text:p>452319833</text:p>
          </table:table-cell>
          <table:table-cell>
            <text:p>841090090</text:p>
          </table:table-cell>
          <table:table-cell>
            <text:p>16535697</text:p>
          </table:table-cell>
          <table:table-cell>
            <text:p>339732516</text:p>
          </table:table-cell>
          <table:table-cell>
            <text:p>918243517</text:p>
          </table:table-cell>
        </table:table-row>
        <table:table-row>
          <table:table-cell>
            <text:p>550814412</text:p>
          </table:table-cell>
          <table:table-cell>
            <text:p>396109122</text:p>
          </table:table-cell>
          <table:table-cell>
            <text:p>666565746</text:p>
          </table:table-cell>
          <table:table-cell>
            <text:p>179428499</text:p>
          </table:table-cell>
          <table:table-cell>
            <text:p>583023532</text:p>
          </table:table-cell>
          <table:table-cell>
            <text:p>909195441</text:p>
          </table:table-cell>
          <table:table-cell>
            <text:p>287433196</text:p>
          </table:table-cell>
        </table:table-row>
        <table:table-row>
          <table:table-cell>
            <text:p>490290095</text:p>
          </table:table-cell>
          <table:table-cell>
            <text:p>454919028</text:p>
          </table:table-cell>
          <table:table-cell>
            <text:p>917542022</text:p>
          </table:table-cell>
          <table:table-cell>
            <text:p>720463012</text:p>
          </table:table-cell>
          <table:table-cell>
            <text:p>263497336</text:p>
          </table:table-cell>
          <table:table-cell>
            <text:p>88065140</text:p>
          </table:table-cell>
          <table:table-cell>
            <text:p>320335138</text:p>
          </table:table-cell>
        </table:table-row>
        <table:table-row>
          <table:table-cell>
            <text:p>613787502</text:p>
          </table:table-cell>
          <table:table-cell>
            <text:p>855914625</text:p>
          </table:table-cell>
          <table:table-cell>
            <text:p>941161864</text:p>
          </table:table-cell>
          <table:table-cell>
            <text:p>525540455</text:p>
          </table:table-cell>
          <table:table-cell>
            <text:p>434920678</text:p>
          </table:table-cell>
          <table:table-cell>
            <text:p>423111419</text:p>
          </table:table-cell>
          <table:table-cell>
            <text:p>86075390</text:p>
          </table:table-cell>
        </table:table-row>
        <table:table-row>
          <table:table-cell>
            <text:p>361878109</text:p>
          </table:table-cell>
          <table:table-cell>
            <text:p>53487833</text:p>
          </table:table-cell>
          <table:table-cell>
            <text:p>473590905</text:p>
          </table:table-cell>
          <table:table-cell>
            <text:p>396301309</text:p>
          </table:table-cell>
          <table:table-cell>
            <text:p>841865949</text:p>
          </table:table-cell>
          <table:table-cell>
            <text:p>50417772</text:p>
          </table:table-cell>
          <table:table-cell>
            <text:p>70818586</text:p>
          </table:table-cell>
        </table:table-row>
        <table:table-row>
          <table:table-cell>
            <text:p>992110295</text:p>
          </table:table-cell>
          <table:table-cell>
            <text:p>452727012</text:p>
          </table:table-cell>
          <table:table-cell>
            <text:p>806005757</text:p>
          </table:table-cell>
          <table:table-cell>
            <text:p>56869102</text:p>
          </table:table-cell>
          <table:table-cell>
            <text:p>129922444</text:p>
          </table:table-cell>
          <table:table-cell>
            <text:p>972491441</text:p>
          </table:table-cell>
          <table:table-cell>
            <text:p>830061544</text:p>
          </table:table-cell>
        </table:table-row>
        <table:table-row>
          <table:table-cell>
            <text:p>312657467</text:p>
          </table:table-cell>
          <table:table-cell>
            <text:p>843842811</text:p>
          </table:table-cell>
          <table:table-cell>
            <text:p>860751798</text:p>
          </table:table-cell>
          <table:table-cell>
            <text:p>16152904</text:p>
          </table:table-cell>
          <table:table-cell>
            <text:p>747521067</text:p>
          </table:table-cell>
          <table:table-cell>
            <text:p>888505622</text:p>
          </table:table-cell>
          <table:table-cell>
            <text:p>357614574</text:p>
          </table:table-cell>
        </table:table-row>
        <table:table-row>
          <table:table-cell>
            <text:p>652713165</text:p>
          </table:table-cell>
          <table:table-cell>
            <text:p>345671399</text:p>
          </table:table-cell>
          <table:table-cell>
            <text:p>596738347</text:p>
          </table:table-cell>
          <table:table-cell>
            <text:p>910390270</text:p>
          </table:table-cell>
          <table:table-cell>
            <text:p>426146314</text:p>
          </table:table-cell>
          <table:table-cell>
            <text:p>940609204</text:p>
          </table:table-cell>
          <table:table-cell>
            <text:p>52512548</text:p>
          </table:table-cell>
        </table:table-row>
        <table:table-row>
          <table:table-cell>
            <text:p>384503616</text:p>
          </table:table-cell>
          <table:table-cell>
            <text:p>462435863</text:p>
          </table:table-cell>
          <table:table-cell>
            <text:p>652946988</text:p>
          </table:table-cell>
          <table:table-cell>
            <text:p>335507878</text:p>
          </table:table-cell>
          <table:table-cell>
            <text:p>594416555</text:p>
          </table:table-cell>
          <table:table-cell>
            <text:p>447094250</text:p>
          </table:table-cell>
          <table:table-cell>
            <text:p>839281322</text:p>
          </table:table-cell>
        </table:table-row>
        <table:table-row>
          <table:table-cell>
            <text:p>346329227</text:p>
          </table:table-cell>
          <table:table-cell>
            <text:p>584808399</text:p>
          </table:table-cell>
          <table:table-cell>
            <text:p>613810660</text:p>
          </table:table-cell>
          <table:table-cell>
            <text:p>779536515</text:p>
          </table:table-cell>
          <table:table-cell>
            <text:p>40688674</text:p>
          </table:table-cell>
          <table:table-cell>
            <text:p>760770790</text:p>
          </table:table-cell>
          <table:table-cell>
            <text:p>876790928</text:p>
          </table:table-cell>
        </table:table-row>
        <table:table-row>
          <table:table-cell>
            <text:p>225930175</text:p>
          </table:table-cell>
          <table:table-cell>
            <text:p>318446839</text:p>
          </table:table-cell>
          <table:table-cell>
            <text:p>637478317</text:p>
          </table:table-cell>
          <table:table-cell>
            <text:p>27925306</text:p>
          </table:table-cell>
          <table:table-cell>
            <text:p>402567977</text:p>
          </table:table-cell>
          <table:table-cell>
            <text:p>216715881</text:p>
          </table:table-cell>
          <table:table-cell>
            <text:p>610119676</text:p>
          </table:table-cell>
        </table:table-row>
        <table:table-row>
          <table:table-cell>
            <text:p>542110855</text:p>
          </table:table-cell>
          <table:table-cell>
            <text:p>349230337</text:p>
          </table:table-cell>
          <table:table-cell>
            <text:p>539513773</text:p>
          </table:table-cell>
          <table:table-cell>
            <text:p>571499820</text:p>
          </table:table-cell>
          <table:table-cell>
            <text:p>27465821</text:p>
          </table:table-cell>
          <table:table-cell>
            <text:p>723809666</text:p>
          </table:table-cell>
          <table:table-cell>
            <text:p>140524071</text:p>
          </table:table-cell>
        </table:table-row>
        <table:table-row>
          <table:table-cell>
            <text:p>516473957</text:p>
          </table:table-cell>
          <table:table-cell>
            <text:p>61820409</text:p>
          </table:table-cell>
          <table:table-cell>
            <text:p>664348720</text:p>
          </table:table-cell>
          <table:table-cell>
            <text:p>931946055</text:p>
          </table:table-cell>
          <table:table-cell>
            <text:p>692918987</text:p>
          </table:table-cell>
          <table:table-cell>
            <text:p>829132814</text:p>
          </table:table-cell>
          <table:table-cell>
            <text:p>619678922</text:p>
          </table:table-cell>
        </table:table-row>
        <table:table-row>
          <table:table-cell>
            <text:p>971582088</text:p>
          </table:table-cell>
          <table:table-cell>
            <text:p>486467378</text:p>
          </table:table-cell>
          <table:table-cell>
            <text:p>401409919</text:p>
          </table:table-cell>
          <table:table-cell>
            <text:p>136464382</text:p>
          </table:table-cell>
          <table:table-cell>
            <text:p>335235150</text:p>
          </table:table-cell>
          <table:table-cell>
            <text:p>27414327</text:p>
          </table:table-cell>
          <table:table-cell>
            <text:p>641879046</text:p>
          </table:table-cell>
        </table:table-row>
        <table:table-row>
          <table:table-cell>
            <text:p>301180237</text:p>
          </table:table-cell>
          <table:table-cell>
            <text:p>349055844</text:p>
          </table:table-cell>
          <table:table-cell>
            <text:p>670927134</text:p>
          </table:table-cell>
          <table:table-cell>
            <text:p>376018573</text:p>
          </table:table-cell>
          <table:table-cell>
            <text:p>624482405</text:p>
          </table:table-cell>
          <table:table-cell>
            <text:p>425787963</text:p>
          </table:table-cell>
          <table:table-cell>
            <text:p>53284198</text:p>
          </table:table-cell>
        </table:table-row>
        <table:table-row>
          <table:table-cell>
            <text:p>853483646</text:p>
          </table:table-cell>
          <table:table-cell>
            <text:p>685984267</text:p>
          </table:table-cell>
          <table:table-cell>
            <text:p>750620598</text:p>
          </table:table-cell>
          <table:table-cell>
            <text:p>752213163</text:p>
          </table:table-cell>
          <table:table-cell>
            <text:p>966781325</text:p>
          </table:table-cell>
          <table:table-cell>
            <text:p>938558612</text:p>
          </table:table-cell>
          <table:table-cell>
            <text:p>622039010</text:p>
          </table:table-cell>
        </table:table-row>
        <table:table-row>
          <table:table-cell>
            <text:p>749745926</text:p>
          </table:table-cell>
          <table:table-cell>
            <text:p>585188222</text:p>
          </table:table-cell>
          <table:table-cell>
            <text:p>970072268</text:p>
          </table:table-cell>
          <table:table-cell>
            <text:p>877099888</text:p>
          </table:table-cell>
          <table:table-cell>
            <text:p>721281872</text:p>
          </table:table-cell>
          <table:table-cell>
            <text:p>628796429</text:p>
          </table:table-cell>
          <table:table-cell>
            <text:p>714795641</text:p>
          </table:table-cell>
        </table:table-row>
        <table:table-row>
          <table:table-cell>
            <text:p>876221519</text:p>
          </table:table-cell>
          <table:table-cell>
            <text:p>126885452</text:p>
          </table:table-cell>
          <table:table-cell>
            <text:p>165245981</text:p>
          </table:table-cell>
          <table:table-cell>
            <text:p>45689956</text:p>
          </table:table-cell>
          <table:table-cell>
            <text:p>902331135</text:p>
          </table:table-cell>
          <table:table-cell>
            <text:p>250257939</text:p>
          </table:table-cell>
          <table:table-cell>
            <text:p>362354101</text:p>
          </table:table-cell>
        </table:table-row>
        <table:table-row>
          <table:table-cell>
            <text:p>787866784</text:p>
          </table:table-cell>
          <table:table-cell>
            <text:p>709108148</text:p>
          </table:table-cell>
          <table:table-cell>
            <text:p>877886755</text:p>
          </table:table-cell>
          <table:table-cell>
            <text:p>529902644</text:p>
          </table:table-cell>
          <table:table-cell>
            <text:p>30559574</text:p>
          </table:table-cell>
          <table:table-cell>
            <text:p>34723650</text:p>
          </table:table-cell>
          <table:table-cell>
            <text:p>858397087</text:p>
          </table:table-cell>
        </table:table-row>
        <table:table-row>
          <table:table-cell>
            <text:p>129946523</text:p>
          </table:table-cell>
          <table:table-cell>
            <text:p>377150849</text:p>
          </table:table-cell>
          <table:table-cell>
            <text:p>615626076</text:p>
          </table:table-cell>
          <table:table-cell>
            <text:p>758686313</text:p>
          </table:table-cell>
          <table:table-cell>
            <text:p>626279695</text:p>
          </table:table-cell>
          <table:table-cell>
            <text:p>196413723</text:p>
          </table:table-cell>
          <table:table-cell>
            <text:p>940221323</text:p>
          </table:table-cell>
        </table:table-row>
        <table:table-row>
          <table:table-cell>
            <text:p>168920024</text:p>
          </table:table-cell>
          <table:table-cell>
            <text:p>506908147</text:p>
          </table:table-cell>
          <table:table-cell>
            <text:p>23155698</text:p>
          </table:table-cell>
          <table:table-cell>
            <text:p>285159617</text:p>
          </table:table-cell>
          <table:table-cell>
            <text:p>741233019</text:p>
          </table:table-cell>
          <table:table-cell>
            <text:p>266426524</text:p>
          </table:table-cell>
          <table:table-cell>
            <text:p>240141597</text:p>
          </table:table-cell>
        </table:table-row>
        <table:table-row>
          <table:table-cell>
            <text:p>916447200</text:p>
          </table:table-cell>
          <table:table-cell>
            <text:p>635812317</text:p>
          </table:table-cell>
          <table:table-cell>
            <text:p>943763782</text:p>
          </table:table-cell>
          <table:table-cell>
            <text:p>484838814</text:p>
          </table:table-cell>
          <table:table-cell>
            <text:p>829863471</text:p>
          </table:table-cell>
          <table:table-cell>
            <text:p>232142592</text:p>
          </table:table-cell>
          <table:table-cell>
            <text:p>570230213</text:p>
          </table:table-cell>
        </table:table-row>
        <table:table-row>
          <table:table-cell>
            <text:p>796227271</text:p>
          </table:table-cell>
          <table:table-cell>
            <text:p>721488724</text:p>
          </table:table-cell>
          <table:table-cell>
            <text:p>37484210</text:p>
          </table:table-cell>
          <table:table-cell>
            <text:p>21909132</text:p>
          </table:table-cell>
          <table:table-cell>
            <text:p>938721228</text:p>
          </table:table-cell>
          <table:table-cell>
            <text:p>707197973</text:p>
          </table:table-cell>
          <table:table-cell>
            <text:p>898216979</text:p>
          </table:table-cell>
        </table:table-row>
        <table:table-row>
          <table:table-cell>
            <text:p>956813242</text:p>
          </table:table-cell>
          <table:table-cell>
            <text:p>469621163</text:p>
          </table:table-cell>
          <table:table-cell>
            <text:p>783668605</text:p>
          </table:table-cell>
          <table:table-cell>
            <text:p>268020954</text:p>
          </table:table-cell>
          <table:table-cell>
            <text:p>293210634</text:p>
          </table:table-cell>
          <table:table-cell>
            <text:p>184073810</text:p>
          </table:table-cell>
          <table:table-cell>
            <text:p>43513586</text:p>
          </table:table-cell>
        </table:table-row>
        <table:table-row>
          <table:table-cell>
            <text:p>6467863</text:p>
          </table:table-cell>
          <table:table-cell>
            <text:p>94789104</text:p>
          </table:table-cell>
          <table:table-cell>
            <text:p>556794554</text:p>
          </table:table-cell>
          <table:table-cell>
            <text:p>265251994</text:p>
          </table:table-cell>
          <table:table-cell>
            <text:p>623978836</text:p>
          </table:table-cell>
          <table:table-cell>
            <text:p>49451269</text:p>
          </table:table-cell>
          <table:table-cell>
            <text:p>78907564</text:p>
          </table:table-cell>
        </table:table-row>
        <table:table-row>
          <table:table-cell>
            <text:p>587567457</text:p>
          </table:table-cell>
          <table:table-cell>
            <text:p>366530190</text:p>
          </table:table-cell>
          <table:table-cell>
            <text:p>535789770</text:p>
          </table:table-cell>
          <table:table-cell>
            <text:p>232522120</text:p>
          </table:table-cell>
          <table:table-cell>
            <text:p>600450735</text:p>
          </table:table-cell>
          <table:table-cell>
            <text:p>821249563</text:p>
          </table:table-cell>
          <table:table-cell>
            <text:p>196334868</text:p>
          </table:table-cell>
        </table:table-row>
        <table:table-row>
          <table:table-cell>
            <text:p>820344065</text:p>
          </table:table-cell>
          <table:table-cell>
            <text:p>238027066</text:p>
          </table:table-cell>
          <table:table-cell>
            <text:p>492194142</text:p>
          </table:table-cell>
          <table:table-cell>
            <text:p>962618839</text:p>
          </table:table-cell>
          <table:table-cell>
            <text:p>899885440</text:p>
          </table:table-cell>
          <table:table-cell>
            <text:p>479480151</text:p>
          </table:table-cell>
          <table:table-cell>
            <text:p>771019270</text:p>
          </table:table-cell>
        </table:table-row>
        <table:table-row>
          <table:table-cell>
            <text:p>896291058</text:p>
          </table:table-cell>
          <table:table-cell>
            <text:p>590894669</text:p>
          </table:table-cell>
          <table:table-cell>
            <text:p>460972528</text:p>
          </table:table-cell>
          <table:table-cell>
            <text:p>936367744</text:p>
          </table:table-cell>
          <table:table-cell>
            <text:p>218658757</text:p>
          </table:table-cell>
          <table:table-cell>
            <text:p>71966450</text:p>
          </table:table-cell>
          <table:table-cell>
            <text:p>946258524</text:p>
          </table:table-cell>
        </table:table-row>
        <table:table-row>
          <table:table-cell>
            <text:p>890509724</text:p>
          </table:table-cell>
          <table:table-cell>
            <text:p>314607998</text:p>
          </table:table-cell>
          <table:table-cell>
            <text:p>44159881</text:p>
          </table:table-cell>
          <table:table-cell>
            <text:p>617856642</text:p>
          </table:table-cell>
          <table:table-cell>
            <text:p>474775136</text:p>
          </table:table-cell>
          <table:table-cell>
            <text:p>730738150</text:p>
          </table:table-cell>
          <table:table-cell>
            <text:p>391712431</text:p>
          </table:table-cell>
        </table:table-row>
        <table:table-row>
          <table:table-cell>
            <text:p>21234393</text:p>
          </table:table-cell>
          <table:table-cell>
            <text:p>231506831</text:p>
          </table:table-cell>
          <table:table-cell>
            <text:p>42424365</text:p>
          </table:table-cell>
          <table:table-cell>
            <text:p>638879177</text:p>
          </table:table-cell>
          <table:table-cell>
            <text:p>119769272</text:p>
          </table:table-cell>
          <table:table-cell>
            <text:p>691408329</text:p>
          </table:table-cell>
          <table:table-cell>
            <text:p>823209364</text:p>
          </table:table-cell>
        </table:table-row>
        <table:table-row>
          <table:table-cell>
            <text:p>788055026</text:p>
          </table:table-cell>
          <table:table-cell>
            <text:p>222260228</text:p>
          </table:table-cell>
          <table:table-cell>
            <text:p>559408478</text:p>
          </table:table-cell>
          <table:table-cell>
            <text:p>672901987</text:p>
          </table:table-cell>
          <table:table-cell>
            <text:p>735689381</text:p>
          </table:table-cell>
          <table:table-cell>
            <text:p>645349827</text:p>
          </table:table-cell>
          <table:table-cell>
            <text:p>833602016</text:p>
          </table:table-cell>
        </table:table-row>
        <table:table-row>
          <table:table-cell>
            <text:p>91603327</text:p>
          </table:table-cell>
          <table:table-cell>
            <text:p>472015005</text:p>
          </table:table-cell>
          <table:table-cell>
            <text:p>174817270</text:p>
          </table:table-cell>
          <table:table-cell>
            <text:p>369808799</text:p>
          </table:table-cell>
          <table:table-cell>
            <text:p>306974890</text:p>
          </table:table-cell>
          <table:table-cell>
            <text:p>519697992</text:p>
          </table:table-cell>
          <table:table-cell>
            <text:p>173106463</text:p>
          </table:table-cell>
        </table:table-row>
        <table:table-row>
          <table:table-cell>
            <text:p>917144457</text:p>
          </table:table-cell>
          <table:table-cell>
            <text:p>493987821</text:p>
          </table:table-cell>
          <table:table-cell>
            <text:p>574031350</text:p>
          </table:table-cell>
          <table:table-cell>
            <text:p>413715377</text:p>
          </table:table-cell>
          <table:table-cell>
            <text:p>370053639</text:p>
          </table:table-cell>
          <table:table-cell>
            <text:p>408639380</text:p>
          </table:table-cell>
          <table:table-cell>
            <text:p>262785095</text:p>
          </table:table-cell>
        </table:table-row>
        <table:table-row>
          <table:table-cell>
            <text:p>613980769</text:p>
          </table:table-cell>
          <table:table-cell>
            <text:p>638825483</text:p>
          </table:table-cell>
          <table:table-cell>
            <text:p>408493718</text:p>
          </table:table-cell>
          <table:table-cell>
            <text:p>468211634</text:p>
          </table:table-cell>
          <table:table-cell>
            <text:p>59553177</text:p>
          </table:table-cell>
          <table:table-cell>
            <text:p>773777361</text:p>
          </table:table-cell>
          <table:table-cell>
            <text:p>397639511</text:p>
          </table:table-cell>
        </table:table-row>
        <table:table-row>
          <table:table-cell>
            <text:p>67016036</text:p>
          </table:table-cell>
          <table:table-cell>
            <text:p>893730683</text:p>
          </table:table-cell>
          <table:table-cell>
            <text:p>611032722</text:p>
          </table:table-cell>
          <table:table-cell>
            <text:p>805342404</text:p>
          </table:table-cell>
          <table:table-cell>
            <text:p>670319611</text:p>
          </table:table-cell>
          <table:table-cell>
            <text:p>860292073</text:p>
          </table:table-cell>
          <table:table-cell>
            <text:p>128459576</text:p>
          </table:table-cell>
        </table:table-row>
        <table:table-row>
          <table:table-cell>
            <text:p>701442006</text:p>
          </table:table-cell>
          <table:table-cell>
            <text:p>382778624</text:p>
          </table:table-cell>
          <table:table-cell>
            <text:p>541212507</text:p>
          </table:table-cell>
          <table:table-cell>
            <text:p>912790180</text:p>
          </table:table-cell>
          <table:table-cell>
            <text:p>958801633</text:p>
          </table:table-cell>
          <table:table-cell>
            <text:p>43674249</text:p>
          </table:table-cell>
          <table:table-cell>
            <text:p>853791822</text:p>
          </table:table-cell>
        </table:table-row>
        <table:table-row>
          <table:table-cell>
            <text:p>159573039</text:p>
          </table:table-cell>
          <table:table-cell>
            <text:p>609935123</text:p>
          </table:table-cell>
          <table:table-cell>
            <text:p>965909860</text:p>
          </table:table-cell>
          <table:table-cell>
            <text:p>280764357</text:p>
          </table:table-cell>
          <table:table-cell>
            <text:p>202374856</text:p>
          </table:table-cell>
          <table:table-cell>
            <text:p>611880320</text:p>
          </table:table-cell>
          <table:table-cell>
            <text:p>565610253</text:p>
          </table:table-cell>
        </table:table-row>
        <table:table-row>
          <table:table-cell>
            <text:p>366574518</text:p>
          </table:table-cell>
          <table:table-cell>
            <text:p>386719299</text:p>
          </table:table-cell>
          <table:table-cell>
            <text:p>137977334</text:p>
          </table:table-cell>
          <table:table-cell>
            <text:p>813577234</text:p>
          </table:table-cell>
          <table:table-cell>
            <text:p>554125144</text:p>
          </table:table-cell>
          <table:table-cell>
            <text:p>59480856</text:p>
          </table:table-cell>
          <table:table-cell>
            <text:p>913556189</text:p>
          </table:table-cell>
        </table:table-row>
        <table:table-row>
          <table:table-cell>
            <text:p>461178042</text:p>
          </table:table-cell>
          <table:table-cell>
            <text:p>622242190</text:p>
          </table:table-cell>
          <table:table-cell>
            <text:p>49317868</text:p>
          </table:table-cell>
          <table:table-cell>
            <text:p>762127736</text:p>
          </table:table-cell>
          <table:table-cell>
            <text:p>2929007</text:p>
          </table:table-cell>
          <table:table-cell>
            <text:p>968450164</text:p>
          </table:table-cell>
          <table:table-cell>
            <text:p>169750203</text:p>
          </table:table-cell>
        </table:table-row>
        <table:table-row>
          <table:table-cell>
            <text:p>10868029</text:p>
          </table:table-cell>
          <table:table-cell>
            <text:p>993158026</text:p>
          </table:table-cell>
          <table:table-cell>
            <text:p>766034085</text:p>
          </table:table-cell>
          <table:table-cell>
            <text:p>780903421</text:p>
          </table:table-cell>
          <table:table-cell>
            <text:p>853587526</text:p>
          </table:table-cell>
          <table:table-cell>
            <text:p>346188273</text:p>
          </table:table-cell>
          <table:table-cell>
            <text:p>843116472</text:p>
          </table:table-cell>
        </table:table-row>
        <table:table-row>
          <table:table-cell>
            <text:p>55551322</text:p>
          </table:table-cell>
          <table:table-cell>
            <text:p>590708217</text:p>
          </table:table-cell>
          <table:table-cell>
            <text:p>14231576</text:p>
          </table:table-cell>
          <table:table-cell>
            <text:p>145132567</text:p>
          </table:table-cell>
          <table:table-cell>
            <text:p>488178349</text:p>
          </table:table-cell>
          <table:table-cell>
            <text:p>586200310</text:p>
          </table:table-cell>
          <table:table-cell>
            <text:p>685283519</text:p>
          </table:table-cell>
        </table:table-row>
        <table:table-row>
          <table:table-cell>
            <text:p>841856783</text:p>
          </table:table-cell>
          <table:table-cell>
            <text:p>172780285</text:p>
          </table:table-cell>
          <table:table-cell>
            <text:p>381327225</text:p>
          </table:table-cell>
          <table:table-cell>
            <text:p>211901690</text:p>
          </table:table-cell>
          <table:table-cell>
            <text:p>747691299</text:p>
          </table:table-cell>
          <table:table-cell>
            <text:p>394168247</text:p>
          </table:table-cell>
          <table:table-cell>
            <text:p>779538275</text:p>
          </table:table-cell>
        </table:table-row>
        <table:table-row>
          <table:table-cell>
            <text:p>854673846</text:p>
          </table:table-cell>
          <table:table-cell>
            <text:p>81453847</text:p>
          </table:table-cell>
          <table:table-cell>
            <text:p>766073052</text:p>
          </table:table-cell>
          <table:table-cell>
            <text:p>463781771</text:p>
          </table:table-cell>
          <table:table-cell>
            <text:p>317381397</text:p>
          </table:table-cell>
          <table:table-cell>
            <text:p>386117190</text:p>
          </table:table-cell>
          <table:table-cell>
            <text:p>294965580</text:p>
          </table:table-cell>
        </table:table-row>
        <table:table-row>
          <table:table-cell>
            <text:p>636382299</text:p>
          </table:table-cell>
          <table:table-cell>
            <text:p>875218422</text:p>
          </table:table-cell>
          <table:table-cell>
            <text:p>599901813</text:p>
          </table:table-cell>
          <table:table-cell>
            <text:p>932324030</text:p>
          </table:table-cell>
          <table:table-cell>
            <text:p>267475910</text:p>
          </table:table-cell>
          <table:table-cell>
            <text:p>128233629</text:p>
          </table:table-cell>
          <table:table-cell>
            <text:p>867436560</text:p>
          </table:table-cell>
        </table:table-row>
        <table:table-row>
          <table:table-cell>
            <text:p>492433044</text:p>
          </table:table-cell>
          <table:table-cell>
            <text:p>283572511</text:p>
          </table:table-cell>
          <table:table-cell>
            <text:p>419809441</text:p>
          </table:table-cell>
          <table:table-cell>
            <text:p>152340253</text:p>
          </table:table-cell>
          <table:table-cell>
            <text:p>758149451</text:p>
          </table:table-cell>
          <table:table-cell>
            <text:p>492902024</text:p>
          </table:table-cell>
          <table:table-cell>
            <text:p>799648748</text:p>
          </table:table-cell>
        </table:table-row>
        <table:table-row>
          <table:table-cell>
            <text:p>486356377</text:p>
          </table:table-cell>
          <table:table-cell>
            <text:p>140319145</text:p>
          </table:table-cell>
          <table:table-cell>
            <text:p>193124313</text:p>
          </table:table-cell>
          <table:table-cell>
            <text:p>797225300</text:p>
          </table:table-cell>
          <table:table-cell>
            <text:p>255005243</text:p>
          </table:table-cell>
          <table:table-cell>
            <text:p>917127711</text:p>
          </table:table-cell>
          <table:table-cell>
            <text:p>565508406</text:p>
          </table:table-cell>
        </table:table-row>
        <table:table-row>
          <table:table-cell>
            <text:p>77351035</text:p>
          </table:table-cell>
          <table:table-cell>
            <text:p>24081417</text:p>
          </table:table-cell>
          <table:table-cell>
            <text:p>184851330</text:p>
          </table:table-cell>
          <table:table-cell>
            <text:p>511327594</text:p>
          </table:table-cell>
          <table:table-cell>
            <text:p>276557383</text:p>
          </table:table-cell>
          <table:table-cell>
            <text:p>655958739</text:p>
          </table:table-cell>
          <table:table-cell>
            <text:p>435080339</text:p>
          </table:table-cell>
        </table:table-row>
        <table:table-row>
          <table:table-cell>
            <text:p>270110668</text:p>
          </table:table-cell>
          <table:table-cell>
            <text:p>962168850</text:p>
          </table:table-cell>
          <table:table-cell>
            <text:p>136228079</text:p>
          </table:table-cell>
          <table:table-cell>
            <text:p>13857299</text:p>
          </table:table-cell>
          <table:table-cell>
            <text:p>845643080</text:p>
          </table:table-cell>
          <table:table-cell>
            <text:p>550318552</text:p>
          </table:table-cell>
          <table:table-cell>
            <text:p>168633076</text:p>
          </table:table-cell>
        </table:table-row>
        <table:table-row>
          <table:table-cell>
            <text:p>76903371</text:p>
          </table:table-cell>
          <table:table-cell>
            <text:p>782212853</text:p>
          </table:table-cell>
          <table:table-cell>
            <text:p>485803173</text:p>
          </table:table-cell>
          <table:table-cell>
            <text:p>827183055</text:p>
          </table:table-cell>
          <table:table-cell>
            <text:p>668272877</text:p>
          </table:table-cell>
          <table:table-cell>
            <text:p>771049057</text:p>
          </table:table-cell>
          <table:table-cell>
            <text:p>11201177</text:p>
          </table:table-cell>
        </table:table-row>
        <table:table-row>
          <table:table-cell>
            <text:p>686247615</text:p>
          </table:table-cell>
          <table:table-cell>
            <text:p>155183165</text:p>
          </table:table-cell>
          <table:table-cell>
            <text:p>140579269</text:p>
          </table:table-cell>
          <table:table-cell>
            <text:p>389513636</text:p>
          </table:table-cell>
          <table:table-cell>
            <text:p>415985298</text:p>
          </table:table-cell>
          <table:table-cell>
            <text:p>956168957</text:p>
          </table:table-cell>
          <table:table-cell>
            <text:p>752679957</text:p>
          </table:table-cell>
        </table:table-row>
        <table:table-row>
          <table:table-cell>
            <text:p>461424047</text:p>
          </table:table-cell>
          <table:table-cell>
            <text:p>630961719</text:p>
          </table:table-cell>
          <table:table-cell>
            <text:p>680361151</text:p>
          </table:table-cell>
          <table:table-cell>
            <text:p>459066761</text:p>
          </table:table-cell>
          <table:table-cell>
            <text:p>419448631</text:p>
          </table:table-cell>
          <table:table-cell>
            <text:p>19653784</text:p>
          </table:table-cell>
          <table:table-cell>
            <text:p>49870599</text:p>
          </table:table-cell>
        </table:table-row>
        <table:table-row>
          <table:table-cell>
            <text:p>366388235</text:p>
          </table:table-cell>
          <table:table-cell>
            <text:p>51226236</text:p>
          </table:table-cell>
          <table:table-cell>
            <text:p>917298869</text:p>
          </table:table-cell>
          <table:table-cell>
            <text:p>30115396</text:p>
          </table:table-cell>
          <table:table-cell>
            <text:p>965750216</text:p>
          </table:table-cell>
          <table:table-cell>
            <text:p>542618047</text:p>
          </table:table-cell>
          <table:table-cell>
            <text:p>368373843</text:p>
          </table:table-cell>
        </table:table-row>
        <table:table-row>
          <table:table-cell>
            <text:p>321613127</text:p>
          </table:table-cell>
          <table:table-cell>
            <text:p>513386294</text:p>
          </table:table-cell>
          <table:table-cell>
            <text:p>339728249</text:p>
          </table:table-cell>
          <table:table-cell>
            <text:p>29582464</text:p>
          </table:table-cell>
          <table:table-cell>
            <text:p>782818621</text:p>
          </table:table-cell>
          <table:table-cell>
            <text:p>510551352</text:p>
          </table:table-cell>
          <table:table-cell>
            <text:p>735075081</text:p>
          </table:table-cell>
        </table:table-row>
        <table:table-row>
          <table:table-cell>
            <text:p>680281332</text:p>
          </table:table-cell>
          <table:table-cell>
            <text:p>434650098</text:p>
          </table:table-cell>
          <table:table-cell>
            <text:p>829665428</text:p>
          </table:table-cell>
          <table:table-cell>
            <text:p>661005365</text:p>
          </table:table-cell>
          <table:table-cell>
            <text:p>726620817</text:p>
          </table:table-cell>
          <table:table-cell>
            <text:p>814367657</text:p>
          </table:table-cell>
          <table:table-cell>
            <text:p>400650989</text:p>
          </table:table-cell>
        </table:table-row>
        <table:table-row>
          <table:table-cell>
            <text:p>805416922</text:p>
          </table:table-cell>
          <table:table-cell>
            <text:p>85251110</text:p>
          </table:table-cell>
          <table:table-cell>
            <text:p>15624813</text:p>
          </table:table-cell>
          <table:table-cell>
            <text:p>27483421</text:p>
          </table:table-cell>
          <table:table-cell>
            <text:p>911785322</text:p>
          </table:table-cell>
          <table:table-cell>
            <text:p>582835963</text:p>
          </table:table-cell>
          <table:table-cell>
            <text:p>647831101</text:p>
          </table:table-cell>
        </table:table-row>
        <table:table-row>
          <table:table-cell>
            <text:p>796302579</text:p>
          </table:table-cell>
          <table:table-cell>
            <text:p>666351256</text:p>
          </table:table-cell>
          <table:table-cell>
            <text:p>748655371</text:p>
          </table:table-cell>
          <table:table-cell>
            <text:p>801763303</text:p>
          </table:table-cell>
          <table:table-cell>
            <text:p>283150220</text:p>
          </table:table-cell>
          <table:table-cell>
            <text:p>879331787</text:p>
          </table:table-cell>
          <table:table-cell>
            <text:p>225094438</text:p>
          </table:table-cell>
        </table:table-row>
        <table:table-row>
          <table:table-cell>
            <text:p>412795666</text:p>
          </table:table-cell>
          <table:table-cell>
            <text:p>673989294</text:p>
          </table:table-cell>
          <table:table-cell>
            <text:p>468106589</text:p>
          </table:table-cell>
          <table:table-cell>
            <text:p>82785215</text:p>
          </table:table-cell>
          <table:table-cell>
            <text:p>8137521</text:p>
          </table:table-cell>
          <table:table-cell>
            <text:p>146278875</text:p>
          </table:table-cell>
          <table:table-cell>
            <text:p>975359561</text:p>
          </table:table-cell>
        </table:table-row>
        <table:table-row>
          <table:table-cell>
            <text:p>391839168</text:p>
          </table:table-cell>
          <table:table-cell>
            <text:p>744090213</text:p>
          </table:table-cell>
          <table:table-cell>
            <text:p>861395309</text:p>
          </table:table-cell>
          <table:table-cell>
            <text:p>434608608</text:p>
          </table:table-cell>
          <table:table-cell>
            <text:p>150960621</text:p>
          </table:table-cell>
          <table:table-cell>
            <text:p>356733258</text:p>
          </table:table-cell>
          <table:table-cell>
            <text:p>326171002</text:p>
          </table:table-cell>
        </table:table-row>
        <table:table-row>
          <table:table-cell>
            <text:p>693234527</text:p>
          </table:table-cell>
          <table:table-cell>
            <text:p>304366451</text:p>
          </table:table-cell>
          <table:table-cell>
            <text:p>142682290</text:p>
          </table:table-cell>
          <table:table-cell>
            <text:p>459741460</text:p>
          </table:table-cell>
          <table:table-cell>
            <text:p>494260981</text:p>
          </table:table-cell>
          <table:table-cell>
            <text:p>697891952</text:p>
          </table:table-cell>
          <table:table-cell>
            <text:p>945431357</text:p>
          </table:table-cell>
        </table:table-row>
        <table:table-row>
          <table:table-cell>
            <text:p>948562036</text:p>
          </table:table-cell>
          <table:table-cell>
            <text:p>37031105</text:p>
          </table:table-cell>
          <table:table-cell>
            <text:p>663292751</text:p>
          </table:table-cell>
          <table:table-cell>
            <text:p>953332442</text:p>
          </table:table-cell>
          <table:table-cell>
            <text:p>229502339</text:p>
          </table:table-cell>
          <table:table-cell>
            <text:p>206668704</text:p>
          </table:table-cell>
          <table:table-cell>
            <text:p>577678372</text:p>
          </table:table-cell>
        </table:table-row>
        <table:table-row>
          <table:table-cell>
            <text:p>609767448</text:p>
          </table:table-cell>
          <table:table-cell>
            <text:p>288822151</text:p>
          </table:table-cell>
          <table:table-cell>
            <text:p>26358608</text:p>
          </table:table-cell>
          <table:table-cell>
            <text:p>895161034</text:p>
          </table:table-cell>
          <table:table-cell>
            <text:p>775231521</text:p>
          </table:table-cell>
          <table:table-cell>
            <text:p>960893589</text:p>
          </table:table-cell>
          <table:table-cell>
            <text:p>166936617</text:p>
          </table:table-cell>
        </table:table-row>
        <table:table-row>
          <table:table-cell>
            <text:p>680474144</text:p>
          </table:table-cell>
          <table:table-cell>
            <text:p>593556263</text:p>
          </table:table-cell>
          <table:table-cell>
            <text:p>646307980</text:p>
          </table:table-cell>
          <table:table-cell>
            <text:p>938687111</text:p>
          </table:table-cell>
          <table:table-cell>
            <text:p>881114985</text:p>
          </table:table-cell>
          <table:table-cell>
            <text:p>419526016</text:p>
          </table:table-cell>
          <table:table-cell>
            <text:p>241828434</text:p>
          </table:table-cell>
        </table:table-row>
        <table:table-row>
          <table:table-cell>
            <text:p>636559256</text:p>
          </table:table-cell>
          <table:table-cell>
            <text:p>239539489</text:p>
          </table:table-cell>
          <table:table-cell>
            <text:p>454136794</text:p>
          </table:table-cell>
          <table:table-cell>
            <text:p>105123302</text:p>
          </table:table-cell>
          <table:table-cell>
            <text:p>859854836</text:p>
          </table:table-cell>
          <table:table-cell>
            <text:p>905693285</text:p>
          </table:table-cell>
          <table:table-cell>
            <text:p>121022504</text:p>
          </table:table-cell>
        </table:table-row>
        <table:table-row>
          <table:table-cell>
            <text:p>966742450</text:p>
          </table:table-cell>
          <table:table-cell>
            <text:p>574273819</text:p>
          </table:table-cell>
          <table:table-cell>
            <text:p>678977003</text:p>
          </table:table-cell>
          <table:table-cell>
            <text:p>213224164</text:p>
          </table:table-cell>
          <table:table-cell>
            <text:p>942022505</text:p>
          </table:table-cell>
          <table:table-cell>
            <text:p>403251563</text:p>
          </table:table-cell>
          <table:table-cell>
            <text:p>586153835</text:p>
          </table:table-cell>
        </table:table-row>
        <table:table-row>
          <table:table-cell>
            <text:p>354841646</text:p>
          </table:table-cell>
          <table:table-cell>
            <text:p>345073211</text:p>
          </table:table-cell>
          <table:table-cell>
            <text:p>933235000</text:p>
          </table:table-cell>
          <table:table-cell>
            <text:p>468406886</text:p>
          </table:table-cell>
          <table:table-cell>
            <text:p>304041305</text:p>
          </table:table-cell>
          <table:table-cell>
            <text:p>609427573</text:p>
          </table:table-cell>
          <table:table-cell>
            <text:p>790480516</text:p>
          </table:table-cell>
        </table:table-row>
        <table:table-row>
          <table:table-cell>
            <text:p>706751840</text:p>
          </table:table-cell>
          <table:table-cell>
            <text:p>912112741</text:p>
          </table:table-cell>
          <table:table-cell>
            <text:p>931947649</text:p>
          </table:table-cell>
          <table:table-cell>
            <text:p>405604505</text:p>
          </table:table-cell>
          <table:table-cell>
            <text:p>672702260</text:p>
          </table:table-cell>
          <table:table-cell>
            <text:p>533845917</text:p>
          </table:table-cell>
          <table:table-cell>
            <text:p>233515432</text:p>
          </table:table-cell>
        </table:table-row>
        <table:table-row>
          <table:table-cell>
            <text:p>461775793</text:p>
          </table:table-cell>
          <table:table-cell>
            <text:p>243416489</text:p>
          </table:table-cell>
          <table:table-cell>
            <text:p>289741475</text:p>
          </table:table-cell>
          <table:table-cell>
            <text:p>177834777</text:p>
          </table:table-cell>
          <table:table-cell>
            <text:p>570866372</text:p>
          </table:table-cell>
          <table:table-cell>
            <text:p>107664946</text:p>
          </table:table-cell>
          <table:table-cell>
            <text:p>413459952</text:p>
          </table:table-cell>
        </table:table-row>
        <table:table-row>
          <table:table-cell>
            <text:p>743034229</text:p>
          </table:table-cell>
          <table:table-cell>
            <text:p>590146837</text:p>
          </table:table-cell>
          <table:table-cell>
            <text:p>331064361</text:p>
          </table:table-cell>
          <table:table-cell>
            <text:p>520162751</text:p>
          </table:table-cell>
          <table:table-cell>
            <text:p>974014918</text:p>
          </table:table-cell>
          <table:table-cell>
            <text:p>162583644</text:p>
          </table:table-cell>
          <table:table-cell>
            <text:p>8561604</text:p>
          </table:table-cell>
        </table:table-row>
        <table:table-row>
          <table:table-cell>
            <text:p>8653728</text:p>
          </table:table-cell>
          <table:table-cell>
            <text:p>194752518</text:p>
          </table:table-cell>
          <table:table-cell>
            <text:p>273946283</text:p>
          </table:table-cell>
          <table:table-cell>
            <text:p>579424352</text:p>
          </table:table-cell>
          <table:table-cell>
            <text:p>592387604</text:p>
          </table:table-cell>
          <table:table-cell>
            <text:p>407765564</text:p>
          </table:table-cell>
          <table:table-cell>
            <text:p>513171224</text:p>
          </table:table-cell>
        </table:table-row>
        <table:table-row>
          <table:table-cell>
            <text:p>657240082</text:p>
          </table:table-cell>
          <table:table-cell>
            <text:p>69033654</text:p>
          </table:table-cell>
          <table:table-cell>
            <text:p>588867282</text:p>
          </table:table-cell>
          <table:table-cell>
            <text:p>816376921</text:p>
          </table:table-cell>
          <table:table-cell>
            <text:p>334316578</text:p>
          </table:table-cell>
          <table:table-cell>
            <text:p>687936519</text:p>
          </table:table-cell>
          <table:table-cell>
            <text:p>112618869</text:p>
          </table:table-cell>
        </table:table-row>
        <table:table-row>
          <table:table-cell>
            <text:p>433997663</text:p>
          </table:table-cell>
          <table:table-cell>
            <text:p>58678792</text:p>
          </table:table-cell>
          <table:table-cell>
            <text:p>462923378</text:p>
          </table:table-cell>
          <table:table-cell>
            <text:p>874189998</text:p>
          </table:table-cell>
          <table:table-cell>
            <text:p>634914794</text:p>
          </table:table-cell>
          <table:table-cell>
            <text:p>914012600</text:p>
          </table:table-cell>
          <table:table-cell>
            <text:p>189552157</text:p>
          </table:table-cell>
        </table:table-row>
        <table:table-row>
          <table:table-cell>
            <text:p>322664171</text:p>
          </table:table-cell>
          <table:table-cell>
            <text:p>372060819</text:p>
          </table:table-cell>
          <table:table-cell>
            <text:p>39212141</text:p>
          </table:table-cell>
          <table:table-cell>
            <text:p>316888345</text:p>
          </table:table-cell>
          <table:table-cell>
            <text:p>603211554</text:p>
          </table:table-cell>
          <table:table-cell>
            <text:p>516262262</text:p>
          </table:table-cell>
          <table:table-cell>
            <text:p>974164171</text:p>
          </table:table-cell>
        </table:table-row>
        <table:table-row>
          <table:table-cell>
            <text:p>135207590</text:p>
          </table:table-cell>
          <table:table-cell>
            <text:p>334855167</text:p>
          </table:table-cell>
          <table:table-cell>
            <text:p>728299413</text:p>
          </table:table-cell>
          <table:table-cell>
            <text:p>339829346</text:p>
          </table:table-cell>
          <table:table-cell>
            <text:p>464281690</text:p>
          </table:table-cell>
          <table:table-cell>
            <text:p>425037954</text:p>
          </table:table-cell>
          <table:table-cell>
            <text:p>808162512</text:p>
          </table:table-cell>
        </table:table-row>
        <table:table-row>
          <table:table-cell>
            <text:p>193945746</text:p>
          </table:table-cell>
          <table:table-cell>
            <text:p>561000246</text:p>
          </table:table-cell>
          <table:table-cell>
            <text:p>896839412</text:p>
          </table:table-cell>
          <table:table-cell>
            <text:p>449891839</text:p>
          </table:table-cell>
          <table:table-cell>
            <text:p>110806981</text:p>
          </table:table-cell>
          <table:table-cell>
            <text:p>550701271</text:p>
          </table:table-cell>
          <table:table-cell>
            <text:p>499358015</text:p>
          </table:table-cell>
        </table:table-row>
        <table:table-row>
          <table:table-cell>
            <text:p>292991426</text:p>
          </table:table-cell>
          <table:table-cell>
            <text:p>678748828</text:p>
          </table:table-cell>
          <table:table-cell>
            <text:p>685022756</text:p>
          </table:table-cell>
          <table:table-cell>
            <text:p>298310489</text:p>
          </table:table-cell>
          <table:table-cell>
            <text:p>485454708</text:p>
          </table:table-cell>
          <table:table-cell>
            <text:p>938984414</text:p>
          </table:table-cell>
          <table:table-cell>
            <text:p>242312617</text:p>
          </table:table-cell>
        </table:table-row>
        <table:table-row>
          <table:table-cell>
            <text:p>647758630</text:p>
          </table:table-cell>
          <table:table-cell>
            <text:p>765400720</text:p>
          </table:table-cell>
          <table:table-cell>
            <text:p>857331119</text:p>
          </table:table-cell>
          <table:table-cell>
            <text:p>149243955</text:p>
          </table:table-cell>
          <table:table-cell>
            <text:p>22204395</text:p>
          </table:table-cell>
          <table:table-cell>
            <text:p>398804286</text:p>
          </table:table-cell>
          <table:table-cell>
            <text:p>346982307</text:p>
          </table:table-cell>
        </table:table-row>
        <table:table-row>
          <table:table-cell>
            <text:p>782189814</text:p>
          </table:table-cell>
          <table:table-cell>
            <text:p>280722835</text:p>
          </table:table-cell>
          <table:table-cell>
            <text:p>368981814</text:p>
          </table:table-cell>
          <table:table-cell>
            <text:p>254622313</text:p>
          </table:table-cell>
          <table:table-cell>
            <text:p>718263166</text:p>
          </table:table-cell>
          <table:table-cell>
            <text:p>932793579</text:p>
          </table:table-cell>
          <table:table-cell>
            <text:p>751568670</text:p>
          </table:table-cell>
        </table:table-row>
        <table:table-row>
          <table:table-cell>
            <text:p>566625870</text:p>
          </table:table-cell>
          <table:table-cell>
            <text:p>584617323</text:p>
          </table:table-cell>
          <table:table-cell>
            <text:p>415591056</text:p>
          </table:table-cell>
          <table:table-cell>
            <text:p>385310730</text:p>
          </table:table-cell>
          <table:table-cell>
            <text:p>258346946</text:p>
          </table:table-cell>
          <table:table-cell>
            <text:p>584896173</text:p>
          </table:table-cell>
          <table:table-cell>
            <text:p>665653603</text:p>
          </table:table-cell>
        </table:table-row>
        <table:table-row>
          <table:table-cell>
            <text:p>684782511</text:p>
          </table:table-cell>
          <table:table-cell>
            <text:p>548015857</text:p>
          </table:table-cell>
          <table:table-cell>
            <text:p>598450162</text:p>
          </table:table-cell>
          <table:table-cell>
            <text:p>672497515</text:p>
          </table:table-cell>
          <table:table-cell>
            <text:p>756985310</text:p>
          </table:table-cell>
          <table:table-cell>
            <text:p>839072014</text:p>
          </table:table-cell>
          <table:table-cell>
            <text:p>887145711</text:p>
          </table:table-cell>
        </table:table-row>
        <table:table-row>
          <table:table-cell>
            <text:p>47315755</text:p>
          </table:table-cell>
          <table:table-cell>
            <text:p>659646832</text:p>
          </table:table-cell>
          <table:table-cell>
            <text:p>456825045</text:p>
          </table:table-cell>
          <table:table-cell>
            <text:p>463034203</text:p>
          </table:table-cell>
          <table:table-cell>
            <text:p>295432129</text:p>
          </table:table-cell>
          <table:table-cell>
            <text:p>699523075</text:p>
          </table:table-cell>
          <table:table-cell>
            <text:p>676024825</text:p>
          </table:table-cell>
        </table:table-row>
        <table:table-row>
          <table:table-cell>
            <text:p>50366961</text:p>
          </table:table-cell>
          <table:table-cell>
            <text:p>331106959</text:p>
          </table:table-cell>
          <table:table-cell>
            <text:p>613031859</text:p>
          </table:table-cell>
          <table:table-cell>
            <text:p>826328554</text:p>
          </table:table-cell>
          <table:table-cell>
            <text:p>965651709</text:p>
          </table:table-cell>
          <table:table-cell>
            <text:p>610437790</text:p>
          </table:table-cell>
          <table:table-cell>
            <text:p>78790989</text:p>
          </table:table-cell>
        </table:table-row>
        <table:table-row>
          <table:table-cell>
            <text:p>823630983</text:p>
          </table:table-cell>
          <table:table-cell>
            <text:p>325741253</text:p>
          </table:table-cell>
          <table:table-cell>
            <text:p>388743771</text:p>
          </table:table-cell>
          <table:table-cell>
            <text:p>474850844</text:p>
          </table:table-cell>
          <table:table-cell>
            <text:p>119118043</text:p>
          </table:table-cell>
          <table:table-cell>
            <text:p>965969238</text:p>
          </table:table-cell>
          <table:table-cell>
            <text:p>813874142</text:p>
          </table:table-cell>
        </table:table-row>
        <table:table-row>
          <table:table-cell>
            <text:p>251620115</text:p>
          </table:table-cell>
          <table:table-cell>
            <text:p>1462375</text:p>
          </table:table-cell>
          <table:table-cell>
            <text:p>71482668</text:p>
          </table:table-cell>
          <table:table-cell>
            <text:p>116481430</text:p>
          </table:table-cell>
          <table:table-cell>
            <text:p>266798949</text:p>
          </table:table-cell>
          <table:table-cell>
            <text:p>115852524</text:p>
          </table:table-cell>
          <table:table-cell>
            <text:p>849465474</text:p>
          </table:table-cell>
        </table:table-row>
        <table:table-row>
          <table:table-cell>
            <text:p>455885685</text:p>
          </table:table-cell>
          <table:table-cell>
            <text:p>399246251</text:p>
          </table:table-cell>
          <table:table-cell>
            <text:p>152814327</text:p>
          </table:table-cell>
          <table:table-cell>
            <text:p>705728866</text:p>
          </table:table-cell>
          <table:table-cell>
            <text:p>589943314</text:p>
          </table:table-cell>
          <table:table-cell>
            <text:p>12608413</text:p>
          </table:table-cell>
          <table:table-cell>
            <text:p>109248374</text:p>
          </table:table-cell>
        </table:table-row>
        <table:table-row>
          <table:table-cell>
            <text:p>145928985</text:p>
          </table:table-cell>
          <table:table-cell>
            <text:p>453535080</text:p>
          </table:table-cell>
          <table:table-cell>
            <text:p>241526665</text:p>
          </table:table-cell>
          <table:table-cell>
            <text:p>74297844</text:p>
          </table:table-cell>
          <table:table-cell>
            <text:p>951687744</text:p>
          </table:table-cell>
          <table:table-cell>
            <text:p>93885594</text:p>
          </table:table-cell>
          <table:table-cell>
            <text:p>801215344</text:p>
          </table:table-cell>
        </table:table-row>
        <table:table-row>
          <table:table-cell>
            <text:p>711745</text:p>
          </table:table-cell>
          <table:table-cell>
            <text:p>641748796</text:p>
          </table:table-cell>
          <table:table-cell>
            <text:p>377430637</text:p>
          </table:table-cell>
          <table:table-cell>
            <text:p>805371093</text:p>
          </table:table-cell>
          <table:table-cell>
            <text:p>715488715</text:p>
          </table:table-cell>
          <table:table-cell>
            <text:p>561595479</text:p>
          </table:table-cell>
          <table:table-cell>
            <text:p>246333041</text:p>
          </table:table-cell>
        </table:table-row>
        <table:table-row>
          <table:table-cell>
            <text:p>264519917</text:p>
          </table:table-cell>
          <table:table-cell>
            <text:p>923409630</text:p>
          </table:table-cell>
          <table:table-cell>
            <text:p>955265699</text:p>
          </table:table-cell>
          <table:table-cell>
            <text:p>418567486</text:p>
          </table:table-cell>
          <table:table-cell>
            <text:p>203911596</text:p>
          </table:table-cell>
          <table:table-cell>
            <text:p>24185837</text:p>
          </table:table-cell>
          <table:table-cell>
            <text:p>829376157</text:p>
          </table:table-cell>
        </table:table-row>
        <table:table-row>
          <table:table-cell>
            <text:p>320533841</text:p>
          </table:table-cell>
          <table:table-cell>
            <text:p>95192307</text:p>
          </table:table-cell>
          <table:table-cell>
            <text:p>193689745</text:p>
          </table:table-cell>
          <table:table-cell>
            <text:p>266743432</text:p>
          </table:table-cell>
          <table:table-cell>
            <text:p>954938286</text:p>
          </table:table-cell>
          <table:table-cell>
            <text:p>852367505</text:p>
          </table:table-cell>
          <table:table-cell>
            <text:p>195819756</text:p>
          </table:table-cell>
        </table:table-row>
        <table:table-row>
          <table:table-cell>
            <text:p>549596499</text:p>
          </table:table-cell>
          <table:table-cell>
            <text:p>6117734</text:p>
          </table:table-cell>
          <table:table-cell>
            <text:p>92482407</text:p>
          </table:table-cell>
          <table:table-cell>
            <text:p>842023358</text:p>
          </table:table-cell>
          <table:table-cell>
            <text:p>426209277</text:p>
          </table:table-cell>
          <table:table-cell>
            <text:p>623595222</text:p>
          </table:table-cell>
          <table:table-cell>
            <text:p>525617901</text:p>
          </table:table-cell>
        </table:table-row>
        <table:table-row>
          <table:table-cell>
            <text:p>986239324</text:p>
          </table:table-cell>
          <table:table-cell>
            <text:p>509818089</text:p>
          </table:table-cell>
          <table:table-cell>
            <text:p>538043713</text:p>
          </table:table-cell>
          <table:table-cell>
            <text:p>942319415</text:p>
          </table:table-cell>
          <table:table-cell>
            <text:p>527415876</text:p>
          </table:table-cell>
          <table:table-cell>
            <text:p>12096445</text:p>
          </table:table-cell>
          <table:table-cell>
            <text:p>707204535</text:p>
          </table:table-cell>
        </table:table-row>
        <table:table-row>
          <table:table-cell>
            <text:p>714587042</text:p>
          </table:table-cell>
          <table:table-cell>
            <text:p>978143246</text:p>
          </table:table-cell>
          <table:table-cell>
            <text:p>26458724</text:p>
          </table:table-cell>
          <table:table-cell>
            <text:p>745347392</text:p>
          </table:table-cell>
          <table:table-cell>
            <text:p>685767377</text:p>
          </table:table-cell>
          <table:table-cell>
            <text:p>816561949</text:p>
          </table:table-cell>
          <table:table-cell>
            <text:p>74447231</text:p>
          </table:table-cell>
        </table:table-row>
        <table:table-row>
          <table:table-cell>
            <text:p>510367028</text:p>
          </table:table-cell>
          <table:table-cell>
            <text:p>674371356</text:p>
          </table:table-cell>
          <table:table-cell>
            <text:p>551654242</text:p>
          </table:table-cell>
          <table:table-cell>
            <text:p>497011032</text:p>
          </table:table-cell>
          <table:table-cell>
            <text:p>206303982</text:p>
          </table:table-cell>
          <table:table-cell>
            <text:p>31489014</text:p>
          </table:table-cell>
          <table:table-cell>
            <text:p>292489633</text:p>
          </table:table-cell>
        </table:table-row>
        <table:table-row>
          <table:table-cell>
            <text:p>336409824</text:p>
          </table:table-cell>
          <table:table-cell>
            <text:p>707151718</text:p>
          </table:table-cell>
          <table:table-cell>
            <text:p>777007199</text:p>
          </table:table-cell>
          <table:table-cell>
            <text:p>174435567</text:p>
          </table:table-cell>
          <table:table-cell>
            <text:p>125591197</text:p>
          </table:table-cell>
          <table:table-cell>
            <text:p>755160848</text:p>
          </table:table-cell>
          <table:table-cell>
            <text:p>873531038</text:p>
          </table:table-cell>
        </table:table-row>
        <table:table-row>
          <table:table-cell>
            <text:p>722829236</text:p>
          </table:table-cell>
          <table:table-cell>
            <text:p>112324569</text:p>
          </table:table-cell>
          <table:table-cell>
            <text:p>746125486</text:p>
          </table:table-cell>
          <table:table-cell>
            <text:p>494694370</text:p>
          </table:table-cell>
          <table:table-cell>
            <text:p>131870296</text:p>
          </table:table-cell>
          <table:table-cell>
            <text:p>916342122</text:p>
          </table:table-cell>
          <table:table-cell>
            <text:p>862793934</text:p>
          </table:table-cell>
        </table:table-row>
        <table:table-row>
          <table:table-cell>
            <text:p>20127004</text:p>
          </table:table-cell>
          <table:table-cell>
            <text:p>406045487</text:p>
          </table:table-cell>
          <table:table-cell>
            <text:p>86304628</text:p>
          </table:table-cell>
          <table:table-cell>
            <text:p>767548715</text:p>
          </table:table-cell>
          <table:table-cell>
            <text:p>98452360</text:p>
          </table:table-cell>
          <table:table-cell>
            <text:p>239318778</text:p>
          </table:table-cell>
          <table:table-cell>
            <text:p>98177748</text:p>
          </table:table-cell>
        </table:table-row>
        <table:table-row>
          <table:table-cell>
            <text:p>697007037</text:p>
          </table:table-cell>
          <table:table-cell>
            <text:p>395448844</text:p>
          </table:table-cell>
          <table:table-cell>
            <text:p>186601098</text:p>
          </table:table-cell>
          <table:table-cell>
            <text:p>834781844</text:p>
          </table:table-cell>
          <table:table-cell>
            <text:p>790858223</text:p>
          </table:table-cell>
          <table:table-cell>
            <text:p>36333367</text:p>
          </table:table-cell>
          <table:table-cell>
            <text:p>19583555</text:p>
          </table:table-cell>
        </table:table-row>
        <table:table-row>
          <table:table-cell>
            <text:p>937826861</text:p>
          </table:table-cell>
          <table:table-cell>
            <text:p>970503089</text:p>
          </table:table-cell>
          <table:table-cell>
            <text:p>669185037</text:p>
          </table:table-cell>
          <table:table-cell>
            <text:p>683427146</text:p>
          </table:table-cell>
          <table:table-cell>
            <text:p>123928398</text:p>
          </table:table-cell>
          <table:table-cell>
            <text:p>32735834</text:p>
          </table:table-cell>
          <table:table-cell>
            <text:p>415819183</text:p>
          </table:table-cell>
        </table:table-row>
        <table:table-row>
          <table:table-cell>
            <text:p>982440845</text:p>
          </table:table-cell>
          <table:table-cell>
            <text:p>398462684</text:p>
          </table:table-cell>
          <table:table-cell>
            <text:p>818529888</text:p>
          </table:table-cell>
          <table:table-cell>
            <text:p>522672813</text:p>
          </table:table-cell>
          <table:table-cell>
            <text:p>893088050</text:p>
          </table:table-cell>
          <table:table-cell>
            <text:p>491748197</text:p>
          </table:table-cell>
          <table:table-cell>
            <text:p>41422694</text:p>
          </table:table-cell>
        </table:table-row>
        <table:table-row>
          <table:table-cell>
            <text:p>198969598</text:p>
          </table:table-cell>
          <table:table-cell>
            <text:p>12927043</text:p>
          </table:table-cell>
          <table:table-cell>
            <text:p>5815053</text:p>
          </table:table-cell>
          <table:table-cell>
            <text:p>566834901</text:p>
          </table:table-cell>
          <table:table-cell>
            <text:p>80555484</text:p>
          </table:table-cell>
          <table:table-cell>
            <text:p>800048242</text:p>
          </table:table-cell>
          <table:table-cell>
            <text:p>349549090</text:p>
          </table:table-cell>
        </table:table-row>
        <table:table-row>
          <table:table-cell>
            <text:p>198739347</text:p>
          </table:table-cell>
          <table:table-cell>
            <text:p>291283745</text:p>
          </table:table-cell>
          <table:table-cell>
            <text:p>908261264</text:p>
          </table:table-cell>
          <table:table-cell>
            <text:p>442727634</text:p>
          </table:table-cell>
          <table:table-cell>
            <text:p>215448238</text:p>
          </table:table-cell>
          <table:table-cell>
            <text:p>354937422</text:p>
          </table:table-cell>
          <table:table-cell>
            <text:p>368694518</text:p>
          </table:table-cell>
        </table:table-row>
        <table:table-row>
          <table:table-cell>
            <text:p>611487843</text:p>
          </table:table-cell>
          <table:table-cell>
            <text:p>143461533</text:p>
          </table:table-cell>
          <table:table-cell>
            <text:p>428473066</text:p>
          </table:table-cell>
          <table:table-cell>
            <text:p>842662175</text:p>
          </table:table-cell>
          <table:table-cell>
            <text:p>967584875</text:p>
          </table:table-cell>
          <table:table-cell>
            <text:p>365678336</text:p>
          </table:table-cell>
          <table:table-cell>
            <text:p>899168420</text:p>
          </table:table-cell>
        </table:table-row>
        <table:table-row>
          <table:table-cell>
            <text:p>819910781</text:p>
          </table:table-cell>
          <table:table-cell>
            <text:p>862601780</text:p>
          </table:table-cell>
          <table:table-cell>
            <text:p>114882728</text:p>
          </table:table-cell>
          <table:table-cell>
            <text:p>524764032</text:p>
          </table:table-cell>
          <table:table-cell>
            <text:p>782305321</text:p>
          </table:table-cell>
          <table:table-cell>
            <text:p>215860301</text:p>
          </table:table-cell>
          <table:table-cell>
            <text:p>268495614</text:p>
          </table:table-cell>
        </table:table-row>
        <table:table-row>
          <table:table-cell>
            <text:p>821761621</text:p>
          </table:table-cell>
          <table:table-cell>
            <text:p>354512677</text:p>
          </table:table-cell>
          <table:table-cell>
            <text:p>578154598</text:p>
          </table:table-cell>
          <table:table-cell>
            <text:p>410177556</text:p>
          </table:table-cell>
          <table:table-cell>
            <text:p>762521920</text:p>
          </table:table-cell>
          <table:table-cell>
            <text:p>580211723</text:p>
          </table:table-cell>
          <table:table-cell>
            <text:p>937771783</text:p>
          </table:table-cell>
        </table:table-row>
        <table:table-row>
          <table:table-cell>
            <text:p>602451309</text:p>
          </table:table-cell>
          <table:table-cell>
            <text:p>972510801</text:p>
          </table:table-cell>
          <table:table-cell>
            <text:p>649839884</text:p>
          </table:table-cell>
          <table:table-cell>
            <text:p>940505372</text:p>
          </table:table-cell>
          <table:table-cell>
            <text:p>91980480</text:p>
          </table:table-cell>
          <table:table-cell>
            <text:p>201647357</text:p>
          </table:table-cell>
          <table:table-cell>
            <text:p>547421925</text:p>
          </table:table-cell>
        </table:table-row>
        <table:table-row>
          <table:table-cell>
            <text:p>291835021</text:p>
          </table:table-cell>
          <table:table-cell>
            <text:p>283823508</text:p>
          </table:table-cell>
          <table:table-cell>
            <text:p>165610374</text:p>
          </table:table-cell>
          <table:table-cell>
            <text:p>286989673</text:p>
          </table:table-cell>
          <table:table-cell>
            <text:p>142621325</text:p>
          </table:table-cell>
          <table:table-cell>
            <text:p>58820948</text:p>
          </table:table-cell>
          <table:table-cell>
            <text:p>594354108</text:p>
          </table:table-cell>
        </table:table-row>
        <table:table-row>
          <table:table-cell>
            <text:p>329870944</text:p>
          </table:table-cell>
          <table:table-cell>
            <text:p>365416822</text:p>
          </table:table-cell>
          <table:table-cell>
            <text:p>575421381</text:p>
          </table:table-cell>
          <table:table-cell>
            <text:p>565140585</text:p>
          </table:table-cell>
          <table:table-cell>
            <text:p>135120529</text:p>
          </table:table-cell>
          <table:table-cell>
            <text:p>571537025</text:p>
          </table:table-cell>
          <table:table-cell>
            <text:p>12099263</text:p>
          </table:table-cell>
        </table:table-row>
        <table:table-row>
          <table:table-cell>
            <text:p>251058452</text:p>
          </table:table-cell>
          <table:table-cell>
            <text:p>911693144</text:p>
          </table:table-cell>
          <table:table-cell>
            <text:p>114418987</text:p>
          </table:table-cell>
          <table:table-cell>
            <text:p>863112228</text:p>
          </table:table-cell>
          <table:table-cell>
            <text:p>736023388</text:p>
          </table:table-cell>
          <table:table-cell>
            <text:p>339983084</text:p>
          </table:table-cell>
          <table:table-cell>
            <text:p>519278041</text:p>
          </table:table-cell>
        </table:table-row>
        <table:table-row>
          <table:table-cell>
            <text:p>537196885</text:p>
          </table:table-cell>
          <table:table-cell>
            <text:p>326851849</text:p>
          </table:table-cell>
          <table:table-cell>
            <text:p>2593254</text:p>
          </table:table-cell>
          <table:table-cell>
            <text:p>943630376</text:p>
          </table:table-cell>
          <table:table-cell>
            <text:p>13591984</text:p>
          </table:table-cell>
          <table:table-cell>
            <text:p>766278526</text:p>
          </table:table-cell>
          <table:table-cell>
            <text:p>208707492</text:p>
          </table:table-cell>
        </table:table-row>
        <table:table-row>
          <table:table-cell>
            <text:p>493390629</text:p>
          </table:table-cell>
          <table:table-cell>
            <text:p>767620696</text:p>
          </table:table-cell>
          <table:table-cell>
            <text:p>394303520</text:p>
          </table:table-cell>
          <table:table-cell>
            <text:p>951419800</text:p>
          </table:table-cell>
          <table:table-cell>
            <text:p>46533749</text:p>
          </table:table-cell>
          <table:table-cell>
            <text:p>634351109</text:p>
          </table:table-cell>
          <table:table-cell>
            <text:p>338900532</text:p>
          </table:table-cell>
        </table:table-row>
        <table:table-row>
          <table:table-cell>
            <text:p>631510845</text:p>
          </table:table-cell>
          <table:table-cell>
            <text:p>923648194</text:p>
          </table:table-cell>
          <table:table-cell>
            <text:p>886287430</text:p>
          </table:table-cell>
          <table:table-cell>
            <text:p>964966115</text:p>
          </table:table-cell>
          <table:table-cell>
            <text:p>958776596</text:p>
          </table:table-cell>
          <table:table-cell>
            <text:p>428542576</text:p>
          </table:table-cell>
          <table:table-cell>
            <text:p>843037847</text:p>
          </table:table-cell>
        </table:table-row>
        <table:table-row>
          <table:table-cell>
            <text:p>397985109</text:p>
          </table:table-cell>
          <table:table-cell>
            <text:p>838896945</text:p>
          </table:table-cell>
          <table:table-cell>
            <text:p>947862618</text:p>
          </table:table-cell>
          <table:table-cell>
            <text:p>691865714</text:p>
          </table:table-cell>
          <table:table-cell>
            <text:p>879860487</text:p>
          </table:table-cell>
          <table:table-cell>
            <text:p>588421030</text:p>
          </table:table-cell>
          <table:table-cell>
            <text:p>86277151</text:p>
          </table:table-cell>
        </table:table-row>
        <table:table-row>
          <table:table-cell>
            <text:p>391365387</text:p>
          </table:table-cell>
          <table:table-cell>
            <text:p>548157097</text:p>
          </table:table-cell>
          <table:table-cell>
            <text:p>870275460</text:p>
          </table:table-cell>
          <table:table-cell>
            <text:p>212671467</text:p>
          </table:table-cell>
          <table:table-cell>
            <text:p>487745607</text:p>
          </table:table-cell>
          <table:table-cell>
            <text:p>310668264</text:p>
          </table:table-cell>
          <table:table-cell>
            <text:p>900625042</text:p>
          </table:table-cell>
        </table:table-row>
        <table:table-row>
          <table:table-cell>
            <text:p>861001211</text:p>
          </table:table-cell>
          <table:table-cell>
            <text:p>819476222</text:p>
          </table:table-cell>
          <table:table-cell>
            <text:p>766527372</text:p>
          </table:table-cell>
          <table:table-cell>
            <text:p>939719054</text:p>
          </table:table-cell>
          <table:table-cell>
            <text:p>970960983</text:p>
          </table:table-cell>
          <table:table-cell>
            <text:p>701551036</text:p>
          </table:table-cell>
          <table:table-cell>
            <text:p>520856126</text:p>
          </table:table-cell>
        </table:table-row>
        <table:table-row>
          <table:table-cell>
            <text:p>948604859</text:p>
          </table:table-cell>
          <table:table-cell>
            <text:p>750164985</text:p>
          </table:table-cell>
          <table:table-cell>
            <text:p>379731090</text:p>
          </table:table-cell>
          <table:table-cell>
            <text:p>790387397</text:p>
          </table:table-cell>
          <table:table-cell>
            <text:p>285993850</text:p>
          </table:table-cell>
          <table:table-cell>
            <text:p>404409517</text:p>
          </table:table-cell>
          <table:table-cell>
            <text:p>829009408</text:p>
          </table:table-cell>
        </table:table-row>
        <table:table-row>
          <table:table-cell>
            <text:p>909022224</text:p>
          </table:table-cell>
          <table:table-cell>
            <text:p>534882764</text:p>
          </table:table-cell>
          <table:table-cell>
            <text:p>668561646</text:p>
          </table:table-cell>
          <table:table-cell>
            <text:p>119680791</text:p>
          </table:table-cell>
          <table:table-cell>
            <text:p>142013788</text:p>
          </table:table-cell>
          <table:table-cell>
            <text:p>517988431</text:p>
          </table:table-cell>
          <table:table-cell>
            <text:p>359233722</text:p>
          </table:table-cell>
        </table:table-row>
        <table:table-row>
          <table:table-cell>
            <text:p>898133955</text:p>
          </table:table-cell>
          <table:table-cell>
            <text:p>228684285</text:p>
          </table:table-cell>
          <table:table-cell>
            <text:p>766355681</text:p>
          </table:table-cell>
          <table:table-cell>
            <text:p>799235525</text:p>
          </table:table-cell>
          <table:table-cell>
            <text:p>770788131</text:p>
          </table:table-cell>
          <table:table-cell>
            <text:p>642398394</text:p>
          </table:table-cell>
          <table:table-cell>
            <text:p>189625295</text:p>
          </table:table-cell>
        </table:table-row>
        <table:table-row>
          <table:table-cell>
            <text:p>903713757</text:p>
          </table:table-cell>
          <table:table-cell>
            <text:p>752664542</text:p>
          </table:table-cell>
          <table:table-cell>
            <text:p>620970884</text:p>
          </table:table-cell>
          <table:table-cell>
            <text:p>291084670</text:p>
          </table:table-cell>
          <table:table-cell>
            <text:p>459304386</text:p>
          </table:table-cell>
          <table:table-cell>
            <text:p>519089611</text:p>
          </table:table-cell>
          <table:table-cell>
            <text:p>456059446</text:p>
          </table:table-cell>
        </table:table-row>
        <table:table-row>
          <table:table-cell>
            <text:p>512359373</text:p>
          </table:table-cell>
          <table:table-cell>
            <text:p>841934104</text:p>
          </table:table-cell>
          <table:table-cell>
            <text:p>748639435</text:p>
          </table:table-cell>
          <table:table-cell>
            <text:p>465607225</text:p>
          </table:table-cell>
          <table:table-cell>
            <text:p>310703676</text:p>
          </table:table-cell>
          <table:table-cell>
            <text:p>123816338</text:p>
          </table:table-cell>
          <table:table-cell>
            <text:p>964533604</text:p>
          </table:table-cell>
        </table:table-row>
        <table:table-row>
          <table:table-cell>
            <text:p>381488130</text:p>
          </table:table-cell>
          <table:table-cell>
            <text:p>724840637</text:p>
          </table:table-cell>
          <table:table-cell>
            <text:p>156219465</text:p>
          </table:table-cell>
          <table:table-cell>
            <text:p>364167010</text:p>
          </table:table-cell>
          <table:table-cell>
            <text:p>633376924</text:p>
          </table:table-cell>
          <table:table-cell>
            <text:p>746779753</text:p>
          </table:table-cell>
          <table:table-cell>
            <text:p>334407931</text:p>
          </table:table-cell>
        </table:table-row>
        <table:table-row>
          <table:table-cell>
            <text:p>55379031</text:p>
          </table:table-cell>
          <table:table-cell>
            <text:p>156807257</text:p>
          </table:table-cell>
          <table:table-cell>
            <text:p>323109494</text:p>
          </table:table-cell>
          <table:table-cell>
            <text:p>916667037</text:p>
          </table:table-cell>
          <table:table-cell>
            <text:p>63910148</text:p>
          </table:table-cell>
          <table:table-cell>
            <text:p>338941547</text:p>
          </table:table-cell>
          <table:table-cell>
            <text:p>409939735</text:p>
          </table:table-cell>
        </table:table-row>
        <table:table-row>
          <table:table-cell>
            <text:p>141812018</text:p>
          </table:table-cell>
          <table:table-cell>
            <text:p>936887868</text:p>
          </table:table-cell>
          <table:table-cell>
            <text:p>937444096</text:p>
          </table:table-cell>
          <table:table-cell>
            <text:p>154460646</text:p>
          </table:table-cell>
          <table:table-cell>
            <text:p>729988873</text:p>
          </table:table-cell>
          <table:table-cell>
            <text:p>543711286</text:p>
          </table:table-cell>
          <table:table-cell>
            <text:p>487655798</text:p>
          </table:table-cell>
        </table:table-row>
        <table:table-row>
          <table:table-cell>
            <text:p>135893320</text:p>
          </table:table-cell>
          <table:table-cell>
            <text:p>883476733</text:p>
          </table:table-cell>
          <table:table-cell>
            <text:p>241322624</text:p>
          </table:table-cell>
          <table:table-cell>
            <text:p>135603337</text:p>
          </table:table-cell>
          <table:table-cell>
            <text:p>743896199</text:p>
          </table:table-cell>
          <table:table-cell>
            <text:p>913651383</text:p>
          </table:table-cell>
          <table:table-cell>
            <text:p>192222346</text:p>
          </table:table-cell>
        </table:table-row>
        <table:table-row>
          <table:table-cell>
            <text:p>401413660</text:p>
          </table:table-cell>
          <table:table-cell>
            <text:p>755589783</text:p>
          </table:table-cell>
          <table:table-cell>
            <text:p>682432447</text:p>
          </table:table-cell>
          <table:table-cell>
            <text:p>704912385</text:p>
          </table:table-cell>
          <table:table-cell>
            <text:p>263961587</text:p>
          </table:table-cell>
          <table:table-cell>
            <text:p>19869258</text:p>
          </table:table-cell>
          <table:table-cell>
            <text:p>126637076</text:p>
          </table:table-cell>
        </table:table-row>
        <table:table-row>
          <table:table-cell>
            <text:p>178618246</text:p>
          </table:table-cell>
          <table:table-cell>
            <text:p>72046876</text:p>
          </table:table-cell>
          <table:table-cell>
            <text:p>591086123</text:p>
          </table:table-cell>
          <table:table-cell>
            <text:p>606249491</text:p>
          </table:table-cell>
          <table:table-cell>
            <text:p>945897316</text:p>
          </table:table-cell>
          <table:table-cell>
            <text:p>681089032</text:p>
          </table:table-cell>
          <table:table-cell>
            <text:p>381879763</text:p>
          </table:table-cell>
        </table:table-row>
        <table:table-row>
          <table:table-cell>
            <text:p>298566342</text:p>
          </table:table-cell>
          <table:table-cell>
            <text:p>248973974</text:p>
          </table:table-cell>
          <table:table-cell>
            <text:p>696819167</text:p>
          </table:table-cell>
          <table:table-cell>
            <text:p>437253870</text:p>
          </table:table-cell>
          <table:table-cell>
            <text:p>482839418</text:p>
          </table:table-cell>
          <table:table-cell>
            <text:p>134759469</text:p>
          </table:table-cell>
          <table:table-cell>
            <text:p>489019954</text:p>
          </table:table-cell>
        </table:table-row>
        <table:table-row>
          <table:table-cell>
            <text:p>855024357</text:p>
          </table:table-cell>
          <table:table-cell>
            <text:p>987236821</text:p>
          </table:table-cell>
          <table:table-cell>
            <text:p>888155073</text:p>
          </table:table-cell>
          <table:table-cell>
            <text:p>351810133</text:p>
          </table:table-cell>
          <table:table-cell>
            <text:p>902433865</text:p>
          </table:table-cell>
          <table:table-cell>
            <text:p>950031365</text:p>
          </table:table-cell>
          <table:table-cell>
            <text:p>350032243</text:p>
          </table:table-cell>
        </table:table-row>
        <table:table-row>
          <table:table-cell>
            <text:p>729748586</text:p>
          </table:table-cell>
          <table:table-cell>
            <text:p>761534750</text:p>
          </table:table-cell>
          <table:table-cell>
            <text:p>725161210</text:p>
          </table:table-cell>
          <table:table-cell>
            <text:p>476864930</text:p>
          </table:table-cell>
          <table:table-cell>
            <text:p>623371391</text:p>
          </table:table-cell>
          <table:table-cell>
            <text:p>356939920</text:p>
          </table:table-cell>
          <table:table-cell>
            <text:p>794764596</text:p>
          </table:table-cell>
        </table:table-row>
        <table:table-row>
          <table:table-cell>
            <text:p>322784992</text:p>
          </table:table-cell>
          <table:table-cell>
            <text:p>692902675</text:p>
          </table:table-cell>
          <table:table-cell>
            <text:p>260675482</text:p>
          </table:table-cell>
          <table:table-cell>
            <text:p>122091952</text:p>
          </table:table-cell>
          <table:table-cell>
            <text:p>399539784</text:p>
          </table:table-cell>
          <table:table-cell>
            <text:p>352665627</text:p>
          </table:table-cell>
          <table:table-cell>
            <text:p>188166166</text:p>
          </table:table-cell>
        </table:table-row>
        <table:table-row>
          <table:table-cell>
            <text:p>919490439</text:p>
          </table:table-cell>
          <table:table-cell>
            <text:p>366901513</text:p>
          </table:table-cell>
          <table:table-cell>
            <text:p>615761036</text:p>
          </table:table-cell>
          <table:table-cell>
            <text:p>831171445</text:p>
          </table:table-cell>
          <table:table-cell>
            <text:p>517039073</text:p>
          </table:table-cell>
          <table:table-cell>
            <text:p>248889310</text:p>
          </table:table-cell>
          <table:table-cell>
            <text:p>451624952</text:p>
          </table:table-cell>
        </table:table-row>
        <table:table-row>
          <table:table-cell>
            <text:p>609621547</text:p>
          </table:table-cell>
          <table:table-cell>
            <text:p>794506810</text:p>
          </table:table-cell>
          <table:table-cell>
            <text:p>74258326</text:p>
          </table:table-cell>
          <table:table-cell>
            <text:p>824693291</text:p>
          </table:table-cell>
          <table:table-cell>
            <text:p>620502270</text:p>
          </table:table-cell>
          <table:table-cell>
            <text:p>574105360</text:p>
          </table:table-cell>
          <table:table-cell>
            <text:p>5747231</text:p>
          </table:table-cell>
        </table:table-row>
        <table:table-row>
          <table:table-cell>
            <text:p>76008734</text:p>
          </table:table-cell>
          <table:table-cell>
            <text:p>728897776</text:p>
          </table:table-cell>
          <table:table-cell>
            <text:p>215054763</text:p>
          </table:table-cell>
          <table:table-cell>
            <text:p>781468566</text:p>
          </table:table-cell>
          <table:table-cell>
            <text:p>998298005</text:p>
          </table:table-cell>
          <table:table-cell>
            <text:p>179622568</text:p>
          </table:table-cell>
          <table:table-cell>
            <text:p>43950285</text:p>
          </table:table-cell>
        </table:table-row>
        <table:table-row>
          <table:table-cell>
            <text:p>881435066</text:p>
          </table:table-cell>
          <table:table-cell>
            <text:p>939385031</text:p>
          </table:table-cell>
          <table:table-cell>
            <text:p>429918827</text:p>
          </table:table-cell>
          <table:table-cell>
            <text:p>700548776</text:p>
          </table:table-cell>
          <table:table-cell>
            <text:p>61140784</text:p>
          </table:table-cell>
          <table:table-cell>
            <text:p>958484584</text:p>
          </table:table-cell>
          <table:table-cell>
            <text:p>644640816</text:p>
          </table:table-cell>
        </table:table-row>
        <table:table-row>
          <table:table-cell>
            <text:p>746913711</text:p>
          </table:table-cell>
          <table:table-cell>
            <text:p>447193473</text:p>
          </table:table-cell>
          <table:table-cell>
            <text:p>689851025</text:p>
          </table:table-cell>
          <table:table-cell>
            <text:p>450760139</text:p>
          </table:table-cell>
          <table:table-cell>
            <text:p>898868352</text:p>
          </table:table-cell>
          <table:table-cell>
            <text:p>293855903</text:p>
          </table:table-cell>
          <table:table-cell>
            <text:p>65352923</text:p>
          </table:table-cell>
        </table:table-row>
        <table:table-row>
          <table:table-cell>
            <text:p>203610496</text:p>
          </table:table-cell>
          <table:table-cell>
            <text:p>123897338</text:p>
          </table:table-cell>
          <table:table-cell>
            <text:p>619218466</text:p>
          </table:table-cell>
          <table:table-cell>
            <text:p>667671165</text:p>
          </table:table-cell>
          <table:table-cell>
            <text:p>453900135</text:p>
          </table:table-cell>
          <table:table-cell>
            <text:p>275088185</text:p>
          </table:table-cell>
          <table:table-cell>
            <text:p>678467451</text:p>
          </table:table-cell>
        </table:table-row>
        <table:table-row>
          <table:table-cell>
            <text:p>844757008</text:p>
          </table:table-cell>
          <table:table-cell>
            <text:p>55127894</text:p>
          </table:table-cell>
          <table:table-cell>
            <text:p>11442582</text:p>
          </table:table-cell>
          <table:table-cell>
            <text:p>754199844</text:p>
          </table:table-cell>
          <table:table-cell>
            <text:p>973477650</text:p>
          </table:table-cell>
          <table:table-cell>
            <text:p>1964243</text:p>
          </table:table-cell>
          <table:table-cell>
            <text:p>703724066</text:p>
          </table:table-cell>
        </table:table-row>
        <table:table-row>
          <table:table-cell>
            <text:p>298104528</text:p>
          </table:table-cell>
          <table:table-cell>
            <text:p>249512283</text:p>
          </table:table-cell>
          <table:table-cell>
            <text:p>79988696</text:p>
          </table:table-cell>
          <table:table-cell>
            <text:p>423988582</text:p>
          </table:table-cell>
          <table:table-cell>
            <text:p>807613800</text:p>
          </table:table-cell>
          <table:table-cell>
            <text:p>550752798</text:p>
          </table:table-cell>
          <table:table-cell>
            <text:p>358237953</text:p>
          </table:table-cell>
        </table:table-row>
        <table:table-row>
          <table:table-cell>
            <text:p>423053421</text:p>
          </table:table-cell>
          <table:table-cell>
            <text:p>918066837</text:p>
          </table:table-cell>
          <table:table-cell>
            <text:p>989326113</text:p>
          </table:table-cell>
          <table:table-cell>
            <text:p>291959647</text:p>
          </table:table-cell>
          <table:table-cell>
            <text:p>780723700</text:p>
          </table:table-cell>
          <table:table-cell>
            <text:p>625856061</text:p>
          </table:table-cell>
          <table:table-cell>
            <text:p>566043045</text:p>
          </table:table-cell>
        </table:table-row>
        <table:table-row>
          <table:table-cell>
            <text:p>10892572</text:p>
          </table:table-cell>
          <table:table-cell>
            <text:p>611972580</text:p>
          </table:table-cell>
          <table:table-cell>
            <text:p>126203965</text:p>
          </table:table-cell>
          <table:table-cell>
            <text:p>771732267</text:p>
          </table:table-cell>
          <table:table-cell>
            <text:p>24876429</text:p>
          </table:table-cell>
          <table:table-cell>
            <text:p>415786703</text:p>
          </table:table-cell>
          <table:table-cell>
            <text:p>437022182</text:p>
          </table:table-cell>
        </table:table-row>
        <table:table-row>
          <table:table-cell>
            <text:p>71228931</text:p>
          </table:table-cell>
          <table:table-cell>
            <text:p>598163154</text:p>
          </table:table-cell>
          <table:table-cell>
            <text:p>705618245</text:p>
          </table:table-cell>
          <table:table-cell>
            <text:p>994193763</text:p>
          </table:table-cell>
          <table:table-cell>
            <text:p>861575637</text:p>
          </table:table-cell>
          <table:table-cell>
            <text:p>761321837</text:p>
          </table:table-cell>
          <table:table-cell>
            <text:p>390833695</text:p>
          </table:table-cell>
        </table:table-row>
        <table:table-row>
          <table:table-cell>
            <text:p>533466342</text:p>
          </table:table-cell>
          <table:table-cell>
            <text:p>906199890</text:p>
          </table:table-cell>
          <table:table-cell>
            <text:p>464641833</text:p>
          </table:table-cell>
          <table:table-cell>
            <text:p>446822840</text:p>
          </table:table-cell>
          <table:table-cell>
            <text:p>356509782</text:p>
          </table:table-cell>
          <table:table-cell>
            <text:p>469174300</text:p>
          </table:table-cell>
          <table:table-cell>
            <text:p>679084246</text:p>
          </table:table-cell>
        </table:table-row>
        <table:table-row>
          <table:table-cell>
            <text:p>474560113</text:p>
          </table:table-cell>
          <table:table-cell>
            <text:p>929644390</text:p>
          </table:table-cell>
          <table:table-cell>
            <text:p>554388080</text:p>
          </table:table-cell>
          <table:table-cell>
            <text:p>441972946</text:p>
          </table:table-cell>
          <table:table-cell>
            <text:p>955283197</text:p>
          </table:table-cell>
          <table:table-cell>
            <text:p>367998726</text:p>
          </table:table-cell>
          <table:table-cell>
            <text:p>162978308</text:p>
          </table:table-cell>
        </table:table-row>
        <table:table-row>
          <table:table-cell>
            <text:p>938395350</text:p>
          </table:table-cell>
          <table:table-cell>
            <text:p>697976804</text:p>
          </table:table-cell>
          <table:table-cell>
            <text:p>33658560</text:p>
          </table:table-cell>
          <table:table-cell>
            <text:p>615836420</text:p>
          </table:table-cell>
          <table:table-cell>
            <text:p>957260846</text:p>
          </table:table-cell>
          <table:table-cell>
            <text:p>609932220</text:p>
          </table:table-cell>
          <table:table-cell>
            <text:p>27801376</text:p>
          </table:table-cell>
        </table:table-row>
        <table:table-row>
          <table:table-cell>
            <text:p>716586254</text:p>
          </table:table-cell>
          <table:table-cell>
            <text:p>134478143</text:p>
          </table:table-cell>
          <table:table-cell>
            <text:p>615218830</text:p>
          </table:table-cell>
          <table:table-cell>
            <text:p>455496542</text:p>
          </table:table-cell>
          <table:table-cell>
            <text:p>468292856</text:p>
          </table:table-cell>
          <table:table-cell>
            <text:p>31329123</text:p>
          </table:table-cell>
          <table:table-cell>
            <text:p>143945925</text:p>
          </table:table-cell>
        </table:table-row>
        <table:table-row>
          <table:table-cell>
            <text:p>683607806</text:p>
          </table:table-cell>
          <table:table-cell>
            <text:p>910726099</text:p>
          </table:table-cell>
          <table:table-cell>
            <text:p>110686105</text:p>
          </table:table-cell>
          <table:table-cell>
            <text:p>417396950</text:p>
          </table:table-cell>
          <table:table-cell>
            <text:p>6502130</text:p>
          </table:table-cell>
          <table:table-cell>
            <text:p>454556935</text:p>
          </table:table-cell>
          <table:table-cell>
            <text:p>811522081</text:p>
          </table:table-cell>
        </table:table-row>
        <table:table-row>
          <table:table-cell>
            <text:p>706654364</text:p>
          </table:table-cell>
          <table:table-cell>
            <text:p>437219188</text:p>
          </table:table-cell>
          <table:table-cell>
            <text:p>4131378</text:p>
          </table:table-cell>
          <table:table-cell>
            <text:p>49273179</text:p>
          </table:table-cell>
          <table:table-cell>
            <text:p>293069220</text:p>
          </table:table-cell>
          <table:table-cell>
            <text:p>263068031</text:p>
          </table:table-cell>
          <table:table-cell>
            <text:p>695640179</text:p>
          </table:table-cell>
        </table:table-row>
        <table:table-row>
          <table:table-cell>
            <text:p>576028906</text:p>
          </table:table-cell>
          <table:table-cell>
            <text:p>214566178</text:p>
          </table:table-cell>
          <table:table-cell>
            <text:p>24056819</text:p>
          </table:table-cell>
          <table:table-cell>
            <text:p>975214947</text:p>
          </table:table-cell>
          <table:table-cell>
            <text:p>247460489</text:p>
          </table:table-cell>
          <table:table-cell>
            <text:p>400331767</text:p>
          </table:table-cell>
          <table:table-cell>
            <text:p>568720622</text:p>
          </table:table-cell>
        </table:table-row>
        <table:table-row>
          <table:table-cell>
            <text:p>255789157</text:p>
          </table:table-cell>
          <table:table-cell>
            <text:p>108411706</text:p>
          </table:table-cell>
          <table:table-cell>
            <text:p>453531526</text:p>
          </table:table-cell>
          <table:table-cell>
            <text:p>244844103</text:p>
          </table:table-cell>
          <table:table-cell>
            <text:p>664164262</text:p>
          </table:table-cell>
          <table:table-cell>
            <text:p>480633684</text:p>
          </table:table-cell>
          <table:table-cell>
            <text:p>883029842</text:p>
          </table:table-cell>
        </table:table-row>
        <table:table-row>
          <table:table-cell>
            <text:p>195830671</text:p>
          </table:table-cell>
          <table:table-cell>
            <text:p>471936373</text:p>
          </table:table-cell>
          <table:table-cell>
            <text:p>572439395</text:p>
          </table:table-cell>
          <table:table-cell>
            <text:p>281706456</text:p>
          </table:table-cell>
          <table:table-cell>
            <text:p>4347069</text:p>
          </table:table-cell>
          <table:table-cell>
            <text:p>63006409</text:p>
          </table:table-cell>
          <table:table-cell>
            <text:p>576117059</text:p>
          </table:table-cell>
        </table:table-row>
        <table:table-row>
          <table:table-cell>
            <text:p>661371051</text:p>
          </table:table-cell>
          <table:table-cell>
            <text:p>848407174</text:p>
          </table:table-cell>
          <table:table-cell>
            <text:p>227253062</text:p>
          </table:table-cell>
          <table:table-cell>
            <text:p>68139057</text:p>
          </table:table-cell>
          <table:table-cell>
            <text:p>48460607</text:p>
          </table:table-cell>
          <table:table-cell>
            <text:p>819898458</text:p>
          </table:table-cell>
          <table:table-cell>
            <text:p>5085652</text:p>
          </table:table-cell>
        </table:table-row>
        <table:table-row>
          <table:table-cell>
            <text:p>341152948</text:p>
          </table:table-cell>
          <table:table-cell>
            <text:p>420580702</text:p>
          </table:table-cell>
          <table:table-cell>
            <text:p>432773950</text:p>
          </table:table-cell>
          <table:table-cell>
            <text:p>800312077</text:p>
          </table:table-cell>
          <table:table-cell>
            <text:p>552012971</text:p>
          </table:table-cell>
          <table:table-cell>
            <text:p>329003745</text:p>
          </table:table-cell>
          <table:table-cell>
            <text:p>455240907</text:p>
          </table:table-cell>
        </table:table-row>
        <table:table-row>
          <table:table-cell>
            <text:p>147544236</text:p>
          </table:table-cell>
          <table:table-cell>
            <text:p>123226299</text:p>
          </table:table-cell>
          <table:table-cell>
            <text:p>857276313</text:p>
          </table:table-cell>
          <table:table-cell>
            <text:p>893512296</text:p>
          </table:table-cell>
          <table:table-cell>
            <text:p>69110173</text:p>
          </table:table-cell>
          <table:table-cell>
            <text:p>36210798</text:p>
          </table:table-cell>
          <table:table-cell>
            <text:p>256577989</text:p>
          </table:table-cell>
        </table:table-row>
        <table:table-row>
          <table:table-cell>
            <text:p>540686083</text:p>
          </table:table-cell>
          <table:table-cell>
            <text:p>118602497</text:p>
          </table:table-cell>
          <table:table-cell>
            <text:p>815418025</text:p>
          </table:table-cell>
          <table:table-cell>
            <text:p>136143956</text:p>
          </table:table-cell>
          <table:table-cell>
            <text:p>897232589</text:p>
          </table:table-cell>
          <table:table-cell>
            <text:p>222344715</text:p>
          </table:table-cell>
          <table:table-cell>
            <text:p>494843074</text:p>
          </table:table-cell>
        </table:table-row>
        <table:table-row>
          <table:table-cell>
            <text:p>275689236</text:p>
          </table:table-cell>
          <table:table-cell>
            <text:p>122298897</text:p>
          </table:table-cell>
          <table:table-cell>
            <text:p>605199982</text:p>
          </table:table-cell>
          <table:table-cell>
            <text:p>117128836</text:p>
          </table:table-cell>
          <table:table-cell>
            <text:p>640133263</text:p>
          </table:table-cell>
          <table:table-cell>
            <text:p>880843877</text:p>
          </table:table-cell>
          <table:table-cell>
            <text:p>503023472</text:p>
          </table:table-cell>
        </table:table-row>
        <table:table-row>
          <table:table-cell>
            <text:p>94531442</text:p>
          </table:table-cell>
          <table:table-cell>
            <text:p>664847363</text:p>
          </table:table-cell>
          <table:table-cell>
            <text:p>233231356</text:p>
          </table:table-cell>
          <table:table-cell>
            <text:p>731613786</text:p>
          </table:table-cell>
          <table:table-cell>
            <text:p>924705709</text:p>
          </table:table-cell>
          <table:table-cell>
            <text:p>11186566</text:p>
          </table:table-cell>
          <table:table-cell>
            <text:p>718187730</text:p>
          </table:table-cell>
        </table:table-row>
        <table:table-row>
          <table:table-cell>
            <text:p>727849387</text:p>
          </table:table-cell>
          <table:table-cell>
            <text:p>14897093</text:p>
          </table:table-cell>
          <table:table-cell>
            <text:p>978724105</text:p>
          </table:table-cell>
          <table:table-cell>
            <text:p>530871660</text:p>
          </table:table-cell>
          <table:table-cell>
            <text:p>421769777</text:p>
          </table:table-cell>
          <table:table-cell>
            <text:p>182885238</text:p>
          </table:table-cell>
          <table:table-cell>
            <text:p>458874196</text:p>
          </table:table-cell>
        </table:table-row>
        <table:table-row>
          <table:table-cell>
            <text:p>955574974</text:p>
          </table:table-cell>
          <table:table-cell>
            <text:p>463796847</text:p>
          </table:table-cell>
          <table:table-cell>
            <text:p>192675101</text:p>
          </table:table-cell>
          <table:table-cell>
            <text:p>868143864</text:p>
          </table:table-cell>
          <table:table-cell>
            <text:p>655392257</text:p>
          </table:table-cell>
          <table:table-cell>
            <text:p>702177573</text:p>
          </table:table-cell>
          <table:table-cell>
            <text:p>330123714</text:p>
          </table:table-cell>
        </table:table-row>
        <table:table-row>
          <table:table-cell>
            <text:p>43151728</text:p>
          </table:table-cell>
          <table:table-cell>
            <text:p>614343211</text:p>
          </table:table-cell>
          <table:table-cell>
            <text:p>420501750</text:p>
          </table:table-cell>
          <table:table-cell>
            <text:p>86406903</text:p>
          </table:table-cell>
          <table:table-cell>
            <text:p>468879540</text:p>
          </table:table-cell>
          <table:table-cell>
            <text:p>276752477</text:p>
          </table:table-cell>
          <table:table-cell>
            <text:p>654844781</text:p>
          </table:table-cell>
        </table:table-row>
        <table:table-row>
          <table:table-cell>
            <text:p>590426466</text:p>
          </table:table-cell>
          <table:table-cell>
            <text:p>383126914</text:p>
          </table:table-cell>
          <table:table-cell>
            <text:p>112098805</text:p>
          </table:table-cell>
          <table:table-cell>
            <text:p>102821800</text:p>
          </table:table-cell>
          <table:table-cell>
            <text:p>62651434</text:p>
          </table:table-cell>
          <table:table-cell>
            <text:p>17182840</text:p>
          </table:table-cell>
          <table:table-cell>
            <text:p>535218433</text:p>
          </table:table-cell>
        </table:table-row>
        <table:table-row>
          <table:table-cell>
            <text:p>813537191</text:p>
          </table:table-cell>
          <table:table-cell>
            <text:p>753226768</text:p>
          </table:table-cell>
          <table:table-cell>
            <text:p>548368895</text:p>
          </table:table-cell>
          <table:table-cell>
            <text:p>766982274</text:p>
          </table:table-cell>
          <table:table-cell>
            <text:p>856494140</text:p>
          </table:table-cell>
          <table:table-cell>
            <text:p>293993653</text:p>
          </table:table-cell>
          <table:table-cell>
            <text:p>456166584</text:p>
          </table:table-cell>
        </table:table-row>
        <table:table-row>
          <table:table-cell>
            <text:p>412541755</text:p>
          </table:table-cell>
          <table:table-cell>
            <text:p>241077942</text:p>
          </table:table-cell>
          <table:table-cell>
            <text:p>964442793</text:p>
          </table:table-cell>
          <table:table-cell>
            <text:p>252667797</text:p>
          </table:table-cell>
          <table:table-cell>
            <text:p>739251779</text:p>
          </table:table-cell>
          <table:table-cell>
            <text:p>184490359</text:p>
          </table:table-cell>
          <table:table-cell>
            <text:p>34997859</text:p>
          </table:table-cell>
        </table:table-row>
        <table:table-row>
          <table:table-cell>
            <text:p>642041119</text:p>
          </table:table-cell>
          <table:table-cell>
            <text:p>164310772</text:p>
          </table:table-cell>
          <table:table-cell>
            <text:p>229810392</text:p>
          </table:table-cell>
          <table:table-cell>
            <text:p>558008331</text:p>
          </table:table-cell>
          <table:table-cell>
            <text:p>408523074</text:p>
          </table:table-cell>
          <table:table-cell>
            <text:p>413480748</text:p>
          </table:table-cell>
          <table:table-cell>
            <text:p>501723582</text:p>
          </table:table-cell>
        </table:table-row>
        <table:table-row>
          <table:table-cell>
            <text:p>550029331</text:p>
          </table:table-cell>
          <table:table-cell>
            <text:p>723266088</text:p>
          </table:table-cell>
          <table:table-cell>
            <text:p>533378319</text:p>
          </table:table-cell>
          <table:table-cell>
            <text:p>836714032</text:p>
          </table:table-cell>
          <table:table-cell>
            <text:p>784090218</text:p>
          </table:table-cell>
          <table:table-cell>
            <text:p>453280823</text:p>
          </table:table-cell>
          <table:table-cell>
            <text:p>567903508</text:p>
          </table:table-cell>
        </table:table-row>
        <table:table-row>
          <table:table-cell>
            <text:p>551903351</text:p>
          </table:table-cell>
          <table:table-cell>
            <text:p>999161806</text:p>
          </table:table-cell>
          <table:table-cell>
            <text:p>737560963</text:p>
          </table:table-cell>
          <table:table-cell>
            <text:p>297405301</text:p>
          </table:table-cell>
          <table:table-cell>
            <text:p>5372330</text:p>
          </table:table-cell>
          <table:table-cell>
            <text:p>765636777</text:p>
          </table:table-cell>
          <table:table-cell>
            <text:p>227330666</text:p>
          </table:table-cell>
        </table:table-row>
        <table:table-row>
          <table:table-cell>
            <text:p>574410735</text:p>
          </table:table-cell>
          <table:table-cell>
            <text:p>348738061</text:p>
          </table:table-cell>
          <table:table-cell>
            <text:p>657677110</text:p>
          </table:table-cell>
          <table:table-cell>
            <text:p>368594989</text:p>
          </table:table-cell>
          <table:table-cell>
            <text:p>389742359</text:p>
          </table:table-cell>
          <table:table-cell>
            <text:p>903001625</text:p>
          </table:table-cell>
          <table:table-cell>
            <text:p>676645465</text:p>
          </table:table-cell>
        </table:table-row>
        <table:table-row>
          <table:table-cell>
            <text:p>719901232</text:p>
          </table:table-cell>
          <table:table-cell>
            <text:p>391261730</text:p>
          </table:table-cell>
          <table:table-cell>
            <text:p>461216618</text:p>
          </table:table-cell>
          <table:table-cell>
            <text:p>817860965</text:p>
          </table:table-cell>
          <table:table-cell>
            <text:p>43720670</text:p>
          </table:table-cell>
          <table:table-cell>
            <text:p>593516361</text:p>
          </table:table-cell>
          <table:table-cell>
            <text:p>385317074</text:p>
          </table:table-cell>
        </table:table-row>
        <table:table-row>
          <table:table-cell>
            <text:p>228083273</text:p>
          </table:table-cell>
          <table:table-cell>
            <text:p>502910684</text:p>
          </table:table-cell>
          <table:table-cell>
            <text:p>363956331</text:p>
          </table:table-cell>
          <table:table-cell>
            <text:p>807834728</text:p>
          </table:table-cell>
          <table:table-cell>
            <text:p>776681319</text:p>
          </table:table-cell>
          <table:table-cell>
            <text:p>940317894</text:p>
          </table:table-cell>
          <table:table-cell>
            <text:p>810368874</text:p>
          </table:table-cell>
        </table:table-row>
        <table:table-row>
          <table:table-cell>
            <text:p>980405701</text:p>
          </table:table-cell>
          <table:table-cell>
            <text:p>513186597</text:p>
          </table:table-cell>
          <table:table-cell>
            <text:p>672463371</text:p>
          </table:table-cell>
          <table:table-cell>
            <text:p>303403933</text:p>
          </table:table-cell>
          <table:table-cell>
            <text:p>160567750</text:p>
          </table:table-cell>
          <table:table-cell>
            <text:p>261319758</text:p>
          </table:table-cell>
          <table:table-cell>
            <text:p>409972594</text:p>
          </table:table-cell>
        </table:table-row>
        <table:table-row>
          <table:table-cell>
            <text:p>645651873</text:p>
          </table:table-cell>
          <table:table-cell>
            <text:p>93554100</text:p>
          </table:table-cell>
          <table:table-cell>
            <text:p>255622921</text:p>
          </table:table-cell>
          <table:table-cell>
            <text:p>98588571</text:p>
          </table:table-cell>
          <table:table-cell>
            <text:p>231071757</text:p>
          </table:table-cell>
          <table:table-cell>
            <text:p>844656053</text:p>
          </table:table-cell>
          <table:table-cell>
            <text:p>844031029</text:p>
          </table:table-cell>
        </table:table-row>
        <table:table-row>
          <table:table-cell>
            <text:p>398255368</text:p>
          </table:table-cell>
          <table:table-cell>
            <text:p>745931687</text:p>
          </table:table-cell>
          <table:table-cell>
            <text:p>901855847</text:p>
          </table:table-cell>
          <table:table-cell>
            <text:p>694881647</text:p>
          </table:table-cell>
          <table:table-cell>
            <text:p>513448069</text:p>
          </table:table-cell>
          <table:table-cell>
            <text:p>211004490</text:p>
          </table:table-cell>
          <table:table-cell>
            <text:p>451059458</text:p>
          </table:table-cell>
        </table:table-row>
        <table:table-row>
          <table:table-cell>
            <text:p>324482595</text:p>
          </table:table-cell>
          <table:table-cell>
            <text:p>42974655</text:p>
          </table:table-cell>
          <table:table-cell>
            <text:p>92624688</text:p>
          </table:table-cell>
          <table:table-cell>
            <text:p>970451255</text:p>
          </table:table-cell>
          <table:table-cell>
            <text:p>927952977</text:p>
          </table:table-cell>
          <table:table-cell>
            <text:p>414740183</text:p>
          </table:table-cell>
          <table:table-cell>
            <text:p>557558317</text:p>
          </table:table-cell>
        </table:table-row>
        <table:table-row>
          <table:table-cell>
            <text:p>156617128</text:p>
          </table:table-cell>
          <table:table-cell>
            <text:p>488218487</text:p>
          </table:table-cell>
          <table:table-cell>
            <text:p>844574569</text:p>
          </table:table-cell>
          <table:table-cell>
            <text:p>374039936</text:p>
          </table:table-cell>
          <table:table-cell>
            <text:p>992415900</text:p>
          </table:table-cell>
          <table:table-cell>
            <text:p>472277159</text:p>
          </table:table-cell>
          <table:table-cell>
            <text:p>15449206</text:p>
          </table:table-cell>
        </table:table-row>
        <table:table-row>
          <table:table-cell>
            <text:p>582603265</text:p>
          </table:table-cell>
          <table:table-cell>
            <text:p>656238863</text:p>
          </table:table-cell>
          <table:table-cell>
            <text:p>47821708</text:p>
          </table:table-cell>
          <table:table-cell>
            <text:p>234317457</text:p>
          </table:table-cell>
          <table:table-cell>
            <text:p>677761687</text:p>
          </table:table-cell>
          <table:table-cell>
            <text:p>735848388</text:p>
          </table:table-cell>
          <table:table-cell>
            <text:p>903927212</text:p>
          </table:table-cell>
        </table:table-row>
        <table:table-row>
          <table:table-cell>
            <text:p>107613739</text:p>
          </table:table-cell>
          <table:table-cell>
            <text:p>201911611</text:p>
          </table:table-cell>
          <table:table-cell>
            <text:p>87652628</text:p>
          </table:table-cell>
          <table:table-cell>
            <text:p>488704280</text:p>
          </table:table-cell>
          <table:table-cell>
            <text:p>927064254</text:p>
          </table:table-cell>
          <table:table-cell>
            <text:p>835309299</text:p>
          </table:table-cell>
          <table:table-cell>
            <text:p>768480705</text:p>
          </table:table-cell>
        </table:table-row>
        <table:table-row>
          <table:table-cell>
            <text:p>712161800</text:p>
          </table:table-cell>
          <table:table-cell>
            <text:p>926214970</text:p>
          </table:table-cell>
          <table:table-cell>
            <text:p>207806040</text:p>
          </table:table-cell>
          <table:table-cell>
            <text:p>21578365</text:p>
          </table:table-cell>
          <table:table-cell>
            <text:p>405300105</text:p>
          </table:table-cell>
          <table:table-cell>
            <text:p>779030477</text:p>
          </table:table-cell>
          <table:table-cell>
            <text:p>859194937</text:p>
          </table:table-cell>
        </table:table-row>
        <table:table-row>
          <table:table-cell>
            <text:p>408070101</text:p>
          </table:table-cell>
          <table:table-cell>
            <text:p>338327546</text:p>
          </table:table-cell>
          <table:table-cell>
            <text:p>189477789</text:p>
          </table:table-cell>
          <table:table-cell>
            <text:p>224256417</text:p>
          </table:table-cell>
          <table:table-cell>
            <text:p>775155690</text:p>
          </table:table-cell>
          <table:table-cell>
            <text:p>620570749</text:p>
          </table:table-cell>
          <table:table-cell>
            <text:p>756840251</text:p>
          </table:table-cell>
        </table:table-row>
        <table:table-row>
          <table:table-cell>
            <text:p>538961321</text:p>
          </table:table-cell>
          <table:table-cell>
            <text:p>672801256</text:p>
          </table:table-cell>
          <table:table-cell>
            <text:p>83193831</text:p>
          </table:table-cell>
          <table:table-cell>
            <text:p>66938381</text:p>
          </table:table-cell>
          <table:table-cell>
            <text:p>223412299</text:p>
          </table:table-cell>
          <table:table-cell>
            <text:p>447304054</text:p>
          </table:table-cell>
          <table:table-cell>
            <text:p>411261300</text:p>
          </table:table-cell>
        </table:table-row>
        <table:table-row>
          <table:table-cell>
            <text:p>132307246</text:p>
          </table:table-cell>
          <table:table-cell>
            <text:p>426282668</text:p>
          </table:table-cell>
          <table:table-cell>
            <text:p>86630826</text:p>
          </table:table-cell>
          <table:table-cell>
            <text:p>263641787</text:p>
          </table:table-cell>
          <table:table-cell>
            <text:p>728184422</text:p>
          </table:table-cell>
          <table:table-cell>
            <text:p>225778917</text:p>
          </table:table-cell>
          <table:table-cell>
            <text:p>359645674</text:p>
          </table:table-cell>
        </table:table-row>
        <table:table-row>
          <table:table-cell>
            <text:p>405727677</text:p>
          </table:table-cell>
          <table:table-cell>
            <text:p>390517163</text:p>
          </table:table-cell>
          <table:table-cell>
            <text:p>812332528</text:p>
          </table:table-cell>
          <table:table-cell>
            <text:p>90298245</text:p>
          </table:table-cell>
          <table:table-cell>
            <text:p>176812759</text:p>
          </table:table-cell>
          <table:table-cell>
            <text:p>714821415</text:p>
          </table:table-cell>
          <table:table-cell>
            <text:p>918230312</text:p>
          </table:table-cell>
        </table:table-row>
        <table:table-row>
          <table:table-cell>
            <text:p>786446223</text:p>
          </table:table-cell>
          <table:table-cell>
            <text:p>495796913</text:p>
          </table:table-cell>
          <table:table-cell>
            <text:p>229329431</text:p>
          </table:table-cell>
          <table:table-cell>
            <text:p>809432518</text:p>
          </table:table-cell>
          <table:table-cell>
            <text:p>881756239</text:p>
          </table:table-cell>
          <table:table-cell>
            <text:p>633535330</text:p>
          </table:table-cell>
          <table:table-cell>
            <text:p>873242409</text:p>
          </table:table-cell>
        </table:table-row>
        <table:table-row>
          <table:table-cell>
            <text:p>589964433</text:p>
          </table:table-cell>
          <table:table-cell>
            <text:p>264425276</text:p>
          </table:table-cell>
          <table:table-cell>
            <text:p>47264271</text:p>
          </table:table-cell>
          <table:table-cell>
            <text:p>42658342</text:p>
          </table:table-cell>
          <table:table-cell>
            <text:p>860573926</text:p>
          </table:table-cell>
          <table:table-cell>
            <text:p>741682006</text:p>
          </table:table-cell>
          <table:table-cell>
            <text:p>558503984</text:p>
          </table:table-cell>
        </table:table-row>
        <table:table-row>
          <table:table-cell>
            <text:p>449754612</text:p>
          </table:table-cell>
          <table:table-cell>
            <text:p>199885901</text:p>
          </table:table-cell>
          <table:table-cell>
            <text:p>295650436</text:p>
          </table:table-cell>
          <table:table-cell>
            <text:p>295375630</text:p>
          </table:table-cell>
          <table:table-cell>
            <text:p>661762774</text:p>
          </table:table-cell>
          <table:table-cell>
            <text:p>127310892</text:p>
          </table:table-cell>
          <table:table-cell>
            <text:p>544870496</text:p>
          </table:table-cell>
        </table:table-row>
        <table:table-row>
          <table:table-cell>
            <text:p>48449085</text:p>
          </table:table-cell>
          <table:table-cell>
            <text:p>838846380</text:p>
          </table:table-cell>
          <table:table-cell>
            <text:p>384901901</text:p>
          </table:table-cell>
          <table:table-cell>
            <text:p>134925279</text:p>
          </table:table-cell>
          <table:table-cell>
            <text:p>474628034</text:p>
          </table:table-cell>
          <table:table-cell>
            <text:p>966183165</text:p>
          </table:table-cell>
          <table:table-cell>
            <text:p>832576715</text:p>
          </table:table-cell>
        </table:table-row>
        <table:table-row>
          <table:table-cell>
            <text:p>912766311</text:p>
          </table:table-cell>
          <table:table-cell>
            <text:p>422200235</text:p>
          </table:table-cell>
          <table:table-cell>
            <text:p>688571363</text:p>
          </table:table-cell>
          <table:table-cell>
            <text:p>640601741</text:p>
          </table:table-cell>
          <table:table-cell>
            <text:p>979861612</text:p>
          </table:table-cell>
          <table:table-cell>
            <text:p>593031161</text:p>
          </table:table-cell>
          <table:table-cell>
            <text:p>930507149</text:p>
          </table:table-cell>
        </table:table-row>
        <table:table-row>
          <table:table-cell>
            <text:p>199741766</text:p>
          </table:table-cell>
          <table:table-cell>
            <text:p>169603829</text:p>
          </table:table-cell>
          <table:table-cell>
            <text:p>715650426</text:p>
          </table:table-cell>
          <table:table-cell>
            <text:p>968610817</text:p>
          </table:table-cell>
          <table:table-cell>
            <text:p>668320467</text:p>
          </table:table-cell>
          <table:table-cell>
            <text:p>595921389</text:p>
          </table:table-cell>
          <table:table-cell>
            <text:p>503822556</text:p>
          </table:table-cell>
        </table:table-row>
        <table:table-row>
          <table:table-cell>
            <text:p>954414601</text:p>
          </table:table-cell>
          <table:table-cell>
            <text:p>336794999</text:p>
          </table:table-cell>
          <table:table-cell>
            <text:p>223748110</text:p>
          </table:table-cell>
          <table:table-cell>
            <text:p>963066245</text:p>
          </table:table-cell>
          <table:table-cell>
            <text:p>546371385</text:p>
          </table:table-cell>
          <table:table-cell>
            <text:p>387502198</text:p>
          </table:table-cell>
          <table:table-cell>
            <text:p>264860917</text:p>
          </table:table-cell>
        </table:table-row>
        <table:table-row>
          <table:table-cell>
            <text:p>683616714</text:p>
          </table:table-cell>
          <table:table-cell>
            <text:p>611451464</text:p>
          </table:table-cell>
          <table:table-cell>
            <text:p>178795398</text:p>
          </table:table-cell>
          <table:table-cell>
            <text:p>127353625</text:p>
          </table:table-cell>
          <table:table-cell>
            <text:p>632153771</text:p>
          </table:table-cell>
          <table:table-cell>
            <text:p>181307031</text:p>
          </table:table-cell>
          <table:table-cell>
            <text:p>925982406</text:p>
          </table:table-cell>
        </table:table-row>
        <table:table-row>
          <table:table-cell>
            <text:p>992779850</text:p>
          </table:table-cell>
          <table:table-cell>
            <text:p>392021701</text:p>
          </table:table-cell>
          <table:table-cell>
            <text:p>488231683</text:p>
          </table:table-cell>
          <table:table-cell>
            <text:p>35500897</text:p>
          </table:table-cell>
          <table:table-cell>
            <text:p>307287266</text:p>
          </table:table-cell>
          <table:table-cell>
            <text:p>402181582</text:p>
          </table:table-cell>
          <table:table-cell>
            <text:p>52091044</text:p>
          </table:table-cell>
        </table:table-row>
        <table:table-row>
          <table:table-cell>
            <text:p>744449050</text:p>
          </table:table-cell>
          <table:table-cell>
            <text:p>927798841</text:p>
          </table:table-cell>
          <table:table-cell>
            <text:p>694384925</text:p>
          </table:table-cell>
          <table:table-cell>
            <text:p>744159327</text:p>
          </table:table-cell>
          <table:table-cell>
            <text:p>275988694</text:p>
          </table:table-cell>
          <table:table-cell>
            <text:p>306505051</text:p>
          </table:table-cell>
          <table:table-cell>
            <text:p>5385256</text:p>
          </table:table-cell>
        </table:table-row>
        <table:table-row>
          <table:table-cell>
            <text:p>256763790</text:p>
          </table:table-cell>
          <table:table-cell>
            <text:p>403673046</text:p>
          </table:table-cell>
          <table:table-cell>
            <text:p>991351785</text:p>
          </table:table-cell>
          <table:table-cell>
            <text:p>586673522</text:p>
          </table:table-cell>
          <table:table-cell>
            <text:p>240353111</text:p>
          </table:table-cell>
          <table:table-cell>
            <text:p>769326750</text:p>
          </table:table-cell>
          <table:table-cell>
            <text:p>736756822</text:p>
          </table:table-cell>
        </table:table-row>
        <table:table-row>
          <table:table-cell>
            <text:p>321324038</text:p>
          </table:table-cell>
          <table:table-cell>
            <text:p>534099572</text:p>
          </table:table-cell>
          <table:table-cell>
            <text:p>839108989</text:p>
          </table:table-cell>
          <table:table-cell>
            <text:p>624797531</text:p>
          </table:table-cell>
          <table:table-cell>
            <text:p>802925146</text:p>
          </table:table-cell>
          <table:table-cell>
            <text:p>560662461</text:p>
          </table:table-cell>
          <table:table-cell>
            <text:p>471917903</text:p>
          </table:table-cell>
        </table:table-row>
        <table:table-row>
          <table:table-cell>
            <text:p>662007906</text:p>
          </table:table-cell>
          <table:table-cell>
            <text:p>382895288</text:p>
          </table:table-cell>
          <table:table-cell>
            <text:p>439534735</text:p>
          </table:table-cell>
          <table:table-cell>
            <text:p>135861933</text:p>
          </table:table-cell>
          <table:table-cell>
            <text:p>222945505</text:p>
          </table:table-cell>
          <table:table-cell>
            <text:p>378995784</text:p>
          </table:table-cell>
          <table:table-cell>
            <text:p>678485833</text:p>
          </table:table-cell>
        </table:table-row>
        <table:table-row>
          <table:table-cell>
            <text:p>29638346</text:p>
          </table:table-cell>
          <table:table-cell>
            <text:p>99461855</text:p>
          </table:table-cell>
          <table:table-cell>
            <text:p>798501370</text:p>
          </table:table-cell>
          <table:table-cell>
            <text:p>483203800</text:p>
          </table:table-cell>
          <table:table-cell>
            <text:p>709774695</text:p>
          </table:table-cell>
          <table:table-cell>
            <text:p>966679157</text:p>
          </table:table-cell>
          <table:table-cell>
            <text:p>723763334</text:p>
          </table:table-cell>
        </table:table-row>
        <table:table-row>
          <table:table-cell>
            <text:p>516582714</text:p>
          </table:table-cell>
          <table:table-cell>
            <text:p>632880512</text:p>
          </table:table-cell>
          <table:table-cell>
            <text:p>326803973</text:p>
          </table:table-cell>
          <table:table-cell>
            <text:p>390865204</text:p>
          </table:table-cell>
          <table:table-cell>
            <text:p>645475194</text:p>
          </table:table-cell>
          <table:table-cell>
            <text:p>129625048</text:p>
          </table:table-cell>
          <table:table-cell>
            <text:p>881807444</text:p>
          </table:table-cell>
        </table:table-row>
        <table:table-row>
          <table:table-cell>
            <text:p>872882554</text:p>
          </table:table-cell>
          <table:table-cell>
            <text:p>23523419</text:p>
          </table:table-cell>
          <table:table-cell>
            <text:p>621973112</text:p>
          </table:table-cell>
          <table:table-cell>
            <text:p>772901563</text:p>
          </table:table-cell>
          <table:table-cell>
            <text:p>918486949</text:p>
          </table:table-cell>
          <table:table-cell>
            <text:p>128315719</text:p>
          </table:table-cell>
          <table:table-cell>
            <text:p>509426752</text:p>
          </table:table-cell>
        </table:table-row>
        <table:table-row>
          <table:table-cell>
            <text:p>553962528</text:p>
          </table:table-cell>
          <table:table-cell>
            <text:p>451114918</text:p>
          </table:table-cell>
          <table:table-cell>
            <text:p>849222626</text:p>
          </table:table-cell>
          <table:table-cell>
            <text:p>416243986</text:p>
          </table:table-cell>
          <table:table-cell>
            <text:p>636224449</text:p>
          </table:table-cell>
          <table:table-cell>
            <text:p>849209808</text:p>
          </table:table-cell>
          <table:table-cell>
            <text:p>989108433</text:p>
          </table:table-cell>
        </table:table-row>
        <table:table-row>
          <table:table-cell>
            <text:p>384792189</text:p>
          </table:table-cell>
          <table:table-cell>
            <text:p>912729180</text:p>
          </table:table-cell>
          <table:table-cell>
            <text:p>897938348</text:p>
          </table:table-cell>
          <table:table-cell>
            <text:p>761744347</text:p>
          </table:table-cell>
          <table:table-cell>
            <text:p>130376028</text:p>
          </table:table-cell>
          <table:table-cell>
            <text:p>19625871</text:p>
          </table:table-cell>
          <table:table-cell>
            <text:p>581345807</text:p>
          </table:table-cell>
        </table:table-row>
        <table:table-row>
          <table:table-cell>
            <text:p>489531592</text:p>
          </table:table-cell>
          <table:table-cell>
            <text:p>943511662</text:p>
          </table:table-cell>
          <table:table-cell>
            <text:p>618069637</text:p>
          </table:table-cell>
          <table:table-cell>
            <text:p>778175090</text:p>
          </table:table-cell>
          <table:table-cell>
            <text:p>556417789</text:p>
          </table:table-cell>
          <table:table-cell>
            <text:p>990486977</text:p>
          </table:table-cell>
          <table:table-cell>
            <text:p>925308819</text:p>
          </table:table-cell>
        </table:table-row>
        <table:table-row>
          <table:table-cell>
            <text:p>841024921</text:p>
          </table:table-cell>
          <table:table-cell>
            <text:p>3240042</text:p>
          </table:table-cell>
          <table:table-cell>
            <text:p>920250350</text:p>
          </table:table-cell>
          <table:table-cell>
            <text:p>785831704</text:p>
          </table:table-cell>
          <table:table-cell>
            <text:p>268119273</text:p>
          </table:table-cell>
          <table:table-cell>
            <text:p>472905520</text:p>
          </table:table-cell>
          <table:table-cell>
            <text:p>644691436</text:p>
          </table:table-cell>
        </table:table-row>
        <table:table-row>
          <table:table-cell>
            <text:p>12851516</text:p>
          </table:table-cell>
          <table:table-cell>
            <text:p>473167815</text:p>
          </table:table-cell>
          <table:table-cell>
            <text:p>430563967</text:p>
          </table:table-cell>
          <table:table-cell>
            <text:p>55783067</text:p>
          </table:table-cell>
          <table:table-cell>
            <text:p>576440816</text:p>
          </table:table-cell>
          <table:table-cell>
            <text:p>571707033</text:p>
          </table:table-cell>
          <table:table-cell>
            <text:p>112930178</text:p>
          </table:table-cell>
        </table:table-row>
        <table:table-row>
          <table:table-cell>
            <text:p>882857501</text:p>
          </table:table-cell>
          <table:table-cell>
            <text:p>566266572</text:p>
          </table:table-cell>
          <table:table-cell>
            <text:p>101874003</text:p>
          </table:table-cell>
          <table:table-cell>
            <text:p>212431857</text:p>
          </table:table-cell>
          <table:table-cell>
            <text:p>994955650</text:p>
          </table:table-cell>
          <table:table-cell>
            <text:p>382573798</text:p>
          </table:table-cell>
          <table:table-cell>
            <text:p>261617320</text:p>
          </table:table-cell>
        </table:table-row>
        <table:table-row>
          <table:table-cell>
            <text:p>559377407</text:p>
          </table:table-cell>
          <table:table-cell>
            <text:p>921997994</text:p>
          </table:table-cell>
          <table:table-cell>
            <text:p>548442474</text:p>
          </table:table-cell>
          <table:table-cell>
            <text:p>376249613</text:p>
          </table:table-cell>
          <table:table-cell>
            <text:p>910611574</text:p>
          </table:table-cell>
          <table:table-cell>
            <text:p>372991836</text:p>
          </table:table-cell>
          <table:table-cell>
            <text:p>703125793</text:p>
          </table:table-cell>
        </table:table-row>
        <table:table-row>
          <table:table-cell>
            <text:p>122263326</text:p>
          </table:table-cell>
          <table:table-cell>
            <text:p>167029510</text:p>
          </table:table-cell>
          <table:table-cell>
            <text:p>320395093</text:p>
          </table:table-cell>
          <table:table-cell>
            <text:p>733606873</text:p>
          </table:table-cell>
          <table:table-cell>
            <text:p>195513726</text:p>
          </table:table-cell>
          <table:table-cell>
            <text:p>121330069</text:p>
          </table:table-cell>
          <table:table-cell>
            <text:p>757209997</text:p>
          </table:table-cell>
        </table:table-row>
        <table:table-row>
          <table:table-cell>
            <text:p>222588852</text:p>
          </table:table-cell>
          <table:table-cell>
            <text:p>496047934</text:p>
          </table:table-cell>
          <table:table-cell>
            <text:p>160159276</text:p>
          </table:table-cell>
          <table:table-cell>
            <text:p>503475713</text:p>
          </table:table-cell>
          <table:table-cell>
            <text:p>36254891</text:p>
          </table:table-cell>
          <table:table-cell>
            <text:p>539101904</text:p>
          </table:table-cell>
          <table:table-cell>
            <text:p>877941038</text:p>
          </table:table-cell>
        </table:table-row>
        <table:table-row>
          <table:table-cell>
            <text:p>435231441</text:p>
          </table:table-cell>
          <table:table-cell>
            <text:p>258101119</text:p>
          </table:table-cell>
          <table:table-cell>
            <text:p>748732368</text:p>
          </table:table-cell>
          <table:table-cell>
            <text:p>320945364</text:p>
          </table:table-cell>
          <table:table-cell>
            <text:p>998900245</text:p>
          </table:table-cell>
          <table:table-cell>
            <text:p>313612170</text:p>
          </table:table-cell>
          <table:table-cell>
            <text:p>930780803</text:p>
          </table:table-cell>
        </table:table-row>
        <table:table-row>
          <table:table-cell>
            <text:p>395915543</text:p>
          </table:table-cell>
          <table:table-cell>
            <text:p>695623301</text:p>
          </table:table-cell>
          <table:table-cell>
            <text:p>674844285</text:p>
          </table:table-cell>
          <table:table-cell>
            <text:p>217991142</text:p>
          </table:table-cell>
          <table:table-cell>
            <text:p>993468279</text:p>
          </table:table-cell>
          <table:table-cell>
            <text:p>179039429</text:p>
          </table:table-cell>
          <table:table-cell>
            <text:p>780626221</text:p>
          </table:table-cell>
        </table:table-row>
        <table:table-row>
          <table:table-cell>
            <text:p>502270943</text:p>
          </table:table-cell>
          <table:table-cell>
            <text:p>577406035</text:p>
          </table:table-cell>
          <table:table-cell>
            <text:p>433026634</text:p>
          </table:table-cell>
          <table:table-cell>
            <text:p>6727435</text:p>
          </table:table-cell>
          <table:table-cell>
            <text:p>496254166</text:p>
          </table:table-cell>
          <table:table-cell>
            <text:p>450283718</text:p>
          </table:table-cell>
          <table:table-cell>
            <text:p>421893354</text:p>
          </table:table-cell>
        </table:table-row>
        <table:table-row>
          <table:table-cell>
            <text:p>317320456</text:p>
          </table:table-cell>
          <table:table-cell>
            <text:p>24104362</text:p>
          </table:table-cell>
          <table:table-cell>
            <text:p>875916105</text:p>
          </table:table-cell>
          <table:table-cell>
            <text:p>814501121</text:p>
          </table:table-cell>
          <table:table-cell>
            <text:p>886499503</text:p>
          </table:table-cell>
          <table:table-cell>
            <text:p>744144232</text:p>
          </table:table-cell>
          <table:table-cell>
            <text:p>30196148</text:p>
          </table:table-cell>
        </table:table-row>
        <table:table-row>
          <table:table-cell>
            <text:p>695557458</text:p>
          </table:table-cell>
          <table:table-cell>
            <text:p>243735509</text:p>
          </table:table-cell>
          <table:table-cell>
            <text:p>900433052</text:p>
          </table:table-cell>
          <table:table-cell>
            <text:p>349962761</text:p>
          </table:table-cell>
          <table:table-cell>
            <text:p>932858605</text:p>
          </table:table-cell>
          <table:table-cell>
            <text:p>312881843</text:p>
          </table:table-cell>
          <table:table-cell>
            <text:p>298005279</text:p>
          </table:table-cell>
        </table:table-row>
        <table:table-row>
          <table:table-cell>
            <text:p>834649897</text:p>
          </table:table-cell>
          <table:table-cell>
            <text:p>650000014</text:p>
          </table:table-cell>
          <table:table-cell>
            <text:p>138097921</text:p>
          </table:table-cell>
          <table:table-cell>
            <text:p>329595728</text:p>
          </table:table-cell>
          <table:table-cell>
            <text:p>988742095</text:p>
          </table:table-cell>
          <table:table-cell>
            <text:p>53712342</text:p>
          </table:table-cell>
          <table:table-cell>
            <text:p>743174525</text:p>
          </table:table-cell>
        </table:table-row>
        <table:table-row>
          <table:table-cell>
            <text:p>599397671</text:p>
          </table:table-cell>
          <table:table-cell>
            <text:p>855864300</text:p>
          </table:table-cell>
          <table:table-cell>
            <text:p>390191642</text:p>
          </table:table-cell>
          <table:table-cell>
            <text:p>838031068</text:p>
          </table:table-cell>
          <table:table-cell>
            <text:p>924449049</text:p>
          </table:table-cell>
          <table:table-cell>
            <text:p>338740391</text:p>
          </table:table-cell>
          <table:table-cell>
            <text:p>73950981</text:p>
          </table:table-cell>
        </table:table-row>
        <table:table-row>
          <table:table-cell>
            <text:p>263466226</text:p>
          </table:table-cell>
          <table:table-cell>
            <text:p>751848389</text:p>
          </table:table-cell>
          <table:table-cell>
            <text:p>572947439</text:p>
          </table:table-cell>
          <table:table-cell>
            <text:p>156047855</text:p>
          </table:table-cell>
          <table:table-cell>
            <text:p>547314882</text:p>
          </table:table-cell>
          <table:table-cell>
            <text:p>462131221</text:p>
          </table:table-cell>
          <table:table-cell>
            <text:p>613818693</text:p>
          </table:table-cell>
        </table:table-row>
        <table:table-row>
          <table:table-cell>
            <text:p>749773626</text:p>
          </table:table-cell>
          <table:table-cell>
            <text:p>296721743</text:p>
          </table:table-cell>
          <table:table-cell>
            <text:p>660610752</text:p>
          </table:table-cell>
          <table:table-cell>
            <text:p>499995288</text:p>
          </table:table-cell>
          <table:table-cell>
            <text:p>35055862</text:p>
          </table:table-cell>
          <table:table-cell>
            <text:p>104848035</text:p>
          </table:table-cell>
          <table:table-cell>
            <text:p>771438246</text:p>
          </table:table-cell>
        </table:table-row>
        <table:table-row>
          <table:table-cell>
            <text:p>530758098</text:p>
          </table:table-cell>
          <table:table-cell>
            <text:p>945689169</text:p>
          </table:table-cell>
          <table:table-cell>
            <text:p>905813077</text:p>
          </table:table-cell>
          <table:table-cell>
            <text:p>685216918</text:p>
          </table:table-cell>
          <table:table-cell>
            <text:p>786147513</text:p>
          </table:table-cell>
          <table:table-cell>
            <text:p>203100411</text:p>
          </table:table-cell>
          <table:table-cell>
            <text:p>488710692</text:p>
          </table:table-cell>
        </table:table-row>
        <table:table-row>
          <table:table-cell>
            <text:p>459057054</text:p>
          </table:table-cell>
          <table:table-cell>
            <text:p>561990075</text:p>
          </table:table-cell>
          <table:table-cell>
            <text:p>534487364</text:p>
          </table:table-cell>
          <table:table-cell>
            <text:p>708491916</text:p>
          </table:table-cell>
          <table:table-cell>
            <text:p>93285380</text:p>
          </table:table-cell>
          <table:table-cell>
            <text:p>774066729</text:p>
          </table:table-cell>
          <table:table-cell>
            <text:p>717415010</text:p>
          </table:table-cell>
        </table:table-row>
        <table:table-row>
          <table:table-cell>
            <text:p>51112506</text:p>
          </table:table-cell>
          <table:table-cell>
            <text:p>382498604</text:p>
          </table:table-cell>
          <table:table-cell>
            <text:p>562991974</text:p>
          </table:table-cell>
          <table:table-cell>
            <text:p>205646179</text:p>
          </table:table-cell>
          <table:table-cell>
            <text:p>53688880</text:p>
          </table:table-cell>
          <table:table-cell>
            <text:p>941228195</text:p>
          </table:table-cell>
          <table:table-cell>
            <text:p>465233967</text:p>
          </table:table-cell>
        </table:table-row>
        <table:table-row>
          <table:table-cell>
            <text:p>894013196</text:p>
          </table:table-cell>
          <table:table-cell>
            <text:p>304904191</text:p>
          </table:table-cell>
          <table:table-cell>
            <text:p>129758720</text:p>
          </table:table-cell>
          <table:table-cell>
            <text:p>575420921</text:p>
          </table:table-cell>
          <table:table-cell>
            <text:p>943051479</text:p>
          </table:table-cell>
          <table:table-cell>
            <text:p>968768915</text:p>
          </table:table-cell>
          <table:table-cell>
            <text:p>43801804</text:p>
          </table:table-cell>
        </table:table-row>
        <table:table-row>
          <table:table-cell>
            <text:p>318098969</text:p>
          </table:table-cell>
          <table:table-cell>
            <text:p>35920013</text:p>
          </table:table-cell>
          <table:table-cell>
            <text:p>74921137</text:p>
          </table:table-cell>
          <table:table-cell>
            <text:p>9376104</text:p>
          </table:table-cell>
          <table:table-cell>
            <text:p>518782426</text:p>
          </table:table-cell>
          <table:table-cell>
            <text:p>512323564</text:p>
          </table:table-cell>
          <table:table-cell>
            <text:p>554178215</text:p>
          </table:table-cell>
        </table:table-row>
        <table:table-row>
          <table:table-cell>
            <text:p>721924787</text:p>
          </table:table-cell>
          <table:table-cell>
            <text:p>646920321</text:p>
          </table:table-cell>
          <table:table-cell>
            <text:p>49966190</text:p>
          </table:table-cell>
          <table:table-cell>
            <text:p>172415113</text:p>
          </table:table-cell>
          <table:table-cell>
            <text:p>95389529</text:p>
          </table:table-cell>
          <table:table-cell>
            <text:p>682387261</text:p>
          </table:table-cell>
          <table:table-cell>
            <text:p>501515517</text:p>
          </table:table-cell>
        </table:table-row>
        <table:table-row>
          <table:table-cell>
            <text:p>690101152</text:p>
          </table:table-cell>
          <table:table-cell>
            <text:p>481729664</text:p>
          </table:table-cell>
          <table:table-cell>
            <text:p>870312815</text:p>
          </table:table-cell>
          <table:table-cell>
            <text:p>685973833</text:p>
          </table:table-cell>
          <table:table-cell>
            <text:p>95373641</text:p>
          </table:table-cell>
          <table:table-cell>
            <text:p>296614298</text:p>
          </table:table-cell>
          <table:table-cell>
            <text:p>13141082</text:p>
          </table:table-cell>
        </table:table-row>
        <table:table-row>
          <table:table-cell>
            <text:p>312403204</text:p>
          </table:table-cell>
          <table:table-cell>
            <text:p>237717066</text:p>
          </table:table-cell>
          <table:table-cell>
            <text:p>499348224</text:p>
          </table:table-cell>
          <table:table-cell>
            <text:p>738198017</text:p>
          </table:table-cell>
          <table:table-cell>
            <text:p>326033486</text:p>
          </table:table-cell>
          <table:table-cell>
            <text:p>479758339</text:p>
          </table:table-cell>
          <table:table-cell>
            <text:p>1956729</text:p>
          </table:table-cell>
        </table:table-row>
        <table:table-row>
          <table:table-cell>
            <text:p>619232889</text:p>
          </table:table-cell>
          <table:table-cell>
            <text:p>983954614</text:p>
          </table:table-cell>
          <table:table-cell>
            <text:p>617248878</text:p>
          </table:table-cell>
          <table:table-cell>
            <text:p>350652513</text:p>
          </table:table-cell>
          <table:table-cell>
            <text:p>323070746</text:p>
          </table:table-cell>
          <table:table-cell>
            <text:p>132626238</text:p>
          </table:table-cell>
          <table:table-cell>
            <text:p>935802182</text:p>
          </table:table-cell>
        </table:table-row>
        <table:table-row>
          <table:table-cell>
            <text:p>689961587</text:p>
          </table:table-cell>
          <table:table-cell>
            <text:p>594018418</text:p>
          </table:table-cell>
          <table:table-cell>
            <text:p>254165941</text:p>
          </table:table-cell>
          <table:table-cell>
            <text:p>212482533</text:p>
          </table:table-cell>
          <table:table-cell>
            <text:p>836788726</text:p>
          </table:table-cell>
          <table:table-cell>
            <text:p>162662318</text:p>
          </table:table-cell>
          <table:table-cell>
            <text:p>137411985</text:p>
          </table:table-cell>
        </table:table-row>
        <table:table-row>
          <table:table-cell>
            <text:p>976508174</text:p>
          </table:table-cell>
          <table:table-cell>
            <text:p>647645899</text:p>
          </table:table-cell>
          <table:table-cell>
            <text:p>141722077</text:p>
          </table:table-cell>
          <table:table-cell>
            <text:p>473352507</text:p>
          </table:table-cell>
          <table:table-cell>
            <text:p>568324471</text:p>
          </table:table-cell>
          <table:table-cell>
            <text:p>325810190</text:p>
          </table:table-cell>
          <table:table-cell>
            <text:p>593181454</text:p>
          </table:table-cell>
        </table:table-row>
        <table:table-row>
          <table:table-cell>
            <text:p>563365227</text:p>
          </table:table-cell>
          <table:table-cell>
            <text:p>681352481</text:p>
          </table:table-cell>
          <table:table-cell>
            <text:p>93586897</text:p>
          </table:table-cell>
          <table:table-cell>
            <text:p>644876069</text:p>
          </table:table-cell>
          <table:table-cell>
            <text:p>841386584</text:p>
          </table:table-cell>
          <table:table-cell>
            <text:p>605880081</text:p>
          </table:table-cell>
          <table:table-cell>
            <text:p>757474993</text:p>
          </table:table-cell>
        </table:table-row>
        <table:table-row>
          <table:table-cell>
            <text:p>178671037</text:p>
          </table:table-cell>
          <table:table-cell>
            <text:p>654292624</text:p>
          </table:table-cell>
          <table:table-cell>
            <text:p>440604348</text:p>
          </table:table-cell>
          <table:table-cell>
            <text:p>155467253</text:p>
          </table:table-cell>
          <table:table-cell>
            <text:p>339377961</text:p>
          </table:table-cell>
          <table:table-cell>
            <text:p>457931589</text:p>
          </table:table-cell>
          <table:table-cell>
            <text:p>964959855</text:p>
          </table:table-cell>
        </table:table-row>
        <table:table-row>
          <table:table-cell>
            <text:p>199812514</text:p>
          </table:table-cell>
          <table:table-cell>
            <text:p>722724333</text:p>
          </table:table-cell>
          <table:table-cell>
            <text:p>848592277</text:p>
          </table:table-cell>
          <table:table-cell>
            <text:p>302685763</text:p>
          </table:table-cell>
          <table:table-cell>
            <text:p>105376665</text:p>
          </table:table-cell>
          <table:table-cell>
            <text:p>255955563</text:p>
          </table:table-cell>
          <table:table-cell>
            <text:p>464855642</text:p>
          </table:table-cell>
        </table:table-row>
        <table:table-row>
          <table:table-cell>
            <text:p>913353320</text:p>
          </table:table-cell>
          <table:table-cell>
            <text:p>144691930</text:p>
          </table:table-cell>
          <table:table-cell>
            <text:p>297741798</text:p>
          </table:table-cell>
          <table:table-cell>
            <text:p>530883688</text:p>
          </table:table-cell>
          <table:table-cell>
            <text:p>92162845</text:p>
          </table:table-cell>
          <table:table-cell>
            <text:p>233341075</text:p>
          </table:table-cell>
          <table:table-cell>
            <text:p>765530942</text:p>
          </table:table-cell>
        </table:table-row>
        <table:table-row>
          <table:table-cell>
            <text:p>72020699</text:p>
          </table:table-cell>
          <table:table-cell>
            <text:p>511124642</text:p>
          </table:table-cell>
          <table:table-cell>
            <text:p>545208705</text:p>
          </table:table-cell>
          <table:table-cell>
            <text:p>624471651</text:p>
          </table:table-cell>
          <table:table-cell>
            <text:p>617078773</text:p>
          </table:table-cell>
          <table:table-cell>
            <text:p>834561512</text:p>
          </table:table-cell>
          <table:table-cell>
            <text:p>105206624</text:p>
          </table:table-cell>
        </table:table-row>
        <table:table-row>
          <table:table-cell>
            <text:p>96599312</text:p>
          </table:table-cell>
          <table:table-cell>
            <text:p>140415156</text:p>
          </table:table-cell>
          <table:table-cell>
            <text:p>228436453</text:p>
          </table:table-cell>
          <table:table-cell>
            <text:p>763769715</text:p>
          </table:table-cell>
          <table:table-cell>
            <text:p>528595414</text:p>
          </table:table-cell>
          <table:table-cell>
            <text:p>129869231</text:p>
          </table:table-cell>
          <table:table-cell>
            <text:p>318344154</text:p>
          </table:table-cell>
        </table:table-row>
        <table:table-row>
          <table:table-cell>
            <text:p>283806300</text:p>
          </table:table-cell>
          <table:table-cell>
            <text:p>76762568</text:p>
          </table:table-cell>
          <table:table-cell>
            <text:p>276399384</text:p>
          </table:table-cell>
          <table:table-cell>
            <text:p>791543372</text:p>
          </table:table-cell>
          <table:table-cell>
            <text:p>406821110</text:p>
          </table:table-cell>
          <table:table-cell>
            <text:p>176398765</text:p>
          </table:table-cell>
          <table:table-cell>
            <text:p>251448903</text:p>
          </table:table-cell>
        </table:table-row>
        <table:table-row>
          <table:table-cell>
            <text:p>44553934</text:p>
          </table:table-cell>
          <table:table-cell>
            <text:p>440227096</text:p>
          </table:table-cell>
          <table:table-cell>
            <text:p>925531847</text:p>
          </table:table-cell>
          <table:table-cell>
            <text:p>906175178</text:p>
          </table:table-cell>
          <table:table-cell>
            <text:p>490761372</text:p>
          </table:table-cell>
          <table:table-cell>
            <text:p>544182916</text:p>
          </table:table-cell>
          <table:table-cell>
            <text:p>24675360</text:p>
          </table:table-cell>
        </table:table-row>
        <table:table-row>
          <table:table-cell>
            <text:p>864894665</text:p>
          </table:table-cell>
          <table:table-cell>
            <text:p>893546336</text:p>
          </table:table-cell>
          <table:table-cell>
            <text:p>69306476</text:p>
          </table:table-cell>
          <table:table-cell>
            <text:p>878703591</text:p>
          </table:table-cell>
          <table:table-cell>
            <text:p>646085445</text:p>
          </table:table-cell>
          <table:table-cell>
            <text:p>316763675</text:p>
          </table:table-cell>
          <table:table-cell>
            <text:p>79128333</text:p>
          </table:table-cell>
        </table:table-row>
        <table:table-row>
          <table:table-cell>
            <text:p>485933221</text:p>
          </table:table-cell>
          <table:table-cell>
            <text:p>931144938</text:p>
          </table:table-cell>
          <table:table-cell>
            <text:p>873483303</text:p>
          </table:table-cell>
          <table:table-cell>
            <text:p>857736201</text:p>
          </table:table-cell>
          <table:table-cell>
            <text:p>236704133</text:p>
          </table:table-cell>
          <table:table-cell>
            <text:p>902154389</text:p>
          </table:table-cell>
          <table:table-cell>
            <text:p>126215417</text:p>
          </table:table-cell>
        </table:table-row>
        <table:table-row>
          <table:table-cell>
            <text:p>660665180</text:p>
          </table:table-cell>
          <table:table-cell>
            <text:p>218279389</text:p>
          </table:table-cell>
          <table:table-cell>
            <text:p>270921045</text:p>
          </table:table-cell>
          <table:table-cell>
            <text:p>661932304</text:p>
          </table:table-cell>
          <table:table-cell>
            <text:p>554727217</text:p>
          </table:table-cell>
          <table:table-cell>
            <text:p>99783018</text:p>
          </table:table-cell>
          <table:table-cell>
            <text:p>995776442</text:p>
          </table:table-cell>
        </table:table-row>
        <table:table-row>
          <table:table-cell>
            <text:p>340242288</text:p>
          </table:table-cell>
          <table:table-cell>
            <text:p>361115950</text:p>
          </table:table-cell>
          <table:table-cell>
            <text:p>33215864</text:p>
          </table:table-cell>
          <table:table-cell>
            <text:p>925016349</text:p>
          </table:table-cell>
          <table:table-cell>
            <text:p>469485779</text:p>
          </table:table-cell>
          <table:table-cell>
            <text:p>436004295</text:p>
          </table:table-cell>
          <table:table-cell>
            <text:p>652139865</text:p>
          </table:table-cell>
        </table:table-row>
        <table:table-row>
          <table:table-cell>
            <text:p>914253650</text:p>
          </table:table-cell>
          <table:table-cell>
            <text:p>908954279</text:p>
          </table:table-cell>
          <table:table-cell>
            <text:p>912873529</text:p>
          </table:table-cell>
          <table:table-cell>
            <text:p>341269061</text:p>
          </table:table-cell>
          <table:table-cell>
            <text:p>634720686</text:p>
          </table:table-cell>
          <table:table-cell>
            <text:p>562506018</text:p>
          </table:table-cell>
          <table:table-cell>
            <text:p>248426798</text:p>
          </table:table-cell>
        </table:table-row>
        <table:table-row>
          <table:table-cell>
            <text:p>851164384</text:p>
          </table:table-cell>
          <table:table-cell>
            <text:p>796485444</text:p>
          </table:table-cell>
          <table:table-cell>
            <text:p>86608879</text:p>
          </table:table-cell>
          <table:table-cell>
            <text:p>495849438</text:p>
          </table:table-cell>
          <table:table-cell>
            <text:p>155337301</text:p>
          </table:table-cell>
          <table:table-cell>
            <text:p>585130809</text:p>
          </table:table-cell>
          <table:table-cell>
            <text:p>931941037</text:p>
          </table:table-cell>
        </table:table-row>
        <table:table-row>
          <table:table-cell>
            <text:p>211065425</text:p>
          </table:table-cell>
          <table:table-cell>
            <text:p>963356467</text:p>
          </table:table-cell>
          <table:table-cell>
            <text:p>257253421</text:p>
          </table:table-cell>
          <table:table-cell>
            <text:p>694961575</text:p>
          </table:table-cell>
          <table:table-cell>
            <text:p>221420804</text:p>
          </table:table-cell>
          <table:table-cell>
            <text:p>984188202</text:p>
          </table:table-cell>
          <table:table-cell>
            <text:p>520289565</text:p>
          </table:table-cell>
        </table:table-row>
        <table:table-row>
          <table:table-cell>
            <text:p>27687235</text:p>
          </table:table-cell>
          <table:table-cell>
            <text:p>234622679</text:p>
          </table:table-cell>
          <table:table-cell>
            <text:p>772403938</text:p>
          </table:table-cell>
          <table:table-cell>
            <text:p>582757155</text:p>
          </table:table-cell>
          <table:table-cell>
            <text:p>997367491</text:p>
          </table:table-cell>
          <table:table-cell>
            <text:p>130319386</text:p>
          </table:table-cell>
          <table:table-cell>
            <text:p>582605813</text:p>
          </table:table-cell>
        </table:table-row>
        <table:table-row>
          <table:table-cell>
            <text:p>755957023</text:p>
          </table:table-cell>
          <table:table-cell>
            <text:p>843479827</text:p>
          </table:table-cell>
          <table:table-cell>
            <text:p>121865198</text:p>
          </table:table-cell>
          <table:table-cell>
            <text:p>758881324</text:p>
          </table:table-cell>
          <table:table-cell>
            <text:p>51599942</text:p>
          </table:table-cell>
          <table:table-cell>
            <text:p>237623292</text:p>
          </table:table-cell>
          <table:table-cell>
            <text:p>264005268</text:p>
          </table:table-cell>
        </table:table-row>
        <table:table-row>
          <table:table-cell>
            <text:p>775120992</text:p>
          </table:table-cell>
          <table:table-cell>
            <text:p>220809546</text:p>
          </table:table-cell>
          <table:table-cell>
            <text:p>550674366</text:p>
          </table:table-cell>
          <table:table-cell>
            <text:p>754466637</text:p>
          </table:table-cell>
          <table:table-cell>
            <text:p>433714729</text:p>
          </table:table-cell>
          <table:table-cell>
            <text:p>360938119</text:p>
          </table:table-cell>
          <table:table-cell>
            <text:p>534719281</text:p>
          </table:table-cell>
        </table:table-row>
        <table:table-row>
          <table:table-cell>
            <text:p>832258914</text:p>
          </table:table-cell>
          <table:table-cell>
            <text:p>804969317</text:p>
          </table:table-cell>
          <table:table-cell>
            <text:p>145505</text:p>
          </table:table-cell>
          <table:table-cell>
            <text:p>362141546</text:p>
          </table:table-cell>
          <table:table-cell>
            <text:p>195307919</text:p>
          </table:table-cell>
          <table:table-cell>
            <text:p>519544023</text:p>
          </table:table-cell>
          <table:table-cell>
            <text:p>792749013</text:p>
          </table:table-cell>
        </table:table-row>
        <table:table-row>
          <table:table-cell>
            <text:p>259023575</text:p>
          </table:table-cell>
          <table:table-cell>
            <text:p>619821501</text:p>
          </table:table-cell>
          <table:table-cell>
            <text:p>164741632</text:p>
          </table:table-cell>
          <table:table-cell>
            <text:p>600139558</text:p>
          </table:table-cell>
          <table:table-cell>
            <text:p>285887720</text:p>
          </table:table-cell>
          <table:table-cell>
            <text:p>495322348</text:p>
          </table:table-cell>
          <table:table-cell>
            <text:p>820208177</text:p>
          </table:table-cell>
        </table:table-row>
        <table:table-row>
          <table:table-cell>
            <text:p>33628825</text:p>
          </table:table-cell>
          <table:table-cell>
            <text:p>796616214</text:p>
          </table:table-cell>
          <table:table-cell>
            <text:p>861116912</text:p>
          </table:table-cell>
          <table:table-cell>
            <text:p>862427142</text:p>
          </table:table-cell>
          <table:table-cell>
            <text:p>951997317</text:p>
          </table:table-cell>
          <table:table-cell>
            <text:p>869286555</text:p>
          </table:table-cell>
          <table:table-cell>
            <text:p>331476605</text:p>
          </table:table-cell>
        </table:table-row>
        <table:table-row>
          <table:table-cell>
            <text:p>109898635</text:p>
          </table:table-cell>
          <table:table-cell>
            <text:p>255638541</text:p>
          </table:table-cell>
          <table:table-cell>
            <text:p>302687165</text:p>
          </table:table-cell>
          <table:table-cell>
            <text:p>918836112</text:p>
          </table:table-cell>
          <table:table-cell>
            <text:p>555704981</text:p>
          </table:table-cell>
          <table:table-cell>
            <text:p>746033376</text:p>
          </table:table-cell>
          <table:table-cell>
            <text:p>395171796</text:p>
          </table:table-cell>
        </table:table-row>
        <table:table-row>
          <table:table-cell>
            <text:p>248036600</text:p>
          </table:table-cell>
          <table:table-cell>
            <text:p>980164022</text:p>
          </table:table-cell>
          <table:table-cell>
            <text:p>81848652</text:p>
          </table:table-cell>
          <table:table-cell>
            <text:p>105797374</text:p>
          </table:table-cell>
          <table:table-cell>
            <text:p>103273427</text:p>
          </table:table-cell>
          <table:table-cell>
            <text:p>939102054</text:p>
          </table:table-cell>
          <table:table-cell>
            <text:p>379886291</text:p>
          </table:table-cell>
        </table:table-row>
        <table:table-row>
          <table:table-cell>
            <text:p>805153856</text:p>
          </table:table-cell>
          <table:table-cell>
            <text:p>263695053</text:p>
          </table:table-cell>
          <table:table-cell>
            <text:p>451326347</text:p>
          </table:table-cell>
          <table:table-cell>
            <text:p>115079555</text:p>
          </table:table-cell>
          <table:table-cell>
            <text:p>930842701</text:p>
          </table:table-cell>
          <table:table-cell>
            <text:p>571797369</text:p>
          </table:table-cell>
          <table:table-cell>
            <text:p>360695696</text:p>
          </table:table-cell>
        </table:table-row>
        <table:table-row>
          <table:table-cell>
            <text:p>949246253</text:p>
          </table:table-cell>
          <table:table-cell>
            <text:p>116479051</text:p>
          </table:table-cell>
          <table:table-cell>
            <text:p>723732672</text:p>
          </table:table-cell>
          <table:table-cell>
            <text:p>908938707</text:p>
          </table:table-cell>
          <table:table-cell>
            <text:p>144977785</text:p>
          </table:table-cell>
          <table:table-cell>
            <text:p>895198416</text:p>
          </table:table-cell>
          <table:table-cell>
            <text:p>6866839</text:p>
          </table:table-cell>
        </table:table-row>
        <table:table-row>
          <table:table-cell>
            <text:p>661968440</text:p>
          </table:table-cell>
          <table:table-cell>
            <text:p>943011364</text:p>
          </table:table-cell>
          <table:table-cell>
            <text:p>373142106</text:p>
          </table:table-cell>
          <table:table-cell>
            <text:p>17684875</text:p>
          </table:table-cell>
          <table:table-cell>
            <text:p>462254106</text:p>
          </table:table-cell>
          <table:table-cell>
            <text:p>76025631</text:p>
          </table:table-cell>
          <table:table-cell>
            <text:p>226824114</text:p>
          </table:table-cell>
        </table:table-row>
        <table:table-row>
          <table:table-cell>
            <text:p>112325565</text:p>
          </table:table-cell>
          <table:table-cell>
            <text:p>51398048</text:p>
          </table:table-cell>
          <table:table-cell>
            <text:p>274041947</text:p>
          </table:table-cell>
          <table:table-cell>
            <text:p>15992703</text:p>
          </table:table-cell>
          <table:table-cell>
            <text:p>492827223</text:p>
          </table:table-cell>
          <table:table-cell>
            <text:p>215736511</text:p>
          </table:table-cell>
          <table:table-cell>
            <text:p>152406486</text:p>
          </table:table-cell>
        </table:table-row>
        <table:table-row>
          <table:table-cell>
            <text:p>505152879</text:p>
          </table:table-cell>
          <table:table-cell>
            <text:p>664129736</text:p>
          </table:table-cell>
          <table:table-cell>
            <text:p>963923031</text:p>
          </table:table-cell>
          <table:table-cell>
            <text:p>157554492</text:p>
          </table:table-cell>
          <table:table-cell>
            <text:p>972579877</text:p>
          </table:table-cell>
          <table:table-cell>
            <text:p>565483417</text:p>
          </table:table-cell>
          <table:table-cell>
            <text:p>694720793</text:p>
          </table:table-cell>
        </table:table-row>
        <table:table-row>
          <table:table-cell>
            <text:p>687669647</text:p>
          </table:table-cell>
          <table:table-cell>
            <text:p>502236657</text:p>
          </table:table-cell>
          <table:table-cell>
            <text:p>77044826</text:p>
          </table:table-cell>
          <table:table-cell>
            <text:p>100964943</text:p>
          </table:table-cell>
          <table:table-cell>
            <text:p>611062199</text:p>
          </table:table-cell>
          <table:table-cell>
            <text:p>768479733</text:p>
          </table:table-cell>
          <table:table-cell>
            <text:p>577521341</text:p>
          </table:table-cell>
        </table:table-row>
        <table:table-row>
          <table:table-cell>
            <text:p>393439744</text:p>
          </table:table-cell>
          <table:table-cell>
            <text:p>429205016</text:p>
          </table:table-cell>
          <table:table-cell>
            <text:p>29013919</text:p>
          </table:table-cell>
          <table:table-cell>
            <text:p>379053766</text:p>
          </table:table-cell>
          <table:table-cell>
            <text:p>676600535</text:p>
          </table:table-cell>
          <table:table-cell>
            <text:p>478179242</text:p>
          </table:table-cell>
          <table:table-cell>
            <text:p>495412137</text:p>
          </table:table-cell>
        </table:table-row>
        <table:table-row>
          <table:table-cell>
            <text:p>514821051</text:p>
          </table:table-cell>
          <table:table-cell>
            <text:p>952792704</text:p>
          </table:table-cell>
          <table:table-cell>
            <text:p>123005229</text:p>
          </table:table-cell>
          <table:table-cell>
            <text:p>117916850</text:p>
          </table:table-cell>
          <table:table-cell>
            <text:p>202740415</text:p>
          </table:table-cell>
          <table:table-cell>
            <text:p>165939487</text:p>
          </table:table-cell>
          <table:table-cell>
            <text:p>965216481</text:p>
          </table:table-cell>
        </table:table-row>
        <table:table-row>
          <table:table-cell>
            <text:p>362446918</text:p>
          </table:table-cell>
          <table:table-cell>
            <text:p>127098881</text:p>
          </table:table-cell>
          <table:table-cell>
            <text:p>558584013</text:p>
          </table:table-cell>
          <table:table-cell>
            <text:p>626720662</text:p>
          </table:table-cell>
          <table:table-cell>
            <text:p>559961114</text:p>
          </table:table-cell>
          <table:table-cell>
            <text:p>633676269</text:p>
          </table:table-cell>
          <table:table-cell>
            <text:p>366303562</text:p>
          </table:table-cell>
        </table:table-row>
        <table:table-row>
          <table:table-cell>
            <text:p>840460474</text:p>
          </table:table-cell>
          <table:table-cell>
            <text:p>167076883</text:p>
          </table:table-cell>
          <table:table-cell>
            <text:p>526462701</text:p>
          </table:table-cell>
          <table:table-cell>
            <text:p>24868552</text:p>
          </table:table-cell>
          <table:table-cell>
            <text:p>725439475</text:p>
          </table:table-cell>
          <table:table-cell>
            <text:p>21406186</text:p>
          </table:table-cell>
          <table:table-cell>
            <text:p>826290020</text:p>
          </table:table-cell>
        </table:table-row>
        <table:table-row>
          <table:table-cell>
            <text:p>613851525</text:p>
          </table:table-cell>
          <table:table-cell>
            <text:p>778049188</text:p>
          </table:table-cell>
          <table:table-cell>
            <text:p>221512121</text:p>
          </table:table-cell>
          <table:table-cell>
            <text:p>853930667</text:p>
          </table:table-cell>
          <table:table-cell>
            <text:p>488679260</text:p>
          </table:table-cell>
          <table:table-cell>
            <text:p>176823965</text:p>
          </table:table-cell>
          <table:table-cell>
            <text:p>595787699</text:p>
          </table:table-cell>
        </table:table-row>
        <table:table-row>
          <table:table-cell>
            <text:p>951000513</text:p>
          </table:table-cell>
          <table:table-cell>
            <text:p>570992137</text:p>
          </table:table-cell>
          <table:table-cell>
            <text:p>999613942</text:p>
          </table:table-cell>
          <table:table-cell>
            <text:p>601152370</text:p>
          </table:table-cell>
          <table:table-cell>
            <text:p>103860609</text:p>
          </table:table-cell>
          <table:table-cell>
            <text:p>997014131</text:p>
          </table:table-cell>
          <table:table-cell>
            <text:p>257434880</text:p>
          </table:table-cell>
        </table:table-row>
        <table:table-row>
          <table:table-cell>
            <text:p>862160598</text:p>
          </table:table-cell>
          <table:table-cell>
            <text:p>408156593</text:p>
          </table:table-cell>
          <table:table-cell>
            <text:p>26679701</text:p>
          </table:table-cell>
          <table:table-cell>
            <text:p>290538846</text:p>
          </table:table-cell>
          <table:table-cell>
            <text:p>609990017</text:p>
          </table:table-cell>
          <table:table-cell>
            <text:p>584414359</text:p>
          </table:table-cell>
          <table:table-cell>
            <text:p>597884363</text:p>
          </table:table-cell>
        </table:table-row>
        <table:table-row>
          <table:table-cell>
            <text:p>817553799</text:p>
          </table:table-cell>
          <table:table-cell>
            <text:p>807838554</text:p>
          </table:table-cell>
          <table:table-cell>
            <text:p>480833753</text:p>
          </table:table-cell>
          <table:table-cell>
            <text:p>498136418</text:p>
          </table:table-cell>
          <table:table-cell>
            <text:p>518986959</text:p>
          </table:table-cell>
          <table:table-cell>
            <text:p>639567931</text:p>
          </table:table-cell>
          <table:table-cell>
            <text:p>847863943</text:p>
          </table:table-cell>
        </table:table-row>
        <table:table-row>
          <table:table-cell>
            <text:p>673804316</text:p>
          </table:table-cell>
          <table:table-cell>
            <text:p>698653101</text:p>
          </table:table-cell>
          <table:table-cell>
            <text:p>971759069</text:p>
          </table:table-cell>
          <table:table-cell>
            <text:p>560750155</text:p>
          </table:table-cell>
          <table:table-cell>
            <text:p>975192740</text:p>
          </table:table-cell>
          <table:table-cell>
            <text:p>829912066</text:p>
          </table:table-cell>
          <table:table-cell>
            <text:p>984638898</text:p>
          </table:table-cell>
        </table:table-row>
        <table:table-row>
          <table:table-cell>
            <text:p>958917433</text:p>
          </table:table-cell>
          <table:table-cell>
            <text:p>294810034</text:p>
          </table:table-cell>
          <table:table-cell>
            <text:p>937794474</text:p>
          </table:table-cell>
          <table:table-cell>
            <text:p>592665772</text:p>
          </table:table-cell>
          <table:table-cell>
            <text:p>943690370</text:p>
          </table:table-cell>
          <table:table-cell>
            <text:p>456497191</text:p>
          </table:table-cell>
          <table:table-cell>
            <text:p>619312505</text:p>
          </table:table-cell>
        </table:table-row>
        <table:table-row>
          <table:table-cell>
            <text:p>944592350</text:p>
          </table:table-cell>
          <table:table-cell>
            <text:p>702623979</text:p>
          </table:table-cell>
          <table:table-cell>
            <text:p>306775297</text:p>
          </table:table-cell>
          <table:table-cell>
            <text:p>312643243</text:p>
          </table:table-cell>
          <table:table-cell>
            <text:p>968923041</text:p>
          </table:table-cell>
          <table:table-cell>
            <text:p>282759699</text:p>
          </table:table-cell>
          <table:table-cell>
            <text:p>246845941</text:p>
          </table:table-cell>
        </table:table-row>
        <table:table-row>
          <table:table-cell>
            <text:p>546671955</text:p>
          </table:table-cell>
          <table:table-cell>
            <text:p>950351786</text:p>
          </table:table-cell>
          <table:table-cell>
            <text:p>353697104</text:p>
          </table:table-cell>
          <table:table-cell>
            <text:p>475872274</text:p>
          </table:table-cell>
          <table:table-cell>
            <text:p>878853544</text:p>
          </table:table-cell>
          <table:table-cell>
            <text:p>490449494</text:p>
          </table:table-cell>
          <table:table-cell>
            <text:p>575295450</text:p>
          </table:table-cell>
        </table:table-row>
        <table:table-row>
          <table:table-cell>
            <text:p>603473306</text:p>
          </table:table-cell>
          <table:table-cell>
            <text:p>134208462</text:p>
          </table:table-cell>
          <table:table-cell>
            <text:p>944381148</text:p>
          </table:table-cell>
          <table:table-cell>
            <text:p>532067668</text:p>
          </table:table-cell>
          <table:table-cell>
            <text:p>917003170</text:p>
          </table:table-cell>
          <table:table-cell>
            <text:p>148692322</text:p>
          </table:table-cell>
          <table:table-cell>
            <text:p>923532586</text:p>
          </table:table-cell>
        </table:table-row>
        <table:table-row>
          <table:table-cell>
            <text:p>384972761</text:p>
          </table:table-cell>
          <table:table-cell>
            <text:p>760645484</text:p>
          </table:table-cell>
          <table:table-cell>
            <text:p>557735612</text:p>
          </table:table-cell>
          <table:table-cell>
            <text:p>39389885</text:p>
          </table:table-cell>
          <table:table-cell>
            <text:p>382727791</text:p>
          </table:table-cell>
          <table:table-cell>
            <text:p>484933941</text:p>
          </table:table-cell>
          <table:table-cell>
            <text:p>634980449</text:p>
          </table:table-cell>
        </table:table-row>
        <table:table-row>
          <table:table-cell>
            <text:p>663162055</text:p>
          </table:table-cell>
          <table:table-cell>
            <text:p>790345721</text:p>
          </table:table-cell>
          <table:table-cell>
            <text:p>953930175</text:p>
          </table:table-cell>
          <table:table-cell>
            <text:p>175682921</text:p>
          </table:table-cell>
          <table:table-cell>
            <text:p>803363123</text:p>
          </table:table-cell>
          <table:table-cell>
            <text:p>876626506</text:p>
          </table:table-cell>
          <table:table-cell>
            <text:p>985690377</text:p>
          </table:table-cell>
        </table:table-row>
        <table:table-row>
          <table:table-cell>
            <text:p>353212159</text:p>
          </table:table-cell>
          <table:table-cell>
            <text:p>390948109</text:p>
          </table:table-cell>
          <table:table-cell>
            <text:p>837185051</text:p>
          </table:table-cell>
          <table:table-cell>
            <text:p>749656657</text:p>
          </table:table-cell>
          <table:table-cell>
            <text:p>583374234</text:p>
          </table:table-cell>
          <table:table-cell>
            <text:p>865878419</text:p>
          </table:table-cell>
          <table:table-cell>
            <text:p>165496161</text:p>
          </table:table-cell>
        </table:table-row>
        <table:table-row>
          <table:table-cell>
            <text:p>321207920</text:p>
          </table:table-cell>
          <table:table-cell>
            <text:p>66361892</text:p>
          </table:table-cell>
          <table:table-cell>
            <text:p>747950967</text:p>
          </table:table-cell>
          <table:table-cell>
            <text:p>89501289</text:p>
          </table:table-cell>
          <table:table-cell>
            <text:p>467878881</text:p>
          </table:table-cell>
          <table:table-cell>
            <text:p>901830749</text:p>
          </table:table-cell>
          <table:table-cell>
            <text:p>995152711</text:p>
          </table:table-cell>
        </table:table-row>
        <table:table-row>
          <table:table-cell>
            <text:p>438119974</text:p>
          </table:table-cell>
          <table:table-cell>
            <text:p>528854323</text:p>
          </table:table-cell>
          <table:table-cell>
            <text:p>751587053</text:p>
          </table:table-cell>
          <table:table-cell>
            <text:p>949446364</text:p>
          </table:table-cell>
          <table:table-cell>
            <text:p>796528063</text:p>
          </table:table-cell>
          <table:table-cell>
            <text:p>872850234</text:p>
          </table:table-cell>
          <table:table-cell>
            <text:p>789258735</text:p>
          </table:table-cell>
        </table:table-row>
        <table:table-row>
          <table:table-cell>
            <text:p>395124457</text:p>
          </table:table-cell>
          <table:table-cell>
            <text:p>132679670</text:p>
          </table:table-cell>
          <table:table-cell>
            <text:p>748029441</text:p>
          </table:table-cell>
          <table:table-cell>
            <text:p>414628348</text:p>
          </table:table-cell>
          <table:table-cell>
            <text:p>454052544</text:p>
          </table:table-cell>
          <table:table-cell>
            <text:p>291964616</text:p>
          </table:table-cell>
          <table:table-cell>
            <text:p>973489423</text:p>
          </table:table-cell>
        </table:table-row>
        <table:table-row>
          <table:table-cell>
            <text:p>279567105</text:p>
          </table:table-cell>
          <table:table-cell>
            <text:p>153018112</text:p>
          </table:table-cell>
          <table:table-cell>
            <text:p>529680079</text:p>
          </table:table-cell>
          <table:table-cell>
            <text:p>502413417</text:p>
          </table:table-cell>
          <table:table-cell>
            <text:p>583058360</text:p>
          </table:table-cell>
          <table:table-cell>
            <text:p>208695679</text:p>
          </table:table-cell>
          <table:table-cell>
            <text:p>652103691</text:p>
          </table:table-cell>
        </table:table-row>
        <table:table-row>
          <table:table-cell>
            <text:p>879633818</text:p>
          </table:table-cell>
          <table:table-cell>
            <text:p>933251495</text:p>
          </table:table-cell>
          <table:table-cell>
            <text:p>438041513</text:p>
          </table:table-cell>
          <table:table-cell>
            <text:p>87656995</text:p>
          </table:table-cell>
          <table:table-cell>
            <text:p>894478868</text:p>
          </table:table-cell>
          <table:table-cell>
            <text:p>275785803</text:p>
          </table:table-cell>
          <table:table-cell>
            <text:p>994526100</text:p>
          </table:table-cell>
        </table:table-row>
        <table:table-row>
          <table:table-cell>
            <text:p>715564493</text:p>
          </table:table-cell>
          <table:table-cell>
            <text:p>343323128</text:p>
          </table:table-cell>
          <table:table-cell>
            <text:p>51484621</text:p>
          </table:table-cell>
          <table:table-cell>
            <text:p>405612036</text:p>
          </table:table-cell>
          <table:table-cell>
            <text:p>121119640</text:p>
          </table:table-cell>
          <table:table-cell>
            <text:p>310800136</text:p>
          </table:table-cell>
          <table:table-cell>
            <text:p>106014465</text:p>
          </table:table-cell>
        </table:table-row>
        <table:table-row>
          <table:table-cell>
            <text:p>340635883</text:p>
          </table:table-cell>
          <table:table-cell>
            <text:p>648279821</text:p>
          </table:table-cell>
          <table:table-cell>
            <text:p>807258506</text:p>
          </table:table-cell>
          <table:table-cell>
            <text:p>355485188</text:p>
          </table:table-cell>
          <table:table-cell>
            <text:p>768523425</text:p>
          </table:table-cell>
          <table:table-cell>
            <text:p>566136026</text:p>
          </table:table-cell>
          <table:table-cell>
            <text:p>338504108</text:p>
          </table:table-cell>
        </table:table-row>
        <table:table-row>
          <table:table-cell>
            <text:p>725794719</text:p>
          </table:table-cell>
          <table:table-cell>
            <text:p>973708116</text:p>
          </table:table-cell>
          <table:table-cell>
            <text:p>523776222</text:p>
          </table:table-cell>
          <table:table-cell>
            <text:p>272474979</text:p>
          </table:table-cell>
          <table:table-cell>
            <text:p>145728831</text:p>
          </table:table-cell>
          <table:table-cell>
            <text:p>536888781</text:p>
          </table:table-cell>
          <table:table-cell>
            <text:p>329864050</text:p>
          </table:table-cell>
        </table:table-row>
        <table:table-row>
          <table:table-cell>
            <text:p>496824773</text:p>
          </table:table-cell>
          <table:table-cell>
            <text:p>669992278</text:p>
          </table:table-cell>
          <table:table-cell>
            <text:p>72400968</text:p>
          </table:table-cell>
          <table:table-cell>
            <text:p>200091843</text:p>
          </table:table-cell>
          <table:table-cell>
            <text:p>686889382</text:p>
          </table:table-cell>
          <table:table-cell>
            <text:p>630872709</text:p>
          </table:table-cell>
          <table:table-cell>
            <text:p>215514797</text:p>
          </table:table-cell>
        </table:table-row>
        <table:table-row>
          <table:table-cell>
            <text:p>379524994</text:p>
          </table:table-cell>
          <table:table-cell>
            <text:p>800655267</text:p>
          </table:table-cell>
          <table:table-cell>
            <text:p>548253646</text:p>
          </table:table-cell>
          <table:table-cell>
            <text:p>324906294</text:p>
          </table:table-cell>
          <table:table-cell>
            <text:p>829360994</text:p>
          </table:table-cell>
          <table:table-cell>
            <text:p>51207483</text:p>
          </table:table-cell>
          <table:table-cell>
            <text:p>101933798</text:p>
          </table:table-cell>
        </table:table-row>
        <table:table-row>
          <table:table-cell>
            <text:p>501996298</text:p>
          </table:table-cell>
          <table:table-cell>
            <text:p>828310721</text:p>
          </table:table-cell>
          <table:table-cell>
            <text:p>46402081</text:p>
          </table:table-cell>
          <table:table-cell>
            <text:p>850659403</text:p>
          </table:table-cell>
          <table:table-cell>
            <text:p>668720390</text:p>
          </table:table-cell>
          <table:table-cell>
            <text:p>965963762</text:p>
          </table:table-cell>
          <table:table-cell>
            <text:p>28015613</text:p>
          </table:table-cell>
        </table:table-row>
        <table:table-row>
          <table:table-cell>
            <text:p>117606291</text:p>
          </table:table-cell>
          <table:table-cell>
            <text:p>351640702</text:p>
          </table:table-cell>
          <table:table-cell>
            <text:p>166873736</text:p>
          </table:table-cell>
          <table:table-cell>
            <text:p>314985285</text:p>
          </table:table-cell>
          <table:table-cell>
            <text:p>410103621</text:p>
          </table:table-cell>
          <table:table-cell>
            <text:p>178610802</text:p>
          </table:table-cell>
          <table:table-cell>
            <text:p>490836841</text:p>
          </table:table-cell>
        </table:table-row>
        <table:table-row>
          <table:table-cell>
            <text:p>701735719</text:p>
          </table:table-cell>
          <table:table-cell>
            <text:p>317322993</text:p>
          </table:table-cell>
          <table:table-cell>
            <text:p>23903794</text:p>
          </table:table-cell>
          <table:table-cell>
            <text:p>361674295</text:p>
          </table:table-cell>
          <table:table-cell>
            <text:p>285499443</text:p>
          </table:table-cell>
          <table:table-cell>
            <text:p>879906151</text:p>
          </table:table-cell>
          <table:table-cell>
            <text:p>118012221</text:p>
          </table:table-cell>
        </table:table-row>
        <table:table-row>
          <table:table-cell>
            <text:p>51727814</text:p>
          </table:table-cell>
          <table:table-cell>
            <text:p>510298415</text:p>
          </table:table-cell>
          <table:table-cell>
            <text:p>981627810</text:p>
          </table:table-cell>
          <table:table-cell>
            <text:p>399185286</text:p>
          </table:table-cell>
          <table:table-cell>
            <text:p>796711067</text:p>
          </table:table-cell>
          <table:table-cell>
            <text:p>670173814</text:p>
          </table:table-cell>
          <table:table-cell>
            <text:p>461905993</text:p>
          </table:table-cell>
        </table:table-row>
        <table:table-row>
          <table:table-cell>
            <text:p>977377290</text:p>
          </table:table-cell>
          <table:table-cell>
            <text:p>340597233</text:p>
          </table:table-cell>
          <table:table-cell>
            <text:p>861693239</text:p>
          </table:table-cell>
          <table:table-cell>
            <text:p>314580370</text:p>
          </table:table-cell>
          <table:table-cell>
            <text:p>548425179</text:p>
          </table:table-cell>
          <table:table-cell>
            <text:p>461952608</text:p>
          </table:table-cell>
          <table:table-cell>
            <text:p>94291884</text:p>
          </table:table-cell>
        </table:table-row>
        <table:table-row>
          <table:table-cell>
            <text:p>512003828</text:p>
          </table:table-cell>
          <table:table-cell>
            <text:p>249956995</text:p>
          </table:table-cell>
          <table:table-cell>
            <text:p>979451682</text:p>
          </table:table-cell>
          <table:table-cell>
            <text:p>121675395</text:p>
          </table:table-cell>
          <table:table-cell>
            <text:p>887269519</text:p>
          </table:table-cell>
          <table:table-cell>
            <text:p>370616747</text:p>
          </table:table-cell>
          <table:table-cell>
            <text:p>122636750</text:p>
          </table:table-cell>
        </table:table-row>
        <table:table-row>
          <table:table-cell>
            <text:p>318044171</text:p>
          </table:table-cell>
          <table:table-cell>
            <text:p>194069924</text:p>
          </table:table-cell>
          <table:table-cell>
            <text:p>49237186</text:p>
          </table:table-cell>
          <table:table-cell>
            <text:p>684054925</text:p>
          </table:table-cell>
          <table:table-cell>
            <text:p>549411520</text:p>
          </table:table-cell>
          <table:table-cell>
            <text:p>195161110</text:p>
          </table:table-cell>
          <table:table-cell>
            <text:p>479553794</text:p>
          </table:table-cell>
        </table:table-row>
        <table:table-row>
          <table:table-cell>
            <text:p>314938248</text:p>
          </table:table-cell>
          <table:table-cell>
            <text:p>2532414</text:p>
          </table:table-cell>
          <table:table-cell>
            <text:p>750573614</text:p>
          </table:table-cell>
          <table:table-cell>
            <text:p>342984526</text:p>
          </table:table-cell>
          <table:table-cell>
            <text:p>879452392</text:p>
          </table:table-cell>
          <table:table-cell>
            <text:p>717523683</text:p>
          </table:table-cell>
          <table:table-cell>
            <text:p>343192855</text:p>
          </table:table-cell>
        </table:table-row>
        <table:table-row>
          <table:table-cell>
            <text:p>450934374</text:p>
          </table:table-cell>
          <table:table-cell>
            <text:p>943725914</text:p>
          </table:table-cell>
          <table:table-cell>
            <text:p>403213965</text:p>
          </table:table-cell>
          <table:table-cell>
            <text:p>569783426</text:p>
          </table:table-cell>
          <table:table-cell>
            <text:p>22341471</text:p>
          </table:table-cell>
          <table:table-cell>
            <text:p>119720078</text:p>
          </table:table-cell>
          <table:table-cell>
            <text:p>713715310</text:p>
          </table:table-cell>
        </table:table-row>
        <table:table-row>
          <table:table-cell>
            <text:p>196782623</text:p>
          </table:table-cell>
          <table:table-cell>
            <text:p>830223633</text:p>
          </table:table-cell>
          <table:table-cell>
            <text:p>793831126</text:p>
          </table:table-cell>
          <table:table-cell>
            <text:p>709060888</text:p>
          </table:table-cell>
          <table:table-cell>
            <text:p>647672587</text:p>
          </table:table-cell>
          <table:table-cell>
            <text:p>763475897</text:p>
          </table:table-cell>
          <table:table-cell>
            <text:p>740731939</text:p>
          </table:table-cell>
        </table:table-row>
        <table:table-row>
          <table:table-cell>
            <text:p>407871746</text:p>
          </table:table-cell>
          <table:table-cell>
            <text:p>163906703</text:p>
          </table:table-cell>
          <table:table-cell>
            <text:p>952846109</text:p>
          </table:table-cell>
          <table:table-cell>
            <text:p>995772764</text:p>
          </table:table-cell>
          <table:table-cell>
            <text:p>894074491</text:p>
          </table:table-cell>
          <table:table-cell>
            <text:p>200789290</text:p>
          </table:table-cell>
          <table:table-cell>
            <text:p>47984486</text:p>
          </table:table-cell>
        </table:table-row>
        <table:table-row>
          <table:table-cell>
            <text:p>905001511</text:p>
          </table:table-cell>
          <table:table-cell>
            <text:p>479348288</text:p>
          </table:table-cell>
          <table:table-cell>
            <text:p>52810028</text:p>
          </table:table-cell>
          <table:table-cell>
            <text:p>996557550</text:p>
          </table:table-cell>
          <table:table-cell>
            <text:p>690226791</text:p>
          </table:table-cell>
          <table:table-cell>
            <text:p>292453780</text:p>
          </table:table-cell>
          <table:table-cell>
            <text:p>638398572</text:p>
          </table:table-cell>
        </table:table-row>
        <table:table-row>
          <table:table-cell>
            <text:p>656412794</text:p>
          </table:table-cell>
          <table:table-cell>
            <text:p>27457454</text:p>
          </table:table-cell>
          <table:table-cell>
            <text:p>263637313</text:p>
          </table:table-cell>
          <table:table-cell>
            <text:p>370521052</text:p>
          </table:table-cell>
          <table:table-cell>
            <text:p>750321669</text:p>
          </table:table-cell>
          <table:table-cell>
            <text:p>444904518</text:p>
          </table:table-cell>
          <table:table-cell>
            <text:p>652933240</text:p>
          </table:table-cell>
        </table:table-row>
        <table:table-row>
          <table:table-cell>
            <text:p>927528270</text:p>
          </table:table-cell>
          <table:table-cell>
            <text:p>563217261</text:p>
          </table:table-cell>
          <table:table-cell>
            <text:p>427386852</text:p>
          </table:table-cell>
          <table:table-cell>
            <text:p>231435554</text:p>
          </table:table-cell>
          <table:table-cell>
            <text:p>869921061</text:p>
          </table:table-cell>
          <table:table-cell>
            <text:p>693785214</text:p>
          </table:table-cell>
          <table:table-cell>
            <text:p>41362675</text:p>
          </table:table-cell>
        </table:table-row>
        <table:table-row>
          <table:table-cell>
            <text:p>327511539</text:p>
          </table:table-cell>
          <table:table-cell>
            <text:p>702166553</text:p>
          </table:table-cell>
          <table:table-cell>
            <text:p>255685759</text:p>
          </table:table-cell>
          <table:table-cell>
            <text:p>674093211</text:p>
          </table:table-cell>
          <table:table-cell>
            <text:p>998975984</text:p>
          </table:table-cell>
          <table:table-cell>
            <text:p>770179522</text:p>
          </table:table-cell>
          <table:table-cell>
            <text:p>291809652</text:p>
          </table:table-cell>
        </table:table-row>
        <table:table-row>
          <table:table-cell>
            <text:p>34932727</text:p>
          </table:table-cell>
          <table:table-cell>
            <text:p>333478834</text:p>
          </table:table-cell>
          <table:table-cell>
            <text:p>826630168</text:p>
          </table:table-cell>
          <table:table-cell>
            <text:p>707776881</text:p>
          </table:table-cell>
          <table:table-cell>
            <text:p>729097407</text:p>
          </table:table-cell>
          <table:table-cell>
            <text:p>650548350</text:p>
          </table:table-cell>
          <table:table-cell>
            <text:p>478236214</text:p>
          </table:table-cell>
        </table:table-row>
        <table:table-row>
          <table:table-cell>
            <text:p>966710154</text:p>
          </table:table-cell>
          <table:table-cell>
            <text:p>493145121</text:p>
          </table:table-cell>
          <table:table-cell>
            <text:p>813840595</text:p>
          </table:table-cell>
          <table:table-cell>
            <text:p>534391674</text:p>
          </table:table-cell>
          <table:table-cell>
            <text:p>437274147</text:p>
          </table:table-cell>
          <table:table-cell>
            <text:p>990754615</text:p>
          </table:table-cell>
          <table:table-cell>
            <text:p>953665941</text:p>
          </table:table-cell>
        </table:table-row>
        <table:table-row>
          <table:table-cell>
            <text:p>227252622</text:p>
          </table:table-cell>
          <table:table-cell>
            <text:p>189093678</text:p>
          </table:table-cell>
          <table:table-cell>
            <text:p>395051932</text:p>
          </table:table-cell>
          <table:table-cell>
            <text:p>132910088</text:p>
          </table:table-cell>
          <table:table-cell>
            <text:p>99304229</text:p>
          </table:table-cell>
          <table:table-cell>
            <text:p>650123004</text:p>
          </table:table-cell>
          <table:table-cell>
            <text:p>376707949</text:p>
          </table:table-cell>
        </table:table-row>
        <table:table-row>
          <table:table-cell>
            <text:p>209703861</text:p>
          </table:table-cell>
          <table:table-cell>
            <text:p>464071706</text:p>
          </table:table-cell>
          <table:table-cell>
            <text:p>916325590</text:p>
          </table:table-cell>
          <table:table-cell>
            <text:p>961273123</text:p>
          </table:table-cell>
          <table:table-cell>
            <text:p>831772819</text:p>
          </table:table-cell>
          <table:table-cell>
            <text:p>731417764</text:p>
          </table:table-cell>
          <table:table-cell>
            <text:p>691538004</text:p>
          </table:table-cell>
        </table:table-row>
        <table:table-row>
          <table:table-cell>
            <text:p>857717106</text:p>
          </table:table-cell>
          <table:table-cell>
            <text:p>6875384</text:p>
          </table:table-cell>
          <table:table-cell>
            <text:p>266577723</text:p>
          </table:table-cell>
          <table:table-cell>
            <text:p>638008527</text:p>
          </table:table-cell>
          <table:table-cell>
            <text:p>365877405</text:p>
          </table:table-cell>
          <table:table-cell>
            <text:p>474394100</text:p>
          </table:table-cell>
          <table:table-cell>
            <text:p>799436845</text:p>
          </table:table-cell>
        </table:table-row>
        <table:table-row>
          <table:table-cell>
            <text:p>110270812</text:p>
          </table:table-cell>
          <table:table-cell>
            <text:p>59649205</text:p>
          </table:table-cell>
          <table:table-cell>
            <text:p>522010362</text:p>
          </table:table-cell>
          <table:table-cell>
            <text:p>80734693</text:p>
          </table:table-cell>
          <table:table-cell>
            <text:p>710374405</text:p>
          </table:table-cell>
          <table:table-cell>
            <text:p>223871875</text:p>
          </table:table-cell>
          <table:table-cell>
            <text:p>481510251</text:p>
          </table:table-cell>
        </table:table-row>
        <table:table-row>
          <table:table-cell>
            <text:p>944490342</text:p>
          </table:table-cell>
          <table:table-cell>
            <text:p>342416277</text:p>
          </table:table-cell>
          <table:table-cell>
            <text:p>322599845</text:p>
          </table:table-cell>
          <table:table-cell>
            <text:p>283406398</text:p>
          </table:table-cell>
          <table:table-cell>
            <text:p>384888308</text:p>
          </table:table-cell>
          <table:table-cell>
            <text:p>498130989</text:p>
          </table:table-cell>
          <table:table-cell>
            <text:p>415568072</text:p>
          </table:table-cell>
        </table:table-row>
        <table:table-row>
          <table:table-cell>
            <text:p>823221968</text:p>
          </table:table-cell>
          <table:table-cell>
            <text:p>537059289</text:p>
          </table:table-cell>
          <table:table-cell>
            <text:p>845593884</text:p>
          </table:table-cell>
          <table:table-cell>
            <text:p>748125596</text:p>
          </table:table-cell>
          <table:table-cell>
            <text:p>332143828</text:p>
          </table:table-cell>
          <table:table-cell>
            <text:p>748116581</text:p>
          </table:table-cell>
          <table:table-cell>
            <text:p>791083111</text:p>
          </table:table-cell>
        </table:table-row>
        <table:table-row>
          <table:table-cell>
            <text:p>749768239</text:p>
          </table:table-cell>
          <table:table-cell>
            <text:p>528617380</text:p>
          </table:table-cell>
          <table:table-cell>
            <text:p>862975357</text:p>
          </table:table-cell>
          <table:table-cell>
            <text:p>550876983</text:p>
          </table:table-cell>
          <table:table-cell>
            <text:p>874495299</text:p>
          </table:table-cell>
          <table:table-cell>
            <text:p>366510524</text:p>
          </table:table-cell>
          <table:table-cell>
            <text:p>325900192</text:p>
          </table:table-cell>
        </table:table-row>
        <table:table-row>
          <table:table-cell>
            <text:p>204353154</text:p>
          </table:table-cell>
          <table:table-cell>
            <text:p>710583334</text:p>
          </table:table-cell>
          <table:table-cell>
            <text:p>679869882</text:p>
          </table:table-cell>
          <table:table-cell>
            <text:p>690059560</text:p>
          </table:table-cell>
          <table:table-cell>
            <text:p>208597326</text:p>
          </table:table-cell>
          <table:table-cell>
            <text:p>858383126</text:p>
          </table:table-cell>
          <table:table-cell>
            <text:p>552421507</text:p>
          </table:table-cell>
        </table:table-row>
        <table:table-row>
          <table:table-cell>
            <text:p>410657711</text:p>
          </table:table-cell>
          <table:table-cell>
            <text:p>599233700</text:p>
          </table:table-cell>
          <table:table-cell>
            <text:p>961305891</text:p>
          </table:table-cell>
          <table:table-cell>
            <text:p>395917959</text:p>
          </table:table-cell>
          <table:table-cell>
            <text:p>945629117</text:p>
          </table:table-cell>
          <table:table-cell>
            <text:p>632551592</text:p>
          </table:table-cell>
          <table:table-cell>
            <text:p>965555121</text:p>
          </table:table-cell>
        </table:table-row>
        <table:table-row>
          <table:table-cell>
            <text:p>385306261</text:p>
          </table:table-cell>
          <table:table-cell>
            <text:p>252767537</text:p>
          </table:table-cell>
          <table:table-cell>
            <text:p>930333921</text:p>
          </table:table-cell>
          <table:table-cell>
            <text:p>87787916</text:p>
          </table:table-cell>
          <table:table-cell>
            <text:p>195131370</text:p>
          </table:table-cell>
          <table:table-cell>
            <text:p>378455972</text:p>
          </table:table-cell>
          <table:table-cell>
            <text:p>681407784</text:p>
          </table:table-cell>
        </table:table-row>
        <table:table-row>
          <table:table-cell>
            <text:p>49774707</text:p>
          </table:table-cell>
          <table:table-cell>
            <text:p>513112015</text:p>
          </table:table-cell>
          <table:table-cell>
            <text:p>240712372</text:p>
          </table:table-cell>
          <table:table-cell>
            <text:p>948035463</text:p>
          </table:table-cell>
          <table:table-cell>
            <text:p>366776116</text:p>
          </table:table-cell>
          <table:table-cell>
            <text:p>965113241</text:p>
          </table:table-cell>
          <table:table-cell>
            <text:p>884136497</text:p>
          </table:table-cell>
        </table:table-row>
        <table:table-row>
          <table:table-cell>
            <text:p>793800982</text:p>
          </table:table-cell>
          <table:table-cell>
            <text:p>109313918</text:p>
          </table:table-cell>
          <table:table-cell>
            <text:p>302896930</text:p>
          </table:table-cell>
          <table:table-cell>
            <text:p>446679222</text:p>
          </table:table-cell>
          <table:table-cell>
            <text:p>18038382</text:p>
          </table:table-cell>
          <table:table-cell>
            <text:p>96746517</text:p>
          </table:table-cell>
          <table:table-cell>
            <text:p>945095894</text:p>
          </table:table-cell>
        </table:table-row>
        <table:table-row>
          <table:table-cell>
            <text:p>897282795</text:p>
          </table:table-cell>
          <table:table-cell>
            <text:p>618286718</text:p>
          </table:table-cell>
          <table:table-cell>
            <text:p>404022626</text:p>
          </table:table-cell>
          <table:table-cell>
            <text:p>56917480</text:p>
          </table:table-cell>
          <table:table-cell>
            <text:p>465160614</text:p>
          </table:table-cell>
          <table:table-cell>
            <text:p>842099555</text:p>
          </table:table-cell>
          <table:table-cell>
            <text:p>895553420</text:p>
          </table:table-cell>
        </table:table-row>
        <table:table-row>
          <table:table-cell>
            <text:p>583140619</text:p>
          </table:table-cell>
          <table:table-cell>
            <text:p>181427245</text:p>
          </table:table-cell>
          <table:table-cell>
            <text:p>684318596</text:p>
          </table:table-cell>
          <table:table-cell>
            <text:p>932712732</text:p>
          </table:table-cell>
          <table:table-cell>
            <text:p>603047188</text:p>
          </table:table-cell>
          <table:table-cell>
            <text:p>280516454</text:p>
          </table:table-cell>
          <table:table-cell>
            <text:p>130070377</text:p>
          </table:table-cell>
        </table:table-row>
        <table:table-row>
          <table:table-cell>
            <text:p>573834585</text:p>
          </table:table-cell>
          <table:table-cell>
            <text:p>390859253</text:p>
          </table:table-cell>
          <table:table-cell>
            <text:p>80138707</text:p>
          </table:table-cell>
          <table:table-cell>
            <text:p>565030093</text:p>
          </table:table-cell>
          <table:table-cell>
            <text:p>632550061</text:p>
          </table:table-cell>
          <table:table-cell>
            <text:p>860494379</text:p>
          </table:table-cell>
          <table:table-cell>
            <text:p>462619835</text:p>
          </table:table-cell>
        </table:table-row>
        <table:table-row>
          <table:table-cell>
            <text:p>743753585</text:p>
          </table:table-cell>
          <table:table-cell>
            <text:p>353135324</text:p>
          </table:table-cell>
          <table:table-cell>
            <text:p>768960783</text:p>
          </table:table-cell>
          <table:table-cell>
            <text:p>336919168</text:p>
          </table:table-cell>
          <table:table-cell>
            <text:p>649634022</text:p>
          </table:table-cell>
          <table:table-cell>
            <text:p>210078172</text:p>
          </table:table-cell>
          <table:table-cell>
            <text:p>323699269</text:p>
          </table:table-cell>
        </table:table-row>
        <table:table-row>
          <table:table-cell>
            <text:p>404259372</text:p>
          </table:table-cell>
          <table:table-cell>
            <text:p>255765587</text:p>
          </table:table-cell>
          <table:table-cell>
            <text:p>395235511</text:p>
          </table:table-cell>
          <table:table-cell>
            <text:p>391798350</text:p>
          </table:table-cell>
          <table:table-cell>
            <text:p>170775349</text:p>
          </table:table-cell>
          <table:table-cell>
            <text:p>116407008</text:p>
          </table:table-cell>
          <table:table-cell>
            <text:p>528429401</text:p>
          </table:table-cell>
        </table:table-row>
        <table:table-row>
          <table:table-cell>
            <text:p>910950698</text:p>
          </table:table-cell>
          <table:table-cell>
            <text:p>485695495</text:p>
          </table:table-cell>
          <table:table-cell>
            <text:p>655338254</text:p>
          </table:table-cell>
          <table:table-cell>
            <text:p>75997099</text:p>
          </table:table-cell>
          <table:table-cell>
            <text:p>725354985</text:p>
          </table:table-cell>
          <table:table-cell>
            <text:p>451488727</text:p>
          </table:table-cell>
          <table:table-cell>
            <text:p>34690069</text:p>
          </table:table-cell>
        </table:table-row>
        <table:table-row>
          <table:table-cell>
            <text:p>627875498</text:p>
          </table:table-cell>
          <table:table-cell>
            <text:p>944880108</text:p>
          </table:table-cell>
          <table:table-cell>
            <text:p>805275777</text:p>
          </table:table-cell>
          <table:table-cell>
            <text:p>49745523</text:p>
          </table:table-cell>
          <table:table-cell>
            <text:p>188448345</text:p>
          </table:table-cell>
          <table:table-cell>
            <text:p>84189575</text:p>
          </table:table-cell>
          <table:table-cell>
            <text:p>802978539</text:p>
          </table:table-cell>
        </table:table-row>
        <table:table-row>
          <table:table-cell>
            <text:p>538198721</text:p>
          </table:table-cell>
          <table:table-cell>
            <text:p>321968936</text:p>
          </table:table-cell>
          <table:table-cell>
            <text:p>459405325</text:p>
          </table:table-cell>
          <table:table-cell>
            <text:p>852968513</text:p>
          </table:table-cell>
          <table:table-cell>
            <text:p>354438929</text:p>
          </table:table-cell>
          <table:table-cell>
            <text:p>552168902</text:p>
          </table:table-cell>
          <table:table-cell>
            <text:p>777686485</text:p>
          </table:table-cell>
        </table:table-row>
        <table:table-row>
          <table:table-cell>
            <text:p>252454836</text:p>
          </table:table-cell>
          <table:table-cell>
            <text:p>245722712</text:p>
          </table:table-cell>
          <table:table-cell>
            <text:p>351884802</text:p>
          </table:table-cell>
          <table:table-cell>
            <text:p>898037289</text:p>
          </table:table-cell>
          <table:table-cell>
            <text:p>839831957</text:p>
          </table:table-cell>
          <table:table-cell>
            <text:p>667571835</text:p>
          </table:table-cell>
          <table:table-cell>
            <text:p>357390654</text:p>
          </table:table-cell>
        </table:table-row>
        <table:table-row>
          <table:table-cell>
            <text:p>371933858</text:p>
          </table:table-cell>
          <table:table-cell>
            <text:p>333292225</text:p>
          </table:table-cell>
          <table:table-cell>
            <text:p>969874905</text:p>
          </table:table-cell>
          <table:table-cell>
            <text:p>5638093</text:p>
          </table:table-cell>
          <table:table-cell>
            <text:p>228957849</text:p>
          </table:table-cell>
          <table:table-cell>
            <text:p>173866551</text:p>
          </table:table-cell>
          <table:table-cell>
            <text:p>287936663</text:p>
          </table:table-cell>
        </table:table-row>
        <table:table-row>
          <table:table-cell>
            <text:p>625733572</text:p>
          </table:table-cell>
          <table:table-cell>
            <text:p>937169738</text:p>
          </table:table-cell>
          <table:table-cell>
            <text:p>943349613</text:p>
          </table:table-cell>
          <table:table-cell>
            <text:p>155441719</text:p>
          </table:table-cell>
          <table:table-cell>
            <text:p>388929003</text:p>
          </table:table-cell>
          <table:table-cell>
            <text:p>315774911</text:p>
          </table:table-cell>
          <table:table-cell>
            <text:p>824305205</text:p>
          </table:table-cell>
        </table:table-row>
        <table:table-row>
          <table:table-cell>
            <text:p>14398207</text:p>
          </table:table-cell>
          <table:table-cell>
            <text:p>474378681</text:p>
          </table:table-cell>
          <table:table-cell>
            <text:p>696137731</text:p>
          </table:table-cell>
          <table:table-cell>
            <text:p>871033415</text:p>
          </table:table-cell>
          <table:table-cell>
            <text:p>903693743</text:p>
          </table:table-cell>
          <table:table-cell>
            <text:p>891001976</text:p>
          </table:table-cell>
          <table:table-cell>
            <text:p>895054267</text:p>
          </table:table-cell>
        </table:table-row>
        <table:table-row>
          <table:table-cell>
            <text:p>461128539</text:p>
          </table:table-cell>
          <table:table-cell>
            <text:p>364722629</text:p>
          </table:table-cell>
          <table:table-cell>
            <text:p>753726074</text:p>
          </table:table-cell>
          <table:table-cell>
            <text:p>195527171</text:p>
          </table:table-cell>
          <table:table-cell>
            <text:p>738021160</text:p>
          </table:table-cell>
          <table:table-cell>
            <text:p>252713629</text:p>
          </table:table-cell>
          <table:table-cell>
            <text:p>443568915</text:p>
          </table:table-cell>
        </table:table-row>
        <table:table-row>
          <table:table-cell>
            <text:p>83944651</text:p>
          </table:table-cell>
          <table:table-cell>
            <text:p>489391628</text:p>
          </table:table-cell>
          <table:table-cell>
            <text:p>837359350</text:p>
          </table:table-cell>
          <table:table-cell>
            <text:p>203054898</text:p>
          </table:table-cell>
          <table:table-cell>
            <text:p>277161890</text:p>
          </table:table-cell>
          <table:table-cell>
            <text:p>573568824</text:p>
          </table:table-cell>
          <table:table-cell>
            <text:p>605500322</text:p>
          </table:table-cell>
        </table:table-row>
        <table:table-row>
          <table:table-cell>
            <text:p>597892217</text:p>
          </table:table-cell>
          <table:table-cell>
            <text:p>934148001</text:p>
          </table:table-cell>
          <table:table-cell>
            <text:p>72481636</text:p>
          </table:table-cell>
          <table:table-cell>
            <text:p>269598286</text:p>
          </table:table-cell>
          <table:table-cell>
            <text:p>19600977</text:p>
          </table:table-cell>
          <table:table-cell>
            <text:p>403960308</text:p>
          </table:table-cell>
          <table:table-cell>
            <text:p>867245052</text:p>
          </table:table-cell>
        </table:table-row>
        <table:table-row>
          <table:table-cell>
            <text:p>650540421</text:p>
          </table:table-cell>
          <table:table-cell>
            <text:p>974316111</text:p>
          </table:table-cell>
          <table:table-cell>
            <text:p>24794063</text:p>
          </table:table-cell>
          <table:table-cell>
            <text:p>551058611</text:p>
          </table:table-cell>
          <table:table-cell>
            <text:p>435210448</text:p>
          </table:table-cell>
          <table:table-cell>
            <text:p>40831433</text:p>
          </table:table-cell>
          <table:table-cell>
            <text:p>614688899</text:p>
          </table:table-cell>
        </table:table-row>
        <table:table-row>
          <table:table-cell>
            <text:p>725071022</text:p>
          </table:table-cell>
          <table:table-cell>
            <text:p>653352553</text:p>
          </table:table-cell>
          <table:table-cell>
            <text:p>485642107</text:p>
          </table:table-cell>
          <table:table-cell>
            <text:p>662699994</text:p>
          </table:table-cell>
          <table:table-cell>
            <text:p>731606454</text:p>
          </table:table-cell>
          <table:table-cell>
            <text:p>270711758</text:p>
          </table:table-cell>
          <table:table-cell>
            <text:p>303074930</text:p>
          </table:table-cell>
        </table:table-row>
        <table:table-row>
          <table:table-cell>
            <text:p>955972167</text:p>
          </table:table-cell>
          <table:table-cell>
            <text:p>267789973</text:p>
          </table:table-cell>
          <table:table-cell>
            <text:p>100611670</text:p>
          </table:table-cell>
          <table:table-cell>
            <text:p>178433257</text:p>
          </table:table-cell>
          <table:table-cell>
            <text:p>788666729</text:p>
          </table:table-cell>
          <table:table-cell>
            <text:p>340526483</text:p>
          </table:table-cell>
          <table:table-cell>
            <text:p>348821966</text:p>
          </table:table-cell>
        </table:table-row>
        <table:table-row>
          <table:table-cell>
            <text:p>264509759</text:p>
          </table:table-cell>
          <table:table-cell>
            <text:p>908894151</text:p>
          </table:table-cell>
          <table:table-cell>
            <text:p>692571464</text:p>
          </table:table-cell>
          <table:table-cell>
            <text:p>329779497</text:p>
          </table:table-cell>
          <table:table-cell>
            <text:p>632324087</text:p>
          </table:table-cell>
          <table:table-cell>
            <text:p>464608882</text:p>
          </table:table-cell>
          <table:table-cell>
            <text:p>533634548</text:p>
          </table:table-cell>
        </table:table-row>
        <table:table-row>
          <table:table-cell>
            <text:p>201091231</text:p>
          </table:table-cell>
          <table:table-cell>
            <text:p>416420907</text:p>
          </table:table-cell>
          <table:table-cell>
            <text:p>584680657</text:p>
          </table:table-cell>
          <table:table-cell>
            <text:p>218076945</text:p>
          </table:table-cell>
          <table:table-cell>
            <text:p>797465669</text:p>
          </table:table-cell>
          <table:table-cell>
            <text:p>65229963</text:p>
          </table:table-cell>
          <table:table-cell>
            <text:p>219034291</text:p>
          </table:table-cell>
        </table:table-row>
        <table:table-row>
          <table:table-cell>
            <text:p>478433426</text:p>
          </table:table-cell>
          <table:table-cell>
            <text:p>731730644</text:p>
          </table:table-cell>
          <table:table-cell>
            <text:p>392753055</text:p>
          </table:table-cell>
          <table:table-cell>
            <text:p>365213791</text:p>
          </table:table-cell>
          <table:table-cell>
            <text:p>216293205</text:p>
          </table:table-cell>
          <table:table-cell>
            <text:p>577672674</text:p>
          </table:table-cell>
          <table:table-cell>
            <text:p>741383561</text:p>
          </table:table-cell>
        </table:table-row>
        <table:table-row>
          <table:table-cell>
            <text:p>433271650</text:p>
          </table:table-cell>
          <table:table-cell>
            <text:p>991448460</text:p>
          </table:table-cell>
          <table:table-cell>
            <text:p>683046147</text:p>
          </table:table-cell>
          <table:table-cell>
            <text:p>530791888</text:p>
          </table:table-cell>
          <table:table-cell>
            <text:p>117783477</text:p>
          </table:table-cell>
          <table:table-cell>
            <text:p>779990350</text:p>
          </table:table-cell>
          <table:table-cell>
            <text:p>701370718</text:p>
          </table:table-cell>
        </table:table-row>
        <table:table-row>
          <table:table-cell>
            <text:p>997632031</text:p>
          </table:table-cell>
          <table:table-cell>
            <text:p>25876883</text:p>
          </table:table-cell>
          <table:table-cell>
            <text:p>262918389</text:p>
          </table:table-cell>
          <table:table-cell>
            <text:p>562897593</text:p>
          </table:table-cell>
          <table:table-cell>
            <text:p>581356660</text:p>
          </table:table-cell>
          <table:table-cell>
            <text:p>213676209</text:p>
          </table:table-cell>
          <table:table-cell>
            <text:p>226340485</text:p>
          </table:table-cell>
        </table:table-row>
        <table:table-row>
          <table:table-cell>
            <text:p>908775808</text:p>
          </table:table-cell>
          <table:table-cell>
            <text:p>712459725</text:p>
          </table:table-cell>
          <table:table-cell>
            <text:p>916167136</text:p>
          </table:table-cell>
          <table:table-cell>
            <text:p>950952243</text:p>
          </table:table-cell>
          <table:table-cell>
            <text:p>37819310</text:p>
          </table:table-cell>
          <table:table-cell>
            <text:p>831845664</text:p>
          </table:table-cell>
          <table:table-cell>
            <text:p>631696471</text:p>
          </table:table-cell>
        </table:table-row>
        <table:table-row>
          <table:table-cell>
            <text:p>280577515</text:p>
          </table:table-cell>
          <table:table-cell>
            <text:p>887285747</text:p>
          </table:table-cell>
          <table:table-cell>
            <text:p>689932823</text:p>
          </table:table-cell>
          <table:table-cell>
            <text:p>838269027</text:p>
          </table:table-cell>
          <table:table-cell>
            <text:p>348882262</text:p>
          </table:table-cell>
          <table:table-cell>
            <text:p>371982875</text:p>
          </table:table-cell>
          <table:table-cell>
            <text:p>31502998</text:p>
          </table:table-cell>
        </table:table-row>
        <table:table-row>
          <table:table-cell>
            <text:p>260827632</text:p>
          </table:table-cell>
          <table:table-cell>
            <text:p>243557954</text:p>
          </table:table-cell>
          <table:table-cell>
            <text:p>850948248</text:p>
          </table:table-cell>
          <table:table-cell>
            <text:p>306486098</text:p>
          </table:table-cell>
          <table:table-cell>
            <text:p>32363493</text:p>
          </table:table-cell>
          <table:table-cell>
            <text:p>350625311</text:p>
          </table:table-cell>
          <table:table-cell>
            <text:p>53611269</text:p>
          </table:table-cell>
        </table:table-row>
        <table:table-row>
          <table:table-cell>
            <text:p>755370365</text:p>
          </table:table-cell>
          <table:table-cell>
            <text:p>178801589</text:p>
          </table:table-cell>
          <table:table-cell>
            <text:p>575989895</text:p>
          </table:table-cell>
          <table:table-cell>
            <text:p>292856508</text:p>
          </table:table-cell>
          <table:table-cell>
            <text:p>812999273</text:p>
          </table:table-cell>
          <table:table-cell>
            <text:p>858613370</text:p>
          </table:table-cell>
          <table:table-cell>
            <text:p>519266908</text:p>
          </table:table-cell>
        </table:table-row>
        <table:table-row>
          <table:table-cell>
            <text:p>562995722</text:p>
          </table:table-cell>
          <table:table-cell>
            <text:p>258748993</text:p>
          </table:table-cell>
          <table:table-cell>
            <text:p>397609707</text:p>
          </table:table-cell>
          <table:table-cell>
            <text:p>825293999</text:p>
          </table:table-cell>
          <table:table-cell>
            <text:p>376094525</text:p>
          </table:table-cell>
          <table:table-cell>
            <text:p>949636727</text:p>
          </table:table-cell>
          <table:table-cell>
            <text:p>650615993</text:p>
          </table:table-cell>
        </table:table-row>
        <table:table-row>
          <table:table-cell>
            <text:p>309768063</text:p>
          </table:table-cell>
          <table:table-cell>
            <text:p>2312565</text:p>
          </table:table-cell>
          <table:table-cell>
            <text:p>301028225</text:p>
          </table:table-cell>
          <table:table-cell>
            <text:p>488773981</text:p>
          </table:table-cell>
          <table:table-cell>
            <text:p>169601149</text:p>
          </table:table-cell>
          <table:table-cell>
            <text:p>826840525</text:p>
          </table:table-cell>
          <table:table-cell>
            <text:p>394006534</text:p>
          </table:table-cell>
        </table:table-row>
        <table:table-row>
          <table:table-cell>
            <text:p>967538836</text:p>
          </table:table-cell>
          <table:table-cell>
            <text:p>783645269</text:p>
          </table:table-cell>
          <table:table-cell>
            <text:p>475017912</text:p>
          </table:table-cell>
          <table:table-cell>
            <text:p>877780923</text:p>
          </table:table-cell>
          <table:table-cell>
            <text:p>240058734</text:p>
          </table:table-cell>
          <table:table-cell>
            <text:p>828078523</text:p>
          </table:table-cell>
          <table:table-cell>
            <text:p>165258620</text:p>
          </table:table-cell>
        </table:table-row>
        <table:table-row>
          <table:table-cell>
            <text:p>565452710</text:p>
          </table:table-cell>
          <table:table-cell>
            <text:p>420516869</text:p>
          </table:table-cell>
          <table:table-cell>
            <text:p>833918879</text:p>
          </table:table-cell>
          <table:table-cell>
            <text:p>648265153</text:p>
          </table:table-cell>
          <table:table-cell>
            <text:p>875902416</text:p>
          </table:table-cell>
          <table:table-cell>
            <text:p>211350792</text:p>
          </table:table-cell>
          <table:table-cell>
            <text:p>599794645</text:p>
          </table:table-cell>
        </table:table-row>
        <table:table-row>
          <table:table-cell>
            <text:p>482262270</text:p>
          </table:table-cell>
          <table:table-cell>
            <text:p>70493106</text:p>
          </table:table-cell>
          <table:table-cell>
            <text:p>138805285</text:p>
          </table:table-cell>
          <table:table-cell>
            <text:p>884118100</text:p>
          </table:table-cell>
          <table:table-cell>
            <text:p>996115469</text:p>
          </table:table-cell>
          <table:table-cell>
            <text:p>288267024</text:p>
          </table:table-cell>
          <table:table-cell>
            <text:p>700482050</text:p>
          </table:table-cell>
        </table:table-row>
        <table:table-row>
          <table:table-cell>
            <text:p>443409305</text:p>
          </table:table-cell>
          <table:table-cell>
            <text:p>134994601</text:p>
          </table:table-cell>
          <table:table-cell>
            <text:p>962836215</text:p>
          </table:table-cell>
          <table:table-cell>
            <text:p>658553670</text:p>
          </table:table-cell>
          <table:table-cell>
            <text:p>581870479</text:p>
          </table:table-cell>
          <table:table-cell>
            <text:p>648890311</text:p>
          </table:table-cell>
          <table:table-cell>
            <text:p>819899669</text:p>
          </table:table-cell>
        </table:table-row>
        <table:table-row>
          <table:table-cell>
            <text:p>418876430</text:p>
          </table:table-cell>
          <table:table-cell>
            <text:p>113350637</text:p>
          </table:table-cell>
          <table:table-cell>
            <text:p>951903676</text:p>
          </table:table-cell>
          <table:table-cell>
            <text:p>43531615</text:p>
          </table:table-cell>
          <table:table-cell>
            <text:p>315023684</text:p>
          </table:table-cell>
          <table:table-cell>
            <text:p>873987370</text:p>
          </table:table-cell>
          <table:table-cell>
            <text:p>211677634</text:p>
          </table:table-cell>
        </table:table-row>
        <table:table-row>
          <table:table-cell>
            <text:p>731270278</text:p>
          </table:table-cell>
          <table:table-cell>
            <text:p>931137603</text:p>
          </table:table-cell>
          <table:table-cell>
            <text:p>617736614</text:p>
          </table:table-cell>
          <table:table-cell>
            <text:p>243442775</text:p>
          </table:table-cell>
          <table:table-cell>
            <text:p>254530078</text:p>
          </table:table-cell>
          <table:table-cell>
            <text:p>669161741</text:p>
          </table:table-cell>
          <table:table-cell>
            <text:p>657721519</text:p>
          </table:table-cell>
        </table:table-row>
        <table:table-row>
          <table:table-cell>
            <text:p>888395488</text:p>
          </table:table-cell>
          <table:table-cell>
            <text:p>184890931</text:p>
          </table:table-cell>
          <table:table-cell>
            <text:p>404587138</text:p>
          </table:table-cell>
          <table:table-cell>
            <text:p>184534468</text:p>
          </table:table-cell>
          <table:table-cell>
            <text:p>609218982</text:p>
          </table:table-cell>
          <table:table-cell>
            <text:p>515731599</text:p>
          </table:table-cell>
          <table:table-cell>
            <text:p>552687589</text:p>
          </table:table-cell>
        </table:table-row>
        <table:table-row>
          <table:table-cell>
            <text:p>782641686</text:p>
          </table:table-cell>
          <table:table-cell>
            <text:p>265285464</text:p>
          </table:table-cell>
          <table:table-cell>
            <text:p>23404495</text:p>
          </table:table-cell>
          <table:table-cell>
            <text:p>177974208</text:p>
          </table:table-cell>
          <table:table-cell>
            <text:p>836741751</text:p>
          </table:table-cell>
          <table:table-cell>
            <text:p>840691384</text:p>
          </table:table-cell>
          <table:table-cell>
            <text:p>221239276</text:p>
          </table:table-cell>
        </table:table-row>
        <table:table-row>
          <table:table-cell>
            <text:p>743832717</text:p>
          </table:table-cell>
          <table:table-cell>
            <text:p>817020406</text:p>
          </table:table-cell>
          <table:table-cell>
            <text:p>728736822</text:p>
          </table:table-cell>
          <table:table-cell>
            <text:p>897083250</text:p>
          </table:table-cell>
          <table:table-cell>
            <text:p>738169221</text:p>
          </table:table-cell>
          <table:table-cell>
            <text:p>406713263</text:p>
          </table:table-cell>
          <table:table-cell>
            <text:p>606887375</text:p>
          </table:table-cell>
        </table:table-row>
        <table:table-row>
          <table:table-cell>
            <text:p>959221317</text:p>
          </table:table-cell>
          <table:table-cell>
            <text:p>611964522</text:p>
          </table:table-cell>
          <table:table-cell>
            <text:p>864186306</text:p>
          </table:table-cell>
          <table:table-cell>
            <text:p>334095137</text:p>
          </table:table-cell>
          <table:table-cell>
            <text:p>970514572</text:p>
          </table:table-cell>
          <table:table-cell>
            <text:p>257536180</text:p>
          </table:table-cell>
          <table:table-cell>
            <text:p>808522698</text:p>
          </table:table-cell>
        </table:table-row>
        <table:table-row>
          <table:table-cell>
            <text:p>569256154</text:p>
          </table:table-cell>
          <table:table-cell>
            <text:p>861401228</text:p>
          </table:table-cell>
          <table:table-cell>
            <text:p>355108488</text:p>
          </table:table-cell>
          <table:table-cell>
            <text:p>169759510</text:p>
          </table:table-cell>
          <table:table-cell>
            <text:p>944439051</text:p>
          </table:table-cell>
          <table:table-cell>
            <text:p>244572408</text:p>
          </table:table-cell>
          <table:table-cell>
            <text:p>238921530</text:p>
          </table:table-cell>
        </table:table-row>
        <table:table-row>
          <table:table-cell>
            <text:p>81246307</text:p>
          </table:table-cell>
          <table:table-cell>
            <text:p>972995330</text:p>
          </table:table-cell>
          <table:table-cell>
            <text:p>674321866</text:p>
          </table:table-cell>
          <table:table-cell>
            <text:p>336076214</text:p>
          </table:table-cell>
          <table:table-cell>
            <text:p>742144270</text:p>
          </table:table-cell>
          <table:table-cell>
            <text:p>729496312</text:p>
          </table:table-cell>
          <table:table-cell>
            <text:p>294188236</text:p>
          </table:table-cell>
        </table:table-row>
        <table:table-row>
          <table:table-cell>
            <text:p>735060480</text:p>
          </table:table-cell>
          <table:table-cell>
            <text:p>593202360</text:p>
          </table:table-cell>
          <table:table-cell>
            <text:p>885813093</text:p>
          </table:table-cell>
          <table:table-cell>
            <text:p>520002453</text:p>
          </table:table-cell>
          <table:table-cell>
            <text:p>916454227</text:p>
          </table:table-cell>
          <table:table-cell>
            <text:p>584714260</text:p>
          </table:table-cell>
          <table:table-cell>
            <text:p>335217609</text:p>
          </table:table-cell>
        </table:table-row>
        <table:table-row>
          <table:table-cell>
            <text:p>26672896</text:p>
          </table:table-cell>
          <table:table-cell>
            <text:p>458259042</text:p>
          </table:table-cell>
          <table:table-cell>
            <text:p>843898652</text:p>
          </table:table-cell>
          <table:table-cell>
            <text:p>515611408</text:p>
          </table:table-cell>
          <table:table-cell>
            <text:p>322559129</text:p>
          </table:table-cell>
          <table:table-cell>
            <text:p>18844410</text:p>
          </table:table-cell>
          <table:table-cell>
            <text:p>370341014</text:p>
          </table:table-cell>
        </table:table-row>
        <table:table-row>
          <table:table-cell>
            <text:p>940396870</text:p>
          </table:table-cell>
          <table:table-cell>
            <text:p>446769890</text:p>
          </table:table-cell>
          <table:table-cell>
            <text:p>130377475</text:p>
          </table:table-cell>
          <table:table-cell>
            <text:p>452212880</text:p>
          </table:table-cell>
          <table:table-cell>
            <text:p>79123778</text:p>
          </table:table-cell>
          <table:table-cell>
            <text:p>569006861</text:p>
          </table:table-cell>
          <table:table-cell>
            <text:p>740962308</text:p>
          </table:table-cell>
        </table:table-row>
        <table:table-row>
          <table:table-cell>
            <text:p>72020783</text:p>
          </table:table-cell>
          <table:table-cell>
            <text:p>843931704</text:p>
          </table:table-cell>
          <table:table-cell>
            <text:p>42340401</text:p>
          </table:table-cell>
          <table:table-cell>
            <text:p>865346158</text:p>
          </table:table-cell>
          <table:table-cell>
            <text:p>445973277</text:p>
          </table:table-cell>
          <table:table-cell>
            <text:p>515021104</text:p>
          </table:table-cell>
          <table:table-cell>
            <text:p>430614081</text:p>
          </table:table-cell>
        </table:table-row>
        <table:table-row>
          <table:table-cell>
            <text:p>6014151</text:p>
          </table:table-cell>
          <table:table-cell>
            <text:p>381036186</text:p>
          </table:table-cell>
          <table:table-cell>
            <text:p>481845701</text:p>
          </table:table-cell>
          <table:table-cell>
            <text:p>555605538</text:p>
          </table:table-cell>
          <table:table-cell>
            <text:p>965107547</text:p>
          </table:table-cell>
          <table:table-cell>
            <text:p>98581043</text:p>
          </table:table-cell>
          <table:table-cell>
            <text:p>490577665</text:p>
          </table:table-cell>
        </table:table-row>
        <table:table-row>
          <table:table-cell>
            <text:p>793141705</text:p>
          </table:table-cell>
          <table:table-cell>
            <text:p>982900239</text:p>
          </table:table-cell>
          <table:table-cell>
            <text:p>115731189</text:p>
          </table:table-cell>
          <table:table-cell>
            <text:p>481474115</text:p>
          </table:table-cell>
          <table:table-cell>
            <text:p>991304656</text:p>
          </table:table-cell>
          <table:table-cell>
            <text:p>9868919</text:p>
          </table:table-cell>
          <table:table-cell>
            <text:p>321802656</text:p>
          </table:table-cell>
        </table:table-row>
        <table:table-row>
          <table:table-cell>
            <text:p>217133982</text:p>
          </table:table-cell>
          <table:table-cell>
            <text:p>316532357</text:p>
          </table:table-cell>
          <table:table-cell>
            <text:p>763961441</text:p>
          </table:table-cell>
          <table:table-cell>
            <text:p>869015557</text:p>
          </table:table-cell>
          <table:table-cell>
            <text:p>381610355</text:p>
          </table:table-cell>
          <table:table-cell>
            <text:p>490849650</text:p>
          </table:table-cell>
          <table:table-cell>
            <text:p>327441458</text:p>
          </table:table-cell>
        </table:table-row>
        <table:table-row>
          <table:table-cell>
            <text:p>630765024</text:p>
          </table:table-cell>
          <table:table-cell>
            <text:p>641508755</text:p>
          </table:table-cell>
          <table:table-cell>
            <text:p>600934385</text:p>
          </table:table-cell>
          <table:table-cell>
            <text:p>741945798</text:p>
          </table:table-cell>
          <table:table-cell>
            <text:p>691015356</text:p>
          </table:table-cell>
          <table:table-cell>
            <text:p>447709195</text:p>
          </table:table-cell>
          <table:table-cell>
            <text:p>649701986</text:p>
          </table:table-cell>
        </table:table-row>
        <table:table-row>
          <table:table-cell>
            <text:p>974292550</text:p>
          </table:table-cell>
          <table:table-cell>
            <text:p>403917390</text:p>
          </table:table-cell>
          <table:table-cell>
            <text:p>736149544</text:p>
          </table:table-cell>
          <table:table-cell>
            <text:p>659910713</text:p>
          </table:table-cell>
          <table:table-cell>
            <text:p>546916153</text:p>
          </table:table-cell>
          <table:table-cell>
            <text:p>228794778</text:p>
          </table:table-cell>
          <table:table-cell>
            <text:p>520327934</text:p>
          </table:table-cell>
        </table:table-row>
        <table:table-row>
          <table:table-cell>
            <text:p>53026520</text:p>
          </table:table-cell>
          <table:table-cell>
            <text:p>281872740</text:p>
          </table:table-cell>
          <table:table-cell>
            <text:p>774354126</text:p>
          </table:table-cell>
          <table:table-cell>
            <text:p>256290141</text:p>
          </table:table-cell>
          <table:table-cell>
            <text:p>653397740</text:p>
          </table:table-cell>
          <table:table-cell>
            <text:p>784302577</text:p>
          </table:table-cell>
          <table:table-cell>
            <text:p>272535631</text:p>
          </table:table-cell>
        </table:table-row>
        <table:table-row>
          <table:table-cell>
            <text:p>793293983</text:p>
          </table:table-cell>
          <table:table-cell>
            <text:p>515669208</text:p>
          </table:table-cell>
          <table:table-cell>
            <text:p>511739641</text:p>
          </table:table-cell>
          <table:table-cell>
            <text:p>934474866</text:p>
          </table:table-cell>
          <table:table-cell>
            <text:p>566619006</text:p>
          </table:table-cell>
          <table:table-cell>
            <text:p>520071204</text:p>
          </table:table-cell>
          <table:table-cell>
            <text:p>465738607</text:p>
          </table:table-cell>
        </table:table-row>
        <table:table-row>
          <table:table-cell>
            <text:p>661726509</text:p>
          </table:table-cell>
          <table:table-cell>
            <text:p>149077170</text:p>
          </table:table-cell>
          <table:table-cell>
            <text:p>315074465</text:p>
          </table:table-cell>
          <table:table-cell>
            <text:p>946412276</text:p>
          </table:table-cell>
          <table:table-cell>
            <text:p>90584420</text:p>
          </table:table-cell>
          <table:table-cell>
            <text:p>482599337</text:p>
          </table:table-cell>
          <table:table-cell>
            <text:p>994354475</text:p>
          </table:table-cell>
        </table:table-row>
        <table:table-row>
          <table:table-cell>
            <text:p>726466467</text:p>
          </table:table-cell>
          <table:table-cell>
            <text:p>698451283</text:p>
          </table:table-cell>
          <table:table-cell>
            <text:p>559323078</text:p>
          </table:table-cell>
          <table:table-cell>
            <text:p>543760133</text:p>
          </table:table-cell>
          <table:table-cell>
            <text:p>924695275</text:p>
          </table:table-cell>
          <table:table-cell>
            <text:p>909324508</text:p>
          </table:table-cell>
          <table:table-cell>
            <text:p>74909926</text:p>
          </table:table-cell>
        </table:table-row>
        <table:table-row>
          <table:table-cell>
            <text:p>842423296</text:p>
          </table:table-cell>
          <table:table-cell>
            <text:p>211828336</text:p>
          </table:table-cell>
          <table:table-cell>
            <text:p>467901804</text:p>
          </table:table-cell>
          <table:table-cell>
            <text:p>839332415</text:p>
          </table:table-cell>
          <table:table-cell>
            <text:p>222778963</text:p>
          </table:table-cell>
          <table:table-cell>
            <text:p>729366704</text:p>
          </table:table-cell>
          <table:table-cell>
            <text:p>340797632</text:p>
          </table:table-cell>
        </table:table-row>
        <table:table-row>
          <table:table-cell>
            <text:p>955801189</text:p>
          </table:table-cell>
          <table:table-cell>
            <text:p>450673959</text:p>
          </table:table-cell>
          <table:table-cell>
            <text:p>243158021</text:p>
          </table:table-cell>
          <table:table-cell>
            <text:p>986879636</text:p>
          </table:table-cell>
          <table:table-cell>
            <text:p>768565377</text:p>
          </table:table-cell>
          <table:table-cell>
            <text:p>736317785</text:p>
          </table:table-cell>
          <table:table-cell>
            <text:p>641297235</text:p>
          </table:table-cell>
        </table:table-row>
        <table:table-row>
          <table:table-cell>
            <text:p>961464396</text:p>
          </table:table-cell>
          <table:table-cell>
            <text:p>563980533</text:p>
          </table:table-cell>
          <table:table-cell>
            <text:p>28260189</text:p>
          </table:table-cell>
          <table:table-cell>
            <text:p>293311251</text:p>
          </table:table-cell>
          <table:table-cell>
            <text:p>865799705</text:p>
          </table:table-cell>
          <table:table-cell>
            <text:p>457027147</text:p>
          </table:table-cell>
          <table:table-cell>
            <text:p>136213972</text:p>
          </table:table-cell>
        </table:table-row>
        <table:table-row>
          <table:table-cell>
            <text:p>879256147</text:p>
          </table:table-cell>
          <table:table-cell>
            <text:p>873806320</text:p>
          </table:table-cell>
          <table:table-cell>
            <text:p>129744565</text:p>
          </table:table-cell>
          <table:table-cell>
            <text:p>206783969</text:p>
          </table:table-cell>
          <table:table-cell>
            <text:p>496151608</text:p>
          </table:table-cell>
          <table:table-cell>
            <text:p>515221252</text:p>
          </table:table-cell>
          <table:table-cell>
            <text:p>735076068</text:p>
          </table:table-cell>
        </table:table-row>
        <table:table-row>
          <table:table-cell>
            <text:p>248946539</text:p>
          </table:table-cell>
          <table:table-cell>
            <text:p>235477617</text:p>
          </table:table-cell>
          <table:table-cell>
            <text:p>345893775</text:p>
          </table:table-cell>
          <table:table-cell>
            <text:p>618344050</text:p>
          </table:table-cell>
          <table:table-cell>
            <text:p>34518892</text:p>
          </table:table-cell>
          <table:table-cell>
            <text:p>214211667</text:p>
          </table:table-cell>
          <table:table-cell>
            <text:p>426786483</text:p>
          </table:table-cell>
        </table:table-row>
        <table:table-row>
          <table:table-cell>
            <text:p>546383543</text:p>
          </table:table-cell>
          <table:table-cell>
            <text:p>818285849</text:p>
          </table:table-cell>
          <table:table-cell>
            <text:p>485418778</text:p>
          </table:table-cell>
          <table:table-cell>
            <text:p>63021577</text:p>
          </table:table-cell>
          <table:table-cell>
            <text:p>922829095</text:p>
          </table:table-cell>
          <table:table-cell>
            <text:p>783133548</text:p>
          </table:table-cell>
          <table:table-cell>
            <text:p>490371333</text:p>
          </table:table-cell>
        </table:table-row>
        <table:table-row>
          <table:table-cell>
            <text:p>177978189</text:p>
          </table:table-cell>
          <table:table-cell>
            <text:p>412157769</text:p>
          </table:table-cell>
          <table:table-cell>
            <text:p>255311523</text:p>
          </table:table-cell>
          <table:table-cell>
            <text:p>999610238</text:p>
          </table:table-cell>
          <table:table-cell>
            <text:p>550419202</text:p>
          </table:table-cell>
          <table:table-cell>
            <text:p>438386759</text:p>
          </table:table-cell>
          <table:table-cell>
            <text:p>272528102</text:p>
          </table:table-cell>
        </table:table-row>
        <table:table-row>
          <table:table-cell>
            <text:p>243406481</text:p>
          </table:table-cell>
          <table:table-cell>
            <text:p>762391318</text:p>
          </table:table-cell>
          <table:table-cell>
            <text:p>532753634</text:p>
          </table:table-cell>
          <table:table-cell>
            <text:p>435263655</text:p>
          </table:table-cell>
          <table:table-cell>
            <text:p>951686665</text:p>
          </table:table-cell>
          <table:table-cell>
            <text:p>752880299</text:p>
          </table:table-cell>
          <table:table-cell>
            <text:p>561973464</text:p>
          </table:table-cell>
        </table:table-row>
        <table:table-row>
          <table:table-cell>
            <text:p>409354981</text:p>
          </table:table-cell>
          <table:table-cell>
            <text:p>867365131</text:p>
          </table:table-cell>
          <table:table-cell>
            <text:p>627506708</text:p>
          </table:table-cell>
          <table:table-cell>
            <text:p>869621491</text:p>
          </table:table-cell>
          <table:table-cell>
            <text:p>566771208</text:p>
          </table:table-cell>
          <table:table-cell>
            <text:p>564313381</text:p>
          </table:table-cell>
          <table:table-cell>
            <text:p>346447238</text:p>
          </table:table-cell>
        </table:table-row>
        <table:table-row>
          <table:table-cell>
            <text:p>119628419</text:p>
          </table:table-cell>
          <table:table-cell>
            <text:p>171694166</text:p>
          </table:table-cell>
          <table:table-cell>
            <text:p>966141546</text:p>
          </table:table-cell>
          <table:table-cell>
            <text:p>959167895</text:p>
          </table:table-cell>
          <table:table-cell>
            <text:p>380450125</text:p>
          </table:table-cell>
          <table:table-cell>
            <text:p>827253888</text:p>
          </table:table-cell>
          <table:table-cell>
            <text:p>754065449</text:p>
          </table:table-cell>
        </table:table-row>
        <table:table-row>
          <table:table-cell>
            <text:p>235942990</text:p>
          </table:table-cell>
          <table:table-cell>
            <text:p>312222610</text:p>
          </table:table-cell>
          <table:table-cell>
            <text:p>4291615</text:p>
          </table:table-cell>
          <table:table-cell>
            <text:p>223106711</text:p>
          </table:table-cell>
          <table:table-cell>
            <text:p>29265974</text:p>
          </table:table-cell>
          <table:table-cell>
            <text:p>678070031</text:p>
          </table:table-cell>
          <table:table-cell>
            <text:p>82015994</text:p>
          </table:table-cell>
        </table:table-row>
        <table:table-row>
          <table:table-cell>
            <text:p>738324487</text:p>
          </table:table-cell>
          <table:table-cell>
            <text:p>223420528</text:p>
          </table:table-cell>
          <table:table-cell>
            <text:p>762583112</text:p>
          </table:table-cell>
          <table:table-cell>
            <text:p>384733055</text:p>
          </table:table-cell>
          <table:table-cell>
            <text:p>630986550</text:p>
          </table:table-cell>
          <table:table-cell>
            <text:p>243830791</text:p>
          </table:table-cell>
          <table:table-cell>
            <text:p>478675890</text:p>
          </table:table-cell>
        </table:table-row>
        <table:table-row>
          <table:table-cell>
            <text:p>36483977</text:p>
          </table:table-cell>
          <table:table-cell>
            <text:p>736154493</text:p>
          </table:table-cell>
          <table:table-cell>
            <text:p>260196392</text:p>
          </table:table-cell>
          <table:table-cell>
            <text:p>424619388</text:p>
          </table:table-cell>
          <table:table-cell>
            <text:p>714042202</text:p>
          </table:table-cell>
          <table:table-cell>
            <text:p>634751827</text:p>
          </table:table-cell>
          <table:table-cell>
            <text:p>953393205</text:p>
          </table:table-cell>
        </table:table-row>
        <table:table-row>
          <table:table-cell>
            <text:p>842987213</text:p>
          </table:table-cell>
          <table:table-cell>
            <text:p>61430341</text:p>
          </table:table-cell>
          <table:table-cell>
            <text:p>762190641</text:p>
          </table:table-cell>
          <table:table-cell>
            <text:p>539073386</text:p>
          </table:table-cell>
          <table:table-cell>
            <text:p>279900198</text:p>
          </table:table-cell>
          <table:table-cell>
            <text:p>250432672</text:p>
          </table:table-cell>
          <table:table-cell>
            <text:p>816999547</text:p>
          </table:table-cell>
        </table:table-row>
        <table:table-row>
          <table:table-cell>
            <text:p>404887988</text:p>
          </table:table-cell>
          <table:table-cell>
            <text:p>228428272</text:p>
          </table:table-cell>
          <table:table-cell>
            <text:p>288294416</text:p>
          </table:table-cell>
          <table:table-cell>
            <text:p>980439197</text:p>
          </table:table-cell>
          <table:table-cell>
            <text:p>405125341</text:p>
          </table:table-cell>
          <table:table-cell>
            <text:p>116672587</text:p>
          </table:table-cell>
          <table:table-cell>
            <text:p>320743416</text:p>
          </table:table-cell>
        </table:table-row>
        <table:table-row>
          <table:table-cell>
            <text:p>90852124</text:p>
          </table:table-cell>
          <table:table-cell>
            <text:p>827877443</text:p>
          </table:table-cell>
          <table:table-cell>
            <text:p>515947865</text:p>
          </table:table-cell>
          <table:table-cell>
            <text:p>944523162</text:p>
          </table:table-cell>
          <table:table-cell>
            <text:p>837471312</text:p>
          </table:table-cell>
          <table:table-cell>
            <text:p>36204815</text:p>
          </table:table-cell>
          <table:table-cell>
            <text:p>807606354</text:p>
          </table:table-cell>
        </table:table-row>
        <table:table-row>
          <table:table-cell>
            <text:p>952182204</text:p>
          </table:table-cell>
          <table:table-cell>
            <text:p>296918229</text:p>
          </table:table-cell>
          <table:table-cell>
            <text:p>492517519</text:p>
          </table:table-cell>
          <table:table-cell>
            <text:p>900891204</text:p>
          </table:table-cell>
          <table:table-cell>
            <text:p>641658164</text:p>
          </table:table-cell>
          <table:table-cell>
            <text:p>748202211</text:p>
          </table:table-cell>
          <table:table-cell>
            <text:p>878890173</text:p>
          </table:table-cell>
        </table:table-row>
        <table:table-row>
          <table:table-cell>
            <text:p>44301876</text:p>
          </table:table-cell>
          <table:table-cell>
            <text:p>506863751</text:p>
          </table:table-cell>
          <table:table-cell>
            <text:p>74268798</text:p>
          </table:table-cell>
          <table:table-cell>
            <text:p>879356329</text:p>
          </table:table-cell>
          <table:table-cell>
            <text:p>333342329</text:p>
          </table:table-cell>
          <table:table-cell>
            <text:p>953550844</text:p>
          </table:table-cell>
          <table:table-cell>
            <text:p>280175942</text:p>
          </table:table-cell>
        </table:table-row>
        <table:table-row>
          <table:table-cell>
            <text:p>926698880</text:p>
          </table:table-cell>
          <table:table-cell>
            <text:p>401398061</text:p>
          </table:table-cell>
          <table:table-cell>
            <text:p>499763730</text:p>
          </table:table-cell>
          <table:table-cell>
            <text:p>344565127</text:p>
          </table:table-cell>
          <table:table-cell>
            <text:p>983952920</text:p>
          </table:table-cell>
          <table:table-cell>
            <text:p>601029566</text:p>
          </table:table-cell>
          <table:table-cell>
            <text:p>269762820</text:p>
          </table:table-cell>
        </table:table-row>
        <table:table-row>
          <table:table-cell>
            <text:p>144416594</text:p>
          </table:table-cell>
          <table:table-cell>
            <text:p>26484039</text:p>
          </table:table-cell>
          <table:table-cell>
            <text:p>432186908</text:p>
          </table:table-cell>
          <table:table-cell>
            <text:p>503021525</text:p>
          </table:table-cell>
          <table:table-cell>
            <text:p>34165537</text:p>
          </table:table-cell>
          <table:table-cell>
            <text:p>166893406</text:p>
          </table:table-cell>
          <table:table-cell>
            <text:p>518872491</text:p>
          </table:table-cell>
        </table:table-row>
        <table:table-row>
          <table:table-cell>
            <text:p>825024110</text:p>
          </table:table-cell>
          <table:table-cell>
            <text:p>986105152</text:p>
          </table:table-cell>
          <table:table-cell>
            <text:p>482710019</text:p>
          </table:table-cell>
          <table:table-cell>
            <text:p>393120732</text:p>
          </table:table-cell>
          <table:table-cell>
            <text:p>671474870</text:p>
          </table:table-cell>
          <table:table-cell>
            <text:p>47779551</text:p>
          </table:table-cell>
          <table:table-cell>
            <text:p>461989343</text:p>
          </table:table-cell>
        </table:table-row>
        <table:table-row>
          <table:table-cell>
            <text:p>355251855</text:p>
          </table:table-cell>
          <table:table-cell>
            <text:p>503152799</text:p>
          </table:table-cell>
          <table:table-cell>
            <text:p>648999465</text:p>
          </table:table-cell>
          <table:table-cell>
            <text:p>501505336</text:p>
          </table:table-cell>
          <table:table-cell>
            <text:p>738890057</text:p>
          </table:table-cell>
          <table:table-cell>
            <text:p>38277452</text:p>
          </table:table-cell>
          <table:table-cell>
            <text:p>829690021</text:p>
          </table:table-cell>
        </table:table-row>
        <table:table-row>
          <table:table-cell>
            <text:p>508426269</text:p>
          </table:table-cell>
          <table:table-cell>
            <text:p>769021111</text:p>
          </table:table-cell>
          <table:table-cell>
            <text:p>651674592</text:p>
          </table:table-cell>
          <table:table-cell>
            <text:p>105582922</text:p>
          </table:table-cell>
          <table:table-cell>
            <text:p>538890486</text:p>
          </table:table-cell>
          <table:table-cell>
            <text:p>535114917</text:p>
          </table:table-cell>
          <table:table-cell>
            <text:p>502514823</text:p>
          </table:table-cell>
        </table:table-row>
        <table:table-row>
          <table:table-cell>
            <text:p>390606109</text:p>
          </table:table-cell>
          <table:table-cell>
            <text:p>320999937</text:p>
          </table:table-cell>
          <table:table-cell>
            <text:p>450822706</text:p>
          </table:table-cell>
          <table:table-cell>
            <text:p>393209933</text:p>
          </table:table-cell>
          <table:table-cell>
            <text:p>197477457</text:p>
          </table:table-cell>
          <table:table-cell>
            <text:p>517663308</text:p>
          </table:table-cell>
          <table:table-cell>
            <text:p>589910299</text:p>
          </table:table-cell>
        </table:table-row>
        <table:table-row>
          <table:table-cell>
            <text:p>462742057</text:p>
          </table:table-cell>
          <table:table-cell>
            <text:p>862675521</text:p>
          </table:table-cell>
          <table:table-cell>
            <text:p>311879789</text:p>
          </table:table-cell>
          <table:table-cell>
            <text:p>738739382</text:p>
          </table:table-cell>
          <table:table-cell>
            <text:p>870635460</text:p>
          </table:table-cell>
          <table:table-cell>
            <text:p>72973129</text:p>
          </table:table-cell>
          <table:table-cell>
            <text:p>165096320</text:p>
          </table:table-cell>
        </table:table-row>
        <table:table-row>
          <table:table-cell>
            <text:p>564450578</text:p>
          </table:table-cell>
          <table:table-cell>
            <text:p>204131628</text:p>
          </table:table-cell>
          <table:table-cell>
            <text:p>805062762</text:p>
          </table:table-cell>
          <table:table-cell>
            <text:p>27397043</text:p>
          </table:table-cell>
          <table:table-cell>
            <text:p>861750903</text:p>
          </table:table-cell>
          <table:table-cell>
            <text:p>818556449</text:p>
          </table:table-cell>
          <table:table-cell>
            <text:p>794617948</text:p>
          </table:table-cell>
        </table:table-row>
        <table:table-row>
          <table:table-cell>
            <text:p>918201671</text:p>
          </table:table-cell>
          <table:table-cell>
            <text:p>610071805</text:p>
          </table:table-cell>
          <table:table-cell>
            <text:p>631222810</text:p>
          </table:table-cell>
          <table:table-cell>
            <text:p>186568344</text:p>
          </table:table-cell>
          <table:table-cell>
            <text:p>270537528</text:p>
          </table:table-cell>
          <table:table-cell>
            <text:p>332099523</text:p>
          </table:table-cell>
          <table:table-cell>
            <text:p>868408622</text:p>
          </table:table-cell>
        </table:table-row>
        <table:table-row>
          <table:table-cell>
            <text:p>790944286</text:p>
          </table:table-cell>
          <table:table-cell>
            <text:p>9944212</text:p>
          </table:table-cell>
          <table:table-cell>
            <text:p>432027609</text:p>
          </table:table-cell>
          <table:table-cell>
            <text:p>875471454</text:p>
          </table:table-cell>
          <table:table-cell>
            <text:p>829609558</text:p>
          </table:table-cell>
          <table:table-cell>
            <text:p>237170917</text:p>
          </table:table-cell>
          <table:table-cell>
            <text:p>688157688</text:p>
          </table:table-cell>
        </table:table-row>
        <table:table-row>
          <table:table-cell>
            <text:p>291540875</text:p>
          </table:table-cell>
          <table:table-cell>
            <text:p>2329718</text:p>
          </table:table-cell>
          <table:table-cell>
            <text:p>67330198</text:p>
          </table:table-cell>
          <table:table-cell>
            <text:p>218117685</text:p>
          </table:table-cell>
          <table:table-cell>
            <text:p>271802942</text:p>
          </table:table-cell>
          <table:table-cell>
            <text:p>234520016</text:p>
          </table:table-cell>
          <table:table-cell>
            <text:p>319400477</text:p>
          </table:table-cell>
        </table:table-row>
        <table:table-row>
          <table:table-cell>
            <text:p>911759912</text:p>
          </table:table-cell>
          <table:table-cell>
            <text:p>128561728</text:p>
          </table:table-cell>
          <table:table-cell>
            <text:p>144462421</text:p>
          </table:table-cell>
          <table:table-cell>
            <text:p>735274215</text:p>
          </table:table-cell>
          <table:table-cell>
            <text:p>764784159</text:p>
          </table:table-cell>
          <table:table-cell>
            <text:p>98125909</text:p>
          </table:table-cell>
          <table:table-cell>
            <text:p>129139917</text:p>
          </table:table-cell>
        </table:table-row>
        <table:table-row>
          <table:table-cell>
            <text:p>903074536</text:p>
          </table:table-cell>
          <table:table-cell>
            <text:p>276952728</text:p>
          </table:table-cell>
          <table:table-cell>
            <text:p>32719017</text:p>
          </table:table-cell>
          <table:table-cell>
            <text:p>988001605</text:p>
          </table:table-cell>
          <table:table-cell>
            <text:p>542495853</text:p>
          </table:table-cell>
          <table:table-cell>
            <text:p>95068237</text:p>
          </table:table-cell>
          <table:table-cell>
            <text:p>172773366</text:p>
          </table:table-cell>
        </table:table-row>
        <table:table-row>
          <table:table-cell>
            <text:p>328906170</text:p>
          </table:table-cell>
          <table:table-cell>
            <text:p>238634686</text:p>
          </table:table-cell>
          <table:table-cell>
            <text:p>865737412</text:p>
          </table:table-cell>
          <table:table-cell>
            <text:p>700154218</text:p>
          </table:table-cell>
          <table:table-cell>
            <text:p>161201322</text:p>
          </table:table-cell>
          <table:table-cell>
            <text:p>510009311</text:p>
          </table:table-cell>
          <table:table-cell>
            <text:p>57202105</text:p>
          </table:table-cell>
        </table:table-row>
        <table:table-row>
          <table:table-cell>
            <text:p>660946958</text:p>
          </table:table-cell>
          <table:table-cell>
            <text:p>177842031</text:p>
          </table:table-cell>
          <table:table-cell>
            <text:p>935874230</text:p>
          </table:table-cell>
          <table:table-cell>
            <text:p>502203637</text:p>
          </table:table-cell>
          <table:table-cell>
            <text:p>700806569</text:p>
          </table:table-cell>
          <table:table-cell>
            <text:p>933101604</text:p>
          </table:table-cell>
          <table:table-cell>
            <text:p>744728542</text:p>
          </table:table-cell>
        </table:table-row>
        <table:table-row>
          <table:table-cell>
            <text:p>757367428</text:p>
          </table:table-cell>
          <table:table-cell>
            <text:p>673618299</text:p>
          </table:table-cell>
          <table:table-cell>
            <text:p>99144031</text:p>
          </table:table-cell>
          <table:table-cell>
            <text:p>461222734</text:p>
          </table:table-cell>
          <table:table-cell>
            <text:p>294048348</text:p>
          </table:table-cell>
          <table:table-cell>
            <text:p>55157651</text:p>
          </table:table-cell>
          <table:table-cell>
            <text:p>164015409</text:p>
          </table:table-cell>
        </table:table-row>
        <table:table-row>
          <table:table-cell>
            <text:p>697011919</text:p>
          </table:table-cell>
          <table:table-cell>
            <text:p>539243278</text:p>
          </table:table-cell>
          <table:table-cell>
            <text:p>312053171</text:p>
          </table:table-cell>
          <table:table-cell>
            <text:p>212364743</text:p>
          </table:table-cell>
          <table:table-cell>
            <text:p>500954515</text:p>
          </table:table-cell>
          <table:table-cell>
            <text:p>680149017</text:p>
          </table:table-cell>
          <table:table-cell>
            <text:p>545224170</text:p>
          </table:table-cell>
        </table:table-row>
        <table:table-row>
          <table:table-cell>
            <text:p>732005354</text:p>
          </table:table-cell>
          <table:table-cell>
            <text:p>652762502</text:p>
          </table:table-cell>
          <table:table-cell>
            <text:p>751669013</text:p>
          </table:table-cell>
          <table:table-cell>
            <text:p>301685174</text:p>
          </table:table-cell>
          <table:table-cell>
            <text:p>609521377</text:p>
          </table:table-cell>
          <table:table-cell>
            <text:p>755947410</text:p>
          </table:table-cell>
          <table:table-cell>
            <text:p>935646073</text:p>
          </table:table-cell>
        </table:table-row>
        <table:table-row>
          <table:table-cell>
            <text:p>626827279</text:p>
          </table:table-cell>
          <table:table-cell>
            <text:p>858433122</text:p>
          </table:table-cell>
          <table:table-cell>
            <text:p>558403970</text:p>
          </table:table-cell>
          <table:table-cell>
            <text:p>913643963</text:p>
          </table:table-cell>
          <table:table-cell>
            <text:p>936534864</text:p>
          </table:table-cell>
          <table:table-cell>
            <text:p>266372677</text:p>
          </table:table-cell>
          <table:table-cell>
            <text:p>58243689</text:p>
          </table:table-cell>
        </table:table-row>
        <table:table-row>
          <table:table-cell>
            <text:p>64907862</text:p>
          </table:table-cell>
          <table:table-cell>
            <text:p>342623839</text:p>
          </table:table-cell>
          <table:table-cell>
            <text:p>702202121</text:p>
          </table:table-cell>
          <table:table-cell>
            <text:p>626354435</text:p>
          </table:table-cell>
          <table:table-cell>
            <text:p>670776880</text:p>
          </table:table-cell>
          <table:table-cell>
            <text:p>722020029</text:p>
          </table:table-cell>
          <table:table-cell>
            <text:p>127927218</text:p>
          </table:table-cell>
        </table:table-row>
        <table:table-row>
          <table:table-cell>
            <text:p>978122527</text:p>
          </table:table-cell>
          <table:table-cell>
            <text:p>312889031</text:p>
          </table:table-cell>
          <table:table-cell>
            <text:p>890014619</text:p>
          </table:table-cell>
          <table:table-cell>
            <text:p>220018686</text:p>
          </table:table-cell>
          <table:table-cell>
            <text:p>61500632</text:p>
          </table:table-cell>
          <table:table-cell>
            <text:p>51034972</text:p>
          </table:table-cell>
          <table:table-cell>
            <text:p>881677413</text:p>
          </table:table-cell>
        </table:table-row>
        <table:table-row>
          <table:table-cell>
            <text:p>980423172</text:p>
          </table:table-cell>
          <table:table-cell>
            <text:p>584599894</text:p>
          </table:table-cell>
          <table:table-cell>
            <text:p>595439254</text:p>
          </table:table-cell>
          <table:table-cell>
            <text:p>487699653</text:p>
          </table:table-cell>
          <table:table-cell>
            <text:p>447606503</text:p>
          </table:table-cell>
          <table:table-cell>
            <text:p>657540161</text:p>
          </table:table-cell>
          <table:table-cell>
            <text:p>982964329</text:p>
          </table:table-cell>
        </table:table-row>
        <table:table-row>
          <table:table-cell>
            <text:p>505426113</text:p>
          </table:table-cell>
          <table:table-cell>
            <text:p>84157802</text:p>
          </table:table-cell>
          <table:table-cell>
            <text:p>951254709</text:p>
          </table:table-cell>
          <table:table-cell>
            <text:p>226304590</text:p>
          </table:table-cell>
          <table:table-cell>
            <text:p>528761197</text:p>
          </table:table-cell>
          <table:table-cell>
            <text:p>237233250</text:p>
          </table:table-cell>
          <table:table-cell>
            <text:p>994953934</text:p>
          </table:table-cell>
        </table:table-row>
        <table:table-row>
          <table:table-cell>
            <text:p>194103793</text:p>
          </table:table-cell>
          <table:table-cell>
            <text:p>566909495</text:p>
          </table:table-cell>
          <table:table-cell>
            <text:p>761892849</text:p>
          </table:table-cell>
          <table:table-cell>
            <text:p>70815197</text:p>
          </table:table-cell>
          <table:table-cell>
            <text:p>364717469</text:p>
          </table:table-cell>
          <table:table-cell>
            <text:p>679422578</text:p>
          </table:table-cell>
          <table:table-cell>
            <text:p>508719157</text:p>
          </table:table-cell>
        </table:table-row>
        <table:table-row>
          <table:table-cell>
            <text:p>809820992</text:p>
          </table:table-cell>
          <table:table-cell>
            <text:p>37785410</text:p>
          </table:table-cell>
          <table:table-cell>
            <text:p>854372512</text:p>
          </table:table-cell>
          <table:table-cell>
            <text:p>694463883</text:p>
          </table:table-cell>
          <table:table-cell>
            <text:p>454281385</text:p>
          </table:table-cell>
          <table:table-cell>
            <text:p>696142587</text:p>
          </table:table-cell>
          <table:table-cell>
            <text:p>101849917</text:p>
          </table:table-cell>
        </table:table-row>
        <table:table-row>
          <table:table-cell>
            <text:p>705445317</text:p>
          </table:table-cell>
          <table:table-cell>
            <text:p>971114340</text:p>
          </table:table-cell>
          <table:table-cell>
            <text:p>242400708</text:p>
          </table:table-cell>
          <table:table-cell>
            <text:p>565763016</text:p>
          </table:table-cell>
          <table:table-cell>
            <text:p>367576589</text:p>
          </table:table-cell>
          <table:table-cell>
            <text:p>855535202</text:p>
          </table:table-cell>
          <table:table-cell>
            <text:p>579961831</text:p>
          </table:table-cell>
        </table:table-row>
        <table:table-row>
          <table:table-cell>
            <text:p>645949452</text:p>
          </table:table-cell>
          <table:table-cell>
            <text:p>460930687</text:p>
          </table:table-cell>
          <table:table-cell>
            <text:p>355747590</text:p>
          </table:table-cell>
          <table:table-cell>
            <text:p>670733165</text:p>
          </table:table-cell>
          <table:table-cell>
            <text:p>56084007</text:p>
          </table:table-cell>
          <table:table-cell>
            <text:p>268040180</text:p>
          </table:table-cell>
          <table:table-cell>
            <text:p>124021885</text:p>
          </table:table-cell>
        </table:table-row>
        <table:table-row>
          <table:table-cell>
            <text:p>980655486</text:p>
          </table:table-cell>
          <table:table-cell>
            <text:p>532780775</text:p>
          </table:table-cell>
          <table:table-cell>
            <text:p>563967928</text:p>
          </table:table-cell>
          <table:table-cell>
            <text:p>327011630</text:p>
          </table:table-cell>
          <table:table-cell>
            <text:p>767514362</text:p>
          </table:table-cell>
          <table:table-cell>
            <text:p>324404931</text:p>
          </table:table-cell>
          <table:table-cell>
            <text:p>865871321</text:p>
          </table:table-cell>
        </table:table-row>
        <table:table-row>
          <table:table-cell>
            <text:p>630209808</text:p>
          </table:table-cell>
          <table:table-cell>
            <text:p>92691602</text:p>
          </table:table-cell>
          <table:table-cell>
            <text:p>813810248</text:p>
          </table:table-cell>
          <table:table-cell>
            <text:p>23887167</text:p>
          </table:table-cell>
          <table:table-cell>
            <text:p>653031245</text:p>
          </table:table-cell>
          <table:table-cell>
            <text:p>614424183</text:p>
          </table:table-cell>
          <table:table-cell>
            <text:p>700698277</text:p>
          </table:table-cell>
        </table:table-row>
        <table:table-row>
          <table:table-cell>
            <text:p>277953661</text:p>
          </table:table-cell>
          <table:table-cell>
            <text:p>705288157</text:p>
          </table:table-cell>
          <table:table-cell>
            <text:p>201628000</text:p>
          </table:table-cell>
          <table:table-cell>
            <text:p>882017853</text:p>
          </table:table-cell>
          <table:table-cell>
            <text:p>232291972</text:p>
          </table:table-cell>
          <table:table-cell>
            <text:p>678685430</text:p>
          </table:table-cell>
          <table:table-cell>
            <text:p>6472339</text:p>
          </table:table-cell>
        </table:table-row>
        <table:table-row>
          <table:table-cell>
            <text:p>321899138</text:p>
          </table:table-cell>
          <table:table-cell>
            <text:p>303443255</text:p>
          </table:table-cell>
          <table:table-cell>
            <text:p>299213689</text:p>
          </table:table-cell>
          <table:table-cell>
            <text:p>397251487</text:p>
          </table:table-cell>
          <table:table-cell>
            <text:p>50942840</text:p>
          </table:table-cell>
          <table:table-cell>
            <text:p>299239943</text:p>
          </table:table-cell>
          <table:table-cell>
            <text:p>594873289</text:p>
          </table:table-cell>
        </table:table-row>
        <table:table-row>
          <table:table-cell>
            <text:p>488334546</text:p>
          </table:table-cell>
          <table:table-cell>
            <text:p>371081473</text:p>
          </table:table-cell>
          <table:table-cell>
            <text:p>2603752</text:p>
          </table:table-cell>
          <table:table-cell>
            <text:p>477102677</text:p>
          </table:table-cell>
          <table:table-cell>
            <text:p>295385250</text:p>
          </table:table-cell>
          <table:table-cell>
            <text:p>743107228</text:p>
          </table:table-cell>
          <table:table-cell>
            <text:p>996444192</text:p>
          </table:table-cell>
        </table:table-row>
        <table:table-row>
          <table:table-cell>
            <text:p>48455360</text:p>
          </table:table-cell>
          <table:table-cell>
            <text:p>864270842</text:p>
          </table:table-cell>
          <table:table-cell>
            <text:p>720371766</text:p>
          </table:table-cell>
          <table:table-cell>
            <text:p>583278027</text:p>
          </table:table-cell>
          <table:table-cell>
            <text:p>566204654</text:p>
          </table:table-cell>
          <table:table-cell>
            <text:p>52878282</text:p>
          </table:table-cell>
          <table:table-cell>
            <text:p>641754198</text:p>
          </table:table-cell>
        </table:table-row>
        <table:table-row>
          <table:table-cell>
            <text:p>394324546</text:p>
          </table:table-cell>
          <table:table-cell>
            <text:p>883605718</text:p>
          </table:table-cell>
          <table:table-cell>
            <text:p>62605165</text:p>
          </table:table-cell>
          <table:table-cell>
            <text:p>697643855</text:p>
          </table:table-cell>
          <table:table-cell>
            <text:p>948550078</text:p>
          </table:table-cell>
          <table:table-cell>
            <text:p>542058505</text:p>
          </table:table-cell>
          <table:table-cell>
            <text:p>337928666</text:p>
          </table:table-cell>
        </table:table-row>
        <table:table-row>
          <table:table-cell>
            <text:p>667069330</text:p>
          </table:table-cell>
          <table:table-cell>
            <text:p>398535755</text:p>
          </table:table-cell>
          <table:table-cell>
            <text:p>691483350</text:p>
          </table:table-cell>
          <table:table-cell>
            <text:p>419811319</text:p>
          </table:table-cell>
          <table:table-cell>
            <text:p>459738170</text:p>
          </table:table-cell>
          <table:table-cell>
            <text:p>331840136</text:p>
          </table:table-cell>
          <table:table-cell>
            <text:p>443121400</text:p>
          </table:table-cell>
        </table:table-row>
        <table:table-row>
          <table:table-cell>
            <text:p>74079955</text:p>
          </table:table-cell>
          <table:table-cell>
            <text:p>38171429</text:p>
          </table:table-cell>
          <table:table-cell>
            <text:p>339749236</text:p>
          </table:table-cell>
          <table:table-cell>
            <text:p>769476197</text:p>
          </table:table-cell>
          <table:table-cell>
            <text:p>95179836</text:p>
          </table:table-cell>
          <table:table-cell>
            <text:p>106668006</text:p>
          </table:table-cell>
          <table:table-cell>
            <text:p>690658022</text:p>
          </table:table-cell>
        </table:table-row>
        <table:table-row>
          <table:table-cell>
            <text:p>263540069</text:p>
          </table:table-cell>
          <table:table-cell>
            <text:p>958774196</text:p>
          </table:table-cell>
          <table:table-cell>
            <text:p>610255254</text:p>
          </table:table-cell>
          <table:table-cell>
            <text:p>538367605</text:p>
          </table:table-cell>
          <table:table-cell>
            <text:p>631783000</text:p>
          </table:table-cell>
          <table:table-cell>
            <text:p>337661136</text:p>
          </table:table-cell>
          <table:table-cell>
            <text:p>891261409</text:p>
          </table:table-cell>
        </table:table-row>
        <table:table-row>
          <table:table-cell>
            <text:p>234197856</text:p>
          </table:table-cell>
          <table:table-cell>
            <text:p>4875854</text:p>
          </table:table-cell>
          <table:table-cell>
            <text:p>35666819</text:p>
          </table:table-cell>
          <table:table-cell>
            <text:p>916953422</text:p>
          </table:table-cell>
          <table:table-cell>
            <text:p>744397653</text:p>
          </table:table-cell>
          <table:table-cell>
            <text:p>76713119</text:p>
          </table:table-cell>
          <table:table-cell>
            <text:p>499761322</text:p>
          </table:table-cell>
        </table:table-row>
        <table:table-row>
          <table:table-cell>
            <text:p>124609841</text:p>
          </table:table-cell>
          <table:table-cell>
            <text:p>224239080</text:p>
          </table:table-cell>
          <table:table-cell>
            <text:p>69477067</text:p>
          </table:table-cell>
          <table:table-cell>
            <text:p>288481141</text:p>
          </table:table-cell>
          <table:table-cell>
            <text:p>169095026</text:p>
          </table:table-cell>
          <table:table-cell>
            <text:p>732462461</text:p>
          </table:table-cell>
          <table:table-cell>
            <text:p>950761116</text:p>
          </table:table-cell>
        </table:table-row>
        <table:table-row>
          <table:table-cell>
            <text:p>85799749</text:p>
          </table:table-cell>
          <table:table-cell>
            <text:p>922919851</text:p>
          </table:table-cell>
          <table:table-cell>
            <text:p>475316115</text:p>
          </table:table-cell>
          <table:table-cell>
            <text:p>655420978</text:p>
          </table:table-cell>
          <table:table-cell>
            <text:p>803694060</text:p>
          </table:table-cell>
          <table:table-cell>
            <text:p>946480149</text:p>
          </table:table-cell>
          <table:table-cell>
            <text:p>522470617</text:p>
          </table:table-cell>
        </table:table-row>
        <table:table-row>
          <table:table-cell>
            <text:p>521674879</text:p>
          </table:table-cell>
          <table:table-cell>
            <text:p>45485056</text:p>
          </table:table-cell>
          <table:table-cell>
            <text:p>861181084</text:p>
          </table:table-cell>
          <table:table-cell>
            <text:p>222263488</text:p>
          </table:table-cell>
          <table:table-cell>
            <text:p>898602496</text:p>
          </table:table-cell>
          <table:table-cell>
            <text:p>233664406</text:p>
          </table:table-cell>
          <table:table-cell>
            <text:p>806526920</text:p>
          </table:table-cell>
        </table:table-row>
        <table:table-row>
          <table:table-cell>
            <text:p>755097398</text:p>
          </table:table-cell>
          <table:table-cell>
            <text:p>833238421</text:p>
          </table:table-cell>
          <table:table-cell>
            <text:p>315721230</text:p>
          </table:table-cell>
          <table:table-cell>
            <text:p>818632708</text:p>
          </table:table-cell>
          <table:table-cell>
            <text:p>372691063</text:p>
          </table:table-cell>
          <table:table-cell>
            <text:p>485065617</text:p>
          </table:table-cell>
          <table:table-cell>
            <text:p>605800477</text:p>
          </table:table-cell>
        </table:table-row>
        <table:table-row>
          <table:table-cell>
            <text:p>818489691</text:p>
          </table:table-cell>
          <table:table-cell>
            <text:p>438135287</text:p>
          </table:table-cell>
          <table:table-cell>
            <text:p>496963174</text:p>
          </table:table-cell>
          <table:table-cell>
            <text:p>736558029</text:p>
          </table:table-cell>
          <table:table-cell>
            <text:p>67211773</text:p>
          </table:table-cell>
          <table:table-cell>
            <text:p>845545405</text:p>
          </table:table-cell>
          <table:table-cell>
            <text:p>646438877</text:p>
          </table:table-cell>
        </table:table-row>
        <table:table-row>
          <table:table-cell>
            <text:p>650667283</text:p>
          </table:table-cell>
          <table:table-cell>
            <text:p>2684879</text:p>
          </table:table-cell>
          <table:table-cell>
            <text:p>513001208</text:p>
          </table:table-cell>
          <table:table-cell>
            <text:p>87072220</text:p>
          </table:table-cell>
          <table:table-cell>
            <text:p>141627003</text:p>
          </table:table-cell>
          <table:table-cell>
            <text:p>178465627</text:p>
          </table:table-cell>
          <table:table-cell>
            <text:p>286314976</text:p>
          </table:table-cell>
        </table:table-row>
        <table:table-row>
          <table:table-cell>
            <text:p>374622187</text:p>
          </table:table-cell>
          <table:table-cell>
            <text:p>792656988</text:p>
          </table:table-cell>
          <table:table-cell>
            <text:p>546157010</text:p>
          </table:table-cell>
          <table:table-cell>
            <text:p>589317200</text:p>
          </table:table-cell>
          <table:table-cell>
            <text:p>595928307</text:p>
          </table:table-cell>
          <table:table-cell>
            <text:p>369058721</text:p>
          </table:table-cell>
          <table:table-cell>
            <text:p>22217112</text:p>
          </table:table-cell>
        </table:table-row>
        <table:table-row>
          <table:table-cell>
            <text:p>446908962</text:p>
          </table:table-cell>
          <table:table-cell>
            <text:p>868328137</text:p>
          </table:table-cell>
          <table:table-cell>
            <text:p>817052045</text:p>
          </table:table-cell>
          <table:table-cell>
            <text:p>386780538</text:p>
          </table:table-cell>
          <table:table-cell>
            <text:p>348843712</text:p>
          </table:table-cell>
          <table:table-cell>
            <text:p>907610302</text:p>
          </table:table-cell>
          <table:table-cell>
            <text:p>723084118</text:p>
          </table:table-cell>
        </table:table-row>
        <table:table-row>
          <table:table-cell>
            <text:p>309990441</text:p>
          </table:table-cell>
          <table:table-cell>
            <text:p>686842210</text:p>
          </table:table-cell>
          <table:table-cell>
            <text:p>322253947</text:p>
          </table:table-cell>
          <table:table-cell>
            <text:p>255469396</text:p>
          </table:table-cell>
          <table:table-cell>
            <text:p>704306125</text:p>
          </table:table-cell>
          <table:table-cell>
            <text:p>574738567</text:p>
          </table:table-cell>
          <table:table-cell>
            <text:p>793496609</text:p>
          </table:table-cell>
        </table:table-row>
        <table:table-row>
          <table:table-cell>
            <text:p>179690412</text:p>
          </table:table-cell>
          <table:table-cell>
            <text:p>42127147</text:p>
          </table:table-cell>
          <table:table-cell>
            <text:p>530221691</text:p>
          </table:table-cell>
          <table:table-cell>
            <text:p>709854406</text:p>
          </table:table-cell>
          <table:table-cell>
            <text:p>548262303</text:p>
          </table:table-cell>
          <table:table-cell>
            <text:p>517484073</text:p>
          </table:table-cell>
          <table:table-cell>
            <text:p>763561327</text:p>
          </table:table-cell>
        </table:table-row>
        <table:table-row>
          <table:table-cell>
            <text:p>275273182</text:p>
          </table:table-cell>
          <table:table-cell>
            <text:p>660292218</text:p>
          </table:table-cell>
          <table:table-cell>
            <text:p>561771063</text:p>
          </table:table-cell>
          <table:table-cell>
            <text:p>239460016</text:p>
          </table:table-cell>
          <table:table-cell>
            <text:p>639197170</text:p>
          </table:table-cell>
          <table:table-cell>
            <text:p>910319622</text:p>
          </table:table-cell>
          <table:table-cell>
            <text:p>421511835</text:p>
          </table:table-cell>
        </table:table-row>
        <table:table-row>
          <table:table-cell>
            <text:p>877725082</text:p>
          </table:table-cell>
          <table:table-cell>
            <text:p>899630460</text:p>
          </table:table-cell>
          <table:table-cell>
            <text:p>803298242</text:p>
          </table:table-cell>
          <table:table-cell>
            <text:p>490311198</text:p>
          </table:table-cell>
          <table:table-cell>
            <text:p>128458878</text:p>
          </table:table-cell>
          <table:table-cell>
            <text:p>934042915</text:p>
          </table:table-cell>
          <table:table-cell>
            <text:p>692485941</text:p>
          </table:table-cell>
        </table:table-row>
        <table:table-row>
          <table:table-cell>
            <text:p>215491786</text:p>
          </table:table-cell>
          <table:table-cell>
            <text:p>868432429</text:p>
          </table:table-cell>
          <table:table-cell>
            <text:p>144307330</text:p>
          </table:table-cell>
          <table:table-cell>
            <text:p>509158118</text:p>
          </table:table-cell>
          <table:table-cell>
            <text:p>327440505</text:p>
          </table:table-cell>
          <table:table-cell>
            <text:p>317093626</text:p>
          </table:table-cell>
          <table:table-cell>
            <text:p>231133303</text:p>
          </table:table-cell>
        </table:table-row>
        <table:table-row>
          <table:table-cell>
            <text:p>569826382</text:p>
          </table:table-cell>
          <table:table-cell>
            <text:p>387424373</text:p>
          </table:table-cell>
          <table:table-cell>
            <text:p>171483423</text:p>
          </table:table-cell>
          <table:table-cell>
            <text:p>947595144</text:p>
          </table:table-cell>
          <table:table-cell>
            <text:p>164896534</text:p>
          </table:table-cell>
          <table:table-cell>
            <text:p>610773732</text:p>
          </table:table-cell>
          <table:table-cell>
            <text:p>93029948</text:p>
          </table:table-cell>
        </table:table-row>
        <table:table-row>
          <table:table-cell>
            <text:p>172226838</text:p>
          </table:table-cell>
          <table:table-cell>
            <text:p>342681413</text:p>
          </table:table-cell>
          <table:table-cell>
            <text:p>861112606</text:p>
          </table:table-cell>
          <table:table-cell>
            <text:p>127432718</text:p>
          </table:table-cell>
          <table:table-cell>
            <text:p>466390661</text:p>
          </table:table-cell>
          <table:table-cell>
            <text:p>930454535</text:p>
          </table:table-cell>
          <table:table-cell>
            <text:p>252380433</text:p>
          </table:table-cell>
        </table:table-row>
        <table:table-row>
          <table:table-cell>
            <text:p>892143183</text:p>
          </table:table-cell>
          <table:table-cell>
            <text:p>348692221</text:p>
          </table:table-cell>
          <table:table-cell>
            <text:p>829770768</text:p>
          </table:table-cell>
          <table:table-cell>
            <text:p>627010620</text:p>
          </table:table-cell>
          <table:table-cell>
            <text:p>126555027</text:p>
          </table:table-cell>
          <table:table-cell>
            <text:p>912907745</text:p>
          </table:table-cell>
          <table:table-cell>
            <text:p>821725793</text:p>
          </table:table-cell>
        </table:table-row>
        <table:table-row>
          <table:table-cell>
            <text:p>104440843</text:p>
          </table:table-cell>
          <table:table-cell>
            <text:p>617926319</text:p>
          </table:table-cell>
          <table:table-cell>
            <text:p>895273373</text:p>
          </table:table-cell>
          <table:table-cell>
            <text:p>25116831</text:p>
          </table:table-cell>
          <table:table-cell>
            <text:p>639155067</text:p>
          </table:table-cell>
          <table:table-cell>
            <text:p>217611042</text:p>
          </table:table-cell>
          <table:table-cell>
            <text:p>793731472</text:p>
          </table:table-cell>
        </table:table-row>
        <table:table-row>
          <table:table-cell>
            <text:p>785111279</text:p>
          </table:table-cell>
          <table:table-cell>
            <text:p>908798692</text:p>
          </table:table-cell>
          <table:table-cell>
            <text:p>965938195</text:p>
          </table:table-cell>
          <table:table-cell>
            <text:p>608720082</text:p>
          </table:table-cell>
          <table:table-cell>
            <text:p>108939458</text:p>
          </table:table-cell>
          <table:table-cell>
            <text:p>915901162</text:p>
          </table:table-cell>
          <table:table-cell>
            <text:p>628453141</text:p>
          </table:table-cell>
        </table:table-row>
        <table:table-row>
          <table:table-cell>
            <text:p>469971395</text:p>
          </table:table-cell>
          <table:table-cell>
            <text:p>978659347</text:p>
          </table:table-cell>
          <table:table-cell>
            <text:p>787934571</text:p>
          </table:table-cell>
          <table:table-cell>
            <text:p>788633142</text:p>
          </table:table-cell>
          <table:table-cell>
            <text:p>629857119</text:p>
          </table:table-cell>
          <table:table-cell>
            <text:p>849069193</text:p>
          </table:table-cell>
          <table:table-cell>
            <text:p>188545303</text:p>
          </table:table-cell>
        </table:table-row>
        <table:table-row>
          <table:table-cell>
            <text:p>545574449</text:p>
          </table:table-cell>
          <table:table-cell>
            <text:p>148410098</text:p>
          </table:table-cell>
          <table:table-cell>
            <text:p>317258857</text:p>
          </table:table-cell>
          <table:table-cell>
            <text:p>768589513</text:p>
          </table:table-cell>
          <table:table-cell>
            <text:p>480976040</text:p>
          </table:table-cell>
          <table:table-cell>
            <text:p>552882281</text:p>
          </table:table-cell>
          <table:table-cell>
            <text:p>917822510</text:p>
          </table:table-cell>
        </table:table-row>
        <table:table-row>
          <table:table-cell>
            <text:p>286635827</text:p>
          </table:table-cell>
          <table:table-cell>
            <text:p>870415176</text:p>
          </table:table-cell>
          <table:table-cell>
            <text:p>101087856</text:p>
          </table:table-cell>
          <table:table-cell>
            <text:p>320657934</text:p>
          </table:table-cell>
          <table:table-cell>
            <text:p>733094549</text:p>
          </table:table-cell>
          <table:table-cell>
            <text:p>21238659</text:p>
          </table:table-cell>
          <table:table-cell>
            <text:p>468251878</text:p>
          </table:table-cell>
        </table:table-row>
        <table:table-row>
          <table:table-cell>
            <text:p>436179686</text:p>
          </table:table-cell>
          <table:table-cell>
            <text:p>953749169</text:p>
          </table:table-cell>
          <table:table-cell>
            <text:p>360948576</text:p>
          </table:table-cell>
          <table:table-cell>
            <text:p>220551509</text:p>
          </table:table-cell>
          <table:table-cell>
            <text:p>979385037</text:p>
          </table:table-cell>
          <table:table-cell>
            <text:p>834927958</text:p>
          </table:table-cell>
          <table:table-cell>
            <text:p>378159701</text:p>
          </table:table-cell>
        </table:table-row>
        <table:table-row>
          <table:table-cell>
            <text:p>12420181</text:p>
          </table:table-cell>
          <table:table-cell>
            <text:p>382314875</text:p>
          </table:table-cell>
          <table:table-cell>
            <text:p>191266580</text:p>
          </table:table-cell>
          <table:table-cell>
            <text:p>587278113</text:p>
          </table:table-cell>
          <table:table-cell>
            <text:p>532848146</text:p>
          </table:table-cell>
          <table:table-cell>
            <text:p>683719117</text:p>
          </table:table-cell>
          <table:table-cell>
            <text:p>693272845</text:p>
          </table:table-cell>
        </table:table-row>
        <table:table-row>
          <table:table-cell>
            <text:p>398242770</text:p>
          </table:table-cell>
          <table:table-cell>
            <text:p>220137714</text:p>
          </table:table-cell>
          <table:table-cell>
            <text:p>8270145</text:p>
          </table:table-cell>
          <table:table-cell>
            <text:p>758876673</text:p>
          </table:table-cell>
          <table:table-cell>
            <text:p>302497245</text:p>
          </table:table-cell>
          <table:table-cell>
            <text:p>114986286</text:p>
          </table:table-cell>
          <table:table-cell>
            <text:p>320732790</text:p>
          </table:table-cell>
        </table:table-row>
        <table:table-row>
          <table:table-cell>
            <text:p>549872647</text:p>
          </table:table-cell>
          <table:table-cell>
            <text:p>139347175</text:p>
          </table:table-cell>
          <table:table-cell>
            <text:p>105678020</text:p>
          </table:table-cell>
          <table:table-cell>
            <text:p>266781643</text:p>
          </table:table-cell>
          <table:table-cell>
            <text:p>531842354</text:p>
          </table:table-cell>
          <table:table-cell>
            <text:p>980771290</text:p>
          </table:table-cell>
          <table:table-cell>
            <text:p>415178596</text:p>
          </table:table-cell>
        </table:table-row>
        <table:table-row>
          <table:table-cell>
            <text:p>146847581</text:p>
          </table:table-cell>
          <table:table-cell>
            <text:p>543889298</text:p>
          </table:table-cell>
          <table:table-cell>
            <text:p>713825993</text:p>
          </table:table-cell>
          <table:table-cell>
            <text:p>813058881</text:p>
          </table:table-cell>
          <table:table-cell>
            <text:p>157696243</text:p>
          </table:table-cell>
          <table:table-cell>
            <text:p>872057297</text:p>
          </table:table-cell>
          <table:table-cell>
            <text:p>595406104</text:p>
          </table:table-cell>
        </table:table-row>
        <table:table-row>
          <table:table-cell>
            <text:p>416112028</text:p>
          </table:table-cell>
          <table:table-cell>
            <text:p>85541471</text:p>
          </table:table-cell>
          <table:table-cell>
            <text:p>73178231</text:p>
          </table:table-cell>
          <table:table-cell>
            <text:p>824505377</text:p>
          </table:table-cell>
          <table:table-cell>
            <text:p>797934213</text:p>
          </table:table-cell>
          <table:table-cell>
            <text:p>70195995</text:p>
          </table:table-cell>
          <table:table-cell>
            <text:p>213111953</text:p>
          </table:table-cell>
        </table:table-row>
        <table:table-row>
          <table:table-cell>
            <text:p>910841546</text:p>
          </table:table-cell>
          <table:table-cell>
            <text:p>86932163</text:p>
          </table:table-cell>
          <table:table-cell>
            <text:p>577374060</text:p>
          </table:table-cell>
          <table:table-cell>
            <text:p>760636998</text:p>
          </table:table-cell>
          <table:table-cell>
            <text:p>237895574</text:p>
          </table:table-cell>
          <table:table-cell>
            <text:p>934260919</text:p>
          </table:table-cell>
          <table:table-cell>
            <text:p>449631879</text:p>
          </table:table-cell>
        </table:table-row>
        <table:table-row>
          <table:table-cell>
            <text:p>79611044</text:p>
          </table:table-cell>
          <table:table-cell>
            <text:p>548508564</text:p>
          </table:table-cell>
          <table:table-cell>
            <text:p>920391516</text:p>
          </table:table-cell>
          <table:table-cell>
            <text:p>993744825</text:p>
          </table:table-cell>
          <table:table-cell>
            <text:p>453449898</text:p>
          </table:table-cell>
          <table:table-cell>
            <text:p>41029870</text:p>
          </table:table-cell>
          <table:table-cell>
            <text:p>562213383</text:p>
          </table:table-cell>
        </table:table-row>
        <table:table-row>
          <table:table-cell>
            <text:p>422682729</text:p>
          </table:table-cell>
          <table:table-cell>
            <text:p>487749630</text:p>
          </table:table-cell>
          <table:table-cell>
            <text:p>761745919</text:p>
          </table:table-cell>
          <table:table-cell>
            <text:p>968226511</text:p>
          </table:table-cell>
          <table:table-cell>
            <text:p>590184492</text:p>
          </table:table-cell>
          <table:table-cell>
            <text:p>452243966</text:p>
          </table:table-cell>
          <table:table-cell>
            <text:p>727350739</text:p>
          </table:table-cell>
        </table:table-row>
        <table:table-row>
          <table:table-cell>
            <text:p>266982874</text:p>
          </table:table-cell>
          <table:table-cell>
            <text:p>522444558</text:p>
          </table:table-cell>
          <table:table-cell>
            <text:p>692428319</text:p>
          </table:table-cell>
          <table:table-cell>
            <text:p>974390383</text:p>
          </table:table-cell>
          <table:table-cell>
            <text:p>952481069</text:p>
          </table:table-cell>
          <table:table-cell>
            <text:p>668375438</text:p>
          </table:table-cell>
          <table:table-cell>
            <text:p>52214057</text:p>
          </table:table-cell>
        </table:table-row>
        <table:table-row>
          <table:table-cell>
            <text:p>156173028</text:p>
          </table:table-cell>
          <table:table-cell>
            <text:p>90559054</text:p>
          </table:table-cell>
          <table:table-cell>
            <text:p>259410644</text:p>
          </table:table-cell>
          <table:table-cell>
            <text:p>180314638</text:p>
          </table:table-cell>
          <table:table-cell>
            <text:p>297788405</text:p>
          </table:table-cell>
          <table:table-cell>
            <text:p>409465430</text:p>
          </table:table-cell>
          <table:table-cell>
            <text:p>988488976</text:p>
          </table:table-cell>
        </table:table-row>
        <table:table-row>
          <table:table-cell>
            <text:p>903254758</text:p>
          </table:table-cell>
          <table:table-cell>
            <text:p>132190012</text:p>
          </table:table-cell>
          <table:table-cell>
            <text:p>531449879</text:p>
          </table:table-cell>
          <table:table-cell>
            <text:p>699244131</text:p>
          </table:table-cell>
          <table:table-cell>
            <text:p>728196529</text:p>
          </table:table-cell>
          <table:table-cell>
            <text:p>58789761</text:p>
          </table:table-cell>
          <table:table-cell>
            <text:p>346269959</text:p>
          </table:table-cell>
        </table:table-row>
        <table:table-row>
          <table:table-cell>
            <text:p>19377209</text:p>
          </table:table-cell>
          <table:table-cell>
            <text:p>474652110</text:p>
          </table:table-cell>
          <table:table-cell>
            <text:p>324616766</text:p>
          </table:table-cell>
          <table:table-cell>
            <text:p>858760062</text:p>
          </table:table-cell>
          <table:table-cell>
            <text:p>499621807</text:p>
          </table:table-cell>
          <table:table-cell>
            <text:p>8350342</text:p>
          </table:table-cell>
          <table:table-cell>
            <text:p>86653308</text:p>
          </table:table-cell>
        </table:table-row>
        <table:table-row>
          <table:table-cell>
            <text:p>965413174</text:p>
          </table:table-cell>
          <table:table-cell>
            <text:p>249471218</text:p>
          </table:table-cell>
          <table:table-cell>
            <text:p>610422267</text:p>
          </table:table-cell>
          <table:table-cell>
            <text:p>235065299</text:p>
          </table:table-cell>
          <table:table-cell>
            <text:p>632682104</text:p>
          </table:table-cell>
          <table:table-cell>
            <text:p>617687806</text:p>
          </table:table-cell>
          <table:table-cell>
            <text:p>71054811</text:p>
          </table:table-cell>
        </table:table-row>
        <table:table-row>
          <table:table-cell>
            <text:p>942031623</text:p>
          </table:table-cell>
          <table:table-cell>
            <text:p>557152438</text:p>
          </table:table-cell>
          <table:table-cell>
            <text:p>837016340</text:p>
          </table:table-cell>
          <table:table-cell>
            <text:p>375938881</text:p>
          </table:table-cell>
          <table:table-cell>
            <text:p>148357286</text:p>
          </table:table-cell>
          <table:table-cell>
            <text:p>327143868</text:p>
          </table:table-cell>
          <table:table-cell>
            <text:p>326720831</text:p>
          </table:table-cell>
        </table:table-row>
        <table:table-row>
          <table:table-cell>
            <text:p>101505146</text:p>
          </table:table-cell>
          <table:table-cell>
            <text:p>327868660</text:p>
          </table:table-cell>
          <table:table-cell>
            <text:p>922683976</text:p>
          </table:table-cell>
          <table:table-cell>
            <text:p>710311043</text:p>
          </table:table-cell>
          <table:table-cell>
            <text:p>903627871</text:p>
          </table:table-cell>
          <table:table-cell>
            <text:p>137930479</text:p>
          </table:table-cell>
          <table:table-cell>
            <text:p>492543553</text:p>
          </table:table-cell>
        </table:table-row>
        <table:table-row>
          <table:table-cell>
            <text:p>799341381</text:p>
          </table:table-cell>
          <table:table-cell>
            <text:p>310838254</text:p>
          </table:table-cell>
          <table:table-cell>
            <text:p>862362194</text:p>
          </table:table-cell>
          <table:table-cell>
            <text:p>597243923</text:p>
          </table:table-cell>
          <table:table-cell>
            <text:p>590764317</text:p>
          </table:table-cell>
          <table:table-cell>
            <text:p>164389133</text:p>
          </table:table-cell>
          <table:table-cell>
            <text:p>667523936</text:p>
          </table:table-cell>
        </table:table-row>
        <table:table-row>
          <table:table-cell>
            <text:p>254274887</text:p>
          </table:table-cell>
          <table:table-cell>
            <text:p>334680342</text:p>
          </table:table-cell>
          <table:table-cell>
            <text:p>351368133</text:p>
          </table:table-cell>
          <table:table-cell>
            <text:p>780176868</text:p>
          </table:table-cell>
          <table:table-cell>
            <text:p>632534681</text:p>
          </table:table-cell>
          <table:table-cell>
            <text:p>426154904</text:p>
          </table:table-cell>
          <table:table-cell>
            <text:p>589450529</text:p>
          </table:table-cell>
        </table:table-row>
        <table:table-row>
          <table:table-cell>
            <text:p>818011167</text:p>
          </table:table-cell>
          <table:table-cell>
            <text:p>496692033</text:p>
          </table:table-cell>
          <table:table-cell>
            <text:p>158565687</text:p>
          </table:table-cell>
          <table:table-cell>
            <text:p>225810011</text:p>
          </table:table-cell>
          <table:table-cell>
            <text:p>612803222</text:p>
          </table:table-cell>
          <table:table-cell>
            <text:p>186749722</text:p>
          </table:table-cell>
          <table:table-cell>
            <text:p>347056526</text:p>
          </table:table-cell>
        </table:table-row>
        <table:table-row>
          <table:table-cell>
            <text:p>391509707</text:p>
          </table:table-cell>
          <table:table-cell>
            <text:p>73796468</text:p>
          </table:table-cell>
          <table:table-cell>
            <text:p>608063009</text:p>
          </table:table-cell>
          <table:table-cell>
            <text:p>975440002</text:p>
          </table:table-cell>
          <table:table-cell>
            <text:p>398536249</text:p>
          </table:table-cell>
          <table:table-cell>
            <text:p>566116528</text:p>
          </table:table-cell>
          <table:table-cell>
            <text:p>946237961</text:p>
          </table:table-cell>
        </table:table-row>
        <table:table-row>
          <table:table-cell>
            <text:p>9540220</text:p>
          </table:table-cell>
          <table:table-cell>
            <text:p>777717843</text:p>
          </table:table-cell>
          <table:table-cell>
            <text:p>745573676</text:p>
          </table:table-cell>
          <table:table-cell>
            <text:p>994030201</text:p>
          </table:table-cell>
          <table:table-cell>
            <text:p>359713324</text:p>
          </table:table-cell>
          <table:table-cell>
            <text:p>38003903</text:p>
          </table:table-cell>
          <table:table-cell>
            <text:p>587711796</text:p>
          </table:table-cell>
        </table:table-row>
        <table:table-row>
          <table:table-cell>
            <text:p>923877597</text:p>
          </table:table-cell>
          <table:table-cell>
            <text:p>576019414</text:p>
          </table:table-cell>
          <table:table-cell>
            <text:p>361893488</text:p>
          </table:table-cell>
          <table:table-cell>
            <text:p>67808512</text:p>
          </table:table-cell>
          <table:table-cell>
            <text:p>637687152</text:p>
          </table:table-cell>
          <table:table-cell>
            <text:p>905024065</text:p>
          </table:table-cell>
          <table:table-cell>
            <text:p>110371726</text:p>
          </table:table-cell>
        </table:table-row>
        <table:table-row>
          <table:table-cell>
            <text:p>263361836</text:p>
          </table:table-cell>
          <table:table-cell>
            <text:p>489733702</text:p>
          </table:table-cell>
          <table:table-cell>
            <text:p>67111559</text:p>
          </table:table-cell>
          <table:table-cell>
            <text:p>806284740</text:p>
          </table:table-cell>
          <table:table-cell>
            <text:p>173551367</text:p>
          </table:table-cell>
          <table:table-cell>
            <text:p>478661328</text:p>
          </table:table-cell>
          <table:table-cell>
            <text:p>5848070</text:p>
          </table:table-cell>
        </table:table-row>
        <table:table-row>
          <table:table-cell>
            <text:p>977765817</text:p>
          </table:table-cell>
          <table:table-cell>
            <text:p>103567152</text:p>
          </table:table-cell>
          <table:table-cell>
            <text:p>582737287</text:p>
          </table:table-cell>
          <table:table-cell>
            <text:p>295359030</text:p>
          </table:table-cell>
          <table:table-cell>
            <text:p>812532709</text:p>
          </table:table-cell>
          <table:table-cell>
            <text:p>800297833</text:p>
          </table:table-cell>
          <table:table-cell>
            <text:p>18244303</text:p>
          </table:table-cell>
        </table:table-row>
        <table:table-row>
          <table:table-cell>
            <text:p>346738481</text:p>
          </table:table-cell>
          <table:table-cell>
            <text:p>176192435</text:p>
          </table:table-cell>
          <table:table-cell>
            <text:p>418454092</text:p>
          </table:table-cell>
          <table:table-cell>
            <text:p>312711141</text:p>
          </table:table-cell>
          <table:table-cell>
            <text:p>443989853</text:p>
          </table:table-cell>
          <table:table-cell>
            <text:p>799730484</text:p>
          </table:table-cell>
          <table:table-cell>
            <text:p>648798803</text:p>
          </table:table-cell>
        </table:table-row>
        <table:table-row>
          <table:table-cell>
            <text:p>931944796</text:p>
          </table:table-cell>
          <table:table-cell>
            <text:p>303570056</text:p>
          </table:table-cell>
          <table:table-cell>
            <text:p>877641544</text:p>
          </table:table-cell>
          <table:table-cell>
            <text:p>745266214</text:p>
          </table:table-cell>
          <table:table-cell>
            <text:p>993477754</text:p>
          </table:table-cell>
          <table:table-cell>
            <text:p>910119391</text:p>
          </table:table-cell>
          <table:table-cell>
            <text:p>839973459</text:p>
          </table:table-cell>
        </table:table-row>
        <table:table-row>
          <table:table-cell>
            <text:p>699432053</text:p>
          </table:table-cell>
          <table:table-cell>
            <text:p>526914448</text:p>
          </table:table-cell>
          <table:table-cell>
            <text:p>769575676</text:p>
          </table:table-cell>
          <table:table-cell>
            <text:p>569154486</text:p>
          </table:table-cell>
          <table:table-cell>
            <text:p>841437166</text:p>
          </table:table-cell>
          <table:table-cell>
            <text:p>463070053</text:p>
          </table:table-cell>
          <table:table-cell>
            <text:p>617934442</text:p>
          </table:table-cell>
        </table:table-row>
        <table:table-row>
          <table:table-cell>
            <text:p>249412496</text:p>
          </table:table-cell>
          <table:table-cell>
            <text:p>608250460</text:p>
          </table:table-cell>
          <table:table-cell>
            <text:p>103792260</text:p>
          </table:table-cell>
          <table:table-cell>
            <text:p>532537741</text:p>
          </table:table-cell>
          <table:table-cell>
            <text:p>404864365</text:p>
          </table:table-cell>
          <table:table-cell>
            <text:p>587912467</text:p>
          </table:table-cell>
          <table:table-cell>
            <text:p>479568418</text:p>
          </table:table-cell>
        </table:table-row>
        <table:table-row>
          <table:table-cell>
            <text:p>992781066</text:p>
          </table:table-cell>
          <table:table-cell>
            <text:p>842017858</text:p>
          </table:table-cell>
          <table:table-cell>
            <text:p>947912657</text:p>
          </table:table-cell>
          <table:table-cell>
            <text:p>143368485</text:p>
          </table:table-cell>
          <table:table-cell>
            <text:p>41005290</text:p>
          </table:table-cell>
          <table:table-cell>
            <text:p>739937622</text:p>
          </table:table-cell>
          <table:table-cell>
            <text:p>591922560</text:p>
          </table:table-cell>
        </table:table-row>
        <table:table-row>
          <table:table-cell>
            <text:p>669093641</text:p>
          </table:table-cell>
          <table:table-cell>
            <text:p>895907172</text:p>
          </table:table-cell>
          <table:table-cell>
            <text:p>250034493</text:p>
          </table:table-cell>
          <table:table-cell>
            <text:p>342383586</text:p>
          </table:table-cell>
          <table:table-cell>
            <text:p>564696684</text:p>
          </table:table-cell>
          <table:table-cell>
            <text:p>310487915</text:p>
          </table:table-cell>
          <table:table-cell>
            <text:p>35680080</text:p>
          </table:table-cell>
        </table:table-row>
        <table:table-row>
          <table:table-cell>
            <text:p>958214028</text:p>
          </table:table-cell>
          <table:table-cell>
            <text:p>739500820</text:p>
          </table:table-cell>
          <table:table-cell>
            <text:p>203408344</text:p>
          </table:table-cell>
          <table:table-cell>
            <text:p>877641823</text:p>
          </table:table-cell>
          <table:table-cell>
            <text:p>363347678</text:p>
          </table:table-cell>
          <table:table-cell>
            <text:p>120200628</text:p>
          </table:table-cell>
          <table:table-cell>
            <text:p>354696744</text:p>
          </table:table-cell>
        </table:table-row>
        <table:table-row>
          <table:table-cell>
            <text:p>571155018</text:p>
          </table:table-cell>
          <table:table-cell>
            <text:p>179222756</text:p>
          </table:table-cell>
          <table:table-cell>
            <text:p>209908296</text:p>
          </table:table-cell>
          <table:table-cell>
            <text:p>15519687</text:p>
          </table:table-cell>
          <table:table-cell>
            <text:p>509489510</text:p>
          </table:table-cell>
          <table:table-cell>
            <text:p>775824909</text:p>
          </table:table-cell>
          <table:table-cell>
            <text:p>911192752</text:p>
          </table:table-cell>
        </table:table-row>
        <table:table-row>
          <table:table-cell>
            <text:p>744552866</text:p>
          </table:table-cell>
          <table:table-cell>
            <text:p>819853292</text:p>
          </table:table-cell>
          <table:table-cell>
            <text:p>311948249</text:p>
          </table:table-cell>
          <table:table-cell>
            <text:p>288372704</text:p>
          </table:table-cell>
          <table:table-cell>
            <text:p>407336530</text:p>
          </table:table-cell>
          <table:table-cell>
            <text:p>344174192</text:p>
          </table:table-cell>
          <table:table-cell>
            <text:p>932844784</text:p>
          </table:table-cell>
        </table:table-row>
        <table:table-row>
          <table:table-cell>
            <text:p>459787880</text:p>
          </table:table-cell>
          <table:table-cell>
            <text:p>639548517</text:p>
          </table:table-cell>
          <table:table-cell>
            <text:p>176803269</text:p>
          </table:table-cell>
          <table:table-cell>
            <text:p>482093304</text:p>
          </table:table-cell>
          <table:table-cell>
            <text:p>854875006</text:p>
          </table:table-cell>
          <table:table-cell>
            <text:p>779728398</text:p>
          </table:table-cell>
          <table:table-cell>
            <text:p>3628852</text:p>
          </table:table-cell>
        </table:table-row>
        <table:table-row>
          <table:table-cell>
            <text:p>243366524</text:p>
          </table:table-cell>
          <table:table-cell>
            <text:p>616192178</text:p>
          </table:table-cell>
          <table:table-cell>
            <text:p>815589527</text:p>
          </table:table-cell>
          <table:table-cell>
            <text:p>875420883</text:p>
          </table:table-cell>
          <table:table-cell>
            <text:p>911220721</text:p>
          </table:table-cell>
          <table:table-cell>
            <text:p>948584853</text:p>
          </table:table-cell>
          <table:table-cell>
            <text:p>374773788</text:p>
          </table:table-cell>
        </table:table-row>
        <table:table-row>
          <table:table-cell>
            <text:p>413624016</text:p>
          </table:table-cell>
          <table:table-cell>
            <text:p>617716689</text:p>
          </table:table-cell>
          <table:table-cell>
            <text:p>264191424</text:p>
          </table:table-cell>
          <table:table-cell>
            <text:p>774560685</text:p>
          </table:table-cell>
          <table:table-cell>
            <text:p>801829126</text:p>
          </table:table-cell>
          <table:table-cell>
            <text:p>561881125</text:p>
          </table:table-cell>
          <table:table-cell>
            <text:p>912861474</text:p>
          </table:table-cell>
        </table:table-row>
        <table:table-row>
          <table:table-cell>
            <text:p>412403138</text:p>
          </table:table-cell>
          <table:table-cell>
            <text:p>665489322</text:p>
          </table:table-cell>
          <table:table-cell>
            <text:p>365974037</text:p>
          </table:table-cell>
          <table:table-cell>
            <text:p>554870138</text:p>
          </table:table-cell>
          <table:table-cell>
            <text:p>601142579</text:p>
          </table:table-cell>
          <table:table-cell>
            <text:p>476949813</text:p>
          </table:table-cell>
          <table:table-cell>
            <text:p>534448424</text:p>
          </table:table-cell>
        </table:table-row>
        <table:table-row>
          <table:table-cell>
            <text:p>328379095</text:p>
          </table:table-cell>
          <table:table-cell>
            <text:p>674663153</text:p>
          </table:table-cell>
          <table:table-cell>
            <text:p>333773899</text:p>
          </table:table-cell>
          <table:table-cell>
            <text:p>482297088</text:p>
          </table:table-cell>
          <table:table-cell>
            <text:p>701706750</text:p>
          </table:table-cell>
          <table:table-cell>
            <text:p>187528762</text:p>
          </table:table-cell>
          <table:table-cell>
            <text:p>763104141</text:p>
          </table:table-cell>
        </table:table-row>
        <table:table-row>
          <table:table-cell>
            <text:p>739766811</text:p>
          </table:table-cell>
          <table:table-cell>
            <text:p>803689249</text:p>
          </table:table-cell>
          <table:table-cell>
            <text:p>416301847</text:p>
          </table:table-cell>
          <table:table-cell>
            <text:p>937330190</text:p>
          </table:table-cell>
          <table:table-cell>
            <text:p>207814797</text:p>
          </table:table-cell>
          <table:table-cell>
            <text:p>164696909</text:p>
          </table:table-cell>
          <table:table-cell>
            <text:p>11405645</text:p>
          </table:table-cell>
        </table:table-row>
        <table:table-row>
          <table:table-cell>
            <text:p>477699964</text:p>
          </table:table-cell>
          <table:table-cell>
            <text:p>926683414</text:p>
          </table:table-cell>
          <table:table-cell>
            <text:p>851335005</text:p>
          </table:table-cell>
          <table:table-cell>
            <text:p>327127145</text:p>
          </table:table-cell>
          <table:table-cell>
            <text:p>169582518</text:p>
          </table:table-cell>
          <table:table-cell>
            <text:p>984817407</text:p>
          </table:table-cell>
          <table:table-cell>
            <text:p>531007875</text:p>
          </table:table-cell>
        </table:table-row>
        <table:table-row>
          <table:table-cell>
            <text:p>297190191</text:p>
          </table:table-cell>
          <table:table-cell>
            <text:p>157737838</text:p>
          </table:table-cell>
          <table:table-cell>
            <text:p>459862306</text:p>
          </table:table-cell>
          <table:table-cell>
            <text:p>885822374</text:p>
          </table:table-cell>
          <table:table-cell>
            <text:p>320220757</text:p>
          </table:table-cell>
          <table:table-cell>
            <text:p>194738072</text:p>
          </table:table-cell>
          <table:table-cell>
            <text:p>162873887</text:p>
          </table:table-cell>
        </table:table-row>
        <table:table-row>
          <table:table-cell>
            <text:p>72180801</text:p>
          </table:table-cell>
          <table:table-cell>
            <text:p>218528057</text:p>
          </table:table-cell>
          <table:table-cell>
            <text:p>511124918</text:p>
          </table:table-cell>
          <table:table-cell>
            <text:p>372456971</text:p>
          </table:table-cell>
          <table:table-cell>
            <text:p>933853853</text:p>
          </table:table-cell>
          <table:table-cell>
            <text:p>584911293</text:p>
          </table:table-cell>
          <table:table-cell>
            <text:p>128320855</text:p>
          </table:table-cell>
        </table:table-row>
        <table:table-row>
          <table:table-cell>
            <text:p>82555877</text:p>
          </table:table-cell>
          <table:table-cell>
            <text:p>565408838</text:p>
          </table:table-cell>
          <table:table-cell>
            <text:p>830776579</text:p>
          </table:table-cell>
          <table:table-cell>
            <text:p>595864599</text:p>
          </table:table-cell>
          <table:table-cell>
            <text:p>325401086</text:p>
          </table:table-cell>
          <table:table-cell>
            <text:p>332801520</text:p>
          </table:table-cell>
          <table:table-cell>
            <text:p>268560908</text:p>
          </table:table-cell>
        </table:table-row>
        <table:table-row>
          <table:table-cell>
            <text:p>729984416</text:p>
          </table:table-cell>
          <table:table-cell>
            <text:p>285768609</text:p>
          </table:table-cell>
          <table:table-cell>
            <text:p>87729486</text:p>
          </table:table-cell>
          <table:table-cell>
            <text:p>962793254</text:p>
          </table:table-cell>
          <table:table-cell>
            <text:p>63716430</text:p>
          </table:table-cell>
          <table:table-cell>
            <text:p>118653246</text:p>
          </table:table-cell>
          <table:table-cell>
            <text:p>935736495</text:p>
          </table:table-cell>
        </table:table-row>
        <table:table-row>
          <table:table-cell>
            <text:p>565769420</text:p>
          </table:table-cell>
          <table:table-cell>
            <text:p>315345755</text:p>
          </table:table-cell>
          <table:table-cell>
            <text:p>300942622</text:p>
          </table:table-cell>
          <table:table-cell>
            <text:p>485837525</text:p>
          </table:table-cell>
          <table:table-cell>
            <text:p>902509239</text:p>
          </table:table-cell>
          <table:table-cell>
            <text:p>529681530</text:p>
          </table:table-cell>
          <table:table-cell>
            <text:p>256527362</text:p>
          </table:table-cell>
        </table:table-row>
        <table:table-row>
          <table:table-cell>
            <text:p>59104322</text:p>
          </table:table-cell>
          <table:table-cell>
            <text:p>519906601</text:p>
          </table:table-cell>
          <table:table-cell>
            <text:p>509479365</text:p>
          </table:table-cell>
          <table:table-cell>
            <text:p>659453355</text:p>
          </table:table-cell>
          <table:table-cell>
            <text:p>653493823</text:p>
          </table:table-cell>
          <table:table-cell>
            <text:p>781117949</text:p>
          </table:table-cell>
          <table:table-cell>
            <text:p>36671546</text:p>
          </table:table-cell>
        </table:table-row>
        <table:table-row>
          <table:table-cell>
            <text:p>980658004</text:p>
          </table:table-cell>
          <table:table-cell>
            <text:p>24888458</text:p>
          </table:table-cell>
          <table:table-cell>
            <text:p>609935213</text:p>
          </table:table-cell>
          <table:table-cell>
            <text:p>932201905</text:p>
          </table:table-cell>
          <table:table-cell>
            <text:p>241379722</text:p>
          </table:table-cell>
          <table:table-cell>
            <text:p>834739597</text:p>
          </table:table-cell>
          <table:table-cell>
            <text:p>340365740</text:p>
          </table:table-cell>
        </table:table-row>
        <table:table-row>
          <table:table-cell>
            <text:p>808227640</text:p>
          </table:table-cell>
          <table:table-cell>
            <text:p>565131842</text:p>
          </table:table-cell>
          <table:table-cell>
            <text:p>648943709</text:p>
          </table:table-cell>
          <table:table-cell>
            <text:p>24655600</text:p>
          </table:table-cell>
          <table:table-cell>
            <text:p>844419755</text:p>
          </table:table-cell>
          <table:table-cell>
            <text:p>294404804</text:p>
          </table:table-cell>
          <table:table-cell>
            <text:p>168694292</text:p>
          </table:table-cell>
        </table:table-row>
        <table:table-row>
          <table:table-cell>
            <text:p>125640890</text:p>
          </table:table-cell>
          <table:table-cell>
            <text:p>681221527</text:p>
          </table:table-cell>
          <table:table-cell>
            <text:p>546416516</text:p>
          </table:table-cell>
          <table:table-cell>
            <text:p>711659251</text:p>
          </table:table-cell>
          <table:table-cell>
            <text:p>726268203</text:p>
          </table:table-cell>
          <table:table-cell>
            <text:p>106865486</text:p>
          </table:table-cell>
          <table:table-cell>
            <text:p>518856475</text:p>
          </table:table-cell>
        </table:table-row>
        <table:table-row>
          <table:table-cell>
            <text:p>221130209</text:p>
          </table:table-cell>
          <table:table-cell>
            <text:p>258865205</text:p>
          </table:table-cell>
          <table:table-cell>
            <text:p>410464327</text:p>
          </table:table-cell>
          <table:table-cell>
            <text:p>566722288</text:p>
          </table:table-cell>
          <table:table-cell>
            <text:p>317083712</text:p>
          </table:table-cell>
          <table:table-cell>
            <text:p>689506861</text:p>
          </table:table-cell>
          <table:table-cell>
            <text:p>935275869</text:p>
          </table:table-cell>
        </table:table-row>
        <table:table-row>
          <table:table-cell>
            <text:p>946109131</text:p>
          </table:table-cell>
          <table:table-cell>
            <text:p>708603708</text:p>
          </table:table-cell>
          <table:table-cell>
            <text:p>284730303</text:p>
          </table:table-cell>
          <table:table-cell>
            <text:p>230938948</text:p>
          </table:table-cell>
          <table:table-cell>
            <text:p>965421398</text:p>
          </table:table-cell>
          <table:table-cell>
            <text:p>413434366</text:p>
          </table:table-cell>
          <table:table-cell>
            <text:p>720905569</text:p>
          </table:table-cell>
        </table:table-row>
        <table:table-row>
          <table:table-cell>
            <text:p>603143460</text:p>
          </table:table-cell>
          <table:table-cell>
            <text:p>151057007</text:p>
          </table:table-cell>
          <table:table-cell>
            <text:p>212907118</text:p>
          </table:table-cell>
          <table:table-cell>
            <text:p>675789880</text:p>
          </table:table-cell>
          <table:table-cell>
            <text:p>423084743</text:p>
          </table:table-cell>
          <table:table-cell>
            <text:p>331934198</text:p>
          </table:table-cell>
          <table:table-cell>
            <text:p>316934337</text:p>
          </table:table-cell>
        </table:table-row>
        <table:table-row>
          <table:table-cell>
            <text:p>375743041</text:p>
          </table:table-cell>
          <table:table-cell>
            <text:p>540160414</text:p>
          </table:table-cell>
          <table:table-cell>
            <text:p>142805330</text:p>
          </table:table-cell>
          <table:table-cell>
            <text:p>485764452</text:p>
          </table:table-cell>
          <table:table-cell>
            <text:p>86341139</text:p>
          </table:table-cell>
          <table:table-cell>
            <text:p>861066794</text:p>
          </table:table-cell>
          <table:table-cell>
            <text:p>697321434</text:p>
          </table:table-cell>
        </table:table-row>
        <table:table-row>
          <table:table-cell>
            <text:p>587715289</text:p>
          </table:table-cell>
          <table:table-cell>
            <text:p>904819092</text:p>
          </table:table-cell>
          <table:table-cell>
            <text:p>256270386</text:p>
          </table:table-cell>
          <table:table-cell>
            <text:p>443175683</text:p>
          </table:table-cell>
          <table:table-cell>
            <text:p>654413835</text:p>
          </table:table-cell>
          <table:table-cell>
            <text:p>218125118</text:p>
          </table:table-cell>
          <table:table-cell>
            <text:p>979741816</text:p>
          </table:table-cell>
        </table:table-row>
        <table:table-row>
          <table:table-cell>
            <text:p>390969858</text:p>
          </table:table-cell>
          <table:table-cell>
            <text:p>985857406</text:p>
          </table:table-cell>
          <table:table-cell>
            <text:p>326211809</text:p>
          </table:table-cell>
          <table:table-cell>
            <text:p>382964920</text:p>
          </table:table-cell>
          <table:table-cell>
            <text:p>846071506</text:p>
          </table:table-cell>
          <table:table-cell>
            <text:p>487760672</text:p>
          </table:table-cell>
          <table:table-cell>
            <text:p>982145921</text:p>
          </table:table-cell>
        </table:table-row>
        <table:table-row>
          <table:table-cell>
            <text:p>250173788</text:p>
          </table:table-cell>
          <table:table-cell>
            <text:p>295423592</text:p>
          </table:table-cell>
          <table:table-cell>
            <text:p>265526474</text:p>
          </table:table-cell>
          <table:table-cell>
            <text:p>562933164</text:p>
          </table:table-cell>
          <table:table-cell>
            <text:p>742075117</text:p>
          </table:table-cell>
          <table:table-cell>
            <text:p>130867328</text:p>
          </table:table-cell>
          <table:table-cell>
            <text:p>449439848</text:p>
          </table:table-cell>
        </table:table-row>
        <table:table-row>
          <table:table-cell>
            <text:p>823386050</text:p>
          </table:table-cell>
          <table:table-cell>
            <text:p>628621491</text:p>
          </table:table-cell>
          <table:table-cell>
            <text:p>522431090</text:p>
          </table:table-cell>
          <table:table-cell>
            <text:p>617236639</text:p>
          </table:table-cell>
          <table:table-cell>
            <text:p>559918555</text:p>
          </table:table-cell>
          <table:table-cell>
            <text:p>151658079</text:p>
          </table:table-cell>
          <table:table-cell>
            <text:p>107839899</text:p>
          </table:table-cell>
        </table:table-row>
        <table:table-row>
          <table:table-cell>
            <text:p>391464706</text:p>
          </table:table-cell>
          <table:table-cell>
            <text:p>205805612</text:p>
          </table:table-cell>
          <table:table-cell>
            <text:p>375456484</text:p>
          </table:table-cell>
          <table:table-cell>
            <text:p>884799605</text:p>
          </table:table-cell>
          <table:table-cell>
            <text:p>589788466</text:p>
          </table:table-cell>
          <table:table-cell>
            <text:p>585151643</text:p>
          </table:table-cell>
          <table:table-cell>
            <text:p>706370777</text:p>
          </table:table-cell>
        </table:table-row>
        <table:table-row>
          <table:table-cell>
            <text:p>758473962</text:p>
          </table:table-cell>
          <table:table-cell>
            <text:p>874319242</text:p>
          </table:table-cell>
          <table:table-cell>
            <text:p>600817109</text:p>
          </table:table-cell>
          <table:table-cell>
            <text:p>829156880</text:p>
          </table:table-cell>
          <table:table-cell>
            <text:p>542267044</text:p>
          </table:table-cell>
          <table:table-cell>
            <text:p>826566501</text:p>
          </table:table-cell>
          <table:table-cell>
            <text:p>762541924</text:p>
          </table:table-cell>
        </table:table-row>
        <table:table-row>
          <table:table-cell>
            <text:p>572112697</text:p>
          </table:table-cell>
          <table:table-cell>
            <text:p>278413610</text:p>
          </table:table-cell>
          <table:table-cell>
            <text:p>743904741</text:p>
          </table:table-cell>
          <table:table-cell>
            <text:p>898517916</text:p>
          </table:table-cell>
          <table:table-cell>
            <text:p>178824728</text:p>
          </table:table-cell>
          <table:table-cell>
            <text:p>371690259</text:p>
          </table:table-cell>
          <table:table-cell>
            <text:p>809080904</text:p>
          </table:table-cell>
        </table:table-row>
        <table:table-row>
          <table:table-cell>
            <text:p>696402662</text:p>
          </table:table-cell>
          <table:table-cell>
            <text:p>523276310</text:p>
          </table:table-cell>
          <table:table-cell>
            <text:p>892820923</text:p>
          </table:table-cell>
          <table:table-cell>
            <text:p>767534920</text:p>
          </table:table-cell>
          <table:table-cell>
            <text:p>574848166</text:p>
          </table:table-cell>
          <table:table-cell>
            <text:p>968169895</text:p>
          </table:table-cell>
          <table:table-cell>
            <text:p>638412752</text:p>
          </table:table-cell>
        </table:table-row>
        <table:table-row>
          <table:table-cell>
            <text:p>953792800</text:p>
          </table:table-cell>
          <table:table-cell>
            <text:p>839361820</text:p>
          </table:table-cell>
          <table:table-cell>
            <text:p>763431437</text:p>
          </table:table-cell>
          <table:table-cell>
            <text:p>635947804</text:p>
          </table:table-cell>
          <table:table-cell>
            <text:p>947614717</text:p>
          </table:table-cell>
          <table:table-cell>
            <text:p>846545635</text:p>
          </table:table-cell>
          <table:table-cell>
            <text:p>681370088</text:p>
          </table:table-cell>
        </table:table-row>
        <table:table-row>
          <table:table-cell>
            <text:p>957984928</text:p>
          </table:table-cell>
          <table:table-cell>
            <text:p>271265633</text:p>
          </table:table-cell>
          <table:table-cell>
            <text:p>386690398</text:p>
          </table:table-cell>
          <table:table-cell>
            <text:p>686438067</text:p>
          </table:table-cell>
          <table:table-cell>
            <text:p>596816129</text:p>
          </table:table-cell>
          <table:table-cell>
            <text:p>534663207</text:p>
          </table:table-cell>
          <table:table-cell>
            <text:p>419867209</text:p>
          </table:table-cell>
        </table:table-row>
        <table:table-row>
          <table:table-cell>
            <text:p>552259010</text:p>
          </table:table-cell>
          <table:table-cell>
            <text:p>665656583</text:p>
          </table:table-cell>
          <table:table-cell>
            <text:p>593260634</text:p>
          </table:table-cell>
          <table:table-cell>
            <text:p>437725385</text:p>
          </table:table-cell>
          <table:table-cell>
            <text:p>854784640</text:p>
          </table:table-cell>
          <table:table-cell>
            <text:p>477608707</text:p>
          </table:table-cell>
          <table:table-cell>
            <text:p>725355419</text:p>
          </table:table-cell>
        </table:table-row>
        <table:table-row>
          <table:table-cell>
            <text:p>520109605</text:p>
          </table:table-cell>
          <table:table-cell>
            <text:p>101360595</text:p>
          </table:table-cell>
          <table:table-cell>
            <text:p>50019139</text:p>
          </table:table-cell>
          <table:table-cell>
            <text:p>945827117</text:p>
          </table:table-cell>
          <table:table-cell>
            <text:p>681878184</text:p>
          </table:table-cell>
          <table:table-cell>
            <text:p>297598484</text:p>
          </table:table-cell>
          <table:table-cell>
            <text:p>639095379</text:p>
          </table:table-cell>
        </table:table-row>
        <table:table-row>
          <table:table-cell>
            <text:p>256792536</text:p>
          </table:table-cell>
          <table:table-cell>
            <text:p>397940041</text:p>
          </table:table-cell>
          <table:table-cell>
            <text:p>525729498</text:p>
          </table:table-cell>
          <table:table-cell>
            <text:p>213660658</text:p>
          </table:table-cell>
          <table:table-cell>
            <text:p>391671524</text:p>
          </table:table-cell>
          <table:table-cell>
            <text:p>330958330</text:p>
          </table:table-cell>
          <table:table-cell>
            <text:p>369179932</text:p>
          </table:table-cell>
        </table:table-row>
        <table:table-row>
          <table:table-cell>
            <text:p>862103694</text:p>
          </table:table-cell>
          <table:table-cell>
            <text:p>429149871</text:p>
          </table:table-cell>
          <table:table-cell>
            <text:p>824989837</text:p>
          </table:table-cell>
          <table:table-cell>
            <text:p>412743822</text:p>
          </table:table-cell>
          <table:table-cell>
            <text:p>866760711</text:p>
          </table:table-cell>
          <table:table-cell>
            <text:p>597023403</text:p>
          </table:table-cell>
          <table:table-cell>
            <text:p>678487781</text:p>
          </table:table-cell>
        </table:table-row>
        <table:table-row>
          <table:table-cell>
            <text:p>333165601</text:p>
          </table:table-cell>
          <table:table-cell>
            <text:p>209790364</text:p>
          </table:table-cell>
          <table:table-cell>
            <text:p>755525457</text:p>
          </table:table-cell>
          <table:table-cell>
            <text:p>882635073</text:p>
          </table:table-cell>
          <table:table-cell>
            <text:p>936797246</text:p>
          </table:table-cell>
          <table:table-cell>
            <text:p>82684723</text:p>
          </table:table-cell>
          <table:table-cell>
            <text:p>331487433</text:p>
          </table:table-cell>
        </table:table-row>
        <table:table-row>
          <table:table-cell>
            <text:p>355767404</text:p>
          </table:table-cell>
          <table:table-cell>
            <text:p>448194720</text:p>
          </table:table-cell>
          <table:table-cell>
            <text:p>162438273</text:p>
          </table:table-cell>
          <table:table-cell>
            <text:p>249677848</text:p>
          </table:table-cell>
          <table:table-cell>
            <text:p>914111341</text:p>
          </table:table-cell>
          <table:table-cell>
            <text:p>916062942</text:p>
          </table:table-cell>
          <table:table-cell>
            <text:p>626059223</text:p>
          </table:table-cell>
        </table:table-row>
        <table:table-row>
          <table:table-cell>
            <text:p>904801081</text:p>
          </table:table-cell>
          <table:table-cell>
            <text:p>63443109</text:p>
          </table:table-cell>
          <table:table-cell>
            <text:p>442989491</text:p>
          </table:table-cell>
          <table:table-cell>
            <text:p>387543134</text:p>
          </table:table-cell>
          <table:table-cell>
            <text:p>385769101</text:p>
          </table:table-cell>
          <table:table-cell>
            <text:p>977826372</text:p>
          </table:table-cell>
          <table:table-cell>
            <text:p>639490845</text:p>
          </table:table-cell>
        </table:table-row>
        <table:table-row>
          <table:table-cell>
            <text:p>695778750</text:p>
          </table:table-cell>
          <table:table-cell>
            <text:p>676050843</text:p>
          </table:table-cell>
          <table:table-cell>
            <text:p>222055833</text:p>
          </table:table-cell>
          <table:table-cell>
            <text:p>599705770</text:p>
          </table:table-cell>
          <table:table-cell>
            <text:p>712547541</text:p>
          </table:table-cell>
          <table:table-cell>
            <text:p>13780985</text:p>
          </table:table-cell>
          <table:table-cell>
            <text:p>949988350</text:p>
          </table:table-cell>
        </table:table-row>
        <table:table-row>
          <table:table-cell>
            <text:p>432753340</text:p>
          </table:table-cell>
          <table:table-cell>
            <text:p>415797644</text:p>
          </table:table-cell>
          <table:table-cell>
            <text:p>521149214</text:p>
          </table:table-cell>
          <table:table-cell>
            <text:p>401764995</text:p>
          </table:table-cell>
          <table:table-cell>
            <text:p>42454476</text:p>
          </table:table-cell>
          <table:table-cell>
            <text:p>488052076</text:p>
          </table:table-cell>
          <table:table-cell>
            <text:p>852362152</text:p>
          </table:table-cell>
        </table:table-row>
        <table:table-row>
          <table:table-cell>
            <text:p>542437446</text:p>
          </table:table-cell>
          <table:table-cell>
            <text:p>554476153</text:p>
          </table:table-cell>
          <table:table-cell>
            <text:p>51811358</text:p>
          </table:table-cell>
          <table:table-cell>
            <text:p>582697067</text:p>
          </table:table-cell>
          <table:table-cell>
            <text:p>995228170</text:p>
          </table:table-cell>
          <table:table-cell>
            <text:p>331450321</text:p>
          </table:table-cell>
          <table:table-cell>
            <text:p>586660160</text:p>
          </table:table-cell>
        </table:table-row>
        <table:table-row>
          <table:table-cell>
            <text:p>62603087</text:p>
          </table:table-cell>
          <table:table-cell>
            <text:p>647864789</text:p>
          </table:table-cell>
          <table:table-cell>
            <text:p>33724278</text:p>
          </table:table-cell>
          <table:table-cell>
            <text:p>833643254</text:p>
          </table:table-cell>
          <table:table-cell>
            <text:p>682536291</text:p>
          </table:table-cell>
          <table:table-cell>
            <text:p>724400558</text:p>
          </table:table-cell>
          <table:table-cell>
            <text:p>476682179</text:p>
          </table:table-cell>
        </table:table-row>
        <table:table-row>
          <table:table-cell>
            <text:p>849836172</text:p>
          </table:table-cell>
          <table:table-cell>
            <text:p>317152777</text:p>
          </table:table-cell>
          <table:table-cell>
            <text:p>920450562</text:p>
          </table:table-cell>
          <table:table-cell>
            <text:p>174893789</text:p>
          </table:table-cell>
          <table:table-cell>
            <text:p>143896692</text:p>
          </table:table-cell>
          <table:table-cell>
            <text:p>850828396</text:p>
          </table:table-cell>
          <table:table-cell>
            <text:p>699671390</text:p>
          </table:table-cell>
        </table:table-row>
        <table:table-row>
          <table:table-cell>
            <text:p>328900101</text:p>
          </table:table-cell>
          <table:table-cell>
            <text:p>791040488</text:p>
          </table:table-cell>
          <table:table-cell>
            <text:p>367105432</text:p>
          </table:table-cell>
          <table:table-cell>
            <text:p>708225301</text:p>
          </table:table-cell>
          <table:table-cell>
            <text:p>660732413</text:p>
          </table:table-cell>
          <table:table-cell>
            <text:p>235559196</text:p>
          </table:table-cell>
          <table:table-cell>
            <text:p>224179847</text:p>
          </table:table-cell>
        </table:table-row>
        <table:table-row>
          <table:table-cell>
            <text:p>876573122</text:p>
          </table:table-cell>
          <table:table-cell>
            <text:p>215734171</text:p>
          </table:table-cell>
          <table:table-cell>
            <text:p>396445622</text:p>
          </table:table-cell>
          <table:table-cell>
            <text:p>974777587</text:p>
          </table:table-cell>
          <table:table-cell>
            <text:p>764145769</text:p>
          </table:table-cell>
          <table:table-cell>
            <text:p>353209555</text:p>
          </table:table-cell>
          <table:table-cell>
            <text:p>189457890</text:p>
          </table:table-cell>
        </table:table-row>
        <table:table-row>
          <table:table-cell>
            <text:p>804604011</text:p>
          </table:table-cell>
          <table:table-cell>
            <text:p>501414030</text:p>
          </table:table-cell>
          <table:table-cell>
            <text:p>666785907</text:p>
          </table:table-cell>
          <table:table-cell>
            <text:p>776134140</text:p>
          </table:table-cell>
          <table:table-cell>
            <text:p>676102397</text:p>
          </table:table-cell>
          <table:table-cell>
            <text:p>602035522</text:p>
          </table:table-cell>
          <table:table-cell>
            <text:p>624817284</text:p>
          </table:table-cell>
        </table:table-row>
        <table:table-row>
          <table:table-cell>
            <text:p>993704242</text:p>
          </table:table-cell>
          <table:table-cell>
            <text:p>769150358</text:p>
          </table:table-cell>
          <table:table-cell>
            <text:p>67177708</text:p>
          </table:table-cell>
          <table:table-cell>
            <text:p>643166076</text:p>
          </table:table-cell>
          <table:table-cell>
            <text:p>702962216</text:p>
          </table:table-cell>
          <table:table-cell>
            <text:p>877652672</text:p>
          </table:table-cell>
          <table:table-cell>
            <text:p>750481705</text:p>
          </table:table-cell>
        </table:table-row>
        <table:table-row>
          <table:table-cell>
            <text:p>683343254</text:p>
          </table:table-cell>
          <table:table-cell>
            <text:p>379636100</text:p>
          </table:table-cell>
          <table:table-cell>
            <text:p>472826364</text:p>
          </table:table-cell>
          <table:table-cell>
            <text:p>692085342</text:p>
          </table:table-cell>
          <table:table-cell>
            <text:p>559944507</text:p>
          </table:table-cell>
          <table:table-cell>
            <text:p>498194605</text:p>
          </table:table-cell>
          <table:table-cell>
            <text:p>935298098</text:p>
          </table:table-cell>
        </table:table-row>
        <table:table-row>
          <table:table-cell>
            <text:p>169882448</text:p>
          </table:table-cell>
          <table:table-cell>
            <text:p>286334600</text:p>
          </table:table-cell>
          <table:table-cell>
            <text:p>359873107</text:p>
          </table:table-cell>
          <table:table-cell>
            <text:p>985716109</text:p>
          </table:table-cell>
          <table:table-cell>
            <text:p>351819601</text:p>
          </table:table-cell>
          <table:table-cell>
            <text:p>621844495</text:p>
          </table:table-cell>
          <table:table-cell>
            <text:p>850840732</text:p>
          </table:table-cell>
        </table:table-row>
        <table:table-row>
          <table:table-cell>
            <text:p>907086760</text:p>
          </table:table-cell>
          <table:table-cell>
            <text:p>335764719</text:p>
          </table:table-cell>
          <table:table-cell>
            <text:p>967603985</text:p>
          </table:table-cell>
          <table:table-cell>
            <text:p>854317206</text:p>
          </table:table-cell>
          <table:table-cell>
            <text:p>20073191</text:p>
          </table:table-cell>
          <table:table-cell>
            <text:p>995233674</text:p>
          </table:table-cell>
          <table:table-cell>
            <text:p>730204490</text:p>
          </table:table-cell>
        </table:table-row>
        <table:table-row>
          <table:table-cell>
            <text:p>349539135</text:p>
          </table:table-cell>
          <table:table-cell>
            <text:p>379683252</text:p>
          </table:table-cell>
          <table:table-cell>
            <text:p>952724679</text:p>
          </table:table-cell>
          <table:table-cell>
            <text:p>672340028</text:p>
          </table:table-cell>
          <table:table-cell>
            <text:p>206430343</text:p>
          </table:table-cell>
          <table:table-cell>
            <text:p>735145875</text:p>
          </table:table-cell>
          <table:table-cell>
            <text:p>360183950</text:p>
          </table:table-cell>
        </table:table-row>
        <table:table-row>
          <table:table-cell>
            <text:p>922930332</text:p>
          </table:table-cell>
          <table:table-cell>
            <text:p>282542365</text:p>
          </table:table-cell>
          <table:table-cell>
            <text:p>707496325</text:p>
          </table:table-cell>
          <table:table-cell>
            <text:p>286291900</text:p>
          </table:table-cell>
          <table:table-cell>
            <text:p>944755529</text:p>
          </table:table-cell>
          <table:table-cell>
            <text:p>169267212</text:p>
          </table:table-cell>
          <table:table-cell>
            <text:p>699312403</text:p>
          </table:table-cell>
        </table:table-row>
        <table:table-row>
          <table:table-cell>
            <text:p>533668166</text:p>
          </table:table-cell>
          <table:table-cell>
            <text:p>999078010</text:p>
          </table:table-cell>
          <table:table-cell>
            <text:p>710222551</text:p>
          </table:table-cell>
          <table:table-cell>
            <text:p>295316711</text:p>
          </table:table-cell>
          <table:table-cell>
            <text:p>967854634</text:p>
          </table:table-cell>
          <table:table-cell>
            <text:p>838972466</text:p>
          </table:table-cell>
          <table:table-cell>
            <text:p>840046433</text:p>
          </table:table-cell>
        </table:table-row>
        <table:table-row>
          <table:table-cell>
            <text:p>823193041</text:p>
          </table:table-cell>
          <table:table-cell>
            <text:p>408200058</text:p>
          </table:table-cell>
          <table:table-cell>
            <text:p>172574432</text:p>
          </table:table-cell>
          <table:table-cell>
            <text:p>491648157</text:p>
          </table:table-cell>
          <table:table-cell>
            <text:p>50537830</text:p>
          </table:table-cell>
          <table:table-cell>
            <text:p>905309880</text:p>
          </table:table-cell>
          <table:table-cell>
            <text:p>58162342</text:p>
          </table:table-cell>
        </table:table-row>
        <table:table-row>
          <table:table-cell>
            <text:p>843409151</text:p>
          </table:table-cell>
          <table:table-cell>
            <text:p>294764292</text:p>
          </table:table-cell>
          <table:table-cell>
            <text:p>367430584</text:p>
          </table:table-cell>
          <table:table-cell>
            <text:p>47173071</text:p>
          </table:table-cell>
          <table:table-cell>
            <text:p>306555563</text:p>
          </table:table-cell>
          <table:table-cell>
            <text:p>94724103</text:p>
          </table:table-cell>
          <table:table-cell>
            <text:p>311559077</text:p>
          </table:table-cell>
        </table:table-row>
        <table:table-row>
          <table:table-cell>
            <text:p>132573851</text:p>
          </table:table-cell>
          <table:table-cell>
            <text:p>456331804</text:p>
          </table:table-cell>
          <table:table-cell>
            <text:p>141578495</text:p>
          </table:table-cell>
          <table:table-cell>
            <text:p>89331800</text:p>
          </table:table-cell>
          <table:table-cell>
            <text:p>3738503</text:p>
          </table:table-cell>
          <table:table-cell>
            <text:p>642455260</text:p>
          </table:table-cell>
          <table:table-cell>
            <text:p>394020863</text:p>
          </table:table-cell>
        </table:table-row>
        <table:table-row>
          <table:table-cell>
            <text:p>345779822</text:p>
          </table:table-cell>
          <table:table-cell>
            <text:p>706563495</text:p>
          </table:table-cell>
          <table:table-cell>
            <text:p>742034769</text:p>
          </table:table-cell>
          <table:table-cell>
            <text:p>923342269</text:p>
          </table:table-cell>
          <table:table-cell>
            <text:p>897315948</text:p>
          </table:table-cell>
          <table:table-cell>
            <text:p>887452286</text:p>
          </table:table-cell>
          <table:table-cell>
            <text:p>53473678</text:p>
          </table:table-cell>
        </table:table-row>
        <table:table-row>
          <table:table-cell>
            <text:p>726344269</text:p>
          </table:table-cell>
          <table:table-cell>
            <text:p>726793853</text:p>
          </table:table-cell>
          <table:table-cell>
            <text:p>498496973</text:p>
          </table:table-cell>
          <table:table-cell>
            <text:p>127935864</text:p>
          </table:table-cell>
          <table:table-cell>
            <text:p>51559669</text:p>
          </table:table-cell>
          <table:table-cell>
            <text:p>430114040</text:p>
          </table:table-cell>
          <table:table-cell>
            <text:p>636333927</text:p>
          </table:table-cell>
        </table:table-row>
        <table:table-row>
          <table:table-cell>
            <text:p>779412845</text:p>
          </table:table-cell>
          <table:table-cell>
            <text:p>600287379</text:p>
          </table:table-cell>
          <table:table-cell>
            <text:p>514306027</text:p>
          </table:table-cell>
          <table:table-cell>
            <text:p>880223207</text:p>
          </table:table-cell>
          <table:table-cell>
            <text:p>274524277</text:p>
          </table:table-cell>
          <table:table-cell>
            <text:p>800599920</text:p>
          </table:table-cell>
          <table:table-cell>
            <text:p>167151479</text:p>
          </table:table-cell>
        </table:table-row>
        <table:table-row>
          <table:table-cell>
            <text:p>192231445</text:p>
          </table:table-cell>
          <table:table-cell>
            <text:p>652391796</text:p>
          </table:table-cell>
          <table:table-cell>
            <text:p>55287731</text:p>
          </table:table-cell>
          <table:table-cell>
            <text:p>298905259</text:p>
          </table:table-cell>
          <table:table-cell>
            <text:p>222503254</text:p>
          </table:table-cell>
          <table:table-cell>
            <text:p>873558426</text:p>
          </table:table-cell>
          <table:table-cell>
            <text:p>636134434</text:p>
          </table:table-cell>
        </table:table-row>
        <table:table-row>
          <table:table-cell>
            <text:p>558121372</text:p>
          </table:table-cell>
          <table:table-cell>
            <text:p>172366280</text:p>
          </table:table-cell>
          <table:table-cell>
            <text:p>932283229</text:p>
          </table:table-cell>
          <table:table-cell>
            <text:p>371036700</text:p>
          </table:table-cell>
          <table:table-cell>
            <text:p>465849964</text:p>
          </table:table-cell>
          <table:table-cell>
            <text:p>888789859</text:p>
          </table:table-cell>
          <table:table-cell>
            <text:p>157374153</text:p>
          </table:table-cell>
        </table:table-row>
        <table:table-row>
          <table:table-cell>
            <text:p>227143743</text:p>
          </table:table-cell>
          <table:table-cell>
            <text:p>933637655</text:p>
          </table:table-cell>
          <table:table-cell>
            <text:p>526280797</text:p>
          </table:table-cell>
          <table:table-cell>
            <text:p>101302101</text:p>
          </table:table-cell>
          <table:table-cell>
            <text:p>758375963</text:p>
          </table:table-cell>
          <table:table-cell>
            <text:p>212036278</text:p>
          </table:table-cell>
          <table:table-cell>
            <text:p>917549005</text:p>
          </table:table-cell>
        </table:table-row>
        <table:table-row>
          <table:table-cell>
            <text:p>19651524</text:p>
          </table:table-cell>
          <table:table-cell>
            <text:p>441871007</text:p>
          </table:table-cell>
          <table:table-cell>
            <text:p>387820701</text:p>
          </table:table-cell>
          <table:table-cell>
            <text:p>772661561</text:p>
          </table:table-cell>
          <table:table-cell>
            <text:p>69004738</text:p>
          </table:table-cell>
          <table:table-cell>
            <text:p>80208798</text:p>
          </table:table-cell>
          <table:table-cell>
            <text:p>233063123</text:p>
          </table:table-cell>
        </table:table-row>
        <table:table-row>
          <table:table-cell>
            <text:p>43156258</text:p>
          </table:table-cell>
          <table:table-cell>
            <text:p>305204443</text:p>
          </table:table-cell>
          <table:table-cell>
            <text:p>16577052</text:p>
          </table:table-cell>
          <table:table-cell>
            <text:p>82179161</text:p>
          </table:table-cell>
          <table:table-cell>
            <text:p>396604178</text:p>
          </table:table-cell>
          <table:table-cell>
            <text:p>473062870</text:p>
          </table:table-cell>
          <table:table-cell>
            <text:p>198591106</text:p>
          </table:table-cell>
        </table:table-row>
        <table:table-row>
          <table:table-cell>
            <text:p>698933306</text:p>
          </table:table-cell>
          <table:table-cell>
            <text:p>133422800</text:p>
          </table:table-cell>
          <table:table-cell>
            <text:p>849628953</text:p>
          </table:table-cell>
          <table:table-cell>
            <text:p>326132796</text:p>
          </table:table-cell>
          <table:table-cell>
            <text:p>931445225</text:p>
          </table:table-cell>
          <table:table-cell>
            <text:p>844858399</text:p>
          </table:table-cell>
          <table:table-cell>
            <text:p>798840455</text:p>
          </table:table-cell>
        </table:table-row>
        <table:table-row>
          <table:table-cell>
            <text:p>23025835</text:p>
          </table:table-cell>
          <table:table-cell>
            <text:p>113100078</text:p>
          </table:table-cell>
          <table:table-cell>
            <text:p>213017022</text:p>
          </table:table-cell>
          <table:table-cell>
            <text:p>545826039</text:p>
          </table:table-cell>
          <table:table-cell>
            <text:p>23018021</text:p>
          </table:table-cell>
          <table:table-cell>
            <text:p>559443422</text:p>
          </table:table-cell>
          <table:table-cell>
            <text:p>308069187</text:p>
          </table:table-cell>
        </table:table-row>
        <table:table-row>
          <table:table-cell>
            <text:p>540503707</text:p>
          </table:table-cell>
          <table:table-cell>
            <text:p>495399866</text:p>
          </table:table-cell>
          <table:table-cell>
            <text:p>719007588</text:p>
          </table:table-cell>
          <table:table-cell>
            <text:p>701486620</text:p>
          </table:table-cell>
          <table:table-cell>
            <text:p>841065828</text:p>
          </table:table-cell>
          <table:table-cell>
            <text:p>67167566</text:p>
          </table:table-cell>
          <table:table-cell>
            <text:p>583641804</text:p>
          </table:table-cell>
        </table:table-row>
        <table:table-row>
          <table:table-cell>
            <text:p>847134178</text:p>
          </table:table-cell>
          <table:table-cell>
            <text:p>55278613</text:p>
          </table:table-cell>
          <table:table-cell>
            <text:p>850663010</text:p>
          </table:table-cell>
          <table:table-cell>
            <text:p>922313999</text:p>
          </table:table-cell>
          <table:table-cell>
            <text:p>646512963</text:p>
          </table:table-cell>
          <table:table-cell>
            <text:p>664685663</text:p>
          </table:table-cell>
          <table:table-cell>
            <text:p>18067899</text:p>
          </table:table-cell>
        </table:table-row>
        <table:table-row>
          <table:table-cell>
            <text:p>343095090</text:p>
          </table:table-cell>
          <table:table-cell>
            <text:p>603935312</text:p>
          </table:table-cell>
          <table:table-cell>
            <text:p>155134484</text:p>
          </table:table-cell>
          <table:table-cell>
            <text:p>221490243</text:p>
          </table:table-cell>
          <table:table-cell>
            <text:p>897558191</text:p>
          </table:table-cell>
          <table:table-cell>
            <text:p>715020851</text:p>
          </table:table-cell>
          <table:table-cell>
            <text:p>45986722</text:p>
          </table:table-cell>
        </table:table-row>
        <table:table-row>
          <table:table-cell>
            <text:p>579907450</text:p>
          </table:table-cell>
          <table:table-cell>
            <text:p>24837822</text:p>
          </table:table-cell>
          <table:table-cell>
            <text:p>733538773</text:p>
          </table:table-cell>
          <table:table-cell>
            <text:p>378793292</text:p>
          </table:table-cell>
          <table:table-cell>
            <text:p>375224637</text:p>
          </table:table-cell>
          <table:table-cell>
            <text:p>942255261</text:p>
          </table:table-cell>
          <table:table-cell>
            <text:p>15694872</text:p>
          </table:table-cell>
        </table:table-row>
        <table:table-row>
          <table:table-cell>
            <text:p>99282002</text:p>
          </table:table-cell>
          <table:table-cell>
            <text:p>972663354</text:p>
          </table:table-cell>
          <table:table-cell>
            <text:p>489771903</text:p>
          </table:table-cell>
          <table:table-cell>
            <text:p>637120492</text:p>
          </table:table-cell>
          <table:table-cell>
            <text:p>229592311</text:p>
          </table:table-cell>
          <table:table-cell>
            <text:p>621077669</text:p>
          </table:table-cell>
          <table:table-cell>
            <text:p>552978650</text:p>
          </table:table-cell>
        </table:table-row>
        <table:table-row>
          <table:table-cell>
            <text:p>660192923</text:p>
          </table:table-cell>
          <table:table-cell>
            <text:p>944082590</text:p>
          </table:table-cell>
          <table:table-cell>
            <text:p>275211041</text:p>
          </table:table-cell>
          <table:table-cell>
            <text:p>661755627</text:p>
          </table:table-cell>
          <table:table-cell>
            <text:p>749150140</text:p>
          </table:table-cell>
          <table:table-cell>
            <text:p>218718683</text:p>
          </table:table-cell>
          <table:table-cell>
            <text:p>818233793</text:p>
          </table:table-cell>
        </table:table-row>
        <table:table-row>
          <table:table-cell>
            <text:p>923153068</text:p>
          </table:table-cell>
          <table:table-cell>
            <text:p>910576221</text:p>
          </table:table-cell>
          <table:table-cell>
            <text:p>535707936</text:p>
          </table:table-cell>
          <table:table-cell>
            <text:p>212582088</text:p>
          </table:table-cell>
          <table:table-cell>
            <text:p>153889664</text:p>
          </table:table-cell>
          <table:table-cell>
            <text:p>319388067</text:p>
          </table:table-cell>
          <table:table-cell>
            <text:p>153736508</text:p>
          </table:table-cell>
        </table:table-row>
        <table:table-row>
          <table:table-cell>
            <text:p>880542323</text:p>
          </table:table-cell>
          <table:table-cell>
            <text:p>239873978</text:p>
          </table:table-cell>
          <table:table-cell>
            <text:p>708256960</text:p>
          </table:table-cell>
          <table:table-cell>
            <text:p>476424310</text:p>
          </table:table-cell>
          <table:table-cell>
            <text:p>47198359</text:p>
          </table:table-cell>
          <table:table-cell>
            <text:p>218985114</text:p>
          </table:table-cell>
          <table:table-cell>
            <text:p>140093826</text:p>
          </table:table-cell>
        </table:table-row>
        <table:table-row>
          <table:table-cell>
            <text:p>580245214</text:p>
          </table:table-cell>
          <table:table-cell>
            <text:p>432553400</text:p>
          </table:table-cell>
          <table:table-cell>
            <text:p>951949294</text:p>
          </table:table-cell>
          <table:table-cell>
            <text:p>964483825</text:p>
          </table:table-cell>
          <table:table-cell>
            <text:p>74210563</text:p>
          </table:table-cell>
          <table:table-cell>
            <text:p>317340614</text:p>
          </table:table-cell>
          <table:table-cell>
            <text:p>667845864</text:p>
          </table:table-cell>
        </table:table-row>
        <table:table-row>
          <table:table-cell>
            <text:p>331141638</text:p>
          </table:table-cell>
          <table:table-cell>
            <text:p>553939610</text:p>
          </table:table-cell>
          <table:table-cell>
            <text:p>339251545</text:p>
          </table:table-cell>
          <table:table-cell>
            <text:p>414148636</text:p>
          </table:table-cell>
          <table:table-cell>
            <text:p>444463150</text:p>
          </table:table-cell>
          <table:table-cell>
            <text:p>420754701</text:p>
          </table:table-cell>
          <table:table-cell>
            <text:p>867025377</text:p>
          </table:table-cell>
        </table:table-row>
        <table:table-row>
          <table:table-cell>
            <text:p>154736950</text:p>
          </table:table-cell>
          <table:table-cell>
            <text:p>715276936</text:p>
          </table:table-cell>
          <table:table-cell>
            <text:p>475087729</text:p>
          </table:table-cell>
          <table:table-cell>
            <text:p>248625727</text:p>
          </table:table-cell>
          <table:table-cell>
            <text:p>831735604</text:p>
          </table:table-cell>
          <table:table-cell>
            <text:p>493349189</text:p>
          </table:table-cell>
          <table:table-cell>
            <text:p>399851228</text:p>
          </table:table-cell>
        </table:table-row>
        <table:table-row>
          <table:table-cell>
            <text:p>299794365</text:p>
          </table:table-cell>
          <table:table-cell>
            <text:p>53234227</text:p>
          </table:table-cell>
          <table:table-cell>
            <text:p>116800948</text:p>
          </table:table-cell>
          <table:table-cell>
            <text:p>707507550</text:p>
          </table:table-cell>
          <table:table-cell>
            <text:p>369850063</text:p>
          </table:table-cell>
          <table:table-cell>
            <text:p>950641469</text:p>
          </table:table-cell>
          <table:table-cell>
            <text:p>149927372</text:p>
          </table:table-cell>
        </table:table-row>
        <table:table-row>
          <table:table-cell>
            <text:p>506942484</text:p>
          </table:table-cell>
          <table:table-cell>
            <text:p>463042584</text:p>
          </table:table-cell>
          <table:table-cell>
            <text:p>378846540</text:p>
          </table:table-cell>
          <table:table-cell>
            <text:p>604471544</text:p>
          </table:table-cell>
          <table:table-cell>
            <text:p>656684265</text:p>
          </table:table-cell>
          <table:table-cell>
            <text:p>431532817</text:p>
          </table:table-cell>
          <table:table-cell>
            <text:p>113533032</text:p>
          </table:table-cell>
        </table:table-row>
        <table:table-row>
          <table:table-cell>
            <text:p>860125254</text:p>
          </table:table-cell>
          <table:table-cell>
            <text:p>116200260</text:p>
          </table:table-cell>
          <table:table-cell>
            <text:p>794558769</text:p>
          </table:table-cell>
          <table:table-cell>
            <text:p>457062759</text:p>
          </table:table-cell>
          <table:table-cell>
            <text:p>613944279</text:p>
          </table:table-cell>
          <table:table-cell>
            <text:p>41995137</text:p>
          </table:table-cell>
          <table:table-cell>
            <text:p>35080887</text:p>
          </table:table-cell>
        </table:table-row>
        <table:table-row>
          <table:table-cell>
            <text:p>567501870</text:p>
          </table:table-cell>
          <table:table-cell>
            <text:p>554058056</text:p>
          </table:table-cell>
          <table:table-cell>
            <text:p>476903223</text:p>
          </table:table-cell>
          <table:table-cell>
            <text:p>632855624</text:p>
          </table:table-cell>
          <table:table-cell>
            <text:p>376591208</text:p>
          </table:table-cell>
          <table:table-cell>
            <text:p>589931691</text:p>
          </table:table-cell>
          <table:table-cell>
            <text:p>504403421</text:p>
          </table:table-cell>
        </table:table-row>
        <table:table-row>
          <table:table-cell>
            <text:p>488659149</text:p>
          </table:table-cell>
          <table:table-cell>
            <text:p>407900724</text:p>
          </table:table-cell>
          <table:table-cell>
            <text:p>226677779</text:p>
          </table:table-cell>
          <table:table-cell>
            <text:p>507991805</text:p>
          </table:table-cell>
          <table:table-cell>
            <text:p>615254953</text:p>
          </table:table-cell>
          <table:table-cell>
            <text:p>313607410</text:p>
          </table:table-cell>
          <table:table-cell>
            <text:p>444310466</text:p>
          </table:table-cell>
        </table:table-row>
        <table:table-row>
          <table:table-cell>
            <text:p>875736363</text:p>
          </table:table-cell>
          <table:table-cell>
            <text:p>793569319</text:p>
          </table:table-cell>
          <table:table-cell>
            <text:p>194636035</text:p>
          </table:table-cell>
          <table:table-cell>
            <text:p>95770204</text:p>
          </table:table-cell>
          <table:table-cell>
            <text:p>445955748</text:p>
          </table:table-cell>
          <table:table-cell>
            <text:p>82495550</text:p>
          </table:table-cell>
          <table:table-cell>
            <text:p>621370488</text:p>
          </table:table-cell>
        </table:table-row>
        <table:table-row>
          <table:table-cell>
            <text:p>449295924</text:p>
          </table:table-cell>
          <table:table-cell>
            <text:p>33889680</text:p>
          </table:table-cell>
          <table:table-cell>
            <text:p>810887734</text:p>
          </table:table-cell>
          <table:table-cell>
            <text:p>762667398</text:p>
          </table:table-cell>
          <table:table-cell>
            <text:p>979000118</text:p>
          </table:table-cell>
          <table:table-cell>
            <text:p>434816125</text:p>
          </table:table-cell>
          <table:table-cell>
            <text:p>296116197</text:p>
          </table:table-cell>
        </table:table-row>
        <table:table-row>
          <table:table-cell>
            <text:p>624090620</text:p>
          </table:table-cell>
          <table:table-cell>
            <text:p>47436987</text:p>
          </table:table-cell>
          <table:table-cell>
            <text:p>573113303</text:p>
          </table:table-cell>
          <table:table-cell>
            <text:p>678658406</text:p>
          </table:table-cell>
          <table:table-cell>
            <text:p>334510008</text:p>
          </table:table-cell>
          <table:table-cell>
            <text:p>613842712</text:p>
          </table:table-cell>
          <table:table-cell>
            <text:p>301741729</text:p>
          </table:table-cell>
        </table:table-row>
        <table:table-row>
          <table:table-cell>
            <text:p>300107199</text:p>
          </table:table-cell>
          <table:table-cell>
            <text:p>245778819</text:p>
          </table:table-cell>
          <table:table-cell>
            <text:p>559135218</text:p>
          </table:table-cell>
          <table:table-cell>
            <text:p>631882040</text:p>
          </table:table-cell>
          <table:table-cell>
            <text:p>132027849</text:p>
          </table:table-cell>
          <table:table-cell>
            <text:p>450423720</text:p>
          </table:table-cell>
          <table:table-cell>
            <text:p>239005253</text:p>
          </table:table-cell>
        </table:table-row>
        <table:table-row>
          <table:table-cell>
            <text:p>686600490</text:p>
          </table:table-cell>
          <table:table-cell>
            <text:p>192735231</text:p>
          </table:table-cell>
          <table:table-cell>
            <text:p>556717060</text:p>
          </table:table-cell>
          <table:table-cell>
            <text:p>166053066</text:p>
          </table:table-cell>
          <table:table-cell>
            <text:p>732842185</text:p>
          </table:table-cell>
          <table:table-cell>
            <text:p>231950505</text:p>
          </table:table-cell>
          <table:table-cell>
            <text:p>414059027</text:p>
          </table:table-cell>
        </table:table-row>
        <table:table-row>
          <table:table-cell>
            <text:p>659137542</text:p>
          </table:table-cell>
          <table:table-cell>
            <text:p>613996993</text:p>
          </table:table-cell>
          <table:table-cell>
            <text:p>88199901</text:p>
          </table:table-cell>
          <table:table-cell>
            <text:p>480304006</text:p>
          </table:table-cell>
          <table:table-cell>
            <text:p>780589204</text:p>
          </table:table-cell>
          <table:table-cell>
            <text:p>253167484</text:p>
          </table:table-cell>
          <table:table-cell>
            <text:p>848600393</text:p>
          </table:table-cell>
        </table:table-row>
        <table:table-row>
          <table:table-cell>
            <text:p>500408328</text:p>
          </table:table-cell>
          <table:table-cell>
            <text:p>991506839</text:p>
          </table:table-cell>
          <table:table-cell>
            <text:p>866172967</text:p>
          </table:table-cell>
          <table:table-cell>
            <text:p>912004780</text:p>
          </table:table-cell>
          <table:table-cell>
            <text:p>136713655</text:p>
          </table:table-cell>
          <table:table-cell>
            <text:p>186904923</text:p>
          </table:table-cell>
          <table:table-cell>
            <text:p>66347885</text:p>
          </table:table-cell>
        </table:table-row>
        <table:table-row>
          <table:table-cell>
            <text:p>181599431</text:p>
          </table:table-cell>
          <table:table-cell>
            <text:p>260512638</text:p>
          </table:table-cell>
          <table:table-cell>
            <text:p>720121728</text:p>
          </table:table-cell>
          <table:table-cell>
            <text:p>700558292</text:p>
          </table:table-cell>
          <table:table-cell>
            <text:p>773970629</text:p>
          </table:table-cell>
          <table:table-cell>
            <text:p>58189558</text:p>
          </table:table-cell>
          <table:table-cell>
            <text:p>741062774</text:p>
          </table:table-cell>
        </table:table-row>
        <table:table-row>
          <table:table-cell>
            <text:p>929396020</text:p>
          </table:table-cell>
          <table:table-cell>
            <text:p>356212873</text:p>
          </table:table-cell>
          <table:table-cell>
            <text:p>602608293</text:p>
          </table:table-cell>
          <table:table-cell>
            <text:p>414229222</text:p>
          </table:table-cell>
          <table:table-cell>
            <text:p>874022708</text:p>
          </table:table-cell>
          <table:table-cell>
            <text:p>668072027</text:p>
          </table:table-cell>
          <table:table-cell>
            <text:p>393866346</text:p>
          </table:table-cell>
        </table:table-row>
        <table:table-row>
          <table:table-cell>
            <text:p>802800063</text:p>
          </table:table-cell>
          <table:table-cell>
            <text:p>612985771</text:p>
          </table:table-cell>
          <table:table-cell>
            <text:p>542970014</text:p>
          </table:table-cell>
          <table:table-cell>
            <text:p>980732533</text:p>
          </table:table-cell>
          <table:table-cell>
            <text:p>276203508</text:p>
          </table:table-cell>
          <table:table-cell>
            <text:p>917172670</text:p>
          </table:table-cell>
          <table:table-cell>
            <text:p>129830773</text:p>
          </table:table-cell>
        </table:table-row>
        <table:table-row>
          <table:table-cell>
            <text:p>694913661</text:p>
          </table:table-cell>
          <table:table-cell>
            <text:p>698514283</text:p>
          </table:table-cell>
          <table:table-cell>
            <text:p>247820888</text:p>
          </table:table-cell>
          <table:table-cell>
            <text:p>173623436</text:p>
          </table:table-cell>
          <table:table-cell>
            <text:p>333412371</text:p>
          </table:table-cell>
          <table:table-cell>
            <text:p>159961556</text:p>
          </table:table-cell>
          <table:table-cell>
            <text:p>188233229</text:p>
          </table:table-cell>
        </table:table-row>
        <table:table-row>
          <table:table-cell>
            <text:p>284363066</text:p>
          </table:table-cell>
          <table:table-cell>
            <text:p>398520875</text:p>
          </table:table-cell>
          <table:table-cell>
            <text:p>406214419</text:p>
          </table:table-cell>
          <table:table-cell>
            <text:p>188346444</text:p>
          </table:table-cell>
          <table:table-cell>
            <text:p>237974119</text:p>
          </table:table-cell>
          <table:table-cell>
            <text:p>397218991</text:p>
          </table:table-cell>
          <table:table-cell>
            <text:p>292943633</text:p>
          </table:table-cell>
        </table:table-row>
        <table:table-row>
          <table:table-cell>
            <text:p>253469759</text:p>
          </table:table-cell>
          <table:table-cell>
            <text:p>358109805</text:p>
          </table:table-cell>
          <table:table-cell>
            <text:p>799744430</text:p>
          </table:table-cell>
          <table:table-cell>
            <text:p>578457870</text:p>
          </table:table-cell>
          <table:table-cell>
            <text:p>136548143</text:p>
          </table:table-cell>
          <table:table-cell>
            <text:p>26209755</text:p>
          </table:table-cell>
          <table:table-cell>
            <text:p>2031868</text:p>
          </table:table-cell>
        </table:table-row>
        <table:table-row>
          <table:table-cell>
            <text:p>916168295</text:p>
          </table:table-cell>
          <table:table-cell>
            <text:p>826275315</text:p>
          </table:table-cell>
          <table:table-cell>
            <text:p>884559545</text:p>
          </table:table-cell>
          <table:table-cell>
            <text:p>829058068</text:p>
          </table:table-cell>
          <table:table-cell>
            <text:p>219912986</text:p>
          </table:table-cell>
          <table:table-cell>
            <text:p>376757048</text:p>
          </table:table-cell>
          <table:table-cell>
            <text:p>638979936</text:p>
          </table:table-cell>
        </table:table-row>
        <table:table-row>
          <table:table-cell>
            <text:p>358861436</text:p>
          </table:table-cell>
          <table:table-cell>
            <text:p>462823661</text:p>
          </table:table-cell>
          <table:table-cell>
            <text:p>321117663</text:p>
          </table:table-cell>
          <table:table-cell>
            <text:p>252167037</text:p>
          </table:table-cell>
          <table:table-cell>
            <text:p>501413440</text:p>
          </table:table-cell>
          <table:table-cell>
            <text:p>424721562</text:p>
          </table:table-cell>
          <table:table-cell>
            <text:p>813333895</text:p>
          </table:table-cell>
        </table:table-row>
        <table:table-row>
          <table:table-cell>
            <text:p>540942878</text:p>
          </table:table-cell>
          <table:table-cell>
            <text:p>759339382</text:p>
          </table:table-cell>
          <table:table-cell>
            <text:p>777051605</text:p>
          </table:table-cell>
          <table:table-cell>
            <text:p>481065137</text:p>
          </table:table-cell>
          <table:table-cell>
            <text:p>673854822</text:p>
          </table:table-cell>
          <table:table-cell>
            <text:p>661549773</text:p>
          </table:table-cell>
          <table:table-cell>
            <text:p>149509526</text:p>
          </table:table-cell>
        </table:table-row>
        <table:table-row>
          <table:table-cell>
            <text:p>807609759</text:p>
          </table:table-cell>
          <table:table-cell>
            <text:p>879490510</text:p>
          </table:table-cell>
          <table:table-cell>
            <text:p>659217420</text:p>
          </table:table-cell>
          <table:table-cell>
            <text:p>731875838</text:p>
          </table:table-cell>
          <table:table-cell>
            <text:p>539785629</text:p>
          </table:table-cell>
          <table:table-cell>
            <text:p>336788405</text:p>
          </table:table-cell>
          <table:table-cell>
            <text:p>263264202</text:p>
          </table:table-cell>
        </table:table-row>
        <table:table-row>
          <table:table-cell>
            <text:p>108090248</text:p>
          </table:table-cell>
          <table:table-cell>
            <text:p>300027627</text:p>
          </table:table-cell>
          <table:table-cell>
            <text:p>990584951</text:p>
          </table:table-cell>
          <table:table-cell>
            <text:p>503537013</text:p>
          </table:table-cell>
          <table:table-cell>
            <text:p>880229949</text:p>
          </table:table-cell>
          <table:table-cell>
            <text:p>509877108</text:p>
          </table:table-cell>
          <table:table-cell>
            <text:p>575801669</text:p>
          </table:table-cell>
        </table:table-row>
        <table:table-row>
          <table:table-cell>
            <text:p>991123758</text:p>
          </table:table-cell>
          <table:table-cell>
            <text:p>571316533</text:p>
          </table:table-cell>
          <table:table-cell>
            <text:p>771253146</text:p>
          </table:table-cell>
          <table:table-cell>
            <text:p>444504582</text:p>
          </table:table-cell>
          <table:table-cell>
            <text:p>553605752</text:p>
          </table:table-cell>
          <table:table-cell>
            <text:p>533976883</text:p>
          </table:table-cell>
          <table:table-cell>
            <text:p>205862211</text:p>
          </table:table-cell>
        </table:table-row>
        <table:table-row>
          <table:table-cell>
            <text:p>10064760</text:p>
          </table:table-cell>
          <table:table-cell>
            <text:p>989987414</text:p>
          </table:table-cell>
          <table:table-cell>
            <text:p>659173280</text:p>
          </table:table-cell>
          <table:table-cell>
            <text:p>704975186</text:p>
          </table:table-cell>
          <table:table-cell>
            <text:p>106459954</text:p>
          </table:table-cell>
          <table:table-cell>
            <text:p>595717014</text:p>
          </table:table-cell>
          <table:table-cell>
            <text:p>660862559</text:p>
          </table:table-cell>
        </table:table-row>
        <table:table-row>
          <table:table-cell>
            <text:p>596729200</text:p>
          </table:table-cell>
          <table:table-cell>
            <text:p>128907104</text:p>
          </table:table-cell>
          <table:table-cell>
            <text:p>719115546</text:p>
          </table:table-cell>
          <table:table-cell>
            <text:p>689059094</text:p>
          </table:table-cell>
          <table:table-cell>
            <text:p>543446743</text:p>
          </table:table-cell>
          <table:table-cell>
            <text:p>780278181</text:p>
          </table:table-cell>
          <table:table-cell>
            <text:p>118116128</text:p>
          </table:table-cell>
        </table:table-row>
        <table:table-row>
          <table:table-cell>
            <text:p>162805619</text:p>
          </table:table-cell>
          <table:table-cell>
            <text:p>711286680</text:p>
          </table:table-cell>
          <table:table-cell>
            <text:p>408408230</text:p>
          </table:table-cell>
          <table:table-cell>
            <text:p>338099983</text:p>
          </table:table-cell>
          <table:table-cell>
            <text:p>778161993</text:p>
          </table:table-cell>
          <table:table-cell>
            <text:p>26362343</text:p>
          </table:table-cell>
          <table:table-cell>
            <text:p>892572718</text:p>
          </table:table-cell>
        </table:table-row>
        <table:table-row>
          <table:table-cell>
            <text:p>755320046</text:p>
          </table:table-cell>
          <table:table-cell>
            <text:p>211261148</text:p>
          </table:table-cell>
          <table:table-cell>
            <text:p>739931356</text:p>
          </table:table-cell>
          <table:table-cell>
            <text:p>110964363</text:p>
          </table:table-cell>
          <table:table-cell>
            <text:p>86361550</text:p>
          </table:table-cell>
          <table:table-cell>
            <text:p>597480843</text:p>
          </table:table-cell>
          <table:table-cell>
            <text:p>831107124</text:p>
          </table:table-cell>
        </table:table-row>
        <table:table-row>
          <table:table-cell>
            <text:p>532848864</text:p>
          </table:table-cell>
          <table:table-cell>
            <text:p>190435988</text:p>
          </table:table-cell>
          <table:table-cell>
            <text:p>825110972</text:p>
          </table:table-cell>
          <table:table-cell>
            <text:p>864102813</text:p>
          </table:table-cell>
          <table:table-cell>
            <text:p>914501174</text:p>
          </table:table-cell>
          <table:table-cell>
            <text:p>283849253</text:p>
          </table:table-cell>
          <table:table-cell>
            <text:p>682599080</text:p>
          </table:table-cell>
        </table:table-row>
        <table:table-row>
          <table:table-cell>
            <text:p>321306681</text:p>
          </table:table-cell>
          <table:table-cell>
            <text:p>345628144</text:p>
          </table:table-cell>
          <table:table-cell>
            <text:p>717498836</text:p>
          </table:table-cell>
          <table:table-cell>
            <text:p>223553247</text:p>
          </table:table-cell>
          <table:table-cell>
            <text:p>299994159</text:p>
          </table:table-cell>
          <table:table-cell>
            <text:p>477302961</text:p>
          </table:table-cell>
          <table:table-cell>
            <text:p>470852822</text:p>
          </table:table-cell>
        </table:table-row>
        <table:table-row>
          <table:table-cell>
            <text:p>928373231</text:p>
          </table:table-cell>
          <table:table-cell>
            <text:p>283103521</text:p>
          </table:table-cell>
          <table:table-cell>
            <text:p>408969267</text:p>
          </table:table-cell>
          <table:table-cell>
            <text:p>17228486</text:p>
          </table:table-cell>
          <table:table-cell>
            <text:p>444667910</text:p>
          </table:table-cell>
          <table:table-cell>
            <text:p>178383419</text:p>
          </table:table-cell>
          <table:table-cell>
            <text:p>754923428</text:p>
          </table:table-cell>
        </table:table-row>
        <table:table-row>
          <table:table-cell>
            <text:p>26460603</text:p>
          </table:table-cell>
          <table:table-cell>
            <text:p>908974260</text:p>
          </table:table-cell>
          <table:table-cell>
            <text:p>159298253</text:p>
          </table:table-cell>
          <table:table-cell>
            <text:p>871319532</text:p>
          </table:table-cell>
          <table:table-cell>
            <text:p>703856510</text:p>
          </table:table-cell>
          <table:table-cell>
            <text:p>219417111</text:p>
          </table:table-cell>
          <table:table-cell>
            <text:p>355088344</text:p>
          </table:table-cell>
        </table:table-row>
        <table:table-row>
          <table:table-cell>
            <text:p>501686871</text:p>
          </table:table-cell>
          <table:table-cell>
            <text:p>124259578</text:p>
          </table:table-cell>
          <table:table-cell>
            <text:p>635010267</text:p>
          </table:table-cell>
          <table:table-cell>
            <text:p>8300476</text:p>
          </table:table-cell>
          <table:table-cell>
            <text:p>20474197</text:p>
          </table:table-cell>
          <table:table-cell>
            <text:p>440817299</text:p>
          </table:table-cell>
          <table:table-cell>
            <text:p>456348741</text:p>
          </table:table-cell>
        </table:table-row>
        <table:table-row>
          <table:table-cell>
            <text:p>911610442</text:p>
          </table:table-cell>
          <table:table-cell>
            <text:p>758042417</text:p>
          </table:table-cell>
          <table:table-cell>
            <text:p>515481847</text:p>
          </table:table-cell>
          <table:table-cell>
            <text:p>873917517</text:p>
          </table:table-cell>
          <table:table-cell>
            <text:p>44277253</text:p>
          </table:table-cell>
          <table:table-cell>
            <text:p>968782549</text:p>
          </table:table-cell>
          <table:table-cell>
            <text:p>936205197</text:p>
          </table:table-cell>
        </table:table-row>
        <table:table-row>
          <table:table-cell>
            <text:p>989038460</text:p>
          </table:table-cell>
          <table:table-cell>
            <text:p>697209793</text:p>
          </table:table-cell>
          <table:table-cell>
            <text:p>277141388</text:p>
          </table:table-cell>
          <table:table-cell>
            <text:p>98743326</text:p>
          </table:table-cell>
          <table:table-cell>
            <text:p>910496015</text:p>
          </table:table-cell>
          <table:table-cell>
            <text:p>637950627</text:p>
          </table:table-cell>
          <table:table-cell>
            <text:p>946326390</text:p>
          </table:table-cell>
        </table:table-row>
        <table:table-row>
          <table:table-cell>
            <text:p>155856039</text:p>
          </table:table-cell>
          <table:table-cell>
            <text:p>785683799</text:p>
          </table:table-cell>
          <table:table-cell>
            <text:p>424461903</text:p>
          </table:table-cell>
          <table:table-cell>
            <text:p>771928525</text:p>
          </table:table-cell>
          <table:table-cell>
            <text:p>929300815</text:p>
          </table:table-cell>
          <table:table-cell>
            <text:p>572007878</text:p>
          </table:table-cell>
          <table:table-cell>
            <text:p>97758695</text:p>
          </table:table-cell>
        </table:table-row>
        <table:table-row>
          <table:table-cell>
            <text:p>150934473</text:p>
          </table:table-cell>
          <table:table-cell>
            <text:p>50822024</text:p>
          </table:table-cell>
          <table:table-cell>
            <text:p>698610497</text:p>
          </table:table-cell>
          <table:table-cell>
            <text:p>553024298</text:p>
          </table:table-cell>
          <table:table-cell>
            <text:p>125254363</text:p>
          </table:table-cell>
          <table:table-cell>
            <text:p>158742557</text:p>
          </table:table-cell>
          <table:table-cell>
            <text:p>313074650</text:p>
          </table:table-cell>
        </table:table-row>
        <table:table-row>
          <table:table-cell>
            <text:p>335204409</text:p>
          </table:table-cell>
          <table:table-cell>
            <text:p>955890778</text:p>
          </table:table-cell>
          <table:table-cell>
            <text:p>698934033</text:p>
          </table:table-cell>
          <table:table-cell>
            <text:p>434454076</text:p>
          </table:table-cell>
          <table:table-cell>
            <text:p>860332335</text:p>
          </table:table-cell>
          <table:table-cell>
            <text:p>213712661</text:p>
          </table:table-cell>
          <table:table-cell>
            <text:p>146434274</text:p>
          </table:table-cell>
        </table:table-row>
        <table:table-row>
          <table:table-cell>
            <text:p>320500635</text:p>
          </table:table-cell>
          <table:table-cell>
            <text:p>948430417</text:p>
          </table:table-cell>
          <table:table-cell>
            <text:p>429161062</text:p>
          </table:table-cell>
          <table:table-cell>
            <text:p>425676509</text:p>
          </table:table-cell>
          <table:table-cell>
            <text:p>80399928</text:p>
          </table:table-cell>
          <table:table-cell>
            <text:p>10747103</text:p>
          </table:table-cell>
          <table:table-cell>
            <text:p>642996134</text:p>
          </table:table-cell>
        </table:table-row>
        <table:table-row>
          <table:table-cell>
            <text:p>873632413</text:p>
          </table:table-cell>
          <table:table-cell>
            <text:p>123016235</text:p>
          </table:table-cell>
          <table:table-cell>
            <text:p>108443253</text:p>
          </table:table-cell>
          <table:table-cell>
            <text:p>263560513</text:p>
          </table:table-cell>
          <table:table-cell>
            <text:p>762003579</text:p>
          </table:table-cell>
          <table:table-cell>
            <text:p>996677151</text:p>
          </table:table-cell>
          <table:table-cell>
            <text:p>689613328</text:p>
          </table:table-cell>
        </table:table-row>
        <table:table-row>
          <table:table-cell>
            <text:p>973486974</text:p>
          </table:table-cell>
          <table:table-cell>
            <text:p>403672463</text:p>
          </table:table-cell>
          <table:table-cell>
            <text:p>890379064</text:p>
          </table:table-cell>
          <table:table-cell>
            <text:p>201281727</text:p>
          </table:table-cell>
          <table:table-cell>
            <text:p>128874388</text:p>
          </table:table-cell>
          <table:table-cell>
            <text:p>341713991</text:p>
          </table:table-cell>
          <table:table-cell>
            <text:p>911838490</text:p>
          </table:table-cell>
        </table:table-row>
        <table:table-row>
          <table:table-cell>
            <text:p>712414675</text:p>
          </table:table-cell>
          <table:table-cell>
            <text:p>285609722</text:p>
          </table:table-cell>
          <table:table-cell>
            <text:p>780676040</text:p>
          </table:table-cell>
          <table:table-cell>
            <text:p>271018838</text:p>
          </table:table-cell>
          <table:table-cell>
            <text:p>102531452</text:p>
          </table:table-cell>
          <table:table-cell>
            <text:p>388499288</text:p>
          </table:table-cell>
          <table:table-cell>
            <text:p>198998558</text:p>
          </table:table-cell>
        </table:table-row>
        <table:table-row>
          <table:table-cell>
            <text:p>39037970</text:p>
          </table:table-cell>
          <table:table-cell>
            <text:p>680907325</text:p>
          </table:table-cell>
          <table:table-cell>
            <text:p>780029450</text:p>
          </table:table-cell>
          <table:table-cell>
            <text:p>8616060</text:p>
          </table:table-cell>
          <table:table-cell>
            <text:p>579953264</text:p>
          </table:table-cell>
          <table:table-cell>
            <text:p>242414146</text:p>
          </table:table-cell>
          <table:table-cell>
            <text:p>966754666</text:p>
          </table:table-cell>
        </table:table-row>
        <table:table-row>
          <table:table-cell>
            <text:p>939379494</text:p>
          </table:table-cell>
          <table:table-cell>
            <text:p>48476627</text:p>
          </table:table-cell>
          <table:table-cell>
            <text:p>781797028</text:p>
          </table:table-cell>
          <table:table-cell>
            <text:p>136288544</text:p>
          </table:table-cell>
          <table:table-cell>
            <text:p>336442171</text:p>
          </table:table-cell>
          <table:table-cell>
            <text:p>702900613</text:p>
          </table:table-cell>
          <table:table-cell>
            <text:p>715329246</text:p>
          </table:table-cell>
        </table:table-row>
        <table:table-row>
          <table:table-cell>
            <text:p>406062572</text:p>
          </table:table-cell>
          <table:table-cell>
            <text:p>496741102</text:p>
          </table:table-cell>
          <table:table-cell>
            <text:p>872299609</text:p>
          </table:table-cell>
          <table:table-cell>
            <text:p>368324553</text:p>
          </table:table-cell>
          <table:table-cell>
            <text:p>717331237</text:p>
          </table:table-cell>
          <table:table-cell>
            <text:p>934627503</text:p>
          </table:table-cell>
          <table:table-cell>
            <text:p>667466488</text:p>
          </table:table-cell>
        </table:table-row>
        <table:table-row>
          <table:table-cell>
            <text:p>915766709</text:p>
          </table:table-cell>
          <table:table-cell>
            <text:p>661771131</text:p>
          </table:table-cell>
          <table:table-cell>
            <text:p>251273206</text:p>
          </table:table-cell>
          <table:table-cell>
            <text:p>7156716</text:p>
          </table:table-cell>
          <table:table-cell>
            <text:p>707627304</text:p>
          </table:table-cell>
          <table:table-cell>
            <text:p>113157708</text:p>
          </table:table-cell>
          <table:table-cell>
            <text:p>308630350</text:p>
          </table:table-cell>
        </table:table-row>
        <table:table-row>
          <table:table-cell>
            <text:p>501676523</text:p>
          </table:table-cell>
          <table:table-cell>
            <text:p>68999814</text:p>
          </table:table-cell>
          <table:table-cell>
            <text:p>703613244</text:p>
          </table:table-cell>
          <table:table-cell>
            <text:p>838772054</text:p>
          </table:table-cell>
          <table:table-cell>
            <text:p>70237406</text:p>
          </table:table-cell>
          <table:table-cell>
            <text:p>811679847</text:p>
          </table:table-cell>
          <table:table-cell>
            <text:p>895889643</text:p>
          </table:table-cell>
        </table:table-row>
        <table:table-row>
          <table:table-cell>
            <text:p>404560070</text:p>
          </table:table-cell>
          <table:table-cell>
            <text:p>449738395</text:p>
          </table:table-cell>
          <table:table-cell>
            <text:p>547857073</text:p>
          </table:table-cell>
          <table:table-cell>
            <text:p>323134605</text:p>
          </table:table-cell>
          <table:table-cell>
            <text:p>955179915</text:p>
          </table:table-cell>
          <table:table-cell>
            <text:p>282210557</text:p>
          </table:table-cell>
          <table:table-cell>
            <text:p>954129465</text:p>
          </table:table-cell>
        </table:table-row>
        <table:table-row>
          <table:table-cell>
            <text:p>910265771</text:p>
          </table:table-cell>
          <table:table-cell>
            <text:p>938457620</text:p>
          </table:table-cell>
          <table:table-cell>
            <text:p>191804232</text:p>
          </table:table-cell>
          <table:table-cell>
            <text:p>146838660</text:p>
          </table:table-cell>
          <table:table-cell>
            <text:p>485116746</text:p>
          </table:table-cell>
          <table:table-cell>
            <text:p>959684365</text:p>
          </table:table-cell>
          <table:table-cell>
            <text:p>110935498</text:p>
          </table:table-cell>
        </table:table-row>
        <table:table-row>
          <table:table-cell>
            <text:p>908050610</text:p>
          </table:table-cell>
          <table:table-cell>
            <text:p>907764609</text:p>
          </table:table-cell>
          <table:table-cell>
            <text:p>299651563</text:p>
          </table:table-cell>
          <table:table-cell>
            <text:p>751170418</text:p>
          </table:table-cell>
          <table:table-cell>
            <text:p>584302341</text:p>
          </table:table-cell>
          <table:table-cell>
            <text:p>770763005</text:p>
          </table:table-cell>
          <table:table-cell>
            <text:p>907600819</text:p>
          </table:table-cell>
        </table:table-row>
        <table:table-row>
          <table:table-cell>
            <text:p>135135802</text:p>
          </table:table-cell>
          <table:table-cell>
            <text:p>23378261</text:p>
          </table:table-cell>
          <table:table-cell>
            <text:p>364652545</text:p>
          </table:table-cell>
          <table:table-cell>
            <text:p>996967422</text:p>
          </table:table-cell>
          <table:table-cell>
            <text:p>20820204</text:p>
          </table:table-cell>
          <table:table-cell>
            <text:p>641658128</text:p>
          </table:table-cell>
          <table:table-cell>
            <text:p>954889213</text:p>
          </table:table-cell>
        </table:table-row>
        <table:table-row>
          <table:table-cell>
            <text:p>250608447</text:p>
          </table:table-cell>
          <table:table-cell>
            <text:p>553977107</text:p>
          </table:table-cell>
          <table:table-cell>
            <text:p>910675183</text:p>
          </table:table-cell>
          <table:table-cell>
            <text:p>186909455</text:p>
          </table:table-cell>
          <table:table-cell>
            <text:p>33969813</text:p>
          </table:table-cell>
          <table:table-cell>
            <text:p>981937591</text:p>
          </table:table-cell>
          <table:table-cell>
            <text:p>453077011</text:p>
          </table:table-cell>
        </table:table-row>
        <table:table-row>
          <table:table-cell>
            <text:p>994883873</text:p>
          </table:table-cell>
          <table:table-cell>
            <text:p>705426663</text:p>
          </table:table-cell>
          <table:table-cell>
            <text:p>287248632</text:p>
          </table:table-cell>
          <table:table-cell>
            <text:p>136028657</text:p>
          </table:table-cell>
          <table:table-cell>
            <text:p>538405163</text:p>
          </table:table-cell>
          <table:table-cell>
            <text:p>161855179</text:p>
          </table:table-cell>
          <table:table-cell>
            <text:p>190351009</text:p>
          </table:table-cell>
        </table:table-row>
        <table:table-row>
          <table:table-cell>
            <text:p>436941118</text:p>
          </table:table-cell>
          <table:table-cell>
            <text:p>984693852</text:p>
          </table:table-cell>
          <table:table-cell>
            <text:p>242142999</text:p>
          </table:table-cell>
          <table:table-cell>
            <text:p>342261559</text:p>
          </table:table-cell>
          <table:table-cell>
            <text:p>634695888</text:p>
          </table:table-cell>
          <table:table-cell>
            <text:p>269947514</text:p>
          </table:table-cell>
          <table:table-cell>
            <text:p>55274148</text:p>
          </table:table-cell>
        </table:table-row>
        <table:table-row>
          <table:table-cell>
            <text:p>452194542</text:p>
          </table:table-cell>
          <table:table-cell>
            <text:p>235896821</text:p>
          </table:table-cell>
          <table:table-cell>
            <text:p>280409445</text:p>
          </table:table-cell>
          <table:table-cell>
            <text:p>715329767</text:p>
          </table:table-cell>
          <table:table-cell>
            <text:p>739304470</text:p>
          </table:table-cell>
          <table:table-cell>
            <text:p>775475625</text:p>
          </table:table-cell>
          <table:table-cell>
            <text:p>226728855</text:p>
          </table:table-cell>
        </table:table-row>
        <table:table-row>
          <table:table-cell>
            <text:p>856100534</text:p>
          </table:table-cell>
          <table:table-cell>
            <text:p>671508859</text:p>
          </table:table-cell>
          <table:table-cell>
            <text:p>674381380</text:p>
          </table:table-cell>
          <table:table-cell>
            <text:p>835230245</text:p>
          </table:table-cell>
          <table:table-cell>
            <text:p>211007290</text:p>
          </table:table-cell>
          <table:table-cell>
            <text:p>795019958</text:p>
          </table:table-cell>
          <table:table-cell>
            <text:p>884948115</text:p>
          </table:table-cell>
        </table:table-row>
        <table:table-row>
          <table:table-cell>
            <text:p>178768482</text:p>
          </table:table-cell>
          <table:table-cell>
            <text:p>560200685</text:p>
          </table:table-cell>
          <table:table-cell>
            <text:p>777553376</text:p>
          </table:table-cell>
          <table:table-cell>
            <text:p>36997074</text:p>
          </table:table-cell>
          <table:table-cell>
            <text:p>529174930</text:p>
          </table:table-cell>
          <table:table-cell>
            <text:p>132569099</text:p>
          </table:table-cell>
          <table:table-cell>
            <text:p>455642558</text:p>
          </table:table-cell>
        </table:table-row>
        <table:table-row>
          <table:table-cell>
            <text:p>591667569</text:p>
          </table:table-cell>
          <table:table-cell>
            <text:p>148878085</text:p>
          </table:table-cell>
          <table:table-cell>
            <text:p>51270470</text:p>
          </table:table-cell>
          <table:table-cell>
            <text:p>995054631</text:p>
          </table:table-cell>
          <table:table-cell>
            <text:p>634074553</text:p>
          </table:table-cell>
          <table:table-cell>
            <text:p>318566228</text:p>
          </table:table-cell>
          <table:table-cell>
            <text:p>6434589</text:p>
          </table:table-cell>
        </table:table-row>
        <table:table-row>
          <table:table-cell>
            <text:p>642318160</text:p>
          </table:table-cell>
          <table:table-cell>
            <text:p>872875657</text:p>
          </table:table-cell>
          <table:table-cell>
            <text:p>889613793</text:p>
          </table:table-cell>
          <table:table-cell>
            <text:p>230330197</text:p>
          </table:table-cell>
          <table:table-cell>
            <text:p>816564915</text:p>
          </table:table-cell>
          <table:table-cell>
            <text:p>422922141</text:p>
          </table:table-cell>
          <table:table-cell>
            <text:p>992684252</text:p>
          </table:table-cell>
        </table:table-row>
        <table:table-row>
          <table:table-cell>
            <text:p>149708280</text:p>
          </table:table-cell>
          <table:table-cell>
            <text:p>881871079</text:p>
          </table:table-cell>
          <table:table-cell>
            <text:p>560731740</text:p>
          </table:table-cell>
          <table:table-cell>
            <text:p>514989615</text:p>
          </table:table-cell>
          <table:table-cell>
            <text:p>371316804</text:p>
          </table:table-cell>
          <table:table-cell>
            <text:p>357720494</text:p>
          </table:table-cell>
          <table:table-cell>
            <text:p>608737083</text:p>
          </table:table-cell>
        </table:table-row>
        <table:table-row>
          <table:table-cell>
            <text:p>687169971</text:p>
          </table:table-cell>
          <table:table-cell>
            <text:p>548601305</text:p>
          </table:table-cell>
          <table:table-cell>
            <text:p>638857475</text:p>
          </table:table-cell>
          <table:table-cell>
            <text:p>201031900</text:p>
          </table:table-cell>
          <table:table-cell>
            <text:p>85263795</text:p>
          </table:table-cell>
          <table:table-cell>
            <text:p>735161840</text:p>
          </table:table-cell>
          <table:table-cell>
            <text:p>463247735</text:p>
          </table:table-cell>
        </table:table-row>
        <table:table-row>
          <table:table-cell>
            <text:p>109880262</text:p>
          </table:table-cell>
          <table:table-cell>
            <text:p>928706605</text:p>
          </table:table-cell>
          <table:table-cell>
            <text:p>415910391</text:p>
          </table:table-cell>
          <table:table-cell>
            <text:p>779915748</text:p>
          </table:table-cell>
          <table:table-cell>
            <text:p>899530086</text:p>
          </table:table-cell>
          <table:table-cell>
            <text:p>937629111</text:p>
          </table:table-cell>
          <table:table-cell>
            <text:p>962694707</text:p>
          </table:table-cell>
        </table:table-row>
        <table:table-row>
          <table:table-cell>
            <text:p>857973290</text:p>
          </table:table-cell>
          <table:table-cell>
            <text:p>654771781</text:p>
          </table:table-cell>
          <table:table-cell>
            <text:p>860215553</text:p>
          </table:table-cell>
          <table:table-cell>
            <text:p>166914620</text:p>
          </table:table-cell>
          <table:table-cell>
            <text:p>206012196</text:p>
          </table:table-cell>
          <table:table-cell>
            <text:p>680362423</text:p>
          </table:table-cell>
          <table:table-cell>
            <text:p>605918414</text:p>
          </table:table-cell>
        </table:table-row>
        <table:table-row>
          <table:table-cell>
            <text:p>327433615</text:p>
          </table:table-cell>
          <table:table-cell>
            <text:p>53510909</text:p>
          </table:table-cell>
          <table:table-cell>
            <text:p>885685215</text:p>
          </table:table-cell>
          <table:table-cell>
            <text:p>737173146</text:p>
          </table:table-cell>
          <table:table-cell>
            <text:p>439232129</text:p>
          </table:table-cell>
          <table:table-cell>
            <text:p>755262017</text:p>
          </table:table-cell>
          <table:table-cell>
            <text:p>872899710</text:p>
          </table:table-cell>
        </table:table-row>
        <table:table-row>
          <table:table-cell>
            <text:p>985721824</text:p>
          </table:table-cell>
          <table:table-cell>
            <text:p>765467938</text:p>
          </table:table-cell>
          <table:table-cell>
            <text:p>264980290</text:p>
          </table:table-cell>
          <table:table-cell>
            <text:p>148153612</text:p>
          </table:table-cell>
          <table:table-cell>
            <text:p>435949587</text:p>
          </table:table-cell>
          <table:table-cell>
            <text:p>324041996</text:p>
          </table:table-cell>
          <table:table-cell>
            <text:p>921557249</text:p>
          </table:table-cell>
        </table:table-row>
        <table:table-row>
          <table:table-cell>
            <text:p>355632605</text:p>
          </table:table-cell>
          <table:table-cell>
            <text:p>626244032</text:p>
          </table:table-cell>
          <table:table-cell>
            <text:p>669524327</text:p>
          </table:table-cell>
          <table:table-cell>
            <text:p>732879233</text:p>
          </table:table-cell>
          <table:table-cell>
            <text:p>943166439</text:p>
          </table:table-cell>
          <table:table-cell>
            <text:p>853917602</text:p>
          </table:table-cell>
          <table:table-cell>
            <text:p>348876659</text:p>
          </table:table-cell>
        </table:table-row>
        <table:table-row>
          <table:table-cell>
            <text:p>713307413</text:p>
          </table:table-cell>
          <table:table-cell>
            <text:p>91019416</text:p>
          </table:table-cell>
          <table:table-cell>
            <text:p>11564402</text:p>
          </table:table-cell>
          <table:table-cell>
            <text:p>817270054</text:p>
          </table:table-cell>
          <table:table-cell>
            <text:p>290253257</text:p>
          </table:table-cell>
          <table:table-cell>
            <text:p>239642973</text:p>
          </table:table-cell>
          <table:table-cell>
            <text:p>699525424</text:p>
          </table:table-cell>
        </table:table-row>
        <table:table-row>
          <table:table-cell>
            <text:p>803157653</text:p>
          </table:table-cell>
          <table:table-cell>
            <text:p>958134549</text:p>
          </table:table-cell>
          <table:table-cell>
            <text:p>166986231</text:p>
          </table:table-cell>
          <table:table-cell>
            <text:p>581660389</text:p>
          </table:table-cell>
          <table:table-cell>
            <text:p>474015935</text:p>
          </table:table-cell>
          <table:table-cell>
            <text:p>461663783</text:p>
          </table:table-cell>
          <table:table-cell>
            <text:p>118747356</text:p>
          </table:table-cell>
        </table:table-row>
        <table:table-row>
          <table:table-cell>
            <text:p>173561090</text:p>
          </table:table-cell>
          <table:table-cell>
            <text:p>519686202</text:p>
          </table:table-cell>
          <table:table-cell>
            <text:p>119073137</text:p>
          </table:table-cell>
          <table:table-cell>
            <text:p>826258418</text:p>
          </table:table-cell>
          <table:table-cell>
            <text:p>18741408</text:p>
          </table:table-cell>
          <table:table-cell>
            <text:p>371131989</text:p>
          </table:table-cell>
          <table:table-cell>
            <text:p>408251064</text:p>
          </table:table-cell>
        </table:table-row>
        <table:table-row>
          <table:table-cell>
            <text:p>808833747</text:p>
          </table:table-cell>
          <table:table-cell>
            <text:p>237234869</text:p>
          </table:table-cell>
          <table:table-cell>
            <text:p>416420110</text:p>
          </table:table-cell>
          <table:table-cell>
            <text:p>186828537</text:p>
          </table:table-cell>
          <table:table-cell>
            <text:p>459804365</text:p>
          </table:table-cell>
          <table:table-cell>
            <text:p>989213844</text:p>
          </table:table-cell>
          <table:table-cell>
            <text:p>761478295</text:p>
          </table:table-cell>
        </table:table-row>
        <table:table-row>
          <table:table-cell>
            <text:p>732362559</text:p>
          </table:table-cell>
          <table:table-cell>
            <text:p>257013719</text:p>
          </table:table-cell>
          <table:table-cell>
            <text:p>699413433</text:p>
          </table:table-cell>
          <table:table-cell>
            <text:p>5901932</text:p>
          </table:table-cell>
          <table:table-cell>
            <text:p>335786057</text:p>
          </table:table-cell>
          <table:table-cell>
            <text:p>407209467</text:p>
          </table:table-cell>
          <table:table-cell>
            <text:p>207208723</text:p>
          </table:table-cell>
        </table:table-row>
        <table:table-row>
          <table:table-cell>
            <text:p>901584898</text:p>
          </table:table-cell>
          <table:table-cell>
            <text:p>121886099</text:p>
          </table:table-cell>
          <table:table-cell>
            <text:p>686525070</text:p>
          </table:table-cell>
          <table:table-cell>
            <text:p>343993036</text:p>
          </table:table-cell>
          <table:table-cell>
            <text:p>788168339</text:p>
          </table:table-cell>
          <table:table-cell>
            <text:p>566559387</text:p>
          </table:table-cell>
          <table:table-cell>
            <text:p>349111726</text:p>
          </table:table-cell>
        </table:table-row>
        <table:table-row>
          <table:table-cell>
            <text:p>652495869</text:p>
          </table:table-cell>
          <table:table-cell>
            <text:p>127423880</text:p>
          </table:table-cell>
          <table:table-cell>
            <text:p>726138715</text:p>
          </table:table-cell>
          <table:table-cell>
            <text:p>534611726</text:p>
          </table:table-cell>
          <table:table-cell>
            <text:p>50655767</text:p>
          </table:table-cell>
          <table:table-cell>
            <text:p>518592532</text:p>
          </table:table-cell>
          <table:table-cell>
            <text:p>616000460</text:p>
          </table:table-cell>
        </table:table-row>
        <table:table-row>
          <table:table-cell>
            <text:p>684430584</text:p>
          </table:table-cell>
          <table:table-cell>
            <text:p>962706854</text:p>
          </table:table-cell>
          <table:table-cell>
            <text:p>625323159</text:p>
          </table:table-cell>
          <table:table-cell>
            <text:p>361852191</text:p>
          </table:table-cell>
          <table:table-cell>
            <text:p>521566608</text:p>
          </table:table-cell>
          <table:table-cell>
            <text:p>323648553</text:p>
          </table:table-cell>
          <table:table-cell>
            <text:p>462026758</text:p>
          </table:table-cell>
        </table:table-row>
        <table:table-row>
          <table:table-cell>
            <text:p>664128277</text:p>
          </table:table-cell>
          <table:table-cell>
            <text:p>674754433</text:p>
          </table:table-cell>
          <table:table-cell>
            <text:p>669939744</text:p>
          </table:table-cell>
          <table:table-cell>
            <text:p>467266632</text:p>
          </table:table-cell>
          <table:table-cell>
            <text:p>485678767</text:p>
          </table:table-cell>
          <table:table-cell>
            <text:p>476309629</text:p>
          </table:table-cell>
          <table:table-cell>
            <text:p>16267325</text:p>
          </table:table-cell>
        </table:table-row>
        <table:table-row>
          <table:table-cell>
            <text:p>507234202</text:p>
          </table:table-cell>
          <table:table-cell>
            <text:p>839593704</text:p>
          </table:table-cell>
          <table:table-cell>
            <text:p>267992794</text:p>
          </table:table-cell>
          <table:table-cell>
            <text:p>850786460</text:p>
          </table:table-cell>
          <table:table-cell>
            <text:p>161711181</text:p>
          </table:table-cell>
          <table:table-cell>
            <text:p>188666399</text:p>
          </table:table-cell>
          <table:table-cell>
            <text:p>756354561</text:p>
          </table:table-cell>
        </table:table-row>
        <table:table-row>
          <table:table-cell>
            <text:p>649133002</text:p>
          </table:table-cell>
          <table:table-cell>
            <text:p>829410974</text:p>
          </table:table-cell>
          <table:table-cell>
            <text:p>889242744</text:p>
          </table:table-cell>
          <table:table-cell>
            <text:p>461248099</text:p>
          </table:table-cell>
          <table:table-cell>
            <text:p>728321928</text:p>
          </table:table-cell>
          <table:table-cell>
            <text:p>671969377</text:p>
          </table:table-cell>
          <table:table-cell>
            <text:p>559274140</text:p>
          </table:table-cell>
        </table:table-row>
        <table:table-row>
          <table:table-cell>
            <text:p>172645602</text:p>
          </table:table-cell>
          <table:table-cell>
            <text:p>980466362</text:p>
          </table:table-cell>
          <table:table-cell>
            <text:p>388201453</text:p>
          </table:table-cell>
          <table:table-cell>
            <text:p>44008722</text:p>
          </table:table-cell>
          <table:table-cell>
            <text:p>127807364</text:p>
          </table:table-cell>
          <table:table-cell>
            <text:p>317060512</text:p>
          </table:table-cell>
          <table:table-cell>
            <text:p>691715540</text:p>
          </table:table-cell>
        </table:table-row>
        <table:table-row>
          <table:table-cell>
            <text:p>489061995</text:p>
          </table:table-cell>
          <table:table-cell>
            <text:p>448919197</text:p>
          </table:table-cell>
          <table:table-cell>
            <text:p>637053304</text:p>
          </table:table-cell>
          <table:table-cell>
            <text:p>269516821</text:p>
          </table:table-cell>
          <table:table-cell>
            <text:p>362524619</text:p>
          </table:table-cell>
          <table:table-cell>
            <text:p>120446994</text:p>
          </table:table-cell>
          <table:table-cell>
            <text:p>935946542</text:p>
          </table:table-cell>
        </table:table-row>
        <table:table-row>
          <table:table-cell>
            <text:p>506976488</text:p>
          </table:table-cell>
          <table:table-cell>
            <text:p>142723011</text:p>
          </table:table-cell>
          <table:table-cell>
            <text:p>856721870</text:p>
          </table:table-cell>
          <table:table-cell>
            <text:p>737084248</text:p>
          </table:table-cell>
          <table:table-cell>
            <text:p>873565396</text:p>
          </table:table-cell>
          <table:table-cell>
            <text:p>610826408</text:p>
          </table:table-cell>
          <table:table-cell>
            <text:p>171311199</text:p>
          </table:table-cell>
        </table:table-row>
        <table:table-row>
          <table:table-cell>
            <text:p>2724653</text:p>
          </table:table-cell>
          <table:table-cell>
            <text:p>703535110</text:p>
          </table:table-cell>
          <table:table-cell>
            <text:p>669866750</text:p>
          </table:table-cell>
          <table:table-cell>
            <text:p>528591970</text:p>
          </table:table-cell>
          <table:table-cell>
            <text:p>215474805</text:p>
          </table:table-cell>
          <table:table-cell>
            <text:p>936298275</text:p>
          </table:table-cell>
          <table:table-cell>
            <text:p>925321415</text:p>
          </table:table-cell>
        </table:table-row>
        <table:table-row>
          <table:table-cell>
            <text:p>910646638</text:p>
          </table:table-cell>
          <table:table-cell>
            <text:p>518759866</text:p>
          </table:table-cell>
          <table:table-cell>
            <text:p>802809621</text:p>
          </table:table-cell>
          <table:table-cell>
            <text:p>639857486</text:p>
          </table:table-cell>
          <table:table-cell>
            <text:p>180675479</text:p>
          </table:table-cell>
          <table:table-cell>
            <text:p>45094487</text:p>
          </table:table-cell>
          <table:table-cell>
            <text:p>702176638</text:p>
          </table:table-cell>
        </table:table-row>
        <table:table-row>
          <table:table-cell>
            <text:p>491026555</text:p>
          </table:table-cell>
          <table:table-cell>
            <text:p>645168206</text:p>
          </table:table-cell>
          <table:table-cell>
            <text:p>38936682</text:p>
          </table:table-cell>
          <table:table-cell>
            <text:p>830197177</text:p>
          </table:table-cell>
          <table:table-cell>
            <text:p>499283929</text:p>
          </table:table-cell>
          <table:table-cell>
            <text:p>840181317</text:p>
          </table:table-cell>
          <table:table-cell>
            <text:p>425916928</text:p>
          </table:table-cell>
        </table:table-row>
        <table:table-row>
          <table:table-cell>
            <text:p>482998607</text:p>
          </table:table-cell>
          <table:table-cell>
            <text:p>682902701</text:p>
          </table:table-cell>
          <table:table-cell>
            <text:p>956931138</text:p>
          </table:table-cell>
          <table:table-cell>
            <text:p>35239360</text:p>
          </table:table-cell>
          <table:table-cell>
            <text:p>953267265</text:p>
          </table:table-cell>
          <table:table-cell>
            <text:p>125600494</text:p>
          </table:table-cell>
          <table:table-cell>
            <text:p>991729008</text:p>
          </table:table-cell>
        </table:table-row>
        <table:table-row>
          <table:table-cell>
            <text:p>847046099</text:p>
          </table:table-cell>
          <table:table-cell>
            <text:p>724466206</text:p>
          </table:table-cell>
          <table:table-cell>
            <text:p>783502073</text:p>
          </table:table-cell>
          <table:table-cell>
            <text:p>991875868</text:p>
          </table:table-cell>
          <table:table-cell>
            <text:p>696743657</text:p>
          </table:table-cell>
          <table:table-cell>
            <text:p>285287266</text:p>
          </table:table-cell>
          <table:table-cell>
            <text:p>351417259</text:p>
          </table:table-cell>
        </table:table-row>
        <table:table-row>
          <table:table-cell>
            <text:p>632002579</text:p>
          </table:table-cell>
          <table:table-cell>
            <text:p>727445206</text:p>
          </table:table-cell>
          <table:table-cell>
            <text:p>503546537</text:p>
          </table:table-cell>
          <table:table-cell>
            <text:p>40132983</text:p>
          </table:table-cell>
          <table:table-cell>
            <text:p>950852496</text:p>
          </table:table-cell>
          <table:table-cell>
            <text:p>503534580</text:p>
          </table:table-cell>
          <table:table-cell>
            <text:p>343428846</text:p>
          </table:table-cell>
        </table:table-row>
        <table:table-row>
          <table:table-cell>
            <text:p>979170785</text:p>
          </table:table-cell>
          <table:table-cell>
            <text:p>138625807</text:p>
          </table:table-cell>
          <table:table-cell>
            <text:p>584328246</text:p>
          </table:table-cell>
          <table:table-cell>
            <text:p>218602411</text:p>
          </table:table-cell>
          <table:table-cell>
            <text:p>165670241</text:p>
          </table:table-cell>
          <table:table-cell>
            <text:p>105144080</text:p>
          </table:table-cell>
          <table:table-cell>
            <text:p>874716943</text:p>
          </table:table-cell>
        </table:table-row>
        <table:table-row>
          <table:table-cell>
            <text:p>217016899</text:p>
          </table:table-cell>
          <table:table-cell>
            <text:p>10004507</text:p>
          </table:table-cell>
          <table:table-cell>
            <text:p>892158653</text:p>
          </table:table-cell>
          <table:table-cell>
            <text:p>565019801</text:p>
          </table:table-cell>
          <table:table-cell>
            <text:p>749744391</text:p>
          </table:table-cell>
          <table:table-cell>
            <text:p>740967231</text:p>
          </table:table-cell>
          <table:table-cell>
            <text:p>406348973</text:p>
          </table:table-cell>
        </table:table-row>
        <table:table-row>
          <table:table-cell>
            <text:p>254260895</text:p>
          </table:table-cell>
          <table:table-cell>
            <text:p>611766826</text:p>
          </table:table-cell>
          <table:table-cell>
            <text:p>971990704</text:p>
          </table:table-cell>
          <table:table-cell>
            <text:p>673168179</text:p>
          </table:table-cell>
          <table:table-cell>
            <text:p>889259917</text:p>
          </table:table-cell>
          <table:table-cell>
            <text:p>491913180</text:p>
          </table:table-cell>
          <table:table-cell>
            <text:p>731247459</text:p>
          </table:table-cell>
        </table:table-row>
        <table:table-row>
          <table:table-cell>
            <text:p>335499558</text:p>
          </table:table-cell>
          <table:table-cell>
            <text:p>252915451</text:p>
          </table:table-cell>
          <table:table-cell>
            <text:p>713606335</text:p>
          </table:table-cell>
          <table:table-cell>
            <text:p>948753218</text:p>
          </table:table-cell>
          <table:table-cell>
            <text:p>80135791</text:p>
          </table:table-cell>
          <table:table-cell>
            <text:p>995710238</text:p>
          </table:table-cell>
          <table:table-cell>
            <text:p>181713005</text:p>
          </table:table-cell>
        </table:table-row>
        <table:table-row>
          <table:table-cell>
            <text:p>116199146</text:p>
          </table:table-cell>
          <table:table-cell>
            <text:p>792876062</text:p>
          </table:table-cell>
          <table:table-cell>
            <text:p>927140822</text:p>
          </table:table-cell>
          <table:table-cell>
            <text:p>473985878</text:p>
          </table:table-cell>
          <table:table-cell>
            <text:p>253027134</text:p>
          </table:table-cell>
          <table:table-cell>
            <text:p>820535270</text:p>
          </table:table-cell>
          <table:table-cell>
            <text:p>520231866</text:p>
          </table:table-cell>
        </table:table-row>
        <table:table-row>
          <table:table-cell>
            <text:p>564630532</text:p>
          </table:table-cell>
          <table:table-cell>
            <text:p>796506739</text:p>
          </table:table-cell>
          <table:table-cell>
            <text:p>496019150</text:p>
          </table:table-cell>
          <table:table-cell>
            <text:p>35327593</text:p>
          </table:table-cell>
          <table:table-cell>
            <text:p>507575983</text:p>
          </table:table-cell>
          <table:table-cell>
            <text:p>183889323</text:p>
          </table:table-cell>
          <table:table-cell>
            <text:p>282810146</text:p>
          </table:table-cell>
        </table:table-row>
        <table:table-row>
          <table:table-cell>
            <text:p>838324839</text:p>
          </table:table-cell>
          <table:table-cell>
            <text:p>124894871</text:p>
          </table:table-cell>
          <table:table-cell>
            <text:p>770317195</text:p>
          </table:table-cell>
          <table:table-cell>
            <text:p>614584417</text:p>
          </table:table-cell>
          <table:table-cell>
            <text:p>702722068</text:p>
          </table:table-cell>
          <table:table-cell>
            <text:p>517922363</text:p>
          </table:table-cell>
          <table:table-cell>
            <text:p>518910890</text:p>
          </table:table-cell>
        </table:table-row>
        <table:table-row>
          <table:table-cell>
            <text:p>794751735</text:p>
          </table:table-cell>
          <table:table-cell>
            <text:p>680491983</text:p>
          </table:table-cell>
          <table:table-cell>
            <text:p>184781105</text:p>
          </table:table-cell>
          <table:table-cell>
            <text:p>463355677</text:p>
          </table:table-cell>
          <table:table-cell>
            <text:p>245574079</text:p>
          </table:table-cell>
          <table:table-cell>
            <text:p>60947462</text:p>
          </table:table-cell>
          <table:table-cell>
            <text:p>197784411</text:p>
          </table:table-cell>
        </table:table-row>
        <table:table-row>
          <table:table-cell>
            <text:p>202108067</text:p>
          </table:table-cell>
          <table:table-cell>
            <text:p>277261934</text:p>
          </table:table-cell>
          <table:table-cell>
            <text:p>802260723</text:p>
          </table:table-cell>
          <table:table-cell>
            <text:p>921873268</text:p>
          </table:table-cell>
          <table:table-cell>
            <text:p>831751261</text:p>
          </table:table-cell>
          <table:table-cell>
            <text:p>873873478</text:p>
          </table:table-cell>
          <table:table-cell>
            <text:p>341307097</text:p>
          </table:table-cell>
        </table:table-row>
        <table:table-row>
          <table:table-cell>
            <text:p>271961415</text:p>
          </table:table-cell>
          <table:table-cell>
            <text:p>830617974</text:p>
          </table:table-cell>
          <table:table-cell>
            <text:p>413889409</text:p>
          </table:table-cell>
          <table:table-cell>
            <text:p>554291089</text:p>
          </table:table-cell>
          <table:table-cell>
            <text:p>609401983</text:p>
          </table:table-cell>
          <table:table-cell>
            <text:p>867300431</text:p>
          </table:table-cell>
          <table:table-cell>
            <text:p>952916898</text:p>
          </table:table-cell>
        </table:table-row>
        <table:table-row>
          <table:table-cell>
            <text:p>415149134</text:p>
          </table:table-cell>
          <table:table-cell>
            <text:p>512587937</text:p>
          </table:table-cell>
          <table:table-cell>
            <text:p>257763308</text:p>
          </table:table-cell>
          <table:table-cell>
            <text:p>827356097</text:p>
          </table:table-cell>
          <table:table-cell>
            <text:p>489048208</text:p>
          </table:table-cell>
          <table:table-cell>
            <text:p>380318269</text:p>
          </table:table-cell>
          <table:table-cell>
            <text:p>945075611</text:p>
          </table:table-cell>
        </table:table-row>
        <table:table-row>
          <table:table-cell>
            <text:p>130947807</text:p>
          </table:table-cell>
          <table:table-cell>
            <text:p>562257169</text:p>
          </table:table-cell>
          <table:table-cell>
            <text:p>230735017</text:p>
          </table:table-cell>
          <table:table-cell>
            <text:p>93355836</text:p>
          </table:table-cell>
          <table:table-cell>
            <text:p>737823350</text:p>
          </table:table-cell>
          <table:table-cell>
            <text:p>240331007</text:p>
          </table:table-cell>
          <table:table-cell>
            <text:p>934059736</text:p>
          </table:table-cell>
        </table:table-row>
        <table:table-row>
          <table:table-cell>
            <text:p>769575282</text:p>
          </table:table-cell>
          <table:table-cell>
            <text:p>478994543</text:p>
          </table:table-cell>
          <table:table-cell>
            <text:p>117175461</text:p>
          </table:table-cell>
          <table:table-cell>
            <text:p>303567423</text:p>
          </table:table-cell>
          <table:table-cell>
            <text:p>546044494</text:p>
          </table:table-cell>
          <table:table-cell>
            <text:p>856252913</text:p>
          </table:table-cell>
          <table:table-cell>
            <text:p>802704511</text:p>
          </table:table-cell>
        </table:table-row>
        <table:table-row>
          <table:table-cell>
            <text:p>360762484</text:p>
          </table:table-cell>
          <table:table-cell>
            <text:p>606427340</text:p>
          </table:table-cell>
          <table:table-cell>
            <text:p>282647526</text:p>
          </table:table-cell>
          <table:table-cell>
            <text:p>252203677</text:p>
          </table:table-cell>
          <table:table-cell>
            <text:p>844208775</text:p>
          </table:table-cell>
          <table:table-cell>
            <text:p>619948678</text:p>
          </table:table-cell>
          <table:table-cell>
            <text:p>968815971</text:p>
          </table:table-cell>
        </table:table-row>
        <table:table-row>
          <table:table-cell>
            <text:p>148347947</text:p>
          </table:table-cell>
          <table:table-cell>
            <text:p>8217294</text:p>
          </table:table-cell>
          <table:table-cell>
            <text:p>107886160</text:p>
          </table:table-cell>
          <table:table-cell>
            <text:p>399671856</text:p>
          </table:table-cell>
          <table:table-cell>
            <text:p>174290715</text:p>
          </table:table-cell>
          <table:table-cell>
            <text:p>32303786</text:p>
          </table:table-cell>
          <table:table-cell>
            <text:p>182467507</text:p>
          </table:table-cell>
        </table:table-row>
        <table:table-row>
          <table:table-cell>
            <text:p>904750011</text:p>
          </table:table-cell>
          <table:table-cell>
            <text:p>577250361</text:p>
          </table:table-cell>
          <table:table-cell>
            <text:p>16938921</text:p>
          </table:table-cell>
          <table:table-cell>
            <text:p>910492682</text:p>
          </table:table-cell>
          <table:table-cell>
            <text:p>129529390</text:p>
          </table:table-cell>
          <table:table-cell>
            <text:p>308404501</text:p>
          </table:table-cell>
          <table:table-cell>
            <text:p>685225166</text:p>
          </table:table-cell>
        </table:table-row>
        <table:table-row>
          <table:table-cell>
            <text:p>877546674</text:p>
          </table:table-cell>
          <table:table-cell>
            <text:p>50685328</text:p>
          </table:table-cell>
          <table:table-cell>
            <text:p>125485098</text:p>
          </table:table-cell>
          <table:table-cell>
            <text:p>407342007</text:p>
          </table:table-cell>
          <table:table-cell>
            <text:p>752333709</text:p>
          </table:table-cell>
          <table:table-cell>
            <text:p>730598092</text:p>
          </table:table-cell>
          <table:table-cell>
            <text:p>913218055</text:p>
          </table:table-cell>
        </table:table-row>
        <table:table-row>
          <table:table-cell>
            <text:p>371304475</text:p>
          </table:table-cell>
          <table:table-cell>
            <text:p>215494112</text:p>
          </table:table-cell>
          <table:table-cell>
            <text:p>878027151</text:p>
          </table:table-cell>
          <table:table-cell>
            <text:p>553477875</text:p>
          </table:table-cell>
          <table:table-cell>
            <text:p>922739918</text:p>
          </table:table-cell>
          <table:table-cell>
            <text:p>85357452</text:p>
          </table:table-cell>
          <table:table-cell>
            <text:p>597024791</text:p>
          </table:table-cell>
        </table:table-row>
        <table:table-row>
          <table:table-cell>
            <text:p>634119885</text:p>
          </table:table-cell>
          <table:table-cell>
            <text:p>122377967</text:p>
          </table:table-cell>
          <table:table-cell>
            <text:p>4824162</text:p>
          </table:table-cell>
          <table:table-cell>
            <text:p>708804144</text:p>
          </table:table-cell>
          <table:table-cell>
            <text:p>444404935</text:p>
          </table:table-cell>
          <table:table-cell>
            <text:p>97182801</text:p>
          </table:table-cell>
          <table:table-cell>
            <text:p>118747463</text:p>
          </table:table-cell>
        </table:table-row>
        <table:table-row>
          <table:table-cell>
            <text:p>488435009</text:p>
          </table:table-cell>
          <table:table-cell>
            <text:p>839167577</text:p>
          </table:table-cell>
          <table:table-cell>
            <text:p>661132491</text:p>
          </table:table-cell>
          <table:table-cell>
            <text:p>953875719</text:p>
          </table:table-cell>
          <table:table-cell>
            <text:p>444249756</text:p>
          </table:table-cell>
          <table:table-cell>
            <text:p>672012574</text:p>
          </table:table-cell>
          <table:table-cell>
            <text:p>441957012</text:p>
          </table:table-cell>
        </table:table-row>
        <table:table-row>
          <table:table-cell>
            <text:p>786108872</text:p>
          </table:table-cell>
          <table:table-cell>
            <text:p>310578833</text:p>
          </table:table-cell>
          <table:table-cell>
            <text:p>480631519</text:p>
          </table:table-cell>
          <table:table-cell>
            <text:p>727518481</text:p>
          </table:table-cell>
          <table:table-cell>
            <text:p>505870037</text:p>
          </table:table-cell>
          <table:table-cell>
            <text:p>151849987</text:p>
          </table:table-cell>
          <table:table-cell>
            <text:p>287705430</text:p>
          </table:table-cell>
        </table:table-row>
        <table:table-row>
          <table:table-cell>
            <text:p>247686690</text:p>
          </table:table-cell>
          <table:table-cell>
            <text:p>424261575</text:p>
          </table:table-cell>
          <table:table-cell>
            <text:p>294876131</text:p>
          </table:table-cell>
          <table:table-cell>
            <text:p>745298887</text:p>
          </table:table-cell>
          <table:table-cell>
            <text:p>947437781</text:p>
          </table:table-cell>
          <table:table-cell>
            <text:p>163532130</text:p>
          </table:table-cell>
          <table:table-cell>
            <text:p>981725733</text:p>
          </table:table-cell>
        </table:table-row>
        <table:table-row>
          <table:table-cell>
            <text:p>674678311</text:p>
          </table:table-cell>
          <table:table-cell>
            <text:p>515390113</text:p>
          </table:table-cell>
          <table:table-cell>
            <text:p>700310013</text:p>
          </table:table-cell>
          <table:table-cell>
            <text:p>139398435</text:p>
          </table:table-cell>
          <table:table-cell>
            <text:p>650698810</text:p>
          </table:table-cell>
          <table:table-cell>
            <text:p>351998064</text:p>
          </table:table-cell>
          <table:table-cell>
            <text:p>813164274</text:p>
          </table:table-cell>
        </table:table-row>
        <table:table-row>
          <table:table-cell>
            <text:p>666378738</text:p>
          </table:table-cell>
          <table:table-cell>
            <text:p>655365289</text:p>
          </table:table-cell>
          <table:table-cell>
            <text:p>352312234</text:p>
          </table:table-cell>
          <table:table-cell>
            <text:p>2027469</text:p>
          </table:table-cell>
          <table:table-cell>
            <text:p>491007253</text:p>
          </table:table-cell>
          <table:table-cell>
            <text:p>543543658</text:p>
          </table:table-cell>
          <table:table-cell>
            <text:p>500206967</text:p>
          </table:table-cell>
        </table:table-row>
        <table:table-row>
          <table:table-cell>
            <text:p>591323024</text:p>
          </table:table-cell>
          <table:table-cell>
            <text:p>248669793</text:p>
          </table:table-cell>
          <table:table-cell>
            <text:p>423675648</text:p>
          </table:table-cell>
          <table:table-cell>
            <text:p>445299027</text:p>
          </table:table-cell>
          <table:table-cell>
            <text:p>598699853</text:p>
          </table:table-cell>
          <table:table-cell>
            <text:p>265777093</text:p>
          </table:table-cell>
          <table:table-cell>
            <text:p>486092267</text:p>
          </table:table-cell>
        </table:table-row>
        <table:table-row>
          <table:table-cell>
            <text:p>11078306</text:p>
          </table:table-cell>
          <table:table-cell>
            <text:p>531212873</text:p>
          </table:table-cell>
          <table:table-cell>
            <text:p>710365508</text:p>
          </table:table-cell>
          <table:table-cell>
            <text:p>506325398</text:p>
          </table:table-cell>
          <table:table-cell>
            <text:p>166516025</text:p>
          </table:table-cell>
          <table:table-cell>
            <text:p>64898875</text:p>
          </table:table-cell>
          <table:table-cell>
            <text:p>220118731</text:p>
          </table:table-cell>
        </table:table-row>
        <table:table-row>
          <table:table-cell>
            <text:p>643200019</text:p>
          </table:table-cell>
          <table:table-cell>
            <text:p>864354182</text:p>
          </table:table-cell>
          <table:table-cell>
            <text:p>861710014</text:p>
          </table:table-cell>
          <table:table-cell>
            <text:p>728347231</text:p>
          </table:table-cell>
          <table:table-cell>
            <text:p>291631785</text:p>
          </table:table-cell>
          <table:table-cell>
            <text:p>656351236</text:p>
          </table:table-cell>
          <table:table-cell>
            <text:p>574657167</text:p>
          </table:table-cell>
        </table:table-row>
        <table:table-row>
          <table:table-cell>
            <text:p>253827171</text:p>
          </table:table-cell>
          <table:table-cell>
            <text:p>392077130</text:p>
          </table:table-cell>
          <table:table-cell>
            <text:p>818783998</text:p>
          </table:table-cell>
          <table:table-cell>
            <text:p>822909463</text:p>
          </table:table-cell>
          <table:table-cell>
            <text:p>645388468</text:p>
          </table:table-cell>
          <table:table-cell>
            <text:p>267841843</text:p>
          </table:table-cell>
          <table:table-cell>
            <text:p>345278577</text:p>
          </table:table-cell>
        </table:table-row>
        <table:table-row>
          <table:table-cell>
            <text:p>238322802</text:p>
          </table:table-cell>
          <table:table-cell>
            <text:p>437365462</text:p>
          </table:table-cell>
          <table:table-cell>
            <text:p>436105744</text:p>
          </table:table-cell>
          <table:table-cell>
            <text:p>280517171</text:p>
          </table:table-cell>
          <table:table-cell>
            <text:p>146020111</text:p>
          </table:table-cell>
          <table:table-cell>
            <text:p>620989830</text:p>
          </table:table-cell>
          <table:table-cell>
            <text:p>503741223</text:p>
          </table:table-cell>
        </table:table-row>
        <table:table-row>
          <table:table-cell>
            <text:p>447837936</text:p>
          </table:table-cell>
          <table:table-cell>
            <text:p>592948293</text:p>
          </table:table-cell>
          <table:table-cell>
            <text:p>881325275</text:p>
          </table:table-cell>
          <table:table-cell>
            <text:p>666245397</text:p>
          </table:table-cell>
          <table:table-cell>
            <text:p>763446963</text:p>
          </table:table-cell>
          <table:table-cell>
            <text:p>251864697</text:p>
          </table:table-cell>
          <table:table-cell>
            <text:p>479176471</text:p>
          </table:table-cell>
        </table:table-row>
        <table:table-row>
          <table:table-cell>
            <text:p>750294750</text:p>
          </table:table-cell>
          <table:table-cell>
            <text:p>587310973</text:p>
          </table:table-cell>
          <table:table-cell>
            <text:p>851555240</text:p>
          </table:table-cell>
          <table:table-cell>
            <text:p>740750687</text:p>
          </table:table-cell>
          <table:table-cell>
            <text:p>110972427</text:p>
          </table:table-cell>
          <table:table-cell>
            <text:p>311172771</text:p>
          </table:table-cell>
          <table:table-cell>
            <text:p>303452169</text:p>
          </table:table-cell>
        </table:table-row>
        <table:table-row>
          <table:table-cell>
            <text:p>720789359</text:p>
          </table:table-cell>
          <table:table-cell>
            <text:p>907660177</text:p>
          </table:table-cell>
          <table:table-cell>
            <text:p>648711046</text:p>
          </table:table-cell>
          <table:table-cell>
            <text:p>498510796</text:p>
          </table:table-cell>
          <table:table-cell>
            <text:p>705392940</text:p>
          </table:table-cell>
          <table:table-cell>
            <text:p>207954565</text:p>
          </table:table-cell>
          <table:table-cell>
            <text:p>215266062</text:p>
          </table:table-cell>
        </table:table-row>
        <table:table-row>
          <table:table-cell>
            <text:p>39541539</text:p>
          </table:table-cell>
          <table:table-cell>
            <text:p>180884548</text:p>
          </table:table-cell>
          <table:table-cell>
            <text:p>782548587</text:p>
          </table:table-cell>
          <table:table-cell>
            <text:p>151688601</text:p>
          </table:table-cell>
          <table:table-cell>
            <text:p>979702790</text:p>
          </table:table-cell>
          <table:table-cell>
            <text:p>341080148</text:p>
          </table:table-cell>
          <table:table-cell>
            <text:p>245940006</text:p>
          </table:table-cell>
        </table:table-row>
        <table:table-row>
          <table:table-cell>
            <text:p>312745921</text:p>
          </table:table-cell>
          <table:table-cell>
            <text:p>773817375</text:p>
          </table:table-cell>
          <table:table-cell>
            <text:p>398969878</text:p>
          </table:table-cell>
          <table:table-cell>
            <text:p>159683539</text:p>
          </table:table-cell>
          <table:table-cell>
            <text:p>482786155</text:p>
          </table:table-cell>
          <table:table-cell>
            <text:p>641939868</text:p>
          </table:table-cell>
          <table:table-cell>
            <text:p>754165833</text:p>
          </table:table-cell>
        </table:table-row>
        <table:table-row>
          <table:table-cell>
            <text:p>266278469</text:p>
          </table:table-cell>
          <table:table-cell>
            <text:p>882862093</text:p>
          </table:table-cell>
          <table:table-cell>
            <text:p>169826761</text:p>
          </table:table-cell>
          <table:table-cell>
            <text:p>6228753</text:p>
          </table:table-cell>
          <table:table-cell>
            <text:p>604798411</text:p>
          </table:table-cell>
          <table:table-cell>
            <text:p>276881116</text:p>
          </table:table-cell>
          <table:table-cell>
            <text:p>597662135</text:p>
          </table:table-cell>
        </table:table-row>
        <table:table-row>
          <table:table-cell>
            <text:p>357323074</text:p>
          </table:table-cell>
          <table:table-cell>
            <text:p>111859525</text:p>
          </table:table-cell>
          <table:table-cell>
            <text:p>121333132</text:p>
          </table:table-cell>
          <table:table-cell>
            <text:p>994252275</text:p>
          </table:table-cell>
          <table:table-cell>
            <text:p>758098988</text:p>
          </table:table-cell>
          <table:table-cell>
            <text:p>181454286</text:p>
          </table:table-cell>
          <table:table-cell>
            <text:p>420043694</text:p>
          </table:table-cell>
        </table:table-row>
        <table:table-row>
          <table:table-cell>
            <text:p>331197733</text:p>
          </table:table-cell>
          <table:table-cell>
            <text:p>317964731</text:p>
          </table:table-cell>
          <table:table-cell>
            <text:p>483617938</text:p>
          </table:table-cell>
          <table:table-cell>
            <text:p>862623661</text:p>
          </table:table-cell>
          <table:table-cell>
            <text:p>345379123</text:p>
          </table:table-cell>
          <table:table-cell>
            <text:p>559794869</text:p>
          </table:table-cell>
          <table:table-cell>
            <text:p>633015182</text:p>
          </table:table-cell>
        </table:table-row>
        <table:table-row>
          <table:table-cell>
            <text:p>541822178</text:p>
          </table:table-cell>
          <table:table-cell>
            <text:p>644680864</text:p>
          </table:table-cell>
          <table:table-cell>
            <text:p>40027939</text:p>
          </table:table-cell>
          <table:table-cell>
            <text:p>96155622</text:p>
          </table:table-cell>
          <table:table-cell>
            <text:p>562495400</text:p>
          </table:table-cell>
          <table:table-cell>
            <text:p>469492885</text:p>
          </table:table-cell>
          <table:table-cell>
            <text:p>487617218</text:p>
          </table:table-cell>
        </table:table-row>
        <table:table-row>
          <table:table-cell>
            <text:p>924936228</text:p>
          </table:table-cell>
          <table:table-cell>
            <text:p>889100392</text:p>
          </table:table-cell>
          <table:table-cell>
            <text:p>977070947</text:p>
          </table:table-cell>
          <table:table-cell>
            <text:p>237869370</text:p>
          </table:table-cell>
          <table:table-cell>
            <text:p>136738254</text:p>
          </table:table-cell>
          <table:table-cell>
            <text:p>688419975</text:p>
          </table:table-cell>
          <table:table-cell>
            <text:p>346984662</text:p>
          </table:table-cell>
        </table:table-row>
        <table:table-row>
          <table:table-cell>
            <text:p>764502592</text:p>
          </table:table-cell>
          <table:table-cell>
            <text:p>130667303</text:p>
          </table:table-cell>
          <table:table-cell>
            <text:p>957048347</text:p>
          </table:table-cell>
          <table:table-cell>
            <text:p>658599723</text:p>
          </table:table-cell>
          <table:table-cell>
            <text:p>115509064</text:p>
          </table:table-cell>
          <table:table-cell>
            <text:p>585461282</text:p>
          </table:table-cell>
          <table:table-cell>
            <text:p>746216198</text:p>
          </table:table-cell>
        </table:table-row>
        <table:table-row>
          <table:table-cell>
            <text:p>407983030</text:p>
          </table:table-cell>
          <table:table-cell>
            <text:p>227015977</text:p>
          </table:table-cell>
          <table:table-cell>
            <text:p>420826853</text:p>
          </table:table-cell>
          <table:table-cell>
            <text:p>821323452</text:p>
          </table:table-cell>
          <table:table-cell>
            <text:p>781288919</text:p>
          </table:table-cell>
          <table:table-cell>
            <text:p>580707603</text:p>
          </table:table-cell>
          <table:table-cell>
            <text:p>330257693</text:p>
          </table:table-cell>
        </table:table-row>
        <table:table-row>
          <table:table-cell>
            <text:p>100613029</text:p>
          </table:table-cell>
          <table:table-cell>
            <text:p>897606837</text:p>
          </table:table-cell>
          <table:table-cell>
            <text:p>978366561</text:p>
          </table:table-cell>
          <table:table-cell>
            <text:p>298389257</text:p>
          </table:table-cell>
          <table:table-cell>
            <text:p>249323322</text:p>
          </table:table-cell>
          <table:table-cell>
            <text:p>623660644</text:p>
          </table:table-cell>
          <table:table-cell>
            <text:p>359152371</text:p>
          </table:table-cell>
        </table:table-row>
        <table:table-row>
          <table:table-cell>
            <text:p>80283586</text:p>
          </table:table-cell>
          <table:table-cell>
            <text:p>841261413</text:p>
          </table:table-cell>
          <table:table-cell>
            <text:p>588532051</text:p>
          </table:table-cell>
          <table:table-cell>
            <text:p>708760044</text:p>
          </table:table-cell>
          <table:table-cell>
            <text:p>602451670</text:p>
          </table:table-cell>
          <table:table-cell>
            <text:p>584400749</text:p>
          </table:table-cell>
          <table:table-cell>
            <text:p>927235707</text:p>
          </table:table-cell>
        </table:table-row>
        <table:table-row>
          <table:table-cell>
            <text:p>424713787</text:p>
          </table:table-cell>
          <table:table-cell>
            <text:p>567854050</text:p>
          </table:table-cell>
          <table:table-cell>
            <text:p>397676033</text:p>
          </table:table-cell>
          <table:table-cell>
            <text:p>568794498</text:p>
          </table:table-cell>
          <table:table-cell>
            <text:p>643079681</text:p>
          </table:table-cell>
          <table:table-cell>
            <text:p>825844851</text:p>
          </table:table-cell>
          <table:table-cell>
            <text:p>327127002</text:p>
          </table:table-cell>
        </table:table-row>
        <table:table-row>
          <table:table-cell>
            <text:p>949254457</text:p>
          </table:table-cell>
          <table:table-cell>
            <text:p>382258398</text:p>
          </table:table-cell>
          <table:table-cell>
            <text:p>103478530</text:p>
          </table:table-cell>
          <table:table-cell>
            <text:p>489992568</text:p>
          </table:table-cell>
          <table:table-cell>
            <text:p>709778330</text:p>
          </table:table-cell>
          <table:table-cell>
            <text:p>311521621</text:p>
          </table:table-cell>
          <table:table-cell>
            <text:p>352208213</text:p>
          </table:table-cell>
        </table:table-row>
        <table:table-row>
          <table:table-cell>
            <text:p>123158257</text:p>
          </table:table-cell>
          <table:table-cell>
            <text:p>525538894</text:p>
          </table:table-cell>
          <table:table-cell>
            <text:p>446165373</text:p>
          </table:table-cell>
          <table:table-cell>
            <text:p>792182848</text:p>
          </table:table-cell>
          <table:table-cell>
            <text:p>412878350</text:p>
          </table:table-cell>
          <table:table-cell>
            <text:p>522592948</text:p>
          </table:table-cell>
          <table:table-cell>
            <text:p>251355642</text:p>
          </table:table-cell>
        </table:table-row>
        <table:table-row>
          <table:table-cell>
            <text:p>959278133</text:p>
          </table:table-cell>
          <table:table-cell>
            <text:p>559503611</text:p>
          </table:table-cell>
          <table:table-cell>
            <text:p>691616922</text:p>
          </table:table-cell>
          <table:table-cell>
            <text:p>501376706</text:p>
          </table:table-cell>
          <table:table-cell>
            <text:p>930613473</text:p>
          </table:table-cell>
          <table:table-cell>
            <text:p>612771260</text:p>
          </table:table-cell>
          <table:table-cell>
            <text:p>915957718</text:p>
          </table:table-cell>
        </table:table-row>
        <table:table-row>
          <table:table-cell>
            <text:p>663204686</text:p>
          </table:table-cell>
          <table:table-cell>
            <text:p>353773157</text:p>
          </table:table-cell>
          <table:table-cell>
            <text:p>2842700</text:p>
          </table:table-cell>
          <table:table-cell>
            <text:p>716399531</text:p>
          </table:table-cell>
          <table:table-cell>
            <text:p>842478593</text:p>
          </table:table-cell>
          <table:table-cell>
            <text:p>794494359</text:p>
          </table:table-cell>
          <table:table-cell>
            <text:p>587487039</text:p>
          </table:table-cell>
        </table:table-row>
        <table:table-row>
          <table:table-cell>
            <text:p>157261369</text:p>
          </table:table-cell>
          <table:table-cell>
            <text:p>409362307</text:p>
          </table:table-cell>
          <table:table-cell>
            <text:p>83209799</text:p>
          </table:table-cell>
          <table:table-cell>
            <text:p>506986436</text:p>
          </table:table-cell>
          <table:table-cell>
            <text:p>351281542</text:p>
          </table:table-cell>
          <table:table-cell>
            <text:p>383779395</text:p>
          </table:table-cell>
          <table:table-cell>
            <text:p>866364108</text:p>
          </table:table-cell>
        </table:table-row>
        <table:table-row>
          <table:table-cell>
            <text:p>701992655</text:p>
          </table:table-cell>
          <table:table-cell>
            <text:p>801842716</text:p>
          </table:table-cell>
          <table:table-cell>
            <text:p>702941652</text:p>
          </table:table-cell>
          <table:table-cell>
            <text:p>122672010</text:p>
          </table:table-cell>
          <table:table-cell>
            <text:p>141141129</text:p>
          </table:table-cell>
          <table:table-cell>
            <text:p>217220677</text:p>
          </table:table-cell>
          <table:table-cell>
            <text:p>402955146</text:p>
          </table:table-cell>
        </table:table-row>
        <table:table-row>
          <table:table-cell>
            <text:p>184799351</text:p>
          </table:table-cell>
          <table:table-cell>
            <text:p>841577154</text:p>
          </table:table-cell>
          <table:table-cell>
            <text:p>152954987</text:p>
          </table:table-cell>
          <table:table-cell>
            <text:p>443447492</text:p>
          </table:table-cell>
          <table:table-cell>
            <text:p>264825519</text:p>
          </table:table-cell>
          <table:table-cell>
            <text:p>766108224</text:p>
          </table:table-cell>
          <table:table-cell>
            <text:p>664036716</text:p>
          </table:table-cell>
        </table:table-row>
        <table:table-row>
          <table:table-cell>
            <text:p>395573576</text:p>
          </table:table-cell>
          <table:table-cell>
            <text:p>850360065</text:p>
          </table:table-cell>
          <table:table-cell>
            <text:p>338184209</text:p>
          </table:table-cell>
          <table:table-cell>
            <text:p>895937554</text:p>
          </table:table-cell>
          <table:table-cell>
            <text:p>34347298</text:p>
          </table:table-cell>
          <table:table-cell>
            <text:p>91764919</text:p>
          </table:table-cell>
          <table:table-cell>
            <text:p>520280981</text:p>
          </table:table-cell>
        </table:table-row>
        <table:table-row>
          <table:table-cell>
            <text:p>687980956</text:p>
          </table:table-cell>
          <table:table-cell>
            <text:p>849012260</text:p>
          </table:table-cell>
          <table:table-cell>
            <text:p>630237174</text:p>
          </table:table-cell>
          <table:table-cell>
            <text:p>559448494</text:p>
          </table:table-cell>
          <table:table-cell>
            <text:p>611987027</text:p>
          </table:table-cell>
          <table:table-cell>
            <text:p>328928113</text:p>
          </table:table-cell>
          <table:table-cell>
            <text:p>432879587</text:p>
          </table:table-cell>
        </table:table-row>
        <table:table-row>
          <table:table-cell>
            <text:p>70640319</text:p>
          </table:table-cell>
          <table:table-cell>
            <text:p>950001829</text:p>
          </table:table-cell>
          <table:table-cell>
            <text:p>850394889</text:p>
          </table:table-cell>
          <table:table-cell>
            <text:p>302145798</text:p>
          </table:table-cell>
          <table:table-cell>
            <text:p>428076299</text:p>
          </table:table-cell>
          <table:table-cell>
            <text:p>973270297</text:p>
          </table:table-cell>
          <table:table-cell>
            <text:p>258235775</text:p>
          </table:table-cell>
        </table:table-row>
        <table:table-row>
          <table:table-cell>
            <text:p>665786827</text:p>
          </table:table-cell>
          <table:table-cell>
            <text:p>151506176</text:p>
          </table:table-cell>
          <table:table-cell>
            <text:p>308730508</text:p>
          </table:table-cell>
          <table:table-cell>
            <text:p>507939655</text:p>
          </table:table-cell>
          <table:table-cell>
            <text:p>35019965</text:p>
          </table:table-cell>
          <table:table-cell>
            <text:p>656581596</text:p>
          </table:table-cell>
          <table:table-cell>
            <text:p>464227283</text:p>
          </table:table-cell>
        </table:table-row>
        <table:table-row>
          <table:table-cell>
            <text:p>604184640</text:p>
          </table:table-cell>
          <table:table-cell>
            <text:p>411641635</text:p>
          </table:table-cell>
          <table:table-cell>
            <text:p>928988564</text:p>
          </table:table-cell>
          <table:table-cell>
            <text:p>316413066</text:p>
          </table:table-cell>
          <table:table-cell>
            <text:p>110768311</text:p>
          </table:table-cell>
          <table:table-cell>
            <text:p>68420894</text:p>
          </table:table-cell>
          <table:table-cell>
            <text:p>476445523</text:p>
          </table:table-cell>
        </table:table-row>
        <table:table-row>
          <table:table-cell>
            <text:p>908310624</text:p>
          </table:table-cell>
          <table:table-cell>
            <text:p>625498572</text:p>
          </table:table-cell>
          <table:table-cell>
            <text:p>270525911</text:p>
          </table:table-cell>
          <table:table-cell>
            <text:p>952087077</text:p>
          </table:table-cell>
          <table:table-cell>
            <text:p>958025447</text:p>
          </table:table-cell>
          <table:table-cell>
            <text:p>493616535</text:p>
          </table:table-cell>
          <table:table-cell>
            <text:p>773035461</text:p>
          </table:table-cell>
        </table:table-row>
        <table:table-row>
          <table:table-cell>
            <text:p>397307502</text:p>
          </table:table-cell>
          <table:table-cell>
            <text:p>128400575</text:p>
          </table:table-cell>
          <table:table-cell>
            <text:p>928526201</text:p>
          </table:table-cell>
          <table:table-cell>
            <text:p>595463408</text:p>
          </table:table-cell>
          <table:table-cell>
            <text:p>763687902</text:p>
          </table:table-cell>
          <table:table-cell>
            <text:p>879303040</text:p>
          </table:table-cell>
          <table:table-cell>
            <text:p>209243455</text:p>
          </table:table-cell>
        </table:table-row>
        <table:table-row>
          <table:table-cell>
            <text:p>883183322</text:p>
          </table:table-cell>
          <table:table-cell>
            <text:p>757038243</text:p>
          </table:table-cell>
          <table:table-cell>
            <text:p>394226686</text:p>
          </table:table-cell>
          <table:table-cell>
            <text:p>440243949</text:p>
          </table:table-cell>
          <table:table-cell>
            <text:p>423935897</text:p>
          </table:table-cell>
          <table:table-cell>
            <text:p>4564138</text:p>
          </table:table-cell>
          <table:table-cell>
            <text:p>85017107</text:p>
          </table:table-cell>
        </table:table-row>
        <table:table-row>
          <table:table-cell>
            <text:p>514721311</text:p>
          </table:table-cell>
          <table:table-cell>
            <text:p>21634845</text:p>
          </table:table-cell>
          <table:table-cell>
            <text:p>627149856</text:p>
          </table:table-cell>
          <table:table-cell>
            <text:p>57692414</text:p>
          </table:table-cell>
          <table:table-cell>
            <text:p>308785106</text:p>
          </table:table-cell>
          <table:table-cell>
            <text:p>574355556</text:p>
          </table:table-cell>
          <table:table-cell>
            <text:p>593452428</text:p>
          </table:table-cell>
        </table:table-row>
        <table:table-row>
          <table:table-cell>
            <text:p>999919082</text:p>
          </table:table-cell>
          <table:table-cell>
            <text:p>945294553</text:p>
          </table:table-cell>
          <table:table-cell>
            <text:p>289777335</text:p>
          </table:table-cell>
          <table:table-cell>
            <text:p>968733695</text:p>
          </table:table-cell>
          <table:table-cell>
            <text:p>789861848</text:p>
          </table:table-cell>
          <table:table-cell>
            <text:p>825184058</text:p>
          </table:table-cell>
          <table:table-cell>
            <text:p>846930547</text:p>
          </table:table-cell>
        </table:table-row>
        <table:table-row>
          <table:table-cell>
            <text:p>51339040</text:p>
          </table:table-cell>
          <table:table-cell>
            <text:p>693426919</text:p>
          </table:table-cell>
          <table:table-cell>
            <text:p>836639361</text:p>
          </table:table-cell>
          <table:table-cell>
            <text:p>273688249</text:p>
          </table:table-cell>
          <table:table-cell>
            <text:p>414005078</text:p>
          </table:table-cell>
          <table:table-cell>
            <text:p>919454844</text:p>
          </table:table-cell>
          <table:table-cell>
            <text:p>103003499</text:p>
          </table:table-cell>
        </table:table-row>
        <table:table-row>
          <table:table-cell>
            <text:p>89302144</text:p>
          </table:table-cell>
          <table:table-cell>
            <text:p>878679122</text:p>
          </table:table-cell>
          <table:table-cell>
            <text:p>611525220</text:p>
          </table:table-cell>
          <table:table-cell>
            <text:p>678361671</text:p>
          </table:table-cell>
          <table:table-cell>
            <text:p>541046167</text:p>
          </table:table-cell>
          <table:table-cell>
            <text:p>276704754</text:p>
          </table:table-cell>
          <table:table-cell>
            <text:p>166479936</text:p>
          </table:table-cell>
        </table:table-row>
        <table:table-row>
          <table:table-cell>
            <text:p>513240950</text:p>
          </table:table-cell>
          <table:table-cell>
            <text:p>679942854</text:p>
          </table:table-cell>
          <table:table-cell>
            <text:p>767082308</text:p>
          </table:table-cell>
          <table:table-cell>
            <text:p>122134625</text:p>
          </table:table-cell>
          <table:table-cell>
            <text:p>370543424</text:p>
          </table:table-cell>
          <table:table-cell>
            <text:p>380413103</text:p>
          </table:table-cell>
          <table:table-cell>
            <text:p>640190446</text:p>
          </table:table-cell>
        </table:table-row>
        <table:table-row>
          <table:table-cell>
            <text:p>924734834</text:p>
          </table:table-cell>
          <table:table-cell>
            <text:p>703278085</text:p>
          </table:table-cell>
          <table:table-cell>
            <text:p>961874244</text:p>
          </table:table-cell>
          <table:table-cell>
            <text:p>993273222</text:p>
          </table:table-cell>
          <table:table-cell>
            <text:p>973188379</text:p>
          </table:table-cell>
          <table:table-cell>
            <text:p>985854863</text:p>
          </table:table-cell>
          <table:table-cell>
            <text:p>84610854</text:p>
          </table:table-cell>
        </table:table-row>
        <table:table-row>
          <table:table-cell>
            <text:p>234784948</text:p>
          </table:table-cell>
          <table:table-cell>
            <text:p>164899860</text:p>
          </table:table-cell>
          <table:table-cell>
            <text:p>790093277</text:p>
          </table:table-cell>
          <table:table-cell>
            <text:p>599420970</text:p>
          </table:table-cell>
          <table:table-cell>
            <text:p>83447142</text:p>
          </table:table-cell>
          <table:table-cell>
            <text:p>132725229</text:p>
          </table:table-cell>
          <table:table-cell>
            <text:p>948667739</text:p>
          </table:table-cell>
        </table:table-row>
        <table:table-row>
          <table:table-cell>
            <text:p>891012804</text:p>
          </table:table-cell>
          <table:table-cell>
            <text:p>25706308</text:p>
          </table:table-cell>
          <table:table-cell>
            <text:p>629992980</text:p>
          </table:table-cell>
          <table:table-cell>
            <text:p>925932514</text:p>
          </table:table-cell>
          <table:table-cell>
            <text:p>821597140</text:p>
          </table:table-cell>
          <table:table-cell>
            <text:p>57869740</text:p>
          </table:table-cell>
          <table:table-cell>
            <text:p>281567061</text:p>
          </table:table-cell>
        </table:table-row>
        <table:table-row>
          <table:table-cell>
            <text:p>104589671</text:p>
          </table:table-cell>
          <table:table-cell>
            <text:p>28768810</text:p>
          </table:table-cell>
          <table:table-cell>
            <text:p>256261181</text:p>
          </table:table-cell>
          <table:table-cell>
            <text:p>675461507</text:p>
          </table:table-cell>
          <table:table-cell>
            <text:p>885580315</text:p>
          </table:table-cell>
          <table:table-cell>
            <text:p>670210403</text:p>
          </table:table-cell>
          <table:table-cell>
            <text:p>341943</text:p>
          </table:table-cell>
        </table:table-row>
        <table:table-row>
          <table:table-cell>
            <text:p>955659030</text:p>
          </table:table-cell>
          <table:table-cell>
            <text:p>410738079</text:p>
          </table:table-cell>
          <table:table-cell>
            <text:p>294540853</text:p>
          </table:table-cell>
          <table:table-cell>
            <text:p>251130246</text:p>
          </table:table-cell>
          <table:table-cell>
            <text:p>875550723</text:p>
          </table:table-cell>
          <table:table-cell>
            <text:p>109596085</text:p>
          </table:table-cell>
          <table:table-cell>
            <text:p>787013586</text:p>
          </table:table-cell>
        </table:table-row>
        <table:table-row>
          <table:table-cell>
            <text:p>978489066</text:p>
          </table:table-cell>
          <table:table-cell>
            <text:p>117098343</text:p>
          </table:table-cell>
          <table:table-cell>
            <text:p>912425639</text:p>
          </table:table-cell>
          <table:table-cell>
            <text:p>250979014</text:p>
          </table:table-cell>
          <table:table-cell>
            <text:p>949547453</text:p>
          </table:table-cell>
          <table:table-cell>
            <text:p>658057005</text:p>
          </table:table-cell>
          <table:table-cell>
            <text:p>174704758</text:p>
          </table:table-cell>
        </table:table-row>
        <table:table-row>
          <table:table-cell>
            <text:p>200815204</text:p>
          </table:table-cell>
          <table:table-cell>
            <text:p>630195198</text:p>
          </table:table-cell>
          <table:table-cell>
            <text:p>270504805</text:p>
          </table:table-cell>
          <table:table-cell>
            <text:p>920690464</text:p>
          </table:table-cell>
          <table:table-cell>
            <text:p>867268539</text:p>
          </table:table-cell>
          <table:table-cell>
            <text:p>310207630</text:p>
          </table:table-cell>
          <table:table-cell>
            <text:p>86737053</text:p>
          </table:table-cell>
        </table:table-row>
        <table:table-row>
          <table:table-cell>
            <text:p>61854501</text:p>
          </table:table-cell>
          <table:table-cell>
            <text:p>246673725</text:p>
          </table:table-cell>
          <table:table-cell>
            <text:p>219680698</text:p>
          </table:table-cell>
          <table:table-cell>
            <text:p>163346558</text:p>
          </table:table-cell>
          <table:table-cell>
            <text:p>745043009</text:p>
          </table:table-cell>
          <table:table-cell>
            <text:p>286767575</text:p>
          </table:table-cell>
          <table:table-cell>
            <text:p>645341566</text:p>
          </table:table-cell>
        </table:table-row>
        <table:table-row>
          <table:table-cell>
            <text:p>902549142</text:p>
          </table:table-cell>
          <table:table-cell>
            <text:p>9079346</text:p>
          </table:table-cell>
          <table:table-cell>
            <text:p>85537042</text:p>
          </table:table-cell>
          <table:table-cell>
            <text:p>198283950</text:p>
          </table:table-cell>
          <table:table-cell>
            <text:p>679360316</text:p>
          </table:table-cell>
          <table:table-cell>
            <text:p>733479649</text:p>
          </table:table-cell>
          <table:table-cell>
            <text:p>310565101</text:p>
          </table:table-cell>
        </table:table-row>
        <table:table-row>
          <table:table-cell>
            <text:p>808239430</text:p>
          </table:table-cell>
          <table:table-cell>
            <text:p>584415104</text:p>
          </table:table-cell>
          <table:table-cell>
            <text:p>327979577</text:p>
          </table:table-cell>
          <table:table-cell>
            <text:p>983825086</text:p>
          </table:table-cell>
          <table:table-cell>
            <text:p>564141081</text:p>
          </table:table-cell>
          <table:table-cell>
            <text:p>737367351</text:p>
          </table:table-cell>
          <table:table-cell>
            <text:p>553185335</text:p>
          </table:table-cell>
        </table:table-row>
        <table:table-row>
          <table:table-cell>
            <text:p>569589869</text:p>
          </table:table-cell>
          <table:table-cell>
            <text:p>606904087</text:p>
          </table:table-cell>
          <table:table-cell>
            <text:p>700051299</text:p>
          </table:table-cell>
          <table:table-cell>
            <text:p>110041616</text:p>
          </table:table-cell>
          <table:table-cell>
            <text:p>909013127</text:p>
          </table:table-cell>
          <table:table-cell>
            <text:p>342514067</text:p>
          </table:table-cell>
          <table:table-cell>
            <text:p>897050677</text:p>
          </table:table-cell>
        </table:table-row>
        <table:table-row>
          <table:table-cell>
            <text:p>65713365</text:p>
          </table:table-cell>
          <table:table-cell>
            <text:p>60388429</text:p>
          </table:table-cell>
          <table:table-cell>
            <text:p>635109485</text:p>
          </table:table-cell>
          <table:table-cell>
            <text:p>501670823</text:p>
          </table:table-cell>
          <table:table-cell>
            <text:p>86689525</text:p>
          </table:table-cell>
          <table:table-cell>
            <text:p>884903190</text:p>
          </table:table-cell>
          <table:table-cell>
            <text:p>954268587</text:p>
          </table:table-cell>
        </table:table-row>
        <table:table-row>
          <table:table-cell>
            <text:p>5102325</text:p>
          </table:table-cell>
          <table:table-cell>
            <text:p>483729489</text:p>
          </table:table-cell>
          <table:table-cell>
            <text:p>432104929</text:p>
          </table:table-cell>
          <table:table-cell>
            <text:p>68311069</text:p>
          </table:table-cell>
          <table:table-cell>
            <text:p>259193061</text:p>
          </table:table-cell>
          <table:table-cell>
            <text:p>176653064</text:p>
          </table:table-cell>
          <table:table-cell>
            <text:p>132135491</text:p>
          </table:table-cell>
        </table:table-row>
        <table:table-row>
          <table:table-cell>
            <text:p>254786149</text:p>
          </table:table-cell>
          <table:table-cell>
            <text:p>12059552</text:p>
          </table:table-cell>
          <table:table-cell>
            <text:p>794130607</text:p>
          </table:table-cell>
          <table:table-cell>
            <text:p>970168138</text:p>
          </table:table-cell>
          <table:table-cell>
            <text:p>739543165</text:p>
          </table:table-cell>
          <table:table-cell>
            <text:p>432886959</text:p>
          </table:table-cell>
          <table:table-cell>
            <text:p>605711455</text:p>
          </table:table-cell>
        </table:table-row>
        <table:table-row>
          <table:table-cell>
            <text:p>241507951</text:p>
          </table:table-cell>
          <table:table-cell>
            <text:p>992827187</text:p>
          </table:table-cell>
          <table:table-cell>
            <text:p>959608460</text:p>
          </table:table-cell>
          <table:table-cell>
            <text:p>677444628</text:p>
          </table:table-cell>
          <table:table-cell>
            <text:p>379369520</text:p>
          </table:table-cell>
          <table:table-cell>
            <text:p>831505838</text:p>
          </table:table-cell>
          <table:table-cell>
            <text:p>544091652</text:p>
          </table:table-cell>
        </table:table-row>
        <table:table-row>
          <table:table-cell>
            <text:p>105627277</text:p>
          </table:table-cell>
          <table:table-cell>
            <text:p>870438965</text:p>
          </table:table-cell>
          <table:table-cell>
            <text:p>397336568</text:p>
          </table:table-cell>
          <table:table-cell>
            <text:p>772268350</text:p>
          </table:table-cell>
          <table:table-cell>
            <text:p>109037576</text:p>
          </table:table-cell>
          <table:table-cell>
            <text:p>734605688</text:p>
          </table:table-cell>
          <table:table-cell>
            <text:p>989457048</text:p>
          </table:table-cell>
        </table:table-row>
        <table:table-row>
          <table:table-cell>
            <text:p>505487327</text:p>
          </table:table-cell>
          <table:table-cell>
            <text:p>446469433</text:p>
          </table:table-cell>
          <table:table-cell>
            <text:p>629695876</text:p>
          </table:table-cell>
          <table:table-cell>
            <text:p>340481016</text:p>
          </table:table-cell>
          <table:table-cell>
            <text:p>102022208</text:p>
          </table:table-cell>
          <table:table-cell>
            <text:p>412648649</text:p>
          </table:table-cell>
          <table:table-cell>
            <text:p>983702164</text:p>
          </table:table-cell>
        </table:table-row>
        <table:table-row>
          <table:table-cell>
            <text:p>416134663</text:p>
          </table:table-cell>
          <table:table-cell>
            <text:p>830378513</text:p>
          </table:table-cell>
          <table:table-cell>
            <text:p>967676363</text:p>
          </table:table-cell>
          <table:table-cell>
            <text:p>649382649</text:p>
          </table:table-cell>
          <table:table-cell>
            <text:p>882403595</text:p>
          </table:table-cell>
          <table:table-cell>
            <text:p>78400415</text:p>
          </table:table-cell>
          <table:table-cell>
            <text:p>66461974</text:p>
          </table:table-cell>
        </table:table-row>
        <table:table-row>
          <table:table-cell>
            <text:p>665497372</text:p>
          </table:table-cell>
          <table:table-cell>
            <text:p>933836500</text:p>
          </table:table-cell>
          <table:table-cell>
            <text:p>451820127</text:p>
          </table:table-cell>
          <table:table-cell>
            <text:p>484303570</text:p>
          </table:table-cell>
          <table:table-cell>
            <text:p>114928627</text:p>
          </table:table-cell>
          <table:table-cell>
            <text:p>939542417</text:p>
          </table:table-cell>
          <table:table-cell>
            <text:p>676003263</text:p>
          </table:table-cell>
        </table:table-row>
        <table:table-row>
          <table:table-cell>
            <text:p>496317110</text:p>
          </table:table-cell>
          <table:table-cell>
            <text:p>895851598</text:p>
          </table:table-cell>
          <table:table-cell>
            <text:p>9445672</text:p>
          </table:table-cell>
          <table:table-cell>
            <text:p>806824369</text:p>
          </table:table-cell>
          <table:table-cell>
            <text:p>336420507</text:p>
          </table:table-cell>
          <table:table-cell>
            <text:p>126722388</text:p>
          </table:table-cell>
          <table:table-cell>
            <text:p>706175174</text:p>
          </table:table-cell>
        </table:table-row>
        <table:table-row>
          <table:table-cell>
            <text:p>513613462</text:p>
          </table:table-cell>
          <table:table-cell>
            <text:p>418541082</text:p>
          </table:table-cell>
          <table:table-cell>
            <text:p>996450248</text:p>
          </table:table-cell>
          <table:table-cell>
            <text:p>832559457</text:p>
          </table:table-cell>
          <table:table-cell>
            <text:p>359624874</text:p>
          </table:table-cell>
          <table:table-cell>
            <text:p>65669937</text:p>
          </table:table-cell>
          <table:table-cell>
            <text:p>738303962</text:p>
          </table:table-cell>
        </table:table-row>
        <table:table-row>
          <table:table-cell>
            <text:p>819810851</text:p>
          </table:table-cell>
          <table:table-cell>
            <text:p>676505510</text:p>
          </table:table-cell>
          <table:table-cell>
            <text:p>863278437</text:p>
          </table:table-cell>
          <table:table-cell>
            <text:p>63579838</text:p>
          </table:table-cell>
          <table:table-cell>
            <text:p>449893165</text:p>
          </table:table-cell>
          <table:table-cell>
            <text:p>349876443</text:p>
          </table:table-cell>
          <table:table-cell>
            <text:p>701030396</text:p>
          </table:table-cell>
        </table:table-row>
        <table:table-row>
          <table:table-cell>
            <text:p>855333740</text:p>
          </table:table-cell>
          <table:table-cell>
            <text:p>441966420</text:p>
          </table:table-cell>
          <table:table-cell>
            <text:p>370663378</text:p>
          </table:table-cell>
          <table:table-cell>
            <text:p>200041228</text:p>
          </table:table-cell>
          <table:table-cell>
            <text:p>222524893</text:p>
          </table:table-cell>
          <table:table-cell>
            <text:p>887429927</text:p>
          </table:table-cell>
          <table:table-cell>
            <text:p>773069868</text:p>
          </table:table-cell>
        </table:table-row>
        <table:table-row>
          <table:table-cell>
            <text:p>443821991</text:p>
          </table:table-cell>
          <table:table-cell>
            <text:p>984118032</text:p>
          </table:table-cell>
          <table:table-cell>
            <text:p>217887681</text:p>
          </table:table-cell>
          <table:table-cell>
            <text:p>245312335</text:p>
          </table:table-cell>
          <table:table-cell>
            <text:p>693436299</text:p>
          </table:table-cell>
          <table:table-cell>
            <text:p>795564321</text:p>
          </table:table-cell>
          <table:table-cell>
            <text:p>816062928</text:p>
          </table:table-cell>
        </table:table-row>
        <table:table-row>
          <table:table-cell>
            <text:p>970737332</text:p>
          </table:table-cell>
          <table:table-cell>
            <text:p>44339082</text:p>
          </table:table-cell>
          <table:table-cell>
            <text:p>298807111</text:p>
          </table:table-cell>
          <table:table-cell>
            <text:p>839057994</text:p>
          </table:table-cell>
          <table:table-cell>
            <text:p>578924358</text:p>
          </table:table-cell>
          <table:table-cell>
            <text:p>716241828</text:p>
          </table:table-cell>
          <table:table-cell>
            <text:p>698861685</text:p>
          </table:table-cell>
        </table:table-row>
        <table:table-row>
          <table:table-cell>
            <text:p>483300126</text:p>
          </table:table-cell>
          <table:table-cell>
            <text:p>447772247</text:p>
          </table:table-cell>
          <table:table-cell>
            <text:p>38921078</text:p>
          </table:table-cell>
          <table:table-cell>
            <text:p>250036573</text:p>
          </table:table-cell>
          <table:table-cell>
            <text:p>784407053</text:p>
          </table:table-cell>
          <table:table-cell>
            <text:p>329396419</text:p>
          </table:table-cell>
          <table:table-cell>
            <text:p>442912299</text:p>
          </table:table-cell>
        </table:table-row>
        <table:table-row>
          <table:table-cell>
            <text:p>781300572</text:p>
          </table:table-cell>
          <table:table-cell>
            <text:p>887829589</text:p>
          </table:table-cell>
          <table:table-cell>
            <text:p>213812867</text:p>
          </table:table-cell>
          <table:table-cell>
            <text:p>668484571</text:p>
          </table:table-cell>
          <table:table-cell>
            <text:p>142000865</text:p>
          </table:table-cell>
          <table:table-cell>
            <text:p>618645367</text:p>
          </table:table-cell>
          <table:table-cell>
            <text:p>801061784</text:p>
          </table:table-cell>
        </table:table-row>
        <table:table-row>
          <table:table-cell>
            <text:p>923755899</text:p>
          </table:table-cell>
          <table:table-cell>
            <text:p>984555231</text:p>
          </table:table-cell>
          <table:table-cell>
            <text:p>383571978</text:p>
          </table:table-cell>
          <table:table-cell>
            <text:p>98579996</text:p>
          </table:table-cell>
          <table:table-cell>
            <text:p>396514272</text:p>
          </table:table-cell>
          <table:table-cell>
            <text:p>632305637</text:p>
          </table:table-cell>
          <table:table-cell>
            <text:p>582863422</text:p>
          </table:table-cell>
        </table:table-row>
        <table:table-row>
          <table:table-cell>
            <text:p>95976022</text:p>
          </table:table-cell>
          <table:table-cell>
            <text:p>891973878</text:p>
          </table:table-cell>
          <table:table-cell>
            <text:p>668813199</text:p>
          </table:table-cell>
          <table:table-cell>
            <text:p>527872732</text:p>
          </table:table-cell>
          <table:table-cell>
            <text:p>635629161</text:p>
          </table:table-cell>
          <table:table-cell>
            <text:p>669006541</text:p>
          </table:table-cell>
          <table:table-cell>
            <text:p>626207896</text:p>
          </table:table-cell>
        </table:table-row>
        <table:table-row>
          <table:table-cell>
            <text:p>720560140</text:p>
          </table:table-cell>
          <table:table-cell>
            <text:p>694180201</text:p>
          </table:table-cell>
          <table:table-cell>
            <text:p>771266753</text:p>
          </table:table-cell>
          <table:table-cell>
            <text:p>343482243</text:p>
          </table:table-cell>
          <table:table-cell>
            <text:p>493222187</text:p>
          </table:table-cell>
          <table:table-cell>
            <text:p>933421613</text:p>
          </table:table-cell>
          <table:table-cell>
            <text:p>340176944</text:p>
          </table:table-cell>
        </table:table-row>
        <table:table-row>
          <table:table-cell>
            <text:p>92751262</text:p>
          </table:table-cell>
          <table:table-cell>
            <text:p>339378630</text:p>
          </table:table-cell>
          <table:table-cell>
            <text:p>406268148</text:p>
          </table:table-cell>
          <table:table-cell>
            <text:p>751078820</text:p>
          </table:table-cell>
          <table:table-cell>
            <text:p>208424598</text:p>
          </table:table-cell>
          <table:table-cell>
            <text:p>996952885</text:p>
          </table:table-cell>
          <table:table-cell>
            <text:p>297968283</text:p>
          </table:table-cell>
        </table:table-row>
        <table:table-row>
          <table:table-cell>
            <text:p>991693278</text:p>
          </table:table-cell>
          <table:table-cell>
            <text:p>412946774</text:p>
          </table:table-cell>
          <table:table-cell>
            <text:p>629232252</text:p>
          </table:table-cell>
          <table:table-cell>
            <text:p>431127556</text:p>
          </table:table-cell>
          <table:table-cell>
            <text:p>231705265</text:p>
          </table:table-cell>
          <table:table-cell>
            <text:p>580480731</text:p>
          </table:table-cell>
          <table:table-cell>
            <text:p>143408058</text:p>
          </table:table-cell>
        </table:table-row>
        <table:table-row>
          <table:table-cell>
            <text:p>207035396</text:p>
          </table:table-cell>
          <table:table-cell>
            <text:p>250355782</text:p>
          </table:table-cell>
          <table:table-cell>
            <text:p>506376925</text:p>
          </table:table-cell>
          <table:table-cell>
            <text:p>501677565</text:p>
          </table:table-cell>
          <table:table-cell>
            <text:p>154571904</text:p>
          </table:table-cell>
          <table:table-cell>
            <text:p>957314723</text:p>
          </table:table-cell>
          <table:table-cell>
            <text:p>218829478</text:p>
          </table:table-cell>
        </table:table-row>
        <table:table-row>
          <table:table-cell>
            <text:p>436430624</text:p>
          </table:table-cell>
          <table:table-cell>
            <text:p>745115388</text:p>
          </table:table-cell>
          <table:table-cell>
            <text:p>711868769</text:p>
          </table:table-cell>
          <table:table-cell>
            <text:p>500306475</text:p>
          </table:table-cell>
          <table:table-cell>
            <text:p>677261965</text:p>
          </table:table-cell>
          <table:table-cell>
            <text:p>95624219</text:p>
          </table:table-cell>
          <table:table-cell>
            <text:p>411598921</text:p>
          </table:table-cell>
        </table:table-row>
        <table:table-row>
          <table:table-cell>
            <text:p>928262724</text:p>
          </table:table-cell>
          <table:table-cell>
            <text:p>791452473</text:p>
          </table:table-cell>
          <table:table-cell>
            <text:p>312200776</text:p>
          </table:table-cell>
          <table:table-cell>
            <text:p>388831496</text:p>
          </table:table-cell>
          <table:table-cell>
            <text:p>866668999</text:p>
          </table:table-cell>
          <table:table-cell>
            <text:p>535645920</text:p>
          </table:table-cell>
          <table:table-cell>
            <text:p>489812087</text:p>
          </table:table-cell>
        </table:table-row>
        <table:table-row>
          <table:table-cell>
            <text:p>998810885</text:p>
          </table:table-cell>
          <table:table-cell>
            <text:p>724644164</text:p>
          </table:table-cell>
          <table:table-cell>
            <text:p>633489644</text:p>
          </table:table-cell>
          <table:table-cell>
            <text:p>577226042</text:p>
          </table:table-cell>
          <table:table-cell>
            <text:p>278633016</text:p>
          </table:table-cell>
          <table:table-cell>
            <text:p>635724612</text:p>
          </table:table-cell>
          <table:table-cell>
            <text:p>829985263</text:p>
          </table:table-cell>
        </table:table-row>
        <table:table-row>
          <table:table-cell>
            <text:p>747384419</text:p>
          </table:table-cell>
          <table:table-cell>
            <text:p>245801708</text:p>
          </table:table-cell>
          <table:table-cell>
            <text:p>809805967</text:p>
          </table:table-cell>
          <table:table-cell>
            <text:p>708155509</text:p>
          </table:table-cell>
          <table:table-cell>
            <text:p>130705326</text:p>
          </table:table-cell>
          <table:table-cell>
            <text:p>407481703</text:p>
          </table:table-cell>
          <table:table-cell>
            <text:p>381131413</text:p>
          </table:table-cell>
        </table:table-row>
        <table:table-row>
          <table:table-cell>
            <text:p>545015534</text:p>
          </table:table-cell>
          <table:table-cell>
            <text:p>200659825</text:p>
          </table:table-cell>
          <table:table-cell>
            <text:p>613483258</text:p>
          </table:table-cell>
          <table:table-cell>
            <text:p>333422828</text:p>
          </table:table-cell>
          <table:table-cell>
            <text:p>930098805</text:p>
          </table:table-cell>
          <table:table-cell>
            <text:p>422951394</text:p>
          </table:table-cell>
          <table:table-cell>
            <text:p>323424624</text:p>
          </table:table-cell>
        </table:table-row>
        <table:table-row>
          <table:table-cell>
            <text:p>120376761</text:p>
          </table:table-cell>
          <table:table-cell>
            <text:p>200735625</text:p>
          </table:table-cell>
          <table:table-cell>
            <text:p>26598733</text:p>
          </table:table-cell>
          <table:table-cell>
            <text:p>434159933</text:p>
          </table:table-cell>
          <table:table-cell>
            <text:p>276528033</text:p>
          </table:table-cell>
          <table:table-cell>
            <text:p>176271921</text:p>
          </table:table-cell>
          <table:table-cell>
            <text:p>623773212</text:p>
          </table:table-cell>
        </table:table-row>
        <table:table-row>
          <table:table-cell>
            <text:p>250444624</text:p>
          </table:table-cell>
          <table:table-cell>
            <text:p>642924821</text:p>
          </table:table-cell>
          <table:table-cell>
            <text:p>597165832</text:p>
          </table:table-cell>
          <table:table-cell>
            <text:p>552490185</text:p>
          </table:table-cell>
          <table:table-cell>
            <text:p>594290534</text:p>
          </table:table-cell>
          <table:table-cell>
            <text:p>253783428</text:p>
          </table:table-cell>
          <table:table-cell>
            <text:p>217446460</text:p>
          </table:table-cell>
        </table:table-row>
        <table:table-row>
          <table:table-cell>
            <text:p>782108320</text:p>
          </table:table-cell>
          <table:table-cell>
            <text:p>356798249</text:p>
          </table:table-cell>
          <table:table-cell>
            <text:p>955135292</text:p>
          </table:table-cell>
          <table:table-cell>
            <text:p>27126476</text:p>
          </table:table-cell>
          <table:table-cell>
            <text:p>476439193</text:p>
          </table:table-cell>
          <table:table-cell>
            <text:p>68662393</text:p>
          </table:table-cell>
          <table:table-cell>
            <text:p>207585273</text:p>
          </table:table-cell>
        </table:table-row>
        <table:table-row>
          <table:table-cell>
            <text:p>84622283</text:p>
          </table:table-cell>
          <table:table-cell>
            <text:p>431099581</text:p>
          </table:table-cell>
          <table:table-cell>
            <text:p>145345997</text:p>
          </table:table-cell>
          <table:table-cell>
            <text:p>558072625</text:p>
          </table:table-cell>
          <table:table-cell>
            <text:p>235529754</text:p>
          </table:table-cell>
          <table:table-cell>
            <text:p>942041785</text:p>
          </table:table-cell>
          <table:table-cell>
            <text:p>17726427</text:p>
          </table:table-cell>
        </table:table-row>
        <table:table-row>
          <table:table-cell>
            <text:p>939205760</text:p>
          </table:table-cell>
          <table:table-cell>
            <text:p>214117462</text:p>
          </table:table-cell>
          <table:table-cell>
            <text:p>356228763</text:p>
          </table:table-cell>
          <table:table-cell>
            <text:p>854706934</text:p>
          </table:table-cell>
          <table:table-cell>
            <text:p>508233021</text:p>
          </table:table-cell>
          <table:table-cell>
            <text:p>774265357</text:p>
          </table:table-cell>
          <table:table-cell>
            <text:p>988412072</text:p>
          </table:table-cell>
        </table:table-row>
        <table:table-row>
          <table:table-cell>
            <text:p>78419299</text:p>
          </table:table-cell>
          <table:table-cell>
            <text:p>847648794</text:p>
          </table:table-cell>
          <table:table-cell>
            <text:p>135665692</text:p>
          </table:table-cell>
          <table:table-cell>
            <text:p>476886095</text:p>
          </table:table-cell>
          <table:table-cell>
            <text:p>831500441</text:p>
          </table:table-cell>
          <table:table-cell>
            <text:p>798531344</text:p>
          </table:table-cell>
          <table:table-cell>
            <text:p>818288830</text:p>
          </table:table-cell>
        </table:table-row>
        <table:table-row>
          <table:table-cell>
            <text:p>392733523</text:p>
          </table:table-cell>
          <table:table-cell>
            <text:p>557184120</text:p>
          </table:table-cell>
          <table:table-cell>
            <text:p>394588841</text:p>
          </table:table-cell>
          <table:table-cell>
            <text:p>641735835</text:p>
          </table:table-cell>
          <table:table-cell>
            <text:p>983257395</text:p>
          </table:table-cell>
          <table:table-cell>
            <text:p>291550217</text:p>
          </table:table-cell>
          <table:table-cell>
            <text:p>438645788</text:p>
          </table:table-cell>
        </table:table-row>
        <table:table-row>
          <table:table-cell>
            <text:p>467016396</text:p>
          </table:table-cell>
          <table:table-cell>
            <text:p>330000173</text:p>
          </table:table-cell>
          <table:table-cell>
            <text:p>139401824</text:p>
          </table:table-cell>
          <table:table-cell>
            <text:p>791420598</text:p>
          </table:table-cell>
          <table:table-cell>
            <text:p>680141595</text:p>
          </table:table-cell>
          <table:table-cell>
            <text:p>455411482</text:p>
          </table:table-cell>
          <table:table-cell>
            <text:p>389028275</text:p>
          </table:table-cell>
        </table:table-row>
        <table:table-row>
          <table:table-cell>
            <text:p>258486311</text:p>
          </table:table-cell>
          <table:table-cell>
            <text:p>874001548</text:p>
          </table:table-cell>
          <table:table-cell>
            <text:p>3792783</text:p>
          </table:table-cell>
          <table:table-cell>
            <text:p>617618437</text:p>
          </table:table-cell>
          <table:table-cell>
            <text:p>62467131</text:p>
          </table:table-cell>
          <table:table-cell>
            <text:p>817593985</text:p>
          </table:table-cell>
          <table:table-cell>
            <text:p>516907798</text:p>
          </table:table-cell>
        </table:table-row>
        <table:table-row>
          <table:table-cell>
            <text:p>195623455</text:p>
          </table:table-cell>
          <table:table-cell>
            <text:p>867483684</text:p>
          </table:table-cell>
          <table:table-cell>
            <text:p>77295126</text:p>
          </table:table-cell>
          <table:table-cell>
            <text:p>45588656</text:p>
          </table:table-cell>
          <table:table-cell>
            <text:p>496689167</text:p>
          </table:table-cell>
          <table:table-cell>
            <text:p>994758393</text:p>
          </table:table-cell>
          <table:table-cell>
            <text:p>863968543</text:p>
          </table:table-cell>
        </table:table-row>
        <table:table-row>
          <table:table-cell>
            <text:p>958746273</text:p>
          </table:table-cell>
          <table:table-cell>
            <text:p>464400338</text:p>
          </table:table-cell>
          <table:table-cell>
            <text:p>81277177</text:p>
          </table:table-cell>
          <table:table-cell>
            <text:p>650863040</text:p>
          </table:table-cell>
          <table:table-cell>
            <text:p>622082934</text:p>
          </table:table-cell>
          <table:table-cell>
            <text:p>9893213</text:p>
          </table:table-cell>
          <table:table-cell>
            <text:p>237926856</text:p>
          </table:table-cell>
        </table:table-row>
        <table:table-row>
          <table:table-cell>
            <text:p>428173941</text:p>
          </table:table-cell>
          <table:table-cell>
            <text:p>854552986</text:p>
          </table:table-cell>
          <table:table-cell>
            <text:p>888248047</text:p>
          </table:table-cell>
          <table:table-cell>
            <text:p>652891299</text:p>
          </table:table-cell>
          <table:table-cell>
            <text:p>503775698</text:p>
          </table:table-cell>
          <table:table-cell>
            <text:p>671198896</text:p>
          </table:table-cell>
          <table:table-cell>
            <text:p>479833764</text:p>
          </table:table-cell>
        </table:table-row>
        <table:table-row>
          <table:table-cell>
            <text:p>935375051</text:p>
          </table:table-cell>
          <table:table-cell>
            <text:p>503648967</text:p>
          </table:table-cell>
          <table:table-cell>
            <text:p>659104423</text:p>
          </table:table-cell>
          <table:table-cell>
            <text:p>938340873</text:p>
          </table:table-cell>
          <table:table-cell>
            <text:p>823260566</text:p>
          </table:table-cell>
          <table:table-cell>
            <text:p>333763143</text:p>
          </table:table-cell>
          <table:table-cell>
            <text:p>430551928</text:p>
          </table:table-cell>
        </table:table-row>
        <table:table-row>
          <table:table-cell>
            <text:p>412301454</text:p>
          </table:table-cell>
          <table:table-cell>
            <text:p>181909171</text:p>
          </table:table-cell>
          <table:table-cell>
            <text:p>870756358</text:p>
          </table:table-cell>
          <table:table-cell>
            <text:p>974005157</text:p>
          </table:table-cell>
          <table:table-cell>
            <text:p>560909854</text:p>
          </table:table-cell>
          <table:table-cell>
            <text:p>414464773</text:p>
          </table:table-cell>
          <table:table-cell>
            <text:p>109509543</text:p>
          </table:table-cell>
        </table:table-row>
        <table:table-row>
          <table:table-cell>
            <text:p>921694356</text:p>
          </table:table-cell>
          <table:table-cell>
            <text:p>876587536</text:p>
          </table:table-cell>
          <table:table-cell>
            <text:p>735757723</text:p>
          </table:table-cell>
          <table:table-cell>
            <text:p>730316572</text:p>
          </table:table-cell>
          <table:table-cell>
            <text:p>5373948</text:p>
          </table:table-cell>
          <table:table-cell>
            <text:p>590490520</text:p>
          </table:table-cell>
          <table:table-cell>
            <text:p>916841042</text:p>
          </table:table-cell>
        </table:table-row>
        <table:table-row>
          <table:table-cell>
            <text:p>29485739</text:p>
          </table:table-cell>
          <table:table-cell>
            <text:p>586888610</text:p>
          </table:table-cell>
          <table:table-cell>
            <text:p>651680355</text:p>
          </table:table-cell>
          <table:table-cell>
            <text:p>104738386</text:p>
          </table:table-cell>
          <table:table-cell>
            <text:p>32780067</text:p>
          </table:table-cell>
          <table:table-cell>
            <text:p>457679326</text:p>
          </table:table-cell>
          <table:table-cell>
            <text:p>689468738</text:p>
          </table:table-cell>
        </table:table-row>
        <table:table-row>
          <table:table-cell>
            <text:p>615649697</text:p>
          </table:table-cell>
          <table:table-cell>
            <text:p>645187268</text:p>
          </table:table-cell>
          <table:table-cell>
            <text:p>896194963</text:p>
          </table:table-cell>
          <table:table-cell>
            <text:p>63119916</text:p>
          </table:table-cell>
          <table:table-cell>
            <text:p>286186167</text:p>
          </table:table-cell>
          <table:table-cell>
            <text:p>491520214</text:p>
          </table:table-cell>
          <table:table-cell>
            <text:p>669054108</text:p>
          </table:table-cell>
        </table:table-row>
        <table:table-row>
          <table:table-cell>
            <text:p>705217361</text:p>
          </table:table-cell>
          <table:table-cell>
            <text:p>318570440</text:p>
          </table:table-cell>
          <table:table-cell>
            <text:p>5857114</text:p>
          </table:table-cell>
          <table:table-cell>
            <text:p>604722193</text:p>
          </table:table-cell>
          <table:table-cell>
            <text:p>75538015</text:p>
          </table:table-cell>
          <table:table-cell>
            <text:p>350121060</text:p>
          </table:table-cell>
          <table:table-cell>
            <text:p>317381689</text:p>
          </table:table-cell>
        </table:table-row>
        <table:table-row>
          <table:table-cell>
            <text:p>550202060</text:p>
          </table:table-cell>
          <table:table-cell>
            <text:p>144200692</text:p>
          </table:table-cell>
          <table:table-cell>
            <text:p>620306684</text:p>
          </table:table-cell>
          <table:table-cell>
            <text:p>4832165</text:p>
          </table:table-cell>
          <table:table-cell>
            <text:p>721171927</text:p>
          </table:table-cell>
          <table:table-cell>
            <text:p>666998711</text:p>
          </table:table-cell>
          <table:table-cell>
            <text:p>978907491</text:p>
          </table:table-cell>
        </table:table-row>
        <table:table-row>
          <table:table-cell>
            <text:p>287612625</text:p>
          </table:table-cell>
          <table:table-cell>
            <text:p>724339345</text:p>
          </table:table-cell>
          <table:table-cell>
            <text:p>231590478</text:p>
          </table:table-cell>
          <table:table-cell>
            <text:p>92990929</text:p>
          </table:table-cell>
          <table:table-cell>
            <text:p>335218048</text:p>
          </table:table-cell>
          <table:table-cell>
            <text:p>506587041</text:p>
          </table:table-cell>
          <table:table-cell>
            <text:p>931370865</text:p>
          </table:table-cell>
        </table:table-row>
        <table:table-row>
          <table:table-cell>
            <text:p>255108248</text:p>
          </table:table-cell>
          <table:table-cell>
            <text:p>543967247</text:p>
          </table:table-cell>
          <table:table-cell>
            <text:p>665512105</text:p>
          </table:table-cell>
          <table:table-cell>
            <text:p>256604792</text:p>
          </table:table-cell>
          <table:table-cell>
            <text:p>923805103</text:p>
          </table:table-cell>
          <table:table-cell>
            <text:p>575332313</text:p>
          </table:table-cell>
          <table:table-cell>
            <text:p>922597704</text:p>
          </table:table-cell>
        </table:table-row>
        <table:table-row>
          <table:table-cell>
            <text:p>359170198</text:p>
          </table:table-cell>
          <table:table-cell>
            <text:p>496510160</text:p>
          </table:table-cell>
          <table:table-cell>
            <text:p>82918974</text:p>
          </table:table-cell>
          <table:table-cell>
            <text:p>463556297</text:p>
          </table:table-cell>
          <table:table-cell>
            <text:p>297709150</text:p>
          </table:table-cell>
          <table:table-cell>
            <text:p>788576481</text:p>
          </table:table-cell>
          <table:table-cell>
            <text:p>12709069</text:p>
          </table:table-cell>
        </table:table-row>
        <table:table-row>
          <table:table-cell>
            <text:p>28881163</text:p>
          </table:table-cell>
          <table:table-cell>
            <text:p>656362380</text:p>
          </table:table-cell>
          <table:table-cell>
            <text:p>619508632</text:p>
          </table:table-cell>
          <table:table-cell>
            <text:p>518132616</text:p>
          </table:table-cell>
          <table:table-cell>
            <text:p>682026880</text:p>
          </table:table-cell>
          <table:table-cell>
            <text:p>595596121</text:p>
          </table:table-cell>
          <table:table-cell>
            <text:p>580132162</text:p>
          </table:table-cell>
        </table:table-row>
        <table:table-row>
          <table:table-cell>
            <text:p>753886829</text:p>
          </table:table-cell>
          <table:table-cell>
            <text:p>194078202</text:p>
          </table:table-cell>
          <table:table-cell>
            <text:p>761913434</text:p>
          </table:table-cell>
          <table:table-cell>
            <text:p>300536388</text:p>
          </table:table-cell>
          <table:table-cell>
            <text:p>329328583</text:p>
          </table:table-cell>
          <table:table-cell>
            <text:p>199814696</text:p>
          </table:table-cell>
          <table:table-cell>
            <text:p>764448156</text:p>
          </table:table-cell>
        </table:table-row>
        <table:table-row>
          <table:table-cell>
            <text:p>168846906</text:p>
          </table:table-cell>
          <table:table-cell>
            <text:p>188389862</text:p>
          </table:table-cell>
          <table:table-cell>
            <text:p>706360160</text:p>
          </table:table-cell>
          <table:table-cell>
            <text:p>44594579</text:p>
          </table:table-cell>
          <table:table-cell>
            <text:p>473378224</text:p>
          </table:table-cell>
          <table:table-cell>
            <text:p>53499086</text:p>
          </table:table-cell>
          <table:table-cell>
            <text:p>684834631</text:p>
          </table:table-cell>
        </table:table-row>
        <table:table-row>
          <table:table-cell>
            <text:p>348461941</text:p>
          </table:table-cell>
          <table:table-cell>
            <text:p>28592321</text:p>
          </table:table-cell>
          <table:table-cell>
            <text:p>955396867</text:p>
          </table:table-cell>
          <table:table-cell>
            <text:p>167799371</text:p>
          </table:table-cell>
          <table:table-cell>
            <text:p>108897328</text:p>
          </table:table-cell>
          <table:table-cell>
            <text:p>517098508</text:p>
          </table:table-cell>
          <table:table-cell>
            <text:p>353903756</text:p>
          </table:table-cell>
        </table:table-row>
        <table:table-row>
          <table:table-cell>
            <text:p>481753795</text:p>
          </table:table-cell>
          <table:table-cell>
            <text:p>860239199</text:p>
          </table:table-cell>
          <table:table-cell>
            <text:p>704484340</text:p>
          </table:table-cell>
          <table:table-cell>
            <text:p>351998742</text:p>
          </table:table-cell>
          <table:table-cell>
            <text:p>76325711</text:p>
          </table:table-cell>
          <table:table-cell>
            <text:p>565656601</text:p>
          </table:table-cell>
          <table:table-cell>
            <text:p>756965244</text:p>
          </table:table-cell>
        </table:table-row>
        <table:table-row>
          <table:table-cell>
            <text:p>38774812</text:p>
          </table:table-cell>
          <table:table-cell>
            <text:p>27745380</text:p>
          </table:table-cell>
          <table:table-cell>
            <text:p>874325884</text:p>
          </table:table-cell>
          <table:table-cell>
            <text:p>655901957</text:p>
          </table:table-cell>
          <table:table-cell>
            <text:p>441349084</text:p>
          </table:table-cell>
          <table:table-cell>
            <text:p>434390280</text:p>
          </table:table-cell>
          <table:table-cell>
            <text:p>109467873</text:p>
          </table:table-cell>
        </table:table-row>
        <table:table-row>
          <table:table-cell>
            <text:p>396061314</text:p>
          </table:table-cell>
          <table:table-cell>
            <text:p>216879448</text:p>
          </table:table-cell>
          <table:table-cell>
            <text:p>29206448</text:p>
          </table:table-cell>
          <table:table-cell>
            <text:p>907315591</text:p>
          </table:table-cell>
          <table:table-cell>
            <text:p>126209058</text:p>
          </table:table-cell>
          <table:table-cell>
            <text:p>474392284</text:p>
          </table:table-cell>
          <table:table-cell>
            <text:p>145516124</text:p>
          </table:table-cell>
        </table:table-row>
        <table:table-row>
          <table:table-cell>
            <text:p>406142102</text:p>
          </table:table-cell>
          <table:table-cell>
            <text:p>818386287</text:p>
          </table:table-cell>
          <table:table-cell>
            <text:p>554757364</text:p>
          </table:table-cell>
          <table:table-cell>
            <text:p>355537441</text:p>
          </table:table-cell>
          <table:table-cell>
            <text:p>604424920</text:p>
          </table:table-cell>
          <table:table-cell>
            <text:p>832376602</text:p>
          </table:table-cell>
          <table:table-cell>
            <text:p>881824121</text:p>
          </table:table-cell>
        </table:table-row>
        <table:table-row>
          <table:table-cell>
            <text:p>114718269</text:p>
          </table:table-cell>
          <table:table-cell>
            <text:p>320835796</text:p>
          </table:table-cell>
          <table:table-cell>
            <text:p>809673559</text:p>
          </table:table-cell>
          <table:table-cell>
            <text:p>443998716</text:p>
          </table:table-cell>
          <table:table-cell>
            <text:p>243064648</text:p>
          </table:table-cell>
          <table:table-cell>
            <text:p>690533007</text:p>
          </table:table-cell>
          <table:table-cell>
            <text:p>387726447</text:p>
          </table:table-cell>
        </table:table-row>
        <table:table-row>
          <table:table-cell>
            <text:p>489745833</text:p>
          </table:table-cell>
          <table:table-cell>
            <text:p>712702856</text:p>
          </table:table-cell>
          <table:table-cell>
            <text:p>965017794</text:p>
          </table:table-cell>
          <table:table-cell>
            <text:p>524854268</text:p>
          </table:table-cell>
          <table:table-cell>
            <text:p>187767335</text:p>
          </table:table-cell>
          <table:table-cell>
            <text:p>875630555</text:p>
          </table:table-cell>
          <table:table-cell>
            <text:p>298351970</text:p>
          </table:table-cell>
        </table:table-row>
        <table:table-row>
          <table:table-cell>
            <text:p>814486162</text:p>
          </table:table-cell>
          <table:table-cell>
            <text:p>839583828</text:p>
          </table:table-cell>
          <table:table-cell>
            <text:p>5917469</text:p>
          </table:table-cell>
          <table:table-cell>
            <text:p>49541308</text:p>
          </table:table-cell>
          <table:table-cell>
            <text:p>415815359</text:p>
          </table:table-cell>
          <table:table-cell>
            <text:p>976101155</text:p>
          </table:table-cell>
          <table:table-cell>
            <text:p>525897059</text:p>
          </table:table-cell>
        </table:table-row>
        <table:table-row>
          <table:table-cell>
            <text:p>256074590</text:p>
          </table:table-cell>
          <table:table-cell>
            <text:p>277684480</text:p>
          </table:table-cell>
          <table:table-cell>
            <text:p>103388297</text:p>
          </table:table-cell>
          <table:table-cell>
            <text:p>537534850</text:p>
          </table:table-cell>
          <table:table-cell>
            <text:p>291000637</text:p>
          </table:table-cell>
          <table:table-cell>
            <text:p>599727128</text:p>
          </table:table-cell>
          <table:table-cell>
            <text:p>843198734</text:p>
          </table:table-cell>
        </table:table-row>
        <table:table-row>
          <table:table-cell>
            <text:p>83471157</text:p>
          </table:table-cell>
          <table:table-cell>
            <text:p>771198426</text:p>
          </table:table-cell>
          <table:table-cell>
            <text:p>331700368</text:p>
          </table:table-cell>
          <table:table-cell>
            <text:p>867384730</text:p>
          </table:table-cell>
          <table:table-cell>
            <text:p>684367869</text:p>
          </table:table-cell>
          <table:table-cell>
            <text:p>561536658</text:p>
          </table:table-cell>
          <table:table-cell>
            <text:p>616936123</text:p>
          </table:table-cell>
        </table:table-row>
        <table:table-row>
          <table:table-cell>
            <text:p>319237891</text:p>
          </table:table-cell>
          <table:table-cell>
            <text:p>914709949</text:p>
          </table:table-cell>
          <table:table-cell>
            <text:p>68622433</text:p>
          </table:table-cell>
          <table:table-cell>
            <text:p>983755478</text:p>
          </table:table-cell>
          <table:table-cell>
            <text:p>24995307</text:p>
          </table:table-cell>
          <table:table-cell>
            <text:p>79679289</text:p>
          </table:table-cell>
          <table:table-cell>
            <text:p>260436670</text:p>
          </table:table-cell>
        </table:table-row>
        <table:table-row>
          <table:table-cell>
            <text:p>112205100</text:p>
          </table:table-cell>
          <table:table-cell>
            <text:p>353910919</text:p>
          </table:table-cell>
          <table:table-cell>
            <text:p>918946199</text:p>
          </table:table-cell>
          <table:table-cell>
            <text:p>17683632</text:p>
          </table:table-cell>
          <table:table-cell>
            <text:p>878865296</text:p>
          </table:table-cell>
          <table:table-cell>
            <text:p>999846990</text:p>
          </table:table-cell>
          <table:table-cell>
            <text:p>611003854</text:p>
          </table:table-cell>
        </table:table-row>
        <table:table-row>
          <table:table-cell>
            <text:p>883154754</text:p>
          </table:table-cell>
          <table:table-cell>
            <text:p>209295029</text:p>
          </table:table-cell>
          <table:table-cell>
            <text:p>607451178</text:p>
          </table:table-cell>
          <table:table-cell>
            <text:p>952777967</text:p>
          </table:table-cell>
          <table:table-cell>
            <text:p>520003992</text:p>
          </table:table-cell>
          <table:table-cell>
            <text:p>430684969</text:p>
          </table:table-cell>
          <table:table-cell>
            <text:p>652579151</text:p>
          </table:table-cell>
        </table:table-row>
        <table:table-row>
          <table:table-cell>
            <text:p>345050639</text:p>
          </table:table-cell>
          <table:table-cell>
            <text:p>931348011</text:p>
          </table:table-cell>
          <table:table-cell>
            <text:p>71577562</text:p>
          </table:table-cell>
          <table:table-cell>
            <text:p>206906167</text:p>
          </table:table-cell>
          <table:table-cell>
            <text:p>54811391</text:p>
          </table:table-cell>
          <table:table-cell>
            <text:p>586730720</text:p>
          </table:table-cell>
          <table:table-cell>
            <text:p>788762240</text:p>
          </table:table-cell>
        </table:table-row>
        <table:table-row>
          <table:table-cell>
            <text:p>618408789</text:p>
          </table:table-cell>
          <table:table-cell>
            <text:p>947578660</text:p>
          </table:table-cell>
          <table:table-cell>
            <text:p>901812336</text:p>
          </table:table-cell>
          <table:table-cell>
            <text:p>733254464</text:p>
          </table:table-cell>
          <table:table-cell>
            <text:p>361766453</text:p>
          </table:table-cell>
          <table:table-cell>
            <text:p>725038424</text:p>
          </table:table-cell>
          <table:table-cell>
            <text:p>817918247</text:p>
          </table:table-cell>
        </table:table-row>
        <table:table-row>
          <table:table-cell>
            <text:p>765380556</text:p>
          </table:table-cell>
          <table:table-cell>
            <text:p>532871649</text:p>
          </table:table-cell>
          <table:table-cell>
            <text:p>717237991</text:p>
          </table:table-cell>
          <table:table-cell>
            <text:p>413858992</text:p>
          </table:table-cell>
          <table:table-cell>
            <text:p>572516024</text:p>
          </table:table-cell>
          <table:table-cell>
            <text:p>580687837</text:p>
          </table:table-cell>
          <table:table-cell>
            <text:p>824392434</text:p>
          </table:table-cell>
        </table:table-row>
        <table:table-row>
          <table:table-cell>
            <text:p>51196690</text:p>
          </table:table-cell>
          <table:table-cell>
            <text:p>873393121</text:p>
          </table:table-cell>
          <table:table-cell>
            <text:p>780920977</text:p>
          </table:table-cell>
          <table:table-cell>
            <text:p>97711736</text:p>
          </table:table-cell>
          <table:table-cell>
            <text:p>717852437</text:p>
          </table:table-cell>
          <table:table-cell>
            <text:p>471603277</text:p>
          </table:table-cell>
          <table:table-cell>
            <text:p>787784619</text:p>
          </table:table-cell>
        </table:table-row>
        <table:table-row>
          <table:table-cell>
            <text:p>167214241</text:p>
          </table:table-cell>
          <table:table-cell>
            <text:p>562468781</text:p>
          </table:table-cell>
          <table:table-cell>
            <text:p>963595875</text:p>
          </table:table-cell>
          <table:table-cell>
            <text:p>314253532</text:p>
          </table:table-cell>
          <table:table-cell>
            <text:p>148201833</text:p>
          </table:table-cell>
          <table:table-cell>
            <text:p>131413985</text:p>
          </table:table-cell>
          <table:table-cell>
            <text:p>317606293</text:p>
          </table:table-cell>
        </table:table-row>
        <table:table-row>
          <table:table-cell>
            <text:p>123058637</text:p>
          </table:table-cell>
          <table:table-cell>
            <text:p>201171816</text:p>
          </table:table-cell>
          <table:table-cell>
            <text:p>696768680</text:p>
          </table:table-cell>
          <table:table-cell>
            <text:p>475706701</text:p>
          </table:table-cell>
          <table:table-cell>
            <text:p>940192757</text:p>
          </table:table-cell>
          <table:table-cell>
            <text:p>293835704</text:p>
          </table:table-cell>
          <table:table-cell>
            <text:p>345352011</text:p>
          </table:table-cell>
        </table:table-row>
        <table:table-row>
          <table:table-cell>
            <text:p>912355849</text:p>
          </table:table-cell>
          <table:table-cell>
            <text:p>990200961</text:p>
          </table:table-cell>
          <table:table-cell>
            <text:p>972058809</text:p>
          </table:table-cell>
          <table:table-cell>
            <text:p>652442597</text:p>
          </table:table-cell>
          <table:table-cell>
            <text:p>690832111</text:p>
          </table:table-cell>
          <table:table-cell>
            <text:p>594270609</text:p>
          </table:table-cell>
          <table:table-cell>
            <text:p>297728938</text:p>
          </table:table-cell>
        </table:table-row>
        <table:table-row>
          <table:table-cell>
            <text:p>108010600</text:p>
          </table:table-cell>
          <table:table-cell>
            <text:p>997243678</text:p>
          </table:table-cell>
          <table:table-cell>
            <text:p>756126512</text:p>
          </table:table-cell>
          <table:table-cell>
            <text:p>509560438</text:p>
          </table:table-cell>
          <table:table-cell>
            <text:p>590980145</text:p>
          </table:table-cell>
          <table:table-cell>
            <text:p>74444488</text:p>
          </table:table-cell>
          <table:table-cell>
            <text:p>329717472</text:p>
          </table:table-cell>
        </table:table-row>
        <table:table-row>
          <table:table-cell>
            <text:p>644307339</text:p>
          </table:table-cell>
          <table:table-cell>
            <text:p>976825708</text:p>
          </table:table-cell>
          <table:table-cell>
            <text:p>926540134</text:p>
          </table:table-cell>
          <table:table-cell>
            <text:p>754394086</text:p>
          </table:table-cell>
          <table:table-cell>
            <text:p>308681626</text:p>
          </table:table-cell>
          <table:table-cell>
            <text:p>976281716</text:p>
          </table:table-cell>
          <table:table-cell>
            <text:p>567530765</text:p>
          </table:table-cell>
        </table:table-row>
        <table:table-row>
          <table:table-cell>
            <text:p>218657200</text:p>
          </table:table-cell>
          <table:table-cell>
            <text:p>332252803</text:p>
          </table:table-cell>
          <table:table-cell>
            <text:p>194005842</text:p>
          </table:table-cell>
          <table:table-cell>
            <text:p>681849607</text:p>
          </table:table-cell>
          <table:table-cell>
            <text:p>569730497</text:p>
          </table:table-cell>
          <table:table-cell>
            <text:p>627831406</text:p>
          </table:table-cell>
          <table:table-cell>
            <text:p>191296162</text:p>
          </table:table-cell>
        </table:table-row>
        <table:table-row>
          <table:table-cell>
            <text:p>149200993</text:p>
          </table:table-cell>
          <table:table-cell>
            <text:p>575885599</text:p>
          </table:table-cell>
          <table:table-cell>
            <text:p>111117081</text:p>
          </table:table-cell>
          <table:table-cell>
            <text:p>707975130</text:p>
          </table:table-cell>
          <table:table-cell>
            <text:p>588476656</text:p>
          </table:table-cell>
          <table:table-cell>
            <text:p>931297000</text:p>
          </table:table-cell>
          <table:table-cell>
            <text:p>365894486</text:p>
          </table:table-cell>
        </table:table-row>
        <table:table-row>
          <table:table-cell>
            <text:p>827753859</text:p>
          </table:table-cell>
          <table:table-cell>
            <text:p>96228960</text:p>
          </table:table-cell>
          <table:table-cell>
            <text:p>850869530</text:p>
          </table:table-cell>
          <table:table-cell>
            <text:p>653416165</text:p>
          </table:table-cell>
          <table:table-cell>
            <text:p>203646390</text:p>
          </table:table-cell>
          <table:table-cell>
            <text:p>40314729</text:p>
          </table:table-cell>
          <table:table-cell>
            <text:p>798509957</text:p>
          </table:table-cell>
        </table:table-row>
        <table:table-row>
          <table:table-cell>
            <text:p>504132413</text:p>
          </table:table-cell>
          <table:table-cell>
            <text:p>872134936</text:p>
          </table:table-cell>
          <table:table-cell>
            <text:p>940487633</text:p>
          </table:table-cell>
          <table:table-cell>
            <text:p>43935806</text:p>
          </table:table-cell>
          <table:table-cell>
            <text:p>782729383</text:p>
          </table:table-cell>
          <table:table-cell>
            <text:p>268398470</text:p>
          </table:table-cell>
          <table:table-cell>
            <text:p>178235132</text:p>
          </table:table-cell>
        </table:table-row>
        <table:table-row>
          <table:table-cell>
            <text:p>369914162</text:p>
          </table:table-cell>
          <table:table-cell>
            <text:p>84219613</text:p>
          </table:table-cell>
          <table:table-cell>
            <text:p>751322888</text:p>
          </table:table-cell>
          <table:table-cell>
            <text:p>5725121</text:p>
          </table:table-cell>
          <table:table-cell>
            <text:p>248886890</text:p>
          </table:table-cell>
          <table:table-cell>
            <text:p>226794072</text:p>
          </table:table-cell>
          <table:table-cell>
            <text:p>393353625</text:p>
          </table:table-cell>
        </table:table-row>
        <table:table-row>
          <table:table-cell>
            <text:p>975834126</text:p>
          </table:table-cell>
          <table:table-cell>
            <text:p>578900139</text:p>
          </table:table-cell>
          <table:table-cell>
            <text:p>923487275</text:p>
          </table:table-cell>
          <table:table-cell>
            <text:p>745872071</text:p>
          </table:table-cell>
          <table:table-cell>
            <text:p>236225617</text:p>
          </table:table-cell>
          <table:table-cell>
            <text:p>621341158</text:p>
          </table:table-cell>
          <table:table-cell>
            <text:p>194012896</text:p>
          </table:table-cell>
        </table:table-row>
        <table:table-row>
          <table:table-cell>
            <text:p>2766940</text:p>
          </table:table-cell>
          <table:table-cell>
            <text:p>834445888</text:p>
          </table:table-cell>
          <table:table-cell>
            <text:p>837344846</text:p>
          </table:table-cell>
          <table:table-cell>
            <text:p>660574284</text:p>
          </table:table-cell>
          <table:table-cell>
            <text:p>161736778</text:p>
          </table:table-cell>
          <table:table-cell>
            <text:p>963073498</text:p>
          </table:table-cell>
          <table:table-cell>
            <text:p>85815671</text:p>
          </table:table-cell>
        </table:table-row>
        <table:table-row>
          <table:table-cell>
            <text:p>669931132</text:p>
          </table:table-cell>
          <table:table-cell>
            <text:p>546810885</text:p>
          </table:table-cell>
          <table:table-cell>
            <text:p>398522311</text:p>
          </table:table-cell>
          <table:table-cell>
            <text:p>917168047</text:p>
          </table:table-cell>
          <table:table-cell>
            <text:p>16490253</text:p>
          </table:table-cell>
          <table:table-cell>
            <text:p>884362549</text:p>
          </table:table-cell>
          <table:table-cell>
            <text:p>944666278</text:p>
          </table:table-cell>
        </table:table-row>
        <table:table-row>
          <table:table-cell>
            <text:p>320501645</text:p>
          </table:table-cell>
          <table:table-cell>
            <text:p>922089665</text:p>
          </table:table-cell>
          <table:table-cell>
            <text:p>453655132</text:p>
          </table:table-cell>
          <table:table-cell>
            <text:p>412320739</text:p>
          </table:table-cell>
          <table:table-cell>
            <text:p>239388976</text:p>
          </table:table-cell>
          <table:table-cell>
            <text:p>962868260</text:p>
          </table:table-cell>
          <table:table-cell>
            <text:p>172007234</text:p>
          </table:table-cell>
        </table:table-row>
        <table:table-row>
          <table:table-cell>
            <text:p>163151167</text:p>
          </table:table-cell>
          <table:table-cell>
            <text:p>135275065</text:p>
          </table:table-cell>
          <table:table-cell>
            <text:p>382413998</text:p>
          </table:table-cell>
          <table:table-cell>
            <text:p>580302427</text:p>
          </table:table-cell>
          <table:table-cell>
            <text:p>264177986</text:p>
          </table:table-cell>
          <table:table-cell>
            <text:p>307729180</text:p>
          </table:table-cell>
          <table:table-cell>
            <text:p>822457783</text:p>
          </table:table-cell>
        </table:table-row>
        <table:table-row>
          <table:table-cell>
            <text:p>266581018</text:p>
          </table:table-cell>
          <table:table-cell>
            <text:p>167031844</text:p>
          </table:table-cell>
          <table:table-cell>
            <text:p>110479658</text:p>
          </table:table-cell>
          <table:table-cell>
            <text:p>253203958</text:p>
          </table:table-cell>
          <table:table-cell>
            <text:p>28228305</text:p>
          </table:table-cell>
          <table:table-cell>
            <text:p>418550853</text:p>
          </table:table-cell>
          <table:table-cell>
            <text:p>43220101</text:p>
          </table:table-cell>
        </table:table-row>
        <table:table-row>
          <table:table-cell>
            <text:p>275135480</text:p>
          </table:table-cell>
          <table:table-cell>
            <text:p>309122468</text:p>
          </table:table-cell>
          <table:table-cell>
            <text:p>859016420</text:p>
          </table:table-cell>
          <table:table-cell>
            <text:p>930091365</text:p>
          </table:table-cell>
          <table:table-cell>
            <text:p>452462335</text:p>
          </table:table-cell>
          <table:table-cell>
            <text:p>492087448</text:p>
          </table:table-cell>
          <table:table-cell>
            <text:p>925019666</text:p>
          </table:table-cell>
        </table:table-row>
        <table:table-row>
          <table:table-cell>
            <text:p>890400227</text:p>
          </table:table-cell>
          <table:table-cell>
            <text:p>612221631</text:p>
          </table:table-cell>
          <table:table-cell>
            <text:p>343822891</text:p>
          </table:table-cell>
          <table:table-cell>
            <text:p>296498838</text:p>
          </table:table-cell>
          <table:table-cell>
            <text:p>822928968</text:p>
          </table:table-cell>
          <table:table-cell>
            <text:p>313010855</text:p>
          </table:table-cell>
          <table:table-cell>
            <text:p>368868627</text:p>
          </table:table-cell>
        </table:table-row>
        <table:table-row>
          <table:table-cell>
            <text:p>951666356</text:p>
          </table:table-cell>
          <table:table-cell>
            <text:p>265295021</text:p>
          </table:table-cell>
          <table:table-cell>
            <text:p>113580103</text:p>
          </table:table-cell>
          <table:table-cell>
            <text:p>920450392</text:p>
          </table:table-cell>
          <table:table-cell>
            <text:p>503292695</text:p>
          </table:table-cell>
          <table:table-cell>
            <text:p>945949927</text:p>
          </table:table-cell>
          <table:table-cell>
            <text:p>504548836</text:p>
          </table:table-cell>
        </table:table-row>
        <table:table-row>
          <table:table-cell>
            <text:p>955730073</text:p>
          </table:table-cell>
          <table:table-cell>
            <text:p>157155501</text:p>
          </table:table-cell>
          <table:table-cell>
            <text:p>843872169</text:p>
          </table:table-cell>
          <table:table-cell>
            <text:p>67236652</text:p>
          </table:table-cell>
          <table:table-cell>
            <text:p>185616296</text:p>
          </table:table-cell>
          <table:table-cell>
            <text:p>405863093</text:p>
          </table:table-cell>
          <table:table-cell>
            <text:p>306617322</text:p>
          </table:table-cell>
        </table:table-row>
        <table:table-row>
          <table:table-cell>
            <text:p>913381098</text:p>
          </table:table-cell>
          <table:table-cell>
            <text:p>187363006</text:p>
          </table:table-cell>
          <table:table-cell>
            <text:p>689686322</text:p>
          </table:table-cell>
          <table:table-cell>
            <text:p>731350769</text:p>
          </table:table-cell>
          <table:table-cell>
            <text:p>876834103</text:p>
          </table:table-cell>
          <table:table-cell>
            <text:p>299482327</text:p>
          </table:table-cell>
          <table:table-cell>
            <text:p>997541019</text:p>
          </table:table-cell>
        </table:table-row>
        <table:table-row>
          <table:table-cell>
            <text:p>824140863</text:p>
          </table:table-cell>
          <table:table-cell>
            <text:p>964987795</text:p>
          </table:table-cell>
          <table:table-cell>
            <text:p>802466285</text:p>
          </table:table-cell>
          <table:table-cell>
            <text:p>29690821</text:p>
          </table:table-cell>
          <table:table-cell>
            <text:p>244033685</text:p>
          </table:table-cell>
          <table:table-cell>
            <text:p>257985889</text:p>
          </table:table-cell>
          <table:table-cell>
            <text:p>821882334</text:p>
          </table:table-cell>
        </table:table-row>
        <table:table-row>
          <table:table-cell>
            <text:p>156934080</text:p>
          </table:table-cell>
          <table:table-cell>
            <text:p>444922214</text:p>
          </table:table-cell>
          <table:table-cell>
            <text:p>212013636</text:p>
          </table:table-cell>
          <table:table-cell>
            <text:p>476129528</text:p>
          </table:table-cell>
          <table:table-cell>
            <text:p>288959074</text:p>
          </table:table-cell>
          <table:table-cell>
            <text:p>543870255</text:p>
          </table:table-cell>
          <table:table-cell>
            <text:p>568181636</text:p>
          </table:table-cell>
        </table:table-row>
        <table:table-row>
          <table:table-cell>
            <text:p>360453541</text:p>
          </table:table-cell>
          <table:table-cell>
            <text:p>915152017</text:p>
          </table:table-cell>
          <table:table-cell>
            <text:p>477242275</text:p>
          </table:table-cell>
          <table:table-cell>
            <text:p>22739337</text:p>
          </table:table-cell>
          <table:table-cell>
            <text:p>441435747</text:p>
          </table:table-cell>
          <table:table-cell>
            <text:p>693645367</text:p>
          </table:table-cell>
          <table:table-cell>
            <text:p>766401168</text:p>
          </table:table-cell>
        </table:table-row>
        <table:table-row>
          <table:table-cell>
            <text:p>181225816</text:p>
          </table:table-cell>
          <table:table-cell>
            <text:p>552622288</text:p>
          </table:table-cell>
          <table:table-cell>
            <text:p>510458975</text:p>
          </table:table-cell>
          <table:table-cell>
            <text:p>308142607</text:p>
          </table:table-cell>
          <table:table-cell>
            <text:p>602924918</text:p>
          </table:table-cell>
          <table:table-cell>
            <text:p>392051341</text:p>
          </table:table-cell>
          <table:table-cell>
            <text:p>723476876</text:p>
          </table:table-cell>
        </table:table-row>
        <table:table-row>
          <table:table-cell>
            <text:p>667762136</text:p>
          </table:table-cell>
          <table:table-cell>
            <text:p>134490627</text:p>
          </table:table-cell>
          <table:table-cell>
            <text:p>561740861</text:p>
          </table:table-cell>
          <table:table-cell>
            <text:p>837743133</text:p>
          </table:table-cell>
          <table:table-cell>
            <text:p>22945224</text:p>
          </table:table-cell>
          <table:table-cell>
            <text:p>88499443</text:p>
          </table:table-cell>
          <table:table-cell>
            <text:p>574337704</text:p>
          </table:table-cell>
        </table:table-row>
        <table:table-row>
          <table:table-cell>
            <text:p>475401954</text:p>
          </table:table-cell>
          <table:table-cell>
            <text:p>673947180</text:p>
          </table:table-cell>
          <table:table-cell>
            <text:p>586888213</text:p>
          </table:table-cell>
          <table:table-cell>
            <text:p>977421326</text:p>
          </table:table-cell>
          <table:table-cell>
            <text:p>923705853</text:p>
          </table:table-cell>
          <table:table-cell>
            <text:p>591170686</text:p>
          </table:table-cell>
          <table:table-cell>
            <text:p>888199557</text:p>
          </table:table-cell>
        </table:table-row>
        <table:table-row>
          <table:table-cell>
            <text:p>22531220</text:p>
          </table:table-cell>
          <table:table-cell>
            <text:p>552650988</text:p>
          </table:table-cell>
          <table:table-cell>
            <text:p>283546908</text:p>
          </table:table-cell>
          <table:table-cell>
            <text:p>702512063</text:p>
          </table:table-cell>
          <table:table-cell>
            <text:p>474255503</text:p>
          </table:table-cell>
          <table:table-cell>
            <text:p>90135801</text:p>
          </table:table-cell>
          <table:table-cell>
            <text:p>616071779</text:p>
          </table:table-cell>
        </table:table-row>
        <table:table-row>
          <table:table-cell>
            <text:p>669440491</text:p>
          </table:table-cell>
          <table:table-cell>
            <text:p>930438782</text:p>
          </table:table-cell>
          <table:table-cell>
            <text:p>200671535</text:p>
          </table:table-cell>
          <table:table-cell>
            <text:p>235206320</text:p>
          </table:table-cell>
          <table:table-cell>
            <text:p>688986234</text:p>
          </table:table-cell>
          <table:table-cell>
            <text:p>365192710</text:p>
          </table:table-cell>
          <table:table-cell>
            <text:p>186562491</text:p>
          </table:table-cell>
        </table:table-row>
        <table:table-row>
          <table:table-cell>
            <text:p>920179277</text:p>
          </table:table-cell>
          <table:table-cell>
            <text:p>346771603</text:p>
          </table:table-cell>
          <table:table-cell>
            <text:p>175137012</text:p>
          </table:table-cell>
          <table:table-cell>
            <text:p>241453623</text:p>
          </table:table-cell>
          <table:table-cell>
            <text:p>774314920</text:p>
          </table:table-cell>
          <table:table-cell>
            <text:p>940634745</text:p>
          </table:table-cell>
          <table:table-cell>
            <text:p>627054207</text:p>
          </table:table-cell>
        </table:table-row>
        <table:table-row>
          <table:table-cell>
            <text:p>876304872</text:p>
          </table:table-cell>
          <table:table-cell>
            <text:p>681499484</text:p>
          </table:table-cell>
          <table:table-cell>
            <text:p>216132230</text:p>
          </table:table-cell>
          <table:table-cell>
            <text:p>818384131</text:p>
          </table:table-cell>
          <table:table-cell>
            <text:p>998756590</text:p>
          </table:table-cell>
          <table:table-cell>
            <text:p>774293442</text:p>
          </table:table-cell>
          <table:table-cell>
            <text:p>934289991</text:p>
          </table:table-cell>
        </table:table-row>
        <table:table-row>
          <table:table-cell>
            <text:p>522005655</text:p>
          </table:table-cell>
          <table:table-cell>
            <text:p>26727328</text:p>
          </table:table-cell>
          <table:table-cell>
            <text:p>115638728</text:p>
          </table:table-cell>
          <table:table-cell>
            <text:p>719953289</text:p>
          </table:table-cell>
          <table:table-cell>
            <text:p>855929757</text:p>
          </table:table-cell>
          <table:table-cell>
            <text:p>359796575</text:p>
          </table:table-cell>
          <table:table-cell>
            <text:p>772108311</text:p>
          </table:table-cell>
        </table:table-row>
        <table:table-row>
          <table:table-cell>
            <text:p>84842276</text:p>
          </table:table-cell>
          <table:table-cell>
            <text:p>707371993</text:p>
          </table:table-cell>
          <table:table-cell>
            <text:p>734397852</text:p>
          </table:table-cell>
          <table:table-cell>
            <text:p>252364419</text:p>
          </table:table-cell>
          <table:table-cell>
            <text:p>326629316</text:p>
          </table:table-cell>
          <table:table-cell>
            <text:p>119786261</text:p>
          </table:table-cell>
          <table:table-cell>
            <text:p>994488960</text:p>
          </table:table-cell>
        </table:table-row>
        <table:table-row>
          <table:table-cell>
            <text:p>42004388</text:p>
          </table:table-cell>
          <table:table-cell>
            <text:p>634707664</text:p>
          </table:table-cell>
          <table:table-cell>
            <text:p>154019436</text:p>
          </table:table-cell>
          <table:table-cell>
            <text:p>643933450</text:p>
          </table:table-cell>
          <table:table-cell>
            <text:p>967440589</text:p>
          </table:table-cell>
          <table:table-cell>
            <text:p>260599318</text:p>
          </table:table-cell>
          <table:table-cell>
            <text:p>120482876</text:p>
          </table:table-cell>
        </table:table-row>
        <table:table-row>
          <table:table-cell>
            <text:p>714462809</text:p>
          </table:table-cell>
          <table:table-cell>
            <text:p>80536042</text:p>
          </table:table-cell>
          <table:table-cell>
            <text:p>54631954</text:p>
          </table:table-cell>
          <table:table-cell>
            <text:p>52788312</text:p>
          </table:table-cell>
          <table:table-cell>
            <text:p>414644388</text:p>
          </table:table-cell>
          <table:table-cell>
            <text:p>568777199</text:p>
          </table:table-cell>
          <table:table-cell>
            <text:p>961850563</text:p>
          </table:table-cell>
        </table:table-row>
        <table:table-row>
          <table:table-cell>
            <text:p>693365087</text:p>
          </table:table-cell>
          <table:table-cell>
            <text:p>920404739</text:p>
          </table:table-cell>
          <table:table-cell>
            <text:p>523243968</text:p>
          </table:table-cell>
          <table:table-cell>
            <text:p>87217479</text:p>
          </table:table-cell>
          <table:table-cell>
            <text:p>401369071</text:p>
          </table:table-cell>
          <table:table-cell>
            <text:p>944373349</text:p>
          </table:table-cell>
          <table:table-cell>
            <text:p>29216385</text:p>
          </table:table-cell>
        </table:table-row>
        <table:table-row>
          <table:table-cell>
            <text:p>827738560</text:p>
          </table:table-cell>
          <table:table-cell>
            <text:p>995389689</text:p>
          </table:table-cell>
          <table:table-cell>
            <text:p>38462441</text:p>
          </table:table-cell>
          <table:table-cell>
            <text:p>985454889</text:p>
          </table:table-cell>
          <table:table-cell>
            <text:p>184105191</text:p>
          </table:table-cell>
          <table:table-cell>
            <text:p>715918677</text:p>
          </table:table-cell>
          <table:table-cell>
            <text:p>493468726</text:p>
          </table:table-cell>
        </table:table-row>
        <table:table-row>
          <table:table-cell>
            <text:p>510918840</text:p>
          </table:table-cell>
          <table:table-cell>
            <text:p>974934864</text:p>
          </table:table-cell>
          <table:table-cell>
            <text:p>282182723</text:p>
          </table:table-cell>
          <table:table-cell>
            <text:p>24241531</text:p>
          </table:table-cell>
          <table:table-cell>
            <text:p>198157586</text:p>
          </table:table-cell>
          <table:table-cell>
            <text:p>6021313</text:p>
          </table:table-cell>
          <table:table-cell>
            <text:p>949443968</text:p>
          </table:table-cell>
        </table:table-row>
        <table:table-row>
          <table:table-cell>
            <text:p>315411384</text:p>
          </table:table-cell>
          <table:table-cell>
            <text:p>559176377</text:p>
          </table:table-cell>
          <table:table-cell>
            <text:p>716031124</text:p>
          </table:table-cell>
          <table:table-cell>
            <text:p>969628206</text:p>
          </table:table-cell>
          <table:table-cell>
            <text:p>121743357</text:p>
          </table:table-cell>
          <table:table-cell>
            <text:p>612558372</text:p>
          </table:table-cell>
          <table:table-cell>
            <text:p>991981915</text:p>
          </table:table-cell>
        </table:table-row>
        <table:table-row>
          <table:table-cell>
            <text:p>759892926</text:p>
          </table:table-cell>
          <table:table-cell>
            <text:p>498838099</text:p>
          </table:table-cell>
          <table:table-cell>
            <text:p>971186875</text:p>
          </table:table-cell>
          <table:table-cell>
            <text:p>937675290</text:p>
          </table:table-cell>
          <table:table-cell>
            <text:p>723549004</text:p>
          </table:table-cell>
          <table:table-cell>
            <text:p>684328812</text:p>
          </table:table-cell>
          <table:table-cell>
            <text:p>861239896</text:p>
          </table:table-cell>
        </table:table-row>
        <table:table-row>
          <table:table-cell>
            <text:p>539117571</text:p>
          </table:table-cell>
          <table:table-cell>
            <text:p>962998998</text:p>
          </table:table-cell>
          <table:table-cell>
            <text:p>613051794</text:p>
          </table:table-cell>
          <table:table-cell>
            <text:p>8414998</text:p>
          </table:table-cell>
          <table:table-cell>
            <text:p>428226980</text:p>
          </table:table-cell>
          <table:table-cell>
            <text:p>430545660</text:p>
          </table:table-cell>
          <table:table-cell>
            <text:p>304434052</text:p>
          </table:table-cell>
        </table:table-row>
        <table:table-row>
          <table:table-cell>
            <text:p>861612759</text:p>
          </table:table-cell>
          <table:table-cell>
            <text:p>371140751</text:p>
          </table:table-cell>
          <table:table-cell>
            <text:p>814924284</text:p>
          </table:table-cell>
          <table:table-cell>
            <text:p>896237634</text:p>
          </table:table-cell>
          <table:table-cell>
            <text:p>370857857</text:p>
          </table:table-cell>
          <table:table-cell>
            <text:p>562249775</text:p>
          </table:table-cell>
          <table:table-cell>
            <text:p>93272309</text:p>
          </table:table-cell>
        </table:table-row>
        <table:table-row>
          <table:table-cell>
            <text:p>193177999</text:p>
          </table:table-cell>
          <table:table-cell>
            <text:p>457487559</text:p>
          </table:table-cell>
          <table:table-cell>
            <text:p>85676201</text:p>
          </table:table-cell>
          <table:table-cell>
            <text:p>244005607</text:p>
          </table:table-cell>
          <table:table-cell>
            <text:p>377505406</text:p>
          </table:table-cell>
          <table:table-cell>
            <text:p>848283656</text:p>
          </table:table-cell>
          <table:table-cell>
            <text:p>636896813</text:p>
          </table:table-cell>
        </table:table-row>
        <table:table-row>
          <table:table-cell>
            <text:p>351449703</text:p>
          </table:table-cell>
          <table:table-cell>
            <text:p>221456836</text:p>
          </table:table-cell>
          <table:table-cell>
            <text:p>271561357</text:p>
          </table:table-cell>
          <table:table-cell>
            <text:p>859226384</text:p>
          </table:table-cell>
          <table:table-cell>
            <text:p>933943321</text:p>
          </table:table-cell>
          <table:table-cell>
            <text:p>137404415</text:p>
          </table:table-cell>
          <table:table-cell>
            <text:p>141897952</text:p>
          </table:table-cell>
        </table:table-row>
        <table:table-row>
          <table:table-cell>
            <text:p>592503880</text:p>
          </table:table-cell>
          <table:table-cell>
            <text:p>403270293</text:p>
          </table:table-cell>
          <table:table-cell>
            <text:p>302210787</text:p>
          </table:table-cell>
          <table:table-cell>
            <text:p>819445477</text:p>
          </table:table-cell>
          <table:table-cell>
            <text:p>434649510</text:p>
          </table:table-cell>
          <table:table-cell>
            <text:p>840570539</text:p>
          </table:table-cell>
          <table:table-cell>
            <text:p>226755445</text:p>
          </table:table-cell>
        </table:table-row>
        <table:table-row>
          <table:table-cell>
            <text:p>543127881</text:p>
          </table:table-cell>
          <table:table-cell>
            <text:p>890709129</text:p>
          </table:table-cell>
          <table:table-cell>
            <text:p>355282247</text:p>
          </table:table-cell>
          <table:table-cell>
            <text:p>413537506</text:p>
          </table:table-cell>
          <table:table-cell>
            <text:p>219611967</text:p>
          </table:table-cell>
          <table:table-cell>
            <text:p>302592817</text:p>
          </table:table-cell>
          <table:table-cell>
            <text:p>662052891</text:p>
          </table:table-cell>
        </table:table-row>
        <table:table-row>
          <table:table-cell>
            <text:p>44642267</text:p>
          </table:table-cell>
          <table:table-cell>
            <text:p>362916903</text:p>
          </table:table-cell>
          <table:table-cell>
            <text:p>261125075</text:p>
          </table:table-cell>
          <table:table-cell>
            <text:p>855026798</text:p>
          </table:table-cell>
          <table:table-cell>
            <text:p>720083872</text:p>
          </table:table-cell>
          <table:table-cell>
            <text:p>169851470</text:p>
          </table:table-cell>
          <table:table-cell>
            <text:p>917977037</text:p>
          </table:table-cell>
        </table:table-row>
        <table:table-row>
          <table:table-cell>
            <text:p>672753496</text:p>
          </table:table-cell>
          <table:table-cell>
            <text:p>811102212</text:p>
          </table:table-cell>
          <table:table-cell>
            <text:p>365842925</text:p>
          </table:table-cell>
          <table:table-cell>
            <text:p>393525969</text:p>
          </table:table-cell>
          <table:table-cell>
            <text:p>403346605</text:p>
          </table:table-cell>
          <table:table-cell>
            <text:p>369385433</text:p>
          </table:table-cell>
          <table:table-cell>
            <text:p>83140888</text:p>
          </table:table-cell>
        </table:table-row>
        <table:table-row>
          <table:table-cell>
            <text:p>644175977</text:p>
          </table:table-cell>
          <table:table-cell>
            <text:p>377369576</text:p>
          </table:table-cell>
          <table:table-cell>
            <text:p>16777998</text:p>
          </table:table-cell>
          <table:table-cell>
            <text:p>875253960</text:p>
          </table:table-cell>
          <table:table-cell>
            <text:p>632580115</text:p>
          </table:table-cell>
          <table:table-cell>
            <text:p>354399427</text:p>
          </table:table-cell>
          <table:table-cell>
            <text:p>851158547</text:p>
          </table:table-cell>
        </table:table-row>
        <table:table-row>
          <table:table-cell>
            <text:p>960277631</text:p>
          </table:table-cell>
          <table:table-cell>
            <text:p>907300085</text:p>
          </table:table-cell>
          <table:table-cell>
            <text:p>367409277</text:p>
          </table:table-cell>
          <table:table-cell>
            <text:p>409459954</text:p>
          </table:table-cell>
          <table:table-cell>
            <text:p>436277673</text:p>
          </table:table-cell>
          <table:table-cell>
            <text:p>288966719</text:p>
          </table:table-cell>
          <table:table-cell>
            <text:p>574391569</text:p>
          </table:table-cell>
        </table:table-row>
        <table:table-row>
          <table:table-cell>
            <text:p>679196001</text:p>
          </table:table-cell>
          <table:table-cell>
            <text:p>69431048</text:p>
          </table:table-cell>
          <table:table-cell>
            <text:p>757995485</text:p>
          </table:table-cell>
          <table:table-cell>
            <text:p>114861416</text:p>
          </table:table-cell>
          <table:table-cell>
            <text:p>526108711</text:p>
          </table:table-cell>
          <table:table-cell>
            <text:p>347326796</text:p>
          </table:table-cell>
          <table:table-cell>
            <text:p>531924466</text:p>
          </table:table-cell>
        </table:table-row>
        <table:table-row>
          <table:table-cell>
            <text:p>891309402</text:p>
          </table:table-cell>
          <table:table-cell>
            <text:p>781777779</text:p>
          </table:table-cell>
          <table:table-cell>
            <text:p>349435260</text:p>
          </table:table-cell>
          <table:table-cell>
            <text:p>299288525</text:p>
          </table:table-cell>
          <table:table-cell>
            <text:p>792314107</text:p>
          </table:table-cell>
          <table:table-cell>
            <text:p>997202696</text:p>
          </table:table-cell>
          <table:table-cell>
            <text:p>154544540</text:p>
          </table:table-cell>
        </table:table-row>
        <table:table-row>
          <table:table-cell>
            <text:p>259583932</text:p>
          </table:table-cell>
          <table:table-cell>
            <text:p>268874393</text:p>
          </table:table-cell>
          <table:table-cell>
            <text:p>649503102</text:p>
          </table:table-cell>
          <table:table-cell>
            <text:p>319686169</text:p>
          </table:table-cell>
          <table:table-cell>
            <text:p>335580913</text:p>
          </table:table-cell>
          <table:table-cell>
            <text:p>437726526</text:p>
          </table:table-cell>
          <table:table-cell>
            <text:p>261814928</text:p>
          </table:table-cell>
        </table:table-row>
        <table:table-row>
          <table:table-cell>
            <text:p>537204036</text:p>
          </table:table-cell>
          <table:table-cell>
            <text:p>692444924</text:p>
          </table:table-cell>
          <table:table-cell>
            <text:p>819158096</text:p>
          </table:table-cell>
          <table:table-cell>
            <text:p>113847790</text:p>
          </table:table-cell>
          <table:table-cell>
            <text:p>849495010</text:p>
          </table:table-cell>
          <table:table-cell>
            <text:p>708879628</text:p>
          </table:table-cell>
          <table:table-cell>
            <text:p>817240536</text:p>
          </table:table-cell>
        </table:table-row>
        <table:table-row>
          <table:table-cell>
            <text:p>762755207</text:p>
          </table:table-cell>
          <table:table-cell>
            <text:p>575912952</text:p>
          </table:table-cell>
          <table:table-cell>
            <text:p>951592293</text:p>
          </table:table-cell>
          <table:table-cell>
            <text:p>796059848</text:p>
          </table:table-cell>
          <table:table-cell>
            <text:p>680445748</text:p>
          </table:table-cell>
          <table:table-cell>
            <text:p>610504303</text:p>
          </table:table-cell>
          <table:table-cell>
            <text:p>753178271</text:p>
          </table:table-cell>
        </table:table-row>
        <table:table-row>
          <table:table-cell>
            <text:p>57302904</text:p>
          </table:table-cell>
          <table:table-cell>
            <text:p>866281322</text:p>
          </table:table-cell>
          <table:table-cell>
            <text:p>651441340</text:p>
          </table:table-cell>
          <table:table-cell>
            <text:p>539067334</text:p>
          </table:table-cell>
          <table:table-cell>
            <text:p>606001633</text:p>
          </table:table-cell>
          <table:table-cell>
            <text:p>144034947</text:p>
          </table:table-cell>
          <table:table-cell>
            <text:p>716054845</text:p>
          </table:table-cell>
        </table:table-row>
        <table:table-row>
          <table:table-cell>
            <text:p>51411882</text:p>
          </table:table-cell>
          <table:table-cell>
            <text:p>510259693</text:p>
          </table:table-cell>
          <table:table-cell>
            <text:p>826960947</text:p>
          </table:table-cell>
          <table:table-cell>
            <text:p>770864496</text:p>
          </table:table-cell>
          <table:table-cell>
            <text:p>589583971</text:p>
          </table:table-cell>
          <table:table-cell>
            <text:p>838055997</text:p>
          </table:table-cell>
          <table:table-cell>
            <text:p>260164623</text:p>
          </table:table-cell>
        </table:table-row>
        <table:table-row>
          <table:table-cell>
            <text:p>672403597</text:p>
          </table:table-cell>
          <table:table-cell>
            <text:p>421794854</text:p>
          </table:table-cell>
          <table:table-cell>
            <text:p>99644418</text:p>
          </table:table-cell>
          <table:table-cell>
            <text:p>39935514</text:p>
          </table:table-cell>
          <table:table-cell>
            <text:p>73626844</text:p>
          </table:table-cell>
          <table:table-cell>
            <text:p>652672488</text:p>
          </table:table-cell>
          <table:table-cell>
            <text:p>864762438</text:p>
          </table:table-cell>
        </table:table-row>
        <table:table-row>
          <table:table-cell>
            <text:p>494197058</text:p>
          </table:table-cell>
          <table:table-cell>
            <text:p>207045545</text:p>
          </table:table-cell>
          <table:table-cell>
            <text:p>437167226</text:p>
          </table:table-cell>
          <table:table-cell>
            <text:p>914600564</text:p>
          </table:table-cell>
          <table:table-cell>
            <text:p>22191077</text:p>
          </table:table-cell>
          <table:table-cell>
            <text:p>998058689</text:p>
          </table:table-cell>
          <table:table-cell>
            <text:p>855974035</text:p>
          </table:table-cell>
        </table:table-row>
        <table:table-row>
          <table:table-cell>
            <text:p>691598767</text:p>
          </table:table-cell>
          <table:table-cell>
            <text:p>960681158</text:p>
          </table:table-cell>
          <table:table-cell>
            <text:p>824968201</text:p>
          </table:table-cell>
          <table:table-cell>
            <text:p>28381460</text:p>
          </table:table-cell>
          <table:table-cell>
            <text:p>806418929</text:p>
          </table:table-cell>
          <table:table-cell>
            <text:p>592234270</text:p>
          </table:table-cell>
          <table:table-cell>
            <text:p>627806193</text:p>
          </table:table-cell>
        </table:table-row>
        <table:table-row>
          <table:table-cell>
            <text:p>616490480</text:p>
          </table:table-cell>
          <table:table-cell>
            <text:p>490327785</text:p>
          </table:table-cell>
          <table:table-cell>
            <text:p>726551615</text:p>
          </table:table-cell>
          <table:table-cell>
            <text:p>850459444</text:p>
          </table:table-cell>
          <table:table-cell>
            <text:p>816200636</text:p>
          </table:table-cell>
          <table:table-cell>
            <text:p>410089972</text:p>
          </table:table-cell>
          <table:table-cell>
            <text:p>361994856</text:p>
          </table:table-cell>
        </table:table-row>
        <table:table-row>
          <table:table-cell>
            <text:p>474131213</text:p>
          </table:table-cell>
          <table:table-cell>
            <text:p>225989838</text:p>
          </table:table-cell>
          <table:table-cell>
            <text:p>796752688</text:p>
          </table:table-cell>
          <table:table-cell>
            <text:p>558545771</text:p>
          </table:table-cell>
          <table:table-cell>
            <text:p>415258832</text:p>
          </table:table-cell>
          <table:table-cell>
            <text:p>785193657</text:p>
          </table:table-cell>
          <table:table-cell>
            <text:p>527272716</text:p>
          </table:table-cell>
        </table:table-row>
        <table:table-row>
          <table:table-cell>
            <text:p>532523465</text:p>
          </table:table-cell>
          <table:table-cell>
            <text:p>427991188</text:p>
          </table:table-cell>
          <table:table-cell>
            <text:p>254908837</text:p>
          </table:table-cell>
          <table:table-cell>
            <text:p>150871593</text:p>
          </table:table-cell>
          <table:table-cell>
            <text:p>831420826</text:p>
          </table:table-cell>
          <table:table-cell>
            <text:p>965290565</text:p>
          </table:table-cell>
          <table:table-cell>
            <text:p>509891484</text:p>
          </table:table-cell>
        </table:table-row>
        <table:table-row>
          <table:table-cell>
            <text:p>677290855</text:p>
          </table:table-cell>
          <table:table-cell>
            <text:p>903310680</text:p>
          </table:table-cell>
          <table:table-cell>
            <text:p>938382929</text:p>
          </table:table-cell>
          <table:table-cell>
            <text:p>841751797</text:p>
          </table:table-cell>
          <table:table-cell>
            <text:p>699313185</text:p>
          </table:table-cell>
          <table:table-cell>
            <text:p>684638836</text:p>
          </table:table-cell>
          <table:table-cell>
            <text:p>806330839</text:p>
          </table:table-cell>
        </table:table-row>
        <table:table-row>
          <table:table-cell>
            <text:p>23793584</text:p>
          </table:table-cell>
          <table:table-cell>
            <text:p>666504306</text:p>
          </table:table-cell>
          <table:table-cell>
            <text:p>304823984</text:p>
          </table:table-cell>
          <table:table-cell>
            <text:p>988729400</text:p>
          </table:table-cell>
          <table:table-cell>
            <text:p>76757634</text:p>
          </table:table-cell>
          <table:table-cell>
            <text:p>28661743</text:p>
          </table:table-cell>
          <table:table-cell>
            <text:p>326152843</text:p>
          </table:table-cell>
        </table:table-row>
        <table:table-row>
          <table:table-cell>
            <text:p>62501723</text:p>
          </table:table-cell>
          <table:table-cell>
            <text:p>166235529</text:p>
          </table:table-cell>
          <table:table-cell>
            <text:p>311030744</text:p>
          </table:table-cell>
          <table:table-cell>
            <text:p>814444891</text:p>
          </table:table-cell>
          <table:table-cell>
            <text:p>952705200</text:p>
          </table:table-cell>
          <table:table-cell>
            <text:p>252566291</text:p>
          </table:table-cell>
          <table:table-cell>
            <text:p>813101619</text:p>
          </table:table-cell>
        </table:table-row>
        <table:table-row>
          <table:table-cell>
            <text:p>959219554</text:p>
          </table:table-cell>
          <table:table-cell>
            <text:p>677247272</text:p>
          </table:table-cell>
          <table:table-cell>
            <text:p>425274988</text:p>
          </table:table-cell>
          <table:table-cell>
            <text:p>901813369</text:p>
          </table:table-cell>
          <table:table-cell>
            <text:p>470362435</text:p>
          </table:table-cell>
          <table:table-cell>
            <text:p>517378373</text:p>
          </table:table-cell>
          <table:table-cell>
            <text:p>487359260</text:p>
          </table:table-cell>
        </table:table-row>
        <table:table-row>
          <table:table-cell>
            <text:p>738600611</text:p>
          </table:table-cell>
          <table:table-cell>
            <text:p>563419887</text:p>
          </table:table-cell>
          <table:table-cell>
            <text:p>524333872</text:p>
          </table:table-cell>
          <table:table-cell>
            <text:p>965662299</text:p>
          </table:table-cell>
          <table:table-cell>
            <text:p>447700329</text:p>
          </table:table-cell>
          <table:table-cell>
            <text:p>122149795</text:p>
          </table:table-cell>
          <table:table-cell>
            <text:p>376194444</text:p>
          </table:table-cell>
        </table:table-row>
        <table:table-row>
          <table:table-cell>
            <text:p>109921782</text:p>
          </table:table-cell>
          <table:table-cell>
            <text:p>291750750</text:p>
          </table:table-cell>
          <table:table-cell>
            <text:p>524160661</text:p>
          </table:table-cell>
          <table:table-cell>
            <text:p>137249900</text:p>
          </table:table-cell>
          <table:table-cell>
            <text:p>841342602</text:p>
          </table:table-cell>
          <table:table-cell>
            <text:p>882440592</text:p>
          </table:table-cell>
          <table:table-cell>
            <text:p>907735500</text:p>
          </table:table-cell>
        </table:table-row>
        <table:table-row>
          <table:table-cell>
            <text:p>683184574</text:p>
          </table:table-cell>
          <table:table-cell>
            <text:p>575731231</text:p>
          </table:table-cell>
          <table:table-cell>
            <text:p>12577220</text:p>
          </table:table-cell>
          <table:table-cell>
            <text:p>431363953</text:p>
          </table:table-cell>
          <table:table-cell>
            <text:p>301521647</text:p>
          </table:table-cell>
          <table:table-cell>
            <text:p>165223702</text:p>
          </table:table-cell>
          <table:table-cell>
            <text:p>680468106</text:p>
          </table:table-cell>
        </table:table-row>
        <table:table-row>
          <table:table-cell>
            <text:p>779220480</text:p>
          </table:table-cell>
          <table:table-cell>
            <text:p>344879127</text:p>
          </table:table-cell>
          <table:table-cell>
            <text:p>285424802</text:p>
          </table:table-cell>
          <table:table-cell>
            <text:p>406136721</text:p>
          </table:table-cell>
          <table:table-cell>
            <text:p>308675635</text:p>
          </table:table-cell>
          <table:table-cell>
            <text:p>680399784</text:p>
          </table:table-cell>
          <table:table-cell>
            <text:p>94978957</text:p>
          </table:table-cell>
        </table:table-row>
        <table:table-row>
          <table:table-cell>
            <text:p>435766676</text:p>
          </table:table-cell>
          <table:table-cell>
            <text:p>123969820</text:p>
          </table:table-cell>
          <table:table-cell>
            <text:p>123768372</text:p>
          </table:table-cell>
          <table:table-cell>
            <text:p>988606302</text:p>
          </table:table-cell>
          <table:table-cell>
            <text:p>40136302</text:p>
          </table:table-cell>
          <table:table-cell>
            <text:p>669446065</text:p>
          </table:table-cell>
          <table:table-cell>
            <text:p>540002840</text:p>
          </table:table-cell>
        </table:table-row>
        <table:table-row>
          <table:table-cell>
            <text:p>429284608</text:p>
          </table:table-cell>
          <table:table-cell>
            <text:p>917514307</text:p>
          </table:table-cell>
          <table:table-cell>
            <text:p>359899935</text:p>
          </table:table-cell>
          <table:table-cell>
            <text:p>342123901</text:p>
          </table:table-cell>
          <table:table-cell>
            <text:p>409357658</text:p>
          </table:table-cell>
          <table:table-cell>
            <text:p>39934006</text:p>
          </table:table-cell>
          <table:table-cell>
            <text:p>40339171</text:p>
          </table:table-cell>
        </table:table-row>
        <table:table-row>
          <table:table-cell>
            <text:p>358868445</text:p>
          </table:table-cell>
          <table:table-cell>
            <text:p>196595687</text:p>
          </table:table-cell>
          <table:table-cell>
            <text:p>607255989</text:p>
          </table:table-cell>
          <table:table-cell>
            <text:p>384909179</text:p>
          </table:table-cell>
          <table:table-cell>
            <text:p>649978176</text:p>
          </table:table-cell>
          <table:table-cell>
            <text:p>170211174</text:p>
          </table:table-cell>
          <table:table-cell>
            <text:p>31292425</text:p>
          </table:table-cell>
        </table:table-row>
        <table:table-row>
          <table:table-cell>
            <text:p>677136619</text:p>
          </table:table-cell>
          <table:table-cell>
            <text:p>138296665</text:p>
          </table:table-cell>
          <table:table-cell>
            <text:p>439779731</text:p>
          </table:table-cell>
          <table:table-cell>
            <text:p>553965541</text:p>
          </table:table-cell>
          <table:table-cell>
            <text:p>456893326</text:p>
          </table:table-cell>
          <table:table-cell>
            <text:p>762426634</text:p>
          </table:table-cell>
          <table:table-cell>
            <text:p>9892404</text:p>
          </table:table-cell>
        </table:table-row>
        <table:table-row>
          <table:table-cell>
            <text:p>870935372</text:p>
          </table:table-cell>
          <table:table-cell>
            <text:p>277720712</text:p>
          </table:table-cell>
          <table:table-cell>
            <text:p>36710025</text:p>
          </table:table-cell>
          <table:table-cell>
            <text:p>401251821</text:p>
          </table:table-cell>
          <table:table-cell>
            <text:p>596786823</text:p>
          </table:table-cell>
          <table:table-cell>
            <text:p>911533672</text:p>
          </table:table-cell>
          <table:table-cell>
            <text:p>772154772</text:p>
          </table:table-cell>
        </table:table-row>
        <table:table-row>
          <table:table-cell>
            <text:p>787416243</text:p>
          </table:table-cell>
          <table:table-cell>
            <text:p>918020669</text:p>
          </table:table-cell>
          <table:table-cell>
            <text:p>726730222</text:p>
          </table:table-cell>
          <table:table-cell>
            <text:p>441024943</text:p>
          </table:table-cell>
          <table:table-cell>
            <text:p>571429758</text:p>
          </table:table-cell>
          <table:table-cell>
            <text:p>49091321</text:p>
          </table:table-cell>
          <table:table-cell>
            <text:p>2670956</text:p>
          </table:table-cell>
        </table:table-row>
        <table:table-row>
          <table:table-cell>
            <text:p>975341017</text:p>
          </table:table-cell>
          <table:table-cell>
            <text:p>230532106</text:p>
          </table:table-cell>
          <table:table-cell>
            <text:p>158559587</text:p>
          </table:table-cell>
          <table:table-cell>
            <text:p>667893669</text:p>
          </table:table-cell>
          <table:table-cell>
            <text:p>221878168</text:p>
          </table:table-cell>
          <table:table-cell>
            <text:p>749683673</text:p>
          </table:table-cell>
          <table:table-cell>
            <text:p>834148244</text:p>
          </table:table-cell>
        </table:table-row>
        <table:table-row>
          <table:table-cell>
            <text:p>949326468</text:p>
          </table:table-cell>
          <table:table-cell>
            <text:p>884399807</text:p>
          </table:table-cell>
          <table:table-cell>
            <text:p>168301793</text:p>
          </table:table-cell>
          <table:table-cell>
            <text:p>355135750</text:p>
          </table:table-cell>
          <table:table-cell>
            <text:p>660605332</text:p>
          </table:table-cell>
          <table:table-cell>
            <text:p>885106546</text:p>
          </table:table-cell>
          <table:table-cell>
            <text:p>688946864</text:p>
          </table:table-cell>
        </table:table-row>
        <table:table-row>
          <table:table-cell>
            <text:p>558348361</text:p>
          </table:table-cell>
          <table:table-cell>
            <text:p>817044099</text:p>
          </table:table-cell>
          <table:table-cell>
            <text:p>506627489</text:p>
          </table:table-cell>
          <table:table-cell>
            <text:p>426367980</text:p>
          </table:table-cell>
          <table:table-cell>
            <text:p>208458507</text:p>
          </table:table-cell>
          <table:table-cell>
            <text:p>677346398</text:p>
          </table:table-cell>
          <table:table-cell>
            <text:p>214012939</text:p>
          </table:table-cell>
        </table:table-row>
        <table:table-row>
          <table:table-cell>
            <text:p>342258727</text:p>
          </table:table-cell>
          <table:table-cell>
            <text:p>482425478</text:p>
          </table:table-cell>
          <table:table-cell>
            <text:p>934863605</text:p>
          </table:table-cell>
          <table:table-cell>
            <text:p>969521175</text:p>
          </table:table-cell>
          <table:table-cell>
            <text:p>5821966</text:p>
          </table:table-cell>
          <table:table-cell>
            <text:p>396420022</text:p>
          </table:table-cell>
          <table:table-cell>
            <text:p>483978291</text:p>
          </table:table-cell>
        </table:table-row>
        <table:table-row>
          <table:table-cell>
            <text:p>710334543</text:p>
          </table:table-cell>
          <table:table-cell>
            <text:p>637704888</text:p>
          </table:table-cell>
          <table:table-cell>
            <text:p>144168855</text:p>
          </table:table-cell>
          <table:table-cell>
            <text:p>175506953</text:p>
          </table:table-cell>
          <table:table-cell>
            <text:p>753266685</text:p>
          </table:table-cell>
          <table:table-cell>
            <text:p>485785880</text:p>
          </table:table-cell>
          <table:table-cell>
            <text:p>821008776</text:p>
          </table:table-cell>
        </table:table-row>
        <table:table-row>
          <table:table-cell>
            <text:p>819861453</text:p>
          </table:table-cell>
          <table:table-cell>
            <text:p>529983522</text:p>
          </table:table-cell>
          <table:table-cell>
            <text:p>762149417</text:p>
          </table:table-cell>
          <table:table-cell>
            <text:p>283839775</text:p>
          </table:table-cell>
          <table:table-cell>
            <text:p>514477329</text:p>
          </table:table-cell>
          <table:table-cell>
            <text:p>810584858</text:p>
          </table:table-cell>
          <table:table-cell>
            <text:p>546357225</text:p>
          </table:table-cell>
        </table:table-row>
        <table:table-row>
          <table:table-cell>
            <text:p>938518469</text:p>
          </table:table-cell>
          <table:table-cell>
            <text:p>612588819</text:p>
          </table:table-cell>
          <table:table-cell>
            <text:p>889009393</text:p>
          </table:table-cell>
          <table:table-cell>
            <text:p>380477058</text:p>
          </table:table-cell>
          <table:table-cell>
            <text:p>628463431</text:p>
          </table:table-cell>
          <table:table-cell>
            <text:p>590474733</text:p>
          </table:table-cell>
          <table:table-cell>
            <text:p>651467416</text:p>
          </table:table-cell>
        </table:table-row>
        <table:table-row>
          <table:table-cell>
            <text:p>45588505</text:p>
          </table:table-cell>
          <table:table-cell>
            <text:p>13560038</text:p>
          </table:table-cell>
          <table:table-cell>
            <text:p>835101332</text:p>
          </table:table-cell>
          <table:table-cell>
            <text:p>612759607</text:p>
          </table:table-cell>
          <table:table-cell>
            <text:p>275922282</text:p>
          </table:table-cell>
          <table:table-cell>
            <text:p>374536629</text:p>
          </table:table-cell>
          <table:table-cell>
            <text:p>790193248</text:p>
          </table:table-cell>
        </table:table-row>
        <table:table-row>
          <table:table-cell>
            <text:p>424588544</text:p>
          </table:table-cell>
          <table:table-cell>
            <text:p>71709433</text:p>
          </table:table-cell>
          <table:table-cell>
            <text:p>199136930</text:p>
          </table:table-cell>
          <table:table-cell>
            <text:p>307906625</text:p>
          </table:table-cell>
          <table:table-cell>
            <text:p>460887355</text:p>
          </table:table-cell>
          <table:table-cell>
            <text:p>200319710</text:p>
          </table:table-cell>
          <table:table-cell>
            <text:p>97827280</text:p>
          </table:table-cell>
        </table:table-row>
        <table:table-row>
          <table:table-cell>
            <text:p>812264196</text:p>
          </table:table-cell>
          <table:table-cell>
            <text:p>520998965</text:p>
          </table:table-cell>
          <table:table-cell>
            <text:p>218814421</text:p>
          </table:table-cell>
          <table:table-cell>
            <text:p>465670547</text:p>
          </table:table-cell>
          <table:table-cell>
            <text:p>128404623</text:p>
          </table:table-cell>
          <table:table-cell>
            <text:p>486583254</text:p>
          </table:table-cell>
          <table:table-cell>
            <text:p>980493918</text:p>
          </table:table-cell>
        </table:table-row>
        <table:table-row>
          <table:table-cell>
            <text:p>996578452</text:p>
          </table:table-cell>
          <table:table-cell>
            <text:p>644223480</text:p>
          </table:table-cell>
          <table:table-cell>
            <text:p>658261614</text:p>
          </table:table-cell>
          <table:table-cell>
            <text:p>175099881</text:p>
          </table:table-cell>
          <table:table-cell>
            <text:p>516429204</text:p>
          </table:table-cell>
          <table:table-cell>
            <text:p>531016143</text:p>
          </table:table-cell>
          <table:table-cell>
            <text:p>578366666</text:p>
          </table:table-cell>
        </table:table-row>
        <table:table-row>
          <table:table-cell>
            <text:p>962345227</text:p>
          </table:table-cell>
          <table:table-cell>
            <text:p>747157284</text:p>
          </table:table-cell>
          <table:table-cell>
            <text:p>871543673</text:p>
          </table:table-cell>
          <table:table-cell>
            <text:p>260135094</text:p>
          </table:table-cell>
          <table:table-cell>
            <text:p>623878496</text:p>
          </table:table-cell>
          <table:table-cell>
            <text:p>226359427</text:p>
          </table:table-cell>
          <table:table-cell>
            <text:p>584796042</text:p>
          </table:table-cell>
        </table:table-row>
        <table:table-row>
          <table:table-cell>
            <text:p>361756961</text:p>
          </table:table-cell>
          <table:table-cell>
            <text:p>913000914</text:p>
          </table:table-cell>
          <table:table-cell>
            <text:p>666288928</text:p>
          </table:table-cell>
          <table:table-cell>
            <text:p>371680106</text:p>
          </table:table-cell>
          <table:table-cell>
            <text:p>586867013</text:p>
          </table:table-cell>
          <table:table-cell>
            <text:p>463296919</text:p>
          </table:table-cell>
          <table:table-cell>
            <text:p>258223648</text:p>
          </table:table-cell>
        </table:table-row>
        <table:table-row>
          <table:table-cell>
            <text:p>15862828</text:p>
          </table:table-cell>
          <table:table-cell>
            <text:p>335158723</text:p>
          </table:table-cell>
          <table:table-cell>
            <text:p>662175144</text:p>
          </table:table-cell>
          <table:table-cell>
            <text:p>10840622</text:p>
          </table:table-cell>
          <table:table-cell>
            <text:p>887138568</text:p>
          </table:table-cell>
          <table:table-cell>
            <text:p>964617499</text:p>
          </table:table-cell>
          <table:table-cell>
            <text:p>661444108</text:p>
          </table:table-cell>
        </table:table-row>
        <table:table-row>
          <table:table-cell>
            <text:p>286403731</text:p>
          </table:table-cell>
          <table:table-cell>
            <text:p>916092002</text:p>
          </table:table-cell>
          <table:table-cell>
            <text:p>647296217</text:p>
          </table:table-cell>
          <table:table-cell>
            <text:p>915792078</text:p>
          </table:table-cell>
          <table:table-cell>
            <text:p>731457992</text:p>
          </table:table-cell>
          <table:table-cell>
            <text:p>692930949</text:p>
          </table:table-cell>
          <table:table-cell>
            <text:p>624568117</text:p>
          </table:table-cell>
        </table:table-row>
        <table:table-row>
          <table:table-cell>
            <text:p>493167021</text:p>
          </table:table-cell>
          <table:table-cell>
            <text:p>647249696</text:p>
          </table:table-cell>
          <table:table-cell>
            <text:p>812215018</text:p>
          </table:table-cell>
          <table:table-cell>
            <text:p>517915273</text:p>
          </table:table-cell>
          <table:table-cell>
            <text:p>594861802</text:p>
          </table:table-cell>
          <table:table-cell>
            <text:p>727057509</text:p>
          </table:table-cell>
          <table:table-cell>
            <text:p>874284423</text:p>
          </table:table-cell>
        </table:table-row>
        <table:table-row>
          <table:table-cell>
            <text:p>282927715</text:p>
          </table:table-cell>
          <table:table-cell>
            <text:p>112898713</text:p>
          </table:table-cell>
          <table:table-cell>
            <text:p>744350124</text:p>
          </table:table-cell>
          <table:table-cell>
            <text:p>635618924</text:p>
          </table:table-cell>
          <table:table-cell>
            <text:p>898691398</text:p>
          </table:table-cell>
          <table:table-cell>
            <text:p>10260149</text:p>
          </table:table-cell>
          <table:table-cell>
            <text:p>778710542</text:p>
          </table:table-cell>
        </table:table-row>
        <table:table-row>
          <table:table-cell>
            <text:p>24973135</text:p>
          </table:table-cell>
          <table:table-cell>
            <text:p>2828171</text:p>
          </table:table-cell>
          <table:table-cell>
            <text:p>981495595</text:p>
          </table:table-cell>
          <table:table-cell>
            <text:p>658128462</text:p>
          </table:table-cell>
          <table:table-cell>
            <text:p>887679823</text:p>
          </table:table-cell>
          <table:table-cell>
            <text:p>888864215</text:p>
          </table:table-cell>
          <table:table-cell>
            <text:p>934933416</text:p>
          </table:table-cell>
        </table:table-row>
        <table:table-row>
          <table:table-cell>
            <text:p>512232015</text:p>
          </table:table-cell>
          <table:table-cell>
            <text:p>320987283</text:p>
          </table:table-cell>
          <table:table-cell>
            <text:p>544440348</text:p>
          </table:table-cell>
          <table:table-cell>
            <text:p>684292471</text:p>
          </table:table-cell>
          <table:table-cell>
            <text:p>977728267</text:p>
          </table:table-cell>
          <table:table-cell>
            <text:p>778022029</text:p>
          </table:table-cell>
          <table:table-cell>
            <text:p>946371986</text:p>
          </table:table-cell>
        </table:table-row>
        <table:table-row>
          <table:table-cell>
            <text:p>269787849</text:p>
          </table:table-cell>
          <table:table-cell>
            <text:p>771849672</text:p>
          </table:table-cell>
          <table:table-cell>
            <text:p>658366336</text:p>
          </table:table-cell>
          <table:table-cell>
            <text:p>520895406</text:p>
          </table:table-cell>
          <table:table-cell>
            <text:p>751799063</text:p>
          </table:table-cell>
          <table:table-cell>
            <text:p>97461862</text:p>
          </table:table-cell>
          <table:table-cell>
            <text:p>403123384</text:p>
          </table:table-cell>
        </table:table-row>
        <table:table-row>
          <table:table-cell>
            <text:p>866885778</text:p>
          </table:table-cell>
          <table:table-cell>
            <text:p>529291616</text:p>
          </table:table-cell>
          <table:table-cell>
            <text:p>796397789</text:p>
          </table:table-cell>
          <table:table-cell>
            <text:p>107647602</text:p>
          </table:table-cell>
          <table:table-cell>
            <text:p>860634535</text:p>
          </table:table-cell>
          <table:table-cell>
            <text:p>838984440</text:p>
          </table:table-cell>
          <table:table-cell>
            <text:p>840428673</text:p>
          </table:table-cell>
        </table:table-row>
        <table:table-row>
          <table:table-cell>
            <text:p>320933915</text:p>
          </table:table-cell>
          <table:table-cell>
            <text:p>799599062</text:p>
          </table:table-cell>
          <table:table-cell>
            <text:p>423430197</text:p>
          </table:table-cell>
          <table:table-cell>
            <text:p>941162751</text:p>
          </table:table-cell>
          <table:table-cell>
            <text:p>973909123</text:p>
          </table:table-cell>
          <table:table-cell>
            <text:p>24821640</text:p>
          </table:table-cell>
          <table:table-cell>
            <text:p>726120718</text:p>
          </table:table-cell>
        </table:table-row>
        <table:table-row>
          <table:table-cell>
            <text:p>404550734</text:p>
          </table:table-cell>
          <table:table-cell>
            <text:p>28477109</text:p>
          </table:table-cell>
          <table:table-cell>
            <text:p>72509950</text:p>
          </table:table-cell>
          <table:table-cell>
            <text:p>723975843</text:p>
          </table:table-cell>
          <table:table-cell>
            <text:p>685606133</text:p>
          </table:table-cell>
          <table:table-cell>
            <text:p>56386474</text:p>
          </table:table-cell>
          <table:table-cell>
            <text:p>344311214</text:p>
          </table:table-cell>
        </table:table-row>
        <table:table-row>
          <table:table-cell>
            <text:p>825688021</text:p>
          </table:table-cell>
          <table:table-cell>
            <text:p>672725</text:p>
          </table:table-cell>
          <table:table-cell>
            <text:p>57210937</text:p>
          </table:table-cell>
          <table:table-cell>
            <text:p>655232063</text:p>
          </table:table-cell>
          <table:table-cell>
            <text:p>825678650</text:p>
          </table:table-cell>
          <table:table-cell>
            <text:p>943157011</text:p>
          </table:table-cell>
          <table:table-cell>
            <text:p>694168505</text:p>
          </table:table-cell>
        </table:table-row>
        <table:table-row>
          <table:table-cell>
            <text:p>213164870</text:p>
          </table:table-cell>
          <table:table-cell>
            <text:p>146802999</text:p>
          </table:table-cell>
          <table:table-cell>
            <text:p>906926367</text:p>
          </table:table-cell>
          <table:table-cell>
            <text:p>666626493</text:p>
          </table:table-cell>
          <table:table-cell>
            <text:p>908262116</text:p>
          </table:table-cell>
          <table:table-cell>
            <text:p>926830990</text:p>
          </table:table-cell>
          <table:table-cell>
            <text:p>938561207</text:p>
          </table:table-cell>
        </table:table-row>
        <table:table-row>
          <table:table-cell>
            <text:p>251634304</text:p>
          </table:table-cell>
          <table:table-cell>
            <text:p>849228917</text:p>
          </table:table-cell>
          <table:table-cell>
            <text:p>301242573</text:p>
          </table:table-cell>
          <table:table-cell>
            <text:p>421444280</text:p>
          </table:table-cell>
          <table:table-cell>
            <text:p>440329853</text:p>
          </table:table-cell>
          <table:table-cell>
            <text:p>668098812</text:p>
          </table:table-cell>
          <table:table-cell>
            <text:p>216086002</text:p>
          </table:table-cell>
        </table:table-row>
        <table:table-row>
          <table:table-cell>
            <text:p>281341699</text:p>
          </table:table-cell>
          <table:table-cell>
            <text:p>769897550</text:p>
          </table:table-cell>
          <table:table-cell>
            <text:p>518181027</text:p>
          </table:table-cell>
          <table:table-cell>
            <text:p>964331193</text:p>
          </table:table-cell>
          <table:table-cell>
            <text:p>227250603</text:p>
          </table:table-cell>
          <table:table-cell>
            <text:p>231484608</text:p>
          </table:table-cell>
          <table:table-cell>
            <text:p>43130419</text:p>
          </table:table-cell>
        </table:table-row>
        <table:table-row>
          <table:table-cell>
            <text:p>350810858</text:p>
          </table:table-cell>
          <table:table-cell>
            <text:p>640499930</text:p>
          </table:table-cell>
          <table:table-cell>
            <text:p>617737166</text:p>
          </table:table-cell>
          <table:table-cell>
            <text:p>297876292</text:p>
          </table:table-cell>
          <table:table-cell>
            <text:p>533654147</text:p>
          </table:table-cell>
          <table:table-cell>
            <text:p>926650105</text:p>
          </table:table-cell>
          <table:table-cell>
            <text:p>661536210</text:p>
          </table:table-cell>
        </table:table-row>
        <table:table-row>
          <table:table-cell>
            <text:p>821733400</text:p>
          </table:table-cell>
          <table:table-cell>
            <text:p>869788634</text:p>
          </table:table-cell>
          <table:table-cell>
            <text:p>35511071</text:p>
          </table:table-cell>
          <table:table-cell>
            <text:p>211223964</text:p>
          </table:table-cell>
          <table:table-cell>
            <text:p>472683947</text:p>
          </table:table-cell>
          <table:table-cell>
            <text:p>804952971</text:p>
          </table:table-cell>
          <table:table-cell>
            <text:p>493082428</text:p>
          </table:table-cell>
        </table:table-row>
        <table:table-row>
          <table:table-cell>
            <text:p>445544063</text:p>
          </table:table-cell>
          <table:table-cell>
            <text:p>724627413</text:p>
          </table:table-cell>
          <table:table-cell>
            <text:p>345565039</text:p>
          </table:table-cell>
          <table:table-cell>
            <text:p>271039496</text:p>
          </table:table-cell>
          <table:table-cell>
            <text:p>502438975</text:p>
          </table:table-cell>
          <table:table-cell>
            <text:p>834891154</text:p>
          </table:table-cell>
          <table:table-cell>
            <text:p>390728676</text:p>
          </table:table-cell>
        </table:table-row>
        <table:table-row>
          <table:table-cell>
            <text:p>323428130</text:p>
          </table:table-cell>
          <table:table-cell>
            <text:p>532741255</text:p>
          </table:table-cell>
          <table:table-cell>
            <text:p>199660967</text:p>
          </table:table-cell>
          <table:table-cell>
            <text:p>624621794</text:p>
          </table:table-cell>
          <table:table-cell>
            <text:p>375484227</text:p>
          </table:table-cell>
          <table:table-cell>
            <text:p>687201762</text:p>
          </table:table-cell>
          <table:table-cell>
            <text:p>275546241</text:p>
          </table:table-cell>
        </table:table-row>
        <table:table-row>
          <table:table-cell>
            <text:p>726936999</text:p>
          </table:table-cell>
          <table:table-cell>
            <text:p>217661053</text:p>
          </table:table-cell>
          <table:table-cell>
            <text:p>182729101</text:p>
          </table:table-cell>
          <table:table-cell>
            <text:p>553628132</text:p>
          </table:table-cell>
          <table:table-cell>
            <text:p>595237179</text:p>
          </table:table-cell>
          <table:table-cell>
            <text:p>841095100</text:p>
          </table:table-cell>
          <table:table-cell>
            <text:p>601444265</text:p>
          </table:table-cell>
        </table:table-row>
        <table:table-row>
          <table:table-cell>
            <text:p>742479501</text:p>
          </table:table-cell>
          <table:table-cell>
            <text:p>209478043</text:p>
          </table:table-cell>
          <table:table-cell>
            <text:p>302239048</text:p>
          </table:table-cell>
          <table:table-cell>
            <text:p>934744922</text:p>
          </table:table-cell>
          <table:table-cell>
            <text:p>57895275</text:p>
          </table:table-cell>
          <table:table-cell>
            <text:p>665177391</text:p>
          </table:table-cell>
          <table:table-cell>
            <text:p>706093627</text:p>
          </table:table-cell>
        </table:table-row>
        <table:table-row>
          <table:table-cell>
            <text:p>456222932</text:p>
          </table:table-cell>
          <table:table-cell>
            <text:p>120948713</text:p>
          </table:table-cell>
          <table:table-cell>
            <text:p>895898577</text:p>
          </table:table-cell>
          <table:table-cell>
            <text:p>544312390</text:p>
          </table:table-cell>
          <table:table-cell>
            <text:p>121080668</text:p>
          </table:table-cell>
          <table:table-cell>
            <text:p>357695946</text:p>
          </table:table-cell>
          <table:table-cell>
            <text:p>883008502</text:p>
          </table:table-cell>
        </table:table-row>
        <table:table-row>
          <table:table-cell>
            <text:p>373532489</text:p>
          </table:table-cell>
          <table:table-cell>
            <text:p>463437561</text:p>
          </table:table-cell>
          <table:table-cell>
            <text:p>200147071</text:p>
          </table:table-cell>
          <table:table-cell>
            <text:p>35954283</text:p>
          </table:table-cell>
          <table:table-cell>
            <text:p>823064996</text:p>
          </table:table-cell>
          <table:table-cell>
            <text:p>424142958</text:p>
          </table:table-cell>
          <table:table-cell>
            <text:p>195825442</text:p>
          </table:table-cell>
        </table:table-row>
        <table:table-row>
          <table:table-cell>
            <text:p>850083825</text:p>
          </table:table-cell>
          <table:table-cell>
            <text:p>824769933</text:p>
          </table:table-cell>
          <table:table-cell>
            <text:p>921126702</text:p>
          </table:table-cell>
          <table:table-cell>
            <text:p>179258687</text:p>
          </table:table-cell>
          <table:table-cell>
            <text:p>748181165</text:p>
          </table:table-cell>
          <table:table-cell>
            <text:p>279557330</text:p>
          </table:table-cell>
          <table:table-cell>
            <text:p>859613940</text:p>
          </table:table-cell>
        </table:table-row>
        <table:table-row>
          <table:table-cell>
            <text:p>449116156</text:p>
          </table:table-cell>
          <table:table-cell>
            <text:p>935141864</text:p>
          </table:table-cell>
          <table:table-cell>
            <text:p>390599493</text:p>
          </table:table-cell>
          <table:table-cell>
            <text:p>246010990</text:p>
          </table:table-cell>
          <table:table-cell>
            <text:p>207898031</text:p>
          </table:table-cell>
          <table:table-cell>
            <text:p>122007178</text:p>
          </table:table-cell>
          <table:table-cell>
            <text:p>389274365</text:p>
          </table:table-cell>
        </table:table-row>
        <table:table-row>
          <table:table-cell>
            <text:p>114116453</text:p>
          </table:table-cell>
          <table:table-cell>
            <text:p>400090041</text:p>
          </table:table-cell>
          <table:table-cell>
            <text:p>950982079</text:p>
          </table:table-cell>
          <table:table-cell>
            <text:p>258460599</text:p>
          </table:table-cell>
          <table:table-cell>
            <text:p>285902065</text:p>
          </table:table-cell>
          <table:table-cell>
            <text:p>886398539</text:p>
          </table:table-cell>
          <table:table-cell>
            <text:p>844088112</text:p>
          </table:table-cell>
        </table:table-row>
        <table:table-row>
          <table:table-cell>
            <text:p>179938102</text:p>
          </table:table-cell>
          <table:table-cell>
            <text:p>383925831</text:p>
          </table:table-cell>
          <table:table-cell>
            <text:p>638649609</text:p>
          </table:table-cell>
          <table:table-cell>
            <text:p>898335307</text:p>
          </table:table-cell>
          <table:table-cell>
            <text:p>388079398</text:p>
          </table:table-cell>
          <table:table-cell>
            <text:p>48492045</text:p>
          </table:table-cell>
          <table:table-cell>
            <text:p>947709492</text:p>
          </table:table-cell>
        </table:table-row>
        <table:table-row>
          <table:table-cell>
            <text:p>546871481</text:p>
          </table:table-cell>
          <table:table-cell>
            <text:p>594805596</text:p>
          </table:table-cell>
          <table:table-cell>
            <text:p>847929774</text:p>
          </table:table-cell>
          <table:table-cell>
            <text:p>106440414</text:p>
          </table:table-cell>
          <table:table-cell>
            <text:p>648332019</text:p>
          </table:table-cell>
          <table:table-cell>
            <text:p>590120788</text:p>
          </table:table-cell>
          <table:table-cell>
            <text:p>16911507</text:p>
          </table:table-cell>
        </table:table-row>
        <table:table-row>
          <table:table-cell>
            <text:p>283798563</text:p>
          </table:table-cell>
          <table:table-cell>
            <text:p>818816633</text:p>
          </table:table-cell>
          <table:table-cell>
            <text:p>520793902</text:p>
          </table:table-cell>
          <table:table-cell>
            <text:p>789775444</text:p>
          </table:table-cell>
          <table:table-cell>
            <text:p>92314197</text:p>
          </table:table-cell>
          <table:table-cell>
            <text:p>258398501</text:p>
          </table:table-cell>
          <table:table-cell>
            <text:p>388897348</text:p>
          </table:table-cell>
        </table:table-row>
        <table:table-row>
          <table:table-cell>
            <text:p>342367118</text:p>
          </table:table-cell>
          <table:table-cell>
            <text:p>886345427</text:p>
          </table:table-cell>
          <table:table-cell>
            <text:p>177594892</text:p>
          </table:table-cell>
          <table:table-cell>
            <text:p>786089920</text:p>
          </table:table-cell>
          <table:table-cell>
            <text:p>49457225</text:p>
          </table:table-cell>
          <table:table-cell>
            <text:p>337270528</text:p>
          </table:table-cell>
          <table:table-cell>
            <text:p>337123016</text:p>
          </table:table-cell>
        </table:table-row>
        <table:table-row>
          <table:table-cell>
            <text:p>366894863</text:p>
          </table:table-cell>
          <table:table-cell>
            <text:p>840930425</text:p>
          </table:table-cell>
          <table:table-cell>
            <text:p>25547093</text:p>
          </table:table-cell>
          <table:table-cell>
            <text:p>492623101</text:p>
          </table:table-cell>
          <table:table-cell>
            <text:p>386323729</text:p>
          </table:table-cell>
          <table:table-cell>
            <text:p>190546518</text:p>
          </table:table-cell>
          <table:table-cell>
            <text:p>373784869</text:p>
          </table:table-cell>
        </table:table-row>
        <table:table-row>
          <table:table-cell>
            <text:p>179456085</text:p>
          </table:table-cell>
          <table:table-cell>
            <text:p>68865203</text:p>
          </table:table-cell>
          <table:table-cell>
            <text:p>377153750</text:p>
          </table:table-cell>
          <table:table-cell>
            <text:p>403265670</text:p>
          </table:table-cell>
          <table:table-cell>
            <text:p>340549623</text:p>
          </table:table-cell>
          <table:table-cell>
            <text:p>852784919</text:p>
          </table:table-cell>
          <table:table-cell>
            <text:p>13516496</text:p>
          </table:table-cell>
        </table:table-row>
        <table:table-row>
          <table:table-cell>
            <text:p>826395195</text:p>
          </table:table-cell>
          <table:table-cell>
            <text:p>196492628</text:p>
          </table:table-cell>
          <table:table-cell>
            <text:p>32991631</text:p>
          </table:table-cell>
          <table:table-cell>
            <text:p>33602656</text:p>
          </table:table-cell>
          <table:table-cell>
            <text:p>149251753</text:p>
          </table:table-cell>
          <table:table-cell>
            <text:p>898045619</text:p>
          </table:table-cell>
          <table:table-cell>
            <text:p>549707335</text:p>
          </table:table-cell>
        </table:table-row>
        <table:table-row>
          <table:table-cell>
            <text:p>561746505</text:p>
          </table:table-cell>
          <table:table-cell>
            <text:p>650296538</text:p>
          </table:table-cell>
          <table:table-cell>
            <text:p>771549905</text:p>
          </table:table-cell>
          <table:table-cell>
            <text:p>105615172</text:p>
          </table:table-cell>
          <table:table-cell>
            <text:p>521846596</text:p>
          </table:table-cell>
          <table:table-cell>
            <text:p>510415993</text:p>
          </table:table-cell>
          <table:table-cell>
            <text:p>181163130</text:p>
          </table:table-cell>
        </table:table-row>
        <table:table-row>
          <table:table-cell>
            <text:p>891546005</text:p>
          </table:table-cell>
          <table:table-cell>
            <text:p>244775007</text:p>
          </table:table-cell>
          <table:table-cell>
            <text:p>716923070</text:p>
          </table:table-cell>
          <table:table-cell>
            <text:p>944990528</text:p>
          </table:table-cell>
          <table:table-cell>
            <text:p>971208261</text:p>
          </table:table-cell>
          <table:table-cell>
            <text:p>431795958</text:p>
          </table:table-cell>
          <table:table-cell>
            <text:p>916959274</text:p>
          </table:table-cell>
        </table:table-row>
        <table:table-row>
          <table:table-cell>
            <text:p>464027199</text:p>
          </table:table-cell>
          <table:table-cell>
            <text:p>44935097</text:p>
          </table:table-cell>
          <table:table-cell>
            <text:p>29922802</text:p>
          </table:table-cell>
          <table:table-cell>
            <text:p>257156670</text:p>
          </table:table-cell>
          <table:table-cell>
            <text:p>970249318</text:p>
          </table:table-cell>
          <table:table-cell>
            <text:p>752136440</text:p>
          </table:table-cell>
          <table:table-cell>
            <text:p>388366992</text:p>
          </table:table-cell>
        </table:table-row>
        <table:table-row>
          <table:table-cell>
            <text:p>329193313</text:p>
          </table:table-cell>
          <table:table-cell>
            <text:p>603623670</text:p>
          </table:table-cell>
          <table:table-cell>
            <text:p>928107900</text:p>
          </table:table-cell>
          <table:table-cell>
            <text:p>141650704</text:p>
          </table:table-cell>
          <table:table-cell>
            <text:p>192200283</text:p>
          </table:table-cell>
          <table:table-cell>
            <text:p>324238495</text:p>
          </table:table-cell>
          <table:table-cell>
            <text:p>195362190</text:p>
          </table:table-cell>
        </table:table-row>
        <table:table-row>
          <table:table-cell>
            <text:p>353118846</text:p>
          </table:table-cell>
          <table:table-cell>
            <text:p>397447290</text:p>
          </table:table-cell>
          <table:table-cell>
            <text:p>571346375</text:p>
          </table:table-cell>
          <table:table-cell>
            <text:p>959318956</text:p>
          </table:table-cell>
          <table:table-cell>
            <text:p>532482848</text:p>
          </table:table-cell>
          <table:table-cell>
            <text:p>946388351</text:p>
          </table:table-cell>
          <table:table-cell>
            <text:p>358097756</text:p>
          </table:table-cell>
        </table:table-row>
        <table:table-row>
          <table:table-cell>
            <text:p>109410017</text:p>
          </table:table-cell>
          <table:table-cell>
            <text:p>186701090</text:p>
          </table:table-cell>
          <table:table-cell>
            <text:p>540968487</text:p>
          </table:table-cell>
          <table:table-cell>
            <text:p>369414178</text:p>
          </table:table-cell>
          <table:table-cell>
            <text:p>703946802</text:p>
          </table:table-cell>
          <table:table-cell>
            <text:p>937245638</text:p>
          </table:table-cell>
          <table:table-cell>
            <text:p>843453758</text:p>
          </table:table-cell>
        </table:table-row>
        <table:table-row>
          <table:table-cell>
            <text:p>331002497</text:p>
          </table:table-cell>
          <table:table-cell>
            <text:p>955419609</text:p>
          </table:table-cell>
          <table:table-cell>
            <text:p>866418730</text:p>
          </table:table-cell>
          <table:table-cell>
            <text:p>205683478</text:p>
          </table:table-cell>
          <table:table-cell>
            <text:p>326728523</text:p>
          </table:table-cell>
          <table:table-cell>
            <text:p>499965995</text:p>
          </table:table-cell>
          <table:table-cell>
            <text:p>229805989</text:p>
          </table:table-cell>
        </table:table-row>
        <table:table-row>
          <table:table-cell>
            <text:p>788933281</text:p>
          </table:table-cell>
          <table:table-cell>
            <text:p>707923557</text:p>
          </table:table-cell>
          <table:table-cell>
            <text:p>669878342</text:p>
          </table:table-cell>
          <table:table-cell>
            <text:p>117073947</text:p>
          </table:table-cell>
          <table:table-cell>
            <text:p>29494742</text:p>
          </table:table-cell>
          <table:table-cell>
            <text:p>693235091</text:p>
          </table:table-cell>
          <table:table-cell>
            <text:p>839929639</text:p>
          </table:table-cell>
        </table:table-row>
        <table:table-row>
          <table:table-cell>
            <text:p>599610327</text:p>
          </table:table-cell>
          <table:table-cell>
            <text:p>149717637</text:p>
          </table:table-cell>
          <table:table-cell>
            <text:p>509244682</text:p>
          </table:table-cell>
          <table:table-cell>
            <text:p>529262167</text:p>
          </table:table-cell>
          <table:table-cell>
            <text:p>557273495</text:p>
          </table:table-cell>
          <table:table-cell>
            <text:p>795279296</text:p>
          </table:table-cell>
          <table:table-cell>
            <text:p>469918030</text:p>
          </table:table-cell>
        </table:table-row>
        <table:table-row>
          <table:table-cell>
            <text:p>235207746</text:p>
          </table:table-cell>
          <table:table-cell>
            <text:p>953840218</text:p>
          </table:table-cell>
          <table:table-cell>
            <text:p>115032322</text:p>
          </table:table-cell>
          <table:table-cell>
            <text:p>191642210</text:p>
          </table:table-cell>
          <table:table-cell>
            <text:p>669722895</text:p>
          </table:table-cell>
          <table:table-cell>
            <text:p>647857821</text:p>
          </table:table-cell>
          <table:table-cell>
            <text:p>29229789</text:p>
          </table:table-cell>
        </table:table-row>
        <table:table-row>
          <table:table-cell>
            <text:p>953274713</text:p>
          </table:table-cell>
          <table:table-cell>
            <text:p>614108109</text:p>
          </table:table-cell>
          <table:table-cell>
            <text:p>724780976</text:p>
          </table:table-cell>
          <table:table-cell>
            <text:p>142275017</text:p>
          </table:table-cell>
          <table:table-cell>
            <text:p>786083251</text:p>
          </table:table-cell>
          <table:table-cell>
            <text:p>293009172</text:p>
          </table:table-cell>
          <table:table-cell>
            <text:p>587390215</text:p>
          </table:table-cell>
        </table:table-row>
        <table:table-row>
          <table:table-cell>
            <text:p>909715780</text:p>
          </table:table-cell>
          <table:table-cell>
            <text:p>895784375</text:p>
          </table:table-cell>
          <table:table-cell>
            <text:p>378391004</text:p>
          </table:table-cell>
          <table:table-cell>
            <text:p>479408410</text:p>
          </table:table-cell>
          <table:table-cell>
            <text:p>584561326</text:p>
          </table:table-cell>
          <table:table-cell>
            <text:p>964837419</text:p>
          </table:table-cell>
          <table:table-cell>
            <text:p>660010047</text:p>
          </table:table-cell>
        </table:table-row>
        <table:table-row>
          <table:table-cell>
            <text:p>455840149</text:p>
          </table:table-cell>
          <table:table-cell>
            <text:p>305937951</text:p>
          </table:table-cell>
          <table:table-cell>
            <text:p>654923252</text:p>
          </table:table-cell>
          <table:table-cell>
            <text:p>770909778</text:p>
          </table:table-cell>
          <table:table-cell>
            <text:p>455605892</text:p>
          </table:table-cell>
          <table:table-cell>
            <text:p>734694361</text:p>
          </table:table-cell>
          <table:table-cell>
            <text:p>54040345</text:p>
          </table:table-cell>
        </table:table-row>
        <table:table-row>
          <table:table-cell>
            <text:p>1110419</text:p>
          </table:table-cell>
          <table:table-cell>
            <text:p>369727060</text:p>
          </table:table-cell>
          <table:table-cell>
            <text:p>381868127</text:p>
          </table:table-cell>
          <table:table-cell>
            <text:p>764138539</text:p>
          </table:table-cell>
          <table:table-cell>
            <text:p>392599495</text:p>
          </table:table-cell>
          <table:table-cell>
            <text:p>818952712</text:p>
          </table:table-cell>
          <table:table-cell>
            <text:p>693821253</text:p>
          </table:table-cell>
        </table:table-row>
        <table:table-row>
          <table:table-cell>
            <text:p>945841252</text:p>
          </table:table-cell>
          <table:table-cell>
            <text:p>732839012</text:p>
          </table:table-cell>
          <table:table-cell>
            <text:p>425566904</text:p>
          </table:table-cell>
          <table:table-cell>
            <text:p>561038574</text:p>
          </table:table-cell>
          <table:table-cell>
            <text:p>88779933</text:p>
          </table:table-cell>
          <table:table-cell>
            <text:p>544155067</text:p>
          </table:table-cell>
          <table:table-cell>
            <text:p>248089220</text:p>
          </table:table-cell>
        </table:table-row>
        <table:table-row>
          <table:table-cell>
            <text:p>823175660</text:p>
          </table:table-cell>
          <table:table-cell>
            <text:p>669966263</text:p>
          </table:table-cell>
          <table:table-cell>
            <text:p>328062083</text:p>
          </table:table-cell>
          <table:table-cell>
            <text:p>657499905</text:p>
          </table:table-cell>
          <table:table-cell>
            <text:p>769164473</text:p>
          </table:table-cell>
          <table:table-cell>
            <text:p>24390170</text:p>
          </table:table-cell>
          <table:table-cell>
            <text:p>822401178</text:p>
          </table:table-cell>
        </table:table-row>
        <table:table-row>
          <table:table-cell>
            <text:p>180398424</text:p>
          </table:table-cell>
          <table:table-cell>
            <text:p>467033247</text:p>
          </table:table-cell>
          <table:table-cell>
            <text:p>904848999</text:p>
          </table:table-cell>
          <table:table-cell>
            <text:p>824243014</text:p>
          </table:table-cell>
          <table:table-cell>
            <text:p>273373284</text:p>
          </table:table-cell>
          <table:table-cell>
            <text:p>903125247</text:p>
          </table:table-cell>
          <table:table-cell>
            <text:p>399582415</text:p>
          </table:table-cell>
        </table:table-row>
        <table:table-row>
          <table:table-cell>
            <text:p>503557654</text:p>
          </table:table-cell>
          <table:table-cell>
            <text:p>458842543</text:p>
          </table:table-cell>
          <table:table-cell>
            <text:p>896978371</text:p>
          </table:table-cell>
          <table:table-cell>
            <text:p>105898434</text:p>
          </table:table-cell>
          <table:table-cell>
            <text:p>821457320</text:p>
          </table:table-cell>
          <table:table-cell>
            <text:p>739797162</text:p>
          </table:table-cell>
          <table:table-cell>
            <text:p>805344433</text:p>
          </table:table-cell>
        </table:table-row>
        <table:table-row>
          <table:table-cell>
            <text:p>652433904</text:p>
          </table:table-cell>
          <table:table-cell>
            <text:p>99111138</text:p>
          </table:table-cell>
          <table:table-cell>
            <text:p>370364713</text:p>
          </table:table-cell>
          <table:table-cell>
            <text:p>985570957</text:p>
          </table:table-cell>
          <table:table-cell>
            <text:p>694146115</text:p>
          </table:table-cell>
          <table:table-cell>
            <text:p>587907147</text:p>
          </table:table-cell>
          <table:table-cell>
            <text:p>542426398</text:p>
          </table:table-cell>
        </table:table-row>
        <table:table-row>
          <table:table-cell>
            <text:p>981716381</text:p>
          </table:table-cell>
          <table:table-cell>
            <text:p>703406787</text:p>
          </table:table-cell>
          <table:table-cell>
            <text:p>323565518</text:p>
          </table:table-cell>
          <table:table-cell>
            <text:p>829891556</text:p>
          </table:table-cell>
          <table:table-cell>
            <text:p>492362407</text:p>
          </table:table-cell>
          <table:table-cell>
            <text:p>266342354</text:p>
          </table:table-cell>
          <table:table-cell>
            <text:p>71156679</text:p>
          </table:table-cell>
        </table:table-row>
        <table:table-row>
          <table:table-cell>
            <text:p>561546610</text:p>
          </table:table-cell>
          <table:table-cell>
            <text:p>599807768</text:p>
          </table:table-cell>
          <table:table-cell>
            <text:p>67104710</text:p>
          </table:table-cell>
          <table:table-cell>
            <text:p>671179306</text:p>
          </table:table-cell>
          <table:table-cell>
            <text:p>503398297</text:p>
          </table:table-cell>
          <table:table-cell>
            <text:p>164371703</text:p>
          </table:table-cell>
          <table:table-cell>
            <text:p>394328840</text:p>
          </table:table-cell>
        </table:table-row>
        <table:table-row>
          <table:table-cell>
            <text:p>366315797</text:p>
          </table:table-cell>
          <table:table-cell>
            <text:p>415778455</text:p>
          </table:table-cell>
          <table:table-cell>
            <text:p>814341357</text:p>
          </table:table-cell>
          <table:table-cell>
            <text:p>162678964</text:p>
          </table:table-cell>
          <table:table-cell>
            <text:p>984157544</text:p>
          </table:table-cell>
          <table:table-cell>
            <text:p>447706748</text:p>
          </table:table-cell>
          <table:table-cell>
            <text:p>836327966</text:p>
          </table:table-cell>
        </table:table-row>
        <table:table-row>
          <table:table-cell>
            <text:p>934820712</text:p>
          </table:table-cell>
          <table:table-cell>
            <text:p>860298543</text:p>
          </table:table-cell>
          <table:table-cell>
            <text:p>964504312</text:p>
          </table:table-cell>
          <table:table-cell>
            <text:p>817465055</text:p>
          </table:table-cell>
          <table:table-cell>
            <text:p>274497382</text:p>
          </table:table-cell>
          <table:table-cell>
            <text:p>941743588</text:p>
          </table:table-cell>
          <table:table-cell>
            <text:p>472908081</text:p>
          </table:table-cell>
        </table:table-row>
        <table:table-row>
          <table:table-cell>
            <text:p>608148345</text:p>
          </table:table-cell>
          <table:table-cell>
            <text:p>871211622</text:p>
          </table:table-cell>
          <table:table-cell>
            <text:p>912343424</text:p>
          </table:table-cell>
          <table:table-cell>
            <text:p>575204495</text:p>
          </table:table-cell>
          <table:table-cell>
            <text:p>451481829</text:p>
          </table:table-cell>
          <table:table-cell>
            <text:p>439626363</text:p>
          </table:table-cell>
          <table:table-cell>
            <text:p>33253403</text:p>
          </table:table-cell>
        </table:table-row>
        <table:table-row>
          <table:table-cell>
            <text:p>436977894</text:p>
          </table:table-cell>
          <table:table-cell>
            <text:p>452560200</text:p>
          </table:table-cell>
          <table:table-cell>
            <text:p>493031624</text:p>
          </table:table-cell>
          <table:table-cell>
            <text:p>693872725</text:p>
          </table:table-cell>
          <table:table-cell>
            <text:p>753749440</text:p>
          </table:table-cell>
          <table:table-cell>
            <text:p>329990398</text:p>
          </table:table-cell>
          <table:table-cell>
            <text:p>610720123</text:p>
          </table:table-cell>
        </table:table-row>
        <table:table-row>
          <table:table-cell>
            <text:p>797448230</text:p>
          </table:table-cell>
          <table:table-cell>
            <text:p>936463776</text:p>
          </table:table-cell>
          <table:table-cell>
            <text:p>755080476</text:p>
          </table:table-cell>
          <table:table-cell>
            <text:p>372925339</text:p>
          </table:table-cell>
          <table:table-cell>
            <text:p>315518661</text:p>
          </table:table-cell>
          <table:table-cell>
            <text:p>400484855</text:p>
          </table:table-cell>
          <table:table-cell>
            <text:p>714691919</text:p>
          </table:table-cell>
        </table:table-row>
        <table:table-row>
          <table:table-cell>
            <text:p>150790972</text:p>
          </table:table-cell>
          <table:table-cell>
            <text:p>768358014</text:p>
          </table:table-cell>
          <table:table-cell>
            <text:p>177933815</text:p>
          </table:table-cell>
          <table:table-cell>
            <text:p>222431374</text:p>
          </table:table-cell>
          <table:table-cell>
            <text:p>255338186</text:p>
          </table:table-cell>
          <table:table-cell>
            <text:p>293481113</text:p>
          </table:table-cell>
          <table:table-cell>
            <text:p>261763424</text:p>
          </table:table-cell>
        </table:table-row>
        <table:table-row>
          <table:table-cell>
            <text:p>508123109</text:p>
          </table:table-cell>
          <table:table-cell>
            <text:p>772495556</text:p>
          </table:table-cell>
          <table:table-cell>
            <text:p>750070304</text:p>
          </table:table-cell>
          <table:table-cell>
            <text:p>710846108</text:p>
          </table:table-cell>
          <table:table-cell>
            <text:p>950199073</text:p>
          </table:table-cell>
          <table:table-cell>
            <text:p>603533600</text:p>
          </table:table-cell>
          <table:table-cell>
            <text:p>647170951</text:p>
          </table:table-cell>
        </table:table-row>
        <table:table-row>
          <table:table-cell>
            <text:p>41233040</text:p>
          </table:table-cell>
          <table:table-cell>
            <text:p>880986088</text:p>
          </table:table-cell>
          <table:table-cell>
            <text:p>762881165</text:p>
          </table:table-cell>
          <table:table-cell>
            <text:p>405497175</text:p>
          </table:table-cell>
          <table:table-cell>
            <text:p>3737027</text:p>
          </table:table-cell>
          <table:table-cell>
            <text:p>79149778</text:p>
          </table:table-cell>
          <table:table-cell>
            <text:p>748037638</text:p>
          </table:table-cell>
        </table:table-row>
        <table:table-row>
          <table:table-cell>
            <text:p>207226650</text:p>
          </table:table-cell>
          <table:table-cell>
            <text:p>333042009</text:p>
          </table:table-cell>
          <table:table-cell>
            <text:p>959278115</text:p>
          </table:table-cell>
          <table:table-cell>
            <text:p>556864740</text:p>
          </table:table-cell>
          <table:table-cell>
            <text:p>577012466</text:p>
          </table:table-cell>
          <table:table-cell>
            <text:p>131988134</text:p>
          </table:table-cell>
          <table:table-cell>
            <text:p>615817485</text:p>
          </table:table-cell>
        </table:table-row>
        <table:table-row>
          <table:table-cell>
            <text:p>834006098</text:p>
          </table:table-cell>
          <table:table-cell>
            <text:p>727517324</text:p>
          </table:table-cell>
          <table:table-cell>
            <text:p>858062510</text:p>
          </table:table-cell>
          <table:table-cell>
            <text:p>32884824</text:p>
          </table:table-cell>
          <table:table-cell>
            <text:p>830564692</text:p>
          </table:table-cell>
          <table:table-cell>
            <text:p>162806932</text:p>
          </table:table-cell>
          <table:table-cell>
            <text:p>301059748</text:p>
          </table:table-cell>
        </table:table-row>
        <table:table-row>
          <table:table-cell>
            <text:p>416960091</text:p>
          </table:table-cell>
          <table:table-cell>
            <text:p>927000350</text:p>
          </table:table-cell>
          <table:table-cell>
            <text:p>283831123</text:p>
          </table:table-cell>
          <table:table-cell>
            <text:p>887241679</text:p>
          </table:table-cell>
          <table:table-cell>
            <text:p>664433114</text:p>
          </table:table-cell>
          <table:table-cell>
            <text:p>735390032</text:p>
          </table:table-cell>
          <table:table-cell>
            <text:p>138017649</text:p>
          </table:table-cell>
        </table:table-row>
        <table:table-row>
          <table:table-cell>
            <text:p>183694143</text:p>
          </table:table-cell>
          <table:table-cell>
            <text:p>336066639</text:p>
          </table:table-cell>
          <table:table-cell>
            <text:p>795196654</text:p>
          </table:table-cell>
          <table:table-cell>
            <text:p>265379452</text:p>
          </table:table-cell>
          <table:table-cell>
            <text:p>825203192</text:p>
          </table:table-cell>
          <table:table-cell>
            <text:p>150912222</text:p>
          </table:table-cell>
          <table:table-cell>
            <text:p>627857292</text:p>
          </table:table-cell>
        </table:table-row>
        <table:table-row>
          <table:table-cell>
            <text:p>644811423</text:p>
          </table:table-cell>
          <table:table-cell>
            <text:p>300700910</text:p>
          </table:table-cell>
          <table:table-cell>
            <text:p>157942683</text:p>
          </table:table-cell>
          <table:table-cell>
            <text:p>694749827</text:p>
          </table:table-cell>
          <table:table-cell>
            <text:p>248110151</text:p>
          </table:table-cell>
          <table:table-cell>
            <text:p>584557380</text:p>
          </table:table-cell>
          <table:table-cell>
            <text:p>655218685</text:p>
          </table:table-cell>
        </table:table-row>
        <table:table-row>
          <table:table-cell>
            <text:p>781240589</text:p>
          </table:table-cell>
          <table:table-cell>
            <text:p>324141110</text:p>
          </table:table-cell>
          <table:table-cell>
            <text:p>659292083</text:p>
          </table:table-cell>
          <table:table-cell>
            <text:p>533468932</text:p>
          </table:table-cell>
          <table:table-cell>
            <text:p>627560009</text:p>
          </table:table-cell>
          <table:table-cell>
            <text:p>468954482</text:p>
          </table:table-cell>
          <table:table-cell>
            <text:p>707844648</text:p>
          </table:table-cell>
        </table:table-row>
        <table:table-row>
          <table:table-cell>
            <text:p>274691146</text:p>
          </table:table-cell>
          <table:table-cell>
            <text:p>651758574</text:p>
          </table:table-cell>
          <table:table-cell>
            <text:p>4832147</text:p>
          </table:table-cell>
          <table:table-cell>
            <text:p>874546501</text:p>
          </table:table-cell>
          <table:table-cell>
            <text:p>955917779</text:p>
          </table:table-cell>
          <table:table-cell>
            <text:p>778896370</text:p>
          </table:table-cell>
          <table:table-cell>
            <text:p>635698526</text:p>
          </table:table-cell>
        </table:table-row>
        <table:table-row>
          <table:table-cell>
            <text:p>716647056</text:p>
          </table:table-cell>
          <table:table-cell>
            <text:p>739024654</text:p>
          </table:table-cell>
          <table:table-cell>
            <text:p>998137550</text:p>
          </table:table-cell>
          <table:table-cell>
            <text:p>338007616</text:p>
          </table:table-cell>
          <table:table-cell>
            <text:p>134944498</text:p>
          </table:table-cell>
          <table:table-cell>
            <text:p>428907843</text:p>
          </table:table-cell>
          <table:table-cell>
            <text:p>66654800</text:p>
          </table:table-cell>
        </table:table-row>
        <table:table-row>
          <table:table-cell>
            <text:p>15459377</text:p>
          </table:table-cell>
          <table:table-cell>
            <text:p>497572940</text:p>
          </table:table-cell>
          <table:table-cell>
            <text:p>4972521</text:p>
          </table:table-cell>
          <table:table-cell>
            <text:p>903491967</text:p>
          </table:table-cell>
          <table:table-cell>
            <text:p>560366899</text:p>
          </table:table-cell>
          <table:table-cell>
            <text:p>838634233</text:p>
          </table:table-cell>
          <table:table-cell>
            <text:p>435464927</text:p>
          </table:table-cell>
        </table:table-row>
        <table:table-row>
          <table:table-cell>
            <text:p>668235199</text:p>
          </table:table-cell>
          <table:table-cell>
            <text:p>919163899</text:p>
          </table:table-cell>
          <table:table-cell>
            <text:p>353141769</text:p>
          </table:table-cell>
          <table:table-cell>
            <text:p>175203175</text:p>
          </table:table-cell>
          <table:table-cell>
            <text:p>592849027</text:p>
          </table:table-cell>
          <table:table-cell>
            <text:p>647192105</text:p>
          </table:table-cell>
          <table:table-cell>
            <text:p>638840346</text:p>
          </table:table-cell>
        </table:table-row>
        <table:table-row>
          <table:table-cell>
            <text:p>114209</text:p>
          </table:table-cell>
          <table:table-cell>
            <text:p>646928530</text:p>
          </table:table-cell>
          <table:table-cell>
            <text:p>34600938</text:p>
          </table:table-cell>
          <table:table-cell>
            <text:p>748928333</text:p>
          </table:table-cell>
          <table:table-cell>
            <text:p>383200951</text:p>
          </table:table-cell>
          <table:table-cell>
            <text:p>129355589</text:p>
          </table:table-cell>
          <table:table-cell>
            <text:p>833766462</text:p>
          </table:table-cell>
        </table:table-row>
        <table:table-row>
          <table:table-cell>
            <text:p>431941337</text:p>
          </table:table-cell>
          <table:table-cell>
            <text:p>599299860</text:p>
          </table:table-cell>
          <table:table-cell>
            <text:p>797646773</text:p>
          </table:table-cell>
          <table:table-cell>
            <text:p>608153812</text:p>
          </table:table-cell>
          <table:table-cell>
            <text:p>327199666</text:p>
          </table:table-cell>
          <table:table-cell>
            <text:p>946122758</text:p>
          </table:table-cell>
          <table:table-cell>
            <text:p>785675415</text:p>
          </table:table-cell>
        </table:table-row>
        <table:table-row>
          <table:table-cell>
            <text:p>158752980</text:p>
          </table:table-cell>
          <table:table-cell>
            <text:p>291358057</text:p>
          </table:table-cell>
          <table:table-cell>
            <text:p>555131877</text:p>
          </table:table-cell>
          <table:table-cell>
            <text:p>141824215</text:p>
          </table:table-cell>
          <table:table-cell>
            <text:p>468347261</text:p>
          </table:table-cell>
          <table:table-cell>
            <text:p>439414344</text:p>
          </table:table-cell>
          <table:table-cell>
            <text:p>808010655</text:p>
          </table:table-cell>
        </table:table-row>
        <table:table-row>
          <table:table-cell>
            <text:p>241479639</text:p>
          </table:table-cell>
          <table:table-cell>
            <text:p>747826495</text:p>
          </table:table-cell>
          <table:table-cell>
            <text:p>188669292</text:p>
          </table:table-cell>
          <table:table-cell>
            <text:p>368737787</text:p>
          </table:table-cell>
          <table:table-cell>
            <text:p>53578842</text:p>
          </table:table-cell>
          <table:table-cell>
            <text:p>542798502</text:p>
          </table:table-cell>
          <table:table-cell>
            <text:p>767028086</text:p>
          </table:table-cell>
        </table:table-row>
        <table:table-row>
          <table:table-cell>
            <text:p>606918721</text:p>
          </table:table-cell>
          <table:table-cell>
            <text:p>744751186</text:p>
          </table:table-cell>
          <table:table-cell>
            <text:p>893895299</text:p>
          </table:table-cell>
          <table:table-cell>
            <text:p>550854648</text:p>
          </table:table-cell>
          <table:table-cell>
            <text:p>779308529</text:p>
          </table:table-cell>
          <table:table-cell>
            <text:p>127136031</text:p>
          </table:table-cell>
          <table:table-cell>
            <text:p>611064441</text:p>
          </table:table-cell>
        </table:table-row>
        <table:table-row>
          <table:table-cell>
            <text:p>14357354</text:p>
          </table:table-cell>
          <table:table-cell>
            <text:p>177500435</text:p>
          </table:table-cell>
          <table:table-cell>
            <text:p>185427878</text:p>
          </table:table-cell>
          <table:table-cell>
            <text:p>670903446</text:p>
          </table:table-cell>
          <table:table-cell>
            <text:p>686862998</text:p>
          </table:table-cell>
          <table:table-cell>
            <text:p>762541743</text:p>
          </table:table-cell>
          <table:table-cell>
            <text:p>74627292</text:p>
          </table:table-cell>
        </table:table-row>
        <table:table-row>
          <table:table-cell>
            <text:p>146847819</text:p>
          </table:table-cell>
          <table:table-cell>
            <text:p>934557033</text:p>
          </table:table-cell>
          <table:table-cell>
            <text:p>42523966</text:p>
          </table:table-cell>
          <table:table-cell>
            <text:p>738381595</text:p>
          </table:table-cell>
          <table:table-cell>
            <text:p>911236494</text:p>
          </table:table-cell>
          <table:table-cell>
            <text:p>238474419</text:p>
          </table:table-cell>
          <table:table-cell>
            <text:p>579616350</text:p>
          </table:table-cell>
        </table:table-row>
        <table:table-row>
          <table:table-cell>
            <text:p>886062107</text:p>
          </table:table-cell>
          <table:table-cell>
            <text:p>155443019</text:p>
          </table:table-cell>
          <table:table-cell>
            <text:p>314541723</text:p>
          </table:table-cell>
          <table:table-cell>
            <text:p>392255740</text:p>
          </table:table-cell>
          <table:table-cell>
            <text:p>931320845</text:p>
          </table:table-cell>
          <table:table-cell>
            <text:p>772565020</text:p>
          </table:table-cell>
          <table:table-cell>
            <text:p>859347563</text:p>
          </table:table-cell>
        </table:table-row>
        <table:table-row>
          <table:table-cell>
            <text:p>179949474</text:p>
          </table:table-cell>
          <table:table-cell>
            <text:p>942593979</text:p>
          </table:table-cell>
          <table:table-cell>
            <text:p>462675500</text:p>
          </table:table-cell>
          <table:table-cell>
            <text:p>567862856</text:p>
          </table:table-cell>
          <table:table-cell>
            <text:p>712919587</text:p>
          </table:table-cell>
          <table:table-cell>
            <text:p>155851146</text:p>
          </table:table-cell>
          <table:table-cell>
            <text:p>856320711</text:p>
          </table:table-cell>
        </table:table-row>
        <table:table-row>
          <table:table-cell>
            <text:p>493196861</text:p>
          </table:table-cell>
          <table:table-cell>
            <text:p>84450815</text:p>
          </table:table-cell>
          <table:table-cell>
            <text:p>26717996</text:p>
          </table:table-cell>
          <table:table-cell>
            <text:p>12565690</text:p>
          </table:table-cell>
          <table:table-cell>
            <text:p>107308910</text:p>
          </table:table-cell>
          <table:table-cell>
            <text:p>906834252</text:p>
          </table:table-cell>
          <table:table-cell>
            <text:p>785820941</text:p>
          </table:table-cell>
        </table:table-row>
        <table:table-row>
          <table:table-cell>
            <text:p>504762500</text:p>
          </table:table-cell>
          <table:table-cell>
            <text:p>172242561</text:p>
          </table:table-cell>
          <table:table-cell>
            <text:p>834263389</text:p>
          </table:table-cell>
          <table:table-cell>
            <text:p>901576398</text:p>
          </table:table-cell>
          <table:table-cell>
            <text:p>90080062</text:p>
          </table:table-cell>
          <table:table-cell>
            <text:p>801597581</text:p>
          </table:table-cell>
          <table:table-cell>
            <text:p>717614345</text:p>
          </table:table-cell>
        </table:table-row>
        <table:table-row>
          <table:table-cell>
            <text:p>845915423</text:p>
          </table:table-cell>
          <table:table-cell>
            <text:p>121424568</text:p>
          </table:table-cell>
          <table:table-cell>
            <text:p>404185374</text:p>
          </table:table-cell>
          <table:table-cell>
            <text:p>532675088</text:p>
          </table:table-cell>
          <table:table-cell>
            <text:p>631226150</text:p>
          </table:table-cell>
          <table:table-cell>
            <text:p>118776358</text:p>
          </table:table-cell>
          <table:table-cell>
            <text:p>34356257</text:p>
          </table:table-cell>
        </table:table-row>
        <table:table-row>
          <table:table-cell>
            <text:p>619755633</text:p>
          </table:table-cell>
          <table:table-cell>
            <text:p>543944727</text:p>
          </table:table-cell>
          <table:table-cell>
            <text:p>430325875</text:p>
          </table:table-cell>
          <table:table-cell>
            <text:p>137899549</text:p>
          </table:table-cell>
          <table:table-cell>
            <text:p>395338808</text:p>
          </table:table-cell>
          <table:table-cell>
            <text:p>116332465</text:p>
          </table:table-cell>
          <table:table-cell>
            <text:p>603948811</text:p>
          </table:table-cell>
        </table:table-row>
        <table:table-row>
          <table:table-cell>
            <text:p>994888001</text:p>
          </table:table-cell>
          <table:table-cell>
            <text:p>62728832</text:p>
          </table:table-cell>
          <table:table-cell>
            <text:p>915449706</text:p>
          </table:table-cell>
          <table:table-cell>
            <text:p>205291906</text:p>
          </table:table-cell>
          <table:table-cell>
            <text:p>355626350</text:p>
          </table:table-cell>
          <table:table-cell>
            <text:p>884739919</text:p>
          </table:table-cell>
          <table:table-cell>
            <text:p>735061747</text:p>
          </table:table-cell>
        </table:table-row>
        <table:table-row>
          <table:table-cell>
            <text:p>257261705</text:p>
          </table:table-cell>
          <table:table-cell>
            <text:p>473305165</text:p>
          </table:table-cell>
          <table:table-cell>
            <text:p>133772570</text:p>
          </table:table-cell>
          <table:table-cell>
            <text:p>304335551</text:p>
          </table:table-cell>
          <table:table-cell>
            <text:p>446840096</text:p>
          </table:table-cell>
          <table:table-cell>
            <text:p>346483928</text:p>
          </table:table-cell>
          <table:table-cell>
            <text:p>958558655</text:p>
          </table:table-cell>
        </table:table-row>
        <table:table-row>
          <table:table-cell>
            <text:p>739718442</text:p>
          </table:table-cell>
          <table:table-cell>
            <text:p>585420662</text:p>
          </table:table-cell>
          <table:table-cell>
            <text:p>494069251</text:p>
          </table:table-cell>
          <table:table-cell>
            <text:p>916846237</text:p>
          </table:table-cell>
          <table:table-cell>
            <text:p>661714270</text:p>
          </table:table-cell>
          <table:table-cell>
            <text:p>687784165</text:p>
          </table:table-cell>
          <table:table-cell>
            <text:p>96560816</text:p>
          </table:table-cell>
        </table:table-row>
        <table:table-row>
          <table:table-cell>
            <text:p>569836122</text:p>
          </table:table-cell>
          <table:table-cell>
            <text:p>538969951</text:p>
          </table:table-cell>
          <table:table-cell>
            <text:p>846914234</text:p>
          </table:table-cell>
          <table:table-cell>
            <text:p>894028168</text:p>
          </table:table-cell>
          <table:table-cell>
            <text:p>980655541</text:p>
          </table:table-cell>
          <table:table-cell>
            <text:p>106415808</text:p>
          </table:table-cell>
          <table:table-cell>
            <text:p>196900796</text:p>
          </table:table-cell>
        </table:table-row>
        <table:table-row>
          <table:table-cell>
            <text:p>578942355</text:p>
          </table:table-cell>
          <table:table-cell>
            <text:p>65084787</text:p>
          </table:table-cell>
          <table:table-cell>
            <text:p>162467596</text:p>
          </table:table-cell>
          <table:table-cell>
            <text:p>224438109</text:p>
          </table:table-cell>
          <table:table-cell>
            <text:p>720602702</text:p>
          </table:table-cell>
          <table:table-cell>
            <text:p>996368264</text:p>
          </table:table-cell>
          <table:table-cell>
            <text:p>232379681</text:p>
          </table:table-cell>
        </table:table-row>
        <table:table-row>
          <table:table-cell>
            <text:p>528065367</text:p>
          </table:table-cell>
          <table:table-cell>
            <text:p>129237744</text:p>
          </table:table-cell>
          <table:table-cell>
            <text:p>947278275</text:p>
          </table:table-cell>
          <table:table-cell>
            <text:p>315837966</text:p>
          </table:table-cell>
          <table:table-cell>
            <text:p>371670662</text:p>
          </table:table-cell>
          <table:table-cell>
            <text:p>81685579</text:p>
          </table:table-cell>
          <table:table-cell>
            <text:p>595475682</text:p>
          </table:table-cell>
        </table:table-row>
        <table:table-row>
          <table:table-cell>
            <text:p>919046747</text:p>
          </table:table-cell>
          <table:table-cell>
            <text:p>307953075</text:p>
          </table:table-cell>
          <table:table-cell>
            <text:p>274108198</text:p>
          </table:table-cell>
          <table:table-cell>
            <text:p>460378257</text:p>
          </table:table-cell>
          <table:table-cell>
            <text:p>124355130</text:p>
          </table:table-cell>
          <table:table-cell>
            <text:p>605763701</text:p>
          </table:table-cell>
          <table:table-cell>
            <text:p>704061979</text:p>
          </table:table-cell>
        </table:table-row>
        <table:table-row>
          <table:table-cell>
            <text:p>49120503</text:p>
          </table:table-cell>
          <table:table-cell>
            <text:p>974436847</text:p>
          </table:table-cell>
          <table:table-cell>
            <text:p>268294762</text:p>
          </table:table-cell>
          <table:table-cell>
            <text:p>166862055</text:p>
          </table:table-cell>
          <table:table-cell>
            <text:p>471190071</text:p>
          </table:table-cell>
          <table:table-cell>
            <text:p>679440837</text:p>
          </table:table-cell>
          <table:table-cell>
            <text:p>341996049</text:p>
          </table:table-cell>
        </table:table-row>
        <table:table-row>
          <table:table-cell>
            <text:p>284131301</text:p>
          </table:table-cell>
          <table:table-cell>
            <text:p>630057784</text:p>
          </table:table-cell>
          <table:table-cell>
            <text:p>266639251</text:p>
          </table:table-cell>
          <table:table-cell>
            <text:p>542417318</text:p>
          </table:table-cell>
          <table:table-cell>
            <text:p>98786723</text:p>
          </table:table-cell>
          <table:table-cell>
            <text:p>733742181</text:p>
          </table:table-cell>
          <table:table-cell>
            <text:p>39498997</text:p>
          </table:table-cell>
        </table:table-row>
        <table:table-row>
          <table:table-cell>
            <text:p>584164964</text:p>
          </table:table-cell>
          <table:table-cell>
            <text:p>438513233</text:p>
          </table:table-cell>
          <table:table-cell>
            <text:p>976355363</text:p>
          </table:table-cell>
          <table:table-cell>
            <text:p>27247395</text:p>
          </table:table-cell>
          <table:table-cell>
            <text:p>444148022</text:p>
          </table:table-cell>
          <table:table-cell>
            <text:p>3688713</text:p>
          </table:table-cell>
          <table:table-cell>
            <text:p>140318716</text:p>
          </table:table-cell>
        </table:table-row>
        <table:table-row>
          <table:table-cell>
            <text:p>439944651</text:p>
          </table:table-cell>
          <table:table-cell>
            <text:p>677945155</text:p>
          </table:table-cell>
          <table:table-cell>
            <text:p>21293874</text:p>
          </table:table-cell>
          <table:table-cell>
            <text:p>171239483</text:p>
          </table:table-cell>
          <table:table-cell>
            <text:p>442458493</text:p>
          </table:table-cell>
          <table:table-cell>
            <text:p>623915031</text:p>
          </table:table-cell>
          <table:table-cell>
            <text:p>510630210</text:p>
          </table:table-cell>
        </table:table-row>
        <table:table-row>
          <table:table-cell>
            <text:p>458703986</text:p>
          </table:table-cell>
          <table:table-cell>
            <text:p>396846773</text:p>
          </table:table-cell>
          <table:table-cell>
            <text:p>562800493</text:p>
          </table:table-cell>
          <table:table-cell>
            <text:p>408489742</text:p>
          </table:table-cell>
          <table:table-cell>
            <text:p>198257250</text:p>
          </table:table-cell>
          <table:table-cell>
            <text:p>837099945</text:p>
          </table:table-cell>
          <table:table-cell>
            <text:p>986472440</text:p>
          </table:table-cell>
        </table:table-row>
        <table:table-row>
          <table:table-cell>
            <text:p>242787043</text:p>
          </table:table-cell>
          <table:table-cell>
            <text:p>542161245</text:p>
          </table:table-cell>
          <table:table-cell>
            <text:p>319198253</text:p>
          </table:table-cell>
          <table:table-cell>
            <text:p>393215093</text:p>
          </table:table-cell>
          <table:table-cell>
            <text:p>200661044</text:p>
          </table:table-cell>
          <table:table-cell>
            <text:p>52973626</text:p>
          </table:table-cell>
          <table:table-cell>
            <text:p>605898759</text:p>
          </table:table-cell>
        </table:table-row>
        <table:table-row>
          <table:table-cell>
            <text:p>36192512</text:p>
          </table:table-cell>
          <table:table-cell>
            <text:p>552310348</text:p>
          </table:table-cell>
          <table:table-cell>
            <text:p>364652950</text:p>
          </table:table-cell>
          <table:table-cell>
            <text:p>421090920</text:p>
          </table:table-cell>
          <table:table-cell>
            <text:p>136809122</text:p>
          </table:table-cell>
          <table:table-cell>
            <text:p>629252239</text:p>
          </table:table-cell>
          <table:table-cell>
            <text:p>579432698</text:p>
          </table:table-cell>
        </table:table-row>
        <table:table-row>
          <table:table-cell>
            <text:p>49346515</text:p>
          </table:table-cell>
          <table:table-cell>
            <text:p>694604338</text:p>
          </table:table-cell>
          <table:table-cell>
            <text:p>898822484</text:p>
          </table:table-cell>
          <table:table-cell>
            <text:p>601156628</text:p>
          </table:table-cell>
          <table:table-cell>
            <text:p>594214737</text:p>
          </table:table-cell>
          <table:table-cell>
            <text:p>561148475</text:p>
          </table:table-cell>
          <table:table-cell>
            <text:p>564939963</text:p>
          </table:table-cell>
        </table:table-row>
        <table:table-row>
          <table:table-cell>
            <text:p>457452759</text:p>
          </table:table-cell>
          <table:table-cell>
            <text:p>801005955</text:p>
          </table:table-cell>
          <table:table-cell>
            <text:p>574201319</text:p>
          </table:table-cell>
          <table:table-cell>
            <text:p>53321196</text:p>
          </table:table-cell>
          <table:table-cell>
            <text:p>591503508</text:p>
          </table:table-cell>
          <table:table-cell>
            <text:p>819910687</text:p>
          </table:table-cell>
          <table:table-cell>
            <text:p>518238337</text:p>
          </table:table-cell>
        </table:table-row>
        <table:table-row>
          <table:table-cell>
            <text:p>109775566</text:p>
          </table:table-cell>
          <table:table-cell>
            <text:p>52805285</text:p>
          </table:table-cell>
          <table:table-cell>
            <text:p>170222257</text:p>
          </table:table-cell>
          <table:table-cell>
            <text:p>528793528</text:p>
          </table:table-cell>
          <table:table-cell>
            <text:p>157576947</text:p>
          </table:table-cell>
          <table:table-cell>
            <text:p>68889072</text:p>
          </table:table-cell>
          <table:table-cell>
            <text:p>138314439</text:p>
          </table:table-cell>
        </table:table-row>
        <table:table-row>
          <table:table-cell>
            <text:p>469760735</text:p>
          </table:table-cell>
          <table:table-cell>
            <text:p>372101001</text:p>
          </table:table-cell>
          <table:table-cell>
            <text:p>498629594</text:p>
          </table:table-cell>
          <table:table-cell>
            <text:p>436115518</text:p>
          </table:table-cell>
          <table:table-cell>
            <text:p>558176517</text:p>
          </table:table-cell>
          <table:table-cell>
            <text:p>332816714</text:p>
          </table:table-cell>
          <table:table-cell>
            <text:p>917289253</text:p>
          </table:table-cell>
        </table:table-row>
        <table:table-row>
          <table:table-cell>
            <text:p>813983980</text:p>
          </table:table-cell>
          <table:table-cell>
            <text:p>672730095</text:p>
          </table:table-cell>
          <table:table-cell>
            <text:p>629963548</text:p>
          </table:table-cell>
          <table:table-cell>
            <text:p>804830842</text:p>
          </table:table-cell>
          <table:table-cell>
            <text:p>122900900</text:p>
          </table:table-cell>
          <table:table-cell>
            <text:p>193238842</text:p>
          </table:table-cell>
          <table:table-cell>
            <text:p>544295397</text:p>
          </table:table-cell>
        </table:table-row>
        <table:table-row>
          <table:table-cell>
            <text:p>792296298</text:p>
          </table:table-cell>
          <table:table-cell>
            <text:p>528096957</text:p>
          </table:table-cell>
          <table:table-cell>
            <text:p>489664355</text:p>
          </table:table-cell>
          <table:table-cell>
            <text:p>572583374</text:p>
          </table:table-cell>
          <table:table-cell>
            <text:p>382692814</text:p>
          </table:table-cell>
          <table:table-cell>
            <text:p>419189797</text:p>
          </table:table-cell>
          <table:table-cell>
            <text:p>39713901</text:p>
          </table:table-cell>
        </table:table-row>
        <table:table-row>
          <table:table-cell>
            <text:p>632938107</text:p>
          </table:table-cell>
          <table:table-cell>
            <text:p>223148685</text:p>
          </table:table-cell>
          <table:table-cell>
            <text:p>264171413</text:p>
          </table:table-cell>
          <table:table-cell>
            <text:p>719269520</text:p>
          </table:table-cell>
          <table:table-cell>
            <text:p>638737243</text:p>
          </table:table-cell>
          <table:table-cell>
            <text:p>31777532</text:p>
          </table:table-cell>
          <table:table-cell>
            <text:p>312403866</text:p>
          </table:table-cell>
        </table:table-row>
        <table:table-row>
          <table:table-cell>
            <text:p>732262824</text:p>
          </table:table-cell>
          <table:table-cell>
            <text:p>976221359</text:p>
          </table:table-cell>
          <table:table-cell>
            <text:p>506017422</text:p>
          </table:table-cell>
          <table:table-cell>
            <text:p>68390888</text:p>
          </table:table-cell>
          <table:table-cell>
            <text:p>422811637</text:p>
          </table:table-cell>
          <table:table-cell>
            <text:p>583197797</text:p>
          </table:table-cell>
          <table:table-cell>
            <text:p>911828551</text:p>
          </table:table-cell>
        </table:table-row>
        <table:table-row>
          <table:table-cell>
            <text:p>261109373</text:p>
          </table:table-cell>
          <table:table-cell>
            <text:p>659858154</text:p>
          </table:table-cell>
          <table:table-cell>
            <text:p>700370073</text:p>
          </table:table-cell>
          <table:table-cell>
            <text:p>50596176</text:p>
          </table:table-cell>
          <table:table-cell>
            <text:p>605496452</text:p>
          </table:table-cell>
          <table:table-cell>
            <text:p>1240991</text:p>
          </table:table-cell>
          <table:table-cell>
            <text:p>420730930</text:p>
          </table:table-cell>
        </table:table-row>
        <table:table-row>
          <table:table-cell>
            <text:p>929597850</text:p>
          </table:table-cell>
          <table:table-cell>
            <text:p>434055738</text:p>
          </table:table-cell>
          <table:table-cell>
            <text:p>250607346</text:p>
          </table:table-cell>
          <table:table-cell>
            <text:p>257584458</text:p>
          </table:table-cell>
          <table:table-cell>
            <text:p>684412690</text:p>
          </table:table-cell>
          <table:table-cell>
            <text:p>429081045</text:p>
          </table:table-cell>
          <table:table-cell>
            <text:p>913297902</text:p>
          </table:table-cell>
        </table:table-row>
        <table:table-row>
          <table:table-cell>
            <text:p>793244650</text:p>
          </table:table-cell>
          <table:table-cell>
            <text:p>933949284</text:p>
          </table:table-cell>
          <table:table-cell>
            <text:p>463111227</text:p>
          </table:table-cell>
          <table:table-cell>
            <text:p>324585483</text:p>
          </table:table-cell>
          <table:table-cell>
            <text:p>31272044</text:p>
          </table:table-cell>
          <table:table-cell>
            <text:p>321947298</text:p>
          </table:table-cell>
          <table:table-cell>
            <text:p>436671681</text:p>
          </table:table-cell>
        </table:table-row>
        <table:table-row>
          <table:table-cell>
            <text:p>444472377</text:p>
          </table:table-cell>
          <table:table-cell>
            <text:p>374243912</text:p>
          </table:table-cell>
          <table:table-cell>
            <text:p>500765464</text:p>
          </table:table-cell>
          <table:table-cell>
            <text:p>383910747</text:p>
          </table:table-cell>
          <table:table-cell>
            <text:p>170021510</text:p>
          </table:table-cell>
          <table:table-cell>
            <text:p>258672898</text:p>
          </table:table-cell>
          <table:table-cell>
            <text:p>312357191</text:p>
          </table:table-cell>
        </table:table-row>
        <table:table-row>
          <table:table-cell>
            <text:p>869642820</text:p>
          </table:table-cell>
          <table:table-cell>
            <text:p>872363898</text:p>
          </table:table-cell>
          <table:table-cell>
            <text:p>430022388</text:p>
          </table:table-cell>
          <table:table-cell>
            <text:p>917710592</text:p>
          </table:table-cell>
          <table:table-cell>
            <text:p>74863340</text:p>
          </table:table-cell>
          <table:table-cell>
            <text:p>902762476</text:p>
          </table:table-cell>
          <table:table-cell>
            <text:p>591694575</text:p>
          </table:table-cell>
        </table:table-row>
        <table:table-row>
          <table:table-cell>
            <text:p>134746374</text:p>
          </table:table-cell>
          <table:table-cell>
            <text:p>795923911</text:p>
          </table:table-cell>
          <table:table-cell>
            <text:p>912811051</text:p>
          </table:table-cell>
          <table:table-cell>
            <text:p>787704845</text:p>
          </table:table-cell>
          <table:table-cell>
            <text:p>832489963</text:p>
          </table:table-cell>
          <table:table-cell>
            <text:p>556349707</text:p>
          </table:table-cell>
          <table:table-cell>
            <text:p>524602728</text:p>
          </table:table-cell>
        </table:table-row>
        <table:table-row>
          <table:table-cell>
            <text:p>711057938</text:p>
          </table:table-cell>
          <table:table-cell>
            <text:p>907698616</text:p>
          </table:table-cell>
          <table:table-cell>
            <text:p>118842478</text:p>
          </table:table-cell>
          <table:table-cell>
            <text:p>469086207</text:p>
          </table:table-cell>
          <table:table-cell>
            <text:p>598947497</text:p>
          </table:table-cell>
          <table:table-cell>
            <text:p>108728138</text:p>
          </table:table-cell>
          <table:table-cell>
            <text:p>654846428</text:p>
          </table:table-cell>
        </table:table-row>
        <table:table-row>
          <table:table-cell>
            <text:p>400413677</text:p>
          </table:table-cell>
          <table:table-cell>
            <text:p>982784951</text:p>
          </table:table-cell>
          <table:table-cell>
            <text:p>610240832</text:p>
          </table:table-cell>
          <table:table-cell>
            <text:p>756548553</text:p>
          </table:table-cell>
          <table:table-cell>
            <text:p>778272263</text:p>
          </table:table-cell>
          <table:table-cell>
            <text:p>895711925</text:p>
          </table:table-cell>
          <table:table-cell>
            <text:p>978152894</text:p>
          </table:table-cell>
        </table:table-row>
        <table:table-row>
          <table:table-cell>
            <text:p>776243557</text:p>
          </table:table-cell>
          <table:table-cell>
            <text:p>96028895</text:p>
          </table:table-cell>
          <table:table-cell>
            <text:p>182252743</text:p>
          </table:table-cell>
          <table:table-cell>
            <text:p>102062748</text:p>
          </table:table-cell>
          <table:table-cell>
            <text:p>413088505</text:p>
          </table:table-cell>
          <table:table-cell>
            <text:p>351361188</text:p>
          </table:table-cell>
          <table:table-cell>
            <text:p>308243997</text:p>
          </table:table-cell>
        </table:table-row>
        <table:table-row>
          <table:table-cell>
            <text:p>265659525</text:p>
          </table:table-cell>
          <table:table-cell>
            <text:p>270666830</text:p>
          </table:table-cell>
          <table:table-cell>
            <text:p>909828289</text:p>
          </table:table-cell>
          <table:table-cell>
            <text:p>39530204</text:p>
          </table:table-cell>
          <table:table-cell>
            <text:p>575027413</text:p>
          </table:table-cell>
          <table:table-cell>
            <text:p>197323716</text:p>
          </table:table-cell>
          <table:table-cell>
            <text:p>705154811</text:p>
          </table:table-cell>
        </table:table-row>
        <table:table-row>
          <table:table-cell>
            <text:p>264074311</text:p>
          </table:table-cell>
          <table:table-cell>
            <text:p>324856786</text:p>
          </table:table-cell>
          <table:table-cell>
            <text:p>226837711</text:p>
          </table:table-cell>
          <table:table-cell>
            <text:p>38090644</text:p>
          </table:table-cell>
          <table:table-cell>
            <text:p>611852837</text:p>
          </table:table-cell>
          <table:table-cell>
            <text:p>995591334</text:p>
          </table:table-cell>
          <table:table-cell>
            <text:p>70978222</text:p>
          </table:table-cell>
        </table:table-row>
        <table:table-row>
          <table:table-cell>
            <text:p>292788487</text:p>
          </table:table-cell>
          <table:table-cell>
            <text:p>51933370</text:p>
          </table:table-cell>
          <table:table-cell>
            <text:p>404417831</text:p>
          </table:table-cell>
          <table:table-cell>
            <text:p>101901294</text:p>
          </table:table-cell>
          <table:table-cell>
            <text:p>651826731</text:p>
          </table:table-cell>
          <table:table-cell>
            <text:p>625507179</text:p>
          </table:table-cell>
          <table:table-cell>
            <text:p>372651722</text:p>
          </table:table-cell>
        </table:table-row>
        <table:table-row>
          <table:table-cell>
            <text:p>568230555</text:p>
          </table:table-cell>
          <table:table-cell>
            <text:p>563693697</text:p>
          </table:table-cell>
          <table:table-cell>
            <text:p>418147272</text:p>
          </table:table-cell>
          <table:table-cell>
            <text:p>566591687</text:p>
          </table:table-cell>
          <table:table-cell>
            <text:p>221816660</text:p>
          </table:table-cell>
          <table:table-cell>
            <text:p>605115290</text:p>
          </table:table-cell>
          <table:table-cell>
            <text:p>719804414</text:p>
          </table:table-cell>
        </table:table-row>
        <table:table-row>
          <table:table-cell>
            <text:p>885848421</text:p>
          </table:table-cell>
          <table:table-cell>
            <text:p>663262620</text:p>
          </table:table-cell>
          <table:table-cell>
            <text:p>265435813</text:p>
          </table:table-cell>
          <table:table-cell>
            <text:p>157151410</text:p>
          </table:table-cell>
          <table:table-cell>
            <text:p>748177191</text:p>
          </table:table-cell>
          <table:table-cell>
            <text:p>968699848</text:p>
          </table:table-cell>
          <table:table-cell>
            <text:p>406686322</text:p>
          </table:table-cell>
        </table:table-row>
        <table:table-row>
          <table:table-cell>
            <text:p>43871824</text:p>
          </table:table-cell>
          <table:table-cell>
            <text:p>196255881</text:p>
          </table:table-cell>
          <table:table-cell>
            <text:p>290660092</text:p>
          </table:table-cell>
          <table:table-cell>
            <text:p>778930656</text:p>
          </table:table-cell>
          <table:table-cell>
            <text:p>30785024</text:p>
          </table:table-cell>
          <table:table-cell>
            <text:p>36640019</text:p>
          </table:table-cell>
          <table:table-cell>
            <text:p>225104137</text:p>
          </table:table-cell>
        </table:table-row>
        <table:table-row>
          <table:table-cell>
            <text:p>796265065</text:p>
          </table:table-cell>
          <table:table-cell>
            <text:p>314564738</text:p>
          </table:table-cell>
          <table:table-cell>
            <text:p>316823719</text:p>
          </table:table-cell>
          <table:table-cell>
            <text:p>93253336</text:p>
          </table:table-cell>
          <table:table-cell>
            <text:p>962225375</text:p>
          </table:table-cell>
          <table:table-cell>
            <text:p>965842445</text:p>
          </table:table-cell>
          <table:table-cell>
            <text:p>829127681</text:p>
          </table:table-cell>
        </table:table-row>
        <table:table-row>
          <table:table-cell>
            <text:p>258318133</text:p>
          </table:table-cell>
          <table:table-cell>
            <text:p>497956504</text:p>
          </table:table-cell>
          <table:table-cell>
            <text:p>553667386</text:p>
          </table:table-cell>
          <table:table-cell>
            <text:p>710402459</text:p>
          </table:table-cell>
          <table:table-cell>
            <text:p>240863226</text:p>
          </table:table-cell>
          <table:table-cell>
            <text:p>814308437</text:p>
          </table:table-cell>
          <table:table-cell>
            <text:p>977456947</text:p>
          </table:table-cell>
        </table:table-row>
        <table:table-row>
          <table:table-cell>
            <text:p>280268315</text:p>
          </table:table-cell>
          <table:table-cell>
            <text:p>849174069</text:p>
          </table:table-cell>
          <table:table-cell>
            <text:p>543566482</text:p>
          </table:table-cell>
          <table:table-cell>
            <text:p>950429646</text:p>
          </table:table-cell>
          <table:table-cell>
            <text:p>426610025</text:p>
          </table:table-cell>
          <table:table-cell>
            <text:p>451371261</text:p>
          </table:table-cell>
          <table:table-cell>
            <text:p>296194336</text:p>
          </table:table-cell>
        </table:table-row>
        <table:table-row>
          <table:table-cell>
            <text:p>501565713</text:p>
          </table:table-cell>
          <table:table-cell>
            <text:p>940954424</text:p>
          </table:table-cell>
          <table:table-cell>
            <text:p>697608778</text:p>
          </table:table-cell>
          <table:table-cell>
            <text:p>521438229</text:p>
          </table:table-cell>
          <table:table-cell>
            <text:p>990407569</text:p>
          </table:table-cell>
          <table:table-cell>
            <text:p>262621455</text:p>
          </table:table-cell>
          <table:table-cell>
            <text:p>88926472</text:p>
          </table:table-cell>
        </table:table-row>
        <table:table-row>
          <table:table-cell>
            <text:p>65436985</text:p>
          </table:table-cell>
          <table:table-cell>
            <text:p>780695401</text:p>
          </table:table-cell>
          <table:table-cell>
            <text:p>699453108</text:p>
          </table:table-cell>
          <table:table-cell>
            <text:p>898279105</text:p>
          </table:table-cell>
          <table:table-cell>
            <text:p>188737116</text:p>
          </table:table-cell>
          <table:table-cell>
            <text:p>181151712</text:p>
          </table:table-cell>
          <table:table-cell>
            <text:p>981308120</text:p>
          </table:table-cell>
        </table:table-row>
        <table:table-row>
          <table:table-cell>
            <text:p>383601321</text:p>
          </table:table-cell>
          <table:table-cell>
            <text:p>64434348</text:p>
          </table:table-cell>
          <table:table-cell>
            <text:p>371218750</text:p>
          </table:table-cell>
          <table:table-cell>
            <text:p>75778665</text:p>
          </table:table-cell>
          <table:table-cell>
            <text:p>798168620</text:p>
          </table:table-cell>
          <table:table-cell>
            <text:p>257381651</text:p>
          </table:table-cell>
          <table:table-cell>
            <text:p>541950969</text:p>
          </table:table-cell>
        </table:table-row>
        <table:table-row>
          <table:table-cell>
            <text:p>984135080</text:p>
          </table:table-cell>
          <table:table-cell>
            <text:p>121908523</text:p>
          </table:table-cell>
          <table:table-cell>
            <text:p>573985541</text:p>
          </table:table-cell>
          <table:table-cell>
            <text:p>606097169</text:p>
          </table:table-cell>
          <table:table-cell>
            <text:p>372691584</text:p>
          </table:table-cell>
          <table:table-cell>
            <text:p>396601426</text:p>
          </table:table-cell>
          <table:table-cell>
            <text:p>437819172</text:p>
          </table:table-cell>
        </table:table-row>
        <table:table-row>
          <table:table-cell>
            <text:p>586872917</text:p>
          </table:table-cell>
          <table:table-cell>
            <text:p>776711207</text:p>
          </table:table-cell>
          <table:table-cell>
            <text:p>356330716</text:p>
          </table:table-cell>
          <table:table-cell>
            <text:p>312416137</text:p>
          </table:table-cell>
          <table:table-cell>
            <text:p>391094290</text:p>
          </table:table-cell>
          <table:table-cell>
            <text:p>15386749</text:p>
          </table:table-cell>
          <table:table-cell>
            <text:p>35327283</text:p>
          </table:table-cell>
        </table:table-row>
        <table:table-row>
          <table:table-cell>
            <text:p>808369059</text:p>
          </table:table-cell>
          <table:table-cell>
            <text:p>813261442</text:p>
          </table:table-cell>
          <table:table-cell>
            <text:p>153823050</text:p>
          </table:table-cell>
          <table:table-cell>
            <text:p>837424542</text:p>
          </table:table-cell>
          <table:table-cell>
            <text:p>246425495</text:p>
          </table:table-cell>
          <table:table-cell>
            <text:p>688968958</text:p>
          </table:table-cell>
          <table:table-cell>
            <text:p>399445474</text:p>
          </table:table-cell>
        </table:table-row>
        <table:table-row>
          <table:table-cell>
            <text:p>648691097</text:p>
          </table:table-cell>
          <table:table-cell>
            <text:p>994297073</text:p>
          </table:table-cell>
          <table:table-cell>
            <text:p>502068737</text:p>
          </table:table-cell>
          <table:table-cell>
            <text:p>220607073</text:p>
          </table:table-cell>
          <table:table-cell>
            <text:p>68267298</text:p>
          </table:table-cell>
          <table:table-cell>
            <text:p>112169693</text:p>
          </table:table-cell>
          <table:table-cell>
            <text:p>804423333</text:p>
          </table:table-cell>
        </table:table-row>
        <table:table-row>
          <table:table-cell>
            <text:p>860550306</text:p>
          </table:table-cell>
          <table:table-cell>
            <text:p>906234353</text:p>
          </table:table-cell>
          <table:table-cell>
            <text:p>928343825</text:p>
          </table:table-cell>
          <table:table-cell>
            <text:p>872071945</text:p>
          </table:table-cell>
          <table:table-cell>
            <text:p>732273129</text:p>
          </table:table-cell>
          <table:table-cell>
            <text:p>997536728</text:p>
          </table:table-cell>
          <table:table-cell>
            <text:p>998123706</text:p>
          </table:table-cell>
        </table:table-row>
        <table:table-row>
          <table:table-cell>
            <text:p>912113849</text:p>
          </table:table-cell>
          <table:table-cell>
            <text:p>789751443</text:p>
          </table:table-cell>
          <table:table-cell>
            <text:p>210537142</text:p>
          </table:table-cell>
          <table:table-cell>
            <text:p>363117337</text:p>
          </table:table-cell>
          <table:table-cell>
            <text:p>885101038</text:p>
          </table:table-cell>
          <table:table-cell>
            <text:p>276061404</text:p>
          </table:table-cell>
          <table:table-cell>
            <text:p>148997587</text:p>
          </table:table-cell>
        </table:table-row>
        <table:table-row>
          <table:table-cell>
            <text:p>855018913</text:p>
          </table:table-cell>
          <table:table-cell>
            <text:p>560893668</text:p>
          </table:table-cell>
          <table:table-cell>
            <text:p>559546636</text:p>
          </table:table-cell>
          <table:table-cell>
            <text:p>17832914</text:p>
          </table:table-cell>
          <table:table-cell>
            <text:p>65908007</text:p>
          </table:table-cell>
          <table:table-cell>
            <text:p>317870689</text:p>
          </table:table-cell>
          <table:table-cell>
            <text:p>538678695</text:p>
          </table:table-cell>
        </table:table-row>
        <table:table-row>
          <table:table-cell>
            <text:p>373966777</text:p>
          </table:table-cell>
          <table:table-cell>
            <text:p>814880264</text:p>
          </table:table-cell>
          <table:table-cell>
            <text:p>423052256</text:p>
          </table:table-cell>
          <table:table-cell>
            <text:p>579076056</text:p>
          </table:table-cell>
          <table:table-cell>
            <text:p>296272250</text:p>
          </table:table-cell>
          <table:table-cell>
            <text:p>777698659</text:p>
          </table:table-cell>
          <table:table-cell>
            <text:p>996773701</text:p>
          </table:table-cell>
        </table:table-row>
        <table:table-row>
          <table:table-cell>
            <text:p>492626269</text:p>
          </table:table-cell>
          <table:table-cell>
            <text:p>960748234</text:p>
          </table:table-cell>
          <table:table-cell>
            <text:p>389318947</text:p>
          </table:table-cell>
          <table:table-cell>
            <text:p>213075577</text:p>
          </table:table-cell>
          <table:table-cell>
            <text:p>869658392</text:p>
          </table:table-cell>
          <table:table-cell>
            <text:p>257350993</text:p>
          </table:table-cell>
          <table:table-cell>
            <text:p>882505275</text:p>
          </table:table-cell>
        </table:table-row>
        <table:table-row>
          <table:table-cell>
            <text:p>37762275</text:p>
          </table:table-cell>
          <table:table-cell>
            <text:p>101979295</text:p>
          </table:table-cell>
          <table:table-cell>
            <text:p>744001604</text:p>
          </table:table-cell>
          <table:table-cell>
            <text:p>883832481</text:p>
          </table:table-cell>
          <table:table-cell>
            <text:p>334297840</text:p>
          </table:table-cell>
          <table:table-cell>
            <text:p>90025105</text:p>
          </table:table-cell>
          <table:table-cell>
            <text:p>410693026</text:p>
          </table:table-cell>
        </table:table-row>
        <table:table-row>
          <table:table-cell>
            <text:p>890101509</text:p>
          </table:table-cell>
          <table:table-cell>
            <text:p>993085717</text:p>
          </table:table-cell>
          <table:table-cell>
            <text:p>563951842</text:p>
          </table:table-cell>
          <table:table-cell>
            <text:p>713429169</text:p>
          </table:table-cell>
          <table:table-cell>
            <text:p>197409596</text:p>
          </table:table-cell>
          <table:table-cell>
            <text:p>823278791</text:p>
          </table:table-cell>
          <table:table-cell>
            <text:p>263812408</text:p>
          </table:table-cell>
        </table:table-row>
        <table:table-row>
          <table:table-cell>
            <text:p>156556903</text:p>
          </table:table-cell>
          <table:table-cell>
            <text:p>587951819</text:p>
          </table:table-cell>
          <table:table-cell>
            <text:p>250034050</text:p>
          </table:table-cell>
          <table:table-cell>
            <text:p>988540469</text:p>
          </table:table-cell>
          <table:table-cell>
            <text:p>312215855</text:p>
          </table:table-cell>
          <table:table-cell>
            <text:p>392983807</text:p>
          </table:table-cell>
          <table:table-cell>
            <text:p>520249708</text:p>
          </table:table-cell>
        </table:table-row>
        <table:table-row>
          <table:table-cell>
            <text:p>531787332</text:p>
          </table:table-cell>
          <table:table-cell>
            <text:p>490238497</text:p>
          </table:table-cell>
          <table:table-cell>
            <text:p>699807213</text:p>
          </table:table-cell>
          <table:table-cell>
            <text:p>829314497</text:p>
          </table:table-cell>
          <table:table-cell>
            <text:p>138138619</text:p>
          </table:table-cell>
          <table:table-cell>
            <text:p>866153666</text:p>
          </table:table-cell>
          <table:table-cell>
            <text:p>732033452</text:p>
          </table:table-cell>
        </table:table-row>
        <table:table-row>
          <table:table-cell>
            <text:p>526855462</text:p>
          </table:table-cell>
          <table:table-cell>
            <text:p>951072901</text:p>
          </table:table-cell>
          <table:table-cell>
            <text:p>749568223</text:p>
          </table:table-cell>
          <table:table-cell>
            <text:p>541556941</text:p>
          </table:table-cell>
          <table:table-cell>
            <text:p>83461840</text:p>
          </table:table-cell>
          <table:table-cell>
            <text:p>451557567</text:p>
          </table:table-cell>
          <table:table-cell>
            <text:p>930389601</text:p>
          </table:table-cell>
        </table:table-row>
        <table:table-row>
          <table:table-cell>
            <text:p>222385287</text:p>
          </table:table-cell>
          <table:table-cell>
            <text:p>851733950</text:p>
          </table:table-cell>
          <table:table-cell>
            <text:p>619158383</text:p>
          </table:table-cell>
          <table:table-cell>
            <text:p>163061479</text:p>
          </table:table-cell>
          <table:table-cell>
            <text:p>401560659</text:p>
          </table:table-cell>
          <table:table-cell>
            <text:p>986424041</text:p>
          </table:table-cell>
          <table:table-cell>
            <text:p>55890779</text:p>
          </table:table-cell>
        </table:table-row>
        <table:table-row>
          <table:table-cell>
            <text:p>612628164</text:p>
          </table:table-cell>
          <table:table-cell>
            <text:p>388870072</text:p>
          </table:table-cell>
          <table:table-cell>
            <text:p>914072482</text:p>
          </table:table-cell>
          <table:table-cell>
            <text:p>991883120</text:p>
          </table:table-cell>
          <table:table-cell>
            <text:p>552727549</text:p>
          </table:table-cell>
          <table:table-cell>
            <text:p>81844353</text:p>
          </table:table-cell>
          <table:table-cell>
            <text:p>735233762</text:p>
          </table:table-cell>
        </table:table-row>
        <table:table-row>
          <table:table-cell>
            <text:p>254452951</text:p>
          </table:table-cell>
          <table:table-cell>
            <text:p>457526565</text:p>
          </table:table-cell>
          <table:table-cell>
            <text:p>695330177</text:p>
          </table:table-cell>
          <table:table-cell>
            <text:p>234255108</text:p>
          </table:table-cell>
          <table:table-cell>
            <text:p>268419433</text:p>
          </table:table-cell>
          <table:table-cell>
            <text:p>140961416</text:p>
          </table:table-cell>
          <table:table-cell>
            <text:p>761601466</text:p>
          </table:table-cell>
        </table:table-row>
        <table:table-row>
          <table:table-cell>
            <text:p>31247850</text:p>
          </table:table-cell>
          <table:table-cell>
            <text:p>969477812</text:p>
          </table:table-cell>
          <table:table-cell>
            <text:p>148679831</text:p>
          </table:table-cell>
          <table:table-cell>
            <text:p>41911606</text:p>
          </table:table-cell>
          <table:table-cell>
            <text:p>559103650</text:p>
          </table:table-cell>
          <table:table-cell>
            <text:p>997665365</text:p>
          </table:table-cell>
          <table:table-cell>
            <text:p>287549776</text:p>
          </table:table-cell>
        </table:table-row>
        <table:table-row>
          <table:table-cell>
            <text:p>715127501</text:p>
          </table:table-cell>
          <table:table-cell>
            <text:p>591426625</text:p>
          </table:table-cell>
          <table:table-cell>
            <text:p>476240895</text:p>
          </table:table-cell>
          <table:table-cell>
            <text:p>18109679</text:p>
          </table:table-cell>
          <table:table-cell>
            <text:p>750170740</text:p>
          </table:table-cell>
          <table:table-cell>
            <text:p>944528002</text:p>
          </table:table-cell>
          <table:table-cell>
            <text:p>9065647</text:p>
          </table:table-cell>
        </table:table-row>
        <table:table-row>
          <table:table-cell>
            <text:p>739828322</text:p>
          </table:table-cell>
          <table:table-cell>
            <text:p>928032161</text:p>
          </table:table-cell>
          <table:table-cell>
            <text:p>931214682</text:p>
          </table:table-cell>
          <table:table-cell>
            <text:p>886734253</text:p>
          </table:table-cell>
          <table:table-cell>
            <text:p>615088281</text:p>
          </table:table-cell>
          <table:table-cell>
            <text:p>641685032</text:p>
          </table:table-cell>
          <table:table-cell>
            <text:p>54272185</text:p>
          </table:table-cell>
        </table:table-row>
        <table:table-row>
          <table:table-cell>
            <text:p>273321962</text:p>
          </table:table-cell>
          <table:table-cell>
            <text:p>640033321</text:p>
          </table:table-cell>
          <table:table-cell>
            <text:p>668974140</text:p>
          </table:table-cell>
          <table:table-cell>
            <text:p>306202787</text:p>
          </table:table-cell>
          <table:table-cell>
            <text:p>159784553</text:p>
          </table:table-cell>
          <table:table-cell>
            <text:p>592774922</text:p>
          </table:table-cell>
          <table:table-cell>
            <text:p>16627029</text:p>
          </table:table-cell>
        </table:table-row>
        <table:table-row>
          <table:table-cell>
            <text:p>443037620</text:p>
          </table:table-cell>
          <table:table-cell>
            <text:p>318444036</text:p>
          </table:table-cell>
          <table:table-cell>
            <text:p>908286004</text:p>
          </table:table-cell>
          <table:table-cell>
            <text:p>268986151</text:p>
          </table:table-cell>
          <table:table-cell>
            <text:p>730997002</text:p>
          </table:table-cell>
          <table:table-cell>
            <text:p>723993862</text:p>
          </table:table-cell>
          <table:table-cell>
            <text:p>125052489</text:p>
          </table:table-cell>
        </table:table-row>
        <table:table-row>
          <table:table-cell>
            <text:p>53438914</text:p>
          </table:table-cell>
          <table:table-cell>
            <text:p>785195644</text:p>
          </table:table-cell>
          <table:table-cell>
            <text:p>658068125</text:p>
          </table:table-cell>
          <table:table-cell>
            <text:p>270948813</text:p>
          </table:table-cell>
          <table:table-cell>
            <text:p>756512473</text:p>
          </table:table-cell>
          <table:table-cell>
            <text:p>600557203</text:p>
          </table:table-cell>
          <table:table-cell>
            <text:p>264787862</text:p>
          </table:table-cell>
        </table:table-row>
        <table:table-row>
          <table:table-cell>
            <text:p>549134518</text:p>
          </table:table-cell>
          <table:table-cell>
            <text:p>837887072</text:p>
          </table:table-cell>
          <table:table-cell>
            <text:p>1091513</text:p>
          </table:table-cell>
          <table:table-cell>
            <text:p>134484802</text:p>
          </table:table-cell>
          <table:table-cell>
            <text:p>26130348</text:p>
          </table:table-cell>
          <table:table-cell>
            <text:p>659698495</text:p>
          </table:table-cell>
          <table:table-cell>
            <text:p>353830297</text:p>
          </table:table-cell>
        </table:table-row>
        <table:table-row>
          <table:table-cell>
            <text:p>776803099</text:p>
          </table:table-cell>
          <table:table-cell>
            <text:p>828046247</text:p>
          </table:table-cell>
          <table:table-cell>
            <text:p>783983778</text:p>
          </table:table-cell>
          <table:table-cell>
            <text:p>451864831</text:p>
          </table:table-cell>
          <table:table-cell>
            <text:p>919123665</text:p>
          </table:table-cell>
          <table:table-cell>
            <text:p>340287184</text:p>
          </table:table-cell>
          <table:table-cell>
            <text:p>475266059</text:p>
          </table:table-cell>
        </table:table-row>
        <table:table-row>
          <table:table-cell>
            <text:p>228634804</text:p>
          </table:table-cell>
          <table:table-cell>
            <text:p>718004422</text:p>
          </table:table-cell>
          <table:table-cell>
            <text:p>197261108</text:p>
          </table:table-cell>
          <table:table-cell>
            <text:p>185465327</text:p>
          </table:table-cell>
          <table:table-cell>
            <text:p>471995943</text:p>
          </table:table-cell>
          <table:table-cell>
            <text:p>381300686</text:p>
          </table:table-cell>
          <table:table-cell>
            <text:p>902003417</text:p>
          </table:table-cell>
        </table:table-row>
        <table:table-row>
          <table:table-cell>
            <text:p>766284721</text:p>
          </table:table-cell>
          <table:table-cell>
            <text:p>844618778</text:p>
          </table:table-cell>
          <table:table-cell>
            <text:p>341507899</text:p>
          </table:table-cell>
          <table:table-cell>
            <text:p>370288961</text:p>
          </table:table-cell>
          <table:table-cell>
            <text:p>94839350</text:p>
          </table:table-cell>
          <table:table-cell>
            <text:p>130449433</text:p>
          </table:table-cell>
          <table:table-cell>
            <text:p>306673384</text:p>
          </table:table-cell>
        </table:table-row>
        <table:table-row>
          <table:table-cell>
            <text:p>375784888</text:p>
          </table:table-cell>
          <table:table-cell>
            <text:p>176434124</text:p>
          </table:table-cell>
          <table:table-cell>
            <text:p>95987757</text:p>
          </table:table-cell>
          <table:table-cell>
            <text:p>573357366</text:p>
          </table:table-cell>
          <table:table-cell>
            <text:p>78227096</text:p>
          </table:table-cell>
          <table:table-cell>
            <text:p>310150049</text:p>
          </table:table-cell>
          <table:table-cell>
            <text:p>135003177</text:p>
          </table:table-cell>
        </table:table-row>
        <table:table-row>
          <table:table-cell>
            <text:p>484520726</text:p>
          </table:table-cell>
          <table:table-cell>
            <text:p>53394216</text:p>
          </table:table-cell>
          <table:table-cell>
            <text:p>929970636</text:p>
          </table:table-cell>
          <table:table-cell>
            <text:p>209653916</text:p>
          </table:table-cell>
          <table:table-cell>
            <text:p>494708380</text:p>
          </table:table-cell>
          <table:table-cell>
            <text:p>304808906</text:p>
          </table:table-cell>
          <table:table-cell>
            <text:p>590994238</text:p>
          </table:table-cell>
        </table:table-row>
        <table:table-row>
          <table:table-cell>
            <text:p>337337792</text:p>
          </table:table-cell>
          <table:table-cell>
            <text:p>23214512</text:p>
          </table:table-cell>
          <table:table-cell>
            <text:p>926044613</text:p>
          </table:table-cell>
          <table:table-cell>
            <text:p>470230517</text:p>
          </table:table-cell>
          <table:table-cell>
            <text:p>42621873</text:p>
          </table:table-cell>
          <table:table-cell>
            <text:p>539149179</text:p>
          </table:table-cell>
          <table:table-cell>
            <text:p>365594161</text:p>
          </table:table-cell>
        </table:table-row>
        <table:table-row>
          <table:table-cell>
            <text:p>351468831</text:p>
          </table:table-cell>
          <table:table-cell>
            <text:p>277561412</text:p>
          </table:table-cell>
          <table:table-cell>
            <text:p>844725085</text:p>
          </table:table-cell>
          <table:table-cell>
            <text:p>578060927</text:p>
          </table:table-cell>
          <table:table-cell>
            <text:p>135316898</text:p>
          </table:table-cell>
          <table:table-cell>
            <text:p>422292101</text:p>
          </table:table-cell>
          <table:table-cell>
            <text:p>655698981</text:p>
          </table:table-cell>
        </table:table-row>
        <table:table-row>
          <table:table-cell>
            <text:p>386040250</text:p>
          </table:table-cell>
          <table:table-cell>
            <text:p>689807509</text:p>
          </table:table-cell>
          <table:table-cell>
            <text:p>368801478</text:p>
          </table:table-cell>
          <table:table-cell>
            <text:p>341852157</text:p>
          </table:table-cell>
          <table:table-cell>
            <text:p>758366337</text:p>
          </table:table-cell>
          <table:table-cell>
            <text:p>603504390</text:p>
          </table:table-cell>
          <table:table-cell>
            <text:p>424115823</text:p>
          </table:table-cell>
        </table:table-row>
        <table:table-row>
          <table:table-cell>
            <text:p>435376173</text:p>
          </table:table-cell>
          <table:table-cell>
            <text:p>113826864</text:p>
          </table:table-cell>
          <table:table-cell>
            <text:p>41267068</text:p>
          </table:table-cell>
          <table:table-cell>
            <text:p>33725537</text:p>
          </table:table-cell>
          <table:table-cell>
            <text:p>118910809</text:p>
          </table:table-cell>
          <table:table-cell>
            <text:p>102027716</text:p>
          </table:table-cell>
          <table:table-cell>
            <text:p>961201744</text:p>
          </table:table-cell>
        </table:table-row>
        <table:table-row>
          <table:table-cell>
            <text:p>821630138</text:p>
          </table:table-cell>
          <table:table-cell>
            <text:p>34224439</text:p>
          </table:table-cell>
          <table:table-cell>
            <text:p>749775660</text:p>
          </table:table-cell>
          <table:table-cell>
            <text:p>509085594</text:p>
          </table:table-cell>
          <table:table-cell>
            <text:p>229243205</text:p>
          </table:table-cell>
          <table:table-cell>
            <text:p>103081871</text:p>
          </table:table-cell>
          <table:table-cell>
            <text:p>311402026</text:p>
          </table:table-cell>
        </table:table-row>
        <table:table-row>
          <table:table-cell>
            <text:p>272600646</text:p>
          </table:table-cell>
          <table:table-cell>
            <text:p>225128136</text:p>
          </table:table-cell>
          <table:table-cell>
            <text:p>981835088</text:p>
          </table:table-cell>
          <table:table-cell>
            <text:p>26295957</text:p>
          </table:table-cell>
          <table:table-cell>
            <text:p>488028460</text:p>
          </table:table-cell>
          <table:table-cell>
            <text:p>2377974</text:p>
          </table:table-cell>
          <table:table-cell>
            <text:p>337655762</text:p>
          </table:table-cell>
        </table:table-row>
        <table:table-row>
          <table:table-cell>
            <text:p>616540777</text:p>
          </table:table-cell>
          <table:table-cell>
            <text:p>831666916</text:p>
          </table:table-cell>
          <table:table-cell>
            <text:p>405705428</text:p>
          </table:table-cell>
          <table:table-cell>
            <text:p>258559210</text:p>
          </table:table-cell>
          <table:table-cell>
            <text:p>419693939</text:p>
          </table:table-cell>
          <table:table-cell>
            <text:p>590853300</text:p>
          </table:table-cell>
          <table:table-cell>
            <text:p>974784747</text:p>
          </table:table-cell>
        </table:table-row>
        <table:table-row>
          <table:table-cell>
            <text:p>613802934</text:p>
          </table:table-cell>
          <table:table-cell>
            <text:p>569747794</text:p>
          </table:table-cell>
          <table:table-cell>
            <text:p>456648023</text:p>
          </table:table-cell>
          <table:table-cell>
            <text:p>489193821</text:p>
          </table:table-cell>
          <table:table-cell>
            <text:p>387063401</text:p>
          </table:table-cell>
          <table:table-cell>
            <text:p>701706008</text:p>
          </table:table-cell>
          <table:table-cell>
            <text:p>416399387</text:p>
          </table:table-cell>
        </table:table-row>
        <table:table-row>
          <table:table-cell>
            <text:p>745048082</text:p>
          </table:table-cell>
          <table:table-cell>
            <text:p>6669107</text:p>
          </table:table-cell>
          <table:table-cell>
            <text:p>44545271</text:p>
          </table:table-cell>
          <table:table-cell>
            <text:p>683937567</text:p>
          </table:table-cell>
          <table:table-cell>
            <text:p>126553477</text:p>
          </table:table-cell>
          <table:table-cell>
            <text:p>509389661</text:p>
          </table:table-cell>
          <table:table-cell>
            <text:p>50369531</text:p>
          </table:table-cell>
        </table:table-row>
        <table:table-row>
          <table:table-cell>
            <text:p>411841394</text:p>
          </table:table-cell>
          <table:table-cell>
            <text:p>499503498</text:p>
          </table:table-cell>
          <table:table-cell>
            <text:p>376975907</text:p>
          </table:table-cell>
          <table:table-cell>
            <text:p>185884553</text:p>
          </table:table-cell>
          <table:table-cell>
            <text:p>482531189</text:p>
          </table:table-cell>
          <table:table-cell>
            <text:p>880544165</text:p>
          </table:table-cell>
          <table:table-cell>
            <text:p>998645752</text:p>
          </table:table-cell>
        </table:table-row>
        <table:table-row>
          <table:table-cell>
            <text:p>488244137</text:p>
          </table:table-cell>
          <table:table-cell>
            <text:p>423342669</text:p>
          </table:table-cell>
          <table:table-cell>
            <text:p>792821247</text:p>
          </table:table-cell>
          <table:table-cell>
            <text:p>278126244</text:p>
          </table:table-cell>
          <table:table-cell>
            <text:p>815816856</text:p>
          </table:table-cell>
          <table:table-cell>
            <text:p>312777741</text:p>
          </table:table-cell>
          <table:table-cell>
            <text:p>730352016</text:p>
          </table:table-cell>
        </table:table-row>
        <table:table-row>
          <table:table-cell>
            <text:p>659254140</text:p>
          </table:table-cell>
          <table:table-cell>
            <text:p>375069112</text:p>
          </table:table-cell>
          <table:table-cell>
            <text:p>202958532</text:p>
          </table:table-cell>
          <table:table-cell>
            <text:p>276933412</text:p>
          </table:table-cell>
          <table:table-cell>
            <text:p>804529245</text:p>
          </table:table-cell>
          <table:table-cell>
            <text:p>573384024</text:p>
          </table:table-cell>
          <table:table-cell>
            <text:p>965025686</text:p>
          </table:table-cell>
        </table:table-row>
        <table:table-row>
          <table:table-cell>
            <text:p>772070720</text:p>
          </table:table-cell>
          <table:table-cell>
            <text:p>153583530</text:p>
          </table:table-cell>
          <table:table-cell>
            <text:p>32948256</text:p>
          </table:table-cell>
          <table:table-cell>
            <text:p>517937357</text:p>
          </table:table-cell>
          <table:table-cell>
            <text:p>582424104</text:p>
          </table:table-cell>
          <table:table-cell>
            <text:p>153040862</text:p>
          </table:table-cell>
          <table:table-cell>
            <text:p>390408239</text:p>
          </table:table-cell>
        </table:table-row>
        <table:table-row>
          <table:table-cell>
            <text:p>951710641</text:p>
          </table:table-cell>
          <table:table-cell>
            <text:p>767459618</text:p>
          </table:table-cell>
          <table:table-cell>
            <text:p>945922450</text:p>
          </table:table-cell>
          <table:table-cell>
            <text:p>432096061</text:p>
          </table:table-cell>
          <table:table-cell>
            <text:p>370044423</text:p>
          </table:table-cell>
          <table:table-cell>
            <text:p>800974109</text:p>
          </table:table-cell>
          <table:table-cell>
            <text:p>17197884</text:p>
          </table:table-cell>
        </table:table-row>
        <table:table-row>
          <table:table-cell>
            <text:p>176035100</text:p>
          </table:table-cell>
          <table:table-cell>
            <text:p>437202875</text:p>
          </table:table-cell>
          <table:table-cell>
            <text:p>350132662</text:p>
          </table:table-cell>
          <table:table-cell>
            <text:p>408039826</text:p>
          </table:table-cell>
          <table:table-cell>
            <text:p>931527676</text:p>
          </table:table-cell>
          <table:table-cell>
            <text:p>597111553</text:p>
          </table:table-cell>
          <table:table-cell>
            <text:p>624508729</text:p>
          </table:table-cell>
        </table:table-row>
        <table:table-row>
          <table:table-cell>
            <text:p>812563563</text:p>
          </table:table-cell>
          <table:table-cell>
            <text:p>420124329</text:p>
          </table:table-cell>
          <table:table-cell>
            <text:p>83421308</text:p>
          </table:table-cell>
          <table:table-cell>
            <text:p>77825182</text:p>
          </table:table-cell>
          <table:table-cell>
            <text:p>564219789</text:p>
          </table:table-cell>
          <table:table-cell>
            <text:p>639053538</text:p>
          </table:table-cell>
          <table:table-cell>
            <text:p>123729914</text:p>
          </table:table-cell>
        </table:table-row>
        <table:table-row>
          <table:table-cell>
            <text:p>530346208</text:p>
          </table:table-cell>
          <table:table-cell>
            <text:p>220222486</text:p>
          </table:table-cell>
          <table:table-cell>
            <text:p>860129049</text:p>
          </table:table-cell>
          <table:table-cell>
            <text:p>614078957</text:p>
          </table:table-cell>
          <table:table-cell>
            <text:p>651584705</text:p>
          </table:table-cell>
          <table:table-cell>
            <text:p>750384246</text:p>
          </table:table-cell>
          <table:table-cell>
            <text:p>625204461</text:p>
          </table:table-cell>
        </table:table-row>
        <table:table-row>
          <table:table-cell>
            <text:p>632380942</text:p>
          </table:table-cell>
          <table:table-cell>
            <text:p>77292824</text:p>
          </table:table-cell>
          <table:table-cell>
            <text:p>504629976</text:p>
          </table:table-cell>
          <table:table-cell>
            <text:p>857156156</text:p>
          </table:table-cell>
          <table:table-cell>
            <text:p>917379885</text:p>
          </table:table-cell>
          <table:table-cell>
            <text:p>646049848</text:p>
          </table:table-cell>
          <table:table-cell>
            <text:p>594054481</text:p>
          </table:table-cell>
        </table:table-row>
        <table:table-row>
          <table:table-cell>
            <text:p>38642447</text:p>
          </table:table-cell>
          <table:table-cell>
            <text:p>196487989</text:p>
          </table:table-cell>
          <table:table-cell>
            <text:p>553630406</text:p>
          </table:table-cell>
          <table:table-cell>
            <text:p>41678496</text:p>
          </table:table-cell>
          <table:table-cell>
            <text:p>77507789</text:p>
          </table:table-cell>
          <table:table-cell>
            <text:p>367316240</text:p>
          </table:table-cell>
          <table:table-cell>
            <text:p>272820207</text:p>
          </table:table-cell>
        </table:table-row>
        <table:table-row>
          <table:table-cell>
            <text:p>650046510</text:p>
          </table:table-cell>
          <table:table-cell>
            <text:p>258980402</text:p>
          </table:table-cell>
          <table:table-cell>
            <text:p>953782456</text:p>
          </table:table-cell>
          <table:table-cell>
            <text:p>582361259</text:p>
          </table:table-cell>
          <table:table-cell>
            <text:p>207218244</text:p>
          </table:table-cell>
          <table:table-cell>
            <text:p>858123312</text:p>
          </table:table-cell>
          <table:table-cell>
            <text:p>276317166</text:p>
          </table:table-cell>
        </table:table-row>
        <table:table-row>
          <table:table-cell>
            <text:p>311029092</text:p>
          </table:table-cell>
          <table:table-cell>
            <text:p>168445832</text:p>
          </table:table-cell>
          <table:table-cell>
            <text:p>25872067</text:p>
          </table:table-cell>
          <table:table-cell>
            <text:p>610252333</text:p>
          </table:table-cell>
          <table:table-cell>
            <text:p>814111574</text:p>
          </table:table-cell>
          <table:table-cell>
            <text:p>114084828</text:p>
          </table:table-cell>
          <table:table-cell>
            <text:p>141413593</text:p>
          </table:table-cell>
        </table:table-row>
        <table:table-row>
          <table:table-cell>
            <text:p>226443196</text:p>
          </table:table-cell>
          <table:table-cell>
            <text:p>904238463</text:p>
          </table:table-cell>
          <table:table-cell>
            <text:p>515154930</text:p>
          </table:table-cell>
          <table:table-cell>
            <text:p>946118720</text:p>
          </table:table-cell>
          <table:table-cell>
            <text:p>865451062</text:p>
          </table:table-cell>
          <table:table-cell>
            <text:p>805033693</text:p>
          </table:table-cell>
          <table:table-cell>
            <text:p>753239856</text:p>
          </table:table-cell>
        </table:table-row>
        <table:table-row>
          <table:table-cell>
            <text:p>902157805</text:p>
          </table:table-cell>
          <table:table-cell>
            <text:p>70391664</text:p>
          </table:table-cell>
          <table:table-cell>
            <text:p>394560229</text:p>
          </table:table-cell>
          <table:table-cell>
            <text:p>666662982</text:p>
          </table:table-cell>
          <table:table-cell>
            <text:p>768447085</text:p>
          </table:table-cell>
          <table:table-cell>
            <text:p>92343630</text:p>
          </table:table-cell>
          <table:table-cell>
            <text:p>912758672</text:p>
          </table:table-cell>
        </table:table-row>
        <table:table-row>
          <table:table-cell>
            <text:p>136620916</text:p>
          </table:table-cell>
          <table:table-cell>
            <text:p>703131316</text:p>
          </table:table-cell>
          <table:table-cell>
            <text:p>139875698</text:p>
          </table:table-cell>
          <table:table-cell>
            <text:p>945259848</text:p>
          </table:table-cell>
          <table:table-cell>
            <text:p>91669575</text:p>
          </table:table-cell>
          <table:table-cell>
            <text:p>874323241</text:p>
          </table:table-cell>
          <table:table-cell>
            <text:p>379938612</text:p>
          </table:table-cell>
        </table:table-row>
        <table:table-row>
          <table:table-cell>
            <text:p>278355738</text:p>
          </table:table-cell>
          <table:table-cell>
            <text:p>298323598</text:p>
          </table:table-cell>
          <table:table-cell>
            <text:p>487909087</text:p>
          </table:table-cell>
          <table:table-cell>
            <text:p>854681825</text:p>
          </table:table-cell>
          <table:table-cell>
            <text:p>75899829</text:p>
          </table:table-cell>
          <table:table-cell>
            <text:p>356845789</text:p>
          </table:table-cell>
          <table:table-cell>
            <text:p>403291311</text:p>
          </table:table-cell>
        </table:table-row>
        <table:table-row>
          <table:table-cell>
            <text:p>957885423</text:p>
          </table:table-cell>
          <table:table-cell>
            <text:p>173273735</text:p>
          </table:table-cell>
          <table:table-cell>
            <text:p>974409101</text:p>
          </table:table-cell>
          <table:table-cell>
            <text:p>302272123</text:p>
          </table:table-cell>
          <table:table-cell>
            <text:p>110928727</text:p>
          </table:table-cell>
          <table:table-cell>
            <text:p>212126615</text:p>
          </table:table-cell>
          <table:table-cell>
            <text:p>330032830</text:p>
          </table:table-cell>
        </table:table-row>
        <table:table-row>
          <table:table-cell>
            <text:p>273646938</text:p>
          </table:table-cell>
          <table:table-cell>
            <text:p>306231385</text:p>
          </table:table-cell>
          <table:table-cell>
            <text:p>823697979</text:p>
          </table:table-cell>
          <table:table-cell>
            <text:p>730829762</text:p>
          </table:table-cell>
          <table:table-cell>
            <text:p>719513852</text:p>
          </table:table-cell>
          <table:table-cell>
            <text:p>763225496</text:p>
          </table:table-cell>
          <table:table-cell>
            <text:p>401343619</text:p>
          </table:table-cell>
        </table:table-row>
        <table:table-row>
          <table:table-cell>
            <text:p>368250647</text:p>
          </table:table-cell>
          <table:table-cell>
            <text:p>101560026</text:p>
          </table:table-cell>
          <table:table-cell>
            <text:p>169234735</text:p>
          </table:table-cell>
          <table:table-cell>
            <text:p>143492161</text:p>
          </table:table-cell>
          <table:table-cell>
            <text:p>107173710</text:p>
          </table:table-cell>
          <table:table-cell>
            <text:p>703545523</text:p>
          </table:table-cell>
          <table:table-cell>
            <text:p>551493886</text:p>
          </table:table-cell>
        </table:table-row>
        <table:table-row>
          <table:table-cell>
            <text:p>235852612</text:p>
          </table:table-cell>
          <table:table-cell>
            <text:p>304904420</text:p>
          </table:table-cell>
          <table:table-cell>
            <text:p>967357716</text:p>
          </table:table-cell>
          <table:table-cell>
            <text:p>279377020</text:p>
          </table:table-cell>
          <table:table-cell>
            <text:p>761423106</text:p>
          </table:table-cell>
          <table:table-cell>
            <text:p>224646341</text:p>
          </table:table-cell>
          <table:table-cell>
            <text:p>639157940</text:p>
          </table:table-cell>
        </table:table-row>
        <table:table-row>
          <table:table-cell>
            <text:p>112887443</text:p>
          </table:table-cell>
          <table:table-cell>
            <text:p>873838840</text:p>
          </table:table-cell>
          <table:table-cell>
            <text:p>555854488</text:p>
          </table:table-cell>
          <table:table-cell>
            <text:p>122308545</text:p>
          </table:table-cell>
          <table:table-cell>
            <text:p>713254755</text:p>
          </table:table-cell>
          <table:table-cell>
            <text:p>213187744</text:p>
          </table:table-cell>
          <table:table-cell>
            <text:p>742010030</text:p>
          </table:table-cell>
        </table:table-row>
        <table:table-row>
          <table:table-cell>
            <text:p>720672385</text:p>
          </table:table-cell>
          <table:table-cell>
            <text:p>72499793</text:p>
          </table:table-cell>
          <table:table-cell>
            <text:p>260515230</text:p>
          </table:table-cell>
          <table:table-cell>
            <text:p>593247786</text:p>
          </table:table-cell>
          <table:table-cell>
            <text:p>593415464</text:p>
          </table:table-cell>
          <table:table-cell>
            <text:p>316702133</text:p>
          </table:table-cell>
          <table:table-cell>
            <text:p>462858692</text:p>
          </table:table-cell>
        </table:table-row>
        <table:table-row>
          <table:table-cell>
            <text:p>475518391</text:p>
          </table:table-cell>
          <table:table-cell>
            <text:p>380523783</text:p>
          </table:table-cell>
          <table:table-cell>
            <text:p>661580310</text:p>
          </table:table-cell>
          <table:table-cell>
            <text:p>612077060</text:p>
          </table:table-cell>
          <table:table-cell>
            <text:p>328585033</text:p>
          </table:table-cell>
          <table:table-cell>
            <text:p>834700089</text:p>
          </table:table-cell>
          <table:table-cell>
            <text:p>952465767</text:p>
          </table:table-cell>
        </table:table-row>
        <table:table-row>
          <table:table-cell>
            <text:p>234551840</text:p>
          </table:table-cell>
          <table:table-cell>
            <text:p>534452005</text:p>
          </table:table-cell>
          <table:table-cell>
            <text:p>509932322</text:p>
          </table:table-cell>
          <table:table-cell>
            <text:p>356760666</text:p>
          </table:table-cell>
          <table:table-cell>
            <text:p>420728210</text:p>
          </table:table-cell>
          <table:table-cell>
            <text:p>858538458</text:p>
          </table:table-cell>
          <table:table-cell>
            <text:p>973521401</text:p>
          </table:table-cell>
        </table:table-row>
        <table:table-row>
          <table:table-cell>
            <text:p>636581955</text:p>
          </table:table-cell>
          <table:table-cell>
            <text:p>604394615</text:p>
          </table:table-cell>
          <table:table-cell>
            <text:p>928406256</text:p>
          </table:table-cell>
          <table:table-cell>
            <text:p>146106818</text:p>
          </table:table-cell>
          <table:table-cell>
            <text:p>446838504</text:p>
          </table:table-cell>
          <table:table-cell>
            <text:p>750897293</text:p>
          </table:table-cell>
          <table:table-cell>
            <text:p>755329898</text:p>
          </table:table-cell>
        </table:table-row>
        <table:table-row>
          <table:table-cell>
            <text:p>287962187</text:p>
          </table:table-cell>
          <table:table-cell>
            <text:p>813927402</text:p>
          </table:table-cell>
          <table:table-cell>
            <text:p>467202856</text:p>
          </table:table-cell>
          <table:table-cell>
            <text:p>223822224</text:p>
          </table:table-cell>
          <table:table-cell>
            <text:p>410238432</text:p>
          </table:table-cell>
          <table:table-cell>
            <text:p>291414747</text:p>
          </table:table-cell>
          <table:table-cell>
            <text:p>900110282</text:p>
          </table:table-cell>
        </table:table-row>
        <table:table-row>
          <table:table-cell>
            <text:p>694274035</text:p>
          </table:table-cell>
          <table:table-cell>
            <text:p>1514198</text:p>
          </table:table-cell>
          <table:table-cell>
            <text:p>369342615</text:p>
          </table:table-cell>
          <table:table-cell>
            <text:p>720715835</text:p>
          </table:table-cell>
          <table:table-cell>
            <text:p>777410117</text:p>
          </table:table-cell>
          <table:table-cell>
            <text:p>750693013</text:p>
          </table:table-cell>
          <table:table-cell>
            <text:p>651144198</text:p>
          </table:table-cell>
        </table:table-row>
        <table:table-row>
          <table:table-cell>
            <text:p>780609012</text:p>
          </table:table-cell>
          <table:table-cell>
            <text:p>226116885</text:p>
          </table:table-cell>
          <table:table-cell>
            <text:p>135192278</text:p>
          </table:table-cell>
          <table:table-cell>
            <text:p>720783896</text:p>
          </table:table-cell>
          <table:table-cell>
            <text:p>83903777</text:p>
          </table:table-cell>
          <table:table-cell>
            <text:p>842535920</text:p>
          </table:table-cell>
          <table:table-cell>
            <text:p>630450622</text:p>
          </table:table-cell>
        </table:table-row>
        <table:table-row>
          <table:table-cell>
            <text:p>384218418</text:p>
          </table:table-cell>
          <table:table-cell>
            <text:p>305126155</text:p>
          </table:table-cell>
          <table:table-cell>
            <text:p>535448427</text:p>
          </table:table-cell>
          <table:table-cell>
            <text:p>844910955</text:p>
          </table:table-cell>
          <table:table-cell>
            <text:p>405438137</text:p>
          </table:table-cell>
          <table:table-cell>
            <text:p>911436629</text:p>
          </table:table-cell>
          <table:table-cell>
            <text:p>57092169</text:p>
          </table:table-cell>
        </table:table-row>
        <table:table-row>
          <table:table-cell>
            <text:p>772979556</text:p>
          </table:table-cell>
          <table:table-cell>
            <text:p>633138654</text:p>
          </table:table-cell>
          <table:table-cell>
            <text:p>490588243</text:p>
          </table:table-cell>
          <table:table-cell>
            <text:p>259957689</text:p>
          </table:table-cell>
          <table:table-cell>
            <text:p>90659520</text:p>
          </table:table-cell>
          <table:table-cell>
            <text:p>455064211</text:p>
          </table:table-cell>
          <table:table-cell>
            <text:p>142473446</text:p>
          </table:table-cell>
        </table:table-row>
        <table:table-row>
          <table:table-cell>
            <text:p>237721733</text:p>
          </table:table-cell>
          <table:table-cell>
            <text:p>677066228</text:p>
          </table:table-cell>
          <table:table-cell>
            <text:p>812815976</text:p>
          </table:table-cell>
          <table:table-cell>
            <text:p>9939869</text:p>
          </table:table-cell>
          <table:table-cell>
            <text:p>968846988</text:p>
          </table:table-cell>
          <table:table-cell>
            <text:p>270307768</text:p>
          </table:table-cell>
          <table:table-cell>
            <text:p>966472620</text:p>
          </table:table-cell>
        </table:table-row>
        <table:table-row>
          <table:table-cell>
            <text:p>920756336</text:p>
          </table:table-cell>
          <table:table-cell>
            <text:p>6001831</text:p>
          </table:table-cell>
          <table:table-cell>
            <text:p>235709998</text:p>
          </table:table-cell>
          <table:table-cell>
            <text:p>280338513</text:p>
          </table:table-cell>
          <table:table-cell>
            <text:p>7385821</text:p>
          </table:table-cell>
          <table:table-cell>
            <text:p>179724444</text:p>
          </table:table-cell>
          <table:table-cell>
            <text:p>935393281</text:p>
          </table:table-cell>
        </table:table-row>
        <table:table-row>
          <table:table-cell>
            <text:p>723977614</text:p>
          </table:table-cell>
          <table:table-cell>
            <text:p>304784028</text:p>
          </table:table-cell>
          <table:table-cell>
            <text:p>664271781</text:p>
          </table:table-cell>
          <table:table-cell>
            <text:p>597247291</text:p>
          </table:table-cell>
          <table:table-cell>
            <text:p>731445528</text:p>
          </table:table-cell>
          <table:table-cell>
            <text:p>738152014</text:p>
          </table:table-cell>
          <table:table-cell>
            <text:p>180241864</text:p>
          </table:table-cell>
        </table:table-row>
        <table:table-row>
          <table:table-cell>
            <text:p>385187985</text:p>
          </table:table-cell>
          <table:table-cell>
            <text:p>880829493</text:p>
          </table:table-cell>
          <table:table-cell>
            <text:p>297476337</text:p>
          </table:table-cell>
          <table:table-cell>
            <text:p>750403322</text:p>
          </table:table-cell>
          <table:table-cell>
            <text:p>10935200</text:p>
          </table:table-cell>
          <table:table-cell>
            <text:p>81726056</text:p>
          </table:table-cell>
          <table:table-cell>
            <text:p>518276179</text:p>
          </table:table-cell>
        </table:table-row>
        <table:table-row>
          <table:table-cell>
            <text:p>551764646</text:p>
          </table:table-cell>
          <table:table-cell>
            <text:p>524608075</text:p>
          </table:table-cell>
          <table:table-cell>
            <text:p>843728131</text:p>
          </table:table-cell>
          <table:table-cell>
            <text:p>71521005</text:p>
          </table:table-cell>
          <table:table-cell>
            <text:p>957726430</text:p>
          </table:table-cell>
          <table:table-cell>
            <text:p>650628652</text:p>
          </table:table-cell>
          <table:table-cell>
            <text:p>566676198</text:p>
          </table:table-cell>
        </table:table-row>
        <table:table-row>
          <table:table-cell>
            <text:p>945328842</text:p>
          </table:table-cell>
          <table:table-cell>
            <text:p>586537091</text:p>
          </table:table-cell>
          <table:table-cell>
            <text:p>718690633</text:p>
          </table:table-cell>
          <table:table-cell>
            <text:p>524838442</text:p>
          </table:table-cell>
          <table:table-cell>
            <text:p>431442475</text:p>
          </table:table-cell>
          <table:table-cell>
            <text:p>434542193</text:p>
          </table:table-cell>
          <table:table-cell>
            <text:p>268252049</text:p>
          </table:table-cell>
        </table:table-row>
        <table:table-row>
          <table:table-cell>
            <text:p>718381798</text:p>
          </table:table-cell>
          <table:table-cell>
            <text:p>186995713</text:p>
          </table:table-cell>
          <table:table-cell>
            <text:p>649222859</text:p>
          </table:table-cell>
          <table:table-cell>
            <text:p>892835192</text:p>
          </table:table-cell>
          <table:table-cell>
            <text:p>509545149</text:p>
          </table:table-cell>
          <table:table-cell>
            <text:p>328013826</text:p>
          </table:table-cell>
          <table:table-cell>
            <text:p>613039117</text:p>
          </table:table-cell>
        </table:table-row>
        <table:table-row>
          <table:table-cell>
            <text:p>399117021</text:p>
          </table:table-cell>
          <table:table-cell>
            <text:p>645124267</text:p>
          </table:table-cell>
          <table:table-cell>
            <text:p>641384734</text:p>
          </table:table-cell>
          <table:table-cell>
            <text:p>529421193</text:p>
          </table:table-cell>
          <table:table-cell>
            <text:p>826394584</text:p>
          </table:table-cell>
          <table:table-cell>
            <text:p>866555299</text:p>
          </table:table-cell>
          <table:table-cell>
            <text:p>26750118</text:p>
          </table:table-cell>
        </table:table-row>
        <table:table-row>
          <table:table-cell>
            <text:p>495123364</text:p>
          </table:table-cell>
          <table:table-cell>
            <text:p>440806307</text:p>
          </table:table-cell>
          <table:table-cell>
            <text:p>202112976</text:p>
          </table:table-cell>
          <table:table-cell>
            <text:p>533314337</text:p>
          </table:table-cell>
          <table:table-cell>
            <text:p>504794609</text:p>
          </table:table-cell>
          <table:table-cell>
            <text:p>266709293</text:p>
          </table:table-cell>
          <table:table-cell>
            <text:p>737158824</text:p>
          </table:table-cell>
        </table:table-row>
        <table:table-row>
          <table:table-cell>
            <text:p>778639074</text:p>
          </table:table-cell>
          <table:table-cell>
            <text:p>32512324</text:p>
          </table:table-cell>
          <table:table-cell>
            <text:p>238186077</text:p>
          </table:table-cell>
          <table:table-cell>
            <text:p>998551383</text:p>
          </table:table-cell>
          <table:table-cell>
            <text:p>334630610</text:p>
          </table:table-cell>
          <table:table-cell>
            <text:p>691879763</text:p>
          </table:table-cell>
          <table:table-cell>
            <text:p>479128304</text:p>
          </table:table-cell>
        </table:table-row>
        <table:table-row>
          <table:table-cell>
            <text:p>691013824</text:p>
          </table:table-cell>
          <table:table-cell>
            <text:p>683736671</text:p>
          </table:table-cell>
          <table:table-cell>
            <text:p>610351097</text:p>
          </table:table-cell>
          <table:table-cell>
            <text:p>744653715</text:p>
          </table:table-cell>
          <table:table-cell>
            <text:p>300784993</text:p>
          </table:table-cell>
          <table:table-cell>
            <text:p>602638809</text:p>
          </table:table-cell>
          <table:table-cell>
            <text:p>715125675</text:p>
          </table:table-cell>
        </table:table-row>
        <table:table-row>
          <table:table-cell>
            <text:p>688933785</text:p>
          </table:table-cell>
          <table:table-cell>
            <text:p>526359173</text:p>
          </table:table-cell>
          <table:table-cell>
            <text:p>550772280</text:p>
          </table:table-cell>
          <table:table-cell>
            <text:p>872761125</text:p>
          </table:table-cell>
          <table:table-cell>
            <text:p>798709262</text:p>
          </table:table-cell>
          <table:table-cell>
            <text:p>851634604</text:p>
          </table:table-cell>
          <table:table-cell>
            <text:p>86722473</text:p>
          </table:table-cell>
        </table:table-row>
        <table:table-row>
          <table:table-cell>
            <text:p>468333919</text:p>
          </table:table-cell>
          <table:table-cell>
            <text:p>622735159</text:p>
          </table:table-cell>
          <table:table-cell>
            <text:p>742534290</text:p>
          </table:table-cell>
          <table:table-cell>
            <text:p>867370255</text:p>
          </table:table-cell>
          <table:table-cell>
            <text:p>369436313</text:p>
          </table:table-cell>
          <table:table-cell>
            <text:p>936105302</text:p>
          </table:table-cell>
          <table:table-cell>
            <text:p>137807310</text:p>
          </table:table-cell>
        </table:table-row>
        <table:table-row>
          <table:table-cell>
            <text:p>797638298</text:p>
          </table:table-cell>
          <table:table-cell>
            <text:p>832570277</text:p>
          </table:table-cell>
          <table:table-cell>
            <text:p>142073422</text:p>
          </table:table-cell>
          <table:table-cell>
            <text:p>111331747</text:p>
          </table:table-cell>
          <table:table-cell>
            <text:p>41585715</text:p>
          </table:table-cell>
          <table:table-cell>
            <text:p>956038764</text:p>
          </table:table-cell>
          <table:table-cell>
            <text:p>703313145</text:p>
          </table:table-cell>
        </table:table-row>
        <table:table-row>
          <table:table-cell>
            <text:p>545943839</text:p>
          </table:table-cell>
          <table:table-cell>
            <text:p>59843353</text:p>
          </table:table-cell>
          <table:table-cell>
            <text:p>194626102</text:p>
          </table:table-cell>
          <table:table-cell>
            <text:p>244252921</text:p>
          </table:table-cell>
          <table:table-cell>
            <text:p>443137611</text:p>
          </table:table-cell>
          <table:table-cell>
            <text:p>477209863</text:p>
          </table:table-cell>
          <table:table-cell>
            <text:p>920732755</text:p>
          </table:table-cell>
        </table:table-row>
        <table:table-row>
          <table:table-cell>
            <text:p>194654658</text:p>
          </table:table-cell>
          <table:table-cell>
            <text:p>136110546</text:p>
          </table:table-cell>
          <table:table-cell>
            <text:p>940410668</text:p>
          </table:table-cell>
          <table:table-cell>
            <text:p>146744177</text:p>
          </table:table-cell>
          <table:table-cell>
            <text:p>30773541</text:p>
          </table:table-cell>
          <table:table-cell>
            <text:p>398884924</text:p>
          </table:table-cell>
          <table:table-cell>
            <text:p>149485391</text:p>
          </table:table-cell>
        </table:table-row>
        <table:table-row>
          <table:table-cell>
            <text:p>786425554</text:p>
          </table:table-cell>
          <table:table-cell>
            <text:p>770005241</text:p>
          </table:table-cell>
          <table:table-cell>
            <text:p>817610152</text:p>
          </table:table-cell>
          <table:table-cell>
            <text:p>766265770</text:p>
          </table:table-cell>
          <table:table-cell>
            <text:p>614269654</text:p>
          </table:table-cell>
          <table:table-cell>
            <text:p>490852040</text:p>
          </table:table-cell>
          <table:table-cell>
            <text:p>437539374</text:p>
          </table:table-cell>
        </table:table-row>
        <table:table-row>
          <table:table-cell>
            <text:p>230030843</text:p>
          </table:table-cell>
          <table:table-cell>
            <text:p>344686930</text:p>
          </table:table-cell>
          <table:table-cell>
            <text:p>153603414</text:p>
          </table:table-cell>
          <table:table-cell>
            <text:p>486223815</text:p>
          </table:table-cell>
          <table:table-cell>
            <text:p>391471216</text:p>
          </table:table-cell>
          <table:table-cell>
            <text:p>269412613</text:p>
          </table:table-cell>
          <table:table-cell>
            <text:p>302716764</text:p>
          </table:table-cell>
        </table:table-row>
        <table:table-row>
          <table:table-cell>
            <text:p>145641145</text:p>
          </table:table-cell>
          <table:table-cell>
            <text:p>292268202</text:p>
          </table:table-cell>
          <table:table-cell>
            <text:p>602886028</text:p>
          </table:table-cell>
          <table:table-cell>
            <text:p>185555158</text:p>
          </table:table-cell>
          <table:table-cell>
            <text:p>942132852</text:p>
          </table:table-cell>
          <table:table-cell>
            <text:p>210940869</text:p>
          </table:table-cell>
          <table:table-cell>
            <text:p>235974067</text:p>
          </table:table-cell>
        </table:table-row>
        <table:table-row>
          <table:table-cell>
            <text:p>193786708</text:p>
          </table:table-cell>
          <table:table-cell>
            <text:p>923529607</text:p>
          </table:table-cell>
          <table:table-cell>
            <text:p>793595956</text:p>
          </table:table-cell>
          <table:table-cell>
            <text:p>572735616</text:p>
          </table:table-cell>
          <table:table-cell>
            <text:p>957450021</text:p>
          </table:table-cell>
          <table:table-cell>
            <text:p>407375191</text:p>
          </table:table-cell>
          <table:table-cell>
            <text:p>768966581</text:p>
          </table:table-cell>
        </table:table-row>
        <table:table-row>
          <table:table-cell>
            <text:p>31095849</text:p>
          </table:table-cell>
          <table:table-cell>
            <text:p>766648433</text:p>
          </table:table-cell>
          <table:table-cell>
            <text:p>889354550</text:p>
          </table:table-cell>
          <table:table-cell>
            <text:p>443012700</text:p>
          </table:table-cell>
          <table:table-cell>
            <text:p>239542569</text:p>
          </table:table-cell>
          <table:table-cell>
            <text:p>750936994</text:p>
          </table:table-cell>
          <table:table-cell>
            <text:p>451905371</text:p>
          </table:table-cell>
        </table:table-row>
        <table:table-row>
          <table:table-cell>
            <text:p>189171299</text:p>
          </table:table-cell>
          <table:table-cell>
            <text:p>470151363</text:p>
          </table:table-cell>
          <table:table-cell>
            <text:p>494347790</text:p>
          </table:table-cell>
          <table:table-cell>
            <text:p>159249330</text:p>
          </table:table-cell>
          <table:table-cell>
            <text:p>592610568</text:p>
          </table:table-cell>
          <table:table-cell>
            <text:p>291289937</text:p>
          </table:table-cell>
          <table:table-cell>
            <text:p>990347580</text:p>
          </table:table-cell>
        </table:table-row>
        <table:table-row>
          <table:table-cell>
            <text:p>778257828</text:p>
          </table:table-cell>
          <table:table-cell>
            <text:p>656433183</text:p>
          </table:table-cell>
          <table:table-cell>
            <text:p>828479821</text:p>
          </table:table-cell>
          <table:table-cell>
            <text:p>868323181</text:p>
          </table:table-cell>
          <table:table-cell>
            <text:p>691022393</text:p>
          </table:table-cell>
          <table:table-cell>
            <text:p>707203258</text:p>
          </table:table-cell>
          <table:table-cell>
            <text:p>33669990</text:p>
          </table:table-cell>
        </table:table-row>
        <table:table-row>
          <table:table-cell>
            <text:p>63527661</text:p>
          </table:table-cell>
          <table:table-cell>
            <text:p>656212667</text:p>
          </table:table-cell>
          <table:table-cell>
            <text:p>480561560</text:p>
          </table:table-cell>
          <table:table-cell>
            <text:p>5452353</text:p>
          </table:table-cell>
          <table:table-cell>
            <text:p>352041619</text:p>
          </table:table-cell>
          <table:table-cell>
            <text:p>13580438</text:p>
          </table:table-cell>
          <table:table-cell>
            <text:p>378897403</text:p>
          </table:table-cell>
        </table:table-row>
        <table:table-row>
          <table:table-cell>
            <text:p>393900970</text:p>
          </table:table-cell>
          <table:table-cell>
            <text:p>458913835</text:p>
          </table:table-cell>
          <table:table-cell>
            <text:p>745634540</text:p>
          </table:table-cell>
          <table:table-cell>
            <text:p>379456559</text:p>
          </table:table-cell>
          <table:table-cell>
            <text:p>153418741</text:p>
          </table:table-cell>
          <table:table-cell>
            <text:p>708856594</text:p>
          </table:table-cell>
          <table:table-cell>
            <text:p>963505795</text:p>
          </table:table-cell>
        </table:table-row>
        <table:table-row>
          <table:table-cell>
            <text:p>141159460</text:p>
          </table:table-cell>
          <table:table-cell>
            <text:p>193087301</text:p>
          </table:table-cell>
          <table:table-cell>
            <text:p>717280499</text:p>
          </table:table-cell>
          <table:table-cell>
            <text:p>142395133</text:p>
          </table:table-cell>
          <table:table-cell>
            <text:p>348435449</text:p>
          </table:table-cell>
          <table:table-cell>
            <text:p>636271707</text:p>
          </table:table-cell>
          <table:table-cell>
            <text:p>691581093</text:p>
          </table:table-cell>
        </table:table-row>
        <table:table-row>
          <table:table-cell>
            <text:p>213416867</text:p>
          </table:table-cell>
          <table:table-cell>
            <text:p>36091702</text:p>
          </table:table-cell>
          <table:table-cell>
            <text:p>522922603</text:p>
          </table:table-cell>
          <table:table-cell>
            <text:p>429332235</text:p>
          </table:table-cell>
          <table:table-cell>
            <text:p>393640091</text:p>
          </table:table-cell>
          <table:table-cell>
            <text:p>763170870</text:p>
          </table:table-cell>
          <table:table-cell>
            <text:p>887175182</text:p>
          </table:table-cell>
        </table:table-row>
        <table:table-row>
          <table:table-cell>
            <text:p>246803867</text:p>
          </table:table-cell>
          <table:table-cell>
            <text:p>542463244</text:p>
          </table:table-cell>
          <table:table-cell>
            <text:p>281386999</text:p>
          </table:table-cell>
          <table:table-cell>
            <text:p>458401832</text:p>
          </table:table-cell>
          <table:table-cell>
            <text:p>240931993</text:p>
          </table:table-cell>
          <table:table-cell>
            <text:p>483575857</text:p>
          </table:table-cell>
          <table:table-cell>
            <text:p>519986059</text:p>
          </table:table-cell>
        </table:table-row>
        <table:table-row>
          <table:table-cell>
            <text:p>877974383</text:p>
          </table:table-cell>
          <table:table-cell>
            <text:p>675716020</text:p>
          </table:table-cell>
          <table:table-cell>
            <text:p>172282785</text:p>
          </table:table-cell>
          <table:table-cell>
            <text:p>260897514</text:p>
          </table:table-cell>
          <table:table-cell>
            <text:p>701376282</text:p>
          </table:table-cell>
          <table:table-cell>
            <text:p>218961488</text:p>
          </table:table-cell>
          <table:table-cell>
            <text:p>143810688</text:p>
          </table:table-cell>
        </table:table-row>
        <table:table-row>
          <table:table-cell>
            <text:p>738104248</text:p>
          </table:table-cell>
          <table:table-cell>
            <text:p>982173290</text:p>
          </table:table-cell>
          <table:table-cell>
            <text:p>999141725</text:p>
          </table:table-cell>
          <table:table-cell>
            <text:p>644670638</text:p>
          </table:table-cell>
          <table:table-cell>
            <text:p>335492341</text:p>
          </table:table-cell>
          <table:table-cell>
            <text:p>326043847</text:p>
          </table:table-cell>
          <table:table-cell>
            <text:p>477067471</text:p>
          </table:table-cell>
        </table:table-row>
        <table:table-row>
          <table:table-cell>
            <text:p>728497659</text:p>
          </table:table-cell>
          <table:table-cell>
            <text:p>627063867</text:p>
          </table:table-cell>
          <table:table-cell>
            <text:p>640186686</text:p>
          </table:table-cell>
          <table:table-cell>
            <text:p>416050699</text:p>
          </table:table-cell>
          <table:table-cell>
            <text:p>166190527</text:p>
          </table:table-cell>
          <table:table-cell>
            <text:p>470000933</text:p>
          </table:table-cell>
          <table:table-cell>
            <text:p>615489751</text:p>
          </table:table-cell>
        </table:table-row>
        <table:table-row>
          <table:table-cell>
            <text:p>989897037</text:p>
          </table:table-cell>
          <table:table-cell>
            <text:p>400636338</text:p>
          </table:table-cell>
          <table:table-cell>
            <text:p>86537336</text:p>
          </table:table-cell>
          <table:table-cell>
            <text:p>397464042</text:p>
          </table:table-cell>
          <table:table-cell>
            <text:p>726508696</text:p>
          </table:table-cell>
          <table:table-cell>
            <text:p>869555952</text:p>
          </table:table-cell>
          <table:table-cell>
            <text:p>338821384</text:p>
          </table:table-cell>
        </table:table-row>
        <table:table-row>
          <table:table-cell>
            <text:p>327926620</text:p>
          </table:table-cell>
          <table:table-cell>
            <text:p>964362786</text:p>
          </table:table-cell>
          <table:table-cell>
            <text:p>772572311</text:p>
          </table:table-cell>
          <table:table-cell>
            <text:p>794546622</text:p>
          </table:table-cell>
          <table:table-cell>
            <text:p>832609296</text:p>
          </table:table-cell>
          <table:table-cell>
            <text:p>855791934</text:p>
          </table:table-cell>
          <table:table-cell>
            <text:p>740488358</text:p>
          </table:table-cell>
        </table:table-row>
        <table:table-row>
          <table:table-cell>
            <text:p>317714432</text:p>
          </table:table-cell>
          <table:table-cell>
            <text:p>890499783</text:p>
          </table:table-cell>
          <table:table-cell>
            <text:p>26000280</text:p>
          </table:table-cell>
          <table:table-cell>
            <text:p>377456920</text:p>
          </table:table-cell>
          <table:table-cell>
            <text:p>716217130</text:p>
          </table:table-cell>
          <table:table-cell>
            <text:p>542500340</text:p>
          </table:table-cell>
          <table:table-cell>
            <text:p>63992477</text:p>
          </table:table-cell>
        </table:table-row>
        <table:table-row>
          <table:table-cell>
            <text:p>478907330</text:p>
          </table:table-cell>
          <table:table-cell>
            <text:p>48548669</text:p>
          </table:table-cell>
          <table:table-cell>
            <text:p>504820894</text:p>
          </table:table-cell>
          <table:table-cell>
            <text:p>490535658</text:p>
          </table:table-cell>
          <table:table-cell>
            <text:p>320083958</text:p>
          </table:table-cell>
          <table:table-cell>
            <text:p>93238168</text:p>
          </table:table-cell>
          <table:table-cell>
            <text:p>846921503</text:p>
          </table:table-cell>
        </table:table-row>
        <table:table-row>
          <table:table-cell>
            <text:p>785445129</text:p>
          </table:table-cell>
          <table:table-cell>
            <text:p>858843679</text:p>
          </table:table-cell>
          <table:table-cell>
            <text:p>677587803</text:p>
          </table:table-cell>
          <table:table-cell>
            <text:p>80255814</text:p>
          </table:table-cell>
          <table:table-cell>
            <text:p>579985284</text:p>
          </table:table-cell>
          <table:table-cell>
            <text:p>762733836</text:p>
          </table:table-cell>
          <table:table-cell>
            <text:p>589800247</text:p>
          </table:table-cell>
        </table:table-row>
        <table:table-row>
          <table:table-cell>
            <text:p>438335718</text:p>
          </table:table-cell>
          <table:table-cell>
            <text:p>220772433</text:p>
          </table:table-cell>
          <table:table-cell>
            <text:p>388990775</text:p>
          </table:table-cell>
          <table:table-cell>
            <text:p>412053535</text:p>
          </table:table-cell>
          <table:table-cell>
            <text:p>894588459</text:p>
          </table:table-cell>
          <table:table-cell>
            <text:p>864044458</text:p>
          </table:table-cell>
          <table:table-cell>
            <text:p>372030621</text:p>
          </table:table-cell>
        </table:table-row>
        <table:table-row>
          <table:table-cell>
            <text:p>981589469</text:p>
          </table:table-cell>
          <table:table-cell>
            <text:p>678901697</text:p>
          </table:table-cell>
          <table:table-cell>
            <text:p>585358758</text:p>
          </table:table-cell>
          <table:table-cell>
            <text:p>643016138</text:p>
          </table:table-cell>
          <table:table-cell>
            <text:p>980810391</text:p>
          </table:table-cell>
          <table:table-cell>
            <text:p>574139343</text:p>
          </table:table-cell>
          <table:table-cell>
            <text:p>667106272</text:p>
          </table:table-cell>
        </table:table-row>
        <table:table-row>
          <table:table-cell>
            <text:p>505171273</text:p>
          </table:table-cell>
          <table:table-cell>
            <text:p>548279141</text:p>
          </table:table-cell>
          <table:table-cell>
            <text:p>80192623</text:p>
          </table:table-cell>
          <table:table-cell>
            <text:p>965476618</text:p>
          </table:table-cell>
          <table:table-cell>
            <text:p>565876092</text:p>
          </table:table-cell>
          <table:table-cell>
            <text:p>515755241</text:p>
          </table:table-cell>
          <table:table-cell>
            <text:p>533890539</text:p>
          </table:table-cell>
        </table:table-row>
        <table:table-row>
          <table:table-cell>
            <text:p>916356117</text:p>
          </table:table-cell>
          <table:table-cell>
            <text:p>663338112</text:p>
          </table:table-cell>
          <table:table-cell>
            <text:p>407190454</text:p>
          </table:table-cell>
          <table:table-cell>
            <text:p>766550433</text:p>
          </table:table-cell>
          <table:table-cell>
            <text:p>653289844</text:p>
          </table:table-cell>
          <table:table-cell>
            <text:p>516522365</text:p>
          </table:table-cell>
          <table:table-cell>
            <text:p>18852243</text:p>
          </table:table-cell>
        </table:table-row>
        <table:table-row>
          <table:table-cell>
            <text:p>242474073</text:p>
          </table:table-cell>
          <table:table-cell>
            <text:p>455295412</text:p>
          </table:table-cell>
          <table:table-cell>
            <text:p>689466058</text:p>
          </table:table-cell>
          <table:table-cell>
            <text:p>752836986</text:p>
          </table:table-cell>
          <table:table-cell>
            <text:p>37343756</text:p>
          </table:table-cell>
          <table:table-cell>
            <text:p>441562082</text:p>
          </table:table-cell>
          <table:table-cell>
            <text:p>311945062</text:p>
          </table:table-cell>
        </table:table-row>
        <table:table-row>
          <table:table-cell>
            <text:p>473885042</text:p>
          </table:table-cell>
          <table:table-cell>
            <text:p>434976649</text:p>
          </table:table-cell>
          <table:table-cell>
            <text:p>729390843</text:p>
          </table:table-cell>
          <table:table-cell>
            <text:p>699954357</text:p>
          </table:table-cell>
          <table:table-cell>
            <text:p>360157063</text:p>
          </table:table-cell>
          <table:table-cell>
            <text:p>193765549</text:p>
          </table:table-cell>
          <table:table-cell>
            <text:p>890172113</text:p>
          </table:table-cell>
        </table:table-row>
        <table:table-row>
          <table:table-cell>
            <text:p>669559072</text:p>
          </table:table-cell>
          <table:table-cell>
            <text:p>233383185</text:p>
          </table:table-cell>
          <table:table-cell>
            <text:p>228619080</text:p>
          </table:table-cell>
          <table:table-cell>
            <text:p>587338952</text:p>
          </table:table-cell>
          <table:table-cell>
            <text:p>231859879</text:p>
          </table:table-cell>
          <table:table-cell>
            <text:p>347406572</text:p>
          </table:table-cell>
          <table:table-cell>
            <text:p>47025926</text:p>
          </table:table-cell>
        </table:table-row>
        <table:table-row>
          <table:table-cell>
            <text:p>667907805</text:p>
          </table:table-cell>
          <table:table-cell>
            <text:p>731631632</text:p>
          </table:table-cell>
          <table:table-cell>
            <text:p>431640046</text:p>
          </table:table-cell>
          <table:table-cell>
            <text:p>909925781</text:p>
          </table:table-cell>
          <table:table-cell>
            <text:p>356354466</text:p>
          </table:table-cell>
          <table:table-cell>
            <text:p>490944465</text:p>
          </table:table-cell>
          <table:table-cell>
            <text:p>950196523</text:p>
          </table:table-cell>
        </table:table-row>
        <table:table-row>
          <table:table-cell>
            <text:p>984392308</text:p>
          </table:table-cell>
          <table:table-cell>
            <text:p>81835270</text:p>
          </table:table-cell>
          <table:table-cell>
            <text:p>807725496</text:p>
          </table:table-cell>
          <table:table-cell>
            <text:p>256203988</text:p>
          </table:table-cell>
          <table:table-cell>
            <text:p>813618387</text:p>
          </table:table-cell>
          <table:table-cell>
            <text:p>130100120</text:p>
          </table:table-cell>
          <table:table-cell>
            <text:p>932988319</text:p>
          </table:table-cell>
        </table:table-row>
        <table:table-row>
          <table:table-cell>
            <text:p>893542500</text:p>
          </table:table-cell>
          <table:table-cell>
            <text:p>245071104</text:p>
          </table:table-cell>
          <table:table-cell>
            <text:p>40636560</text:p>
          </table:table-cell>
          <table:table-cell>
            <text:p>965767848</text:p>
          </table:table-cell>
          <table:table-cell>
            <text:p>979523623</text:p>
          </table:table-cell>
          <table:table-cell>
            <text:p>77606225</text:p>
          </table:table-cell>
          <table:table-cell>
            <text:p>354275819</text:p>
          </table:table-cell>
        </table:table-row>
        <table:table-row>
          <table:table-cell>
            <text:p>596761646</text:p>
          </table:table-cell>
          <table:table-cell>
            <text:p>130818071</text:p>
          </table:table-cell>
          <table:table-cell>
            <text:p>117570391</text:p>
          </table:table-cell>
          <table:table-cell>
            <text:p>847677483</text:p>
          </table:table-cell>
          <table:table-cell>
            <text:p>667096414</text:p>
          </table:table-cell>
          <table:table-cell>
            <text:p>532559812</text:p>
          </table:table-cell>
          <table:table-cell>
            <text:p>532427297</text:p>
          </table:table-cell>
        </table:table-row>
        <table:table-row>
          <table:table-cell>
            <text:p>62804042</text:p>
          </table:table-cell>
          <table:table-cell>
            <text:p>194821586</text:p>
          </table:table-cell>
          <table:table-cell>
            <text:p>918953928</text:p>
          </table:table-cell>
          <table:table-cell>
            <text:p>104611386</text:p>
          </table:table-cell>
          <table:table-cell>
            <text:p>209577738</text:p>
          </table:table-cell>
          <table:table-cell>
            <text:p>486927154</text:p>
          </table:table-cell>
          <table:table-cell>
            <text:p>570969871</text:p>
          </table:table-cell>
        </table:table-row>
        <table:table-row>
          <table:table-cell>
            <text:p>542267984</text:p>
          </table:table-cell>
          <table:table-cell>
            <text:p>727915266</text:p>
          </table:table-cell>
          <table:table-cell>
            <text:p>668572924</text:p>
          </table:table-cell>
          <table:table-cell>
            <text:p>225678062</text:p>
          </table:table-cell>
          <table:table-cell>
            <text:p>708126576</text:p>
          </table:table-cell>
          <table:table-cell>
            <text:p>747174590</text:p>
          </table:table-cell>
          <table:table-cell>
            <text:p>217075823</text:p>
          </table:table-cell>
        </table:table-row>
        <table:table-row>
          <table:table-cell>
            <text:p>326190384</text:p>
          </table:table-cell>
          <table:table-cell>
            <text:p>940583387</text:p>
          </table:table-cell>
          <table:table-cell>
            <text:p>667223141</text:p>
          </table:table-cell>
          <table:table-cell>
            <text:p>214835311</text:p>
          </table:table-cell>
          <table:table-cell>
            <text:p>439517636</text:p>
          </table:table-cell>
          <table:table-cell>
            <text:p>695227468</text:p>
          </table:table-cell>
          <table:table-cell>
            <text:p>386777530</text:p>
          </table:table-cell>
        </table:table-row>
        <table:table-row>
          <table:table-cell>
            <text:p>580474764</text:p>
          </table:table-cell>
          <table:table-cell>
            <text:p>679178340</text:p>
          </table:table-cell>
          <table:table-cell>
            <text:p>79975412</text:p>
          </table:table-cell>
          <table:table-cell>
            <text:p>785339930</text:p>
          </table:table-cell>
          <table:table-cell>
            <text:p>787219181</text:p>
          </table:table-cell>
          <table:table-cell>
            <text:p>932443409</text:p>
          </table:table-cell>
          <table:table-cell>
            <text:p>393019690</text:p>
          </table:table-cell>
        </table:table-row>
        <table:table-row>
          <table:table-cell>
            <text:p>530202199</text:p>
          </table:table-cell>
          <table:table-cell>
            <text:p>995786073</text:p>
          </table:table-cell>
          <table:table-cell>
            <text:p>269256259</text:p>
          </table:table-cell>
          <table:table-cell>
            <text:p>538345857</text:p>
          </table:table-cell>
          <table:table-cell>
            <text:p>829942128</text:p>
          </table:table-cell>
          <table:table-cell>
            <text:p>352119218</text:p>
          </table:table-cell>
          <table:table-cell>
            <text:p>74866830</text:p>
          </table:table-cell>
        </table:table-row>
        <table:table-row>
          <table:table-cell>
            <text:p>566604100</text:p>
          </table:table-cell>
          <table:table-cell>
            <text:p>589124699</text:p>
          </table:table-cell>
          <table:table-cell>
            <text:p>892814240</text:p>
          </table:table-cell>
          <table:table-cell>
            <text:p>821646778</text:p>
          </table:table-cell>
          <table:table-cell>
            <text:p>900892305</text:p>
          </table:table-cell>
          <table:table-cell>
            <text:p>29499086</text:p>
          </table:table-cell>
          <table:table-cell>
            <text:p>282012772</text:p>
          </table:table-cell>
        </table:table-row>
        <table:table-row>
          <table:table-cell>
            <text:p>397809916</text:p>
          </table:table-cell>
          <table:table-cell>
            <text:p>230208863</text:p>
          </table:table-cell>
          <table:table-cell>
            <text:p>1102860</text:p>
          </table:table-cell>
          <table:table-cell>
            <text:p>474039674</text:p>
          </table:table-cell>
          <table:table-cell>
            <text:p>706318033</text:p>
          </table:table-cell>
          <table:table-cell>
            <text:p>376582060</text:p>
          </table:table-cell>
          <table:table-cell>
            <text:p>703305573</text:p>
          </table:table-cell>
        </table:table-row>
        <table:table-row>
          <table:table-cell>
            <text:p>710646265</text:p>
          </table:table-cell>
          <table:table-cell>
            <text:p>949365677</text:p>
          </table:table-cell>
          <table:table-cell>
            <text:p>891448925</text:p>
          </table:table-cell>
          <table:table-cell>
            <text:p>590078120</text:p>
          </table:table-cell>
          <table:table-cell>
            <text:p>132460855</text:p>
          </table:table-cell>
          <table:table-cell>
            <text:p>305905659</text:p>
          </table:table-cell>
          <table:table-cell>
            <text:p>98365649</text:p>
          </table:table-cell>
        </table:table-row>
        <table:table-row>
          <table:table-cell>
            <text:p>373214711</text:p>
          </table:table-cell>
          <table:table-cell>
            <text:p>493143347</text:p>
          </table:table-cell>
          <table:table-cell>
            <text:p>513593168</text:p>
          </table:table-cell>
          <table:table-cell>
            <text:p>441647842</text:p>
          </table:table-cell>
          <table:table-cell>
            <text:p>646887288</text:p>
          </table:table-cell>
          <table:table-cell>
            <text:p>840850816</text:p>
          </table:table-cell>
          <table:table-cell>
            <text:p>386994102</text:p>
          </table:table-cell>
        </table:table-row>
        <table:table-row>
          <table:table-cell>
            <text:p>275599423</text:p>
          </table:table-cell>
          <table:table-cell>
            <text:p>474538021</text:p>
          </table:table-cell>
          <table:table-cell>
            <text:p>677890647</text:p>
          </table:table-cell>
          <table:table-cell>
            <text:p>117113099</text:p>
          </table:table-cell>
          <table:table-cell>
            <text:p>181425286</text:p>
          </table:table-cell>
          <table:table-cell>
            <text:p>438644922</text:p>
          </table:table-cell>
          <table:table-cell>
            <text:p>388248671</text:p>
          </table:table-cell>
        </table:table-row>
        <table:table-row>
          <table:table-cell>
            <text:p>936104475</text:p>
          </table:table-cell>
          <table:table-cell>
            <text:p>168092067</text:p>
          </table:table-cell>
          <table:table-cell>
            <text:p>296737559</text:p>
          </table:table-cell>
          <table:table-cell>
            <text:p>263972469</text:p>
          </table:table-cell>
          <table:table-cell>
            <text:p>850579849</text:p>
          </table:table-cell>
          <table:table-cell>
            <text:p>548812034</text:p>
          </table:table-cell>
          <table:table-cell>
            <text:p>666328436</text:p>
          </table:table-cell>
        </table:table-row>
        <table:table-row>
          <table:table-cell>
            <text:p>834186881</text:p>
          </table:table-cell>
          <table:table-cell>
            <text:p>43664488</text:p>
          </table:table-cell>
          <table:table-cell>
            <text:p>495998178</text:p>
          </table:table-cell>
          <table:table-cell>
            <text:p>694587198</text:p>
          </table:table-cell>
          <table:table-cell>
            <text:p>408628513</text:p>
          </table:table-cell>
          <table:table-cell>
            <text:p>585393069</text:p>
          </table:table-cell>
          <table:table-cell>
            <text:p>712976223</text:p>
          </table:table-cell>
        </table:table-row>
        <table:table-row>
          <table:table-cell>
            <text:p>840125984</text:p>
          </table:table-cell>
          <table:table-cell>
            <text:p>186332035</text:p>
          </table:table-cell>
          <table:table-cell>
            <text:p>939105831</text:p>
          </table:table-cell>
          <table:table-cell>
            <text:p>43539436</text:p>
          </table:table-cell>
          <table:table-cell>
            <text:p>710561298</text:p>
          </table:table-cell>
          <table:table-cell>
            <text:p>889975218</text:p>
          </table:table-cell>
          <table:table-cell>
            <text:p>394377798</text:p>
          </table:table-cell>
        </table:table-row>
        <table:table-row>
          <table:table-cell>
            <text:p>62618466</text:p>
          </table:table-cell>
          <table:table-cell>
            <text:p>54377427</text:p>
          </table:table-cell>
          <table:table-cell>
            <text:p>741318380</text:p>
          </table:table-cell>
          <table:table-cell>
            <text:p>537321449</text:p>
          </table:table-cell>
          <table:table-cell>
            <text:p>674136128</text:p>
          </table:table-cell>
          <table:table-cell>
            <text:p>630340964</text:p>
          </table:table-cell>
          <table:table-cell>
            <text:p>654932478</text:p>
          </table:table-cell>
        </table:table-row>
        <table:table-row>
          <table:table-cell>
            <text:p>399937205</text:p>
          </table:table-cell>
          <table:table-cell>
            <text:p>952149691</text:p>
          </table:table-cell>
          <table:table-cell>
            <text:p>836657479</text:p>
          </table:table-cell>
          <table:table-cell>
            <text:p>871324392</text:p>
          </table:table-cell>
          <table:table-cell>
            <text:p>381102323</text:p>
          </table:table-cell>
          <table:table-cell>
            <text:p>126454405</text:p>
          </table:table-cell>
          <table:table-cell>
            <text:p>359110024</text:p>
          </table:table-cell>
        </table:table-row>
        <table:table-row>
          <table:table-cell>
            <text:p>775612665</text:p>
          </table:table-cell>
          <table:table-cell>
            <text:p>374235809</text:p>
          </table:table-cell>
          <table:table-cell>
            <text:p>364688547</text:p>
          </table:table-cell>
          <table:table-cell>
            <text:p>939693209</text:p>
          </table:table-cell>
          <table:table-cell>
            <text:p>681391967</text:p>
          </table:table-cell>
          <table:table-cell>
            <text:p>604677397</text:p>
          </table:table-cell>
          <table:table-cell>
            <text:p>171751246</text:p>
          </table:table-cell>
        </table:table-row>
        <table:table-row>
          <table:table-cell>
            <text:p>413153634</text:p>
          </table:table-cell>
          <table:table-cell>
            <text:p>584525158</text:p>
          </table:table-cell>
          <table:table-cell>
            <text:p>392351600</text:p>
          </table:table-cell>
          <table:table-cell>
            <text:p>822114991</text:p>
          </table:table-cell>
          <table:table-cell>
            <text:p>599955621</text:p>
          </table:table-cell>
          <table:table-cell>
            <text:p>439701305</text:p>
          </table:table-cell>
          <table:table-cell>
            <text:p>647790455</text:p>
          </table:table-cell>
        </table:table-row>
        <table:table-row>
          <table:table-cell>
            <text:p>581658293</text:p>
          </table:table-cell>
          <table:table-cell>
            <text:p>269010838</text:p>
          </table:table-cell>
          <table:table-cell>
            <text:p>792111631</text:p>
          </table:table-cell>
          <table:table-cell>
            <text:p>767155910</text:p>
          </table:table-cell>
          <table:table-cell>
            <text:p>544510518</text:p>
          </table:table-cell>
          <table:table-cell>
            <text:p>641279291</text:p>
          </table:table-cell>
          <table:table-cell>
            <text:p>616727579</text:p>
          </table:table-cell>
        </table:table-row>
        <table:table-row>
          <table:table-cell>
            <text:p>321670800</text:p>
          </table:table-cell>
          <table:table-cell>
            <text:p>484787811</text:p>
          </table:table-cell>
          <table:table-cell>
            <text:p>788496885</text:p>
          </table:table-cell>
          <table:table-cell>
            <text:p>854883239</text:p>
          </table:table-cell>
          <table:table-cell>
            <text:p>816225733</text:p>
          </table:table-cell>
          <table:table-cell>
            <text:p>172392066</text:p>
          </table:table-cell>
          <table:table-cell>
            <text:p>907352261</text:p>
          </table:table-cell>
        </table:table-row>
        <table:table-row>
          <table:table-cell>
            <text:p>865574660</text:p>
          </table:table-cell>
          <table:table-cell>
            <text:p>199436071</text:p>
          </table:table-cell>
          <table:table-cell>
            <text:p>894523619</text:p>
          </table:table-cell>
          <table:table-cell>
            <text:p>877513894</text:p>
          </table:table-cell>
          <table:table-cell>
            <text:p>308377201</text:p>
          </table:table-cell>
          <table:table-cell>
            <text:p>277148151</text:p>
          </table:table-cell>
          <table:table-cell>
            <text:p>9702139</text:p>
          </table:table-cell>
        </table:table-row>
        <table:table-row>
          <table:table-cell>
            <text:p>191226599</text:p>
          </table:table-cell>
          <table:table-cell>
            <text:p>770842408</text:p>
          </table:table-cell>
          <table:table-cell>
            <text:p>265802835</text:p>
          </table:table-cell>
          <table:table-cell>
            <text:p>114959249</text:p>
          </table:table-cell>
          <table:table-cell>
            <text:p>129744543</text:p>
          </table:table-cell>
          <table:table-cell>
            <text:p>756667401</text:p>
          </table:table-cell>
          <table:table-cell>
            <text:p>407019618</text:p>
          </table:table-cell>
        </table:table-row>
        <table:table-row>
          <table:table-cell>
            <text:p>329870648</text:p>
          </table:table-cell>
          <table:table-cell>
            <text:p>329530822</text:p>
          </table:table-cell>
          <table:table-cell>
            <text:p>601196309</text:p>
          </table:table-cell>
          <table:table-cell>
            <text:p>215414226</text:p>
          </table:table-cell>
          <table:table-cell>
            <text:p>407024193</text:p>
          </table:table-cell>
          <table:table-cell>
            <text:p>209650972</text:p>
          </table:table-cell>
          <table:table-cell>
            <text:p>560058864</text:p>
          </table:table-cell>
        </table:table-row>
        <table:table-row>
          <table:table-cell>
            <text:p>296691073</text:p>
          </table:table-cell>
          <table:table-cell>
            <text:p>349305903</text:p>
          </table:table-cell>
          <table:table-cell>
            <text:p>423743210</text:p>
          </table:table-cell>
          <table:table-cell>
            <text:p>759002768</text:p>
          </table:table-cell>
          <table:table-cell>
            <text:p>265485953</text:p>
          </table:table-cell>
          <table:table-cell>
            <text:p>519936900</text:p>
          </table:table-cell>
          <table:table-cell>
            <text:p>797436929</text:p>
          </table:table-cell>
        </table:table-row>
        <table:table-row>
          <table:table-cell>
            <text:p>937646866</text:p>
          </table:table-cell>
          <table:table-cell>
            <text:p>995662580</text:p>
          </table:table-cell>
          <table:table-cell>
            <text:p>612256232</text:p>
          </table:table-cell>
          <table:table-cell>
            <text:p>994700806</text:p>
          </table:table-cell>
          <table:table-cell>
            <text:p>450155474</text:p>
          </table:table-cell>
          <table:table-cell>
            <text:p>228222714</text:p>
          </table:table-cell>
          <table:table-cell>
            <text:p>600973548</text:p>
          </table:table-cell>
        </table:table-row>
        <table:table-row>
          <table:table-cell>
            <text:p>446473391</text:p>
          </table:table-cell>
          <table:table-cell>
            <text:p>902725266</text:p>
          </table:table-cell>
          <table:table-cell>
            <text:p>399173810</text:p>
          </table:table-cell>
          <table:table-cell>
            <text:p>251486408</text:p>
          </table:table-cell>
          <table:table-cell>
            <text:p>832305107</text:p>
          </table:table-cell>
          <table:table-cell>
            <text:p>43232663</text:p>
          </table:table-cell>
          <table:table-cell>
            <text:p>221141210</text:p>
          </table:table-cell>
        </table:table-row>
        <table:table-row>
          <table:table-cell>
            <text:p>385003805</text:p>
          </table:table-cell>
          <table:table-cell>
            <text:p>189640254</text:p>
          </table:table-cell>
          <table:table-cell>
            <text:p>124182419</text:p>
          </table:table-cell>
          <table:table-cell>
            <text:p>87369037</text:p>
          </table:table-cell>
          <table:table-cell>
            <text:p>439806008</text:p>
          </table:table-cell>
          <table:table-cell>
            <text:p>902209615</text:p>
          </table:table-cell>
          <table:table-cell>
            <text:p>340795266</text:p>
          </table:table-cell>
        </table:table-row>
        <table:table-row>
          <table:table-cell>
            <text:p>827818779</text:p>
          </table:table-cell>
          <table:table-cell>
            <text:p>248878781</text:p>
          </table:table-cell>
          <table:table-cell>
            <text:p>78864208</text:p>
          </table:table-cell>
          <table:table-cell>
            <text:p>27919019</text:p>
          </table:table-cell>
          <table:table-cell>
            <text:p>312438089</text:p>
          </table:table-cell>
          <table:table-cell>
            <text:p>531548371</text:p>
          </table:table-cell>
          <table:table-cell>
            <text:p>956668756</text:p>
          </table:table-cell>
        </table:table-row>
        <table:table-row>
          <table:table-cell>
            <text:p>262196651</text:p>
          </table:table-cell>
          <table:table-cell>
            <text:p>590989268</text:p>
          </table:table-cell>
          <table:table-cell>
            <text:p>18898447</text:p>
          </table:table-cell>
          <table:table-cell>
            <text:p>309982893</text:p>
          </table:table-cell>
          <table:table-cell>
            <text:p>625750462</text:p>
          </table:table-cell>
          <table:table-cell>
            <text:p>152705489</text:p>
          </table:table-cell>
          <table:table-cell>
            <text:p>98775068</text:p>
          </table:table-cell>
        </table:table-row>
        <table:table-row>
          <table:table-cell>
            <text:p>660388432</text:p>
          </table:table-cell>
          <table:table-cell>
            <text:p>407355407</text:p>
          </table:table-cell>
          <table:table-cell>
            <text:p>143003267</text:p>
          </table:table-cell>
          <table:table-cell>
            <text:p>655156010</text:p>
          </table:table-cell>
          <table:table-cell>
            <text:p>395199849</text:p>
          </table:table-cell>
          <table:table-cell>
            <text:p>407572316</text:p>
          </table:table-cell>
          <table:table-cell>
            <text:p>356793361</text:p>
          </table:table-cell>
        </table:table-row>
        <table:table-row>
          <table:table-cell>
            <text:p>825602494</text:p>
          </table:table-cell>
          <table:table-cell>
            <text:p>560488942</text:p>
          </table:table-cell>
          <table:table-cell>
            <text:p>61471469</text:p>
          </table:table-cell>
          <table:table-cell>
            <text:p>594762711</text:p>
          </table:table-cell>
          <table:table-cell>
            <text:p>555369976</text:p>
          </table:table-cell>
          <table:table-cell>
            <text:p>879052077</text:p>
          </table:table-cell>
          <table:table-cell>
            <text:p>437266255</text:p>
          </table:table-cell>
        </table:table-row>
        <table:table-row>
          <table:table-cell>
            <text:p>488051874</text:p>
          </table:table-cell>
          <table:table-cell>
            <text:p>856088364</text:p>
          </table:table-cell>
          <table:table-cell>
            <text:p>346448158</text:p>
          </table:table-cell>
          <table:table-cell>
            <text:p>134988124</text:p>
          </table:table-cell>
          <table:table-cell>
            <text:p>212504488</text:p>
          </table:table-cell>
          <table:table-cell>
            <text:p>371862079</text:p>
          </table:table-cell>
          <table:table-cell>
            <text:p>729894904</text:p>
          </table:table-cell>
        </table:table-row>
        <table:table-row>
          <table:table-cell>
            <text:p>720071191</text:p>
          </table:table-cell>
          <table:table-cell>
            <text:p>434791346</text:p>
          </table:table-cell>
          <table:table-cell>
            <text:p>582894852</text:p>
          </table:table-cell>
          <table:table-cell>
            <text:p>91252969</text:p>
          </table:table-cell>
          <table:table-cell>
            <text:p>278474799</text:p>
          </table:table-cell>
          <table:table-cell>
            <text:p>133051225</text:p>
          </table:table-cell>
          <table:table-cell>
            <text:p>592045851</text:p>
          </table:table-cell>
        </table:table-row>
        <table:table-row>
          <table:table-cell>
            <text:p>880970679</text:p>
          </table:table-cell>
          <table:table-cell>
            <text:p>726616340</text:p>
          </table:table-cell>
          <table:table-cell>
            <text:p>587245504</text:p>
          </table:table-cell>
          <table:table-cell>
            <text:p>591407817</text:p>
          </table:table-cell>
          <table:table-cell>
            <text:p>94824688</text:p>
          </table:table-cell>
          <table:table-cell>
            <text:p>702434527</text:p>
          </table:table-cell>
          <table:table-cell>
            <text:p>778084782</text:p>
          </table:table-cell>
        </table:table-row>
        <table:table-row>
          <table:table-cell>
            <text:p>912733518</text:p>
          </table:table-cell>
          <table:table-cell>
            <text:p>355607884</text:p>
          </table:table-cell>
          <table:table-cell>
            <text:p>718877100</text:p>
          </table:table-cell>
          <table:table-cell>
            <text:p>391742010</text:p>
          </table:table-cell>
          <table:table-cell>
            <text:p>539744452</text:p>
          </table:table-cell>
          <table:table-cell>
            <text:p>250338656</text:p>
          </table:table-cell>
          <table:table-cell>
            <text:p>220100531</text:p>
          </table:table-cell>
        </table:table-row>
        <table:table-row>
          <table:table-cell>
            <text:p>115724916</text:p>
          </table:table-cell>
          <table:table-cell>
            <text:p>65575039</text:p>
          </table:table-cell>
          <table:table-cell>
            <text:p>697366075</text:p>
          </table:table-cell>
          <table:table-cell>
            <text:p>276422543</text:p>
          </table:table-cell>
          <table:table-cell>
            <text:p>796116269</text:p>
          </table:table-cell>
          <table:table-cell>
            <text:p>777347385</text:p>
          </table:table-cell>
          <table:table-cell>
            <text:p>259266677</text:p>
          </table:table-cell>
        </table:table-row>
        <table:table-row>
          <table:table-cell>
            <text:p>46487596</text:p>
          </table:table-cell>
          <table:table-cell>
            <text:p>682392276</text:p>
          </table:table-cell>
          <table:table-cell>
            <text:p>528905189</text:p>
          </table:table-cell>
          <table:table-cell>
            <text:p>756672556</text:p>
          </table:table-cell>
          <table:table-cell>
            <text:p>94230976</text:p>
          </table:table-cell>
          <table:table-cell>
            <text:p>511152284</text:p>
          </table:table-cell>
          <table:table-cell>
            <text:p>256736983</text:p>
          </table:table-cell>
        </table:table-row>
        <table:table-row>
          <table:table-cell>
            <text:p>714772679</text:p>
          </table:table-cell>
          <table:table-cell>
            <text:p>273944534</text:p>
          </table:table-cell>
          <table:table-cell>
            <text:p>664550633</text:p>
          </table:table-cell>
          <table:table-cell>
            <text:p>456647572</text:p>
          </table:table-cell>
          <table:table-cell>
            <text:p>737559514</text:p>
          </table:table-cell>
          <table:table-cell>
            <text:p>266501593</text:p>
          </table:table-cell>
          <table:table-cell>
            <text:p>396677385</text:p>
          </table:table-cell>
        </table:table-row>
        <table:table-row>
          <table:table-cell>
            <text:p>803137486</text:p>
          </table:table-cell>
          <table:table-cell>
            <text:p>487253893</text:p>
          </table:table-cell>
          <table:table-cell>
            <text:p>233620202</text:p>
          </table:table-cell>
          <table:table-cell>
            <text:p>160898630</text:p>
          </table:table-cell>
          <table:table-cell>
            <text:p>950242081</text:p>
          </table:table-cell>
          <table:table-cell>
            <text:p>920383012</text:p>
          </table:table-cell>
          <table:table-cell>
            <text:p>810172267</text:p>
          </table:table-cell>
        </table:table-row>
        <table:table-row>
          <table:table-cell>
            <text:p>359725069</text:p>
          </table:table-cell>
          <table:table-cell>
            <text:p>984554717</text:p>
          </table:table-cell>
          <table:table-cell>
            <text:p>13255680</text:p>
          </table:table-cell>
          <table:table-cell>
            <text:p>609713479</text:p>
          </table:table-cell>
          <table:table-cell>
            <text:p>138369822</text:p>
          </table:table-cell>
          <table:table-cell>
            <text:p>594681037</text:p>
          </table:table-cell>
          <table:table-cell>
            <text:p>814652301</text:p>
          </table:table-cell>
        </table:table-row>
        <table:table-row>
          <table:table-cell>
            <text:p>518158527</text:p>
          </table:table-cell>
          <table:table-cell>
            <text:p>741209329</text:p>
          </table:table-cell>
          <table:table-cell>
            <text:p>49432844</text:p>
          </table:table-cell>
          <table:table-cell>
            <text:p>171657939</text:p>
          </table:table-cell>
          <table:table-cell>
            <text:p>750466163</text:p>
          </table:table-cell>
          <table:table-cell>
            <text:p>338579415</text:p>
          </table:table-cell>
          <table:table-cell>
            <text:p>812075700</text:p>
          </table:table-cell>
        </table:table-row>
        <table:table-row>
          <table:table-cell>
            <text:p>258269224</text:p>
          </table:table-cell>
          <table:table-cell>
            <text:p>381719834</text:p>
          </table:table-cell>
          <table:table-cell>
            <text:p>966434979</text:p>
          </table:table-cell>
          <table:table-cell>
            <text:p>401495203</text:p>
          </table:table-cell>
          <table:table-cell>
            <text:p>635643903</text:p>
          </table:table-cell>
          <table:table-cell>
            <text:p>621097233</text:p>
          </table:table-cell>
          <table:table-cell>
            <text:p>744656569</text:p>
          </table:table-cell>
        </table:table-row>
        <table:table-row>
          <table:table-cell>
            <text:p>429948458</text:p>
          </table:table-cell>
          <table:table-cell>
            <text:p>922968140</text:p>
          </table:table-cell>
          <table:table-cell>
            <text:p>746310782</text:p>
          </table:table-cell>
          <table:table-cell>
            <text:p>802067985</text:p>
          </table:table-cell>
          <table:table-cell>
            <text:p>580190995</text:p>
          </table:table-cell>
          <table:table-cell>
            <text:p>539323805</text:p>
          </table:table-cell>
          <table:table-cell>
            <text:p>218231586</text:p>
          </table:table-cell>
        </table:table-row>
        <table:table-row>
          <table:table-cell>
            <text:p>296063342</text:p>
          </table:table-cell>
          <table:table-cell>
            <text:p>43795642</text:p>
          </table:table-cell>
          <table:table-cell>
            <text:p>659485432</text:p>
          </table:table-cell>
          <table:table-cell>
            <text:p>263234292</text:p>
          </table:table-cell>
          <table:table-cell>
            <text:p>585745392</text:p>
          </table:table-cell>
          <table:table-cell>
            <text:p>426355867</text:p>
          </table:table-cell>
          <table:table-cell>
            <text:p>922103579</text:p>
          </table:table-cell>
        </table:table-row>
        <table:table-row>
          <table:table-cell>
            <text:p>430705131</text:p>
          </table:table-cell>
          <table:table-cell>
            <text:p>521523652</text:p>
          </table:table-cell>
          <table:table-cell>
            <text:p>955267577</text:p>
          </table:table-cell>
          <table:table-cell>
            <text:p>144484782</text:p>
          </table:table-cell>
          <table:table-cell>
            <text:p>12670080</text:p>
          </table:table-cell>
          <table:table-cell>
            <text:p>519282338</text:p>
          </table:table-cell>
          <table:table-cell>
            <text:p>561185347</text:p>
          </table:table-cell>
        </table:table-row>
        <table:table-row>
          <table:table-cell>
            <text:p>439163141</text:p>
          </table:table-cell>
          <table:table-cell>
            <text:p>219546929</text:p>
          </table:table-cell>
          <table:table-cell>
            <text:p>908708817</text:p>
          </table:table-cell>
          <table:table-cell>
            <text:p>262812172</text:p>
          </table:table-cell>
          <table:table-cell>
            <text:p>52116903</text:p>
          </table:table-cell>
          <table:table-cell>
            <text:p>758935626</text:p>
          </table:table-cell>
          <table:table-cell>
            <text:p>820802133</text:p>
          </table:table-cell>
        </table:table-row>
        <table:table-row>
          <table:table-cell>
            <text:p>730608680</text:p>
          </table:table-cell>
          <table:table-cell>
            <text:p>807156117</text:p>
          </table:table-cell>
          <table:table-cell>
            <text:p>403507673</text:p>
          </table:table-cell>
          <table:table-cell>
            <text:p>952583271</text:p>
          </table:table-cell>
          <table:table-cell>
            <text:p>667832827</text:p>
          </table:table-cell>
          <table:table-cell>
            <text:p>796654746</text:p>
          </table:table-cell>
          <table:table-cell>
            <text:p>410898636</text:p>
          </table:table-cell>
        </table:table-row>
        <table:table-row>
          <table:table-cell>
            <text:p>441974346</text:p>
          </table:table-cell>
          <table:table-cell>
            <text:p>873140435</text:p>
          </table:table-cell>
          <table:table-cell>
            <text:p>190503663</text:p>
          </table:table-cell>
          <table:table-cell>
            <text:p>942237357</text:p>
          </table:table-cell>
          <table:table-cell>
            <text:p>861083292</text:p>
          </table:table-cell>
          <table:table-cell>
            <text:p>11639648</text:p>
          </table:table-cell>
          <table:table-cell>
            <text:p>507189470</text:p>
          </table:table-cell>
        </table:table-row>
        <table:table-row>
          <table:table-cell>
            <text:p>985822072</text:p>
          </table:table-cell>
          <table:table-cell>
            <text:p>45752186</text:p>
          </table:table-cell>
          <table:table-cell>
            <text:p>112540326</text:p>
          </table:table-cell>
          <table:table-cell>
            <text:p>346778371</text:p>
          </table:table-cell>
          <table:table-cell>
            <text:p>745057034</text:p>
          </table:table-cell>
          <table:table-cell>
            <text:p>139884601</text:p>
          </table:table-cell>
          <table:table-cell>
            <text:p>443700196</text:p>
          </table:table-cell>
        </table:table-row>
        <table:table-row>
          <table:table-cell>
            <text:p>2927870</text:p>
          </table:table-cell>
          <table:table-cell>
            <text:p>425632600</text:p>
          </table:table-cell>
          <table:table-cell>
            <text:p>671550027</text:p>
          </table:table-cell>
          <table:table-cell>
            <text:p>775819899</text:p>
          </table:table-cell>
          <table:table-cell>
            <text:p>168908747</text:p>
          </table:table-cell>
          <table:table-cell>
            <text:p>35175601</text:p>
          </table:table-cell>
          <table:table-cell>
            <text:p>775069986</text:p>
          </table:table-cell>
        </table:table-row>
        <table:table-row>
          <table:table-cell>
            <text:p>665284780</text:p>
          </table:table-cell>
          <table:table-cell>
            <text:p>523811595</text:p>
          </table:table-cell>
          <table:table-cell>
            <text:p>806930224</text:p>
          </table:table-cell>
          <table:table-cell>
            <text:p>485142455</text:p>
          </table:table-cell>
          <table:table-cell>
            <text:p>982493654</text:p>
          </table:table-cell>
          <table:table-cell>
            <text:p>166890368</text:p>
          </table:table-cell>
          <table:table-cell>
            <text:p>804314466</text:p>
          </table:table-cell>
        </table:table-row>
        <table:table-row>
          <table:table-cell>
            <text:p>242988583</text:p>
          </table:table-cell>
          <table:table-cell>
            <text:p>907930475</text:p>
          </table:table-cell>
          <table:table-cell>
            <text:p>977996348</text:p>
          </table:table-cell>
          <table:table-cell>
            <text:p>68930824</text:p>
          </table:table-cell>
          <table:table-cell>
            <text:p>948425986</text:p>
          </table:table-cell>
          <table:table-cell>
            <text:p>865740460</text:p>
          </table:table-cell>
          <table:table-cell>
            <text:p>670639416</text:p>
          </table:table-cell>
        </table:table-row>
        <table:table-row>
          <table:table-cell>
            <text:p>220856419</text:p>
          </table:table-cell>
          <table:table-cell>
            <text:p>357039932</text:p>
          </table:table-cell>
          <table:table-cell>
            <text:p>589088694</text:p>
          </table:table-cell>
          <table:table-cell>
            <text:p>567827318</text:p>
          </table:table-cell>
          <table:table-cell>
            <text:p>482456808</text:p>
          </table:table-cell>
          <table:table-cell>
            <text:p>105363377</text:p>
          </table:table-cell>
          <table:table-cell>
            <text:p>84118588</text:p>
          </table:table-cell>
        </table:table-row>
        <table:table-row>
          <table:table-cell>
            <text:p>544266702</text:p>
          </table:table-cell>
          <table:table-cell>
            <text:p>489438946</text:p>
          </table:table-cell>
          <table:table-cell>
            <text:p>911208204</text:p>
          </table:table-cell>
          <table:table-cell>
            <text:p>316163154</text:p>
          </table:table-cell>
          <table:table-cell>
            <text:p>38631414</text:p>
          </table:table-cell>
          <table:table-cell>
            <text:p>38090396</text:p>
          </table:table-cell>
          <table:table-cell>
            <text:p>419675801</text:p>
          </table:table-cell>
        </table:table-row>
        <table:table-row>
          <table:table-cell>
            <text:p>603725707</text:p>
          </table:table-cell>
          <table:table-cell>
            <text:p>287775191</text:p>
          </table:table-cell>
          <table:table-cell>
            <text:p>605014110</text:p>
          </table:table-cell>
          <table:table-cell>
            <text:p>466774935</text:p>
          </table:table-cell>
          <table:table-cell>
            <text:p>101751544</text:p>
          </table:table-cell>
          <table:table-cell>
            <text:p>854916496</text:p>
          </table:table-cell>
          <table:table-cell>
            <text:p>162698419</text:p>
          </table:table-cell>
        </table:table-row>
        <table:table-row>
          <table:table-cell>
            <text:p>304795144</text:p>
          </table:table-cell>
          <table:table-cell>
            <text:p>32371994</text:p>
          </table:table-cell>
          <table:table-cell>
            <text:p>306450511</text:p>
          </table:table-cell>
          <table:table-cell>
            <text:p>833553839</text:p>
          </table:table-cell>
          <table:table-cell>
            <text:p>637461036</text:p>
          </table:table-cell>
          <table:table-cell>
            <text:p>547675929</text:p>
          </table:table-cell>
          <table:table-cell>
            <text:p>611700234</text:p>
          </table:table-cell>
        </table:table-row>
        <table:table-row>
          <table:table-cell>
            <text:p>182115452</text:p>
          </table:table-cell>
          <table:table-cell>
            <text:p>236255931</text:p>
          </table:table-cell>
          <table:table-cell>
            <text:p>666108302</text:p>
          </table:table-cell>
          <table:table-cell>
            <text:p>199278271</text:p>
          </table:table-cell>
          <table:table-cell>
            <text:p>571116458</text:p>
          </table:table-cell>
          <table:table-cell>
            <text:p>868331093</text:p>
          </table:table-cell>
          <table:table-cell>
            <text:p>890092420</text:p>
          </table:table-cell>
        </table:table-row>
        <table:table-row>
          <table:table-cell>
            <text:p>978506754</text:p>
          </table:table-cell>
          <table:table-cell>
            <text:p>374143014</text:p>
          </table:table-cell>
          <table:table-cell>
            <text:p>715563818</text:p>
          </table:table-cell>
          <table:table-cell>
            <text:p>856245785</text:p>
          </table:table-cell>
          <table:table-cell>
            <text:p>402055447</text:p>
          </table:table-cell>
          <table:table-cell>
            <text:p>91530233</text:p>
          </table:table-cell>
          <table:table-cell>
            <text:p>946528845</text:p>
          </table:table-cell>
        </table:table-row>
        <table:table-row>
          <table:table-cell>
            <text:p>134964551</text:p>
          </table:table-cell>
          <table:table-cell>
            <text:p>742612593</text:p>
          </table:table-cell>
          <table:table-cell>
            <text:p>304000303</text:p>
          </table:table-cell>
          <table:table-cell>
            <text:p>109777478</text:p>
          </table:table-cell>
          <table:table-cell>
            <text:p>447511296</text:p>
          </table:table-cell>
          <table:table-cell>
            <text:p>405521868</text:p>
          </table:table-cell>
          <table:table-cell>
            <text:p>775866206</text:p>
          </table:table-cell>
        </table:table-row>
        <table:table-row>
          <table:table-cell>
            <text:p>367581414</text:p>
          </table:table-cell>
          <table:table-cell>
            <text:p>276342686</text:p>
          </table:table-cell>
          <table:table-cell>
            <text:p>647630692</text:p>
          </table:table-cell>
          <table:table-cell>
            <text:p>352438597</text:p>
          </table:table-cell>
          <table:table-cell>
            <text:p>836840224</text:p>
          </table:table-cell>
          <table:table-cell>
            <text:p>495050394</text:p>
          </table:table-cell>
          <table:table-cell>
            <text:p>77995021</text:p>
          </table:table-cell>
        </table:table-row>
        <table:table-row>
          <table:table-cell>
            <text:p>846082691</text:p>
          </table:table-cell>
          <table:table-cell>
            <text:p>575364025</text:p>
          </table:table-cell>
          <table:table-cell>
            <text:p>40242724</text:p>
          </table:table-cell>
          <table:table-cell>
            <text:p>496147403</text:p>
          </table:table-cell>
          <table:table-cell>
            <text:p>249570092</text:p>
          </table:table-cell>
          <table:table-cell>
            <text:p>215328264</text:p>
          </table:table-cell>
          <table:table-cell>
            <text:p>976033269</text:p>
          </table:table-cell>
        </table:table-row>
        <table:table-row>
          <table:table-cell>
            <text:p>446946737</text:p>
          </table:table-cell>
          <table:table-cell>
            <text:p>789065294</text:p>
          </table:table-cell>
          <table:table-cell>
            <text:p>880906265</text:p>
          </table:table-cell>
          <table:table-cell>
            <text:p>823059509</text:p>
          </table:table-cell>
          <table:table-cell>
            <text:p>933653756</text:p>
          </table:table-cell>
          <table:table-cell>
            <text:p>947634319</text:p>
          </table:table-cell>
          <table:table-cell>
            <text:p>861713386</text:p>
          </table:table-cell>
        </table:table-row>
        <table:table-row>
          <table:table-cell>
            <text:p>871674250</text:p>
          </table:table-cell>
          <table:table-cell>
            <text:p>304946161</text:p>
          </table:table-cell>
          <table:table-cell>
            <text:p>429539630</text:p>
          </table:table-cell>
          <table:table-cell>
            <text:p>946914311</text:p>
          </table:table-cell>
          <table:table-cell>
            <text:p>109545453</text:p>
          </table:table-cell>
          <table:table-cell>
            <text:p>615862079</text:p>
          </table:table-cell>
          <table:table-cell>
            <text:p>247678226</text:p>
          </table:table-cell>
        </table:table-row>
        <table:table-row>
          <table:table-cell>
            <text:p>576145162</text:p>
          </table:table-cell>
          <table:table-cell>
            <text:p>228323340</text:p>
          </table:table-cell>
          <table:table-cell>
            <text:p>527993200</text:p>
          </table:table-cell>
          <table:table-cell>
            <text:p>161743192</text:p>
          </table:table-cell>
          <table:table-cell>
            <text:p>344063402</text:p>
          </table:table-cell>
          <table:table-cell>
            <text:p>328181715</text:p>
          </table:table-cell>
          <table:table-cell>
            <text:p>747337165</text:p>
          </table:table-cell>
        </table:table-row>
        <table:table-row>
          <table:table-cell>
            <text:p>492898830</text:p>
          </table:table-cell>
          <table:table-cell>
            <text:p>612538726</text:p>
          </table:table-cell>
          <table:table-cell>
            <text:p>746167206</text:p>
          </table:table-cell>
          <table:table-cell>
            <text:p>817395581</text:p>
          </table:table-cell>
          <table:table-cell>
            <text:p>169584695</text:p>
          </table:table-cell>
          <table:table-cell>
            <text:p>919720143</text:p>
          </table:table-cell>
          <table:table-cell>
            <text:p>828518299</text:p>
          </table:table-cell>
        </table:table-row>
        <table:table-row>
          <table:table-cell>
            <text:p>186148544</text:p>
          </table:table-cell>
          <table:table-cell>
            <text:p>267332100</text:p>
          </table:table-cell>
          <table:table-cell>
            <text:p>6161597</text:p>
          </table:table-cell>
          <table:table-cell>
            <text:p>775732349</text:p>
          </table:table-cell>
          <table:table-cell>
            <text:p>828357025</text:p>
          </table:table-cell>
          <table:table-cell>
            <text:p>763252008</text:p>
          </table:table-cell>
          <table:table-cell>
            <text:p>458704454</text:p>
          </table:table-cell>
        </table:table-row>
        <table:table-row>
          <table:table-cell>
            <text:p>596005011</text:p>
          </table:table-cell>
          <table:table-cell>
            <text:p>202320232</text:p>
          </table:table-cell>
          <table:table-cell>
            <text:p>542963801</text:p>
          </table:table-cell>
          <table:table-cell>
            <text:p>87703126</text:p>
          </table:table-cell>
          <table:table-cell>
            <text:p>577625533</text:p>
          </table:table-cell>
          <table:table-cell>
            <text:p>597182360</text:p>
          </table:table-cell>
          <table:table-cell>
            <text:p>915042081</text:p>
          </table:table-cell>
        </table:table-row>
        <table:table-row>
          <table:table-cell>
            <text:p>973866885</text:p>
          </table:table-cell>
          <table:table-cell>
            <text:p>394744112</text:p>
          </table:table-cell>
          <table:table-cell>
            <text:p>494447655</text:p>
          </table:table-cell>
          <table:table-cell>
            <text:p>691656872</text:p>
          </table:table-cell>
          <table:table-cell>
            <text:p>659690847</text:p>
          </table:table-cell>
          <table:table-cell>
            <text:p>940894027</text:p>
          </table:table-cell>
          <table:table-cell>
            <text:p>987759081</text:p>
          </table:table-cell>
        </table:table-row>
        <table:table-row>
          <table:table-cell>
            <text:p>141536735</text:p>
          </table:table-cell>
          <table:table-cell>
            <text:p>928881805</text:p>
          </table:table-cell>
          <table:table-cell>
            <text:p>24566882</text:p>
          </table:table-cell>
          <table:table-cell>
            <text:p>971022397</text:p>
          </table:table-cell>
          <table:table-cell>
            <text:p>17439083</text:p>
          </table:table-cell>
          <table:table-cell>
            <text:p>748113392</text:p>
          </table:table-cell>
          <table:table-cell>
            <text:p>165235823</text:p>
          </table:table-cell>
        </table:table-row>
        <table:table-row>
          <table:table-cell>
            <text:p>478581808</text:p>
          </table:table-cell>
          <table:table-cell>
            <text:p>80840870</text:p>
          </table:table-cell>
          <table:table-cell>
            <text:p>49587357</text:p>
          </table:table-cell>
          <table:table-cell>
            <text:p>490737559</text:p>
          </table:table-cell>
          <table:table-cell>
            <text:p>850630843</text:p>
          </table:table-cell>
          <table:table-cell>
            <text:p>46498405</text:p>
          </table:table-cell>
          <table:table-cell>
            <text:p>416429742</text:p>
          </table:table-cell>
        </table:table-row>
        <table:table-row>
          <table:table-cell>
            <text:p>972714807</text:p>
          </table:table-cell>
          <table:table-cell>
            <text:p>194350939</text:p>
          </table:table-cell>
          <table:table-cell>
            <text:p>93692079</text:p>
          </table:table-cell>
          <table:table-cell>
            <text:p>604051106</text:p>
          </table:table-cell>
          <table:table-cell>
            <text:p>617927168</text:p>
          </table:table-cell>
          <table:table-cell>
            <text:p>682113725</text:p>
          </table:table-cell>
          <table:table-cell>
            <text:p>292711819</text:p>
          </table:table-cell>
        </table:table-row>
        <table:table-row>
          <table:table-cell>
            <text:p>593842933</text:p>
          </table:table-cell>
          <table:table-cell>
            <text:p>573445374</text:p>
          </table:table-cell>
          <table:table-cell>
            <text:p>431717850</text:p>
          </table:table-cell>
          <table:table-cell>
            <text:p>621083223</text:p>
          </table:table-cell>
          <table:table-cell>
            <text:p>902996595</text:p>
          </table:table-cell>
          <table:table-cell>
            <text:p>168721402</text:p>
          </table:table-cell>
          <table:table-cell>
            <text:p>126704537</text:p>
          </table:table-cell>
        </table:table-row>
        <table:table-row>
          <table:table-cell>
            <text:p>73110866</text:p>
          </table:table-cell>
          <table:table-cell>
            <text:p>656521691</text:p>
          </table:table-cell>
          <table:table-cell>
            <text:p>717056281</text:p>
          </table:table-cell>
          <table:table-cell>
            <text:p>473269464</text:p>
          </table:table-cell>
          <table:table-cell>
            <text:p>242852807</text:p>
          </table:table-cell>
          <table:table-cell>
            <text:p>813485777</text:p>
          </table:table-cell>
          <table:table-cell>
            <text:p>634632008</text:p>
          </table:table-cell>
        </table:table-row>
        <table:table-row>
          <table:table-cell>
            <text:p>811895241</text:p>
          </table:table-cell>
          <table:table-cell>
            <text:p>900430828</text:p>
          </table:table-cell>
          <table:table-cell>
            <text:p>995136841</text:p>
          </table:table-cell>
          <table:table-cell>
            <text:p>865375491</text:p>
          </table:table-cell>
          <table:table-cell>
            <text:p>36681817</text:p>
          </table:table-cell>
          <table:table-cell>
            <text:p>739283035</text:p>
          </table:table-cell>
          <table:table-cell>
            <text:p>335226682</text:p>
          </table:table-cell>
        </table:table-row>
        <table:table-row>
          <table:table-cell>
            <text:p>930514111</text:p>
          </table:table-cell>
          <table:table-cell>
            <text:p>991735188</text:p>
          </table:table-cell>
          <table:table-cell>
            <text:p>756109968</text:p>
          </table:table-cell>
          <table:table-cell>
            <text:p>207535972</text:p>
          </table:table-cell>
          <table:table-cell>
            <text:p>189035015</text:p>
          </table:table-cell>
          <table:table-cell>
            <text:p>584789132</text:p>
          </table:table-cell>
          <table:table-cell>
            <text:p>528688564</text:p>
          </table:table-cell>
        </table:table-row>
        <table:table-row>
          <table:table-cell>
            <text:p>645115271</text:p>
          </table:table-cell>
          <table:table-cell>
            <text:p>229424495</text:p>
          </table:table-cell>
          <table:table-cell>
            <text:p>56545854</text:p>
          </table:table-cell>
          <table:table-cell>
            <text:p>551407032</text:p>
          </table:table-cell>
          <table:table-cell>
            <text:p>128426020</text:p>
          </table:table-cell>
          <table:table-cell>
            <text:p>340939435</text:p>
          </table:table-cell>
          <table:table-cell>
            <text:p>661423436</text:p>
          </table:table-cell>
        </table:table-row>
        <table:table-row>
          <table:table-cell>
            <text:p>66669821</text:p>
          </table:table-cell>
          <table:table-cell>
            <text:p>166820036</text:p>
          </table:table-cell>
          <table:table-cell>
            <text:p>796693890</text:p>
          </table:table-cell>
          <table:table-cell>
            <text:p>116555224</text:p>
          </table:table-cell>
          <table:table-cell>
            <text:p>256458200</text:p>
          </table:table-cell>
          <table:table-cell>
            <text:p>820634900</text:p>
          </table:table-cell>
          <table:table-cell>
            <text:p>444850585</text:p>
          </table:table-cell>
        </table:table-row>
        <table:table-row>
          <table:table-cell>
            <text:p>724873413</text:p>
          </table:table-cell>
          <table:table-cell>
            <text:p>759514256</text:p>
          </table:table-cell>
          <table:table-cell>
            <text:p>518479391</text:p>
          </table:table-cell>
          <table:table-cell>
            <text:p>414931249</text:p>
          </table:table-cell>
          <table:table-cell>
            <text:p>117052083</text:p>
          </table:table-cell>
          <table:table-cell>
            <text:p>3768142</text:p>
          </table:table-cell>
          <table:table-cell>
            <text:p>638819859</text:p>
          </table:table-cell>
        </table:table-row>
        <table:table-row>
          <table:table-cell>
            <text:p>91304413</text:p>
          </table:table-cell>
          <table:table-cell>
            <text:p>734420072</text:p>
          </table:table-cell>
          <table:table-cell>
            <text:p>802445456</text:p>
          </table:table-cell>
          <table:table-cell>
            <text:p>370042393</text:p>
          </table:table-cell>
          <table:table-cell>
            <text:p>612846537</text:p>
          </table:table-cell>
          <table:table-cell>
            <text:p>541753209</text:p>
          </table:table-cell>
          <table:table-cell>
            <text:p>602474404</text:p>
          </table:table-cell>
        </table:table-row>
        <table:table-row>
          <table:table-cell>
            <text:p>688256576</text:p>
          </table:table-cell>
          <table:table-cell>
            <text:p>263621269</text:p>
          </table:table-cell>
          <table:table-cell>
            <text:p>568519024</text:p>
          </table:table-cell>
          <table:table-cell>
            <text:p>563873860</text:p>
          </table:table-cell>
          <table:table-cell>
            <text:p>462814581</text:p>
          </table:table-cell>
          <table:table-cell>
            <text:p>903751578</text:p>
          </table:table-cell>
          <table:table-cell>
            <text:p>819495684</text:p>
          </table:table-cell>
        </table:table-row>
        <table:table-row>
          <table:table-cell>
            <text:p>925802055</text:p>
          </table:table-cell>
          <table:table-cell>
            <text:p>503647579</text:p>
          </table:table-cell>
          <table:table-cell>
            <text:p>544709174</text:p>
          </table:table-cell>
          <table:table-cell>
            <text:p>733317023</text:p>
          </table:table-cell>
          <table:table-cell>
            <text:p>95572058</text:p>
          </table:table-cell>
          <table:table-cell>
            <text:p>147405099</text:p>
          </table:table-cell>
          <table:table-cell>
            <text:p>433005759</text:p>
          </table:table-cell>
        </table:table-row>
        <table:table-row>
          <table:table-cell>
            <text:p>635721696</text:p>
          </table:table-cell>
          <table:table-cell>
            <text:p>152435538</text:p>
          </table:table-cell>
          <table:table-cell>
            <text:p>263778509</text:p>
          </table:table-cell>
          <table:table-cell>
            <text:p>109448948</text:p>
          </table:table-cell>
          <table:table-cell>
            <text:p>75939269</text:p>
          </table:table-cell>
          <table:table-cell>
            <text:p>719506499</text:p>
          </table:table-cell>
          <table:table-cell>
            <text:p>56973727</text:p>
          </table:table-cell>
        </table:table-row>
        <table:table-row>
          <table:table-cell>
            <text:p>631991217</text:p>
          </table:table-cell>
          <table:table-cell>
            <text:p>75204325</text:p>
          </table:table-cell>
          <table:table-cell>
            <text:p>331747753</text:p>
          </table:table-cell>
          <table:table-cell>
            <text:p>345174951</text:p>
          </table:table-cell>
          <table:table-cell>
            <text:p>777643811</text:p>
          </table:table-cell>
          <table:table-cell>
            <text:p>24249278</text:p>
          </table:table-cell>
          <table:table-cell>
            <text:p>693100813</text:p>
          </table:table-cell>
        </table:table-row>
        <table:table-row>
          <table:table-cell>
            <text:p>166828767</text:p>
          </table:table-cell>
          <table:table-cell>
            <text:p>602109829</text:p>
          </table:table-cell>
          <table:table-cell>
            <text:p>219383749</text:p>
          </table:table-cell>
          <table:table-cell>
            <text:p>252037073</text:p>
          </table:table-cell>
          <table:table-cell>
            <text:p>82904406</text:p>
          </table:table-cell>
          <table:table-cell>
            <text:p>115399987</text:p>
          </table:table-cell>
          <table:table-cell>
            <text:p>155977163</text:p>
          </table:table-cell>
        </table:table-row>
        <table:table-row>
          <table:table-cell>
            <text:p>867819636</text:p>
          </table:table-cell>
          <table:table-cell>
            <text:p>235590890</text:p>
          </table:table-cell>
          <table:table-cell>
            <text:p>599925280</text:p>
          </table:table-cell>
          <table:table-cell>
            <text:p>937900929</text:p>
          </table:table-cell>
          <table:table-cell>
            <text:p>518746722</text:p>
          </table:table-cell>
          <table:table-cell>
            <text:p>874255868</text:p>
          </table:table-cell>
          <table:table-cell>
            <text:p>708815882</text:p>
          </table:table-cell>
        </table:table-row>
        <table:table-row>
          <table:table-cell>
            <text:p>349146535</text:p>
          </table:table-cell>
          <table:table-cell>
            <text:p>256944939</text:p>
          </table:table-cell>
          <table:table-cell>
            <text:p>589066133</text:p>
          </table:table-cell>
          <table:table-cell>
            <text:p>781573050</text:p>
          </table:table-cell>
          <table:table-cell>
            <text:p>520669237</text:p>
          </table:table-cell>
          <table:table-cell>
            <text:p>928633497</text:p>
          </table:table-cell>
          <table:table-cell>
            <text:p>202789744</text:p>
          </table:table-cell>
        </table:table-row>
        <table:table-row>
          <table:table-cell>
            <text:p>572466891</text:p>
          </table:table-cell>
          <table:table-cell>
            <text:p>183213750</text:p>
          </table:table-cell>
          <table:table-cell>
            <text:p>738670248</text:p>
          </table:table-cell>
          <table:table-cell>
            <text:p>820853771</text:p>
          </table:table-cell>
          <table:table-cell>
            <text:p>824221034</text:p>
          </table:table-cell>
          <table:table-cell>
            <text:p>865943744</text:p>
          </table:table-cell>
          <table:table-cell>
            <text:p>696689473</text:p>
          </table:table-cell>
        </table:table-row>
        <table:table-row>
          <table:table-cell>
            <text:p>450789755</text:p>
          </table:table-cell>
          <table:table-cell>
            <text:p>113514565</text:p>
          </table:table-cell>
          <table:table-cell>
            <text:p>389661097</text:p>
          </table:table-cell>
          <table:table-cell>
            <text:p>122472226</text:p>
          </table:table-cell>
          <table:table-cell>
            <text:p>628567115</text:p>
          </table:table-cell>
          <table:table-cell>
            <text:p>554412050</text:p>
          </table:table-cell>
          <table:table-cell>
            <text:p>511018108</text:p>
          </table:table-cell>
        </table:table-row>
        <table:table-row>
          <table:table-cell>
            <text:p>58120449</text:p>
          </table:table-cell>
          <table:table-cell>
            <text:p>828941070</text:p>
          </table:table-cell>
          <table:table-cell>
            <text:p>732093259</text:p>
          </table:table-cell>
          <table:table-cell>
            <text:p>912773314</text:p>
          </table:table-cell>
          <table:table-cell>
            <text:p>293634840</text:p>
          </table:table-cell>
          <table:table-cell>
            <text:p>924734168</text:p>
          </table:table-cell>
          <table:table-cell>
            <text:p>618442339</text:p>
          </table:table-cell>
        </table:table-row>
        <table:table-row>
          <table:table-cell>
            <text:p>35627786</text:p>
          </table:table-cell>
          <table:table-cell>
            <text:p>108609104</text:p>
          </table:table-cell>
          <table:table-cell>
            <text:p>716055790</text:p>
          </table:table-cell>
          <table:table-cell>
            <text:p>181783801</text:p>
          </table:table-cell>
          <table:table-cell>
            <text:p>202829755</text:p>
          </table:table-cell>
          <table:table-cell>
            <text:p>102326708</text:p>
          </table:table-cell>
          <table:table-cell>
            <text:p>592085344</text:p>
          </table:table-cell>
        </table:table-row>
        <table:table-row>
          <table:table-cell>
            <text:p>556822071</text:p>
          </table:table-cell>
          <table:table-cell>
            <text:p>222373455</text:p>
          </table:table-cell>
          <table:table-cell>
            <text:p>159682268</text:p>
          </table:table-cell>
          <table:table-cell>
            <text:p>957010409</text:p>
          </table:table-cell>
          <table:table-cell>
            <text:p>383641934</text:p>
          </table:table-cell>
          <table:table-cell>
            <text:p>472785204</text:p>
          </table:table-cell>
          <table:table-cell>
            <text:p>121611689</text:p>
          </table:table-cell>
        </table:table-row>
        <table:table-row>
          <table:table-cell>
            <text:p>672009937</text:p>
          </table:table-cell>
          <table:table-cell>
            <text:p>613745060</text:p>
          </table:table-cell>
          <table:table-cell>
            <text:p>203319028</text:p>
          </table:table-cell>
          <table:table-cell>
            <text:p>853366690</text:p>
          </table:table-cell>
          <table:table-cell>
            <text:p>525954720</text:p>
          </table:table-cell>
          <table:table-cell>
            <text:p>252545504</text:p>
          </table:table-cell>
          <table:table-cell>
            <text:p>205143946</text:p>
          </table:table-cell>
        </table:table-row>
        <table:table-row>
          <table:table-cell>
            <text:p>127036445</text:p>
          </table:table-cell>
          <table:table-cell>
            <text:p>11344309</text:p>
          </table:table-cell>
          <table:table-cell>
            <text:p>509354775</text:p>
          </table:table-cell>
          <table:table-cell>
            <text:p>57420093</text:p>
          </table:table-cell>
          <table:table-cell>
            <text:p>949392634</text:p>
          </table:table-cell>
          <table:table-cell>
            <text:p>796653481</text:p>
          </table:table-cell>
          <table:table-cell>
            <text:p>558425664</text:p>
          </table:table-cell>
        </table:table-row>
        <table:table-row>
          <table:table-cell>
            <text:p>437049669</text:p>
          </table:table-cell>
          <table:table-cell>
            <text:p>397114751</text:p>
          </table:table-cell>
          <table:table-cell>
            <text:p>809098515</text:p>
          </table:table-cell>
          <table:table-cell>
            <text:p>18608256</text:p>
          </table:table-cell>
          <table:table-cell>
            <text:p>446498083</text:p>
          </table:table-cell>
          <table:table-cell>
            <text:p>192622673</text:p>
          </table:table-cell>
          <table:table-cell>
            <text:p>457808437</text:p>
          </table:table-cell>
        </table:table-row>
        <table:table-row>
          <table:table-cell>
            <text:p>563562578</text:p>
          </table:table-cell>
          <table:table-cell>
            <text:p>316621743</text:p>
          </table:table-cell>
          <table:table-cell>
            <text:p>577082194</text:p>
          </table:table-cell>
          <table:table-cell>
            <text:p>211196485</text:p>
          </table:table-cell>
          <table:table-cell>
            <text:p>396445797</text:p>
          </table:table-cell>
          <table:table-cell>
            <text:p>98023514</text:p>
          </table:table-cell>
          <table:table-cell>
            <text:p>822950447</text:p>
          </table:table-cell>
        </table:table-row>
        <table:table-row>
          <table:table-cell>
            <text:p>876518905</text:p>
          </table:table-cell>
          <table:table-cell>
            <text:p>236649042</text:p>
          </table:table-cell>
          <table:table-cell>
            <text:p>829342578</text:p>
          </table:table-cell>
          <table:table-cell>
            <text:p>588858155</text:p>
          </table:table-cell>
          <table:table-cell>
            <text:p>532776547</text:p>
          </table:table-cell>
          <table:table-cell>
            <text:p>231225512</text:p>
          </table:table-cell>
          <table:table-cell>
            <text:p>683353312</text:p>
          </table:table-cell>
        </table:table-row>
        <table:table-row>
          <table:table-cell>
            <text:p>414435577</text:p>
          </table:table-cell>
          <table:table-cell>
            <text:p>268881391</text:p>
          </table:table-cell>
          <table:table-cell>
            <text:p>737284208</text:p>
          </table:table-cell>
          <table:table-cell>
            <text:p>799555280</text:p>
          </table:table-cell>
          <table:table-cell>
            <text:p>67438616</text:p>
          </table:table-cell>
          <table:table-cell>
            <text:p>180610718</text:p>
          </table:table-cell>
          <table:table-cell>
            <text:p>173907077</text:p>
          </table:table-cell>
        </table:table-row>
        <table:table-row>
          <table:table-cell>
            <text:p>836529572</text:p>
          </table:table-cell>
          <table:table-cell>
            <text:p>177092954</text:p>
          </table:table-cell>
          <table:table-cell>
            <text:p>386617995</text:p>
          </table:table-cell>
          <table:table-cell>
            <text:p>717392679</text:p>
          </table:table-cell>
          <table:table-cell>
            <text:p>103010909</text:p>
          </table:table-cell>
          <table:table-cell>
            <text:p>545361732</text:p>
          </table:table-cell>
          <table:table-cell>
            <text:p>220213253</text:p>
          </table:table-cell>
        </table:table-row>
        <table:table-row>
          <table:table-cell>
            <text:p>513764840</text:p>
          </table:table-cell>
          <table:table-cell>
            <text:p>649657924</text:p>
          </table:table-cell>
          <table:table-cell>
            <text:p>517848313</text:p>
          </table:table-cell>
          <table:table-cell>
            <text:p>630739618</text:p>
          </table:table-cell>
          <table:table-cell>
            <text:p>702569796</text:p>
          </table:table-cell>
          <table:table-cell>
            <text:p>643864360</text:p>
          </table:table-cell>
          <table:table-cell>
            <text:p>888724111</text:p>
          </table:table-cell>
        </table:table-row>
        <table:table-row>
          <table:table-cell>
            <text:p>159165684</text:p>
          </table:table-cell>
          <table:table-cell>
            <text:p>16575588</text:p>
          </table:table-cell>
          <table:table-cell>
            <text:p>708726480</text:p>
          </table:table-cell>
          <table:table-cell>
            <text:p>774129721</text:p>
          </table:table-cell>
          <table:table-cell>
            <text:p>449731980</text:p>
          </table:table-cell>
          <table:table-cell>
            <text:p>3095184</text:p>
          </table:table-cell>
          <table:table-cell>
            <text:p>940791932</text:p>
          </table:table-cell>
        </table:table-row>
        <table:table-row>
          <table:table-cell>
            <text:p>1592503</text:p>
          </table:table-cell>
          <table:table-cell>
            <text:p>888803529</text:p>
          </table:table-cell>
          <table:table-cell>
            <text:p>448915048</text:p>
          </table:table-cell>
          <table:table-cell>
            <text:p>859756426</text:p>
          </table:table-cell>
          <table:table-cell>
            <text:p>775225127</text:p>
          </table:table-cell>
          <table:table-cell>
            <text:p>621039997</text:p>
          </table:table-cell>
          <table:table-cell>
            <text:p>494828665</text:p>
          </table:table-cell>
        </table:table-row>
        <table:table-row>
          <table:table-cell>
            <text:p>724603291</text:p>
          </table:table-cell>
          <table:table-cell>
            <text:p>830096552</text:p>
          </table:table-cell>
          <table:table-cell>
            <text:p>985481029</text:p>
          </table:table-cell>
          <table:table-cell>
            <text:p>662927893</text:p>
          </table:table-cell>
          <table:table-cell>
            <text:p>609829986</text:p>
          </table:table-cell>
          <table:table-cell>
            <text:p>528757265</text:p>
          </table:table-cell>
          <table:table-cell>
            <text:p>529111631</text:p>
          </table:table-cell>
        </table:table-row>
        <table:table-row>
          <table:table-cell>
            <text:p>70827669</text:p>
          </table:table-cell>
          <table:table-cell>
            <text:p>919450730</text:p>
          </table:table-cell>
          <table:table-cell>
            <text:p>568694892</text:p>
          </table:table-cell>
          <table:table-cell>
            <text:p>110842880</text:p>
          </table:table-cell>
          <table:table-cell>
            <text:p>190332601</text:p>
          </table:table-cell>
          <table:table-cell>
            <text:p>182785389</text:p>
          </table:table-cell>
          <table:table-cell>
            <text:p>492538402</text:p>
          </table:table-cell>
        </table:table-row>
        <table:table-row>
          <table:table-cell>
            <text:p>708093364</text:p>
          </table:table-cell>
          <table:table-cell>
            <text:p>866103838</text:p>
          </table:table-cell>
          <table:table-cell>
            <text:p>633348550</text:p>
          </table:table-cell>
          <table:table-cell>
            <text:p>948831106</text:p>
          </table:table-cell>
          <table:table-cell>
            <text:p>245803662</text:p>
          </table:table-cell>
          <table:table-cell>
            <text:p>451716911</text:p>
          </table:table-cell>
          <table:table-cell>
            <text:p>6763993</text:p>
          </table:table-cell>
        </table:table-row>
        <table:table-row>
          <table:table-cell>
            <text:p>949608368</text:p>
          </table:table-cell>
          <table:table-cell>
            <text:p>978724980</text:p>
          </table:table-cell>
          <table:table-cell>
            <text:p>462603477</text:p>
          </table:table-cell>
          <table:table-cell>
            <text:p>692995106</text:p>
          </table:table-cell>
          <table:table-cell>
            <text:p>809340001</text:p>
          </table:table-cell>
          <table:table-cell>
            <text:p>619783868</text:p>
          </table:table-cell>
          <table:table-cell>
            <text:p>30645251</text:p>
          </table:table-cell>
        </table:table-row>
        <table:table-row>
          <table:table-cell>
            <text:p>765663852</text:p>
          </table:table-cell>
          <table:table-cell>
            <text:p>684954446</text:p>
          </table:table-cell>
          <table:table-cell>
            <text:p>416388483</text:p>
          </table:table-cell>
          <table:table-cell>
            <text:p>382480457</text:p>
          </table:table-cell>
          <table:table-cell>
            <text:p>779937438</text:p>
          </table:table-cell>
          <table:table-cell>
            <text:p>261919869</text:p>
          </table:table-cell>
          <table:table-cell>
            <text:p>358528983</text:p>
          </table:table-cell>
        </table:table-row>
        <table:table-row>
          <table:table-cell>
            <text:p>997424446</text:p>
          </table:table-cell>
          <table:table-cell>
            <text:p>775129950</text:p>
          </table:table-cell>
          <table:table-cell>
            <text:p>363569990</text:p>
          </table:table-cell>
          <table:table-cell>
            <text:p>202305288</text:p>
          </table:table-cell>
          <table:table-cell>
            <text:p>407891898</text:p>
          </table:table-cell>
          <table:table-cell>
            <text:p>864039968</text:p>
          </table:table-cell>
          <table:table-cell>
            <text:p>303697443</text:p>
          </table:table-cell>
        </table:table-row>
        <table:table-row>
          <table:table-cell>
            <text:p>511783540</text:p>
          </table:table-cell>
          <table:table-cell>
            <text:p>303587636</text:p>
          </table:table-cell>
          <table:table-cell>
            <text:p>590385103</text:p>
          </table:table-cell>
          <table:table-cell>
            <text:p>784988985</text:p>
          </table:table-cell>
          <table:table-cell>
            <text:p>10331979</text:p>
          </table:table-cell>
          <table:table-cell>
            <text:p>655966863</text:p>
          </table:table-cell>
          <table:table-cell>
            <text:p>174647410</text:p>
          </table:table-cell>
        </table:table-row>
        <table:table-row>
          <table:table-cell>
            <text:p>570914132</text:p>
          </table:table-cell>
          <table:table-cell>
            <text:p>175221406</text:p>
          </table:table-cell>
          <table:table-cell>
            <text:p>602544014</text:p>
          </table:table-cell>
          <table:table-cell>
            <text:p>702986377</text:p>
          </table:table-cell>
          <table:table-cell>
            <text:p>153652792</text:p>
          </table:table-cell>
          <table:table-cell>
            <text:p>493142846</text:p>
          </table:table-cell>
          <table:table-cell>
            <text:p>414007106</text:p>
          </table:table-cell>
        </table:table-row>
        <table:table-row>
          <table:table-cell>
            <text:p>359507421</text:p>
          </table:table-cell>
          <table:table-cell>
            <text:p>616027886</text:p>
          </table:table-cell>
          <table:table-cell>
            <text:p>189395876</text:p>
          </table:table-cell>
          <table:table-cell>
            <text:p>850636594</text:p>
          </table:table-cell>
          <table:table-cell>
            <text:p>111939541</text:p>
          </table:table-cell>
          <table:table-cell>
            <text:p>311125462</text:p>
          </table:table-cell>
          <table:table-cell>
            <text:p>229711306</text:p>
          </table:table-cell>
        </table:table-row>
        <table:table-row>
          <table:table-cell>
            <text:p>670215981</text:p>
          </table:table-cell>
          <table:table-cell>
            <text:p>558017932</text:p>
          </table:table-cell>
          <table:table-cell>
            <text:p>767458890</text:p>
          </table:table-cell>
          <table:table-cell>
            <text:p>181950519</text:p>
          </table:table-cell>
          <table:table-cell>
            <text:p>778051212</text:p>
          </table:table-cell>
          <table:table-cell>
            <text:p>620538575</text:p>
          </table:table-cell>
          <table:table-cell>
            <text:p>746795029</text:p>
          </table:table-cell>
        </table:table-row>
        <table:table-row>
          <table:table-cell>
            <text:p>673609175</text:p>
          </table:table-cell>
          <table:table-cell>
            <text:p>37686007</text:p>
          </table:table-cell>
          <table:table-cell>
            <text:p>663639114</text:p>
          </table:table-cell>
          <table:table-cell>
            <text:p>546827955</text:p>
          </table:table-cell>
          <table:table-cell>
            <text:p>437937827</text:p>
          </table:table-cell>
          <table:table-cell>
            <text:p>769396150</text:p>
          </table:table-cell>
          <table:table-cell>
            <text:p>813411496</text:p>
          </table:table-cell>
        </table:table-row>
        <table:table-row>
          <table:table-cell>
            <text:p>565755561</text:p>
          </table:table-cell>
          <table:table-cell>
            <text:p>261157530</text:p>
          </table:table-cell>
          <table:table-cell>
            <text:p>390798456</text:p>
          </table:table-cell>
          <table:table-cell>
            <text:p>215132606</text:p>
          </table:table-cell>
          <table:table-cell>
            <text:p>884914540</text:p>
          </table:table-cell>
          <table:table-cell>
            <text:p>169026526</text:p>
          </table:table-cell>
          <table:table-cell>
            <text:p>643745958</text:p>
          </table:table-cell>
        </table:table-row>
        <table:table-row>
          <table:table-cell>
            <text:p>642903476</text:p>
          </table:table-cell>
          <table:table-cell>
            <text:p>377323044</text:p>
          </table:table-cell>
          <table:table-cell>
            <text:p>917436227</text:p>
          </table:table-cell>
          <table:table-cell>
            <text:p>604635567</text:p>
          </table:table-cell>
          <table:table-cell>
            <text:p>622984708</text:p>
          </table:table-cell>
          <table:table-cell>
            <text:p>653053206</text:p>
          </table:table-cell>
          <table:table-cell>
            <text:p>220717950</text:p>
          </table:table-cell>
        </table:table-row>
        <table:table-row>
          <table:table-cell>
            <text:p>569371926</text:p>
          </table:table-cell>
          <table:table-cell>
            <text:p>757291183</text:p>
          </table:table-cell>
          <table:table-cell>
            <text:p>369037175</text:p>
          </table:table-cell>
          <table:table-cell>
            <text:p>652629323</text:p>
          </table:table-cell>
          <table:table-cell>
            <text:p>793205808</text:p>
          </table:table-cell>
          <table:table-cell>
            <text:p>718900651</text:p>
          </table:table-cell>
          <table:table-cell>
            <text:p>529239382</text:p>
          </table:table-cell>
        </table:table-row>
        <table:table-row>
          <table:table-cell>
            <text:p>414922072</text:p>
          </table:table-cell>
          <table:table-cell>
            <text:p>83358403</text:p>
          </table:table-cell>
          <table:table-cell>
            <text:p>287278301</text:p>
          </table:table-cell>
          <table:table-cell>
            <text:p>801471813</text:p>
          </table:table-cell>
          <table:table-cell>
            <text:p>521651196</text:p>
          </table:table-cell>
          <table:table-cell>
            <text:p>646499727</text:p>
          </table:table-cell>
          <table:table-cell>
            <text:p>426590461</text:p>
          </table:table-cell>
        </table:table-row>
        <table:table-row>
          <table:table-cell>
            <text:p>943695042</text:p>
          </table:table-cell>
          <table:table-cell>
            <text:p>151100733</text:p>
          </table:table-cell>
          <table:table-cell>
            <text:p>204549362</text:p>
          </table:table-cell>
          <table:table-cell>
            <text:p>150853036</text:p>
          </table:table-cell>
          <table:table-cell>
            <text:p>803584632</text:p>
          </table:table-cell>
          <table:table-cell>
            <text:p>286310725</text:p>
          </table:table-cell>
          <table:table-cell>
            <text:p>308261995</text:p>
          </table:table-cell>
        </table:table-row>
        <table:table-row>
          <table:table-cell>
            <text:p>961090064</text:p>
          </table:table-cell>
          <table:table-cell>
            <text:p>759198630</text:p>
          </table:table-cell>
          <table:table-cell>
            <text:p>93102705</text:p>
          </table:table-cell>
          <table:table-cell>
            <text:p>87390146</text:p>
          </table:table-cell>
          <table:table-cell>
            <text:p>630703561</text:p>
          </table:table-cell>
          <table:table-cell>
            <text:p>539742426</text:p>
          </table:table-cell>
          <table:table-cell>
            <text:p>356924741</text:p>
          </table:table-cell>
        </table:table-row>
        <table:table-row>
          <table:table-cell>
            <text:p>208997179</text:p>
          </table:table-cell>
          <table:table-cell>
            <text:p>851965835</text:p>
          </table:table-cell>
          <table:table-cell>
            <text:p>17894158</text:p>
          </table:table-cell>
          <table:table-cell>
            <text:p>17494778</text:p>
          </table:table-cell>
          <table:table-cell>
            <text:p>438768759</text:p>
          </table:table-cell>
          <table:table-cell>
            <text:p>196137696</text:p>
          </table:table-cell>
          <table:table-cell>
            <text:p>699280795</text:p>
          </table:table-cell>
        </table:table-row>
        <table:table-row>
          <table:table-cell>
            <text:p>680410587</text:p>
          </table:table-cell>
          <table:table-cell>
            <text:p>155901285</text:p>
          </table:table-cell>
          <table:table-cell>
            <text:p>654456223</text:p>
          </table:table-cell>
          <table:table-cell>
            <text:p>915368120</text:p>
          </table:table-cell>
          <table:table-cell>
            <text:p>196993670</text:p>
          </table:table-cell>
          <table:table-cell>
            <text:p>605572403</text:p>
          </table:table-cell>
          <table:table-cell>
            <text:p>287917983</text:p>
          </table:table-cell>
        </table:table-row>
        <table:table-row>
          <table:table-cell>
            <text:p>279290683</text:p>
          </table:table-cell>
          <table:table-cell>
            <text:p>906218550</text:p>
          </table:table-cell>
          <table:table-cell>
            <text:p>523143265</text:p>
          </table:table-cell>
          <table:table-cell>
            <text:p>822127996</text:p>
          </table:table-cell>
          <table:table-cell>
            <text:p>353845451</text:p>
          </table:table-cell>
          <table:table-cell>
            <text:p>286484143</text:p>
          </table:table-cell>
          <table:table-cell>
            <text:p>458960671</text:p>
          </table:table-cell>
        </table:table-row>
        <table:table-row>
          <table:table-cell>
            <text:p>785671675</text:p>
          </table:table-cell>
          <table:table-cell>
            <text:p>880639090</text:p>
          </table:table-cell>
          <table:table-cell>
            <text:p>838835722</text:p>
          </table:table-cell>
          <table:table-cell>
            <text:p>599750959</text:p>
          </table:table-cell>
          <table:table-cell>
            <text:p>272635274</text:p>
          </table:table-cell>
          <table:table-cell>
            <text:p>113092196</text:p>
          </table:table-cell>
          <table:table-cell>
            <text:p>604157793</text:p>
          </table:table-cell>
        </table:table-row>
        <table:table-row>
          <table:table-cell>
            <text:p>289040618</text:p>
          </table:table-cell>
          <table:table-cell>
            <text:p>146212764</text:p>
          </table:table-cell>
          <table:table-cell>
            <text:p>621188910</text:p>
          </table:table-cell>
          <table:table-cell>
            <text:p>390029359</text:p>
          </table:table-cell>
          <table:table-cell>
            <text:p>456190590</text:p>
          </table:table-cell>
          <table:table-cell>
            <text:p>190495730</text:p>
          </table:table-cell>
          <table:table-cell>
            <text:p>113073534</text:p>
          </table:table-cell>
        </table:table-row>
        <table:table-row>
          <table:table-cell>
            <text:p>252120848</text:p>
          </table:table-cell>
          <table:table-cell>
            <text:p>285553759</text:p>
          </table:table-cell>
          <table:table-cell>
            <text:p>120774757</text:p>
          </table:table-cell>
          <table:table-cell>
            <text:p>128974604</text:p>
          </table:table-cell>
          <table:table-cell>
            <text:p>450016418</text:p>
          </table:table-cell>
          <table:table-cell>
            <text:p>477451496</text:p>
          </table:table-cell>
          <table:table-cell>
            <text:p>708330215</text:p>
          </table:table-cell>
        </table:table-row>
        <table:table-row>
          <table:table-cell>
            <text:p>183210749</text:p>
          </table:table-cell>
          <table:table-cell>
            <text:p>154605461</text:p>
          </table:table-cell>
          <table:table-cell>
            <text:p>515471218</text:p>
          </table:table-cell>
          <table:table-cell>
            <text:p>391091487</text:p>
          </table:table-cell>
          <table:table-cell>
            <text:p>28709372</text:p>
          </table:table-cell>
          <table:table-cell>
            <text:p>108206292</text:p>
          </table:table-cell>
          <table:table-cell>
            <text:p>805092306</text:p>
          </table:table-cell>
        </table:table-row>
        <table:table-row>
          <table:table-cell>
            <text:p>823382037</text:p>
          </table:table-cell>
          <table:table-cell>
            <text:p>969095315</text:p>
          </table:table-cell>
          <table:table-cell>
            <text:p>202676718</text:p>
          </table:table-cell>
          <table:table-cell>
            <text:p>367613668</text:p>
          </table:table-cell>
          <table:table-cell>
            <text:p>793397704</text:p>
          </table:table-cell>
          <table:table-cell>
            <text:p>142588019</text:p>
          </table:table-cell>
          <table:table-cell>
            <text:p>52429573</text:p>
          </table:table-cell>
        </table:table-row>
        <table:table-row>
          <table:table-cell>
            <text:p>740718592</text:p>
          </table:table-cell>
          <table:table-cell>
            <text:p>896647236</text:p>
          </table:table-cell>
          <table:table-cell>
            <text:p>520538044</text:p>
          </table:table-cell>
          <table:table-cell>
            <text:p>574937779</text:p>
          </table:table-cell>
          <table:table-cell>
            <text:p>840807069</text:p>
          </table:table-cell>
          <table:table-cell>
            <text:p>826523195</text:p>
          </table:table-cell>
          <table:table-cell>
            <text:p>166660555</text:p>
          </table:table-cell>
        </table:table-row>
        <table:table-row>
          <table:table-cell>
            <text:p>390694857</text:p>
          </table:table-cell>
          <table:table-cell>
            <text:p>150559865</text:p>
          </table:table-cell>
          <table:table-cell>
            <text:p>618830380</text:p>
          </table:table-cell>
          <table:table-cell>
            <text:p>310009482</text:p>
          </table:table-cell>
          <table:table-cell>
            <text:p>81107116</text:p>
          </table:table-cell>
          <table:table-cell>
            <text:p>726940736</text:p>
          </table:table-cell>
          <table:table-cell>
            <text:p>148211983</text:p>
          </table:table-cell>
        </table:table-row>
        <table:table-row>
          <table:table-cell>
            <text:p>4595615</text:p>
          </table:table-cell>
          <table:table-cell>
            <text:p>535717863</text:p>
          </table:table-cell>
          <table:table-cell>
            <text:p>165492020</text:p>
          </table:table-cell>
          <table:table-cell>
            <text:p>294075517</text:p>
          </table:table-cell>
          <table:table-cell>
            <text:p>476470376</text:p>
          </table:table-cell>
          <table:table-cell>
            <text:p>505642556</text:p>
          </table:table-cell>
          <table:table-cell>
            <text:p>390009287</text:p>
          </table:table-cell>
        </table:table-row>
        <table:table-row>
          <table:table-cell>
            <text:p>874881257</text:p>
          </table:table-cell>
          <table:table-cell>
            <text:p>262757324</text:p>
          </table:table-cell>
          <table:table-cell>
            <text:p>350646872</text:p>
          </table:table-cell>
          <table:table-cell>
            <text:p>189237760</text:p>
          </table:table-cell>
          <table:table-cell>
            <text:p>234713111</text:p>
          </table:table-cell>
          <table:table-cell>
            <text:p>919908470</text:p>
          </table:table-cell>
          <table:table-cell>
            <text:p>667028277</text:p>
          </table:table-cell>
        </table:table-row>
        <table:table-row>
          <table:table-cell>
            <text:p>864529383</text:p>
          </table:table-cell>
          <table:table-cell>
            <text:p>904470849</text:p>
          </table:table-cell>
          <table:table-cell>
            <text:p>786604117</text:p>
          </table:table-cell>
          <table:table-cell>
            <text:p>430214371</text:p>
          </table:table-cell>
          <table:table-cell>
            <text:p>810638103</text:p>
          </table:table-cell>
          <table:table-cell>
            <text:p>647007341</text:p>
          </table:table-cell>
          <table:table-cell>
            <text:p>730587107</text:p>
          </table:table-cell>
        </table:table-row>
        <table:table-row>
          <table:table-cell>
            <text:p>606840231</text:p>
          </table:table-cell>
          <table:table-cell>
            <text:p>888430832</text:p>
          </table:table-cell>
          <table:table-cell>
            <text:p>74116745</text:p>
          </table:table-cell>
          <table:table-cell>
            <text:p>444514213</text:p>
          </table:table-cell>
          <table:table-cell>
            <text:p>160550979</text:p>
          </table:table-cell>
          <table:table-cell>
            <text:p>304748166</text:p>
          </table:table-cell>
          <table:table-cell>
            <text:p>268474085</text:p>
          </table:table-cell>
        </table:table-row>
        <table:table-row>
          <table:table-cell>
            <text:p>1320321</text:p>
          </table:table-cell>
          <table:table-cell>
            <text:p>558996324</text:p>
          </table:table-cell>
          <table:table-cell>
            <text:p>681826975</text:p>
          </table:table-cell>
          <table:table-cell>
            <text:p>508663562</text:p>
          </table:table-cell>
          <table:table-cell>
            <text:p>312691694</text:p>
          </table:table-cell>
          <table:table-cell>
            <text:p>385985332</text:p>
          </table:table-cell>
          <table:table-cell>
            <text:p>160380810</text:p>
          </table:table-cell>
        </table:table-row>
        <table:table-row>
          <table:table-cell>
            <text:p>283017055</text:p>
          </table:table-cell>
          <table:table-cell>
            <text:p>970047133</text:p>
          </table:table-cell>
          <table:table-cell>
            <text:p>585278986</text:p>
          </table:table-cell>
          <table:table-cell>
            <text:p>602356070</text:p>
          </table:table-cell>
          <table:table-cell>
            <text:p>283024994</text:p>
          </table:table-cell>
          <table:table-cell>
            <text:p>364971222</text:p>
          </table:table-cell>
          <table:table-cell>
            <text:p>195874176</text:p>
          </table:table-cell>
        </table:table-row>
        <table:table-row>
          <table:table-cell>
            <text:p>898979744</text:p>
          </table:table-cell>
          <table:table-cell>
            <text:p>538389891</text:p>
          </table:table-cell>
          <table:table-cell>
            <text:p>243616683</text:p>
          </table:table-cell>
          <table:table-cell>
            <text:p>663711419</text:p>
          </table:table-cell>
          <table:table-cell>
            <text:p>377655826</text:p>
          </table:table-cell>
          <table:table-cell>
            <text:p>586799423</text:p>
          </table:table-cell>
          <table:table-cell>
            <text:p>485548712</text:p>
          </table:table-cell>
        </table:table-row>
        <table:table-row>
          <table:table-cell>
            <text:p>577251811</text:p>
          </table:table-cell>
          <table:table-cell>
            <text:p>860250453</text:p>
          </table:table-cell>
          <table:table-cell>
            <text:p>468501739</text:p>
          </table:table-cell>
          <table:table-cell>
            <text:p>837924692</text:p>
          </table:table-cell>
          <table:table-cell>
            <text:p>98117050</text:p>
          </table:table-cell>
          <table:table-cell>
            <text:p>44693557</text:p>
          </table:table-cell>
          <table:table-cell>
            <text:p>689601885</text:p>
          </table:table-cell>
        </table:table-row>
        <table:table-row>
          <table:table-cell>
            <text:p>225570535</text:p>
          </table:table-cell>
          <table:table-cell>
            <text:p>459972062</text:p>
          </table:table-cell>
          <table:table-cell>
            <text:p>910112992</text:p>
          </table:table-cell>
          <table:table-cell>
            <text:p>262771952</text:p>
          </table:table-cell>
          <table:table-cell>
            <text:p>712750615</text:p>
          </table:table-cell>
          <table:table-cell>
            <text:p>703221862</text:p>
          </table:table-cell>
          <table:table-cell>
            <text:p>44242986</text:p>
          </table:table-cell>
        </table:table-row>
        <table:table-row>
          <table:table-cell>
            <text:p>867288866</text:p>
          </table:table-cell>
          <table:table-cell>
            <text:p>261629867</text:p>
          </table:table-cell>
          <table:table-cell>
            <text:p>230449383</text:p>
          </table:table-cell>
          <table:table-cell>
            <text:p>403523426</text:p>
          </table:table-cell>
          <table:table-cell>
            <text:p>365225737</text:p>
          </table:table-cell>
          <table:table-cell>
            <text:p>936744891</text:p>
          </table:table-cell>
          <table:table-cell>
            <text:p>488525642</text:p>
          </table:table-cell>
        </table:table-row>
        <table:table-row>
          <table:table-cell>
            <text:p>528640729</text:p>
          </table:table-cell>
          <table:table-cell>
            <text:p>31202602</text:p>
          </table:table-cell>
          <table:table-cell>
            <text:p>872679838</text:p>
          </table:table-cell>
          <table:table-cell>
            <text:p>713739065</text:p>
          </table:table-cell>
          <table:table-cell>
            <text:p>681187971</text:p>
          </table:table-cell>
          <table:table-cell>
            <text:p>474894903</text:p>
          </table:table-cell>
          <table:table-cell>
            <text:p>715050895</text:p>
          </table:table-cell>
        </table:table-row>
        <table:table-row>
          <table:table-cell>
            <text:p>183478744</text:p>
          </table:table-cell>
          <table:table-cell>
            <text:p>118415344</text:p>
          </table:table-cell>
          <table:table-cell>
            <text:p>528839802</text:p>
          </table:table-cell>
          <table:table-cell>
            <text:p>389026855</text:p>
          </table:table-cell>
          <table:table-cell>
            <text:p>222570923</text:p>
          </table:table-cell>
          <table:table-cell>
            <text:p>984358005</text:p>
          </table:table-cell>
          <table:table-cell>
            <text:p>541015798</text:p>
          </table:table-cell>
        </table:table-row>
        <table:table-row>
          <table:table-cell>
            <text:p>42805350</text:p>
          </table:table-cell>
          <table:table-cell>
            <text:p>765136699</text:p>
          </table:table-cell>
          <table:table-cell>
            <text:p>986816940</text:p>
          </table:table-cell>
          <table:table-cell>
            <text:p>363406081</text:p>
          </table:table-cell>
          <table:table-cell>
            <text:p>185100185</text:p>
          </table:table-cell>
          <table:table-cell>
            <text:p>217520104</text:p>
          </table:table-cell>
          <table:table-cell>
            <text:p>711108996</text:p>
          </table:table-cell>
        </table:table-row>
        <table:table-row>
          <table:table-cell>
            <text:p>208463743</text:p>
          </table:table-cell>
          <table:table-cell>
            <text:p>138498591</text:p>
          </table:table-cell>
          <table:table-cell>
            <text:p>638697787</text:p>
          </table:table-cell>
          <table:table-cell>
            <text:p>142164455</text:p>
          </table:table-cell>
          <table:table-cell>
            <text:p>665424851</text:p>
          </table:table-cell>
          <table:table-cell>
            <text:p>680232567</text:p>
          </table:table-cell>
          <table:table-cell>
            <text:p>584231005</text:p>
          </table:table-cell>
        </table:table-row>
        <table:table-row>
          <table:table-cell>
            <text:p>76717900</text:p>
          </table:table-cell>
          <table:table-cell>
            <text:p>491730354</text:p>
          </table:table-cell>
          <table:table-cell>
            <text:p>557147086</text:p>
          </table:table-cell>
          <table:table-cell>
            <text:p>519664868</text:p>
          </table:table-cell>
          <table:table-cell>
            <text:p>969845738</text:p>
          </table:table-cell>
          <table:table-cell>
            <text:p>72812539</text:p>
          </table:table-cell>
          <table:table-cell>
            <text:p>382598808</text:p>
          </table:table-cell>
        </table:table-row>
        <table:table-row>
          <table:table-cell>
            <text:p>573333392</text:p>
          </table:table-cell>
          <table:table-cell>
            <text:p>707202004</text:p>
          </table:table-cell>
          <table:table-cell>
            <text:p>480348624</text:p>
          </table:table-cell>
          <table:table-cell>
            <text:p>674765255</text:p>
          </table:table-cell>
          <table:table-cell>
            <text:p>846462145</text:p>
          </table:table-cell>
          <table:table-cell>
            <text:p>872518014</text:p>
          </table:table-cell>
          <table:table-cell>
            <text:p>636086031</text:p>
          </table:table-cell>
        </table:table-row>
        <table:table-row>
          <table:table-cell>
            <text:p>435235186</text:p>
          </table:table-cell>
          <table:table-cell>
            <text:p>505719396</text:p>
          </table:table-cell>
          <table:table-cell>
            <text:p>419094375</text:p>
          </table:table-cell>
          <table:table-cell>
            <text:p>125164234</text:p>
          </table:table-cell>
          <table:table-cell>
            <text:p>578351820</text:p>
          </table:table-cell>
          <table:table-cell>
            <text:p>267274189</text:p>
          </table:table-cell>
          <table:table-cell>
            <text:p>261531083</text:p>
          </table:table-cell>
        </table:table-row>
        <table:table-row>
          <table:table-cell>
            <text:p>494356950</text:p>
          </table:table-cell>
          <table:table-cell>
            <text:p>771045030</text:p>
          </table:table-cell>
          <table:table-cell>
            <text:p>115688057</text:p>
          </table:table-cell>
          <table:table-cell>
            <text:p>57068098</text:p>
          </table:table-cell>
          <table:table-cell>
            <text:p>680867317</text:p>
          </table:table-cell>
          <table:table-cell>
            <text:p>78401521</text:p>
          </table:table-cell>
          <table:table-cell>
            <text:p>941678000</text:p>
          </table:table-cell>
        </table:table-row>
        <table:table-row>
          <table:table-cell>
            <text:p>814246069</text:p>
          </table:table-cell>
          <table:table-cell>
            <text:p>944263471</text:p>
          </table:table-cell>
          <table:table-cell>
            <text:p>660923138</text:p>
          </table:table-cell>
          <table:table-cell>
            <text:p>116266501</text:p>
          </table:table-cell>
          <table:table-cell>
            <text:p>447861526</text:p>
          </table:table-cell>
          <table:table-cell>
            <text:p>421520175</text:p>
          </table:table-cell>
          <table:table-cell>
            <text:p>245919817</text:p>
          </table:table-cell>
        </table:table-row>
        <table:table-row>
          <table:table-cell>
            <text:p>196519193</text:p>
          </table:table-cell>
          <table:table-cell>
            <text:p>71441319</text:p>
          </table:table-cell>
          <table:table-cell>
            <text:p>211014263</text:p>
          </table:table-cell>
          <table:table-cell>
            <text:p>850981861</text:p>
          </table:table-cell>
          <table:table-cell>
            <text:p>136765492</text:p>
          </table:table-cell>
          <table:table-cell>
            <text:p>357639444</text:p>
          </table:table-cell>
          <table:table-cell>
            <text:p>195772172</text:p>
          </table:table-cell>
        </table:table-row>
        <table:table-row>
          <table:table-cell>
            <text:p>682008480</text:p>
          </table:table-cell>
          <table:table-cell>
            <text:p>794839720</text:p>
          </table:table-cell>
          <table:table-cell>
            <text:p>562468074</text:p>
          </table:table-cell>
          <table:table-cell>
            <text:p>428209611</text:p>
          </table:table-cell>
          <table:table-cell>
            <text:p>965997956</text:p>
          </table:table-cell>
          <table:table-cell>
            <text:p>154097950</text:p>
          </table:table-cell>
          <table:table-cell>
            <text:p>872842319</text:p>
          </table:table-cell>
        </table:table-row>
        <table:table-row>
          <table:table-cell>
            <text:p>555562527</text:p>
          </table:table-cell>
          <table:table-cell>
            <text:p>432853500</text:p>
          </table:table-cell>
          <table:table-cell>
            <text:p>869720057</text:p>
          </table:table-cell>
          <table:table-cell>
            <text:p>569985634</text:p>
          </table:table-cell>
          <table:table-cell>
            <text:p>320202839</text:p>
          </table:table-cell>
          <table:table-cell>
            <text:p>446236402</text:p>
          </table:table-cell>
          <table:table-cell>
            <text:p>917216623</text:p>
          </table:table-cell>
        </table:table-row>
        <table:table-row>
          <table:table-cell>
            <text:p>386512292</text:p>
          </table:table-cell>
          <table:table-cell>
            <text:p>351689152</text:p>
          </table:table-cell>
          <table:table-cell>
            <text:p>509065530</text:p>
          </table:table-cell>
          <table:table-cell>
            <text:p>379774397</text:p>
          </table:table-cell>
          <table:table-cell>
            <text:p>718610607</text:p>
          </table:table-cell>
          <table:table-cell>
            <text:p>739150188</text:p>
          </table:table-cell>
          <table:table-cell>
            <text:p>256164911</text:p>
          </table:table-cell>
        </table:table-row>
        <table:table-row>
          <table:table-cell>
            <text:p>387926887</text:p>
          </table:table-cell>
          <table:table-cell>
            <text:p>637266339</text:p>
          </table:table-cell>
          <table:table-cell>
            <text:p>63033391</text:p>
          </table:table-cell>
          <table:table-cell>
            <text:p>459279992</text:p>
          </table:table-cell>
          <table:table-cell>
            <text:p>155568188</text:p>
          </table:table-cell>
          <table:table-cell>
            <text:p>54312618</text:p>
          </table:table-cell>
          <table:table-cell>
            <text:p>517706998</text:p>
          </table:table-cell>
        </table:table-row>
        <table:table-row>
          <table:table-cell>
            <text:p>839103611</text:p>
          </table:table-cell>
          <table:table-cell>
            <text:p>453923751</text:p>
          </table:table-cell>
          <table:table-cell>
            <text:p>433228204</text:p>
          </table:table-cell>
          <table:table-cell>
            <text:p>928170273</text:p>
          </table:table-cell>
          <table:table-cell>
            <text:p>779708043</text:p>
          </table:table-cell>
          <table:table-cell>
            <text:p>798874326</text:p>
          </table:table-cell>
          <table:table-cell>
            <text:p>932149500</text:p>
          </table:table-cell>
        </table:table-row>
        <table:table-row>
          <table:table-cell>
            <text:p>90633691</text:p>
          </table:table-cell>
          <table:table-cell>
            <text:p>341091126</text:p>
          </table:table-cell>
          <table:table-cell>
            <text:p>859601990</text:p>
          </table:table-cell>
          <table:table-cell>
            <text:p>723822418</text:p>
          </table:table-cell>
          <table:table-cell>
            <text:p>931851776</text:p>
          </table:table-cell>
          <table:table-cell>
            <text:p>328823375</text:p>
          </table:table-cell>
          <table:table-cell>
            <text:p>236813265</text:p>
          </table:table-cell>
        </table:table-row>
        <table:table-row>
          <table:table-cell>
            <text:p>753244830</text:p>
          </table:table-cell>
          <table:table-cell>
            <text:p>411063219</text:p>
          </table:table-cell>
          <table:table-cell>
            <text:p>841752913</text:p>
          </table:table-cell>
          <table:table-cell>
            <text:p>806233397</text:p>
          </table:table-cell>
          <table:table-cell>
            <text:p>393205422</text:p>
          </table:table-cell>
          <table:table-cell>
            <text:p>737247781</text:p>
          </table:table-cell>
          <table:table-cell>
            <text:p>760335517</text:p>
          </table:table-cell>
        </table:table-row>
        <table:table-row>
          <table:table-cell>
            <text:p>470695037</text:p>
          </table:table-cell>
          <table:table-cell>
            <text:p>909982582</text:p>
          </table:table-cell>
          <table:table-cell>
            <text:p>214990167</text:p>
          </table:table-cell>
          <table:table-cell>
            <text:p>229889200</text:p>
          </table:table-cell>
          <table:table-cell>
            <text:p>951632244</text:p>
          </table:table-cell>
          <table:table-cell>
            <text:p>728811548</text:p>
          </table:table-cell>
          <table:table-cell>
            <text:p>50182275</text:p>
          </table:table-cell>
        </table:table-row>
        <table:table-row>
          <table:table-cell>
            <text:p>830433315</text:p>
          </table:table-cell>
          <table:table-cell>
            <text:p>706370334</text:p>
          </table:table-cell>
          <table:table-cell>
            <text:p>325748594</text:p>
          </table:table-cell>
          <table:table-cell>
            <text:p>915893606</text:p>
          </table:table-cell>
          <table:table-cell>
            <text:p>241653048</text:p>
          </table:table-cell>
          <table:table-cell>
            <text:p>490275684</text:p>
          </table:table-cell>
          <table:table-cell>
            <text:p>447646538</text:p>
          </table:table-cell>
        </table:table-row>
        <table:table-row>
          <table:table-cell>
            <text:p>844038908</text:p>
          </table:table-cell>
          <table:table-cell>
            <text:p>799763578</text:p>
          </table:table-cell>
          <table:table-cell>
            <text:p>142311266</text:p>
          </table:table-cell>
          <table:table-cell>
            <text:p>315511802</text:p>
          </table:table-cell>
          <table:table-cell>
            <text:p>170665621</text:p>
          </table:table-cell>
          <table:table-cell>
            <text:p>786731259</text:p>
          </table:table-cell>
          <table:table-cell>
            <text:p>112655689</text:p>
          </table:table-cell>
        </table:table-row>
        <table:table-row>
          <table:table-cell>
            <text:p>321461531</text:p>
          </table:table-cell>
          <table:table-cell>
            <text:p>275515928</text:p>
          </table:table-cell>
          <table:table-cell>
            <text:p>551501746</text:p>
          </table:table-cell>
          <table:table-cell>
            <text:p>303678753</text:p>
          </table:table-cell>
          <table:table-cell>
            <text:p>910318160</text:p>
          </table:table-cell>
          <table:table-cell>
            <text:p>340693964</text:p>
          </table:table-cell>
          <table:table-cell>
            <text:p>314861838</text:p>
          </table:table-cell>
        </table:table-row>
        <table:table-row>
          <table:table-cell>
            <text:p>947468187</text:p>
          </table:table-cell>
          <table:table-cell>
            <text:p>219749960</text:p>
          </table:table-cell>
          <table:table-cell>
            <text:p>411756792</text:p>
          </table:table-cell>
          <table:table-cell>
            <text:p>696763114</text:p>
          </table:table-cell>
          <table:table-cell>
            <text:p>158327182</text:p>
          </table:table-cell>
          <table:table-cell>
            <text:p>411938601</text:p>
          </table:table-cell>
          <table:table-cell>
            <text:p>748896559</text:p>
          </table:table-cell>
        </table:table-row>
        <table:table-row>
          <table:table-cell>
            <text:p>189260395</text:p>
          </table:table-cell>
          <table:table-cell>
            <text:p>733481250</text:p>
          </table:table-cell>
          <table:table-cell>
            <text:p>497079194</text:p>
          </table:table-cell>
          <table:table-cell>
            <text:p>783255528</text:p>
          </table:table-cell>
          <table:table-cell>
            <text:p>456108227</text:p>
          </table:table-cell>
          <table:table-cell>
            <text:p>519393980</text:p>
          </table:table-cell>
          <table:table-cell>
            <text:p>523689775</text:p>
          </table:table-cell>
        </table:table-row>
        <table:table-row>
          <table:table-cell>
            <text:p>868088864</text:p>
          </table:table-cell>
          <table:table-cell>
            <text:p>972032617</text:p>
          </table:table-cell>
          <table:table-cell>
            <text:p>262287599</text:p>
          </table:table-cell>
          <table:table-cell>
            <text:p>271501338</text:p>
          </table:table-cell>
          <table:table-cell>
            <text:p>167824843</text:p>
          </table:table-cell>
          <table:table-cell>
            <text:p>724760255</text:p>
          </table:table-cell>
          <table:table-cell>
            <text:p>738917248</text:p>
          </table:table-cell>
        </table:table-row>
        <table:table-row>
          <table:table-cell>
            <text:p>519026529</text:p>
          </table:table-cell>
          <table:table-cell>
            <text:p>15660474</text:p>
          </table:table-cell>
          <table:table-cell>
            <text:p>719085937</text:p>
          </table:table-cell>
          <table:table-cell>
            <text:p>196803523</text:p>
          </table:table-cell>
          <table:table-cell>
            <text:p>949729797</text:p>
          </table:table-cell>
          <table:table-cell>
            <text:p>584031615</text:p>
          </table:table-cell>
          <table:table-cell>
            <text:p>919100111</text:p>
          </table:table-cell>
        </table:table-row>
        <table:table-row>
          <table:table-cell>
            <text:p>998578269</text:p>
          </table:table-cell>
          <table:table-cell>
            <text:p>378400992</text:p>
          </table:table-cell>
          <table:table-cell>
            <text:p>257407303</text:p>
          </table:table-cell>
          <table:table-cell>
            <text:p>483236570</text:p>
          </table:table-cell>
          <table:table-cell>
            <text:p>370641370</text:p>
          </table:table-cell>
          <table:table-cell>
            <text:p>323708273</text:p>
          </table:table-cell>
          <table:table-cell>
            <text:p>648639328</text:p>
          </table:table-cell>
        </table:table-row>
        <table:table-row>
          <table:table-cell>
            <text:p>530269748</text:p>
          </table:table-cell>
          <table:table-cell>
            <text:p>890765347</text:p>
          </table:table-cell>
          <table:table-cell>
            <text:p>853732653</text:p>
          </table:table-cell>
          <table:table-cell>
            <text:p>149638707</text:p>
          </table:table-cell>
          <table:table-cell>
            <text:p>961289589</text:p>
          </table:table-cell>
          <table:table-cell>
            <text:p>414331054</text:p>
          </table:table-cell>
          <table:table-cell>
            <text:p>662930674</text:p>
          </table:table-cell>
        </table:table-row>
        <table:table-row>
          <table:table-cell>
            <text:p>437505442</text:p>
          </table:table-cell>
          <table:table-cell>
            <text:p>258477879</text:p>
          </table:table-cell>
          <table:table-cell>
            <text:p>979976610</text:p>
          </table:table-cell>
          <table:table-cell>
            <text:p>335610723</text:p>
          </table:table-cell>
          <table:table-cell>
            <text:p>923205744</text:p>
          </table:table-cell>
          <table:table-cell>
            <text:p>549323286</text:p>
          </table:table-cell>
          <table:table-cell>
            <text:p>156831169</text:p>
          </table:table-cell>
        </table:table-row>
        <table:table-row>
          <table:table-cell>
            <text:p>268940734</text:p>
          </table:table-cell>
          <table:table-cell>
            <text:p>82063226</text:p>
          </table:table-cell>
          <table:table-cell>
            <text:p>434931963</text:p>
          </table:table-cell>
          <table:table-cell>
            <text:p>877880039</text:p>
          </table:table-cell>
          <table:table-cell>
            <text:p>771884526</text:p>
          </table:table-cell>
          <table:table-cell>
            <text:p>598909659</text:p>
          </table:table-cell>
          <table:table-cell>
            <text:p>197708406</text:p>
          </table:table-cell>
        </table:table-row>
        <table:table-row>
          <table:table-cell>
            <text:p>667620150</text:p>
          </table:table-cell>
          <table:table-cell>
            <text:p>8309226</text:p>
          </table:table-cell>
          <table:table-cell>
            <text:p>492316317</text:p>
          </table:table-cell>
          <table:table-cell>
            <text:p>734406849</text:p>
          </table:table-cell>
          <table:table-cell>
            <text:p>877346562</text:p>
          </table:table-cell>
          <table:table-cell>
            <text:p>177467246</text:p>
          </table:table-cell>
          <table:table-cell>
            <text:p>237397571</text:p>
          </table:table-cell>
        </table:table-row>
        <table:table-row>
          <table:table-cell>
            <text:p>114462961</text:p>
          </table:table-cell>
          <table:table-cell>
            <text:p>581552108</text:p>
          </table:table-cell>
          <table:table-cell>
            <text:p>591029748</text:p>
          </table:table-cell>
          <table:table-cell>
            <text:p>12423492</text:p>
          </table:table-cell>
          <table:table-cell>
            <text:p>804450996</text:p>
          </table:table-cell>
          <table:table-cell>
            <text:p>943787151</text:p>
          </table:table-cell>
          <table:table-cell>
            <text:p>799548292</text:p>
          </table:table-cell>
        </table:table-row>
        <table:table-row>
          <table:table-cell>
            <text:p>363693577</text:p>
          </table:table-cell>
          <table:table-cell>
            <text:p>568205213</text:p>
          </table:table-cell>
          <table:table-cell>
            <text:p>569962411</text:p>
          </table:table-cell>
          <table:table-cell>
            <text:p>605354057</text:p>
          </table:table-cell>
          <table:table-cell>
            <text:p>555774771</text:p>
          </table:table-cell>
          <table:table-cell>
            <text:p>992918059</text:p>
          </table:table-cell>
          <table:table-cell>
            <text:p>139918611</text:p>
          </table:table-cell>
        </table:table-row>
        <table:table-row>
          <table:table-cell>
            <text:p>153827086</text:p>
          </table:table-cell>
          <table:table-cell>
            <text:p>293347170</text:p>
          </table:table-cell>
          <table:table-cell>
            <text:p>530605095</text:p>
          </table:table-cell>
          <table:table-cell>
            <text:p>714782408</text:p>
          </table:table-cell>
          <table:table-cell>
            <text:p>846383483</text:p>
          </table:table-cell>
          <table:table-cell>
            <text:p>427275691</text:p>
          </table:table-cell>
          <table:table-cell>
            <text:p>70658950</text:p>
          </table:table-cell>
        </table:table-row>
        <table:table-row>
          <table:table-cell>
            <text:p>585369885</text:p>
          </table:table-cell>
          <table:table-cell>
            <text:p>479233728</text:p>
          </table:table-cell>
          <table:table-cell>
            <text:p>345320551</text:p>
          </table:table-cell>
          <table:table-cell>
            <text:p>43186097</text:p>
          </table:table-cell>
          <table:table-cell>
            <text:p>302593793</text:p>
          </table:table-cell>
          <table:table-cell>
            <text:p>182427136</text:p>
          </table:table-cell>
          <table:table-cell>
            <text:p>209152750</text:p>
          </table:table-cell>
        </table:table-row>
        <table:table-row>
          <table:table-cell>
            <text:p>664965336</text:p>
          </table:table-cell>
          <table:table-cell>
            <text:p>464950384</text:p>
          </table:table-cell>
          <table:table-cell>
            <text:p>97657445</text:p>
          </table:table-cell>
          <table:table-cell>
            <text:p>374664491</text:p>
          </table:table-cell>
          <table:table-cell>
            <text:p>882535710</text:p>
          </table:table-cell>
          <table:table-cell>
            <text:p>968369817</text:p>
          </table:table-cell>
          <table:table-cell>
            <text:p>407742248</text:p>
          </table:table-cell>
        </table:table-row>
        <table:table-row>
          <table:table-cell>
            <text:p>301816771</text:p>
          </table:table-cell>
          <table:table-cell>
            <text:p>668900214</text:p>
          </table:table-cell>
          <table:table-cell>
            <text:p>113516145</text:p>
          </table:table-cell>
          <table:table-cell>
            <text:p>311485399</text:p>
          </table:table-cell>
          <table:table-cell>
            <text:p>468243076</text:p>
          </table:table-cell>
          <table:table-cell>
            <text:p>895795302</text:p>
          </table:table-cell>
          <table:table-cell>
            <text:p>54642518</text:p>
          </table:table-cell>
        </table:table-row>
        <table:table-row>
          <table:table-cell>
            <text:p>88861777</text:p>
          </table:table-cell>
          <table:table-cell>
            <text:p>352396327</text:p>
          </table:table-cell>
          <table:table-cell>
            <text:p>588875684</text:p>
          </table:table-cell>
          <table:table-cell>
            <text:p>411094978</text:p>
          </table:table-cell>
          <table:table-cell>
            <text:p>388472539</text:p>
          </table:table-cell>
          <table:table-cell>
            <text:p>732731119</text:p>
          </table:table-cell>
          <table:table-cell>
            <text:p>259443560</text:p>
          </table:table-cell>
        </table:table-row>
        <table:table-row>
          <table:table-cell>
            <text:p>677697563</text:p>
          </table:table-cell>
          <table:table-cell>
            <text:p>988319288</text:p>
          </table:table-cell>
          <table:table-cell>
            <text:p>881883492</text:p>
          </table:table-cell>
          <table:table-cell>
            <text:p>439214010</text:p>
          </table:table-cell>
          <table:table-cell>
            <text:p>93579696</text:p>
          </table:table-cell>
          <table:table-cell>
            <text:p>261482685</text:p>
          </table:table-cell>
          <table:table-cell>
            <text:p>303585648</text:p>
          </table:table-cell>
        </table:table-row>
        <table:table-row>
          <table:table-cell>
            <text:p>972277571</text:p>
          </table:table-cell>
          <table:table-cell>
            <text:p>276384401</text:p>
          </table:table-cell>
          <table:table-cell>
            <text:p>281201577</text:p>
          </table:table-cell>
          <table:table-cell>
            <text:p>766218629</text:p>
          </table:table-cell>
          <table:table-cell>
            <text:p>435032191</text:p>
          </table:table-cell>
          <table:table-cell>
            <text:p>75084923</text:p>
          </table:table-cell>
          <table:table-cell>
            <text:p>354349694</text:p>
          </table:table-cell>
        </table:table-row>
        <table:table-row>
          <table:table-cell>
            <text:p>480523023</text:p>
          </table:table-cell>
          <table:table-cell>
            <text:p>698941284</text:p>
          </table:table-cell>
          <table:table-cell>
            <text:p>102822118</text:p>
          </table:table-cell>
          <table:table-cell>
            <text:p>493593829</text:p>
          </table:table-cell>
          <table:table-cell>
            <text:p>915654969</text:p>
          </table:table-cell>
          <table:table-cell>
            <text:p>571988422</text:p>
          </table:table-cell>
          <table:table-cell>
            <text:p>46162776</text:p>
          </table:table-cell>
        </table:table-row>
        <table:table-row>
          <table:table-cell>
            <text:p>946307214</text:p>
          </table:table-cell>
          <table:table-cell>
            <text:p>940387361</text:p>
          </table:table-cell>
          <table:table-cell>
            <text:p>858455330</text:p>
          </table:table-cell>
          <table:table-cell>
            <text:p>364805522</text:p>
          </table:table-cell>
          <table:table-cell>
            <text:p>546571938</text:p>
          </table:table-cell>
          <table:table-cell>
            <text:p>179030335</text:p>
          </table:table-cell>
          <table:table-cell>
            <text:p>162161332</text:p>
          </table:table-cell>
        </table:table-row>
        <table:table-row>
          <table:table-cell>
            <text:p>756912840</text:p>
          </table:table-cell>
          <table:table-cell>
            <text:p>866952058</text:p>
          </table:table-cell>
          <table:table-cell>
            <text:p>356317663</text:p>
          </table:table-cell>
          <table:table-cell>
            <text:p>835242419</text:p>
          </table:table-cell>
          <table:table-cell>
            <text:p>293354658</text:p>
          </table:table-cell>
          <table:table-cell>
            <text:p>779636029</text:p>
          </table:table-cell>
          <table:table-cell>
            <text:p>144824607</text:p>
          </table:table-cell>
        </table:table-row>
        <table:table-row>
          <table:table-cell>
            <text:p>231113764</text:p>
          </table:table-cell>
          <table:table-cell>
            <text:p>323498545</text:p>
          </table:table-cell>
          <table:table-cell>
            <text:p>309023739</text:p>
          </table:table-cell>
          <table:table-cell>
            <text:p>906155074</text:p>
          </table:table-cell>
          <table:table-cell>
            <text:p>280485635</text:p>
          </table:table-cell>
          <table:table-cell>
            <text:p>416306767</text:p>
          </table:table-cell>
          <table:table-cell>
            <text:p>910306533</text:p>
          </table:table-cell>
        </table:table-row>
        <table:table-row>
          <table:table-cell>
            <text:p>37003353</text:p>
          </table:table-cell>
          <table:table-cell>
            <text:p>958102132</text:p>
          </table:table-cell>
          <table:table-cell>
            <text:p>600060607</text:p>
          </table:table-cell>
          <table:table-cell>
            <text:p>270594879</text:p>
          </table:table-cell>
          <table:table-cell>
            <text:p>972407440</text:p>
          </table:table-cell>
          <table:table-cell>
            <text:p>668576089</text:p>
          </table:table-cell>
          <table:table-cell>
            <text:p>179297453</text:p>
          </table:table-cell>
        </table:table-row>
        <table:table-row>
          <table:table-cell>
            <text:p>839578454</text:p>
          </table:table-cell>
          <table:table-cell>
            <text:p>423061614</text:p>
          </table:table-cell>
          <table:table-cell>
            <text:p>937049517</text:p>
          </table:table-cell>
          <table:table-cell>
            <text:p>362561430</text:p>
          </table:table-cell>
          <table:table-cell>
            <text:p>59809268</text:p>
          </table:table-cell>
          <table:table-cell>
            <text:p>491836194</text:p>
          </table:table-cell>
          <table:table-cell>
            <text:p>540573958</text:p>
          </table:table-cell>
        </table:table-row>
        <table:table-row>
          <table:table-cell>
            <text:p>970889016</text:p>
          </table:table-cell>
          <table:table-cell>
            <text:p>367133437</text:p>
          </table:table-cell>
          <table:table-cell>
            <text:p>12969117</text:p>
          </table:table-cell>
          <table:table-cell>
            <text:p>592949765</text:p>
          </table:table-cell>
          <table:table-cell>
            <text:p>243349112</text:p>
          </table:table-cell>
          <table:table-cell>
            <text:p>889362077</text:p>
          </table:table-cell>
          <table:table-cell>
            <text:p>278565599</text:p>
          </table:table-cell>
        </table:table-row>
        <table:table-row>
          <table:table-cell>
            <text:p>418034037</text:p>
          </table:table-cell>
          <table:table-cell>
            <text:p>13755433</text:p>
          </table:table-cell>
          <table:table-cell>
            <text:p>168683184</text:p>
          </table:table-cell>
          <table:table-cell>
            <text:p>25142293</text:p>
          </table:table-cell>
          <table:table-cell>
            <text:p>595965704</text:p>
          </table:table-cell>
          <table:table-cell>
            <text:p>321585229</text:p>
          </table:table-cell>
          <table:table-cell>
            <text:p>439477688</text:p>
          </table:table-cell>
        </table:table-row>
        <table:table-row>
          <table:table-cell>
            <text:p>555052008</text:p>
          </table:table-cell>
          <table:table-cell>
            <text:p>629242684</text:p>
          </table:table-cell>
          <table:table-cell>
            <text:p>12820084</text:p>
          </table:table-cell>
          <table:table-cell>
            <text:p>530287512</text:p>
          </table:table-cell>
          <table:table-cell>
            <text:p>135829888</text:p>
          </table:table-cell>
          <table:table-cell>
            <text:p>885450154</text:p>
          </table:table-cell>
          <table:table-cell>
            <text:p>52341554</text:p>
          </table:table-cell>
        </table:table-row>
        <table:table-row>
          <table:table-cell>
            <text:p>976621520</text:p>
          </table:table-cell>
          <table:table-cell>
            <text:p>239530186</text:p>
          </table:table-cell>
          <table:table-cell>
            <text:p>972068105</text:p>
          </table:table-cell>
          <table:table-cell>
            <text:p>29408581</text:p>
          </table:table-cell>
          <table:table-cell>
            <text:p>424831022</text:p>
          </table:table-cell>
          <table:table-cell>
            <text:p>269055940</text:p>
          </table:table-cell>
          <table:table-cell>
            <text:p>506341812</text:p>
          </table:table-cell>
        </table:table-row>
        <table:table-row>
          <table:table-cell>
            <text:p>911025141</text:p>
          </table:table-cell>
          <table:table-cell>
            <text:p>226782181</text:p>
          </table:table-cell>
          <table:table-cell>
            <text:p>980445447</text:p>
          </table:table-cell>
          <table:table-cell>
            <text:p>328121738</text:p>
          </table:table-cell>
          <table:table-cell>
            <text:p>87037168</text:p>
          </table:table-cell>
          <table:table-cell>
            <text:p>610773577</text:p>
          </table:table-cell>
          <table:table-cell>
            <text:p>218602394</text:p>
          </table:table-cell>
        </table:table-row>
        <table:table-row>
          <table:table-cell>
            <text:p>911011004</text:p>
          </table:table-cell>
          <table:table-cell>
            <text:p>669308316</text:p>
          </table:table-cell>
          <table:table-cell>
            <text:p>280813954</text:p>
          </table:table-cell>
          <table:table-cell>
            <text:p>307350847</text:p>
          </table:table-cell>
          <table:table-cell>
            <text:p>868896242</text:p>
          </table:table-cell>
          <table:table-cell>
            <text:p>970022321</text:p>
          </table:table-cell>
          <table:table-cell>
            <text:p>971724421</text:p>
          </table:table-cell>
        </table:table-row>
        <table:table-row>
          <table:table-cell>
            <text:p>294121517</text:p>
          </table:table-cell>
          <table:table-cell>
            <text:p>446002388</text:p>
          </table:table-cell>
          <table:table-cell>
            <text:p>913397793</text:p>
          </table:table-cell>
          <table:table-cell>
            <text:p>118676108</text:p>
          </table:table-cell>
          <table:table-cell>
            <text:p>692481717</text:p>
          </table:table-cell>
          <table:table-cell>
            <text:p>637669278</text:p>
          </table:table-cell>
          <table:table-cell>
            <text:p>863086548</text:p>
          </table:table-cell>
        </table:table-row>
        <table:table-row>
          <table:table-cell>
            <text:p>239681652</text:p>
          </table:table-cell>
          <table:table-cell>
            <text:p>422897764</text:p>
          </table:table-cell>
          <table:table-cell>
            <text:p>44883733</text:p>
          </table:table-cell>
          <table:table-cell>
            <text:p>103729001</text:p>
          </table:table-cell>
          <table:table-cell>
            <text:p>559725479</text:p>
          </table:table-cell>
          <table:table-cell>
            <text:p>350827768</text:p>
          </table:table-cell>
          <table:table-cell>
            <text:p>685089213</text:p>
          </table:table-cell>
        </table:table-row>
        <table:table-row>
          <table:table-cell>
            <text:p>452809571</text:p>
          </table:table-cell>
          <table:table-cell>
            <text:p>735490864</text:p>
          </table:table-cell>
          <table:table-cell>
            <text:p>362053704</text:p>
          </table:table-cell>
          <table:table-cell>
            <text:p>320891801</text:p>
          </table:table-cell>
          <table:table-cell>
            <text:p>320678921</text:p>
          </table:table-cell>
          <table:table-cell>
            <text:p>400429980</text:p>
          </table:table-cell>
          <table:table-cell>
            <text:p>440474846</text:p>
          </table:table-cell>
        </table:table-row>
        <table:table-row>
          <table:table-cell>
            <text:p>80615228</text:p>
          </table:table-cell>
          <table:table-cell>
            <text:p>398353018</text:p>
          </table:table-cell>
          <table:table-cell>
            <text:p>165257696</text:p>
          </table:table-cell>
          <table:table-cell>
            <text:p>510776330</text:p>
          </table:table-cell>
          <table:table-cell>
            <text:p>125033743</text:p>
          </table:table-cell>
          <table:table-cell>
            <text:p>66694770</text:p>
          </table:table-cell>
          <table:table-cell>
            <text:p>33583983</text:p>
          </table:table-cell>
        </table:table-row>
        <table:table-row>
          <table:table-cell>
            <text:p>65534190</text:p>
          </table:table-cell>
          <table:table-cell>
            <text:p>822402734</text:p>
          </table:table-cell>
          <table:table-cell>
            <text:p>149897657</text:p>
          </table:table-cell>
          <table:table-cell>
            <text:p>937113043</text:p>
          </table:table-cell>
          <table:table-cell>
            <text:p>166992541</text:p>
          </table:table-cell>
          <table:table-cell>
            <text:p>376221868</text:p>
          </table:table-cell>
          <table:table-cell>
            <text:p>276290945</text:p>
          </table:table-cell>
        </table:table-row>
        <table:table-row>
          <table:table-cell>
            <text:p>739751213</text:p>
          </table:table-cell>
          <table:table-cell>
            <text:p>633039200</text:p>
          </table:table-cell>
          <table:table-cell>
            <text:p>384714447</text:p>
          </table:table-cell>
          <table:table-cell>
            <text:p>812832810</text:p>
          </table:table-cell>
          <table:table-cell>
            <text:p>652526980</text:p>
          </table:table-cell>
          <table:table-cell>
            <text:p>439794125</text:p>
          </table:table-cell>
          <table:table-cell>
            <text:p>959139632</text:p>
          </table:table-cell>
        </table:table-row>
        <table:table-row>
          <table:table-cell>
            <text:p>422538738</text:p>
          </table:table-cell>
          <table:table-cell>
            <text:p>107092354</text:p>
          </table:table-cell>
          <table:table-cell>
            <text:p>254754739</text:p>
          </table:table-cell>
          <table:table-cell>
            <text:p>534315601</text:p>
          </table:table-cell>
          <table:table-cell>
            <text:p>125213127</text:p>
          </table:table-cell>
          <table:table-cell>
            <text:p>165575657</text:p>
          </table:table-cell>
          <table:table-cell>
            <text:p>389450244</text:p>
          </table:table-cell>
        </table:table-row>
        <table:table-row>
          <table:table-cell>
            <text:p>267907284</text:p>
          </table:table-cell>
          <table:table-cell>
            <text:p>135662710</text:p>
          </table:table-cell>
          <table:table-cell>
            <text:p>930447818</text:p>
          </table:table-cell>
          <table:table-cell>
            <text:p>586096616</text:p>
          </table:table-cell>
          <table:table-cell>
            <text:p>603231131</text:p>
          </table:table-cell>
          <table:table-cell>
            <text:p>448612273</text:p>
          </table:table-cell>
          <table:table-cell>
            <text:p>129010053</text:p>
          </table:table-cell>
        </table:table-row>
        <table:table-row>
          <table:table-cell>
            <text:p>384226180</text:p>
          </table:table-cell>
          <table:table-cell>
            <text:p>463736279</text:p>
          </table:table-cell>
          <table:table-cell>
            <text:p>997175846</text:p>
          </table:table-cell>
          <table:table-cell>
            <text:p>606516481</text:p>
          </table:table-cell>
          <table:table-cell>
            <text:p>32461617</text:p>
          </table:table-cell>
          <table:table-cell>
            <text:p>820771453</text:p>
          </table:table-cell>
          <table:table-cell>
            <text:p>495234932</text:p>
          </table:table-cell>
        </table:table-row>
        <table:table-row>
          <table:table-cell>
            <text:p>65610654</text:p>
          </table:table-cell>
          <table:table-cell>
            <text:p>917630372</text:p>
          </table:table-cell>
          <table:table-cell>
            <text:p>138611112</text:p>
          </table:table-cell>
          <table:table-cell>
            <text:p>581819133</text:p>
          </table:table-cell>
          <table:table-cell>
            <text:p>899456570</text:p>
          </table:table-cell>
          <table:table-cell>
            <text:p>734308081</text:p>
          </table:table-cell>
          <table:table-cell>
            <text:p>971509057</text:p>
          </table:table-cell>
        </table:table-row>
        <table:table-row>
          <table:table-cell>
            <text:p>830141606</text:p>
          </table:table-cell>
          <table:table-cell>
            <text:p>285351781</text:p>
          </table:table-cell>
          <table:table-cell>
            <text:p>70349342</text:p>
          </table:table-cell>
          <table:table-cell>
            <text:p>381641293</text:p>
          </table:table-cell>
          <table:table-cell>
            <text:p>5230869</text:p>
          </table:table-cell>
          <table:table-cell>
            <text:p>714500935</text:p>
          </table:table-cell>
          <table:table-cell>
            <text:p>705800222</text:p>
          </table:table-cell>
        </table:table-row>
        <table:table-row>
          <table:table-cell>
            <text:p>652664906</text:p>
          </table:table-cell>
          <table:table-cell>
            <text:p>281628456</text:p>
          </table:table-cell>
          <table:table-cell>
            <text:p>101515231</text:p>
          </table:table-cell>
          <table:table-cell>
            <text:p>176587181</text:p>
          </table:table-cell>
          <table:table-cell>
            <text:p>735085332</text:p>
          </table:table-cell>
          <table:table-cell>
            <text:p>222406552</text:p>
          </table:table-cell>
          <table:table-cell>
            <text:p>111710312</text:p>
          </table:table-cell>
        </table:table-row>
        <table:table-row>
          <table:table-cell>
            <text:p>538693172</text:p>
          </table:table-cell>
          <table:table-cell>
            <text:p>540191188</text:p>
          </table:table-cell>
          <table:table-cell>
            <text:p>740776218</text:p>
          </table:table-cell>
          <table:table-cell>
            <text:p>485582942</text:p>
          </table:table-cell>
          <table:table-cell>
            <text:p>222665741</text:p>
          </table:table-cell>
          <table:table-cell>
            <text:p>160781078</text:p>
          </table:table-cell>
          <table:table-cell>
            <text:p>906697710</text:p>
          </table:table-cell>
        </table:table-row>
        <table:table-row>
          <table:table-cell>
            <text:p>511056493</text:p>
          </table:table-cell>
          <table:table-cell>
            <text:p>945004197</text:p>
          </table:table-cell>
          <table:table-cell>
            <text:p>133648956</text:p>
          </table:table-cell>
          <table:table-cell>
            <text:p>835222234</text:p>
          </table:table-cell>
          <table:table-cell>
            <text:p>345819844</text:p>
          </table:table-cell>
          <table:table-cell>
            <text:p>810923260</text:p>
          </table:table-cell>
          <table:table-cell>
            <text:p>707279549</text:p>
          </table:table-cell>
        </table:table-row>
        <table:table-row>
          <table:table-cell>
            <text:p>682545683</text:p>
          </table:table-cell>
          <table:table-cell>
            <text:p>267532203</text:p>
          </table:table-cell>
          <table:table-cell>
            <text:p>242316813</text:p>
          </table:table-cell>
          <table:table-cell>
            <text:p>81144036</text:p>
          </table:table-cell>
          <table:table-cell>
            <text:p>757954612</text:p>
          </table:table-cell>
          <table:table-cell>
            <text:p>548529581</text:p>
          </table:table-cell>
          <table:table-cell>
            <text:p>45167321</text:p>
          </table:table-cell>
        </table:table-row>
        <table:table-row>
          <table:table-cell>
            <text:p>774901938</text:p>
          </table:table-cell>
          <table:table-cell>
            <text:p>736487596</text:p>
          </table:table-cell>
          <table:table-cell>
            <text:p>678618595</text:p>
          </table:table-cell>
          <table:table-cell>
            <text:p>329346286</text:p>
          </table:table-cell>
          <table:table-cell>
            <text:p>778826891</text:p>
          </table:table-cell>
          <table:table-cell>
            <text:p>528319381</text:p>
          </table:table-cell>
          <table:table-cell>
            <text:p>704021553</text:p>
          </table:table-cell>
        </table:table-row>
        <table:table-row>
          <table:table-cell>
            <text:p>753259173</text:p>
          </table:table-cell>
          <table:table-cell>
            <text:p>426190162</text:p>
          </table:table-cell>
          <table:table-cell>
            <text:p>765053125</text:p>
          </table:table-cell>
          <table:table-cell>
            <text:p>668158226</text:p>
          </table:table-cell>
          <table:table-cell>
            <text:p>833304397</text:p>
          </table:table-cell>
          <table:table-cell>
            <text:p>928560254</text:p>
          </table:table-cell>
          <table:table-cell>
            <text:p>884837900</text:p>
          </table:table-cell>
        </table:table-row>
        <table:table-row>
          <table:table-cell>
            <text:p>137874976</text:p>
          </table:table-cell>
          <table:table-cell>
            <text:p>562209103</text:p>
          </table:table-cell>
          <table:table-cell>
            <text:p>976432329</text:p>
          </table:table-cell>
          <table:table-cell>
            <text:p>235549136</text:p>
          </table:table-cell>
          <table:table-cell>
            <text:p>616306196</text:p>
          </table:table-cell>
          <table:table-cell>
            <text:p>391357666</text:p>
          </table:table-cell>
          <table:table-cell>
            <text:p>757063423</text:p>
          </table:table-cell>
        </table:table-row>
        <table:table-row>
          <table:table-cell>
            <text:p>272157080</text:p>
          </table:table-cell>
          <table:table-cell>
            <text:p>196199915</text:p>
          </table:table-cell>
          <table:table-cell>
            <text:p>533923421</text:p>
          </table:table-cell>
          <table:table-cell>
            <text:p>234047877</text:p>
          </table:table-cell>
          <table:table-cell>
            <text:p>903617485</text:p>
          </table:table-cell>
          <table:table-cell>
            <text:p>851123696</text:p>
          </table:table-cell>
          <table:table-cell>
            <text:p>273898785</text:p>
          </table:table-cell>
        </table:table-row>
        <table:table-row>
          <table:table-cell>
            <text:p>994396510</text:p>
          </table:table-cell>
          <table:table-cell>
            <text:p>742532913</text:p>
          </table:table-cell>
          <table:table-cell>
            <text:p>259303840</text:p>
          </table:table-cell>
          <table:table-cell>
            <text:p>357568595</text:p>
          </table:table-cell>
          <table:table-cell>
            <text:p>230141115</text:p>
          </table:table-cell>
          <table:table-cell>
            <text:p>137818909</text:p>
          </table:table-cell>
          <table:table-cell>
            <text:p>335981833</text:p>
          </table:table-cell>
        </table:table-row>
        <table:table-row>
          <table:table-cell>
            <text:p>453291126</text:p>
          </table:table-cell>
          <table:table-cell>
            <text:p>17749921</text:p>
          </table:table-cell>
          <table:table-cell>
            <text:p>415564391</text:p>
          </table:table-cell>
          <table:table-cell>
            <text:p>848499051</text:p>
          </table:table-cell>
          <table:table-cell>
            <text:p>934389740</text:p>
          </table:table-cell>
          <table:table-cell>
            <text:p>778542784</text:p>
          </table:table-cell>
          <table:table-cell>
            <text:p>97473537</text:p>
          </table:table-cell>
        </table:table-row>
        <table:table-row>
          <table:table-cell>
            <text:p>47802975</text:p>
          </table:table-cell>
          <table:table-cell>
            <text:p>469010250</text:p>
          </table:table-cell>
          <table:table-cell>
            <text:p>30201170</text:p>
          </table:table-cell>
          <table:table-cell>
            <text:p>469150776</text:p>
          </table:table-cell>
          <table:table-cell>
            <text:p>124538152</text:p>
          </table:table-cell>
          <table:table-cell>
            <text:p>25414256</text:p>
          </table:table-cell>
          <table:table-cell>
            <text:p>229722422</text:p>
          </table:table-cell>
        </table:table-row>
        <table:table-row>
          <table:table-cell>
            <text:p>452002700</text:p>
          </table:table-cell>
          <table:table-cell>
            <text:p>725995963</text:p>
          </table:table-cell>
          <table:table-cell>
            <text:p>607619900</text:p>
          </table:table-cell>
          <table:table-cell>
            <text:p>811432114</text:p>
          </table:table-cell>
          <table:table-cell>
            <text:p>205226194</text:p>
          </table:table-cell>
          <table:table-cell>
            <text:p>143998297</text:p>
          </table:table-cell>
          <table:table-cell>
            <text:p>690427488</text:p>
          </table:table-cell>
        </table:table-row>
        <table:table-row>
          <table:table-cell>
            <text:p>266411327</text:p>
          </table:table-cell>
          <table:table-cell>
            <text:p>213898003</text:p>
          </table:table-cell>
          <table:table-cell>
            <text:p>513907896</text:p>
          </table:table-cell>
          <table:table-cell>
            <text:p>926761146</text:p>
          </table:table-cell>
          <table:table-cell>
            <text:p>681834319</text:p>
          </table:table-cell>
          <table:table-cell>
            <text:p>150853077</text:p>
          </table:table-cell>
          <table:table-cell>
            <text:p>457064948</text:p>
          </table:table-cell>
        </table:table-row>
        <table:table-row>
          <table:table-cell>
            <text:p>470822863</text:p>
          </table:table-cell>
          <table:table-cell>
            <text:p>304201010</text:p>
          </table:table-cell>
          <table:table-cell>
            <text:p>66350321</text:p>
          </table:table-cell>
          <table:table-cell>
            <text:p>519269124</text:p>
          </table:table-cell>
          <table:table-cell>
            <text:p>789092167</text:p>
          </table:table-cell>
          <table:table-cell>
            <text:p>817130716</text:p>
          </table:table-cell>
          <table:table-cell>
            <text:p>609489181</text:p>
          </table:table-cell>
        </table:table-row>
        <table:table-row>
          <table:table-cell>
            <text:p>605878923</text:p>
          </table:table-cell>
          <table:table-cell>
            <text:p>247134224</text:p>
          </table:table-cell>
          <table:table-cell>
            <text:p>38322198</text:p>
          </table:table-cell>
          <table:table-cell>
            <text:p>663926382</text:p>
          </table:table-cell>
          <table:table-cell>
            <text:p>412222356</text:p>
          </table:table-cell>
          <table:table-cell>
            <text:p>767037521</text:p>
          </table:table-cell>
          <table:table-cell>
            <text:p>602720740</text:p>
          </table:table-cell>
        </table:table-row>
        <table:table-row>
          <table:table-cell>
            <text:p>103164639</text:p>
          </table:table-cell>
          <table:table-cell>
            <text:p>549735883</text:p>
          </table:table-cell>
          <table:table-cell>
            <text:p>300236182</text:p>
          </table:table-cell>
          <table:table-cell>
            <text:p>994125074</text:p>
          </table:table-cell>
          <table:table-cell>
            <text:p>658585557</text:p>
          </table:table-cell>
          <table:table-cell>
            <text:p>605154780</text:p>
          </table:table-cell>
          <table:table-cell>
            <text:p>390346729</text:p>
          </table:table-cell>
        </table:table-row>
        <table:table-row>
          <table:table-cell>
            <text:p>463703952</text:p>
          </table:table-cell>
          <table:table-cell>
            <text:p>177271153</text:p>
          </table:table-cell>
          <table:table-cell>
            <text:p>377562267</text:p>
          </table:table-cell>
          <table:table-cell>
            <text:p>99152777</text:p>
          </table:table-cell>
          <table:table-cell>
            <text:p>266162000</text:p>
          </table:table-cell>
          <table:table-cell>
            <text:p>261484607</text:p>
          </table:table-cell>
          <table:table-cell>
            <text:p>127730779</text:p>
          </table:table-cell>
        </table:table-row>
        <table:table-row>
          <table:table-cell>
            <text:p>776365644</text:p>
          </table:table-cell>
          <table:table-cell>
            <text:p>300660764</text:p>
          </table:table-cell>
          <table:table-cell>
            <text:p>551601453</text:p>
          </table:table-cell>
          <table:table-cell>
            <text:p>913225234</text:p>
          </table:table-cell>
          <table:table-cell>
            <text:p>638387360</text:p>
          </table:table-cell>
          <table:table-cell>
            <text:p>944939515</text:p>
          </table:table-cell>
          <table:table-cell>
            <text:p>810701643</text:p>
          </table:table-cell>
        </table:table-row>
        <table:table-row>
          <table:table-cell>
            <text:p>663233619</text:p>
          </table:table-cell>
          <table:table-cell>
            <text:p>267160507</text:p>
          </table:table-cell>
          <table:table-cell>
            <text:p>312585990</text:p>
          </table:table-cell>
          <table:table-cell>
            <text:p>686393602</text:p>
          </table:table-cell>
          <table:table-cell>
            <text:p>744811952</text:p>
          </table:table-cell>
          <table:table-cell>
            <text:p>603118672</text:p>
          </table:table-cell>
          <table:table-cell>
            <text:p>201596064</text:p>
          </table:table-cell>
        </table:table-row>
        <table:table-row>
          <table:table-cell>
            <text:p>138042205</text:p>
          </table:table-cell>
          <table:table-cell>
            <text:p>843368409</text:p>
          </table:table-cell>
          <table:table-cell>
            <text:p>855463612</text:p>
          </table:table-cell>
          <table:table-cell>
            <text:p>532527717</text:p>
          </table:table-cell>
          <table:table-cell>
            <text:p>936361476</text:p>
          </table:table-cell>
          <table:table-cell>
            <text:p>236339429</text:p>
          </table:table-cell>
          <table:table-cell>
            <text:p>955661692</text:p>
          </table:table-cell>
        </table:table-row>
        <table:table-row>
          <table:table-cell>
            <text:p>671387060</text:p>
          </table:table-cell>
          <table:table-cell>
            <text:p>571016085</text:p>
          </table:table-cell>
          <table:table-cell>
            <text:p>409194927</text:p>
          </table:table-cell>
          <table:table-cell>
            <text:p>83206808</text:p>
          </table:table-cell>
          <table:table-cell>
            <text:p>550920126</text:p>
          </table:table-cell>
          <table:table-cell>
            <text:p>70406435</text:p>
          </table:table-cell>
          <table:table-cell>
            <text:p>8813527</text:p>
          </table:table-cell>
        </table:table-row>
        <table:table-row>
          <table:table-cell>
            <text:p>305650288</text:p>
          </table:table-cell>
          <table:table-cell>
            <text:p>480570391</text:p>
          </table:table-cell>
          <table:table-cell>
            <text:p>209251827</text:p>
          </table:table-cell>
          <table:table-cell>
            <text:p>721869009</text:p>
          </table:table-cell>
          <table:table-cell>
            <text:p>836228482</text:p>
          </table:table-cell>
          <table:table-cell>
            <text:p>321387634</text:p>
          </table:table-cell>
          <table:table-cell>
            <text:p>337303402</text:p>
          </table:table-cell>
        </table:table-row>
        <table:table-row>
          <table:table-cell>
            <text:p>331423320</text:p>
          </table:table-cell>
          <table:table-cell>
            <text:p>215476046</text:p>
          </table:table-cell>
          <table:table-cell>
            <text:p>392651987</text:p>
          </table:table-cell>
          <table:table-cell>
            <text:p>397239988</text:p>
          </table:table-cell>
          <table:table-cell>
            <text:p>828681533</text:p>
          </table:table-cell>
          <table:table-cell>
            <text:p>656367548</text:p>
          </table:table-cell>
          <table:table-cell>
            <text:p>72807337</text:p>
          </table:table-cell>
        </table:table-row>
        <table:table-row>
          <table:table-cell>
            <text:p>207554318</text:p>
          </table:table-cell>
          <table:table-cell>
            <text:p>429952654</text:p>
          </table:table-cell>
          <table:table-cell>
            <text:p>632729722</text:p>
          </table:table-cell>
          <table:table-cell>
            <text:p>388476624</text:p>
          </table:table-cell>
          <table:table-cell>
            <text:p>850980874</text:p>
          </table:table-cell>
          <table:table-cell>
            <text:p>279741323</text:p>
          </table:table-cell>
          <table:table-cell>
            <text:p>725713503</text:p>
          </table:table-cell>
        </table:table-row>
        <table:table-row>
          <table:table-cell>
            <text:p>581165522</text:p>
          </table:table-cell>
          <table:table-cell>
            <text:p>979327628</text:p>
          </table:table-cell>
          <table:table-cell>
            <text:p>423308485</text:p>
          </table:table-cell>
          <table:table-cell>
            <text:p>63888068</text:p>
          </table:table-cell>
          <table:table-cell>
            <text:p>279936064</text:p>
          </table:table-cell>
          <table:table-cell>
            <text:p>865653061</text:p>
          </table:table-cell>
          <table:table-cell>
            <text:p>444852</text:p>
          </table:table-cell>
        </table:table-row>
        <table:table-row>
          <table:table-cell>
            <text:p>817600159</text:p>
          </table:table-cell>
          <table:table-cell>
            <text:p>321511507</text:p>
          </table:table-cell>
          <table:table-cell>
            <text:p>939834729</text:p>
          </table:table-cell>
          <table:table-cell>
            <text:p>663823311</text:p>
          </table:table-cell>
          <table:table-cell>
            <text:p>326077461</text:p>
          </table:table-cell>
          <table:table-cell>
            <text:p>219197244</text:p>
          </table:table-cell>
          <table:table-cell>
            <text:p>211553998</text:p>
          </table:table-cell>
        </table:table-row>
        <table:table-row>
          <table:table-cell>
            <text:p>965592194</text:p>
          </table:table-cell>
          <table:table-cell>
            <text:p>752361759</text:p>
          </table:table-cell>
          <table:table-cell>
            <text:p>833904670</text:p>
          </table:table-cell>
          <table:table-cell>
            <text:p>533828713</text:p>
          </table:table-cell>
          <table:table-cell>
            <text:p>684760674</text:p>
          </table:table-cell>
          <table:table-cell>
            <text:p>787992427</text:p>
          </table:table-cell>
          <table:table-cell>
            <text:p>541490115</text:p>
          </table:table-cell>
        </table:table-row>
        <table:table-row>
          <table:table-cell>
            <text:p>78353511</text:p>
          </table:table-cell>
          <table:table-cell>
            <text:p>821373969</text:p>
          </table:table-cell>
          <table:table-cell>
            <text:p>53038326</text:p>
          </table:table-cell>
          <table:table-cell>
            <text:p>329068583</text:p>
          </table:table-cell>
          <table:table-cell>
            <text:p>462039642</text:p>
          </table:table-cell>
          <table:table-cell>
            <text:p>534577532</text:p>
          </table:table-cell>
          <table:table-cell>
            <text:p>839815406</text:p>
          </table:table-cell>
        </table:table-row>
        <table:table-row>
          <table:table-cell>
            <text:p>180644000</text:p>
          </table:table-cell>
          <table:table-cell>
            <text:p>891875346</text:p>
          </table:table-cell>
          <table:table-cell>
            <text:p>650982637</text:p>
          </table:table-cell>
          <table:table-cell>
            <text:p>200220284</text:p>
          </table:table-cell>
          <table:table-cell>
            <text:p>747749758</text:p>
          </table:table-cell>
          <table:table-cell>
            <text:p>638624687</text:p>
          </table:table-cell>
          <table:table-cell>
            <text:p>675271231</text:p>
          </table:table-cell>
        </table:table-row>
        <table:table-row>
          <table:table-cell>
            <text:p>269166653</text:p>
          </table:table-cell>
          <table:table-cell>
            <text:p>484039312</text:p>
          </table:table-cell>
          <table:table-cell>
            <text:p>435901381</text:p>
          </table:table-cell>
          <table:table-cell>
            <text:p>688736335</text:p>
          </table:table-cell>
          <table:table-cell>
            <text:p>555366655</text:p>
          </table:table-cell>
          <table:table-cell>
            <text:p>824276844</text:p>
          </table:table-cell>
          <table:table-cell>
            <text:p>442504458</text:p>
          </table:table-cell>
        </table:table-row>
        <table:table-row>
          <table:table-cell>
            <text:p>341198570</text:p>
          </table:table-cell>
          <table:table-cell>
            <text:p>244153179</text:p>
          </table:table-cell>
          <table:table-cell>
            <text:p>560685422</text:p>
          </table:table-cell>
          <table:table-cell>
            <text:p>881308834</text:p>
          </table:table-cell>
          <table:table-cell>
            <text:p>141219150</text:p>
          </table:table-cell>
          <table:table-cell>
            <text:p>69212902</text:p>
          </table:table-cell>
          <table:table-cell>
            <text:p>240449350</text:p>
          </table:table-cell>
        </table:table-row>
        <table:table-row>
          <table:table-cell>
            <text:p>653346800</text:p>
          </table:table-cell>
          <table:table-cell>
            <text:p>441032063</text:p>
          </table:table-cell>
          <table:table-cell>
            <text:p>214136581</text:p>
          </table:table-cell>
          <table:table-cell>
            <text:p>204278363</text:p>
          </table:table-cell>
          <table:table-cell>
            <text:p>424528903</text:p>
          </table:table-cell>
          <table:table-cell>
            <text:p>866442179</text:p>
          </table:table-cell>
          <table:table-cell>
            <text:p>913260235</text:p>
          </table:table-cell>
        </table:table-row>
        <table:table-row>
          <table:table-cell>
            <text:p>86139418</text:p>
          </table:table-cell>
          <table:table-cell>
            <text:p>193886976</text:p>
          </table:table-cell>
          <table:table-cell>
            <text:p>915832040</text:p>
          </table:table-cell>
          <table:table-cell>
            <text:p>334259081</text:p>
          </table:table-cell>
          <table:table-cell>
            <text:p>309900915</text:p>
          </table:table-cell>
          <table:table-cell>
            <text:p>898262159</text:p>
          </table:table-cell>
          <table:table-cell>
            <text:p>321493841</text:p>
          </table:table-cell>
        </table:table-row>
        <table:table-row>
          <table:table-cell>
            <text:p>188406783</text:p>
          </table:table-cell>
          <table:table-cell>
            <text:p>641901141</text:p>
          </table:table-cell>
          <table:table-cell>
            <text:p>561802844</text:p>
          </table:table-cell>
          <table:table-cell>
            <text:p>274141063</text:p>
          </table:table-cell>
          <table:table-cell>
            <text:p>473114494</text:p>
          </table:table-cell>
          <table:table-cell>
            <text:p>715198405</text:p>
          </table:table-cell>
          <table:table-cell>
            <text:p>250825376</text:p>
          </table:table-cell>
        </table:table-row>
        <table:table-row>
          <table:table-cell>
            <text:p>112358058</text:p>
          </table:table-cell>
          <table:table-cell>
            <text:p>283116593</text:p>
          </table:table-cell>
          <table:table-cell>
            <text:p>346405096</text:p>
          </table:table-cell>
          <table:table-cell>
            <text:p>666810477</text:p>
          </table:table-cell>
          <table:table-cell>
            <text:p>798011230</text:p>
          </table:table-cell>
          <table:table-cell>
            <text:p>488236844</text:p>
          </table:table-cell>
          <table:table-cell>
            <text:p>182267188</text:p>
          </table:table-cell>
        </table:table-row>
        <table:table-row>
          <table:table-cell>
            <text:p>426293710</text:p>
          </table:table-cell>
          <table:table-cell>
            <text:p>981970687</text:p>
          </table:table-cell>
          <table:table-cell>
            <text:p>839822988</text:p>
          </table:table-cell>
          <table:table-cell>
            <text:p>665844674</text:p>
          </table:table-cell>
          <table:table-cell>
            <text:p>120497675</text:p>
          </table:table-cell>
          <table:table-cell>
            <text:p>886095720</text:p>
          </table:table-cell>
          <table:table-cell>
            <text:p>667528061</text:p>
          </table:table-cell>
        </table:table-row>
        <table:table-row>
          <table:table-cell>
            <text:p>10147814</text:p>
          </table:table-cell>
          <table:table-cell>
            <text:p>114790482</text:p>
          </table:table-cell>
          <table:table-cell>
            <text:p>217818304</text:p>
          </table:table-cell>
          <table:table-cell>
            <text:p>522754982</text:p>
          </table:table-cell>
          <table:table-cell>
            <text:p>659052466</text:p>
          </table:table-cell>
          <table:table-cell>
            <text:p>957898300</text:p>
          </table:table-cell>
          <table:table-cell>
            <text:p>226769851</text:p>
          </table:table-cell>
        </table:table-row>
        <table:table-row>
          <table:table-cell>
            <text:p>870797823</text:p>
          </table:table-cell>
          <table:table-cell>
            <text:p>432242999</text:p>
          </table:table-cell>
          <table:table-cell>
            <text:p>63277</text:p>
          </table:table-cell>
          <table:table-cell>
            <text:p>867064460</text:p>
          </table:table-cell>
          <table:table-cell>
            <text:p>728099907</text:p>
          </table:table-cell>
          <table:table-cell>
            <text:p>827974396</text:p>
          </table:table-cell>
          <table:table-cell>
            <text:p>504457868</text:p>
          </table:table-cell>
        </table:table-row>
        <table:table-row>
          <table:table-cell>
            <text:p>95895472</text:p>
          </table:table-cell>
          <table:table-cell>
            <text:p>998244632</text:p>
          </table:table-cell>
          <table:table-cell>
            <text:p>218385260</text:p>
          </table:table-cell>
          <table:table-cell>
            <text:p>690176551</text:p>
          </table:table-cell>
          <table:table-cell>
            <text:p>882879215</text:p>
          </table:table-cell>
          <table:table-cell>
            <text:p>543277277</text:p>
          </table:table-cell>
          <table:table-cell>
            <text:p>959538500</text:p>
          </table:table-cell>
        </table:table-row>
        <table:table-row>
          <table:table-cell>
            <text:p>582934983</text:p>
          </table:table-cell>
          <table:table-cell>
            <text:p>456273893</text:p>
          </table:table-cell>
          <table:table-cell>
            <text:p>281868652</text:p>
          </table:table-cell>
          <table:table-cell>
            <text:p>17231</text:p>
          </table:table-cell>
          <table:table-cell>
            <text:p>751838609</text:p>
          </table:table-cell>
          <table:table-cell>
            <text:p>10012873</text:p>
          </table:table-cell>
          <table:table-cell>
            <text:p>755571318</text:p>
          </table:table-cell>
        </table:table-row>
        <table:table-row>
          <table:table-cell>
            <text:p>532931916</text:p>
          </table:table-cell>
          <table:table-cell>
            <text:p>898493535</text:p>
          </table:table-cell>
          <table:table-cell>
            <text:p>630574280</text:p>
          </table:table-cell>
          <table:table-cell>
            <text:p>215790543</text:p>
          </table:table-cell>
          <table:table-cell>
            <text:p>623748823</text:p>
          </table:table-cell>
          <table:table-cell>
            <text:p>971475715</text:p>
          </table:table-cell>
          <table:table-cell>
            <text:p>908176743</text:p>
          </table:table-cell>
        </table:table-row>
        <table:table-row>
          <table:table-cell>
            <text:p>325610123</text:p>
          </table:table-cell>
          <table:table-cell>
            <text:p>696982734</text:p>
          </table:table-cell>
          <table:table-cell>
            <text:p>10897237</text:p>
          </table:table-cell>
          <table:table-cell>
            <text:p>827867441</text:p>
          </table:table-cell>
          <table:table-cell>
            <text:p>2045554</text:p>
          </table:table-cell>
          <table:table-cell>
            <text:p>648888695</text:p>
          </table:table-cell>
          <table:table-cell>
            <text:p>495139542</text:p>
          </table:table-cell>
        </table:table-row>
        <table:table-row>
          <table:table-cell>
            <text:p>954754561</text:p>
          </table:table-cell>
          <table:table-cell>
            <text:p>46350677</text:p>
          </table:table-cell>
          <table:table-cell>
            <text:p>449164868</text:p>
          </table:table-cell>
          <table:table-cell>
            <text:p>87430629</text:p>
          </table:table-cell>
          <table:table-cell>
            <text:p>61053858</text:p>
          </table:table-cell>
          <table:table-cell>
            <text:p>363875054</text:p>
          </table:table-cell>
          <table:table-cell>
            <text:p>434481264</text:p>
          </table:table-cell>
        </table:table-row>
        <table:table-row>
          <table:table-cell>
            <text:p>253638733</text:p>
          </table:table-cell>
          <table:table-cell>
            <text:p>344717720</text:p>
          </table:table-cell>
          <table:table-cell>
            <text:p>44143758</text:p>
          </table:table-cell>
          <table:table-cell>
            <text:p>403136720</text:p>
          </table:table-cell>
          <table:table-cell>
            <text:p>726828085</text:p>
          </table:table-cell>
          <table:table-cell>
            <text:p>998052178</text:p>
          </table:table-cell>
          <table:table-cell>
            <text:p>351763396</text:p>
          </table:table-cell>
        </table:table-row>
        <table:table-row>
          <table:table-cell>
            <text:p>402064440</text:p>
          </table:table-cell>
          <table:table-cell>
            <text:p>888050425</text:p>
          </table:table-cell>
          <table:table-cell>
            <text:p>489364210</text:p>
          </table:table-cell>
          <table:table-cell>
            <text:p>186247474</text:p>
          </table:table-cell>
          <table:table-cell>
            <text:p>974391202</text:p>
          </table:table-cell>
          <table:table-cell>
            <text:p>958367708</text:p>
          </table:table-cell>
          <table:table-cell>
            <text:p>741629808</text:p>
          </table:table-cell>
        </table:table-row>
        <table:table-row>
          <table:table-cell>
            <text:p>185587823</text:p>
          </table:table-cell>
          <table:table-cell>
            <text:p>192934510</text:p>
          </table:table-cell>
          <table:table-cell>
            <text:p>251766792</text:p>
          </table:table-cell>
          <table:table-cell>
            <text:p>28074122</text:p>
          </table:table-cell>
          <table:table-cell>
            <text:p>639163556</text:p>
          </table:table-cell>
          <table:table-cell>
            <text:p>101120854</text:p>
          </table:table-cell>
          <table:table-cell>
            <text:p>131913027</text:p>
          </table:table-cell>
        </table:table-row>
        <table:table-row>
          <table:table-cell>
            <text:p>402779139</text:p>
          </table:table-cell>
          <table:table-cell>
            <text:p>595385205</text:p>
          </table:table-cell>
          <table:table-cell>
            <text:p>775857233</text:p>
          </table:table-cell>
          <table:table-cell>
            <text:p>219409504</text:p>
          </table:table-cell>
          <table:table-cell>
            <text:p>671895175</text:p>
          </table:table-cell>
          <table:table-cell>
            <text:p>274300308</text:p>
          </table:table-cell>
          <table:table-cell>
            <text:p>596606878</text:p>
          </table:table-cell>
        </table:table-row>
        <table:table-row>
          <table:table-cell>
            <text:p>646660683</text:p>
          </table:table-cell>
          <table:table-cell>
            <text:p>264534743</text:p>
          </table:table-cell>
          <table:table-cell>
            <text:p>678286674</text:p>
          </table:table-cell>
          <table:table-cell>
            <text:p>6840198</text:p>
          </table:table-cell>
          <table:table-cell>
            <text:p>746353256</text:p>
          </table:table-cell>
          <table:table-cell>
            <text:p>991071657</text:p>
          </table:table-cell>
          <table:table-cell>
            <text:p>183828004</text:p>
          </table:table-cell>
        </table:table-row>
        <table:table-row>
          <table:table-cell>
            <text:p>613869985</text:p>
          </table:table-cell>
          <table:table-cell>
            <text:p>385302020</text:p>
          </table:table-cell>
          <table:table-cell>
            <text:p>443432180</text:p>
          </table:table-cell>
          <table:table-cell>
            <text:p>966358754</text:p>
          </table:table-cell>
          <table:table-cell>
            <text:p>615052768</text:p>
          </table:table-cell>
          <table:table-cell>
            <text:p>951439923</text:p>
          </table:table-cell>
          <table:table-cell>
            <text:p>862360877</text:p>
          </table:table-cell>
        </table:table-row>
        <table:table-row>
          <table:table-cell>
            <text:p>184818048</text:p>
          </table:table-cell>
          <table:table-cell>
            <text:p>559901317</text:p>
          </table:table-cell>
          <table:table-cell>
            <text:p>294049238</text:p>
          </table:table-cell>
          <table:table-cell>
            <text:p>691775004</text:p>
          </table:table-cell>
          <table:table-cell>
            <text:p>565907438</text:p>
          </table:table-cell>
          <table:table-cell>
            <text:p>629835947</text:p>
          </table:table-cell>
          <table:table-cell>
            <text:p>266675023</text:p>
          </table:table-cell>
        </table:table-row>
        <table:table-row>
          <table:table-cell>
            <text:p>304931778</text:p>
          </table:table-cell>
          <table:table-cell>
            <text:p>197385859</text:p>
          </table:table-cell>
          <table:table-cell>
            <text:p>230804422</text:p>
          </table:table-cell>
          <table:table-cell>
            <text:p>416975145</text:p>
          </table:table-cell>
          <table:table-cell>
            <text:p>455459744</text:p>
          </table:table-cell>
          <table:table-cell>
            <text:p>367369655</text:p>
          </table:table-cell>
          <table:table-cell>
            <text:p>444275453</text:p>
          </table:table-cell>
        </table:table-row>
        <table:table-row>
          <table:table-cell>
            <text:p>223352839</text:p>
          </table:table-cell>
          <table:table-cell>
            <text:p>230597020</text:p>
          </table:table-cell>
          <table:table-cell>
            <text:p>950906899</text:p>
          </table:table-cell>
          <table:table-cell>
            <text:p>479047072</text:p>
          </table:table-cell>
          <table:table-cell>
            <text:p>931017301</text:p>
          </table:table-cell>
          <table:table-cell>
            <text:p>737389161</text:p>
          </table:table-cell>
          <table:table-cell>
            <text:p>346807576</text:p>
          </table:table-cell>
        </table:table-row>
        <table:table-row>
          <table:table-cell>
            <text:p>431033729</text:p>
          </table:table-cell>
          <table:table-cell>
            <text:p>792326391</text:p>
          </table:table-cell>
          <table:table-cell>
            <text:p>412168211</text:p>
          </table:table-cell>
          <table:table-cell>
            <text:p>593608343</text:p>
          </table:table-cell>
          <table:table-cell>
            <text:p>508961089</text:p>
          </table:table-cell>
          <table:table-cell>
            <text:p>138168560</text:p>
          </table:table-cell>
          <table:table-cell>
            <text:p>136224202</text:p>
          </table:table-cell>
        </table:table-row>
        <table:table-row>
          <table:table-cell>
            <text:p>412969613</text:p>
          </table:table-cell>
          <table:table-cell>
            <text:p>725091057</text:p>
          </table:table-cell>
          <table:table-cell>
            <text:p>49810556</text:p>
          </table:table-cell>
          <table:table-cell>
            <text:p>786815033</text:p>
          </table:table-cell>
          <table:table-cell>
            <text:p>653132176</text:p>
          </table:table-cell>
          <table:table-cell>
            <text:p>674949818</text:p>
          </table:table-cell>
          <table:table-cell>
            <text:p>948095854</text:p>
          </table:table-cell>
        </table:table-row>
        <table:table-row>
          <table:table-cell>
            <text:p>605152180</text:p>
          </table:table-cell>
          <table:table-cell>
            <text:p>863919170</text:p>
          </table:table-cell>
          <table:table-cell>
            <text:p>944420614</text:p>
          </table:table-cell>
          <table:table-cell>
            <text:p>280703446</text:p>
          </table:table-cell>
          <table:table-cell>
            <text:p>856063742</text:p>
          </table:table-cell>
          <table:table-cell>
            <text:p>292556778</text:p>
          </table:table-cell>
          <table:table-cell>
            <text:p>903192215</text:p>
          </table:table-cell>
        </table:table-row>
        <table:table-row>
          <table:table-cell>
            <text:p>548293989</text:p>
          </table:table-cell>
          <table:table-cell>
            <text:p>988803378</text:p>
          </table:table-cell>
          <table:table-cell>
            <text:p>771566448</text:p>
          </table:table-cell>
          <table:table-cell>
            <text:p>313170530</text:p>
          </table:table-cell>
          <table:table-cell>
            <text:p>531523145</text:p>
          </table:table-cell>
          <table:table-cell>
            <text:p>951937720</text:p>
          </table:table-cell>
          <table:table-cell>
            <text:p>910530141</text:p>
          </table:table-cell>
        </table:table-row>
        <table:table-row>
          <table:table-cell>
            <text:p>186909373</text:p>
          </table:table-cell>
          <table:table-cell>
            <text:p>531671072</text:p>
          </table:table-cell>
          <table:table-cell>
            <text:p>381043540</text:p>
          </table:table-cell>
          <table:table-cell>
            <text:p>15540704</text:p>
          </table:table-cell>
          <table:table-cell>
            <text:p>122902144</text:p>
          </table:table-cell>
          <table:table-cell>
            <text:p>443699507</text:p>
          </table:table-cell>
          <table:table-cell>
            <text:p>569087793</text:p>
          </table:table-cell>
        </table:table-row>
        <table:table-row>
          <table:table-cell>
            <text:p>83607321</text:p>
          </table:table-cell>
          <table:table-cell>
            <text:p>749645669</text:p>
          </table:table-cell>
          <table:table-cell>
            <text:p>666377897</text:p>
          </table:table-cell>
          <table:table-cell>
            <text:p>947844437</text:p>
          </table:table-cell>
          <table:table-cell>
            <text:p>461567357</text:p>
          </table:table-cell>
          <table:table-cell>
            <text:p>997674993</text:p>
          </table:table-cell>
          <table:table-cell>
            <text:p>835829491</text:p>
          </table:table-cell>
        </table:table-row>
        <table:table-row>
          <table:table-cell>
            <text:p>674672133</text:p>
          </table:table-cell>
          <table:table-cell>
            <text:p>447710219</text:p>
          </table:table-cell>
          <table:table-cell>
            <text:p>601192342</text:p>
          </table:table-cell>
          <table:table-cell>
            <text:p>320906377</text:p>
          </table:table-cell>
          <table:table-cell>
            <text:p>208189236</text:p>
          </table:table-cell>
          <table:table-cell>
            <text:p>449736733</text:p>
          </table:table-cell>
          <table:table-cell>
            <text:p>676664127</text:p>
          </table:table-cell>
        </table:table-row>
        <table:table-row>
          <table:table-cell>
            <text:p>56120365</text:p>
          </table:table-cell>
          <table:table-cell>
            <text:p>60074820</text:p>
          </table:table-cell>
          <table:table-cell>
            <text:p>126018922</text:p>
          </table:table-cell>
          <table:table-cell>
            <text:p>199274081</text:p>
          </table:table-cell>
          <table:table-cell>
            <text:p>408826743</text:p>
          </table:table-cell>
          <table:table-cell>
            <text:p>624508007</text:p>
          </table:table-cell>
          <table:table-cell>
            <text:p>919292356</text:p>
          </table:table-cell>
        </table:table-row>
        <table:table-row>
          <table:table-cell>
            <text:p>103169217</text:p>
          </table:table-cell>
          <table:table-cell>
            <text:p>77314659</text:p>
          </table:table-cell>
          <table:table-cell>
            <text:p>826603633</text:p>
          </table:table-cell>
          <table:table-cell>
            <text:p>203049418</text:p>
          </table:table-cell>
          <table:table-cell>
            <text:p>86907366</text:p>
          </table:table-cell>
          <table:table-cell>
            <text:p>666910083</text:p>
          </table:table-cell>
          <table:table-cell>
            <text:p>343462688</text:p>
          </table:table-cell>
        </table:table-row>
        <table:table-row>
          <table:table-cell>
            <text:p>900287177</text:p>
          </table:table-cell>
          <table:table-cell>
            <text:p>962588146</text:p>
          </table:table-cell>
          <table:table-cell>
            <text:p>321706696</text:p>
          </table:table-cell>
          <table:table-cell>
            <text:p>487984598</text:p>
          </table:table-cell>
          <table:table-cell>
            <text:p>126106264</text:p>
          </table:table-cell>
          <table:table-cell>
            <text:p>980583509</text:p>
          </table:table-cell>
          <table:table-cell>
            <text:p>294468054</text:p>
          </table:table-cell>
        </table:table-row>
        <table:table-row>
          <table:table-cell>
            <text:p>387964069</text:p>
          </table:table-cell>
          <table:table-cell>
            <text:p>123870402</text:p>
          </table:table-cell>
          <table:table-cell>
            <text:p>792149193</text:p>
          </table:table-cell>
          <table:table-cell>
            <text:p>606437523</text:p>
          </table:table-cell>
          <table:table-cell>
            <text:p>72350020</text:p>
          </table:table-cell>
          <table:table-cell>
            <text:p>882307741</text:p>
          </table:table-cell>
          <table:table-cell>
            <text:p>678400459</text:p>
          </table:table-cell>
        </table:table-row>
        <table:table-row>
          <table:table-cell>
            <text:p>251322904</text:p>
          </table:table-cell>
          <table:table-cell>
            <text:p>894457764</text:p>
          </table:table-cell>
          <table:table-cell>
            <text:p>515656232</text:p>
          </table:table-cell>
          <table:table-cell>
            <text:p>40377304</text:p>
          </table:table-cell>
          <table:table-cell>
            <text:p>216351783</text:p>
          </table:table-cell>
          <table:table-cell>
            <text:p>779474957</text:p>
          </table:table-cell>
          <table:table-cell>
            <text:p>847445236</text:p>
          </table:table-cell>
        </table:table-row>
        <table:table-row>
          <table:table-cell>
            <text:p>373047813</text:p>
          </table:table-cell>
          <table:table-cell>
            <text:p>736465377</text:p>
          </table:table-cell>
          <table:table-cell>
            <text:p>188209942</text:p>
          </table:table-cell>
          <table:table-cell>
            <text:p>736977434</text:p>
          </table:table-cell>
          <table:table-cell>
            <text:p>154402790</text:p>
          </table:table-cell>
          <table:table-cell>
            <text:p>962621698</text:p>
          </table:table-cell>
          <table:table-cell>
            <text:p>202884051</text:p>
          </table:table-cell>
        </table:table-row>
        <table:table-row>
          <table:table-cell>
            <text:p>69641319</text:p>
          </table:table-cell>
          <table:table-cell>
            <text:p>627791744</text:p>
          </table:table-cell>
          <table:table-cell>
            <text:p>360606590</text:p>
          </table:table-cell>
          <table:table-cell>
            <text:p>843995037</text:p>
          </table:table-cell>
          <table:table-cell>
            <text:p>884979905</text:p>
          </table:table-cell>
          <table:table-cell>
            <text:p>387660343</text:p>
          </table:table-cell>
          <table:table-cell>
            <text:p>363091756</text:p>
          </table:table-cell>
        </table:table-row>
        <table:table-row>
          <table:table-cell>
            <text:p>843181172</text:p>
          </table:table-cell>
          <table:table-cell>
            <text:p>408516852</text:p>
          </table:table-cell>
          <table:table-cell>
            <text:p>547094511</text:p>
          </table:table-cell>
          <table:table-cell>
            <text:p>366420602</text:p>
          </table:table-cell>
          <table:table-cell>
            <text:p>879796086</text:p>
          </table:table-cell>
          <table:table-cell>
            <text:p>638906685</text:p>
          </table:table-cell>
          <table:table-cell>
            <text:p>504988635</text:p>
          </table:table-cell>
        </table:table-row>
        <table:table-row>
          <table:table-cell>
            <text:p>34237211</text:p>
          </table:table-cell>
          <table:table-cell>
            <text:p>998025976</text:p>
          </table:table-cell>
          <table:table-cell>
            <text:p>819491047</text:p>
          </table:table-cell>
          <table:table-cell>
            <text:p>861907838</text:p>
          </table:table-cell>
          <table:table-cell>
            <text:p>758625786</text:p>
          </table:table-cell>
          <table:table-cell>
            <text:p>970505357</text:p>
          </table:table-cell>
          <table:table-cell>
            <text:p>669437703</text:p>
          </table:table-cell>
        </table:table-row>
        <table:table-row>
          <table:table-cell>
            <text:p>555881903</text:p>
          </table:table-cell>
          <table:table-cell>
            <text:p>908481415</text:p>
          </table:table-cell>
          <table:table-cell>
            <text:p>432315517</text:p>
          </table:table-cell>
          <table:table-cell>
            <text:p>162286361</text:p>
          </table:table-cell>
          <table:table-cell>
            <text:p>402001129</text:p>
          </table:table-cell>
          <table:table-cell>
            <text:p>210768787</text:p>
          </table:table-cell>
          <table:table-cell>
            <text:p>658308309</text:p>
          </table:table-cell>
        </table:table-row>
        <table:table-row>
          <table:table-cell>
            <text:p>873787288</text:p>
          </table:table-cell>
          <table:table-cell>
            <text:p>665369108</text:p>
          </table:table-cell>
          <table:table-cell>
            <text:p>797892773</text:p>
          </table:table-cell>
          <table:table-cell>
            <text:p>118483394</text:p>
          </table:table-cell>
          <table:table-cell>
            <text:p>444426507</text:p>
          </table:table-cell>
          <table:table-cell>
            <text:p>143103327</text:p>
          </table:table-cell>
          <table:table-cell>
            <text:p>659926725</text:p>
          </table:table-cell>
        </table:table-row>
        <table:table-row>
          <table:table-cell>
            <text:p>298120717</text:p>
          </table:table-cell>
          <table:table-cell>
            <text:p>243288905</text:p>
          </table:table-cell>
          <table:table-cell>
            <text:p>396522457</text:p>
          </table:table-cell>
          <table:table-cell>
            <text:p>386611557</text:p>
          </table:table-cell>
          <table:table-cell>
            <text:p>969958005</text:p>
          </table:table-cell>
          <table:table-cell>
            <text:p>432398184</text:p>
          </table:table-cell>
          <table:table-cell>
            <text:p>462121963</text:p>
          </table:table-cell>
        </table:table-row>
        <table:table-row>
          <table:table-cell>
            <text:p>671911527</text:p>
          </table:table-cell>
          <table:table-cell>
            <text:p>425402667</text:p>
          </table:table-cell>
          <table:table-cell>
            <text:p>502699475</text:p>
          </table:table-cell>
          <table:table-cell>
            <text:p>979775248</text:p>
          </table:table-cell>
          <table:table-cell>
            <text:p>33666111</text:p>
          </table:table-cell>
          <table:table-cell>
            <text:p>230373232</text:p>
          </table:table-cell>
          <table:table-cell>
            <text:p>184945605</text:p>
          </table:table-cell>
        </table:table-row>
        <table:table-row>
          <table:table-cell>
            <text:p>46531669</text:p>
          </table:table-cell>
          <table:table-cell>
            <text:p>677732787</text:p>
          </table:table-cell>
          <table:table-cell>
            <text:p>813487661</text:p>
          </table:table-cell>
          <table:table-cell>
            <text:p>691064443</text:p>
          </table:table-cell>
          <table:table-cell>
            <text:p>807252585</text:p>
          </table:table-cell>
          <table:table-cell>
            <text:p>437129252</text:p>
          </table:table-cell>
          <table:table-cell>
            <text:p>505852242</text:p>
          </table:table-cell>
        </table:table-row>
        <table:table-row>
          <table:table-cell>
            <text:p>528306225</text:p>
          </table:table-cell>
          <table:table-cell>
            <text:p>674551620</text:p>
          </table:table-cell>
          <table:table-cell>
            <text:p>558428825</text:p>
          </table:table-cell>
          <table:table-cell>
            <text:p>502256429</text:p>
          </table:table-cell>
          <table:table-cell>
            <text:p>290511710</text:p>
          </table:table-cell>
          <table:table-cell>
            <text:p>538336665</text:p>
          </table:table-cell>
          <table:table-cell>
            <text:p>573183722</text:p>
          </table:table-cell>
        </table:table-row>
        <table:table-row>
          <table:table-cell>
            <text:p>186545834</text:p>
          </table:table-cell>
          <table:table-cell>
            <text:p>671656228</text:p>
          </table:table-cell>
          <table:table-cell>
            <text:p>144494682</text:p>
          </table:table-cell>
          <table:table-cell>
            <text:p>570353359</text:p>
          </table:table-cell>
          <table:table-cell>
            <text:p>870138077</text:p>
          </table:table-cell>
          <table:table-cell>
            <text:p>449066097</text:p>
          </table:table-cell>
          <table:table-cell>
            <text:p>720142312</text:p>
          </table:table-cell>
        </table:table-row>
        <table:table-row>
          <table:table-cell>
            <text:p>297697406</text:p>
          </table:table-cell>
          <table:table-cell>
            <text:p>641384421</text:p>
          </table:table-cell>
          <table:table-cell>
            <text:p>636257488</text:p>
          </table:table-cell>
          <table:table-cell>
            <text:p>612684288</text:p>
          </table:table-cell>
          <table:table-cell>
            <text:p>105109581</text:p>
          </table:table-cell>
          <table:table-cell>
            <text:p>946285554</text:p>
          </table:table-cell>
          <table:table-cell>
            <text:p>264415773</text:p>
          </table:table-cell>
        </table:table-row>
        <table:table-row>
          <table:table-cell>
            <text:p>590524314</text:p>
          </table:table-cell>
          <table:table-cell>
            <text:p>67282872</text:p>
          </table:table-cell>
          <table:table-cell>
            <text:p>195194096</text:p>
          </table:table-cell>
          <table:table-cell>
            <text:p>686723642</text:p>
          </table:table-cell>
          <table:table-cell>
            <text:p>493724718</text:p>
          </table:table-cell>
          <table:table-cell>
            <text:p>741732788</text:p>
          </table:table-cell>
          <table:table-cell>
            <text:p>40952373</text:p>
          </table:table-cell>
        </table:table-row>
        <table:table-row>
          <table:table-cell>
            <text:p>20364705</text:p>
          </table:table-cell>
          <table:table-cell>
            <text:p>734522842</text:p>
          </table:table-cell>
          <table:table-cell>
            <text:p>912922513</text:p>
          </table:table-cell>
          <table:table-cell>
            <text:p>639019615</text:p>
          </table:table-cell>
          <table:table-cell>
            <text:p>65596097</text:p>
          </table:table-cell>
          <table:table-cell>
            <text:p>967282081</text:p>
          </table:table-cell>
          <table:table-cell>
            <text:p>774583533</text:p>
          </table:table-cell>
        </table:table-row>
        <table:table-row>
          <table:table-cell>
            <text:p>915494448</text:p>
          </table:table-cell>
          <table:table-cell>
            <text:p>329027352</text:p>
          </table:table-cell>
          <table:table-cell>
            <text:p>246559594</text:p>
          </table:table-cell>
          <table:table-cell>
            <text:p>815703693</text:p>
          </table:table-cell>
          <table:table-cell>
            <text:p>887657357</text:p>
          </table:table-cell>
          <table:table-cell>
            <text:p>783419314</text:p>
          </table:table-cell>
          <table:table-cell>
            <text:p>744657399</text:p>
          </table:table-cell>
        </table:table-row>
        <table:table-row>
          <table:table-cell>
            <text:p>375176544</text:p>
          </table:table-cell>
          <table:table-cell>
            <text:p>837590377</text:p>
          </table:table-cell>
          <table:table-cell>
            <text:p>954164627</text:p>
          </table:table-cell>
          <table:table-cell>
            <text:p>584008894</text:p>
          </table:table-cell>
          <table:table-cell>
            <text:p>556565417</text:p>
          </table:table-cell>
          <table:table-cell>
            <text:p>369292043</text:p>
          </table:table-cell>
          <table:table-cell>
            <text:p>375717459</text:p>
          </table:table-cell>
        </table:table-row>
        <table:table-row>
          <table:table-cell>
            <text:p>92622410</text:p>
          </table:table-cell>
          <table:table-cell>
            <text:p>986014762</text:p>
          </table:table-cell>
          <table:table-cell>
            <text:p>927493720</text:p>
          </table:table-cell>
          <table:table-cell>
            <text:p>250627590</text:p>
          </table:table-cell>
          <table:table-cell>
            <text:p>401869068</text:p>
          </table:table-cell>
          <table:table-cell>
            <text:p>546511419</text:p>
          </table:table-cell>
          <table:table-cell>
            <text:p>876190131</text:p>
          </table:table-cell>
        </table:table-row>
        <table:table-row>
          <table:table-cell>
            <text:p>617287243</text:p>
          </table:table-cell>
          <table:table-cell>
            <text:p>389308300</text:p>
          </table:table-cell>
          <table:table-cell>
            <text:p>761432280</text:p>
          </table:table-cell>
          <table:table-cell>
            <text:p>213107375</text:p>
          </table:table-cell>
          <table:table-cell>
            <text:p>358569534</text:p>
          </table:table-cell>
          <table:table-cell>
            <text:p>252450975</text:p>
          </table:table-cell>
          <table:table-cell>
            <text:p>917263111</text:p>
          </table:table-cell>
        </table:table-row>
        <table:table-row>
          <table:table-cell>
            <text:p>827616537</text:p>
          </table:table-cell>
          <table:table-cell>
            <text:p>535729244</text:p>
          </table:table-cell>
          <table:table-cell>
            <text:p>15381185</text:p>
          </table:table-cell>
          <table:table-cell>
            <text:p>710229821</text:p>
          </table:table-cell>
          <table:table-cell>
            <text:p>97073854</text:p>
          </table:table-cell>
          <table:table-cell>
            <text:p>995425105</text:p>
          </table:table-cell>
          <table:table-cell>
            <text:p>970369373</text:p>
          </table:table-cell>
        </table:table-row>
        <table:table-row>
          <table:table-cell>
            <text:p>26133539</text:p>
          </table:table-cell>
          <table:table-cell>
            <text:p>144792298</text:p>
          </table:table-cell>
          <table:table-cell>
            <text:p>804316363</text:p>
          </table:table-cell>
          <table:table-cell>
            <text:p>778966088</text:p>
          </table:table-cell>
          <table:table-cell>
            <text:p>541982063</text:p>
          </table:table-cell>
          <table:table-cell>
            <text:p>563887120</text:p>
          </table:table-cell>
          <table:table-cell>
            <text:p>899516261</text:p>
          </table:table-cell>
        </table:table-row>
        <table:table-row>
          <table:table-cell>
            <text:p>849785730</text:p>
          </table:table-cell>
          <table:table-cell>
            <text:p>273277214</text:p>
          </table:table-cell>
          <table:table-cell>
            <text:p>662239050</text:p>
          </table:table-cell>
          <table:table-cell>
            <text:p>204670844</text:p>
          </table:table-cell>
          <table:table-cell>
            <text:p>883031475</text:p>
          </table:table-cell>
          <table:table-cell>
            <text:p>944151452</text:p>
          </table:table-cell>
          <table:table-cell>
            <text:p>961215757</text:p>
          </table:table-cell>
        </table:table-row>
        <table:table-row>
          <table:table-cell>
            <text:p>897290304</text:p>
          </table:table-cell>
          <table:table-cell>
            <text:p>21756743</text:p>
          </table:table-cell>
          <table:table-cell>
            <text:p>210451526</text:p>
          </table:table-cell>
          <table:table-cell>
            <text:p>990324489</text:p>
          </table:table-cell>
          <table:table-cell>
            <text:p>529302186</text:p>
          </table:table-cell>
          <table:table-cell>
            <text:p>172903529</text:p>
          </table:table-cell>
          <table:table-cell>
            <text:p>773438946</text:p>
          </table:table-cell>
        </table:table-row>
        <table:table-row>
          <table:table-cell>
            <text:p>663735748</text:p>
          </table:table-cell>
          <table:table-cell>
            <text:p>339928839</text:p>
          </table:table-cell>
          <table:table-cell>
            <text:p>999660867</text:p>
          </table:table-cell>
          <table:table-cell>
            <text:p>87712661</text:p>
          </table:table-cell>
          <table:table-cell>
            <text:p>241762753</text:p>
          </table:table-cell>
          <table:table-cell>
            <text:p>533790992</text:p>
          </table:table-cell>
          <table:table-cell>
            <text:p>733242866</text:p>
          </table:table-cell>
        </table:table-row>
        <table:table-row>
          <table:table-cell>
            <text:p>3356978</text:p>
          </table:table-cell>
          <table:table-cell>
            <text:p>692784158</text:p>
          </table:table-cell>
          <table:table-cell>
            <text:p>760842023</text:p>
          </table:table-cell>
          <table:table-cell>
            <text:p>997105310</text:p>
          </table:table-cell>
          <table:table-cell>
            <text:p>960578498</text:p>
          </table:table-cell>
          <table:table-cell>
            <text:p>431068449</text:p>
          </table:table-cell>
          <table:table-cell>
            <text:p>428884151</text:p>
          </table:table-cell>
        </table:table-row>
        <table:table-row>
          <table:table-cell>
            <text:p>721883743</text:p>
          </table:table-cell>
          <table:table-cell>
            <text:p>292643740</text:p>
          </table:table-cell>
          <table:table-cell>
            <text:p>388606548</text:p>
          </table:table-cell>
          <table:table-cell>
            <text:p>591311481</text:p>
          </table:table-cell>
          <table:table-cell>
            <text:p>323710441</text:p>
          </table:table-cell>
          <table:table-cell>
            <text:p>901958129</text:p>
          </table:table-cell>
          <table:table-cell>
            <text:p>461939856</text:p>
          </table:table-cell>
        </table:table-row>
        <table:table-row>
          <table:table-cell>
            <text:p>352003131</text:p>
          </table:table-cell>
          <table:table-cell>
            <text:p>397406992</text:p>
          </table:table-cell>
          <table:table-cell>
            <text:p>611037642</text:p>
          </table:table-cell>
          <table:table-cell>
            <text:p>747889723</text:p>
          </table:table-cell>
          <table:table-cell>
            <text:p>297604998</text:p>
          </table:table-cell>
          <table:table-cell>
            <text:p>534552819</text:p>
          </table:table-cell>
          <table:table-cell>
            <text:p>38714852</text:p>
          </table:table-cell>
        </table:table-row>
        <table:table-row>
          <table:table-cell>
            <text:p>994367828</text:p>
          </table:table-cell>
          <table:table-cell>
            <text:p>523221430</text:p>
          </table:table-cell>
          <table:table-cell>
            <text:p>427244972</text:p>
          </table:table-cell>
          <table:table-cell>
            <text:p>121054303</text:p>
          </table:table-cell>
          <table:table-cell>
            <text:p>142174818</text:p>
          </table:table-cell>
          <table:table-cell>
            <text:p>382147884</text:p>
          </table:table-cell>
          <table:table-cell>
            <text:p>477757864</text:p>
          </table:table-cell>
        </table:table-row>
        <table:table-row>
          <table:table-cell>
            <text:p>699569367</text:p>
          </table:table-cell>
          <table:table-cell>
            <text:p>909850918</text:p>
          </table:table-cell>
          <table:table-cell>
            <text:p>304769282</text:p>
          </table:table-cell>
          <table:table-cell>
            <text:p>535877095</text:p>
          </table:table-cell>
          <table:table-cell>
            <text:p>292840959</text:p>
          </table:table-cell>
          <table:table-cell>
            <text:p>884844711</text:p>
          </table:table-cell>
          <table:table-cell>
            <text:p>71728371</text:p>
          </table:table-cell>
        </table:table-row>
        <table:table-row>
          <table:table-cell>
            <text:p>978546858</text:p>
          </table:table-cell>
          <table:table-cell>
            <text:p>709936082</text:p>
          </table:table-cell>
          <table:table-cell>
            <text:p>578370128</text:p>
          </table:table-cell>
          <table:table-cell>
            <text:p>853948723</text:p>
          </table:table-cell>
          <table:table-cell>
            <text:p>336136152</text:p>
          </table:table-cell>
          <table:table-cell>
            <text:p>470414213</text:p>
          </table:table-cell>
          <table:table-cell>
            <text:p>828456053</text:p>
          </table:table-cell>
        </table:table-row>
        <table:table-row>
          <table:table-cell>
            <text:p>264203707</text:p>
          </table:table-cell>
          <table:table-cell>
            <text:p>49634017</text:p>
          </table:table-cell>
          <table:table-cell>
            <text:p>563860246</text:p>
          </table:table-cell>
          <table:table-cell>
            <text:p>583716540</text:p>
          </table:table-cell>
          <table:table-cell>
            <text:p>394983173</text:p>
          </table:table-cell>
          <table:table-cell>
            <text:p>699938161</text:p>
          </table:table-cell>
          <table:table-cell>
            <text:p>535250551</text:p>
          </table:table-cell>
        </table:table-row>
        <table:table-row>
          <table:table-cell>
            <text:p>978314717</text:p>
          </table:table-cell>
          <table:table-cell>
            <text:p>247486802</text:p>
          </table:table-cell>
          <table:table-cell>
            <text:p>508689761</text:p>
          </table:table-cell>
          <table:table-cell>
            <text:p>273482432</text:p>
          </table:table-cell>
          <table:table-cell>
            <text:p>756798135</text:p>
          </table:table-cell>
          <table:table-cell>
            <text:p>499421116</text:p>
          </table:table-cell>
          <table:table-cell>
            <text:p>773124926</text:p>
          </table:table-cell>
        </table:table-row>
        <table:table-row>
          <table:table-cell>
            <text:p>822195145</text:p>
          </table:table-cell>
          <table:table-cell>
            <text:p>753130193</text:p>
          </table:table-cell>
          <table:table-cell>
            <text:p>103420930</text:p>
          </table:table-cell>
          <table:table-cell>
            <text:p>802821433</text:p>
          </table:table-cell>
          <table:table-cell>
            <text:p>315840356</text:p>
          </table:table-cell>
          <table:table-cell>
            <text:p>833806747</text:p>
          </table:table-cell>
          <table:table-cell>
            <text:p>904042980</text:p>
          </table:table-cell>
        </table:table-row>
        <table:table-row>
          <table:table-cell>
            <text:p>480185090</text:p>
          </table:table-cell>
          <table:table-cell>
            <text:p>974024992</text:p>
          </table:table-cell>
          <table:table-cell>
            <text:p>533749107</text:p>
          </table:table-cell>
          <table:table-cell>
            <text:p>962906438</text:p>
          </table:table-cell>
          <table:table-cell>
            <text:p>325177132</text:p>
          </table:table-cell>
          <table:table-cell>
            <text:p>130087065</text:p>
          </table:table-cell>
          <table:table-cell>
            <text:p>63116366</text:p>
          </table:table-cell>
        </table:table-row>
        <table:table-row>
          <table:table-cell>
            <text:p>327042008</text:p>
          </table:table-cell>
          <table:table-cell>
            <text:p>680401244</text:p>
          </table:table-cell>
          <table:table-cell>
            <text:p>577665749</text:p>
          </table:table-cell>
          <table:table-cell>
            <text:p>726592692</text:p>
          </table:table-cell>
          <table:table-cell>
            <text:p>674688457</text:p>
          </table:table-cell>
          <table:table-cell>
            <text:p>95589599</text:p>
          </table:table-cell>
          <table:table-cell>
            <text:p>226098612</text:p>
          </table:table-cell>
        </table:table-row>
        <table:table-row>
          <table:table-cell>
            <text:p>462348679</text:p>
          </table:table-cell>
          <table:table-cell>
            <text:p>633319733</text:p>
          </table:table-cell>
          <table:table-cell>
            <text:p>684518944</text:p>
          </table:table-cell>
          <table:table-cell>
            <text:p>417607203</text:p>
          </table:table-cell>
          <table:table-cell>
            <text:p>707587637</text:p>
          </table:table-cell>
          <table:table-cell>
            <text:p>255464499</text:p>
          </table:table-cell>
          <table:table-cell>
            <text:p>844256299</text:p>
          </table:table-cell>
        </table:table-row>
        <table:table-row>
          <table:table-cell>
            <text:p>135429828</text:p>
          </table:table-cell>
          <table:table-cell>
            <text:p>494902962</text:p>
          </table:table-cell>
          <table:table-cell>
            <text:p>583625276</text:p>
          </table:table-cell>
          <table:table-cell>
            <text:p>521167598</text:p>
          </table:table-cell>
          <table:table-cell>
            <text:p>382320598</text:p>
          </table:table-cell>
          <table:table-cell>
            <text:p>812026034</text:p>
          </table:table-cell>
          <table:table-cell>
            <text:p>641462839</text:p>
          </table:table-cell>
        </table:table-row>
        <table:table-row>
          <table:table-cell>
            <text:p>520983254</text:p>
          </table:table-cell>
          <table:table-cell>
            <text:p>456100034</text:p>
          </table:table-cell>
          <table:table-cell>
            <text:p>828649864</text:p>
          </table:table-cell>
          <table:table-cell>
            <text:p>972699765</text:p>
          </table:table-cell>
          <table:table-cell>
            <text:p>329597243</text:p>
          </table:table-cell>
          <table:table-cell>
            <text:p>229552007</text:p>
          </table:table-cell>
          <table:table-cell>
            <text:p>416727812</text:p>
          </table:table-cell>
        </table:table-row>
        <table:table-row>
          <table:table-cell>
            <text:p>695744609</text:p>
          </table:table-cell>
          <table:table-cell>
            <text:p>685350070</text:p>
          </table:table-cell>
          <table:table-cell>
            <text:p>742557483</text:p>
          </table:table-cell>
          <table:table-cell>
            <text:p>502355543</text:p>
          </table:table-cell>
          <table:table-cell>
            <text:p>910862021</text:p>
          </table:table-cell>
          <table:table-cell>
            <text:p>105657079</text:p>
          </table:table-cell>
          <table:table-cell>
            <text:p>146099499</text:p>
          </table:table-cell>
        </table:table-row>
        <table:table-row>
          <table:table-cell>
            <text:p>336453978</text:p>
          </table:table-cell>
          <table:table-cell>
            <text:p>116846133</text:p>
          </table:table-cell>
          <table:table-cell>
            <text:p>970751058</text:p>
          </table:table-cell>
          <table:table-cell>
            <text:p>201326108</text:p>
          </table:table-cell>
          <table:table-cell>
            <text:p>315518337</text:p>
          </table:table-cell>
          <table:table-cell>
            <text:p>378098154</text:p>
          </table:table-cell>
          <table:table-cell>
            <text:p>473858185</text:p>
          </table:table-cell>
        </table:table-row>
        <table:table-row>
          <table:table-cell>
            <text:p>402475417</text:p>
          </table:table-cell>
          <table:table-cell>
            <text:p>470394482</text:p>
          </table:table-cell>
          <table:table-cell>
            <text:p>566350102</text:p>
          </table:table-cell>
          <table:table-cell>
            <text:p>814501001</text:p>
          </table:table-cell>
          <table:table-cell>
            <text:p>532312504</text:p>
          </table:table-cell>
          <table:table-cell>
            <text:p>30582386</text:p>
          </table:table-cell>
          <table:table-cell>
            <text:p>333830284</text:p>
          </table:table-cell>
        </table:table-row>
        <table:table-row>
          <table:table-cell>
            <text:p>665135212</text:p>
          </table:table-cell>
          <table:table-cell>
            <text:p>439652641</text:p>
          </table:table-cell>
          <table:table-cell>
            <text:p>2432150</text:p>
          </table:table-cell>
          <table:table-cell>
            <text:p>729375837</text:p>
          </table:table-cell>
          <table:table-cell>
            <text:p>345963464</text:p>
          </table:table-cell>
          <table:table-cell>
            <text:p>139369863</text:p>
          </table:table-cell>
          <table:table-cell>
            <text:p>484759819</text:p>
          </table:table-cell>
        </table:table-row>
        <table:table-row>
          <table:table-cell>
            <text:p>750630548</text:p>
          </table:table-cell>
          <table:table-cell>
            <text:p>55067156</text:p>
          </table:table-cell>
          <table:table-cell>
            <text:p>671116794</text:p>
          </table:table-cell>
          <table:table-cell>
            <text:p>313194086</text:p>
          </table:table-cell>
          <table:table-cell>
            <text:p>190485653</text:p>
          </table:table-cell>
          <table:table-cell>
            <text:p>813054348</text:p>
          </table:table-cell>
          <table:table-cell>
            <text:p>753988507</text:p>
          </table:table-cell>
        </table:table-row>
        <table:table-row>
          <table:table-cell>
            <text:p>388063242</text:p>
          </table:table-cell>
          <table:table-cell>
            <text:p>867361284</text:p>
          </table:table-cell>
          <table:table-cell>
            <text:p>286718981</text:p>
          </table:table-cell>
          <table:table-cell>
            <text:p>294762599</text:p>
          </table:table-cell>
          <table:table-cell>
            <text:p>554448148</text:p>
          </table:table-cell>
          <table:table-cell>
            <text:p>621610403</text:p>
          </table:table-cell>
          <table:table-cell>
            <text:p>201458174</text:p>
          </table:table-cell>
        </table:table-row>
        <table:table-row>
          <table:table-cell>
            <text:p>242379988</text:p>
          </table:table-cell>
          <table:table-cell>
            <text:p>303720899</text:p>
          </table:table-cell>
          <table:table-cell>
            <text:p>627042622</text:p>
          </table:table-cell>
          <table:table-cell>
            <text:p>868051686</text:p>
          </table:table-cell>
          <table:table-cell>
            <text:p>908313503</text:p>
          </table:table-cell>
          <table:table-cell>
            <text:p>980786034</text:p>
          </table:table-cell>
          <table:table-cell>
            <text:p>745415594</text:p>
          </table:table-cell>
        </table:table-row>
        <table:table-row>
          <table:table-cell>
            <text:p>483247998</text:p>
          </table:table-cell>
          <table:table-cell>
            <text:p>167353789</text:p>
          </table:table-cell>
          <table:table-cell>
            <text:p>84728181</text:p>
          </table:table-cell>
          <table:table-cell>
            <text:p>856137956</text:p>
          </table:table-cell>
          <table:table-cell>
            <text:p>434970666</text:p>
          </table:table-cell>
          <table:table-cell>
            <text:p>922929333</text:p>
          </table:table-cell>
          <table:table-cell>
            <text:p>361089288</text:p>
          </table:table-cell>
        </table:table-row>
        <table:table-row>
          <table:table-cell>
            <text:p>270458996</text:p>
          </table:table-cell>
          <table:table-cell>
            <text:p>354276655</text:p>
          </table:table-cell>
          <table:table-cell>
            <text:p>885632891</text:p>
          </table:table-cell>
          <table:table-cell>
            <text:p>708101873</text:p>
          </table:table-cell>
          <table:table-cell>
            <text:p>342247796</text:p>
          </table:table-cell>
          <table:table-cell>
            <text:p>123752208</text:p>
          </table:table-cell>
          <table:table-cell>
            <text:p>447042306</text:p>
          </table:table-cell>
        </table:table-row>
        <table:table-row>
          <table:table-cell>
            <text:p>506322234</text:p>
          </table:table-cell>
          <table:table-cell>
            <text:p>551334303</text:p>
          </table:table-cell>
          <table:table-cell>
            <text:p>942058503</text:p>
          </table:table-cell>
          <table:table-cell>
            <text:p>470986233</text:p>
          </table:table-cell>
          <table:table-cell>
            <text:p>276298294</text:p>
          </table:table-cell>
          <table:table-cell>
            <text:p>292597673</text:p>
          </table:table-cell>
          <table:table-cell>
            <text:p>961567762</text:p>
          </table:table-cell>
        </table:table-row>
        <table:table-row>
          <table:table-cell>
            <text:p>484817144</text:p>
          </table:table-cell>
          <table:table-cell>
            <text:p>619313455</text:p>
          </table:table-cell>
          <table:table-cell>
            <text:p>671615245</text:p>
          </table:table-cell>
          <table:table-cell>
            <text:p>477113611</text:p>
          </table:table-cell>
          <table:table-cell>
            <text:p>714571005</text:p>
          </table:table-cell>
          <table:table-cell>
            <text:p>968982740</text:p>
          </table:table-cell>
          <table:table-cell>
            <text:p>770958208</text:p>
          </table:table-cell>
        </table:table-row>
        <table:table-row>
          <table:table-cell>
            <text:p>878188295</text:p>
          </table:table-cell>
          <table:table-cell>
            <text:p>229280350</text:p>
          </table:table-cell>
          <table:table-cell>
            <text:p>288145912</text:p>
          </table:table-cell>
          <table:table-cell>
            <text:p>943582441</text:p>
          </table:table-cell>
          <table:table-cell>
            <text:p>630379677</text:p>
          </table:table-cell>
          <table:table-cell>
            <text:p>870521111</text:p>
          </table:table-cell>
          <table:table-cell>
            <text:p>765562347</text:p>
          </table:table-cell>
        </table:table-row>
        <table:table-row>
          <table:table-cell>
            <text:p>451848345</text:p>
          </table:table-cell>
          <table:table-cell>
            <text:p>744940646</text:p>
          </table:table-cell>
          <table:table-cell>
            <text:p>925021954</text:p>
          </table:table-cell>
          <table:table-cell>
            <text:p>187689698</text:p>
          </table:table-cell>
          <table:table-cell>
            <text:p>112432668</text:p>
          </table:table-cell>
          <table:table-cell>
            <text:p>752373761</text:p>
          </table:table-cell>
          <table:table-cell>
            <text:p>203314345</text:p>
          </table:table-cell>
        </table:table-row>
        <table:table-row>
          <table:table-cell>
            <text:p>629208070</text:p>
          </table:table-cell>
          <table:table-cell>
            <text:p>390460373</text:p>
          </table:table-cell>
          <table:table-cell>
            <text:p>851596462</text:p>
          </table:table-cell>
          <table:table-cell>
            <text:p>117440129</text:p>
          </table:table-cell>
          <table:table-cell>
            <text:p>683294716</text:p>
          </table:table-cell>
          <table:table-cell>
            <text:p>394833875</text:p>
          </table:table-cell>
          <table:table-cell>
            <text:p>252590554</text:p>
          </table:table-cell>
        </table:table-row>
        <table:table-row>
          <table:table-cell>
            <text:p>67458504</text:p>
          </table:table-cell>
          <table:table-cell>
            <text:p>91088735</text:p>
          </table:table-cell>
          <table:table-cell>
            <text:p>871123195</text:p>
          </table:table-cell>
          <table:table-cell>
            <text:p>735380168</text:p>
          </table:table-cell>
          <table:table-cell>
            <text:p>17634203</text:p>
          </table:table-cell>
          <table:table-cell>
            <text:p>597324052</text:p>
          </table:table-cell>
          <table:table-cell>
            <text:p>772167842</text:p>
          </table:table-cell>
        </table:table-row>
        <table:table-row>
          <table:table-cell>
            <text:p>734891420</text:p>
          </table:table-cell>
          <table:table-cell>
            <text:p>399312828</text:p>
          </table:table-cell>
          <table:table-cell>
            <text:p>534715423</text:p>
          </table:table-cell>
          <table:table-cell>
            <text:p>226083173</text:p>
          </table:table-cell>
          <table:table-cell>
            <text:p>424368845</text:p>
          </table:table-cell>
          <table:table-cell>
            <text:p>671147659</text:p>
          </table:table-cell>
          <table:table-cell>
            <text:p>754976657</text:p>
          </table:table-cell>
        </table:table-row>
        <table:table-row>
          <table:table-cell>
            <text:p>62713799</text:p>
          </table:table-cell>
          <table:table-cell>
            <text:p>651604343</text:p>
          </table:table-cell>
          <table:table-cell>
            <text:p>213688956</text:p>
          </table:table-cell>
          <table:table-cell>
            <text:p>876612192</text:p>
          </table:table-cell>
          <table:table-cell>
            <text:p>430669918</text:p>
          </table:table-cell>
          <table:table-cell>
            <text:p>585219556</text:p>
          </table:table-cell>
          <table:table-cell>
            <text:p>635630737</text:p>
          </table:table-cell>
        </table:table-row>
        <table:table-row>
          <table:table-cell>
            <text:p>883018215</text:p>
          </table:table-cell>
          <table:table-cell>
            <text:p>572961944</text:p>
          </table:table-cell>
          <table:table-cell>
            <text:p>269917089</text:p>
          </table:table-cell>
          <table:table-cell>
            <text:p>703413331</text:p>
          </table:table-cell>
          <table:table-cell>
            <text:p>19824413</text:p>
          </table:table-cell>
          <table:table-cell>
            <text:p>542643019</text:p>
          </table:table-cell>
          <table:table-cell>
            <text:p>919362837</text:p>
          </table:table-cell>
        </table:table-row>
        <table:table-row>
          <table:table-cell>
            <text:p>592188556</text:p>
          </table:table-cell>
          <table:table-cell>
            <text:p>685952797</text:p>
          </table:table-cell>
          <table:table-cell>
            <text:p>169543541</text:p>
          </table:table-cell>
          <table:table-cell>
            <text:p>27206481</text:p>
          </table:table-cell>
          <table:table-cell>
            <text:p>575190833</text:p>
          </table:table-cell>
          <table:table-cell>
            <text:p>479383004</text:p>
          </table:table-cell>
          <table:table-cell>
            <text:p>324325474</text:p>
          </table:table-cell>
        </table:table-row>
        <table:table-row>
          <table:table-cell>
            <text:p>994750260</text:p>
          </table:table-cell>
          <table:table-cell>
            <text:p>730474124</text:p>
          </table:table-cell>
          <table:table-cell>
            <text:p>121311211</text:p>
          </table:table-cell>
          <table:table-cell>
            <text:p>462720845</text:p>
          </table:table-cell>
          <table:table-cell>
            <text:p>180967529</text:p>
          </table:table-cell>
          <table:table-cell>
            <text:p>430916182</text:p>
          </table:table-cell>
          <table:table-cell>
            <text:p>286155429</text:p>
          </table:table-cell>
        </table:table-row>
        <table:table-row>
          <table:table-cell>
            <text:p>243998790</text:p>
          </table:table-cell>
          <table:table-cell>
            <text:p>755330324</text:p>
          </table:table-cell>
          <table:table-cell>
            <text:p>476372581</text:p>
          </table:table-cell>
          <table:table-cell>
            <text:p>147246702</text:p>
          </table:table-cell>
          <table:table-cell>
            <text:p>238087961</text:p>
          </table:table-cell>
          <table:table-cell>
            <text:p>462940808</text:p>
          </table:table-cell>
          <table:table-cell>
            <text:p>405219739</text:p>
          </table:table-cell>
        </table:table-row>
        <table:table-row>
          <table:table-cell>
            <text:p>329004648</text:p>
          </table:table-cell>
          <table:table-cell>
            <text:p>641562702</text:p>
          </table:table-cell>
          <table:table-cell>
            <text:p>607206937</text:p>
          </table:table-cell>
          <table:table-cell>
            <text:p>940624856</text:p>
          </table:table-cell>
          <table:table-cell>
            <text:p>110936968</text:p>
          </table:table-cell>
          <table:table-cell>
            <text:p>465636132</text:p>
          </table:table-cell>
          <table:table-cell>
            <text:p>548861715</text:p>
          </table:table-cell>
        </table:table-row>
        <table:table-row>
          <table:table-cell>
            <text:p>162835911</text:p>
          </table:table-cell>
          <table:table-cell>
            <text:p>373439043</text:p>
          </table:table-cell>
          <table:table-cell>
            <text:p>570386340</text:p>
          </table:table-cell>
          <table:table-cell>
            <text:p>515037310</text:p>
          </table:table-cell>
          <table:table-cell>
            <text:p>555163458</text:p>
          </table:table-cell>
          <table:table-cell>
            <text:p>725258489</text:p>
          </table:table-cell>
          <table:table-cell>
            <text:p>879137394</text:p>
          </table:table-cell>
        </table:table-row>
        <table:table-row>
          <table:table-cell>
            <text:p>599884903</text:p>
          </table:table-cell>
          <table:table-cell>
            <text:p>259781798</text:p>
          </table:table-cell>
          <table:table-cell>
            <text:p>869730063</text:p>
          </table:table-cell>
          <table:table-cell>
            <text:p>957865152</text:p>
          </table:table-cell>
          <table:table-cell>
            <text:p>512270721</text:p>
          </table:table-cell>
          <table:table-cell>
            <text:p>283952336</text:p>
          </table:table-cell>
          <table:table-cell>
            <text:p>247774420</text:p>
          </table:table-cell>
        </table:table-row>
        <table:table-row>
          <table:table-cell>
            <text:p>558568282</text:p>
          </table:table-cell>
          <table:table-cell>
            <text:p>653008907</text:p>
          </table:table-cell>
          <table:table-cell>
            <text:p>83962872</text:p>
          </table:table-cell>
          <table:table-cell>
            <text:p>59280637</text:p>
          </table:table-cell>
          <table:table-cell>
            <text:p>606608036</text:p>
          </table:table-cell>
          <table:table-cell>
            <text:p>771152536</text:p>
          </table:table-cell>
          <table:table-cell>
            <text:p>315992164</text:p>
          </table:table-cell>
        </table:table-row>
        <table:table-row>
          <table:table-cell>
            <text:p>150765593</text:p>
          </table:table-cell>
          <table:table-cell>
            <text:p>940625831</text:p>
          </table:table-cell>
          <table:table-cell>
            <text:p>865565096</text:p>
          </table:table-cell>
          <table:table-cell>
            <text:p>823050853</text:p>
          </table:table-cell>
          <table:table-cell>
            <text:p>999015669</text:p>
          </table:table-cell>
          <table:table-cell>
            <text:p>229516415</text:p>
          </table:table-cell>
          <table:table-cell>
            <text:p>644632468</text:p>
          </table:table-cell>
        </table:table-row>
        <table:table-row>
          <table:table-cell>
            <text:p>871342640</text:p>
          </table:table-cell>
          <table:table-cell>
            <text:p>965451042</text:p>
          </table:table-cell>
          <table:table-cell>
            <text:p>26035290</text:p>
          </table:table-cell>
          <table:table-cell>
            <text:p>314379003</text:p>
          </table:table-cell>
          <table:table-cell>
            <text:p>562754378</text:p>
          </table:table-cell>
          <table:table-cell>
            <text:p>414401277</text:p>
          </table:table-cell>
          <table:table-cell>
            <text:p>824012383</text:p>
          </table:table-cell>
        </table:table-row>
        <table:table-row>
          <table:table-cell>
            <text:p>594329978</text:p>
          </table:table-cell>
          <table:table-cell>
            <text:p>552698059</text:p>
          </table:table-cell>
          <table:table-cell>
            <text:p>283786289</text:p>
          </table:table-cell>
          <table:table-cell>
            <text:p>585767070</text:p>
          </table:table-cell>
          <table:table-cell>
            <text:p>133666444</text:p>
          </table:table-cell>
          <table:table-cell>
            <text:p>895296351</text:p>
          </table:table-cell>
          <table:table-cell>
            <text:p>478959829</text:p>
          </table:table-cell>
        </table:table-row>
        <table:table-row>
          <table:table-cell>
            <text:p>877020626</text:p>
          </table:table-cell>
          <table:table-cell>
            <text:p>506629396</text:p>
          </table:table-cell>
          <table:table-cell>
            <text:p>837911892</text:p>
          </table:table-cell>
          <table:table-cell>
            <text:p>761173778</text:p>
          </table:table-cell>
          <table:table-cell>
            <text:p>508675519</text:p>
          </table:table-cell>
          <table:table-cell>
            <text:p>831039907</text:p>
          </table:table-cell>
          <table:table-cell>
            <text:p>617035892</text:p>
          </table:table-cell>
        </table:table-row>
        <table:table-row>
          <table:table-cell>
            <text:p>885054035</text:p>
          </table:table-cell>
          <table:table-cell>
            <text:p>939830851</text:p>
          </table:table-cell>
          <table:table-cell>
            <text:p>295101513</text:p>
          </table:table-cell>
          <table:table-cell>
            <text:p>641361908</text:p>
          </table:table-cell>
          <table:table-cell>
            <text:p>224104252</text:p>
          </table:table-cell>
          <table:table-cell>
            <text:p>141436228</text:p>
          </table:table-cell>
          <table:table-cell>
            <text:p>389456030</text:p>
          </table:table-cell>
        </table:table-row>
        <table:table-row>
          <table:table-cell>
            <text:p>716460604</text:p>
          </table:table-cell>
          <table:table-cell>
            <text:p>617667363</text:p>
          </table:table-cell>
          <table:table-cell>
            <text:p>696804228</text:p>
          </table:table-cell>
          <table:table-cell>
            <text:p>449306076</text:p>
          </table:table-cell>
          <table:table-cell>
            <text:p>213172397</text:p>
          </table:table-cell>
          <table:table-cell>
            <text:p>553169832</text:p>
          </table:table-cell>
          <table:table-cell>
            <text:p>170293227</text:p>
          </table:table-cell>
        </table:table-row>
        <table:table-row>
          <table:table-cell>
            <text:p>364584307</text:p>
          </table:table-cell>
          <table:table-cell>
            <text:p>111622665</text:p>
          </table:table-cell>
          <table:table-cell>
            <text:p>519913382</text:p>
          </table:table-cell>
          <table:table-cell>
            <text:p>947535861</text:p>
          </table:table-cell>
          <table:table-cell>
            <text:p>729028810</text:p>
          </table:table-cell>
          <table:table-cell>
            <text:p>427238834</text:p>
          </table:table-cell>
          <table:table-cell>
            <text:p>501472615</text:p>
          </table:table-cell>
        </table:table-row>
        <table:table-row>
          <table:table-cell>
            <text:p>876640763</text:p>
          </table:table-cell>
          <table:table-cell>
            <text:p>128450404</text:p>
          </table:table-cell>
          <table:table-cell>
            <text:p>441573935</text:p>
          </table:table-cell>
          <table:table-cell>
            <text:p>354642996</text:p>
          </table:table-cell>
          <table:table-cell>
            <text:p>687943560</text:p>
          </table:table-cell>
          <table:table-cell>
            <text:p>733047340</text:p>
          </table:table-cell>
          <table:table-cell>
            <text:p>220062072</text:p>
          </table:table-cell>
        </table:table-row>
        <table:table-row>
          <table:table-cell>
            <text:p>351280286</text:p>
          </table:table-cell>
          <table:table-cell>
            <text:p>810989433</text:p>
          </table:table-cell>
          <table:table-cell>
            <text:p>958361526</text:p>
          </table:table-cell>
          <table:table-cell>
            <text:p>640413001</text:p>
          </table:table-cell>
          <table:table-cell>
            <text:p>4586374</text:p>
          </table:table-cell>
          <table:table-cell>
            <text:p>972775683</text:p>
          </table:table-cell>
          <table:table-cell>
            <text:p>918329931</text:p>
          </table:table-cell>
        </table:table-row>
        <table:table-row>
          <table:table-cell>
            <text:p>351837251</text:p>
          </table:table-cell>
          <table:table-cell>
            <text:p>455900075</text:p>
          </table:table-cell>
          <table:table-cell>
            <text:p>904763430</text:p>
          </table:table-cell>
          <table:table-cell>
            <text:p>494183311</text:p>
          </table:table-cell>
          <table:table-cell>
            <text:p>524660976</text:p>
          </table:table-cell>
          <table:table-cell>
            <text:p>141509829</text:p>
          </table:table-cell>
          <table:table-cell>
            <text:p>210927144</text:p>
          </table:table-cell>
        </table:table-row>
        <table:table-row>
          <table:table-cell>
            <text:p>526101192</text:p>
          </table:table-cell>
          <table:table-cell>
            <text:p>916317267</text:p>
          </table:table-cell>
          <table:table-cell>
            <text:p>12528605</text:p>
          </table:table-cell>
          <table:table-cell>
            <text:p>477003786</text:p>
          </table:table-cell>
          <table:table-cell>
            <text:p>778188175</text:p>
          </table:table-cell>
          <table:table-cell>
            <text:p>772199553</text:p>
          </table:table-cell>
          <table:table-cell>
            <text:p>849595710</text:p>
          </table:table-cell>
        </table:table-row>
        <table:table-row>
          <table:table-cell>
            <text:p>792619110</text:p>
          </table:table-cell>
          <table:table-cell>
            <text:p>298337207</text:p>
          </table:table-cell>
          <table:table-cell>
            <text:p>431328385</text:p>
          </table:table-cell>
          <table:table-cell>
            <text:p>611048959</text:p>
          </table:table-cell>
          <table:table-cell>
            <text:p>981935973</text:p>
          </table:table-cell>
          <table:table-cell>
            <text:p>175771246</text:p>
          </table:table-cell>
          <table:table-cell>
            <text:p>566174978</text:p>
          </table:table-cell>
        </table:table-row>
        <table:table-row>
          <table:table-cell>
            <text:p>509494282</text:p>
          </table:table-cell>
          <table:table-cell>
            <text:p>918300936</text:p>
          </table:table-cell>
          <table:table-cell>
            <text:p>986526637</text:p>
          </table:table-cell>
          <table:table-cell>
            <text:p>901689423</text:p>
          </table:table-cell>
          <table:table-cell>
            <text:p>769000218</text:p>
          </table:table-cell>
          <table:table-cell>
            <text:p>31044855</text:p>
          </table:table-cell>
          <table:table-cell>
            <text:p>935397211</text:p>
          </table:table-cell>
        </table:table-row>
        <table:table-row>
          <table:table-cell>
            <text:p>168655389</text:p>
          </table:table-cell>
          <table:table-cell>
            <text:p>58620298</text:p>
          </table:table-cell>
          <table:table-cell>
            <text:p>202056585</text:p>
          </table:table-cell>
          <table:table-cell>
            <text:p>788163411</text:p>
          </table:table-cell>
          <table:table-cell>
            <text:p>78743097</text:p>
          </table:table-cell>
          <table:table-cell>
            <text:p>196826406</text:p>
          </table:table-cell>
          <table:table-cell>
            <text:p>121422204</text:p>
          </table:table-cell>
        </table:table-row>
        <table:table-row>
          <table:table-cell>
            <text:p>489635996</text:p>
          </table:table-cell>
          <table:table-cell>
            <text:p>200691578</text:p>
          </table:table-cell>
          <table:table-cell>
            <text:p>309830483</text:p>
          </table:table-cell>
          <table:table-cell>
            <text:p>536782230</text:p>
          </table:table-cell>
          <table:table-cell>
            <text:p>540058148</text:p>
          </table:table-cell>
          <table:table-cell>
            <text:p>401594274</text:p>
          </table:table-cell>
          <table:table-cell>
            <text:p>616968452</text:p>
          </table:table-cell>
        </table:table-row>
        <table:table-row>
          <table:table-cell>
            <text:p>756486070</text:p>
          </table:table-cell>
          <table:table-cell>
            <text:p>545314254</text:p>
          </table:table-cell>
          <table:table-cell>
            <text:p>977629277</text:p>
          </table:table-cell>
          <table:table-cell>
            <text:p>216315565</text:p>
          </table:table-cell>
          <table:table-cell>
            <text:p>185729665</text:p>
          </table:table-cell>
          <table:table-cell>
            <text:p>976963405</text:p>
          </table:table-cell>
          <table:table-cell>
            <text:p>646510291</text:p>
          </table:table-cell>
        </table:table-row>
        <table:table-row>
          <table:table-cell>
            <text:p>984744898</text:p>
          </table:table-cell>
          <table:table-cell>
            <text:p>614178436</text:p>
          </table:table-cell>
          <table:table-cell>
            <text:p>797363354</text:p>
          </table:table-cell>
          <table:table-cell>
            <text:p>309756204</text:p>
          </table:table-cell>
          <table:table-cell>
            <text:p>554595280</text:p>
          </table:table-cell>
          <table:table-cell>
            <text:p>600487419</text:p>
          </table:table-cell>
          <table:table-cell>
            <text:p>984508723</text:p>
          </table:table-cell>
        </table:table-row>
        <table:table-row>
          <table:table-cell>
            <text:p>209578222</text:p>
          </table:table-cell>
          <table:table-cell>
            <text:p>567655926</text:p>
          </table:table-cell>
          <table:table-cell>
            <text:p>465316761</text:p>
          </table:table-cell>
          <table:table-cell>
            <text:p>511544402</text:p>
          </table:table-cell>
          <table:table-cell>
            <text:p>88515702</text:p>
          </table:table-cell>
          <table:table-cell>
            <text:p>539009285</text:p>
          </table:table-cell>
          <table:table-cell>
            <text:p>710637827</text:p>
          </table:table-cell>
        </table:table-row>
        <table:table-row>
          <table:table-cell>
            <text:p>751597274</text:p>
          </table:table-cell>
          <table:table-cell>
            <text:p>799508211</text:p>
          </table:table-cell>
          <table:table-cell>
            <text:p>555667483</text:p>
          </table:table-cell>
          <table:table-cell>
            <text:p>542785728</text:p>
          </table:table-cell>
          <table:table-cell>
            <text:p>386742470</text:p>
          </table:table-cell>
          <table:table-cell>
            <text:p>591708017</text:p>
          </table:table-cell>
          <table:table-cell>
            <text:p>33697597</text:p>
          </table:table-cell>
        </table:table-row>
        <table:table-row>
          <table:table-cell>
            <text:p>821188171</text:p>
          </table:table-cell>
          <table:table-cell>
            <text:p>125823926</text:p>
          </table:table-cell>
          <table:table-cell>
            <text:p>876094024</text:p>
          </table:table-cell>
          <table:table-cell>
            <text:p>686299345</text:p>
          </table:table-cell>
          <table:table-cell>
            <text:p>648289627</text:p>
          </table:table-cell>
          <table:table-cell>
            <text:p>535024056</text:p>
          </table:table-cell>
          <table:table-cell>
            <text:p>562294240</text:p>
          </table:table-cell>
        </table:table-row>
        <table:table-row>
          <table:table-cell>
            <text:p>796742450</text:p>
          </table:table-cell>
          <table:table-cell>
            <text:p>157822652</text:p>
          </table:table-cell>
          <table:table-cell>
            <text:p>983811359</text:p>
          </table:table-cell>
          <table:table-cell>
            <text:p>189985347</text:p>
          </table:table-cell>
          <table:table-cell>
            <text:p>248127821</text:p>
          </table:table-cell>
          <table:table-cell>
            <text:p>566871199</text:p>
          </table:table-cell>
          <table:table-cell>
            <text:p>464759587</text:p>
          </table:table-cell>
        </table:table-row>
        <table:table-row>
          <table:table-cell>
            <text:p>95109930</text:p>
          </table:table-cell>
          <table:table-cell>
            <text:p>687508819</text:p>
          </table:table-cell>
          <table:table-cell>
            <text:p>691320229</text:p>
          </table:table-cell>
          <table:table-cell>
            <text:p>304739224</text:p>
          </table:table-cell>
          <table:table-cell>
            <text:p>824148402</text:p>
          </table:table-cell>
          <table:table-cell>
            <text:p>265400033</text:p>
          </table:table-cell>
          <table:table-cell>
            <text:p>929035477</text:p>
          </table:table-cell>
        </table:table-row>
        <table:table-row>
          <table:table-cell>
            <text:p>671344060</text:p>
          </table:table-cell>
          <table:table-cell>
            <text:p>2154722</text:p>
          </table:table-cell>
          <table:table-cell>
            <text:p>890252927</text:p>
          </table:table-cell>
          <table:table-cell>
            <text:p>867683448</text:p>
          </table:table-cell>
          <table:table-cell>
            <text:p>947110825</text:p>
          </table:table-cell>
          <table:table-cell>
            <text:p>357936022</text:p>
          </table:table-cell>
          <table:table-cell>
            <text:p>154644818</text:p>
          </table:table-cell>
        </table:table-row>
        <table:table-row>
          <table:table-cell>
            <text:p>52634225</text:p>
          </table:table-cell>
          <table:table-cell>
            <text:p>68766656</text:p>
          </table:table-cell>
          <table:table-cell>
            <text:p>651500602</text:p>
          </table:table-cell>
          <table:table-cell>
            <text:p>712809549</text:p>
          </table:table-cell>
          <table:table-cell>
            <text:p>347638036</text:p>
          </table:table-cell>
          <table:table-cell>
            <text:p>858075341</text:p>
          </table:table-cell>
          <table:table-cell>
            <text:p>386941189</text:p>
          </table:table-cell>
        </table:table-row>
        <table:table-row>
          <table:table-cell>
            <text:p>398802618</text:p>
          </table:table-cell>
          <table:table-cell>
            <text:p>292767604</text:p>
          </table:table-cell>
          <table:table-cell>
            <text:p>439951280</text:p>
          </table:table-cell>
          <table:table-cell>
            <text:p>421557141</text:p>
          </table:table-cell>
          <table:table-cell>
            <text:p>836535881</text:p>
          </table:table-cell>
          <table:table-cell>
            <text:p>709535517</text:p>
          </table:table-cell>
          <table:table-cell>
            <text:p>168371962</text:p>
          </table:table-cell>
        </table:table-row>
        <table:table-row>
          <table:table-cell>
            <text:p>727921064</text:p>
          </table:table-cell>
          <table:table-cell>
            <text:p>695631462</text:p>
          </table:table-cell>
          <table:table-cell>
            <text:p>918827211</text:p>
          </table:table-cell>
          <table:table-cell>
            <text:p>945330357</text:p>
          </table:table-cell>
          <table:table-cell>
            <text:p>61197932</text:p>
          </table:table-cell>
          <table:table-cell>
            <text:p>636837922</text:p>
          </table:table-cell>
          <table:table-cell>
            <text:p>259910628</text:p>
          </table:table-cell>
        </table:table-row>
        <table:table-row>
          <table:table-cell>
            <text:p>731624466</text:p>
          </table:table-cell>
          <table:table-cell>
            <text:p>318266886</text:p>
          </table:table-cell>
          <table:table-cell>
            <text:p>532233107</text:p>
          </table:table-cell>
          <table:table-cell>
            <text:p>774941588</text:p>
          </table:table-cell>
          <table:table-cell>
            <text:p>657400161</text:p>
          </table:table-cell>
          <table:table-cell>
            <text:p>311699248</text:p>
          </table:table-cell>
          <table:table-cell>
            <text:p>944460890</text:p>
          </table:table-cell>
        </table:table-row>
        <table:table-row>
          <table:table-cell>
            <text:p>221354227</text:p>
          </table:table-cell>
          <table:table-cell>
            <text:p>217704051</text:p>
          </table:table-cell>
          <table:table-cell>
            <text:p>984578637</text:p>
          </table:table-cell>
          <table:table-cell>
            <text:p>625201328</text:p>
          </table:table-cell>
          <table:table-cell>
            <text:p>622877256</text:p>
          </table:table-cell>
          <table:table-cell>
            <text:p>991955559</text:p>
          </table:table-cell>
          <table:table-cell>
            <text:p>638579962</text:p>
          </table:table-cell>
        </table:table-row>
        <table:table-row>
          <table:table-cell>
            <text:p>830680957</text:p>
          </table:table-cell>
          <table:table-cell>
            <text:p>235751929</text:p>
          </table:table-cell>
          <table:table-cell>
            <text:p>626374788</text:p>
          </table:table-cell>
          <table:table-cell>
            <text:p>314595846</text:p>
          </table:table-cell>
          <table:table-cell>
            <text:p>43027596</text:p>
          </table:table-cell>
          <table:table-cell>
            <text:p>510632752</text:p>
          </table:table-cell>
          <table:table-cell>
            <text:p>858470150</text:p>
          </table:table-cell>
        </table:table-row>
        <table:table-row>
          <table:table-cell>
            <text:p>895228274</text:p>
          </table:table-cell>
          <table:table-cell>
            <text:p>551649328</text:p>
          </table:table-cell>
          <table:table-cell>
            <text:p>101607095</text:p>
          </table:table-cell>
          <table:table-cell>
            <text:p>456959971</text:p>
          </table:table-cell>
          <table:table-cell>
            <text:p>265373317</text:p>
          </table:table-cell>
          <table:table-cell>
            <text:p>130707652</text:p>
          </table:table-cell>
          <table:table-cell>
            <text:p>144522352</text:p>
          </table:table-cell>
        </table:table-row>
        <table:table-row>
          <table:table-cell>
            <text:p>477753869</text:p>
          </table:table-cell>
          <table:table-cell>
            <text:p>364084741</text:p>
          </table:table-cell>
          <table:table-cell>
            <text:p>690885825</text:p>
          </table:table-cell>
          <table:table-cell>
            <text:p>672019769</text:p>
          </table:table-cell>
          <table:table-cell>
            <text:p>466313699</text:p>
          </table:table-cell>
          <table:table-cell>
            <text:p>701618422</text:p>
          </table:table-cell>
          <table:table-cell>
            <text:p>942560089</text:p>
          </table:table-cell>
        </table:table-row>
        <table:table-row>
          <table:table-cell>
            <text:p>408410041</text:p>
          </table:table-cell>
          <table:table-cell>
            <text:p>260152172</text:p>
          </table:table-cell>
          <table:table-cell>
            <text:p>168393469</text:p>
          </table:table-cell>
          <table:table-cell>
            <text:p>65260921</text:p>
          </table:table-cell>
          <table:table-cell>
            <text:p>979486796</text:p>
          </table:table-cell>
          <table:table-cell>
            <text:p>462186298</text:p>
          </table:table-cell>
          <table:table-cell>
            <text:p>816852136</text:p>
          </table:table-cell>
        </table:table-row>
        <table:table-row>
          <table:table-cell>
            <text:p>725897173</text:p>
          </table:table-cell>
          <table:table-cell>
            <text:p>821857815</text:p>
          </table:table-cell>
          <table:table-cell>
            <text:p>527463211</text:p>
          </table:table-cell>
          <table:table-cell>
            <text:p>612961871</text:p>
          </table:table-cell>
          <table:table-cell>
            <text:p>628629454</text:p>
          </table:table-cell>
          <table:table-cell>
            <text:p>286342477</text:p>
          </table:table-cell>
          <table:table-cell>
            <text:p>676659291</text:p>
          </table:table-cell>
        </table:table-row>
        <table:table-row>
          <table:table-cell>
            <text:p>886677338</text:p>
          </table:table-cell>
          <table:table-cell>
            <text:p>547980237</text:p>
          </table:table-cell>
          <table:table-cell>
            <text:p>644551254</text:p>
          </table:table-cell>
          <table:table-cell>
            <text:p>550168209</text:p>
          </table:table-cell>
          <table:table-cell>
            <text:p>503911000</text:p>
          </table:table-cell>
          <table:table-cell>
            <text:p>641918029</text:p>
          </table:table-cell>
          <table:table-cell>
            <text:p>270299492</text:p>
          </table:table-cell>
        </table:table-row>
        <table:table-row>
          <table:table-cell>
            <text:p>336080743</text:p>
          </table:table-cell>
          <table:table-cell>
            <text:p>103880274</text:p>
          </table:table-cell>
          <table:table-cell>
            <text:p>462906103</text:p>
          </table:table-cell>
          <table:table-cell>
            <text:p>46318906</text:p>
          </table:table-cell>
          <table:table-cell>
            <text:p>231296048</text:p>
          </table:table-cell>
          <table:table-cell>
            <text:p>242747151</text:p>
          </table:table-cell>
          <table:table-cell>
            <text:p>835669429</text:p>
          </table:table-cell>
        </table:table-row>
        <table:table-row>
          <table:table-cell>
            <text:p>107438099</text:p>
          </table:table-cell>
          <table:table-cell>
            <text:p>998518225</text:p>
          </table:table-cell>
          <table:table-cell>
            <text:p>610529450</text:p>
          </table:table-cell>
          <table:table-cell>
            <text:p>896829587</text:p>
          </table:table-cell>
          <table:table-cell>
            <text:p>558357913</text:p>
          </table:table-cell>
          <table:table-cell>
            <text:p>748802336</text:p>
          </table:table-cell>
          <table:table-cell>
            <text:p>809780742</text:p>
          </table:table-cell>
        </table:table-row>
        <table:table-row>
          <table:table-cell>
            <text:p>222704120</text:p>
          </table:table-cell>
          <table:table-cell>
            <text:p>777331937</text:p>
          </table:table-cell>
          <table:table-cell>
            <text:p>697383096</text:p>
          </table:table-cell>
          <table:table-cell>
            <text:p>687682242</text:p>
          </table:table-cell>
          <table:table-cell>
            <text:p>50742752</text:p>
          </table:table-cell>
          <table:table-cell>
            <text:p>455605854</text:p>
          </table:table-cell>
          <table:table-cell>
            <text:p>230589159</text:p>
          </table:table-cell>
        </table:table-row>
        <table:table-row>
          <table:table-cell>
            <text:p>695713551</text:p>
          </table:table-cell>
          <table:table-cell>
            <text:p>463140538</text:p>
          </table:table-cell>
          <table:table-cell>
            <text:p>408455775</text:p>
          </table:table-cell>
          <table:table-cell>
            <text:p>44369714</text:p>
          </table:table-cell>
          <table:table-cell>
            <text:p>359811925</text:p>
          </table:table-cell>
          <table:table-cell>
            <text:p>756467928</text:p>
          </table:table-cell>
          <table:table-cell>
            <text:p>575936869</text:p>
          </table:table-cell>
        </table:table-row>
        <table:table-row>
          <table:table-cell>
            <text:p>408919760</text:p>
          </table:table-cell>
          <table:table-cell>
            <text:p>42660389</text:p>
          </table:table-cell>
          <table:table-cell>
            <text:p>652277371</text:p>
          </table:table-cell>
          <table:table-cell>
            <text:p>408688919</text:p>
          </table:table-cell>
          <table:table-cell>
            <text:p>851530587</text:p>
          </table:table-cell>
          <table:table-cell>
            <text:p>731423423</text:p>
          </table:table-cell>
          <table:table-cell>
            <text:p>726610203</text:p>
          </table:table-cell>
        </table:table-row>
        <table:table-row>
          <table:table-cell>
            <text:p>379794412</text:p>
          </table:table-cell>
          <table:table-cell>
            <text:p>258714214</text:p>
          </table:table-cell>
          <table:table-cell>
            <text:p>439032998</text:p>
          </table:table-cell>
          <table:table-cell>
            <text:p>958066913</text:p>
          </table:table-cell>
          <table:table-cell>
            <text:p>45436664</text:p>
          </table:table-cell>
          <table:table-cell>
            <text:p>212709904</text:p>
          </table:table-cell>
          <table:table-cell>
            <text:p>314112024</text:p>
          </table:table-cell>
        </table:table-row>
        <table:table-row>
          <table:table-cell>
            <text:p>716220297</text:p>
          </table:table-cell>
          <table:table-cell>
            <text:p>388090304</text:p>
          </table:table-cell>
          <table:table-cell>
            <text:p>450640057</text:p>
          </table:table-cell>
          <table:table-cell>
            <text:p>117216744</text:p>
          </table:table-cell>
          <table:table-cell>
            <text:p>363838909</text:p>
          </table:table-cell>
          <table:table-cell>
            <text:p>647197536</text:p>
          </table:table-cell>
          <table:table-cell>
            <text:p>338034609</text:p>
          </table:table-cell>
        </table:table-row>
        <table:table-row>
          <table:table-cell>
            <text:p>832587225</text:p>
          </table:table-cell>
          <table:table-cell>
            <text:p>488580689</text:p>
          </table:table-cell>
          <table:table-cell>
            <text:p>842059266</text:p>
          </table:table-cell>
          <table:table-cell>
            <text:p>669444369</text:p>
          </table:table-cell>
          <table:table-cell>
            <text:p>654456228</text:p>
          </table:table-cell>
          <table:table-cell>
            <text:p>330521223</text:p>
          </table:table-cell>
          <table:table-cell>
            <text:p>565536960</text:p>
          </table:table-cell>
        </table:table-row>
        <table:table-row>
          <table:table-cell>
            <text:p>96199033</text:p>
          </table:table-cell>
          <table:table-cell>
            <text:p>298635190</text:p>
          </table:table-cell>
          <table:table-cell>
            <text:p>232319019</text:p>
          </table:table-cell>
          <table:table-cell>
            <text:p>17780566</text:p>
          </table:table-cell>
          <table:table-cell>
            <text:p>452662473</text:p>
          </table:table-cell>
          <table:table-cell>
            <text:p>775563396</text:p>
          </table:table-cell>
          <table:table-cell>
            <text:p>394646250</text:p>
          </table:table-cell>
        </table:table-row>
        <table:table-row>
          <table:table-cell>
            <text:p>319235726</text:p>
          </table:table-cell>
          <table:table-cell>
            <text:p>736359910</text:p>
          </table:table-cell>
          <table:table-cell>
            <text:p>536165976</text:p>
          </table:table-cell>
          <table:table-cell>
            <text:p>86376041</text:p>
          </table:table-cell>
          <table:table-cell>
            <text:p>222462294</text:p>
          </table:table-cell>
          <table:table-cell>
            <text:p>967064349</text:p>
          </table:table-cell>
          <table:table-cell>
            <text:p>969763515</text:p>
          </table:table-cell>
        </table:table-row>
        <table:table-row>
          <table:table-cell>
            <text:p>139781197</text:p>
          </table:table-cell>
          <table:table-cell>
            <text:p>706083414</text:p>
          </table:table-cell>
          <table:table-cell>
            <text:p>441909727</text:p>
          </table:table-cell>
          <table:table-cell>
            <text:p>147217972</text:p>
          </table:table-cell>
          <table:table-cell>
            <text:p>326292702</text:p>
          </table:table-cell>
          <table:table-cell>
            <text:p>361072614</text:p>
          </table:table-cell>
          <table:table-cell>
            <text:p>796299337</text:p>
          </table:table-cell>
        </table:table-row>
        <table:table-row>
          <table:table-cell>
            <text:p>531086567</text:p>
          </table:table-cell>
          <table:table-cell>
            <text:p>373440747</text:p>
          </table:table-cell>
          <table:table-cell>
            <text:p>617121621</text:p>
          </table:table-cell>
          <table:table-cell>
            <text:p>381617788</text:p>
          </table:table-cell>
          <table:table-cell>
            <text:p>628492697</text:p>
          </table:table-cell>
          <table:table-cell>
            <text:p>97068909</text:p>
          </table:table-cell>
          <table:table-cell>
            <text:p>442015908</text:p>
          </table:table-cell>
        </table:table-row>
        <table:table-row>
          <table:table-cell>
            <text:p>168007197</text:p>
          </table:table-cell>
          <table:table-cell>
            <text:p>326840045</text:p>
          </table:table-cell>
          <table:table-cell>
            <text:p>757320422</text:p>
          </table:table-cell>
          <table:table-cell>
            <text:p>341806698</text:p>
          </table:table-cell>
          <table:table-cell>
            <text:p>751433904</text:p>
          </table:table-cell>
          <table:table-cell>
            <text:p>443262057</text:p>
          </table:table-cell>
          <table:table-cell>
            <text:p>381150585</text:p>
          </table:table-cell>
        </table:table-row>
        <table:table-row>
          <table:table-cell>
            <text:p>184954427</text:p>
          </table:table-cell>
          <table:table-cell>
            <text:p>531198639</text:p>
          </table:table-cell>
          <table:table-cell>
            <text:p>949049174</text:p>
          </table:table-cell>
          <table:table-cell>
            <text:p>831722346</text:p>
          </table:table-cell>
          <table:table-cell>
            <text:p>85546183</text:p>
          </table:table-cell>
          <table:table-cell>
            <text:p>491543343</text:p>
          </table:table-cell>
          <table:table-cell>
            <text:p>166443904</text:p>
          </table:table-cell>
        </table:table-row>
        <table:table-row>
          <table:table-cell>
            <text:p>767375327</text:p>
          </table:table-cell>
          <table:table-cell>
            <text:p>520893632</text:p>
          </table:table-cell>
          <table:table-cell>
            <text:p>562833780</text:p>
          </table:table-cell>
          <table:table-cell>
            <text:p>541386672</text:p>
          </table:table-cell>
          <table:table-cell>
            <text:p>11348616</text:p>
          </table:table-cell>
          <table:table-cell>
            <text:p>91363153</text:p>
          </table:table-cell>
          <table:table-cell>
            <text:p>602289993</text:p>
          </table:table-cell>
        </table:table-row>
        <table:table-row>
          <table:table-cell>
            <text:p>256178000</text:p>
          </table:table-cell>
          <table:table-cell>
            <text:p>62213053</text:p>
          </table:table-cell>
          <table:table-cell>
            <text:p>502202580</text:p>
          </table:table-cell>
          <table:table-cell>
            <text:p>71773172</text:p>
          </table:table-cell>
          <table:table-cell>
            <text:p>253662573</text:p>
          </table:table-cell>
          <table:table-cell>
            <text:p>370378608</text:p>
          </table:table-cell>
          <table:table-cell>
            <text:p>667423049</text:p>
          </table:table-cell>
        </table:table-row>
        <table:table-row>
          <table:table-cell>
            <text:p>534602374</text:p>
          </table:table-cell>
          <table:table-cell>
            <text:p>473845771</text:p>
          </table:table-cell>
          <table:table-cell>
            <text:p>741953501</text:p>
          </table:table-cell>
          <table:table-cell>
            <text:p>240747939</text:p>
          </table:table-cell>
          <table:table-cell>
            <text:p>277505751</text:p>
          </table:table-cell>
          <table:table-cell>
            <text:p>23966495</text:p>
          </table:table-cell>
          <table:table-cell>
            <text:p>975136337</text:p>
          </table:table-cell>
        </table:table-row>
        <table:table-row>
          <table:table-cell>
            <text:p>600076704</text:p>
          </table:table-cell>
          <table:table-cell>
            <text:p>324826195</text:p>
          </table:table-cell>
          <table:table-cell>
            <text:p>779181808</text:p>
          </table:table-cell>
          <table:table-cell>
            <text:p>601371624</text:p>
          </table:table-cell>
          <table:table-cell>
            <text:p>320481992</text:p>
          </table:table-cell>
          <table:table-cell>
            <text:p>18712715</text:p>
          </table:table-cell>
          <table:table-cell>
            <text:p>575585460</text:p>
          </table:table-cell>
        </table:table-row>
        <table:table-row>
          <table:table-cell>
            <text:p>439322578</text:p>
          </table:table-cell>
          <table:table-cell>
            <text:p>728066053</text:p>
          </table:table-cell>
          <table:table-cell>
            <text:p>403775531</text:p>
          </table:table-cell>
          <table:table-cell>
            <text:p>515819118</text:p>
          </table:table-cell>
          <table:table-cell>
            <text:p>287303326</text:p>
          </table:table-cell>
          <table:table-cell>
            <text:p>698232345</text:p>
          </table:table-cell>
          <table:table-cell>
            <text:p>33481295</text:p>
          </table:table-cell>
        </table:table-row>
        <table:table-row>
          <table:table-cell>
            <text:p>250856807</text:p>
          </table:table-cell>
          <table:table-cell>
            <text:p>190806305</text:p>
          </table:table-cell>
          <table:table-cell>
            <text:p>746185223</text:p>
          </table:table-cell>
          <table:table-cell>
            <text:p>225405520</text:p>
          </table:table-cell>
          <table:table-cell>
            <text:p>679328841</text:p>
          </table:table-cell>
          <table:table-cell>
            <text:p>776929891</text:p>
          </table:table-cell>
          <table:table-cell>
            <text:p>82956141</text:p>
          </table:table-cell>
        </table:table-row>
        <table:table-row>
          <table:table-cell>
            <text:p>480565748</text:p>
          </table:table-cell>
          <table:table-cell>
            <text:p>196893999</text:p>
          </table:table-cell>
          <table:table-cell>
            <text:p>653717713</text:p>
          </table:table-cell>
          <table:table-cell>
            <text:p>536450068</text:p>
          </table:table-cell>
          <table:table-cell>
            <text:p>619920524</text:p>
          </table:table-cell>
          <table:table-cell>
            <text:p>122209573</text:p>
          </table:table-cell>
          <table:table-cell>
            <text:p>708666818</text:p>
          </table:table-cell>
        </table:table-row>
        <table:table-row>
          <table:table-cell>
            <text:p>839743827</text:p>
          </table:table-cell>
          <table:table-cell>
            <text:p>196213615</text:p>
          </table:table-cell>
          <table:table-cell>
            <text:p>17280945</text:p>
          </table:table-cell>
          <table:table-cell>
            <text:p>769012954</text:p>
          </table:table-cell>
          <table:table-cell>
            <text:p>504729806</text:p>
          </table:table-cell>
          <table:table-cell>
            <text:p>396165087</text:p>
          </table:table-cell>
          <table:table-cell>
            <text:p>9320669</text:p>
          </table:table-cell>
        </table:table-row>
        <table:table-row>
          <table:table-cell>
            <text:p>991819192</text:p>
          </table:table-cell>
          <table:table-cell>
            <text:p>276895384</text:p>
          </table:table-cell>
          <table:table-cell>
            <text:p>899881356</text:p>
          </table:table-cell>
          <table:table-cell>
            <text:p>289353271</text:p>
          </table:table-cell>
          <table:table-cell>
            <text:p>919509764</text:p>
          </table:table-cell>
          <table:table-cell>
            <text:p>475500154</text:p>
          </table:table-cell>
          <table:table-cell>
            <text:p>500014999</text:p>
          </table:table-cell>
        </table:table-row>
        <table:table-row>
          <table:table-cell>
            <text:p>298360671</text:p>
          </table:table-cell>
          <table:table-cell>
            <text:p>822773737</text:p>
          </table:table-cell>
          <table:table-cell>
            <text:p>742173186</text:p>
          </table:table-cell>
          <table:table-cell>
            <text:p>690408142</text:p>
          </table:table-cell>
          <table:table-cell>
            <text:p>185402609</text:p>
          </table:table-cell>
          <table:table-cell>
            <text:p>969878459</text:p>
          </table:table-cell>
          <table:table-cell>
            <text:p>763964823</text:p>
          </table:table-cell>
        </table:table-row>
        <table:table-row>
          <table:table-cell>
            <text:p>600984390</text:p>
          </table:table-cell>
          <table:table-cell>
            <text:p>410780031</text:p>
          </table:table-cell>
          <table:table-cell>
            <text:p>236591438</text:p>
          </table:table-cell>
          <table:table-cell>
            <text:p>850132920</text:p>
          </table:table-cell>
          <table:table-cell>
            <text:p>350323008</text:p>
          </table:table-cell>
          <table:table-cell>
            <text:p>685452862</text:p>
          </table:table-cell>
          <table:table-cell>
            <text:p>347474295</text:p>
          </table:table-cell>
        </table:table-row>
        <table:table-row>
          <table:table-cell>
            <text:p>665239772</text:p>
          </table:table-cell>
          <table:table-cell>
            <text:p>172310099</text:p>
          </table:table-cell>
          <table:table-cell>
            <text:p>778404372</text:p>
          </table:table-cell>
          <table:table-cell>
            <text:p>485205353</text:p>
          </table:table-cell>
          <table:table-cell>
            <text:p>398692707</text:p>
          </table:table-cell>
          <table:table-cell>
            <text:p>252716408</text:p>
          </table:table-cell>
          <table:table-cell>
            <text:p>141391859</text:p>
          </table:table-cell>
        </table:table-row>
        <table:table-row>
          <table:table-cell>
            <text:p>444091123</text:p>
          </table:table-cell>
          <table:table-cell>
            <text:p>625927611</text:p>
          </table:table-cell>
          <table:table-cell>
            <text:p>207371827</text:p>
          </table:table-cell>
          <table:table-cell>
            <text:p>257781096</text:p>
          </table:table-cell>
          <table:table-cell>
            <text:p>31584147</text:p>
          </table:table-cell>
          <table:table-cell>
            <text:p>418632442</text:p>
          </table:table-cell>
          <table:table-cell>
            <text:p>451865754</text:p>
          </table:table-cell>
        </table:table-row>
        <table:table-row>
          <table:table-cell>
            <text:p>235413686</text:p>
          </table:table-cell>
          <table:table-cell>
            <text:p>176280541</text:p>
          </table:table-cell>
          <table:table-cell>
            <text:p>201593582</text:p>
          </table:table-cell>
          <table:table-cell>
            <text:p>228675833</text:p>
          </table:table-cell>
          <table:table-cell>
            <text:p>463084562</text:p>
          </table:table-cell>
          <table:table-cell>
            <text:p>523054832</text:p>
          </table:table-cell>
          <table:table-cell>
            <text:p>289717210</text:p>
          </table:table-cell>
        </table:table-row>
        <table:table-row>
          <table:table-cell>
            <text:p>164841841</text:p>
          </table:table-cell>
          <table:table-cell>
            <text:p>325556642</text:p>
          </table:table-cell>
          <table:table-cell>
            <text:p>51983717</text:p>
          </table:table-cell>
          <table:table-cell>
            <text:p>454520826</text:p>
          </table:table-cell>
          <table:table-cell>
            <text:p>398352907</text:p>
          </table:table-cell>
          <table:table-cell>
            <text:p>461840523</text:p>
          </table:table-cell>
          <table:table-cell>
            <text:p>318310467</text:p>
          </table:table-cell>
        </table:table-row>
        <table:table-row>
          <table:table-cell>
            <text:p>950451721</text:p>
          </table:table-cell>
          <table:table-cell>
            <text:p>961410954</text:p>
          </table:table-cell>
          <table:table-cell>
            <text:p>378124578</text:p>
          </table:table-cell>
          <table:table-cell>
            <text:p>702514122</text:p>
          </table:table-cell>
          <table:table-cell>
            <text:p>118860151</text:p>
          </table:table-cell>
          <table:table-cell>
            <text:p>39317569</text:p>
          </table:table-cell>
          <table:table-cell>
            <text:p>874907758</text:p>
          </table:table-cell>
        </table:table-row>
        <table:table-row>
          <table:table-cell>
            <text:p>474174382</text:p>
          </table:table-cell>
          <table:table-cell>
            <text:p>796165515</text:p>
          </table:table-cell>
          <table:table-cell>
            <text:p>274230966</text:p>
          </table:table-cell>
          <table:table-cell>
            <text:p>615392624</text:p>
          </table:table-cell>
          <table:table-cell>
            <text:p>532851957</text:p>
          </table:table-cell>
          <table:table-cell>
            <text:p>165185227</text:p>
          </table:table-cell>
          <table:table-cell>
            <text:p>808602049</text:p>
          </table:table-cell>
        </table:table-row>
        <table:table-row>
          <table:table-cell>
            <text:p>491278478</text:p>
          </table:table-cell>
          <table:table-cell>
            <text:p>699545655</text:p>
          </table:table-cell>
          <table:table-cell>
            <text:p>293437026</text:p>
          </table:table-cell>
          <table:table-cell>
            <text:p>72248705</text:p>
          </table:table-cell>
          <table:table-cell>
            <text:p>653707370</text:p>
          </table:table-cell>
          <table:table-cell>
            <text:p>791814806</text:p>
          </table:table-cell>
          <table:table-cell>
            <text:p>842864408</text:p>
          </table:table-cell>
        </table:table-row>
        <table:table-row>
          <table:table-cell>
            <text:p>722777625</text:p>
          </table:table-cell>
          <table:table-cell>
            <text:p>744562607</text:p>
          </table:table-cell>
          <table:table-cell>
            <text:p>431256152</text:p>
          </table:table-cell>
          <table:table-cell>
            <text:p>479954094</text:p>
          </table:table-cell>
          <table:table-cell>
            <text:p>323621614</text:p>
          </table:table-cell>
          <table:table-cell>
            <text:p>706368334</text:p>
          </table:table-cell>
          <table:table-cell>
            <text:p>542399434</text:p>
          </table:table-cell>
        </table:table-row>
        <table:table-row>
          <table:table-cell>
            <text:p>874549132</text:p>
          </table:table-cell>
          <table:table-cell>
            <text:p>592102302</text:p>
          </table:table-cell>
          <table:table-cell>
            <text:p>834924662</text:p>
          </table:table-cell>
          <table:table-cell>
            <text:p>138346025</text:p>
          </table:table-cell>
          <table:table-cell>
            <text:p>127283474</text:p>
          </table:table-cell>
          <table:table-cell>
            <text:p>49331431</text:p>
          </table:table-cell>
          <table:table-cell>
            <text:p>270033878</text:p>
          </table:table-cell>
        </table:table-row>
        <table:table-row>
          <table:table-cell>
            <text:p>101730899</text:p>
          </table:table-cell>
          <table:table-cell>
            <text:p>306030776</text:p>
          </table:table-cell>
          <table:table-cell>
            <text:p>801667215</text:p>
          </table:table-cell>
          <table:table-cell>
            <text:p>364172566</text:p>
          </table:table-cell>
          <table:table-cell>
            <text:p>613749667</text:p>
          </table:table-cell>
          <table:table-cell>
            <text:p>711070079</text:p>
          </table:table-cell>
          <table:table-cell>
            <text:p>922354538</text:p>
          </table:table-cell>
        </table:table-row>
        <table:table-row>
          <table:table-cell>
            <text:p>374023590</text:p>
          </table:table-cell>
          <table:table-cell>
            <text:p>541279122</text:p>
          </table:table-cell>
          <table:table-cell>
            <text:p>892267686</text:p>
          </table:table-cell>
          <table:table-cell>
            <text:p>152280653</text:p>
          </table:table-cell>
          <table:table-cell>
            <text:p>811763398</text:p>
          </table:table-cell>
          <table:table-cell>
            <text:p>574360648</text:p>
          </table:table-cell>
          <table:table-cell>
            <text:p>686834305</text:p>
          </table:table-cell>
        </table:table-row>
        <table:table-row>
          <table:table-cell>
            <text:p>824359679</text:p>
          </table:table-cell>
          <table:table-cell>
            <text:p>301958506</text:p>
          </table:table-cell>
          <table:table-cell>
            <text:p>3152255</text:p>
          </table:table-cell>
          <table:table-cell>
            <text:p>842089885</text:p>
          </table:table-cell>
          <table:table-cell>
            <text:p>575531844</text:p>
          </table:table-cell>
          <table:table-cell>
            <text:p>90319116</text:p>
          </table:table-cell>
          <table:table-cell>
            <text:p>119829945</text:p>
          </table:table-cell>
        </table:table-row>
        <table:table-row>
          <table:table-cell>
            <text:p>780140464</text:p>
          </table:table-cell>
          <table:table-cell>
            <text:p>299273646</text:p>
          </table:table-cell>
          <table:table-cell>
            <text:p>407972238</text:p>
          </table:table-cell>
          <table:table-cell>
            <text:p>804126751</text:p>
          </table:table-cell>
          <table:table-cell>
            <text:p>913565783</text:p>
          </table:table-cell>
          <table:table-cell>
            <text:p>435665414</text:p>
          </table:table-cell>
          <table:table-cell>
            <text:p>346079229</text:p>
          </table:table-cell>
        </table:table-row>
        <table:table-row>
          <table:table-cell>
            <text:p>701246851</text:p>
          </table:table-cell>
          <table:table-cell>
            <text:p>932673460</text:p>
          </table:table-cell>
          <table:table-cell>
            <text:p>532199658</text:p>
          </table:table-cell>
          <table:table-cell>
            <text:p>122778663</text:p>
          </table:table-cell>
          <table:table-cell>
            <text:p>451024697</text:p>
          </table:table-cell>
          <table:table-cell>
            <text:p>462440728</text:p>
          </table:table-cell>
          <table:table-cell>
            <text:p>302930485</text:p>
          </table:table-cell>
        </table:table-row>
        <table:table-row>
          <table:table-cell>
            <text:p>26653416</text:p>
          </table:table-cell>
          <table:table-cell>
            <text:p>150448707</text:p>
          </table:table-cell>
          <table:table-cell>
            <text:p>99599053</text:p>
          </table:table-cell>
          <table:table-cell>
            <text:p>216846656</text:p>
          </table:table-cell>
          <table:table-cell>
            <text:p>9835300</text:p>
          </table:table-cell>
          <table:table-cell>
            <text:p>729349142</text:p>
          </table:table-cell>
          <table:table-cell>
            <text:p>169299003</text:p>
          </table:table-cell>
        </table:table-row>
        <table:table-row>
          <table:table-cell>
            <text:p>709657010</text:p>
          </table:table-cell>
          <table:table-cell>
            <text:p>889785140</text:p>
          </table:table-cell>
          <table:table-cell>
            <text:p>115872875</text:p>
          </table:table-cell>
          <table:table-cell>
            <text:p>533702842</text:p>
          </table:table-cell>
          <table:table-cell>
            <text:p>433700995</text:p>
          </table:table-cell>
          <table:table-cell>
            <text:p>388386574</text:p>
          </table:table-cell>
          <table:table-cell>
            <text:p>728819025</text:p>
          </table:table-cell>
        </table:table-row>
        <table:table-row>
          <table:table-cell>
            <text:p>986360138</text:p>
          </table:table-cell>
          <table:table-cell>
            <text:p>3359080</text:p>
          </table:table-cell>
          <table:table-cell>
            <text:p>349133499</text:p>
          </table:table-cell>
          <table:table-cell>
            <text:p>573704225</text:p>
          </table:table-cell>
          <table:table-cell>
            <text:p>240851985</text:p>
          </table:table-cell>
          <table:table-cell>
            <text:p>258061670</text:p>
          </table:table-cell>
          <table:table-cell>
            <text:p>845495754</text:p>
          </table:table-cell>
        </table:table-row>
        <table:table-row>
          <table:table-cell>
            <text:p>765022187</text:p>
          </table:table-cell>
          <table:table-cell>
            <text:p>784987129</text:p>
          </table:table-cell>
          <table:table-cell>
            <text:p>136393191</text:p>
          </table:table-cell>
          <table:table-cell>
            <text:p>365874426</text:p>
          </table:table-cell>
          <table:table-cell>
            <text:p>835561898</text:p>
          </table:table-cell>
          <table:table-cell>
            <text:p>519434648</text:p>
          </table:table-cell>
          <table:table-cell>
            <text:p>825150889</text:p>
          </table:table-cell>
        </table:table-row>
        <table:table-row>
          <table:table-cell>
            <text:p>408343786</text:p>
          </table:table-cell>
          <table:table-cell>
            <text:p>825819164</text:p>
          </table:table-cell>
          <table:table-cell>
            <text:p>793783470</text:p>
          </table:table-cell>
          <table:table-cell>
            <text:p>87997551</text:p>
          </table:table-cell>
          <table:table-cell>
            <text:p>586951227</text:p>
          </table:table-cell>
          <table:table-cell>
            <text:p>434134179</text:p>
          </table:table-cell>
          <table:table-cell>
            <text:p>5727707</text:p>
          </table:table-cell>
        </table:table-row>
        <table:table-row>
          <table:table-cell>
            <text:p>512018955</text:p>
          </table:table-cell>
          <table:table-cell>
            <text:p>556359259</text:p>
          </table:table-cell>
          <table:table-cell>
            <text:p>771641723</text:p>
          </table:table-cell>
          <table:table-cell>
            <text:p>393232321</text:p>
          </table:table-cell>
          <table:table-cell>
            <text:p>955611155</text:p>
          </table:table-cell>
          <table:table-cell>
            <text:p>285648640</text:p>
          </table:table-cell>
          <table:table-cell>
            <text:p>171149514</text:p>
          </table:table-cell>
        </table:table-row>
        <table:table-row>
          <table:table-cell>
            <text:p>855999268</text:p>
          </table:table-cell>
          <table:table-cell>
            <text:p>480065362</text:p>
          </table:table-cell>
          <table:table-cell>
            <text:p>620764637</text:p>
          </table:table-cell>
          <table:table-cell>
            <text:p>124865398</text:p>
          </table:table-cell>
          <table:table-cell>
            <text:p>806651206</text:p>
          </table:table-cell>
          <table:table-cell>
            <text:p>106148184</text:p>
          </table:table-cell>
          <table:table-cell>
            <text:p>21110495</text:p>
          </table:table-cell>
        </table:table-row>
        <table:table-row>
          <table:table-cell>
            <text:p>595184807</text:p>
          </table:table-cell>
          <table:table-cell>
            <text:p>254040997</text:p>
          </table:table-cell>
          <table:table-cell>
            <text:p>282259659</text:p>
          </table:table-cell>
          <table:table-cell>
            <text:p>115263521</text:p>
          </table:table-cell>
          <table:table-cell>
            <text:p>725612033</text:p>
          </table:table-cell>
          <table:table-cell>
            <text:p>708096394</text:p>
          </table:table-cell>
          <table:table-cell>
            <text:p>138594587</text:p>
          </table:table-cell>
        </table:table-row>
        <table:table-row>
          <table:table-cell>
            <text:p>832277279</text:p>
          </table:table-cell>
          <table:table-cell>
            <text:p>468804645</text:p>
          </table:table-cell>
          <table:table-cell>
            <text:p>327862987</text:p>
          </table:table-cell>
          <table:table-cell>
            <text:p>304201355</text:p>
          </table:table-cell>
          <table:table-cell>
            <text:p>193127633</text:p>
          </table:table-cell>
          <table:table-cell>
            <text:p>482699165</text:p>
          </table:table-cell>
          <table:table-cell>
            <text:p>196709059</text:p>
          </table:table-cell>
        </table:table-row>
        <table:table-row>
          <table:table-cell>
            <text:p>96336105</text:p>
          </table:table-cell>
          <table:table-cell>
            <text:p>402136097</text:p>
          </table:table-cell>
          <table:table-cell>
            <text:p>643835973</text:p>
          </table:table-cell>
          <table:table-cell>
            <text:p>245775476</text:p>
          </table:table-cell>
          <table:table-cell>
            <text:p>347680972</text:p>
          </table:table-cell>
          <table:table-cell>
            <text:p>741844779</text:p>
          </table:table-cell>
          <table:table-cell>
            <text:p>166620423</text:p>
          </table:table-cell>
        </table:table-row>
        <table:table-row>
          <table:table-cell>
            <text:p>88584189</text:p>
          </table:table-cell>
          <table:table-cell>
            <text:p>365043997</text:p>
          </table:table-cell>
          <table:table-cell>
            <text:p>371771601</text:p>
          </table:table-cell>
          <table:table-cell>
            <text:p>404545860</text:p>
          </table:table-cell>
          <table:table-cell>
            <text:p>895130320</text:p>
          </table:table-cell>
          <table:table-cell>
            <text:p>547203228</text:p>
          </table:table-cell>
          <table:table-cell>
            <text:p>659911130</text:p>
          </table:table-cell>
        </table:table-row>
        <table:table-row>
          <table:table-cell>
            <text:p>429064909</text:p>
          </table:table-cell>
          <table:table-cell>
            <text:p>908342579</text:p>
          </table:table-cell>
          <table:table-cell>
            <text:p>119528376</text:p>
          </table:table-cell>
          <table:table-cell>
            <text:p>615346176</text:p>
          </table:table-cell>
          <table:table-cell>
            <text:p>603617377</text:p>
          </table:table-cell>
          <table:table-cell>
            <text:p>168631817</text:p>
          </table:table-cell>
          <table:table-cell>
            <text:p>590561190</text:p>
          </table:table-cell>
        </table:table-row>
        <table:table-row>
          <table:table-cell>
            <text:p>467196622</text:p>
          </table:table-cell>
          <table:table-cell>
            <text:p>441335588</text:p>
          </table:table-cell>
          <table:table-cell>
            <text:p>338685873</text:p>
          </table:table-cell>
          <table:table-cell>
            <text:p>836428125</text:p>
          </table:table-cell>
          <table:table-cell>
            <text:p>698662983</text:p>
          </table:table-cell>
          <table:table-cell>
            <text:p>818262036</text:p>
          </table:table-cell>
          <table:table-cell>
            <text:p>238395174</text:p>
          </table:table-cell>
        </table:table-row>
        <table:table-row>
          <table:table-cell>
            <text:p>108080408</text:p>
          </table:table-cell>
          <table:table-cell>
            <text:p>204857721</text:p>
          </table:table-cell>
          <table:table-cell>
            <text:p>78678115</text:p>
          </table:table-cell>
          <table:table-cell>
            <text:p>808394795</text:p>
          </table:table-cell>
          <table:table-cell>
            <text:p>32652982</text:p>
          </table:table-cell>
          <table:table-cell>
            <text:p>206001059</text:p>
          </table:table-cell>
          <table:table-cell>
            <text:p>803722503</text:p>
          </table:table-cell>
        </table:table-row>
        <table:table-row>
          <table:table-cell>
            <text:p>945804596</text:p>
          </table:table-cell>
          <table:table-cell>
            <text:p>750716636</text:p>
          </table:table-cell>
          <table:table-cell>
            <text:p>262047436</text:p>
          </table:table-cell>
          <table:table-cell>
            <text:p>365079275</text:p>
          </table:table-cell>
          <table:table-cell>
            <text:p>11427243</text:p>
          </table:table-cell>
          <table:table-cell>
            <text:p>665160761</text:p>
          </table:table-cell>
          <table:table-cell>
            <text:p>492303251</text:p>
          </table:table-cell>
        </table:table-row>
        <table:table-row>
          <table:table-cell>
            <text:p>661326335</text:p>
          </table:table-cell>
          <table:table-cell>
            <text:p>345410418</text:p>
          </table:table-cell>
          <table:table-cell>
            <text:p>358133026</text:p>
          </table:table-cell>
          <table:table-cell>
            <text:p>115075923</text:p>
          </table:table-cell>
          <table:table-cell>
            <text:p>85499660</text:p>
          </table:table-cell>
          <table:table-cell>
            <text:p>814860399</text:p>
          </table:table-cell>
          <table:table-cell>
            <text:p>401681808</text:p>
          </table:table-cell>
        </table:table-row>
        <table:table-row>
          <table:table-cell>
            <text:p>912285053</text:p>
          </table:table-cell>
          <table:table-cell>
            <text:p>59846312</text:p>
          </table:table-cell>
          <table:table-cell>
            <text:p>769533319</text:p>
          </table:table-cell>
          <table:table-cell>
            <text:p>809983925</text:p>
          </table:table-cell>
          <table:table-cell>
            <text:p>454256715</text:p>
          </table:table-cell>
          <table:table-cell>
            <text:p>798670484</text:p>
          </table:table-cell>
          <table:table-cell>
            <text:p>57426807</text:p>
          </table:table-cell>
        </table:table-row>
        <table:table-row>
          <table:table-cell>
            <text:p>75212231</text:p>
          </table:table-cell>
          <table:table-cell>
            <text:p>602834733</text:p>
          </table:table-cell>
          <table:table-cell>
            <text:p>126247645</text:p>
          </table:table-cell>
          <table:table-cell>
            <text:p>136558790</text:p>
          </table:table-cell>
          <table:table-cell>
            <text:p>896553533</text:p>
          </table:table-cell>
          <table:table-cell>
            <text:p>5929591</text:p>
          </table:table-cell>
          <table:table-cell>
            <text:p>514295947</text:p>
          </table:table-cell>
        </table:table-row>
        <table:table-row>
          <table:table-cell>
            <text:p>689517442</text:p>
          </table:table-cell>
          <table:table-cell>
            <text:p>973192387</text:p>
          </table:table-cell>
          <table:table-cell>
            <text:p>602462163</text:p>
          </table:table-cell>
          <table:table-cell>
            <text:p>177576551</text:p>
          </table:table-cell>
          <table:table-cell>
            <text:p>510987225</text:p>
          </table:table-cell>
          <table:table-cell>
            <text:p>825644878</text:p>
          </table:table-cell>
          <table:table-cell>
            <text:p>609073987</text:p>
          </table:table-cell>
        </table:table-row>
        <table:table-row>
          <table:table-cell>
            <text:p>618598499</text:p>
          </table:table-cell>
          <table:table-cell>
            <text:p>132160955</text:p>
          </table:table-cell>
          <table:table-cell>
            <text:p>904933680</text:p>
          </table:table-cell>
          <table:table-cell>
            <text:p>527092130</text:p>
          </table:table-cell>
          <table:table-cell>
            <text:p>773572845</text:p>
          </table:table-cell>
          <table:table-cell>
            <text:p>572342559</text:p>
          </table:table-cell>
          <table:table-cell>
            <text:p>696835573</text:p>
          </table:table-cell>
        </table:table-row>
        <table:table-row>
          <table:table-cell>
            <text:p>272554651</text:p>
          </table:table-cell>
          <table:table-cell>
            <text:p>345555865</text:p>
          </table:table-cell>
          <table:table-cell>
            <text:p>396583126</text:p>
          </table:table-cell>
          <table:table-cell>
            <text:p>571569738</text:p>
          </table:table-cell>
          <table:table-cell>
            <text:p>274287000</text:p>
          </table:table-cell>
          <table:table-cell>
            <text:p>148547918</text:p>
          </table:table-cell>
          <table:table-cell>
            <text:p>465548648</text:p>
          </table:table-cell>
        </table:table-row>
        <table:table-row>
          <table:table-cell>
            <text:p>427749611</text:p>
          </table:table-cell>
          <table:table-cell>
            <text:p>309465246</text:p>
          </table:table-cell>
          <table:table-cell>
            <text:p>293997397</text:p>
          </table:table-cell>
          <table:table-cell>
            <text:p>750014267</text:p>
          </table:table-cell>
          <table:table-cell>
            <text:p>436987727</text:p>
          </table:table-cell>
          <table:table-cell>
            <text:p>308617974</text:p>
          </table:table-cell>
          <table:table-cell>
            <text:p>147880998</text:p>
          </table:table-cell>
        </table:table-row>
        <table:table-row>
          <table:table-cell>
            <text:p>485578116</text:p>
          </table:table-cell>
          <table:table-cell>
            <text:p>131208057</text:p>
          </table:table-cell>
          <table:table-cell>
            <text:p>377394563</text:p>
          </table:table-cell>
          <table:table-cell>
            <text:p>490361233</text:p>
          </table:table-cell>
          <table:table-cell>
            <text:p>909146968</text:p>
          </table:table-cell>
          <table:table-cell>
            <text:p>982257055</text:p>
          </table:table-cell>
          <table:table-cell>
            <text:p>901930360</text:p>
          </table:table-cell>
        </table:table-row>
        <table:table-row>
          <table:table-cell>
            <text:p>59494079</text:p>
          </table:table-cell>
          <table:table-cell>
            <text:p>995556440</text:p>
          </table:table-cell>
          <table:table-cell>
            <text:p>901158182</text:p>
          </table:table-cell>
          <table:table-cell>
            <text:p>633406939</text:p>
          </table:table-cell>
          <table:table-cell>
            <text:p>988491015</text:p>
          </table:table-cell>
          <table:table-cell>
            <text:p>92966587</text:p>
          </table:table-cell>
          <table:table-cell>
            <text:p>196829212</text:p>
          </table:table-cell>
        </table:table-row>
        <table:table-row>
          <table:table-cell>
            <text:p>873430148</text:p>
          </table:table-cell>
          <table:table-cell>
            <text:p>823379430</text:p>
          </table:table-cell>
          <table:table-cell>
            <text:p>651428444</text:p>
          </table:table-cell>
          <table:table-cell>
            <text:p>409761925</text:p>
          </table:table-cell>
          <table:table-cell>
            <text:p>503081446</text:p>
          </table:table-cell>
          <table:table-cell>
            <text:p>678782623</text:p>
          </table:table-cell>
          <table:table-cell>
            <text:p>991136638</text:p>
          </table:table-cell>
        </table:table-row>
        <table:table-row>
          <table:table-cell>
            <text:p>30190569</text:p>
          </table:table-cell>
          <table:table-cell>
            <text:p>670750108</text:p>
          </table:table-cell>
          <table:table-cell>
            <text:p>984093343</text:p>
          </table:table-cell>
          <table:table-cell>
            <text:p>31370277</text:p>
          </table:table-cell>
          <table:table-cell>
            <text:p>998554837</text:p>
          </table:table-cell>
          <table:table-cell>
            <text:p>809121508</text:p>
          </table:table-cell>
          <table:table-cell>
            <text:p>284395080</text:p>
          </table:table-cell>
        </table:table-row>
        <table:table-row>
          <table:table-cell>
            <text:p>221607942</text:p>
          </table:table-cell>
          <table:table-cell>
            <text:p>998722452</text:p>
          </table:table-cell>
          <table:table-cell>
            <text:p>845127655</text:p>
          </table:table-cell>
          <table:table-cell>
            <text:p>364693215</text:p>
          </table:table-cell>
          <table:table-cell>
            <text:p>601479138</text:p>
          </table:table-cell>
          <table:table-cell>
            <text:p>661965558</text:p>
          </table:table-cell>
          <table:table-cell>
            <text:p>495368414</text:p>
          </table:table-cell>
        </table:table-row>
        <table:table-row>
          <table:table-cell>
            <text:p>384897724</text:p>
          </table:table-cell>
          <table:table-cell>
            <text:p>960388098</text:p>
          </table:table-cell>
          <table:table-cell>
            <text:p>885216381</text:p>
          </table:table-cell>
          <table:table-cell>
            <text:p>770544411</text:p>
          </table:table-cell>
          <table:table-cell>
            <text:p>1719706</text:p>
          </table:table-cell>
          <table:table-cell>
            <text:p>919224935</text:p>
          </table:table-cell>
          <table:table-cell>
            <text:p>137646815</text:p>
          </table:table-cell>
        </table:table-row>
        <table:table-row>
          <table:table-cell>
            <text:p>431270123</text:p>
          </table:table-cell>
          <table:table-cell>
            <text:p>908646769</text:p>
          </table:table-cell>
          <table:table-cell>
            <text:p>938653726</text:p>
          </table:table-cell>
          <table:table-cell>
            <text:p>239275840</text:p>
          </table:table-cell>
          <table:table-cell>
            <text:p>450336359</text:p>
          </table:table-cell>
          <table:table-cell>
            <text:p>516167420</text:p>
          </table:table-cell>
          <table:table-cell>
            <text:p>313165470</text:p>
          </table:table-cell>
        </table:table-row>
        <table:table-row>
          <table:table-cell>
            <text:p>254792730</text:p>
          </table:table-cell>
          <table:table-cell>
            <text:p>596643155</text:p>
          </table:table-cell>
          <table:table-cell>
            <text:p>295345098</text:p>
          </table:table-cell>
          <table:table-cell>
            <text:p>254997116</text:p>
          </table:table-cell>
          <table:table-cell>
            <text:p>242639162</text:p>
          </table:table-cell>
          <table:table-cell>
            <text:p>866507279</text:p>
          </table:table-cell>
          <table:table-cell>
            <text:p>52896662</text:p>
          </table:table-cell>
        </table:table-row>
        <table:table-row>
          <table:table-cell>
            <text:p>760540924</text:p>
          </table:table-cell>
          <table:table-cell>
            <text:p>178086655</text:p>
          </table:table-cell>
          <table:table-cell>
            <text:p>86836916</text:p>
          </table:table-cell>
          <table:table-cell>
            <text:p>262385628</text:p>
          </table:table-cell>
          <table:table-cell>
            <text:p>194432965</text:p>
          </table:table-cell>
          <table:table-cell>
            <text:p>268519412</text:p>
          </table:table-cell>
          <table:table-cell>
            <text:p>395217100</text:p>
          </table:table-cell>
        </table:table-row>
        <table:table-row>
          <table:table-cell>
            <text:p>956438759</text:p>
          </table:table-cell>
          <table:table-cell>
            <text:p>109281653</text:p>
          </table:table-cell>
          <table:table-cell>
            <text:p>556036162</text:p>
          </table:table-cell>
          <table:table-cell>
            <text:p>480102264</text:p>
          </table:table-cell>
          <table:table-cell>
            <text:p>501919242</text:p>
          </table:table-cell>
          <table:table-cell>
            <text:p>549918020</text:p>
          </table:table-cell>
          <table:table-cell>
            <text:p>871672979</text:p>
          </table:table-cell>
        </table:table-row>
        <table:table-row>
          <table:table-cell>
            <text:p>916829840</text:p>
          </table:table-cell>
          <table:table-cell>
            <text:p>683349761</text:p>
          </table:table-cell>
          <table:table-cell>
            <text:p>551371492</text:p>
          </table:table-cell>
          <table:table-cell>
            <text:p>441961650</text:p>
          </table:table-cell>
          <table:table-cell>
            <text:p>514709168</text:p>
          </table:table-cell>
          <table:table-cell>
            <text:p>792814901</text:p>
          </table:table-cell>
          <table:table-cell>
            <text:p>613098063</text:p>
          </table:table-cell>
        </table:table-row>
        <table:table-row>
          <table:table-cell>
            <text:p>660812881</text:p>
          </table:table-cell>
          <table:table-cell>
            <text:p>135989626</text:p>
          </table:table-cell>
          <table:table-cell>
            <text:p>514409229</text:p>
          </table:table-cell>
          <table:table-cell>
            <text:p>58298629</text:p>
          </table:table-cell>
          <table:table-cell>
            <text:p>438951669</text:p>
          </table:table-cell>
          <table:table-cell>
            <text:p>886197399</text:p>
          </table:table-cell>
          <table:table-cell>
            <text:p>714128983</text:p>
          </table:table-cell>
        </table:table-row>
        <table:table-row>
          <table:table-cell>
            <text:p>167552340</text:p>
          </table:table-cell>
          <table:table-cell>
            <text:p>570992049</text:p>
          </table:table-cell>
          <table:table-cell>
            <text:p>235631867</text:p>
          </table:table-cell>
          <table:table-cell>
            <text:p>770513707</text:p>
          </table:table-cell>
          <table:table-cell>
            <text:p>831101381</text:p>
          </table:table-cell>
          <table:table-cell>
            <text:p>267360524</text:p>
          </table:table-cell>
          <table:table-cell>
            <text:p>693577303</text:p>
          </table:table-cell>
        </table:table-row>
        <table:table-row>
          <table:table-cell>
            <text:p>697591746</text:p>
          </table:table-cell>
          <table:table-cell>
            <text:p>195845348</text:p>
          </table:table-cell>
          <table:table-cell>
            <text:p>792966146</text:p>
          </table:table-cell>
          <table:table-cell>
            <text:p>481133619</text:p>
          </table:table-cell>
          <table:table-cell>
            <text:p>755246658</text:p>
          </table:table-cell>
          <table:table-cell>
            <text:p>734557211</text:p>
          </table:table-cell>
          <table:table-cell>
            <text:p>34259534</text:p>
          </table:table-cell>
        </table:table-row>
        <table:table-row>
          <table:table-cell>
            <text:p>208129018</text:p>
          </table:table-cell>
          <table:table-cell>
            <text:p>171687150</text:p>
          </table:table-cell>
          <table:table-cell>
            <text:p>776181961</text:p>
          </table:table-cell>
          <table:table-cell>
            <text:p>27065044</text:p>
          </table:table-cell>
          <table:table-cell>
            <text:p>911820476</text:p>
          </table:table-cell>
          <table:table-cell>
            <text:p>311111083</text:p>
          </table:table-cell>
          <table:table-cell>
            <text:p>939618175</text:p>
          </table:table-cell>
        </table:table-row>
        <table:table-row>
          <table:table-cell>
            <text:p>798116479</text:p>
          </table:table-cell>
          <table:table-cell>
            <text:p>24681019</text:p>
          </table:table-cell>
          <table:table-cell>
            <text:p>926066024</text:p>
          </table:table-cell>
          <table:table-cell>
            <text:p>350123250</text:p>
          </table:table-cell>
          <table:table-cell>
            <text:p>41467221</text:p>
          </table:table-cell>
          <table:table-cell>
            <text:p>882075059</text:p>
          </table:table-cell>
          <table:table-cell>
            <text:p>712147819</text:p>
          </table:table-cell>
        </table:table-row>
        <table:table-row>
          <table:table-cell>
            <text:p>986242306</text:p>
          </table:table-cell>
          <table:table-cell>
            <text:p>157574043</text:p>
          </table:table-cell>
          <table:table-cell>
            <text:p>371538092</text:p>
          </table:table-cell>
          <table:table-cell>
            <text:p>527825603</text:p>
          </table:table-cell>
          <table:table-cell>
            <text:p>348303608</text:p>
          </table:table-cell>
          <table:table-cell>
            <text:p>841181225</text:p>
          </table:table-cell>
          <table:table-cell>
            <text:p>732420335</text:p>
          </table:table-cell>
        </table:table-row>
        <table:table-row>
          <table:table-cell>
            <text:p>144340683</text:p>
          </table:table-cell>
          <table:table-cell>
            <text:p>751850181</text:p>
          </table:table-cell>
          <table:table-cell>
            <text:p>202754704</text:p>
          </table:table-cell>
          <table:table-cell>
            <text:p>616939715</text:p>
          </table:table-cell>
          <table:table-cell>
            <text:p>260297390</text:p>
          </table:table-cell>
          <table:table-cell>
            <text:p>633940735</text:p>
          </table:table-cell>
          <table:table-cell>
            <text:p>833533320</text:p>
          </table:table-cell>
        </table:table-row>
        <table:table-row>
          <table:table-cell>
            <text:p>973062003</text:p>
          </table:table-cell>
          <table:table-cell>
            <text:p>692177376</text:p>
          </table:table-cell>
          <table:table-cell>
            <text:p>479323030</text:p>
          </table:table-cell>
          <table:table-cell>
            <text:p>373499218</text:p>
          </table:table-cell>
          <table:table-cell>
            <text:p>894062257</text:p>
          </table:table-cell>
          <table:table-cell>
            <text:p>506438371</text:p>
          </table:table-cell>
          <table:table-cell>
            <text:p>623661492</text:p>
          </table:table-cell>
        </table:table-row>
        <table:table-row>
          <table:table-cell>
            <text:p>167282136</text:p>
          </table:table-cell>
          <table:table-cell>
            <text:p>431503204</text:p>
          </table:table-cell>
          <table:table-cell>
            <text:p>116807450</text:p>
          </table:table-cell>
          <table:table-cell>
            <text:p>998668683</text:p>
          </table:table-cell>
          <table:table-cell>
            <text:p>522157405</text:p>
          </table:table-cell>
          <table:table-cell>
            <text:p>808539094</text:p>
          </table:table-cell>
          <table:table-cell>
            <text:p>551712647</text:p>
          </table:table-cell>
        </table:table-row>
        <table:table-row>
          <table:table-cell>
            <text:p>253981</text:p>
          </table:table-cell>
          <table:table-cell>
            <text:p>8974887</text:p>
          </table:table-cell>
          <table:table-cell>
            <text:p>622532519</text:p>
          </table:table-cell>
          <table:table-cell>
            <text:p>500528641</text:p>
          </table:table-cell>
          <table:table-cell>
            <text:p>152161314</text:p>
          </table:table-cell>
          <table:table-cell>
            <text:p>711774099</text:p>
          </table:table-cell>
          <table:table-cell>
            <text:p>757052351</text:p>
          </table:table-cell>
        </table:table-row>
        <table:table-row>
          <table:table-cell>
            <text:p>196421703</text:p>
          </table:table-cell>
          <table:table-cell>
            <text:p>432593872</text:p>
          </table:table-cell>
          <table:table-cell>
            <text:p>806275291</text:p>
          </table:table-cell>
          <table:table-cell>
            <text:p>846673212</text:p>
          </table:table-cell>
          <table:table-cell>
            <text:p>829437637</text:p>
          </table:table-cell>
          <table:table-cell>
            <text:p>249009380</text:p>
          </table:table-cell>
          <table:table-cell>
            <text:p>873909857</text:p>
          </table:table-cell>
        </table:table-row>
        <table:table-row>
          <table:table-cell>
            <text:p>548268193</text:p>
          </table:table-cell>
          <table:table-cell>
            <text:p>654495538</text:p>
          </table:table-cell>
          <table:table-cell>
            <text:p>769819129</text:p>
          </table:table-cell>
          <table:table-cell>
            <text:p>85755421</text:p>
          </table:table-cell>
          <table:table-cell>
            <text:p>121237164</text:p>
          </table:table-cell>
          <table:table-cell>
            <text:p>943956709</text:p>
          </table:table-cell>
          <table:table-cell>
            <text:p>300254191</text:p>
          </table:table-cell>
        </table:table-row>
        <table:table-row>
          <table:table-cell>
            <text:p>254825442</text:p>
          </table:table-cell>
          <table:table-cell>
            <text:p>845627820</text:p>
          </table:table-cell>
          <table:table-cell>
            <text:p>766103248</text:p>
          </table:table-cell>
          <table:table-cell>
            <text:p>239144996</text:p>
          </table:table-cell>
          <table:table-cell>
            <text:p>979501360</text:p>
          </table:table-cell>
          <table:table-cell>
            <text:p>561589710</text:p>
          </table:table-cell>
          <table:table-cell>
            <text:p>570336943</text:p>
          </table:table-cell>
        </table:table-row>
        <table:table-row>
          <table:table-cell>
            <text:p>316963990</text:p>
          </table:table-cell>
          <table:table-cell>
            <text:p>726698746</text:p>
          </table:table-cell>
          <table:table-cell>
            <text:p>690993798</text:p>
          </table:table-cell>
          <table:table-cell>
            <text:p>255813641</text:p>
          </table:table-cell>
          <table:table-cell>
            <text:p>162092812</text:p>
          </table:table-cell>
          <table:table-cell>
            <text:p>751746027</text:p>
          </table:table-cell>
          <table:table-cell>
            <text:p>162257714</text:p>
          </table:table-cell>
        </table:table-row>
        <table:table-row>
          <table:table-cell>
            <text:p>995713740</text:p>
          </table:table-cell>
          <table:table-cell>
            <text:p>569340521</text:p>
          </table:table-cell>
          <table:table-cell>
            <text:p>231241567</text:p>
          </table:table-cell>
          <table:table-cell>
            <text:p>900916648</text:p>
          </table:table-cell>
          <table:table-cell>
            <text:p>854487206</text:p>
          </table:table-cell>
          <table:table-cell>
            <text:p>770565996</text:p>
          </table:table-cell>
          <table:table-cell>
            <text:p>628609703</text:p>
          </table:table-cell>
        </table:table-row>
        <table:table-row>
          <table:table-cell>
            <text:p>876061873</text:p>
          </table:table-cell>
          <table:table-cell>
            <text:p>407902746</text:p>
          </table:table-cell>
          <table:table-cell>
            <text:p>395163242</text:p>
          </table:table-cell>
          <table:table-cell>
            <text:p>879049241</text:p>
          </table:table-cell>
          <table:table-cell>
            <text:p>369485215</text:p>
          </table:table-cell>
          <table:table-cell>
            <text:p>814292496</text:p>
          </table:table-cell>
          <table:table-cell>
            <text:p>536469882</text:p>
          </table:table-cell>
        </table:table-row>
        <table:table-row>
          <table:table-cell>
            <text:p>2522571</text:p>
          </table:table-cell>
          <table:table-cell>
            <text:p>336308475</text:p>
          </table:table-cell>
          <table:table-cell>
            <text:p>405998806</text:p>
          </table:table-cell>
          <table:table-cell>
            <text:p>801887215</text:p>
          </table:table-cell>
          <table:table-cell>
            <text:p>194760163</text:p>
          </table:table-cell>
          <table:table-cell>
            <text:p>481889069</text:p>
          </table:table-cell>
          <table:table-cell>
            <text:p>719299116</text:p>
          </table:table-cell>
        </table:table-row>
        <table:table-row>
          <table:table-cell>
            <text:p>833090497</text:p>
          </table:table-cell>
          <table:table-cell>
            <text:p>63719245</text:p>
          </table:table-cell>
          <table:table-cell>
            <text:p>506886270</text:p>
          </table:table-cell>
          <table:table-cell>
            <text:p>530749205</text:p>
          </table:table-cell>
          <table:table-cell>
            <text:p>56379753</text:p>
          </table:table-cell>
          <table:table-cell>
            <text:p>477137462</text:p>
          </table:table-cell>
          <table:table-cell>
            <text:p>212637186</text:p>
          </table:table-cell>
        </table:table-row>
        <table:table-row>
          <table:table-cell>
            <text:p>219486817</text:p>
          </table:table-cell>
          <table:table-cell>
            <text:p>341516343</text:p>
          </table:table-cell>
          <table:table-cell>
            <text:p>652421461</text:p>
          </table:table-cell>
          <table:table-cell>
            <text:p>100281713</text:p>
          </table:table-cell>
          <table:table-cell>
            <text:p>96712702</text:p>
          </table:table-cell>
          <table:table-cell>
            <text:p>852726253</text:p>
          </table:table-cell>
          <table:table-cell>
            <text:p>839721575</text:p>
          </table:table-cell>
        </table:table-row>
        <table:table-row>
          <table:table-cell>
            <text:p>944291105</text:p>
          </table:table-cell>
          <table:table-cell>
            <text:p>465224682</text:p>
          </table:table-cell>
          <table:table-cell>
            <text:p>724507607</text:p>
          </table:table-cell>
          <table:table-cell>
            <text:p>921163066</text:p>
          </table:table-cell>
          <table:table-cell>
            <text:p>177057709</text:p>
          </table:table-cell>
          <table:table-cell>
            <text:p>596481209</text:p>
          </table:table-cell>
          <table:table-cell>
            <text:p>122925998</text:p>
          </table:table-cell>
        </table:table-row>
        <table:table-row>
          <table:table-cell>
            <text:p>899376388</text:p>
          </table:table-cell>
          <table:table-cell>
            <text:p>526247284</text:p>
          </table:table-cell>
          <table:table-cell>
            <text:p>667629128</text:p>
          </table:table-cell>
          <table:table-cell>
            <text:p>325125487</text:p>
          </table:table-cell>
          <table:table-cell>
            <text:p>214162016</text:p>
          </table:table-cell>
          <table:table-cell>
            <text:p>585242045</text:p>
          </table:table-cell>
          <table:table-cell>
            <text:p>343353126</text:p>
          </table:table-cell>
        </table:table-row>
        <table:table-row>
          <table:table-cell>
            <text:p>383585512</text:p>
          </table:table-cell>
          <table:table-cell>
            <text:p>632171050</text:p>
          </table:table-cell>
          <table:table-cell>
            <text:p>857809771</text:p>
          </table:table-cell>
          <table:table-cell>
            <text:p>222115773</text:p>
          </table:table-cell>
          <table:table-cell>
            <text:p>604318064</text:p>
          </table:table-cell>
          <table:table-cell>
            <text:p>476261926</text:p>
          </table:table-cell>
          <table:table-cell>
            <text:p>32937642</text:p>
          </table:table-cell>
        </table:table-row>
        <table:table-row>
          <table:table-cell>
            <text:p>400477412</text:p>
          </table:table-cell>
          <table:table-cell>
            <text:p>991401788</text:p>
          </table:table-cell>
          <table:table-cell>
            <text:p>485895650</text:p>
          </table:table-cell>
          <table:table-cell>
            <text:p>178175995</text:p>
          </table:table-cell>
          <table:table-cell>
            <text:p>619148606</text:p>
          </table:table-cell>
          <table:table-cell>
            <text:p>117402740</text:p>
          </table:table-cell>
          <table:table-cell>
            <text:p>213630962</text:p>
          </table:table-cell>
        </table:table-row>
        <table:table-row>
          <table:table-cell>
            <text:p>943636394</text:p>
          </table:table-cell>
          <table:table-cell>
            <text:p>923613924</text:p>
          </table:table-cell>
          <table:table-cell>
            <text:p>978834951</text:p>
          </table:table-cell>
          <table:table-cell>
            <text:p>384948730</text:p>
          </table:table-cell>
          <table:table-cell>
            <text:p>280127882</text:p>
          </table:table-cell>
          <table:table-cell>
            <text:p>194214714</text:p>
          </table:table-cell>
          <table:table-cell>
            <text:p>293352296</text:p>
          </table:table-cell>
        </table:table-row>
        <table:table-row>
          <table:table-cell>
            <text:p>58341105</text:p>
          </table:table-cell>
          <table:table-cell>
            <text:p>78945326</text:p>
          </table:table-cell>
          <table:table-cell>
            <text:p>651546404</text:p>
          </table:table-cell>
          <table:table-cell>
            <text:p>762848704</text:p>
          </table:table-cell>
          <table:table-cell>
            <text:p>252681533</text:p>
          </table:table-cell>
          <table:table-cell>
            <text:p>802410476</text:p>
          </table:table-cell>
          <table:table-cell>
            <text:p>337577309</text:p>
          </table:table-cell>
        </table:table-row>
        <table:table-row>
          <table:table-cell>
            <text:p>466568959</text:p>
          </table:table-cell>
          <table:table-cell>
            <text:p>861606410</text:p>
          </table:table-cell>
          <table:table-cell>
            <text:p>457338790</text:p>
          </table:table-cell>
          <table:table-cell>
            <text:p>453656676</text:p>
          </table:table-cell>
          <table:table-cell>
            <text:p>916498602</text:p>
          </table:table-cell>
          <table:table-cell>
            <text:p>618185954</text:p>
          </table:table-cell>
          <table:table-cell>
            <text:p>38388174</text:p>
          </table:table-cell>
        </table:table-row>
        <table:table-row>
          <table:table-cell>
            <text:p>819696257</text:p>
          </table:table-cell>
          <table:table-cell>
            <text:p>996457607</text:p>
          </table:table-cell>
          <table:table-cell>
            <text:p>363599940</text:p>
          </table:table-cell>
          <table:table-cell>
            <text:p>179625562</text:p>
          </table:table-cell>
          <table:table-cell>
            <text:p>622056382</text:p>
          </table:table-cell>
          <table:table-cell>
            <text:p>69534968</text:p>
          </table:table-cell>
          <table:table-cell>
            <text:p>883911575</text:p>
          </table:table-cell>
        </table:table-row>
        <table:table-row>
          <table:table-cell>
            <text:p>585168543</text:p>
          </table:table-cell>
          <table:table-cell>
            <text:p>604464656</text:p>
          </table:table-cell>
          <table:table-cell>
            <text:p>906756370</text:p>
          </table:table-cell>
          <table:table-cell>
            <text:p>617544154</text:p>
          </table:table-cell>
          <table:table-cell>
            <text:p>256631296</text:p>
          </table:table-cell>
          <table:table-cell>
            <text:p>645450131</text:p>
          </table:table-cell>
          <table:table-cell>
            <text:p>456065647</text:p>
          </table:table-cell>
        </table:table-row>
        <table:table-row>
          <table:table-cell>
            <text:p>392293853</text:p>
          </table:table-cell>
          <table:table-cell>
            <text:p>378285890</text:p>
          </table:table-cell>
          <table:table-cell>
            <text:p>341276662</text:p>
          </table:table-cell>
          <table:table-cell>
            <text:p>35487886</text:p>
          </table:table-cell>
          <table:table-cell>
            <text:p>937572245</text:p>
          </table:table-cell>
          <table:table-cell>
            <text:p>707085195</text:p>
          </table:table-cell>
          <table:table-cell>
            <text:p>650812432</text:p>
          </table:table-cell>
        </table:table-row>
        <table:table-row>
          <table:table-cell>
            <text:p>563449231</text:p>
          </table:table-cell>
          <table:table-cell>
            <text:p>41085553</text:p>
          </table:table-cell>
          <table:table-cell>
            <text:p>158855601</text:p>
          </table:table-cell>
          <table:table-cell>
            <text:p>95748429</text:p>
          </table:table-cell>
          <table:table-cell>
            <text:p>778149584</text:p>
          </table:table-cell>
          <table:table-cell>
            <text:p>551366924</text:p>
          </table:table-cell>
          <table:table-cell>
            <text:p>795393351</text:p>
          </table:table-cell>
        </table:table-row>
        <table:table-row>
          <table:table-cell>
            <text:p>70403374</text:p>
          </table:table-cell>
          <table:table-cell>
            <text:p>909946907</text:p>
          </table:table-cell>
          <table:table-cell>
            <text:p>496307611</text:p>
          </table:table-cell>
          <table:table-cell>
            <text:p>532640671</text:p>
          </table:table-cell>
          <table:table-cell>
            <text:p>238505788</text:p>
          </table:table-cell>
          <table:table-cell>
            <text:p>906506172</text:p>
          </table:table-cell>
          <table:table-cell>
            <text:p>77249284</text:p>
          </table:table-cell>
        </table:table-row>
        <table:table-row>
          <table:table-cell>
            <text:p>505848066</text:p>
          </table:table-cell>
          <table:table-cell>
            <text:p>851819140</text:p>
          </table:table-cell>
          <table:table-cell>
            <text:p>240367305</text:p>
          </table:table-cell>
          <table:table-cell>
            <text:p>260587015</text:p>
          </table:table-cell>
          <table:table-cell>
            <text:p>697968807</text:p>
          </table:table-cell>
          <table:table-cell>
            <text:p>675494732</text:p>
          </table:table-cell>
          <table:table-cell>
            <text:p>896792384</text:p>
          </table:table-cell>
        </table:table-row>
        <table:table-row>
          <table:table-cell>
            <text:p>58035819</text:p>
          </table:table-cell>
          <table:table-cell>
            <text:p>944635418</text:p>
          </table:table-cell>
          <table:table-cell>
            <text:p>488926698</text:p>
          </table:table-cell>
          <table:table-cell>
            <text:p>934779305</text:p>
          </table:table-cell>
          <table:table-cell>
            <text:p>254373432</text:p>
          </table:table-cell>
          <table:table-cell>
            <text:p>704430177</text:p>
          </table:table-cell>
          <table:table-cell>
            <text:p>719582658</text:p>
          </table:table-cell>
        </table:table-row>
        <table:table-row>
          <table:table-cell>
            <text:p>203395806</text:p>
          </table:table-cell>
          <table:table-cell>
            <text:p>485695333</text:p>
          </table:table-cell>
          <table:table-cell>
            <text:p>230101864</text:p>
          </table:table-cell>
          <table:table-cell>
            <text:p>619830460</text:p>
          </table:table-cell>
          <table:table-cell>
            <text:p>354475509</text:p>
          </table:table-cell>
          <table:table-cell>
            <text:p>888640114</text:p>
          </table:table-cell>
          <table:table-cell>
            <text:p>785831877</text:p>
          </table:table-cell>
        </table:table-row>
        <table:table-row>
          <table:table-cell>
            <text:p>548816908</text:p>
          </table:table-cell>
          <table:table-cell>
            <text:p>342669301</text:p>
          </table:table-cell>
          <table:table-cell>
            <text:p>802968427</text:p>
          </table:table-cell>
          <table:table-cell>
            <text:p>787034924</text:p>
          </table:table-cell>
          <table:table-cell>
            <text:p>241478843</text:p>
          </table:table-cell>
          <table:table-cell>
            <text:p>499616237</text:p>
          </table:table-cell>
          <table:table-cell>
            <text:p>825779529</text:p>
          </table:table-cell>
        </table:table-row>
        <table:table-row>
          <table:table-cell>
            <text:p>647606580</text:p>
          </table:table-cell>
          <table:table-cell>
            <text:p>168694048</text:p>
          </table:table-cell>
          <table:table-cell>
            <text:p>79421218</text:p>
          </table:table-cell>
          <table:table-cell>
            <text:p>678922458</text:p>
          </table:table-cell>
          <table:table-cell>
            <text:p>971514700</text:p>
          </table:table-cell>
          <table:table-cell>
            <text:p>647793130</text:p>
          </table:table-cell>
          <table:table-cell>
            <text:p>958552705</text:p>
          </table:table-cell>
        </table:table-row>
        <table:table-row>
          <table:table-cell>
            <text:p>300451572</text:p>
          </table:table-cell>
          <table:table-cell>
            <text:p>57182792</text:p>
          </table:table-cell>
          <table:table-cell>
            <text:p>858767829</text:p>
          </table:table-cell>
          <table:table-cell>
            <text:p>988234753</text:p>
          </table:table-cell>
          <table:table-cell>
            <text:p>699813372</text:p>
          </table:table-cell>
          <table:table-cell>
            <text:p>523511635</text:p>
          </table:table-cell>
          <table:table-cell>
            <text:p>211251617</text:p>
          </table:table-cell>
        </table:table-row>
        <table:table-row>
          <table:table-cell>
            <text:p>629282170</text:p>
          </table:table-cell>
          <table:table-cell>
            <text:p>889162300</text:p>
          </table:table-cell>
          <table:table-cell>
            <text:p>282549195</text:p>
          </table:table-cell>
          <table:table-cell>
            <text:p>776425773</text:p>
          </table:table-cell>
          <table:table-cell>
            <text:p>966997807</text:p>
          </table:table-cell>
          <table:table-cell>
            <text:p>606406136</text:p>
          </table:table-cell>
          <table:table-cell>
            <text:p>722723153</text:p>
          </table:table-cell>
        </table:table-row>
        <table:table-row>
          <table:table-cell>
            <text:p>70187242</text:p>
          </table:table-cell>
          <table:table-cell>
            <text:p>574274172</text:p>
          </table:table-cell>
          <table:table-cell>
            <text:p>623968949</text:p>
          </table:table-cell>
          <table:table-cell>
            <text:p>783077695</text:p>
          </table:table-cell>
          <table:table-cell>
            <text:p>761341144</text:p>
          </table:table-cell>
          <table:table-cell>
            <text:p>776755739</text:p>
          </table:table-cell>
          <table:table-cell>
            <text:p>877280129</text:p>
          </table:table-cell>
        </table:table-row>
        <table:table-row>
          <table:table-cell>
            <text:p>785523578</text:p>
          </table:table-cell>
          <table:table-cell>
            <text:p>514465753</text:p>
          </table:table-cell>
          <table:table-cell>
            <text:p>261508284</text:p>
          </table:table-cell>
          <table:table-cell>
            <text:p>32484486</text:p>
          </table:table-cell>
          <table:table-cell>
            <text:p>891434575</text:p>
          </table:table-cell>
          <table:table-cell>
            <text:p>215046324</text:p>
          </table:table-cell>
          <table:table-cell>
            <text:p>790119260</text:p>
          </table:table-cell>
        </table:table-row>
        <table:table-row>
          <table:table-cell>
            <text:p>731966191</text:p>
          </table:table-cell>
          <table:table-cell>
            <text:p>242257218</text:p>
          </table:table-cell>
          <table:table-cell>
            <text:p>638533777</text:p>
          </table:table-cell>
          <table:table-cell>
            <text:p>912972798</text:p>
          </table:table-cell>
          <table:table-cell>
            <text:p>189936959</text:p>
          </table:table-cell>
          <table:table-cell>
            <text:p>925531885</text:p>
          </table:table-cell>
          <table:table-cell>
            <text:p>637830609</text:p>
          </table:table-cell>
        </table:table-row>
        <table:table-row>
          <table:table-cell>
            <text:p>449143059</text:p>
          </table:table-cell>
          <table:table-cell>
            <text:p>572435848</text:p>
          </table:table-cell>
          <table:table-cell>
            <text:p>519361022</text:p>
          </table:table-cell>
          <table:table-cell>
            <text:p>740028019</text:p>
          </table:table-cell>
          <table:table-cell>
            <text:p>584645380</text:p>
          </table:table-cell>
          <table:table-cell>
            <text:p>378212339</text:p>
          </table:table-cell>
          <table:table-cell>
            <text:p>342497254</text:p>
          </table:table-cell>
        </table:table-row>
        <table:table-row>
          <table:table-cell>
            <text:p>340481191</text:p>
          </table:table-cell>
          <table:table-cell>
            <text:p>486435086</text:p>
          </table:table-cell>
          <table:table-cell>
            <text:p>91931481</text:p>
          </table:table-cell>
          <table:table-cell>
            <text:p>610034636</text:p>
          </table:table-cell>
          <table:table-cell>
            <text:p>667542518</text:p>
          </table:table-cell>
          <table:table-cell>
            <text:p>650405602</text:p>
          </table:table-cell>
          <table:table-cell>
            <text:p>279345920</text:p>
          </table:table-cell>
        </table:table-row>
        <table:table-row>
          <table:table-cell>
            <text:p>979658671</text:p>
          </table:table-cell>
          <table:table-cell>
            <text:p>953734870</text:p>
          </table:table-cell>
          <table:table-cell>
            <text:p>494416446</text:p>
          </table:table-cell>
          <table:table-cell>
            <text:p>352790493</text:p>
          </table:table-cell>
          <table:table-cell>
            <text:p>611578196</text:p>
          </table:table-cell>
          <table:table-cell>
            <text:p>287568570</text:p>
          </table:table-cell>
          <table:table-cell>
            <text:p>979917215</text:p>
          </table:table-cell>
        </table:table-row>
        <table:table-row>
          <table:table-cell>
            <text:p>383619032</text:p>
          </table:table-cell>
          <table:table-cell>
            <text:p>149412423</text:p>
          </table:table-cell>
          <table:table-cell>
            <text:p>699756558</text:p>
          </table:table-cell>
          <table:table-cell>
            <text:p>601519634</text:p>
          </table:table-cell>
          <table:table-cell>
            <text:p>536642519</text:p>
          </table:table-cell>
          <table:table-cell>
            <text:p>350565606</text:p>
          </table:table-cell>
          <table:table-cell>
            <text:p>780539488</text:p>
          </table:table-cell>
        </table:table-row>
        <table:table-row>
          <table:table-cell>
            <text:p>577848057</text:p>
          </table:table-cell>
          <table:table-cell>
            <text:p>123516570</text:p>
          </table:table-cell>
          <table:table-cell>
            <text:p>853036915</text:p>
          </table:table-cell>
          <table:table-cell>
            <text:p>46914583</text:p>
          </table:table-cell>
          <table:table-cell>
            <text:p>579169560</text:p>
          </table:table-cell>
          <table:table-cell>
            <text:p>423500820</text:p>
          </table:table-cell>
          <table:table-cell>
            <text:p>460058506</text:p>
          </table:table-cell>
        </table:table-row>
        <table:table-row>
          <table:table-cell>
            <text:p>927878195</text:p>
          </table:table-cell>
          <table:table-cell>
            <text:p>673761395</text:p>
          </table:table-cell>
          <table:table-cell>
            <text:p>849134318</text:p>
          </table:table-cell>
          <table:table-cell>
            <text:p>324999882</text:p>
          </table:table-cell>
          <table:table-cell>
            <text:p>952837041</text:p>
          </table:table-cell>
          <table:table-cell>
            <text:p>900072412</text:p>
          </table:table-cell>
          <table:table-cell>
            <text:p>545996492</text:p>
          </table:table-cell>
        </table:table-row>
        <table:table-row>
          <table:table-cell>
            <text:p>527719530</text:p>
          </table:table-cell>
          <table:table-cell>
            <text:p>296957524</text:p>
          </table:table-cell>
          <table:table-cell>
            <text:p>606695407</text:p>
          </table:table-cell>
          <table:table-cell>
            <text:p>830845564</text:p>
          </table:table-cell>
          <table:table-cell>
            <text:p>978518679</text:p>
          </table:table-cell>
          <table:table-cell>
            <text:p>505041752</text:p>
          </table:table-cell>
          <table:table-cell>
            <text:p>366491859</text:p>
          </table:table-cell>
        </table:table-row>
        <table:table-row>
          <table:table-cell>
            <text:p>778981</text:p>
          </table:table-cell>
          <table:table-cell>
            <text:p>150396820</text:p>
          </table:table-cell>
          <table:table-cell>
            <text:p>335819371</text:p>
          </table:table-cell>
          <table:table-cell>
            <text:p>891007000</text:p>
          </table:table-cell>
          <table:table-cell>
            <text:p>157488178</text:p>
          </table:table-cell>
          <table:table-cell>
            <text:p>758300382</text:p>
          </table:table-cell>
          <table:table-cell>
            <text:p>105994649</text:p>
          </table:table-cell>
        </table:table-row>
        <table:table-row>
          <table:table-cell>
            <text:p>927757609</text:p>
          </table:table-cell>
          <table:table-cell>
            <text:p>432139059</text:p>
          </table:table-cell>
          <table:table-cell>
            <text:p>67576080</text:p>
          </table:table-cell>
          <table:table-cell>
            <text:p>765568751</text:p>
          </table:table-cell>
          <table:table-cell>
            <text:p>847356558</text:p>
          </table:table-cell>
          <table:table-cell>
            <text:p>197648213</text:p>
          </table:table-cell>
          <table:table-cell>
            <text:p>782752501</text:p>
          </table:table-cell>
        </table:table-row>
        <table:table-row>
          <table:table-cell>
            <text:p>450472472</text:p>
          </table:table-cell>
          <table:table-cell>
            <text:p>296603465</text:p>
          </table:table-cell>
          <table:table-cell>
            <text:p>62338667</text:p>
          </table:table-cell>
          <table:table-cell>
            <text:p>820014861</text:p>
          </table:table-cell>
          <table:table-cell>
            <text:p>350772883</text:p>
          </table:table-cell>
          <table:table-cell>
            <text:p>16283783</text:p>
          </table:table-cell>
          <table:table-cell>
            <text:p>216877024</text:p>
          </table:table-cell>
        </table:table-row>
        <table:table-row>
          <table:table-cell>
            <text:p>814536069</text:p>
          </table:table-cell>
          <table:table-cell>
            <text:p>576047166</text:p>
          </table:table-cell>
          <table:table-cell>
            <text:p>589261776</text:p>
          </table:table-cell>
          <table:table-cell>
            <text:p>998384451</text:p>
          </table:table-cell>
          <table:table-cell>
            <text:p>12858572</text:p>
          </table:table-cell>
          <table:table-cell>
            <text:p>596820788</text:p>
          </table:table-cell>
          <table:table-cell>
            <text:p>481594566</text:p>
          </table:table-cell>
        </table:table-row>
        <table:table-row>
          <table:table-cell>
            <text:p>811778869</text:p>
          </table:table-cell>
          <table:table-cell>
            <text:p>534671204</text:p>
          </table:table-cell>
          <table:table-cell>
            <text:p>501852069</text:p>
          </table:table-cell>
          <table:table-cell>
            <text:p>523955103</text:p>
          </table:table-cell>
          <table:table-cell>
            <text:p>487419304</text:p>
          </table:table-cell>
          <table:table-cell>
            <text:p>216289253</text:p>
          </table:table-cell>
          <table:table-cell>
            <text:p>974224882</text:p>
          </table:table-cell>
        </table:table-row>
        <table:table-row>
          <table:table-cell>
            <text:p>873054967</text:p>
          </table:table-cell>
          <table:table-cell>
            <text:p>966339631</text:p>
          </table:table-cell>
          <table:table-cell>
            <text:p>415137420</text:p>
          </table:table-cell>
          <table:table-cell>
            <text:p>187339169</text:p>
          </table:table-cell>
          <table:table-cell>
            <text:p>968982867</text:p>
          </table:table-cell>
          <table:table-cell>
            <text:p>304239290</text:p>
          </table:table-cell>
          <table:table-cell>
            <text:p>369435379</text:p>
          </table:table-cell>
        </table:table-row>
        <table:table-row>
          <table:table-cell>
            <text:p>833213009</text:p>
          </table:table-cell>
          <table:table-cell>
            <text:p>406031496</text:p>
          </table:table-cell>
          <table:table-cell>
            <text:p>903987967</text:p>
          </table:table-cell>
          <table:table-cell>
            <text:p>58960575</text:p>
          </table:table-cell>
          <table:table-cell>
            <text:p>828979545</text:p>
          </table:table-cell>
          <table:table-cell>
            <text:p>856293429</text:p>
          </table:table-cell>
          <table:table-cell>
            <text:p>225247657</text:p>
          </table:table-cell>
        </table:table-row>
        <table:table-row>
          <table:table-cell>
            <text:p>229543584</text:p>
          </table:table-cell>
          <table:table-cell>
            <text:p>158251964</text:p>
          </table:table-cell>
          <table:table-cell>
            <text:p>652118733</text:p>
          </table:table-cell>
          <table:table-cell>
            <text:p>382180147</text:p>
          </table:table-cell>
          <table:table-cell>
            <text:p>301981864</text:p>
          </table:table-cell>
          <table:table-cell>
            <text:p>99241652</text:p>
          </table:table-cell>
          <table:table-cell>
            <text:p>142929321</text:p>
          </table:table-cell>
        </table:table-row>
        <table:table-row>
          <table:table-cell>
            <text:p>188213259</text:p>
          </table:table-cell>
          <table:table-cell>
            <text:p>535802893</text:p>
          </table:table-cell>
          <table:table-cell>
            <text:p>91990615</text:p>
          </table:table-cell>
          <table:table-cell>
            <text:p>620017814</text:p>
          </table:table-cell>
          <table:table-cell>
            <text:p>377775719</text:p>
          </table:table-cell>
          <table:table-cell>
            <text:p>251697003</text:p>
          </table:table-cell>
          <table:table-cell>
            <text:p>929548084</text:p>
          </table:table-cell>
        </table:table-row>
        <table:table-row>
          <table:table-cell>
            <text:p>5005197</text:p>
          </table:table-cell>
          <table:table-cell>
            <text:p>182841321</text:p>
          </table:table-cell>
          <table:table-cell>
            <text:p>830252413</text:p>
          </table:table-cell>
          <table:table-cell>
            <text:p>926836110</text:p>
          </table:table-cell>
          <table:table-cell>
            <text:p>241465071</text:p>
          </table:table-cell>
          <table:table-cell>
            <text:p>656921924</text:p>
          </table:table-cell>
          <table:table-cell>
            <text:p>924902280</text:p>
          </table:table-cell>
        </table:table-row>
        <table:table-row>
          <table:table-cell>
            <text:p>627929494</text:p>
          </table:table-cell>
          <table:table-cell>
            <text:p>976460874</text:p>
          </table:table-cell>
          <table:table-cell>
            <text:p>538229078</text:p>
          </table:table-cell>
          <table:table-cell>
            <text:p>323385430</text:p>
          </table:table-cell>
          <table:table-cell>
            <text:p>432748499</text:p>
          </table:table-cell>
          <table:table-cell>
            <text:p>438351672</text:p>
          </table:table-cell>
          <table:table-cell>
            <text:p>365918009</text:p>
          </table:table-cell>
        </table:table-row>
        <table:table-row>
          <table:table-cell>
            <text:p>220574279</text:p>
          </table:table-cell>
          <table:table-cell>
            <text:p>574292268</text:p>
          </table:table-cell>
          <table:table-cell>
            <text:p>928605194</text:p>
          </table:table-cell>
          <table:table-cell>
            <text:p>182418726</text:p>
          </table:table-cell>
          <table:table-cell>
            <text:p>254681345</text:p>
          </table:table-cell>
          <table:table-cell>
            <text:p>257311871</text:p>
          </table:table-cell>
          <table:table-cell>
            <text:p>346277625</text:p>
          </table:table-cell>
        </table:table-row>
        <table:table-row>
          <table:table-cell>
            <text:p>881599947</text:p>
          </table:table-cell>
          <table:table-cell>
            <text:p>687187759</text:p>
          </table:table-cell>
          <table:table-cell>
            <text:p>731938748</text:p>
          </table:table-cell>
          <table:table-cell>
            <text:p>154253694</text:p>
          </table:table-cell>
          <table:table-cell>
            <text:p>122020531</text:p>
          </table:table-cell>
          <table:table-cell>
            <text:p>91488857</text:p>
          </table:table-cell>
          <table:table-cell>
            <text:p>53667534</text:p>
          </table:table-cell>
        </table:table-row>
        <table:table-row>
          <table:table-cell>
            <text:p>274447009</text:p>
          </table:table-cell>
          <table:table-cell>
            <text:p>594354077</text:p>
          </table:table-cell>
          <table:table-cell>
            <text:p>907943503</text:p>
          </table:table-cell>
          <table:table-cell>
            <text:p>892603763</text:p>
          </table:table-cell>
          <table:table-cell>
            <text:p>40151254</text:p>
          </table:table-cell>
          <table:table-cell>
            <text:p>668744098</text:p>
          </table:table-cell>
          <table:table-cell>
            <text:p>985742174</text:p>
          </table:table-cell>
        </table:table-row>
        <table:table-row>
          <table:table-cell>
            <text:p>611515472</text:p>
          </table:table-cell>
          <table:table-cell>
            <text:p>533854095</text:p>
          </table:table-cell>
          <table:table-cell>
            <text:p>633662324</text:p>
          </table:table-cell>
          <table:table-cell>
            <text:p>223915441</text:p>
          </table:table-cell>
          <table:table-cell>
            <text:p>310182958</text:p>
          </table:table-cell>
          <table:table-cell>
            <text:p>323316791</text:p>
          </table:table-cell>
          <table:table-cell>
            <text:p>292481141</text:p>
          </table:table-cell>
        </table:table-row>
        <table:table-row>
          <table:table-cell>
            <text:p>864299762</text:p>
          </table:table-cell>
          <table:table-cell>
            <text:p>263690180</text:p>
          </table:table-cell>
          <table:table-cell>
            <text:p>201051451</text:p>
          </table:table-cell>
          <table:table-cell>
            <text:p>560995655</text:p>
          </table:table-cell>
          <table:table-cell>
            <text:p>612204699</text:p>
          </table:table-cell>
          <table:table-cell>
            <text:p>21034853</text:p>
          </table:table-cell>
          <table:table-cell>
            <text:p>405301651</text:p>
          </table:table-cell>
        </table:table-row>
        <table:table-row>
          <table:table-cell>
            <text:p>486470220</text:p>
          </table:table-cell>
          <table:table-cell>
            <text:p>117315998</text:p>
          </table:table-cell>
          <table:table-cell>
            <text:p>112456468</text:p>
          </table:table-cell>
          <table:table-cell>
            <text:p>972056296</text:p>
          </table:table-cell>
          <table:table-cell>
            <text:p>927468655</text:p>
          </table:table-cell>
          <table:table-cell>
            <text:p>124208041</text:p>
          </table:table-cell>
          <table:table-cell>
            <text:p>235408715</text:p>
          </table:table-cell>
        </table:table-row>
        <table:table-row>
          <table:table-cell>
            <text:p>939338593</text:p>
          </table:table-cell>
          <table:table-cell>
            <text:p>612687746</text:p>
          </table:table-cell>
          <table:table-cell>
            <text:p>906514022</text:p>
          </table:table-cell>
          <table:table-cell>
            <text:p>11715577</text:p>
          </table:table-cell>
          <table:table-cell>
            <text:p>926716420</text:p>
          </table:table-cell>
          <table:table-cell>
            <text:p>696967117</text:p>
          </table:table-cell>
          <table:table-cell>
            <text:p>743844053</text:p>
          </table:table-cell>
        </table:table-row>
        <table:table-row>
          <table:table-cell>
            <text:p>616643839</text:p>
          </table:table-cell>
          <table:table-cell>
            <text:p>676389870</text:p>
          </table:table-cell>
          <table:table-cell>
            <text:p>896443614</text:p>
          </table:table-cell>
          <table:table-cell>
            <text:p>338821038</text:p>
          </table:table-cell>
          <table:table-cell>
            <text:p>110079838</text:p>
          </table:table-cell>
          <table:table-cell>
            <text:p>651667074</text:p>
          </table:table-cell>
          <table:table-cell>
            <text:p>154220589</text:p>
          </table:table-cell>
        </table:table-row>
        <table:table-row>
          <table:table-cell>
            <text:p>263980590</text:p>
          </table:table-cell>
          <table:table-cell>
            <text:p>817927864</text:p>
          </table:table-cell>
          <table:table-cell>
            <text:p>383286169</text:p>
          </table:table-cell>
          <table:table-cell>
            <text:p>736871841</text:p>
          </table:table-cell>
          <table:table-cell>
            <text:p>698092594</text:p>
          </table:table-cell>
          <table:table-cell>
            <text:p>351006174</text:p>
          </table:table-cell>
          <table:table-cell>
            <text:p>921703946</text:p>
          </table:table-cell>
        </table:table-row>
        <table:table-row>
          <table:table-cell>
            <text:p>110356174</text:p>
          </table:table-cell>
          <table:table-cell>
            <text:p>919416833</text:p>
          </table:table-cell>
          <table:table-cell>
            <text:p>626147500</text:p>
          </table:table-cell>
          <table:table-cell>
            <text:p>177972830</text:p>
          </table:table-cell>
          <table:table-cell>
            <text:p>833301414</text:p>
          </table:table-cell>
          <table:table-cell>
            <text:p>776110401</text:p>
          </table:table-cell>
          <table:table-cell>
            <text:p>89474997</text:p>
          </table:table-cell>
        </table:table-row>
        <table:table-row>
          <table:table-cell>
            <text:p>816761471</text:p>
          </table:table-cell>
          <table:table-cell>
            <text:p>587385910</text:p>
          </table:table-cell>
          <table:table-cell>
            <text:p>318664612</text:p>
          </table:table-cell>
          <table:table-cell>
            <text:p>919244527</text:p>
          </table:table-cell>
          <table:table-cell>
            <text:p>856323194</text:p>
          </table:table-cell>
          <table:table-cell>
            <text:p>354232810</text:p>
          </table:table-cell>
          <table:table-cell>
            <text:p>257718842</text:p>
          </table:table-cell>
        </table:table-row>
        <table:table-row>
          <table:table-cell>
            <text:p>546257567</text:p>
          </table:table-cell>
          <table:table-cell>
            <text:p>419534606</text:p>
          </table:table-cell>
          <table:table-cell>
            <text:p>199081719</text:p>
          </table:table-cell>
          <table:table-cell>
            <text:p>656089886</text:p>
          </table:table-cell>
          <table:table-cell>
            <text:p>931857171</text:p>
          </table:table-cell>
          <table:table-cell>
            <text:p>447594386</text:p>
          </table:table-cell>
          <table:table-cell>
            <text:p>133274869</text:p>
          </table:table-cell>
        </table:table-row>
        <table:table-row>
          <table:table-cell>
            <text:p>397791745</text:p>
          </table:table-cell>
          <table:table-cell>
            <text:p>948566026</text:p>
          </table:table-cell>
          <table:table-cell>
            <text:p>299808483</text:p>
          </table:table-cell>
          <table:table-cell>
            <text:p>445175805</text:p>
          </table:table-cell>
          <table:table-cell>
            <text:p>944923503</text:p>
          </table:table-cell>
          <table:table-cell>
            <text:p>553725706</text:p>
          </table:table-cell>
          <table:table-cell>
            <text:p>797811622</text:p>
          </table:table-cell>
        </table:table-row>
        <table:table-row>
          <table:table-cell>
            <text:p>986029662</text:p>
          </table:table-cell>
          <table:table-cell>
            <text:p>602830808</text:p>
          </table:table-cell>
          <table:table-cell>
            <text:p>693173493</text:p>
          </table:table-cell>
          <table:table-cell>
            <text:p>636808982</text:p>
          </table:table-cell>
          <table:table-cell>
            <text:p>59207614</text:p>
          </table:table-cell>
          <table:table-cell>
            <text:p>763358719</text:p>
          </table:table-cell>
          <table:table-cell>
            <text:p>716607725</text:p>
          </table:table-cell>
        </table:table-row>
        <table:table-row>
          <table:table-cell>
            <text:p>552760240</text:p>
          </table:table-cell>
          <table:table-cell>
            <text:p>630716001</text:p>
          </table:table-cell>
          <table:table-cell>
            <text:p>862486982</text:p>
          </table:table-cell>
          <table:table-cell>
            <text:p>462817679</text:p>
          </table:table-cell>
          <table:table-cell>
            <text:p>98021973</text:p>
          </table:table-cell>
          <table:table-cell>
            <text:p>390340615</text:p>
          </table:table-cell>
          <table:table-cell>
            <text:p>339559824</text:p>
          </table:table-cell>
        </table:table-row>
        <table:table-row>
          <table:table-cell>
            <text:p>832189749</text:p>
          </table:table-cell>
          <table:table-cell>
            <text:p>18861640</text:p>
          </table:table-cell>
          <table:table-cell>
            <text:p>293299987</text:p>
          </table:table-cell>
          <table:table-cell>
            <text:p>958590175</text:p>
          </table:table-cell>
          <table:table-cell>
            <text:p>267039394</text:p>
          </table:table-cell>
          <table:table-cell>
            <text:p>984853569</text:p>
          </table:table-cell>
          <table:table-cell>
            <text:p>176564781</text:p>
          </table:table-cell>
        </table:table-row>
        <table:table-row>
          <table:table-cell>
            <text:p>690248242</text:p>
          </table:table-cell>
          <table:table-cell>
            <text:p>677573688</text:p>
          </table:table-cell>
          <table:table-cell>
            <text:p>361571022</text:p>
          </table:table-cell>
          <table:table-cell>
            <text:p>885858858</text:p>
          </table:table-cell>
          <table:table-cell>
            <text:p>663647786</text:p>
          </table:table-cell>
          <table:table-cell>
            <text:p>899452746</text:p>
          </table:table-cell>
          <table:table-cell>
            <text:p>963531925</text:p>
          </table:table-cell>
        </table:table-row>
        <table:table-row>
          <table:table-cell>
            <text:p>874514498</text:p>
          </table:table-cell>
          <table:table-cell>
            <text:p>923884714</text:p>
          </table:table-cell>
          <table:table-cell>
            <text:p>693197914</text:p>
          </table:table-cell>
          <table:table-cell>
            <text:p>381354405</text:p>
          </table:table-cell>
          <table:table-cell>
            <text:p>727359876</text:p>
          </table:table-cell>
          <table:table-cell>
            <text:p>215120444</text:p>
          </table:table-cell>
          <table:table-cell>
            <text:p>856755825</text:p>
          </table:table-cell>
        </table:table-row>
        <table:table-row>
          <table:table-cell>
            <text:p>326976971</text:p>
          </table:table-cell>
          <table:table-cell>
            <text:p>389711506</text:p>
          </table:table-cell>
          <table:table-cell>
            <text:p>939384654</text:p>
          </table:table-cell>
          <table:table-cell>
            <text:p>265870848</text:p>
          </table:table-cell>
          <table:table-cell>
            <text:p>220690577</text:p>
          </table:table-cell>
          <table:table-cell>
            <text:p>79460628</text:p>
          </table:table-cell>
          <table:table-cell>
            <text:p>502582663</text:p>
          </table:table-cell>
        </table:table-row>
        <table:table-row>
          <table:table-cell>
            <text:p>80780202</text:p>
          </table:table-cell>
          <table:table-cell>
            <text:p>150740329</text:p>
          </table:table-cell>
          <table:table-cell>
            <text:p>424004395</text:p>
          </table:table-cell>
          <table:table-cell>
            <text:p>410080151</text:p>
          </table:table-cell>
          <table:table-cell>
            <text:p>877399165</text:p>
          </table:table-cell>
          <table:table-cell>
            <text:p>962425172</text:p>
          </table:table-cell>
          <table:table-cell>
            <text:p>482267241</text:p>
          </table:table-cell>
        </table:table-row>
        <table:table-row>
          <table:table-cell>
            <text:p>573295181</text:p>
          </table:table-cell>
          <table:table-cell>
            <text:p>118554306</text:p>
          </table:table-cell>
          <table:table-cell>
            <text:p>214364279</text:p>
          </table:table-cell>
          <table:table-cell>
            <text:p>548589618</text:p>
          </table:table-cell>
          <table:table-cell>
            <text:p>781021671</text:p>
          </table:table-cell>
          <table:table-cell>
            <text:p>882257266</text:p>
          </table:table-cell>
          <table:table-cell>
            <text:p>905494246</text:p>
          </table:table-cell>
        </table:table-row>
        <table:table-row>
          <table:table-cell>
            <text:p>442217439</text:p>
          </table:table-cell>
          <table:table-cell>
            <text:p>744974771</text:p>
          </table:table-cell>
          <table:table-cell>
            <text:p>776172387</text:p>
          </table:table-cell>
          <table:table-cell>
            <text:p>302153295</text:p>
          </table:table-cell>
          <table:table-cell>
            <text:p>18634848</text:p>
          </table:table-cell>
          <table:table-cell>
            <text:p>871701600</text:p>
          </table:table-cell>
          <table:table-cell>
            <text:p>63575036</text:p>
          </table:table-cell>
        </table:table-row>
        <table:table-row>
          <table:table-cell>
            <text:p>528106227</text:p>
          </table:table-cell>
          <table:table-cell>
            <text:p>963465882</text:p>
          </table:table-cell>
          <table:table-cell>
            <text:p>17244543</text:p>
          </table:table-cell>
          <table:table-cell>
            <text:p>992367156</text:p>
          </table:table-cell>
          <table:table-cell>
            <text:p>384439861</text:p>
          </table:table-cell>
          <table:table-cell>
            <text:p>55689298</text:p>
          </table:table-cell>
          <table:table-cell>
            <text:p>504067883</text:p>
          </table:table-cell>
        </table:table-row>
        <table:table-row>
          <table:table-cell>
            <text:p>969580878</text:p>
          </table:table-cell>
          <table:table-cell>
            <text:p>419633833</text:p>
          </table:table-cell>
          <table:table-cell>
            <text:p>139992294</text:p>
          </table:table-cell>
          <table:table-cell>
            <text:p>307517631</text:p>
          </table:table-cell>
          <table:table-cell>
            <text:p>238370608</text:p>
          </table:table-cell>
          <table:table-cell>
            <text:p>340310793</text:p>
          </table:table-cell>
          <table:table-cell>
            <text:p>311889511</text:p>
          </table:table-cell>
        </table:table-row>
        <table:table-row>
          <table:table-cell>
            <text:p>948447729</text:p>
          </table:table-cell>
          <table:table-cell>
            <text:p>222720441</text:p>
          </table:table-cell>
          <table:table-cell>
            <text:p>437704643</text:p>
          </table:table-cell>
          <table:table-cell>
            <text:p>878016996</text:p>
          </table:table-cell>
          <table:table-cell>
            <text:p>589024419</text:p>
          </table:table-cell>
          <table:table-cell>
            <text:p>706820144</text:p>
          </table:table-cell>
          <table:table-cell>
            <text:p>521791592</text:p>
          </table:table-cell>
        </table:table-row>
        <table:table-row>
          <table:table-cell>
            <text:p>650266578</text:p>
          </table:table-cell>
          <table:table-cell>
            <text:p>353060946</text:p>
          </table:table-cell>
          <table:table-cell>
            <text:p>965390838</text:p>
          </table:table-cell>
          <table:table-cell>
            <text:p>691259956</text:p>
          </table:table-cell>
          <table:table-cell>
            <text:p>245474479</text:p>
          </table:table-cell>
          <table:table-cell>
            <text:p>76398244</text:p>
          </table:table-cell>
          <table:table-cell>
            <text:p>112599218</text:p>
          </table:table-cell>
        </table:table-row>
        <table:table-row>
          <table:table-cell>
            <text:p>33371259</text:p>
          </table:table-cell>
          <table:table-cell>
            <text:p>206463122</text:p>
          </table:table-cell>
          <table:table-cell>
            <text:p>655664691</text:p>
          </table:table-cell>
          <table:table-cell>
            <text:p>195306938</text:p>
          </table:table-cell>
          <table:table-cell>
            <text:p>380429013</text:p>
          </table:table-cell>
          <table:table-cell>
            <text:p>174630475</text:p>
          </table:table-cell>
          <table:table-cell>
            <text:p>481480349</text:p>
          </table:table-cell>
        </table:table-row>
        <table:table-row>
          <table:table-cell>
            <text:p>677490349</text:p>
          </table:table-cell>
          <table:table-cell>
            <text:p>189672022</text:p>
          </table:table-cell>
          <table:table-cell>
            <text:p>37667291</text:p>
          </table:table-cell>
          <table:table-cell>
            <text:p>619994929</text:p>
          </table:table-cell>
          <table:table-cell>
            <text:p>549942668</text:p>
          </table:table-cell>
          <table:table-cell>
            <text:p>842715465</text:p>
          </table:table-cell>
          <table:table-cell>
            <text:p>233496552</text:p>
          </table:table-cell>
        </table:table-row>
        <table:table-row>
          <table:table-cell>
            <text:p>236054125</text:p>
          </table:table-cell>
          <table:table-cell>
            <text:p>275351134</text:p>
          </table:table-cell>
          <table:table-cell>
            <text:p>188790118</text:p>
          </table:table-cell>
          <table:table-cell>
            <text:p>842970486</text:p>
          </table:table-cell>
          <table:table-cell>
            <text:p>172924830</text:p>
          </table:table-cell>
          <table:table-cell>
            <text:p>379171668</text:p>
          </table:table-cell>
          <table:table-cell>
            <text:p>753852500</text:p>
          </table:table-cell>
        </table:table-row>
        <table:table-row>
          <table:table-cell>
            <text:p>376288483</text:p>
          </table:table-cell>
          <table:table-cell>
            <text:p>429338470</text:p>
          </table:table-cell>
          <table:table-cell>
            <text:p>908855084</text:p>
          </table:table-cell>
          <table:table-cell>
            <text:p>701538913</text:p>
          </table:table-cell>
          <table:table-cell>
            <text:p>911997251</text:p>
          </table:table-cell>
          <table:table-cell>
            <text:p>404375425</text:p>
          </table:table-cell>
          <table:table-cell>
            <text:p>10480793</text:p>
          </table:table-cell>
        </table:table-row>
        <table:table-row>
          <table:table-cell>
            <text:p>252621005</text:p>
          </table:table-cell>
          <table:table-cell>
            <text:p>114322603</text:p>
          </table:table-cell>
          <table:table-cell>
            <text:p>958120928</text:p>
          </table:table-cell>
          <table:table-cell>
            <text:p>519548834</text:p>
          </table:table-cell>
          <table:table-cell>
            <text:p>771788280</text:p>
          </table:table-cell>
          <table:table-cell>
            <text:p>651803029</text:p>
          </table:table-cell>
          <table:table-cell>
            <text:p>304545288</text:p>
          </table:table-cell>
        </table:table-row>
        <table:table-row>
          <table:table-cell>
            <text:p>408730192</text:p>
          </table:table-cell>
          <table:table-cell>
            <text:p>26205754</text:p>
          </table:table-cell>
          <table:table-cell>
            <text:p>636201148</text:p>
          </table:table-cell>
          <table:table-cell>
            <text:p>497699056</text:p>
          </table:table-cell>
          <table:table-cell>
            <text:p>20044089</text:p>
          </table:table-cell>
          <table:table-cell>
            <text:p>518148744</text:p>
          </table:table-cell>
          <table:table-cell>
            <text:p>821522064</text:p>
          </table:table-cell>
        </table:table-row>
        <table:table-row>
          <table:table-cell>
            <text:p>623053926</text:p>
          </table:table-cell>
          <table:table-cell>
            <text:p>887755253</text:p>
          </table:table-cell>
          <table:table-cell>
            <text:p>697161256</text:p>
          </table:table-cell>
          <table:table-cell>
            <text:p>341728716</text:p>
          </table:table-cell>
          <table:table-cell>
            <text:p>926985010</text:p>
          </table:table-cell>
          <table:table-cell>
            <text:p>465287889</text:p>
          </table:table-cell>
          <table:table-cell>
            <text:p>311922998</text:p>
          </table:table-cell>
        </table:table-row>
        <table:table-row>
          <table:table-cell>
            <text:p>388052658</text:p>
          </table:table-cell>
          <table:table-cell>
            <text:p>942465469</text:p>
          </table:table-cell>
          <table:table-cell>
            <text:p>482332413</text:p>
          </table:table-cell>
          <table:table-cell>
            <text:p>869556796</text:p>
          </table:table-cell>
          <table:table-cell>
            <text:p>106661030</text:p>
          </table:table-cell>
          <table:table-cell>
            <text:p>721120433</text:p>
          </table:table-cell>
          <table:table-cell>
            <text:p>363501857</text:p>
          </table:table-cell>
        </table:table-row>
        <table:table-row>
          <table:table-cell>
            <text:p>192495593</text:p>
          </table:table-cell>
          <table:table-cell>
            <text:p>793568339</text:p>
          </table:table-cell>
          <table:table-cell>
            <text:p>490688964</text:p>
          </table:table-cell>
          <table:table-cell>
            <text:p>554137615</text:p>
          </table:table-cell>
          <table:table-cell>
            <text:p>543579260</text:p>
          </table:table-cell>
          <table:table-cell>
            <text:p>921065021</text:p>
          </table:table-cell>
          <table:table-cell>
            <text:p>326273063</text:p>
          </table:table-cell>
        </table:table-row>
        <table:table-row>
          <table:table-cell>
            <text:p>313105300</text:p>
          </table:table-cell>
          <table:table-cell>
            <text:p>550224228</text:p>
          </table:table-cell>
          <table:table-cell>
            <text:p>917299272</text:p>
          </table:table-cell>
          <table:table-cell>
            <text:p>777125369</text:p>
          </table:table-cell>
          <table:table-cell>
            <text:p>13282764</text:p>
          </table:table-cell>
          <table:table-cell>
            <text:p>827017700</text:p>
          </table:table-cell>
          <table:table-cell>
            <text:p>55522445</text:p>
          </table:table-cell>
        </table:table-row>
        <table:table-row>
          <table:table-cell>
            <text:p>794103090</text:p>
          </table:table-cell>
          <table:table-cell>
            <text:p>88410905</text:p>
          </table:table-cell>
          <table:table-cell>
            <text:p>549653179</text:p>
          </table:table-cell>
          <table:table-cell>
            <text:p>223662277</text:p>
          </table:table-cell>
          <table:table-cell>
            <text:p>309228274</text:p>
          </table:table-cell>
          <table:table-cell>
            <text:p>67401884</text:p>
          </table:table-cell>
          <table:table-cell>
            <text:p>608449101</text:p>
          </table:table-cell>
        </table:table-row>
        <table:table-row>
          <table:table-cell>
            <text:p>692003039</text:p>
          </table:table-cell>
          <table:table-cell>
            <text:p>521365827</text:p>
          </table:table-cell>
          <table:table-cell>
            <text:p>277573627</text:p>
          </table:table-cell>
          <table:table-cell>
            <text:p>3526039</text:p>
          </table:table-cell>
          <table:table-cell>
            <text:p>728970482</text:p>
          </table:table-cell>
          <table:table-cell>
            <text:p>433785298</text:p>
          </table:table-cell>
          <table:table-cell>
            <text:p>319007877</text:p>
          </table:table-cell>
        </table:table-row>
        <table:table-row>
          <table:table-cell>
            <text:p>570187280</text:p>
          </table:table-cell>
          <table:table-cell>
            <text:p>589879965</text:p>
          </table:table-cell>
          <table:table-cell>
            <text:p>943851300</text:p>
          </table:table-cell>
          <table:table-cell>
            <text:p>12213436</text:p>
          </table:table-cell>
          <table:table-cell>
            <text:p>737059435</text:p>
          </table:table-cell>
          <table:table-cell>
            <text:p>825775120</text:p>
          </table:table-cell>
          <table:table-cell>
            <text:p>285832747</text:p>
          </table:table-cell>
        </table:table-row>
        <table:table-row>
          <table:table-cell>
            <text:p>981545703</text:p>
          </table:table-cell>
          <table:table-cell>
            <text:p>474172196</text:p>
          </table:table-cell>
          <table:table-cell>
            <text:p>118254861</text:p>
          </table:table-cell>
          <table:table-cell>
            <text:p>959125513</text:p>
          </table:table-cell>
          <table:table-cell>
            <text:p>604201516</text:p>
          </table:table-cell>
          <table:table-cell>
            <text:p>589624935</text:p>
          </table:table-cell>
          <table:table-cell>
            <text:p>27281445</text:p>
          </table:table-cell>
        </table:table-row>
        <table:table-row>
          <table:table-cell>
            <text:p>473137724</text:p>
          </table:table-cell>
          <table:table-cell>
            <text:p>42186220</text:p>
          </table:table-cell>
          <table:table-cell>
            <text:p>196103598</text:p>
          </table:table-cell>
          <table:table-cell>
            <text:p>448416691</text:p>
          </table:table-cell>
          <table:table-cell>
            <text:p>138980604</text:p>
          </table:table-cell>
          <table:table-cell>
            <text:p>737219522</text:p>
          </table:table-cell>
          <table:table-cell>
            <text:p>575142622</text:p>
          </table:table-cell>
        </table:table-row>
        <table:table-row>
          <table:table-cell>
            <text:p>576774615</text:p>
          </table:table-cell>
          <table:table-cell>
            <text:p>438568899</text:p>
          </table:table-cell>
          <table:table-cell>
            <text:p>527063691</text:p>
          </table:table-cell>
          <table:table-cell>
            <text:p>114375412</text:p>
          </table:table-cell>
          <table:table-cell>
            <text:p>992170370</text:p>
          </table:table-cell>
          <table:table-cell>
            <text:p>935599213</text:p>
          </table:table-cell>
          <table:table-cell>
            <text:p>758127444</text:p>
          </table:table-cell>
        </table:table-row>
        <table:table-row>
          <table:table-cell>
            <text:p>112844940</text:p>
          </table:table-cell>
          <table:table-cell>
            <text:p>616975593</text:p>
          </table:table-cell>
          <table:table-cell>
            <text:p>138033901</text:p>
          </table:table-cell>
          <table:table-cell>
            <text:p>295789640</text:p>
          </table:table-cell>
          <table:table-cell>
            <text:p>574459166</text:p>
          </table:table-cell>
          <table:table-cell>
            <text:p>104405643</text:p>
          </table:table-cell>
          <table:table-cell>
            <text:p>28113149</text:p>
          </table:table-cell>
        </table:table-row>
        <table:table-row>
          <table:table-cell>
            <text:p>841951696</text:p>
          </table:table-cell>
          <table:table-cell>
            <text:p>131576047</text:p>
          </table:table-cell>
          <table:table-cell>
            <text:p>658416628</text:p>
          </table:table-cell>
          <table:table-cell>
            <text:p>460890693</text:p>
          </table:table-cell>
          <table:table-cell>
            <text:p>600718911</text:p>
          </table:table-cell>
          <table:table-cell>
            <text:p>796491677</text:p>
          </table:table-cell>
          <table:table-cell>
            <text:p>657905809</text:p>
          </table:table-cell>
        </table:table-row>
        <table:table-row>
          <table:table-cell>
            <text:p>583038632</text:p>
          </table:table-cell>
          <table:table-cell>
            <text:p>433647386</text:p>
          </table:table-cell>
          <table:table-cell>
            <text:p>626951211</text:p>
          </table:table-cell>
          <table:table-cell>
            <text:p>306995568</text:p>
          </table:table-cell>
          <table:table-cell>
            <text:p>313178633</text:p>
          </table:table-cell>
          <table:table-cell>
            <text:p>953076008</text:p>
          </table:table-cell>
          <table:table-cell>
            <text:p>720514740</text:p>
          </table:table-cell>
        </table:table-row>
        <table:table-row>
          <table:table-cell>
            <text:p>628061730</text:p>
          </table:table-cell>
          <table:table-cell>
            <text:p>984591329</text:p>
          </table:table-cell>
          <table:table-cell>
            <text:p>252296730</text:p>
          </table:table-cell>
          <table:table-cell>
            <text:p>466307629</text:p>
          </table:table-cell>
          <table:table-cell>
            <text:p>340834032</text:p>
          </table:table-cell>
          <table:table-cell>
            <text:p>608613150</text:p>
          </table:table-cell>
          <table:table-cell>
            <text:p>763143211</text:p>
          </table:table-cell>
        </table:table-row>
        <table:table-row>
          <table:table-cell>
            <text:p>824706696</text:p>
          </table:table-cell>
          <table:table-cell>
            <text:p>478372739</text:p>
          </table:table-cell>
          <table:table-cell>
            <text:p>954033281</text:p>
          </table:table-cell>
          <table:table-cell>
            <text:p>664090846</text:p>
          </table:table-cell>
          <table:table-cell>
            <text:p>516400043</text:p>
          </table:table-cell>
          <table:table-cell>
            <text:p>902053336</text:p>
          </table:table-cell>
          <table:table-cell>
            <text:p>491906006</text:p>
          </table:table-cell>
        </table:table-row>
        <table:table-row>
          <table:table-cell>
            <text:p>722678862</text:p>
          </table:table-cell>
          <table:table-cell>
            <text:p>626799817</text:p>
          </table:table-cell>
          <table:table-cell>
            <text:p>224452291</text:p>
          </table:table-cell>
          <table:table-cell>
            <text:p>327995582</text:p>
          </table:table-cell>
          <table:table-cell>
            <text:p>93778339</text:p>
          </table:table-cell>
          <table:table-cell>
            <text:p>746411136</text:p>
          </table:table-cell>
          <table:table-cell>
            <text:p>406968576</text:p>
          </table:table-cell>
        </table:table-row>
        <table:table-row>
          <table:table-cell>
            <text:p>318403921</text:p>
          </table:table-cell>
          <table:table-cell>
            <text:p>809883168</text:p>
          </table:table-cell>
          <table:table-cell>
            <text:p>683881311</text:p>
          </table:table-cell>
          <table:table-cell>
            <text:p>30205287</text:p>
          </table:table-cell>
          <table:table-cell>
            <text:p>88725597</text:p>
          </table:table-cell>
          <table:table-cell>
            <text:p>910566419</text:p>
          </table:table-cell>
          <table:table-cell>
            <text:p>98050533</text:p>
          </table:table-cell>
        </table:table-row>
        <table:table-row>
          <table:table-cell>
            <text:p>227225014</text:p>
          </table:table-cell>
          <table:table-cell>
            <text:p>824114049</text:p>
          </table:table-cell>
          <table:table-cell>
            <text:p>633627569</text:p>
          </table:table-cell>
          <table:table-cell>
            <text:p>594171410</text:p>
          </table:table-cell>
          <table:table-cell>
            <text:p>809357249</text:p>
          </table:table-cell>
          <table:table-cell>
            <text:p>206910731</text:p>
          </table:table-cell>
          <table:table-cell>
            <text:p>535057168</text:p>
          </table:table-cell>
        </table:table-row>
        <table:table-row>
          <table:table-cell>
            <text:p>471711163</text:p>
          </table:table-cell>
          <table:table-cell>
            <text:p>585845849</text:p>
          </table:table-cell>
          <table:table-cell>
            <text:p>860610894</text:p>
          </table:table-cell>
          <table:table-cell>
            <text:p>660610768</text:p>
          </table:table-cell>
          <table:table-cell>
            <text:p>808950754</text:p>
          </table:table-cell>
          <table:table-cell>
            <text:p>66643596</text:p>
          </table:table-cell>
          <table:table-cell>
            <text:p>64977975</text:p>
          </table:table-cell>
        </table:table-row>
        <table:table-row>
          <table:table-cell>
            <text:p>36658083</text:p>
          </table:table-cell>
          <table:table-cell>
            <text:p>16053950</text:p>
          </table:table-cell>
          <table:table-cell>
            <text:p>392709769</text:p>
          </table:table-cell>
          <table:table-cell>
            <text:p>592690156</text:p>
          </table:table-cell>
          <table:table-cell>
            <text:p>25365457</text:p>
          </table:table-cell>
          <table:table-cell>
            <text:p>111497192</text:p>
          </table:table-cell>
          <table:table-cell>
            <text:p>928829403</text:p>
          </table:table-cell>
        </table:table-row>
        <table:table-row>
          <table:table-cell>
            <text:p>731816003</text:p>
          </table:table-cell>
          <table:table-cell>
            <text:p>941879438</text:p>
          </table:table-cell>
          <table:table-cell>
            <text:p>326890305</text:p>
          </table:table-cell>
          <table:table-cell>
            <text:p>572241123</text:p>
          </table:table-cell>
          <table:table-cell>
            <text:p>950460499</text:p>
          </table:table-cell>
          <table:table-cell>
            <text:p>825610873</text:p>
          </table:table-cell>
          <table:table-cell>
            <text:p>285160281</text:p>
          </table:table-cell>
        </table:table-row>
        <table:table-row>
          <table:table-cell>
            <text:p>963054532</text:p>
          </table:table-cell>
          <table:table-cell>
            <text:p>811606809</text:p>
          </table:table-cell>
          <table:table-cell>
            <text:p>260576327</text:p>
          </table:table-cell>
          <table:table-cell>
            <text:p>327068398</text:p>
          </table:table-cell>
          <table:table-cell>
            <text:p>900554909</text:p>
          </table:table-cell>
          <table:table-cell>
            <text:p>418869960</text:p>
          </table:table-cell>
          <table:table-cell>
            <text:p>13409635</text:p>
          </table:table-cell>
        </table:table-row>
        <table:table-row>
          <table:table-cell>
            <text:p>844010763</text:p>
          </table:table-cell>
          <table:table-cell>
            <text:p>779711921</text:p>
          </table:table-cell>
          <table:table-cell>
            <text:p>439811260</text:p>
          </table:table-cell>
          <table:table-cell>
            <text:p>533756287</text:p>
          </table:table-cell>
          <table:table-cell>
            <text:p>995730836</text:p>
          </table:table-cell>
          <table:table-cell>
            <text:p>418734597</text:p>
          </table:table-cell>
          <table:table-cell>
            <text:p>479077852</text:p>
          </table:table-cell>
        </table:table-row>
        <table:table-row>
          <table:table-cell>
            <text:p>640745939</text:p>
          </table:table-cell>
          <table:table-cell>
            <text:p>452225610</text:p>
          </table:table-cell>
          <table:table-cell>
            <text:p>632115273</text:p>
          </table:table-cell>
          <table:table-cell>
            <text:p>411915549</text:p>
          </table:table-cell>
          <table:table-cell>
            <text:p>134397574</text:p>
          </table:table-cell>
          <table:table-cell>
            <text:p>696015643</text:p>
          </table:table-cell>
          <table:table-cell>
            <text:p>468252317</text:p>
          </table:table-cell>
        </table:table-row>
        <table:table-row>
          <table:table-cell>
            <text:p>290211941</text:p>
          </table:table-cell>
          <table:table-cell>
            <text:p>259524761</text:p>
          </table:table-cell>
          <table:table-cell>
            <text:p>906872929</text:p>
          </table:table-cell>
          <table:table-cell>
            <text:p>960167421</text:p>
          </table:table-cell>
          <table:table-cell>
            <text:p>842332121</text:p>
          </table:table-cell>
          <table:table-cell>
            <text:p>88233904</text:p>
          </table:table-cell>
          <table:table-cell>
            <text:p>958935427</text:p>
          </table:table-cell>
        </table:table-row>
        <table:table-row>
          <table:table-cell>
            <text:p>101786621</text:p>
          </table:table-cell>
          <table:table-cell>
            <text:p>330367717</text:p>
          </table:table-cell>
          <table:table-cell>
            <text:p>714559433</text:p>
          </table:table-cell>
          <table:table-cell>
            <text:p>651206627</text:p>
          </table:table-cell>
          <table:table-cell>
            <text:p>609320007</text:p>
          </table:table-cell>
          <table:table-cell>
            <text:p>444464042</text:p>
          </table:table-cell>
          <table:table-cell>
            <text:p>17755734</text:p>
          </table:table-cell>
        </table:table-row>
        <table:table-row>
          <table:table-cell>
            <text:p>359147015</text:p>
          </table:table-cell>
          <table:table-cell>
            <text:p>283209938</text:p>
          </table:table-cell>
          <table:table-cell>
            <text:p>908236207</text:p>
          </table:table-cell>
          <table:table-cell>
            <text:p>533122816</text:p>
          </table:table-cell>
          <table:table-cell>
            <text:p>804112307</text:p>
          </table:table-cell>
          <table:table-cell>
            <text:p>50625215</text:p>
          </table:table-cell>
          <table:table-cell>
            <text:p>412103209</text:p>
          </table:table-cell>
        </table:table-row>
        <table:table-row>
          <table:table-cell>
            <text:p>818514977</text:p>
          </table:table-cell>
          <table:table-cell>
            <text:p>611676850</text:p>
          </table:table-cell>
          <table:table-cell>
            <text:p>154528131</text:p>
          </table:table-cell>
          <table:table-cell>
            <text:p>634789593</text:p>
          </table:table-cell>
          <table:table-cell>
            <text:p>706304535</text:p>
          </table:table-cell>
          <table:table-cell>
            <text:p>113584954</text:p>
          </table:table-cell>
          <table:table-cell>
            <text:p>997066397</text:p>
          </table:table-cell>
        </table:table-row>
        <table:table-row>
          <table:table-cell>
            <text:p>620793498</text:p>
          </table:table-cell>
          <table:table-cell>
            <text:p>672414251</text:p>
          </table:table-cell>
          <table:table-cell>
            <text:p>247306948</text:p>
          </table:table-cell>
          <table:table-cell>
            <text:p>518524945</text:p>
          </table:table-cell>
          <table:table-cell>
            <text:p>96893159</text:p>
          </table:table-cell>
          <table:table-cell>
            <text:p>546238103</text:p>
          </table:table-cell>
          <table:table-cell>
            <text:p>322840001</text:p>
          </table:table-cell>
        </table:table-row>
        <table:table-row>
          <table:table-cell>
            <text:p>5235965</text:p>
          </table:table-cell>
          <table:table-cell>
            <text:p>826152169</text:p>
          </table:table-cell>
          <table:table-cell>
            <text:p>554195219</text:p>
          </table:table-cell>
          <table:table-cell>
            <text:p>426464336</text:p>
          </table:table-cell>
          <table:table-cell>
            <text:p>789597566</text:p>
          </table:table-cell>
          <table:table-cell>
            <text:p>643338738</text:p>
          </table:table-cell>
          <table:table-cell>
            <text:p>870046951</text:p>
          </table:table-cell>
        </table:table-row>
        <table:table-row>
          <table:table-cell>
            <text:p>365557551</text:p>
          </table:table-cell>
          <table:table-cell>
            <text:p>760658511</text:p>
          </table:table-cell>
          <table:table-cell>
            <text:p>815728167</text:p>
          </table:table-cell>
          <table:table-cell>
            <text:p>780308001</text:p>
          </table:table-cell>
          <table:table-cell>
            <text:p>312615881</text:p>
          </table:table-cell>
          <table:table-cell>
            <text:p>378974850</text:p>
          </table:table-cell>
          <table:table-cell>
            <text:p>511721294</text:p>
          </table:table-cell>
        </table:table-row>
        <table:table-row>
          <table:table-cell>
            <text:p>763748281</text:p>
          </table:table-cell>
          <table:table-cell>
            <text:p>760205604</text:p>
          </table:table-cell>
          <table:table-cell>
            <text:p>793963841</text:p>
          </table:table-cell>
          <table:table-cell>
            <text:p>157656657</text:p>
          </table:table-cell>
          <table:table-cell>
            <text:p>807877704</text:p>
          </table:table-cell>
          <table:table-cell>
            <text:p>880885543</text:p>
          </table:table-cell>
          <table:table-cell>
            <text:p>218443715</text:p>
          </table:table-cell>
        </table:table-row>
        <table:table-row>
          <table:table-cell>
            <text:p>343817639</text:p>
          </table:table-cell>
          <table:table-cell>
            <text:p>167467403</text:p>
          </table:table-cell>
          <table:table-cell>
            <text:p>601675137</text:p>
          </table:table-cell>
          <table:table-cell>
            <text:p>902749328</text:p>
          </table:table-cell>
          <table:table-cell>
            <text:p>233743725</text:p>
          </table:table-cell>
          <table:table-cell>
            <text:p>419550352</text:p>
          </table:table-cell>
          <table:table-cell>
            <text:p>871020776</text:p>
          </table:table-cell>
        </table:table-row>
        <table:table-row>
          <table:table-cell>
            <text:p>746603229</text:p>
          </table:table-cell>
          <table:table-cell>
            <text:p>853605618</text:p>
          </table:table-cell>
          <table:table-cell>
            <text:p>909578990</text:p>
          </table:table-cell>
          <table:table-cell>
            <text:p>608235571</text:p>
          </table:table-cell>
          <table:table-cell>
            <text:p>47393781</text:p>
          </table:table-cell>
          <table:table-cell>
            <text:p>736897553</text:p>
          </table:table-cell>
          <table:table-cell>
            <text:p>579744103</text:p>
          </table:table-cell>
        </table:table-row>
        <table:table-row>
          <table:table-cell>
            <text:p>212701280</text:p>
          </table:table-cell>
          <table:table-cell>
            <text:p>376941740</text:p>
          </table:table-cell>
          <table:table-cell>
            <text:p>777004130</text:p>
          </table:table-cell>
          <table:table-cell>
            <text:p>256330649</text:p>
          </table:table-cell>
          <table:table-cell>
            <text:p>990338857</text:p>
          </table:table-cell>
          <table:table-cell>
            <text:p>233762529</text:p>
          </table:table-cell>
          <table:table-cell>
            <text:p>45541209</text:p>
          </table:table-cell>
        </table:table-row>
        <table:table-row>
          <table:table-cell>
            <text:p>630640853</text:p>
          </table:table-cell>
          <table:table-cell>
            <text:p>648510136</text:p>
          </table:table-cell>
          <table:table-cell>
            <text:p>262257557</text:p>
          </table:table-cell>
          <table:table-cell>
            <text:p>97336152</text:p>
          </table:table-cell>
          <table:table-cell>
            <text:p>731573973</text:p>
          </table:table-cell>
          <table:table-cell>
            <text:p>945238330</text:p>
          </table:table-cell>
          <table:table-cell>
            <text:p>788112671</text:p>
          </table:table-cell>
        </table:table-row>
        <table:table-row>
          <table:table-cell>
            <text:p>878738398</text:p>
          </table:table-cell>
          <table:table-cell>
            <text:p>803482014</text:p>
          </table:table-cell>
          <table:table-cell>
            <text:p>551346795</text:p>
          </table:table-cell>
          <table:table-cell>
            <text:p>173497283</text:p>
          </table:table-cell>
          <table:table-cell>
            <text:p>176998109</text:p>
          </table:table-cell>
          <table:table-cell>
            <text:p>701009354</text:p>
          </table:table-cell>
          <table:table-cell>
            <text:p>986436967</text:p>
          </table:table-cell>
        </table:table-row>
        <table:table-row>
          <table:table-cell>
            <text:p>537247702</text:p>
          </table:table-cell>
          <table:table-cell>
            <text:p>598939654</text:p>
          </table:table-cell>
          <table:table-cell>
            <text:p>696708383</text:p>
          </table:table-cell>
          <table:table-cell>
            <text:p>432397931</text:p>
          </table:table-cell>
          <table:table-cell>
            <text:p>173432108</text:p>
          </table:table-cell>
          <table:table-cell>
            <text:p>825387853</text:p>
          </table:table-cell>
          <table:table-cell>
            <text:p>966320525</text:p>
          </table:table-cell>
        </table:table-row>
        <table:table-row>
          <table:table-cell>
            <text:p>543927256</text:p>
          </table:table-cell>
          <table:table-cell>
            <text:p>371341326</text:p>
          </table:table-cell>
          <table:table-cell>
            <text:p>555630475</text:p>
          </table:table-cell>
          <table:table-cell>
            <text:p>725770648</text:p>
          </table:table-cell>
          <table:table-cell>
            <text:p>256703299</text:p>
          </table:table-cell>
          <table:table-cell>
            <text:p>385693902</text:p>
          </table:table-cell>
          <table:table-cell>
            <text:p>837545344</text:p>
          </table:table-cell>
        </table:table-row>
        <table:table-row>
          <table:table-cell>
            <text:p>23077923</text:p>
          </table:table-cell>
          <table:table-cell>
            <text:p>637080009</text:p>
          </table:table-cell>
          <table:table-cell>
            <text:p>781922659</text:p>
          </table:table-cell>
          <table:table-cell>
            <text:p>998115546</text:p>
          </table:table-cell>
          <table:table-cell>
            <text:p>40654999</text:p>
          </table:table-cell>
          <table:table-cell>
            <text:p>270986280</text:p>
          </table:table-cell>
          <table:table-cell>
            <text:p>863328311</text:p>
          </table:table-cell>
        </table:table-row>
        <table:table-row>
          <table:table-cell>
            <text:p>665658252</text:p>
          </table:table-cell>
          <table:table-cell>
            <text:p>948317742</text:p>
          </table:table-cell>
          <table:table-cell>
            <text:p>37596673</text:p>
          </table:table-cell>
          <table:table-cell>
            <text:p>508927309</text:p>
          </table:table-cell>
          <table:table-cell>
            <text:p>191648804</text:p>
          </table:table-cell>
          <table:table-cell>
            <text:p>231237224</text:p>
          </table:table-cell>
          <table:table-cell>
            <text:p>796511936</text:p>
          </table:table-cell>
        </table:table-row>
        <table:table-row>
          <table:table-cell>
            <text:p>845922671</text:p>
          </table:table-cell>
          <table:table-cell>
            <text:p>218646631</text:p>
          </table:table-cell>
          <table:table-cell>
            <text:p>346767342</text:p>
          </table:table-cell>
          <table:table-cell>
            <text:p>359467273</text:p>
          </table:table-cell>
          <table:table-cell>
            <text:p>430543543</text:p>
          </table:table-cell>
          <table:table-cell>
            <text:p>274560169</text:p>
          </table:table-cell>
          <table:table-cell>
            <text:p>24471468</text:p>
          </table:table-cell>
        </table:table-row>
        <table:table-row>
          <table:table-cell>
            <text:p>252404842</text:p>
          </table:table-cell>
          <table:table-cell>
            <text:p>475348513</text:p>
          </table:table-cell>
          <table:table-cell>
            <text:p>337932325</text:p>
          </table:table-cell>
          <table:table-cell>
            <text:p>197905821</text:p>
          </table:table-cell>
          <table:table-cell>
            <text:p>411771121</text:p>
          </table:table-cell>
          <table:table-cell>
            <text:p>281096297</text:p>
          </table:table-cell>
          <table:table-cell>
            <text:p>587438719</text:p>
          </table:table-cell>
        </table:table-row>
        <table:table-row>
          <table:table-cell>
            <text:p>633351521</text:p>
          </table:table-cell>
          <table:table-cell>
            <text:p>421059408</text:p>
          </table:table-cell>
          <table:table-cell>
            <text:p>597138263</text:p>
          </table:table-cell>
          <table:table-cell>
            <text:p>364792309</text:p>
          </table:table-cell>
          <table:table-cell>
            <text:p>779020047</text:p>
          </table:table-cell>
          <table:table-cell>
            <text:p>536597659</text:p>
          </table:table-cell>
          <table:table-cell>
            <text:p>7272810</text:p>
          </table:table-cell>
        </table:table-row>
        <table:table-row>
          <table:table-cell>
            <text:p>175174286</text:p>
          </table:table-cell>
          <table:table-cell>
            <text:p>340146037</text:p>
          </table:table-cell>
          <table:table-cell>
            <text:p>571729925</text:p>
          </table:table-cell>
          <table:table-cell>
            <text:p>480175720</text:p>
          </table:table-cell>
          <table:table-cell>
            <text:p>806307483</text:p>
          </table:table-cell>
          <table:table-cell>
            <text:p>147003570</text:p>
          </table:table-cell>
          <table:table-cell>
            <text:p>214777893</text:p>
          </table:table-cell>
        </table:table-row>
        <table:table-row>
          <table:table-cell>
            <text:p>522813404</text:p>
          </table:table-cell>
          <table:table-cell>
            <text:p>837199994</text:p>
          </table:table-cell>
          <table:table-cell>
            <text:p>244574212</text:p>
          </table:table-cell>
          <table:table-cell>
            <text:p>148922825</text:p>
          </table:table-cell>
          <table:table-cell>
            <text:p>18858334</text:p>
          </table:table-cell>
          <table:table-cell>
            <text:p>732463900</text:p>
          </table:table-cell>
          <table:table-cell>
            <text:p>429310454</text:p>
          </table:table-cell>
        </table:table-row>
        <table:table-row>
          <table:table-cell>
            <text:p>147854031</text:p>
          </table:table-cell>
          <table:table-cell>
            <text:p>444138275</text:p>
          </table:table-cell>
          <table:table-cell>
            <text:p>88842174</text:p>
          </table:table-cell>
          <table:table-cell>
            <text:p>50309148</text:p>
          </table:table-cell>
          <table:table-cell>
            <text:p>457391323</text:p>
          </table:table-cell>
          <table:table-cell>
            <text:p>786186787</text:p>
          </table:table-cell>
          <table:table-cell>
            <text:p>293291877</text:p>
          </table:table-cell>
        </table:table-row>
        <table:table-row>
          <table:table-cell>
            <text:p>747127648</text:p>
          </table:table-cell>
          <table:table-cell>
            <text:p>781846215</text:p>
          </table:table-cell>
          <table:table-cell>
            <text:p>587222630</text:p>
          </table:table-cell>
          <table:table-cell>
            <text:p>729209540</text:p>
          </table:table-cell>
          <table:table-cell>
            <text:p>560851491</text:p>
          </table:table-cell>
          <table:table-cell>
            <text:p>5328503</text:p>
          </table:table-cell>
          <table:table-cell>
            <text:p>449303506</text:p>
          </table:table-cell>
        </table:table-row>
        <table:table-row>
          <table:table-cell>
            <text:p>92288113</text:p>
          </table:table-cell>
          <table:table-cell>
            <text:p>637618755</text:p>
          </table:table-cell>
          <table:table-cell>
            <text:p>900518590</text:p>
          </table:table-cell>
          <table:table-cell>
            <text:p>688823967</text:p>
          </table:table-cell>
          <table:table-cell>
            <text:p>624891184</text:p>
          </table:table-cell>
          <table:table-cell>
            <text:p>142195204</text:p>
          </table:table-cell>
          <table:table-cell>
            <text:p>658774076</text:p>
          </table:table-cell>
        </table:table-row>
        <table:table-row>
          <table:table-cell>
            <text:p>518196145</text:p>
          </table:table-cell>
          <table:table-cell>
            <text:p>43267185</text:p>
          </table:table-cell>
          <table:table-cell>
            <text:p>544069362</text:p>
          </table:table-cell>
          <table:table-cell>
            <text:p>334141271</text:p>
          </table:table-cell>
          <table:table-cell>
            <text:p>641764001</text:p>
          </table:table-cell>
          <table:table-cell>
            <text:p>170613662</text:p>
          </table:table-cell>
          <table:table-cell>
            <text:p>970392303</text:p>
          </table:table-cell>
        </table:table-row>
        <table:table-row>
          <table:table-cell>
            <text:p>184839508</text:p>
          </table:table-cell>
          <table:table-cell>
            <text:p>313027781</text:p>
          </table:table-cell>
          <table:table-cell>
            <text:p>751421487</text:p>
          </table:table-cell>
          <table:table-cell>
            <text:p>138630982</text:p>
          </table:table-cell>
          <table:table-cell>
            <text:p>407048581</text:p>
          </table:table-cell>
          <table:table-cell>
            <text:p>785438552</text:p>
          </table:table-cell>
          <table:table-cell>
            <text:p>921728083</text:p>
          </table:table-cell>
        </table:table-row>
        <table:table-row>
          <table:table-cell>
            <text:p>867446100</text:p>
          </table:table-cell>
          <table:table-cell>
            <text:p>171796602</text:p>
          </table:table-cell>
          <table:table-cell>
            <text:p>771062731</text:p>
          </table:table-cell>
          <table:table-cell>
            <text:p>575474630</text:p>
          </table:table-cell>
          <table:table-cell>
            <text:p>686713231</text:p>
          </table:table-cell>
          <table:table-cell>
            <text:p>453507009</text:p>
          </table:table-cell>
          <table:table-cell>
            <text:p>842615138</text:p>
          </table:table-cell>
        </table:table-row>
        <table:table-row>
          <table:table-cell>
            <text:p>327206960</text:p>
          </table:table-cell>
          <table:table-cell>
            <text:p>661145852</text:p>
          </table:table-cell>
          <table:table-cell>
            <text:p>677764775</text:p>
          </table:table-cell>
          <table:table-cell>
            <text:p>479855278</text:p>
          </table:table-cell>
          <table:table-cell>
            <text:p>971396493</text:p>
          </table:table-cell>
          <table:table-cell>
            <text:p>988814558</text:p>
          </table:table-cell>
          <table:table-cell>
            <text:p>324765974</text:p>
          </table:table-cell>
        </table:table-row>
        <table:table-row>
          <table:table-cell>
            <text:p>396707065</text:p>
          </table:table-cell>
          <table:table-cell>
            <text:p>74501892</text:p>
          </table:table-cell>
          <table:table-cell>
            <text:p>683080798</text:p>
          </table:table-cell>
          <table:table-cell>
            <text:p>921900559</text:p>
          </table:table-cell>
          <table:table-cell>
            <text:p>933337142</text:p>
          </table:table-cell>
          <table:table-cell>
            <text:p>289323701</text:p>
          </table:table-cell>
          <table:table-cell>
            <text:p>744597515</text:p>
          </table:table-cell>
        </table:table-row>
        <table:table-row>
          <table:table-cell>
            <text:p>92653308</text:p>
          </table:table-cell>
          <table:table-cell>
            <text:p>960575169</text:p>
          </table:table-cell>
          <table:table-cell>
            <text:p>313946946</text:p>
          </table:table-cell>
          <table:table-cell>
            <text:p>917008276</text:p>
          </table:table-cell>
          <table:table-cell>
            <text:p>218144102</text:p>
          </table:table-cell>
          <table:table-cell>
            <text:p>384348095</text:p>
          </table:table-cell>
          <table:table-cell>
            <text:p>935260544</text:p>
          </table:table-cell>
        </table:table-row>
        <table:table-row>
          <table:table-cell>
            <text:p>895009187</text:p>
          </table:table-cell>
          <table:table-cell>
            <text:p>279154316</text:p>
          </table:table-cell>
          <table:table-cell>
            <text:p>416374274</text:p>
          </table:table-cell>
          <table:table-cell>
            <text:p>518148630</text:p>
          </table:table-cell>
          <table:table-cell>
            <text:p>135255218</text:p>
          </table:table-cell>
          <table:table-cell>
            <text:p>231786266</text:p>
          </table:table-cell>
          <table:table-cell>
            <text:p>304364541</text:p>
          </table:table-cell>
        </table:table-row>
        <table:table-row>
          <table:table-cell>
            <text:p>305979843</text:p>
          </table:table-cell>
          <table:table-cell>
            <text:p>31513224</text:p>
          </table:table-cell>
          <table:table-cell>
            <text:p>532153983</text:p>
          </table:table-cell>
          <table:table-cell>
            <text:p>279364718</text:p>
          </table:table-cell>
          <table:table-cell>
            <text:p>382030178</text:p>
          </table:table-cell>
          <table:table-cell>
            <text:p>102594179</text:p>
          </table:table-cell>
          <table:table-cell>
            <text:p>700062498</text:p>
          </table:table-cell>
        </table:table-row>
        <table:table-row>
          <table:table-cell>
            <text:p>565851501</text:p>
          </table:table-cell>
          <table:table-cell>
            <text:p>369182121</text:p>
          </table:table-cell>
          <table:table-cell>
            <text:p>727151875</text:p>
          </table:table-cell>
          <table:table-cell>
            <text:p>44524273</text:p>
          </table:table-cell>
          <table:table-cell>
            <text:p>575842577</text:p>
          </table:table-cell>
          <table:table-cell>
            <text:p>449394534</text:p>
          </table:table-cell>
          <table:table-cell>
            <text:p>285420268</text:p>
          </table:table-cell>
        </table:table-row>
        <table:table-row>
          <table:table-cell>
            <text:p>38742372</text:p>
          </table:table-cell>
          <table:table-cell>
            <text:p>983953354</text:p>
          </table:table-cell>
          <table:table-cell>
            <text:p>378854535</text:p>
          </table:table-cell>
          <table:table-cell>
            <text:p>541097700</text:p>
          </table:table-cell>
          <table:table-cell>
            <text:p>904072402</text:p>
          </table:table-cell>
          <table:table-cell>
            <text:p>644763695</text:p>
          </table:table-cell>
          <table:table-cell>
            <text:p>453157743</text:p>
          </table:table-cell>
        </table:table-row>
        <table:table-row>
          <table:table-cell>
            <text:p>910341524</text:p>
          </table:table-cell>
          <table:table-cell>
            <text:p>574264426</text:p>
          </table:table-cell>
          <table:table-cell>
            <text:p>754064747</text:p>
          </table:table-cell>
          <table:table-cell>
            <text:p>307964689</text:p>
          </table:table-cell>
          <table:table-cell>
            <text:p>877477111</text:p>
          </table:table-cell>
          <table:table-cell>
            <text:p>542050184</text:p>
          </table:table-cell>
          <table:table-cell>
            <text:p>35740860</text:p>
          </table:table-cell>
        </table:table-row>
        <table:table-row>
          <table:table-cell>
            <text:p>15795310</text:p>
          </table:table-cell>
          <table:table-cell>
            <text:p>500644145</text:p>
          </table:table-cell>
          <table:table-cell>
            <text:p>253336047</text:p>
          </table:table-cell>
          <table:table-cell>
            <text:p>347567006</text:p>
          </table:table-cell>
          <table:table-cell>
            <text:p>400743226</text:p>
          </table:table-cell>
          <table:table-cell>
            <text:p>605347529</text:p>
          </table:table-cell>
          <table:table-cell>
            <text:p>426803174</text:p>
          </table:table-cell>
        </table:table-row>
        <table:table-row>
          <table:table-cell>
            <text:p>991767935</text:p>
          </table:table-cell>
          <table:table-cell>
            <text:p>12486816</text:p>
          </table:table-cell>
          <table:table-cell>
            <text:p>419497228</text:p>
          </table:table-cell>
          <table:table-cell>
            <text:p>8544994</text:p>
          </table:table-cell>
          <table:table-cell>
            <text:p>532862777</text:p>
          </table:table-cell>
          <table:table-cell>
            <text:p>9858366</text:p>
          </table:table-cell>
          <table:table-cell>
            <text:p>37945646</text:p>
          </table:table-cell>
        </table:table-row>
        <table:table-row>
          <table:table-cell>
            <text:p>792101337</text:p>
          </table:table-cell>
          <table:table-cell>
            <text:p>641976614</text:p>
          </table:table-cell>
          <table:table-cell>
            <text:p>382688593</text:p>
          </table:table-cell>
          <table:table-cell>
            <text:p>380950605</text:p>
          </table:table-cell>
          <table:table-cell>
            <text:p>775559659</text:p>
          </table:table-cell>
          <table:table-cell>
            <text:p>542753820</text:p>
          </table:table-cell>
          <table:table-cell>
            <text:p>190676831</text:p>
          </table:table-cell>
        </table:table-row>
        <table:table-row>
          <table:table-cell>
            <text:p>1982861</text:p>
          </table:table-cell>
          <table:table-cell>
            <text:p>985548182</text:p>
          </table:table-cell>
          <table:table-cell>
            <text:p>693077771</text:p>
          </table:table-cell>
          <table:table-cell>
            <text:p>796800718</text:p>
          </table:table-cell>
          <table:table-cell>
            <text:p>677520094</text:p>
          </table:table-cell>
          <table:table-cell>
            <text:p>365612691</text:p>
          </table:table-cell>
          <table:table-cell>
            <text:p>228471012</text:p>
          </table:table-cell>
        </table:table-row>
        <table:table-row>
          <table:table-cell>
            <text:p>331487834</text:p>
          </table:table-cell>
          <table:table-cell>
            <text:p>925490137</text:p>
          </table:table-cell>
          <table:table-cell>
            <text:p>151893280</text:p>
          </table:table-cell>
          <table:table-cell>
            <text:p>376489177</text:p>
          </table:table-cell>
          <table:table-cell>
            <text:p>640432001</text:p>
          </table:table-cell>
          <table:table-cell>
            <text:p>84214101</text:p>
          </table:table-cell>
          <table:table-cell>
            <text:p>102655273</text:p>
          </table:table-cell>
        </table:table-row>
        <table:table-row>
          <table:table-cell>
            <text:p>865524695</text:p>
          </table:table-cell>
          <table:table-cell>
            <text:p>688052807</text:p>
          </table:table-cell>
          <table:table-cell>
            <text:p>187956074</text:p>
          </table:table-cell>
          <table:table-cell>
            <text:p>980870724</text:p>
          </table:table-cell>
          <table:table-cell>
            <text:p>806895399</text:p>
          </table:table-cell>
          <table:table-cell>
            <text:p>396322089</text:p>
          </table:table-cell>
          <table:table-cell>
            <text:p>311770817</text:p>
          </table:table-cell>
        </table:table-row>
        <table:table-row>
          <table:table-cell>
            <text:p>684461392</text:p>
          </table:table-cell>
          <table:table-cell>
            <text:p>187769286</text:p>
          </table:table-cell>
          <table:table-cell>
            <text:p>387758829</text:p>
          </table:table-cell>
          <table:table-cell>
            <text:p>7766400</text:p>
          </table:table-cell>
          <table:table-cell>
            <text:p>204370290</text:p>
          </table:table-cell>
          <table:table-cell>
            <text:p>534336363</text:p>
          </table:table-cell>
          <table:table-cell>
            <text:p>342682579</text:p>
          </table:table-cell>
        </table:table-row>
        <table:table-row>
          <table:table-cell>
            <text:p>366842294</text:p>
          </table:table-cell>
          <table:table-cell>
            <text:p>872571657</text:p>
          </table:table-cell>
          <table:table-cell>
            <text:p>510424722</text:p>
          </table:table-cell>
          <table:table-cell>
            <text:p>367838051</text:p>
          </table:table-cell>
          <table:table-cell>
            <text:p>279777959</text:p>
          </table:table-cell>
          <table:table-cell>
            <text:p>538703814</text:p>
          </table:table-cell>
          <table:table-cell>
            <text:p>49122010</text:p>
          </table:table-cell>
        </table:table-row>
        <table:table-row>
          <table:table-cell>
            <text:p>431879352</text:p>
          </table:table-cell>
          <table:table-cell>
            <text:p>52220140</text:p>
          </table:table-cell>
          <table:table-cell>
            <text:p>988382786</text:p>
          </table:table-cell>
          <table:table-cell>
            <text:p>498467492</text:p>
          </table:table-cell>
          <table:table-cell>
            <text:p>119265216</text:p>
          </table:table-cell>
          <table:table-cell>
            <text:p>537938437</text:p>
          </table:table-cell>
          <table:table-cell>
            <text:p>122334469</text:p>
          </table:table-cell>
        </table:table-row>
        <table:table-row>
          <table:table-cell>
            <text:p>528797086</text:p>
          </table:table-cell>
          <table:table-cell>
            <text:p>574472895</text:p>
          </table:table-cell>
          <table:table-cell>
            <text:p>908262376</text:p>
          </table:table-cell>
          <table:table-cell>
            <text:p>199631805</text:p>
          </table:table-cell>
          <table:table-cell>
            <text:p>497932386</text:p>
          </table:table-cell>
          <table:table-cell>
            <text:p>924668633</text:p>
          </table:table-cell>
          <table:table-cell>
            <text:p>441910502</text:p>
          </table:table-cell>
        </table:table-row>
        <table:table-row>
          <table:table-cell>
            <text:p>916515377</text:p>
          </table:table-cell>
          <table:table-cell>
            <text:p>604316650</text:p>
          </table:table-cell>
          <table:table-cell>
            <text:p>122702042</text:p>
          </table:table-cell>
          <table:table-cell>
            <text:p>386346435</text:p>
          </table:table-cell>
          <table:table-cell>
            <text:p>559221008</text:p>
          </table:table-cell>
          <table:table-cell>
            <text:p>590660975</text:p>
          </table:table-cell>
          <table:table-cell>
            <text:p>565046026</text:p>
          </table:table-cell>
        </table:table-row>
        <table:table-row>
          <table:table-cell>
            <text:p>177784964</text:p>
          </table:table-cell>
          <table:table-cell>
            <text:p>16403244</text:p>
          </table:table-cell>
          <table:table-cell>
            <text:p>586582266</text:p>
          </table:table-cell>
          <table:table-cell>
            <text:p>103085354</text:p>
          </table:table-cell>
          <table:table-cell>
            <text:p>331486789</text:p>
          </table:table-cell>
          <table:table-cell>
            <text:p>802582818</text:p>
          </table:table-cell>
          <table:table-cell>
            <text:p>362710783</text:p>
          </table:table-cell>
        </table:table-row>
        <table:table-row>
          <table:table-cell>
            <text:p>187301102</text:p>
          </table:table-cell>
          <table:table-cell>
            <text:p>46633355</text:p>
          </table:table-cell>
          <table:table-cell>
            <text:p>832411640</text:p>
          </table:table-cell>
          <table:table-cell>
            <text:p>630771140</text:p>
          </table:table-cell>
          <table:table-cell>
            <text:p>845849699</text:p>
          </table:table-cell>
          <table:table-cell>
            <text:p>544142050</text:p>
          </table:table-cell>
          <table:table-cell>
            <text:p>11158042</text:p>
          </table:table-cell>
        </table:table-row>
        <table:table-row>
          <table:table-cell>
            <text:p>538115892</text:p>
          </table:table-cell>
          <table:table-cell>
            <text:p>19870725</text:p>
          </table:table-cell>
          <table:table-cell>
            <text:p>329233010</text:p>
          </table:table-cell>
          <table:table-cell>
            <text:p>967210063</text:p>
          </table:table-cell>
          <table:table-cell>
            <text:p>833601752</text:p>
          </table:table-cell>
          <table:table-cell>
            <text:p>442568448</text:p>
          </table:table-cell>
          <table:table-cell>
            <text:p>866719612</text:p>
          </table:table-cell>
        </table:table-row>
        <table:table-row>
          <table:table-cell>
            <text:p>767902297</text:p>
          </table:table-cell>
          <table:table-cell>
            <text:p>958573121</text:p>
          </table:table-cell>
          <table:table-cell>
            <text:p>817357990</text:p>
          </table:table-cell>
          <table:table-cell>
            <text:p>88433096</text:p>
          </table:table-cell>
          <table:table-cell>
            <text:p>546651295</text:p>
          </table:table-cell>
          <table:table-cell>
            <text:p>747024765</text:p>
          </table:table-cell>
          <table:table-cell>
            <text:p>33341318</text:p>
          </table:table-cell>
        </table:table-row>
        <table:table-row>
          <table:table-cell>
            <text:p>42356397</text:p>
          </table:table-cell>
          <table:table-cell>
            <text:p>551231820</text:p>
          </table:table-cell>
          <table:table-cell>
            <text:p>666005667</text:p>
          </table:table-cell>
          <table:table-cell>
            <text:p>50040749</text:p>
          </table:table-cell>
          <table:table-cell>
            <text:p>401367103</text:p>
          </table:table-cell>
          <table:table-cell>
            <text:p>530056720</text:p>
          </table:table-cell>
          <table:table-cell>
            <text:p>148154803</text:p>
          </table:table-cell>
        </table:table-row>
        <table:table-row>
          <table:table-cell>
            <text:p>702378667</text:p>
          </table:table-cell>
          <table:table-cell>
            <text:p>798584792</text:p>
          </table:table-cell>
          <table:table-cell>
            <text:p>509924973</text:p>
          </table:table-cell>
          <table:table-cell>
            <text:p>942176086</text:p>
          </table:table-cell>
          <table:table-cell>
            <text:p>297019512</text:p>
          </table:table-cell>
          <table:table-cell>
            <text:p>242828751</text:p>
          </table:table-cell>
          <table:table-cell>
            <text:p>908649918</text:p>
          </table:table-cell>
        </table:table-row>
        <table:table-row>
          <table:table-cell>
            <text:p>622298910</text:p>
          </table:table-cell>
          <table:table-cell>
            <text:p>113382403</text:p>
          </table:table-cell>
          <table:table-cell>
            <text:p>152233606</text:p>
          </table:table-cell>
          <table:table-cell>
            <text:p>463373014</text:p>
          </table:table-cell>
          <table:table-cell>
            <text:p>796697247</text:p>
          </table:table-cell>
          <table:table-cell>
            <text:p>36422245</text:p>
          </table:table-cell>
          <table:table-cell>
            <text:p>317485653</text:p>
          </table:table-cell>
        </table:table-row>
        <table:table-row>
          <table:table-cell>
            <text:p>520371320</text:p>
          </table:table-cell>
          <table:table-cell>
            <text:p>188362773</text:p>
          </table:table-cell>
          <table:table-cell>
            <text:p>999852534</text:p>
          </table:table-cell>
          <table:table-cell>
            <text:p>403973977</text:p>
          </table:table-cell>
          <table:table-cell>
            <text:p>414129888</text:p>
          </table:table-cell>
          <table:table-cell>
            <text:p>69798167</text:p>
          </table:table-cell>
          <table:table-cell>
            <text:p>284949761</text:p>
          </table:table-cell>
        </table:table-row>
        <table:table-row>
          <table:table-cell>
            <text:p>757692367</text:p>
          </table:table-cell>
          <table:table-cell>
            <text:p>742010136</text:p>
          </table:table-cell>
          <table:table-cell>
            <text:p>830202801</text:p>
          </table:table-cell>
          <table:table-cell>
            <text:p>429611736</text:p>
          </table:table-cell>
          <table:table-cell>
            <text:p>507396336</text:p>
          </table:table-cell>
          <table:table-cell>
            <text:p>918009978</text:p>
          </table:table-cell>
          <table:table-cell>
            <text:p>707114177</text:p>
          </table:table-cell>
        </table:table-row>
        <table:table-row>
          <table:table-cell>
            <text:p>621732394</text:p>
          </table:table-cell>
          <table:table-cell>
            <text:p>949186694</text:p>
          </table:table-cell>
          <table:table-cell>
            <text:p>944551249</text:p>
          </table:table-cell>
          <table:table-cell>
            <text:p>923166776</text:p>
          </table:table-cell>
          <table:table-cell>
            <text:p>314584675</text:p>
          </table:table-cell>
          <table:table-cell>
            <text:p>746485636</text:p>
          </table:table-cell>
          <table:table-cell>
            <text:p>722953936</text:p>
          </table:table-cell>
        </table:table-row>
        <table:table-row>
          <table:table-cell>
            <text:p>134934051</text:p>
          </table:table-cell>
          <table:table-cell>
            <text:p>142666225</text:p>
          </table:table-cell>
          <table:table-cell>
            <text:p>149753178</text:p>
          </table:table-cell>
          <table:table-cell>
            <text:p>344803845</text:p>
          </table:table-cell>
          <table:table-cell>
            <text:p>152266168</text:p>
          </table:table-cell>
          <table:table-cell>
            <text:p>664119282</text:p>
          </table:table-cell>
          <table:table-cell>
            <text:p>102078640</text:p>
          </table:table-cell>
        </table:table-row>
        <table:table-row>
          <table:table-cell>
            <text:p>342104506</text:p>
          </table:table-cell>
          <table:table-cell>
            <text:p>132000085</text:p>
          </table:table-cell>
          <table:table-cell>
            <text:p>369175984</text:p>
          </table:table-cell>
          <table:table-cell>
            <text:p>407217413</text:p>
          </table:table-cell>
          <table:table-cell>
            <text:p>358436941</text:p>
          </table:table-cell>
          <table:table-cell>
            <text:p>604630780</text:p>
          </table:table-cell>
          <table:table-cell>
            <text:p>522043760</text:p>
          </table:table-cell>
        </table:table-row>
        <table:table-row>
          <table:table-cell>
            <text:p>119309772</text:p>
          </table:table-cell>
          <table:table-cell>
            <text:p>980255508</text:p>
          </table:table-cell>
          <table:table-cell>
            <text:p>142259373</text:p>
          </table:table-cell>
          <table:table-cell>
            <text:p>480145477</text:p>
          </table:table-cell>
          <table:table-cell>
            <text:p>447151553</text:p>
          </table:table-cell>
          <table:table-cell>
            <text:p>935829927</text:p>
          </table:table-cell>
          <table:table-cell>
            <text:p>263057362</text:p>
          </table:table-cell>
        </table:table-row>
        <table:table-row>
          <table:table-cell>
            <text:p>326088550</text:p>
          </table:table-cell>
          <table:table-cell>
            <text:p>759450284</text:p>
          </table:table-cell>
          <table:table-cell>
            <text:p>93248944</text:p>
          </table:table-cell>
          <table:table-cell>
            <text:p>703181159</text:p>
          </table:table-cell>
          <table:table-cell>
            <text:p>281190685</text:p>
          </table:table-cell>
          <table:table-cell>
            <text:p>95738673</text:p>
          </table:table-cell>
          <table:table-cell>
            <text:p>787358939</text:p>
          </table:table-cell>
        </table:table-row>
        <table:table-row>
          <table:table-cell>
            <text:p>725811633</text:p>
          </table:table-cell>
          <table:table-cell>
            <text:p>411531621</text:p>
          </table:table-cell>
          <table:table-cell>
            <text:p>958861270</text:p>
          </table:table-cell>
          <table:table-cell>
            <text:p>969171685</text:p>
          </table:table-cell>
          <table:table-cell>
            <text:p>766193940</text:p>
          </table:table-cell>
          <table:table-cell>
            <text:p>497406186</text:p>
          </table:table-cell>
          <table:table-cell>
            <text:p>482682643</text:p>
          </table:table-cell>
        </table:table-row>
        <table:table-row>
          <table:table-cell>
            <text:p>880867024</text:p>
          </table:table-cell>
          <table:table-cell>
            <text:p>454444599</text:p>
          </table:table-cell>
          <table:table-cell>
            <text:p>558817832</text:p>
          </table:table-cell>
          <table:table-cell>
            <text:p>998927466</text:p>
          </table:table-cell>
          <table:table-cell>
            <text:p>100825557</text:p>
          </table:table-cell>
          <table:table-cell>
            <text:p>779709760</text:p>
          </table:table-cell>
          <table:table-cell>
            <text:p>764074793</text:p>
          </table:table-cell>
        </table:table-row>
        <table:table-row>
          <table:table-cell>
            <text:p>385157899</text:p>
          </table:table-cell>
          <table:table-cell>
            <text:p>736408068</text:p>
          </table:table-cell>
          <table:table-cell>
            <text:p>190416759</text:p>
          </table:table-cell>
          <table:table-cell>
            <text:p>383694745</text:p>
          </table:table-cell>
          <table:table-cell>
            <text:p>462716737</text:p>
          </table:table-cell>
          <table:table-cell>
            <text:p>211408364</text:p>
          </table:table-cell>
          <table:table-cell>
            <text:p>54505402</text:p>
          </table:table-cell>
        </table:table-row>
        <table:table-row>
          <table:table-cell>
            <text:p>882807596</text:p>
          </table:table-cell>
          <table:table-cell>
            <text:p>424004297</text:p>
          </table:table-cell>
          <table:table-cell>
            <text:p>43583557</text:p>
          </table:table-cell>
          <table:table-cell>
            <text:p>302459188</text:p>
          </table:table-cell>
          <table:table-cell>
            <text:p>8086236</text:p>
          </table:table-cell>
          <table:table-cell>
            <text:p>169338601</text:p>
          </table:table-cell>
          <table:table-cell>
            <text:p>937351399</text:p>
          </table:table-cell>
        </table:table-row>
        <table:table-row>
          <table:table-cell>
            <text:p>6400301</text:p>
          </table:table-cell>
          <table:table-cell>
            <text:p>379142355</text:p>
          </table:table-cell>
          <table:table-cell>
            <text:p>597442846</text:p>
          </table:table-cell>
          <table:table-cell>
            <text:p>124436794</text:p>
          </table:table-cell>
          <table:table-cell>
            <text:p>868546847</text:p>
          </table:table-cell>
          <table:table-cell>
            <text:p>913589768</text:p>
          </table:table-cell>
          <table:table-cell>
            <text:p>938767835</text:p>
          </table:table-cell>
        </table:table-row>
        <table:table-row>
          <table:table-cell>
            <text:p>436374199</text:p>
          </table:table-cell>
          <table:table-cell>
            <text:p>618541362</text:p>
          </table:table-cell>
          <table:table-cell>
            <text:p>738972240</text:p>
          </table:table-cell>
          <table:table-cell>
            <text:p>113140461</text:p>
          </table:table-cell>
          <table:table-cell>
            <text:p>872279056</text:p>
          </table:table-cell>
          <table:table-cell>
            <text:p>627432488</text:p>
          </table:table-cell>
          <table:table-cell>
            <text:p>890756133</text:p>
          </table:table-cell>
        </table:table-row>
        <table:table-row>
          <table:table-cell>
            <text:p>224164574</text:p>
          </table:table-cell>
          <table:table-cell>
            <text:p>13138906</text:p>
          </table:table-cell>
          <table:table-cell>
            <text:p>254201268</text:p>
          </table:table-cell>
          <table:table-cell>
            <text:p>96552137</text:p>
          </table:table-cell>
          <table:table-cell>
            <text:p>804939699</text:p>
          </table:table-cell>
          <table:table-cell>
            <text:p>20368393</text:p>
          </table:table-cell>
          <table:table-cell>
            <text:p>496434411</text:p>
          </table:table-cell>
        </table:table-row>
        <table:table-row>
          <table:table-cell>
            <text:p>570193879</text:p>
          </table:table-cell>
          <table:table-cell>
            <text:p>598722813</text:p>
          </table:table-cell>
          <table:table-cell>
            <text:p>883840774</text:p>
          </table:table-cell>
          <table:table-cell>
            <text:p>495790274</text:p>
          </table:table-cell>
          <table:table-cell>
            <text:p>331203513</text:p>
          </table:table-cell>
          <table:table-cell>
            <text:p>809546969</text:p>
          </table:table-cell>
          <table:table-cell>
            <text:p>109290019</text:p>
          </table:table-cell>
        </table:table-row>
        <table:table-row>
          <table:table-cell>
            <text:p>981423715</text:p>
          </table:table-cell>
          <table:table-cell>
            <text:p>840219471</text:p>
          </table:table-cell>
          <table:table-cell>
            <text:p>340005667</text:p>
          </table:table-cell>
          <table:table-cell>
            <text:p>405333379</text:p>
          </table:table-cell>
          <table:table-cell>
            <text:p>63566865</text:p>
          </table:table-cell>
          <table:table-cell>
            <text:p>645986703</text:p>
          </table:table-cell>
          <table:table-cell>
            <text:p>617396154</text:p>
          </table:table-cell>
        </table:table-row>
        <table:table-row>
          <table:table-cell>
            <text:p>778334553</text:p>
          </table:table-cell>
          <table:table-cell>
            <text:p>738915848</text:p>
          </table:table-cell>
          <table:table-cell>
            <text:p>344691166</text:p>
          </table:table-cell>
          <table:table-cell>
            <text:p>604638028</text:p>
          </table:table-cell>
          <table:table-cell>
            <text:p>209425277</text:p>
          </table:table-cell>
          <table:table-cell>
            <text:p>151631465</text:p>
          </table:table-cell>
          <table:table-cell>
            <text:p>207424457</text:p>
          </table:table-cell>
        </table:table-row>
        <table:table-row>
          <table:table-cell>
            <text:p>442840584</text:p>
          </table:table-cell>
          <table:table-cell>
            <text:p>373174494</text:p>
          </table:table-cell>
          <table:table-cell>
            <text:p>659498194</text:p>
          </table:table-cell>
          <table:table-cell>
            <text:p>835744727</text:p>
          </table:table-cell>
          <table:table-cell>
            <text:p>766446916</text:p>
          </table:table-cell>
          <table:table-cell>
            <text:p>92617419</text:p>
          </table:table-cell>
          <table:table-cell>
            <text:p>499319165</text:p>
          </table:table-cell>
        </table:table-row>
        <table:table-row>
          <table:table-cell>
            <text:p>258136159</text:p>
          </table:table-cell>
          <table:table-cell>
            <text:p>49997598</text:p>
          </table:table-cell>
          <table:table-cell>
            <text:p>401005052</text:p>
          </table:table-cell>
          <table:table-cell>
            <text:p>651189788</text:p>
          </table:table-cell>
          <table:table-cell>
            <text:p>556566249</text:p>
          </table:table-cell>
          <table:table-cell>
            <text:p>323425539</text:p>
          </table:table-cell>
          <table:table-cell>
            <text:p>643980922</text:p>
          </table:table-cell>
        </table:table-row>
        <table:table-row>
          <table:table-cell>
            <text:p>45334730</text:p>
          </table:table-cell>
          <table:table-cell>
            <text:p>348832609</text:p>
          </table:table-cell>
          <table:table-cell>
            <text:p>654893203</text:p>
          </table:table-cell>
          <table:table-cell>
            <text:p>788904291</text:p>
          </table:table-cell>
          <table:table-cell>
            <text:p>157300177</text:p>
          </table:table-cell>
          <table:table-cell>
            <text:p>939458838</text:p>
          </table:table-cell>
          <table:table-cell>
            <text:p>376287242</text:p>
          </table:table-cell>
        </table:table-row>
        <table:table-row>
          <table:table-cell>
            <text:p>205128545</text:p>
          </table:table-cell>
          <table:table-cell>
            <text:p>40105097</text:p>
          </table:table-cell>
          <table:table-cell>
            <text:p>680710817</text:p>
          </table:table-cell>
          <table:table-cell>
            <text:p>731165122</text:p>
          </table:table-cell>
          <table:table-cell>
            <text:p>852002481</text:p>
          </table:table-cell>
          <table:table-cell>
            <text:p>369187272</text:p>
          </table:table-cell>
          <table:table-cell>
            <text:p>469552162</text:p>
          </table:table-cell>
        </table:table-row>
        <table:table-row>
          <table:table-cell>
            <text:p>651564057</text:p>
          </table:table-cell>
          <table:table-cell>
            <text:p>61025935</text:p>
          </table:table-cell>
          <table:table-cell>
            <text:p>818363466</text:p>
          </table:table-cell>
          <table:table-cell>
            <text:p>713550395</text:p>
          </table:table-cell>
          <table:table-cell>
            <text:p>331388188</text:p>
          </table:table-cell>
          <table:table-cell>
            <text:p>329281515</text:p>
          </table:table-cell>
          <table:table-cell>
            <text:p>503872118</text:p>
          </table:table-cell>
        </table:table-row>
        <table:table-row>
          <table:table-cell>
            <text:p>324362187</text:p>
          </table:table-cell>
          <table:table-cell>
            <text:p>936861557</text:p>
          </table:table-cell>
          <table:table-cell>
            <text:p>971106732</text:p>
          </table:table-cell>
          <table:table-cell>
            <text:p>286451112</text:p>
          </table:table-cell>
          <table:table-cell>
            <text:p>696169109</text:p>
          </table:table-cell>
          <table:table-cell>
            <text:p>195510716</text:p>
          </table:table-cell>
          <table:table-cell>
            <text:p>135238699</text:p>
          </table:table-cell>
        </table:table-row>
        <table:table-row>
          <table:table-cell>
            <text:p>882065539</text:p>
          </table:table-cell>
          <table:table-cell>
            <text:p>909087967</text:p>
          </table:table-cell>
          <table:table-cell>
            <text:p>602590402</text:p>
          </table:table-cell>
          <table:table-cell>
            <text:p>538305311</text:p>
          </table:table-cell>
          <table:table-cell>
            <text:p>830772778</text:p>
          </table:table-cell>
          <table:table-cell>
            <text:p>10236395</text:p>
          </table:table-cell>
          <table:table-cell>
            <text:p>580120997</text:p>
          </table:table-cell>
        </table:table-row>
        <table:table-row>
          <table:table-cell>
            <text:p>958090159</text:p>
          </table:table-cell>
          <table:table-cell>
            <text:p>30635905</text:p>
          </table:table-cell>
          <table:table-cell>
            <text:p>88917845</text:p>
          </table:table-cell>
          <table:table-cell>
            <text:p>522291063</text:p>
          </table:table-cell>
          <table:table-cell>
            <text:p>130899301</text:p>
          </table:table-cell>
          <table:table-cell>
            <text:p>244583723</text:p>
          </table:table-cell>
          <table:table-cell>
            <text:p>149549283</text:p>
          </table:table-cell>
        </table:table-row>
        <table:table-row>
          <table:table-cell>
            <text:p>761792923</text:p>
          </table:table-cell>
          <table:table-cell>
            <text:p>110150417</text:p>
          </table:table-cell>
          <table:table-cell>
            <text:p>629137011</text:p>
          </table:table-cell>
          <table:table-cell>
            <text:p>451342431</text:p>
          </table:table-cell>
          <table:table-cell>
            <text:p>932413279</text:p>
          </table:table-cell>
          <table:table-cell>
            <text:p>793259510</text:p>
          </table:table-cell>
          <table:table-cell>
            <text:p>415983197</text:p>
          </table:table-cell>
        </table:table-row>
        <table:table-row>
          <table:table-cell>
            <text:p>831967163</text:p>
          </table:table-cell>
          <table:table-cell>
            <text:p>827656682</text:p>
          </table:table-cell>
          <table:table-cell>
            <text:p>540872773</text:p>
          </table:table-cell>
          <table:table-cell>
            <text:p>740747939</text:p>
          </table:table-cell>
          <table:table-cell>
            <text:p>703563606</text:p>
          </table:table-cell>
          <table:table-cell>
            <text:p>941672267</text:p>
          </table:table-cell>
          <table:table-cell>
            <text:p>761497996</text:p>
          </table:table-cell>
        </table:table-row>
        <table:table-row>
          <table:table-cell>
            <text:p>548939428</text:p>
          </table:table-cell>
          <table:table-cell>
            <text:p>603047621</text:p>
          </table:table-cell>
          <table:table-cell>
            <text:p>749740823</text:p>
          </table:table-cell>
          <table:table-cell>
            <text:p>452944166</text:p>
          </table:table-cell>
          <table:table-cell>
            <text:p>206730768</text:p>
          </table:table-cell>
          <table:table-cell>
            <text:p>995115206</text:p>
          </table:table-cell>
          <table:table-cell>
            <text:p>132830287</text:p>
          </table:table-cell>
        </table:table-row>
        <table:table-row>
          <table:table-cell>
            <text:p>720184484</text:p>
          </table:table-cell>
          <table:table-cell>
            <text:p>281775400</text:p>
          </table:table-cell>
          <table:table-cell>
            <text:p>479415312</text:p>
          </table:table-cell>
          <table:table-cell>
            <text:p>307255270</text:p>
          </table:table-cell>
          <table:table-cell>
            <text:p>624903201</text:p>
          </table:table-cell>
          <table:table-cell>
            <text:p>746511319</text:p>
          </table:table-cell>
          <table:table-cell>
            <text:p>739607222</text:p>
          </table:table-cell>
        </table:table-row>
        <table:table-row>
          <table:table-cell>
            <text:p>181998445</text:p>
          </table:table-cell>
          <table:table-cell>
            <text:p>713517051</text:p>
          </table:table-cell>
          <table:table-cell>
            <text:p>759930864</text:p>
          </table:table-cell>
          <table:table-cell>
            <text:p>659040301</text:p>
          </table:table-cell>
          <table:table-cell>
            <text:p>8954329</text:p>
          </table:table-cell>
          <table:table-cell>
            <text:p>7509839</text:p>
          </table:table-cell>
          <table:table-cell>
            <text:p>907779199</text:p>
          </table:table-cell>
        </table:table-row>
        <table:table-row>
          <table:table-cell>
            <text:p>700978336</text:p>
          </table:table-cell>
          <table:table-cell>
            <text:p>13713613</text:p>
          </table:table-cell>
          <table:table-cell>
            <text:p>272171901</text:p>
          </table:table-cell>
          <table:table-cell>
            <text:p>262887271</text:p>
          </table:table-cell>
          <table:table-cell>
            <text:p>363642789</text:p>
          </table:table-cell>
          <table:table-cell>
            <text:p>611776262</text:p>
          </table:table-cell>
          <table:table-cell>
            <text:p>494521822</text:p>
          </table:table-cell>
        </table:table-row>
        <table:table-row>
          <table:table-cell>
            <text:p>253256087</text:p>
          </table:table-cell>
          <table:table-cell>
            <text:p>228182341</text:p>
          </table:table-cell>
          <table:table-cell>
            <text:p>100375001</text:p>
          </table:table-cell>
          <table:table-cell>
            <text:p>967899596</text:p>
          </table:table-cell>
          <table:table-cell>
            <text:p>130045345</text:p>
          </table:table-cell>
          <table:table-cell>
            <text:p>531700024</text:p>
          </table:table-cell>
          <table:table-cell>
            <text:p>354408363</text:p>
          </table:table-cell>
        </table:table-row>
        <table:table-row>
          <table:table-cell>
            <text:p>893886611</text:p>
          </table:table-cell>
          <table:table-cell>
            <text:p>985523320</text:p>
          </table:table-cell>
          <table:table-cell>
            <text:p>400731114</text:p>
          </table:table-cell>
          <table:table-cell>
            <text:p>849087153</text:p>
          </table:table-cell>
          <table:table-cell>
            <text:p>269370492</text:p>
          </table:table-cell>
          <table:table-cell>
            <text:p>27819703</text:p>
          </table:table-cell>
          <table:table-cell>
            <text:p>205670029</text:p>
          </table:table-cell>
        </table:table-row>
        <table:table-row>
          <table:table-cell>
            <text:p>103372863</text:p>
          </table:table-cell>
          <table:table-cell>
            <text:p>933962233</text:p>
          </table:table-cell>
          <table:table-cell>
            <text:p>886451802</text:p>
          </table:table-cell>
          <table:table-cell>
            <text:p>423633469</text:p>
          </table:table-cell>
          <table:table-cell>
            <text:p>34572805</text:p>
          </table:table-cell>
          <table:table-cell>
            <text:p>558813287</text:p>
          </table:table-cell>
          <table:table-cell>
            <text:p>231669250</text:p>
          </table:table-cell>
        </table:table-row>
        <table:table-row>
          <table:table-cell>
            <text:p>440124060</text:p>
          </table:table-cell>
          <table:table-cell>
            <text:p>2874957</text:p>
          </table:table-cell>
          <table:table-cell>
            <text:p>533232651</text:p>
          </table:table-cell>
          <table:table-cell>
            <text:p>146047759</text:p>
          </table:table-cell>
          <table:table-cell>
            <text:p>259918654</text:p>
          </table:table-cell>
          <table:table-cell>
            <text:p>662279084</text:p>
          </table:table-cell>
          <table:table-cell>
            <text:p>110025011</text:p>
          </table:table-cell>
        </table:table-row>
        <table:table-row>
          <table:table-cell>
            <text:p>254807521</text:p>
          </table:table-cell>
          <table:table-cell>
            <text:p>806283666</text:p>
          </table:table-cell>
          <table:table-cell>
            <text:p>342916690</text:p>
          </table:table-cell>
          <table:table-cell>
            <text:p>287259161</text:p>
          </table:table-cell>
          <table:table-cell>
            <text:p>253856357</text:p>
          </table:table-cell>
          <table:table-cell>
            <text:p>282905405</text:p>
          </table:table-cell>
          <table:table-cell>
            <text:p>837093625</text:p>
          </table:table-cell>
        </table:table-row>
        <table:table-row>
          <table:table-cell>
            <text:p>194969537</text:p>
          </table:table-cell>
          <table:table-cell>
            <text:p>516354301</text:p>
          </table:table-cell>
          <table:table-cell>
            <text:p>807624841</text:p>
          </table:table-cell>
          <table:table-cell>
            <text:p>164839792</text:p>
          </table:table-cell>
          <table:table-cell>
            <text:p>783243112</text:p>
          </table:table-cell>
          <table:table-cell>
            <text:p>315956863</text:p>
          </table:table-cell>
          <table:table-cell>
            <text:p>287656977</text:p>
          </table:table-cell>
        </table:table-row>
        <table:table-row>
          <table:table-cell>
            <text:p>358874641</text:p>
          </table:table-cell>
          <table:table-cell>
            <text:p>751199821</text:p>
          </table:table-cell>
          <table:table-cell>
            <text:p>518396504</text:p>
          </table:table-cell>
          <table:table-cell>
            <text:p>900248326</text:p>
          </table:table-cell>
          <table:table-cell>
            <text:p>146605764</text:p>
          </table:table-cell>
          <table:table-cell>
            <text:p>336217307</text:p>
          </table:table-cell>
          <table:table-cell>
            <text:p>740536855</text:p>
          </table:table-cell>
        </table:table-row>
        <table:table-row>
          <table:table-cell>
            <text:p>253341276</text:p>
          </table:table-cell>
          <table:table-cell>
            <text:p>962344847</text:p>
          </table:table-cell>
          <table:table-cell>
            <text:p>224965354</text:p>
          </table:table-cell>
          <table:table-cell>
            <text:p>939426097</text:p>
          </table:table-cell>
          <table:table-cell>
            <text:p>364400322</text:p>
          </table:table-cell>
          <table:table-cell>
            <text:p>668244193</text:p>
          </table:table-cell>
          <table:table-cell>
            <text:p>10082994</text:p>
          </table:table-cell>
        </table:table-row>
        <table:table-row>
          <table:table-cell>
            <text:p>830400449</text:p>
          </table:table-cell>
          <table:table-cell>
            <text:p>506455154</text:p>
          </table:table-cell>
          <table:table-cell>
            <text:p>324219912</text:p>
          </table:table-cell>
          <table:table-cell>
            <text:p>753200903</text:p>
          </table:table-cell>
          <table:table-cell>
            <text:p>47680295</text:p>
          </table:table-cell>
          <table:table-cell>
            <text:p>872986860</text:p>
          </table:table-cell>
          <table:table-cell>
            <text:p>831133966</text:p>
          </table:table-cell>
        </table:table-row>
        <table:table-row>
          <table:table-cell>
            <text:p>427134870</text:p>
          </table:table-cell>
          <table:table-cell>
            <text:p>648895928</text:p>
          </table:table-cell>
          <table:table-cell>
            <text:p>133309905</text:p>
          </table:table-cell>
          <table:table-cell>
            <text:p>573174947</text:p>
          </table:table-cell>
          <table:table-cell>
            <text:p>43332662</text:p>
          </table:table-cell>
          <table:table-cell>
            <text:p>700764</text:p>
          </table:table-cell>
          <table:table-cell>
            <text:p>216005068</text:p>
          </table:table-cell>
        </table:table-row>
        <table:table-row>
          <table:table-cell>
            <text:p>211268055</text:p>
          </table:table-cell>
          <table:table-cell>
            <text:p>916528680</text:p>
          </table:table-cell>
          <table:table-cell>
            <text:p>179504587</text:p>
          </table:table-cell>
          <table:table-cell>
            <text:p>248183567</text:p>
          </table:table-cell>
          <table:table-cell>
            <text:p>800566839</text:p>
          </table:table-cell>
          <table:table-cell>
            <text:p>837621015</text:p>
          </table:table-cell>
          <table:table-cell>
            <text:p>875428329</text:p>
          </table:table-cell>
        </table:table-row>
        <table:table-row>
          <table:table-cell>
            <text:p>110946999</text:p>
          </table:table-cell>
          <table:table-cell>
            <text:p>140932167</text:p>
          </table:table-cell>
          <table:table-cell>
            <text:p>297736989</text:p>
          </table:table-cell>
          <table:table-cell>
            <text:p>2890720</text:p>
          </table:table-cell>
          <table:table-cell>
            <text:p>762987331</text:p>
          </table:table-cell>
          <table:table-cell>
            <text:p>820391699</text:p>
          </table:table-cell>
          <table:table-cell>
            <text:p>809484405</text:p>
          </table:table-cell>
        </table:table-row>
        <table:table-row>
          <table:table-cell>
            <text:p>288403084</text:p>
          </table:table-cell>
          <table:table-cell>
            <text:p>756333557</text:p>
          </table:table-cell>
          <table:table-cell>
            <text:p>486993238</text:p>
          </table:table-cell>
          <table:table-cell>
            <text:p>504845896</text:p>
          </table:table-cell>
          <table:table-cell>
            <text:p>246328318</text:p>
          </table:table-cell>
          <table:table-cell>
            <text:p>313852785</text:p>
          </table:table-cell>
          <table:table-cell>
            <text:p>926497881</text:p>
          </table:table-cell>
        </table:table-row>
        <table:table-row>
          <table:table-cell>
            <text:p>237705448</text:p>
          </table:table-cell>
          <table:table-cell>
            <text:p>963254080</text:p>
          </table:table-cell>
          <table:table-cell>
            <text:p>38535090</text:p>
          </table:table-cell>
          <table:table-cell>
            <text:p>133953021</text:p>
          </table:table-cell>
          <table:table-cell>
            <text:p>111852442</text:p>
          </table:table-cell>
          <table:table-cell>
            <text:p>338131422</text:p>
          </table:table-cell>
          <table:table-cell>
            <text:p>313888677</text:p>
          </table:table-cell>
        </table:table-row>
        <table:table-row>
          <table:table-cell>
            <text:p>351843094</text:p>
          </table:table-cell>
          <table:table-cell>
            <text:p>506959097</text:p>
          </table:table-cell>
          <table:table-cell>
            <text:p>907139461</text:p>
          </table:table-cell>
          <table:table-cell>
            <text:p>736215181</text:p>
          </table:table-cell>
          <table:table-cell>
            <text:p>325478188</text:p>
          </table:table-cell>
          <table:table-cell>
            <text:p>215455239</text:p>
          </table:table-cell>
          <table:table-cell>
            <text:p>800455324</text:p>
          </table:table-cell>
        </table:table-row>
        <table:table-row>
          <table:table-cell>
            <text:p>902906747</text:p>
          </table:table-cell>
          <table:table-cell>
            <text:p>858811297</text:p>
          </table:table-cell>
          <table:table-cell>
            <text:p>835472779</text:p>
          </table:table-cell>
          <table:table-cell>
            <text:p>607486050</text:p>
          </table:table-cell>
          <table:table-cell>
            <text:p>968199661</text:p>
          </table:table-cell>
          <table:table-cell>
            <text:p>113460792</text:p>
          </table:table-cell>
          <table:table-cell>
            <text:p>299226834</text:p>
          </table:table-cell>
        </table:table-row>
        <table:table-row>
          <table:table-cell>
            <text:p>20701575</text:p>
          </table:table-cell>
          <table:table-cell>
            <text:p>923927557</text:p>
          </table:table-cell>
          <table:table-cell>
            <text:p>258798373</text:p>
          </table:table-cell>
          <table:table-cell>
            <text:p>569765116</text:p>
          </table:table-cell>
          <table:table-cell>
            <text:p>392333024</text:p>
          </table:table-cell>
          <table:table-cell>
            <text:p>799757367</text:p>
          </table:table-cell>
          <table:table-cell>
            <text:p>634778261</text:p>
          </table:table-cell>
        </table:table-row>
        <table:table-row>
          <table:table-cell>
            <text:p>655629960</text:p>
          </table:table-cell>
          <table:table-cell>
            <text:p>226514976</text:p>
          </table:table-cell>
          <table:table-cell>
            <text:p>205125701</text:p>
          </table:table-cell>
          <table:table-cell>
            <text:p>39759038</text:p>
          </table:table-cell>
          <table:table-cell>
            <text:p>156331456</text:p>
          </table:table-cell>
          <table:table-cell>
            <text:p>98549073</text:p>
          </table:table-cell>
          <table:table-cell>
            <text:p>271427751</text:p>
          </table:table-cell>
        </table:table-row>
        <table:table-row>
          <table:table-cell>
            <text:p>478676622</text:p>
          </table:table-cell>
          <table:table-cell>
            <text:p>898617376</text:p>
          </table:table-cell>
          <table:table-cell>
            <text:p>386955909</text:p>
          </table:table-cell>
          <table:table-cell>
            <text:p>70142932</text:p>
          </table:table-cell>
          <table:table-cell>
            <text:p>364404218</text:p>
          </table:table-cell>
          <table:table-cell>
            <text:p>924275953</text:p>
          </table:table-cell>
          <table:table-cell>
            <text:p>484003545</text:p>
          </table:table-cell>
        </table:table-row>
        <table:table-row>
          <table:table-cell>
            <text:p>198084930</text:p>
          </table:table-cell>
          <table:table-cell>
            <text:p>375724725</text:p>
          </table:table-cell>
          <table:table-cell>
            <text:p>602388025</text:p>
          </table:table-cell>
          <table:table-cell>
            <text:p>298969084</text:p>
          </table:table-cell>
          <table:table-cell>
            <text:p>605963532</text:p>
          </table:table-cell>
          <table:table-cell>
            <text:p>52376955</text:p>
          </table:table-cell>
          <table:table-cell>
            <text:p>219931981</text:p>
          </table:table-cell>
        </table:table-row>
        <table:table-row>
          <table:table-cell>
            <text:p>438700561</text:p>
          </table:table-cell>
          <table:table-cell>
            <text:p>63258251</text:p>
          </table:table-cell>
          <table:table-cell>
            <text:p>871521376</text:p>
          </table:table-cell>
          <table:table-cell>
            <text:p>678218028</text:p>
          </table:table-cell>
          <table:table-cell>
            <text:p>924837522</text:p>
          </table:table-cell>
          <table:table-cell>
            <text:p>192799717</text:p>
          </table:table-cell>
          <table:table-cell>
            <text:p>976391601</text:p>
          </table:table-cell>
        </table:table-row>
        <table:table-row>
          <table:table-cell>
            <text:p>67833639</text:p>
          </table:table-cell>
          <table:table-cell>
            <text:p>454859399</text:p>
          </table:table-cell>
          <table:table-cell>
            <text:p>662591253</text:p>
          </table:table-cell>
          <table:table-cell>
            <text:p>951534483</text:p>
          </table:table-cell>
          <table:table-cell>
            <text:p>929026952</text:p>
          </table:table-cell>
          <table:table-cell>
            <text:p>623947092</text:p>
          </table:table-cell>
          <table:table-cell>
            <text:p>896245054</text:p>
          </table:table-cell>
        </table:table-row>
        <table:table-row>
          <table:table-cell>
            <text:p>967512031</text:p>
          </table:table-cell>
          <table:table-cell>
            <text:p>661268913</text:p>
          </table:table-cell>
          <table:table-cell>
            <text:p>869439512</text:p>
          </table:table-cell>
          <table:table-cell>
            <text:p>367460455</text:p>
          </table:table-cell>
          <table:table-cell>
            <text:p>110391788</text:p>
          </table:table-cell>
          <table:table-cell>
            <text:p>320168993</text:p>
          </table:table-cell>
          <table:table-cell>
            <text:p>238126526</text:p>
          </table:table-cell>
        </table:table-row>
        <table:table-row>
          <table:table-cell>
            <text:p>573237726</text:p>
          </table:table-cell>
          <table:table-cell>
            <text:p>968464547</text:p>
          </table:table-cell>
          <table:table-cell>
            <text:p>809277547</text:p>
          </table:table-cell>
          <table:table-cell>
            <text:p>765167684</text:p>
          </table:table-cell>
          <table:table-cell>
            <text:p>301225541</text:p>
          </table:table-cell>
          <table:table-cell>
            <text:p>811438552</text:p>
          </table:table-cell>
          <table:table-cell>
            <text:p>307658613</text:p>
          </table:table-cell>
        </table:table-row>
        <table:table-row>
          <table:table-cell>
            <text:p>964012533</text:p>
          </table:table-cell>
          <table:table-cell>
            <text:p>500796084</text:p>
          </table:table-cell>
          <table:table-cell>
            <text:p>665660680</text:p>
          </table:table-cell>
          <table:table-cell>
            <text:p>707194143</text:p>
          </table:table-cell>
          <table:table-cell>
            <text:p>991785678</text:p>
          </table:table-cell>
          <table:table-cell>
            <text:p>316476617</text:p>
          </table:table-cell>
          <table:table-cell>
            <text:p>292160304</text:p>
          </table:table-cell>
        </table:table-row>
        <table:table-row>
          <table:table-cell>
            <text:p>86262974</text:p>
          </table:table-cell>
          <table:table-cell>
            <text:p>989335049</text:p>
          </table:table-cell>
          <table:table-cell>
            <text:p>418851215</text:p>
          </table:table-cell>
          <table:table-cell>
            <text:p>28366929</text:p>
          </table:table-cell>
          <table:table-cell>
            <text:p>236272044</text:p>
          </table:table-cell>
          <table:table-cell>
            <text:p>482720929</text:p>
          </table:table-cell>
          <table:table-cell>
            <text:p>922239181</text:p>
          </table:table-cell>
        </table:table-row>
        <table:table-row>
          <table:table-cell>
            <text:p>541917601</text:p>
          </table:table-cell>
          <table:table-cell>
            <text:p>131578143</text:p>
          </table:table-cell>
          <table:table-cell>
            <text:p>597172990</text:p>
          </table:table-cell>
          <table:table-cell>
            <text:p>353628113</text:p>
          </table:table-cell>
          <table:table-cell>
            <text:p>280090438</text:p>
          </table:table-cell>
          <table:table-cell>
            <text:p>777570374</text:p>
          </table:table-cell>
          <table:table-cell>
            <text:p>935809288</text:p>
          </table:table-cell>
        </table:table-row>
        <table:table-row>
          <table:table-cell>
            <text:p>806088625</text:p>
          </table:table-cell>
          <table:table-cell>
            <text:p>283421848</text:p>
          </table:table-cell>
          <table:table-cell>
            <text:p>87904622</text:p>
          </table:table-cell>
          <table:table-cell>
            <text:p>350656625</text:p>
          </table:table-cell>
          <table:table-cell>
            <text:p>327620889</text:p>
          </table:table-cell>
          <table:table-cell>
            <text:p>613291289</text:p>
          </table:table-cell>
          <table:table-cell>
            <text:p>272647696</text:p>
          </table:table-cell>
        </table:table-row>
        <table:table-row>
          <table:table-cell>
            <text:p>284761809</text:p>
          </table:table-cell>
          <table:table-cell>
            <text:p>11399058</text:p>
          </table:table-cell>
          <table:table-cell>
            <text:p>120466251</text:p>
          </table:table-cell>
          <table:table-cell>
            <text:p>732653589</text:p>
          </table:table-cell>
          <table:table-cell>
            <text:p>911441307</text:p>
          </table:table-cell>
          <table:table-cell>
            <text:p>193072681</text:p>
          </table:table-cell>
          <table:table-cell>
            <text:p>701468435</text:p>
          </table:table-cell>
        </table:table-row>
        <table:table-row>
          <table:table-cell>
            <text:p>565663007</text:p>
          </table:table-cell>
          <table:table-cell>
            <text:p>888531455</text:p>
          </table:table-cell>
          <table:table-cell>
            <text:p>91395348</text:p>
          </table:table-cell>
          <table:table-cell>
            <text:p>99113803</text:p>
          </table:table-cell>
          <table:table-cell>
            <text:p>435777444</text:p>
          </table:table-cell>
          <table:table-cell>
            <text:p>938839412</text:p>
          </table:table-cell>
          <table:table-cell>
            <text:p>329640831</text:p>
          </table:table-cell>
        </table:table-row>
        <table:table-row>
          <table:table-cell>
            <text:p>106336841</text:p>
          </table:table-cell>
          <table:table-cell>
            <text:p>77960346</text:p>
          </table:table-cell>
          <table:table-cell>
            <text:p>829886856</text:p>
          </table:table-cell>
          <table:table-cell>
            <text:p>456323537</text:p>
          </table:table-cell>
          <table:table-cell>
            <text:p>753274219</text:p>
          </table:table-cell>
          <table:table-cell>
            <text:p>364049710</text:p>
          </table:table-cell>
          <table:table-cell>
            <text:p>781933542</text:p>
          </table:table-cell>
        </table:table-row>
        <table:table-row>
          <table:table-cell>
            <text:p>621005250</text:p>
          </table:table-cell>
          <table:table-cell>
            <text:p>523047239</text:p>
          </table:table-cell>
          <table:table-cell>
            <text:p>995477291</text:p>
          </table:table-cell>
          <table:table-cell>
            <text:p>722873385</text:p>
          </table:table-cell>
          <table:table-cell>
            <text:p>484073598</text:p>
          </table:table-cell>
          <table:table-cell>
            <text:p>867224986</text:p>
          </table:table-cell>
          <table:table-cell>
            <text:p>906600989</text:p>
          </table:table-cell>
        </table:table-row>
        <table:table-row>
          <table:table-cell>
            <text:p>77457713</text:p>
          </table:table-cell>
          <table:table-cell>
            <text:p>975336919</text:p>
          </table:table-cell>
          <table:table-cell>
            <text:p>262196853</text:p>
          </table:table-cell>
          <table:table-cell>
            <text:p>873789023</text:p>
          </table:table-cell>
          <table:table-cell>
            <text:p>238870956</text:p>
          </table:table-cell>
          <table:table-cell>
            <text:p>160901385</text:p>
          </table:table-cell>
          <table:table-cell>
            <text:p>923284340</text:p>
          </table:table-cell>
        </table:table-row>
        <table:table-row>
          <table:table-cell>
            <text:p>743765450</text:p>
          </table:table-cell>
          <table:table-cell>
            <text:p>578775820</text:p>
          </table:table-cell>
          <table:table-cell>
            <text:p>728717134</text:p>
          </table:table-cell>
          <table:table-cell>
            <text:p>550586994</text:p>
          </table:table-cell>
          <table:table-cell>
            <text:p>32882156</text:p>
          </table:table-cell>
          <table:table-cell>
            <text:p>976609667</text:p>
          </table:table-cell>
          <table:table-cell>
            <text:p>712077682</text:p>
          </table:table-cell>
        </table:table-row>
        <table:table-row>
          <table:table-cell>
            <text:p>171017440</text:p>
          </table:table-cell>
          <table:table-cell>
            <text:p>664589875</text:p>
          </table:table-cell>
          <table:table-cell>
            <text:p>549166186</text:p>
          </table:table-cell>
          <table:table-cell>
            <text:p>7871021</text:p>
          </table:table-cell>
          <table:table-cell>
            <text:p>163774915</text:p>
          </table:table-cell>
          <table:table-cell>
            <text:p>908965549</text:p>
          </table:table-cell>
          <table:table-cell>
            <text:p>132004761</text:p>
          </table:table-cell>
        </table:table-row>
        <table:table-row>
          <table:table-cell>
            <text:p>703058026</text:p>
          </table:table-cell>
          <table:table-cell>
            <text:p>916878731</text:p>
          </table:table-cell>
          <table:table-cell>
            <text:p>444086090</text:p>
          </table:table-cell>
          <table:table-cell>
            <text:p>272464869</text:p>
          </table:table-cell>
          <table:table-cell>
            <text:p>351535912</text:p>
          </table:table-cell>
          <table:table-cell>
            <text:p>975222784</text:p>
          </table:table-cell>
          <table:table-cell>
            <text:p>8871765</text:p>
          </table:table-cell>
        </table:table-row>
        <table:table-row>
          <table:table-cell>
            <text:p>985171565</text:p>
          </table:table-cell>
          <table:table-cell>
            <text:p>467548979</text:p>
          </table:table-cell>
          <table:table-cell>
            <text:p>411841517</text:p>
          </table:table-cell>
          <table:table-cell>
            <text:p>432999716</text:p>
          </table:table-cell>
          <table:table-cell>
            <text:p>245188941</text:p>
          </table:table-cell>
          <table:table-cell>
            <text:p>73776901</text:p>
          </table:table-cell>
          <table:table-cell>
            <text:p>934808618</text:p>
          </table:table-cell>
        </table:table-row>
        <table:table-row>
          <table:table-cell>
            <text:p>345131946</text:p>
          </table:table-cell>
          <table:table-cell>
            <text:p>145626935</text:p>
          </table:table-cell>
          <table:table-cell>
            <text:p>85111649</text:p>
          </table:table-cell>
          <table:table-cell>
            <text:p>229751002</text:p>
          </table:table-cell>
          <table:table-cell>
            <text:p>517395069</text:p>
          </table:table-cell>
          <table:table-cell>
            <text:p>737184344</text:p>
          </table:table-cell>
          <table:table-cell>
            <text:p>101394032</text:p>
          </table:table-cell>
        </table:table-row>
        <table:table-row>
          <table:table-cell>
            <text:p>697470060</text:p>
          </table:table-cell>
          <table:table-cell>
            <text:p>736517221</text:p>
          </table:table-cell>
          <table:table-cell>
            <text:p>239270609</text:p>
          </table:table-cell>
          <table:table-cell>
            <text:p>920833094</text:p>
          </table:table-cell>
          <table:table-cell>
            <text:p>703874597</text:p>
          </table:table-cell>
          <table:table-cell>
            <text:p>165524610</text:p>
          </table:table-cell>
          <table:table-cell>
            <text:p>581714940</text:p>
          </table:table-cell>
        </table:table-row>
        <table:table-row>
          <table:table-cell>
            <text:p>483658383</text:p>
          </table:table-cell>
          <table:table-cell>
            <text:p>930621088</text:p>
          </table:table-cell>
          <table:table-cell>
            <text:p>450724743</text:p>
          </table:table-cell>
          <table:table-cell>
            <text:p>576370754</text:p>
          </table:table-cell>
          <table:table-cell>
            <text:p>692020055</text:p>
          </table:table-cell>
          <table:table-cell>
            <text:p>793414864</text:p>
          </table:table-cell>
          <table:table-cell>
            <text:p>98947501</text:p>
          </table:table-cell>
        </table:table-row>
        <table:table-row>
          <table:table-cell>
            <text:p>154666818</text:p>
          </table:table-cell>
          <table:table-cell>
            <text:p>90948815</text:p>
          </table:table-cell>
          <table:table-cell>
            <text:p>176256212</text:p>
          </table:table-cell>
          <table:table-cell>
            <text:p>320415354</text:p>
          </table:table-cell>
          <table:table-cell>
            <text:p>179185497</text:p>
          </table:table-cell>
          <table:table-cell>
            <text:p>669649328</text:p>
          </table:table-cell>
          <table:table-cell>
            <text:p>583419817</text:p>
          </table:table-cell>
        </table:table-row>
        <table:table-row>
          <table:table-cell>
            <text:p>904348324</text:p>
          </table:table-cell>
          <table:table-cell>
            <text:p>134542467</text:p>
          </table:table-cell>
          <table:table-cell>
            <text:p>186624006</text:p>
          </table:table-cell>
          <table:table-cell>
            <text:p>127240756</text:p>
          </table:table-cell>
          <table:table-cell>
            <text:p>271664171</text:p>
          </table:table-cell>
          <table:table-cell>
            <text:p>822320480</text:p>
          </table:table-cell>
          <table:table-cell>
            <text:p>572438185</text:p>
          </table:table-cell>
        </table:table-row>
        <table:table-row>
          <table:table-cell>
            <text:p>800151850</text:p>
          </table:table-cell>
          <table:table-cell>
            <text:p>970488348</text:p>
          </table:table-cell>
          <table:table-cell>
            <text:p>608972657</text:p>
          </table:table-cell>
          <table:table-cell>
            <text:p>485659718</text:p>
          </table:table-cell>
          <table:table-cell>
            <text:p>349430083</text:p>
          </table:table-cell>
          <table:table-cell>
            <text:p>66914950</text:p>
          </table:table-cell>
          <table:table-cell>
            <text:p>315390698</text:p>
          </table:table-cell>
        </table:table-row>
        <table:table-row>
          <table:table-cell>
            <text:p>942109224</text:p>
          </table:table-cell>
          <table:table-cell>
            <text:p>389160505</text:p>
          </table:table-cell>
          <table:table-cell>
            <text:p>864598836</text:p>
          </table:table-cell>
          <table:table-cell>
            <text:p>112189105</text:p>
          </table:table-cell>
          <table:table-cell>
            <text:p>233905352</text:p>
          </table:table-cell>
          <table:table-cell>
            <text:p>940281459</text:p>
          </table:table-cell>
          <table:table-cell>
            <text:p>719854454</text:p>
          </table:table-cell>
        </table:table-row>
        <table:table-row>
          <table:table-cell>
            <text:p>696464135</text:p>
          </table:table-cell>
          <table:table-cell>
            <text:p>948339187</text:p>
          </table:table-cell>
          <table:table-cell>
            <text:p>621244886</text:p>
          </table:table-cell>
          <table:table-cell>
            <text:p>398749386</text:p>
          </table:table-cell>
          <table:table-cell>
            <text:p>757784174</text:p>
          </table:table-cell>
          <table:table-cell>
            <text:p>575216743</text:p>
          </table:table-cell>
          <table:table-cell>
            <text:p>578331228</text:p>
          </table:table-cell>
        </table:table-row>
        <table:table-row>
          <table:table-cell>
            <text:p>556187674</text:p>
          </table:table-cell>
          <table:table-cell>
            <text:p>92835350</text:p>
          </table:table-cell>
          <table:table-cell>
            <text:p>379970162</text:p>
          </table:table-cell>
          <table:table-cell>
            <text:p>985655478</text:p>
          </table:table-cell>
          <table:table-cell>
            <text:p>80423055</text:p>
          </table:table-cell>
          <table:table-cell>
            <text:p>472832222</text:p>
          </table:table-cell>
          <table:table-cell>
            <text:p>419125087</text:p>
          </table:table-cell>
        </table:table-row>
        <table:table-row>
          <table:table-cell>
            <text:p>108686557</text:p>
          </table:table-cell>
          <table:table-cell>
            <text:p>621934060</text:p>
          </table:table-cell>
          <table:table-cell>
            <text:p>525905206</text:p>
          </table:table-cell>
          <table:table-cell>
            <text:p>207139624</text:p>
          </table:table-cell>
          <table:table-cell>
            <text:p>995103181</text:p>
          </table:table-cell>
          <table:table-cell>
            <text:p>337232068</text:p>
          </table:table-cell>
          <table:table-cell>
            <text:p>825115688</text:p>
          </table:table-cell>
        </table:table-row>
        <table:table-row>
          <table:table-cell>
            <text:p>405080773</text:p>
          </table:table-cell>
          <table:table-cell>
            <text:p>152515508</text:p>
          </table:table-cell>
          <table:table-cell>
            <text:p>791641048</text:p>
          </table:table-cell>
          <table:table-cell>
            <text:p>66637304</text:p>
          </table:table-cell>
          <table:table-cell>
            <text:p>322818422</text:p>
          </table:table-cell>
          <table:table-cell>
            <text:p>721374045</text:p>
          </table:table-cell>
          <table:table-cell>
            <text:p>114280277</text:p>
          </table:table-cell>
        </table:table-row>
        <table:table-row>
          <table:table-cell>
            <text:p>547631172</text:p>
          </table:table-cell>
          <table:table-cell>
            <text:p>235889899</text:p>
          </table:table-cell>
          <table:table-cell>
            <text:p>879429366</text:p>
          </table:table-cell>
          <table:table-cell>
            <text:p>708337860</text:p>
          </table:table-cell>
          <table:table-cell>
            <text:p>405371240</text:p>
          </table:table-cell>
          <table:table-cell>
            <text:p>963908187</text:p>
          </table:table-cell>
          <table:table-cell>
            <text:p>788816590</text:p>
          </table:table-cell>
        </table:table-row>
        <table:table-row>
          <table:table-cell>
            <text:p>375312904</text:p>
          </table:table-cell>
          <table:table-cell>
            <text:p>645099858</text:p>
          </table:table-cell>
          <table:table-cell>
            <text:p>242592259</text:p>
          </table:table-cell>
          <table:table-cell>
            <text:p>672396834</text:p>
          </table:table-cell>
          <table:table-cell>
            <text:p>456543745</text:p>
          </table:table-cell>
          <table:table-cell>
            <text:p>125836502</text:p>
          </table:table-cell>
          <table:table-cell>
            <text:p>720989274</text:p>
          </table:table-cell>
        </table:table-row>
        <table:table-row>
          <table:table-cell>
            <text:p>283966788</text:p>
          </table:table-cell>
          <table:table-cell>
            <text:p>657252322</text:p>
          </table:table-cell>
          <table:table-cell>
            <text:p>302651210</text:p>
          </table:table-cell>
          <table:table-cell>
            <text:p>501256838</text:p>
          </table:table-cell>
          <table:table-cell>
            <text:p>25487617</text:p>
          </table:table-cell>
          <table:table-cell>
            <text:p>381209001</text:p>
          </table:table-cell>
          <table:table-cell>
            <text:p>386844904</text:p>
          </table:table-cell>
        </table:table-row>
        <table:table-row>
          <table:table-cell>
            <text:p>747506841</text:p>
          </table:table-cell>
          <table:table-cell>
            <text:p>896135025</text:p>
          </table:table-cell>
          <table:table-cell>
            <text:p>41815447</text:p>
          </table:table-cell>
          <table:table-cell>
            <text:p>149221818</text:p>
          </table:table-cell>
          <table:table-cell>
            <text:p>71897027</text:p>
          </table:table-cell>
          <table:table-cell>
            <text:p>963791701</text:p>
          </table:table-cell>
          <table:table-cell>
            <text:p>418355550</text:p>
          </table:table-cell>
        </table:table-row>
        <table:table-row>
          <table:table-cell>
            <text:p>188985730</text:p>
          </table:table-cell>
          <table:table-cell>
            <text:p>927125219</text:p>
          </table:table-cell>
          <table:table-cell>
            <text:p>817363062</text:p>
          </table:table-cell>
          <table:table-cell>
            <text:p>389173960</text:p>
          </table:table-cell>
          <table:table-cell>
            <text:p>642655018</text:p>
          </table:table-cell>
          <table:table-cell>
            <text:p>76216514</text:p>
          </table:table-cell>
          <table:table-cell>
            <text:p>516821281</text:p>
          </table:table-cell>
        </table:table-row>
        <table:table-row>
          <table:table-cell>
            <text:p>719760060</text:p>
          </table:table-cell>
          <table:table-cell>
            <text:p>266127578</text:p>
          </table:table-cell>
          <table:table-cell>
            <text:p>213619661</text:p>
          </table:table-cell>
          <table:table-cell>
            <text:p>713678777</text:p>
          </table:table-cell>
          <table:table-cell>
            <text:p>455224399</text:p>
          </table:table-cell>
          <table:table-cell>
            <text:p>21261832</text:p>
          </table:table-cell>
          <table:table-cell>
            <text:p>940119831</text:p>
          </table:table-cell>
        </table:table-row>
        <table:table-row>
          <table:table-cell>
            <text:p>392197682</text:p>
          </table:table-cell>
          <table:table-cell>
            <text:p>894887834</text:p>
          </table:table-cell>
          <table:table-cell>
            <text:p>655951584</text:p>
          </table:table-cell>
          <table:table-cell>
            <text:p>63994403</text:p>
          </table:table-cell>
          <table:table-cell>
            <text:p>215501519</text:p>
          </table:table-cell>
          <table:table-cell>
            <text:p>946728282</text:p>
          </table:table-cell>
          <table:table-cell>
            <text:p>24247421</text:p>
          </table:table-cell>
        </table:table-row>
        <table:table-row>
          <table:table-cell>
            <text:p>238984177</text:p>
          </table:table-cell>
          <table:table-cell>
            <text:p>666534625</text:p>
          </table:table-cell>
          <table:table-cell>
            <text:p>928137109</text:p>
          </table:table-cell>
          <table:table-cell>
            <text:p>922885999</text:p>
          </table:table-cell>
          <table:table-cell>
            <text:p>937459726</text:p>
          </table:table-cell>
          <table:table-cell>
            <text:p>808398312</text:p>
          </table:table-cell>
          <table:table-cell>
            <text:p>696709117</text:p>
          </table:table-cell>
        </table:table-row>
        <table:table-row>
          <table:table-cell>
            <text:p>451699517</text:p>
          </table:table-cell>
          <table:table-cell>
            <text:p>649882818</text:p>
          </table:table-cell>
          <table:table-cell>
            <text:p>303304975</text:p>
          </table:table-cell>
          <table:table-cell>
            <text:p>469204091</text:p>
          </table:table-cell>
          <table:table-cell>
            <text:p>919482413</text:p>
          </table:table-cell>
          <table:table-cell>
            <text:p>101651683</text:p>
          </table:table-cell>
          <table:table-cell>
            <text:p>326484563</text:p>
          </table:table-cell>
        </table:table-row>
        <table:table-row>
          <table:table-cell>
            <text:p>550915386</text:p>
          </table:table-cell>
          <table:table-cell>
            <text:p>848270404</text:p>
          </table:table-cell>
          <table:table-cell>
            <text:p>367514567</text:p>
          </table:table-cell>
          <table:table-cell>
            <text:p>629512409</text:p>
          </table:table-cell>
          <table:table-cell>
            <text:p>833504758</text:p>
          </table:table-cell>
          <table:table-cell>
            <text:p>504718705</text:p>
          </table:table-cell>
          <table:table-cell>
            <text:p>855758481</text:p>
          </table:table-cell>
        </table:table-row>
        <table:table-row>
          <table:table-cell>
            <text:p>98057190</text:p>
          </table:table-cell>
          <table:table-cell>
            <text:p>34186265</text:p>
          </table:table-cell>
          <table:table-cell>
            <text:p>702844710</text:p>
          </table:table-cell>
          <table:table-cell>
            <text:p>831868301</text:p>
          </table:table-cell>
          <table:table-cell>
            <text:p>721617249</text:p>
          </table:table-cell>
          <table:table-cell>
            <text:p>691143196</text:p>
          </table:table-cell>
          <table:table-cell>
            <text:p>584270270</text:p>
          </table:table-cell>
        </table:table-row>
        <table:table-row>
          <table:table-cell>
            <text:p>764378114</text:p>
          </table:table-cell>
          <table:table-cell>
            <text:p>477601427</text:p>
          </table:table-cell>
          <table:table-cell>
            <text:p>638889618</text:p>
          </table:table-cell>
          <table:table-cell>
            <text:p>882140413</text:p>
          </table:table-cell>
          <table:table-cell>
            <text:p>570578534</text:p>
          </table:table-cell>
          <table:table-cell>
            <text:p>110770970</text:p>
          </table:table-cell>
          <table:table-cell>
            <text:p>919518858</text:p>
          </table:table-cell>
        </table:table-row>
        <table:table-row>
          <table:table-cell>
            <text:p>643314598</text:p>
          </table:table-cell>
          <table:table-cell>
            <text:p>434147483</text:p>
          </table:table-cell>
          <table:table-cell>
            <text:p>584116914</text:p>
          </table:table-cell>
          <table:table-cell>
            <text:p>362948505</text:p>
          </table:table-cell>
          <table:table-cell>
            <text:p>598834979</text:p>
          </table:table-cell>
          <table:table-cell>
            <text:p>496013055</text:p>
          </table:table-cell>
          <table:table-cell>
            <text:p>152031344</text:p>
          </table:table-cell>
        </table:table-row>
        <table:table-row>
          <table:table-cell>
            <text:p>651843054</text:p>
          </table:table-cell>
          <table:table-cell>
            <text:p>712737876</text:p>
          </table:table-cell>
          <table:table-cell>
            <text:p>432093657</text:p>
          </table:table-cell>
          <table:table-cell>
            <text:p>166174654</text:p>
          </table:table-cell>
          <table:table-cell>
            <text:p>445452263</text:p>
          </table:table-cell>
          <table:table-cell>
            <text:p>295693642</text:p>
          </table:table-cell>
          <table:table-cell>
            <text:p>591817955</text:p>
          </table:table-cell>
        </table:table-row>
        <table:table-row>
          <table:table-cell>
            <text:p>533538706</text:p>
          </table:table-cell>
          <table:table-cell>
            <text:p>856826189</text:p>
          </table:table-cell>
          <table:table-cell>
            <text:p>721744603</text:p>
          </table:table-cell>
          <table:table-cell>
            <text:p>935296631</text:p>
          </table:table-cell>
          <table:table-cell>
            <text:p>375372513</text:p>
          </table:table-cell>
          <table:table-cell>
            <text:p>265376946</text:p>
          </table:table-cell>
          <table:table-cell>
            <text:p>230244269</text:p>
          </table:table-cell>
        </table:table-row>
        <table:table-row>
          <table:table-cell>
            <text:p>82191082</text:p>
          </table:table-cell>
          <table:table-cell>
            <text:p>564430787</text:p>
          </table:table-cell>
          <table:table-cell>
            <text:p>969051862</text:p>
          </table:table-cell>
          <table:table-cell>
            <text:p>729649535</text:p>
          </table:table-cell>
          <table:table-cell>
            <text:p>1662086</text:p>
          </table:table-cell>
          <table:table-cell>
            <text:p>56566506</text:p>
          </table:table-cell>
          <table:table-cell>
            <text:p>425866383</text:p>
          </table:table-cell>
        </table:table-row>
        <table:table-row>
          <table:table-cell>
            <text:p>813446707</text:p>
          </table:table-cell>
          <table:table-cell>
            <text:p>368284116</text:p>
          </table:table-cell>
          <table:table-cell>
            <text:p>439642584</text:p>
          </table:table-cell>
          <table:table-cell>
            <text:p>837750530</text:p>
          </table:table-cell>
          <table:table-cell>
            <text:p>551086444</text:p>
          </table:table-cell>
          <table:table-cell>
            <text:p>365940937</text:p>
          </table:table-cell>
          <table:table-cell>
            <text:p>496161691</text:p>
          </table:table-cell>
        </table:table-row>
        <table:table-row>
          <table:table-cell>
            <text:p>710439843</text:p>
          </table:table-cell>
          <table:table-cell>
            <text:p>598505716</text:p>
          </table:table-cell>
          <table:table-cell>
            <text:p>686655970</text:p>
          </table:table-cell>
          <table:table-cell>
            <text:p>339083370</text:p>
          </table:table-cell>
          <table:table-cell>
            <text:p>303198336</text:p>
          </table:table-cell>
          <table:table-cell>
            <text:p>940850815</text:p>
          </table:table-cell>
          <table:table-cell>
            <text:p>123041544</text:p>
          </table:table-cell>
        </table:table-row>
        <table:table-row>
          <table:table-cell>
            <text:p>153743977</text:p>
          </table:table-cell>
          <table:table-cell>
            <text:p>517839158</text:p>
          </table:table-cell>
          <table:table-cell>
            <text:p>535516361</text:p>
          </table:table-cell>
          <table:table-cell>
            <text:p>594097549</text:p>
          </table:table-cell>
          <table:table-cell>
            <text:p>527533877</text:p>
          </table:table-cell>
          <table:table-cell>
            <text:p>79380826</text:p>
          </table:table-cell>
          <table:table-cell>
            <text:p>670744401</text:p>
          </table:table-cell>
        </table:table-row>
        <table:table-row>
          <table:table-cell>
            <text:p>572766143</text:p>
          </table:table-cell>
          <table:table-cell>
            <text:p>728257523</text:p>
          </table:table-cell>
          <table:table-cell>
            <text:p>776924129</text:p>
          </table:table-cell>
          <table:table-cell>
            <text:p>393364516</text:p>
          </table:table-cell>
          <table:table-cell>
            <text:p>218190443</text:p>
          </table:table-cell>
          <table:table-cell>
            <text:p>414348331</text:p>
          </table:table-cell>
          <table:table-cell>
            <text:p>878532913</text:p>
          </table:table-cell>
        </table:table-row>
        <table:table-row>
          <table:table-cell>
            <text:p>520917683</text:p>
          </table:table-cell>
          <table:table-cell>
            <text:p>86497072</text:p>
          </table:table-cell>
          <table:table-cell>
            <text:p>90838638</text:p>
          </table:table-cell>
          <table:table-cell>
            <text:p>753743475</text:p>
          </table:table-cell>
          <table:table-cell>
            <text:p>323986186</text:p>
          </table:table-cell>
          <table:table-cell>
            <text:p>28917553</text:p>
          </table:table-cell>
          <table:table-cell>
            <text:p>818784384</text:p>
          </table:table-cell>
        </table:table-row>
        <table:table-row>
          <table:table-cell>
            <text:p>47635082</text:p>
          </table:table-cell>
          <table:table-cell>
            <text:p>345551467</text:p>
          </table:table-cell>
          <table:table-cell>
            <text:p>870791479</text:p>
          </table:table-cell>
          <table:table-cell>
            <text:p>508881044</text:p>
          </table:table-cell>
          <table:table-cell>
            <text:p>817082455</text:p>
          </table:table-cell>
          <table:table-cell>
            <text:p>273349611</text:p>
          </table:table-cell>
          <table:table-cell>
            <text:p>233225195</text:p>
          </table:table-cell>
        </table:table-row>
        <table:table-row>
          <table:table-cell>
            <text:p>365289239</text:p>
          </table:table-cell>
          <table:table-cell>
            <text:p>838778935</text:p>
          </table:table-cell>
          <table:table-cell>
            <text:p>543636585</text:p>
          </table:table-cell>
          <table:table-cell>
            <text:p>568720802</text:p>
          </table:table-cell>
          <table:table-cell>
            <text:p>965108289</text:p>
          </table:table-cell>
          <table:table-cell>
            <text:p>271018439</text:p>
          </table:table-cell>
          <table:table-cell>
            <text:p>596592896</text:p>
          </table:table-cell>
        </table:table-row>
        <table:table-row>
          <table:table-cell>
            <text:p>394206314</text:p>
          </table:table-cell>
          <table:table-cell>
            <text:p>930706609</text:p>
          </table:table-cell>
          <table:table-cell>
            <text:p>655984169</text:p>
          </table:table-cell>
          <table:table-cell>
            <text:p>919035977</text:p>
          </table:table-cell>
          <table:table-cell>
            <text:p>811478478</text:p>
          </table:table-cell>
          <table:table-cell>
            <text:p>705703904</text:p>
          </table:table-cell>
          <table:table-cell>
            <text:p>683626555</text:p>
          </table:table-cell>
        </table:table-row>
        <table:table-row>
          <table:table-cell>
            <text:p>842584277</text:p>
          </table:table-cell>
          <table:table-cell>
            <text:p>301178828</text:p>
          </table:table-cell>
          <table:table-cell>
            <text:p>653712806</text:p>
          </table:table-cell>
          <table:table-cell>
            <text:p>226567792</text:p>
          </table:table-cell>
          <table:table-cell>
            <text:p>960835764</text:p>
          </table:table-cell>
          <table:table-cell>
            <text:p>848427999</text:p>
          </table:table-cell>
          <table:table-cell>
            <text:p>720452291</text:p>
          </table:table-cell>
        </table:table-row>
        <table:table-row>
          <table:table-cell>
            <text:p>515056267</text:p>
          </table:table-cell>
          <table:table-cell>
            <text:p>718820996</text:p>
          </table:table-cell>
          <table:table-cell>
            <text:p>134935730</text:p>
          </table:table-cell>
          <table:table-cell>
            <text:p>449201544</text:p>
          </table:table-cell>
          <table:table-cell>
            <text:p>843483601</text:p>
          </table:table-cell>
          <table:table-cell>
            <text:p>725983947</text:p>
          </table:table-cell>
          <table:table-cell>
            <text:p>759291056</text:p>
          </table:table-cell>
        </table:table-row>
        <table:table-row>
          <table:table-cell>
            <text:p>862490076</text:p>
          </table:table-cell>
          <table:table-cell>
            <text:p>207805580</text:p>
          </table:table-cell>
          <table:table-cell>
            <text:p>705620759</text:p>
          </table:table-cell>
          <table:table-cell>
            <text:p>253910919</text:p>
          </table:table-cell>
          <table:table-cell>
            <text:p>12158739</text:p>
          </table:table-cell>
          <table:table-cell>
            <text:p>605075839</text:p>
          </table:table-cell>
          <table:table-cell>
            <text:p>16664685</text:p>
          </table:table-cell>
        </table:table-row>
        <table:table-row>
          <table:table-cell>
            <text:p>161953912</text:p>
          </table:table-cell>
          <table:table-cell>
            <text:p>57878827</text:p>
          </table:table-cell>
          <table:table-cell>
            <text:p>413901928</text:p>
          </table:table-cell>
          <table:table-cell>
            <text:p>884810089</text:p>
          </table:table-cell>
          <table:table-cell>
            <text:p>180212577</text:p>
          </table:table-cell>
          <table:table-cell>
            <text:p>696497850</text:p>
          </table:table-cell>
          <table:table-cell>
            <text:p>181450618</text:p>
          </table:table-cell>
        </table:table-row>
        <table:table-row>
          <table:table-cell>
            <text:p>183540856</text:p>
          </table:table-cell>
          <table:table-cell>
            <text:p>491652832</text:p>
          </table:table-cell>
          <table:table-cell>
            <text:p>294000950</text:p>
          </table:table-cell>
          <table:table-cell>
            <text:p>700640874</text:p>
          </table:table-cell>
          <table:table-cell>
            <text:p>474108824</text:p>
          </table:table-cell>
          <table:table-cell>
            <text:p>651157679</text:p>
          </table:table-cell>
          <table:table-cell>
            <text:p>267241810</text:p>
          </table:table-cell>
        </table:table-row>
        <table:table-row>
          <table:table-cell>
            <text:p>842777992</text:p>
          </table:table-cell>
          <table:table-cell>
            <text:p>845566063</text:p>
          </table:table-cell>
          <table:table-cell>
            <text:p>462297147</text:p>
          </table:table-cell>
          <table:table-cell>
            <text:p>644407065</text:p>
          </table:table-cell>
          <table:table-cell>
            <text:p>771120794</text:p>
          </table:table-cell>
          <table:table-cell>
            <text:p>67038504</text:p>
          </table:table-cell>
          <table:table-cell>
            <text:p>429008451</text:p>
          </table:table-cell>
        </table:table-row>
        <table:table-row>
          <table:table-cell>
            <text:p>22957219</text:p>
          </table:table-cell>
          <table:table-cell>
            <text:p>64998931</text:p>
          </table:table-cell>
          <table:table-cell>
            <text:p>58850593</text:p>
          </table:table-cell>
          <table:table-cell>
            <text:p>68312525</text:p>
          </table:table-cell>
          <table:table-cell>
            <text:p>17400794</text:p>
          </table:table-cell>
          <table:table-cell>
            <text:p>236168865</text:p>
          </table:table-cell>
          <table:table-cell>
            <text:p>451097998</text:p>
          </table:table-cell>
        </table:table-row>
        <table:table-row>
          <table:table-cell>
            <text:p>400151475</text:p>
          </table:table-cell>
          <table:table-cell>
            <text:p>254630652</text:p>
          </table:table-cell>
          <table:table-cell>
            <text:p>222895880</text:p>
          </table:table-cell>
          <table:table-cell>
            <text:p>83325799</text:p>
          </table:table-cell>
          <table:table-cell>
            <text:p>17062536</text:p>
          </table:table-cell>
          <table:table-cell>
            <text:p>107918341</text:p>
          </table:table-cell>
          <table:table-cell>
            <text:p>389763708</text:p>
          </table:table-cell>
        </table:table-row>
        <table:table-row>
          <table:table-cell>
            <text:p>8373718</text:p>
          </table:table-cell>
          <table:table-cell>
            <text:p>3092199</text:p>
          </table:table-cell>
          <table:table-cell>
            <text:p>762930715</text:p>
          </table:table-cell>
          <table:table-cell>
            <text:p>854720426</text:p>
          </table:table-cell>
          <table:table-cell>
            <text:p>290822817</text:p>
          </table:table-cell>
          <table:table-cell>
            <text:p>952344273</text:p>
          </table:table-cell>
          <table:table-cell>
            <text:p>657591067</text:p>
          </table:table-cell>
        </table:table-row>
        <table:table-row>
          <table:table-cell>
            <text:p>159156394</text:p>
          </table:table-cell>
          <table:table-cell>
            <text:p>352745035</text:p>
          </table:table-cell>
          <table:table-cell>
            <text:p>746896873</text:p>
          </table:table-cell>
          <table:table-cell>
            <text:p>945489414</text:p>
          </table:table-cell>
          <table:table-cell>
            <text:p>376205708</text:p>
          </table:table-cell>
          <table:table-cell>
            <text:p>742291559</text:p>
          </table:table-cell>
          <table:table-cell>
            <text:p>860673943</text:p>
          </table:table-cell>
        </table:table-row>
        <table:table-row>
          <table:table-cell>
            <text:p>179756603</text:p>
          </table:table-cell>
          <table:table-cell>
            <text:p>930254903</text:p>
          </table:table-cell>
          <table:table-cell>
            <text:p>815746194</text:p>
          </table:table-cell>
          <table:table-cell>
            <text:p>49032619</text:p>
          </table:table-cell>
          <table:table-cell>
            <text:p>640224652</text:p>
          </table:table-cell>
          <table:table-cell>
            <text:p>566259132</text:p>
          </table:table-cell>
          <table:table-cell>
            <text:p>521752027</text:p>
          </table:table-cell>
        </table:table-row>
        <table:table-row>
          <table:table-cell>
            <text:p>598293910</text:p>
          </table:table-cell>
          <table:table-cell>
            <text:p>218120102</text:p>
          </table:table-cell>
          <table:table-cell>
            <text:p>320208010</text:p>
          </table:table-cell>
          <table:table-cell>
            <text:p>187641341</text:p>
          </table:table-cell>
          <table:table-cell>
            <text:p>723464431</text:p>
          </table:table-cell>
          <table:table-cell>
            <text:p>543137614</text:p>
          </table:table-cell>
          <table:table-cell>
            <text:p>82337435</text:p>
          </table:table-cell>
        </table:table-row>
        <table:table-row>
          <table:table-cell>
            <text:p>615572792</text:p>
          </table:table-cell>
          <table:table-cell>
            <text:p>299771151</text:p>
          </table:table-cell>
          <table:table-cell>
            <text:p>371505819</text:p>
          </table:table-cell>
          <table:table-cell>
            <text:p>215472040</text:p>
          </table:table-cell>
          <table:table-cell>
            <text:p>409352548</text:p>
          </table:table-cell>
          <table:table-cell>
            <text:p>905546209</text:p>
          </table:table-cell>
          <table:table-cell>
            <text:p>873817287</text:p>
          </table:table-cell>
        </table:table-row>
        <table:table-row>
          <table:table-cell>
            <text:p>557147306</text:p>
          </table:table-cell>
          <table:table-cell>
            <text:p>131110792</text:p>
          </table:table-cell>
          <table:table-cell>
            <text:p>452167235</text:p>
          </table:table-cell>
          <table:table-cell>
            <text:p>189352983</text:p>
          </table:table-cell>
          <table:table-cell>
            <text:p>278959396</text:p>
          </table:table-cell>
          <table:table-cell>
            <text:p>830964213</text:p>
          </table:table-cell>
          <table:table-cell>
            <text:p>36760035</text:p>
          </table:table-cell>
        </table:table-row>
        <table:table-row>
          <table:table-cell>
            <text:p>608496864</text:p>
          </table:table-cell>
          <table:table-cell>
            <text:p>290150323</text:p>
          </table:table-cell>
          <table:table-cell>
            <text:p>314952899</text:p>
          </table:table-cell>
          <table:table-cell>
            <text:p>480361002</text:p>
          </table:table-cell>
          <table:table-cell>
            <text:p>296169617</text:p>
          </table:table-cell>
          <table:table-cell>
            <text:p>808994922</text:p>
          </table:table-cell>
          <table:table-cell>
            <text:p>532662283</text:p>
          </table:table-cell>
        </table:table-row>
        <table:table-row>
          <table:table-cell>
            <text:p>770285120</text:p>
          </table:table-cell>
          <table:table-cell>
            <text:p>227800163</text:p>
          </table:table-cell>
          <table:table-cell>
            <text:p>457668775</text:p>
          </table:table-cell>
          <table:table-cell>
            <text:p>194172140</text:p>
          </table:table-cell>
          <table:table-cell>
            <text:p>794465651</text:p>
          </table:table-cell>
          <table:table-cell>
            <text:p>575513958</text:p>
          </table:table-cell>
          <table:table-cell>
            <text:p>982584195</text:p>
          </table:table-cell>
        </table:table-row>
        <table:table-row>
          <table:table-cell>
            <text:p>179123803</text:p>
          </table:table-cell>
          <table:table-cell>
            <text:p>753295171</text:p>
          </table:table-cell>
          <table:table-cell>
            <text:p>482579679</text:p>
          </table:table-cell>
          <table:table-cell>
            <text:p>313440408</text:p>
          </table:table-cell>
          <table:table-cell>
            <text:p>177673382</text:p>
          </table:table-cell>
          <table:table-cell>
            <text:p>272640001</text:p>
          </table:table-cell>
          <table:table-cell>
            <text:p>290471664</text:p>
          </table:table-cell>
        </table:table-row>
        <table:table-row>
          <table:table-cell>
            <text:p>472656432</text:p>
          </table:table-cell>
          <table:table-cell>
            <text:p>254851709</text:p>
          </table:table-cell>
          <table:table-cell>
            <text:p>298840059</text:p>
          </table:table-cell>
          <table:table-cell>
            <text:p>272718787</text:p>
          </table:table-cell>
          <table:table-cell>
            <text:p>456630747</text:p>
          </table:table-cell>
          <table:table-cell>
            <text:p>585834395</text:p>
          </table:table-cell>
          <table:table-cell>
            <text:p>673438831</text:p>
          </table:table-cell>
        </table:table-row>
        <table:table-row>
          <table:table-cell>
            <text:p>841422813</text:p>
          </table:table-cell>
          <table:table-cell>
            <text:p>815204215</text:p>
          </table:table-cell>
          <table:table-cell>
            <text:p>93115286</text:p>
          </table:table-cell>
          <table:table-cell>
            <text:p>872646635</text:p>
          </table:table-cell>
          <table:table-cell>
            <text:p>548256083</text:p>
          </table:table-cell>
          <table:table-cell>
            <text:p>662523477</text:p>
          </table:table-cell>
          <table:table-cell>
            <text:p>608502202</text:p>
          </table:table-cell>
        </table:table-row>
        <table:table-row>
          <table:table-cell>
            <text:p>223235765</text:p>
          </table:table-cell>
          <table:table-cell>
            <text:p>971030462</text:p>
          </table:table-cell>
          <table:table-cell>
            <text:p>15011189</text:p>
          </table:table-cell>
          <table:table-cell>
            <text:p>789270355</text:p>
          </table:table-cell>
          <table:table-cell>
            <text:p>132367200</text:p>
          </table:table-cell>
          <table:table-cell>
            <text:p>616420718</text:p>
          </table:table-cell>
          <table:table-cell>
            <text:p>926505208</text:p>
          </table:table-cell>
        </table:table-row>
        <table:table-row>
          <table:table-cell>
            <text:p>19194981</text:p>
          </table:table-cell>
          <table:table-cell>
            <text:p>342972248</text:p>
          </table:table-cell>
          <table:table-cell>
            <text:p>563808244</text:p>
          </table:table-cell>
          <table:table-cell>
            <text:p>178252504</text:p>
          </table:table-cell>
          <table:table-cell>
            <text:p>759742251</text:p>
          </table:table-cell>
          <table:table-cell>
            <text:p>965524961</text:p>
          </table:table-cell>
          <table:table-cell>
            <text:p>114716123</text:p>
          </table:table-cell>
        </table:table-row>
        <table:table-row>
          <table:table-cell>
            <text:p>182866010</text:p>
          </table:table-cell>
          <table:table-cell>
            <text:p>343793983</text:p>
          </table:table-cell>
          <table:table-cell>
            <text:p>326058058</text:p>
          </table:table-cell>
          <table:table-cell>
            <text:p>191684502</text:p>
          </table:table-cell>
          <table:table-cell>
            <text:p>501400000</text:p>
          </table:table-cell>
          <table:table-cell>
            <text:p>7771543</text:p>
          </table:table-cell>
          <table:table-cell>
            <text:p>31655880</text:p>
          </table:table-cell>
        </table:table-row>
        <table:table-row>
          <table:table-cell>
            <text:p>461448215</text:p>
          </table:table-cell>
          <table:table-cell>
            <text:p>677898329</text:p>
          </table:table-cell>
          <table:table-cell>
            <text:p>390735130</text:p>
          </table:table-cell>
          <table:table-cell>
            <text:p>877303089</text:p>
          </table:table-cell>
          <table:table-cell>
            <text:p>344215656</text:p>
          </table:table-cell>
          <table:table-cell>
            <text:p>319424715</text:p>
          </table:table-cell>
          <table:table-cell>
            <text:p>970641394</text:p>
          </table:table-cell>
        </table:table-row>
        <table:table-row>
          <table:table-cell>
            <text:p>56779809</text:p>
          </table:table-cell>
          <table:table-cell>
            <text:p>113767193</text:p>
          </table:table-cell>
          <table:table-cell>
            <text:p>655059339</text:p>
          </table:table-cell>
          <table:table-cell>
            <text:p>458927641</text:p>
          </table:table-cell>
          <table:table-cell>
            <text:p>952898051</text:p>
          </table:table-cell>
          <table:table-cell>
            <text:p>573435515</text:p>
          </table:table-cell>
          <table:table-cell>
            <text:p>757217884</text:p>
          </table:table-cell>
        </table:table-row>
        <table:table-row>
          <table:table-cell>
            <text:p>563643677</text:p>
          </table:table-cell>
          <table:table-cell>
            <text:p>693069617</text:p>
          </table:table-cell>
          <table:table-cell>
            <text:p>372709266</text:p>
          </table:table-cell>
          <table:table-cell>
            <text:p>509752112</text:p>
          </table:table-cell>
          <table:table-cell>
            <text:p>212453295</text:p>
          </table:table-cell>
          <table:table-cell>
            <text:p>168642113</text:p>
          </table:table-cell>
          <table:table-cell>
            <text:p>898613979</text:p>
          </table:table-cell>
        </table:table-row>
        <table:table-row>
          <table:table-cell>
            <text:p>916094951</text:p>
          </table:table-cell>
          <table:table-cell>
            <text:p>800692722</text:p>
          </table:table-cell>
          <table:table-cell>
            <text:p>36800341</text:p>
          </table:table-cell>
          <table:table-cell>
            <text:p>243677998</text:p>
          </table:table-cell>
          <table:table-cell>
            <text:p>780267102</text:p>
          </table:table-cell>
          <table:table-cell>
            <text:p>944605472</text:p>
          </table:table-cell>
          <table:table-cell>
            <text:p>492361110</text:p>
          </table:table-cell>
        </table:table-row>
        <table:table-row>
          <table:table-cell>
            <text:p>496431658</text:p>
          </table:table-cell>
          <table:table-cell>
            <text:p>381939084</text:p>
          </table:table-cell>
          <table:table-cell>
            <text:p>619512772</text:p>
          </table:table-cell>
          <table:table-cell>
            <text:p>533006997</text:p>
          </table:table-cell>
          <table:table-cell>
            <text:p>991987428</text:p>
          </table:table-cell>
          <table:table-cell>
            <text:p>371304761</text:p>
          </table:table-cell>
          <table:table-cell>
            <text:p>55123806</text:p>
          </table:table-cell>
        </table:table-row>
        <table:table-row>
          <table:table-cell>
            <text:p>27953330</text:p>
          </table:table-cell>
          <table:table-cell>
            <text:p>275536763</text:p>
          </table:table-cell>
          <table:table-cell>
            <text:p>963682158</text:p>
          </table:table-cell>
          <table:table-cell>
            <text:p>557575858</text:p>
          </table:table-cell>
          <table:table-cell>
            <text:p>11580231</text:p>
          </table:table-cell>
          <table:table-cell>
            <text:p>173227654</text:p>
          </table:table-cell>
          <table:table-cell>
            <text:p>787860043</text:p>
          </table:table-cell>
        </table:table-row>
        <table:table-row>
          <table:table-cell>
            <text:p>826324817</text:p>
          </table:table-cell>
          <table:table-cell>
            <text:p>361180818</text:p>
          </table:table-cell>
          <table:table-cell>
            <text:p>628483861</text:p>
          </table:table-cell>
          <table:table-cell>
            <text:p>190522331</text:p>
          </table:table-cell>
          <table:table-cell>
            <text:p>305115357</text:p>
          </table:table-cell>
          <table:table-cell>
            <text:p>14304639</text:p>
          </table:table-cell>
          <table:table-cell>
            <text:p>886306706</text:p>
          </table:table-cell>
        </table:table-row>
        <table:table-row>
          <table:table-cell>
            <text:p>525466921</text:p>
          </table:table-cell>
          <table:table-cell>
            <text:p>968623328</text:p>
          </table:table-cell>
          <table:table-cell>
            <text:p>374025147</text:p>
          </table:table-cell>
          <table:table-cell>
            <text:p>218076477</text:p>
          </table:table-cell>
          <table:table-cell>
            <text:p>923898123</text:p>
          </table:table-cell>
          <table:table-cell>
            <text:p>772520479</text:p>
          </table:table-cell>
          <table:table-cell>
            <text:p>585802643</text:p>
          </table:table-cell>
        </table:table-row>
        <table:table-row>
          <table:table-cell>
            <text:p>181053252</text:p>
          </table:table-cell>
          <table:table-cell>
            <text:p>794689027</text:p>
          </table:table-cell>
          <table:table-cell>
            <text:p>955304791</text:p>
          </table:table-cell>
          <table:table-cell>
            <text:p>219979868</text:p>
          </table:table-cell>
          <table:table-cell>
            <text:p>853556400</text:p>
          </table:table-cell>
          <table:table-cell>
            <text:p>951297335</text:p>
          </table:table-cell>
          <table:table-cell>
            <text:p>92679252</text:p>
          </table:table-cell>
        </table:table-row>
        <table:table-row>
          <table:table-cell>
            <text:p>864164152</text:p>
          </table:table-cell>
          <table:table-cell>
            <text:p>917089202</text:p>
          </table:table-cell>
          <table:table-cell>
            <text:p>947929551</text:p>
          </table:table-cell>
          <table:table-cell>
            <text:p>681927741</text:p>
          </table:table-cell>
          <table:table-cell>
            <text:p>801599900</text:p>
          </table:table-cell>
          <table:table-cell>
            <text:p>184135042</text:p>
          </table:table-cell>
          <table:table-cell>
            <text:p>330554493</text:p>
          </table:table-cell>
        </table:table-row>
        <table:table-row>
          <table:table-cell>
            <text:p>20129202</text:p>
          </table:table-cell>
          <table:table-cell>
            <text:p>54185549</text:p>
          </table:table-cell>
          <table:table-cell>
            <text:p>708950332</text:p>
          </table:table-cell>
          <table:table-cell>
            <text:p>189998421</text:p>
          </table:table-cell>
          <table:table-cell>
            <text:p>358138156</text:p>
          </table:table-cell>
          <table:table-cell>
            <text:p>297605659</text:p>
          </table:table-cell>
          <table:table-cell>
            <text:p>639511812</text:p>
          </table:table-cell>
        </table:table-row>
        <table:table-row>
          <table:table-cell>
            <text:p>491442706</text:p>
          </table:table-cell>
          <table:table-cell>
            <text:p>538952734</text:p>
          </table:table-cell>
          <table:table-cell>
            <text:p>940766693</text:p>
          </table:table-cell>
          <table:table-cell>
            <text:p>351549905</text:p>
          </table:table-cell>
          <table:table-cell>
            <text:p>643640419</text:p>
          </table:table-cell>
          <table:table-cell>
            <text:p>390379847</text:p>
          </table:table-cell>
          <table:table-cell>
            <text:p>689174704</text:p>
          </table:table-cell>
        </table:table-row>
        <table:table-row>
          <table:table-cell>
            <text:p>642813313</text:p>
          </table:table-cell>
          <table:table-cell>
            <text:p>111640562</text:p>
          </table:table-cell>
          <table:table-cell>
            <text:p>969520681</text:p>
          </table:table-cell>
          <table:table-cell>
            <text:p>924322717</text:p>
          </table:table-cell>
          <table:table-cell>
            <text:p>20479038</text:p>
          </table:table-cell>
          <table:table-cell>
            <text:p>986536512</text:p>
          </table:table-cell>
          <table:table-cell>
            <text:p>62492518</text:p>
          </table:table-cell>
        </table:table-row>
        <table:table-row>
          <table:table-cell>
            <text:p>368567553</text:p>
          </table:table-cell>
          <table:table-cell>
            <text:p>273256006</text:p>
          </table:table-cell>
          <table:table-cell>
            <text:p>3753667</text:p>
          </table:table-cell>
          <table:table-cell>
            <text:p>259187302</text:p>
          </table:table-cell>
          <table:table-cell>
            <text:p>575788309</text:p>
          </table:table-cell>
          <table:table-cell>
            <text:p>587306906</text:p>
          </table:table-cell>
          <table:table-cell>
            <text:p>272952933</text:p>
          </table:table-cell>
        </table:table-row>
        <table:table-row>
          <table:table-cell>
            <text:p>614748223</text:p>
          </table:table-cell>
          <table:table-cell>
            <text:p>13068839</text:p>
          </table:table-cell>
          <table:table-cell>
            <text:p>271269256</text:p>
          </table:table-cell>
          <table:table-cell>
            <text:p>310214265</text:p>
          </table:table-cell>
          <table:table-cell>
            <text:p>885941844</text:p>
          </table:table-cell>
          <table:table-cell>
            <text:p>92492164</text:p>
          </table:table-cell>
          <table:table-cell>
            <text:p>209978069</text:p>
          </table:table-cell>
        </table:table-row>
        <table:table-row>
          <table:table-cell>
            <text:p>4481982</text:p>
          </table:table-cell>
          <table:table-cell>
            <text:p>89064845</text:p>
          </table:table-cell>
          <table:table-cell>
            <text:p>113074295</text:p>
          </table:table-cell>
          <table:table-cell>
            <text:p>459976726</text:p>
          </table:table-cell>
          <table:table-cell>
            <text:p>747126986</text:p>
          </table:table-cell>
          <table:table-cell>
            <text:p>235893824</text:p>
          </table:table-cell>
          <table:table-cell>
            <text:p>461813181</text:p>
          </table:table-cell>
        </table:table-row>
        <table:table-row>
          <table:table-cell>
            <text:p>100253968</text:p>
          </table:table-cell>
          <table:table-cell>
            <text:p>232858706</text:p>
          </table:table-cell>
          <table:table-cell>
            <text:p>701904009</text:p>
          </table:table-cell>
          <table:table-cell>
            <text:p>993826601</text:p>
          </table:table-cell>
          <table:table-cell>
            <text:p>356331503</text:p>
          </table:table-cell>
          <table:table-cell>
            <text:p>984183456</text:p>
          </table:table-cell>
          <table:table-cell>
            <text:p>323612864</text:p>
          </table:table-cell>
        </table:table-row>
        <table:table-row>
          <table:table-cell>
            <text:p>898430405</text:p>
          </table:table-cell>
          <table:table-cell>
            <text:p>228951323</text:p>
          </table:table-cell>
          <table:table-cell>
            <text:p>725718669</text:p>
          </table:table-cell>
          <table:table-cell>
            <text:p>796645756</text:p>
          </table:table-cell>
          <table:table-cell>
            <text:p>606167494</text:p>
          </table:table-cell>
          <table:table-cell>
            <text:p>700724959</text:p>
          </table:table-cell>
          <table:table-cell>
            <text:p>913359610</text:p>
          </table:table-cell>
        </table:table-row>
        <table:table-row>
          <table:table-cell>
            <text:p>57212937</text:p>
          </table:table-cell>
          <table:table-cell>
            <text:p>114181824</text:p>
          </table:table-cell>
          <table:table-cell>
            <text:p>205929349</text:p>
          </table:table-cell>
          <table:table-cell>
            <text:p>282132946</text:p>
          </table:table-cell>
          <table:table-cell>
            <text:p>528323272</text:p>
          </table:table-cell>
          <table:table-cell>
            <text:p>495086882</text:p>
          </table:table-cell>
          <table:table-cell>
            <text:p>38871549</text:p>
          </table:table-cell>
        </table:table-row>
        <table:table-row>
          <table:table-cell>
            <text:p>920736983</text:p>
          </table:table-cell>
          <table:table-cell>
            <text:p>697535165</text:p>
          </table:table-cell>
          <table:table-cell>
            <text:p>31644327</text:p>
          </table:table-cell>
          <table:table-cell>
            <text:p>324858005</text:p>
          </table:table-cell>
          <table:table-cell>
            <text:p>6636725</text:p>
          </table:table-cell>
          <table:table-cell>
            <text:p>71529784</text:p>
          </table:table-cell>
          <table:table-cell>
            <text:p>174173410</text:p>
          </table:table-cell>
        </table:table-row>
        <table:table-row>
          <table:table-cell>
            <text:p>998482229</text:p>
          </table:table-cell>
          <table:table-cell>
            <text:p>291768203</text:p>
          </table:table-cell>
          <table:table-cell>
            <text:p>911159686</text:p>
          </table:table-cell>
          <table:table-cell>
            <text:p>446861167</text:p>
          </table:table-cell>
          <table:table-cell>
            <text:p>535356793</text:p>
          </table:table-cell>
          <table:table-cell>
            <text:p>875877258</text:p>
          </table:table-cell>
          <table:table-cell>
            <text:p>907017610</text:p>
          </table:table-cell>
        </table:table-row>
        <table:table-row>
          <table:table-cell>
            <text:p>369526640</text:p>
          </table:table-cell>
          <table:table-cell>
            <text:p>231302179</text:p>
          </table:table-cell>
          <table:table-cell>
            <text:p>644966445</text:p>
          </table:table-cell>
          <table:table-cell>
            <text:p>371244295</text:p>
          </table:table-cell>
          <table:table-cell>
            <text:p>110821904</text:p>
          </table:table-cell>
          <table:table-cell>
            <text:p>429004894</text:p>
          </table:table-cell>
          <table:table-cell>
            <text:p>49671464</text:p>
          </table:table-cell>
        </table:table-row>
        <table:table-row>
          <table:table-cell>
            <text:p>347383315</text:p>
          </table:table-cell>
          <table:table-cell>
            <text:p>123109577</text:p>
          </table:table-cell>
          <table:table-cell>
            <text:p>544540551</text:p>
          </table:table-cell>
          <table:table-cell>
            <text:p>440842719</text:p>
          </table:table-cell>
          <table:table-cell>
            <text:p>168063126</text:p>
          </table:table-cell>
          <table:table-cell>
            <text:p>578251085</text:p>
          </table:table-cell>
          <table:table-cell>
            <text:p>385149837</text:p>
          </table:table-cell>
        </table:table-row>
        <table:table-row>
          <table:table-cell>
            <text:p>912452865</text:p>
          </table:table-cell>
          <table:table-cell>
            <text:p>438016548</text:p>
          </table:table-cell>
          <table:table-cell>
            <text:p>759469182</text:p>
          </table:table-cell>
          <table:table-cell>
            <text:p>791680185</text:p>
          </table:table-cell>
          <table:table-cell>
            <text:p>537157243</text:p>
          </table:table-cell>
          <table:table-cell>
            <text:p>73972268</text:p>
          </table:table-cell>
          <table:table-cell>
            <text:p>816359598</text:p>
          </table:table-cell>
        </table:table-row>
        <table:table-row>
          <table:table-cell>
            <text:p>523834861</text:p>
          </table:table-cell>
          <table:table-cell>
            <text:p>612795627</text:p>
          </table:table-cell>
          <table:table-cell>
            <text:p>547708069</text:p>
          </table:table-cell>
          <table:table-cell>
            <text:p>607006788</text:p>
          </table:table-cell>
          <table:table-cell>
            <text:p>718752709</text:p>
          </table:table-cell>
          <table:table-cell>
            <text:p>657886525</text:p>
          </table:table-cell>
          <table:table-cell>
            <text:p>455312344</text:p>
          </table:table-cell>
        </table:table-row>
        <table:table-row>
          <table:table-cell>
            <text:p>101560930</text:p>
          </table:table-cell>
          <table:table-cell>
            <text:p>476454828</text:p>
          </table:table-cell>
          <table:table-cell>
            <text:p>878484285</text:p>
          </table:table-cell>
          <table:table-cell>
            <text:p>884535354</text:p>
          </table:table-cell>
          <table:table-cell>
            <text:p>146549663</text:p>
          </table:table-cell>
          <table:table-cell>
            <text:p>747953183</text:p>
          </table:table-cell>
          <table:table-cell>
            <text:p>356471574</text:p>
          </table:table-cell>
        </table:table-row>
        <table:table-row>
          <table:table-cell>
            <text:p>823364306</text:p>
          </table:table-cell>
          <table:table-cell>
            <text:p>668378164</text:p>
          </table:table-cell>
          <table:table-cell>
            <text:p>855442167</text:p>
          </table:table-cell>
          <table:table-cell>
            <text:p>709181495</text:p>
          </table:table-cell>
          <table:table-cell>
            <text:p>941042756</text:p>
          </table:table-cell>
          <table:table-cell>
            <text:p>115338613</text:p>
          </table:table-cell>
          <table:table-cell>
            <text:p>385723839</text:p>
          </table:table-cell>
        </table:table-row>
        <table:table-row>
          <table:table-cell>
            <text:p>792684371</text:p>
          </table:table-cell>
          <table:table-cell>
            <text:p>784861812</text:p>
          </table:table-cell>
          <table:table-cell>
            <text:p>163374536</text:p>
          </table:table-cell>
          <table:table-cell>
            <text:p>98383467</text:p>
          </table:table-cell>
          <table:table-cell>
            <text:p>325658936</text:p>
          </table:table-cell>
          <table:table-cell>
            <text:p>21057121</text:p>
          </table:table-cell>
          <table:table-cell>
            <text:p>814463984</text:p>
          </table:table-cell>
        </table:table-row>
        <table:table-row>
          <table:table-cell>
            <text:p>117158261</text:p>
          </table:table-cell>
          <table:table-cell>
            <text:p>171066652</text:p>
          </table:table-cell>
          <table:table-cell>
            <text:p>557452665</text:p>
          </table:table-cell>
          <table:table-cell>
            <text:p>989480347</text:p>
          </table:table-cell>
          <table:table-cell>
            <text:p>707393067</text:p>
          </table:table-cell>
          <table:table-cell>
            <text:p>249456933</text:p>
          </table:table-cell>
          <table:table-cell>
            <text:p>713015068</text:p>
          </table:table-cell>
        </table:table-row>
        <table:table-row>
          <table:table-cell>
            <text:p>16167926</text:p>
          </table:table-cell>
          <table:table-cell>
            <text:p>30312762</text:p>
          </table:table-cell>
          <table:table-cell>
            <text:p>826961765</text:p>
          </table:table-cell>
          <table:table-cell>
            <text:p>471044722</text:p>
          </table:table-cell>
          <table:table-cell>
            <text:p>575001667</text:p>
          </table:table-cell>
          <table:table-cell>
            <text:p>125867393</text:p>
          </table:table-cell>
          <table:table-cell>
            <text:p>883368299</text:p>
          </table:table-cell>
        </table:table-row>
        <table:table-row>
          <table:table-cell>
            <text:p>723952969</text:p>
          </table:table-cell>
          <table:table-cell>
            <text:p>184115585</text:p>
          </table:table-cell>
          <table:table-cell>
            <text:p>811965077</text:p>
          </table:table-cell>
          <table:table-cell>
            <text:p>522176324</text:p>
          </table:table-cell>
          <table:table-cell>
            <text:p>306820623</text:p>
          </table:table-cell>
          <table:table-cell>
            <text:p>829234822</text:p>
          </table:table-cell>
          <table:table-cell>
            <text:p>775005923</text:p>
          </table:table-cell>
        </table:table-row>
        <table:table-row>
          <table:table-cell>
            <text:p>331903478</text:p>
          </table:table-cell>
          <table:table-cell>
            <text:p>824777014</text:p>
          </table:table-cell>
          <table:table-cell>
            <text:p>187481622</text:p>
          </table:table-cell>
          <table:table-cell>
            <text:p>533200537</text:p>
          </table:table-cell>
          <table:table-cell>
            <text:p>945043642</text:p>
          </table:table-cell>
          <table:table-cell>
            <text:p>546318674</text:p>
          </table:table-cell>
          <table:table-cell>
            <text:p>735242994</text:p>
          </table:table-cell>
        </table:table-row>
        <table:table-row>
          <table:table-cell>
            <text:p>242561612</text:p>
          </table:table-cell>
          <table:table-cell>
            <text:p>657863457</text:p>
          </table:table-cell>
          <table:table-cell>
            <text:p>778631724</text:p>
          </table:table-cell>
          <table:table-cell>
            <text:p>875232349</text:p>
          </table:table-cell>
          <table:table-cell>
            <text:p>628257021</text:p>
          </table:table-cell>
          <table:table-cell>
            <text:p>415264519</text:p>
          </table:table-cell>
          <table:table-cell>
            <text:p>218169162</text:p>
          </table:table-cell>
        </table:table-row>
        <table:table-row>
          <table:table-cell>
            <text:p>390580376</text:p>
          </table:table-cell>
          <table:table-cell>
            <text:p>77234264</text:p>
          </table:table-cell>
          <table:table-cell>
            <text:p>422438265</text:p>
          </table:table-cell>
          <table:table-cell>
            <text:p>673926012</text:p>
          </table:table-cell>
          <table:table-cell>
            <text:p>964870135</text:p>
          </table:table-cell>
          <table:table-cell>
            <text:p>24584779</text:p>
          </table:table-cell>
          <table:table-cell>
            <text:p>450922583</text:p>
          </table:table-cell>
        </table:table-row>
        <table:table-row>
          <table:table-cell>
            <text:p>761111702</text:p>
          </table:table-cell>
          <table:table-cell>
            <text:p>490182984</text:p>
          </table:table-cell>
          <table:table-cell>
            <text:p>337596010</text:p>
          </table:table-cell>
          <table:table-cell>
            <text:p>510915169</text:p>
          </table:table-cell>
          <table:table-cell>
            <text:p>560486168</text:p>
          </table:table-cell>
          <table:table-cell>
            <text:p>855664894</text:p>
          </table:table-cell>
          <table:table-cell>
            <text:p>447614683</text:p>
          </table:table-cell>
        </table:table-row>
        <table:table-row>
          <table:table-cell>
            <text:p>319038821</text:p>
          </table:table-cell>
          <table:table-cell>
            <text:p>456135049</text:p>
          </table:table-cell>
          <table:table-cell>
            <text:p>884257881</text:p>
          </table:table-cell>
          <table:table-cell>
            <text:p>895476332</text:p>
          </table:table-cell>
          <table:table-cell>
            <text:p>1057832</text:p>
          </table:table-cell>
          <table:table-cell>
            <text:p>758678693</text:p>
          </table:table-cell>
          <table:table-cell>
            <text:p>355671348</text:p>
          </table:table-cell>
        </table:table-row>
        <table:table-row>
          <table:table-cell>
            <text:p>552890085</text:p>
          </table:table-cell>
          <table:table-cell>
            <text:p>730793409</text:p>
          </table:table-cell>
          <table:table-cell>
            <text:p>705377284</text:p>
          </table:table-cell>
          <table:table-cell>
            <text:p>447474708</text:p>
          </table:table-cell>
          <table:table-cell>
            <text:p>512284407</text:p>
          </table:table-cell>
          <table:table-cell>
            <text:p>47645353</text:p>
          </table:table-cell>
          <table:table-cell>
            <text:p>603913039</text:p>
          </table:table-cell>
        </table:table-row>
        <table:table-row>
          <table:table-cell>
            <text:p>469299297</text:p>
          </table:table-cell>
          <table:table-cell>
            <text:p>155447362</text:p>
          </table:table-cell>
          <table:table-cell>
            <text:p>365457874</text:p>
          </table:table-cell>
          <table:table-cell>
            <text:p>781543443</text:p>
          </table:table-cell>
          <table:table-cell>
            <text:p>381100847</text:p>
          </table:table-cell>
          <table:table-cell>
            <text:p>848136669</text:p>
          </table:table-cell>
          <table:table-cell>
            <text:p>629446812</text:p>
          </table:table-cell>
        </table:table-row>
        <table:table-row>
          <table:table-cell>
            <text:p>682022134</text:p>
          </table:table-cell>
          <table:table-cell>
            <text:p>514467053</text:p>
          </table:table-cell>
          <table:table-cell>
            <text:p>62758137</text:p>
          </table:table-cell>
          <table:table-cell>
            <text:p>636667644</text:p>
          </table:table-cell>
          <table:table-cell>
            <text:p>466006756</text:p>
          </table:table-cell>
          <table:table-cell>
            <text:p>109791981</text:p>
          </table:table-cell>
          <table:table-cell>
            <text:p>426602532</text:p>
          </table:table-cell>
        </table:table-row>
        <table:table-row>
          <table:table-cell>
            <text:p>276911195</text:p>
          </table:table-cell>
          <table:table-cell>
            <text:p>204045259</text:p>
          </table:table-cell>
          <table:table-cell>
            <text:p>523231112</text:p>
          </table:table-cell>
          <table:table-cell>
            <text:p>956339717</text:p>
          </table:table-cell>
          <table:table-cell>
            <text:p>193761747</text:p>
          </table:table-cell>
          <table:table-cell>
            <text:p>638477886</text:p>
          </table:table-cell>
          <table:table-cell>
            <text:p>263170193</text:p>
          </table:table-cell>
        </table:table-row>
        <table:table-row>
          <table:table-cell>
            <text:p>375849926</text:p>
          </table:table-cell>
          <table:table-cell>
            <text:p>372332446</text:p>
          </table:table-cell>
          <table:table-cell>
            <text:p>535102774</text:p>
          </table:table-cell>
          <table:table-cell>
            <text:p>305536008</text:p>
          </table:table-cell>
          <table:table-cell>
            <text:p>143753008</text:p>
          </table:table-cell>
          <table:table-cell>
            <text:p>607729603</text:p>
          </table:table-cell>
          <table:table-cell>
            <text:p>650848722</text:p>
          </table:table-cell>
        </table:table-row>
        <table:table-row>
          <table:table-cell>
            <text:p>866593956</text:p>
          </table:table-cell>
          <table:table-cell>
            <text:p>830699698</text:p>
          </table:table-cell>
          <table:table-cell>
            <text:p>957865101</text:p>
          </table:table-cell>
          <table:table-cell>
            <text:p>270262433</text:p>
          </table:table-cell>
          <table:table-cell>
            <text:p>155394766</text:p>
          </table:table-cell>
          <table:table-cell>
            <text:p>28552912</text:p>
          </table:table-cell>
          <table:table-cell>
            <text:p>988373689</text:p>
          </table:table-cell>
        </table:table-row>
        <table:table-row>
          <table:table-cell>
            <text:p>807919638</text:p>
          </table:table-cell>
          <table:table-cell>
            <text:p>553403514</text:p>
          </table:table-cell>
          <table:table-cell>
            <text:p>803544813</text:p>
          </table:table-cell>
          <table:table-cell>
            <text:p>985561375</text:p>
          </table:table-cell>
          <table:table-cell>
            <text:p>472842095</text:p>
          </table:table-cell>
          <table:table-cell>
            <text:p>369272924</text:p>
          </table:table-cell>
          <table:table-cell>
            <text:p>650756272</text:p>
          </table:table-cell>
        </table:table-row>
        <table:table-row>
          <table:table-cell>
            <text:p>825946162</text:p>
          </table:table-cell>
          <table:table-cell>
            <text:p>721392343</text:p>
          </table:table-cell>
          <table:table-cell>
            <text:p>530289557</text:p>
          </table:table-cell>
          <table:table-cell>
            <text:p>940504135</text:p>
          </table:table-cell>
          <table:table-cell>
            <text:p>985040563</text:p>
          </table:table-cell>
          <table:table-cell>
            <text:p>907223653</text:p>
          </table:table-cell>
          <table:table-cell>
            <text:p>433651406</text:p>
          </table:table-cell>
        </table:table-row>
        <table:table-row>
          <table:table-cell>
            <text:p>69367036</text:p>
          </table:table-cell>
          <table:table-cell>
            <text:p>680537053</text:p>
          </table:table-cell>
          <table:table-cell>
            <text:p>667117805</text:p>
          </table:table-cell>
          <table:table-cell>
            <text:p>525980865</text:p>
          </table:table-cell>
          <table:table-cell>
            <text:p>334701282</text:p>
          </table:table-cell>
          <table:table-cell>
            <text:p>474318812</text:p>
          </table:table-cell>
          <table:table-cell>
            <text:p>954098931</text:p>
          </table:table-cell>
        </table:table-row>
        <table:table-row>
          <table:table-cell>
            <text:p>755491819</text:p>
          </table:table-cell>
          <table:table-cell>
            <text:p>190018052</text:p>
          </table:table-cell>
          <table:table-cell>
            <text:p>922999604</text:p>
          </table:table-cell>
          <table:table-cell>
            <text:p>362352789</text:p>
          </table:table-cell>
          <table:table-cell>
            <text:p>307083302</text:p>
          </table:table-cell>
          <table:table-cell>
            <text:p>920946329</text:p>
          </table:table-cell>
          <table:table-cell>
            <text:p>938669103</text:p>
          </table:table-cell>
        </table:table-row>
        <table:table-row>
          <table:table-cell>
            <text:p>922015700</text:p>
          </table:table-cell>
          <table:table-cell>
            <text:p>245045653</text:p>
          </table:table-cell>
          <table:table-cell>
            <text:p>757424433</text:p>
          </table:table-cell>
          <table:table-cell>
            <text:p>168361289</text:p>
          </table:table-cell>
          <table:table-cell>
            <text:p>907825654</text:p>
          </table:table-cell>
          <table:table-cell>
            <text:p>673443009</text:p>
          </table:table-cell>
          <table:table-cell>
            <text:p>485610134</text:p>
          </table:table-cell>
        </table:table-row>
        <table:table-row>
          <table:table-cell>
            <text:p>472100178</text:p>
          </table:table-cell>
          <table:table-cell>
            <text:p>7246997</text:p>
          </table:table-cell>
          <table:table-cell>
            <text:p>784873954</text:p>
          </table:table-cell>
          <table:table-cell>
            <text:p>934323425</text:p>
          </table:table-cell>
          <table:table-cell>
            <text:p>682618617</text:p>
          </table:table-cell>
          <table:table-cell>
            <text:p>131695363</text:p>
          </table:table-cell>
          <table:table-cell>
            <text:p>40133975</text:p>
          </table:table-cell>
        </table:table-row>
        <table:table-row>
          <table:table-cell>
            <text:p>196911790</text:p>
          </table:table-cell>
          <table:table-cell>
            <text:p>907701528</text:p>
          </table:table-cell>
          <table:table-cell>
            <text:p>697749201</text:p>
          </table:table-cell>
          <table:table-cell>
            <text:p>127242146</text:p>
          </table:table-cell>
          <table:table-cell>
            <text:p>996068776</text:p>
          </table:table-cell>
          <table:table-cell>
            <text:p>119758701</text:p>
          </table:table-cell>
          <table:table-cell>
            <text:p>203183886</text:p>
          </table:table-cell>
        </table:table-row>
        <table:table-row>
          <table:table-cell>
            <text:p>723575597</text:p>
          </table:table-cell>
          <table:table-cell>
            <text:p>978027639</text:p>
          </table:table-cell>
          <table:table-cell>
            <text:p>638320698</text:p>
          </table:table-cell>
          <table:table-cell>
            <text:p>993050312</text:p>
          </table:table-cell>
          <table:table-cell>
            <text:p>744608741</text:p>
          </table:table-cell>
          <table:table-cell>
            <text:p>45628398</text:p>
          </table:table-cell>
          <table:table-cell>
            <text:p>921298470</text:p>
          </table:table-cell>
        </table:table-row>
        <table:table-row>
          <table:table-cell>
            <text:p>184802225</text:p>
          </table:table-cell>
          <table:table-cell>
            <text:p>25513955</text:p>
          </table:table-cell>
          <table:table-cell>
            <text:p>481156721</text:p>
          </table:table-cell>
          <table:table-cell>
            <text:p>294958130</text:p>
          </table:table-cell>
          <table:table-cell>
            <text:p>383067375</text:p>
          </table:table-cell>
          <table:table-cell>
            <text:p>716883904</text:p>
          </table:table-cell>
          <table:table-cell>
            <text:p>936728491</text:p>
          </table:table-cell>
        </table:table-row>
        <table:table-row>
          <table:table-cell>
            <text:p>362782609</text:p>
          </table:table-cell>
          <table:table-cell>
            <text:p>73005255</text:p>
          </table:table-cell>
          <table:table-cell>
            <text:p>414268345</text:p>
          </table:table-cell>
          <table:table-cell>
            <text:p>799636877</text:p>
          </table:table-cell>
          <table:table-cell>
            <text:p>114682944</text:p>
          </table:table-cell>
          <table:table-cell>
            <text:p>497502021</text:p>
          </table:table-cell>
          <table:table-cell>
            <text:p>793668271</text:p>
          </table:table-cell>
        </table:table-row>
        <table:table-row>
          <table:table-cell>
            <text:p>665794572</text:p>
          </table:table-cell>
          <table:table-cell>
            <text:p>364210537</text:p>
          </table:table-cell>
          <table:table-cell>
            <text:p>839784555</text:p>
          </table:table-cell>
          <table:table-cell>
            <text:p>647753241</text:p>
          </table:table-cell>
          <table:table-cell>
            <text:p>905178155</text:p>
          </table:table-cell>
          <table:table-cell>
            <text:p>550207135</text:p>
          </table:table-cell>
          <table:table-cell>
            <text:p>289090495</text:p>
          </table:table-cell>
        </table:table-row>
        <table:table-row>
          <table:table-cell>
            <text:p>95625822</text:p>
          </table:table-cell>
          <table:table-cell>
            <text:p>981559898</text:p>
          </table:table-cell>
          <table:table-cell>
            <text:p>742924756</text:p>
          </table:table-cell>
          <table:table-cell>
            <text:p>653373093</text:p>
          </table:table-cell>
          <table:table-cell>
            <text:p>123496367</text:p>
          </table:table-cell>
          <table:table-cell>
            <text:p>812930611</text:p>
          </table:table-cell>
          <table:table-cell>
            <text:p>204267624</text:p>
          </table:table-cell>
        </table:table-row>
        <table:table-row>
          <table:table-cell>
            <text:p>472864956</text:p>
          </table:table-cell>
          <table:table-cell>
            <text:p>885115512</text:p>
          </table:table-cell>
          <table:table-cell>
            <text:p>518894080</text:p>
          </table:table-cell>
          <table:table-cell>
            <text:p>102340742</text:p>
          </table:table-cell>
          <table:table-cell>
            <text:p>422812603</text:p>
          </table:table-cell>
          <table:table-cell>
            <text:p>198284361</text:p>
          </table:table-cell>
          <table:table-cell>
            <text:p>545518440</text:p>
          </table:table-cell>
        </table:table-row>
        <table:table-row>
          <table:table-cell>
            <text:p>747635365</text:p>
          </table:table-cell>
          <table:table-cell>
            <text:p>813134016</text:p>
          </table:table-cell>
          <table:table-cell>
            <text:p>298985584</text:p>
          </table:table-cell>
          <table:table-cell>
            <text:p>619477376</text:p>
          </table:table-cell>
          <table:table-cell>
            <text:p>347271371</text:p>
          </table:table-cell>
          <table:table-cell>
            <text:p>255895658</text:p>
          </table:table-cell>
          <table:table-cell>
            <text:p>389113242</text:p>
          </table:table-cell>
        </table:table-row>
        <table:table-row>
          <table:table-cell>
            <text:p>463891270</text:p>
          </table:table-cell>
          <table:table-cell>
            <text:p>294268573</text:p>
          </table:table-cell>
          <table:table-cell>
            <text:p>531114726</text:p>
          </table:table-cell>
          <table:table-cell>
            <text:p>626529974</text:p>
          </table:table-cell>
          <table:table-cell>
            <text:p>873465023</text:p>
          </table:table-cell>
          <table:table-cell>
            <text:p>248609017</text:p>
          </table:table-cell>
          <table:table-cell>
            <text:p>535321612</text:p>
          </table:table-cell>
        </table:table-row>
        <table:table-row>
          <table:table-cell>
            <text:p>852901299</text:p>
          </table:table-cell>
          <table:table-cell>
            <text:p>788116709</text:p>
          </table:table-cell>
          <table:table-cell>
            <text:p>1892710</text:p>
          </table:table-cell>
          <table:table-cell>
            <text:p>946079164</text:p>
          </table:table-cell>
          <table:table-cell>
            <text:p>29800779</text:p>
          </table:table-cell>
          <table:table-cell>
            <text:p>567377809</text:p>
          </table:table-cell>
          <table:table-cell>
            <text:p>715250114</text:p>
          </table:table-cell>
        </table:table-row>
        <table:table-row>
          <table:table-cell>
            <text:p>601907829</text:p>
          </table:table-cell>
          <table:table-cell>
            <text:p>262175656</text:p>
          </table:table-cell>
          <table:table-cell>
            <text:p>585107965</text:p>
          </table:table-cell>
          <table:table-cell>
            <text:p>257565602</text:p>
          </table:table-cell>
          <table:table-cell>
            <text:p>965903252</text:p>
          </table:table-cell>
          <table:table-cell>
            <text:p>875897936</text:p>
          </table:table-cell>
          <table:table-cell>
            <text:p>315215518</text:p>
          </table:table-cell>
        </table:table-row>
        <table:table-row>
          <table:table-cell>
            <text:p>910165464</text:p>
          </table:table-cell>
          <table:table-cell>
            <text:p>285388394</text:p>
          </table:table-cell>
          <table:table-cell>
            <text:p>465762108</text:p>
          </table:table-cell>
          <table:table-cell>
            <text:p>884248816</text:p>
          </table:table-cell>
          <table:table-cell>
            <text:p>667604838</text:p>
          </table:table-cell>
          <table:table-cell>
            <text:p>564783384</text:p>
          </table:table-cell>
          <table:table-cell>
            <text:p>667179055</text:p>
          </table:table-cell>
        </table:table-row>
        <table:table-row>
          <table:table-cell>
            <text:p>261413645</text:p>
          </table:table-cell>
          <table:table-cell>
            <text:p>247462709</text:p>
          </table:table-cell>
          <table:table-cell>
            <text:p>789054368</text:p>
          </table:table-cell>
          <table:table-cell>
            <text:p>536393650</text:p>
          </table:table-cell>
          <table:table-cell>
            <text:p>37596444</text:p>
          </table:table-cell>
          <table:table-cell>
            <text:p>179073153</text:p>
          </table:table-cell>
          <table:table-cell>
            <text:p>298722166</text:p>
          </table:table-cell>
        </table:table-row>
        <table:table-row>
          <table:table-cell>
            <text:p>428463436</text:p>
          </table:table-cell>
          <table:table-cell>
            <text:p>652628119</text:p>
          </table:table-cell>
          <table:table-cell>
            <text:p>858727717</text:p>
          </table:table-cell>
          <table:table-cell>
            <text:p>106522917</text:p>
          </table:table-cell>
          <table:table-cell>
            <text:p>921781470</text:p>
          </table:table-cell>
          <table:table-cell>
            <text:p>650017284</text:p>
          </table:table-cell>
          <table:table-cell>
            <text:p>254423539</text:p>
          </table:table-cell>
        </table:table-row>
        <table:table-row>
          <table:table-cell>
            <text:p>345861789</text:p>
          </table:table-cell>
          <table:table-cell>
            <text:p>457051310</text:p>
          </table:table-cell>
          <table:table-cell>
            <text:p>11019742</text:p>
          </table:table-cell>
          <table:table-cell>
            <text:p>195937575</text:p>
          </table:table-cell>
          <table:table-cell>
            <text:p>348655857</text:p>
          </table:table-cell>
          <table:table-cell>
            <text:p>761285900</text:p>
          </table:table-cell>
          <table:table-cell>
            <text:p>473089689</text:p>
          </table:table-cell>
        </table:table-row>
        <table:table-row>
          <table:table-cell>
            <text:p>995476550</text:p>
          </table:table-cell>
          <table:table-cell>
            <text:p>956431949</text:p>
          </table:table-cell>
          <table:table-cell>
            <text:p>814267836</text:p>
          </table:table-cell>
          <table:table-cell>
            <text:p>426362580</text:p>
          </table:table-cell>
          <table:table-cell>
            <text:p>715785748</text:p>
          </table:table-cell>
          <table:table-cell>
            <text:p>72346499</text:p>
          </table:table-cell>
          <table:table-cell>
            <text:p>523521767</text:p>
          </table:table-cell>
        </table:table-row>
        <table:table-row>
          <table:table-cell>
            <text:p>742939729</text:p>
          </table:table-cell>
          <table:table-cell>
            <text:p>801469086</text:p>
          </table:table-cell>
          <table:table-cell>
            <text:p>204216910</text:p>
          </table:table-cell>
          <table:table-cell>
            <text:p>183857739</text:p>
          </table:table-cell>
          <table:table-cell>
            <text:p>618941041</text:p>
          </table:table-cell>
          <table:table-cell>
            <text:p>571116292</text:p>
          </table:table-cell>
          <table:table-cell>
            <text:p>511520133</text:p>
          </table:table-cell>
        </table:table-row>
        <table:table-row>
          <table:table-cell>
            <text:p>642888271</text:p>
          </table:table-cell>
          <table:table-cell>
            <text:p>933870891</text:p>
          </table:table-cell>
          <table:table-cell>
            <text:p>990164002</text:p>
          </table:table-cell>
          <table:table-cell>
            <text:p>125379837</text:p>
          </table:table-cell>
          <table:table-cell>
            <text:p>87313317</text:p>
          </table:table-cell>
          <table:table-cell>
            <text:p>116177093</text:p>
          </table:table-cell>
          <table:table-cell>
            <text:p>979137528</text:p>
          </table:table-cell>
        </table:table-row>
        <table:table-row>
          <table:table-cell>
            <text:p>6891786</text:p>
          </table:table-cell>
          <table:table-cell>
            <text:p>90491537</text:p>
          </table:table-cell>
          <table:table-cell>
            <text:p>178420719</text:p>
          </table:table-cell>
          <table:table-cell>
            <text:p>771662609</text:p>
          </table:table-cell>
          <table:table-cell>
            <text:p>976309861</text:p>
          </table:table-cell>
          <table:table-cell>
            <text:p>558928597</text:p>
          </table:table-cell>
          <table:table-cell>
            <text:p>201994697</text:p>
          </table:table-cell>
        </table:table-row>
        <table:table-row>
          <table:table-cell>
            <text:p>913030508</text:p>
          </table:table-cell>
          <table:table-cell>
            <text:p>777602224</text:p>
          </table:table-cell>
          <table:table-cell>
            <text:p>516603475</text:p>
          </table:table-cell>
          <table:table-cell>
            <text:p>349593247</text:p>
          </table:table-cell>
          <table:table-cell>
            <text:p>28134956</text:p>
          </table:table-cell>
          <table:table-cell>
            <text:p>623064802</text:p>
          </table:table-cell>
          <table:table-cell>
            <text:p>368796870</text:p>
          </table:table-cell>
        </table:table-row>
        <table:table-row>
          <table:table-cell>
            <text:p>397768461</text:p>
          </table:table-cell>
          <table:table-cell>
            <text:p>571839979</text:p>
          </table:table-cell>
          <table:table-cell>
            <text:p>241067627</text:p>
          </table:table-cell>
          <table:table-cell>
            <text:p>691805437</text:p>
          </table:table-cell>
          <table:table-cell>
            <text:p>676081454</text:p>
          </table:table-cell>
          <table:table-cell>
            <text:p>627431945</text:p>
          </table:table-cell>
          <table:table-cell>
            <text:p>821297340</text:p>
          </table:table-cell>
        </table:table-row>
        <table:table-row>
          <table:table-cell>
            <text:p>766286866</text:p>
          </table:table-cell>
          <table:table-cell>
            <text:p>812594426</text:p>
          </table:table-cell>
          <table:table-cell>
            <text:p>490760369</text:p>
          </table:table-cell>
          <table:table-cell>
            <text:p>107183416</text:p>
          </table:table-cell>
          <table:table-cell>
            <text:p>463213559</text:p>
          </table:table-cell>
          <table:table-cell>
            <text:p>756413441</text:p>
          </table:table-cell>
          <table:table-cell>
            <text:p>366942594</text:p>
          </table:table-cell>
        </table:table-row>
        <table:table-row>
          <table:table-cell>
            <text:p>49764266</text:p>
          </table:table-cell>
          <table:table-cell>
            <text:p>550435828</text:p>
          </table:table-cell>
          <table:table-cell>
            <text:p>640176944</text:p>
          </table:table-cell>
          <table:table-cell>
            <text:p>315493996</text:p>
          </table:table-cell>
          <table:table-cell>
            <text:p>625747879</text:p>
          </table:table-cell>
          <table:table-cell>
            <text:p>439279794</text:p>
          </table:table-cell>
          <table:table-cell>
            <text:p>110499634</text:p>
          </table:table-cell>
        </table:table-row>
        <table:table-row>
          <table:table-cell>
            <text:p>158055028</text:p>
          </table:table-cell>
          <table:table-cell>
            <text:p>553703862</text:p>
          </table:table-cell>
          <table:table-cell>
            <text:p>756340381</text:p>
          </table:table-cell>
          <table:table-cell>
            <text:p>455012459</text:p>
          </table:table-cell>
          <table:table-cell>
            <text:p>658072358</text:p>
          </table:table-cell>
          <table:table-cell>
            <text:p>806998229</text:p>
          </table:table-cell>
          <table:table-cell>
            <text:p>871531486</text:p>
          </table:table-cell>
        </table:table-row>
        <table:table-row>
          <table:table-cell>
            <text:p>479780509</text:p>
          </table:table-cell>
          <table:table-cell>
            <text:p>592929965</text:p>
          </table:table-cell>
          <table:table-cell>
            <text:p>467041734</text:p>
          </table:table-cell>
          <table:table-cell>
            <text:p>650124934</text:p>
          </table:table-cell>
          <table:table-cell>
            <text:p>53667220</text:p>
          </table:table-cell>
          <table:table-cell>
            <text:p>436094857</text:p>
          </table:table-cell>
          <table:table-cell>
            <text:p>427747736</text:p>
          </table:table-cell>
        </table:table-row>
        <table:table-row>
          <table:table-cell>
            <text:p>61262441</text:p>
          </table:table-cell>
          <table:table-cell>
            <text:p>559078689</text:p>
          </table:table-cell>
          <table:table-cell>
            <text:p>397807227</text:p>
          </table:table-cell>
          <table:table-cell>
            <text:p>600790120</text:p>
          </table:table-cell>
          <table:table-cell>
            <text:p>563335687</text:p>
          </table:table-cell>
          <table:table-cell>
            <text:p>652922275</text:p>
          </table:table-cell>
          <table:table-cell>
            <text:p>235216817</text:p>
          </table:table-cell>
        </table:table-row>
        <table:table-row>
          <table:table-cell>
            <text:p>377106600</text:p>
          </table:table-cell>
          <table:table-cell>
            <text:p>24602981</text:p>
          </table:table-cell>
          <table:table-cell>
            <text:p>824299676</text:p>
          </table:table-cell>
          <table:table-cell>
            <text:p>55162202</text:p>
          </table:table-cell>
          <table:table-cell>
            <text:p>563951544</text:p>
          </table:table-cell>
          <table:table-cell>
            <text:p>266708268</text:p>
          </table:table-cell>
          <table:table-cell>
            <text:p>841237572</text:p>
          </table:table-cell>
        </table:table-row>
        <table:table-row>
          <table:table-cell>
            <text:p>969490068</text:p>
          </table:table-cell>
          <table:table-cell>
            <text:p>931415401</text:p>
          </table:table-cell>
          <table:table-cell>
            <text:p>870343724</text:p>
          </table:table-cell>
          <table:table-cell>
            <text:p>854313841</text:p>
          </table:table-cell>
          <table:table-cell>
            <text:p>196953959</text:p>
          </table:table-cell>
          <table:table-cell>
            <text:p>860045068</text:p>
          </table:table-cell>
          <table:table-cell>
            <text:p>637328026</text:p>
          </table:table-cell>
        </table:table-row>
        <table:table-row>
          <table:table-cell>
            <text:p>804057478</text:p>
          </table:table-cell>
          <table:table-cell>
            <text:p>519083810</text:p>
          </table:table-cell>
          <table:table-cell>
            <text:p>203882849</text:p>
          </table:table-cell>
          <table:table-cell>
            <text:p>665356668</text:p>
          </table:table-cell>
          <table:table-cell>
            <text:p>563290556</text:p>
          </table:table-cell>
          <table:table-cell>
            <text:p>530505554</text:p>
          </table:table-cell>
          <table:table-cell>
            <text:p>462341323</text:p>
          </table:table-cell>
        </table:table-row>
        <table:table-row>
          <table:table-cell>
            <text:p>739152027</text:p>
          </table:table-cell>
          <table:table-cell>
            <text:p>897545412</text:p>
          </table:table-cell>
          <table:table-cell>
            <text:p>443057825</text:p>
          </table:table-cell>
          <table:table-cell>
            <text:p>792107021</text:p>
          </table:table-cell>
          <table:table-cell>
            <text:p>203258665</text:p>
          </table:table-cell>
          <table:table-cell>
            <text:p>76119021</text:p>
          </table:table-cell>
          <table:table-cell>
            <text:p>403745236</text:p>
          </table:table-cell>
        </table:table-row>
        <table:table-row>
          <table:table-cell>
            <text:p>567354200</text:p>
          </table:table-cell>
          <table:table-cell>
            <text:p>414475741</text:p>
          </table:table-cell>
          <table:table-cell>
            <text:p>726133700</text:p>
          </table:table-cell>
          <table:table-cell>
            <text:p>256643391</text:p>
          </table:table-cell>
          <table:table-cell>
            <text:p>345994180</text:p>
          </table:table-cell>
          <table:table-cell>
            <text:p>360831891</text:p>
          </table:table-cell>
          <table:table-cell>
            <text:p>915408641</text:p>
          </table:table-cell>
        </table:table-row>
        <table:table-row>
          <table:table-cell>
            <text:p>134679398</text:p>
          </table:table-cell>
          <table:table-cell>
            <text:p>229989022</text:p>
          </table:table-cell>
          <table:table-cell>
            <text:p>177667371</text:p>
          </table:table-cell>
          <table:table-cell>
            <text:p>526722990</text:p>
          </table:table-cell>
          <table:table-cell>
            <text:p>422219004</text:p>
          </table:table-cell>
          <table:table-cell>
            <text:p>404551370</text:p>
          </table:table-cell>
          <table:table-cell>
            <text:p>396893847</text:p>
          </table:table-cell>
        </table:table-row>
        <table:table-row>
          <table:table-cell>
            <text:p>297920433</text:p>
          </table:table-cell>
          <table:table-cell>
            <text:p>981516482</text:p>
          </table:table-cell>
          <table:table-cell>
            <text:p>913941346</text:p>
          </table:table-cell>
          <table:table-cell>
            <text:p>565855327</text:p>
          </table:table-cell>
          <table:table-cell>
            <text:p>296900309</text:p>
          </table:table-cell>
          <table:table-cell>
            <text:p>682351996</text:p>
          </table:table-cell>
          <table:table-cell>
            <text:p>196740342</text:p>
          </table:table-cell>
        </table:table-row>
        <table:table-row>
          <table:table-cell>
            <text:p>786888241</text:p>
          </table:table-cell>
          <table:table-cell>
            <text:p>86411976</text:p>
          </table:table-cell>
          <table:table-cell>
            <text:p>94768812</text:p>
          </table:table-cell>
          <table:table-cell>
            <text:p>965094412</text:p>
          </table:table-cell>
          <table:table-cell>
            <text:p>714410939</text:p>
          </table:table-cell>
          <table:table-cell>
            <text:p>232918792</text:p>
          </table:table-cell>
          <table:table-cell>
            <text:p>604487992</text:p>
          </table:table-cell>
        </table:table-row>
        <table:table-row>
          <table:table-cell>
            <text:p>357030999</text:p>
          </table:table-cell>
          <table:table-cell>
            <text:p>413317575</text:p>
          </table:table-cell>
          <table:table-cell>
            <text:p>817124027</text:p>
          </table:table-cell>
          <table:table-cell>
            <text:p>458068027</text:p>
          </table:table-cell>
          <table:table-cell>
            <text:p>348383340</text:p>
          </table:table-cell>
          <table:table-cell>
            <text:p>945781884</text:p>
          </table:table-cell>
          <table:table-cell>
            <text:p>416219623</text:p>
          </table:table-cell>
        </table:table-row>
        <table:table-row>
          <table:table-cell>
            <text:p>599214204</text:p>
          </table:table-cell>
          <table:table-cell>
            <text:p>136052411</text:p>
          </table:table-cell>
          <table:table-cell>
            <text:p>57632235</text:p>
          </table:table-cell>
          <table:table-cell>
            <text:p>871634718</text:p>
          </table:table-cell>
          <table:table-cell>
            <text:p>195495692</text:p>
          </table:table-cell>
          <table:table-cell>
            <text:p>378499905</text:p>
          </table:table-cell>
          <table:table-cell>
            <text:p>714621356</text:p>
          </table:table-cell>
        </table:table-row>
        <table:table-row>
          <table:table-cell>
            <text:p>187710742</text:p>
          </table:table-cell>
          <table:table-cell>
            <text:p>107294680</text:p>
          </table:table-cell>
          <table:table-cell>
            <text:p>377352558</text:p>
          </table:table-cell>
          <table:table-cell>
            <text:p>225372328</text:p>
          </table:table-cell>
          <table:table-cell>
            <text:p>987811100</text:p>
          </table:table-cell>
          <table:table-cell>
            <text:p>581168670</text:p>
          </table:table-cell>
          <table:table-cell>
            <text:p>547270939</text:p>
          </table:table-cell>
        </table:table-row>
        <table:table-row>
          <table:table-cell>
            <text:p>714787173</text:p>
          </table:table-cell>
          <table:table-cell>
            <text:p>181444349</text:p>
          </table:table-cell>
          <table:table-cell>
            <text:p>37947492</text:p>
          </table:table-cell>
          <table:table-cell>
            <text:p>314251128</text:p>
          </table:table-cell>
          <table:table-cell>
            <text:p>710000438</text:p>
          </table:table-cell>
          <table:table-cell>
            <text:p>457923439</text:p>
          </table:table-cell>
          <table:table-cell>
            <text:p>497451804</text:p>
          </table:table-cell>
        </table:table-row>
        <table:table-row>
          <table:table-cell>
            <text:p>41447904</text:p>
          </table:table-cell>
          <table:table-cell>
            <text:p>460005160</text:p>
          </table:table-cell>
          <table:table-cell>
            <text:p>954566633</text:p>
          </table:table-cell>
          <table:table-cell>
            <text:p>647534472</text:p>
          </table:table-cell>
          <table:table-cell>
            <text:p>499044764</text:p>
          </table:table-cell>
          <table:table-cell>
            <text:p>566943277</text:p>
          </table:table-cell>
          <table:table-cell>
            <text:p>193712467</text:p>
          </table:table-cell>
        </table:table-row>
        <table:table-row>
          <table:table-cell>
            <text:p>48636411</text:p>
          </table:table-cell>
          <table:table-cell>
            <text:p>595789289</text:p>
          </table:table-cell>
          <table:table-cell>
            <text:p>555244110</text:p>
          </table:table-cell>
          <table:table-cell>
            <text:p>16184023</text:p>
          </table:table-cell>
          <table:table-cell>
            <text:p>967779272</text:p>
          </table:table-cell>
          <table:table-cell>
            <text:p>450112351</text:p>
          </table:table-cell>
          <table:table-cell>
            <text:p>829201896</text:p>
          </table:table-cell>
        </table:table-row>
        <table:table-row>
          <table:table-cell>
            <text:p>629150411</text:p>
          </table:table-cell>
          <table:table-cell>
            <text:p>503012016</text:p>
          </table:table-cell>
          <table:table-cell>
            <text:p>830213067</text:p>
          </table:table-cell>
          <table:table-cell>
            <text:p>443828416</text:p>
          </table:table-cell>
          <table:table-cell>
            <text:p>191956786</text:p>
          </table:table-cell>
          <table:table-cell>
            <text:p>7166630</text:p>
          </table:table-cell>
          <table:table-cell>
            <text:p>955729579</text:p>
          </table:table-cell>
        </table:table-row>
        <table:table-row>
          <table:table-cell>
            <text:p>414785327</text:p>
          </table:table-cell>
          <table:table-cell>
            <text:p>255346670</text:p>
          </table:table-cell>
          <table:table-cell>
            <text:p>816120329</text:p>
          </table:table-cell>
          <table:table-cell>
            <text:p>300571032</text:p>
          </table:table-cell>
          <table:table-cell>
            <text:p>177718227</text:p>
          </table:table-cell>
          <table:table-cell>
            <text:p>863607091</text:p>
          </table:table-cell>
          <table:table-cell>
            <text:p>49724426</text:p>
          </table:table-cell>
        </table:table-row>
        <table:table-row>
          <table:table-cell>
            <text:p>970819978</text:p>
          </table:table-cell>
          <table:table-cell>
            <text:p>758791490</text:p>
          </table:table-cell>
          <table:table-cell>
            <text:p>506674000</text:p>
          </table:table-cell>
          <table:table-cell>
            <text:p>895637597</text:p>
          </table:table-cell>
          <table:table-cell>
            <text:p>117912752</text:p>
          </table:table-cell>
          <table:table-cell>
            <text:p>416724251</text:p>
          </table:table-cell>
          <table:table-cell>
            <text:p>437828940</text:p>
          </table:table-cell>
        </table:table-row>
        <table:table-row>
          <table:table-cell>
            <text:p>550722582</text:p>
          </table:table-cell>
          <table:table-cell>
            <text:p>708132723</text:p>
          </table:table-cell>
          <table:table-cell>
            <text:p>439427638</text:p>
          </table:table-cell>
          <table:table-cell>
            <text:p>843456676</text:p>
          </table:table-cell>
          <table:table-cell>
            <text:p>293264363</text:p>
          </table:table-cell>
          <table:table-cell>
            <text:p>941211569</text:p>
          </table:table-cell>
          <table:table-cell>
            <text:p>500686633</text:p>
          </table:table-cell>
        </table:table-row>
        <table:table-row>
          <table:table-cell>
            <text:p>523261289</text:p>
          </table:table-cell>
          <table:table-cell>
            <text:p>226806049</text:p>
          </table:table-cell>
          <table:table-cell>
            <text:p>987774617</text:p>
          </table:table-cell>
          <table:table-cell>
            <text:p>541147720</text:p>
          </table:table-cell>
          <table:table-cell>
            <text:p>410583015</text:p>
          </table:table-cell>
          <table:table-cell>
            <text:p>642706161</text:p>
          </table:table-cell>
          <table:table-cell>
            <text:p>846114979</text:p>
          </table:table-cell>
        </table:table-row>
        <table:table-row>
          <table:table-cell>
            <text:p>595105279</text:p>
          </table:table-cell>
          <table:table-cell>
            <text:p>602677392</text:p>
          </table:table-cell>
          <table:table-cell>
            <text:p>23052668</text:p>
          </table:table-cell>
          <table:table-cell>
            <text:p>602266067</text:p>
          </table:table-cell>
          <table:table-cell>
            <text:p>582477411</text:p>
          </table:table-cell>
          <table:table-cell>
            <text:p>804455599</text:p>
          </table:table-cell>
          <table:table-cell>
            <text:p>861203549</text:p>
          </table:table-cell>
        </table:table-row>
        <table:table-row>
          <table:table-cell>
            <text:p>196639602</text:p>
          </table:table-cell>
          <table:table-cell>
            <text:p>722544189</text:p>
          </table:table-cell>
          <table:table-cell>
            <text:p>122400710</text:p>
          </table:table-cell>
          <table:table-cell>
            <text:p>962585778</text:p>
          </table:table-cell>
          <table:table-cell>
            <text:p>697558733</text:p>
          </table:table-cell>
          <table:table-cell>
            <text:p>395664740</text:p>
          </table:table-cell>
          <table:table-cell>
            <text:p>905024411</text:p>
          </table:table-cell>
        </table:table-row>
        <table:table-row>
          <table:table-cell>
            <text:p>384666357</text:p>
          </table:table-cell>
          <table:table-cell>
            <text:p>140432493</text:p>
          </table:table-cell>
          <table:table-cell>
            <text:p>921280256</text:p>
          </table:table-cell>
          <table:table-cell>
            <text:p>246707955</text:p>
          </table:table-cell>
          <table:table-cell>
            <text:p>122838816</text:p>
          </table:table-cell>
          <table:table-cell>
            <text:p>35057291</text:p>
          </table:table-cell>
          <table:table-cell>
            <text:p>214984615</text:p>
          </table:table-cell>
        </table:table-row>
        <table:table-row>
          <table:table-cell>
            <text:p>536568078</text:p>
          </table:table-cell>
          <table:table-cell>
            <text:p>259134832</text:p>
          </table:table-cell>
          <table:table-cell>
            <text:p>150374309</text:p>
          </table:table-cell>
          <table:table-cell>
            <text:p>793566881</text:p>
          </table:table-cell>
          <table:table-cell>
            <text:p>669857128</text:p>
          </table:table-cell>
          <table:table-cell>
            <text:p>52963672</text:p>
          </table:table-cell>
          <table:table-cell>
            <text:p>56398974</text:p>
          </table:table-cell>
        </table:table-row>
        <table:table-row>
          <table:table-cell>
            <text:p>589838572</text:p>
          </table:table-cell>
          <table:table-cell>
            <text:p>117619414</text:p>
          </table:table-cell>
          <table:table-cell>
            <text:p>817341968</text:p>
          </table:table-cell>
          <table:table-cell>
            <text:p>552249475</text:p>
          </table:table-cell>
          <table:table-cell>
            <text:p>950860559</text:p>
          </table:table-cell>
          <table:table-cell>
            <text:p>753319182</text:p>
          </table:table-cell>
          <table:table-cell>
            <text:p>646464819</text:p>
          </table:table-cell>
        </table:table-row>
        <table:table-row>
          <table:table-cell>
            <text:p>177522345</text:p>
          </table:table-cell>
          <table:table-cell>
            <text:p>431331724</text:p>
          </table:table-cell>
          <table:table-cell>
            <text:p>59544537</text:p>
          </table:table-cell>
          <table:table-cell>
            <text:p>171264851</text:p>
          </table:table-cell>
          <table:table-cell>
            <text:p>363955351</text:p>
          </table:table-cell>
          <table:table-cell>
            <text:p>59293507</text:p>
          </table:table-cell>
          <table:table-cell>
            <text:p>709628027</text:p>
          </table:table-cell>
        </table:table-row>
        <table:table-row>
          <table:table-cell>
            <text:p>165448966</text:p>
          </table:table-cell>
          <table:table-cell>
            <text:p>929412668</text:p>
          </table:table-cell>
          <table:table-cell>
            <text:p>909895059</text:p>
          </table:table-cell>
          <table:table-cell>
            <text:p>354039641</text:p>
          </table:table-cell>
          <table:table-cell>
            <text:p>690214206</text:p>
          </table:table-cell>
          <table:table-cell>
            <text:p>325623496</text:p>
          </table:table-cell>
          <table:table-cell>
            <text:p>964850345</text:p>
          </table:table-cell>
        </table:table-row>
        <table:table-row>
          <table:table-cell>
            <text:p>197745114</text:p>
          </table:table-cell>
          <table:table-cell>
            <text:p>847146581</text:p>
          </table:table-cell>
          <table:table-cell>
            <text:p>10195351</text:p>
          </table:table-cell>
          <table:table-cell>
            <text:p>9520381</text:p>
          </table:table-cell>
          <table:table-cell>
            <text:p>303920446</text:p>
          </table:table-cell>
          <table:table-cell>
            <text:p>237583660</text:p>
          </table:table-cell>
          <table:table-cell>
            <text:p>642401171</text:p>
          </table:table-cell>
        </table:table-row>
        <table:table-row>
          <table:table-cell>
            <text:p>749064770</text:p>
          </table:table-cell>
          <table:table-cell>
            <text:p>878511146</text:p>
          </table:table-cell>
          <table:table-cell>
            <text:p>733457315</text:p>
          </table:table-cell>
          <table:table-cell>
            <text:p>646341935</text:p>
          </table:table-cell>
          <table:table-cell>
            <text:p>281877510</text:p>
          </table:table-cell>
          <table:table-cell>
            <text:p>467290714</text:p>
          </table:table-cell>
          <table:table-cell>
            <text:p>630333534</text:p>
          </table:table-cell>
        </table:table-row>
        <table:table-row>
          <table:table-cell>
            <text:p>886855197</text:p>
          </table:table-cell>
          <table:table-cell>
            <text:p>453730603</text:p>
          </table:table-cell>
          <table:table-cell>
            <text:p>252982305</text:p>
          </table:table-cell>
          <table:table-cell>
            <text:p>465792045</text:p>
          </table:table-cell>
          <table:table-cell>
            <text:p>823461161</text:p>
          </table:table-cell>
          <table:table-cell>
            <text:p>69860293</text:p>
          </table:table-cell>
          <table:table-cell>
            <text:p>430817597</text:p>
          </table:table-cell>
        </table:table-row>
        <table:table-row>
          <table:table-cell>
            <text:p>445699430</text:p>
          </table:table-cell>
          <table:table-cell>
            <text:p>93786898</text:p>
          </table:table-cell>
          <table:table-cell>
            <text:p>648169576</text:p>
          </table:table-cell>
          <table:table-cell>
            <text:p>564737298</text:p>
          </table:table-cell>
          <table:table-cell>
            <text:p>475230710</text:p>
          </table:table-cell>
          <table:table-cell>
            <text:p>659873155</text:p>
          </table:table-cell>
          <table:table-cell>
            <text:p>918637541</text:p>
          </table:table-cell>
        </table:table-row>
        <table:table-row>
          <table:table-cell>
            <text:p>677041150</text:p>
          </table:table-cell>
          <table:table-cell>
            <text:p>507660963</text:p>
          </table:table-cell>
          <table:table-cell>
            <text:p>798846852</text:p>
          </table:table-cell>
          <table:table-cell>
            <text:p>685882264</text:p>
          </table:table-cell>
          <table:table-cell>
            <text:p>996290673</text:p>
          </table:table-cell>
          <table:table-cell>
            <text:p>788786185</text:p>
          </table:table-cell>
          <table:table-cell>
            <text:p>648821357</text:p>
          </table:table-cell>
        </table:table-row>
        <table:table-row>
          <table:table-cell>
            <text:p>803273092</text:p>
          </table:table-cell>
          <table:table-cell>
            <text:p>530402918</text:p>
          </table:table-cell>
          <table:table-cell>
            <text:p>890138498</text:p>
          </table:table-cell>
          <table:table-cell>
            <text:p>941388718</text:p>
          </table:table-cell>
          <table:table-cell>
            <text:p>838543766</text:p>
          </table:table-cell>
          <table:table-cell>
            <text:p>702679287</text:p>
          </table:table-cell>
          <table:table-cell>
            <text:p>570703387</text:p>
          </table:table-cell>
        </table:table-row>
        <table:table-row>
          <table:table-cell>
            <text:p>125030493</text:p>
          </table:table-cell>
          <table:table-cell>
            <text:p>687148346</text:p>
          </table:table-cell>
          <table:table-cell>
            <text:p>789867653</text:p>
          </table:table-cell>
          <table:table-cell>
            <text:p>650102059</text:p>
          </table:table-cell>
          <table:table-cell>
            <text:p>169057820</text:p>
          </table:table-cell>
          <table:table-cell>
            <text:p>542978590</text:p>
          </table:table-cell>
          <table:table-cell>
            <text:p>70477553</text:p>
          </table:table-cell>
        </table:table-row>
        <table:table-row>
          <table:table-cell>
            <text:p>468546620</text:p>
          </table:table-cell>
          <table:table-cell>
            <text:p>181197837</text:p>
          </table:table-cell>
          <table:table-cell>
            <text:p>982593792</text:p>
          </table:table-cell>
          <table:table-cell>
            <text:p>730079629</text:p>
          </table:table-cell>
          <table:table-cell>
            <text:p>469085884</text:p>
          </table:table-cell>
          <table:table-cell>
            <text:p>331682272</text:p>
          </table:table-cell>
          <table:table-cell>
            <text:p>273069925</text:p>
          </table:table-cell>
        </table:table-row>
        <table:table-row>
          <table:table-cell>
            <text:p>160602685</text:p>
          </table:table-cell>
          <table:table-cell>
            <text:p>960226261</text:p>
          </table:table-cell>
          <table:table-cell>
            <text:p>217399290</text:p>
          </table:table-cell>
          <table:table-cell>
            <text:p>940111226</text:p>
          </table:table-cell>
          <table:table-cell>
            <text:p>207233805</text:p>
          </table:table-cell>
          <table:table-cell>
            <text:p>258167752</text:p>
          </table:table-cell>
          <table:table-cell>
            <text:p>329177703</text:p>
          </table:table-cell>
        </table:table-row>
        <table:table-row>
          <table:table-cell>
            <text:p>500688773</text:p>
          </table:table-cell>
          <table:table-cell>
            <text:p>449472568</text:p>
          </table:table-cell>
          <table:table-cell>
            <text:p>507761028</text:p>
          </table:table-cell>
          <table:table-cell>
            <text:p>377984446</text:p>
          </table:table-cell>
          <table:table-cell>
            <text:p>656105956</text:p>
          </table:table-cell>
          <table:table-cell>
            <text:p>299642805</text:p>
          </table:table-cell>
          <table:table-cell>
            <text:p>995971380</text:p>
          </table:table-cell>
        </table:table-row>
        <table:table-row>
          <table:table-cell>
            <text:p>945965763</text:p>
          </table:table-cell>
          <table:table-cell>
            <text:p>25062994</text:p>
          </table:table-cell>
          <table:table-cell>
            <text:p>468072416</text:p>
          </table:table-cell>
          <table:table-cell>
            <text:p>109928380</text:p>
          </table:table-cell>
          <table:table-cell>
            <text:p>832673223</text:p>
          </table:table-cell>
          <table:table-cell>
            <text:p>918808355</text:p>
          </table:table-cell>
          <table:table-cell>
            <text:p>593629951</text:p>
          </table:table-cell>
        </table:table-row>
        <table:table-row>
          <table:table-cell>
            <text:p>978912348</text:p>
          </table:table-cell>
          <table:table-cell>
            <text:p>429903555</text:p>
          </table:table-cell>
          <table:table-cell>
            <text:p>311998565</text:p>
          </table:table-cell>
          <table:table-cell>
            <text:p>362125886</text:p>
          </table:table-cell>
          <table:table-cell>
            <text:p>367175602</text:p>
          </table:table-cell>
          <table:table-cell>
            <text:p>643927699</text:p>
          </table:table-cell>
          <table:table-cell>
            <text:p>889135863</text:p>
          </table:table-cell>
        </table:table-row>
        <table:table-row>
          <table:table-cell>
            <text:p>751826474</text:p>
          </table:table-cell>
          <table:table-cell>
            <text:p>640333281</text:p>
          </table:table-cell>
          <table:table-cell>
            <text:p>632448566</text:p>
          </table:table-cell>
          <table:table-cell>
            <text:p>840046615</text:p>
          </table:table-cell>
          <table:table-cell>
            <text:p>126630916</text:p>
          </table:table-cell>
          <table:table-cell>
            <text:p>73765675</text:p>
          </table:table-cell>
          <table:table-cell>
            <text:p>429550393</text:p>
          </table:table-cell>
        </table:table-row>
        <table:table-row>
          <table:table-cell>
            <text:p>781736421</text:p>
          </table:table-cell>
          <table:table-cell>
            <text:p>946254432</text:p>
          </table:table-cell>
          <table:table-cell>
            <text:p>165484374</text:p>
          </table:table-cell>
          <table:table-cell>
            <text:p>899476803</text:p>
          </table:table-cell>
          <table:table-cell>
            <text:p>508216030</text:p>
          </table:table-cell>
          <table:table-cell>
            <text:p>402776247</text:p>
          </table:table-cell>
          <table:table-cell>
            <text:p>251830998</text:p>
          </table:table-cell>
        </table:table-row>
        <table:table-row>
          <table:table-cell>
            <text:p>251312251</text:p>
          </table:table-cell>
          <table:table-cell>
            <text:p>392973369</text:p>
          </table:table-cell>
          <table:table-cell>
            <text:p>899241060</text:p>
          </table:table-cell>
          <table:table-cell>
            <text:p>114996142</text:p>
          </table:table-cell>
          <table:table-cell>
            <text:p>561448219</text:p>
          </table:table-cell>
          <table:table-cell>
            <text:p>739098341</text:p>
          </table:table-cell>
          <table:table-cell>
            <text:p>409367429</text:p>
          </table:table-cell>
        </table:table-row>
        <table:table-row>
          <table:table-cell>
            <text:p>404043467</text:p>
          </table:table-cell>
          <table:table-cell>
            <text:p>25652631</text:p>
          </table:table-cell>
          <table:table-cell>
            <text:p>113860377</text:p>
          </table:table-cell>
          <table:table-cell>
            <text:p>226590969</text:p>
          </table:table-cell>
          <table:table-cell>
            <text:p>255262177</text:p>
          </table:table-cell>
          <table:table-cell>
            <text:p>418695606</text:p>
          </table:table-cell>
          <table:table-cell>
            <text:p>722146959</text:p>
          </table:table-cell>
        </table:table-row>
        <table:table-row>
          <table:table-cell>
            <text:p>464422776</text:p>
          </table:table-cell>
          <table:table-cell>
            <text:p>836689211</text:p>
          </table:table-cell>
          <table:table-cell>
            <text:p>814314966</text:p>
          </table:table-cell>
          <table:table-cell>
            <text:p>578694899</text:p>
          </table:table-cell>
          <table:table-cell>
            <text:p>336995837</text:p>
          </table:table-cell>
          <table:table-cell>
            <text:p>496204950</text:p>
          </table:table-cell>
          <table:table-cell>
            <text:p>671123276</text:p>
          </table:table-cell>
        </table:table-row>
        <table:table-row>
          <table:table-cell>
            <text:p>650128355</text:p>
          </table:table-cell>
          <table:table-cell>
            <text:p>281700012</text:p>
          </table:table-cell>
          <table:table-cell>
            <text:p>607135462</text:p>
          </table:table-cell>
          <table:table-cell>
            <text:p>63399797</text:p>
          </table:table-cell>
          <table:table-cell>
            <text:p>319712051</text:p>
          </table:table-cell>
          <table:table-cell>
            <text:p>782296991</text:p>
          </table:table-cell>
          <table:table-cell>
            <text:p>229054329</text:p>
          </table:table-cell>
        </table:table-row>
        <table:table-row>
          <table:table-cell>
            <text:p>635283059</text:p>
          </table:table-cell>
          <table:table-cell>
            <text:p>67933386</text:p>
          </table:table-cell>
          <table:table-cell>
            <text:p>407859247</text:p>
          </table:table-cell>
          <table:table-cell>
            <text:p>62232387</text:p>
          </table:table-cell>
          <table:table-cell>
            <text:p>351051386</text:p>
          </table:table-cell>
          <table:table-cell>
            <text:p>298884478</text:p>
          </table:table-cell>
          <table:table-cell>
            <text:p>377835668</text:p>
          </table:table-cell>
        </table:table-row>
        <table:table-row>
          <table:table-cell>
            <text:p>242235642</text:p>
          </table:table-cell>
          <table:table-cell>
            <text:p>333733704</text:p>
          </table:table-cell>
          <table:table-cell>
            <text:p>960120644</text:p>
          </table:table-cell>
          <table:table-cell>
            <text:p>381296114</text:p>
          </table:table-cell>
          <table:table-cell>
            <text:p>99690682</text:p>
          </table:table-cell>
          <table:table-cell>
            <text:p>883405644</text:p>
          </table:table-cell>
          <table:table-cell>
            <text:p>955681963</text:p>
          </table:table-cell>
        </table:table-row>
        <table:table-row>
          <table:table-cell>
            <text:p>874478640</text:p>
          </table:table-cell>
          <table:table-cell>
            <text:p>812358326</text:p>
          </table:table-cell>
          <table:table-cell>
            <text:p>501745005</text:p>
          </table:table-cell>
          <table:table-cell>
            <text:p>599576851</text:p>
          </table:table-cell>
          <table:table-cell>
            <text:p>734853016</text:p>
          </table:table-cell>
          <table:table-cell>
            <text:p>181894464</text:p>
          </table:table-cell>
          <table:table-cell>
            <text:p>768835366</text:p>
          </table:table-cell>
        </table:table-row>
        <table:table-row>
          <table:table-cell>
            <text:p>781189667</text:p>
          </table:table-cell>
          <table:table-cell>
            <text:p>752106195</text:p>
          </table:table-cell>
          <table:table-cell>
            <text:p>836468038</text:p>
          </table:table-cell>
          <table:table-cell>
            <text:p>346508657</text:p>
          </table:table-cell>
          <table:table-cell>
            <text:p>23769424</text:p>
          </table:table-cell>
          <table:table-cell>
            <text:p>111496553</text:p>
          </table:table-cell>
          <table:table-cell>
            <text:p>969400735</text:p>
          </table:table-cell>
        </table:table-row>
        <table:table-row>
          <table:table-cell>
            <text:p>835130711</text:p>
          </table:table-cell>
          <table:table-cell>
            <text:p>667768724</text:p>
          </table:table-cell>
          <table:table-cell>
            <text:p>396596128</text:p>
          </table:table-cell>
          <table:table-cell>
            <text:p>805889157</text:p>
          </table:table-cell>
          <table:table-cell>
            <text:p>541660268</text:p>
          </table:table-cell>
          <table:table-cell>
            <text:p>14251</text:p>
          </table:table-cell>
          <table:table-cell>
            <text:p>738344858</text:p>
          </table:table-cell>
        </table:table-row>
        <table:table-row>
          <table:table-cell>
            <text:p>645275595</text:p>
          </table:table-cell>
          <table:table-cell>
            <text:p>542439001</text:p>
          </table:table-cell>
          <table:table-cell>
            <text:p>33439856</text:p>
          </table:table-cell>
          <table:table-cell>
            <text:p>183685103</text:p>
          </table:table-cell>
          <table:table-cell>
            <text:p>465372678</text:p>
          </table:table-cell>
          <table:table-cell>
            <text:p>520726454</text:p>
          </table:table-cell>
          <table:table-cell>
            <text:p>9544349</text:p>
          </table:table-cell>
        </table:table-row>
        <table:table-row>
          <table:table-cell>
            <text:p>577164088</text:p>
          </table:table-cell>
          <table:table-cell>
            <text:p>413636045</text:p>
          </table:table-cell>
          <table:table-cell>
            <text:p>918983577</text:p>
          </table:table-cell>
          <table:table-cell>
            <text:p>198089851</text:p>
          </table:table-cell>
          <table:table-cell>
            <text:p>63665328</text:p>
          </table:table-cell>
          <table:table-cell>
            <text:p>966025627</text:p>
          </table:table-cell>
          <table:table-cell>
            <text:p>909665710</text:p>
          </table:table-cell>
        </table:table-row>
        <table:table-row>
          <table:table-cell>
            <text:p>963210400</text:p>
          </table:table-cell>
          <table:table-cell>
            <text:p>585843728</text:p>
          </table:table-cell>
          <table:table-cell>
            <text:p>823377770</text:p>
          </table:table-cell>
          <table:table-cell>
            <text:p>929899705</text:p>
          </table:table-cell>
          <table:table-cell>
            <text:p>306986141</text:p>
          </table:table-cell>
          <table:table-cell>
            <text:p>523877052</text:p>
          </table:table-cell>
          <table:table-cell>
            <text:p>168691664</text:p>
          </table:table-cell>
        </table:table-row>
        <table:table-row>
          <table:table-cell>
            <text:p>6046487</text:p>
          </table:table-cell>
          <table:table-cell>
            <text:p>49095425</text:p>
          </table:table-cell>
          <table:table-cell>
            <text:p>635220165</text:p>
          </table:table-cell>
          <table:table-cell>
            <text:p>869567177</text:p>
          </table:table-cell>
          <table:table-cell>
            <text:p>859058488</text:p>
          </table:table-cell>
          <table:table-cell>
            <text:p>255975510</text:p>
          </table:table-cell>
          <table:table-cell>
            <text:p>394261512</text:p>
          </table:table-cell>
        </table:table-row>
        <table:table-row>
          <table:table-cell>
            <text:p>202780827</text:p>
          </table:table-cell>
          <table:table-cell>
            <text:p>489250399</text:p>
          </table:table-cell>
          <table:table-cell>
            <text:p>397421337</text:p>
          </table:table-cell>
          <table:table-cell>
            <text:p>948831508</text:p>
          </table:table-cell>
          <table:table-cell>
            <text:p>66061938</text:p>
          </table:table-cell>
          <table:table-cell>
            <text:p>683282152</text:p>
          </table:table-cell>
          <table:table-cell>
            <text:p>314182746</text:p>
          </table:table-cell>
        </table:table-row>
        <table:table-row>
          <table:table-cell>
            <text:p>262107603</text:p>
          </table:table-cell>
          <table:table-cell>
            <text:p>559791010</text:p>
          </table:table-cell>
          <table:table-cell>
            <text:p>710987131</text:p>
          </table:table-cell>
          <table:table-cell>
            <text:p>115309314</text:p>
          </table:table-cell>
          <table:table-cell>
            <text:p>614262404</text:p>
          </table:table-cell>
          <table:table-cell>
            <text:p>27145353</text:p>
          </table:table-cell>
          <table:table-cell>
            <text:p>86736955</text:p>
          </table:table-cell>
        </table:table-row>
        <table:table-row>
          <table:table-cell>
            <text:p>466196254</text:p>
          </table:table-cell>
          <table:table-cell>
            <text:p>666156046</text:p>
          </table:table-cell>
          <table:table-cell>
            <text:p>371026908</text:p>
          </table:table-cell>
          <table:table-cell>
            <text:p>160459416</text:p>
          </table:table-cell>
          <table:table-cell>
            <text:p>900900307</text:p>
          </table:table-cell>
          <table:table-cell>
            <text:p>961401484</text:p>
          </table:table-cell>
          <table:table-cell>
            <text:p>28716693</text:p>
          </table:table-cell>
        </table:table-row>
        <table:table-row>
          <table:table-cell>
            <text:p>710224742</text:p>
          </table:table-cell>
          <table:table-cell>
            <text:p>398409214</text:p>
          </table:table-cell>
          <table:table-cell>
            <text:p>806867345</text:p>
          </table:table-cell>
          <table:table-cell>
            <text:p>503061359</text:p>
          </table:table-cell>
          <table:table-cell>
            <text:p>619859941</text:p>
          </table:table-cell>
          <table:table-cell>
            <text:p>969275808</text:p>
          </table:table-cell>
          <table:table-cell>
            <text:p>641822981</text:p>
          </table:table-cell>
        </table:table-row>
        <table:table-row>
          <table:table-cell>
            <text:p>273343772</text:p>
          </table:table-cell>
          <table:table-cell>
            <text:p>347528051</text:p>
          </table:table-cell>
          <table:table-cell>
            <text:p>852437365</text:p>
          </table:table-cell>
          <table:table-cell>
            <text:p>789315190</text:p>
          </table:table-cell>
          <table:table-cell>
            <text:p>219456149</text:p>
          </table:table-cell>
          <table:table-cell>
            <text:p>445061398</text:p>
          </table:table-cell>
          <table:table-cell>
            <text:p>418092474</text:p>
          </table:table-cell>
        </table:table-row>
        <table:table-row>
          <table:table-cell>
            <text:p>920538210</text:p>
          </table:table-cell>
          <table:table-cell>
            <text:p>906962523</text:p>
          </table:table-cell>
          <table:table-cell>
            <text:p>719999839</text:p>
          </table:table-cell>
          <table:table-cell>
            <text:p>279584518</text:p>
          </table:table-cell>
          <table:table-cell>
            <text:p>389271606</text:p>
          </table:table-cell>
          <table:table-cell>
            <text:p>368333756</text:p>
          </table:table-cell>
          <table:table-cell>
            <text:p>924868174</text:p>
          </table:table-cell>
        </table:table-row>
        <table:table-row>
          <table:table-cell>
            <text:p>883930298</text:p>
          </table:table-cell>
          <table:table-cell>
            <text:p>679644419</text:p>
          </table:table-cell>
          <table:table-cell>
            <text:p>748780977</text:p>
          </table:table-cell>
          <table:table-cell>
            <text:p>576134683</text:p>
          </table:table-cell>
          <table:table-cell>
            <text:p>457525353</text:p>
          </table:table-cell>
          <table:table-cell>
            <text:p>803715321</text:p>
          </table:table-cell>
          <table:table-cell>
            <text:p>500861648</text:p>
          </table:table-cell>
        </table:table-row>
        <table:table-row>
          <table:table-cell>
            <text:p>300512035</text:p>
          </table:table-cell>
          <table:table-cell>
            <text:p>799709391</text:p>
          </table:table-cell>
          <table:table-cell>
            <text:p>953025940</text:p>
          </table:table-cell>
          <table:table-cell>
            <text:p>831939113</text:p>
          </table:table-cell>
          <table:table-cell>
            <text:p>773074137</text:p>
          </table:table-cell>
          <table:table-cell>
            <text:p>772615721</text:p>
          </table:table-cell>
          <table:table-cell>
            <text:p>269496551</text:p>
          </table:table-cell>
        </table:table-row>
        <table:table-row>
          <table:table-cell>
            <text:p>993736756</text:p>
          </table:table-cell>
          <table:table-cell>
            <text:p>31140642</text:p>
          </table:table-cell>
          <table:table-cell>
            <text:p>442498815</text:p>
          </table:table-cell>
          <table:table-cell>
            <text:p>166543693</text:p>
          </table:table-cell>
          <table:table-cell>
            <text:p>553481932</text:p>
          </table:table-cell>
          <table:table-cell>
            <text:p>610471245</text:p>
          </table:table-cell>
          <table:table-cell>
            <text:p>214579708</text:p>
          </table:table-cell>
        </table:table-row>
        <table:table-row>
          <table:table-cell>
            <text:p>951530022</text:p>
          </table:table-cell>
          <table:table-cell>
            <text:p>352267607</text:p>
          </table:table-cell>
          <table:table-cell>
            <text:p>797309194</text:p>
          </table:table-cell>
          <table:table-cell>
            <text:p>455886409</text:p>
          </table:table-cell>
          <table:table-cell>
            <text:p>725921124</text:p>
          </table:table-cell>
          <table:table-cell>
            <text:p>438089315</text:p>
          </table:table-cell>
          <table:table-cell>
            <text:p>832814877</text:p>
          </table:table-cell>
        </table:table-row>
        <table:table-row>
          <table:table-cell>
            <text:p>585591488</text:p>
          </table:table-cell>
          <table:table-cell>
            <text:p>253128800</text:p>
          </table:table-cell>
          <table:table-cell>
            <text:p>635347422</text:p>
          </table:table-cell>
          <table:table-cell>
            <text:p>397402170</text:p>
          </table:table-cell>
          <table:table-cell>
            <text:p>705031938</text:p>
          </table:table-cell>
          <table:table-cell>
            <text:p>319879423</text:p>
          </table:table-cell>
          <table:table-cell>
            <text:p>351099573</text:p>
          </table:table-cell>
        </table:table-row>
        <table:table-row>
          <table:table-cell>
            <text:p>864298548</text:p>
          </table:table-cell>
          <table:table-cell>
            <text:p>75741621</text:p>
          </table:table-cell>
          <table:table-cell>
            <text:p>656100243</text:p>
          </table:table-cell>
          <table:table-cell>
            <text:p>714546983</text:p>
          </table:table-cell>
          <table:table-cell>
            <text:p>301525059</text:p>
          </table:table-cell>
          <table:table-cell>
            <text:p>850895774</text:p>
          </table:table-cell>
          <table:table-cell>
            <text:p>674474776</text:p>
          </table:table-cell>
        </table:table-row>
        <table:table-row>
          <table:table-cell>
            <text:p>96025079</text:p>
          </table:table-cell>
          <table:table-cell>
            <text:p>432270290</text:p>
          </table:table-cell>
          <table:table-cell>
            <text:p>567220874</text:p>
          </table:table-cell>
          <table:table-cell>
            <text:p>912665617</text:p>
          </table:table-cell>
          <table:table-cell>
            <text:p>153330550</text:p>
          </table:table-cell>
          <table:table-cell>
            <text:p>9811304</text:p>
          </table:table-cell>
          <table:table-cell>
            <text:p>502246242</text:p>
          </table:table-cell>
        </table:table-row>
        <table:table-row>
          <table:table-cell>
            <text:p>915460532</text:p>
          </table:table-cell>
          <table:table-cell>
            <text:p>551569509</text:p>
          </table:table-cell>
          <table:table-cell>
            <text:p>958236510</text:p>
          </table:table-cell>
          <table:table-cell>
            <text:p>494871351</text:p>
          </table:table-cell>
          <table:table-cell>
            <text:p>163488646</text:p>
          </table:table-cell>
          <table:table-cell>
            <text:p>60450089</text:p>
          </table:table-cell>
          <table:table-cell>
            <text:p>750707633</text:p>
          </table:table-cell>
        </table:table-row>
        <table:table-row>
          <table:table-cell>
            <text:p>654337294</text:p>
          </table:table-cell>
          <table:table-cell>
            <text:p>537835674</text:p>
          </table:table-cell>
          <table:table-cell>
            <text:p>839736842</text:p>
          </table:table-cell>
          <table:table-cell>
            <text:p>953509706</text:p>
          </table:table-cell>
          <table:table-cell>
            <text:p>235899205</text:p>
          </table:table-cell>
          <table:table-cell>
            <text:p>821879636</text:p>
          </table:table-cell>
          <table:table-cell>
            <text:p>590015550</text:p>
          </table:table-cell>
        </table:table-row>
        <table:table-row>
          <table:table-cell>
            <text:p>485940254</text:p>
          </table:table-cell>
          <table:table-cell>
            <text:p>74579969</text:p>
          </table:table-cell>
          <table:table-cell>
            <text:p>371124771</text:p>
          </table:table-cell>
          <table:table-cell>
            <text:p>839408009</text:p>
          </table:table-cell>
          <table:table-cell>
            <text:p>899505544</text:p>
          </table:table-cell>
          <table:table-cell>
            <text:p>409270014</text:p>
          </table:table-cell>
          <table:table-cell>
            <text:p>865420753</text:p>
          </table:table-cell>
        </table:table-row>
        <table:table-row>
          <table:table-cell>
            <text:p>376864399</text:p>
          </table:table-cell>
          <table:table-cell>
            <text:p>589840520</text:p>
          </table:table-cell>
          <table:table-cell>
            <text:p>192747690</text:p>
          </table:table-cell>
          <table:table-cell>
            <text:p>843448121</text:p>
          </table:table-cell>
          <table:table-cell>
            <text:p>169863836</text:p>
          </table:table-cell>
          <table:table-cell>
            <text:p>92853283</text:p>
          </table:table-cell>
          <table:table-cell>
            <text:p>939823102</text:p>
          </table:table-cell>
        </table:table-row>
        <table:table-row>
          <table:table-cell>
            <text:p>803763030</text:p>
          </table:table-cell>
          <table:table-cell>
            <text:p>968490822</text:p>
          </table:table-cell>
          <table:table-cell>
            <text:p>486000969</text:p>
          </table:table-cell>
          <table:table-cell>
            <text:p>23271854</text:p>
          </table:table-cell>
          <table:table-cell>
            <text:p>865553629</text:p>
          </table:table-cell>
          <table:table-cell>
            <text:p>954972963</text:p>
          </table:table-cell>
          <table:table-cell>
            <text:p>45161004</text:p>
          </table:table-cell>
        </table:table-row>
        <table:table-row>
          <table:table-cell>
            <text:p>548361827</text:p>
          </table:table-cell>
          <table:table-cell>
            <text:p>185994585</text:p>
          </table:table-cell>
          <table:table-cell>
            <text:p>46109715</text:p>
          </table:table-cell>
          <table:table-cell>
            <text:p>112794083</text:p>
          </table:table-cell>
          <table:table-cell>
            <text:p>346684630</text:p>
          </table:table-cell>
          <table:table-cell>
            <text:p>743342694</text:p>
          </table:table-cell>
          <table:table-cell>
            <text:p>251800978</text:p>
          </table:table-cell>
        </table:table-row>
        <table:table-row>
          <table:table-cell>
            <text:p>74102517</text:p>
          </table:table-cell>
          <table:table-cell>
            <text:p>388100898</text:p>
          </table:table-cell>
          <table:table-cell>
            <text:p>378893856</text:p>
          </table:table-cell>
          <table:table-cell>
            <text:p>393369745</text:p>
          </table:table-cell>
          <table:table-cell>
            <text:p>849974938</text:p>
          </table:table-cell>
          <table:table-cell>
            <text:p>4717347</text:p>
          </table:table-cell>
          <table:table-cell>
            <text:p>974636711</text:p>
          </table:table-cell>
        </table:table-row>
        <table:table-row>
          <table:table-cell>
            <text:p>189331188</text:p>
          </table:table-cell>
          <table:table-cell>
            <text:p>207142389</text:p>
          </table:table-cell>
          <table:table-cell>
            <text:p>523458617</text:p>
          </table:table-cell>
          <table:table-cell>
            <text:p>698118432</text:p>
          </table:table-cell>
          <table:table-cell>
            <text:p>728249486</text:p>
          </table:table-cell>
          <table:table-cell>
            <text:p>585207538</text:p>
          </table:table-cell>
          <table:table-cell>
            <text:p>920384205</text:p>
          </table:table-cell>
        </table:table-row>
        <table:table-row>
          <table:table-cell>
            <text:p>395040191</text:p>
          </table:table-cell>
          <table:table-cell>
            <text:p>901712828</text:p>
          </table:table-cell>
          <table:table-cell>
            <text:p>364362832</text:p>
          </table:table-cell>
          <table:table-cell>
            <text:p>77867174</text:p>
          </table:table-cell>
          <table:table-cell>
            <text:p>682790767</text:p>
          </table:table-cell>
          <table:table-cell>
            <text:p>425815745</text:p>
          </table:table-cell>
          <table:table-cell>
            <text:p>333639734</text:p>
          </table:table-cell>
        </table:table-row>
        <table:table-row>
          <table:table-cell>
            <text:p>40725729</text:p>
          </table:table-cell>
          <table:table-cell>
            <text:p>463824930</text:p>
          </table:table-cell>
          <table:table-cell>
            <text:p>831942974</text:p>
          </table:table-cell>
          <table:table-cell>
            <text:p>239218995</text:p>
          </table:table-cell>
          <table:table-cell>
            <text:p>266901846</text:p>
          </table:table-cell>
          <table:table-cell>
            <text:p>612740515</text:p>
          </table:table-cell>
          <table:table-cell>
            <text:p>911184892</text:p>
          </table:table-cell>
        </table:table-row>
        <table:table-row>
          <table:table-cell>
            <text:p>651995065</text:p>
          </table:table-cell>
          <table:table-cell>
            <text:p>441264468</text:p>
          </table:table-cell>
          <table:table-cell>
            <text:p>631408276</text:p>
          </table:table-cell>
          <table:table-cell>
            <text:p>222797922</text:p>
          </table:table-cell>
          <table:table-cell>
            <text:p>430435235</text:p>
          </table:table-cell>
          <table:table-cell>
            <text:p>662564563</text:p>
          </table:table-cell>
          <table:table-cell>
            <text:p>322090106</text:p>
          </table:table-cell>
        </table:table-row>
        <table:table-row>
          <table:table-cell>
            <text:p>173686449</text:p>
          </table:table-cell>
          <table:table-cell>
            <text:p>908194483</text:p>
          </table:table-cell>
          <table:table-cell>
            <text:p>710533590</text:p>
          </table:table-cell>
          <table:table-cell>
            <text:p>214704244</text:p>
          </table:table-cell>
          <table:table-cell>
            <text:p>254375820</text:p>
          </table:table-cell>
          <table:table-cell>
            <text:p>345993985</text:p>
          </table:table-cell>
          <table:table-cell>
            <text:p>699998900</text:p>
          </table:table-cell>
        </table:table-row>
        <table:table-row>
          <table:table-cell>
            <text:p>262101096</text:p>
          </table:table-cell>
          <table:table-cell>
            <text:p>440408390</text:p>
          </table:table-cell>
          <table:table-cell>
            <text:p>89560728</text:p>
          </table:table-cell>
          <table:table-cell>
            <text:p>995136106</text:p>
          </table:table-cell>
          <table:table-cell>
            <text:p>280360887</text:p>
          </table:table-cell>
          <table:table-cell>
            <text:p>196676154</text:p>
          </table:table-cell>
          <table:table-cell>
            <text:p>539610832</text:p>
          </table:table-cell>
        </table:table-row>
        <table:table-row>
          <table:table-cell>
            <text:p>608995409</text:p>
          </table:table-cell>
          <table:table-cell>
            <text:p>485634920</text:p>
          </table:table-cell>
          <table:table-cell>
            <text:p>347799979</text:p>
          </table:table-cell>
          <table:table-cell>
            <text:p>455318759</text:p>
          </table:table-cell>
          <table:table-cell>
            <text:p>190524345</text:p>
          </table:table-cell>
          <table:table-cell>
            <text:p>338516599</text:p>
          </table:table-cell>
          <table:table-cell>
            <text:p>384379107</text:p>
          </table:table-cell>
        </table:table-row>
        <table:table-row>
          <table:table-cell>
            <text:p>756181478</text:p>
          </table:table-cell>
          <table:table-cell>
            <text:p>975225224</text:p>
          </table:table-cell>
          <table:table-cell>
            <text:p>75826844</text:p>
          </table:table-cell>
          <table:table-cell>
            <text:p>369118890</text:p>
          </table:table-cell>
          <table:table-cell>
            <text:p>803133472</text:p>
          </table:table-cell>
          <table:table-cell>
            <text:p>761628291</text:p>
          </table:table-cell>
          <table:table-cell>
            <text:p>843677256</text:p>
          </table:table-cell>
        </table:table-row>
        <table:table-row>
          <table:table-cell>
            <text:p>290905977</text:p>
          </table:table-cell>
          <table:table-cell>
            <text:p>491254911</text:p>
          </table:table-cell>
          <table:table-cell>
            <text:p>893294196</text:p>
          </table:table-cell>
          <table:table-cell>
            <text:p>509732954</text:p>
          </table:table-cell>
          <table:table-cell>
            <text:p>933959607</text:p>
          </table:table-cell>
          <table:table-cell>
            <text:p>637154722</text:p>
          </table:table-cell>
          <table:table-cell>
            <text:p>875338253</text:p>
          </table:table-cell>
        </table:table-row>
        <table:table-row>
          <table:table-cell>
            <text:p>453977699</text:p>
          </table:table-cell>
          <table:table-cell>
            <text:p>107514409</text:p>
          </table:table-cell>
          <table:table-cell>
            <text:p>774077933</text:p>
          </table:table-cell>
          <table:table-cell>
            <text:p>42482153</text:p>
          </table:table-cell>
          <table:table-cell>
            <text:p>901448053</text:p>
          </table:table-cell>
          <table:table-cell>
            <text:p>161784015</text:p>
          </table:table-cell>
          <table:table-cell>
            <text:p>481386709</text:p>
          </table:table-cell>
        </table:table-row>
        <table:table-row>
          <table:table-cell>
            <text:p>336470706</text:p>
          </table:table-cell>
          <table:table-cell>
            <text:p>980684979</text:p>
          </table:table-cell>
          <table:table-cell>
            <text:p>496383901</text:p>
          </table:table-cell>
          <table:table-cell>
            <text:p>937432259</text:p>
          </table:table-cell>
          <table:table-cell>
            <text:p>295715557</text:p>
          </table:table-cell>
          <table:table-cell>
            <text:p>985188049</text:p>
          </table:table-cell>
          <table:table-cell>
            <text:p>840759806</text:p>
          </table:table-cell>
        </table:table-row>
        <table:table-row>
          <table:table-cell>
            <text:p>699424133</text:p>
          </table:table-cell>
          <table:table-cell>
            <text:p>836689728</text:p>
          </table:table-cell>
          <table:table-cell>
            <text:p>68175111</text:p>
          </table:table-cell>
          <table:table-cell>
            <text:p>993440567</text:p>
          </table:table-cell>
          <table:table-cell>
            <text:p>566652440</text:p>
          </table:table-cell>
          <table:table-cell>
            <text:p>127334072</text:p>
          </table:table-cell>
          <table:table-cell>
            <text:p>112492371</text:p>
          </table:table-cell>
        </table:table-row>
        <table:table-row>
          <table:table-cell>
            <text:p>299418035</text:p>
          </table:table-cell>
          <table:table-cell>
            <text:p>114876276</text:p>
          </table:table-cell>
          <table:table-cell>
            <text:p>165778667</text:p>
          </table:table-cell>
          <table:table-cell>
            <text:p>141664845</text:p>
          </table:table-cell>
          <table:table-cell>
            <text:p>855495505</text:p>
          </table:table-cell>
          <table:table-cell>
            <text:p>349727869</text:p>
          </table:table-cell>
          <table:table-cell>
            <text:p>103954812</text:p>
          </table:table-cell>
        </table:table-row>
        <table:table-row>
          <table:table-cell>
            <text:p>439729268</text:p>
          </table:table-cell>
          <table:table-cell>
            <text:p>717820044</text:p>
          </table:table-cell>
          <table:table-cell>
            <text:p>764300383</text:p>
          </table:table-cell>
          <table:table-cell>
            <text:p>1383094</text:p>
          </table:table-cell>
          <table:table-cell>
            <text:p>171776016</text:p>
          </table:table-cell>
          <table:table-cell>
            <text:p>352976226</text:p>
          </table:table-cell>
          <table:table-cell>
            <text:p>57845043</text:p>
          </table:table-cell>
        </table:table-row>
        <table:table-row>
          <table:table-cell>
            <text:p>897451066</text:p>
          </table:table-cell>
          <table:table-cell>
            <text:p>300392036</text:p>
          </table:table-cell>
          <table:table-cell>
            <text:p>73488578</text:p>
          </table:table-cell>
          <table:table-cell>
            <text:p>21788540</text:p>
          </table:table-cell>
          <table:table-cell>
            <text:p>386474280</text:p>
          </table:table-cell>
          <table:table-cell>
            <text:p>553898507</text:p>
          </table:table-cell>
          <table:table-cell>
            <text:p>64891070</text:p>
          </table:table-cell>
        </table:table-row>
        <table:table-row>
          <table:table-cell>
            <text:p>889178794</text:p>
          </table:table-cell>
          <table:table-cell>
            <text:p>391859789</text:p>
          </table:table-cell>
          <table:table-cell>
            <text:p>2335786</text:p>
          </table:table-cell>
          <table:table-cell>
            <text:p>920361182</text:p>
          </table:table-cell>
          <table:table-cell>
            <text:p>850653907</text:p>
          </table:table-cell>
          <table:table-cell>
            <text:p>232938066</text:p>
          </table:table-cell>
          <table:table-cell>
            <text:p>571197058</text:p>
          </table:table-cell>
        </table:table-row>
        <table:table-row>
          <table:table-cell>
            <text:p>554784944</text:p>
          </table:table-cell>
          <table:table-cell>
            <text:p>96732581</text:p>
          </table:table-cell>
          <table:table-cell>
            <text:p>276199785</text:p>
          </table:table-cell>
          <table:table-cell>
            <text:p>494559713</text:p>
          </table:table-cell>
          <table:table-cell>
            <text:p>559328888</text:p>
          </table:table-cell>
          <table:table-cell>
            <text:p>942077482</text:p>
          </table:table-cell>
          <table:table-cell>
            <text:p>611280961</text:p>
          </table:table-cell>
        </table:table-row>
        <table:table-row>
          <table:table-cell>
            <text:p>694728820</text:p>
          </table:table-cell>
          <table:table-cell>
            <text:p>673140303</text:p>
          </table:table-cell>
          <table:table-cell>
            <text:p>59437999</text:p>
          </table:table-cell>
          <table:table-cell>
            <text:p>921634899</text:p>
          </table:table-cell>
          <table:table-cell>
            <text:p>912276965</text:p>
          </table:table-cell>
          <table:table-cell>
            <text:p>854644277</text:p>
          </table:table-cell>
          <table:table-cell>
            <text:p>11145705</text:p>
          </table:table-cell>
        </table:table-row>
        <table:table-row>
          <table:table-cell>
            <text:p>918705726</text:p>
          </table:table-cell>
          <table:table-cell>
            <text:p>978948665</text:p>
          </table:table-cell>
          <table:table-cell>
            <text:p>311554554</text:p>
          </table:table-cell>
          <table:table-cell>
            <text:p>489599408</text:p>
          </table:table-cell>
          <table:table-cell>
            <text:p>36550998</text:p>
          </table:table-cell>
          <table:table-cell>
            <text:p>335430629</text:p>
          </table:table-cell>
          <table:table-cell>
            <text:p>34279091</text:p>
          </table:table-cell>
        </table:table-row>
        <table:table-row>
          <table:table-cell>
            <text:p>874806383</text:p>
          </table:table-cell>
          <table:table-cell>
            <text:p>805887330</text:p>
          </table:table-cell>
          <table:table-cell>
            <text:p>280289307</text:p>
          </table:table-cell>
          <table:table-cell>
            <text:p>619001042</text:p>
          </table:table-cell>
          <table:table-cell>
            <text:p>425004948</text:p>
          </table:table-cell>
          <table:table-cell>
            <text:p>286266241</text:p>
          </table:table-cell>
          <table:table-cell>
            <text:p>253872014</text:p>
          </table:table-cell>
        </table:table-row>
        <table:table-row>
          <table:table-cell>
            <text:p>385085464</text:p>
          </table:table-cell>
          <table:table-cell>
            <text:p>702659213</text:p>
          </table:table-cell>
          <table:table-cell>
            <text:p>526032475</text:p>
          </table:table-cell>
          <table:table-cell>
            <text:p>404379925</text:p>
          </table:table-cell>
          <table:table-cell>
            <text:p>165654837</text:p>
          </table:table-cell>
          <table:table-cell>
            <text:p>718459515</text:p>
          </table:table-cell>
          <table:table-cell>
            <text:p>458724763</text:p>
          </table:table-cell>
        </table:table-row>
        <table:table-row>
          <table:table-cell>
            <text:p>497071231</text:p>
          </table:table-cell>
          <table:table-cell>
            <text:p>823000656</text:p>
          </table:table-cell>
          <table:table-cell>
            <text:p>981466045</text:p>
          </table:table-cell>
          <table:table-cell>
            <text:p>39274710</text:p>
          </table:table-cell>
          <table:table-cell>
            <text:p>799211700</text:p>
          </table:table-cell>
          <table:table-cell>
            <text:p>355403655</text:p>
          </table:table-cell>
          <table:table-cell>
            <text:p>309891499</text:p>
          </table:table-cell>
        </table:table-row>
        <table:table-row>
          <table:table-cell>
            <text:p>355419555</text:p>
          </table:table-cell>
          <table:table-cell>
            <text:p>935142029</text:p>
          </table:table-cell>
          <table:table-cell>
            <text:p>24807355</text:p>
          </table:table-cell>
          <table:table-cell>
            <text:p>504168666</text:p>
          </table:table-cell>
          <table:table-cell>
            <text:p>182078620</text:p>
          </table:table-cell>
          <table:table-cell>
            <text:p>983807187</text:p>
          </table:table-cell>
          <table:table-cell>
            <text:p>51227773</text:p>
          </table:table-cell>
        </table:table-row>
        <table:table-row>
          <table:table-cell>
            <text:p>825884512</text:p>
          </table:table-cell>
          <table:table-cell>
            <text:p>270873143</text:p>
          </table:table-cell>
          <table:table-cell>
            <text:p>143603017</text:p>
          </table:table-cell>
          <table:table-cell>
            <text:p>54410850</text:p>
          </table:table-cell>
          <table:table-cell>
            <text:p>140816129</text:p>
          </table:table-cell>
          <table:table-cell>
            <text:p>724008082</text:p>
          </table:table-cell>
          <table:table-cell>
            <text:p>198460874</text:p>
          </table:table-cell>
        </table:table-row>
        <table:table-row>
          <table:table-cell>
            <text:p>558566461</text:p>
          </table:table-cell>
          <table:table-cell>
            <text:p>454248685</text:p>
          </table:table-cell>
          <table:table-cell>
            <text:p>62539144</text:p>
          </table:table-cell>
          <table:table-cell>
            <text:p>12027081</text:p>
          </table:table-cell>
          <table:table-cell>
            <text:p>482114048</text:p>
          </table:table-cell>
          <table:table-cell>
            <text:p>180253838</text:p>
          </table:table-cell>
          <table:table-cell>
            <text:p>877412718</text:p>
          </table:table-cell>
        </table:table-row>
        <table:table-row>
          <table:table-cell>
            <text:p>888241250</text:p>
          </table:table-cell>
          <table:table-cell>
            <text:p>780339873</text:p>
          </table:table-cell>
          <table:table-cell>
            <text:p>370376845</text:p>
          </table:table-cell>
          <table:table-cell>
            <text:p>536053285</text:p>
          </table:table-cell>
          <table:table-cell>
            <text:p>959323087</text:p>
          </table:table-cell>
          <table:table-cell>
            <text:p>840998327</text:p>
          </table:table-cell>
          <table:table-cell>
            <text:p>609706277</text:p>
          </table:table-cell>
        </table:table-row>
        <table:table-row>
          <table:table-cell>
            <text:p>545106604</text:p>
          </table:table-cell>
          <table:table-cell>
            <text:p>898204872</text:p>
          </table:table-cell>
          <table:table-cell>
            <text:p>159120118</text:p>
          </table:table-cell>
          <table:table-cell>
            <text:p>841319291</text:p>
          </table:table-cell>
          <table:table-cell>
            <text:p>948905262</text:p>
          </table:table-cell>
          <table:table-cell>
            <text:p>83673528</text:p>
          </table:table-cell>
          <table:table-cell>
            <text:p>902959244</text:p>
          </table:table-cell>
        </table:table-row>
        <table:table-row>
          <table:table-cell>
            <text:p>357632716</text:p>
          </table:table-cell>
          <table:table-cell>
            <text:p>152341001</text:p>
          </table:table-cell>
          <table:table-cell>
            <text:p>367361874</text:p>
          </table:table-cell>
          <table:table-cell>
            <text:p>741371965</text:p>
          </table:table-cell>
          <table:table-cell>
            <text:p>353125588</text:p>
          </table:table-cell>
          <table:table-cell>
            <text:p>839300574</text:p>
          </table:table-cell>
          <table:table-cell>
            <text:p>29781938</text:p>
          </table:table-cell>
        </table:table-row>
        <table:table-row>
          <table:table-cell>
            <text:p>565058970</text:p>
          </table:table-cell>
          <table:table-cell>
            <text:p>956735479</text:p>
          </table:table-cell>
          <table:table-cell>
            <text:p>950800964</text:p>
          </table:table-cell>
          <table:table-cell>
            <text:p>222475225</text:p>
          </table:table-cell>
          <table:table-cell>
            <text:p>794684486</text:p>
          </table:table-cell>
          <table:table-cell>
            <text:p>244823209</text:p>
          </table:table-cell>
          <table:table-cell>
            <text:p>460085982</text:p>
          </table:table-cell>
        </table:table-row>
        <table:table-row>
          <table:table-cell>
            <text:p>710465425</text:p>
          </table:table-cell>
          <table:table-cell>
            <text:p>428929462</text:p>
          </table:table-cell>
          <table:table-cell>
            <text:p>23696828</text:p>
          </table:table-cell>
          <table:table-cell>
            <text:p>335612803</text:p>
          </table:table-cell>
          <table:table-cell>
            <text:p>982193785</text:p>
          </table:table-cell>
          <table:table-cell>
            <text:p>94376841</text:p>
          </table:table-cell>
          <table:table-cell>
            <text:p>556860569</text:p>
          </table:table-cell>
        </table:table-row>
        <table:table-row>
          <table:table-cell>
            <text:p>591619432</text:p>
          </table:table-cell>
          <table:table-cell>
            <text:p>440894780</text:p>
          </table:table-cell>
          <table:table-cell>
            <text:p>13377499</text:p>
          </table:table-cell>
          <table:table-cell>
            <text:p>680351059</text:p>
          </table:table-cell>
          <table:table-cell>
            <text:p>152922468</text:p>
          </table:table-cell>
          <table:table-cell>
            <text:p>543219566</text:p>
          </table:table-cell>
          <table:table-cell>
            <text:p>757015201</text:p>
          </table:table-cell>
        </table:table-row>
        <table:table-row>
          <table:table-cell>
            <text:p>195003203</text:p>
          </table:table-cell>
          <table:table-cell>
            <text:p>813251325</text:p>
          </table:table-cell>
          <table:table-cell>
            <text:p>232063990</text:p>
          </table:table-cell>
          <table:table-cell>
            <text:p>928270921</text:p>
          </table:table-cell>
          <table:table-cell>
            <text:p>963109697</text:p>
          </table:table-cell>
          <table:table-cell>
            <text:p>894167908</text:p>
          </table:table-cell>
          <table:table-cell>
            <text:p>893232229</text:p>
          </table:table-cell>
        </table:table-row>
        <table:table-row>
          <table:table-cell>
            <text:p>686813687</text:p>
          </table:table-cell>
          <table:table-cell>
            <text:p>826161908</text:p>
          </table:table-cell>
          <table:table-cell>
            <text:p>83445149</text:p>
          </table:table-cell>
          <table:table-cell>
            <text:p>570683959</text:p>
          </table:table-cell>
          <table:table-cell>
            <text:p>485352500</text:p>
          </table:table-cell>
          <table:table-cell>
            <text:p>298763349</text:p>
          </table:table-cell>
          <table:table-cell>
            <text:p>505551880</text:p>
          </table:table-cell>
        </table:table-row>
        <table:table-row>
          <table:table-cell>
            <text:p>767940209</text:p>
          </table:table-cell>
          <table:table-cell>
            <text:p>73807504</text:p>
          </table:table-cell>
          <table:table-cell>
            <text:p>392141415</text:p>
          </table:table-cell>
          <table:table-cell>
            <text:p>200874492</text:p>
          </table:table-cell>
          <table:table-cell>
            <text:p>10153913</text:p>
          </table:table-cell>
          <table:table-cell>
            <text:p>448971605</text:p>
          </table:table-cell>
          <table:table-cell>
            <text:p>21925921</text:p>
          </table:table-cell>
        </table:table-row>
        <table:table-row>
          <table:table-cell>
            <text:p>238342586</text:p>
          </table:table-cell>
          <table:table-cell>
            <text:p>90292329</text:p>
          </table:table-cell>
          <table:table-cell>
            <text:p>136637665</text:p>
          </table:table-cell>
          <table:table-cell>
            <text:p>264733401</text:p>
          </table:table-cell>
          <table:table-cell>
            <text:p>93641118</text:p>
          </table:table-cell>
          <table:table-cell>
            <text:p>440848294</text:p>
          </table:table-cell>
          <table:table-cell>
            <text:p>165731491</text:p>
          </table:table-cell>
        </table:table-row>
        <table:table-row>
          <table:table-cell>
            <text:p>221662491</text:p>
          </table:table-cell>
          <table:table-cell>
            <text:p>240043824</text:p>
          </table:table-cell>
          <table:table-cell>
            <text:p>965765467</text:p>
          </table:table-cell>
          <table:table-cell>
            <text:p>710591672</text:p>
          </table:table-cell>
          <table:table-cell>
            <text:p>733067461</text:p>
          </table:table-cell>
          <table:table-cell>
            <text:p>854252038</text:p>
          </table:table-cell>
          <table:table-cell>
            <text:p>96222705</text:p>
          </table:table-cell>
        </table:table-row>
        <table:table-row>
          <table:table-cell>
            <text:p>696080538</text:p>
          </table:table-cell>
          <table:table-cell>
            <text:p>706480274</text:p>
          </table:table-cell>
          <table:table-cell>
            <text:p>628303422</text:p>
          </table:table-cell>
          <table:table-cell>
            <text:p>875874199</text:p>
          </table:table-cell>
          <table:table-cell>
            <text:p>529804837</text:p>
          </table:table-cell>
          <table:table-cell>
            <text:p>565452054</text:p>
          </table:table-cell>
          <table:table-cell>
            <text:p>879631149</text:p>
          </table:table-cell>
        </table:table-row>
        <table:table-row>
          <table:table-cell>
            <text:p>708504397</text:p>
          </table:table-cell>
          <table:table-cell>
            <text:p>398627067</text:p>
          </table:table-cell>
          <table:table-cell>
            <text:p>453754088</text:p>
          </table:table-cell>
          <table:table-cell>
            <text:p>491595796</text:p>
          </table:table-cell>
          <table:table-cell>
            <text:p>967972315</text:p>
          </table:table-cell>
          <table:table-cell>
            <text:p>260888340</text:p>
          </table:table-cell>
          <table:table-cell>
            <text:p>814173718</text:p>
          </table:table-cell>
        </table:table-row>
        <table:table-row>
          <table:table-cell>
            <text:p>503534897</text:p>
          </table:table-cell>
          <table:table-cell>
            <text:p>130225328</text:p>
          </table:table-cell>
          <table:table-cell>
            <text:p>7472652</text:p>
          </table:table-cell>
          <table:table-cell>
            <text:p>433308674</text:p>
          </table:table-cell>
          <table:table-cell>
            <text:p>218103667</text:p>
          </table:table-cell>
          <table:table-cell>
            <text:p>987744104</text:p>
          </table:table-cell>
          <table:table-cell>
            <text:p>161189214</text:p>
          </table:table-cell>
        </table:table-row>
        <table:table-row>
          <table:table-cell>
            <text:p>427630107</text:p>
          </table:table-cell>
          <table:table-cell>
            <text:p>932609947</text:p>
          </table:table-cell>
          <table:table-cell>
            <text:p>651674498</text:p>
          </table:table-cell>
          <table:table-cell>
            <text:p>801265659</text:p>
          </table:table-cell>
          <table:table-cell>
            <text:p>18026983</text:p>
          </table:table-cell>
          <table:table-cell>
            <text:p>774402572</text:p>
          </table:table-cell>
          <table:table-cell>
            <text:p>511956242</text:p>
          </table:table-cell>
        </table:table-row>
        <table:table-row>
          <table:table-cell>
            <text:p>755512444</text:p>
          </table:table-cell>
          <table:table-cell>
            <text:p>551246850</text:p>
          </table:table-cell>
          <table:table-cell>
            <text:p>256590835</text:p>
          </table:table-cell>
          <table:table-cell>
            <text:p>487562031</text:p>
          </table:table-cell>
          <table:table-cell>
            <text:p>558659236</text:p>
          </table:table-cell>
          <table:table-cell>
            <text:p>672714218</text:p>
          </table:table-cell>
          <table:table-cell>
            <text:p>963213188</text:p>
          </table:table-cell>
        </table:table-row>
        <table:table-row>
          <table:table-cell>
            <text:p>265194547</text:p>
          </table:table-cell>
          <table:table-cell>
            <text:p>433995346</text:p>
          </table:table-cell>
          <table:table-cell>
            <text:p>459392453</text:p>
          </table:table-cell>
          <table:table-cell>
            <text:p>715811631</text:p>
          </table:table-cell>
          <table:table-cell>
            <text:p>472270522</text:p>
          </table:table-cell>
          <table:table-cell>
            <text:p>453863844</text:p>
          </table:table-cell>
          <table:table-cell>
            <text:p>468780068</text:p>
          </table:table-cell>
        </table:table-row>
        <table:table-row>
          <table:table-cell>
            <text:p>210937217</text:p>
          </table:table-cell>
          <table:table-cell>
            <text:p>136035539</text:p>
          </table:table-cell>
          <table:table-cell>
            <text:p>569725332</text:p>
          </table:table-cell>
          <table:table-cell>
            <text:p>697071877</text:p>
          </table:table-cell>
          <table:table-cell>
            <text:p>516106242</text:p>
          </table:table-cell>
          <table:table-cell>
            <text:p>106688923</text:p>
          </table:table-cell>
          <table:table-cell>
            <text:p>906755620</text:p>
          </table:table-cell>
        </table:table-row>
        <table:table-row>
          <table:table-cell>
            <text:p>13964735</text:p>
          </table:table-cell>
          <table:table-cell>
            <text:p>749143965</text:p>
          </table:table-cell>
          <table:table-cell>
            <text:p>630182148</text:p>
          </table:table-cell>
          <table:table-cell>
            <text:p>695427069</text:p>
          </table:table-cell>
          <table:table-cell>
            <text:p>394450543</text:p>
          </table:table-cell>
          <table:table-cell>
            <text:p>970494994</text:p>
          </table:table-cell>
          <table:table-cell>
            <text:p>332779689</text:p>
          </table:table-cell>
        </table:table-row>
        <table:table-row>
          <table:table-cell>
            <text:p>233839004</text:p>
          </table:table-cell>
          <table:table-cell>
            <text:p>934547662</text:p>
          </table:table-cell>
          <table:table-cell>
            <text:p>773800449</text:p>
          </table:table-cell>
          <table:table-cell>
            <text:p>445353708</text:p>
          </table:table-cell>
          <table:table-cell>
            <text:p>889355282</text:p>
          </table:table-cell>
          <table:table-cell>
            <text:p>492487557</text:p>
          </table:table-cell>
          <table:table-cell>
            <text:p>879379569</text:p>
          </table:table-cell>
        </table:table-row>
        <table:table-row>
          <table:table-cell>
            <text:p>377279944</text:p>
          </table:table-cell>
          <table:table-cell>
            <text:p>233273965</text:p>
          </table:table-cell>
          <table:table-cell>
            <text:p>560775180</text:p>
          </table:table-cell>
          <table:table-cell>
            <text:p>624939242</text:p>
          </table:table-cell>
          <table:table-cell>
            <text:p>548376603</text:p>
          </table:table-cell>
          <table:table-cell>
            <text:p>874650211</text:p>
          </table:table-cell>
          <table:table-cell>
            <text:p>571331082</text:p>
          </table:table-cell>
        </table:table-row>
        <table:table-row>
          <table:table-cell>
            <text:p>364115640</text:p>
          </table:table-cell>
          <table:table-cell>
            <text:p>470613642</text:p>
          </table:table-cell>
          <table:table-cell>
            <text:p>767664978</text:p>
          </table:table-cell>
          <table:table-cell>
            <text:p>224736247</text:p>
          </table:table-cell>
          <table:table-cell>
            <text:p>89016921</text:p>
          </table:table-cell>
          <table:table-cell>
            <text:p>667632854</text:p>
          </table:table-cell>
          <table:table-cell>
            <text:p>457590778</text:p>
          </table:table-cell>
        </table:table-row>
        <table:table-row>
          <table:table-cell>
            <text:p>691156745</text:p>
          </table:table-cell>
          <table:table-cell>
            <text:p>668378924</text:p>
          </table:table-cell>
          <table:table-cell>
            <text:p>883115632</text:p>
          </table:table-cell>
          <table:table-cell>
            <text:p>511853978</text:p>
          </table:table-cell>
          <table:table-cell>
            <text:p>767259261</text:p>
          </table:table-cell>
          <table:table-cell>
            <text:p>576821297</text:p>
          </table:table-cell>
          <table:table-cell>
            <text:p>569392385</text:p>
          </table:table-cell>
        </table:table-row>
        <table:table-row>
          <table:table-cell>
            <text:p>500002690</text:p>
          </table:table-cell>
          <table:table-cell>
            <text:p>86173254</text:p>
          </table:table-cell>
          <table:table-cell>
            <text:p>408587645</text:p>
          </table:table-cell>
          <table:table-cell>
            <text:p>120275899</text:p>
          </table:table-cell>
          <table:table-cell>
            <text:p>108428150</text:p>
          </table:table-cell>
          <table:table-cell>
            <text:p>521692004</text:p>
          </table:table-cell>
          <table:table-cell>
            <text:p>726832540</text:p>
          </table:table-cell>
        </table:table-row>
        <table:table-row>
          <table:table-cell>
            <text:p>955898066</text:p>
          </table:table-cell>
          <table:table-cell>
            <text:p>47154371</text:p>
          </table:table-cell>
          <table:table-cell>
            <text:p>372958557</text:p>
          </table:table-cell>
          <table:table-cell>
            <text:p>906559378</text:p>
          </table:table-cell>
          <table:table-cell>
            <text:p>980466777</text:p>
          </table:table-cell>
          <table:table-cell>
            <text:p>193211467</text:p>
          </table:table-cell>
          <table:table-cell>
            <text:p>989083183</text:p>
          </table:table-cell>
        </table:table-row>
        <table:table-row>
          <table:table-cell>
            <text:p>893982428</text:p>
          </table:table-cell>
          <table:table-cell>
            <text:p>633025585</text:p>
          </table:table-cell>
          <table:table-cell>
            <text:p>974156668</text:p>
          </table:table-cell>
          <table:table-cell>
            <text:p>177484681</text:p>
          </table:table-cell>
          <table:table-cell>
            <text:p>569476921</text:p>
          </table:table-cell>
          <table:table-cell>
            <text:p>411723400</text:p>
          </table:table-cell>
          <table:table-cell>
            <text:p>534877056</text:p>
          </table:table-cell>
        </table:table-row>
        <table:table-row>
          <table:table-cell>
            <text:p>110941315</text:p>
          </table:table-cell>
          <table:table-cell>
            <text:p>726362609</text:p>
          </table:table-cell>
          <table:table-cell>
            <text:p>528130041</text:p>
          </table:table-cell>
          <table:table-cell>
            <text:p>524086271</text:p>
          </table:table-cell>
          <table:table-cell>
            <text:p>5964853</text:p>
          </table:table-cell>
          <table:table-cell>
            <text:p>864395675</text:p>
          </table:table-cell>
          <table:table-cell>
            <text:p>211352049</text:p>
          </table:table-cell>
        </table:table-row>
        <table:table-row>
          <table:table-cell>
            <text:p>39356772</text:p>
          </table:table-cell>
          <table:table-cell>
            <text:p>112408733</text:p>
          </table:table-cell>
          <table:table-cell>
            <text:p>253657193</text:p>
          </table:table-cell>
          <table:table-cell>
            <text:p>477663455</text:p>
          </table:table-cell>
          <table:table-cell>
            <text:p>610280854</text:p>
          </table:table-cell>
          <table:table-cell>
            <text:p>296635912</text:p>
          </table:table-cell>
          <table:table-cell>
            <text:p>719244786</text:p>
          </table:table-cell>
        </table:table-row>
        <table:table-row>
          <table:table-cell>
            <text:p>889190947</text:p>
          </table:table-cell>
          <table:table-cell>
            <text:p>517376072</text:p>
          </table:table-cell>
          <table:table-cell>
            <text:p>671937072</text:p>
          </table:table-cell>
          <table:table-cell>
            <text:p>546292334</text:p>
          </table:table-cell>
          <table:table-cell>
            <text:p>604833570</text:p>
          </table:table-cell>
          <table:table-cell>
            <text:p>561157619</text:p>
          </table:table-cell>
          <table:table-cell>
            <text:p>834178972</text:p>
          </table:table-cell>
        </table:table-row>
        <table:table-row>
          <table:table-cell>
            <text:p>299820335</text:p>
          </table:table-cell>
          <table:table-cell>
            <text:p>259810335</text:p>
          </table:table-cell>
          <table:table-cell>
            <text:p>648992903</text:p>
          </table:table-cell>
          <table:table-cell>
            <text:p>921178332</text:p>
          </table:table-cell>
          <table:table-cell>
            <text:p>215207589</text:p>
          </table:table-cell>
          <table:table-cell>
            <text:p>583940956</text:p>
          </table:table-cell>
          <table:table-cell>
            <text:p>459158625</text:p>
          </table:table-cell>
        </table:table-row>
        <table:table-row>
          <table:table-cell>
            <text:p>347803551</text:p>
          </table:table-cell>
          <table:table-cell>
            <text:p>293932666</text:p>
          </table:table-cell>
          <table:table-cell>
            <text:p>865348349</text:p>
          </table:table-cell>
          <table:table-cell>
            <text:p>996567179</text:p>
          </table:table-cell>
          <table:table-cell>
            <text:p>648264007</text:p>
          </table:table-cell>
          <table:table-cell>
            <text:p>648994085</text:p>
          </table:table-cell>
          <table:table-cell>
            <text:p>730625473</text:p>
          </table:table-cell>
        </table:table-row>
        <table:table-row>
          <table:table-cell>
            <text:p>720474461</text:p>
          </table:table-cell>
          <table:table-cell>
            <text:p>420509768</text:p>
          </table:table-cell>
          <table:table-cell>
            <text:p>898826537</text:p>
          </table:table-cell>
          <table:table-cell>
            <text:p>701728849</text:p>
          </table:table-cell>
          <table:table-cell>
            <text:p>408127564</text:p>
          </table:table-cell>
          <table:table-cell>
            <text:p>819540141</text:p>
          </table:table-cell>
          <table:table-cell>
            <text:p>534821365</text:p>
          </table:table-cell>
        </table:table-row>
        <table:table-row>
          <table:table-cell>
            <text:p>121583157</text:p>
          </table:table-cell>
          <table:table-cell>
            <text:p>744641443</text:p>
          </table:table-cell>
          <table:table-cell>
            <text:p>819111269</text:p>
          </table:table-cell>
          <table:table-cell>
            <text:p>671723200</text:p>
          </table:table-cell>
          <table:table-cell>
            <text:p>463718852</text:p>
          </table:table-cell>
          <table:table-cell>
            <text:p>237954813</text:p>
          </table:table-cell>
          <table:table-cell>
            <text:p>754374033</text:p>
          </table:table-cell>
        </table:table-row>
        <table:table-row>
          <table:table-cell>
            <text:p>921141620</text:p>
          </table:table-cell>
          <table:table-cell>
            <text:p>367326673</text:p>
          </table:table-cell>
          <table:table-cell>
            <text:p>614122755</text:p>
          </table:table-cell>
          <table:table-cell>
            <text:p>92063320</text:p>
          </table:table-cell>
          <table:table-cell>
            <text:p>124148654</text:p>
          </table:table-cell>
          <table:table-cell>
            <text:p>313626053</text:p>
          </table:table-cell>
          <table:table-cell>
            <text:p>670024945</text:p>
          </table:table-cell>
        </table:table-row>
        <table:table-row>
          <table:table-cell>
            <text:p>348252757</text:p>
          </table:table-cell>
          <table:table-cell>
            <text:p>85145618</text:p>
          </table:table-cell>
          <table:table-cell>
            <text:p>406950199</text:p>
          </table:table-cell>
          <table:table-cell>
            <text:p>34889207</text:p>
          </table:table-cell>
          <table:table-cell>
            <text:p>470779144</text:p>
          </table:table-cell>
          <table:table-cell>
            <text:p>745754169</text:p>
          </table:table-cell>
          <table:table-cell>
            <text:p>62494801</text:p>
          </table:table-cell>
        </table:table-row>
        <table:table-row>
          <table:table-cell>
            <text:p>911280831</text:p>
          </table:table-cell>
          <table:table-cell>
            <text:p>110334447</text:p>
          </table:table-cell>
          <table:table-cell>
            <text:p>654303684</text:p>
          </table:table-cell>
          <table:table-cell>
            <text:p>371881312</text:p>
          </table:table-cell>
          <table:table-cell>
            <text:p>612126724</text:p>
          </table:table-cell>
          <table:table-cell>
            <text:p>734606731</text:p>
          </table:table-cell>
          <table:table-cell>
            <text:p>913065836</text:p>
          </table:table-cell>
        </table:table-row>
        <table:table-row>
          <table:table-cell>
            <text:p>413593542</text:p>
          </table:table-cell>
          <table:table-cell>
            <text:p>618772434</text:p>
          </table:table-cell>
          <table:table-cell>
            <text:p>613544577</text:p>
          </table:table-cell>
          <table:table-cell>
            <text:p>890832107</text:p>
          </table:table-cell>
          <table:table-cell>
            <text:p>179781595</text:p>
          </table:table-cell>
          <table:table-cell>
            <text:p>890621857</text:p>
          </table:table-cell>
          <table:table-cell>
            <text:p>712968090</text:p>
          </table:table-cell>
        </table:table-row>
        <table:table-row>
          <table:table-cell>
            <text:p>283604279</text:p>
          </table:table-cell>
          <table:table-cell>
            <text:p>959767727</text:p>
          </table:table-cell>
          <table:table-cell>
            <text:p>372030531</text:p>
          </table:table-cell>
          <table:table-cell>
            <text:p>37986662</text:p>
          </table:table-cell>
          <table:table-cell>
            <text:p>770021893</text:p>
          </table:table-cell>
          <table:table-cell>
            <text:p>431609162</text:p>
          </table:table-cell>
          <table:table-cell>
            <text:p>609770170</text:p>
          </table:table-cell>
        </table:table-row>
        <table:table-row>
          <table:table-cell>
            <text:p>660468233</text:p>
          </table:table-cell>
          <table:table-cell>
            <text:p>192980936</text:p>
          </table:table-cell>
          <table:table-cell>
            <text:p>228790819</text:p>
          </table:table-cell>
          <table:table-cell>
            <text:p>224965334</text:p>
          </table:table-cell>
          <table:table-cell>
            <text:p>142407603</text:p>
          </table:table-cell>
          <table:table-cell>
            <text:p>872250123</text:p>
          </table:table-cell>
          <table:table-cell>
            <text:p>181120724</text:p>
          </table:table-cell>
        </table:table-row>
        <table:table-row>
          <table:table-cell>
            <text:p>562587930</text:p>
          </table:table-cell>
          <table:table-cell>
            <text:p>261973266</text:p>
          </table:table-cell>
          <table:table-cell>
            <text:p>436648918</text:p>
          </table:table-cell>
          <table:table-cell>
            <text:p>59987180</text:p>
          </table:table-cell>
          <table:table-cell>
            <text:p>242223174</text:p>
          </table:table-cell>
          <table:table-cell>
            <text:p>598332329</text:p>
          </table:table-cell>
          <table:table-cell>
            <text:p>703059974</text:p>
          </table:table-cell>
        </table:table-row>
        <table:table-row>
          <table:table-cell>
            <text:p>567252418</text:p>
          </table:table-cell>
          <table:table-cell>
            <text:p>664409533</text:p>
          </table:table-cell>
          <table:table-cell>
            <text:p>210982207</text:p>
          </table:table-cell>
          <table:table-cell>
            <text:p>874863098</text:p>
          </table:table-cell>
          <table:table-cell>
            <text:p>15214535</text:p>
          </table:table-cell>
          <table:table-cell>
            <text:p>848167551</text:p>
          </table:table-cell>
          <table:table-cell>
            <text:p>683795201</text:p>
          </table:table-cell>
        </table:table-row>
        <table:table-row>
          <table:table-cell>
            <text:p>510770995</text:p>
          </table:table-cell>
          <table:table-cell>
            <text:p>15183436</text:p>
          </table:table-cell>
          <table:table-cell>
            <text:p>542509612</text:p>
          </table:table-cell>
          <table:table-cell>
            <text:p>689007207</text:p>
          </table:table-cell>
          <table:table-cell>
            <text:p>180863363</text:p>
          </table:table-cell>
          <table:table-cell>
            <text:p>633059280</text:p>
          </table:table-cell>
          <table:table-cell>
            <text:p>362272292</text:p>
          </table:table-cell>
        </table:table-row>
        <table:table-row>
          <table:table-cell>
            <text:p>462285239</text:p>
          </table:table-cell>
          <table:table-cell>
            <text:p>761533069</text:p>
          </table:table-cell>
          <table:table-cell>
            <text:p>933423010</text:p>
          </table:table-cell>
          <table:table-cell>
            <text:p>795742535</text:p>
          </table:table-cell>
          <table:table-cell>
            <text:p>197937472</text:p>
          </table:table-cell>
          <table:table-cell>
            <text:p>187957258</text:p>
          </table:table-cell>
          <table:table-cell>
            <text:p>386514386</text:p>
          </table:table-cell>
        </table:table-row>
        <table:table-row>
          <table:table-cell>
            <text:p>695831871</text:p>
          </table:table-cell>
          <table:table-cell>
            <text:p>99845385</text:p>
          </table:table-cell>
          <table:table-cell>
            <text:p>740327113</text:p>
          </table:table-cell>
          <table:table-cell>
            <text:p>456739762</text:p>
          </table:table-cell>
          <table:table-cell>
            <text:p>492864105</text:p>
          </table:table-cell>
          <table:table-cell>
            <text:p>759036133</text:p>
          </table:table-cell>
          <table:table-cell>
            <text:p>868307398</text:p>
          </table:table-cell>
        </table:table-row>
        <table:table-row>
          <table:table-cell>
            <text:p>39824790</text:p>
          </table:table-cell>
          <table:table-cell>
            <text:p>478106472</text:p>
          </table:table-cell>
          <table:table-cell>
            <text:p>657182724</text:p>
          </table:table-cell>
          <table:table-cell>
            <text:p>6888797</text:p>
          </table:table-cell>
          <table:table-cell>
            <text:p>563552206</text:p>
          </table:table-cell>
          <table:table-cell>
            <text:p>983553465</text:p>
          </table:table-cell>
          <table:table-cell>
            <text:p>968404757</text:p>
          </table:table-cell>
        </table:table-row>
        <table:table-row>
          <table:table-cell>
            <text:p>284894978</text:p>
          </table:table-cell>
          <table:table-cell>
            <text:p>166058259</text:p>
          </table:table-cell>
          <table:table-cell>
            <text:p>954027419</text:p>
          </table:table-cell>
          <table:table-cell>
            <text:p>490374637</text:p>
          </table:table-cell>
          <table:table-cell>
            <text:p>735468702</text:p>
          </table:table-cell>
          <table:table-cell>
            <text:p>254643634</text:p>
          </table:table-cell>
          <table:table-cell>
            <text:p>796629996</text:p>
          </table:table-cell>
        </table:table-row>
        <table:table-row>
          <table:table-cell>
            <text:p>263704366</text:p>
          </table:table-cell>
          <table:table-cell>
            <text:p>967909455</text:p>
          </table:table-cell>
          <table:table-cell>
            <text:p>365704355</text:p>
          </table:table-cell>
          <table:table-cell>
            <text:p>588555156</text:p>
          </table:table-cell>
          <table:table-cell>
            <text:p>573533606</text:p>
          </table:table-cell>
          <table:table-cell>
            <text:p>935328279</text:p>
          </table:table-cell>
          <table:table-cell>
            <text:p>292886447</text:p>
          </table:table-cell>
        </table:table-row>
        <table:table-row>
          <table:table-cell>
            <text:p>1288467</text:p>
          </table:table-cell>
          <table:table-cell>
            <text:p>174331510</text:p>
          </table:table-cell>
          <table:table-cell>
            <text:p>167502248</text:p>
          </table:table-cell>
          <table:table-cell>
            <text:p>995081797</text:p>
          </table:table-cell>
          <table:table-cell>
            <text:p>634701863</text:p>
          </table:table-cell>
          <table:table-cell>
            <text:p>305061904</text:p>
          </table:table-cell>
          <table:table-cell>
            <text:p>997751012</text:p>
          </table:table-cell>
        </table:table-row>
        <table:table-row>
          <table:table-cell>
            <text:p>411853627</text:p>
          </table:table-cell>
          <table:table-cell>
            <text:p>440784945</text:p>
          </table:table-cell>
          <table:table-cell>
            <text:p>614960279</text:p>
          </table:table-cell>
          <table:table-cell>
            <text:p>697138433</text:p>
          </table:table-cell>
          <table:table-cell>
            <text:p>561884431</text:p>
          </table:table-cell>
          <table:table-cell>
            <text:p>736973503</text:p>
          </table:table-cell>
          <table:table-cell>
            <text:p>187421001</text:p>
          </table:table-cell>
        </table:table-row>
        <table:table-row>
          <table:table-cell>
            <text:p>9450630</text:p>
          </table:table-cell>
          <table:table-cell>
            <text:p>374600788</text:p>
          </table:table-cell>
          <table:table-cell>
            <text:p>522634931</text:p>
          </table:table-cell>
          <table:table-cell>
            <text:p>397102768</text:p>
          </table:table-cell>
          <table:table-cell>
            <text:p>682542021</text:p>
          </table:table-cell>
          <table:table-cell>
            <text:p>704228016</text:p>
          </table:table-cell>
          <table:table-cell>
            <text:p>862452331</text:p>
          </table:table-cell>
        </table:table-row>
        <table:table-row>
          <table:table-cell>
            <text:p>278270641</text:p>
          </table:table-cell>
          <table:table-cell>
            <text:p>473844345</text:p>
          </table:table-cell>
          <table:table-cell>
            <text:p>365546572</text:p>
          </table:table-cell>
          <table:table-cell>
            <text:p>7168244</text:p>
          </table:table-cell>
          <table:table-cell>
            <text:p>33312477</text:p>
          </table:table-cell>
          <table:table-cell>
            <text:p>873251879</text:p>
          </table:table-cell>
          <table:table-cell>
            <text:p>452817336</text:p>
          </table:table-cell>
        </table:table-row>
        <table:table-row>
          <table:table-cell>
            <text:p>186627476</text:p>
          </table:table-cell>
          <table:table-cell>
            <text:p>608175740</text:p>
          </table:table-cell>
          <table:table-cell>
            <text:p>42332141</text:p>
          </table:table-cell>
          <table:table-cell>
            <text:p>551897162</text:p>
          </table:table-cell>
          <table:table-cell>
            <text:p>920274536</text:p>
          </table:table-cell>
          <table:table-cell>
            <text:p>975573875</text:p>
          </table:table-cell>
          <table:table-cell>
            <text:p>291446640</text:p>
          </table:table-cell>
        </table:table-row>
        <table:table-row>
          <table:table-cell>
            <text:p>806678891</text:p>
          </table:table-cell>
          <table:table-cell>
            <text:p>531666584</text:p>
          </table:table-cell>
          <table:table-cell>
            <text:p>962906420</text:p>
          </table:table-cell>
          <table:table-cell>
            <text:p>261203530</text:p>
          </table:table-cell>
          <table:table-cell>
            <text:p>122329182</text:p>
          </table:table-cell>
          <table:table-cell>
            <text:p>65693149</text:p>
          </table:table-cell>
          <table:table-cell>
            <text:p>901235963</text:p>
          </table:table-cell>
        </table:table-row>
        <table:table-row>
          <table:table-cell>
            <text:p>879175773</text:p>
          </table:table-cell>
          <table:table-cell>
            <text:p>791907951</text:p>
          </table:table-cell>
          <table:table-cell>
            <text:p>20181655</text:p>
          </table:table-cell>
          <table:table-cell>
            <text:p>17168831</text:p>
          </table:table-cell>
          <table:table-cell>
            <text:p>766071863</text:p>
          </table:table-cell>
          <table:table-cell>
            <text:p>80340663</text:p>
          </table:table-cell>
          <table:table-cell>
            <text:p>432640867</text:p>
          </table:table-cell>
        </table:table-row>
        <table:table-row>
          <table:table-cell>
            <text:p>211076130</text:p>
          </table:table-cell>
          <table:table-cell>
            <text:p>591089124</text:p>
          </table:table-cell>
          <table:table-cell>
            <text:p>274633171</text:p>
          </table:table-cell>
          <table:table-cell>
            <text:p>459131926</text:p>
          </table:table-cell>
          <table:table-cell>
            <text:p>902072087</text:p>
          </table:table-cell>
          <table:table-cell>
            <text:p>927318969</text:p>
          </table:table-cell>
          <table:table-cell>
            <text:p>787583441</text:p>
          </table:table-cell>
        </table:table-row>
        <table:table-row>
          <table:table-cell>
            <text:p>777572871</text:p>
          </table:table-cell>
          <table:table-cell>
            <text:p>70437830</text:p>
          </table:table-cell>
          <table:table-cell>
            <text:p>34191604</text:p>
          </table:table-cell>
          <table:table-cell>
            <text:p>509627266</text:p>
          </table:table-cell>
          <table:table-cell>
            <text:p>285324653</text:p>
          </table:table-cell>
          <table:table-cell>
            <text:p>636189988</text:p>
          </table:table-cell>
          <table:table-cell>
            <text:p>811612823</text:p>
          </table:table-cell>
        </table:table-row>
        <table:table-row>
          <table:table-cell>
            <text:p>653465673</text:p>
          </table:table-cell>
          <table:table-cell>
            <text:p>697158342</text:p>
          </table:table-cell>
          <table:table-cell>
            <text:p>933841849</text:p>
          </table:table-cell>
          <table:table-cell>
            <text:p>102787271</text:p>
          </table:table-cell>
          <table:table-cell>
            <text:p>873551065</text:p>
          </table:table-cell>
          <table:table-cell>
            <text:p>311120943</text:p>
          </table:table-cell>
          <table:table-cell>
            <text:p>702925447</text:p>
          </table:table-cell>
        </table:table-row>
        <table:table-row>
          <table:table-cell>
            <text:p>287345369</text:p>
          </table:table-cell>
          <table:table-cell>
            <text:p>181602276</text:p>
          </table:table-cell>
          <table:table-cell>
            <text:p>937961644</text:p>
          </table:table-cell>
          <table:table-cell>
            <text:p>356268608</text:p>
          </table:table-cell>
          <table:table-cell>
            <text:p>920613275</text:p>
          </table:table-cell>
          <table:table-cell>
            <text:p>64050276</text:p>
          </table:table-cell>
          <table:table-cell>
            <text:p>240741568</text:p>
          </table:table-cell>
        </table:table-row>
        <table:table-row>
          <table:table-cell>
            <text:p>883082396</text:p>
          </table:table-cell>
          <table:table-cell>
            <text:p>99386636</text:p>
          </table:table-cell>
          <table:table-cell>
            <text:p>157335999</text:p>
          </table:table-cell>
          <table:table-cell>
            <text:p>98166430</text:p>
          </table:table-cell>
          <table:table-cell>
            <text:p>422680074</text:p>
          </table:table-cell>
          <table:table-cell>
            <text:p>492395036</text:p>
          </table:table-cell>
          <table:table-cell>
            <text:p>855999680</text:p>
          </table:table-cell>
        </table:table-row>
        <table:table-row>
          <table:table-cell>
            <text:p>883180560</text:p>
          </table:table-cell>
          <table:table-cell>
            <text:p>457683454</text:p>
          </table:table-cell>
          <table:table-cell>
            <text:p>227346065</text:p>
          </table:table-cell>
          <table:table-cell>
            <text:p>430319977</text:p>
          </table:table-cell>
          <table:table-cell>
            <text:p>181054862</text:p>
          </table:table-cell>
          <table:table-cell>
            <text:p>685780812</text:p>
          </table:table-cell>
          <table:table-cell>
            <text:p>150344067</text:p>
          </table:table-cell>
        </table:table-row>
        <table:table-row>
          <table:table-cell>
            <text:p>792395335</text:p>
          </table:table-cell>
          <table:table-cell>
            <text:p>634360850</text:p>
          </table:table-cell>
          <table:table-cell>
            <text:p>535700010</text:p>
          </table:table-cell>
          <table:table-cell>
            <text:p>626231364</text:p>
          </table:table-cell>
          <table:table-cell>
            <text:p>322912884</text:p>
          </table:table-cell>
          <table:table-cell>
            <text:p>544498227</text:p>
          </table:table-cell>
          <table:table-cell>
            <text:p>625464782</text:p>
          </table:table-cell>
        </table:table-row>
        <table:table-row>
          <table:table-cell>
            <text:p>711769890</text:p>
          </table:table-cell>
          <table:table-cell>
            <text:p>154713801</text:p>
          </table:table-cell>
          <table:table-cell>
            <text:p>428356752</text:p>
          </table:table-cell>
          <table:table-cell>
            <text:p>159465995</text:p>
          </table:table-cell>
          <table:table-cell>
            <text:p>821675011</text:p>
          </table:table-cell>
          <table:table-cell>
            <text:p>765547725</text:p>
          </table:table-cell>
          <table:table-cell>
            <text:p>387075091</text:p>
          </table:table-cell>
        </table:table-row>
        <table:table-row>
          <table:table-cell>
            <text:p>109138007</text:p>
          </table:table-cell>
          <table:table-cell>
            <text:p>996064871</text:p>
          </table:table-cell>
          <table:table-cell>
            <text:p>870607161</text:p>
          </table:table-cell>
          <table:table-cell>
            <text:p>674360012</text:p>
          </table:table-cell>
          <table:table-cell>
            <text:p>393551786</text:p>
          </table:table-cell>
          <table:table-cell>
            <text:p>458457886</text:p>
          </table:table-cell>
          <table:table-cell>
            <text:p>524639457</text:p>
          </table:table-cell>
        </table:table-row>
        <table:table-row>
          <table:table-cell>
            <text:p>747279527</text:p>
          </table:table-cell>
          <table:table-cell>
            <text:p>504846385</text:p>
          </table:table-cell>
          <table:table-cell>
            <text:p>737784928</text:p>
          </table:table-cell>
          <table:table-cell>
            <text:p>253741365</text:p>
          </table:table-cell>
          <table:table-cell>
            <text:p>723294311</text:p>
          </table:table-cell>
          <table:table-cell>
            <text:p>871266965</text:p>
          </table:table-cell>
          <table:table-cell>
            <text:p>836594514</text:p>
          </table:table-cell>
        </table:table-row>
        <table:table-row>
          <table:table-cell>
            <text:p>542369693</text:p>
          </table:table-cell>
          <table:table-cell>
            <text:p>306718408</text:p>
          </table:table-cell>
          <table:table-cell>
            <text:p>327421851</text:p>
          </table:table-cell>
          <table:table-cell>
            <text:p>114956687</text:p>
          </table:table-cell>
          <table:table-cell>
            <text:p>698254485</text:p>
          </table:table-cell>
          <table:table-cell>
            <text:p>518920129</text:p>
          </table:table-cell>
          <table:table-cell>
            <text:p>924541712</text:p>
          </table:table-cell>
        </table:table-row>
        <table:table-row>
          <table:table-cell>
            <text:p>32214843</text:p>
          </table:table-cell>
          <table:table-cell>
            <text:p>241579372</text:p>
          </table:table-cell>
          <table:table-cell>
            <text:p>967181263</text:p>
          </table:table-cell>
          <table:table-cell>
            <text:p>733257754</text:p>
          </table:table-cell>
          <table:table-cell>
            <text:p>187904086</text:p>
          </table:table-cell>
          <table:table-cell>
            <text:p>68986196</text:p>
          </table:table-cell>
          <table:table-cell>
            <text:p>954933783</text:p>
          </table:table-cell>
        </table:table-row>
        <table:table-row>
          <table:table-cell>
            <text:p>516610189</text:p>
          </table:table-cell>
          <table:table-cell>
            <text:p>449251035</text:p>
          </table:table-cell>
          <table:table-cell>
            <text:p>489133249</text:p>
          </table:table-cell>
          <table:table-cell>
            <text:p>58243882</text:p>
          </table:table-cell>
          <table:table-cell>
            <text:p>263798312</text:p>
          </table:table-cell>
          <table:table-cell>
            <text:p>4123430</text:p>
          </table:table-cell>
          <table:table-cell>
            <text:p>147097908</text:p>
          </table:table-cell>
        </table:table-row>
        <table:table-row>
          <table:table-cell>
            <text:p>895564269</text:p>
          </table:table-cell>
          <table:table-cell>
            <text:p>743709505</text:p>
          </table:table-cell>
          <table:table-cell>
            <text:p>664405553</text:p>
          </table:table-cell>
          <table:table-cell>
            <text:p>642621990</text:p>
          </table:table-cell>
          <table:table-cell>
            <text:p>318639997</text:p>
          </table:table-cell>
          <table:table-cell>
            <text:p>152908852</text:p>
          </table:table-cell>
          <table:table-cell>
            <text:p>802058892</text:p>
          </table:table-cell>
        </table:table-row>
        <table:table-row>
          <table:table-cell>
            <text:p>685883852</text:p>
          </table:table-cell>
          <table:table-cell>
            <text:p>967725562</text:p>
          </table:table-cell>
          <table:table-cell>
            <text:p>298796423</text:p>
          </table:table-cell>
          <table:table-cell>
            <text:p>29530054</text:p>
          </table:table-cell>
          <table:table-cell>
            <text:p>493796416</text:p>
          </table:table-cell>
          <table:table-cell>
            <text:p>858967404</text:p>
          </table:table-cell>
          <table:table-cell>
            <text:p>832933120</text:p>
          </table:table-cell>
        </table:table-row>
        <table:table-row>
          <table:table-cell>
            <text:p>849368066</text:p>
          </table:table-cell>
          <table:table-cell>
            <text:p>809758209</text:p>
          </table:table-cell>
          <table:table-cell>
            <text:p>998220229</text:p>
          </table:table-cell>
          <table:table-cell>
            <text:p>791161965</text:p>
          </table:table-cell>
          <table:table-cell>
            <text:p>713243705</text:p>
          </table:table-cell>
          <table:table-cell>
            <text:p>957286154</text:p>
          </table:table-cell>
          <table:table-cell>
            <text:p>579764014</text:p>
          </table:table-cell>
        </table:table-row>
        <table:table-row>
          <table:table-cell>
            <text:p>157734020</text:p>
          </table:table-cell>
          <table:table-cell>
            <text:p>752570340</text:p>
          </table:table-cell>
          <table:table-cell>
            <text:p>728877858</text:p>
          </table:table-cell>
          <table:table-cell>
            <text:p>586240941</text:p>
          </table:table-cell>
          <table:table-cell>
            <text:p>806111850</text:p>
          </table:table-cell>
          <table:table-cell>
            <text:p>203000784</text:p>
          </table:table-cell>
          <table:table-cell>
            <text:p>623543081</text:p>
          </table:table-cell>
        </table:table-row>
        <table:table-row>
          <table:table-cell>
            <text:p>99179900</text:p>
          </table:table-cell>
          <table:table-cell>
            <text:p>317524425</text:p>
          </table:table-cell>
          <table:table-cell>
            <text:p>685028937</text:p>
          </table:table-cell>
          <table:table-cell>
            <text:p>400784083</text:p>
          </table:table-cell>
          <table:table-cell>
            <text:p>150407292</text:p>
          </table:table-cell>
          <table:table-cell>
            <text:p>557146785</text:p>
          </table:table-cell>
          <table:table-cell>
            <text:p>2328186</text:p>
          </table:table-cell>
        </table:table-row>
        <table:table-row>
          <table:table-cell>
            <text:p>398001701</text:p>
          </table:table-cell>
          <table:table-cell>
            <text:p>523393056</text:p>
          </table:table-cell>
          <table:table-cell>
            <text:p>338790039</text:p>
          </table:table-cell>
          <table:table-cell>
            <text:p>59829475</text:p>
          </table:table-cell>
          <table:table-cell>
            <text:p>784319604</text:p>
          </table:table-cell>
          <table:table-cell>
            <text:p>706819580</text:p>
          </table:table-cell>
          <table:table-cell>
            <text:p>993818533</text:p>
          </table:table-cell>
        </table:table-row>
        <table:table-row>
          <table:table-cell>
            <text:p>105742083</text:p>
          </table:table-cell>
          <table:table-cell>
            <text:p>911499130</text:p>
          </table:table-cell>
          <table:table-cell>
            <text:p>746300505</text:p>
          </table:table-cell>
          <table:table-cell>
            <text:p>129234877</text:p>
          </table:table-cell>
          <table:table-cell>
            <text:p>572702743</text:p>
          </table:table-cell>
          <table:table-cell>
            <text:p>938181028</text:p>
          </table:table-cell>
          <table:table-cell>
            <text:p>315575290</text:p>
          </table:table-cell>
        </table:table-row>
        <table:table-row>
          <table:table-cell>
            <text:p>72176371</text:p>
          </table:table-cell>
          <table:table-cell>
            <text:p>555548230</text:p>
          </table:table-cell>
          <table:table-cell>
            <text:p>562048339</text:p>
          </table:table-cell>
          <table:table-cell>
            <text:p>876778470</text:p>
          </table:table-cell>
          <table:table-cell>
            <text:p>203716784</text:p>
          </table:table-cell>
          <table:table-cell>
            <text:p>177669301</text:p>
          </table:table-cell>
          <table:table-cell>
            <text:p>810992114</text:p>
          </table:table-cell>
        </table:table-row>
        <table:table-row>
          <table:table-cell>
            <text:p>114036723</text:p>
          </table:table-cell>
          <table:table-cell>
            <text:p>871748340</text:p>
          </table:table-cell>
          <table:table-cell>
            <text:p>559805656</text:p>
          </table:table-cell>
          <table:table-cell>
            <text:p>154749448</text:p>
          </table:table-cell>
          <table:table-cell>
            <text:p>694075403</text:p>
          </table:table-cell>
          <table:table-cell>
            <text:p>150566226</text:p>
          </table:table-cell>
          <table:table-cell>
            <text:p>744910351</text:p>
          </table:table-cell>
        </table:table-row>
        <table:table-row>
          <table:table-cell>
            <text:p>857406411</text:p>
          </table:table-cell>
          <table:table-cell>
            <text:p>147418210</text:p>
          </table:table-cell>
          <table:table-cell>
            <text:p>147371392</text:p>
          </table:table-cell>
          <table:table-cell>
            <text:p>203085536</text:p>
          </table:table-cell>
          <table:table-cell>
            <text:p>848388690</text:p>
          </table:table-cell>
          <table:table-cell>
            <text:p>426951582</text:p>
          </table:table-cell>
          <table:table-cell>
            <text:p>477412334</text:p>
          </table:table-cell>
        </table:table-row>
        <table:table-row>
          <table:table-cell>
            <text:p>933760093</text:p>
          </table:table-cell>
          <table:table-cell>
            <text:p>132213119</text:p>
          </table:table-cell>
          <table:table-cell>
            <text:p>331526126</text:p>
          </table:table-cell>
          <table:table-cell>
            <text:p>872041499</text:p>
          </table:table-cell>
          <table:table-cell>
            <text:p>21472826</text:p>
          </table:table-cell>
          <table:table-cell>
            <text:p>955610443</text:p>
          </table:table-cell>
          <table:table-cell>
            <text:p>526589931</text:p>
          </table:table-cell>
        </table:table-row>
        <table:table-row>
          <table:table-cell>
            <text:p>866193908</text:p>
          </table:table-cell>
          <table:table-cell>
            <text:p>93224537</text:p>
          </table:table-cell>
          <table:table-cell>
            <text:p>161954513</text:p>
          </table:table-cell>
          <table:table-cell>
            <text:p>528046681</text:p>
          </table:table-cell>
          <table:table-cell>
            <text:p>689546127</text:p>
          </table:table-cell>
          <table:table-cell>
            <text:p>888465941</text:p>
          </table:table-cell>
          <table:table-cell>
            <text:p>272781488</text:p>
          </table:table-cell>
        </table:table-row>
        <table:table-row>
          <table:table-cell>
            <text:p>459088800</text:p>
          </table:table-cell>
          <table:table-cell>
            <text:p>519975241</text:p>
          </table:table-cell>
          <table:table-cell>
            <text:p>57464529</text:p>
          </table:table-cell>
          <table:table-cell>
            <text:p>863425676</text:p>
          </table:table-cell>
          <table:table-cell>
            <text:p>966883865</text:p>
          </table:table-cell>
          <table:table-cell>
            <text:p>970238209</text:p>
          </table:table-cell>
          <table:table-cell>
            <text:p>871423743</text:p>
          </table:table-cell>
        </table:table-row>
        <table:table-row>
          <table:table-cell>
            <text:p>449216794</text:p>
          </table:table-cell>
          <table:table-cell>
            <text:p>978930549</text:p>
          </table:table-cell>
          <table:table-cell>
            <text:p>257190362</text:p>
          </table:table-cell>
          <table:table-cell>
            <text:p>930594666</text:p>
          </table:table-cell>
          <table:table-cell>
            <text:p>883662063</text:p>
          </table:table-cell>
          <table:table-cell>
            <text:p>781135665</text:p>
          </table:table-cell>
          <table:table-cell>
            <text:p>937085551</text:p>
          </table:table-cell>
        </table:table-row>
        <table:table-row>
          <table:table-cell>
            <text:p>784597465</text:p>
          </table:table-cell>
          <table:table-cell>
            <text:p>560317377</text:p>
          </table:table-cell>
          <table:table-cell>
            <text:p>296146632</text:p>
          </table:table-cell>
          <table:table-cell>
            <text:p>938756114</text:p>
          </table:table-cell>
          <table:table-cell>
            <text:p>627823437</text:p>
          </table:table-cell>
          <table:table-cell>
            <text:p>82969400</text:p>
          </table:table-cell>
          <table:table-cell>
            <text:p>351752180</text:p>
          </table:table-cell>
        </table:table-row>
        <table:table-row>
          <table:table-cell>
            <text:p>763637614</text:p>
          </table:table-cell>
          <table:table-cell>
            <text:p>998848203</text:p>
          </table:table-cell>
          <table:table-cell>
            <text:p>328855069</text:p>
          </table:table-cell>
          <table:table-cell>
            <text:p>599274698</text:p>
          </table:table-cell>
          <table:table-cell>
            <text:p>138527613</text:p>
          </table:table-cell>
          <table:table-cell>
            <text:p>534263712</text:p>
          </table:table-cell>
          <table:table-cell>
            <text:p>278163096</text:p>
          </table:table-cell>
        </table:table-row>
        <table:table-row>
          <table:table-cell>
            <text:p>362056484</text:p>
          </table:table-cell>
          <table:table-cell>
            <text:p>345650815</text:p>
          </table:table-cell>
          <table:table-cell>
            <text:p>906865042</text:p>
          </table:table-cell>
          <table:table-cell>
            <text:p>888827966</text:p>
          </table:table-cell>
          <table:table-cell>
            <text:p>167317866</text:p>
          </table:table-cell>
          <table:table-cell>
            <text:p>431662531</text:p>
          </table:table-cell>
          <table:table-cell>
            <text:p>535446167</text:p>
          </table:table-cell>
        </table:table-row>
        <table:table-row>
          <table:table-cell>
            <text:p>719792032</text:p>
          </table:table-cell>
          <table:table-cell>
            <text:p>667781437</text:p>
          </table:table-cell>
          <table:table-cell>
            <text:p>565444872</text:p>
          </table:table-cell>
          <table:table-cell>
            <text:p>990868736</text:p>
          </table:table-cell>
          <table:table-cell>
            <text:p>38549089</text:p>
          </table:table-cell>
          <table:table-cell>
            <text:p>631423162</text:p>
          </table:table-cell>
          <table:table-cell>
            <text:p>182144099</text:p>
          </table:table-cell>
        </table:table-row>
        <table:table-row>
          <table:table-cell>
            <text:p>814691839</text:p>
          </table:table-cell>
          <table:table-cell>
            <text:p>352482831</text:p>
          </table:table-cell>
          <table:table-cell>
            <text:p>846422500</text:p>
          </table:table-cell>
          <table:table-cell>
            <text:p>950629464</text:p>
          </table:table-cell>
          <table:table-cell>
            <text:p>655842698</text:p>
          </table:table-cell>
          <table:table-cell>
            <text:p>296462772</text:p>
          </table:table-cell>
          <table:table-cell>
            <text:p>787903215</text:p>
          </table:table-cell>
        </table:table-row>
        <table:table-row>
          <table:table-cell>
            <text:p>724265050</text:p>
          </table:table-cell>
          <table:table-cell>
            <text:p>442929578</text:p>
          </table:table-cell>
          <table:table-cell>
            <text:p>244501193</text:p>
          </table:table-cell>
          <table:table-cell>
            <text:p>196340530</text:p>
          </table:table-cell>
          <table:table-cell>
            <text:p>269591065</text:p>
          </table:table-cell>
          <table:table-cell>
            <text:p>127325282</text:p>
          </table:table-cell>
          <table:table-cell>
            <text:p>230046704</text:p>
          </table:table-cell>
        </table:table-row>
        <table:table-row>
          <table:table-cell>
            <text:p>548631115</text:p>
          </table:table-cell>
          <table:table-cell>
            <text:p>122487410</text:p>
          </table:table-cell>
          <table:table-cell>
            <text:p>78260176</text:p>
          </table:table-cell>
          <table:table-cell>
            <text:p>839060586</text:p>
          </table:table-cell>
          <table:table-cell>
            <text:p>850307779</text:p>
          </table:table-cell>
          <table:table-cell>
            <text:p>426233567</text:p>
          </table:table-cell>
          <table:table-cell>
            <text:p>836388348</text:p>
          </table:table-cell>
        </table:table-row>
        <table:table-row>
          <table:table-cell>
            <text:p>41866718</text:p>
          </table:table-cell>
          <table:table-cell>
            <text:p>587209887</text:p>
          </table:table-cell>
          <table:table-cell>
            <text:p>242889836</text:p>
          </table:table-cell>
          <table:table-cell>
            <text:p>549742328</text:p>
          </table:table-cell>
          <table:table-cell>
            <text:p>117228050</text:p>
          </table:table-cell>
          <table:table-cell>
            <text:p>350056985</text:p>
          </table:table-cell>
          <table:table-cell>
            <text:p>939702850</text:p>
          </table:table-cell>
        </table:table-row>
        <table:table-row>
          <table:table-cell>
            <text:p>397306810</text:p>
          </table:table-cell>
          <table:table-cell>
            <text:p>662508461</text:p>
          </table:table-cell>
          <table:table-cell>
            <text:p>526340848</text:p>
          </table:table-cell>
          <table:table-cell>
            <text:p>183338956</text:p>
          </table:table-cell>
          <table:table-cell>
            <text:p>2712125</text:p>
          </table:table-cell>
          <table:table-cell>
            <text:p>140343739</text:p>
          </table:table-cell>
          <table:table-cell>
            <text:p>448036643</text:p>
          </table:table-cell>
        </table:table-row>
        <table:table-row>
          <table:table-cell>
            <text:p>348677621</text:p>
          </table:table-cell>
          <table:table-cell>
            <text:p>910414314</text:p>
          </table:table-cell>
          <table:table-cell>
            <text:p>743625883</text:p>
          </table:table-cell>
          <table:table-cell>
            <text:p>627067268</text:p>
          </table:table-cell>
          <table:table-cell>
            <text:p>930820994</text:p>
          </table:table-cell>
          <table:table-cell>
            <text:p>435068497</text:p>
          </table:table-cell>
          <table:table-cell>
            <text:p>141540569</text:p>
          </table:table-cell>
        </table:table-row>
        <table:table-row>
          <table:table-cell>
            <text:p>795210861</text:p>
          </table:table-cell>
          <table:table-cell>
            <text:p>277653807</text:p>
          </table:table-cell>
          <table:table-cell>
            <text:p>89955694</text:p>
          </table:table-cell>
          <table:table-cell>
            <text:p>82604749</text:p>
          </table:table-cell>
          <table:table-cell>
            <text:p>685804697</text:p>
          </table:table-cell>
          <table:table-cell>
            <text:p>107555029</text:p>
          </table:table-cell>
          <table:table-cell>
            <text:p>511055966</text:p>
          </table:table-cell>
        </table:table-row>
        <table:table-row>
          <table:table-cell>
            <text:p>669034269</text:p>
          </table:table-cell>
          <table:table-cell>
            <text:p>643010228</text:p>
          </table:table-cell>
          <table:table-cell>
            <text:p>905396641</text:p>
          </table:table-cell>
          <table:table-cell>
            <text:p>180884849</text:p>
          </table:table-cell>
          <table:table-cell>
            <text:p>694801944</text:p>
          </table:table-cell>
          <table:table-cell>
            <text:p>19238198</text:p>
          </table:table-cell>
          <table:table-cell>
            <text:p>844254435</text:p>
          </table:table-cell>
        </table:table-row>
        <table:table-row>
          <table:table-cell>
            <text:p>839341020</text:p>
          </table:table-cell>
          <table:table-cell>
            <text:p>71845320</text:p>
          </table:table-cell>
          <table:table-cell>
            <text:p>448901138</text:p>
          </table:table-cell>
          <table:table-cell>
            <text:p>213547166</text:p>
          </table:table-cell>
          <table:table-cell>
            <text:p>480931358</text:p>
          </table:table-cell>
          <table:table-cell>
            <text:p>176402144</text:p>
          </table:table-cell>
          <table:table-cell>
            <text:p>872910513</text:p>
          </table:table-cell>
        </table:table-row>
        <table:table-row>
          <table:table-cell>
            <text:p>95394652</text:p>
          </table:table-cell>
          <table:table-cell>
            <text:p>438179275</text:p>
          </table:table-cell>
          <table:table-cell>
            <text:p>980574088</text:p>
          </table:table-cell>
          <table:table-cell>
            <text:p>90259210</text:p>
          </table:table-cell>
          <table:table-cell>
            <text:p>501570518</text:p>
          </table:table-cell>
          <table:table-cell>
            <text:p>49475935</text:p>
          </table:table-cell>
          <table:table-cell>
            <text:p>543965211</text:p>
          </table:table-cell>
        </table:table-row>
        <table:table-row>
          <table:table-cell>
            <text:p>985260021</text:p>
          </table:table-cell>
          <table:table-cell>
            <text:p>847011173</text:p>
          </table:table-cell>
          <table:table-cell>
            <text:p>947293750</text:p>
          </table:table-cell>
          <table:table-cell>
            <text:p>980290857</text:p>
          </table:table-cell>
          <table:table-cell>
            <text:p>969180798</text:p>
          </table:table-cell>
          <table:table-cell>
            <text:p>366086555</text:p>
          </table:table-cell>
          <table:table-cell>
            <text:p>798650762</text:p>
          </table:table-cell>
        </table:table-row>
        <table:table-row>
          <table:table-cell>
            <text:p>820012017</text:p>
          </table:table-cell>
          <table:table-cell>
            <text:p>73385169</text:p>
          </table:table-cell>
          <table:table-cell>
            <text:p>527123091</text:p>
          </table:table-cell>
          <table:table-cell>
            <text:p>784608654</text:p>
          </table:table-cell>
          <table:table-cell>
            <text:p>954758528</text:p>
          </table:table-cell>
          <table:table-cell>
            <text:p>459112370</text:p>
          </table:table-cell>
          <table:table-cell>
            <text:p>26596884</text:p>
          </table:table-cell>
        </table:table-row>
        <table:table-row>
          <table:table-cell>
            <text:p>789146814</text:p>
          </table:table-cell>
          <table:table-cell>
            <text:p>801171594</text:p>
          </table:table-cell>
          <table:table-cell>
            <text:p>613526008</text:p>
          </table:table-cell>
          <table:table-cell>
            <text:p>834744226</text:p>
          </table:table-cell>
          <table:table-cell>
            <text:p>844885928</text:p>
          </table:table-cell>
          <table:table-cell>
            <text:p>809407469</text:p>
          </table:table-cell>
          <table:table-cell>
            <text:p>736650584</text:p>
          </table:table-cell>
        </table:table-row>
        <table:table-row>
          <table:table-cell>
            <text:p>899523437</text:p>
          </table:table-cell>
          <table:table-cell>
            <text:p>324499030</text:p>
          </table:table-cell>
          <table:table-cell>
            <text:p>321367857</text:p>
          </table:table-cell>
          <table:table-cell>
            <text:p>757052809</text:p>
          </table:table-cell>
          <table:table-cell>
            <text:p>192794770</text:p>
          </table:table-cell>
          <table:table-cell>
            <text:p>509539953</text:p>
          </table:table-cell>
          <table:table-cell>
            <text:p>404508192</text:p>
          </table:table-cell>
        </table:table-row>
        <table:table-row>
          <table:table-cell>
            <text:p>478441197</text:p>
          </table:table-cell>
          <table:table-cell>
            <text:p>328548703</text:p>
          </table:table-cell>
          <table:table-cell>
            <text:p>864934389</text:p>
          </table:table-cell>
          <table:table-cell>
            <text:p>118677555</text:p>
          </table:table-cell>
          <table:table-cell>
            <text:p>145230392</text:p>
          </table:table-cell>
          <table:table-cell>
            <text:p>15707542</text:p>
          </table:table-cell>
          <table:table-cell>
            <text:p>777111999</text:p>
          </table:table-cell>
        </table:table-row>
        <table:table-row>
          <table:table-cell>
            <text:p>772182665</text:p>
          </table:table-cell>
          <table:table-cell>
            <text:p>830413807</text:p>
          </table:table-cell>
          <table:table-cell>
            <text:p>80078383</text:p>
          </table:table-cell>
          <table:table-cell>
            <text:p>611830702</text:p>
          </table:table-cell>
          <table:table-cell>
            <text:p>703980682</text:p>
          </table:table-cell>
          <table:table-cell>
            <text:p>865264387</text:p>
          </table:table-cell>
          <table:table-cell>
            <text:p>691137215</text:p>
          </table:table-cell>
        </table:table-row>
        <table:table-row>
          <table:table-cell>
            <text:p>883897562</text:p>
          </table:table-cell>
          <table:table-cell>
            <text:p>853090993</text:p>
          </table:table-cell>
          <table:table-cell>
            <text:p>387248289</text:p>
          </table:table-cell>
          <table:table-cell>
            <text:p>181227223</text:p>
          </table:table-cell>
          <table:table-cell>
            <text:p>879839303</text:p>
          </table:table-cell>
          <table:table-cell>
            <text:p>480778888</text:p>
          </table:table-cell>
          <table:table-cell>
            <text:p>785702053</text:p>
          </table:table-cell>
        </table:table-row>
        <table:table-row>
          <table:table-cell>
            <text:p>164638955</text:p>
          </table:table-cell>
          <table:table-cell>
            <text:p>478113710</text:p>
          </table:table-cell>
          <table:table-cell>
            <text:p>309220324</text:p>
          </table:table-cell>
          <table:table-cell>
            <text:p>69612491</text:p>
          </table:table-cell>
          <table:table-cell>
            <text:p>80217277</text:p>
          </table:table-cell>
          <table:table-cell>
            <text:p>565707776</text:p>
          </table:table-cell>
          <table:table-cell>
            <text:p>118814040</text:p>
          </table:table-cell>
        </table:table-row>
        <table:table-row>
          <table:table-cell>
            <text:p>684183202</text:p>
          </table:table-cell>
          <table:table-cell>
            <text:p>805094041</text:p>
          </table:table-cell>
          <table:table-cell>
            <text:p>249985022</text:p>
          </table:table-cell>
          <table:table-cell>
            <text:p>666072975</text:p>
          </table:table-cell>
          <table:table-cell>
            <text:p>220111107</text:p>
          </table:table-cell>
          <table:table-cell>
            <text:p>821613860</text:p>
          </table:table-cell>
          <table:table-cell>
            <text:p>914860144</text:p>
          </table:table-cell>
        </table:table-row>
        <table:table-row>
          <table:table-cell>
            <text:p>976480836</text:p>
          </table:table-cell>
          <table:table-cell>
            <text:p>90873395</text:p>
          </table:table-cell>
          <table:table-cell>
            <text:p>653134913</text:p>
          </table:table-cell>
          <table:table-cell>
            <text:p>237711099</text:p>
          </table:table-cell>
          <table:table-cell>
            <text:p>606598664</text:p>
          </table:table-cell>
          <table:table-cell>
            <text:p>489963572</text:p>
          </table:table-cell>
          <table:table-cell>
            <text:p>229004879</text:p>
          </table:table-cell>
        </table:table-row>
        <table:table-row>
          <table:table-cell>
            <text:p>941192590</text:p>
          </table:table-cell>
          <table:table-cell>
            <text:p>124322670</text:p>
          </table:table-cell>
          <table:table-cell>
            <text:p>907301466</text:p>
          </table:table-cell>
          <table:table-cell>
            <text:p>773127660</text:p>
          </table:table-cell>
          <table:table-cell>
            <text:p>141239287</text:p>
          </table:table-cell>
          <table:table-cell>
            <text:p>371184435</text:p>
          </table:table-cell>
          <table:table-cell>
            <text:p>806299642</text:p>
          </table:table-cell>
        </table:table-row>
        <table:table-row>
          <table:table-cell>
            <text:p>4301939</text:p>
          </table:table-cell>
          <table:table-cell>
            <text:p>989304071</text:p>
          </table:table-cell>
          <table:table-cell>
            <text:p>390052648</text:p>
          </table:table-cell>
          <table:table-cell>
            <text:p>154718272</text:p>
          </table:table-cell>
          <table:table-cell>
            <text:p>273466962</text:p>
          </table:table-cell>
          <table:table-cell>
            <text:p>108019672</text:p>
          </table:table-cell>
          <table:table-cell>
            <text:p>270417390</text:p>
          </table:table-cell>
        </table:table-row>
        <table:table-row>
          <table:table-cell>
            <text:p>512201093</text:p>
          </table:table-cell>
          <table:table-cell>
            <text:p>315676024</text:p>
          </table:table-cell>
          <table:table-cell>
            <text:p>804154382</text:p>
          </table:table-cell>
          <table:table-cell>
            <text:p>123221152</text:p>
          </table:table-cell>
          <table:table-cell>
            <text:p>438713778</text:p>
          </table:table-cell>
          <table:table-cell>
            <text:p>548570338</text:p>
          </table:table-cell>
          <table:table-cell>
            <text:p>772414100</text:p>
          </table:table-cell>
        </table:table-row>
        <table:table-row>
          <table:table-cell>
            <text:p>51644568</text:p>
          </table:table-cell>
          <table:table-cell>
            <text:p>362637758</text:p>
          </table:table-cell>
          <table:table-cell>
            <text:p>965366170</text:p>
          </table:table-cell>
          <table:table-cell>
            <text:p>537820840</text:p>
          </table:table-cell>
          <table:table-cell>
            <text:p>643236136</text:p>
          </table:table-cell>
          <table:table-cell>
            <text:p>35116714</text:p>
          </table:table-cell>
          <table:table-cell>
            <text:p>607163829</text:p>
          </table:table-cell>
        </table:table-row>
        <table:table-row>
          <table:table-cell>
            <text:p>752549042</text:p>
          </table:table-cell>
          <table:table-cell>
            <text:p>144923943</text:p>
          </table:table-cell>
          <table:table-cell>
            <text:p>697243968</text:p>
          </table:table-cell>
          <table:table-cell>
            <text:p>138614349</text:p>
          </table:table-cell>
          <table:table-cell>
            <text:p>150583791</text:p>
          </table:table-cell>
          <table:table-cell>
            <text:p>825255143</text:p>
          </table:table-cell>
          <table:table-cell>
            <text:p>918732335</text:p>
          </table:table-cell>
        </table:table-row>
        <table:table-row>
          <table:table-cell>
            <text:p>101132986</text:p>
          </table:table-cell>
          <table:table-cell>
            <text:p>355588809</text:p>
          </table:table-cell>
          <table:table-cell>
            <text:p>2240667</text:p>
          </table:table-cell>
          <table:table-cell>
            <text:p>34014717</text:p>
          </table:table-cell>
          <table:table-cell>
            <text:p>697977355</text:p>
          </table:table-cell>
          <table:table-cell>
            <text:p>204792156</text:p>
          </table:table-cell>
          <table:table-cell>
            <text:p>166530264</text:p>
          </table:table-cell>
        </table:table-row>
        <table:table-row>
          <table:table-cell>
            <text:p>465578390</text:p>
          </table:table-cell>
          <table:table-cell>
            <text:p>94055667</text:p>
          </table:table-cell>
          <table:table-cell>
            <text:p>661879942</text:p>
          </table:table-cell>
          <table:table-cell>
            <text:p>614410403</text:p>
          </table:table-cell>
          <table:table-cell>
            <text:p>582533662</text:p>
          </table:table-cell>
          <table:table-cell>
            <text:p>804806479</text:p>
          </table:table-cell>
          <table:table-cell>
            <text:p>424174932</text:p>
          </table:table-cell>
        </table:table-row>
        <table:table-row>
          <table:table-cell>
            <text:p>450650213</text:p>
          </table:table-cell>
          <table:table-cell>
            <text:p>983403308</text:p>
          </table:table-cell>
          <table:table-cell>
            <text:p>620556397</text:p>
          </table:table-cell>
          <table:table-cell>
            <text:p>378992334</text:p>
          </table:table-cell>
          <table:table-cell>
            <text:p>464900680</text:p>
          </table:table-cell>
          <table:table-cell>
            <text:p>925562554</text:p>
          </table:table-cell>
          <table:table-cell>
            <text:p>120722942</text:p>
          </table:table-cell>
        </table:table-row>
        <table:table-row>
          <table:table-cell>
            <text:p>503723164</text:p>
          </table:table-cell>
          <table:table-cell>
            <text:p>661934665</text:p>
          </table:table-cell>
          <table:table-cell>
            <text:p>944879507</text:p>
          </table:table-cell>
          <table:table-cell>
            <text:p>677761680</text:p>
          </table:table-cell>
          <table:table-cell>
            <text:p>412698076</text:p>
          </table:table-cell>
          <table:table-cell>
            <text:p>729444625</text:p>
          </table:table-cell>
          <table:table-cell>
            <text:p>569877296</text:p>
          </table:table-cell>
        </table:table-row>
        <table:table-row>
          <table:table-cell>
            <text:p>735111071</text:p>
          </table:table-cell>
          <table:table-cell>
            <text:p>179332788</text:p>
          </table:table-cell>
          <table:table-cell>
            <text:p>518968613</text:p>
          </table:table-cell>
          <table:table-cell>
            <text:p>964269389</text:p>
          </table:table-cell>
          <table:table-cell>
            <text:p>212323099</text:p>
          </table:table-cell>
          <table:table-cell>
            <text:p>504025215</text:p>
          </table:table-cell>
          <table:table-cell>
            <text:p>845930127</text:p>
          </table:table-cell>
        </table:table-row>
        <table:table-row>
          <table:table-cell>
            <text:p>740552893</text:p>
          </table:table-cell>
          <table:table-cell>
            <text:p>984201204</text:p>
          </table:table-cell>
          <table:table-cell>
            <text:p>407777378</text:p>
          </table:table-cell>
          <table:table-cell>
            <text:p>497167669</text:p>
          </table:table-cell>
          <table:table-cell>
            <text:p>334841534</text:p>
          </table:table-cell>
          <table:table-cell>
            <text:p>803370007</text:p>
          </table:table-cell>
          <table:table-cell>
            <text:p>521473418</text:p>
          </table:table-cell>
        </table:table-row>
        <table:table-row>
          <table:table-cell>
            <text:p>614858241</text:p>
          </table:table-cell>
          <table:table-cell>
            <text:p>528801329</text:p>
          </table:table-cell>
          <table:table-cell>
            <text:p>711828820</text:p>
          </table:table-cell>
          <table:table-cell>
            <text:p>130363138</text:p>
          </table:table-cell>
          <table:table-cell>
            <text:p>785491569</text:p>
          </table:table-cell>
          <table:table-cell>
            <text:p>957608364</text:p>
          </table:table-cell>
          <table:table-cell>
            <text:p>887396696</text:p>
          </table:table-cell>
        </table:table-row>
        <table:table-row>
          <table:table-cell>
            <text:p>806804210</text:p>
          </table:table-cell>
          <table:table-cell>
            <text:p>993456017</text:p>
          </table:table-cell>
          <table:table-cell>
            <text:p>61435210</text:p>
          </table:table-cell>
          <table:table-cell>
            <text:p>653600823</text:p>
          </table:table-cell>
          <table:table-cell>
            <text:p>509264837</text:p>
          </table:table-cell>
          <table:table-cell>
            <text:p>264204223</text:p>
          </table:table-cell>
          <table:table-cell>
            <text:p>350786888</text:p>
          </table:table-cell>
        </table:table-row>
        <table:table-row>
          <table:table-cell>
            <text:p>606891755</text:p>
          </table:table-cell>
          <table:table-cell>
            <text:p>467920111</text:p>
          </table:table-cell>
          <table:table-cell>
            <text:p>458954976</text:p>
          </table:table-cell>
          <table:table-cell>
            <text:p>886178879</text:p>
          </table:table-cell>
          <table:table-cell>
            <text:p>77777292</text:p>
          </table:table-cell>
          <table:table-cell>
            <text:p>435548116</text:p>
          </table:table-cell>
          <table:table-cell>
            <text:p>344157948</text:p>
          </table:table-cell>
        </table:table-row>
        <table:table-row>
          <table:table-cell>
            <text:p>111336432</text:p>
          </table:table-cell>
          <table:table-cell>
            <text:p>156449347</text:p>
          </table:table-cell>
          <table:table-cell>
            <text:p>870379511</text:p>
          </table:table-cell>
          <table:table-cell>
            <text:p>660716919</text:p>
          </table:table-cell>
          <table:table-cell>
            <text:p>708892938</text:p>
          </table:table-cell>
          <table:table-cell>
            <text:p>942218792</text:p>
          </table:table-cell>
          <table:table-cell>
            <text:p>760736163</text:p>
          </table:table-cell>
        </table:table-row>
        <table:table-row>
          <table:table-cell>
            <text:p>236647888</text:p>
          </table:table-cell>
          <table:table-cell>
            <text:p>257780311</text:p>
          </table:table-cell>
          <table:table-cell>
            <text:p>309166676</text:p>
          </table:table-cell>
          <table:table-cell>
            <text:p>193187743</text:p>
          </table:table-cell>
          <table:table-cell>
            <text:p>380403656</text:p>
          </table:table-cell>
          <table:table-cell>
            <text:p>367840357</text:p>
          </table:table-cell>
          <table:table-cell>
            <text:p>205787074</text:p>
          </table:table-cell>
        </table:table-row>
        <table:table-row>
          <table:table-cell>
            <text:p>317638125</text:p>
          </table:table-cell>
          <table:table-cell>
            <text:p>953887604</text:p>
          </table:table-cell>
          <table:table-cell>
            <text:p>738210313</text:p>
          </table:table-cell>
          <table:table-cell>
            <text:p>579967179</text:p>
          </table:table-cell>
          <table:table-cell>
            <text:p>52797162</text:p>
          </table:table-cell>
          <table:table-cell>
            <text:p>778894046</text:p>
          </table:table-cell>
          <table:table-cell>
            <text:p>973634733</text:p>
          </table:table-cell>
        </table:table-row>
        <table:table-row>
          <table:table-cell>
            <text:p>652084074</text:p>
          </table:table-cell>
          <table:table-cell>
            <text:p>740805462</text:p>
          </table:table-cell>
          <table:table-cell>
            <text:p>716694290</text:p>
          </table:table-cell>
          <table:table-cell>
            <text:p>679110256</text:p>
          </table:table-cell>
          <table:table-cell>
            <text:p>859405262</text:p>
          </table:table-cell>
          <table:table-cell>
            <text:p>250720925</text:p>
          </table:table-cell>
          <table:table-cell>
            <text:p>38128790</text:p>
          </table:table-cell>
        </table:table-row>
        <table:table-row>
          <table:table-cell>
            <text:p>871409959</text:p>
          </table:table-cell>
          <table:table-cell>
            <text:p>304959657</text:p>
          </table:table-cell>
          <table:table-cell>
            <text:p>126429947</text:p>
          </table:table-cell>
          <table:table-cell>
            <text:p>480914916</text:p>
          </table:table-cell>
          <table:table-cell>
            <text:p>674003803</text:p>
          </table:table-cell>
          <table:table-cell>
            <text:p>351488280</text:p>
          </table:table-cell>
          <table:table-cell>
            <text:p>492631529</text:p>
          </table:table-cell>
        </table:table-row>
        <table:table-row>
          <table:table-cell>
            <text:p>501281160</text:p>
          </table:table-cell>
          <table:table-cell>
            <text:p>144197334</text:p>
          </table:table-cell>
          <table:table-cell>
            <text:p>776592451</text:p>
          </table:table-cell>
          <table:table-cell>
            <text:p>423220340</text:p>
          </table:table-cell>
          <table:table-cell>
            <text:p>674961463</text:p>
          </table:table-cell>
          <table:table-cell>
            <text:p>392405130</text:p>
          </table:table-cell>
          <table:table-cell>
            <text:p>338362414</text:p>
          </table:table-cell>
        </table:table-row>
        <table:table-row>
          <table:table-cell>
            <text:p>123744018</text:p>
          </table:table-cell>
          <table:table-cell>
            <text:p>859769752</text:p>
          </table:table-cell>
          <table:table-cell>
            <text:p>320796157</text:p>
          </table:table-cell>
          <table:table-cell>
            <text:p>626881538</text:p>
          </table:table-cell>
          <table:table-cell>
            <text:p>274823027</text:p>
          </table:table-cell>
          <table:table-cell>
            <text:p>215403816</text:p>
          </table:table-cell>
          <table:table-cell>
            <text:p>532673284</text:p>
          </table:table-cell>
        </table:table-row>
        <table:table-row>
          <table:table-cell>
            <text:p>63801896</text:p>
          </table:table-cell>
          <table:table-cell>
            <text:p>513405693</text:p>
          </table:table-cell>
          <table:table-cell>
            <text:p>438197311</text:p>
          </table:table-cell>
          <table:table-cell>
            <text:p>615705164</text:p>
          </table:table-cell>
          <table:table-cell>
            <text:p>909143223</text:p>
          </table:table-cell>
          <table:table-cell>
            <text:p>230171291</text:p>
          </table:table-cell>
          <table:table-cell>
            <text:p>688874423</text:p>
          </table:table-cell>
        </table:table-row>
        <table:table-row>
          <table:table-cell>
            <text:p>754214375</text:p>
          </table:table-cell>
          <table:table-cell>
            <text:p>184380679</text:p>
          </table:table-cell>
          <table:table-cell>
            <text:p>922542451</text:p>
          </table:table-cell>
          <table:table-cell>
            <text:p>707678919</text:p>
          </table:table-cell>
          <table:table-cell>
            <text:p>544972628</text:p>
          </table:table-cell>
          <table:table-cell>
            <text:p>672250559</text:p>
          </table:table-cell>
          <table:table-cell>
            <text:p>970602310</text:p>
          </table:table-cell>
        </table:table-row>
        <table:table-row>
          <table:table-cell>
            <text:p>558042279</text:p>
          </table:table-cell>
          <table:table-cell>
            <text:p>400063658</text:p>
          </table:table-cell>
          <table:table-cell>
            <text:p>540888223</text:p>
          </table:table-cell>
          <table:table-cell>
            <text:p>828938304</text:p>
          </table:table-cell>
          <table:table-cell>
            <text:p>677314463</text:p>
          </table:table-cell>
          <table:table-cell>
            <text:p>674273553</text:p>
          </table:table-cell>
          <table:table-cell>
            <text:p>731524746</text:p>
          </table:table-cell>
        </table:table-row>
        <table:table-row>
          <table:table-cell>
            <text:p>962549632</text:p>
          </table:table-cell>
          <table:table-cell>
            <text:p>872215420</text:p>
          </table:table-cell>
          <table:table-cell>
            <text:p>369957002</text:p>
          </table:table-cell>
          <table:table-cell>
            <text:p>870144603</text:p>
          </table:table-cell>
          <table:table-cell>
            <text:p>975917023</text:p>
          </table:table-cell>
          <table:table-cell>
            <text:p>461347777</text:p>
          </table:table-cell>
          <table:table-cell>
            <text:p>460774131</text:p>
          </table:table-cell>
        </table:table-row>
        <table:table-row>
          <table:table-cell>
            <text:p>384462712</text:p>
          </table:table-cell>
          <table:table-cell>
            <text:p>443840896</text:p>
          </table:table-cell>
          <table:table-cell>
            <text:p>912408635</text:p>
          </table:table-cell>
          <table:table-cell>
            <text:p>226794857</text:p>
          </table:table-cell>
          <table:table-cell>
            <text:p>941356229</text:p>
          </table:table-cell>
          <table:table-cell>
            <text:p>381784170</text:p>
          </table:table-cell>
          <table:table-cell>
            <text:p>27939011</text:p>
          </table:table-cell>
        </table:table-row>
        <table:table-row>
          <table:table-cell>
            <text:p>746645326</text:p>
          </table:table-cell>
          <table:table-cell>
            <text:p>255023420</text:p>
          </table:table-cell>
          <table:table-cell>
            <text:p>752958862</text:p>
          </table:table-cell>
          <table:table-cell>
            <text:p>197566659</text:p>
          </table:table-cell>
          <table:table-cell>
            <text:p>728189339</text:p>
          </table:table-cell>
          <table:table-cell>
            <text:p>837404222</text:p>
          </table:table-cell>
          <table:table-cell>
            <text:p>957599775</text:p>
          </table:table-cell>
        </table:table-row>
        <table:table-row>
          <table:table-cell>
            <text:p>28474527</text:p>
          </table:table-cell>
          <table:table-cell>
            <text:p>419835221</text:p>
          </table:table-cell>
          <table:table-cell>
            <text:p>883284065</text:p>
          </table:table-cell>
          <table:table-cell>
            <text:p>281373348</text:p>
          </table:table-cell>
          <table:table-cell>
            <text:p>155252490</text:p>
          </table:table-cell>
          <table:table-cell>
            <text:p>191270944</text:p>
          </table:table-cell>
          <table:table-cell>
            <text:p>932009420</text:p>
          </table:table-cell>
        </table:table-row>
        <table:table-row>
          <table:table-cell>
            <text:p>643152748</text:p>
          </table:table-cell>
          <table:table-cell>
            <text:p>606007463</text:p>
          </table:table-cell>
          <table:table-cell>
            <text:p>499743074</text:p>
          </table:table-cell>
          <table:table-cell>
            <text:p>409635899</text:p>
          </table:table-cell>
          <table:table-cell>
            <text:p>913714019</text:p>
          </table:table-cell>
          <table:table-cell>
            <text:p>414725921</text:p>
          </table:table-cell>
          <table:table-cell>
            <text:p>882465688</text:p>
          </table:table-cell>
        </table:table-row>
        <table:table-row>
          <table:table-cell>
            <text:p>247738619</text:p>
          </table:table-cell>
          <table:table-cell>
            <text:p>461389665</text:p>
          </table:table-cell>
          <table:table-cell>
            <text:p>487509015</text:p>
          </table:table-cell>
          <table:table-cell>
            <text:p>115394691</text:p>
          </table:table-cell>
          <table:table-cell>
            <text:p>933595193</text:p>
          </table:table-cell>
          <table:table-cell>
            <text:p>272403872</text:p>
          </table:table-cell>
          <table:table-cell>
            <text:p>291788453</text:p>
          </table:table-cell>
        </table:table-row>
        <table:table-row>
          <table:table-cell>
            <text:p>902698650</text:p>
          </table:table-cell>
          <table:table-cell>
            <text:p>227542332</text:p>
          </table:table-cell>
          <table:table-cell>
            <text:p>548291682</text:p>
          </table:table-cell>
          <table:table-cell>
            <text:p>471055064</text:p>
          </table:table-cell>
          <table:table-cell>
            <text:p>279500914</text:p>
          </table:table-cell>
          <table:table-cell>
            <text:p>188909575</text:p>
          </table:table-cell>
          <table:table-cell>
            <text:p>889340444</text:p>
          </table:table-cell>
        </table:table-row>
        <table:table-row>
          <table:table-cell>
            <text:p>56640517</text:p>
          </table:table-cell>
          <table:table-cell>
            <text:p>870124989</text:p>
          </table:table-cell>
          <table:table-cell>
            <text:p>119618243</text:p>
          </table:table-cell>
          <table:table-cell>
            <text:p>260166485</text:p>
          </table:table-cell>
          <table:table-cell>
            <text:p>236569390</text:p>
          </table:table-cell>
          <table:table-cell>
            <text:p>566618626</text:p>
          </table:table-cell>
          <table:table-cell>
            <text:p>520768437</text:p>
          </table:table-cell>
        </table:table-row>
        <table:table-row>
          <table:table-cell>
            <text:p>96165859</text:p>
          </table:table-cell>
          <table:table-cell>
            <text:p>859000290</text:p>
          </table:table-cell>
          <table:table-cell>
            <text:p>108834271</text:p>
          </table:table-cell>
          <table:table-cell>
            <text:p>295435032</text:p>
          </table:table-cell>
          <table:table-cell>
            <text:p>167308918</text:p>
          </table:table-cell>
          <table:table-cell>
            <text:p>58325058</text:p>
          </table:table-cell>
          <table:table-cell>
            <text:p>361865951</text:p>
          </table:table-cell>
        </table:table-row>
        <table:table-row>
          <table:table-cell>
            <text:p>23223172</text:p>
          </table:table-cell>
          <table:table-cell>
            <text:p>722546696</text:p>
          </table:table-cell>
          <table:table-cell>
            <text:p>329248479</text:p>
          </table:table-cell>
          <table:table-cell>
            <text:p>717307410</text:p>
          </table:table-cell>
          <table:table-cell>
            <text:p>876664013</text:p>
          </table:table-cell>
          <table:table-cell>
            <text:p>576997734</text:p>
          </table:table-cell>
          <table:table-cell>
            <text:p>459342785</text:p>
          </table:table-cell>
        </table:table-row>
        <table:table-row>
          <table:table-cell>
            <text:p>884752777</text:p>
          </table:table-cell>
          <table:table-cell>
            <text:p>685160031</text:p>
          </table:table-cell>
          <table:table-cell>
            <text:p>165347929</text:p>
          </table:table-cell>
          <table:table-cell>
            <text:p>214472307</text:p>
          </table:table-cell>
          <table:table-cell>
            <text:p>425747337</text:p>
          </table:table-cell>
          <table:table-cell>
            <text:p>902925011</text:p>
          </table:table-cell>
          <table:table-cell>
            <text:p>57694972</text:p>
          </table:table-cell>
        </table:table-row>
        <table:table-row>
          <table:table-cell>
            <text:p>964390462</text:p>
          </table:table-cell>
          <table:table-cell>
            <text:p>844865592</text:p>
          </table:table-cell>
          <table:table-cell>
            <text:p>794425226</text:p>
          </table:table-cell>
          <table:table-cell>
            <text:p>345459181</text:p>
          </table:table-cell>
          <table:table-cell>
            <text:p>453296342</text:p>
          </table:table-cell>
          <table:table-cell>
            <text:p>852261339</text:p>
          </table:table-cell>
          <table:table-cell>
            <text:p>144048592</text:p>
          </table:table-cell>
        </table:table-row>
        <table:table-row>
          <table:table-cell>
            <text:p>259321790</text:p>
          </table:table-cell>
          <table:table-cell>
            <text:p>668997932</text:p>
          </table:table-cell>
          <table:table-cell>
            <text:p>516226749</text:p>
          </table:table-cell>
          <table:table-cell>
            <text:p>641667343</text:p>
          </table:table-cell>
          <table:table-cell>
            <text:p>344117292</text:p>
          </table:table-cell>
          <table:table-cell>
            <text:p>682995074</text:p>
          </table:table-cell>
          <table:table-cell>
            <text:p>192492351</text:p>
          </table:table-cell>
        </table:table-row>
        <table:table-row>
          <table:table-cell>
            <text:p>323235716</text:p>
          </table:table-cell>
          <table:table-cell>
            <text:p>132739810</text:p>
          </table:table-cell>
          <table:table-cell>
            <text:p>767459876</text:p>
          </table:table-cell>
          <table:table-cell>
            <text:p>418351054</text:p>
          </table:table-cell>
          <table:table-cell>
            <text:p>551250520</text:p>
          </table:table-cell>
          <table:table-cell>
            <text:p>259141586</text:p>
          </table:table-cell>
          <table:table-cell>
            <text:p>760981406</text:p>
          </table:table-cell>
        </table:table-row>
        <table:table-row>
          <table:table-cell>
            <text:p>955931187</text:p>
          </table:table-cell>
          <table:table-cell>
            <text:p>279035295</text:p>
          </table:table-cell>
          <table:table-cell>
            <text:p>471858605</text:p>
          </table:table-cell>
          <table:table-cell>
            <text:p>143478975</text:p>
          </table:table-cell>
          <table:table-cell>
            <text:p>413361013</text:p>
          </table:table-cell>
          <table:table-cell>
            <text:p>686523525</text:p>
          </table:table-cell>
          <table:table-cell>
            <text:p>778416170</text:p>
          </table:table-cell>
        </table:table-row>
        <table:table-row>
          <table:table-cell>
            <text:p>373459770</text:p>
          </table:table-cell>
          <table:table-cell>
            <text:p>651602406</text:p>
          </table:table-cell>
          <table:table-cell>
            <text:p>650815693</text:p>
          </table:table-cell>
          <table:table-cell>
            <text:p>786601541</text:p>
          </table:table-cell>
          <table:table-cell>
            <text:p>959866302</text:p>
          </table:table-cell>
          <table:table-cell>
            <text:p>992861168</text:p>
          </table:table-cell>
          <table:table-cell>
            <text:p>860267594</text:p>
          </table:table-cell>
        </table:table-row>
        <table:table-row>
          <table:table-cell>
            <text:p>17551426</text:p>
          </table:table-cell>
          <table:table-cell>
            <text:p>92916432</text:p>
          </table:table-cell>
          <table:table-cell>
            <text:p>521606598</text:p>
          </table:table-cell>
          <table:table-cell>
            <text:p>666448304</text:p>
          </table:table-cell>
          <table:table-cell>
            <text:p>315356620</text:p>
          </table:table-cell>
          <table:table-cell>
            <text:p>768367707</text:p>
          </table:table-cell>
          <table:table-cell>
            <text:p>515853730</text:p>
          </table:table-cell>
        </table:table-row>
        <table:table-row>
          <table:table-cell>
            <text:p>294265756</text:p>
          </table:table-cell>
          <table:table-cell>
            <text:p>41761458</text:p>
          </table:table-cell>
          <table:table-cell>
            <text:p>469859919</text:p>
          </table:table-cell>
          <table:table-cell>
            <text:p>38854669</text:p>
          </table:table-cell>
          <table:table-cell>
            <text:p>322078700</text:p>
          </table:table-cell>
          <table:table-cell>
            <text:p>369952837</text:p>
          </table:table-cell>
          <table:table-cell>
            <text:p>633356582</text:p>
          </table:table-cell>
        </table:table-row>
        <table:table-row>
          <table:table-cell>
            <text:p>549094053</text:p>
          </table:table-cell>
          <table:table-cell>
            <text:p>455415645</text:p>
          </table:table-cell>
          <table:table-cell>
            <text:p>609064245</text:p>
          </table:table-cell>
          <table:table-cell>
            <text:p>591858526</text:p>
          </table:table-cell>
          <table:table-cell>
            <text:p>382069871</text:p>
          </table:table-cell>
          <table:table-cell>
            <text:p>933402585</text:p>
          </table:table-cell>
          <table:table-cell>
            <text:p>673370204</text:p>
          </table:table-cell>
        </table:table-row>
        <table:table-row>
          <table:table-cell>
            <text:p>563875591</text:p>
          </table:table-cell>
          <table:table-cell>
            <text:p>866460480</text:p>
          </table:table-cell>
          <table:table-cell>
            <text:p>260412570</text:p>
          </table:table-cell>
          <table:table-cell>
            <text:p>46109375</text:p>
          </table:table-cell>
          <table:table-cell>
            <text:p>502943440</text:p>
          </table:table-cell>
          <table:table-cell>
            <text:p>814209803</text:p>
          </table:table-cell>
          <table:table-cell>
            <text:p>732428529</text:p>
          </table:table-cell>
        </table:table-row>
        <table:table-row>
          <table:table-cell>
            <text:p>725577674</text:p>
          </table:table-cell>
          <table:table-cell>
            <text:p>555881837</text:p>
          </table:table-cell>
          <table:table-cell>
            <text:p>486487906</text:p>
          </table:table-cell>
          <table:table-cell>
            <text:p>887708692</text:p>
          </table:table-cell>
          <table:table-cell>
            <text:p>177826676</text:p>
          </table:table-cell>
          <table:table-cell>
            <text:p>771283494</text:p>
          </table:table-cell>
          <table:table-cell>
            <text:p>872739295</text:p>
          </table:table-cell>
        </table:table-row>
        <table:table-row>
          <table:table-cell>
            <text:p>560076623</text:p>
          </table:table-cell>
          <table:table-cell>
            <text:p>649814328</text:p>
          </table:table-cell>
          <table:table-cell>
            <text:p>394633764</text:p>
          </table:table-cell>
          <table:table-cell>
            <text:p>298331845</text:p>
          </table:table-cell>
          <table:table-cell>
            <text:p>493914107</text:p>
          </table:table-cell>
          <table:table-cell>
            <text:p>787451433</text:p>
          </table:table-cell>
          <table:table-cell>
            <text:p>359211602</text:p>
          </table:table-cell>
        </table:table-row>
        <table:table-row>
          <table:table-cell>
            <text:p>966560947</text:p>
          </table:table-cell>
          <table:table-cell>
            <text:p>847201001</text:p>
          </table:table-cell>
          <table:table-cell>
            <text:p>221505419</text:p>
          </table:table-cell>
          <table:table-cell>
            <text:p>154983764</text:p>
          </table:table-cell>
          <table:table-cell>
            <text:p>253958246</text:p>
          </table:table-cell>
          <table:table-cell>
            <text:p>339806452</text:p>
          </table:table-cell>
          <table:table-cell>
            <text:p>140964387</text:p>
          </table:table-cell>
        </table:table-row>
        <table:table-row>
          <table:table-cell>
            <text:p>560423457</text:p>
          </table:table-cell>
          <table:table-cell>
            <text:p>420875599</text:p>
          </table:table-cell>
          <table:table-cell>
            <text:p>869908651</text:p>
          </table:table-cell>
          <table:table-cell>
            <text:p>532543308</text:p>
          </table:table-cell>
          <table:table-cell>
            <text:p>337190605</text:p>
          </table:table-cell>
          <table:table-cell>
            <text:p>352721388</text:p>
          </table:table-cell>
          <table:table-cell>
            <text:p>225647093</text:p>
          </table:table-cell>
        </table:table-row>
        <table:table-row>
          <table:table-cell>
            <text:p>70786178</text:p>
          </table:table-cell>
          <table:table-cell>
            <text:p>724007901</text:p>
          </table:table-cell>
          <table:table-cell>
            <text:p>456771977</text:p>
          </table:table-cell>
          <table:table-cell>
            <text:p>254379816</text:p>
          </table:table-cell>
          <table:table-cell>
            <text:p>986823545</text:p>
          </table:table-cell>
          <table:table-cell>
            <text:p>306799928</text:p>
          </table:table-cell>
          <table:table-cell>
            <text:p>687232488</text:p>
          </table:table-cell>
        </table:table-row>
        <table:table-row>
          <table:table-cell>
            <text:p>432022212</text:p>
          </table:table-cell>
          <table:table-cell>
            <text:p>621279176</text:p>
          </table:table-cell>
          <table:table-cell>
            <text:p>910965927</text:p>
          </table:table-cell>
          <table:table-cell>
            <text:p>524534566</text:p>
          </table:table-cell>
          <table:table-cell>
            <text:p>865447834</text:p>
          </table:table-cell>
          <table:table-cell>
            <text:p>304752046</text:p>
          </table:table-cell>
          <table:table-cell>
            <text:p>911610382</text:p>
          </table:table-cell>
        </table:table-row>
        <table:table-row>
          <table:table-cell>
            <text:p>815690123</text:p>
          </table:table-cell>
          <table:table-cell>
            <text:p>893689946</text:p>
          </table:table-cell>
          <table:table-cell>
            <text:p>681758472</text:p>
          </table:table-cell>
          <table:table-cell>
            <text:p>976850472</text:p>
          </table:table-cell>
          <table:table-cell>
            <text:p>644955451</text:p>
          </table:table-cell>
          <table:table-cell>
            <text:p>326120862</text:p>
          </table:table-cell>
          <table:table-cell>
            <text:p>900519161</text:p>
          </table:table-cell>
        </table:table-row>
        <table:table-row>
          <table:table-cell>
            <text:p>748284630</text:p>
          </table:table-cell>
          <table:table-cell>
            <text:p>368540912</text:p>
          </table:table-cell>
          <table:table-cell>
            <text:p>890175735</text:p>
          </table:table-cell>
          <table:table-cell>
            <text:p>491584063</text:p>
          </table:table-cell>
          <table:table-cell>
            <text:p>558011833</text:p>
          </table:table-cell>
          <table:table-cell>
            <text:p>379626222</text:p>
          </table:table-cell>
          <table:table-cell>
            <text:p>786824773</text:p>
          </table:table-cell>
        </table:table-row>
        <table:table-row>
          <table:table-cell>
            <text:p>815737755</text:p>
          </table:table-cell>
          <table:table-cell>
            <text:p>812032134</text:p>
          </table:table-cell>
          <table:table-cell>
            <text:p>409398653</text:p>
          </table:table-cell>
          <table:table-cell>
            <text:p>632830053</text:p>
          </table:table-cell>
          <table:table-cell>
            <text:p>54842549</text:p>
          </table:table-cell>
          <table:table-cell>
            <text:p>854554950</text:p>
          </table:table-cell>
          <table:table-cell>
            <text:p>141290805</text:p>
          </table:table-cell>
        </table:table-row>
        <table:table-row>
          <table:table-cell>
            <text:p>989573444</text:p>
          </table:table-cell>
          <table:table-cell>
            <text:p>429870009</text:p>
          </table:table-cell>
          <table:table-cell>
            <text:p>808036126</text:p>
          </table:table-cell>
          <table:table-cell>
            <text:p>161999753</text:p>
          </table:table-cell>
          <table:table-cell>
            <text:p>224009655</text:p>
          </table:table-cell>
          <table:table-cell>
            <text:p>364551584</text:p>
          </table:table-cell>
          <table:table-cell>
            <text:p>98425738</text:p>
          </table:table-cell>
        </table:table-row>
        <table:table-row>
          <table:table-cell>
            <text:p>839473311</text:p>
          </table:table-cell>
          <table:table-cell>
            <text:p>827669471</text:p>
          </table:table-cell>
          <table:table-cell>
            <text:p>913993183</text:p>
          </table:table-cell>
          <table:table-cell>
            <text:p>983780781</text:p>
          </table:table-cell>
          <table:table-cell>
            <text:p>438798852</text:p>
          </table:table-cell>
          <table:table-cell>
            <text:p>44362464</text:p>
          </table:table-cell>
          <table:table-cell>
            <text:p>21939857</text:p>
          </table:table-cell>
        </table:table-row>
        <table:table-row>
          <table:table-cell>
            <text:p>959534774</text:p>
          </table:table-cell>
          <table:table-cell>
            <text:p>240260340</text:p>
          </table:table-cell>
          <table:table-cell>
            <text:p>341531381</text:p>
          </table:table-cell>
          <table:table-cell>
            <text:p>20949677</text:p>
          </table:table-cell>
          <table:table-cell>
            <text:p>474509977</text:p>
          </table:table-cell>
          <table:table-cell>
            <text:p>36937513</text:p>
          </table:table-cell>
          <table:table-cell>
            <text:p>250076737</text:p>
          </table:table-cell>
        </table:table-row>
        <table:table-row>
          <table:table-cell>
            <text:p>49766333</text:p>
          </table:table-cell>
          <table:table-cell>
            <text:p>336744324</text:p>
          </table:table-cell>
          <table:table-cell>
            <text:p>561649001</text:p>
          </table:table-cell>
          <table:table-cell>
            <text:p>270409742</text:p>
          </table:table-cell>
          <table:table-cell>
            <text:p>157115790</text:p>
          </table:table-cell>
          <table:table-cell>
            <text:p>110822246</text:p>
          </table:table-cell>
          <table:table-cell>
            <text:p>962365195</text:p>
          </table:table-cell>
        </table:table-row>
        <table:table-row>
          <table:table-cell>
            <text:p>666704227</text:p>
          </table:table-cell>
          <table:table-cell>
            <text:p>444938633</text:p>
          </table:table-cell>
          <table:table-cell>
            <text:p>442098954</text:p>
          </table:table-cell>
          <table:table-cell>
            <text:p>640995572</text:p>
          </table:table-cell>
          <table:table-cell>
            <text:p>200398863</text:p>
          </table:table-cell>
          <table:table-cell>
            <text:p>942510951</text:p>
          </table:table-cell>
          <table:table-cell>
            <text:p>580994924</text:p>
          </table:table-cell>
        </table:table-row>
        <table:table-row>
          <table:table-cell>
            <text:p>303447202</text:p>
          </table:table-cell>
          <table:table-cell>
            <text:p>426012489</text:p>
          </table:table-cell>
          <table:table-cell>
            <text:p>249784132</text:p>
          </table:table-cell>
          <table:table-cell>
            <text:p>147049235</text:p>
          </table:table-cell>
          <table:table-cell>
            <text:p>581380230</text:p>
          </table:table-cell>
          <table:table-cell>
            <text:p>396985059</text:p>
          </table:table-cell>
          <table:table-cell>
            <text:p>186458017</text:p>
          </table:table-cell>
        </table:table-row>
        <table:table-row>
          <table:table-cell>
            <text:p>106585870</text:p>
          </table:table-cell>
          <table:table-cell>
            <text:p>38391106</text:p>
          </table:table-cell>
          <table:table-cell>
            <text:p>964370034</text:p>
          </table:table-cell>
          <table:table-cell>
            <text:p>595591788</text:p>
          </table:table-cell>
          <table:table-cell>
            <text:p>964603265</text:p>
          </table:table-cell>
          <table:table-cell>
            <text:p>262199799</text:p>
          </table:table-cell>
          <table:table-cell>
            <text:p>863028796</text:p>
          </table:table-cell>
        </table:table-row>
        <table:table-row>
          <table:table-cell>
            <text:p>296988655</text:p>
          </table:table-cell>
          <table:table-cell>
            <text:p>588693125</text:p>
          </table:table-cell>
          <table:table-cell>
            <text:p>912962528</text:p>
          </table:table-cell>
          <table:table-cell>
            <text:p>505607723</text:p>
          </table:table-cell>
          <table:table-cell>
            <text:p>642663525</text:p>
          </table:table-cell>
          <table:table-cell>
            <text:p>607470540</text:p>
          </table:table-cell>
          <table:table-cell>
            <text:p>159034581</text:p>
          </table:table-cell>
        </table:table-row>
        <table:table-row>
          <table:table-cell>
            <text:p>870714385</text:p>
          </table:table-cell>
          <table:table-cell>
            <text:p>396164380</text:p>
          </table:table-cell>
          <table:table-cell>
            <text:p>80745233</text:p>
          </table:table-cell>
          <table:table-cell>
            <text:p>323280899</text:p>
          </table:table-cell>
          <table:table-cell>
            <text:p>917716523</text:p>
          </table:table-cell>
          <table:table-cell>
            <text:p>196049280</text:p>
          </table:table-cell>
          <table:table-cell>
            <text:p>806213955</text:p>
          </table:table-cell>
        </table:table-row>
        <table:table-row>
          <table:table-cell>
            <text:p>683015888</text:p>
          </table:table-cell>
          <table:table-cell>
            <text:p>730122609</text:p>
          </table:table-cell>
          <table:table-cell>
            <text:p>216213408</text:p>
          </table:table-cell>
          <table:table-cell>
            <text:p>891438167</text:p>
          </table:table-cell>
          <table:table-cell>
            <text:p>836727931</text:p>
          </table:table-cell>
          <table:table-cell>
            <text:p>618731118</text:p>
          </table:table-cell>
          <table:table-cell>
            <text:p>362348371</text:p>
          </table:table-cell>
        </table:table-row>
        <table:table-row>
          <table:table-cell>
            <text:p>64551036</text:p>
          </table:table-cell>
          <table:table-cell>
            <text:p>776935423</text:p>
          </table:table-cell>
          <table:table-cell>
            <text:p>368932359</text:p>
          </table:table-cell>
          <table:table-cell>
            <text:p>862157824</text:p>
          </table:table-cell>
          <table:table-cell>
            <text:p>283239870</text:p>
          </table:table-cell>
          <table:table-cell>
            <text:p>377277552</text:p>
          </table:table-cell>
          <table:table-cell>
            <text:p>242421585</text:p>
          </table:table-cell>
        </table:table-row>
        <table:table-row>
          <table:table-cell>
            <text:p>520738223</text:p>
          </table:table-cell>
          <table:table-cell>
            <text:p>387853464</text:p>
          </table:table-cell>
          <table:table-cell>
            <text:p>550698760</text:p>
          </table:table-cell>
          <table:table-cell>
            <text:p>240045325</text:p>
          </table:table-cell>
          <table:table-cell>
            <text:p>731558237</text:p>
          </table:table-cell>
          <table:table-cell>
            <text:p>124586833</text:p>
          </table:table-cell>
          <table:table-cell>
            <text:p>476411641</text:p>
          </table:table-cell>
        </table:table-row>
        <table:table-row>
          <table:table-cell>
            <text:p>640642075</text:p>
          </table:table-cell>
          <table:table-cell>
            <text:p>338961853</text:p>
          </table:table-cell>
          <table:table-cell>
            <text:p>147492491</text:p>
          </table:table-cell>
          <table:table-cell>
            <text:p>686823849</text:p>
          </table:table-cell>
          <table:table-cell>
            <text:p>657783091</text:p>
          </table:table-cell>
          <table:table-cell>
            <text:p>31011883</text:p>
          </table:table-cell>
          <table:table-cell>
            <text:p>592506282</text:p>
          </table:table-cell>
        </table:table-row>
        <table:table-row>
          <table:table-cell>
            <text:p>633555940</text:p>
          </table:table-cell>
          <table:table-cell>
            <text:p>145601820</text:p>
          </table:table-cell>
          <table:table-cell>
            <text:p>984099694</text:p>
          </table:table-cell>
          <table:table-cell>
            <text:p>890730870</text:p>
          </table:table-cell>
          <table:table-cell>
            <text:p>331863252</text:p>
          </table:table-cell>
          <table:table-cell>
            <text:p>665864460</text:p>
          </table:table-cell>
          <table:table-cell>
            <text:p>169866981</text:p>
          </table:table-cell>
        </table:table-row>
        <table:table-row>
          <table:table-cell>
            <text:p>487182959</text:p>
          </table:table-cell>
          <table:table-cell>
            <text:p>332572333</text:p>
          </table:table-cell>
          <table:table-cell>
            <text:p>666860854</text:p>
          </table:table-cell>
          <table:table-cell>
            <text:p>21562345</text:p>
          </table:table-cell>
          <table:table-cell>
            <text:p>479177101</text:p>
          </table:table-cell>
          <table:table-cell>
            <text:p>717717495</text:p>
          </table:table-cell>
          <table:table-cell>
            <text:p>163021936</text:p>
          </table:table-cell>
        </table:table-row>
        <table:table-row>
          <table:table-cell>
            <text:p>153168559</text:p>
          </table:table-cell>
          <table:table-cell>
            <text:p>528150786</text:p>
          </table:table-cell>
          <table:table-cell>
            <text:p>111623004</text:p>
          </table:table-cell>
          <table:table-cell>
            <text:p>314960278</text:p>
          </table:table-cell>
          <table:table-cell>
            <text:p>31170698</text:p>
          </table:table-cell>
          <table:table-cell>
            <text:p>148408099</text:p>
          </table:table-cell>
          <table:table-cell>
            <text:p>992946399</text:p>
          </table:table-cell>
        </table:table-row>
        <table:table-row>
          <table:table-cell>
            <text:p>69618260</text:p>
          </table:table-cell>
          <table:table-cell>
            <text:p>795871971</text:p>
          </table:table-cell>
          <table:table-cell>
            <text:p>354868917</text:p>
          </table:table-cell>
          <table:table-cell>
            <text:p>563008011</text:p>
          </table:table-cell>
          <table:table-cell>
            <text:p>9992403</text:p>
          </table:table-cell>
          <table:table-cell>
            <text:p>373828405</text:p>
          </table:table-cell>
          <table:table-cell>
            <text:p>678633292</text:p>
          </table:table-cell>
        </table:table-row>
        <table:table-row>
          <table:table-cell>
            <text:p>679683880</text:p>
          </table:table-cell>
          <table:table-cell>
            <text:p>718596516</text:p>
          </table:table-cell>
          <table:table-cell>
            <text:p>514438659</text:p>
          </table:table-cell>
          <table:table-cell>
            <text:p>194177267</text:p>
          </table:table-cell>
          <table:table-cell>
            <text:p>100380984</text:p>
          </table:table-cell>
          <table:table-cell>
            <text:p>73972710</text:p>
          </table:table-cell>
          <table:table-cell>
            <text:p>437939208</text:p>
          </table:table-cell>
        </table:table-row>
        <table:table-row>
          <table:table-cell>
            <text:p>999325399</text:p>
          </table:table-cell>
          <table:table-cell>
            <text:p>388401813</text:p>
          </table:table-cell>
          <table:table-cell>
            <text:p>433130405</text:p>
          </table:table-cell>
          <table:table-cell>
            <text:p>778854570</text:p>
          </table:table-cell>
          <table:table-cell>
            <text:p>817414845</text:p>
          </table:table-cell>
          <table:table-cell>
            <text:p>902365926</text:p>
          </table:table-cell>
          <table:table-cell>
            <text:p>90718990</text:p>
          </table:table-cell>
        </table:table-row>
        <table:table-row>
          <table:table-cell>
            <text:p>754549750</text:p>
          </table:table-cell>
          <table:table-cell>
            <text:p>596841742</text:p>
          </table:table-cell>
          <table:table-cell>
            <text:p>444835330</text:p>
          </table:table-cell>
          <table:table-cell>
            <text:p>127047965</text:p>
          </table:table-cell>
          <table:table-cell>
            <text:p>141776175</text:p>
          </table:table-cell>
          <table:table-cell>
            <text:p>420521077</text:p>
          </table:table-cell>
          <table:table-cell>
            <text:p>989693319</text:p>
          </table:table-cell>
        </table:table-row>
        <table:table-row>
          <table:table-cell>
            <text:p>713512223</text:p>
          </table:table-cell>
          <table:table-cell>
            <text:p>455947611</text:p>
          </table:table-cell>
          <table:table-cell>
            <text:p>219045675</text:p>
          </table:table-cell>
          <table:table-cell>
            <text:p>205615325</text:p>
          </table:table-cell>
          <table:table-cell>
            <text:p>960865009</text:p>
          </table:table-cell>
          <table:table-cell>
            <text:p>75059917</text:p>
          </table:table-cell>
          <table:table-cell>
            <text:p>347316073</text:p>
          </table:table-cell>
        </table:table-row>
        <table:table-row>
          <table:table-cell>
            <text:p>385706246</text:p>
          </table:table-cell>
          <table:table-cell>
            <text:p>740651983</text:p>
          </table:table-cell>
          <table:table-cell>
            <text:p>285971366</text:p>
          </table:table-cell>
          <table:table-cell>
            <text:p>480943249</text:p>
          </table:table-cell>
          <table:table-cell>
            <text:p>153626448</text:p>
          </table:table-cell>
          <table:table-cell>
            <text:p>348494156</text:p>
          </table:table-cell>
          <table:table-cell>
            <text:p>95100040</text:p>
          </table:table-cell>
        </table:table-row>
        <table:table-row>
          <table:table-cell>
            <text:p>567925582</text:p>
          </table:table-cell>
          <table:table-cell>
            <text:p>578382052</text:p>
          </table:table-cell>
          <table:table-cell>
            <text:p>524603700</text:p>
          </table:table-cell>
          <table:table-cell>
            <text:p>575283373</text:p>
          </table:table-cell>
          <table:table-cell>
            <text:p>86145911</text:p>
          </table:table-cell>
          <table:table-cell>
            <text:p>460090393</text:p>
          </table:table-cell>
          <table:table-cell>
            <text:p>740391648</text:p>
          </table:table-cell>
        </table:table-row>
        <table:table-row>
          <table:table-cell>
            <text:p>9643559</text:p>
          </table:table-cell>
          <table:table-cell>
            <text:p>261931461</text:p>
          </table:table-cell>
          <table:table-cell>
            <text:p>943548678</text:p>
          </table:table-cell>
          <table:table-cell>
            <text:p>964953453</text:p>
          </table:table-cell>
          <table:table-cell>
            <text:p>131636265</text:p>
          </table:table-cell>
          <table:table-cell>
            <text:p>101843079</text:p>
          </table:table-cell>
          <table:table-cell>
            <text:p>50920511</text:p>
          </table:table-cell>
        </table:table-row>
        <table:table-row>
          <table:table-cell>
            <text:p>218558018</text:p>
          </table:table-cell>
          <table:table-cell>
            <text:p>726020637</text:p>
          </table:table-cell>
          <table:table-cell>
            <text:p>314592456</text:p>
          </table:table-cell>
          <table:table-cell>
            <text:p>226789364</text:p>
          </table:table-cell>
          <table:table-cell>
            <text:p>863386828</text:p>
          </table:table-cell>
          <table:table-cell>
            <text:p>526770973</text:p>
          </table:table-cell>
          <table:table-cell>
            <text:p>35037266</text:p>
          </table:table-cell>
        </table:table-row>
        <table:table-row>
          <table:table-cell>
            <text:p>569017256</text:p>
          </table:table-cell>
          <table:table-cell>
            <text:p>382313746</text:p>
          </table:table-cell>
          <table:table-cell>
            <text:p>711347704</text:p>
          </table:table-cell>
          <table:table-cell>
            <text:p>677658268</text:p>
          </table:table-cell>
          <table:table-cell>
            <text:p>61551145</text:p>
          </table:table-cell>
          <table:table-cell>
            <text:p>666236032</text:p>
          </table:table-cell>
          <table:table-cell>
            <text:p>589918512</text:p>
          </table:table-cell>
        </table:table-row>
        <table:table-row>
          <table:table-cell>
            <text:p>191260333</text:p>
          </table:table-cell>
          <table:table-cell>
            <text:p>246573767</text:p>
          </table:table-cell>
          <table:table-cell>
            <text:p>779752282</text:p>
          </table:table-cell>
          <table:table-cell>
            <text:p>778343990</text:p>
          </table:table-cell>
          <table:table-cell>
            <text:p>295173977</text:p>
          </table:table-cell>
          <table:table-cell>
            <text:p>799133506</text:p>
          </table:table-cell>
          <table:table-cell>
            <text:p>192571920</text:p>
          </table:table-cell>
        </table:table-row>
        <table:table-row>
          <table:table-cell>
            <text:p>534621338</text:p>
          </table:table-cell>
          <table:table-cell>
            <text:p>75601664</text:p>
          </table:table-cell>
          <table:table-cell>
            <text:p>277182743</text:p>
          </table:table-cell>
          <table:table-cell>
            <text:p>881502690</text:p>
          </table:table-cell>
          <table:table-cell>
            <text:p>86718509</text:p>
          </table:table-cell>
          <table:table-cell>
            <text:p>113526335</text:p>
          </table:table-cell>
          <table:table-cell>
            <text:p>47817296</text:p>
          </table:table-cell>
        </table:table-row>
        <table:table-row>
          <table:table-cell>
            <text:p>815228876</text:p>
          </table:table-cell>
          <table:table-cell>
            <text:p>970440840</text:p>
          </table:table-cell>
          <table:table-cell>
            <text:p>742040438</text:p>
          </table:table-cell>
          <table:table-cell>
            <text:p>377710512</text:p>
          </table:table-cell>
          <table:table-cell>
            <text:p>555530478</text:p>
          </table:table-cell>
          <table:table-cell>
            <text:p>746675202</text:p>
          </table:table-cell>
          <table:table-cell>
            <text:p>477162531</text:p>
          </table:table-cell>
        </table:table-row>
        <table:table-row>
          <table:table-cell>
            <text:p>48871591</text:p>
          </table:table-cell>
          <table:table-cell>
            <text:p>430619223</text:p>
          </table:table-cell>
          <table:table-cell>
            <text:p>880877910</text:p>
          </table:table-cell>
          <table:table-cell>
            <text:p>720747794</text:p>
          </table:table-cell>
          <table:table-cell>
            <text:p>119859697</text:p>
          </table:table-cell>
          <table:table-cell>
            <text:p>399272789</text:p>
          </table:table-cell>
          <table:table-cell>
            <text:p>345190962</text:p>
          </table:table-cell>
        </table:table-row>
        <table:table-row>
          <table:table-cell>
            <text:p>977049959</text:p>
          </table:table-cell>
          <table:table-cell>
            <text:p>122265130</text:p>
          </table:table-cell>
          <table:table-cell>
            <text:p>180059467</text:p>
          </table:table-cell>
          <table:table-cell>
            <text:p>694570552</text:p>
          </table:table-cell>
          <table:table-cell>
            <text:p>709158511</text:p>
          </table:table-cell>
          <table:table-cell>
            <text:p>147892332</text:p>
          </table:table-cell>
          <table:table-cell>
            <text:p>619894411</text:p>
          </table:table-cell>
        </table:table-row>
        <table:table-row>
          <table:table-cell>
            <text:p>587005197</text:p>
          </table:table-cell>
          <table:table-cell>
            <text:p>931402350</text:p>
          </table:table-cell>
          <table:table-cell>
            <text:p>395953236</text:p>
          </table:table-cell>
          <table:table-cell>
            <text:p>624163078</text:p>
          </table:table-cell>
          <table:table-cell>
            <text:p>960550506</text:p>
          </table:table-cell>
          <table:table-cell>
            <text:p>288293635</text:p>
          </table:table-cell>
          <table:table-cell>
            <text:p>431280583</text:p>
          </table:table-cell>
        </table:table-row>
        <table:table-row>
          <table:table-cell>
            <text:p>911897364</text:p>
          </table:table-cell>
          <table:table-cell>
            <text:p>168763123</text:p>
          </table:table-cell>
          <table:table-cell>
            <text:p>69181789</text:p>
          </table:table-cell>
          <table:table-cell>
            <text:p>15996148</text:p>
          </table:table-cell>
          <table:table-cell>
            <text:p>343013793</text:p>
          </table:table-cell>
          <table:table-cell>
            <text:p>360446590</text:p>
          </table:table-cell>
          <table:table-cell>
            <text:p>527650396</text:p>
          </table:table-cell>
        </table:table-row>
        <table:table-row>
          <table:table-cell>
            <text:p>858249128</text:p>
          </table:table-cell>
          <table:table-cell>
            <text:p>19694215</text:p>
          </table:table-cell>
          <table:table-cell>
            <text:p>230816891</text:p>
          </table:table-cell>
          <table:table-cell>
            <text:p>770411768</text:p>
          </table:table-cell>
          <table:table-cell>
            <text:p>719357248</text:p>
          </table:table-cell>
          <table:table-cell>
            <text:p>981634947</text:p>
          </table:table-cell>
          <table:table-cell>
            <text:p>424300756</text:p>
          </table:table-cell>
        </table:table-row>
        <table:table-row>
          <table:table-cell>
            <text:p>362081568</text:p>
          </table:table-cell>
          <table:table-cell>
            <text:p>978902703</text:p>
          </table:table-cell>
          <table:table-cell>
            <text:p>778433978</text:p>
          </table:table-cell>
          <table:table-cell>
            <text:p>767635735</text:p>
          </table:table-cell>
          <table:table-cell>
            <text:p>973338860</text:p>
          </table:table-cell>
          <table:table-cell>
            <text:p>663219612</text:p>
          </table:table-cell>
          <table:table-cell>
            <text:p>301864792</text:p>
          </table:table-cell>
        </table:table-row>
        <table:table-row>
          <table:table-cell>
            <text:p>140352708</text:p>
          </table:table-cell>
          <table:table-cell>
            <text:p>987396813</text:p>
          </table:table-cell>
          <table:table-cell>
            <text:p>167464719</text:p>
          </table:table-cell>
          <table:table-cell>
            <text:p>335760785</text:p>
          </table:table-cell>
          <table:table-cell>
            <text:p>559379824</text:p>
          </table:table-cell>
          <table:table-cell>
            <text:p>812564757</text:p>
          </table:table-cell>
          <table:table-cell>
            <text:p>287574452</text:p>
          </table:table-cell>
        </table:table-row>
        <table:table-row>
          <table:table-cell>
            <text:p>353261328</text:p>
          </table:table-cell>
          <table:table-cell>
            <text:p>316070928</text:p>
          </table:table-cell>
          <table:table-cell>
            <text:p>493780170</text:p>
          </table:table-cell>
          <table:table-cell>
            <text:p>410791253</text:p>
          </table:table-cell>
          <table:table-cell>
            <text:p>547360644</text:p>
          </table:table-cell>
          <table:table-cell>
            <text:p>84748862</text:p>
          </table:table-cell>
          <table:table-cell>
            <text:p>466699813</text:p>
          </table:table-cell>
        </table:table-row>
        <table:table-row>
          <table:table-cell>
            <text:p>307201625</text:p>
          </table:table-cell>
          <table:table-cell>
            <text:p>868995166</text:p>
          </table:table-cell>
          <table:table-cell>
            <text:p>94340489</text:p>
          </table:table-cell>
          <table:table-cell>
            <text:p>672141675</text:p>
          </table:table-cell>
          <table:table-cell>
            <text:p>47411228</text:p>
          </table:table-cell>
          <table:table-cell>
            <text:p>274098712</text:p>
          </table:table-cell>
          <table:table-cell>
            <text:p>762713000</text:p>
          </table:table-cell>
        </table:table-row>
        <table:table-row>
          <table:table-cell>
            <text:p>644885710</text:p>
          </table:table-cell>
          <table:table-cell>
            <text:p>861810090</text:p>
          </table:table-cell>
          <table:table-cell>
            <text:p>506268846</text:p>
          </table:table-cell>
          <table:table-cell>
            <text:p>5794834</text:p>
          </table:table-cell>
          <table:table-cell>
            <text:p>148324668</text:p>
          </table:table-cell>
          <table:table-cell>
            <text:p>729433450</text:p>
          </table:table-cell>
          <table:table-cell>
            <text:p>476137550</text:p>
          </table:table-cell>
        </table:table-row>
        <table:table-row>
          <table:table-cell>
            <text:p>184698815</text:p>
          </table:table-cell>
          <table:table-cell>
            <text:p>145132537</text:p>
          </table:table-cell>
          <table:table-cell>
            <text:p>904712520</text:p>
          </table:table-cell>
          <table:table-cell>
            <text:p>167580757</text:p>
          </table:table-cell>
          <table:table-cell>
            <text:p>463959870</text:p>
          </table:table-cell>
          <table:table-cell>
            <text:p>290117502</text:p>
          </table:table-cell>
          <table:table-cell>
            <text:p>125072103</text:p>
          </table:table-cell>
        </table:table-row>
        <table:table-row>
          <table:table-cell>
            <text:p>816318163</text:p>
          </table:table-cell>
          <table:table-cell>
            <text:p>112565599</text:p>
          </table:table-cell>
          <table:table-cell>
            <text:p>485499748</text:p>
          </table:table-cell>
          <table:table-cell>
            <text:p>962022566</text:p>
          </table:table-cell>
          <table:table-cell>
            <text:p>939385966</text:p>
          </table:table-cell>
          <table:table-cell>
            <text:p>439054823</text:p>
          </table:table-cell>
          <table:table-cell>
            <text:p>618099430</text:p>
          </table:table-cell>
        </table:table-row>
        <table:table-row>
          <table:table-cell>
            <text:p>56979987</text:p>
          </table:table-cell>
          <table:table-cell>
            <text:p>197701869</text:p>
          </table:table-cell>
          <table:table-cell>
            <text:p>925448796</text:p>
          </table:table-cell>
          <table:table-cell>
            <text:p>541692109</text:p>
          </table:table-cell>
          <table:table-cell>
            <text:p>267980450</text:p>
          </table:table-cell>
          <table:table-cell>
            <text:p>529626201</text:p>
          </table:table-cell>
          <table:table-cell>
            <text:p>143233568</text:p>
          </table:table-cell>
        </table:table-row>
        <table:table-row>
          <table:table-cell>
            <text:p>336879376</text:p>
          </table:table-cell>
          <table:table-cell>
            <text:p>413359554</text:p>
          </table:table-cell>
          <table:table-cell>
            <text:p>561664057</text:p>
          </table:table-cell>
          <table:table-cell>
            <text:p>995829020</text:p>
          </table:table-cell>
          <table:table-cell>
            <text:p>692129289</text:p>
          </table:table-cell>
          <table:table-cell>
            <text:p>620312956</text:p>
          </table:table-cell>
          <table:table-cell>
            <text:p>315508820</text:p>
          </table:table-cell>
        </table:table-row>
        <table:table-row>
          <table:table-cell>
            <text:p>762735801</text:p>
          </table:table-cell>
          <table:table-cell>
            <text:p>904126299</text:p>
          </table:table-cell>
          <table:table-cell>
            <text:p>75731514</text:p>
          </table:table-cell>
          <table:table-cell>
            <text:p>54786641</text:p>
          </table:table-cell>
          <table:table-cell>
            <text:p>842417451</text:p>
          </table:table-cell>
          <table:table-cell>
            <text:p>67329647</text:p>
          </table:table-cell>
          <table:table-cell>
            <text:p>822426043</text:p>
          </table:table-cell>
        </table:table-row>
        <table:table-row>
          <table:table-cell>
            <text:p>176839890</text:p>
          </table:table-cell>
          <table:table-cell>
            <text:p>746386605</text:p>
          </table:table-cell>
          <table:table-cell>
            <text:p>832807208</text:p>
          </table:table-cell>
          <table:table-cell>
            <text:p>682942956</text:p>
          </table:table-cell>
          <table:table-cell>
            <text:p>697072618</text:p>
          </table:table-cell>
          <table:table-cell>
            <text:p>112816712</text:p>
          </table:table-cell>
          <table:table-cell>
            <text:p>333770966</text:p>
          </table:table-cell>
        </table:table-row>
        <table:table-row>
          <table:table-cell>
            <text:p>361218832</text:p>
          </table:table-cell>
          <table:table-cell>
            <text:p>370109270</text:p>
          </table:table-cell>
          <table:table-cell>
            <text:p>988243778</text:p>
          </table:table-cell>
          <table:table-cell>
            <text:p>198272651</text:p>
          </table:table-cell>
          <table:table-cell>
            <text:p>817646424</text:p>
          </table:table-cell>
          <table:table-cell>
            <text:p>312892164</text:p>
          </table:table-cell>
          <table:table-cell>
            <text:p>397955225</text:p>
          </table:table-cell>
        </table:table-row>
        <table:table-row>
          <table:table-cell>
            <text:p>989241535</text:p>
          </table:table-cell>
          <table:table-cell>
            <text:p>200015979</text:p>
          </table:table-cell>
          <table:table-cell>
            <text:p>143598942</text:p>
          </table:table-cell>
          <table:table-cell>
            <text:p>267996339</text:p>
          </table:table-cell>
          <table:table-cell>
            <text:p>950462371</text:p>
          </table:table-cell>
          <table:table-cell>
            <text:p>793252965</text:p>
          </table:table-cell>
          <table:table-cell>
            <text:p>900783524</text:p>
          </table:table-cell>
        </table:table-row>
        <table:table-row>
          <table:table-cell>
            <text:p>867209888</text:p>
          </table:table-cell>
          <table:table-cell>
            <text:p>380596773</text:p>
          </table:table-cell>
          <table:table-cell>
            <text:p>136241007</text:p>
          </table:table-cell>
          <table:table-cell>
            <text:p>89621903</text:p>
          </table:table-cell>
          <table:table-cell>
            <text:p>982799766</text:p>
          </table:table-cell>
          <table:table-cell>
            <text:p>701996481</text:p>
          </table:table-cell>
          <table:table-cell>
            <text:p>990089833</text:p>
          </table:table-cell>
        </table:table-row>
        <table:table-row>
          <table:table-cell>
            <text:p>673443878</text:p>
          </table:table-cell>
          <table:table-cell>
            <text:p>422309898</text:p>
          </table:table-cell>
          <table:table-cell>
            <text:p>861376361</text:p>
          </table:table-cell>
          <table:table-cell>
            <text:p>164382252</text:p>
          </table:table-cell>
          <table:table-cell>
            <text:p>724887717</text:p>
          </table:table-cell>
          <table:table-cell>
            <text:p>989270525</text:p>
          </table:table-cell>
          <table:table-cell>
            <text:p>11772556</text:p>
          </table:table-cell>
        </table:table-row>
        <table:table-row>
          <table:table-cell>
            <text:p>364051900</text:p>
          </table:table-cell>
          <table:table-cell>
            <text:p>643669729</text:p>
          </table:table-cell>
          <table:table-cell>
            <text:p>447308698</text:p>
          </table:table-cell>
          <table:table-cell>
            <text:p>806438148</text:p>
          </table:table-cell>
          <table:table-cell>
            <text:p>611069711</text:p>
          </table:table-cell>
          <table:table-cell>
            <text:p>687798536</text:p>
          </table:table-cell>
          <table:table-cell>
            <text:p>899485866</text:p>
          </table:table-cell>
        </table:table-row>
        <table:table-row>
          <table:table-cell>
            <text:p>396210037</text:p>
          </table:table-cell>
          <table:table-cell>
            <text:p>504290242</text:p>
          </table:table-cell>
          <table:table-cell>
            <text:p>918287793</text:p>
          </table:table-cell>
          <table:table-cell>
            <text:p>668133203</text:p>
          </table:table-cell>
          <table:table-cell>
            <text:p>442652677</text:p>
          </table:table-cell>
          <table:table-cell>
            <text:p>412479591</text:p>
          </table:table-cell>
          <table:table-cell>
            <text:p>20035679</text:p>
          </table:table-cell>
        </table:table-row>
        <table:table-row>
          <table:table-cell>
            <text:p>565545077</text:p>
          </table:table-cell>
          <table:table-cell>
            <text:p>294408719</text:p>
          </table:table-cell>
          <table:table-cell>
            <text:p>762996268</text:p>
          </table:table-cell>
          <table:table-cell>
            <text:p>907712814</text:p>
          </table:table-cell>
          <table:table-cell>
            <text:p>721877819</text:p>
          </table:table-cell>
          <table:table-cell>
            <text:p>32157849</text:p>
          </table:table-cell>
          <table:table-cell>
            <text:p>499096972</text:p>
          </table:table-cell>
        </table:table-row>
        <table:table-row>
          <table:table-cell>
            <text:p>642144092</text:p>
          </table:table-cell>
          <table:table-cell>
            <text:p>801880580</text:p>
          </table:table-cell>
          <table:table-cell>
            <text:p>966386032</text:p>
          </table:table-cell>
          <table:table-cell>
            <text:p>272779491</text:p>
          </table:table-cell>
          <table:table-cell>
            <text:p>624969774</text:p>
          </table:table-cell>
          <table:table-cell>
            <text:p>744322170</text:p>
          </table:table-cell>
          <table:table-cell>
            <text:p>597743356</text:p>
          </table:table-cell>
        </table:table-row>
        <table:table-row>
          <table:table-cell>
            <text:p>540659867</text:p>
          </table:table-cell>
          <table:table-cell>
            <text:p>40763627</text:p>
          </table:table-cell>
          <table:table-cell>
            <text:p>3293308</text:p>
          </table:table-cell>
          <table:table-cell>
            <text:p>880449629</text:p>
          </table:table-cell>
          <table:table-cell>
            <text:p>721291919</text:p>
          </table:table-cell>
          <table:table-cell>
            <text:p>125520405</text:p>
          </table:table-cell>
          <table:table-cell>
            <text:p>819208408</text:p>
          </table:table-cell>
        </table:table-row>
        <table:table-row>
          <table:table-cell>
            <text:p>736691808</text:p>
          </table:table-cell>
          <table:table-cell>
            <text:p>601788388</text:p>
          </table:table-cell>
          <table:table-cell>
            <text:p>246864932</text:p>
          </table:table-cell>
          <table:table-cell>
            <text:p>34382658</text:p>
          </table:table-cell>
          <table:table-cell>
            <text:p>178414050</text:p>
          </table:table-cell>
          <table:table-cell>
            <text:p>629050178</text:p>
          </table:table-cell>
          <table:table-cell>
            <text:p>112951336</text:p>
          </table:table-cell>
        </table:table-row>
        <table:table-row>
          <table:table-cell>
            <text:p>25072357</text:p>
          </table:table-cell>
          <table:table-cell>
            <text:p>987000652</text:p>
          </table:table-cell>
          <table:table-cell>
            <text:p>307396675</text:p>
          </table:table-cell>
          <table:table-cell>
            <text:p>136640428</text:p>
          </table:table-cell>
          <table:table-cell>
            <text:p>135802005</text:p>
          </table:table-cell>
          <table:table-cell>
            <text:p>532911281</text:p>
          </table:table-cell>
          <table:table-cell>
            <text:p>885339529</text:p>
          </table:table-cell>
        </table:table-row>
        <table:table-row>
          <table:table-cell>
            <text:p>719803558</text:p>
          </table:table-cell>
          <table:table-cell>
            <text:p>429722750</text:p>
          </table:table-cell>
          <table:table-cell>
            <text:p>339945345</text:p>
          </table:table-cell>
          <table:table-cell>
            <text:p>489842563</text:p>
          </table:table-cell>
          <table:table-cell>
            <text:p>476426918</text:p>
          </table:table-cell>
          <table:table-cell>
            <text:p>649546318</text:p>
          </table:table-cell>
          <table:table-cell>
            <text:p>444404657</text:p>
          </table:table-cell>
        </table:table-row>
        <table:table-row>
          <table:table-cell>
            <text:p>685132350</text:p>
          </table:table-cell>
          <table:table-cell>
            <text:p>173394399</text:p>
          </table:table-cell>
          <table:table-cell>
            <text:p>233376726</text:p>
          </table:table-cell>
          <table:table-cell>
            <text:p>487499610</text:p>
          </table:table-cell>
          <table:table-cell>
            <text:p>937593072</text:p>
          </table:table-cell>
          <table:table-cell>
            <text:p>191586712</text:p>
          </table:table-cell>
          <table:table-cell>
            <text:p>513457013</text:p>
          </table:table-cell>
        </table:table-row>
        <table:table-row>
          <table:table-cell>
            <text:p>456061891</text:p>
          </table:table-cell>
          <table:table-cell>
            <text:p>971266224</text:p>
          </table:table-cell>
          <table:table-cell>
            <text:p>968273321</text:p>
          </table:table-cell>
          <table:table-cell>
            <text:p>433602197</text:p>
          </table:table-cell>
          <table:table-cell>
            <text:p>132564035</text:p>
          </table:table-cell>
          <table:table-cell>
            <text:p>41350519</text:p>
          </table:table-cell>
          <table:table-cell>
            <text:p>900911026</text:p>
          </table:table-cell>
        </table:table-row>
        <table:table-row>
          <table:table-cell>
            <text:p>299521367</text:p>
          </table:table-cell>
          <table:table-cell>
            <text:p>943512002</text:p>
          </table:table-cell>
          <table:table-cell>
            <text:p>473804966</text:p>
          </table:table-cell>
          <table:table-cell>
            <text:p>17683930</text:p>
          </table:table-cell>
          <table:table-cell>
            <text:p>38126848</text:p>
          </table:table-cell>
          <table:table-cell>
            <text:p>53135594</text:p>
          </table:table-cell>
          <table:table-cell>
            <text:p>385997257</text:p>
          </table:table-cell>
        </table:table-row>
        <table:table-row>
          <table:table-cell>
            <text:p>963246079</text:p>
          </table:table-cell>
          <table:table-cell>
            <text:p>403295520</text:p>
          </table:table-cell>
          <table:table-cell>
            <text:p>151578546</text:p>
          </table:table-cell>
          <table:table-cell>
            <text:p>590121933</text:p>
          </table:table-cell>
          <table:table-cell>
            <text:p>859346345</text:p>
          </table:table-cell>
          <table:table-cell>
            <text:p>133339841</text:p>
          </table:table-cell>
          <table:table-cell>
            <text:p>965045664</text:p>
          </table:table-cell>
        </table:table-row>
        <table:table-row>
          <table:table-cell>
            <text:p>317726061</text:p>
          </table:table-cell>
          <table:table-cell>
            <text:p>22414065</text:p>
          </table:table-cell>
          <table:table-cell>
            <text:p>651899970</text:p>
          </table:table-cell>
          <table:table-cell>
            <text:p>384189747</text:p>
          </table:table-cell>
          <table:table-cell>
            <text:p>742103805</text:p>
          </table:table-cell>
          <table:table-cell>
            <text:p>572559379</text:p>
          </table:table-cell>
          <table:table-cell>
            <text:p>137108138</text:p>
          </table:table-cell>
        </table:table-row>
        <table:table-row>
          <table:table-cell>
            <text:p>108657690</text:p>
          </table:table-cell>
          <table:table-cell>
            <text:p>682524627</text:p>
          </table:table-cell>
          <table:table-cell>
            <text:p>224086660</text:p>
          </table:table-cell>
          <table:table-cell>
            <text:p>263479422</text:p>
          </table:table-cell>
          <table:table-cell>
            <text:p>826871244</text:p>
          </table:table-cell>
          <table:table-cell>
            <text:p>915231411</text:p>
          </table:table-cell>
          <table:table-cell>
            <text:p>733060970</text:p>
          </table:table-cell>
        </table:table-row>
        <table:table-row>
          <table:table-cell>
            <text:p>730267113</text:p>
          </table:table-cell>
          <table:table-cell>
            <text:p>497890355</text:p>
          </table:table-cell>
          <table:table-cell>
            <text:p>724465181</text:p>
          </table:table-cell>
          <table:table-cell>
            <text:p>498070927</text:p>
          </table:table-cell>
          <table:table-cell>
            <text:p>682540975</text:p>
          </table:table-cell>
          <table:table-cell>
            <text:p>621724723</text:p>
          </table:table-cell>
          <table:table-cell>
            <text:p>787792695</text:p>
          </table:table-cell>
        </table:table-row>
        <table:table-row>
          <table:table-cell>
            <text:p>369923049</text:p>
          </table:table-cell>
          <table:table-cell>
            <text:p>234273642</text:p>
          </table:table-cell>
          <table:table-cell>
            <text:p>114536752</text:p>
          </table:table-cell>
          <table:table-cell>
            <text:p>778800111</text:p>
          </table:table-cell>
          <table:table-cell>
            <text:p>530499216</text:p>
          </table:table-cell>
          <table:table-cell>
            <text:p>829690823</text:p>
          </table:table-cell>
          <table:table-cell>
            <text:p>679016825</text:p>
          </table:table-cell>
        </table:table-row>
        <table:table-row>
          <table:table-cell>
            <text:p>883781529</text:p>
          </table:table-cell>
          <table:table-cell>
            <text:p>954388420</text:p>
          </table:table-cell>
          <table:table-cell>
            <text:p>898604291</text:p>
          </table:table-cell>
          <table:table-cell>
            <text:p>473288551</text:p>
          </table:table-cell>
          <table:table-cell>
            <text:p>63855378</text:p>
          </table:table-cell>
          <table:table-cell>
            <text:p>924846774</text:p>
          </table:table-cell>
          <table:table-cell>
            <text:p>280643338</text:p>
          </table:table-cell>
        </table:table-row>
        <table:table-row>
          <table:table-cell>
            <text:p>435117139</text:p>
          </table:table-cell>
          <table:table-cell>
            <text:p>197452777</text:p>
          </table:table-cell>
          <table:table-cell>
            <text:p>322819225</text:p>
          </table:table-cell>
          <table:table-cell>
            <text:p>909761873</text:p>
          </table:table-cell>
          <table:table-cell>
            <text:p>877934597</text:p>
          </table:table-cell>
          <table:table-cell>
            <text:p>638072380</text:p>
          </table:table-cell>
          <table:table-cell>
            <text:p>652451465</text:p>
          </table:table-cell>
        </table:table-row>
        <table:table-row>
          <table:table-cell>
            <text:p>320765666</text:p>
          </table:table-cell>
          <table:table-cell>
            <text:p>41633528</text:p>
          </table:table-cell>
          <table:table-cell>
            <text:p>703288633</text:p>
          </table:table-cell>
          <table:table-cell>
            <text:p>584792973</text:p>
          </table:table-cell>
          <table:table-cell>
            <text:p>376496321</text:p>
          </table:table-cell>
          <table:table-cell>
            <text:p>67317639</text:p>
          </table:table-cell>
          <table:table-cell>
            <text:p>453166816</text:p>
          </table:table-cell>
        </table:table-row>
        <table:table-row>
          <table:table-cell>
            <text:p>743977177</text:p>
          </table:table-cell>
          <table:table-cell>
            <text:p>701713683</text:p>
          </table:table-cell>
          <table:table-cell>
            <text:p>790050486</text:p>
          </table:table-cell>
          <table:table-cell>
            <text:p>105242781</text:p>
          </table:table-cell>
          <table:table-cell>
            <text:p>70664166</text:p>
          </table:table-cell>
          <table:table-cell>
            <text:p>677997009</text:p>
          </table:table-cell>
          <table:table-cell>
            <text:p>608613345</text:p>
          </table:table-cell>
        </table:table-row>
        <table:table-row>
          <table:table-cell>
            <text:p>116236948</text:p>
          </table:table-cell>
          <table:table-cell>
            <text:p>420959980</text:p>
          </table:table-cell>
          <table:table-cell>
            <text:p>699526679</text:p>
          </table:table-cell>
          <table:table-cell>
            <text:p>563052910</text:p>
          </table:table-cell>
          <table:table-cell>
            <text:p>603485559</text:p>
          </table:table-cell>
          <table:table-cell>
            <text:p>334582281</text:p>
          </table:table-cell>
          <table:table-cell>
            <text:p>517670359</text:p>
          </table:table-cell>
        </table:table-row>
        <table:table-row>
          <table:table-cell>
            <text:p>287234912</text:p>
          </table:table-cell>
          <table:table-cell>
            <text:p>58323746</text:p>
          </table:table-cell>
          <table:table-cell>
            <text:p>250109652</text:p>
          </table:table-cell>
          <table:table-cell>
            <text:p>439237898</text:p>
          </table:table-cell>
          <table:table-cell>
            <text:p>221805191</text:p>
          </table:table-cell>
          <table:table-cell>
            <text:p>486435842</text:p>
          </table:table-cell>
          <table:table-cell>
            <text:p>904296466</text:p>
          </table:table-cell>
        </table:table-row>
        <table:table-row>
          <table:table-cell>
            <text:p>312232057</text:p>
          </table:table-cell>
          <table:table-cell>
            <text:p>701781372</text:p>
          </table:table-cell>
          <table:table-cell>
            <text:p>986527495</text:p>
          </table:table-cell>
          <table:table-cell>
            <text:p>899965372</text:p>
          </table:table-cell>
          <table:table-cell>
            <text:p>492616322</text:p>
          </table:table-cell>
          <table:table-cell>
            <text:p>191402107</text:p>
          </table:table-cell>
          <table:table-cell>
            <text:p>421432371</text:p>
          </table:table-cell>
        </table:table-row>
        <table:table-row>
          <table:table-cell>
            <text:p>136171331</text:p>
          </table:table-cell>
          <table:table-cell>
            <text:p>732292704</text:p>
          </table:table-cell>
          <table:table-cell>
            <text:p>503968582</text:p>
          </table:table-cell>
          <table:table-cell>
            <text:p>979742775</text:p>
          </table:table-cell>
          <table:table-cell>
            <text:p>275498334</text:p>
          </table:table-cell>
          <table:table-cell>
            <text:p>561714269</text:p>
          </table:table-cell>
          <table:table-cell>
            <text:p>713725497</text:p>
          </table:table-cell>
        </table:table-row>
        <table:table-row>
          <table:table-cell>
            <text:p>308113643</text:p>
          </table:table-cell>
          <table:table-cell>
            <text:p>620409501</text:p>
          </table:table-cell>
          <table:table-cell>
            <text:p>681028596</text:p>
          </table:table-cell>
          <table:table-cell>
            <text:p>632355122</text:p>
          </table:table-cell>
          <table:table-cell>
            <text:p>395889797</text:p>
          </table:table-cell>
          <table:table-cell>
            <text:p>58688215</text:p>
          </table:table-cell>
          <table:table-cell>
            <text:p>811465246</text:p>
          </table:table-cell>
        </table:table-row>
        <table:table-row>
          <table:table-cell>
            <text:p>86986278</text:p>
          </table:table-cell>
          <table:table-cell>
            <text:p>297383690</text:p>
          </table:table-cell>
          <table:table-cell>
            <text:p>352370909</text:p>
          </table:table-cell>
          <table:table-cell>
            <text:p>899901190</text:p>
          </table:table-cell>
          <table:table-cell>
            <text:p>920258343</text:p>
          </table:table-cell>
          <table:table-cell>
            <text:p>78727312</text:p>
          </table:table-cell>
          <table:table-cell>
            <text:p>165849236</text:p>
          </table:table-cell>
        </table:table-row>
        <table:table-row>
          <table:table-cell>
            <text:p>613335588</text:p>
          </table:table-cell>
          <table:table-cell>
            <text:p>899714476</text:p>
          </table:table-cell>
          <table:table-cell>
            <text:p>64231500</text:p>
          </table:table-cell>
          <table:table-cell>
            <text:p>723783268</text:p>
          </table:table-cell>
          <table:table-cell>
            <text:p>647064068</text:p>
          </table:table-cell>
          <table:table-cell>
            <text:p>938385548</text:p>
          </table:table-cell>
          <table:table-cell>
            <text:p>427939660</text:p>
          </table:table-cell>
        </table:table-row>
        <table:table-row>
          <table:table-cell>
            <text:p>90465869</text:p>
          </table:table-cell>
          <table:table-cell>
            <text:p>373147540</text:p>
          </table:table-cell>
          <table:table-cell>
            <text:p>932543376</text:p>
          </table:table-cell>
          <table:table-cell>
            <text:p>349022337</text:p>
          </table:table-cell>
          <table:table-cell>
            <text:p>400534688</text:p>
          </table:table-cell>
          <table:table-cell>
            <text:p>638550556</text:p>
          </table:table-cell>
          <table:table-cell>
            <text:p>639233915</text:p>
          </table:table-cell>
        </table:table-row>
        <table:table-row>
          <table:table-cell>
            <text:p>88638003</text:p>
          </table:table-cell>
          <table:table-cell>
            <text:p>62173563</text:p>
          </table:table-cell>
          <table:table-cell>
            <text:p>25839045</text:p>
          </table:table-cell>
          <table:table-cell>
            <text:p>184409703</text:p>
          </table:table-cell>
          <table:table-cell>
            <text:p>890549493</text:p>
          </table:table-cell>
          <table:table-cell>
            <text:p>958882821</text:p>
          </table:table-cell>
          <table:table-cell>
            <text:p>407796117</text:p>
          </table:table-cell>
        </table:table-row>
        <table:table-row>
          <table:table-cell>
            <text:p>483968974</text:p>
          </table:table-cell>
          <table:table-cell>
            <text:p>81413152</text:p>
          </table:table-cell>
          <table:table-cell>
            <text:p>264228579</text:p>
          </table:table-cell>
          <table:table-cell>
            <text:p>585428333</text:p>
          </table:table-cell>
          <table:table-cell>
            <text:p>71538146</text:p>
          </table:table-cell>
          <table:table-cell>
            <text:p>276508357</text:p>
          </table:table-cell>
          <table:table-cell>
            <text:p>381047318</text:p>
          </table:table-cell>
        </table:table-row>
        <table:table-row>
          <table:table-cell>
            <text:p>214395888</text:p>
          </table:table-cell>
          <table:table-cell>
            <text:p>479775216</text:p>
          </table:table-cell>
          <table:table-cell>
            <text:p>767145155</text:p>
          </table:table-cell>
          <table:table-cell>
            <text:p>11103360</text:p>
          </table:table-cell>
          <table:table-cell>
            <text:p>34832367</text:p>
          </table:table-cell>
          <table:table-cell>
            <text:p>771113200</text:p>
          </table:table-cell>
          <table:table-cell>
            <text:p>621477807</text:p>
          </table:table-cell>
        </table:table-row>
        <table:table-row>
          <table:table-cell>
            <text:p>831763008</text:p>
          </table:table-cell>
          <table:table-cell>
            <text:p>490234092</text:p>
          </table:table-cell>
          <table:table-cell>
            <text:p>381915516</text:p>
          </table:table-cell>
          <table:table-cell>
            <text:p>663179238</text:p>
          </table:table-cell>
          <table:table-cell>
            <text:p>832612339</text:p>
          </table:table-cell>
          <table:table-cell>
            <text:p>324172919</text:p>
          </table:table-cell>
          <table:table-cell>
            <text:p>644470749</text:p>
          </table:table-cell>
        </table:table-row>
        <table:table-row>
          <table:table-cell>
            <text:p>478705867</text:p>
          </table:table-cell>
          <table:table-cell>
            <text:p>926279034</text:p>
          </table:table-cell>
          <table:table-cell>
            <text:p>290146282</text:p>
          </table:table-cell>
          <table:table-cell>
            <text:p>243431436</text:p>
          </table:table-cell>
          <table:table-cell>
            <text:p>835598379</text:p>
          </table:table-cell>
          <table:table-cell>
            <text:p>216178435</text:p>
          </table:table-cell>
          <table:table-cell>
            <text:p>735888051</text:p>
          </table:table-cell>
        </table:table-row>
        <table:table-row>
          <table:table-cell>
            <text:p>600607954</text:p>
          </table:table-cell>
          <table:table-cell>
            <text:p>54323797</text:p>
          </table:table-cell>
          <table:table-cell>
            <text:p>291672418</text:p>
          </table:table-cell>
          <table:table-cell>
            <text:p>635385228</text:p>
          </table:table-cell>
          <table:table-cell>
            <text:p>942100713</text:p>
          </table:table-cell>
          <table:table-cell>
            <text:p>88523804</text:p>
          </table:table-cell>
          <table:table-cell>
            <text:p>167069412</text:p>
          </table:table-cell>
        </table:table-row>
        <table:table-row>
          <table:table-cell>
            <text:p>113892443</text:p>
          </table:table-cell>
          <table:table-cell>
            <text:p>355738279</text:p>
          </table:table-cell>
          <table:table-cell>
            <text:p>354737305</text:p>
          </table:table-cell>
          <table:table-cell>
            <text:p>602646583</text:p>
          </table:table-cell>
          <table:table-cell>
            <text:p>198722826</text:p>
          </table:table-cell>
          <table:table-cell>
            <text:p>534826186</text:p>
          </table:table-cell>
          <table:table-cell>
            <text:p>676566823</text:p>
          </table:table-cell>
        </table:table-row>
        <table:table-row>
          <table:table-cell>
            <text:p>924428177</text:p>
          </table:table-cell>
          <table:table-cell>
            <text:p>194209760</text:p>
          </table:table-cell>
          <table:table-cell>
            <text:p>801078727</text:p>
          </table:table-cell>
          <table:table-cell>
            <text:p>708516864</text:p>
          </table:table-cell>
          <table:table-cell>
            <text:p>32085848</text:p>
          </table:table-cell>
          <table:table-cell>
            <text:p>703308542</text:p>
          </table:table-cell>
          <table:table-cell>
            <text:p>199199427</text:p>
          </table:table-cell>
        </table:table-row>
        <table:table-row>
          <table:table-cell>
            <text:p>535312656</text:p>
          </table:table-cell>
          <table:table-cell>
            <text:p>936442692</text:p>
          </table:table-cell>
          <table:table-cell>
            <text:p>645007023</text:p>
          </table:table-cell>
          <table:table-cell>
            <text:p>605772747</text:p>
          </table:table-cell>
          <table:table-cell>
            <text:p>996381201</text:p>
          </table:table-cell>
          <table:table-cell>
            <text:p>616805900</text:p>
          </table:table-cell>
          <table:table-cell>
            <text:p>532354665</text:p>
          </table:table-cell>
        </table:table-row>
        <table:table-row>
          <table:table-cell>
            <text:p>62671042</text:p>
          </table:table-cell>
          <table:table-cell>
            <text:p>417833227</text:p>
          </table:table-cell>
          <table:table-cell>
            <text:p>303299898</text:p>
          </table:table-cell>
          <table:table-cell>
            <text:p>721490731</text:p>
          </table:table-cell>
          <table:table-cell>
            <text:p>127537965</text:p>
          </table:table-cell>
          <table:table-cell>
            <text:p>74982972</text:p>
          </table:table-cell>
          <table:table-cell>
            <text:p>663994823</text:p>
          </table:table-cell>
        </table:table-row>
        <table:table-row>
          <table:table-cell>
            <text:p>244621957</text:p>
          </table:table-cell>
          <table:table-cell>
            <text:p>979697361</text:p>
          </table:table-cell>
          <table:table-cell>
            <text:p>1255588</text:p>
          </table:table-cell>
          <table:table-cell>
            <text:p>434466182</text:p>
          </table:table-cell>
          <table:table-cell>
            <text:p>422287549</text:p>
          </table:table-cell>
          <table:table-cell>
            <text:p>392413507</text:p>
          </table:table-cell>
          <table:table-cell>
            <text:p>437328384</text:p>
          </table:table-cell>
        </table:table-row>
        <table:table-row>
          <table:table-cell>
            <text:p>887005281</text:p>
          </table:table-cell>
          <table:table-cell>
            <text:p>376779969</text:p>
          </table:table-cell>
          <table:table-cell>
            <text:p>402166789</text:p>
          </table:table-cell>
          <table:table-cell>
            <text:p>700904457</text:p>
          </table:table-cell>
          <table:table-cell>
            <text:p>374468416</text:p>
          </table:table-cell>
          <table:table-cell>
            <text:p>723194361</text:p>
          </table:table-cell>
          <table:table-cell>
            <text:p>912764594</text:p>
          </table:table-cell>
        </table:table-row>
        <table:table-row>
          <table:table-cell>
            <text:p>395160211</text:p>
          </table:table-cell>
          <table:table-cell>
            <text:p>134306538</text:p>
          </table:table-cell>
          <table:table-cell>
            <text:p>542067928</text:p>
          </table:table-cell>
          <table:table-cell>
            <text:p>426013076</text:p>
          </table:table-cell>
          <table:table-cell>
            <text:p>425832883</text:p>
          </table:table-cell>
          <table:table-cell>
            <text:p>553850083</text:p>
          </table:table-cell>
          <table:table-cell>
            <text:p>680292325</text:p>
          </table:table-cell>
        </table:table-row>
        <table:table-row>
          <table:table-cell>
            <text:p>256587543</text:p>
          </table:table-cell>
          <table:table-cell>
            <text:p>973416887</text:p>
          </table:table-cell>
          <table:table-cell>
            <text:p>164172455</text:p>
          </table:table-cell>
          <table:table-cell>
            <text:p>380805264</text:p>
          </table:table-cell>
          <table:table-cell>
            <text:p>773958700</text:p>
          </table:table-cell>
          <table:table-cell>
            <text:p>347212906</text:p>
          </table:table-cell>
          <table:table-cell>
            <text:p>678636628</text:p>
          </table:table-cell>
        </table:table-row>
        <table:table-row>
          <table:table-cell>
            <text:p>942541211</text:p>
          </table:table-cell>
          <table:table-cell>
            <text:p>456148725</text:p>
          </table:table-cell>
          <table:table-cell>
            <text:p>256064605</text:p>
          </table:table-cell>
          <table:table-cell>
            <text:p>433731991</text:p>
          </table:table-cell>
          <table:table-cell>
            <text:p>347759742</text:p>
          </table:table-cell>
          <table:table-cell>
            <text:p>266096107</text:p>
          </table:table-cell>
          <table:table-cell>
            <text:p>910234634</text:p>
          </table:table-cell>
        </table:table-row>
        <table:table-row>
          <table:table-cell>
            <text:p>144879464</text:p>
          </table:table-cell>
          <table:table-cell>
            <text:p>100316803</text:p>
          </table:table-cell>
          <table:table-cell>
            <text:p>809922729</text:p>
          </table:table-cell>
          <table:table-cell>
            <text:p>812471982</text:p>
          </table:table-cell>
          <table:table-cell>
            <text:p>153702625</text:p>
          </table:table-cell>
          <table:table-cell>
            <text:p>510307413</text:p>
          </table:table-cell>
          <table:table-cell>
            <text:p>497665224</text:p>
          </table:table-cell>
        </table:table-row>
        <table:table-row>
          <table:table-cell>
            <text:p>613411498</text:p>
          </table:table-cell>
          <table:table-cell>
            <text:p>158940686</text:p>
          </table:table-cell>
          <table:table-cell>
            <text:p>742029918</text:p>
          </table:table-cell>
          <table:table-cell>
            <text:p>255361973</text:p>
          </table:table-cell>
          <table:table-cell>
            <text:p>418364314</text:p>
          </table:table-cell>
          <table:table-cell>
            <text:p>10388412</text:p>
          </table:table-cell>
          <table:table-cell>
            <text:p>912855342</text:p>
          </table:table-cell>
        </table:table-row>
        <table:table-row>
          <table:table-cell>
            <text:p>239567195</text:p>
          </table:table-cell>
          <table:table-cell>
            <text:p>129975570</text:p>
          </table:table-cell>
          <table:table-cell>
            <text:p>58339811</text:p>
          </table:table-cell>
          <table:table-cell>
            <text:p>44227717</text:p>
          </table:table-cell>
          <table:table-cell>
            <text:p>129991968</text:p>
          </table:table-cell>
          <table:table-cell>
            <text:p>570352836</text:p>
          </table:table-cell>
          <table:table-cell>
            <text:p>500678585</text:p>
          </table:table-cell>
        </table:table-row>
        <table:table-row>
          <table:table-cell>
            <text:p>277425514</text:p>
          </table:table-cell>
          <table:table-cell>
            <text:p>299728619</text:p>
          </table:table-cell>
          <table:table-cell>
            <text:p>953243831</text:p>
          </table:table-cell>
          <table:table-cell>
            <text:p>16864312</text:p>
          </table:table-cell>
          <table:table-cell>
            <text:p>50994846</text:p>
          </table:table-cell>
          <table:table-cell>
            <text:p>507428580</text:p>
          </table:table-cell>
          <table:table-cell>
            <text:p>896215406</text:p>
          </table:table-cell>
        </table:table-row>
        <table:table-row>
          <table:table-cell>
            <text:p>612268533</text:p>
          </table:table-cell>
          <table:table-cell>
            <text:p>387996728</text:p>
          </table:table-cell>
          <table:table-cell>
            <text:p>378780310</text:p>
          </table:table-cell>
          <table:table-cell>
            <text:p>888847985</text:p>
          </table:table-cell>
          <table:table-cell>
            <text:p>115677584</text:p>
          </table:table-cell>
          <table:table-cell>
            <text:p>807177581</text:p>
          </table:table-cell>
          <table:table-cell>
            <text:p>371365256</text:p>
          </table:table-cell>
        </table:table-row>
        <table:table-row>
          <table:table-cell>
            <text:p>74905273</text:p>
          </table:table-cell>
          <table:table-cell>
            <text:p>293226908</text:p>
          </table:table-cell>
          <table:table-cell>
            <text:p>523258887</text:p>
          </table:table-cell>
          <table:table-cell>
            <text:p>620325867</text:p>
          </table:table-cell>
          <table:table-cell>
            <text:p>874644478</text:p>
          </table:table-cell>
          <table:table-cell>
            <text:p>8062596</text:p>
          </table:table-cell>
          <table:table-cell>
            <text:p>49694743</text:p>
          </table:table-cell>
        </table:table-row>
        <table:table-row>
          <table:table-cell>
            <text:p>141105678</text:p>
          </table:table-cell>
          <table:table-cell>
            <text:p>678622449</text:p>
          </table:table-cell>
          <table:table-cell>
            <text:p>660444889</text:p>
          </table:table-cell>
          <table:table-cell>
            <text:p>316370098</text:p>
          </table:table-cell>
          <table:table-cell>
            <text:p>958025371</text:p>
          </table:table-cell>
          <table:table-cell>
            <text:p>422501560</text:p>
          </table:table-cell>
          <table:table-cell>
            <text:p>652957181</text:p>
          </table:table-cell>
        </table:table-row>
        <table:table-row>
          <table:table-cell>
            <text:p>713220179</text:p>
          </table:table-cell>
          <table:table-cell>
            <text:p>726779442</text:p>
          </table:table-cell>
          <table:table-cell>
            <text:p>608860312</text:p>
          </table:table-cell>
          <table:table-cell>
            <text:p>561800866</text:p>
          </table:table-cell>
          <table:table-cell>
            <text:p>902185138</text:p>
          </table:table-cell>
          <table:table-cell>
            <text:p>355993365</text:p>
          </table:table-cell>
          <table:table-cell>
            <text:p>949647469</text:p>
          </table:table-cell>
        </table:table-row>
        <table:table-row>
          <table:table-cell>
            <text:p>429794385</text:p>
          </table:table-cell>
          <table:table-cell>
            <text:p>274590718</text:p>
          </table:table-cell>
          <table:table-cell>
            <text:p>685920485</text:p>
          </table:table-cell>
          <table:table-cell>
            <text:p>359160923</text:p>
          </table:table-cell>
          <table:table-cell>
            <text:p>302506748</text:p>
          </table:table-cell>
          <table:table-cell>
            <text:p>117360756</text:p>
          </table:table-cell>
          <table:table-cell>
            <text:p>810371927</text:p>
          </table:table-cell>
        </table:table-row>
        <table:table-row>
          <table:table-cell>
            <text:p>673985408</text:p>
          </table:table-cell>
          <table:table-cell>
            <text:p>597446366</text:p>
          </table:table-cell>
          <table:table-cell>
            <text:p>11586907</text:p>
          </table:table-cell>
          <table:table-cell>
            <text:p>790698750</text:p>
          </table:table-cell>
          <table:table-cell>
            <text:p>435127851</text:p>
          </table:table-cell>
          <table:table-cell>
            <text:p>121691843</text:p>
          </table:table-cell>
          <table:table-cell>
            <text:p>644486652</text:p>
          </table:table-cell>
        </table:table-row>
        <table:table-row>
          <table:table-cell>
            <text:p>807210425</text:p>
          </table:table-cell>
          <table:table-cell>
            <text:p>382555095</text:p>
          </table:table-cell>
          <table:table-cell>
            <text:p>411618500</text:p>
          </table:table-cell>
          <table:table-cell>
            <text:p>738308679</text:p>
          </table:table-cell>
          <table:table-cell>
            <text:p>750855457</text:p>
          </table:table-cell>
          <table:table-cell>
            <text:p>539533992</text:p>
          </table:table-cell>
          <table:table-cell>
            <text:p>299883530</text:p>
          </table:table-cell>
        </table:table-row>
        <table:table-row>
          <table:table-cell>
            <text:p>424420639</text:p>
          </table:table-cell>
          <table:table-cell>
            <text:p>365621429</text:p>
          </table:table-cell>
          <table:table-cell>
            <text:p>602120041</text:p>
          </table:table-cell>
          <table:table-cell>
            <text:p>873366818</text:p>
          </table:table-cell>
          <table:table-cell>
            <text:p>288572209</text:p>
          </table:table-cell>
          <table:table-cell>
            <text:p>735619779</text:p>
          </table:table-cell>
          <table:table-cell>
            <text:p>284714159</text:p>
          </table:table-cell>
        </table:table-row>
        <table:table-row>
          <table:table-cell>
            <text:p>408083235</text:p>
          </table:table-cell>
          <table:table-cell>
            <text:p>94477446</text:p>
          </table:table-cell>
          <table:table-cell>
            <text:p>652082971</text:p>
          </table:table-cell>
          <table:table-cell>
            <text:p>908773714</text:p>
          </table:table-cell>
          <table:table-cell>
            <text:p>216806174</text:p>
          </table:table-cell>
          <table:table-cell>
            <text:p>983649161</text:p>
          </table:table-cell>
          <table:table-cell>
            <text:p>800393439</text:p>
          </table:table-cell>
        </table:table-row>
        <table:table-row>
          <table:table-cell>
            <text:p>245798233</text:p>
          </table:table-cell>
          <table:table-cell>
            <text:p>426770112</text:p>
          </table:table-cell>
          <table:table-cell>
            <text:p>305297183</text:p>
          </table:table-cell>
          <table:table-cell>
            <text:p>203445142</text:p>
          </table:table-cell>
          <table:table-cell>
            <text:p>960809658</text:p>
          </table:table-cell>
          <table:table-cell>
            <text:p>739612688</text:p>
          </table:table-cell>
          <table:table-cell>
            <text:p>418836614</text:p>
          </table:table-cell>
        </table:table-row>
        <table:table-row>
          <table:table-cell>
            <text:p>722685097</text:p>
          </table:table-cell>
          <table:table-cell>
            <text:p>238590096</text:p>
          </table:table-cell>
          <table:table-cell>
            <text:p>521097800</text:p>
          </table:table-cell>
          <table:table-cell>
            <text:p>756439677</text:p>
          </table:table-cell>
          <table:table-cell>
            <text:p>760326972</text:p>
          </table:table-cell>
          <table:table-cell>
            <text:p>310651148</text:p>
          </table:table-cell>
          <table:table-cell>
            <text:p>133060383</text:p>
          </table:table-cell>
        </table:table-row>
        <table:table-row>
          <table:table-cell>
            <text:p>299325672</text:p>
          </table:table-cell>
          <table:table-cell>
            <text:p>489446651</text:p>
          </table:table-cell>
          <table:table-cell>
            <text:p>323838703</text:p>
          </table:table-cell>
          <table:table-cell>
            <text:p>399302297</text:p>
          </table:table-cell>
          <table:table-cell>
            <text:p>298585534</text:p>
          </table:table-cell>
          <table:table-cell>
            <text:p>562798238</text:p>
          </table:table-cell>
          <table:table-cell>
            <text:p>411018893</text:p>
          </table:table-cell>
        </table:table-row>
        <table:table-row>
          <table:table-cell>
            <text:p>608493585</text:p>
          </table:table-cell>
          <table:table-cell>
            <text:p>908468283</text:p>
          </table:table-cell>
          <table:table-cell>
            <text:p>461028996</text:p>
          </table:table-cell>
          <table:table-cell>
            <text:p>906390520</text:p>
          </table:table-cell>
          <table:table-cell>
            <text:p>679912968</text:p>
          </table:table-cell>
          <table:table-cell>
            <text:p>810923847</text:p>
          </table:table-cell>
          <table:table-cell>
            <text:p>627899714</text:p>
          </table:table-cell>
        </table:table-row>
        <table:table-row>
          <table:table-cell>
            <text:p>750527374</text:p>
          </table:table-cell>
          <table:table-cell>
            <text:p>962966137</text:p>
          </table:table-cell>
          <table:table-cell>
            <text:p>68228678</text:p>
          </table:table-cell>
          <table:table-cell>
            <text:p>573753581</text:p>
          </table:table-cell>
          <table:table-cell>
            <text:p>477067325</text:p>
          </table:table-cell>
          <table:table-cell>
            <text:p>491844762</text:p>
          </table:table-cell>
          <table:table-cell>
            <text:p>474115913</text:p>
          </table:table-cell>
        </table:table-row>
        <table:table-row>
          <table:table-cell>
            <text:p>424539745</text:p>
          </table:table-cell>
          <table:table-cell>
            <text:p>433654443</text:p>
          </table:table-cell>
          <table:table-cell>
            <text:p>568693045</text:p>
          </table:table-cell>
          <table:table-cell>
            <text:p>296899493</text:p>
          </table:table-cell>
          <table:table-cell>
            <text:p>250852542</text:p>
          </table:table-cell>
          <table:table-cell>
            <text:p>479203219</text:p>
          </table:table-cell>
          <table:table-cell>
            <text:p>998628189</text:p>
          </table:table-cell>
        </table:table-row>
        <table:table-row>
          <table:table-cell>
            <text:p>383027219</text:p>
          </table:table-cell>
          <table:table-cell>
            <text:p>51278053</text:p>
          </table:table-cell>
          <table:table-cell>
            <text:p>426276742</text:p>
          </table:table-cell>
          <table:table-cell>
            <text:p>141476842</text:p>
          </table:table-cell>
          <table:table-cell>
            <text:p>45651103</text:p>
          </table:table-cell>
          <table:table-cell>
            <text:p>645991601</text:p>
          </table:table-cell>
          <table:table-cell>
            <text:p>725644851</text:p>
          </table:table-cell>
        </table:table-row>
        <table:table-row>
          <table:table-cell>
            <text:p>235345873</text:p>
          </table:table-cell>
          <table:table-cell>
            <text:p>349419759</text:p>
          </table:table-cell>
          <table:table-cell>
            <text:p>688025836</text:p>
          </table:table-cell>
          <table:table-cell>
            <text:p>18846987</text:p>
          </table:table-cell>
          <table:table-cell>
            <text:p>55744345</text:p>
          </table:table-cell>
          <table:table-cell>
            <text:p>617270285</text:p>
          </table:table-cell>
          <table:table-cell>
            <text:p>984635360</text:p>
          </table:table-cell>
        </table:table-row>
        <table:table-row>
          <table:table-cell>
            <text:p>428342153</text:p>
          </table:table-cell>
          <table:table-cell>
            <text:p>532916888</text:p>
          </table:table-cell>
          <table:table-cell>
            <text:p>6556540</text:p>
          </table:table-cell>
          <table:table-cell>
            <text:p>595108804</text:p>
          </table:table-cell>
          <table:table-cell>
            <text:p>786666391</text:p>
          </table:table-cell>
          <table:table-cell>
            <text:p>652037828</text:p>
          </table:table-cell>
          <table:table-cell>
            <text:p>253755518</text:p>
          </table:table-cell>
        </table:table-row>
        <table:table-row>
          <table:table-cell>
            <text:p>829275809</text:p>
          </table:table-cell>
          <table:table-cell>
            <text:p>569248593</text:p>
          </table:table-cell>
          <table:table-cell>
            <text:p>89962873</text:p>
          </table:table-cell>
          <table:table-cell>
            <text:p>558324748</text:p>
          </table:table-cell>
          <table:table-cell>
            <text:p>150315776</text:p>
          </table:table-cell>
          <table:table-cell>
            <text:p>90782405</text:p>
          </table:table-cell>
          <table:table-cell>
            <text:p>362671690</text:p>
          </table:table-cell>
        </table:table-row>
        <table:table-row>
          <table:table-cell>
            <text:p>245345861</text:p>
          </table:table-cell>
          <table:table-cell>
            <text:p>145141491</text:p>
          </table:table-cell>
          <table:table-cell>
            <text:p>173583704</text:p>
          </table:table-cell>
          <table:table-cell>
            <text:p>509843184</text:p>
          </table:table-cell>
          <table:table-cell>
            <text:p>329157138</text:p>
          </table:table-cell>
          <table:table-cell>
            <text:p>156295820</text:p>
          </table:table-cell>
          <table:table-cell>
            <text:p>602121230</text:p>
          </table:table-cell>
        </table:table-row>
        <table:table-row>
          <table:table-cell>
            <text:p>854227298</text:p>
          </table:table-cell>
          <table:table-cell>
            <text:p>539434319</text:p>
          </table:table-cell>
          <table:table-cell>
            <text:p>958412071</text:p>
          </table:table-cell>
          <table:table-cell>
            <text:p>200651996</text:p>
          </table:table-cell>
          <table:table-cell>
            <text:p>510565736</text:p>
          </table:table-cell>
          <table:table-cell>
            <text:p>710284832</text:p>
          </table:table-cell>
          <table:table-cell>
            <text:p>755472215</text:p>
          </table:table-cell>
        </table:table-row>
        <table:table-row>
          <table:table-cell>
            <text:p>350336591</text:p>
          </table:table-cell>
          <table:table-cell>
            <text:p>921440712</text:p>
          </table:table-cell>
          <table:table-cell>
            <text:p>818738710</text:p>
          </table:table-cell>
          <table:table-cell>
            <text:p>495478814</text:p>
          </table:table-cell>
          <table:table-cell>
            <text:p>23101547</text:p>
          </table:table-cell>
          <table:table-cell>
            <text:p>996361570</text:p>
          </table:table-cell>
          <table:table-cell>
            <text:p>47856834</text:p>
          </table:table-cell>
        </table:table-row>
        <table:table-row>
          <table:table-cell>
            <text:p>745532500</text:p>
          </table:table-cell>
          <table:table-cell>
            <text:p>876745089</text:p>
          </table:table-cell>
          <table:table-cell>
            <text:p>150610358</text:p>
          </table:table-cell>
          <table:table-cell>
            <text:p>857171271</text:p>
          </table:table-cell>
          <table:table-cell>
            <text:p>410919706</text:p>
          </table:table-cell>
          <table:table-cell>
            <text:p>473027808</text:p>
          </table:table-cell>
          <table:table-cell>
            <text:p>728214740</text:p>
          </table:table-cell>
        </table:table-row>
        <table:table-row>
          <table:table-cell>
            <text:p>585759444</text:p>
          </table:table-cell>
          <table:table-cell>
            <text:p>304633859</text:p>
          </table:table-cell>
          <table:table-cell>
            <text:p>432698038</text:p>
          </table:table-cell>
          <table:table-cell>
            <text:p>149975661</text:p>
          </table:table-cell>
          <table:table-cell>
            <text:p>598470187</text:p>
          </table:table-cell>
          <table:table-cell>
            <text:p>52342601</text:p>
          </table:table-cell>
          <table:table-cell>
            <text:p>265340220</text:p>
          </table:table-cell>
        </table:table-row>
        <table:table-row>
          <table:table-cell>
            <text:p>720126917</text:p>
          </table:table-cell>
          <table:table-cell>
            <text:p>841291208</text:p>
          </table:table-cell>
          <table:table-cell>
            <text:p>705524091</text:p>
          </table:table-cell>
          <table:table-cell>
            <text:p>417442918</text:p>
          </table:table-cell>
          <table:table-cell>
            <text:p>188664718</text:p>
          </table:table-cell>
          <table:table-cell>
            <text:p>956434144</text:p>
          </table:table-cell>
          <table:table-cell>
            <text:p>44751034</text:p>
          </table:table-cell>
        </table:table-row>
        <table:table-row>
          <table:table-cell>
            <text:p>628269973</text:p>
          </table:table-cell>
          <table:table-cell>
            <text:p>894656885</text:p>
          </table:table-cell>
          <table:table-cell>
            <text:p>734023524</text:p>
          </table:table-cell>
          <table:table-cell>
            <text:p>146696834</text:p>
          </table:table-cell>
          <table:table-cell>
            <text:p>208378771</text:p>
          </table:table-cell>
          <table:table-cell>
            <text:p>158604869</text:p>
          </table:table-cell>
          <table:table-cell>
            <text:p>448262227</text:p>
          </table:table-cell>
        </table:table-row>
        <table:table-row>
          <table:table-cell>
            <text:p>315339810</text:p>
          </table:table-cell>
          <table:table-cell>
            <text:p>508893931</text:p>
          </table:table-cell>
          <table:table-cell>
            <text:p>963247354</text:p>
          </table:table-cell>
          <table:table-cell>
            <text:p>592715047</text:p>
          </table:table-cell>
          <table:table-cell>
            <text:p>304033010</text:p>
          </table:table-cell>
          <table:table-cell>
            <text:p>157135119</text:p>
          </table:table-cell>
          <table:table-cell>
            <text:p>426903026</text:p>
          </table:table-cell>
        </table:table-row>
        <table:table-row>
          <table:table-cell>
            <text:p>496693215</text:p>
          </table:table-cell>
          <table:table-cell>
            <text:p>499219631</text:p>
          </table:table-cell>
          <table:table-cell>
            <text:p>304623121</text:p>
          </table:table-cell>
          <table:table-cell>
            <text:p>624477351</text:p>
          </table:table-cell>
          <table:table-cell>
            <text:p>974943548</text:p>
          </table:table-cell>
          <table:table-cell>
            <text:p>82991181</text:p>
          </table:table-cell>
          <table:table-cell>
            <text:p>412008359</text:p>
          </table:table-cell>
        </table:table-row>
        <table:table-row>
          <table:table-cell>
            <text:p>864973125</text:p>
          </table:table-cell>
          <table:table-cell>
            <text:p>326952504</text:p>
          </table:table-cell>
          <table:table-cell>
            <text:p>547716184</text:p>
          </table:table-cell>
          <table:table-cell>
            <text:p>939462566</text:p>
          </table:table-cell>
          <table:table-cell>
            <text:p>553705957</text:p>
          </table:table-cell>
          <table:table-cell>
            <text:p>103610433</text:p>
          </table:table-cell>
          <table:table-cell>
            <text:p>721212806</text:p>
          </table:table-cell>
        </table:table-row>
        <table:table-row>
          <table:table-cell>
            <text:p>445438134</text:p>
          </table:table-cell>
          <table:table-cell>
            <text:p>545546447</text:p>
          </table:table-cell>
          <table:table-cell>
            <text:p>970448247</text:p>
          </table:table-cell>
          <table:table-cell>
            <text:p>934920361</text:p>
          </table:table-cell>
          <table:table-cell>
            <text:p>416265717</text:p>
          </table:table-cell>
          <table:table-cell>
            <text:p>823366348</text:p>
          </table:table-cell>
          <table:table-cell>
            <text:p>797984133</text:p>
          </table:table-cell>
        </table:table-row>
        <table:table-row>
          <table:table-cell>
            <text:p>914087260</text:p>
          </table:table-cell>
          <table:table-cell>
            <text:p>342314390</text:p>
          </table:table-cell>
          <table:table-cell>
            <text:p>892574995</text:p>
          </table:table-cell>
          <table:table-cell>
            <text:p>542223396</text:p>
          </table:table-cell>
          <table:table-cell>
            <text:p>834636056</text:p>
          </table:table-cell>
          <table:table-cell>
            <text:p>710600820</text:p>
          </table:table-cell>
          <table:table-cell>
            <text:p>654521157</text:p>
          </table:table-cell>
        </table:table-row>
        <table:table-row>
          <table:table-cell>
            <text:p>513195095</text:p>
          </table:table-cell>
          <table:table-cell>
            <text:p>826529075</text:p>
          </table:table-cell>
          <table:table-cell>
            <text:p>322367536</text:p>
          </table:table-cell>
          <table:table-cell>
            <text:p>100113821</text:p>
          </table:table-cell>
          <table:table-cell>
            <text:p>444244317</text:p>
          </table:table-cell>
          <table:table-cell>
            <text:p>802529444</text:p>
          </table:table-cell>
          <table:table-cell>
            <text:p>854272979</text:p>
          </table:table-cell>
        </table:table-row>
        <table:table-row>
          <table:table-cell>
            <text:p>987113054</text:p>
          </table:table-cell>
          <table:table-cell>
            <text:p>221432194</text:p>
          </table:table-cell>
          <table:table-cell>
            <text:p>907167840</text:p>
          </table:table-cell>
          <table:table-cell>
            <text:p>551753490</text:p>
          </table:table-cell>
          <table:table-cell>
            <text:p>720711621</text:p>
          </table:table-cell>
          <table:table-cell>
            <text:p>434281725</text:p>
          </table:table-cell>
          <table:table-cell>
            <text:p>807379262</text:p>
          </table:table-cell>
        </table:table-row>
        <table:table-row>
          <table:table-cell>
            <text:p>755604150</text:p>
          </table:table-cell>
          <table:table-cell>
            <text:p>755158665</text:p>
          </table:table-cell>
          <table:table-cell>
            <text:p>514473102</text:p>
          </table:table-cell>
          <table:table-cell>
            <text:p>339621324</text:p>
          </table:table-cell>
          <table:table-cell>
            <text:p>380539290</text:p>
          </table:table-cell>
          <table:table-cell>
            <text:p>990511769</text:p>
          </table:table-cell>
          <table:table-cell>
            <text:p>587402986</text:p>
          </table:table-cell>
        </table:table-row>
        <table:table-row>
          <table:table-cell>
            <text:p>403604978</text:p>
          </table:table-cell>
          <table:table-cell>
            <text:p>755461956</text:p>
          </table:table-cell>
          <table:table-cell>
            <text:p>471703482</text:p>
          </table:table-cell>
          <table:table-cell>
            <text:p>849098104</text:p>
          </table:table-cell>
          <table:table-cell>
            <text:p>195754304</text:p>
          </table:table-cell>
          <table:table-cell>
            <text:p>280756412</text:p>
          </table:table-cell>
          <table:table-cell>
            <text:p>9327052</text:p>
          </table:table-cell>
        </table:table-row>
        <table:table-row>
          <table:table-cell>
            <text:p>444029905</text:p>
          </table:table-cell>
          <table:table-cell>
            <text:p>45857030</text:p>
          </table:table-cell>
          <table:table-cell>
            <text:p>673507787</text:p>
          </table:table-cell>
          <table:table-cell>
            <text:p>866084521</text:p>
          </table:table-cell>
          <table:table-cell>
            <text:p>909776121</text:p>
          </table:table-cell>
          <table:table-cell>
            <text:p>219149676</text:p>
          </table:table-cell>
          <table:table-cell>
            <text:p>323702867</text:p>
          </table:table-cell>
        </table:table-row>
        <table:table-row>
          <table:table-cell>
            <text:p>38639250</text:p>
          </table:table-cell>
          <table:table-cell>
            <text:p>255698130</text:p>
          </table:table-cell>
          <table:table-cell>
            <text:p>35276200</text:p>
          </table:table-cell>
          <table:table-cell>
            <text:p>806576741</text:p>
          </table:table-cell>
          <table:table-cell>
            <text:p>512109737</text:p>
          </table:table-cell>
          <table:table-cell>
            <text:p>760206245</text:p>
          </table:table-cell>
          <table:table-cell>
            <text:p>220870332</text:p>
          </table:table-cell>
        </table:table-row>
        <table:table-row>
          <table:table-cell>
            <text:p>608042457</text:p>
          </table:table-cell>
          <table:table-cell>
            <text:p>507179142</text:p>
          </table:table-cell>
          <table:table-cell>
            <text:p>173298722</text:p>
          </table:table-cell>
          <table:table-cell>
            <text:p>376387684</text:p>
          </table:table-cell>
          <table:table-cell>
            <text:p>227366385</text:p>
          </table:table-cell>
          <table:table-cell>
            <text:p>527504662</text:p>
          </table:table-cell>
          <table:table-cell>
            <text:p>394394792</text:p>
          </table:table-cell>
        </table:table-row>
        <table:table-row>
          <table:table-cell>
            <text:p>130619749</text:p>
          </table:table-cell>
          <table:table-cell>
            <text:p>178758603</text:p>
          </table:table-cell>
          <table:table-cell>
            <text:p>114602529</text:p>
          </table:table-cell>
          <table:table-cell>
            <text:p>867926410</text:p>
          </table:table-cell>
          <table:table-cell>
            <text:p>41960628</text:p>
          </table:table-cell>
          <table:table-cell>
            <text:p>357788935</text:p>
          </table:table-cell>
          <table:table-cell>
            <text:p>18991927</text:p>
          </table:table-cell>
        </table:table-row>
        <table:table-row>
          <table:table-cell>
            <text:p>799378489</text:p>
          </table:table-cell>
          <table:table-cell>
            <text:p>534851507</text:p>
          </table:table-cell>
          <table:table-cell>
            <text:p>34558739</text:p>
          </table:table-cell>
          <table:table-cell>
            <text:p>745697332</text:p>
          </table:table-cell>
          <table:table-cell>
            <text:p>834453124</text:p>
          </table:table-cell>
          <table:table-cell>
            <text:p>735465691</text:p>
          </table:table-cell>
          <table:table-cell>
            <text:p>468769164</text:p>
          </table:table-cell>
        </table:table-row>
        <table:table-row>
          <table:table-cell>
            <text:p>271054962</text:p>
          </table:table-cell>
          <table:table-cell>
            <text:p>58292238</text:p>
          </table:table-cell>
          <table:table-cell>
            <text:p>7636406</text:p>
          </table:table-cell>
          <table:table-cell>
            <text:p>921346390</text:p>
          </table:table-cell>
          <table:table-cell>
            <text:p>317811600</text:p>
          </table:table-cell>
          <table:table-cell>
            <text:p>412084442</text:p>
          </table:table-cell>
          <table:table-cell>
            <text:p>95263078</text:p>
          </table:table-cell>
        </table:table-row>
        <table:table-row>
          <table:table-cell>
            <text:p>189575209</text:p>
          </table:table-cell>
          <table:table-cell>
            <text:p>687419227</text:p>
          </table:table-cell>
          <table:table-cell>
            <text:p>284250101</text:p>
          </table:table-cell>
          <table:table-cell>
            <text:p>50565438</text:p>
          </table:table-cell>
          <table:table-cell>
            <text:p>915191423</text:p>
          </table:table-cell>
          <table:table-cell>
            <text:p>608102332</text:p>
          </table:table-cell>
          <table:table-cell>
            <text:p>819495680</text:p>
          </table:table-cell>
        </table:table-row>
        <table:table-row>
          <table:table-cell>
            <text:p>441301939</text:p>
          </table:table-cell>
          <table:table-cell>
            <text:p>729270817</text:p>
          </table:table-cell>
          <table:table-cell>
            <text:p>4371538</text:p>
          </table:table-cell>
          <table:table-cell>
            <text:p>266719991</text:p>
          </table:table-cell>
          <table:table-cell>
            <text:p>287976767</text:p>
          </table:table-cell>
          <table:table-cell>
            <text:p>467203827</text:p>
          </table:table-cell>
          <table:table-cell>
            <text:p>246899939</text:p>
          </table:table-cell>
        </table:table-row>
        <table:table-row>
          <table:table-cell>
            <text:p>528855825</text:p>
          </table:table-cell>
          <table:table-cell>
            <text:p>252987342</text:p>
          </table:table-cell>
          <table:table-cell>
            <text:p>230396990</text:p>
          </table:table-cell>
          <table:table-cell>
            <text:p>93875979</text:p>
          </table:table-cell>
          <table:table-cell>
            <text:p>845080771</text:p>
          </table:table-cell>
          <table:table-cell>
            <text:p>140229805</text:p>
          </table:table-cell>
          <table:table-cell>
            <text:p>222524125</text:p>
          </table:table-cell>
        </table:table-row>
        <table:table-row>
          <table:table-cell>
            <text:p>665230532</text:p>
          </table:table-cell>
          <table:table-cell>
            <text:p>188152250</text:p>
          </table:table-cell>
          <table:table-cell>
            <text:p>334968075</text:p>
          </table:table-cell>
          <table:table-cell>
            <text:p>879116190</text:p>
          </table:table-cell>
          <table:table-cell>
            <text:p>550025194</text:p>
          </table:table-cell>
          <table:table-cell>
            <text:p>213910437</text:p>
          </table:table-cell>
          <table:table-cell>
            <text:p>889451486</text:p>
          </table:table-cell>
        </table:table-row>
        <table:table-row>
          <table:table-cell>
            <text:p>376313908</text:p>
          </table:table-cell>
          <table:table-cell>
            <text:p>276715518</text:p>
          </table:table-cell>
          <table:table-cell>
            <text:p>492874237</text:p>
          </table:table-cell>
          <table:table-cell>
            <text:p>229563829</text:p>
          </table:table-cell>
          <table:table-cell>
            <text:p>572438216</text:p>
          </table:table-cell>
          <table:table-cell>
            <text:p>955634553</text:p>
          </table:table-cell>
          <table:table-cell>
            <text:p>635409255</text:p>
          </table:table-cell>
        </table:table-row>
        <table:table-row>
          <table:table-cell>
            <text:p>457280052</text:p>
          </table:table-cell>
          <table:table-cell>
            <text:p>410672091</text:p>
          </table:table-cell>
          <table:table-cell>
            <text:p>683814830</text:p>
          </table:table-cell>
          <table:table-cell>
            <text:p>480246880</text:p>
          </table:table-cell>
          <table:table-cell>
            <text:p>292519624</text:p>
          </table:table-cell>
          <table:table-cell>
            <text:p>200536318</text:p>
          </table:table-cell>
          <table:table-cell>
            <text:p>41809958</text:p>
          </table:table-cell>
        </table:table-row>
        <table:table-row>
          <table:table-cell>
            <text:p>147375793</text:p>
          </table:table-cell>
          <table:table-cell>
            <text:p>773471297</text:p>
          </table:table-cell>
          <table:table-cell>
            <text:p>342914768</text:p>
          </table:table-cell>
          <table:table-cell>
            <text:p>457912499</text:p>
          </table:table-cell>
          <table:table-cell>
            <text:p>730036358</text:p>
          </table:table-cell>
          <table:table-cell>
            <text:p>482166747</text:p>
          </table:table-cell>
          <table:table-cell>
            <text:p>805075670</text:p>
          </table:table-cell>
        </table:table-row>
        <table:table-row>
          <table:table-cell>
            <text:p>677353431</text:p>
          </table:table-cell>
          <table:table-cell>
            <text:p>808592956</text:p>
          </table:table-cell>
          <table:table-cell>
            <text:p>170007786</text:p>
          </table:table-cell>
          <table:table-cell>
            <text:p>32079471</text:p>
          </table:table-cell>
          <table:table-cell>
            <text:p>195671781</text:p>
          </table:table-cell>
          <table:table-cell>
            <text:p>392134224</text:p>
          </table:table-cell>
          <table:table-cell>
            <text:p>96943446</text:p>
          </table:table-cell>
        </table:table-row>
        <table:table-row>
          <table:table-cell>
            <text:p>768575337</text:p>
          </table:table-cell>
          <table:table-cell>
            <text:p>701164675</text:p>
          </table:table-cell>
          <table:table-cell>
            <text:p>465454997</text:p>
          </table:table-cell>
          <table:table-cell>
            <text:p>136069819</text:p>
          </table:table-cell>
          <table:table-cell>
            <text:p>334869382</text:p>
          </table:table-cell>
          <table:table-cell>
            <text:p>107703420</text:p>
          </table:table-cell>
          <table:table-cell>
            <text:p>165513544</text:p>
          </table:table-cell>
        </table:table-row>
        <table:table-row>
          <table:table-cell>
            <text:p>24581030</text:p>
          </table:table-cell>
          <table:table-cell>
            <text:p>218085596</text:p>
          </table:table-cell>
          <table:table-cell>
            <text:p>254407369</text:p>
          </table:table-cell>
          <table:table-cell>
            <text:p>189098461</text:p>
          </table:table-cell>
          <table:table-cell>
            <text:p>662667978</text:p>
          </table:table-cell>
          <table:table-cell>
            <text:p>369769174</text:p>
          </table:table-cell>
          <table:table-cell>
            <text:p>119498233</text:p>
          </table:table-cell>
        </table:table-row>
        <table:table-row>
          <table:table-cell>
            <text:p>276617068</text:p>
          </table:table-cell>
          <table:table-cell>
            <text:p>357575308</text:p>
          </table:table-cell>
          <table:table-cell>
            <text:p>386393746</text:p>
          </table:table-cell>
          <table:table-cell>
            <text:p>673601968</text:p>
          </table:table-cell>
          <table:table-cell>
            <text:p>919325855</text:p>
          </table:table-cell>
          <table:table-cell>
            <text:p>597828869</text:p>
          </table:table-cell>
          <table:table-cell>
            <text:p>762207262</text:p>
          </table:table-cell>
        </table:table-row>
        <table:table-row>
          <table:table-cell>
            <text:p>787578536</text:p>
          </table:table-cell>
          <table:table-cell>
            <text:p>187533910</text:p>
          </table:table-cell>
          <table:table-cell>
            <text:p>589721593</text:p>
          </table:table-cell>
          <table:table-cell>
            <text:p>62771546</text:p>
          </table:table-cell>
          <table:table-cell>
            <text:p>15621666</text:p>
          </table:table-cell>
          <table:table-cell>
            <text:p>77412538</text:p>
          </table:table-cell>
          <table:table-cell>
            <text:p>251886697</text:p>
          </table:table-cell>
        </table:table-row>
        <table:table-row>
          <table:table-cell>
            <text:p>300876519</text:p>
          </table:table-cell>
          <table:table-cell>
            <text:p>641697374</text:p>
          </table:table-cell>
          <table:table-cell>
            <text:p>464810856</text:p>
          </table:table-cell>
          <table:table-cell>
            <text:p>864517480</text:p>
          </table:table-cell>
          <table:table-cell>
            <text:p>662065366</text:p>
          </table:table-cell>
          <table:table-cell>
            <text:p>446260119</text:p>
          </table:table-cell>
          <table:table-cell>
            <text:p>238821652</text:p>
          </table:table-cell>
        </table:table-row>
        <table:table-row>
          <table:table-cell>
            <text:p>662127774</text:p>
          </table:table-cell>
          <table:table-cell>
            <text:p>337616445</text:p>
          </table:table-cell>
          <table:table-cell>
            <text:p>963214052</text:p>
          </table:table-cell>
          <table:table-cell>
            <text:p>825196922</text:p>
          </table:table-cell>
          <table:table-cell>
            <text:p>638273353</text:p>
          </table:table-cell>
          <table:table-cell>
            <text:p>977388947</text:p>
          </table:table-cell>
          <table:table-cell>
            <text:p>568542019</text:p>
          </table:table-cell>
        </table:table-row>
        <table:table-row>
          <table:table-cell>
            <text:p>953124239</text:p>
          </table:table-cell>
          <table:table-cell>
            <text:p>866842878</text:p>
          </table:table-cell>
          <table:table-cell>
            <text:p>270678467</text:p>
          </table:table-cell>
          <table:table-cell>
            <text:p>444994015</text:p>
          </table:table-cell>
          <table:table-cell>
            <text:p>49980402</text:p>
          </table:table-cell>
          <table:table-cell>
            <text:p>16926204</text:p>
          </table:table-cell>
          <table:table-cell>
            <text:p>200957011</text:p>
          </table:table-cell>
        </table:table-row>
        <table:table-row>
          <table:table-cell>
            <text:p>434421673</text:p>
          </table:table-cell>
          <table:table-cell>
            <text:p>378864760</text:p>
          </table:table-cell>
          <table:table-cell>
            <text:p>646821709</text:p>
          </table:table-cell>
          <table:table-cell>
            <text:p>967320846</text:p>
          </table:table-cell>
          <table:table-cell>
            <text:p>221966529</text:p>
          </table:table-cell>
          <table:table-cell>
            <text:p>562479954</text:p>
          </table:table-cell>
          <table:table-cell>
            <text:p>594185773</text:p>
          </table:table-cell>
        </table:table-row>
        <table:table-row>
          <table:table-cell>
            <text:p>564877563</text:p>
          </table:table-cell>
          <table:table-cell>
            <text:p>555668088</text:p>
          </table:table-cell>
          <table:table-cell>
            <text:p>741547196</text:p>
          </table:table-cell>
          <table:table-cell>
            <text:p>313869793</text:p>
          </table:table-cell>
          <table:table-cell>
            <text:p>18550037</text:p>
          </table:table-cell>
          <table:table-cell>
            <text:p>270916824</text:p>
          </table:table-cell>
          <table:table-cell>
            <text:p>866272468</text:p>
          </table:table-cell>
        </table:table-row>
        <table:table-row>
          <table:table-cell>
            <text:p>957567548</text:p>
          </table:table-cell>
          <table:table-cell>
            <text:p>134274886</text:p>
          </table:table-cell>
          <table:table-cell>
            <text:p>518253961</text:p>
          </table:table-cell>
          <table:table-cell>
            <text:p>721271808</text:p>
          </table:table-cell>
          <table:table-cell>
            <text:p>773897217</text:p>
          </table:table-cell>
          <table:table-cell>
            <text:p>706737207</text:p>
          </table:table-cell>
          <table:table-cell>
            <text:p>164796253</text:p>
          </table:table-cell>
        </table:table-row>
        <table:table-row>
          <table:table-cell>
            <text:p>830567712</text:p>
          </table:table-cell>
          <table:table-cell>
            <text:p>985562737</text:p>
          </table:table-cell>
          <table:table-cell>
            <text:p>600234966</text:p>
          </table:table-cell>
          <table:table-cell>
            <text:p>39517500</text:p>
          </table:table-cell>
          <table:table-cell>
            <text:p>23401977</text:p>
          </table:table-cell>
          <table:table-cell>
            <text:p>515429373</text:p>
          </table:table-cell>
          <table:table-cell>
            <text:p>607626434</text:p>
          </table:table-cell>
        </table:table-row>
        <table:table-row>
          <table:table-cell>
            <text:p>770553785</text:p>
          </table:table-cell>
          <table:table-cell>
            <text:p>187059835</text:p>
          </table:table-cell>
          <table:table-cell>
            <text:p>82102502</text:p>
          </table:table-cell>
          <table:table-cell>
            <text:p>939931164</text:p>
          </table:table-cell>
          <table:table-cell>
            <text:p>159443544</text:p>
          </table:table-cell>
          <table:table-cell>
            <text:p>501075527</text:p>
          </table:table-cell>
          <table:table-cell>
            <text:p>9315363</text:p>
          </table:table-cell>
        </table:table-row>
        <table:table-row>
          <table:table-cell>
            <text:p>618329571</text:p>
          </table:table-cell>
          <table:table-cell>
            <text:p>35137450</text:p>
          </table:table-cell>
          <table:table-cell>
            <text:p>476017005</text:p>
          </table:table-cell>
          <table:table-cell>
            <text:p>379251403</text:p>
          </table:table-cell>
          <table:table-cell>
            <text:p>806893753</text:p>
          </table:table-cell>
          <table:table-cell>
            <text:p>38442449</text:p>
          </table:table-cell>
          <table:table-cell>
            <text:p>942813682</text:p>
          </table:table-cell>
        </table:table-row>
        <table:table-row>
          <table:table-cell>
            <text:p>87567748</text:p>
          </table:table-cell>
          <table:table-cell>
            <text:p>350212801</text:p>
          </table:table-cell>
          <table:table-cell>
            <text:p>961801547</text:p>
          </table:table-cell>
          <table:table-cell>
            <text:p>7953778</text:p>
          </table:table-cell>
          <table:table-cell>
            <text:p>200519561</text:p>
          </table:table-cell>
          <table:table-cell>
            <text:p>662377321</text:p>
          </table:table-cell>
          <table:table-cell>
            <text:p>237924133</text:p>
          </table:table-cell>
        </table:table-row>
        <table:table-row>
          <table:table-cell>
            <text:p>254973578</text:p>
          </table:table-cell>
          <table:table-cell>
            <text:p>76349892</text:p>
          </table:table-cell>
          <table:table-cell>
            <text:p>734649196</text:p>
          </table:table-cell>
          <table:table-cell>
            <text:p>36564487</text:p>
          </table:table-cell>
          <table:table-cell>
            <text:p>963286882</text:p>
          </table:table-cell>
          <table:table-cell>
            <text:p>930302402</text:p>
          </table:table-cell>
          <table:table-cell>
            <text:p>38631577</text:p>
          </table:table-cell>
        </table:table-row>
        <table:table-row>
          <table:table-cell>
            <text:p>837499974</text:p>
          </table:table-cell>
          <table:table-cell>
            <text:p>804610511</text:p>
          </table:table-cell>
          <table:table-cell>
            <text:p>37347164</text:p>
          </table:table-cell>
          <table:table-cell>
            <text:p>253590214</text:p>
          </table:table-cell>
          <table:table-cell>
            <text:p>207103343</text:p>
          </table:table-cell>
          <table:table-cell>
            <text:p>56460181</text:p>
          </table:table-cell>
          <table:table-cell>
            <text:p>49993139</text:p>
          </table:table-cell>
        </table:table-row>
        <table:table-row>
          <table:table-cell>
            <text:p>622844881</text:p>
          </table:table-cell>
          <table:table-cell>
            <text:p>676098647</text:p>
          </table:table-cell>
          <table:table-cell>
            <text:p>999074604</text:p>
          </table:table-cell>
          <table:table-cell>
            <text:p>233410333</text:p>
          </table:table-cell>
          <table:table-cell>
            <text:p>673867270</text:p>
          </table:table-cell>
          <table:table-cell>
            <text:p>589483128</text:p>
          </table:table-cell>
          <table:table-cell>
            <text:p>154621366</text:p>
          </table:table-cell>
        </table:table-row>
        <table:table-row>
          <table:table-cell>
            <text:p>849118346</text:p>
          </table:table-cell>
          <table:table-cell>
            <text:p>618024691</text:p>
          </table:table-cell>
          <table:table-cell>
            <text:p>468890859</text:p>
          </table:table-cell>
          <table:table-cell>
            <text:p>646117024</text:p>
          </table:table-cell>
          <table:table-cell>
            <text:p>749475760</text:p>
          </table:table-cell>
          <table:table-cell>
            <text:p>805922648</text:p>
          </table:table-cell>
          <table:table-cell>
            <text:p>500642437</text:p>
          </table:table-cell>
        </table:table-row>
        <table:table-row>
          <table:table-cell>
            <text:p>804917305</text:p>
          </table:table-cell>
          <table:table-cell>
            <text:p>383596781</text:p>
          </table:table-cell>
          <table:table-cell>
            <text:p>48505573</text:p>
          </table:table-cell>
          <table:table-cell>
            <text:p>362828362</text:p>
          </table:table-cell>
          <table:table-cell>
            <text:p>857758684</text:p>
          </table:table-cell>
          <table:table-cell>
            <text:p>62520751</text:p>
          </table:table-cell>
          <table:table-cell>
            <text:p>746700746</text:p>
          </table:table-cell>
        </table:table-row>
        <table:table-row>
          <table:table-cell>
            <text:p>333817450</text:p>
          </table:table-cell>
          <table:table-cell>
            <text:p>441835941</text:p>
          </table:table-cell>
          <table:table-cell>
            <text:p>190617497</text:p>
          </table:table-cell>
          <table:table-cell>
            <text:p>652956600</text:p>
          </table:table-cell>
          <table:table-cell>
            <text:p>160157454</text:p>
          </table:table-cell>
          <table:table-cell>
            <text:p>93927095</text:p>
          </table:table-cell>
          <table:table-cell>
            <text:p>535938205</text:p>
          </table:table-cell>
        </table:table-row>
        <table:table-row>
          <table:table-cell>
            <text:p>386246734</text:p>
          </table:table-cell>
          <table:table-cell>
            <text:p>230080707</text:p>
          </table:table-cell>
          <table:table-cell>
            <text:p>161705342</text:p>
          </table:table-cell>
          <table:table-cell>
            <text:p>179114889</text:p>
          </table:table-cell>
          <table:table-cell>
            <text:p>235454455</text:p>
          </table:table-cell>
          <table:table-cell>
            <text:p>559911836</text:p>
          </table:table-cell>
          <table:table-cell>
            <text:p>81741852</text:p>
          </table:table-cell>
        </table:table-row>
        <table:table-row>
          <table:table-cell>
            <text:p>249782034</text:p>
          </table:table-cell>
          <table:table-cell>
            <text:p>425512810</text:p>
          </table:table-cell>
          <table:table-cell>
            <text:p>580650670</text:p>
          </table:table-cell>
          <table:table-cell>
            <text:p>474699714</text:p>
          </table:table-cell>
          <table:table-cell>
            <text:p>932118298</text:p>
          </table:table-cell>
          <table:table-cell>
            <text:p>566789872</text:p>
          </table:table-cell>
          <table:table-cell>
            <text:p>12800172</text:p>
          </table:table-cell>
        </table:table-row>
        <table:table-row>
          <table:table-cell>
            <text:p>419986718</text:p>
          </table:table-cell>
          <table:table-cell>
            <text:p>196643614</text:p>
          </table:table-cell>
          <table:table-cell>
            <text:p>446608933</text:p>
          </table:table-cell>
          <table:table-cell>
            <text:p>173049285</text:p>
          </table:table-cell>
          <table:table-cell>
            <text:p>122330236</text:p>
          </table:table-cell>
          <table:table-cell>
            <text:p>277553396</text:p>
          </table:table-cell>
          <table:table-cell>
            <text:p>651732252</text:p>
          </table:table-cell>
        </table:table-row>
        <table:table-row>
          <table:table-cell>
            <text:p>510799581</text:p>
          </table:table-cell>
          <table:table-cell>
            <text:p>197104275</text:p>
          </table:table-cell>
          <table:table-cell>
            <text:p>784630794</text:p>
          </table:table-cell>
          <table:table-cell>
            <text:p>416543856</text:p>
          </table:table-cell>
          <table:table-cell>
            <text:p>630437128</text:p>
          </table:table-cell>
          <table:table-cell>
            <text:p>877813982</text:p>
          </table:table-cell>
          <table:table-cell>
            <text:p>701072606</text:p>
          </table:table-cell>
        </table:table-row>
        <table:table-row>
          <table:table-cell>
            <text:p>959316233</text:p>
          </table:table-cell>
          <table:table-cell>
            <text:p>70493988</text:p>
          </table:table-cell>
          <table:table-cell>
            <text:p>40187769</text:p>
          </table:table-cell>
          <table:table-cell>
            <text:p>637338224</text:p>
          </table:table-cell>
          <table:table-cell>
            <text:p>168371176</text:p>
          </table:table-cell>
          <table:table-cell>
            <text:p>949705901</text:p>
          </table:table-cell>
          <table:table-cell>
            <text:p>616642089</text:p>
          </table:table-cell>
        </table:table-row>
        <table:table-row>
          <table:table-cell>
            <text:p>327922800</text:p>
          </table:table-cell>
          <table:table-cell>
            <text:p>496962302</text:p>
          </table:table-cell>
          <table:table-cell>
            <text:p>400757836</text:p>
          </table:table-cell>
          <table:table-cell>
            <text:p>558998777</text:p>
          </table:table-cell>
          <table:table-cell>
            <text:p>482100910</text:p>
          </table:table-cell>
          <table:table-cell>
            <text:p>687812640</text:p>
          </table:table-cell>
          <table:table-cell>
            <text:p>653338705</text:p>
          </table:table-cell>
        </table:table-row>
        <table:table-row>
          <table:table-cell>
            <text:p>22884863</text:p>
          </table:table-cell>
          <table:table-cell>
            <text:p>232702925</text:p>
          </table:table-cell>
          <table:table-cell>
            <text:p>200077292</text:p>
          </table:table-cell>
          <table:table-cell>
            <text:p>912380223</text:p>
          </table:table-cell>
          <table:table-cell>
            <text:p>676897017</text:p>
          </table:table-cell>
          <table:table-cell>
            <text:p>590823769</text:p>
          </table:table-cell>
          <table:table-cell>
            <text:p>376594906</text:p>
          </table:table-cell>
        </table:table-row>
        <table:table-row>
          <table:table-cell>
            <text:p>139976899</text:p>
          </table:table-cell>
          <table:table-cell>
            <text:p>33159869</text:p>
          </table:table-cell>
          <table:table-cell>
            <text:p>88740947</text:p>
          </table:table-cell>
          <table:table-cell>
            <text:p>663336539</text:p>
          </table:table-cell>
          <table:table-cell>
            <text:p>644759341</text:p>
          </table:table-cell>
          <table:table-cell>
            <text:p>256185990</text:p>
          </table:table-cell>
          <table:table-cell>
            <text:p>577470926</text:p>
          </table:table-cell>
        </table:table-row>
        <table:table-row>
          <table:table-cell>
            <text:p>589431673</text:p>
          </table:table-cell>
          <table:table-cell>
            <text:p>153787654</text:p>
          </table:table-cell>
          <table:table-cell>
            <text:p>21042086</text:p>
          </table:table-cell>
          <table:table-cell>
            <text:p>636585196</text:p>
          </table:table-cell>
          <table:table-cell>
            <text:p>61239919</text:p>
          </table:table-cell>
          <table:table-cell>
            <text:p>314976915</text:p>
          </table:table-cell>
          <table:table-cell>
            <text:p>610187584</text:p>
          </table:table-cell>
        </table:table-row>
        <table:table-row>
          <table:table-cell>
            <text:p>577863016</text:p>
          </table:table-cell>
          <table:table-cell>
            <text:p>755256554</text:p>
          </table:table-cell>
          <table:table-cell>
            <text:p>360004028</text:p>
          </table:table-cell>
          <table:table-cell>
            <text:p>512163325</text:p>
          </table:table-cell>
          <table:table-cell>
            <text:p>717797845</text:p>
          </table:table-cell>
          <table:table-cell>
            <text:p>453220745</text:p>
          </table:table-cell>
          <table:table-cell>
            <text:p>462375560</text:p>
          </table:table-cell>
        </table:table-row>
        <table:table-row>
          <table:table-cell>
            <text:p>851940160</text:p>
          </table:table-cell>
          <table:table-cell>
            <text:p>21353414</text:p>
          </table:table-cell>
          <table:table-cell>
            <text:p>40975988</text:p>
          </table:table-cell>
          <table:table-cell>
            <text:p>106003330</text:p>
          </table:table-cell>
          <table:table-cell>
            <text:p>382090640</text:p>
          </table:table-cell>
          <table:table-cell>
            <text:p>508198311</text:p>
          </table:table-cell>
          <table:table-cell>
            <text:p>450777630</text:p>
          </table:table-cell>
        </table:table-row>
        <table:table-row>
          <table:table-cell>
            <text:p>448566505</text:p>
          </table:table-cell>
          <table:table-cell>
            <text:p>694106806</text:p>
          </table:table-cell>
          <table:table-cell>
            <text:p>913996763</text:p>
          </table:table-cell>
          <table:table-cell>
            <text:p>818113992</text:p>
          </table:table-cell>
          <table:table-cell>
            <text:p>80026391</text:p>
          </table:table-cell>
          <table:table-cell>
            <text:p>627270192</text:p>
          </table:table-cell>
          <table:table-cell>
            <text:p>433090131</text:p>
          </table:table-cell>
        </table:table-row>
        <table:table-row>
          <table:table-cell>
            <text:p>204917248</text:p>
          </table:table-cell>
          <table:table-cell>
            <text:p>451353460</text:p>
          </table:table-cell>
          <table:table-cell>
            <text:p>870586301</text:p>
          </table:table-cell>
          <table:table-cell>
            <text:p>740528266</text:p>
          </table:table-cell>
          <table:table-cell>
            <text:p>894163228</text:p>
          </table:table-cell>
          <table:table-cell>
            <text:p>518476092</text:p>
          </table:table-cell>
          <table:table-cell>
            <text:p>695715790</text:p>
          </table:table-cell>
        </table:table-row>
        <table:table-row>
          <table:table-cell>
            <text:p>180474075</text:p>
          </table:table-cell>
          <table:table-cell>
            <text:p>51004603</text:p>
          </table:table-cell>
          <table:table-cell>
            <text:p>505410283</text:p>
          </table:table-cell>
          <table:table-cell>
            <text:p>603288554</text:p>
          </table:table-cell>
          <table:table-cell>
            <text:p>481770306</text:p>
          </table:table-cell>
          <table:table-cell>
            <text:p>635790210</text:p>
          </table:table-cell>
          <table:table-cell>
            <text:p>978840159</text:p>
          </table:table-cell>
        </table:table-row>
        <table:table-row>
          <table:table-cell>
            <text:p>995411455</text:p>
          </table:table-cell>
          <table:table-cell>
            <text:p>289412762</text:p>
          </table:table-cell>
          <table:table-cell>
            <text:p>848644314</text:p>
          </table:table-cell>
          <table:table-cell>
            <text:p>923235494</text:p>
          </table:table-cell>
          <table:table-cell>
            <text:p>875614127</text:p>
          </table:table-cell>
          <table:table-cell>
            <text:p>301493078</text:p>
          </table:table-cell>
          <table:table-cell>
            <text:p>94542219</text:p>
          </table:table-cell>
        </table:table-row>
        <table:table-row>
          <table:table-cell>
            <text:p>491705763</text:p>
          </table:table-cell>
          <table:table-cell>
            <text:p>688484957</text:p>
          </table:table-cell>
          <table:table-cell>
            <text:p>731181749</text:p>
          </table:table-cell>
          <table:table-cell>
            <text:p>149708965</text:p>
          </table:table-cell>
          <table:table-cell>
            <text:p>492764616</text:p>
          </table:table-cell>
          <table:table-cell>
            <text:p>46643830</text:p>
          </table:table-cell>
          <table:table-cell>
            <text:p>409813535</text:p>
          </table:table-cell>
        </table:table-row>
        <table:table-row>
          <table:table-cell>
            <text:p>458851558</text:p>
          </table:table-cell>
          <table:table-cell>
            <text:p>42572545</text:p>
          </table:table-cell>
          <table:table-cell>
            <text:p>929115705</text:p>
          </table:table-cell>
          <table:table-cell>
            <text:p>76528581</text:p>
          </table:table-cell>
          <table:table-cell>
            <text:p>972757388</text:p>
          </table:table-cell>
          <table:table-cell>
            <text:p>251770513</text:p>
          </table:table-cell>
          <table:table-cell>
            <text:p>62162185</text:p>
          </table:table-cell>
        </table:table-row>
        <table:table-row>
          <table:table-cell>
            <text:p>94955289</text:p>
          </table:table-cell>
          <table:table-cell>
            <text:p>728900433</text:p>
          </table:table-cell>
          <table:table-cell>
            <text:p>823478855</text:p>
          </table:table-cell>
          <table:table-cell>
            <text:p>981008172</text:p>
          </table:table-cell>
          <table:table-cell>
            <text:p>569048970</text:p>
          </table:table-cell>
          <table:table-cell>
            <text:p>177539753</text:p>
          </table:table-cell>
          <table:table-cell>
            <text:p>981857414</text:p>
          </table:table-cell>
        </table:table-row>
        <table:table-row>
          <table:table-cell>
            <text:p>145028803</text:p>
          </table:table-cell>
          <table:table-cell>
            <text:p>100647896</text:p>
          </table:table-cell>
          <table:table-cell>
            <text:p>974383168</text:p>
          </table:table-cell>
          <table:table-cell>
            <text:p>941917144</text:p>
          </table:table-cell>
          <table:table-cell>
            <text:p>301777126</text:p>
          </table:table-cell>
          <table:table-cell>
            <text:p>720389655</text:p>
          </table:table-cell>
          <table:table-cell>
            <text:p>853780808</text:p>
          </table:table-cell>
        </table:table-row>
        <table:table-row>
          <table:table-cell>
            <text:p>668179701</text:p>
          </table:table-cell>
          <table:table-cell>
            <text:p>680102021</text:p>
          </table:table-cell>
          <table:table-cell>
            <text:p>938819499</text:p>
          </table:table-cell>
          <table:table-cell>
            <text:p>210904023</text:p>
          </table:table-cell>
          <table:table-cell>
            <text:p>373977833</text:p>
          </table:table-cell>
          <table:table-cell>
            <text:p>737891453</text:p>
          </table:table-cell>
          <table:table-cell>
            <text:p>344834626</text:p>
          </table:table-cell>
        </table:table-row>
        <table:table-row>
          <table:table-cell>
            <text:p>17873470</text:p>
          </table:table-cell>
          <table:table-cell>
            <text:p>617898690</text:p>
          </table:table-cell>
          <table:table-cell>
            <text:p>628802879</text:p>
          </table:table-cell>
          <table:table-cell>
            <text:p>691194697</text:p>
          </table:table-cell>
          <table:table-cell>
            <text:p>622204855</text:p>
          </table:table-cell>
          <table:table-cell>
            <text:p>181321405</text:p>
          </table:table-cell>
          <table:table-cell>
            <text:p>421742016</text:p>
          </table:table-cell>
        </table:table-row>
        <table:table-row>
          <table:table-cell>
            <text:p>760344519</text:p>
          </table:table-cell>
          <table:table-cell>
            <text:p>272310038</text:p>
          </table:table-cell>
          <table:table-cell>
            <text:p>158846765</text:p>
          </table:table-cell>
          <table:table-cell>
            <text:p>995763323</text:p>
          </table:table-cell>
          <table:table-cell>
            <text:p>464969904</text:p>
          </table:table-cell>
          <table:table-cell>
            <text:p>452874191</text:p>
          </table:table-cell>
          <table:table-cell>
            <text:p>169730650</text:p>
          </table:table-cell>
        </table:table-row>
        <table:table-row>
          <table:table-cell>
            <text:p>733881729</text:p>
          </table:table-cell>
          <table:table-cell>
            <text:p>352447089</text:p>
          </table:table-cell>
          <table:table-cell>
            <text:p>388676878</text:p>
          </table:table-cell>
          <table:table-cell>
            <text:p>537228582</text:p>
          </table:table-cell>
          <table:table-cell>
            <text:p>454089965</text:p>
          </table:table-cell>
          <table:table-cell>
            <text:p>402617357</text:p>
          </table:table-cell>
          <table:table-cell>
            <text:p>642440569</text:p>
          </table:table-cell>
        </table:table-row>
        <table:table-row>
          <table:table-cell>
            <text:p>9155649</text:p>
          </table:table-cell>
          <table:table-cell>
            <text:p>677960515</text:p>
          </table:table-cell>
          <table:table-cell>
            <text:p>582548874</text:p>
          </table:table-cell>
          <table:table-cell>
            <text:p>841427844</text:p>
          </table:table-cell>
          <table:table-cell>
            <text:p>77240819</text:p>
          </table:table-cell>
          <table:table-cell>
            <text:p>875478307</text:p>
          </table:table-cell>
          <table:table-cell>
            <text:p>310135714</text:p>
          </table:table-cell>
        </table:table-row>
        <table:table-row>
          <table:table-cell>
            <text:p>227450092</text:p>
          </table:table-cell>
          <table:table-cell>
            <text:p>266683865</text:p>
          </table:table-cell>
          <table:table-cell>
            <text:p>191706010</text:p>
          </table:table-cell>
          <table:table-cell>
            <text:p>26339720</text:p>
          </table:table-cell>
          <table:table-cell>
            <text:p>569880795</text:p>
          </table:table-cell>
          <table:table-cell>
            <text:p>220743363</text:p>
          </table:table-cell>
          <table:table-cell>
            <text:p>487483360</text:p>
          </table:table-cell>
        </table:table-row>
        <table:table-row>
          <table:table-cell>
            <text:p>332111435</text:p>
          </table:table-cell>
          <table:table-cell>
            <text:p>929376911</text:p>
          </table:table-cell>
          <table:table-cell>
            <text:p>706424112</text:p>
          </table:table-cell>
          <table:table-cell>
            <text:p>162821667</text:p>
          </table:table-cell>
          <table:table-cell>
            <text:p>366261113</text:p>
          </table:table-cell>
          <table:table-cell>
            <text:p>477874069</text:p>
          </table:table-cell>
          <table:table-cell>
            <text:p>41025784</text:p>
          </table:table-cell>
        </table:table-row>
        <table:table-row>
          <table:table-cell>
            <text:p>82538869</text:p>
          </table:table-cell>
          <table:table-cell>
            <text:p>820248220</text:p>
          </table:table-cell>
          <table:table-cell>
            <text:p>442885273</text:p>
          </table:table-cell>
          <table:table-cell>
            <text:p>26373737</text:p>
          </table:table-cell>
          <table:table-cell>
            <text:p>318844791</text:p>
          </table:table-cell>
          <table:table-cell>
            <text:p>274570239</text:p>
          </table:table-cell>
          <table:table-cell>
            <text:p>634075457</text:p>
          </table:table-cell>
        </table:table-row>
        <table:table-row>
          <table:table-cell>
            <text:p>907546303</text:p>
          </table:table-cell>
          <table:table-cell>
            <text:p>50587940</text:p>
          </table:table-cell>
          <table:table-cell>
            <text:p>334984075</text:p>
          </table:table-cell>
          <table:table-cell>
            <text:p>214715808</text:p>
          </table:table-cell>
          <table:table-cell>
            <text:p>73665230</text:p>
          </table:table-cell>
          <table:table-cell>
            <text:p>241960982</text:p>
          </table:table-cell>
          <table:table-cell>
            <text:p>844704547</text:p>
          </table:table-cell>
        </table:table-row>
        <table:table-row>
          <table:table-cell>
            <text:p>358828261</text:p>
          </table:table-cell>
          <table:table-cell>
            <text:p>336864929</text:p>
          </table:table-cell>
          <table:table-cell>
            <text:p>387543004</text:p>
          </table:table-cell>
          <table:table-cell>
            <text:p>194096039</text:p>
          </table:table-cell>
          <table:table-cell>
            <text:p>65919645</text:p>
          </table:table-cell>
          <table:table-cell>
            <text:p>129244312</text:p>
          </table:table-cell>
          <table:table-cell>
            <text:p>785240265</text:p>
          </table:table-cell>
        </table:table-row>
        <table:table-row>
          <table:table-cell>
            <text:p>661336283</text:p>
          </table:table-cell>
          <table:table-cell>
            <text:p>157765982</text:p>
          </table:table-cell>
          <table:table-cell>
            <text:p>501317069</text:p>
          </table:table-cell>
          <table:table-cell>
            <text:p>128033745</text:p>
          </table:table-cell>
          <table:table-cell>
            <text:p>467145254</text:p>
          </table:table-cell>
          <table:table-cell>
            <text:p>724342484</text:p>
          </table:table-cell>
          <table:table-cell>
            <text:p>979134237</text:p>
          </table:table-cell>
        </table:table-row>
        <table:table-row>
          <table:table-cell>
            <text:p>670006540</text:p>
          </table:table-cell>
          <table:table-cell>
            <text:p>380522853</text:p>
          </table:table-cell>
          <table:table-cell>
            <text:p>735130111</text:p>
          </table:table-cell>
          <table:table-cell>
            <text:p>130640735</text:p>
          </table:table-cell>
          <table:table-cell>
            <text:p>729136460</text:p>
          </table:table-cell>
          <table:table-cell>
            <text:p>855916811</text:p>
          </table:table-cell>
          <table:table-cell>
            <text:p>890039400</text:p>
          </table:table-cell>
        </table:table-row>
        <table:table-row>
          <table:table-cell>
            <text:p>726665598</text:p>
          </table:table-cell>
          <table:table-cell>
            <text:p>967900958</text:p>
          </table:table-cell>
          <table:table-cell>
            <text:p>361081432</text:p>
          </table:table-cell>
          <table:table-cell>
            <text:p>235988032</text:p>
          </table:table-cell>
          <table:table-cell>
            <text:p>997256649</text:p>
          </table:table-cell>
          <table:table-cell>
            <text:p>712991156</text:p>
          </table:table-cell>
          <table:table-cell>
            <text:p>93704435</text:p>
          </table:table-cell>
        </table:table-row>
        <table:table-row>
          <table:table-cell>
            <text:p>380985342</text:p>
          </table:table-cell>
          <table:table-cell>
            <text:p>247599317</text:p>
          </table:table-cell>
          <table:table-cell>
            <text:p>327367309</text:p>
          </table:table-cell>
          <table:table-cell>
            <text:p>283885080</text:p>
          </table:table-cell>
          <table:table-cell>
            <text:p>264343273</text:p>
          </table:table-cell>
          <table:table-cell>
            <text:p>736649365</text:p>
          </table:table-cell>
          <table:table-cell>
            <text:p>234025527</text:p>
          </table:table-cell>
        </table:table-row>
        <table:table-row>
          <table:table-cell>
            <text:p>964856479</text:p>
          </table:table-cell>
          <table:table-cell>
            <text:p>269975576</text:p>
          </table:table-cell>
          <table:table-cell>
            <text:p>11201003</text:p>
          </table:table-cell>
          <table:table-cell>
            <text:p>572241233</text:p>
          </table:table-cell>
          <table:table-cell>
            <text:p>551957906</text:p>
          </table:table-cell>
          <table:table-cell>
            <text:p>897841331</text:p>
          </table:table-cell>
          <table:table-cell>
            <text:p>489766949</text:p>
          </table:table-cell>
        </table:table-row>
        <table:table-row>
          <table:table-cell>
            <text:p>818767454</text:p>
          </table:table-cell>
          <table:table-cell>
            <text:p>573402060</text:p>
          </table:table-cell>
          <table:table-cell>
            <text:p>404379317</text:p>
          </table:table-cell>
          <table:table-cell>
            <text:p>413265157</text:p>
          </table:table-cell>
          <table:table-cell>
            <text:p>222894648</text:p>
          </table:table-cell>
          <table:table-cell>
            <text:p>901919943</text:p>
          </table:table-cell>
          <table:table-cell>
            <text:p>887276895</text:p>
          </table:table-cell>
        </table:table-row>
        <table:table-row>
          <table:table-cell>
            <text:p>743942069</text:p>
          </table:table-cell>
          <table:table-cell>
            <text:p>610523324</text:p>
          </table:table-cell>
          <table:table-cell>
            <text:p>300931679</text:p>
          </table:table-cell>
          <table:table-cell>
            <text:p>301187280</text:p>
          </table:table-cell>
          <table:table-cell>
            <text:p>352056569</text:p>
          </table:table-cell>
          <table:table-cell>
            <text:p>63980871</text:p>
          </table:table-cell>
          <table:table-cell>
            <text:p>637128739</text:p>
          </table:table-cell>
        </table:table-row>
        <table:table-row>
          <table:table-cell>
            <text:p>263221083</text:p>
          </table:table-cell>
          <table:table-cell>
            <text:p>755087461</text:p>
          </table:table-cell>
          <table:table-cell>
            <text:p>439957476</text:p>
          </table:table-cell>
          <table:table-cell>
            <text:p>132072002</text:p>
          </table:table-cell>
          <table:table-cell>
            <text:p>182887756</text:p>
          </table:table-cell>
          <table:table-cell>
            <text:p>375990608</text:p>
          </table:table-cell>
          <table:table-cell>
            <text:p>522737885</text:p>
          </table:table-cell>
        </table:table-row>
        <table:table-row>
          <table:table-cell>
            <text:p>990514883</text:p>
          </table:table-cell>
          <table:table-cell>
            <text:p>300676113</text:p>
          </table:table-cell>
          <table:table-cell>
            <text:p>277765161</text:p>
          </table:table-cell>
          <table:table-cell>
            <text:p>215746729</text:p>
          </table:table-cell>
          <table:table-cell>
            <text:p>169490749</text:p>
          </table:table-cell>
          <table:table-cell>
            <text:p>254893318</text:p>
          </table:table-cell>
          <table:table-cell>
            <text:p>113543577</text:p>
          </table:table-cell>
        </table:table-row>
        <table:table-row>
          <table:table-cell>
            <text:p>711463604</text:p>
          </table:table-cell>
          <table:table-cell>
            <text:p>752606872</text:p>
          </table:table-cell>
          <table:table-cell>
            <text:p>603369988</text:p>
          </table:table-cell>
          <table:table-cell>
            <text:p>444066093</text:p>
          </table:table-cell>
          <table:table-cell>
            <text:p>590329130</text:p>
          </table:table-cell>
          <table:table-cell>
            <text:p>198420165</text:p>
          </table:table-cell>
          <table:table-cell>
            <text:p>793623698</text:p>
          </table:table-cell>
        </table:table-row>
        <table:table-row>
          <table:table-cell>
            <text:p>438610384</text:p>
          </table:table-cell>
          <table:table-cell>
            <text:p>533818542</text:p>
          </table:table-cell>
          <table:table-cell>
            <text:p>783559768</text:p>
          </table:table-cell>
          <table:table-cell>
            <text:p>18801387</text:p>
          </table:table-cell>
          <table:table-cell>
            <text:p>27975795</text:p>
          </table:table-cell>
          <table:table-cell>
            <text:p>560186945</text:p>
          </table:table-cell>
          <table:table-cell>
            <text:p>453522394</text:p>
          </table:table-cell>
        </table:table-row>
        <table:table-row>
          <table:table-cell>
            <text:p>11343283</text:p>
          </table:table-cell>
          <table:table-cell>
            <text:p>695680304</text:p>
          </table:table-cell>
          <table:table-cell>
            <text:p>610864858</text:p>
          </table:table-cell>
          <table:table-cell>
            <text:p>603949823</text:p>
          </table:table-cell>
          <table:table-cell>
            <text:p>908522297</text:p>
          </table:table-cell>
          <table:table-cell>
            <text:p>939427485</text:p>
          </table:table-cell>
          <table:table-cell>
            <text:p>625313589</text:p>
          </table:table-cell>
        </table:table-row>
        <table:table-row>
          <table:table-cell>
            <text:p>87796408</text:p>
          </table:table-cell>
          <table:table-cell>
            <text:p>471357796</text:p>
          </table:table-cell>
          <table:table-cell>
            <text:p>718196990</text:p>
          </table:table-cell>
          <table:table-cell>
            <text:p>731704537</text:p>
          </table:table-cell>
          <table:table-cell>
            <text:p>689936872</text:p>
          </table:table-cell>
          <table:table-cell>
            <text:p>10966699</text:p>
          </table:table-cell>
          <table:table-cell>
            <text:p>699926455</text:p>
          </table:table-cell>
        </table:table-row>
        <table:table-row>
          <table:table-cell>
            <text:p>538618144</text:p>
          </table:table-cell>
          <table:table-cell>
            <text:p>180125535</text:p>
          </table:table-cell>
          <table:table-cell>
            <text:p>307455316</text:p>
          </table:table-cell>
          <table:table-cell>
            <text:p>96352526</text:p>
          </table:table-cell>
          <table:table-cell>
            <text:p>946592479</text:p>
          </table:table-cell>
          <table:table-cell>
            <text:p>62315556</text:p>
          </table:table-cell>
          <table:table-cell>
            <text:p>19721797</text:p>
          </table:table-cell>
        </table:table-row>
        <table:table-row>
          <table:table-cell>
            <text:p>438437194</text:p>
          </table:table-cell>
          <table:table-cell>
            <text:p>231455150</text:p>
          </table:table-cell>
          <table:table-cell>
            <text:p>427865242</text:p>
          </table:table-cell>
          <table:table-cell>
            <text:p>400883116</text:p>
          </table:table-cell>
          <table:table-cell>
            <text:p>291264192</text:p>
          </table:table-cell>
          <table:table-cell>
            <text:p>462538243</text:p>
          </table:table-cell>
          <table:table-cell>
            <text:p>174275523</text:p>
          </table:table-cell>
        </table:table-row>
        <table:table-row>
          <table:table-cell>
            <text:p>86278817</text:p>
          </table:table-cell>
          <table:table-cell>
            <text:p>903851140</text:p>
          </table:table-cell>
          <table:table-cell>
            <text:p>974279099</text:p>
          </table:table-cell>
          <table:table-cell>
            <text:p>563879591</text:p>
          </table:table-cell>
          <table:table-cell>
            <text:p>87388682</text:p>
          </table:table-cell>
          <table:table-cell>
            <text:p>27238823</text:p>
          </table:table-cell>
          <table:table-cell>
            <text:p>598327897</text:p>
          </table:table-cell>
        </table:table-row>
        <table:table-row>
          <table:table-cell>
            <text:p>723860124</text:p>
          </table:table-cell>
          <table:table-cell>
            <text:p>470516362</text:p>
          </table:table-cell>
          <table:table-cell>
            <text:p>752694286</text:p>
          </table:table-cell>
          <table:table-cell>
            <text:p>229078588</text:p>
          </table:table-cell>
          <table:table-cell>
            <text:p>95898602</text:p>
          </table:table-cell>
          <table:table-cell>
            <text:p>969140318</text:p>
          </table:table-cell>
          <table:table-cell>
            <text:p>610759213</text:p>
          </table:table-cell>
        </table:table-row>
        <table:table-row>
          <table:table-cell>
            <text:p>127373408</text:p>
          </table:table-cell>
          <table:table-cell>
            <text:p>282525399</text:p>
          </table:table-cell>
          <table:table-cell>
            <text:p>743343355</text:p>
          </table:table-cell>
          <table:table-cell>
            <text:p>299371811</text:p>
          </table:table-cell>
          <table:table-cell>
            <text:p>650452321</text:p>
          </table:table-cell>
          <table:table-cell>
            <text:p>239820187</text:p>
          </table:table-cell>
          <table:table-cell>
            <text:p>192817030</text:p>
          </table:table-cell>
        </table:table-row>
        <table:table-row>
          <table:table-cell>
            <text:p>261962322</text:p>
          </table:table-cell>
          <table:table-cell>
            <text:p>432892121</text:p>
          </table:table-cell>
          <table:table-cell>
            <text:p>177632738</text:p>
          </table:table-cell>
          <table:table-cell>
            <text:p>428564951</text:p>
          </table:table-cell>
          <table:table-cell>
            <text:p>668434754</text:p>
          </table:table-cell>
          <table:table-cell>
            <text:p>705548678</text:p>
          </table:table-cell>
          <table:table-cell>
            <text:p>341675222</text:p>
          </table:table-cell>
        </table:table-row>
        <table:table-row>
          <table:table-cell>
            <text:p>282372956</text:p>
          </table:table-cell>
          <table:table-cell>
            <text:p>56831120</text:p>
          </table:table-cell>
          <table:table-cell>
            <text:p>994991231</text:p>
          </table:table-cell>
          <table:table-cell>
            <text:p>447222654</text:p>
          </table:table-cell>
          <table:table-cell>
            <text:p>347808946</text:p>
          </table:table-cell>
          <table:table-cell>
            <text:p>629326984</text:p>
          </table:table-cell>
          <table:table-cell>
            <text:p>41543322</text:p>
          </table:table-cell>
        </table:table-row>
        <table:table-row>
          <table:table-cell>
            <text:p>173735584</text:p>
          </table:table-cell>
          <table:table-cell>
            <text:p>516945530</text:p>
          </table:table-cell>
          <table:table-cell>
            <text:p>357053908</text:p>
          </table:table-cell>
          <table:table-cell>
            <text:p>144636960</text:p>
          </table:table-cell>
          <table:table-cell>
            <text:p>952820684</text:p>
          </table:table-cell>
          <table:table-cell>
            <text:p>758668997</text:p>
          </table:table-cell>
          <table:table-cell>
            <text:p>142494044</text:p>
          </table:table-cell>
        </table:table-row>
        <table:table-row>
          <table:table-cell>
            <text:p>45135889</text:p>
          </table:table-cell>
          <table:table-cell>
            <text:p>705106087</text:p>
          </table:table-cell>
          <table:table-cell>
            <text:p>838860196</text:p>
          </table:table-cell>
          <table:table-cell>
            <text:p>25372105</text:p>
          </table:table-cell>
          <table:table-cell>
            <text:p>812794240</text:p>
          </table:table-cell>
          <table:table-cell>
            <text:p>297000117</text:p>
          </table:table-cell>
          <table:table-cell>
            <text:p>549630479</text:p>
          </table:table-cell>
        </table:table-row>
        <table:table-row>
          <table:table-cell>
            <text:p>20501614</text:p>
          </table:table-cell>
          <table:table-cell>
            <text:p>168518457</text:p>
          </table:table-cell>
          <table:table-cell>
            <text:p>876817329</text:p>
          </table:table-cell>
          <table:table-cell>
            <text:p>768645687</text:p>
          </table:table-cell>
          <table:table-cell>
            <text:p>820070277</text:p>
          </table:table-cell>
          <table:table-cell>
            <text:p>767416030</text:p>
          </table:table-cell>
          <table:table-cell>
            <text:p>694867042</text:p>
          </table:table-cell>
        </table:table-row>
        <table:table-row>
          <table:table-cell>
            <text:p>780227051</text:p>
          </table:table-cell>
          <table:table-cell>
            <text:p>502129475</text:p>
          </table:table-cell>
          <table:table-cell>
            <text:p>822673437</text:p>
          </table:table-cell>
          <table:table-cell>
            <text:p>641929084</text:p>
          </table:table-cell>
          <table:table-cell>
            <text:p>944767039</text:p>
          </table:table-cell>
          <table:table-cell>
            <text:p>855814735</text:p>
          </table:table-cell>
          <table:table-cell>
            <text:p>839990001</text:p>
          </table:table-cell>
        </table:table-row>
        <table:table-row>
          <table:table-cell>
            <text:p>782894229</text:p>
          </table:table-cell>
          <table:table-cell>
            <text:p>764372556</text:p>
          </table:table-cell>
          <table:table-cell>
            <text:p>901680070</text:p>
          </table:table-cell>
          <table:table-cell>
            <text:p>700508795</text:p>
          </table:table-cell>
          <table:table-cell>
            <text:p>710534705</text:p>
          </table:table-cell>
          <table:table-cell>
            <text:p>410016852</text:p>
          </table:table-cell>
          <table:table-cell>
            <text:p>543531344</text:p>
          </table:table-cell>
        </table:table-row>
        <table:table-row>
          <table:table-cell>
            <text:p>664733556</text:p>
          </table:table-cell>
          <table:table-cell>
            <text:p>549904219</text:p>
          </table:table-cell>
          <table:table-cell>
            <text:p>51023562</text:p>
          </table:table-cell>
          <table:table-cell>
            <text:p>721322019</text:p>
          </table:table-cell>
          <table:table-cell>
            <text:p>944472557</text:p>
          </table:table-cell>
          <table:table-cell>
            <text:p>831088207</text:p>
          </table:table-cell>
          <table:table-cell>
            <text:p>738371244</text:p>
          </table:table-cell>
        </table:table-row>
        <table:table-row>
          <table:table-cell>
            <text:p>58727642</text:p>
          </table:table-cell>
          <table:table-cell>
            <text:p>830449155</text:p>
          </table:table-cell>
          <table:table-cell>
            <text:p>703874336</text:p>
          </table:table-cell>
          <table:table-cell>
            <text:p>731200480</text:p>
          </table:table-cell>
          <table:table-cell>
            <text:p>674029671</text:p>
          </table:table-cell>
          <table:table-cell>
            <text:p>573207144</text:p>
          </table:table-cell>
          <table:table-cell>
            <text:p>771578319</text:p>
          </table:table-cell>
        </table:table-row>
        <table:table-row>
          <table:table-cell>
            <text:p>970741725</text:p>
          </table:table-cell>
          <table:table-cell>
            <text:p>110695448</text:p>
          </table:table-cell>
          <table:table-cell>
            <text:p>5377039</text:p>
          </table:table-cell>
          <table:table-cell>
            <text:p>593189921</text:p>
          </table:table-cell>
          <table:table-cell>
            <text:p>620025619</text:p>
          </table:table-cell>
          <table:table-cell>
            <text:p>891963028</text:p>
          </table:table-cell>
          <table:table-cell>
            <text:p>938076254</text:p>
          </table:table-cell>
        </table:table-row>
        <table:table-row>
          <table:table-cell>
            <text:p>219925905</text:p>
          </table:table-cell>
          <table:table-cell>
            <text:p>969320528</text:p>
          </table:table-cell>
          <table:table-cell>
            <text:p>782913473</text:p>
          </table:table-cell>
          <table:table-cell>
            <text:p>639116740</text:p>
          </table:table-cell>
          <table:table-cell>
            <text:p>543063675</text:p>
          </table:table-cell>
          <table:table-cell>
            <text:p>182638617</text:p>
          </table:table-cell>
          <table:table-cell>
            <text:p>957843931</text:p>
          </table:table-cell>
        </table:table-row>
        <table:table-row>
          <table:table-cell>
            <text:p>36766714</text:p>
          </table:table-cell>
          <table:table-cell>
            <text:p>959227808</text:p>
          </table:table-cell>
          <table:table-cell>
            <text:p>224657478</text:p>
          </table:table-cell>
          <table:table-cell>
            <text:p>727721932</text:p>
          </table:table-cell>
          <table:table-cell>
            <text:p>468988622</text:p>
          </table:table-cell>
          <table:table-cell>
            <text:p>302465206</text:p>
          </table:table-cell>
          <table:table-cell>
            <text:p>540270014</text:p>
          </table:table-cell>
        </table:table-row>
        <table:table-row>
          <table:table-cell>
            <text:p>949134586</text:p>
          </table:table-cell>
          <table:table-cell>
            <text:p>923894572</text:p>
          </table:table-cell>
          <table:table-cell>
            <text:p>678567582</text:p>
          </table:table-cell>
          <table:table-cell>
            <text:p>811044204</text:p>
          </table:table-cell>
          <table:table-cell>
            <text:p>652787705</text:p>
          </table:table-cell>
          <table:table-cell>
            <text:p>602833224</text:p>
          </table:table-cell>
          <table:table-cell>
            <text:p>916020071</text:p>
          </table:table-cell>
        </table:table-row>
        <table:table-row>
          <table:table-cell>
            <text:p>435552274</text:p>
          </table:table-cell>
          <table:table-cell>
            <text:p>518611092</text:p>
          </table:table-cell>
          <table:table-cell>
            <text:p>33948986</text:p>
          </table:table-cell>
          <table:table-cell>
            <text:p>79744771</text:p>
          </table:table-cell>
          <table:table-cell>
            <text:p>867979698</text:p>
          </table:table-cell>
          <table:table-cell>
            <text:p>590093883</text:p>
          </table:table-cell>
          <table:table-cell>
            <text:p>72548032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